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Inconsolata" svg:font-family="Inconsolat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7335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7.3272in"/>
    </style:style>
    <style:style style:name="co4" style:family="table-column">
      <style:table-column-properties fo:break-before="auto" style:column-width="3.32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945in"/>
    </style:style>
    <style:style style:name="co7" style:family="table-column">
      <style:table-column-properties fo:break-before="auto" style:column-width="0.6272in"/>
    </style:style>
    <style:style style:name="co8" style:family="table-column">
      <style:table-column-properties fo:break-before="auto" style:column-width="1.5917in"/>
    </style:style>
    <style:style style:name="co9" style:family="table-column">
      <style:table-column-properties fo:break-before="auto" style:column-width="0.7626in"/>
    </style:style>
    <style:style style:name="co10" style:family="table-column">
      <style:table-column-properties fo:break-before="auto" style:column-width="1.7165in"/>
    </style:style>
    <style:style style:name="co11" style:family="table-column">
      <style:table-column-properties fo:break-before="auto" style:column-width="2.9807in"/>
    </style:style>
    <style:style style:name="co12" style:family="table-column">
      <style:table-column-properties fo:break-before="auto" style:column-width="2.12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6898in" fo:break-before="auto" style:use-optimal-row-height="true"/>
    </style:style>
    <style:style style:name="ro3" style:family="table-row">
      <style:table-row-properties style:row-height="0.8528in" fo:break-before="auto" style:use-optimal-row-height="true"/>
    </style:style>
    <style:style style:name="ro4" style:family="table-row">
      <style:table-row-properties style:row-height="1.1874in" fo:break-before="auto" style:use-optimal-row-height="true"/>
    </style:style>
    <style:style style:name="ro5" style:family="table-row">
      <style:table-row-properties style:row-height="0.6016in" fo:break-before="auto" style:use-optimal-row-height="true"/>
    </style:style>
    <style:style style:name="ro6" style:family="table-row">
      <style:table-row-properties style:row-height="1.3547in" fo:break-before="auto" style:use-optimal-row-height="true"/>
    </style:style>
    <style:style style:name="ro7" style:family="table-row">
      <style:table-row-properties style:row-height="0.8728in" fo:break-before="auto" style:use-optimal-row-height="true"/>
    </style:style>
    <style:style style:name="ro8" style:family="table-row">
      <style:table-row-properties style:row-height="1.0402in" fo:break-before="auto" style:use-optimal-row-height="true"/>
    </style:style>
    <style:style style:name="ro9" style:family="table-row">
      <style:table-row-properties style:row-height="1.0508in" fo:break-before="auto" style:use-optimal-row-height="true"/>
    </style:style>
    <style:style style:name="ro10" style:family="table-row">
      <style:table-row-properties style:row-height="0.711in" fo:break-before="auto" style:use-optimal-row-height="true"/>
    </style:style>
    <style:style style:name="ro11" style:family="table-row">
      <style:table-row-properties style:row-height="0.8835in" fo:break-before="auto" style:use-optimal-row-height="true"/>
    </style:style>
    <style:style style:name="ro12" style:family="table-row">
      <style:table-row-properties style:row-height="0.7008in" fo:break-before="auto" style:use-optimal-row-height="true"/>
    </style:style>
    <style:style style:name="ro13" style:family="table-row">
      <style:table-row-properties style:row-height="1.0201in" fo:break-before="auto" style:use-optimal-row-height="true"/>
    </style:style>
    <style:style style:name="ro14" style:family="table-row">
      <style:table-row-properties style:row-height="2.0244in" fo:break-before="auto" style:use-optimal-row-height="true"/>
    </style:style>
    <style:style style:name="ro15" style:family="table-row">
      <style:table-row-properties style:row-height="0.6854in" fo:break-before="auto" style:use-optimal-row-height="true"/>
    </style:style>
    <style:style style:name="ro16" style:family="table-row">
      <style:table-row-properties style:row-height="1.8571in" fo:break-before="auto" style:use-optimal-row-height="true"/>
    </style:style>
    <style:style style:name="ro17" style:family="table-row">
      <style:table-row-properties style:row-height="3.2043in" fo:break-before="auto" style:use-optimal-row-height="true"/>
    </style:style>
    <style:style style:name="ro18" style:family="table-row">
      <style:table-row-properties style:row-height="2.1917in" fo:break-before="auto" style:use-optimal-row-height="true"/>
    </style:style>
    <style:style style:name="ro19" style:family="table-row">
      <style:table-row-properties style:row-height="2.8693in" fo:break-before="auto" style:use-optimal-row-height="true"/>
    </style:style>
    <style:style style:name="ro20" style:family="table-row">
      <style:table-row-properties style:row-height="2.3591in" fo:break-before="auto" style:use-optimal-row-height="true"/>
    </style:style>
    <style:style style:name="ro21" style:family="table-row">
      <style:table-row-properties style:row-height="3.3717in" fo:break-before="auto" style:use-optimal-row-height="true"/>
    </style:style>
    <style:style style:name="ro22" style:family="table-row">
      <style:table-row-properties style:row-height="2.5264in" fo:break-before="auto" style:use-optimal-row-height="true"/>
    </style:style>
    <style:style style:name="ro23" style:family="table-row">
      <style:table-row-properties style:row-height="2.702in" fo:break-before="auto" style:use-optimal-row-height="true"/>
    </style:style>
    <style:style style:name="ro24" style:family="table-row">
      <style:table-row-properties style:row-height="3.0366in" fo:break-before="auto" style:use-optimal-row-height="true"/>
    </style:style>
    <style:style style:name="ro25" style:family="table-row">
      <style:table-row-properties style:row-height="1.522in" fo:break-before="auto" style:use-optimal-row-height="true"/>
    </style:style>
    <style:style style:name="ro26" style:family="table-row">
      <style:table-row-properties style:row-height="3.7063in" fo:break-before="auto" style:use-optimal-row-height="true"/>
    </style:style>
    <style:style style:name="ro27" style:family="table-row">
      <style:table-row-properties style:row-height="1.6898in" fo:break-before="auto" style:use-optimal-row-height="true"/>
    </style:style>
    <style:style style:name="ro28" style:family="table-row">
      <style:table-row-properties style:row-height="3.539in" fo:break-before="auto" style:use-optimal-row-height="true"/>
    </style:style>
    <style:style style:name="ro29" style:family="table-row">
      <style:table-row-properties style:row-height="3.8736in" fo:break-before="auto" style:use-optimal-row-height="true"/>
    </style:style>
    <style:style style:name="ro30" style:family="table-row">
      <style:table-row-properties style:row-height="2.6965in" fo:break-before="auto" style:use-optimal-row-height="true"/>
    </style:style>
    <style:style style:name="ro31" style:family="table-row">
      <style:table-row-properties style:row-height="2.3528in" fo:break-before="auto" style:use-optimal-row-height="true"/>
    </style:style>
    <style:style style:name="ro32" style:family="table-row">
      <style:table-row-properties style:row-height="4.0409in" fo:break-before="auto" style:use-optimal-row-height="true"/>
    </style:style>
    <style:style style:name="ro33" style:family="table-row">
      <style:table-row-properties style:row-height="0.1925in" fo:break-before="auto" style:use-optimal-row-height="true"/>
    </style:style>
    <style:style style:name="ro34" style:family="table-row">
      <style:table-row-properties style:row-height="0.1917in" fo:break-before="auto" style:use-optimal-row-height="true"/>
    </style:style>
    <style:style style:name="ro35" style:family="table-row">
      <style:table-row-properties style:row-height="0.2189in" fo:break-before="auto" style:use-optimal-row-height="false"/>
    </style:style>
    <style:style style:name="ta1" style:family="table" style:master-page-name="PageStyle_5f_Kanji">
      <style:table-properties table:display="true" style:writing-mode="lr-tb"/>
    </style:style>
    <style:style style:name="ta2" style:family="table" style:master-page-name="PageStyle_5f_Search">
      <style:table-properties table:display="true" style:writing-mode="lr-tb"/>
    </style:style>
    <style:style style:name="ce2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" style:family="table-cell" style:parent-style-name="Default">
      <style:table-cell-properties fo:background-color="#999999" fo:border="0.06pt solid #000000"/>
      <style:text-properties fo:font-size="18pt" style:font-size-asian="18pt" style:font-size-complex="18pt"/>
    </style:style>
    <style:style style:name="ce6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9" style:family="table-cell" style:parent-style-name="Default">
      <style:table-cell-properties fo:background-color="#999999" fo:border="0.06pt solid #000000"/>
    </style:style>
    <style:style style:name="ce10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999999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999999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="0.06pt solid #000000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7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9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anji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2" table:number-columns-repeated="55" table:default-cell-style-name="ce9"/>
        <table:table-column table:style-name="co5" table:number-columns-repeated="960" table:default-cell-style-name="ce9"/>
        <table:table-column table:style-name="co5" table:number-columns-repeated="5" table:default-cell-style-name="ce18"/>
        <table:table-row table:style-name="ro1">
          <table:table-cell table:style-name="ce2" office:value-type="string" calcext:value-type="string">
            <text:p>Entry #</text:p>
          </table:table-cell>
          <table:table-cell table:style-name="ce6" office:value-type="string" calcext:value-type="string">
            <text:p>Character</text:p>
          </table:table-cell>
          <table:table-cell table:style-name="ce10" office:value-type="string" calcext:value-type="string">
            <text:p>Vocab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日</text:p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number-columns-repeated="1021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一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二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三</text:p>
          </table:table-cell>
          <table:table-cell table:style-name="ce12" office:value-type="string" calcext:value-type="string">
            <text:p/>
            <text:p/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十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四</text:p>
          </table:table-cell>
          <table:table-cell table:style-name="ce12" office:value-type="string" calcext:value-type="string">
            <text:p/>
            <text:p/>
            <text:p>四つ目 ・ よっつめ ・ fourth</text:p>
            <text:p>四つ角 ・ よつかど ・ street corner, intersection</text:p>
            <text:p>四人 ・ よにん ・ four peopl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五</text:p>
          </table:table-cell>
          <table:table-cell table:style-name="ce12" office:value-type="string" calcext:value-type="string">
            <text:p/>
            <text:p>五つ ・ いつつ ・ five of something </text:p>
            <text:p/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六</text:p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七</text:p>
          </table:table-cell>
          <table:table-cell table:style-name="ce12" office:value-type="string" calcext:value-type="string">
            <text:p/>
            <text:p/>
            <text:p>七週間 ・ ななしゅうかん ・ seven weeks</text:p>
            <text:p>七草 ・ ななくさ ・ the 7 spring herbs, the 7 autumnal flowers</text:p>
            <text:p>七つ目 ・ ななつめ ・ seventh</text:p>
            <text:p/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八</text:p>
          </table:table-cell>
          <table:table-cell table:style-name="ce12" office:value-type="string" calcext:value-type="string">
            <text:p/>
            <text:p>八苦 ・ はっく ・ the eight sufferings of Buddhism </text:p>
            <text:p>八百屋 ・ やおや ・ greengrocer; jack-of-all-trades</text:p>
            <text:p>八百長 ・ やおちょう ・ rigged affair, fixed game</text:p>
            <text:p>八つ当たり ・ やつあたり ・ unjustified anger outburst</text:p>
            <text:p>お八つ ・ おやつ ・ afternoon tea, refreshment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九</text:p>
          </table:table-cell>
          <table:table-cell table:style-name="ce12" office:value-type="string" calcext:value-type="string">
            <text:p/>
            <text:p>九月 ・ くがつ ・ September</text:p>
            <text:p>九人 ・ きゅうにん ・ nine peopl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丸</text:p>
          </table:table-cell>
          <table:table-cell table:style-name="ce12" office:value-type="string" calcext:value-type="string">
            <text:p/>
            <text:p>丸薬 ・ がんやく ・ pill</text:p>
            <text:p>砲丸 ・ ほうがん ・ cannonball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円</text:p>
          </table:table-cell>
          <table:table-cell table:style-name="ce12" office:value-type="string" calcext:value-type="string">
            <text:p>円で囲む ・ まるでかこむ ・ enclose with a circle a word) </text:p>
            <text:p>円安 ・ えんやす ・ low ¥ rate, depreciation of the ¥</text:p>
            <text:p>円満な ・ えんまんな ・ perfect, harmonious, well-rounded</text:p>
            <text:p>円軌道 ・ えんきどう ・ circular orbi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○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百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千</text:p>
          </table:table-cell>
          <table:table-cell table:style-name="ce12" office:value-type="string" calcext:value-type="string">
            <text:p/>
            <text:p>千代 ・ ちよ ・ a 1000 years, a very long period</text:p>
            <text:p>千草 ・ ちぐさ ・ various flowering plants</text:p>
            <text:p/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万</text:p>
          </table:table-cell>
          <table:table-cell table:style-name="ce12" office:value-type="string" calcext:value-type="string">
            <text:p>一万 ・ いちまん ・ ten thousand</text:p>
            <text:p>万一 ・ まんいち ・ if by any chance</text:p>
            <text:p>三万円 ・ さんまんえん ・ 30,000 yen</text:p>
            <text:p>万事 ・ ばんじ ・ all things, everything</text:p>
            <text:p>万引き ・ まんびき ・ shoplifting; shoplifter</text:p>
            <text:p>万能 ・ ばんのう ・ omnipotenc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口</text:p>
          </table:table-cell>
          <table:table-cell table:style-name="ce12" office:value-type="string" calcext:value-type="string">
            <text:p>人口 ・ じんこう ・ population</text:p>
            <text:p>一口 ・ ひとくち ・ a mouthful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田</text:p>
          </table:table-cell>
          <table:table-cell table:style-name="ce12" office:value-type="string" calcext:value-type="string">
            <text:p>田んぼ ・ たんぼ ・ rice field</text:p>
            <text:p>ガス田 ・ ガスでん ・ gas field</text:p>
            <text:p>田口 ・ たぐち ・ Taguchi surnam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目</text:p>
          </table:table-cell>
          <table:table-cell table:style-name="ce12" office:value-type="string" calcext:value-type="string">
            <text:p>目 ・ め ・ eye</text:p>
            <text:p>一目 ・ ひとめ¹ ・ glance, look, glimpse; bird's-eye [complete] view</text:p>
            <text:p>人目 ・ ひとめ² ・ public gaze [notice] ; attention</text:p>
            <text:p>六日目 ・ むいかめ ・ the sixth day</text:p>
            <text:p>目方 ・ めかた ・ weight</text:p>
            <text:p>役目 ・ やくめ ・ duty, function; role</text:p>
            <text:p>目の当たりに ・ まのあたりに ・ before one’s eyes; personally; actually</text:p>
            <text:p>目前 ・ もくぜん ・ before one's very eyes; imminence, close at hand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川</text:p>
          </table:table-cell>
          <table:table-cell table:style-name="ce12" office:value-type="string" calcext:value-type="string">
            <text:p>川口 ・ かわぐち ・ mouth of a river</text:p>
            <text:p>川 ・ かわ ・ river</text:p>
            <text:p>山川 ・ さんせん ・ mountains and rivers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月</text:p>
          </table:table-cell>
          <table:table-cell table:style-name="ce12" office:value-type="string" calcext:value-type="string">
            <text:p>一月 ・ いちがつ ・ January</text:p>
            <text:p>月 ・ つき ・ moon</text:p>
            <text:p>三月八日 ・ さんがつようか ・ 08-Mar</text:p>
            <text:p>月日 ・ がっぴ ・ dat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明</text:p>
          </table:table-cell>
          <table:table-cell table:style-name="ce12" office:value-type="string" calcext:value-type="string">
            <text:p>明月 ・ めいげつ ・ bright moon, full moon; harvest moon</text:p>
            <text:p>明らかな ・ あきらかな ・ clear, distinct, apparent</text:p>
            <text:p>明るい ・ あかるい ・ bright, light; clear; cheerful</text:p>
            <text:p>明日 ・ あす ・ tomorrow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曜</text:p>
          </table:table-cell>
          <table:table-cell table:style-name="ce12" office:value-type="string" calcext:value-type="string">
            <text:p>曜日 ・ ようび ・ day of the week</text:p>
            <text:p>日曜日 ・ にちようび ・ Sunday</text:p>
            <text:p>月曜日 ・ げつようび ・ Monday</text:p>
            <text:p>七曜 ・ しちよう ・ 7 days of the week</text:p>
            <text:p>七曜表 ・ しちようひょう ・ calendar</text:p>
            <text:p>木曜日 ・ もくようび ・ Thursday</text:p>
            <text:p>水曜日 ・ すいようび ・ Wednesday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火</text:p>
          </table:table-cell>
          <table:table-cell table:style-name="ce12" office:value-type="string" calcext:value-type="string">
            <text:p>火口 ・ かこう ・ crater</text:p>
            <text:p/>
            <text:p>火曜日 ・ かようび ・ Tuesday</text:p>
            <text:p/>
            <text:p>点火 ・ てんか ・ ignition, lighting</text:p>
            <text:p/>
            <text:p>火 ・ ひ ・ fire, flame</text:p>
            <text:p/>
            <text:p>火花 ・ ひばな ・ spark</text:p>
            <text:p/>
            <text:p>口火 ・ くちび ・ fuse; pilot burner; cause of a w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水</text:p>
          </table:table-cell>
          <table:table-cell table:style-name="ce12" office:value-type="string" calcext:value-type="string">
            <text:p>水田 ・ すいでん ・ paddy field, rice field</text:p>
            <text:p>水 ・ みず ・ water</text:p>
            <text:p>月水 ・ げっすい ・ Mondays &amp; Wednesdays</text:p>
            <text:p>水曜日 ・ すいようび ・ Wednesda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8" calcext:value-type="float">
            <text:p>28</text:p>
          </table:table-cell>
          <table:table-cell table:style-name="ce8" office:value-type="string" calcext:value-type="string">
            <text:p>木</text:p>
          </table:table-cell>
          <table:table-cell table:style-name="ce12" office:value-type="string" calcext:value-type="string">
            <text:p>木目 ・ きめ ・ (wood) grain</text:p>
            <text:p/>
            <text:p>木曜日 ・ もくようび ・ Thursday</text:p>
            <text:p/>
            <text:p>火木 ・ かもく ・ Tuesdays &amp; Thursdays</text:p>
            <text:p/>
            <text:p>木 ・ き ・ tre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9" calcext:value-type="float">
            <text:p>29</text:p>
          </table:table-cell>
          <table:table-cell table:style-name="ce8" office:value-type="string" calcext:value-type="string">
            <text:p>金</text:p>
          </table:table-cell>
          <table:table-cell table:style-name="ce12" office:value-type="string" calcext:value-type="string">
            <text:p>口金 ・ くちがね ・ metal clasp, snap; metal cap</text:p>
            <text:p/>
            <text:p>金曜日 ・ きんようび ・ Friday</text:p>
            <text:p/>
            <text:p>お金 ・ おかね ・ money</text:p>
            <text:p/>
            <text:p>金メダル ・ きんメダル ・ gold medal</text:p>
            <text:p/>
            <text:p>月水金 ・ げっすいきん ・ Mondays, Wednesdays, &amp; Fridays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30" calcext:value-type="float">
            <text:p>30</text:p>
          </table:table-cell>
          <table:table-cell table:style-name="ce8" office:value-type="string" calcext:value-type="string">
            <text:p>土</text:p>
          </table:table-cell>
          <table:table-cell table:style-name="ce12" office:value-type="string" calcext:value-type="string">
            <text:p>土曜日 ・ どようび ・ Saturday</text:p>
            <text:p/>
            <text:p>土木 ・ どぼく ・ engineering works</text:p>
            <text:p/>
            <text:p>土日 ・ どにち ・ Saturday &amp; Sunday, weekend</text:p>
            <text:p/>
            <text:p>土 ・ つち ・ soil, dirt</text:p>
            <text:p/>
            <text:p>土色 ・ つちいろ ・ earth color</text:p>
            <text:p/>
            <text:p>土壁 ・ つちかべ ・ mud wall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1" calcext:value-type="float">
            <text:p>31</text:p>
          </table:table-cell>
          <table:table-cell table:style-name="ce8" office:value-type="string" calcext:value-type="string">
            <text:p>本</text:p>
          </table:table-cell>
          <table:table-cell table:style-name="ce12" office:value-type="string" calcext:value-type="string">
            <text:p>日本 ・ にほん ・ Japan</text:p>
            <text:p>本土 ・ ほんど ・ mainland</text:p>
            <text:p>本 ・ ほん ・ book</text:p>
            <text:p>本人 ・ ほんにん ・ the person himself, the said person</text:p>
            <text:p>本日 ・ ほんじつ ・ today, this da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東</text:p>
          </table:table-cell>
          <table:table-cell table:style-name="ce12" office:value-type="string" calcext:value-type="string">
            <text:p>東口 ・ ひがしぐち ・ east exit</text:p>
            <text:p>東日本 ・ ひがしにほん ・ eastern Japan</text:p>
            <text:p>東方 ・ とうほう ・ east(ward)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3" calcext:value-type="float">
            <text:p>33</text:p>
          </table:table-cell>
          <table:table-cell table:style-name="ce8" office:value-type="string" calcext:value-type="string">
            <text:p>大</text:p>
          </table:table-cell>
          <table:table-cell table:style-name="ce12" office:value-type="string" calcext:value-type="string">
            <text:p>大きい ・ おおきい ・ big, grand</text:p>
            <text:p>大金 ・ たいきん ・ large sum of money</text:p>
            <text:p>大いに ・ おおいに ・ very, greatly, highly, exceedingly</text:p>
            <text:p>大人 ・ おとな ・ adult</text:p>
            <text:p>東大 [東京大学] ・ とうだい [とうきょうだいがく] ・ UTokyo [University of Tōkyō] </text:p>
            <text:p>大半 ・ たいはん ・ the greater part, majority</text:p>
            <text:p>大物 ・ おおもの ・ great man, big shot</text:p>
            <text:p>大筋 ・ おおすじ ・ outlin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4" calcext:value-type="float">
            <text:p>34</text:p>
          </table:table-cell>
          <table:table-cell table:style-name="ce8" office:value-type="string" calcext:value-type="string">
            <text:p>小</text:p>
          </table:table-cell>
          <table:table-cell table:style-name="ce12" office:value-type="string" calcext:value-type="string">
            <text:p>大小 ・ だいしょう ・ large &amp; small; size</text:p>
            <text:p>小さい ・ ちいさい ・ small</text:p>
            <text:p>小一 ・ しょういち ・ first-year student elementary school </text:p>
            <text:p>小川 ・ おがわ ・ brook, streamlet</text:p>
            <text:p>小の月 ・ しょうのつき ・ month with 30 days or less</text:p>
            <text:p>小屋 ・ こや ・ cottage, hut, cabin; playhouse</text:p>
            <text:p>小切手 ・ こぎって ・ check</text:p>
            <text:p>小売店 ・ こうりてん ・ retail stor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5" calcext:value-type="float">
            <text:p>35</text:p>
          </table:table-cell>
          <table:table-cell table:style-name="ce8" office:value-type="string" calcext:value-type="string">
            <text:p>中</text:p>
          </table:table-cell>
          <table:table-cell table:style-name="ce12" office:value-type="string" calcext:value-type="string">
            <text:p>中に ・ なかに ・ in; in the middle of; between, among</text:p>
            <text:p>日中 ・ にっちゅう ・ during the day</text:p>
            <text:p>中東 ・ ちゅうとう ・ Middle East</text:p>
            <text:p>中日 ・ ちゅうにち ・ Japan and China, Japanese-Chines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36" calcext:value-type="float">
            <text:p>36</text:p>
          </table:table-cell>
          <table:table-cell table:style-name="ce8" office:value-type="string" calcext:value-type="string">
            <text:p>生</text:p>
          </table:table-cell>
          <table:table-cell table:style-name="ce12" office:value-type="string" calcext:value-type="string">
            <text:p>一生 ・ いっしょう ・ a lifetime, all one's life</text:p>
            <text:p/>
            <text:p>人生 ・ じんせい ・ human life, life</text:p>
            <text:p/>
            <text:p>生やす ・ はやす ・ [vt] grow a beard , cultivate</text:p>
            <text:p/>
            <text:p>東大生 ・ とうだいせい ・ University of Tokyo student</text:p>
            <text:p/>
            <text:p>生ビール ・ なまビール ・ draft beer</text:p>
            <text:p/>
            <text:p>生まれる ・ うまれる ・ [vi] be born</text:p>
            <text:p/>
            <text:p>生で飲む ・ きでのむ ・ drink whisky straight [raw, pure] </text:p>
            <text:p/>
            <text:p>生乳 ・ せいにゅう ・ raw milk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7" calcext:value-type="float">
            <text:p>37</text:p>
          </table:table-cell>
          <table:table-cell table:style-name="ce8" office:value-type="string" calcext:value-type="string">
            <text:p>山</text:p>
          </table:table-cell>
          <table:table-cell table:style-name="ce12" office:value-type="string" calcext:value-type="string">
            <text:p>山水 ・ さんすい ・ landscape</text:p>
            <text:p/>
            <text:p>小山 ・ こやま ・ hill</text:p>
            <text:p/>
            <text:p>山 ・ やま ・ mountain, hill</text:p>
            <text:p/>
            <text:p>火山 ・ かざん ・ volcano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8" calcext:value-type="float">
            <text:p>38</text:p>
          </table:table-cell>
          <table:table-cell table:style-name="ce8" office:value-type="string" calcext:value-type="string">
            <text:p>出</text:p>
          </table:table-cell>
          <table:table-cell table:style-name="ce12" office:value-type="string" calcext:value-type="string">
            <text:p>出生 ・ しゅっしょう ・ birth</text:p>
            <text:p/>
            <text:p>日の出 ・ ひので ・ sunrise</text:p>
            <text:p/>
            <text:p>出る ・ でる ・ [vi] go out, depart; go to, be present</text:p>
            <text:p/>
            <text:p>出す ・ だす ・ [vt] put out, produce; expose</text:p>
            <text:p/>
            <text:p>出口 ・ でぐち ・ exi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9" calcext:value-type="float">
            <text:p>39</text:p>
          </table:table-cell>
          <table:table-cell table:style-name="ce8" office:value-type="string" calcext:value-type="string">
            <text:p>入</text:p>
          </table:table-cell>
          <table:table-cell table:style-name="ce12" office:value-type="string" calcext:value-type="string">
            <text:p>入金 ・ にゅうきん ・ payment, deposit</text:p>
            <text:p/>
            <text:p>入れる ・ いれる ・ [vt] put in, let in; accommodate; accept</text:p>
            <text:p/>
            <text:p>入る¹ ・ はいる ・ [vi] join, contain, have, begin</text:p>
            <text:p/>
            <text:p>入る² ・ いる ・ [vi] enter</text:p>
            <text:p/>
            <text:p>入口 ・ いりぐち ・ entranc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40" calcext:value-type="float">
            <text:p>40</text:p>
          </table:table-cell>
          <table:table-cell table:style-name="ce8" office:value-type="string" calcext:value-type="string">
            <text:p>下</text:p>
          </table:table-cell>
          <table:table-cell table:style-name="ce12" office:value-type="string" calcext:value-type="string">
            <text:p>目下¹ ・ めした ・ subordinate</text:p>
            <text:p/>
            <text:p>目下² ・ もっか ・ now, at present</text:p>
            <text:p/>
            <text:p>川下 ・ かわしも ・ downstream, downriver</text:p>
            <text:p/>
            <text:p>下 ・ した ・ bottom, lower part ; down; below</text:p>
            <text:p/>
            <text:p>下水 ・ げすい ・ sewerage, drainage</text:p>
            <text:p/>
            <text:p>川田さんの下に ・ かわださんのもとに ・ under Ms. Kawada's supervisi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41" calcext:value-type="float">
            <text:p>41</text:p>
          </table:table-cell>
          <table:table-cell table:style-name="ce8" office:value-type="string" calcext:value-type="string">
            <text:p>上</text:p>
          </table:table-cell>
          <table:table-cell table:style-name="ce12" office:value-type="string" calcext:value-type="string">
            <text:p>上がる ・ あがる ・ [vi] go up, rise; be finished</text:p>
            <text:p/>
            <text:p>上る ・ のぼる ・ [vi] go up</text:p>
            <text:p/>
            <text:p>上 ・ うえ ・ top, upper part ; up; above</text:p>
            <text:p/>
            <text:p>上下 ・ じょうげ ・ high and low; rise and fall; 1st and 2nd volumes </text:p>
            <text:p/>
            <text:p>目上 ・ めうえ ・ one's superiors, seniors, elders</text:p>
            <text:p/>
            <text:p>川上 ・ かわかみ ・ upstream, upriver</text:p>
            <text:p/>
            <text:p>上がったり ・ あがったり ・ doomed, poor; in a bad stat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42" calcext:value-type="float">
            <text:p>42</text:p>
          </table:table-cell>
          <table:table-cell table:style-name="ce8" office:value-type="string" calcext:value-type="string">
            <text:p>止</text:p>
          </table:table-cell>
          <table:table-cell table:style-name="ce12" office:value-type="string" calcext:value-type="string">
            <text:p>止まる ・ とまる ・ [vi] stop</text:p>
            <text:p/>
            <text:p>止める¹ ・ とめる ・ [vt] stop</text:p>
            <text:p/>
            <text:p>止める² ・ やめる ・ [vt] stop doing an action </text:p>
            <text:p/>
            <text:p>中止する ・ ちゅうしする ・ suspend, stop, discontinue, cancel</text:p>
            <text:p/>
            <text:p>止宿 ・ ししゅく ・ lodging</text:p>
            <text:p/>
            <text:p>禁止 ・ きんし ・ prohibition, ban, forbiddanc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43" calcext:value-type="float">
            <text:p>43</text:p>
          </table:table-cell>
          <table:table-cell table:style-name="ce8" office:value-type="string" calcext:value-type="string">
            <text:p>正</text:p>
          </table:table-cell>
          <table:table-cell table:style-name="ce13" office:value-type="string" calcext:value-type="string">
            <text:p>正しい ・ ただしい ・ right, correct</text:p>
            <text:p/>
            <text:p>正に ・ まさに ・ just, exactly; surely, certainly</text:p>
            <text:p/>
            <text:p>正の ・ せいの ・ positive (math, elec.) </text:p>
            <text:p/>
            <text:p>大正 ・ たいしょう ・ Reign of Emperor Taishō 1912-26 </text:p>
            <text:p/>
            <text:p>正月 ・ しょうがつ ・ New Year's holiday; January</text:p>
            <text:p/>
            <text:p>正味の ・ しょうみの ・ net, full, clear</text:p>
            <text:p/>
            <text:p>正当な ・ せいとうな ・ just, right, due; legal</text:p>
            <text:p/>
            <text:p>正気 ・ しょうき ・ consciousness; sanity, reas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>
            <text:p>足</text:p>
          </table:table-cell>
          <table:table-cell table:style-name="ce12" office:value-type="string" calcext:value-type="string">
            <text:p>一足 ・ いっそく ・ one pair of shoes / socks </text:p>
            <text:p/>
            <text:p>足下 ・ あしもと ・ at [under] one's feet; gait, pace, step</text:p>
            <text:p/>
            <text:p>足りる ・ たりる ・ [vi] suffice</text:p>
            <text:p/>
            <text:p>足 ・ あし ・ leg; foot</text:p>
            <text:p/>
            <text:p>土足 ・ どそく ・ shoes</text:p>
            <text:p/>
            <text:p>一足 ・ ひとあし ・ a step</text:p>
            <text:p/>
            <text:p>充足 ・ じゅうそく ・ sufficienc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45" calcext:value-type="float">
            <text:p>45</text:p>
          </table:table-cell>
          <table:table-cell table:style-name="ce8" office:value-type="string" calcext:value-type="string">
            <text:p>定</text:p>
          </table:table-cell>
          <table:table-cell table:style-name="ce12" office:value-type="string" calcext:value-type="string">
            <text:p>一定する ・ いっていする ・ fix, define, unify</text:p>
            <text:p/>
            <text:p>定める ・ さだめる ・ [vt] fix, decide, settle</text:p>
            <text:p/>
            <text:p>定まる ・ さだまる ・ [vi] be decided, settled</text:p>
            <text:p/>
            <text:p>定かに ・ さだかに ・ clearly</text:p>
            <text:p/>
            <text:p>定期券 ・ ていきけん ・ commuter’s pass</text:p>
            <text:p/>
            <text:p>協定 ・ きょうてい ・ agreement, pact</text:p>
            <text:p/>
            <text:p>案の定 ・ あんのじょう ・ as feared, sure enough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46" calcext:value-type="float">
            <text:p>46</text:p>
          </table:table-cell>
          <table:table-cell table:style-name="ce8" office:value-type="string" calcext:value-type="string">
            <text:p>手</text:p>
          </table:table-cell>
          <table:table-cell table:style-name="ce12" office:value-type="string" calcext:value-type="string">
            <text:p>入手する ・ にゅうしゅする ・ obtain, procure</text:p>
            <text:p/>
            <text:p>下手な ・ へたな ・ unskillful, clumsy</text:p>
            <text:p/>
            <text:p>上手な ・ じょうずな ・ skillful, proficient</text:p>
            <text:p/>
            <text:p>手 ・ て ・ hand</text:p>
            <text:p/>
            <text:p>手元 ・ てもと ・ at hand, within reach; cash at hand</text:p>
            <text:p/>
            <text:p>手応え ・ てごたえ ・ response, reaction; resistance; effect</text:p>
            <text:p/>
            <text:p>手品 ・ てじな ・ sleight of hand, magic</text:p>
            <text:p/>
            <text:p>手首 ・ てくび ・ wris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47" calcext:value-type="float">
            <text:p>47</text:p>
          </table:table-cell>
          <table:table-cell table:style-name="ce8" office:value-type="string" calcext:value-type="string">
            <text:p>用</text:p>
          </table:table-cell>
          <table:table-cell table:style-name="ce12" office:value-type="string" calcext:value-type="string">
            <text:p>日用 ・ にちよう ・ everyday use</text:p>
            <text:p/>
            <text:p>用いる ・ もちいる ・ [vt] employ, use</text:p>
            <text:p/>
            <text:p>用が有る ・ ようがある ・ have things to do</text:p>
            <text:p/>
            <text:p>用水 ・ ようすい ・ tap [irrigation] water</text:p>
            <text:p/>
            <text:p>用に足りない ・ ようにたりない ・ be useless, of no use</text:p>
            <text:p/>
            <text:p>広く用いる ・ ひろくもちいる ・ be in wide use</text:p>
            <text:p/>
            <text:p>所用 ・ しょよう ・ things to do, errand, business, engagemen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8" calcext:value-type="float">
            <text:p>48</text:p>
          </table:table-cell>
          <table:table-cell table:style-name="ce8" office:value-type="string" calcext:value-type="string">
            <text:p>無</text:p>
          </table:table-cell>
          <table:table-cell table:style-name="ce12" office:value-type="string" calcext:value-type="string">
            <text:p>無用 ・ むよう ・ useless; unnecessary; forbidden</text:p>
            <text:p/>
            <text:p>無口 ・ むくち ・ taciturnity, reticence</text:p>
            <text:p/>
            <text:p>無人の ・ むじんの ・ uninhabited; unmanne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49" calcext:value-type="float">
            <text:p>49</text:p>
          </table:table-cell>
          <table:table-cell table:style-name="ce8" office:value-type="string" calcext:value-type="string">
            <text:p>不</text:p>
          </table:table-cell>
          <table:table-cell table:style-name="ce12" office:value-type="string" calcext:value-type="string">
            <text:p>不正 ・ ふせい ・ injustice, wrong, illegality</text:p>
            <text:p/>
            <text:p>不用 ・ ふよう ・ of no use</text:p>
            <text:p/>
            <text:p>不足 ・ ふそく ・ insufficiency; want; dissatisfaction</text:p>
            <text:p/>
            <text:p>不時着する ・ ふじちゃくする ・ make an emergency landing; ditch</text:p>
            <text:p/>
            <text:p>不始末 ・ ふしまつ ・ mismanagement, irregularity</text:p>
            <text:p/>
            <text:p>不味い ・ まずい ・ bad-tasting, unpalatable; poor, clumsy; unwise, foolish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50" calcext:value-type="float">
            <text:p>50</text:p>
          </table:table-cell>
          <table:table-cell table:style-name="ce8" office:value-type="string" calcext:value-type="string">
            <text:p>回</text:p>
          </table:table-cell>
          <table:table-cell table:style-name="ce12" office:value-type="string" calcext:value-type="string">
            <text:p>一回 ・ いっかい ・ one time, once</text:p>
            <text:p/>
            <text:p>回る ・ まわる ・ [vi] turn around</text:p>
            <text:p/>
            <text:p>回す ・ まわす ・ [vt] turn around</text:p>
            <text:p/>
            <text:p>一回目 ・ いっかいめ ・ the first time</text:p>
            <text:p/>
            <text:p>回心 ・ かいしん [えしん] ・ conversion</text:p>
            <text:p/>
            <text:p>回復 ・ かいふく ・ recovery, restoration; rehabilitation</text:p>
            <text:p/>
            <text:p>ねじ回し ・ ねじまわし ・ screwdrive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51" calcext:value-type="float">
            <text:p>51</text:p>
          </table:table-cell>
          <table:table-cell table:style-name="ce8" office:value-type="string" calcext:value-type="string">
            <text:p>言</text:p>
          </table:table-cell>
          <table:table-cell table:style-name="ce12" office:value-type="string" calcext:value-type="string">
            <text:p>言う ・ いう ・ say, speak, state; call, refer to</text:p>
            <text:p/>
            <text:p>無言 ・ むごん ・ silence, muteness</text:p>
            <text:p/>
            <text:p>言明 ・ げんめい ・ declaration, announcement</text:p>
            <text:p/>
            <text:p>寝言 ・ ねごと ・ talking in one’s sleep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舌</text:p>
          </table:table-cell>
          <table:table-cell table:style-name="ce12" office:value-type="string" calcext:value-type="string">
            <text:p>舌を出す ・ したをだす ・ stick out one's tongue</text:p>
            <text:p/>
            <text:p>弁舌 ・ べんぜつ ・ speech</text:p>
            <text:p/>
            <text:p>舌音 ・ ぜつおん ・ lingual sound</text:p>
            <text:p/>
            <text:p>舌戦 ・ ぜっせん ・ war of words</text:p>
            <text:p/>
            <text:p>毒舌 ・ どくぜつ ・ wicked tongue, abusive language, blistering remarks</text:p>
            <text:p/>
            <text:p>猫舌だ ・ ねこじただ ・ have a tongue too sensitive to hea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53" calcext:value-type="float">
            <text:p>53</text:p>
          </table:table-cell>
          <table:table-cell table:style-name="ce8" office:value-type="string" calcext:value-type="string">
            <text:p>話</text:p>
          </table:table-cell>
          <table:table-cell table:style-name="ce12" office:value-type="string" calcext:value-type="string">
            <text:p>話す ・ はなす ・ [vt] speak; tell</text:p>
            <text:p/>
            <text:p>話 ・ はなし ・ talk, conversation; story, account; topic</text:p>
            <text:p/>
            <text:p>話し中 ・ はなしちゅう ・ while talking; busy telephone line </text:p>
            <text:p/>
            <text:p>話し手 ・ はなして ・ speaker, person speaking</text:p>
            <text:p/>
            <text:p>手話 ・ しゅわ ・ sign language</text:p>
            <text:p/>
            <text:p>昔話 ・ むかしばなし ・ legend, old tal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54" calcext:value-type="float">
            <text:p>54</text:p>
          </table:table-cell>
          <table:table-cell table:style-name="ce8" office:value-type="string" calcext:value-type="string">
            <text:p>活</text:p>
          </table:table-cell>
          <table:table-cell table:style-name="ce12" office:value-type="string" calcext:value-type="string">
            <text:p>生活 ・ せいかつ ・ life, existence; livelihood</text:p>
            <text:p/>
            <text:p>活用する ・ かつようする ・ utilize, apply; conjugate, inflect</text:p>
            <text:p/>
            <text:p>活動 ・ かつどう ・ activity, action; function</text:p>
            <text:p/>
            <text:p>活火山 ・ かっかざん ・ active volcano</text:p>
            <text:p/>
            <text:p>活字 ・ かつじ ・ movable / printing type</text:p>
            <text:p/>
            <text:p>活路 ・ かつろ ・ means of escape, way out</text:p>
            <text:p/>
            <text:p>活きる ・ いきる ・ [vi] be enlivened</text:p>
            <text:p/>
            <text:p>活かす ・ いかす ・ [vt] make the most of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55" calcext:value-type="float">
            <text:p>55</text:p>
          </table:table-cell>
          <table:table-cell table:style-name="ce8" office:value-type="string" calcext:value-type="string">
            <text:p>行</text:p>
          </table:table-cell>
          <table:table-cell table:style-name="ce12" office:value-type="string" calcext:value-type="string">
            <text:p>行く ・ いく ・ [vi] go, proceed; attend</text:p>
            <text:p/>
            <text:p>行う ・ おこなう ・ [vt] act, do, perform; practice, carry out</text:p>
            <text:p/>
            <text:p>二行 ・ にぎょう ・ two lines of text </text:p>
            <text:p/>
            <text:p>一行 ・ いっこう ・ party, suite</text:p>
            <text:p/>
            <text:p>行程 ・ こうてい ・ distance, journey</text:p>
            <text:p/>
            <text:p>行方 ・ ゆくえ ・ one’s whereabouts</text:p>
            <text:p/>
            <text:p>行われる ・ おこなわれる ・ be done, practiced; take place</text:p>
            <text:p/>
            <text:p>満足が行く ・ まんぞくがいく ・ be satisfie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56" calcext:value-type="float">
            <text:p>56</text:p>
          </table:table-cell>
          <table:table-cell table:style-name="ce8" office:value-type="string" calcext:value-type="string">
            <text:p>心</text:p>
          </table:table-cell>
          <table:table-cell table:style-name="ce12" office:value-type="string" calcext:value-type="string">
            <text:p>中心 ・ ちゅうしん ・ center, middle</text:p>
            <text:p/>
            <text:p>本心 ・ ほんしん ・ one's true mind [real intention] ; conscience</text:p>
            <text:p/>
            <text:p>心行くまで ・ こころゆくまで ・ to one's heart's content</text:p>
            <text:p/>
            <text:p>心 ・ こころ ・ heart, mind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57" calcext:value-type="float">
            <text:p>57</text:p>
          </table:table-cell>
          <table:table-cell table:style-name="ce8" office:value-type="string" calcext:value-type="string">
            <text:p>耳</text:p>
          </table:table-cell>
          <table:table-cell table:style-name="ce12" office:value-type="string" calcext:value-type="string">
            <text:p>耳目 ・ じもく ・ eyes &amp; ears; one's attention</text:p>
            <text:p/>
            <text:p>耳 ・ みみ ・ ear</text:p>
            <text:p/>
            <text:p>中耳 ・ ちゅうじ ・ inner ear</text:p>
            <text:p/>
            <text:p>片耳 ・ かたみみ ・ one ear</text:p>
            <text:p/>
            <text:p>耳寄りな ・ みみよりな ・ welcome (news)</text:p>
            <text:p/>
            <text:p>初耳 ・ はつみみ ・ sth. heard of for the first tim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8" calcext:value-type="float">
            <text:p>58</text:p>
          </table:table-cell>
          <table:table-cell table:style-name="ce8" office:value-type="string" calcext:value-type="string">
            <text:p>又</text:p>
          </table:table-cell>
          <table:table-cell table:style-name="ce12" office:value-type="string" calcext:value-type="string">
            <text:p>又明日 ・ またあした ・ See you tomorrow</text:p>
            <text:p/>
            <text:p>又は ・ または ・ or; in other words</text:p>
            <text:p/>
            <text:p>又の日 ・ またのひ ・ the next day; another day</text:p>
            <text:p/>
            <text:p>又しても ・ またしても ・ once agai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59" calcext:value-type="float">
            <text:p>59</text:p>
          </table:table-cell>
          <table:table-cell table:style-name="ce8" office:value-type="string" calcext:value-type="string">
            <text:p>取</text:p>
          </table:table-cell>
          <table:table-cell table:style-name="ce12" office:value-type="string" calcext:value-type="string">
            <text:p>取水 ・ しゅすい ・ drawing water</text:p>
            <text:p/>
            <text:p>取り入れる ・ とりいれる ・ [vt] take in; harvest; accept, adopt</text:p>
            <text:p/>
            <text:p>取り上げる ・ とりあげる ・ [vt] take / pick up; confiscate; deliver a baby; accept, listen to; adopt a proposal </text:p>
            <text:p/>
            <text:p>取る ・ とる ・ [vt] take; get</text:p>
            <text:p/>
            <text:p>取り出す ・ とりだす ・ [vt] take / get out, pick up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身</text:p>
          </table:table-cell>
          <table:table-cell table:style-name="ce12" office:value-type="string" calcext:value-type="string">
            <text:p>身の回り ・ みのまわり ・ one's person, personal circle / belongings</text:p>
            <text:p/>
            <text:p>出身 ・ しゅっしん ・ one's place of origin</text:p>
            <text:p/>
            <text:p>小身 ・ しょうしん ・ humble position</text:p>
            <text:p/>
            <text:p>身 ・ み ・ one's body / person / position, oneself</text:p>
            <text:p/>
            <text:p>中身 ・ なかみ ・ content, substance; interior</text:p>
            <text:p/>
            <text:p>身の回り ・ みのまわり ・ one’s person, one’s appearance</text:p>
            <text:p/>
            <text:p>身代 ・ しんだい ・ fortune, one’s propert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61" calcext:value-type="float">
            <text:p>61</text:p>
          </table:table-cell>
          <table:table-cell table:style-name="ce8" office:value-type="string" calcext:value-type="string">
            <text:p>休</text:p>
          </table:table-cell>
          <table:table-cell table:style-name="ce12" office:value-type="string" calcext:value-type="string">
            <text:p>休み ・ やすみ ・ rest, recess; suspension; vacation, holiday; absence</text:p>
            <text:p/>
            <text:p>休日 ・ きゅうじつ ・ holiday, day off</text:p>
            <text:p/>
            <text:p>休止 ・ きゅうし ・ pause, standstill, dormancy; rest</text:p>
            <text:p/>
            <text:p>定休日 ・ ていきゅうび ・ regular holiday</text:p>
            <text:p/>
            <text:p>休む ・ やすむ ・ [vi] (take a rest, repose; suspend, discontinue; be absent; go to bed, retire</text:p>
            <text:p/>
            <text:p>休まる ・ やすまる ・ [vi] feel rested; be set at ease</text:p>
            <text:p/>
            <text:p>休める ・ やすめる ・ [vt] (give a rest; suspend; set so.'s mind at eas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2" calcext:value-type="float">
            <text:p>62</text:p>
          </table:table-cell>
          <table:table-cell table:style-name="ce8" office:value-type="string" calcext:value-type="string">
            <text:p>体</text:p>
          </table:table-cell>
          <table:table-cell table:style-name="ce12" office:value-type="string" calcext:value-type="string">
            <text:p>人体 ・ じんたい ・ human body</text:p>
            <text:p/>
            <text:p>身体 ・ しんたい ・ body</text:p>
            <text:p/>
            <text:p>体 ・ からだ ・ body</text:p>
            <text:p/>
            <text:p>大体 ・ だいたい ・ outline; generally, on the whol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63" calcext:value-type="float">
            <text:p>63</text:p>
          </table:table-cell>
          <table:table-cell table:style-name="ce8" office:value-type="string" calcext:value-type="string">
            <text:p>信</text:p>
          </table:table-cell>
          <table:table-cell table:style-name="ce12" office:value-type="string" calcext:value-type="string">
            <text:p>信用 ・ しんよう ・ trust, credit, confidence</text:p>
            <text:p/>
            <text:p>不信 ・ ふしん ・ distrust, discredit</text:p>
            <text:p/>
            <text:p>信じる ・ しんじる ・ [vt] believe; believe i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付</text:p>
          </table:table-cell>
          <table:table-cell table:style-name="ce12" office:value-type="string" calcext:value-type="string">
            <text:p>付く ・ つく ・ [vi] attach / adhere to ; be connected with</text:p>
            <text:p/>
            <text:p>付ける ・ つける ・ [vt] attach, fasten; put one thing on another </text:p>
            <text:p/>
            <text:p>身に付ける ・ みにつける ・ acquire knowledge , learn</text:p>
            <text:p/>
            <text:p>八日付 ・ ようかづけ ・ dated the eighth</text:p>
            <text:p/>
            <text:p>付け込む ・ つけこむ ・ [vi] take advantage of; make an entry</text:p>
            <text:p/>
            <text:p>付言 ・ ふげん ・ postscript, additional remarks</text:p>
            <text:p/>
            <text:p>目付き ・ めつき ・ look in one’s eyes, expression</text:p>
            <text:p/>
            <text:p>付き合う ・ つきあう ・ [vi] keep company with, get along with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65" calcext:value-type="float">
            <text:p>65</text:p>
          </table:table-cell>
          <table:table-cell table:style-name="ce8" office:value-type="string" calcext:value-type="string">
            <text:p>受</text:p>
          </table:table-cell>
          <table:table-cell table:style-name="ce12" office:value-type="string" calcext:value-type="string">
            <text:p>受ける ・ うける ・ receive, accept</text:p>
            <text:p/>
            <text:p>受信 ・ じゅしん ・ reception of radio waves ; receipt of a message</text:p>
            <text:p/>
            <text:p>受け入れる ・ うけいれる ・ [vt] accept, consent to; receive, accommodate</text:p>
            <text:p/>
            <text:p>受け身 ・ うけみ ・ passiveness; passive voice</text:p>
            <text:p/>
            <text:p>受付 ・ うけつけ ・ receipt; reception desk</text:p>
            <text:p/>
            <text:p>受け身 ・ うけみ ・ passiveness; passive voice</text:p>
            <text:p/>
            <text:p>受かる ・ うかる ・ [vi] pass an examinati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>
            <text:p>以</text:p>
          </table:table-cell>
          <table:table-cell table:style-name="ce12" office:value-type="string" calcext:value-type="string">
            <text:p>以下 ・ いか ・ not more than, under; the following</text:p>
            <text:p/>
            <text:p>以上 ・ いじょう ・ not less than; beyond; the above-mentioned; now that; that's all</text:p>
            <text:p/>
            <text:p>二人以上 ・ ふたりいじょう ・ two or more people</text:p>
            <text:p/>
            <text:p>以てする ・ もってする ・ [vt] do by the use of</text:p>
            <text:p/>
            <text:p>以ての外 ・ もってのほか ・ outrageous, preposterous, scandalous</text:p>
            <text:p/>
            <text:p>以心伝心 ・ いしんでんしん ・ silent / tacit understanding, empath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67" calcext:value-type="float">
            <text:p>67</text:p>
          </table:table-cell>
          <table:table-cell table:style-name="ce8" office:value-type="string" calcext:value-type="string">
            <text:p>立</text:p>
          </table:table-cell>
          <table:table-cell table:style-name="ce12" office:value-type="string" calcext:value-type="string">
            <text:p>立つ ・ たつ ・ [vi] stand, rise</text:p>
            <text:p/>
            <text:p>立てる ・ たてる ・ [vt] establish, make stand</text:p>
            <text:p/>
            <text:p>中立 ・ ちゅうりつ ・ neutrality</text:p>
            <text:p/>
            <text:p>立ち上がる ・ たちあがる ・ stand up, rise to one's feet</text:p>
            <text:p/>
            <text:p>創立する ・ そうりつする ・ establish, organize, start</text:p>
            <text:p/>
            <text:p>立証 ・ りっしょう ・ proof, demonstration, substantiation</text:p>
            <text:p/>
            <text:p>立法 ・ りっぽう ・ legislation, lawmaking</text:p>
            <text:p/>
            <text:p>存立 ・ そんりつ ・ existence, subsistenc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68" calcext:value-type="float">
            <text:p>68</text:p>
          </table:table-cell>
          <table:table-cell table:style-name="ce8" office:value-type="string" calcext:value-type="string">
            <text:p>部</text:p>
          </table:table-cell>
          <table:table-cell table:style-name="ce12" office:value-type="string" calcext:value-type="string">
            <text:p>一部 ・ いちぶ ・ part, portion, section; a copy of printed matter </text:p>
            <text:p/>
            <text:p>東部 ・ とうぶ ・ east, eastern part</text:p>
            <text:p/>
            <text:p>部下 ・ ぶか ・ subordinate</text:p>
            <text:p/>
            <text:p>部品 ・ ぶひん ・ parts, accessories</text:p>
            <text:p/>
            <text:p>部門 ・ ぶもん ・ class, group, section, division, department; genus</text:p>
            <text:p/>
            <text:p>…の部に入る ・ …のぶにはいる ・ fall under the heading of; be classed among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69" calcext:value-type="float">
            <text:p>69</text:p>
          </table:table-cell>
          <table:table-cell table:style-name="ce8" office:value-type="string" calcext:value-type="string">
            <text:p>倍</text:p>
          </table:table-cell>
          <table:table-cell table:style-name="ce12" office:value-type="string" calcext:value-type="string">
            <text:p>二倍 ・ にばい ・ double</text:p>
            <text:p/>
            <text:p>倍にする ・ ばいにする ・ double</text:p>
            <text:p/>
            <text:p>人一倍働く ・ ひといちばいはたらく ・ work twice as hard as others</text:p>
            <text:p/>
            <text:p>倍率 ・ ばいりつ ・ magnification power ; rate of competition in examinations </text:p>
            <text:p/>
            <text:p>倍数 ・ ばいすう ・ multiple</text:p>
            <text:p/>
            <text:p>数倍 ・ すうばい ・ several times as larg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70" calcext:value-type="float">
            <text:p>70</text:p>
          </table:table-cell>
          <table:table-cell table:style-name="ce8" office:value-type="string" calcext:value-type="string">
            <text:p>成</text:p>
          </table:table-cell>
          <table:table-cell table:style-name="ce12" office:value-type="string" calcext:value-type="string">
            <text:p>成人 ・ せいじん ・ adult, grownup</text:p>
            <text:p/>
            <text:p>成る ・ なる ・ become, form, consist of; be accomplished</text:p>
            <text:p/>
            <text:p>成す ・ なす ・ form, make; accomplish</text:p>
            <text:p/>
            <text:p>成立する ・ せいりつする ・ come into existence; be formed, be organized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71" calcext:value-type="float">
            <text:p>71</text:p>
          </table:table-cell>
          <table:table-cell table:style-name="ce8" office:value-type="string" calcext:value-type="string">
            <text:p>代</text:p>
          </table:table-cell>
          <table:table-cell table:style-name="ce12" office:value-type="string" calcext:value-type="string">
            <text:p>代わる ・ かわる ・ [vi] substitute, take the place of</text:p>
            <text:p/>
            <text:p>代わる代わる ・ かわるがわる ・ by turns, alternately</text:p>
            <text:p/>
            <text:p>代える ・ かえる ・ [vt] substitute, replace so. with another </text:p>
            <text:p/>
            <text:p>タクシー代 ・ タクシーだい ・ taxi fare</text:p>
            <text:p/>
            <text:p>大正の代 ・ たいしょうのよ ・ Taisho era</text:p>
            <text:p/>
            <text:p>飲み代 ・ のみしろ ・ drinking money</text:p>
            <text:p/>
            <text:p>代表する ・ だいひょうする ・ represent, stand for; typify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72" calcext:value-type="float">
            <text:p>72</text:p>
          </table:table-cell>
          <table:table-cell table:style-name="ce8" office:value-type="string" calcext:value-type="string">
            <text:p>王</text:p>
          </table:table-cell>
          <table:table-cell table:style-name="ce12" office:value-type="string" calcext:value-type="string">
            <text:p>王手 ・ おうて ・ check, checkmate</text:p>
            <text:p/>
            <text:p>メディア王 ・ メディアおう ・ media magnate</text:p>
            <text:p/>
            <text:p>王者 ・ おうじゃ ・ king, monarch, champion</text:p>
            <text:p/>
            <text:p>勤王 ・ きんのう ・ loyalty to the emperor</text:p>
            <text:p/>
            <text:p>王を立てる ・ おうをたてる ・ enthrone a kin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73" calcext:value-type="float">
            <text:p>73</text:p>
          </table:table-cell>
          <table:table-cell table:style-name="ce8" office:value-type="string" calcext:value-type="string">
            <text:p>玉</text:p>
          </table:table-cell>
          <table:table-cell table:style-name="ce12" office:value-type="string" calcext:value-type="string">
            <text:p>目玉 ・ めだま ・ eyeball</text:p>
            <text:p/>
            <text:p>百円玉 ・ ひゃくえんだま ・ 100-yen coin</text:p>
            <text:p/>
            <text:p>珠玉 ・ しゅぎょく ・ jewel, gem</text:p>
            <text:p/>
            <text:p>硬玉 ・ こうぎょく ・ jadeite</text:p>
            <text:p/>
            <text:p>玉突き ・ たまつき ・ billiards; serial collisions of cars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74" calcext:value-type="float">
            <text:p>74</text:p>
          </table:table-cell>
          <table:table-cell table:style-name="ce8" office:value-type="string" calcext:value-type="string">
            <text:p>宝</text:p>
          </table:table-cell>
          <table:table-cell table:style-name="ce12" office:value-type="string" calcext:value-type="string">
            <text:p>宝玉 ・ ほうぎょく ・ gem</text:p>
            <text:p/>
            <text:p>宝くじ ・ たからくじ ・ lottery</text:p>
            <text:p/>
            <text:p>宝 ・ たから ・ treasure, precious object</text:p>
            <text:p/>
            <text:p>宝物 ・ たからもの ・ treasure</text:p>
            <text:p/>
            <text:p>宝島 ・ たからじま ・ treasure island</text:p>
            <text:p/>
            <text:p>重宝 ・ ちょうほう [じゅうほう] ・ priceless treasur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75" calcext:value-type="float">
            <text:p>75</text:p>
          </table:table-cell>
          <table:table-cell table:style-name="ce8" office:value-type="string" calcext:value-type="string">
            <text:p>国</text:p>
          </table:table-cell>
          <table:table-cell table:style-name="ce12" office:value-type="string" calcext:value-type="string">
            <text:p>国立 ・ こくりつ ・ national park, … </text:p>
            <text:p/>
            <text:p>国々 ・ くにぐに ・ nations</text:p>
            <text:p/>
            <text:p>国宝 ・ こくほう ・ national treasure</text:p>
            <text:p/>
            <text:p>国王 ・ こくおう ・ king</text:p>
            <text:p/>
            <text:p>王国 ・ おうこく ・ kingdom</text:p>
            <text:p/>
            <text:p>国 ・ くに ・ country</text:p>
            <text:p/>
            <text:p>島国 ・ しまぐに ・ island countr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76" calcext:value-type="float">
            <text:p>76</text:p>
          </table:table-cell>
          <table:table-cell table:style-name="ce8" office:value-type="string" calcext:value-type="string">
            <text:p>白</text:p>
          </table:table-cell>
          <table:table-cell table:style-name="ce12" office:value-type="string" calcext:value-type="string">
            <text:p>白い ・ しろい ・ white</text:p>
            <text:p/>
            <text:p>明白な ・ めいはくな ・ clear, plain, obvious</text:p>
            <text:p/>
            <text:p>白日 ・ はくじつ ・ broad daylight</text:p>
            <text:p/>
            <text:p>白人 ・ はくじん ・ white person, Caucasian</text:p>
            <text:p/>
            <text:p>白む ・ しらむ ・ [vi] grow light, turn gray; [atmosphere] become chilled</text:p>
            <text:p/>
            <text:p>白髪 ・ しらが ・ white / gray hair</text:p>
            <text:p/>
            <text:p>白地 ・ しろじ ・ white (back)groun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7" calcext:value-type="float">
            <text:p>77</text:p>
          </table:table-cell>
          <table:table-cell table:style-name="ce8" office:value-type="string" calcext:value-type="string">
            <text:p>皇</text:p>
          </table:table-cell>
          <table:table-cell table:style-name="ce12" office:value-type="string" calcext:value-type="string">
            <text:p>天皇 ・ てんのう ・ Emperor (of Japan)</text:p>
            <text:p/>
            <text:p>皇子 ・ おうじ ・ imperial prince</text:p>
            <text:p/>
            <text:p>皇太子 ・ こうたいし ・ crown prince</text:p>
            <text:p/>
            <text:p>皇帝 ・ こうてい ・ emperor</text:p>
            <text:p/>
            <text:p>皇后 ・ こうごう ・ empress, queen</text:p>
            <text:p/>
            <text:p>皇妃 ・ こうひ ・ empress, quee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78" calcext:value-type="float">
            <text:p>78</text:p>
          </table:table-cell>
          <table:table-cell table:style-name="ce8" office:value-type="string" calcext:value-type="string">
            <text:p>全</text:p>
          </table:table-cell>
          <table:table-cell table:style-name="ce12" office:value-type="string" calcext:value-type="string">
            <text:p>全く ・ まったく ・ entirely, utterly</text:p>
            <text:p/>
            <text:p>全ての ・ すべての ・ all, entire, whole</text:p>
            <text:p/>
            <text:p>万全の ・ ばんぜんの ・ perfect, infallible, absolutely secure</text:p>
            <text:p/>
            <text:p>全国 ・ ぜんこく ・ the whole country</text:p>
            <text:p/>
            <text:p>全部 ・ ぜんぶ ・ all, the whole; wholly, entirely</text:p>
            <text:p/>
            <text:p>全うする ・ まっとうする ・ accomplish, fulfill, carry out</text:p>
            <text:p/>
            <text:p>全集 ・ ぜんしゅう ・ complete work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table:style-name="ce8" office:value-type="string" calcext:value-type="string">
            <text:p>書</text:p>
          </table:table-cell>
          <table:table-cell table:style-name="ce12" office:value-type="string" calcext:value-type="string">
            <text:p>白書 ・ はくしょ ・ white paper</text:p>
            <text:p/>
            <text:p>書く ・ かく ・ [vt] write</text:p>
            <text:p/>
            <text:p>書き取り ・ かきとり ・ dictatio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80" calcext:value-type="float">
            <text:p>80</text:p>
          </table:table-cell>
          <table:table-cell table:style-name="ce8" office:value-type="string" calcext:value-type="string">
            <text:p>事</text:p>
          </table:table-cell>
          <table:table-cell table:style-name="ce12" office:value-type="string" calcext:value-type="string">
            <text:p>用事 ・ ようじ ・ things to do, errands, business</text:p>
            <text:p/>
            <text:p>火事 ・ かじ ・ fire</text:p>
            <text:p/>
            <text:p>無事に ・ ぶじに ・ without incident</text:p>
            <text:p/>
            <text:p>好事家 ・ こうずか ・ dilettante, person of fantastic taste</text:p>
            <text:p/>
            <text:p>判事 ・ はんじ ・ judge</text:p>
            <text:p/>
            <text:p>見事な ・ みごとな ・ splendid, admirable, beautiful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81" calcext:value-type="float">
            <text:p>81</text:p>
          </table:table-cell>
          <table:table-cell table:style-name="ce8" office:value-type="string" calcext:value-type="string">
            <text:p>自</text:p>
          </table:table-cell>
          <table:table-cell table:style-name="ce12" office:value-type="string" calcext:value-type="string">
            <text:p>自ら ・ みずから ・ oneself</text:p>
            <text:p/>
            <text:p>自体 ・ じたい ・ itself; one's own body</text:p>
            <text:p/>
            <text:p>自白 ・ じはく ・ confession</text:p>
            <text:p/>
            <text:p>自信 ・ じしん ・ self-confidence</text:p>
            <text:p/>
            <text:p>自ずから ・ おのずから ・ naturally, by itself, spontaneously</text:p>
            <text:p/>
            <text:p>自ずと ・ おのずと ・ naturally</text:p>
            <text:p/>
            <text:p>自在に ・ じざいに ・ freely, unrestrictedly, at wil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2" calcext:value-type="float">
            <text:p>82</text:p>
          </table:table-cell>
          <table:table-cell table:style-name="ce8" office:value-type="string" calcext:value-type="string">
            <text:p>貝</text:p>
          </table:table-cell>
          <table:table-cell table:style-name="ce12" office:value-type="string" calcext:value-type="string">
            <text:p>ホラ貝 ・ ホラがい ・ conch shell</text:p>
            <text:p/>
            <text:p>貝類 ・ かいるい ・ shellfish</text:p>
            <text:p/>
            <text:p>貝柱 ・ かいばしら ・ adductor muscle</text:p>
            <text:p/>
            <text:p>巻き貝 ・ まきがい ・ roll-shell; snail</text:p>
            <text:p/>
            <text:p>魚貝類 ・ ぎょかいるい ・ marine products</text:p>
            <text:p/>
            <text:p>貝細工 ・ かいざいく ・ shellwork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83" calcext:value-type="float">
            <text:p>83</text:p>
          </table:table-cell>
          <table:table-cell table:style-name="ce8" office:value-type="string" calcext:value-type="string">
            <text:p>見</text:p>
          </table:table-cell>
          <table:table-cell table:style-name="ce12" office:value-type="string" calcext:value-type="string">
            <text:p>一見 ・ いっけん ・ a look, a glance; apparently</text:p>
            <text:p/>
            <text:p>見る ・ みる ・ [vt] see, view</text:p>
            <text:p/>
            <text:p>見せる ・ みせる ・ [vt] show, let see; pretend</text:p>
            <text:p/>
            <text:p>見える ・ みえる ・ [vi] be visible; able to see; look like, appear</text:p>
            <text:p/>
            <text:p>見出し ・ みだし ・ headline, heading, caption; title; index</text:p>
            <text:p/>
            <text:p>見物 ・ けんぶつ ・ sightseeing, visit</text:p>
            <text:p/>
            <text:p>見学 ・ けんがく ・ tour / field trip for study and observatio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84" calcext:value-type="float">
            <text:p>84</text:p>
          </table:table-cell>
          <table:table-cell table:style-name="ce8" office:value-type="string" calcext:value-type="string">
            <text:p>力</text:p>
          </table:table-cell>
          <table:table-cell table:style-name="ce12" office:value-type="string" calcext:value-type="string">
            <text:p>体力 ・ たいりょく ・ physical strength</text:p>
            <text:p/>
            <text:p>力を入れて ・ ちからをいれて ・ with effort / emphasis</text:p>
            <text:p/>
            <text:p>力ずくで ・ ちからずくで ・ by force, sheer strength</text:p>
            <text:p/>
            <text:p>力む ・ りきむ ・ show one's best effort</text:p>
            <text:p/>
            <text:p>活力 ・ かつりょく ・ vital force, vitality, energy</text:p>
            <text:p/>
            <text:p>力 ・ ちから ・ power, force, energy</text:p>
            <text:p/>
            <text:p>底力 ・ そこぢから ・ latent power</text:p>
            <text:p/>
            <text:p>力む ・ りきむ ・ [vt] strain oneself ; swagger, brag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85" calcext:value-type="float">
            <text:p>85</text:p>
          </table:table-cell>
          <table:table-cell table:style-name="ce8" office:value-type="string" calcext:value-type="string">
            <text:p>刀</text:p>
          </table:table-cell>
          <table:table-cell table:style-name="ce12" office:value-type="string" calcext:value-type="string">
            <text:p>小刀 ・ こがたな ・ pocketknife</text:p>
            <text:p/>
            <text:p>刀 ・ かたな ・ sword</text:p>
            <text:p/>
            <text:p>日本刀 ・ にほんとう ・ Japanese sword</text:p>
            <text:p/>
            <text:p>刀剣 ・ とうけん ・ sword</text:p>
            <text:p/>
            <text:p>刀身 ・ とうしん ・ sword blade</text:p>
            <text:p/>
            <text:p>名刀 ・ めいとう ・ excellent blade, famous sword</text:p>
            <text:p/>
            <text:p>短刀 ・ たんとう ・ dagger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86" calcext:value-type="float">
            <text:p>86</text:p>
          </table:table-cell>
          <table:table-cell table:style-name="ce8" office:value-type="string" calcext:value-type="string">
            <text:p>切</text:p>
          </table:table-cell>
          <table:table-cell table:style-name="ce12" office:value-type="string" calcext:value-type="string">
            <text:p>大切な ・ たいせつな ・ important, weighty; valuable</text:p>
            <text:p/>
            <text:p>切る ・ きる ・ [vt] cut, slice, sever</text:p>
            <text:p/>
            <text:p>切れ切れの ・ きれぎれの ・ fragmentary, intermittent</text:p>
            <text:p/>
            <text:p>切れる ・ きれる ・ [vi] be cut off ; run out, expire</text:p>
            <text:p/>
            <text:p>ケーキ一切れ ・ ケーキひときれ ・ a piece of cake</text:p>
            <text:p/>
            <text:p>一切の ・ いっさいの ・ all, entire, whole</text:p>
            <text:p/>
            <text:p>切りが無い ・ きりがない ・ be end-, boundless</text:p>
            <text:p/>
            <text:p>適切な ・ てきせつな ・ appropriate, adequate, prope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87" calcext:value-type="float">
            <text:p>87</text:p>
          </table:table-cell>
          <table:table-cell table:style-name="ce8" office:value-type="string" calcext:value-type="string">
            <text:p>刃</text:p>
          </table:table-cell>
          <table:table-cell table:style-name="ce12" office:value-type="string" calcext:value-type="string">
            <text:p>白刃 ・ はくじん ・ drawn sword</text:p>
            <text:p/>
            <text:p>刀刃 ・ とうじん ・ sword blade</text:p>
            <text:p/>
            <text:p>刀の刃 ・ かたなのは ・ edge of a sword</text:p>
            <text:p/>
            <text:p>刃先 ・ はさき ・ edge of a blade</text:p>
            <text:p/>
            <text:p>凶刃 ・ きょうじん ・ assassin’s dagger / knife</text:p>
            <text:p/>
            <text:p>兵刃 ・ へいじん ・ sword</text:p>
            <text:p/>
            <text:p>刃物 ・ はもの ・ edged tool, cutlery; swor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88" calcext:value-type="float">
            <text:p>88</text:p>
          </table:table-cell>
          <table:table-cell table:style-name="ce8" office:value-type="string" calcext:value-type="string">
            <text:p>分</text:p>
          </table:table-cell>
          <table:table-cell table:style-name="ce12" office:value-type="string" calcext:value-type="string">
            <text:p>部分 ・ ぶぶん ・ part, section, portion</text:p>
            <text:p/>
            <text:p>分ける ・ わける ・ divide into parts, distribute</text:p>
            <text:p/>
            <text:p>身分 ・ みぶん ・ one's social position; one's rank, identity</text:p>
            <text:p/>
            <text:p>自分 ・ じぶん ・ self, oneself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89" calcext:value-type="float">
            <text:p>89</text:p>
          </table:table-cell>
          <table:table-cell table:style-name="ce8" office:value-type="string" calcext:value-type="string">
            <text:p>公</text:p>
          </table:table-cell>
          <table:table-cell table:style-name="ce12" office:value-type="string" calcext:value-type="string">
            <text:p>公の ・ おおやけの ・ public, formal, official</text:p>
            <text:p/>
            <text:p>公立の ・ こうりつの ・ public institution </text:p>
            <text:p/>
            <text:p>公明 ・ こうめい ・ fairness, justice</text:p>
            <text:p/>
            <text:p>公算 ・ こうさん ・ probability</text:p>
            <text:p/>
            <text:p>公約数 ・ こうやくすう ・ common divisor</text:p>
            <text:p/>
            <text:p>公共 ・ こうきょう ・ public society, community</text:p>
            <text:p/>
            <text:p>公にする ・ おおやけにする ・ publish, announce officiall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0" calcext:value-type="float">
            <text:p>90</text:p>
          </table:table-cell>
          <table:table-cell table:style-name="ce8" office:value-type="string" calcext:value-type="string">
            <text:p>別</text:p>
          </table:table-cell>
          <table:table-cell table:style-name="ce12" office:value-type="string" calcext:value-type="string">
            <text:p>別々に ・ べつべつに ・ separately</text:p>
            <text:p/>
            <text:p>別れる ・ わかれる ・ [vi] separate, part from</text:p>
            <text:p/>
            <text:p>別れ別れに ・ わかれわかれに ・ separately, apart</text:p>
            <text:p/>
            <text:p>分別する ・ ぶんべつする ・ classify, distinguish; divide, separate</text:p>
            <text:p/>
            <text:p>別に ・ べつに ・ separately, apart; in addition; particularly</text:p>
            <text:p/>
            <text:p>別にする ・ べつにする ・ set aside / apart</text:p>
            <text:p/>
            <text:p>別格 ・ べっかく ・ extra status</text:p>
            <text:p/>
            <text:p>格別な ・ かくべつな ・ particular, exceptional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1" calcext:value-type="float">
            <text:p>91</text:p>
          </table:table-cell>
          <table:table-cell table:style-name="ce8" office:value-type="string" calcext:value-type="string">
            <text:p>長</text:p>
          </table:table-cell>
          <table:table-cell table:style-name="ce12" office:value-type="string" calcext:value-type="string">
            <text:p>長い ・ ながい ・ long</text:p>
            <text:p/>
            <text:p>部長 ・ ぶちょう ・ division chief</text:p>
            <text:p/>
            <text:p>成長 ・ せいちょう ・ growth</text:p>
            <text:p/>
            <text:p>身長 ・ しんちょう ・ stature, height</text:p>
            <text:p/>
            <text:p>一家の長 ・ いっかのちょう ・ head of a family</text:p>
            <text:p/>
            <text:p>長袖 ・ ながそで ・ clothes with long sleeves </text:p>
            <text:p/>
            <text:p>長所 ・ ちょうしょ ・ strong point, merit</text:p>
            <text:p/>
            <text:p>年長 ・ ねんちょう ・ seniorit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2" calcext:value-type="float">
            <text:p>92</text:p>
          </table:table-cell>
          <table:table-cell table:style-name="ce8" office:value-type="string" calcext:value-type="string">
            <text:p>男</text:p>
          </table:table-cell>
          <table:table-cell table:style-name="ce12" office:value-type="string" calcext:value-type="string">
            <text:p>長男 ・ ちょうなん ・ eldest son</text:p>
            <text:p/>
            <text:p>男の人 ・ おとこのひと ・ man</text:p>
            <text:p/>
            <text:p>下男 ・ げなん ・ male servant, manservant</text:p>
            <text:p/>
            <text:p>男滝 ・ おだき ・ the greater waterfall of the two </text:p>
            <text:p/>
            <text:p>男前 ・ おとこまえ ・ man’s look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3" calcext:value-type="float">
            <text:p>93</text:p>
          </table:table-cell>
          <table:table-cell table:style-name="ce8" office:value-type="string" calcext:value-type="string">
            <text:p>女</text:p>
          </table:table-cell>
          <table:table-cell table:style-name="ce12" office:value-type="string" calcext:value-type="string">
            <text:p>長女 ・ ちょうじょ ・ eldest daughter</text:p>
            <text:p/>
            <text:p>女の人 ・ おんなのひと ・ woman</text:p>
            <text:p/>
            <text:p>皇女 ・ こうじょ ・ imperial princess</text:p>
            <text:p/>
            <text:p>男女 ・ だんじょ ・ men &amp; women, both sexe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94" calcext:value-type="float">
            <text:p>94</text:p>
          </table:table-cell>
          <table:table-cell table:style-name="ce8" office:value-type="string" calcext:value-type="string">
            <text:p>子</text:p>
          </table:table-cell>
          <table:table-cell table:style-name="ce12" office:value-type="string" calcext:value-type="string">
            <text:p>男の子 ・ おとこのこ ・ boy</text:p>
            <text:p/>
            <text:p>女の子 ・ おんなのこ ・ girl</text:p>
            <text:p/>
            <text:p>王子 ・ おうじ ・ prince</text:p>
            <text:p/>
            <text:p>玉子 ・ たまご ・ egg [卵 1141] </text:p>
            <text:p/>
            <text:p>女子 ・ じょし ・ girl</text:p>
            <text:p/>
            <text:p>子女 ・ しじょ ・ children, sons &amp; daughters</text:p>
            <text:p/>
            <text:p>男子 ・ だんし ・ boy</text:p>
            <text:p/>
            <text:p>様子 ・ ようす ・ situation, aspect, circumstances; appearance, looks; sign, indica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5" calcext:value-type="float">
            <text:p>95</text:p>
          </table:table-cell>
          <table:table-cell table:style-name="ce8" office:value-type="string" calcext:value-type="string">
            <text:p>好</text:p>
          </table:table-cell>
          <table:table-cell table:style-name="ce12" office:value-type="string" calcext:value-type="string">
            <text:p>好み ・ このみ ・ taste, liking; choice; wish; fashion</text:p>
            <text:p/>
            <text:p>大好き ・ だいすき ・ very fond of</text:p>
            <text:p/>
            <text:p>好き ・ すき ・ like, be fond of</text:p>
            <text:p/>
            <text:p>女好き ・ おんなずき ・ fondness for women; amorous man</text:p>
            <text:p/>
            <text:p>好ましい ・ このましい ・ desirable, welcome, nice, pleasant</text:p>
            <text:p/>
            <text:p>お人好し ・ おひとよし ・ good-natured person; credulous pers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6" calcext:value-type="float">
            <text:p>96</text:p>
          </table:table-cell>
          <table:table-cell table:style-name="ce8" office:value-type="string" calcext:value-type="string">
            <text:p>安</text:p>
          </table:table-cell>
          <table:table-cell table:style-name="ce12" office:value-type="string" calcext:value-type="string">
            <text:p>安心 ・ あんしん ・ peace of mind, relief</text:p>
            <text:p/>
            <text:p>安い ・ やすい ・ inexpensive, cheap</text:p>
            <text:p/>
            <text:p>安定な ・ あんていな ・ stable, composed</text:p>
            <text:p/>
            <text:p>安らかな ・ やすらかな ・ peaceful, tranquil</text:p>
            <text:p/>
            <text:p>安月給 ・ やすげっきゅう ・ low salary</text:p>
            <text:p/>
            <text:p>不安 ・ ふあん ・ uneasiness, anxiety</text:p>
            <text:p/>
            <text:p>安らかな ・ やすらかな ・ peaceful, tranquil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7" calcext:value-type="float">
            <text:p>97</text:p>
          </table:table-cell>
          <table:table-cell table:style-name="ce8" office:value-type="string" calcext:value-type="string">
            <text:p>案</text:p>
          </table:table-cell>
          <table:table-cell table:style-name="ce12" office:value-type="string" calcext:value-type="string">
            <text:p>案を立てる ・ あんをたてる ・ draft a proposal</text:p>
            <text:p/>
            <text:p>立案する ・ りつあんする ・ make a plan, devise, draft</text:p>
            <text:p/>
            <text:p>案の定 ・ あんのじょう ・ as feared, sure enough</text:p>
            <text:p/>
            <text:p>草案 ・ そうあん ・ rough draft</text:p>
            <text:p/>
            <text:p>名案 ・ めいあん ・ splendid idea</text:p>
            <text:p/>
            <text:p>答案 ・ とうあん ・ examination paper; answer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98" calcext:value-type="float">
            <text:p>98</text:p>
          </table:table-cell>
          <table:table-cell table:style-name="ce8" office:value-type="string" calcext:value-type="string">
            <text:p>字</text:p>
          </table:table-cell>
          <table:table-cell table:style-name="ce12" office:value-type="string" calcext:value-type="string">
            <text:p>ローマ字 ・ ローマじ ・ Roman letters</text:p>
            <text:p/>
            <text:p>活字 ・ かつじ ・ movable [printing] type</text:p>
            <text:p/>
            <text:p>字体 ・ じたい ・ character form, type</text:p>
            <text:p/>
            <text:p>正字 ・ せいじ ・ traditional form character</text:p>
            <text:p/>
            <text:p>細い字 ・ ほそいじ ・ slender character</text:p>
            <text:p/>
            <text:p>大字片山 ・ おおあざかたやま ・ town section nam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9" calcext:value-type="float">
            <text:p>99</text:p>
          </table:table-cell>
          <table:table-cell table:style-name="ce8" office:value-type="string" calcext:value-type="string">
            <text:p>学</text:p>
          </table:table-cell>
          <table:table-cell table:style-name="ce12" office:value-type="string" calcext:value-type="string">
            <text:p>大学 ・ だいがく ・ university</text:p>
            <text:p/>
            <text:p>学生 ・ がくせい ・ student</text:p>
            <text:p/>
            <text:p>学ぶ ・ まなぶ ・ study, learn</text:p>
            <text:p/>
            <text:p>入学する ・ にゅうがくする ・ enter a school, matriculat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0" calcext:value-type="float">
            <text:p>100</text:p>
          </table:table-cell>
          <table:table-cell table:style-name="ce8" office:value-type="string" calcext:value-type="string">
            <text:p>父</text:p>
          </table:table-cell>
          <table:table-cell table:style-name="ce12" office:value-type="string" calcext:value-type="string">
            <text:p>父子 ・ ふし ・ father &amp; child</text:p>
            <text:p/>
            <text:p>父の日 ・ ちちのひ ・ Father's Day</text:p>
            <text:p/>
            <text:p>お父さん ・ おとうさん ・ father, daddy, papa</text:p>
            <text:p/>
            <text:p>義父 ・ ぎふ ・ father-in-law; step-, foster father</text:p>
            <text:p/>
            <text:p>父母 ・ ふぼ ・ father and mother, parents</text:p>
            <text:p/>
            <text:p>父兄 ・ ふけい ・ one’s father and older brothers; guardians</text:p>
            <text:p/>
            <text:p>神父 ・ しんぷ ・ priest, Father Christianit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1" calcext:value-type="float">
            <text:p>101</text:p>
          </table:table-cell>
          <table:table-cell table:style-name="ce8" office:value-type="string" calcext:value-type="string">
            <text:p>文</text:p>
          </table:table-cell>
          <table:table-cell table:style-name="ce12" office:value-type="string" calcext:value-type="string">
            <text:p>文書 ・ ぶんしょ ・ document, letter, note</text:p>
            <text:p/>
            <text:p>文字 ・ もじ ・ character, letter</text:p>
            <text:p/>
            <text:p>文学 ・ ぶんがく ・ literature, letters</text:p>
            <text:p/>
            <text:p>文明 ・ ぶんめい ・ civilization, culture</text:p>
            <text:p/>
            <text:p>文 ・ ふみ ・ letter; book</text:p>
            <text:p/>
            <text:p>恋文 ・ こいぶみ ・ love lette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2" calcext:value-type="float">
            <text:p>102</text:p>
          </table:table-cell>
          <table:table-cell table:style-name="ce8" office:value-type="string" calcext:value-type="string">
            <text:p>交</text:p>
          </table:table-cell>
          <table:table-cell table:style-name="ce12" office:value-type="string" calcext:value-type="string">
            <text:p>交わす ・ かわす ・ [vt] exchange</text:p>
            <text:p/>
            <text:p>交代する ・ こうたいする ・ take turns, alternate, relieve someone </text:p>
            <text:p/>
            <text:p>交じる ・ まじる ・ [vi] be mingled, intermingle</text:p>
            <text:p/>
            <text:p>国交 ・ こっこう ・ diplomatic relations</text:p>
            <text:p/>
            <text:p>交ぜる ・ まぜる ・ [vt] mix, shuffle combine, parts left distinct </text:p>
            <text:p/>
            <text:p>交付する ・ こうふする ・ deliver, grant, hand ticket to person </text:p>
            <text:p/>
            <text:p>交渉 ・ こうしょう ・ negotiation, discussion, bargaining</text:p>
            <text:p/>
            <text:p>交番 ・ こうばん ・ police box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3" calcext:value-type="float">
            <text:p>103</text:p>
          </table:table-cell>
          <table:table-cell table:style-name="ce8" office:value-type="string" calcext:value-type="string">
            <text:p>校</text:p>
          </table:table-cell>
          <table:table-cell table:style-name="ce12" office:value-type="string" calcext:value-type="string">
            <text:p>学校 ・ がっこう ・ school</text:p>
            <text:p/>
            <text:p>校正 ・ こうせい ・ proofreading</text:p>
            <text:p/>
            <text:p>女子校 ・ じょしこう ・ girls' school</text:p>
            <text:p/>
            <text:p>小学校 ・ しょうがっこう ・ primary school</text:p>
            <text:p/>
            <text:p>校長 ・ こうちょう ・ principal, schoolmaste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04" calcext:value-type="float">
            <text:p>104</text:p>
          </table:table-cell>
          <table:table-cell table:style-name="ce8" office:value-type="string" calcext:value-type="string">
            <text:p>母</text:p>
          </table:table-cell>
          <table:table-cell table:style-name="ce12" office:value-type="string" calcext:value-type="string">
            <text:p>母子 ・ ぼし ・ mother &amp; child</text:p>
            <text:p/>
            <text:p>母の日 ・ ははのひ ・ Mother's Day</text:p>
            <text:p/>
            <text:p>母校 ・ ぼこう ・ alma mater, one's old school</text:p>
            <text:p/>
            <text:p>お母さん ・ おかあさん ・ mother</text:p>
            <text:p/>
            <text:p>母鳥 ・ ははどり ・ mother bird</text:p>
            <text:p/>
            <text:p>母港 ・ ぼこう ・ home port</text:p>
            <text:p/>
            <text:p>母屋 [母家] ・ おもや ・ main house / wing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05" calcext:value-type="float">
            <text:p>105</text:p>
          </table:table-cell>
          <table:table-cell table:style-name="ce8" office:value-type="string" calcext:value-type="string">
            <text:p>毎</text:p>
          </table:table-cell>
          <table:table-cell table:style-name="ce12" office:value-type="string" calcext:value-type="string">
            <text:p>二日毎に ・ ふつかごとに ・ every other day</text:p>
            <text:p/>
            <text:p>毎日 ・ まいにち ・ every day</text:p>
            <text:p/>
            <text:p>毎月 ・ まいつき ・ every month</text:p>
            <text:p/>
            <text:p>毎回 ・ まいかい ・ every time</text:p>
            <text:p/>
            <text:p>毎号 ・ まいごう ・ each / every issue</text:p>
            <text:p/>
            <text:p>毎度 ・ まいど ・ every / each time, always</text:p>
            <text:p/>
            <text:p>毎週 ・ まいしゅう ・ every week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6" calcext:value-type="float">
            <text:p>106</text:p>
          </table:table-cell>
          <table:table-cell table:style-name="ce8" office:value-type="string" calcext:value-type="string">
            <text:p>海</text:p>
          </table:table-cell>
          <table:table-cell table:style-name="ce12" office:value-type="string" calcext:value-type="string">
            <text:p>日本海 ・ にほんかい ・ Sea of Japan</text:p>
            <text:p/>
            <text:p>海の日 ・ うみのひ ・ Ocean Day national holiday, 3rd Monday in July </text:p>
            <text:p/>
            <text:p>海上 ・ かいじょう ・ oceangoing, maritime, marin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07" calcext:value-type="float">
            <text:p>107</text:p>
          </table:table-cell>
          <table:table-cell table:style-name="ce8" office:value-type="string" calcext:value-type="string">
            <text:p>者</text:p>
          </table:table-cell>
          <table:table-cell table:style-name="ce12" office:value-type="string" calcext:value-type="string">
            <text:p>学者 ・ がくしゃ ・ scholar, learned person</text:p>
            <text:p/>
            <text:p>よそ者 ・ よそもの ・ outsider</text:p>
            <text:p/>
            <text:p>者 ・ もの ・ person</text:p>
            <text:p/>
            <text:p>信者 ・ しんじゃ ・ believer</text:p>
            <text:p/>
            <text:p>話者 ・ わしゃ ・ speake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8" calcext:value-type="float">
            <text:p>108</text:p>
          </table:table-cell>
          <table:table-cell table:style-name="ce8" office:value-type="string" calcext:value-type="string">
            <text:p>工</text:p>
          </table:table-cell>
          <table:table-cell table:style-name="ce12" office:value-type="string" calcext:value-type="string">
            <text:p>工事 ・ こうじ ・ construction</text:p>
            <text:p/>
            <text:p>大工 ・ だいく ・ carpenter</text:p>
            <text:p/>
            <text:p>人工 ・ じんこう ・ man-made</text:p>
            <text:p/>
            <text:p>工事中 ・ こうじちゅう ・ Under Construction</text:p>
            <text:p/>
            <text:p>工学 ・ こうがく ・ engineer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9" calcext:value-type="float">
            <text:p>109</text:p>
          </table:table-cell>
          <table:table-cell table:style-name="ce8" office:value-type="string" calcext:value-type="string">
            <text:p>式</text:p>
          </table:table-cell>
          <table:table-cell table:style-name="ce12" office:value-type="string" calcext:value-type="string">
            <text:p>正式に ・ せいしきに ・ formally, regularly</text:p>
            <text:p/>
            <text:p>入学式 ・ にゅうがくしき ・ school entrance ceremony</text:p>
            <text:p/>
            <text:p>公式 ・ こうしき ・ formula; formality</text:p>
            <text:p/>
            <text:p>成人式 ・ せいじんしき ・ coming-of-age ceremony</text:p>
            <text:p/>
            <text:p>電動式 ・ でんどうしき ・ electric ally operated </text:p>
            <text:p/>
            <text:p>式を挙げる ・ しきをあげる ・ hold a ceremony</text:p>
            <text:p/>
            <text:p>…の式に ・ …のしきに ・ after the fashion / manner of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10" calcext:value-type="float">
            <text:p>110</text:p>
          </table:table-cell>
          <table:table-cell table:style-name="ce8" office:value-type="string" calcext:value-type="string">
            <text:p>弐</text:p>
          </table:table-cell>
          <table:table-cell table:style-name="ce12" office:value-type="string" calcext:value-type="string">
            <text:p>弐拾 ・ にじゅう ・ twent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11" calcext:value-type="float">
            <text:p>111</text:p>
          </table:table-cell>
          <table:table-cell table:style-name="ce8" office:value-type="string" calcext:value-type="string">
            <text:p>武</text:p>
          </table:table-cell>
          <table:table-cell table:style-name="ce12" office:value-type="string" calcext:value-type="string">
            <text:p>武者 ・ むしゃ ・ warrior, soldier</text:p>
            <text:p/>
            <text:p>武力 ・ ぶりょく ・ military power</text:p>
            <text:p/>
            <text:p>武装する ・ ぶそうする ・ bear arms</text:p>
            <text:p/>
            <text:p>武器 ・ ぶき ・ weapon, arms</text:p>
            <text:p/>
            <text:p>武術 ・ ぶじゅつ ・ military / martial arts</text:p>
            <text:p/>
            <text:p>武道 ・ ぶどう ・ martial arts</text:p>
            <text:p/>
            <text:p>文武 ・ ぶんぶ ・ literary and military art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2" calcext:value-type="float">
            <text:p>112</text:p>
          </table:table-cell>
          <table:table-cell table:style-name="ce8" office:value-type="string" calcext:value-type="string">
            <text:p>糸</text:p>
          </table:table-cell>
          <table:table-cell table:style-name="ce12" office:value-type="string" calcext:value-type="string">
            <text:p>金糸 ・ きんし ・ gold thread</text:p>
            <text:p/>
            <text:p>糸口 ・ いとぐち ・ beginning, first step; clue</text:p>
            <text:p/>
            <text:p>糸 ・ いと ・ thread, string; fishing lin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13" calcext:value-type="float">
            <text:p>113</text:p>
          </table:table-cell>
          <table:table-cell table:style-name="ce8" office:value-type="string" calcext:value-type="string">
            <text:p>前</text:p>
          </table:table-cell>
          <table:table-cell table:style-name="ce12" office:value-type="string" calcext:value-type="string">
            <text:p>前回 ・ ぜんかい ・ last time</text:p>
            <text:p/>
            <text:p>前に ・ まえに ・ ahead of, before</text:p>
            <text:p/>
            <text:p>前 ・ まえ ・ front; previous, before; ahead of</text:p>
            <text:p/>
            <text:p>以前 ・ いぜん ・ before, ago, since</text:p>
            <text:p/>
            <text:p>事前 ・ じぜん ・ before the fact</text:p>
            <text:p/>
            <text:p>前者 ・ ぜんしゃ ・ the forme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4" calcext:value-type="float">
            <text:p>114</text:p>
          </table:table-cell>
          <table:table-cell table:style-name="ce8" office:value-type="string" calcext:value-type="string">
            <text:p>後</text:p>
          </table:table-cell>
          <table:table-cell table:style-name="ce12" office:value-type="string" calcext:value-type="string">
            <text:p>後者 ・ こうしゃ ・ the latter</text:p>
            <text:p/>
            <text:p>以後 ・ いご ・ after this, from now on, in future; thereafter</text:p>
            <text:p/>
            <text:p>後書き ・ あとがき ・ postscript, afterword</text:p>
            <text:p/>
            <text:p>後回し ・ あとまわし ・ deferment, postponement</text:p>
            <text:p/>
            <text:p>後金 ・ あときん ・ rest of the payment</text:p>
            <text:p/>
            <text:p>事後 ・ じご ・ after the fact, ex-post-facto</text:p>
            <text:p/>
            <text:p>後ろ ・ うしろ ・ back, rear; after, behind</text:p>
            <text:p/>
            <text:p>後れる ・ おくれる ・ [vi] fall behind / back; be outstripped, backward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15" calcext:value-type="float">
            <text:p>115</text:p>
          </table:table-cell>
          <table:table-cell table:style-name="ce8" office:value-type="string" calcext:value-type="string">
            <text:p>午</text:p>
          </table:table-cell>
          <table:table-cell table:style-name="ce12" office:value-type="string" calcext:value-type="string">
            <text:p>午後 ・ ごご ・ afternoon</text:p>
            <text:p/>
            <text:p>午前中 ・ ごぜんちゅう ・ in the morning; all morning</text:p>
            <text:p/>
            <text:p>午前 ・ ごぜん ・ morning</text:p>
            <text:p/>
            <text:p>正午 ・ しょうご ・ no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6" calcext:value-type="float">
            <text:p>116</text:p>
          </table:table-cell>
          <table:table-cell table:style-name="ce8" office:value-type="string" calcext:value-type="string">
            <text:p>牛</text:p>
          </table:table-cell>
          <table:table-cell table:style-name="ce12" office:value-type="string" calcext:value-type="string">
            <text:p>子牛 ・ こうし ・ calf</text:p>
            <text:p/>
            <text:p>水牛 ・ すいぎゅう ・ water buffalo</text:p>
            <text:p/>
            <text:p>牛 ・ うし ・ ox; cow; cattl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17" calcext:value-type="float">
            <text:p>117</text:p>
          </table:table-cell>
          <table:table-cell table:style-name="ce8" office:value-type="string" calcext:value-type="string">
            <text:p>年</text:p>
          </table:table-cell>
          <table:table-cell table:style-name="ce12" office:value-type="string" calcext:value-type="string">
            <text:p>年上の ・ としうえの ・ older, senior</text:p>
            <text:p/>
            <text:p>年代 ・ ねんだい ・ age, era, period; date</text:p>
            <text:p/>
            <text:p>長年 ・ ながねん ・ many years</text:p>
            <text:p/>
            <text:p>生年月日 ・ せいねんがっぴ ・ birthdate</text:p>
            <text:p/>
            <text:p>年 ・ とし ・ age; year</text:p>
            <text:p/>
            <text:p>年中無休 ・ ねんじゅうむきゅう ・ open all yea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8" calcext:value-type="float">
            <text:p>118</text:p>
          </table:table-cell>
          <table:table-cell table:style-name="ce8" office:value-type="string" calcext:value-type="string">
            <text:p>件</text:p>
          </table:table-cell>
          <table:table-cell table:style-name="ce12" office:value-type="string" calcext:value-type="string">
            <text:p>用件 ・ ようけん ・ matter of business , things to be done</text:p>
            <text:p/>
            <text:p>事件 ・ じけん ・ affair, incident, case, event</text:p>
            <text:p/>
            <text:p>要件 ・ ようけん ・ important matter; necessary condition</text:p>
            <text:p/>
            <text:p>別件 ・ べっけん ・ separate case, another matter</text:p>
            <text:p/>
            <text:p>件数 ・ けんすう ・ number of cases or items</text:p>
            <text:p/>
            <text:p>五十件 ・ ごじっけん ・ 50 cases / item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19" calcext:value-type="float">
            <text:p>119</text:p>
          </table:table-cell>
          <table:table-cell table:style-name="ce8" office:value-type="string" calcext:value-type="string">
            <text:p>条</text:p>
          </table:table-cell>
          <table:table-cell table:style-name="ce12" office:value-type="string" calcext:value-type="string">
            <text:p>条件 ・ じょうけん ・ condition; item, proviso</text:p>
            <text:p/>
            <text:p>信条 ・ しんじょう ・ principle, creed, article of faith</text:p>
            <text:p/>
            <text:p>条目 ・ じょうもく ・ article, stipulation</text:p>
            <text:p/>
            <text:p>条例 ・ じょうれい ・ regulations, rules, law</text:p>
            <text:p/>
            <text:p>条約 ・ じょうやく ・ treaty</text:p>
            <text:p/>
            <text:p>軌条 ・ きじょう ・ rail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0" calcext:value-type="float">
            <text:p>120</text:p>
          </table:table-cell>
          <table:table-cell table:style-name="ce8" office:value-type="string" calcext:value-type="string">
            <text:p>化</text:p>
          </table:table-cell>
          <table:table-cell table:style-name="ce12" office:value-type="string" calcext:value-type="string">
            <text:p>化ける ・ ばける ・ [vi] take the form of, change oneself into; disguise oneself</text:p>
            <text:p/>
            <text:p>化かす ・ ばかす ・ [vt] bewitch, deceive</text:p>
            <text:p/>
            <text:p>化学 ・ かがく ・ chemistry</text:p>
            <text:p/>
            <text:p>コンピュータ化 ・ コンピュータか ・ computerization</text:p>
            <text:p/>
            <text:p>変化 ・ へんげ ・ goblin, ghost</text:p>
            <text:p/>
            <text:p>化身 ・ けしん ・ buddh. incarnation, reincarnation</text:p>
            <text:p/>
            <text:p>化粧品 ・ けしょうひん ・ cosmetics</text:p>
            <text:p/>
            <text:p>化け物 ・ ばけもの ・ monster; ghos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1" calcext:value-type="float">
            <text:p>121</text:p>
          </table:table-cell>
          <table:table-cell table:style-name="ce8" office:value-type="string" calcext:value-type="string">
            <text:p>花</text:p>
          </table:table-cell>
          <table:table-cell table:style-name="ce12" office:value-type="string" calcext:value-type="string">
            <text:p>花火 ・ はなび ・ fireworks</text:p>
            <text:p/>
            <text:p>国花 ・ こっか ・ national flower</text:p>
            <text:p/>
            <text:p>花見 ・ はなみ ・ flower viewing [cherry blossom] </text:p>
            <text:p/>
            <text:p>お花 ・ おはな ・ flower arrangement</text:p>
            <text:p/>
            <text:p>生け花 ・ いけばな ・ flower arrangemen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22" calcext:value-type="float">
            <text:p>122</text:p>
          </table:table-cell>
          <table:table-cell table:style-name="ce8" office:value-type="string" calcext:value-type="string">
            <text:p>北</text:p>
          </table:table-cell>
          <table:table-cell table:style-name="ce12" office:value-type="string" calcext:value-type="string">
            <text:p>北部 ・ ほくぶ ・ north ern part </text:p>
            <text:p/>
            <text:p>北口 ・ きたぐち ・ north exit</text:p>
            <text:p/>
            <text:p>北東 ・ ほくとう ・ northeast</text:p>
            <text:p/>
            <text:p>東北 ・ とうほく ・ Tōhoku northeastern Honshū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3" calcext:value-type="float">
            <text:p>123</text:p>
          </table:table-cell>
          <table:table-cell table:style-name="ce8" office:value-type="string" calcext:value-type="string">
            <text:p>比</text:p>
          </table:table-cell>
          <table:table-cell table:style-name="ce12" office:value-type="string" calcext:value-type="string">
            <text:p>比べる ・ くらべる ・ [vt] compare, contrast</text:p>
            <text:p/>
            <text:p>無比 ・ むひ ・ incomparable, peerless, unparalleled</text:p>
            <text:p/>
            <text:p>日比 ・ にちひ ・ Japan &amp; Philippines; Japanese-Filipino</text:p>
            <text:p/>
            <text:p>対比する ・ たいひする ・ contrast, compare</text:p>
            <text:p/>
            <text:p>比類 ・ ひるい ・ parallel, equal, match</text:p>
            <text:p/>
            <text:p>比例 ・ ひれい ・ proportion, ratio</text:p>
            <text:p/>
            <text:p>比を求める ・ ひをもとめる ・ obtain the ratio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4" calcext:value-type="float">
            <text:p>124</text:p>
          </table:table-cell>
          <table:table-cell table:style-name="ce8" office:value-type="string" calcext:value-type="string">
            <text:p>背</text:p>
          </table:table-cell>
          <table:table-cell table:style-name="ce12" office:value-type="string" calcext:value-type="string">
            <text:p>背中 ・ せなか ・ back</text:p>
            <text:p/>
            <text:p>背部 ・ はいぶ ・ back(side)</text:p>
            <text:p/>
            <text:p>背く ・ そむく ・ [vi] go against, disobey</text:p>
            <text:p/>
            <text:p>背ける ・ そむける ・ [vt] turn (one's face) away</text:p>
            <text:p/>
            <text:p>背比べ ・ せいくらべ ・ comparison of statures</text:p>
            <text:p/>
            <text:p>約束に背く ・ やくそくにそむく ・ break one’s promise</text:p>
            <text:p/>
            <text:p>顔を背ける ・ かおをそむける ・ turn one’s face away</text:p>
            <text:p/>
            <text:p>上背 ・ うわぜい ・ height, statur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5" calcext:value-type="float">
            <text:p>125</text:p>
          </table:table-cell>
          <table:table-cell table:style-name="ce8" office:value-type="string" calcext:value-type="string">
            <text:p>車</text:p>
          </table:table-cell>
          <table:table-cell table:style-name="ce12" office:value-type="string" calcext:value-type="string">
            <text:p>車で行く ・ くるまでいく ・ go by car</text:p>
            <text:p/>
            <text:p>車体 ・ しゃたい ・ body of a car </text:p>
            <text:p/>
            <text:p>人力車 ・ じんりきしゃ ・ rickshaw, human-pulled cart</text:p>
            <text:p/>
            <text:p>水車 ・ すいしゃ ・ water wheel</text:p>
            <text:p/>
            <text:p>車 ・ くるま ・ ca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6" calcext:value-type="float">
            <text:p>126</text:p>
          </table:table-cell>
          <table:table-cell table:style-name="ce8" office:value-type="string" calcext:value-type="string">
            <text:p>気</text:p>
          </table:table-cell>
          <table:table-cell table:style-name="ce12" office:value-type="string" calcext:value-type="string">
            <text:p>気体 ・ きたい ・ gas, vapor</text:p>
            <text:p/>
            <text:p>気に入る ・ きにいる ・ like, be pleased with</text:p>
            <text:p/>
            <text:p>大気 ・ たいき ・ atmosphere</text:p>
            <text:p/>
            <text:p>やる気 ・ やるき ・ mind determined to do sth.</text:p>
            <text:p/>
            <text:p>本気 ・ ほんき ・ seriousness, earnestnes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7" calcext:value-type="float">
            <text:p>127</text:p>
          </table:table-cell>
          <table:table-cell table:style-name="ce8" office:value-type="string" calcext:value-type="string">
            <text:p>汽</text:p>
          </table:table-cell>
          <table:table-cell table:style-name="ce12" office:value-type="string" calcext:value-type="string">
            <text:p>汽車 ・ きしゃ ・ (steam) train</text:p>
            <text:p/>
            <text:p>夜汽車 ・ よぎしゃ ・ night train</text:p>
            <text:p/>
            <text:p>汽笛 ・ きてき ・ steam whistle</text:p>
            <text:p/>
            <text:p>汽圧 ・ きあつ ・ steam pressure</text:p>
            <text:p/>
            <text:p>汽船 ・ きせん ・ steamboat, steamer</text:p>
            <text:p/>
            <text:p>汽水 ・ きすい ・ brackish wate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8" calcext:value-type="float">
            <text:p>128</text:p>
          </table:table-cell>
          <table:table-cell table:style-name="ce8" office:value-type="string" calcext:value-type="string">
            <text:p>性</text:p>
          </table:table-cell>
          <table:table-cell table:style-name="ce12" office:value-type="string" calcext:value-type="string">
            <text:p>本性 ・ ほんしょう ・ [true] nature / personality</text:p>
            <text:p/>
            <text:p>性別 ・ せいべつ ・ distinction of sex; gender</text:p>
            <text:p/>
            <text:p>安定性 ・ あんていせい ・ stability</text:p>
            <text:p/>
            <text:p>男性 ・ だんせい ・ male, man</text:p>
            <text:p/>
            <text:p>水の性 ・ みずのせい ・ properties of water</text:p>
            <text:p/>
            <text:p>中性 ・ ちゅうせい ・ neuter gender</text:p>
            <text:p/>
            <text:p>天性 ・ てんせい ・ nature, one’s innate disposition</text:p>
            <text:p/>
            <text:p>性悪な ・ しょうわるな ・ ill-nature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9" calcext:value-type="float">
            <text:p>129</text:p>
          </table:table-cell>
          <table:table-cell table:style-name="ce8" office:value-type="string" calcext:value-type="string">
            <text:p>畑</text:p>
          </table:table-cell>
          <table:table-cell table:style-name="ce12" office:value-type="string" calcext:value-type="string">
            <text:p>畑 ・ はたけ ・ cultivated land, dry field vs. submerged ones </text:p>
            <text:p/>
            <text:p>花畑 ・ はなばたけ ・ flower garden</text:p>
            <text:p/>
            <text:p>田畑 ・ たはた ・ fields of crops </text:p>
            <text:p/>
            <text:p>畑を作る ・ はたけをつくる ・ cultivate a field, farm</text:p>
            <text:p/>
            <text:p>畑作 ・ はたさく ・ dry field farming / crop</text:p>
            <text:p/>
            <text:p>畑地 ・ はたち ・ farmland</text:p>
            <text:p/>
            <text:p>段段畑 ・ だんだんばたけ ・ terraced fields / farm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0" calcext:value-type="float">
            <text:p>130</text:p>
          </table:table-cell>
          <table:table-cell table:style-name="ce8" office:value-type="string" calcext:value-type="string">
            <text:p>青</text:p>
          </table:table-cell>
          <table:table-cell table:style-name="ce12" office:value-type="string" calcext:value-type="string">
            <text:p>青年 ・ せいねん ・ youth, young man</text:p>
            <text:p/>
            <text:p>青い ・ あおい ・ blue, green</text:p>
            <text:p/>
            <text:p>青春 ・ せいしゅん ・ bloom of youth</text:p>
            <text:p/>
            <text:p>緑青 ・ ろくしょう ・ verdigris, copper / green rust</text:p>
            <text:p/>
            <text:p>青ざめる ・ あおざめる ・ [vi] become pale</text:p>
            <text:p/>
            <text:p>顔が青い ・ かおがあおい ・ look pale / green</text:p>
            <text:p/>
            <text:p>真っ青 ・ まっさお ・ deep blue; paleness, ghastliness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31" calcext:value-type="float">
            <text:p>131</text:p>
          </table:table-cell>
          <table:table-cell table:style-name="ce8" office:value-type="string" calcext:value-type="string">
            <text:p>麦</text:p>
          </table:table-cell>
          <table:table-cell table:style-name="ce12" office:value-type="string" calcext:value-type="string">
            <text:p>小麦 ・ こむぎ ・ wheat</text:p>
            <text:p/>
            <text:p>大麦 ・ おおむぎ ・ barley</text:p>
            <text:p/>
            <text:p>麦畑 ・ むぎばたけ ・ wheat field</text:p>
            <text:p/>
            <text:p>麦価 ・ ばくか ・ price of wheat</text:p>
            <text:p/>
            <text:p>麦秋 ・ ばくしゅう ・ wheat harvest / season; early summer</text:p>
            <text:p/>
            <text:p>ライ麦 ・ らいむぎ ・ ry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32" calcext:value-type="float">
            <text:p>132</text:p>
          </table:table-cell>
          <table:table-cell table:style-name="ce8" office:value-type="string" calcext:value-type="string">
            <text:p>素</text:p>
          </table:table-cell>
          <table:table-cell table:style-name="ce12" office:value-type="string" calcext:value-type="string">
            <text:p>水素 ・ すいそ ・ hydrogen</text:p>
            <text:p/>
            <text:p>素足 ・ すあし ・ bare feet</text:p>
            <text:p/>
            <text:p>素手 ・ すで ・ bare hands</text:p>
            <text:p/>
            <text:p>素人 ・ しろうと ・ amateur, novice, outsider</text:p>
            <text:p/>
            <text:p>元素 ・ げんそ ・ chemical element</text:p>
            <text:p/>
            <text:p>素 ・ もと ・ raw material, base</text:p>
            <text:p/>
            <text:p>スープの素 ・ すーぷのもと ・ soup stock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33" calcext:value-type="float">
            <text:p>133</text:p>
          </table:table-cell>
          <table:table-cell table:style-name="ce8" office:value-type="string" calcext:value-type="string">
            <text:p>毒</text:p>
          </table:table-cell>
          <table:table-cell table:style-name="ce12" office:value-type="string" calcext:value-type="string">
            <text:p>中毒 ・ ちゅうどく ・ poisoning; addiction</text:p>
            <text:p/>
            <text:p>毒素 ・ どくそ ・ toxin</text:p>
            <text:p/>
            <text:p>気の毒な ・ きのどくな ・ pitiable, miser-; regrettable, too bad</text:p>
            <text:p/>
            <text:p>毒舌 ・ どくぜつ ・ wicked tongue, abusive language</text:p>
            <text:p/>
            <text:p>毒物 ・ どくぶつ ・ poisonous substance, toxin</text:p>
            <text:p/>
            <text:p>有毒な ・ ゆうどくな ・ poisonou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4" calcext:value-type="float">
            <text:p>134</text:p>
          </table:table-cell>
          <table:table-cell table:style-name="ce8" office:value-type="string" calcext:value-type="string">
            <text:p>先</text:p>
          </table:table-cell>
          <table:table-cell table:style-name="ce12" office:value-type="string" calcext:value-type="string">
            <text:p>先月 ・ せんげつ ・ last month</text:p>
            <text:p/>
            <text:p>行き先 ・ いきさき ・ one's destination</text:p>
            <text:p/>
            <text:p>先 ・ さき ・ point, tip; the future; destination; first, ahead of; before, earlier</text:p>
            <text:p/>
            <text:p>刃先 ・ はさき ・ edge of a blade</text:p>
            <text:p/>
            <text:p>爪先 ・ つまさき ・ tiptoe, tip of a toe</text:p>
            <text:p/>
            <text:p>先ず ・ まず ・ first, to begin with; nearly, hardly, on the whole; anyway; well, now</text:p>
            <text:p/>
            <text:p>手先 ・ てさき ・ fingers; tool, implement</text:p>
            <text:p/>
            <text:p>先達て ・ せんだって ・ the other day, some time ago; latel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35" calcext:value-type="float">
            <text:p>135</text:p>
          </table:table-cell>
          <table:table-cell table:style-name="ce8" office:value-type="string" calcext:value-type="string">
            <text:p>洗</text:p>
          </table:table-cell>
          <table:table-cell table:style-name="ce12" office:value-type="string" calcext:value-type="string">
            <text:p>洗車 ・ せんしゃ ・ carwash</text:p>
            <text:p/>
            <text:p>洗う ・ あらう ・ [vt] wash, cleanse</text:p>
            <text:p/>
            <text:p>手洗い ・ てあらい ・ lavatory, restroom</text:p>
            <text:p/>
            <text:p>洗練 ・ せんれん ・ refinement, polishing, elegance</text:p>
            <text:p/>
            <text:p>水洗 ・ すいせん ・ flushing, washing</text:p>
            <text:p/>
            <text:p>洗浄 ・ せんじょう ・ washing, irrigation</text:p>
            <text:p/>
            <text:p>洗顔 ・ せんがん ・ washing one’s fac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6" calcext:value-type="float">
            <text:p>136</text:p>
          </table:table-cell>
          <table:table-cell table:style-name="ce8" office:value-type="string" calcext:value-type="string">
            <text:p>元</text:p>
          </table:table-cell>
          <table:table-cell table:style-name="ce12" office:value-type="string" calcext:value-type="string">
            <text:p>元気 ・ げんき ・ vigor, energy; spirits; health</text:p>
            <text:p/>
            <text:p>元々 ・ もともと ・ originally, from the first; by nature</text:p>
            <text:p/>
            <text:p>火の元 ・ ひのもと ・ origin of a fire</text:p>
            <text:p/>
            <text:p>元素 ・ げんそ ・ element, chemical element</text:p>
            <text:p/>
            <text:p>元日 ・ がんじつ ・ New Year’s Day</text:p>
            <text:p/>
            <text:p>元来 ・ がんらい ・ originally, primarily, essentially</text:p>
            <text:p/>
            <text:p>地元民 ・ じもとみん ・ local peopl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7" calcext:value-type="float">
            <text:p>137</text:p>
          </table:table-cell>
          <table:table-cell table:style-name="ce8" office:value-type="string" calcext:value-type="string">
            <text:p>光</text:p>
          </table:table-cell>
          <table:table-cell table:style-name="ce12" office:value-type="string" calcext:value-type="string">
            <text:p>光る ・ ひかる ・ [vi] shine, emit light</text:p>
            <text:p/>
            <text:p>日光 ・ にっこう ・ sunshine, sunlight</text:p>
            <text:p/>
            <text:p>光 ・ ひかり ・ light; ray; gleam</text:p>
            <text:p/>
            <text:p>光年 ・ こうねん ・ light year</text:p>
            <text:p/>
            <text:p>月光 ・ げっこう ・ moonligh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8" calcext:value-type="float">
            <text:p>138</text:p>
          </table:table-cell>
          <table:table-cell table:style-name="ce8" office:value-type="string" calcext:value-type="string">
            <text:p>去</text:p>
          </table:table-cell>
          <table:table-cell table:style-name="ce12" office:value-type="string" calcext:value-type="string">
            <text:p>去年 ・ きょねん ・ last year</text:p>
            <text:p/>
            <text:p>去る ・ さる ・ [vi] go away, leave; go by, elapse; get rid of</text:p>
            <text:p/>
            <text:p>立ち去る ・ たちさる ・ leave, walk out</text:p>
            <text:p/>
            <text:p>置き去りにする ・ おきざりにする ・ leave so. behind</text:p>
            <text:p/>
            <text:p>忘れ去る ・ わすれさる ・ forget completely</text:p>
            <text:p/>
            <text:p>退去する ・ たいきょする ・ retreat, withdraw, evacuate</text:p>
            <text:p/>
            <text:p>死去する ・ しきょする ・ die, pass awa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9" calcext:value-type="float">
            <text:p>139</text:p>
          </table:table-cell>
          <table:table-cell table:style-name="ce8" office:value-type="string" calcext:value-type="string">
            <text:p>法</text:p>
          </table:table-cell>
          <table:table-cell table:style-name="ce12" office:value-type="string" calcext:value-type="string">
            <text:p>法案 ・ ほうあん ・ bill, legislative proposal</text:p>
            <text:p/>
            <text:p>法学 ・ ほうがく ・ law, jurisprudence</text:p>
            <text:p/>
            <text:p>生活法 ・ せいかつほう ・ way of life, art of living</text:p>
            <text:p/>
            <text:p>法学部 ・ ほうがくぶ ・ law department [school] </text:p>
            <text:p/>
            <text:p>法 ・ のり ・ law, rule, regulation; model, pattern; religious doctrine, Buddha's teachings</text:p>
            <text:p/>
            <text:p>法度 ・ はっと ・ law, ordinance, prohibi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0" calcext:value-type="float">
            <text:p>140</text:p>
          </table:table-cell>
          <table:table-cell table:style-name="ce8" office:value-type="string" calcext:value-type="string">
            <text:p>走</text:p>
          </table:table-cell>
          <table:table-cell table:style-name="ce12" office:value-type="string" calcext:value-type="string">
            <text:p>走行 ・ そうこう ・ traveling, driving</text:p>
            <text:p/>
            <text:p>走る ・ はしる ・ [vi] run</text:p>
            <text:p/>
            <text:p>走り ・ はしり ・ season’s first supply of tomatoes ; running</text:p>
            <text:p/>
            <text:p>走り書き ・ はしりがき ・ running script, cursive writing</text:p>
            <text:p/>
            <text:p>独走 ・ どくそう ・ running alone; easy victory, walkover</text:p>
            <text:p/>
            <text:p>暴走 ・ ぼうそう ・ reckless driving; running wild</text:p>
            <text:p/>
            <text:p>逃走 ・ とうそう ・ flight, escape</text:p>
            <text:p/>
            <text:p>脱走する ・ だっそうする ・ desert, escap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1" calcext:value-type="float">
            <text:p>141</text:p>
          </table:table-cell>
          <table:table-cell table:style-name="ce8" office:value-type="string" calcext:value-type="string">
            <text:p>当</text:p>
          </table:table-cell>
          <table:table-cell table:style-name="ce12" office:value-type="string" calcext:value-type="string">
            <text:p>当日 ・ とうじつ ・ the appointed day, that day</text:p>
            <text:p/>
            <text:p>当たる ・ あたる ・ [vi] hit the mark </text:p>
            <text:p/>
            <text:p>本当の ・ ほんとうの ・ true, real, genuine</text:p>
            <text:p/>
            <text:p>一日当たり千円 ・ いちにちあたりせんえん ・ 1000 yen a day</text:p>
            <text:p/>
            <text:p>日当り ・ ひあたり ・ exposure to the su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2" calcext:value-type="float">
            <text:p>142</text:p>
          </table:table-cell>
          <table:table-cell table:style-name="ce8" office:value-type="string" calcext:value-type="string">
            <text:p>思</text:p>
          </table:table-cell>
          <table:table-cell table:style-name="ce12" office:value-type="string" calcext:value-type="string">
            <text:p>思案する ・ しあんする ・ think, consider, reflect</text:p>
            <text:p/>
            <text:p>思う ・ おもう ・ [vt] think, feel; wish</text:p>
            <text:p/>
            <text:p>思い付く ・ おもいつく ・ think of, hit upon</text:p>
            <text:p/>
            <text:p>思い出 ・ おもいで ・ recollections, memor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3" calcext:value-type="float">
            <text:p>143</text:p>
          </table:table-cell>
          <table:table-cell table:style-name="ce8" office:value-type="string" calcext:value-type="string">
            <text:p>早</text:p>
          </table:table-cell>
          <table:table-cell table:style-name="ce12" office:value-type="string" calcext:value-type="string">
            <text:p>早々 ・ そうそう ・ quickly, without delay; early</text:p>
            <text:p/>
            <text:p>早口 ・ はやくち ・ fast talking</text:p>
            <text:p/>
            <text:p>早めに ・ はやめに ・ a little early, with time to spare</text:p>
            <text:p/>
            <text:p>お早う ・ おはよう ・ Good morning!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44" calcext:value-type="float">
            <text:p>144</text:p>
          </table:table-cell>
          <table:table-cell table:style-name="ce8" office:value-type="string" calcext:value-type="string">
            <text:p>草</text:p>
          </table:table-cell>
          <table:table-cell table:style-name="ce12" office:value-type="string" calcext:value-type="string">
            <text:p>草木 ・ そうもく ・ trees &amp; plants, vegetation</text:p>
            <text:p/>
            <text:p>草書 ・ そうしょ ・ cursive writing</text:p>
            <text:p/>
            <text:p>毒草 ・ どくそう ・ poisonous plant</text:p>
            <text:p/>
            <text:p>草 ・ くさ ・ grass, weeds</text:p>
            <text:p/>
            <text:p>干し草 ・ ほしくさ ・ hay, dry grass</text:p>
            <text:p/>
            <text:p>質草 ・ しちぐさ ・ article for pawnin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45" calcext:value-type="float">
            <text:p>145</text:p>
          </table:table-cell>
          <table:table-cell table:style-name="ce8" office:value-type="string" calcext:value-type="string">
            <text:p>朝</text:p>
          </table:table-cell>
          <table:table-cell table:style-name="ce12" office:value-type="string" calcext:value-type="string">
            <text:p>毎朝 ・ まいあさ ・ every morning</text:p>
            <text:p/>
            <text:p>王朝 ・ おうちょう ・ dynasty, Imperial regime</text:p>
            <text:p/>
            <text:p>朝日 ・ あさひ ・ rising sun, morning sun(light)</text:p>
            <text:p/>
            <text:p>朝早く ・ あさはやく ・ early in the morning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46" calcext:value-type="float">
            <text:p>146</text:p>
          </table:table-cell>
          <table:table-cell table:style-name="ce8" office:value-type="string" calcext:value-type="string">
            <text:p>潮</text:p>
          </table:table-cell>
          <table:table-cell table:style-name="ce12" office:value-type="string" calcext:value-type="string">
            <text:p>潮水 ・ しおみず ・ seawater</text:p>
            <text:p/>
            <text:p>潮入り ・ しおいり ・ rise of the tide</text:p>
            <text:p/>
            <text:p>初潮 ・ しょちょう ・ first menstruation</text:p>
            <text:p/>
            <text:p>高潮 ・ こうちょう ・ high tide / water; climax, poin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7" calcext:value-type="float">
            <text:p>147</text:p>
          </table:table-cell>
          <table:table-cell table:style-name="ce8" office:value-type="string" calcext:value-type="string">
            <text:p>形</text:p>
          </table:table-cell>
          <table:table-cell table:style-name="ce12" office:value-type="string" calcext:value-type="string">
            <text:p>体形 ・ たいけい ・ form, figure</text:p>
            <text:p/>
            <text:p>人形 ・ にんぎょう ・ doll</text:p>
            <text:p/>
            <text:p>形だけ ・ かたちだけ ・ merely for form's sake</text:p>
            <text:p/>
            <text:p>形 ・ かたち ・ form, shape</text:p>
            <text:p/>
            <text:p>形見 ・ かたみ ・ keepsake, memento</text:p>
            <text:p/>
            <text:p>形見 ・ かたみ ・ keepsake, memento</text:p>
            <text:p/>
            <text:p>手形 ・ てがた ・ promissory note; hand print</text:p>
            <text:p/>
            <text:p>形作る ・ かたちづくる ・ form, shape, make, mol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48" calcext:value-type="float">
            <text:p>148</text:p>
          </table:table-cell>
          <table:table-cell table:style-name="ce8" office:value-type="string" calcext:value-type="string">
            <text:p>発</text:p>
          </table:table-cell>
          <table:table-cell table:style-name="ce12" office:value-type="string" calcext:value-type="string">
            <text:p>発つ ・ たつ ・ [vi] start on a journey , depart</text:p>
            <text:p/>
            <text:p>発する ・ はっする ・ emit, radiate, send forth</text:p>
            <text:p/>
            <text:p>発見 ・ はっけん ・ discovery, revelation</text:p>
            <text:p/>
            <text:p>発明 ・ はつめい ・ invention, contrivance</text:p>
            <text:p/>
            <text:p>発する ・ はっする ・ emit, radiate</text:p>
            <text:p/>
            <text:p>発行する ・ はっこうする ・ publish, issue</text:p>
            <text:p/>
            <text:p>摘発する ・ てきはつする ・ expose, lay bare, disclos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9" calcext:value-type="float">
            <text:p>149</text:p>
          </table:table-cell>
          <table:table-cell table:style-name="ce8" office:value-type="string" calcext:value-type="string">
            <text:p>廃</text:p>
          </table:table-cell>
          <table:table-cell table:style-name="ce12" office:value-type="string" calcext:value-type="string">
            <text:p>廃止する ・ はいしする ・ abandon, abolish</text:p>
            <text:p/>
            <text:p>廃れる ・ すたれる ・ [vi] fall into disuse, go out of fashion</text:p>
            <text:p/>
            <text:p>廃れた ・ すたれた ・ disused, out of date, obsolete</text:p>
            <text:p/>
            <text:p>廃案 ・ はいあん ・ rejected bill / project</text:p>
            <text:p/>
            <text:p>全廃 ・ ぜんぱい ・ abolition total </text:p>
            <text:p/>
            <text:p>廃り ・ すたり ・ waste, wastage, waster</text:p>
            <text:p/>
            <text:p>廃品 ・ はいひん ・ waste articles, junk</text:p>
            <text:p/>
            <text:p>廃絶 ・ はいぜつ ・ extincti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50" calcext:value-type="float">
            <text:p>150</text:p>
          </table:table-cell>
          <table:table-cell table:style-name="ce8" office:value-type="string" calcext:value-type="string">
            <text:p>音</text:p>
          </table:table-cell>
          <table:table-cell table:style-name="ce12" office:value-type="string" calcext:value-type="string">
            <text:p>母音 ・ ぼいん ・ vowel</text:p>
            <text:p/>
            <text:p>足音 ・ あしおと ・ sound of footsteps</text:p>
            <text:p/>
            <text:p>発音 ・ はつおん ・ pronunciation</text:p>
            <text:p/>
            <text:p>本音 ・ ほんね ・ one's real intentions</text:p>
            <text:p/>
            <text:p>音 ・ おと ・ sound</text:p>
            <text:p/>
            <text:p>音節 ・ おんせつ ・ syllable</text:p>
            <text:p/>
            <text:p>五十音 ・ ごじゅうおん ・ the Japanese syllabary</text:p>
            <text:p/>
            <text:p>不協和音 ・ ふきょうわおん ・ discord, dissonanc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51" calcext:value-type="float">
            <text:p>151</text:p>
          </table:table-cell>
          <table:table-cell table:style-name="ce8" office:value-type="string" calcext:value-type="string">
            <text:p>意</text:p>
          </table:table-cell>
          <table:table-cell table:style-name="ce12" office:value-type="string" calcext:value-type="string">
            <text:p>意見 ・ いけん ・ opinion, view</text:p>
            <text:p/>
            <text:p>用意する ・ よういする ・ prepare, make arrangements</text:p>
            <text:p/>
            <text:p>好意 ・ こうい ・ goodwill, favor, kindness</text:p>
            <text:p/>
            <text:p>意図 ・ いと ・ intention, aim</text:p>
            <text:p/>
            <text:p>意に介する ・ いにかいする ・ mind, take sth. to heart</text:p>
            <text:p/>
            <text:p>意を強くする ・ いをつよくする ・ be reassured, feel encourage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2" calcext:value-type="float">
            <text:p>152</text:p>
          </table:table-cell>
          <table:table-cell table:style-name="ce8" office:value-type="string" calcext:value-type="string">
            <text:p>作</text:p>
          </table:table-cell>
          <table:table-cell table:style-name="ce12" office:value-type="string" calcext:value-type="string">
            <text:p>作る ・ つくる ・ [vt] make, create; grow</text:p>
            <text:p/>
            <text:p>作成する ・ さくせいする ・ make, produce, prepare</text:p>
            <text:p/>
            <text:p>作用 ・ さよう ・ action, operation, function; effec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53" calcext:value-type="float">
            <text:p>153</text:p>
          </table:table-cell>
          <table:table-cell table:style-name="ce8" office:value-type="string" calcext:value-type="string">
            <text:p>昨</text:p>
          </table:table-cell>
          <table:table-cell table:style-name="ce12" office:value-type="string" calcext:value-type="string">
            <text:p>昨日 ・ きのう ・ yesterday</text:p>
            <text:p/>
            <text:p>一昨日 ・ おととい ・ the day before yesterday</text:p>
            <text:p/>
            <text:p>一昨年 ・ おととし ・ the year before last</text:p>
            <text:p/>
            <text:p>昨紙 ・ さくし ・ yesterday’s paper</text:p>
            <text:p/>
            <text:p>昨今 ・ さっこん ・ these days</text:p>
            <text:p/>
            <text:p>昨年 ・ さくねん ・ last yea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54" calcext:value-type="float">
            <text:p>154</text:p>
          </table:table-cell>
          <table:table-cell table:style-name="ce8" office:value-type="string" calcext:value-type="string">
            <text:p>雨</text:p>
          </table:table-cell>
          <table:table-cell table:style-name="ce12" office:value-type="string" calcext:value-type="string">
            <text:p>雨水 ・ あまみず ・ rainwater</text:p>
            <text:p/>
            <text:p>雨が止んだ ・ あめがやんだ ・ It stopped raining</text:p>
            <text:p/>
            <text:p>小雨 ・ こさめ ・ drizzle</text:p>
            <text:p/>
            <text:p>大雨 ・ おおあめ ・ heavy rai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5" calcext:value-type="float">
            <text:p>155</text:p>
          </table:table-cell>
          <table:table-cell table:style-name="ce8" office:value-type="string" calcext:value-type="string">
            <text:p>電</text:p>
          </table:table-cell>
          <table:table-cell table:style-name="ce12" office:value-type="string" calcext:value-type="string">
            <text:p>電気 ・ でんき ・ electricity; electric light</text:p>
            <text:p/>
            <text:p>電話 ・ でんわ ・ telephone; phone call</text:p>
            <text:p/>
            <text:p>電車 ・ でんしゃ ・ train, electric train, trolley</text:p>
            <text:p/>
            <text:p>電力 ・ でんりょく ・ electric power, electricity</text:p>
            <text:p/>
            <text:p>発電 ・ はつでん ・ generation of electricit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6" calcext:value-type="float">
            <text:p>156</text:p>
          </table:table-cell>
          <table:table-cell table:style-name="ce8" office:value-type="string" calcext:value-type="string">
            <text:p>頁</text:p>
          </table:table-cell>
          <table:table-cell table:style-name="ce12" office:value-type="string" calcext:value-type="string">
            <text:p>一頁 ・ いちぺーじ ・ page 1</text:p>
            <text:p/>
            <text:p>頁岩 ・ けつがん ・ shale</text:p>
            <text:p/>
            <text:p>頁数 ・ ぺーじすう ・ number of pages</text:p>
            <text:p/>
            <text:p>頁付け ・ ぺーじづけ ・ pagination</text:p>
            <text:p/>
            <text:p>余白頁 ・ よはくぺーじ ・ blank pag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7" calcext:value-type="float">
            <text:p>157</text:p>
          </table:table-cell>
          <table:table-cell table:style-name="ce8" office:value-type="string" calcext:value-type="string">
            <text:p>首</text:p>
          </table:table-cell>
          <table:table-cell table:style-name="ce12" office:value-type="string" calcext:value-type="string">
            <text:p>部首 ・ ぶしゅ ・ radical of a Chinese character </text:p>
            <text:p/>
            <text:p>手首 ・ てくび ・ wrist</text:p>
            <text:p/>
            <text:p>元首 ・ げんしゅ ・ ruler, sovereign</text:p>
            <text:p/>
            <text:p>首 ・ くび ・ neck, head</text:p>
            <text:p/>
            <text:p>首席 ・ しゅせき ・ head, chief; top student, head of class</text:p>
            <text:p/>
            <text:p>首都圏 ・ しゅとけん ・ capital city area often Tōkyō's center + 50 km </text:p>
            <text:p/>
            <text:p>足首 ・ あしくび ・ ankl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58" calcext:value-type="float">
            <text:p>158</text:p>
          </table:table-cell>
          <table:table-cell table:style-name="ce8" office:value-type="string" calcext:value-type="string">
            <text:p>道</text:p>
          </table:table-cell>
          <table:table-cell table:style-name="ce12" office:value-type="string" calcext:value-type="string">
            <text:p>書道 ・ しょどう ・ calligraphy, penmanship</text:p>
            <text:p/>
            <text:p>道 ・ みち ・ road, way, path</text:p>
            <text:p/>
            <text:p>水道 ・ すいどう ・ water works / supply; channel</text:p>
            <text:p/>
            <text:p>気道 ・ きどう ・ air passage</text:p>
            <text:p/>
            <text:p>北海道 ・ ほっかいどう ・ Hokkaidō island and prefectur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9" calcext:value-type="float">
            <text:p>159</text:p>
          </table:table-cell>
          <table:table-cell table:style-name="ce8" office:value-type="string" calcext:value-type="string">
            <text:p>通</text:p>
          </table:table-cell>
          <table:table-cell table:style-name="ce12" office:value-type="string" calcext:value-type="string">
            <text:p>通学 ・ つうがく ・ attending school; commuting to school</text:p>
            <text:p/>
            <text:p>通る ・ とおる ・ [vi] pass by , get through</text:p>
            <text:p/>
            <text:p>通す ・ とおす ・ [vt] let pass by ; admit; carry through</text:p>
            <text:p/>
            <text:p>通信 ・ つうしん ・ correspondence, communication</text:p>
            <text:p/>
            <text:p>交通 ・ こうつう ・ traffic; communication; transportation; navigation</text:p>
            <text:p/>
            <text:p>通過 ・ つうか ・ passing, passage</text:p>
            <text:p/>
            <text:p>通う ・ かよう ・ [vi] go to and from, back and forth, commute; frequent a place, visit ofte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60" calcext:value-type="float">
            <text:p>160</text:p>
          </table:table-cell>
          <table:table-cell table:style-name="ce8" office:value-type="string" calcext:value-type="string">
            <text:p>乳</text:p>
          </table:table-cell>
          <table:table-cell table:style-name="ce12" office:value-type="string" calcext:value-type="string">
            <text:p>牛乳 ・ ぎゅうにゅう ・ cow's milk</text:p>
            <text:p/>
            <text:p>乳首 ・ ちくび ・ teat, nipple</text:p>
            <text:p/>
            <text:p>乳 ・ ちち ・ breast; breast milk</text:p>
            <text:p/>
            <text:p>乳母 ・ うば ・ wet nurse</text:p>
            <text:p/>
            <text:p>乳母車 ・ うばぐるま ・ baby carriage</text:p>
            <text:p/>
            <text:p>母乳 ・ ぼにゅう ・ mother's milk</text:p>
            <text:p/>
            <text:p>乳飲み子 ・ ちのみご ・ baby, suckl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1" calcext:value-type="float">
            <text:p>161</text:p>
          </table:table-cell>
          <table:table-cell table:style-name="ce8" office:value-type="string" calcext:value-type="string">
            <text:p>豆</text:p>
          </table:table-cell>
          <table:table-cell table:style-name="ce12" office:value-type="string" calcext:value-type="string">
            <text:p>大豆 ・ だいず ・ soybean</text:p>
            <text:p/>
            <text:p>豆本 ・ まめほん ・ miniature book</text:p>
            <text:p/>
            <text:p>豆乳 ・ とうにゅう ・ soybean milk</text:p>
            <text:p/>
            <text:p>豆 ・ まめ ・ bean, pea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2" calcext:value-type="float">
            <text:p>162</text:p>
          </table:table-cell>
          <table:table-cell table:style-name="ce8" office:value-type="string" calcext:value-type="string">
            <text:p>頭</text:p>
          </table:table-cell>
          <table:table-cell table:style-name="ce12" office:value-type="string" calcext:value-type="string">
            <text:p>先頭 ・ せんとう ・ forefront, head, top</text:p>
            <text:p/>
            <text:p>頭に入れる ・ あたまにいれる ・ keep in mind</text:p>
            <text:p/>
            <text:p>目頭 ・ めがしら ・ eye inner corner </text:p>
            <text:p/>
            <text:p>頭 ・ あたま ・ head, top, beginning</text:p>
            <text:p/>
            <text:p>頭部 ・ とうぶ ・ head</text:p>
            <text:p/>
            <text:p>頭上 ・ ずじょう ・ overhead</text:p>
            <text:p/>
            <text:p>旗頭 ・ はたがしら ・ leader, boss</text:p>
            <text:p/>
            <text:p>頭数 ・ あたまかず ・ number of persons, head coun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3" calcext:value-type="float">
            <text:p>163</text:p>
          </table:table-cell>
          <table:table-cell table:style-name="ce8" office:value-type="string" calcext:value-type="string">
            <text:p>予</text:p>
          </table:table-cell>
          <table:table-cell table:style-name="ce12" office:value-type="string" calcext:value-type="string">
            <text:p>予定 ・ よてい ・ schedule, prearrangement, plan; estimate; expectation</text:p>
            <text:p/>
            <text:p>予言 ・ よげん ・ prediction, forecast</text:p>
            <text:p/>
            <text:p>予言者 ・ よげんしゃ ・ prophet, prognosticator</text:p>
            <text:p/>
            <text:p>予め ・ あらかじめ ・ in advance</text:p>
            <text:p/>
            <text:p>予期 ・ よき ・ expectation, anticipation, hope</text:p>
            <text:p/>
            <text:p>予約 ・ よやく ・ reservation, preengagement; subscrip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4" calcext:value-type="float">
            <text:p>164</text:p>
          </table:table-cell>
          <table:table-cell table:style-name="ce8" office:value-type="string" calcext:value-type="string">
            <text:p>矛</text:p>
          </table:table-cell>
          <table:table-cell table:style-name="ce12" office:value-type="string" calcext:value-type="string">
            <text:p>矛先 ・ ほこさき ・ spearhead; the aim of an attack ; the brunt of an argument </text:p>
            <text:p/>
            <text:p>矛 ・ ほこ ・ halberd; arms</text:p>
            <text:p/>
            <text:p>矛盾 ・ むじゅん ・ contradiction, inconsistenc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5" calcext:value-type="float">
            <text:p>165</text:p>
          </table:table-cell>
          <table:table-cell table:style-name="ce8" office:value-type="string" calcext:value-type="string">
            <text:p>預</text:p>
          </table:table-cell>
          <table:table-cell table:style-name="ce12" office:value-type="string" calcext:value-type="string">
            <text:p>預金 ・ よきん ・ deposit, bank account</text:p>
            <text:p/>
            <text:p>預かる ・ あずかる ・ [vt] receive on deposit, take charge of</text:p>
            <text:p/>
            <text:p>預ける ・ あずける ・ [vt] deposit, entrust</text:p>
            <text:p/>
            <text:p>預け入れる ・ あずけいれる ・ make a deposit</text:p>
            <text:p/>
            <text:p>預かり ・ あずかり ・ custody; undecided match, draw, tie</text:p>
            <text:p/>
            <text:p>保護預かり ・ ほごあずかり ・ safe deposit</text:p>
            <text:p/>
            <text:p>預血する ・ よけつする ・ deposit blood in a blood bank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6" calcext:value-type="float">
            <text:p>166</text:p>
          </table:table-cell>
          <table:table-cell table:style-name="ce8" office:value-type="string" calcext:value-type="string">
            <text:p>句</text:p>
          </table:table-cell>
          <table:table-cell table:style-name="ce12" office:value-type="string" calcext:value-type="string">
            <text:p>文句 ・ もんく ・ phrase, expression; complaint</text:p>
            <text:p/>
            <text:p>成句 ・ せいく ・ set phrase, idiom</text:p>
            <text:p/>
            <text:p>語句 ・ ごく ・ words and phrases</text:p>
            <text:p/>
            <text:p>俳句 ・ はいく ・ haiku poem 17 syllables </text:p>
            <text:p/>
            <text:p>慣用句 ・ かんようく ・ idiom, common phrase</text:p>
            <text:p/>
            <text:p>句集 ・ くしゅう ・ collection of haiku</text:p>
            <text:p/>
            <text:p>句読点 ・ くとうてん ・ punctuation marks</text:p>
            <text:p/>
            <text:p>句を切る ・ くをきる ・ punctuate a sentenc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7" calcext:value-type="float">
            <text:p>167</text:p>
          </table:table-cell>
          <table:table-cell table:style-name="ce8" office:value-type="string" calcext:value-type="string">
            <text:p>旬</text:p>
          </table:table-cell>
          <table:table-cell table:style-name="ce12" office:value-type="string" calcext:value-type="string">
            <text:p>上旬 ・ じょうじゅん ・ first ten days of a month</text:p>
            <text:p/>
            <text:p>中旬 ・ ちゅうじゅん ・ middle ten days of a month</text:p>
            <text:p/>
            <text:p>下旬 ・ げじゅん ・ final ten days of a month</text:p>
            <text:p/>
            <text:p>旬の魚 ・ しゅんのさかな ・ fish in seas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8" calcext:value-type="float">
            <text:p>168</text:p>
          </table:table-cell>
          <table:table-cell table:style-name="ce8" office:value-type="string" calcext:value-type="string">
            <text:p>勺</text:p>
          </table:table-cell>
          <table:table-cell table:style-name="ce12" office:value-type="string" calcext:value-type="string">
            <text:p>一勺 ・ いっしゃく ・ 1 shaku ⅒ of a go 合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9" calcext:value-type="float">
            <text:p>169</text:p>
          </table:table-cell>
          <table:table-cell table:style-name="ce8" office:value-type="string" calcext:value-type="string">
            <text:p>的</text:p>
          </table:table-cell>
          <table:table-cell table:style-name="ce12" office:value-type="string" calcext:value-type="string">
            <text:p>公的 ・ こうてき ・ public, official</text:p>
            <text:p/>
            <text:p>目的 ・ もくてき ・ object, purpose</text:p>
            <text:p/>
            <text:p>的に当たる ・ まとにあたる ・ hit the target</text:p>
            <text:p/>
            <text:p>全体的に ・ ぜんたいてきに ・ in general, on the whole</text:p>
            <text:p/>
            <text:p>的 ・ まと ・ targe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70" calcext:value-type="float">
            <text:p>170</text:p>
          </table:table-cell>
          <table:table-cell table:style-name="ce8" office:value-type="string" calcext:value-type="string">
            <text:p>約</text:p>
          </table:table-cell>
          <table:table-cell table:style-name="ce12" office:value-type="string" calcext:value-type="string">
            <text:p>約三年 ・ やくさんねん ・ about three years</text:p>
            <text:p/>
            <text:p>予約 ・ よやく ・ reservation, preengagement</text:p>
            <text:p/>
            <text:p>公約 ・ こうやく ・ public pledge</text:p>
            <text:p/>
            <text:p>条約 ・ じょうやく ・ treaty</text:p>
            <text:p/>
            <text:p>集約的な ・ しゅうやくてきな ・ intensive</text:p>
            <text:p/>
            <text:p>要約 ・ ようやく ・ summary, abridged statement</text:p>
            <text:p/>
            <text:p>倹約する ・ けんやくする ・ economize, be frugal / thrifty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71" calcext:value-type="float">
            <text:p>171</text:p>
          </table:table-cell>
          <table:table-cell table:style-name="ce8" office:value-type="string" calcext:value-type="string">
            <text:p>勿</text:p>
          </table:table-cell>
          <table:table-cell table:style-name="ce12" office:value-type="string" calcext:value-type="string">
            <text:p>勿体 ・ もったい ・ air of importance, superior airs</text:p>
            <text:p/>
            <text:p>勿体無い ・ もったいない ・ wasteful; be more than one deserves</text:p>
            <text:p/>
            <text:p>勿れ ・ なかれ ・ must not, do not</text:p>
            <text:p/>
            <text:p>勿論 ・ もちろん ・ of course, no doubt, naturally</text:p>
            <text:p/>
            <text:p>勿忘草 ・ わすれなぐさ ・ forget-me-no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72" calcext:value-type="float">
            <text:p>172</text:p>
          </table:table-cell>
          <table:table-cell table:style-name="ce8" office:value-type="string" calcext:value-type="string">
            <text:p>物</text:p>
          </table:table-cell>
          <table:table-cell table:style-name="ce12" office:value-type="string" calcext:value-type="string">
            <text:p>物事 ・ ものごと ・ things, matter; everything</text:p>
            <text:p/>
            <text:p>好物 ・ こうぶつ ・ favorite dish</text:p>
            <text:p/>
            <text:p>書物 ・ しょもつ ・ book, volume</text:p>
            <text:p/>
            <text:p>物的な ・ ぶってきな ・ material, physical</text:p>
            <text:p/>
            <text:p>物 ・ もの ・ thing, object, stuff; something; property</text:p>
            <text:p/>
            <text:p>本物 ・ ほんもの ・ real thing [stuff] , genuine articl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73" calcext:value-type="float">
            <text:p>173</text:p>
          </table:table-cell>
          <table:table-cell table:style-name="ce8" office:value-type="string" calcext:value-type="string">
            <text:p>方</text:p>
          </table:table-cell>
          <table:table-cell table:style-name="ce12" office:value-type="string" calcext:value-type="string">
            <text:p>方言 ・ ほうげん ・ dialect, regional speech</text:p>
            <text:p/>
            <text:p>方法 ・ ほうほう ・ method, way; system; means; process</text:p>
            <text:p/>
            <text:p>正方形 ・ せいほうけい ・ square</text:p>
            <text:p/>
            <text:p>…の方に ・ のほうに ・ in the direction of, towards …</text:p>
            <text:p/>
            <text:p>あの方 ・ あのかた ・ that gentleman / lady, he, she</text:p>
            <text:p/>
            <text:p>夕方 ・ ゆうがた ・ evening</text:p>
            <text:p/>
            <text:p>目方 ・ めかた ・ weigh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4" calcext:value-type="float">
            <text:p>174</text:p>
          </table:table-cell>
          <table:table-cell table:style-name="ce8" office:value-type="string" calcext:value-type="string">
            <text:p>防</text:p>
          </table:table-cell>
          <table:table-cell table:style-name="ce12" office:value-type="string" calcext:value-type="string">
            <text:p>予防 ・ よぼう ・ prevention, precaution, protection</text:p>
            <text:p/>
            <text:p>防ぐ ・ ふせぐ ・ [vt] prevent, ward off, protect</text:p>
            <text:p/>
            <text:p>国防 ・ こくぼう ・ national defense</text:p>
            <text:p/>
            <text:p>防音 ・ ぼうおん ・ soundproof</text:p>
            <text:p/>
            <text:p>防止する ・ ぼうしする ・ prevent, hold in check</text:p>
            <text:p/>
            <text:p>防備 ・ ぼうび ・ defense, defensive preparations</text:p>
            <text:p/>
            <text:p>伝染を防ぐ ・ でんせんをふせぐ ・ prevent infectio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5" calcext:value-type="float">
            <text:p>175</text:p>
          </table:table-cell>
          <table:table-cell table:style-name="ce8" office:value-type="string" calcext:value-type="string">
            <text:p>面</text:p>
          </table:table-cell>
          <table:table-cell table:style-name="ce12" office:value-type="string" calcext:value-type="string">
            <text:p>面白い ・ おもしろい ・ interesting, amusing</text:p>
            <text:p/>
            <text:p>正面 ・ しょうめん ・ façade, front</text:p>
            <text:p/>
            <text:p>方面 ・ ほうめん ・ direction, district; field, sphere</text:p>
            <text:p/>
            <text:p>面する ・ めんする ・ face, front on</text:p>
            <text:p/>
            <text:p>法的な面 ・ ほうてきなめん ・ the legal aspect</text:p>
            <text:p/>
            <text:p>面影 ・ おもかげ ・ face; traces</text:p>
            <text:p/>
            <text:p>細面 ・ ほそおもて ・ slender face</text:p>
            <text:p/>
            <text:p>字面 ・ じづら ・ appearance of written word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76" calcext:value-type="float">
            <text:p>176</text:p>
          </table:table-cell>
          <table:table-cell table:style-name="ce8" office:value-type="string" calcext:value-type="string">
            <text:p>画</text:p>
          </table:table-cell>
          <table:table-cell table:style-name="ce12" office:value-type="string" calcext:value-type="string">
            <text:p>画面 ・ がめん ・ picture; television field; screen</text:p>
            <text:p/>
            <text:p>画する ・ かくする ・ mark off, demarcate; plan, map out</text:p>
            <text:p/>
            <text:p>山水画 ・ さんすいが ・ landscape painting</text:p>
            <text:p/>
            <text:p>字画 ・ じかく ・ kanji strokes; stroke count</text:p>
            <text:p/>
            <text:p>画用紙 ・ がようし ・ drawing paper</text:p>
            <text:p/>
            <text:p>画一的な ・ かくいつてきな ・ uniform, standardized</text:p>
            <text:p/>
            <text:p>画する ・ かくする ・ mark off; pla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77" calcext:value-type="float">
            <text:p>177</text:p>
          </table:table-cell>
          <table:table-cell table:style-name="ce8" office:value-type="string" calcext:value-type="string">
            <text:p>両</text:p>
          </table:table-cell>
          <table:table-cell table:style-name="ce12" office:value-type="string" calcext:value-type="string">
            <text:p>両方 ・ りょうほう ・ both</text:p>
            <text:p/>
            <text:p>両面 ・ りょうめん ・ both sides</text:p>
            <text:p/>
            <text:p>車両 ・ しゃりょう ・ vehicle, car; rolling stock</text:p>
            <text:p/>
            <text:p>両手 ・ りょうて ・ both hand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8" calcext:value-type="float">
            <text:p>178</text:p>
          </table:table-cell>
          <table:table-cell table:style-name="ce8" office:value-type="string" calcext:value-type="string">
            <text:p>岡</text:p>
          </table:table-cell>
          <table:table-cell table:style-name="ce12" office:value-type="string" calcext:value-type="string">
            <text:p>岡山 ・ おかやま ・ Okayama city and prefecture </text:p>
            <text:p/>
            <text:p>岡目八目 ・ おかめはちもく ・ bystander's vantage point; outsider's better grasp of the situation; a go game's observers see 8 moves ahea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79" calcext:value-type="float">
            <text:p>179</text:p>
          </table:table-cell>
          <table:table-cell table:style-name="ce8" office:value-type="string" calcext:value-type="string">
            <text:p>満</text:p>
          </table:table-cell>
          <table:table-cell table:style-name="ce12" office:value-type="string" calcext:value-type="string">
            <text:p>満足 ・ まんぞく ・ satisfaction, contentment</text:p>
            <text:p/>
            <text:p>コップを水で満たす ・ コップをみずでみたす ・ fill a glass with water</text:p>
            <text:p/>
            <text:p>満ちる ・ みちる ・ [vi] be filled, become full</text:p>
            <text:p/>
            <text:p>満つ ・ みつ ・ [vi] be full, reach a limit [in neg. constructions] </text:p>
            <text:p/>
            <text:p>満たす ・ みたす ・ [vt] fill; satisfy</text:p>
            <text:p/>
            <text:p>満月 ・ まんげつ ・ full moon</text:p>
            <text:p/>
            <text:p>満潮 ・ まんちょう ・ high tide</text:p>
            <text:p/>
            <text:p>円満な ・ えんまんな ・ perfect, harmonious, well-rounde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0" calcext:value-type="float">
            <text:p>180</text:p>
          </table:table-cell>
          <table:table-cell table:style-name="ce8" office:value-type="string" calcext:value-type="string">
            <text:p>顔</text:p>
          </table:table-cell>
          <table:table-cell table:style-name="ce12" office:value-type="string" calcext:value-type="string">
            <text:p>素顔 ・ すがお ・ face without makeup</text:p>
            <text:p/>
            <text:p>顔面 ・ がんめん ・ face</text:p>
            <text:p/>
            <text:p>丸顔 ・ まるがお ・ round face</text:p>
            <text:p/>
            <text:p>顔を洗う ・ かおをあらう ・ wash one's face</text:p>
            <text:p/>
            <text:p>顔 ・ かお ・ face</text:p>
            <text:p/>
            <text:p>顔付き ・ かおつき ・ countenance; expression, look</text:p>
            <text:p/>
            <text:p>破顔 ・ はがん ・ broad smil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1" calcext:value-type="float">
            <text:p>181</text:p>
          </table:table-cell>
          <table:table-cell table:style-name="ce8" office:value-type="string" calcext:value-type="string">
            <text:p>産</text:p>
          </table:table-cell>
          <table:table-cell table:style-name="ce12" office:value-type="string" calcext:value-type="string">
            <text:p>生産 ・ せいさん ・ production, manufacture</text:p>
            <text:p/>
            <text:p>産む ・ うむ ・ [vt] give birth to , bear; produce</text:p>
            <text:p/>
            <text:p>出産する ・ しゅっさんする ・ give birth to , bear</text:p>
            <text:p/>
            <text:p>国産 ・ こくさん ・ domestic production</text:p>
            <text:p/>
            <text:p>産まれる ・ うまれる ・ [vi] be produced, born</text:p>
            <text:p/>
            <text:p>産声 ・ うぶごえ ・ baby’s first cry</text:p>
            <text:p/>
            <text:p>産毛 ・ うぶげ ・ downy hair</text:p>
            <text:p/>
            <text:p>土産 ・ みやげ ・ souveni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2" calcext:value-type="float">
            <text:p>182</text:p>
          </table:table-cell>
          <table:table-cell table:style-name="ce8" office:value-type="string" calcext:value-type="string">
            <text:p>同</text:p>
          </table:table-cell>
          <table:table-cell table:style-name="ce12" office:value-type="string" calcext:value-type="string">
            <text:p>同じ ・ おなじ ・ same, similar</text:p>
            <text:p/>
            <text:p>同意 ・ どうい ・ consent, approval</text:p>
            <text:p/>
            <text:p>同上 ・ どうじょう ・ as above, ditto</text:p>
            <text:p/>
            <text:p>同一 ・ どういつ ・ sameness, identity</text:p>
            <text:p/>
            <text:p>同好 ・ どうこう ・ similar taste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3" calcext:value-type="float">
            <text:p>183</text:p>
          </table:table-cell>
          <table:table-cell table:style-name="ce8" office:value-type="string" calcext:value-type="string">
            <text:p>向</text:p>
          </table:table-cell>
          <table:table-cell table:style-name="ce12" office:value-type="string" calcext:value-type="string">
            <text:p>方向 ・ ほうこう ・ direction, bearing; course</text:p>
            <text:p/>
            <text:p>向かう ・ むかう ・ [vi] face; head toward</text:p>
            <text:p/>
            <text:p>意向 ・ いこう ・ intention, inclination</text:p>
            <text:p/>
            <text:p>向く ・ むく ・ [vi] face; turn toward</text:p>
            <text:p/>
            <text:p>向こう ・ むこう ・ the other side; the other part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4" calcext:value-type="float">
            <text:p>184</text:p>
          </table:table-cell>
          <table:table-cell table:style-name="ce8" office:value-type="string" calcext:value-type="string">
            <text:p>尚</text:p>
          </table:table-cell>
          <table:table-cell table:style-name="ce12" office:value-type="string" calcext:value-type="string">
            <text:p>尚の事 ・ なおのこと ・ all the more, still more</text:p>
            <text:p/>
            <text:p>尚又 ・ なおまた ・ moreover, also</text:p>
            <text:p/>
            <text:p>尚更 ・ なおさら ・ still / all the more</text:p>
            <text:p/>
            <text:p>尚早 ・ しょうそう ・ premature</text:p>
            <text:p/>
            <text:p>尚武 ・ しょうぶ ・ militarism, warlike spirit</text:p>
            <text:p/>
            <text:p>この方が尚良い ・ このほうがなおよい ・ This is still better</text:p>
            <text:p/>
            <text:p>尚一層悪い事は ・ なおいっそうわるいことは ・ what is worse still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5" calcext:value-type="float">
            <text:p>185</text:p>
          </table:table-cell>
          <table:table-cell table:style-name="ce8" office:value-type="string" calcext:value-type="string">
            <text:p>高</text:p>
          </table:table-cell>
          <table:table-cell table:style-name="ce12" office:value-type="string" calcext:value-type="string">
            <text:p>背が高い ・ せがたかい ・ [s]he is tall</text:p>
            <text:p/>
            <text:p>高まる ・ たかまる ・ [vi] rise, be raised; increase</text:p>
            <text:p/>
            <text:p>高校 ・ こうこう ・ high school</text:p>
            <text:p/>
            <text:p>生産高 ・ せいさんだか ・ output, yield amount of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6" calcext:value-type="float">
            <text:p>186</text:p>
          </table:table-cell>
          <table:table-cell table:style-name="ce8" office:value-type="string" calcext:value-type="string">
            <text:p>圧</text:p>
          </table:table-cell>
          <table:table-cell table:style-name="ce12" office:value-type="string" calcext:value-type="string">
            <text:p>圧力 ・ あつりょく ・ pressure</text:p>
            <text:p/>
            <text:p>圧勝 ・ あっしょう ・ overwhelming victory</text:p>
            <text:p/>
            <text:p>圧巻 ・ あっかん ・ the best part, masterpiece</text:p>
            <text:p/>
            <text:p>汽圧 ・ きあつ ・ steam pressure</text:p>
            <text:p/>
            <text:p>電圧 ・ でんあつ ・ voltage, electric pressure</text:p>
            <text:p/>
            <text:p>大気圧 ・ たいきあつ ・ atmospheric pressur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7" calcext:value-type="float">
            <text:p>187</text:p>
          </table:table-cell>
          <table:table-cell table:style-name="ce8" office:value-type="string" calcext:value-type="string">
            <text:p>地</text:p>
          </table:table-cell>
          <table:table-cell table:style-name="ce12" office:value-type="string" calcext:value-type="string">
            <text:p>土地 ・ とち ・ land</text:p>
            <text:p/>
            <text:p>地元 ・ じもと ・ local area, … </text:p>
            <text:p/>
            <text:p>地下の ・ ちかの ・ underground, subterranean</text:p>
            <text:p/>
            <text:p>地方 ・ ちほう ・ district, region, area</text:p>
            <text:p/>
            <text:p>地道な ・ じみちな ・ steady, straight, fair</text:p>
            <text:p/>
            <text:p>地力 ・ じりき ・ one’s own strength</text:p>
            <text:p/>
            <text:p>無地 ・ むじ ・ solid colo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8" calcext:value-type="float">
            <text:p>188</text:p>
          </table:table-cell>
          <table:table-cell table:style-name="ce8" office:value-type="string" calcext:value-type="string">
            <text:p>池</text:p>
          </table:table-cell>
          <table:table-cell table:style-name="ce12" office:value-type="string" calcext:value-type="string">
            <text:p>用水池 ・ ようすいいけ ・ reservoir</text:p>
            <text:p/>
            <text:p>池 ・ いけ ・ pond</text:p>
            <text:p/>
            <text:p>古池 ・ ふるいけ ・ old pond</text:p>
            <text:p/>
            <text:p>電池 ・ でんち ・ electric cell, battery</text:p>
            <text:p/>
            <text:p>養殖池 ・ ようしょくち ・ fish pond</text:p>
            <text:p/>
            <text:p>貯水池 ・ ちょすいち ・ reservoir</text:p>
            <text:p/>
            <text:p>溜め池 ・ ためいけ ・ reservoir, irrigation pond, cister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9" calcext:value-type="float">
            <text:p>189</text:p>
          </table:table-cell>
          <table:table-cell table:style-name="ce8" office:value-type="string" calcext:value-type="string">
            <text:p>他</text:p>
          </table:table-cell>
          <table:table-cell table:style-name="ce12" office:value-type="string" calcext:value-type="string">
            <text:p>その他 ・ そのた ・ the others, the rest</text:p>
            <text:p/>
            <text:p>他人 ・ たにん ・ another person, other people; stranger</text:p>
            <text:p/>
            <text:p>他の ・ ほかの ・ an other, different, else</text:p>
            <text:p/>
            <text:p>他ならぬ ・ ほかならぬ ・ nothing but, no other than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90" calcext:value-type="float">
            <text:p>190</text:p>
          </table:table-cell>
          <table:table-cell table:style-name="ce8" office:value-type="string" calcext:value-type="string">
            <text:p>集</text:p>
          </table:table-cell>
          <table:table-cell table:style-name="ce12" office:value-type="string" calcext:value-type="string">
            <text:p>集まる ・ あつまる ・ [vi] gather, meet, crowd; be collected money ; converge, center, focus</text:p>
            <text:p/>
            <text:p>集める ・ あつめる ・ [vt] collect, assemble, recruit; raise funds ; focus, concentrate</text:p>
            <text:p/>
            <text:p>集中する ・ しゅうちゅうする ・ concentrate, focus; converge</text:p>
            <text:p/>
            <text:p>集金 ・ しゅうきん ・ collecting money</text:p>
            <text:p/>
            <text:p>集落 ・ しゅうらく ・ community, settlement, town, village; colony</text:p>
            <text:p/>
            <text:p>結集する ・ けっしゅうする ・ concentrate, marshal</text:p>
            <text:p/>
            <text:p>招集する ・ しょうしゅうする ・ call, summon, convene</text:p>
            <text:p/>
            <text:p>集う ・ つどう ・ [vi] collect, gather, mee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91" calcext:value-type="float">
            <text:p>191</text:p>
          </table:table-cell>
          <table:table-cell table:style-name="ce8" office:value-type="string" calcext:value-type="string">
            <text:p>進</text:p>
          </table:table-cell>
          <table:table-cell table:style-name="ce12" office:value-type="string" calcext:value-type="string">
            <text:p>進化 ・ しんか ・ evolution, progress</text:p>
            <text:p/>
            <text:p>進む ・ すすむ ・ [vi] advance, make progress, go forward</text:p>
            <text:p/>
            <text:p>進める ・ すすめる ・ [vt] advance, move forward</text:p>
            <text:p/>
            <text:p>進学 ・ しんがく ・ advancing to the next level of schooling</text:p>
            <text:p/>
            <text:p>進行する ・ しんこうする ・ advance, make progress, go forwar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2" calcext:value-type="float">
            <text:p>192</text:p>
          </table:table-cell>
          <table:table-cell table:style-name="ce8" office:value-type="string" calcext:value-type="string">
            <text:p>込</text:p>
          </table:table-cell>
          <table:table-cell table:style-name="ce12" office:value-type="string" calcext:value-type="string">
            <text:p>込む ・ こむ ・ [vi] put into; go into; be crowded</text:p>
            <text:p/>
            <text:p>込める ・ こめる ・ [vt] put into, include</text:p>
            <text:p/>
            <text:p>人込み ・ ひとごみ ・ crowd / throng of people </text:p>
            <text:p/>
            <text:p>入り込む ・ はいりこむ ・ go into, penetrate</text:p>
            <text:p/>
            <text:p>心を込めて ・ こころをこめて ・ with all one's heart</text:p>
            <text:p/>
            <text:p>持ち込む ・ もちこむ ・ carry / bring in; propose, refer to; bring a matter to</text:p>
            <text:p/>
            <text:p>割り込み ・ わりこみ ・ breaking into a queue, wedging oneself i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93" calcext:value-type="float">
            <text:p>193</text:p>
          </table:table-cell>
          <table:table-cell table:style-name="ce8" office:value-type="string" calcext:value-type="string">
            <text:p>斤</text:p>
          </table:table-cell>
          <table:table-cell table:style-name="ce12" office:value-type="string" calcext:value-type="string">
            <text:p>斤量  ・ きんりょう ・ weight</text:p>
            <text:p/>
            <text:p>一斤 ・ いっきん ・ 1 loaf of bread, 1 ki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4" calcext:value-type="float">
            <text:p>194</text:p>
          </table:table-cell>
          <table:table-cell table:style-name="ce8" office:value-type="string" calcext:value-type="string">
            <text:p>近</text:p>
          </table:table-cell>
          <table:table-cell table:style-name="ce12" office:value-type="string" calcext:value-type="string">
            <text:p>近道 ・ ちかみち ・ shortcut</text:p>
            <text:p/>
            <text:p>近代 ・ きんだい ・ modern [recent] times</text:p>
            <text:p/>
            <text:p>近い ・ ちかい ・ near, close</text:p>
            <text:p/>
            <text:p>身近な ・ みぢかな ・ close to one, familiar</text:p>
            <text:p/>
            <text:p>付近 ・ ふきん ・ neighborhood, environs, vicinit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95" calcext:value-type="float">
            <text:p>195</text:p>
          </table:table-cell>
          <table:table-cell table:style-name="ce8" office:value-type="string" calcext:value-type="string">
            <text:p>辺</text:p>
          </table:table-cell>
          <table:table-cell table:style-name="ce12" office:value-type="string" calcext:value-type="string">
            <text:p>川辺 ・ かわべ ・ riverside</text:p>
            <text:p/>
            <text:p>一昨年辺り ・ いっさくねんあたり ・ the year before last or thereabouts</text:p>
            <text:p/>
            <text:p>どの辺? ・ どのへん? ・ Where about ?</text:p>
            <text:p/>
            <text:p>近辺 ・ きんぺん ・ vicinity, neighborhood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6" calcext:value-type="float">
            <text:p>196</text:p>
          </table:table-cell>
          <table:table-cell table:style-name="ce8" office:value-type="string" calcext:value-type="string">
            <text:p>最</text:p>
          </table:table-cell>
          <table:table-cell table:style-name="ce12" office:value-type="string" calcext:value-type="string">
            <text:p>最後の ・ さいごの ・ last, final</text:p>
            <text:p/>
            <text:p>最も大事な事 ・ もっともだいじなこと ・ most important thing</text:p>
            <text:p/>
            <text:p>最近 ・ さいきん ・ recently</text:p>
            <text:p/>
            <text:p>最大の ・ さいだいの ・ biggest, largest, greatest</text:p>
            <text:p/>
            <text:p>最も ・ もっとも ・ the most</text:p>
            <text:p/>
            <text:p>最高の ・ さいこうの ・ maximum, supreme, highest</text:p>
            <text:p/>
            <text:p>最先端 ・ さいせんたん ・ leading edge; forefron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7" calcext:value-type="float">
            <text:p>197</text:p>
          </table:table-cell>
          <table:table-cell table:style-name="ce8" office:value-type="string" calcext:value-type="string">
            <text:p>皿</text:p>
          </table:table-cell>
          <table:table-cell table:style-name="ce12" office:value-type="string" calcext:value-type="string">
            <text:p>皿洗い ・ さらあらい ・ dishwashing; dishwasher</text:p>
            <text:p/>
            <text:p>皿 ・ さら ・ dish, plate</text:p>
            <text:p/>
            <text:p>受け皿 ・ うけざら ・ sauc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8" calcext:value-type="float">
            <text:p>198</text:p>
          </table:table-cell>
          <table:table-cell table:style-name="ce8" office:value-type="string" calcext:value-type="string">
            <text:p>血</text:p>
          </table:table-cell>
          <table:table-cell table:style-name="ce12" office:value-type="string" calcext:value-type="string">
            <text:p>出血 ・ しゅっけつ ・ bleeding; hemorrhage</text:p>
            <text:p/>
            <text:p>血だらけ ・ ちだらけ ・ covered in blood</text:p>
            <text:p/>
            <text:p>血 ・ ち ・ blood</text:p>
            <text:p/>
            <text:p>高血圧 ・ こうけつあつ ・ high blood pressure</text:p>
            <text:p/>
            <text:p>血止め ・ ちどめ ・ styptic</text:p>
            <text:p/>
            <text:p>血眼 ・ ちまなこ ・ bloodshot eye</text:p>
            <text:p/>
            <text:p>鼻血 ・ はなぢ ・ nosebleed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99" calcext:value-type="float">
            <text:p>199</text:p>
          </table:table-cell>
          <table:table-cell table:style-name="ce8" office:value-type="string" calcext:value-type="string">
            <text:p>温</text:p>
          </table:table-cell>
          <table:table-cell table:style-name="ce12" office:value-type="string" calcext:value-type="string">
            <text:p>気温 ・ きおん ・ atmospheric temperature</text:p>
            <text:p/>
            <text:p>温血 ・ おんけつ ・ warm-blooded</text:p>
            <text:p/>
            <text:p>温める ・ あたためる ・ [vt] warm, heat</text:p>
            <text:p/>
            <text:p>日光で温まる ・ にっこうであたたまる ・ be warmed in the sun</text:p>
            <text:p/>
            <text:p>体温 ・ たいおん ・ body temperature</text:p>
            <text:p/>
            <text:p>水温 ・ すいおん ・ water temperatur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00" calcext:value-type="float">
            <text:p>200</text:p>
          </table:table-cell>
          <table:table-cell table:style-name="ce8" office:value-type="string" calcext:value-type="string">
            <text:p>湿</text:p>
          </table:table-cell>
          <table:table-cell table:style-name="ce12" office:value-type="string" calcext:value-type="string">
            <text:p>湿気 ・ しっけ ・ humidity, moisture</text:p>
            <text:p/>
            <text:p>湿す ・ しめす ・ [vt] dampen, moisten</text:p>
            <text:p/>
            <text:p>湿っぽい ・ しめっぽい ・ damp, humid; gloomy, depressing</text:p>
            <text:p/>
            <text:p>湿る ・ しめる ・ [vi] become moist</text:p>
            <text:p/>
            <text:p>湿度 ・ しつど ・ humidity</text:p>
            <text:p/>
            <text:p>防湿 ・ ぼうしつ ・ dampproofing, prevention of moisture</text:p>
            <text:p/>
            <text:p>湿地 ・ しっち ・ damp ground, swamp</text:p>
            <text:p/>
            <text:p>湿布 ・ しっぷ ・ wet compres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1" calcext:value-type="float">
            <text:p>201</text:p>
          </table:table-cell>
          <table:table-cell table:style-name="ce8" office:value-type="string" calcext:value-type="string">
            <text:p>爪</text:p>
          </table:table-cell>
          <table:table-cell table:style-name="ce12" office:value-type="string" calcext:value-type="string">
            <text:p>爪切り ・ つめきり ・ nail clipper</text:p>
            <text:p/>
            <text:p>爪先 ・ つまさき ・ tip of a toe, tiptoe</text:p>
            <text:p/>
            <text:p>爪 ・ つめ ・ claw, nail, plectrum</text:p>
            <text:p/>
            <text:p>爪弾く ・ つまびく ・ pluck the strings of a guitar </text:p>
            <text:p/>
            <text:p>爪牙 ・ そうが ・ claws and tusks; devious design; right-hand man</text:p>
            <text:p/>
            <text:p>距爪 ・ きょそう ・ cockspu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2" calcext:value-type="float">
            <text:p>202</text:p>
          </table:table-cell>
          <table:table-cell table:style-name="ce8" office:value-type="string" calcext:value-type="string">
            <text:p>瓜</text:p>
          </table:table-cell>
          <table:table-cell table:style-name="ce12" office:value-type="string" calcext:value-type="string">
            <text:p>瓜二つ ・ うりふたつ ・ as alike as two melons</text:p>
            <text:p/>
            <text:p>瓜 ・ うり ・ melon</text:p>
            <text:p/>
            <text:p>水瓜 ・ すいか ・ watermelon</text:p>
            <text:p/>
            <text:p>瓜実顔 ・ うりざねがお ・ oval fac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3" calcext:value-type="float">
            <text:p>203</text:p>
          </table:table-cell>
          <table:table-cell table:style-name="ce8" office:value-type="string" calcext:value-type="string">
            <text:p>巾</text:p>
          </table:table-cell>
          <table:table-cell table:style-name="ce12" office:value-type="string" calcext:value-type="string">
            <text:p>頭巾 ・ ずきん ・ hood, kerchief</text:p>
            <text:p/>
            <text:p>巾着 ・ きんちゃく ・ purse</text:p>
            <text:p/>
            <text:p>布巾 ・ ふきん ・ dishcloth, napkin</text:p>
            <text:p/>
            <text:p>雑巾 ・ ぞうきん ・ rag; mop</text:p>
            <text:p/>
            <text:p>半巾 ・ はんはば ・ half-width ~ 18 cm </text:p>
            <text:p/>
            <text:p>茶巾 ・ ちゃきん ・ tea cloth / napki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04" calcext:value-type="float">
            <text:p>204</text:p>
          </table:table-cell>
          <table:table-cell table:style-name="ce8" office:value-type="string" calcext:value-type="string">
            <text:p>布</text:p>
          </table:table-cell>
          <table:table-cell table:style-name="ce12" office:value-type="string" calcext:value-type="string">
            <text:p>画布 ・ がふ ・ canvas</text:p>
            <text:p/>
            <text:p>布地 ・ ぬのじ ・ cloth, fabric</text:p>
            <text:p/>
            <text:p>布 ・ ぬの ・ cloth, fabric</text:p>
            <text:p/>
            <text:p>分布 ・ ぶんぷ ・ distribution</text:p>
            <text:p/>
            <text:p>布告する ・ ふこくする ・ proclaim, declare</text:p>
            <text:p/>
            <text:p>配布 ・ はいふ ・ wide distribution</text:p>
            <text:p/>
            <text:p>若布 ・ わかめ ・ (a kind of seaweed)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5" calcext:value-type="float">
            <text:p>205</text:p>
          </table:table-cell>
          <table:table-cell table:style-name="ce8" office:value-type="string" calcext:value-type="string">
            <text:p>市</text:p>
          </table:table-cell>
          <table:table-cell table:style-name="ce12" office:value-type="string" calcext:value-type="string">
            <text:p>市立 ・ しりつ ・ municipal</text:p>
            <text:p/>
            <text:p>朝市 ・ あさいち ・ morning market</text:p>
            <text:p/>
            <text:p>市 ・ いち ・ market</text:p>
            <text:p/>
            <text:p>市販 ・ しはん ・ marketing</text:p>
            <text:p/>
            <text:p>市場¹ ・ いちば ・ market(place) [physical] </text:p>
            <text:p/>
            <text:p>市場² ・ しじょう ・ market, mart [abstract] </text:p>
            <text:p/>
            <text:p>我楽多市 ・ がらくたいち ・ rummage sal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6" calcext:value-type="float">
            <text:p>206</text:p>
          </table:table-cell>
          <table:table-cell table:style-name="ce8" office:value-type="string" calcext:value-type="string">
            <text:p>吊</text:p>
          </table:table-cell>
          <table:table-cell table:style-name="ce12" office:value-type="string" calcext:value-type="string">
            <text:p>吊る ・ つる ・ hang, suspend</text:p>
            <text:p/>
            <text:p>首吊り ・ くびつり ・ hanging by the neck </text:p>
            <text:p/>
            <text:p>懸吊 ・ けんちょう ・ suspension</text:p>
            <text:p/>
            <text:p>吊るす ・ つるす ・ [vt] hang up </text:p>
            <text:p/>
            <text:p>吊り革 ・ つりかわ ・ strap to hang onto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07" calcext:value-type="float">
            <text:p>207</text:p>
          </table:table-cell>
          <table:table-cell table:style-name="ce8" office:value-type="string" calcext:value-type="string">
            <text:p>泉</text:p>
          </table:table-cell>
          <table:table-cell table:style-name="ce12" office:value-type="string" calcext:value-type="string">
            <text:p>温泉 ・ おんせん ・ hot spring</text:p>
            <text:p/>
            <text:p>泉 ・ いずみ ・ spring, fountain</text:p>
            <text:p/>
            <text:p>知識の泉 ・ ちしきのいずみ ・ source of knowledge</text:p>
            <text:p/>
            <text:p>冷泉 ・ れいせん ・ cold water spring</text:p>
            <text:p/>
            <text:p>鉱泉 ・ こうせん ・ mineral spring</text:p>
            <text:p/>
            <text:p>源泉 ・ げんせん ・ fountainhead, source</text:p>
            <text:p/>
            <text:p>硫黄泉 ・ いおうせん ・ sulfur spring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8" calcext:value-type="float">
            <text:p>208</text:p>
          </table:table-cell>
          <table:table-cell table:style-name="ce8" office:value-type="string" calcext:value-type="string">
            <text:p>原</text:p>
          </table:table-cell>
          <table:table-cell table:style-name="ce12" office:value-type="string" calcext:value-type="string">
            <text:p>原子 ・ げんし ・ atom</text:p>
            <text:p/>
            <text:p>高原 ・ こうげん ・ plateau</text:p>
            <text:p/>
            <text:p>原っぱ ・ はらっぱ ・ open field, empty lot</text:p>
            <text:p/>
            <text:p>野原 ・ のはら ・ field, plain</text:p>
            <text:p/>
            <text:p>海原 ・ うなばら ・ sea, ocean</text:p>
            <text:p/>
            <text:p>原子力 ・ げんしりょく ・ atomic energy</text:p>
            <text:p/>
            <text:p>原告 ・ げんこく ・ plaintiff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9" calcext:value-type="float">
            <text:p>209</text:p>
          </table:table-cell>
          <table:table-cell table:style-name="ce8" office:value-type="string" calcext:value-type="string">
            <text:p>源</text:p>
          </table:table-cell>
          <table:table-cell table:style-name="ce12" office:value-type="string" calcext:value-type="string">
            <text:p>川の源 ・ かわのみなもと ・ headwaters</text:p>
            <text:p/>
            <text:p>電源 ・ でんげん ・ power source, electrical outlet</text:p>
            <text:p/>
            <text:p>源泉 ・ げんせん ・ fountainhead, source</text:p>
            <text:p/>
            <text:p>根源 ・ こんげん ・ root, origin, source</text:p>
            <text:p/>
            <text:p>起源 ・ きげん ・ origin, beginning</text:p>
            <text:p/>
            <text:p>語源 ・ ごげん ・ derivation of a word, etymolog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0" calcext:value-type="float">
            <text:p>210</text:p>
          </table:table-cell>
          <table:table-cell table:style-name="ce8" office:value-type="string" calcext:value-type="string">
            <text:p>線</text:p>
          </table:table-cell>
          <table:table-cell table:style-name="ce12" office:value-type="string" calcext:value-type="string">
            <text:p>電線 ・ でんせん ・ electric wire</text:p>
            <text:p/>
            <text:p>前線 ・ ぜんせん ・ front lines; weather front</text:p>
            <text:p/>
            <text:p>光線 ・ こうせん ・ ray of light , beam</text:p>
            <text:p/>
            <text:p>無線 ・ むせん ・ wireless, radio</text:p>
            <text:p/>
            <text:p>東海道線 ・ とうかいどうせん ・ Tokaido Line railway </text:p>
            <text:p/>
            <text:p>水平線 ・ すいへいせん ・ horizon</text:p>
            <text:p/>
            <text:p>線を引く ・ せんをひく ・ draw a lin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11" calcext:value-type="float">
            <text:p>211</text:p>
          </table:table-cell>
          <table:table-cell table:style-name="ce8" office:value-type="string" calcext:value-type="string">
            <text:p>綿</text:p>
          </table:table-cell>
          <table:table-cell table:style-name="ce12" office:value-type="string" calcext:value-type="string">
            <text:p>木綿 ・ もめん ・ cotton (cloth)</text:p>
            <text:p/>
            <text:p>綿を入れる ・ わたをいれる ・ wad with cotton</text:p>
            <text:p/>
            <text:p>綿 ・ わた ・ cotton</text:p>
            <text:p/>
            <text:p>綿菓子 ・ わたがし ・ cotton candy</text:p>
            <text:p/>
            <text:p>綿羊 ・ めんよう ・ sheep</text:p>
            <text:p/>
            <text:p>原綿 ・ げんめん ・ raw cotton</text:p>
            <text:p/>
            <text:p>綿花 ・ めんか ・ raw cotton, cotton woo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2" calcext:value-type="float">
            <text:p>212</text:p>
          </table:table-cell>
          <table:table-cell table:style-name="ce8" office:value-type="string" calcext:value-type="string">
            <text:p>絹</text:p>
          </table:table-cell>
          <table:table-cell table:style-name="ce12" office:value-type="string" calcext:value-type="string">
            <text:p>絹糸 ・ けんし ・ silk thread</text:p>
            <text:p/>
            <text:p>絹 ・ きぬ ・ silk, silk cloth</text:p>
            <text:p/>
            <text:p>人絹 ・ じんけん ・ artificial silk; rayon</text:p>
            <text:p/>
            <text:p>正絹 ・ しょうけん ・ pure silk</text:p>
            <text:p/>
            <text:p>絹地 ・ きぬじ ・ silk fabrics</text:p>
            <text:p/>
            <text:p>絹糸 ・ きぬいと ・ silk threa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13" calcext:value-type="float">
            <text:p>213</text:p>
          </table:table-cell>
          <table:table-cell table:style-name="ce8" office:value-type="string" calcext:value-type="string">
            <text:p>錦</text:p>
          </table:table-cell>
          <table:table-cell table:style-name="ce12" office:value-type="string" calcext:value-type="string">
            <text:p>絹の錦 ・ きぬのにしき ・ silk brocade</text:p>
            <text:p/>
            <text:p>錦旗 ・ きんき ・ gold-brocade flag; pennant</text:p>
            <text:p/>
            <text:p>錦絵 ・ にしきえ ・ color print woodblock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14" calcext:value-type="float">
            <text:p>214</text:p>
          </table:table-cell>
          <table:table-cell table:style-name="ce8" office:value-type="string" calcext:value-type="string">
            <text:p>願</text:p>
          </table:table-cell>
          <table:table-cell table:style-name="ce12" office:value-type="string" calcext:value-type="string">
            <text:p>出願 ・ しゅつがん ・ application</text:p>
            <text:p/>
            <text:p>願う ・ ねがう ・ [vt] wish, hope for; pray; request</text:p>
            <text:p/>
            <text:p>願い事 ・ ねがいごと ・ one's wish / request</text:p>
            <text:p/>
            <text:p>宿願 ・ しゅくがん ・ long-cherished desire</text:p>
            <text:p/>
            <text:p>願望 ・ がんぼう ・ wish, desire, aspiration</text:p>
            <text:p/>
            <text:p>念願する ・ ねんがんする ・ desire, wish / pray for </text:p>
            <text:p/>
            <text:p>願わくは ・ ねがわくは ・ I pray / wish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5" calcext:value-type="float">
            <text:p>215</text:p>
          </table:table-cell>
          <table:table-cell table:style-name="ce8" office:value-type="string" calcext:value-type="string">
            <text:p>内</text:p>
          </table:table-cell>
          <table:table-cell table:style-name="ce12" office:value-type="string" calcext:value-type="string">
            <text:p>内部 ・ ないぶ ・ interior, inner parts</text:p>
            <text:p/>
            <text:p>早い内 ・ はやいうち ・ while it is early</text:p>
            <text:p/>
            <text:p>内 ・ うち ・ inside; within</text:p>
            <text:p/>
            <text:p>内耳 ・ ないじ ・ inner ear</text:p>
            <text:p/>
            <text:p>内線 ・ ないせん ・ internal (phone) line, extension</text:p>
            <text:p/>
            <text:p>以内 ・ いない ・ within, less than</text:p>
            <text:p/>
            <text:p>境内 ・ けいだい ・ grounds esp. shrines, temples ; compound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16" calcext:value-type="float">
            <text:p>216</text:p>
          </table:table-cell>
          <table:table-cell table:style-name="ce8" office:value-type="string" calcext:value-type="string">
            <text:p>肉</text:p>
          </table:table-cell>
          <table:table-cell table:style-name="ce12" office:value-type="string" calcext:value-type="string">
            <text:p>牛肉 ・ ぎゅうにく ・ beef</text:p>
            <text:p/>
            <text:p>肉体 ・ にくたい ・ body, flesh</text:p>
            <text:p/>
            <text:p>肉付けする ・ にくづけする ・ flesh out</text:p>
            <text:p/>
            <text:p>肉親 ・ にくしん ・ blood relationship / relative</text:p>
            <text:p/>
            <text:p>皮肉 ・ ひにく ・ irony, sarcasm, cynicism</text:p>
            <text:p/>
            <text:p>太り肉 ・ ふとりじし ・ corpulent, fat, chubb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17" calcext:value-type="float">
            <text:p>217</text:p>
          </table:table-cell>
          <table:table-cell table:style-name="ce8" office:value-type="string" calcext:value-type="string">
            <text:p>猪</text:p>
          </table:table-cell>
          <table:table-cell table:style-name="ce12" office:value-type="string" calcext:value-type="string">
            <text:p>猪 ・ いのしし ・ wild boar</text:p>
            <text:p/>
            <text:p>猪首 ・ いくび ・ bull neck</text:p>
            <text:p/>
            <text:p>野猪 ・ やちょ ・ wild boar</text:p>
            <text:p/>
            <text:p>猪武者 ・ いのししむしゃ ・ foolhardy warrior; hotspur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18" calcext:value-type="float">
            <text:p>218</text:p>
          </table:table-cell>
          <table:table-cell table:style-name="ce8" office:value-type="string" calcext:value-type="string">
            <text:p>豚</text:p>
          </table:table-cell>
          <table:table-cell table:style-name="ce12" office:value-type="string" calcext:value-type="string">
            <text:p>豚カツ ・ とんカツ ・ pork cutlet</text:p>
            <text:p/>
            <text:p>豚肉 ・ ぶたにく ・ pork</text:p>
            <text:p/>
            <text:p>豚 ・ ぶた ・ pig, hog</text:p>
            <text:p/>
            <text:p>養豚 ・ ようとん ・ swine keeping</text:p>
            <text:p/>
            <text:p>豚舎 ・ とんしゃ ・ pigsty, pigpen</text:p>
            <text:p/>
            <text:p>豚箱 ・ ぶたばこ ・ police cell, jug [slang] </text:p>
            <text:p/>
            <text:p>子豚 ・ こぶた ・ pigle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19" calcext:value-type="float">
            <text:p>219</text:p>
          </table:table-cell>
          <table:table-cell table:style-name="ce8" office:value-type="string" calcext:value-type="string">
            <text:p>家</text:p>
          </table:table-cell>
          <table:table-cell table:style-name="ce12" office:value-type="string" calcext:value-type="string">
            <text:p>家の人 ・ うちのひと ・ my husband; one's family</text:p>
            <text:p/>
            <text:p>自分の家 ・ じぶんのいえ ・ one's own house</text:p>
            <text:p/>
            <text:p>家事 ・ かじ ・ household affairs, housework</text:p>
            <text:p/>
            <text:p>家宝 ・ かほう ・ family treasure, heirloom</text:p>
            <text:p/>
            <text:p>作家 ・ さっか ・ writer, novelist, author</text:p>
            <text:p/>
            <text:p>一軒家 ・ いっけんや ・ solitary house; private home</text:p>
            <text:p/>
            <text:p>家家 ・ いえいえ ・ houses</text:p>
            <text:p/>
            <text:p>一家 ・ いっか ・ family, household; one’s family; style of established reput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0" calcext:value-type="float">
            <text:p>220</text:p>
          </table:table-cell>
          <table:table-cell table:style-name="ce8" office:value-type="string" calcext:value-type="string">
            <text:p>吾</text:p>
          </table:table-cell>
          <table:table-cell table:style-name="ce12" office:value-type="string" calcext:value-type="string">
            <text:p>吾等 ・ われら ・ we, I; you</text:p>
            <text:p/>
            <text:p>吾輩 ・ わがはい ・ I</text:p>
            <text:p/>
            <text:p>吾子 ・ あこ ・ my child</text:p>
            <text:p/>
            <text:p>吾人 ・ ごじん ・ we literar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1" calcext:value-type="float">
            <text:p>221</text:p>
          </table:table-cell>
          <table:table-cell table:style-name="ce8" office:value-type="string" calcext:value-type="string">
            <text:p>我</text:p>
          </table:table-cell>
          <table:table-cell table:style-name="ce12" office:value-type="string" calcext:value-type="string">
            <text:p>我が家 ・ わがや ・ our home / household</text:p>
            <text:p/>
            <text:p>自我 ・ じが ・ self, ego</text:p>
            <text:p/>
            <text:p>我々 ・ われわれ ・ we</text:p>
            <text:p/>
            <text:p>我が国 ・ わがくに ・ our countr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2" calcext:value-type="float">
            <text:p>222</text:p>
          </table:table-cell>
          <table:table-cell table:style-name="ce8" office:value-type="string" calcext:value-type="string">
            <text:p>語</text:p>
          </table:table-cell>
          <table:table-cell table:style-name="ce12" office:value-type="string" calcext:value-type="string">
            <text:p>言語 ・ げんご ・ language</text:p>
            <text:p/>
            <text:p>用語 ・ ようご ・ terminology; diction, wording; vocab</text:p>
            <text:p/>
            <text:p>語る ・ かたる ・ [vt] tell, speak</text:p>
            <text:p/>
            <text:p>語らう ・ かたらう ・ [vt] talk together, chat</text:p>
            <text:p/>
            <text:p>物語 ・ ものがたり ・ story, tale, legend</text:p>
            <text:p/>
            <text:p>語源 ・ ごげん ・ word source, etymology</text:p>
            <text:p/>
            <text:p>語の意味 ・ ごのいみ ・ meaning of a word</text:p>
            <text:p/>
            <text:p>語らい ・ かたらい ・ talk, chat; lover’s vow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3" calcext:value-type="float">
            <text:p>223</text:p>
          </table:table-cell>
          <table:table-cell table:style-name="ce8" office:value-type="string" calcext:value-type="string">
            <text:p>伝</text:p>
          </table:table-cell>
          <table:table-cell table:style-name="ce12" office:value-type="string" calcext:value-type="string">
            <text:p>電気を伝える ・ でんきをつたえる ・ conduct electricity</text:p>
            <text:p/>
            <text:p>伝言 ・ でんごん ・ verbal message, word</text:p>
            <text:p/>
            <text:p>伝わる ・ つたわる ・ [vi]be transmitted; spread, circulate</text:p>
            <text:p/>
            <text:p>伝える ・ つたえる ・ [vt] transmit; convey, tell</text:p>
            <text:p/>
            <text:p>手伝う ・ てつだう ・ [vt] help, assist, lend a hand</text:p>
            <text:p/>
            <text:p>伝う ・ つたう ・ go along, follow</text:p>
            <text:p/>
            <text:p>川を伝って行く ・ かわをつたっていく ・ go along a rive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24" calcext:value-type="float">
            <text:p>224</text:p>
          </table:table-cell>
          <table:table-cell table:style-name="ce8" office:value-type="string" calcext:value-type="string">
            <text:p>転</text:p>
          </table:table-cell>
          <table:table-cell table:style-name="ce12" office:value-type="string" calcext:value-type="string">
            <text:p>回転する ・ かいてんする ・ revolve, rotate, turn</text:p>
            <text:p/>
            <text:p>転がる ・ ころがる ・ [vi] roll over</text:p>
            <text:p/>
            <text:p>転ぶ ・ ころぶ ・ [vi] fall over</text:p>
            <text:p/>
            <text:p>自転車 ・ じてんしゃ ・ bicycle</text:p>
            <text:p/>
            <text:p>転向 ・ てんこう ・ turn, conversion; about-face</text:p>
            <text:p/>
            <text:p>転がす ・ ころがす ・ [vt] roll; roll over, tumble over</text:p>
            <text:p/>
            <text:p>車を転がす ・ くるまをころがす ・ drive a car</text:p>
            <text:p/>
            <text:p>寝転ぶ ・ ねころぶ ・ [vi] lie dow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25" calcext:value-type="float">
            <text:p>225</text:p>
          </table:table-cell>
          <table:table-cell table:style-name="ce8" office:value-type="string" calcext:value-type="string">
            <text:p>芸</text:p>
          </table:table-cell>
          <table:table-cell table:style-name="ce12" office:value-type="string" calcext:value-type="string">
            <text:p>芸者 ・ げいしゃ ・ geisha girl</text:p>
            <text:p/>
            <text:p>芸をする ・ げいをする ・ do tricks</text:p>
            <text:p/>
            <text:p>文芸 ・ ぶんげい ・ literature, art &amp; literature</text:p>
            <text:p/>
            <text:p>手芸 ・ しゅげい ・ handicrafts, manual arts</text:p>
            <text:p/>
            <text:p>園芸 ・ えんげい ・ gardening, horticulture</text:p>
            <text:p/>
            <text:p>大道芸 ・ だいどうげい ・ street performing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26" calcext:value-type="float">
            <text:p>226</text:p>
          </table:table-cell>
          <table:table-cell table:style-name="ce8" office:value-type="string" calcext:value-type="string">
            <text:p>会</text:p>
          </table:table-cell>
          <table:table-cell table:style-name="ce12" office:value-type="string" calcext:value-type="string">
            <text:p>会話 ・ かいわ ・ conversation</text:p>
            <text:p/>
            <text:p>学会 ・ がっかい ・ academic society</text:p>
            <text:p/>
            <text:p>会長 ・ かいちょう ・ president, chairman</text:p>
            <text:p/>
            <text:p>会見 ・ かいけん ・ interview, audience</text:p>
            <text:p/>
            <text:p>会う ・ あう ・ [vi] meet, encounter</text:p>
            <text:p/>
            <text:p>会わせる ・ あわせる ・ [vt] have so. meet another , allow so. to see anothe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7" calcext:value-type="float">
            <text:p>227</text:p>
          </table:table-cell>
          <table:table-cell table:style-name="ce8" office:value-type="string" calcext:value-type="string">
            <text:p>合</text:p>
          </table:table-cell>
          <table:table-cell table:style-name="ce12" office:value-type="string" calcext:value-type="string">
            <text:p>合う ・ あう ・ [vi] fit, come together</text:p>
            <text:p/>
            <text:p>合意 ・ ごうい ・ mutual agreement consent </text:p>
            <text:p/>
            <text:p>集合する ・ しゅうごうする ・ gather, assemble; call together</text:p>
            <text:p/>
            <text:p>話し合う ・ はなしあう ・ [vt] speak together, talk over</text:p>
            <text:p/>
            <text:p>合わせる ・ あわせる ・ [vt] combine, join; match; collate</text:p>
            <text:p/>
            <text:p>歩合 ・ ぶあい ・ rate, percentage; commission</text:p>
            <text:p/>
            <text:p>合図 ・ あいず ・ signal, sig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28" calcext:value-type="float">
            <text:p>228</text:p>
          </table:table-cell>
          <table:table-cell table:style-name="ce8" office:value-type="string" calcext:value-type="string">
            <text:p>今</text:p>
          </table:table-cell>
          <table:table-cell table:style-name="ce12" office:value-type="string" calcext:value-type="string">
            <text:p>今日 irreg. reading ・ きょう ・ today</text:p>
            <text:p/>
            <text:p>今日 reg. reading ・ こんにち ・ today, these days</text:p>
            <text:p/>
            <text:p>今まで ・ いままで ・ till now, so far, up to the present</text:p>
            <text:p/>
            <text:p>今 ・ いま ・ now, at present; current, existing</text:p>
            <text:p/>
            <text:p>今月 ・ こんげつ ・ this month</text:p>
            <text:p/>
            <text:p>今回 ・ こんかい ・ this time; latel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29" calcext:value-type="float">
            <text:p>229</text:p>
          </table:table-cell>
          <table:table-cell table:style-name="ce8" office:value-type="string" calcext:value-type="string">
            <text:p>令</text:p>
          </table:table-cell>
          <table:table-cell table:style-name="ce12" office:value-type="string" calcext:value-type="string">
            <text:p>発令 ・ はつれい ・ pronouncement</text:p>
            <text:p/>
            <text:p>法令 ・ ほうれい ・ laws &amp; ordinances, statute</text:p>
            <text:p/>
            <text:p>政令 ・ せいれい ・ government ordinance, cabinet order</text:p>
            <text:p/>
            <text:p>辞令 ・ じれい ・ written appointment; wording, phraseology</text:p>
            <text:p/>
            <text:p>指令 ・ しれい ・ order, instruction</text:p>
            <text:p/>
            <text:p>訓令 ・ くんれい ・ instructions, official orders, directiv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30" calcext:value-type="float">
            <text:p>230</text:p>
          </table:table-cell>
          <table:table-cell table:style-name="ce8" office:value-type="string" calcext:value-type="string">
            <text:p>念</text:p>
          </table:table-cell>
          <table:table-cell table:style-name="ce12" office:value-type="string" calcext:value-type="string">
            <text:p>念入りな ・ ねんいりな ・ careful, elaborate</text:p>
            <text:p/>
            <text:p>一念 ・ いちねん ・ wholehearted wish, determined soul</text:p>
            <text:p/>
            <text:p>念願 ・ ねんがん ・ one's heart's desire</text:p>
            <text:p/>
            <text:p>失念 ・ しつねん ・ lapse of memory, oblivion</text:p>
            <text:p/>
            <text:p>記念 ・ きねん ・ commemoration, memory</text:p>
            <text:p/>
            <text:p>断念する ・ だんねんする ・ give up an idea , abandon, relinquish</text:p>
            <text:p/>
            <text:p>残念 ・ ざんねん ・ regret, disappointment, chagri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31" calcext:value-type="float">
            <text:p>231</text:p>
          </table:table-cell>
          <table:table-cell table:style-name="ce8" office:value-type="string" calcext:value-type="string">
            <text:p>印</text:p>
          </table:table-cell>
          <table:table-cell table:style-name="ce12" office:value-type="string" calcext:value-type="string">
            <text:p>無印 ・ むじるし ・ unbranded, generic</text:p>
            <text:p/>
            <text:p>ゴム印 ・ ゴムいん ・ rubber stamp</text:p>
            <text:p/>
            <text:p>日印 ・ にちいん ・ Japan &amp; India, Indian-Japanese</text:p>
            <text:p/>
            <text:p>印 ・ しるし ・ mark, sign</text:p>
            <text:p/>
            <text:p>目印 ・ めじるし ・ mark, sign, landmark</text:p>
            <text:p/>
            <text:p>矢印 ・ やじるし ・ arrow (mark)</text:p>
            <text:p/>
            <text:p>印象 ・ いんしょう ・ impress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32" calcext:value-type="float">
            <text:p>232</text:p>
          </table:table-cell>
          <table:table-cell table:style-name="ce8" office:value-type="string" calcext:value-type="string">
            <text:p>命</text:p>
          </table:table-cell>
          <table:table-cell table:style-name="ce12" office:value-type="string" calcext:value-type="string">
            <text:p>生命 ・ せいめい ・ life</text:p>
            <text:p/>
            <text:p>命令 ・ めいれい ・ command, order; edict, decree</text:p>
            <text:p/>
            <text:p>命取りの ・ いのちとりの ・ fatal, deadly</text:p>
            <text:p/>
            <text:p>命 ・ いのち ・ life</text:p>
            <text:p/>
            <text:p>本命 ・ ほんめい ・ probable winner, most likely candidate</text:p>
            <text:p/>
            <text:p>命中 ・ めいちゅう ・ hit, on-target impact</text:p>
            <text:p/>
            <text:p>使命 ・ しめい ・ mission, appointed task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33" calcext:value-type="float">
            <text:p>233</text:p>
          </table:table-cell>
          <table:table-cell table:style-name="ce8" office:value-type="string" calcext:value-type="string">
            <text:p>亡</text:p>
          </table:table-cell>
          <table:table-cell table:style-name="ce12" office:value-type="string" calcext:value-type="string">
            <text:p>亡命 ・ ぼうめい ・ exile</text:p>
            <text:p/>
            <text:p>亡き人 ・ なきひと ・ the deceased</text:p>
            <text:p/>
            <text:p>亡くす ・ なくす ・ [vt] lose a parent , be bereft of</text:p>
            <text:p/>
            <text:p>亡くなる ・ なくなる ・ [vi] die, pass away, breathe one’s last</text:p>
            <text:p/>
            <text:p>亡国 ・ ぼうこく ・ ruined country, national ruin</text:p>
            <text:p/>
            <text:p>存亡 ・ そんぼう ・ destiny; life or death</text:p>
            <text:p/>
            <text:p>未亡人 ・ みぼうじん ・ widow ed lad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34" calcext:value-type="float">
            <text:p>234</text:p>
          </table:table-cell>
          <table:table-cell table:style-name="ce8" office:value-type="string" calcext:value-type="string">
            <text:p>米</text:p>
          </table:table-cell>
          <table:table-cell table:style-name="ce12" office:value-type="string" calcext:value-type="string">
            <text:p>米国 ・ べいこく ・ U.S.A.</text:p>
            <text:p/>
            <text:p>白米 ・ はくまい ・ white / polished rice</text:p>
            <text:p/>
            <text:p>米を作る ・ こめをつくる ・ grow rice</text:p>
            <text:p/>
            <text:p>米作 ・ べいさく ・ rice crop</text:p>
            <text:p/>
            <text:p>日米 ・ にちべい ・ Japan &amp; the USA, Japanese-American</text:p>
            <text:p/>
            <text:p>米屋 ・ こめや ・ rice merchant</text:p>
            <text:p/>
            <text:p>配給米 ・ はいきゅうまい ・ rationed rice</text:p>
            <text:p/>
            <text:p>外米 ・ がいまい ・ foreign / imported ric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35" calcext:value-type="float">
            <text:p>235</text:p>
          </table:table-cell>
          <table:table-cell table:style-name="ce8" office:value-type="string" calcext:value-type="string">
            <text:p>粒</text:p>
          </table:table-cell>
          <table:table-cell table:style-name="ce12" office:value-type="string" calcext:value-type="string">
            <text:p>粒子 ・ りゅうし ・ particle, grain</text:p>
            <text:p/>
            <text:p>雨粒 ・ あまつぶ ・ raindrop</text:p>
            <text:p/>
            <text:p>米粒 ・ こめつぶ ・ grain of rice</text:p>
            <text:p/>
            <text:p>粒 ・ つぶ ・ grain, drop</text:p>
            <text:p/>
            <text:p>粒状の ・ りゅうじょうの ・ granular</text:p>
            <text:p/>
            <text:p>粒粒の ・ つぶつぶの ・ granulated, lumpy</text:p>
            <text:p/>
            <text:p>一粒の涙 ・ ひとつぶのなみだ ・ one tea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36" calcext:value-type="float">
            <text:p>236</text:p>
          </table:table-cell>
          <table:table-cell table:style-name="ce8" office:value-type="string" calcext:value-type="string">
            <text:p>和</text:p>
          </table:table-cell>
          <table:table-cell table:style-name="ce12" office:value-type="string" calcext:value-type="string">
            <text:p>和やかな ・ なごやかな ・ peaceful, mild, gentle</text:p>
            <text:p/>
            <text:p>和合 ・ わごう ・ harmony, concord; union</text:p>
            <text:p/>
            <text:p>大和 ・ やまと ・ Yamato old name for Japan </text:p>
            <text:p/>
            <text:p>和む ・ なごむ ・ be softened, calm down</text:p>
            <text:p/>
            <text:p>和らぐ ・ やわらぐ ・ [vi] soften; abate, lessen; calm down</text:p>
            <text:p/>
            <text:p>和らげる ・ やわらげる ・ [vt] soften, tone down, calm; lessen, mitigate, relieve</text:p>
            <text:p/>
            <text:p>中和 ・ ちゅうわ ・ neutralization; counteraction of poiso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37" calcext:value-type="float">
            <text:p>237</text:p>
          </table:table-cell>
          <table:table-cell table:style-name="ce8" office:value-type="string" calcext:value-type="string">
            <text:p>私</text:p>
          </table:table-cell>
          <table:table-cell table:style-name="ce12" office:value-type="string" calcext:value-type="string">
            <text:p>私立 ・ しりつ ・ private, nongovernmental</text:p>
            <text:p/>
            <text:p>私の ・ わたしの ・ my</text:p>
            <text:p/>
            <text:p>私 ・ わたし ・ I</text:p>
            <text:p/>
            <text:p>私生活 ・ しせいかつ ・ one's private life</text:p>
            <text:p/>
            <text:p>私書箱 ・ ししょばこ ・ post office box</text:p>
            <text:p/>
            <text:p>私鉄 ・ してつ ・ nongovt [private] railroad line</text:p>
            <text:p/>
            <text:p>私物 ・ しぶつ ・ private propert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38" calcext:value-type="float">
            <text:p>238</text:p>
          </table:table-cell>
          <table:table-cell table:style-name="ce8" office:value-type="string" calcext:value-type="string">
            <text:p>広</text:p>
          </table:table-cell>
          <table:table-cell table:style-name="ce12" office:value-type="string" calcext:value-type="string">
            <text:p>広大な ・ こうだいな ・ vast, expansive, grand</text:p>
            <text:p/>
            <text:p>広い ・ ひろい ・ wide, spacious, extensive; generous</text:p>
            <text:p/>
            <text:p>お広め ・ おひろめ ・ début</text:p>
            <text:p/>
            <text:p>本を広げる ・ ほんをひろげる ・ open a book</text:p>
            <text:p/>
            <text:p>広がる ・ ひろがる ・ [vi] extend, expand, stretch</text:p>
            <text:p/>
            <text:p>広広とした ・ ひろびろとした ・ spacious, open, extensive</text:p>
            <text:p/>
            <text:p>手広く ・ てびろく ・ extensively, widely, on an extensive scale</text:p>
            <text:p/>
            <text:p>広義 ・ こうぎ ・ broad sense, broader applicati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39" calcext:value-type="float">
            <text:p>239</text:p>
          </table:table-cell>
          <table:table-cell table:style-name="ce8" office:value-type="string" calcext:value-type="string">
            <text:p>細</text:p>
          </table:table-cell>
          <table:table-cell table:style-name="ce12" office:value-type="string" calcext:value-type="string">
            <text:p>細かい金 ・ こまかいかね ・ small change</text:p>
            <text:p/>
            <text:p>細い糸 ・ ほそいいと ・ fine thread</text:p>
            <text:p/>
            <text:p>明細 ・ めいさい ・ particulars, details</text:p>
            <text:p/>
            <text:p>細工 ・ さいく ・ work, craftsmanship; artifice, tactics</text:p>
            <text:p/>
            <text:p>細る ・ ほそる ・ get thin, taper off</text:p>
            <text:p/>
            <text:p>細面 ・ ほそおもて ・ slender face</text:p>
            <text:p/>
            <text:p>事細かに ・ ことこまかに ・ minutely, in detail</text:p>
            <text:p/>
            <text:p>細心 ・ さいしん ・ carefulness, discretio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40" calcext:value-type="float">
            <text:p>240</text:p>
          </table:table-cell>
          <table:table-cell table:style-name="ce8" office:value-type="string" calcext:value-type="string">
            <text:p>林</text:p>
          </table:table-cell>
          <table:table-cell table:style-name="ce12" office:value-type="string" calcext:value-type="string">
            <text:p>林立 ・ りんりつ ・ standing in close proximity as of buildings </text:p>
            <text:p/>
            <text:p>雨林 ・ うりん ・ rain forest</text:p>
            <text:p/>
            <text:p>林 ・ はやし ・ woods, forest</text:p>
            <text:p/>
            <text:p>原生林 ・ げんせいりん ・ virgin fores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41" calcext:value-type="float">
            <text:p>241</text:p>
          </table:table-cell>
          <table:table-cell table:style-name="ce8" office:value-type="string" calcext:value-type="string">
            <text:p>森</text:p>
          </table:table-cell>
          <table:table-cell table:style-name="ce12" office:value-type="string" calcext:value-type="string">
            <text:p>森林 ・ しんりん ・ forest, woodland</text:p>
            <text:p/>
            <text:p>森 ・ もり ・ woods, forest</text:p>
            <text:p/>
            <text:p>青森 ・ あおもり ・ Aomori city and prefecture </text:p>
            <text:p/>
            <text:p>森の都 ・ もりのみやこ ・ tree-clad town</text:p>
            <text:p/>
            <text:p>鎮守の森 ・ ちんじゅのもり ・ grove of the village shrin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42" calcext:value-type="float">
            <text:p>242</text:p>
          </table:table-cell>
          <table:table-cell table:style-name="ce8" office:value-type="string" calcext:value-type="string">
            <text:p>松</text:p>
          </table:table-cell>
          <table:table-cell table:style-name="ce12" office:value-type="string" calcext:value-type="string">
            <text:p>門松 ・ かどまつ ・ New Year's pine decoration</text:p>
            <text:p/>
            <text:p>松本 ・ まつもと ・ Matsumoto city in Nagano Prefecture </text:p>
            <text:p/>
            <text:p>松原 ・ まつばら ・ pine grove</text:p>
            <text:p/>
            <text:p>松竹梅 ・ しょうちくばい ・ pine-bamboo-plum; congratulatory tree decorations</text:p>
            <text:p/>
            <text:p>松根油 ・ しょうこんゆ ・ pine oil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43" calcext:value-type="float">
            <text:p>243</text:p>
          </table:table-cell>
          <table:table-cell table:style-name="ce8" office:value-type="string" calcext:value-type="string">
            <text:p>竹</text:p>
          </table:table-cell>
          <table:table-cell table:style-name="ce12" office:value-type="string" calcext:value-type="string">
            <text:p>竹林 ・ ちくりん ・ bamboo grove</text:p>
            <text:p/>
            <text:p>竹刀 ・ しない ・ bamboo sword</text:p>
            <text:p/>
            <text:p>竹細工 ・ たけざいく ・ bamboo work / crafts</text:p>
            <text:p/>
            <text:p>竹の子 ・ たけのこ ・ bamboo shoots</text:p>
            <text:p/>
            <text:p>竹材 ・ ちくざい ・ bamboo</text:p>
            <text:p/>
            <text:p>竹細工 ・ たけざいく ・ bamboo work</text:p>
            <text:p/>
            <text:p>竹馬の友 ・ ちくばのとも ・ childhood friend, old playmat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44" calcext:value-type="float">
            <text:p>244</text:p>
          </table:table-cell>
          <table:table-cell table:style-name="ce8" office:value-type="string" calcext:value-type="string">
            <text:p>都</text:p>
          </table:table-cell>
          <table:table-cell table:style-name="ce12" office:value-type="string" calcext:value-type="string">
            <text:p>都会 ・ とかい ・ city, town</text:p>
            <text:p/>
            <text:p>都合 ・ つごう ・ convenience, circumstances; in all, altogether</text:p>
            <text:p/>
            <text:p>都 ・ みやこ ・ capital</text:p>
            <text:p/>
            <text:p>都立 ・ とりつ ・ metropolitan; controlled by Tōkyō M. gov't</text:p>
            <text:p/>
            <text:p>都内で ・ とないで ・ in Tōkyō Metropolis</text:p>
            <text:p/>
            <text:p>都度 ・ つど ・ each time, whenever</text:p>
            <text:p/>
            <text:p>首都 ・ しゅと ・ capital cit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45" calcext:value-type="float">
            <text:p>245</text:p>
          </table:table-cell>
          <table:table-cell table:style-name="ce8" office:value-type="string" calcext:value-type="string">
            <text:p>京</text:p>
          </table:table-cell>
          <table:table-cell table:style-name="ce12" office:value-type="string" calcext:value-type="string">
            <text:p>京都 ・ きょうと ・ Kyōto</text:p>
            <text:p/>
            <text:p>北京 ・ ぺきん ・ Beijing, Peking</text:p>
            <text:p/>
            <text:p>東京 ・ とうきょう ・ Tōkyō</text:p>
            <text:p/>
            <text:p>上京する ・ じょうきょうする ・ go to Tōkyō</text:p>
            <text:p/>
            <text:p>京大 ・ きょうだい ・ University of Kyōto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46" calcext:value-type="float">
            <text:p>246</text:p>
          </table:table-cell>
          <table:table-cell table:style-name="ce8" office:value-type="string" calcext:value-type="string">
            <text:p>政</text:p>
          </table:table-cell>
          <table:table-cell table:style-name="ce12" office:value-type="string" calcext:value-type="string">
            <text:p>行政 ・ ぎょうせい ・ administration</text:p>
            <text:p/>
            <text:p>家政 ・ かせい ・ home economy</text:p>
            <text:p/>
            <text:p>政  ・ まつりごと ・ administration, gov't, state affairs</text:p>
            <text:p/>
            <text:p>政局 ・ せいきょく ・ political situation</text:p>
            <text:p/>
            <text:p>政経 ・ せいけい ・ politics and economics</text:p>
            <text:p/>
            <text:p>摂政 ・ せっしょう ・ regency; regen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47" calcext:value-type="float">
            <text:p>247</text:p>
          </table:table-cell>
          <table:table-cell table:style-name="ce8" office:value-type="string" calcext:value-type="string">
            <text:p>府</text:p>
          </table:table-cell>
          <table:table-cell table:style-name="ce12" office:value-type="string" calcext:value-type="string">
            <text:p>政府 ・ せいふ ・ government, administration</text:p>
            <text:p/>
            <text:p>京都府 ・ きょうとふ ・ Kyōto Prefecture</text:p>
            <text:p/>
            <text:p>府警 ・ ふけい ・ prefectural police</text:p>
            <text:p/>
            <text:p>府立の ・ ふりつの ・ prefectural</text:p>
            <text:p/>
            <text:p>府下 ・ ふか ・ suburban districts of a metropolis </text:p>
            <text:p/>
            <text:p>首府 ・ しゅふ ・ capital, metropolis</text:p>
            <text:p/>
            <text:p>文教の府 ・ ぶんきょうのふ ・ fountainhead of culture; Ministry of Educatio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48" calcext:value-type="float">
            <text:p>248</text:p>
          </table:table-cell>
          <table:table-cell table:style-name="ce8" office:value-type="string" calcext:value-type="string">
            <text:p>戸</text:p>
          </table:table-cell>
          <table:table-cell table:style-name="ce12" office:value-type="string" calcext:value-type="string">
            <text:p>戸口 ・ とぐち ・ door, doorway</text:p>
            <text:p/>
            <text:p>一戸 ・ いっこ ・ one house</text:p>
            <text:p/>
            <text:p>雨戸 ・ あまど ・ shutter</text:p>
            <text:p/>
            <text:p>ガラス戸 ・ がらすど ・ glass door</text:p>
            <text:p/>
            <text:p>戸惑う ・ とまどう ・ [vi] be puzzled, perplexed</text:p>
            <text:p/>
            <text:p>井戸 ・ いど ・ water well</text:p>
            <text:p/>
            <text:p>戸戸 ・ ここ ・ every / each hous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49" calcext:value-type="float">
            <text:p>249</text:p>
          </table:table-cell>
          <table:table-cell table:style-name="ce8" office:value-type="string" calcext:value-type="string">
            <text:p>所</text:p>
          </table:table-cell>
          <table:table-cell table:style-name="ce12" office:value-type="string" calcext:value-type="string">
            <text:p>近所 ・ きんじょ ・ neighborhood</text:p>
            <text:p/>
            <text:p>今の所 ・ いまのところ ・ at present</text:p>
            <text:p/>
            <text:p>長所 ・ ちょうしょ ・ strong point</text:p>
            <text:p/>
            <text:p>所 ・ ところ ・ place</text:p>
            <text:p/>
            <text:p>預かり所 ・ あずかりじょ ・ cloakroom</text:p>
            <text:p/>
            <text:p>所信 ・ しょしん ・ one's belief, one's opin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50" calcext:value-type="float">
            <text:p>250</text:p>
          </table:table-cell>
          <table:table-cell table:style-name="ce8" office:value-type="string" calcext:value-type="string">
            <text:p>至</text:p>
          </table:table-cell>
          <table:table-cell table:style-name="ce12" office:value-type="string" calcext:value-type="string">
            <text:p>至上 ・ しじょう ・ supremacy</text:p>
            <text:p/>
            <text:p>至る ・ いたる ・ [vi] come to, reach; lead to</text:p>
            <text:p/>
            <text:p>至り ・ いたり ・ extremity, utmost limit; result</text:p>
            <text:p/>
            <text:p>至東京 ・ いたるとうきょう ・ """to Tokyo"" like an arrow on a map's edge "</text:p>
            <text:p/>
            <text:p>至る処 ・ いたるところ ・ everywhere, all over</text:p>
            <text:p/>
            <text:p>乃至 ・ ないし ・ from … to, between … and; or</text:p>
            <text:p/>
            <text:p>必至だ ・ ひっしだ ・ be inevitable</text:p>
            <text:p/>
            <text:p>冬至 ・ とうじ ・ winter solstic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51" calcext:value-type="float">
            <text:p>251</text:p>
          </table:table-cell>
          <table:table-cell table:style-name="ce8" office:value-type="string" calcext:value-type="string">
            <text:p>致</text:p>
          </table:table-cell>
          <table:table-cell table:style-name="ce12" office:value-type="string" calcext:value-type="string">
            <text:p>お願い致します ・ おねがいいたします ・ I humbly request</text:p>
            <text:p/>
            <text:p>一致 ・ いっち ・ accord, agreement</text:p>
            <text:p/>
            <text:p>致す ・ いたす ・ [vt] do humble </text:p>
            <text:p/>
            <text:p>合致 ・ がっち ・ agreement, concurrence</text:p>
            <text:p/>
            <text:p>致命的 ・ ちめいてき ・ fatal</text:p>
            <text:p/>
            <text:p>招致 ・ しょうち ・ summons, invitation</text:p>
            <text:p/>
            <text:p>致し方 ・ いたしかた ・ way, metho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52" calcext:value-type="float">
            <text:p>252</text:p>
          </table:table-cell>
          <table:table-cell table:style-name="ce8" office:value-type="string" calcext:value-type="string">
            <text:p>屋</text:p>
          </table:table-cell>
          <table:table-cell table:style-name="ce12" office:value-type="string" calcext:value-type="string">
            <text:p>肉屋 ・ にくや ・ butcher shop, butcher</text:p>
            <text:p/>
            <text:p>家屋 ・ かおく ・ house, building</text:p>
            <text:p/>
            <text:p>部屋 ・ へや ・ room, chamber</text:p>
            <text:p/>
            <text:p>屋台 ・ やたい ・ stall, stand; float, festival car</text:p>
            <text:p/>
            <text:p>屋上 ・ おくじょう ・ roof</text:p>
            <text:p/>
            <text:p>母屋 ・ おもや ・ main house / wing</text:p>
            <text:p/>
            <text:p>不動産屋 ・ ふどうさんや ・ real estate agent, realtor</text:p>
            <text:p/>
            <text:p>分からず屋 ・ わからずや ・ obstinate person, hardhead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53" calcext:value-type="float">
            <text:p>253</text:p>
          </table:table-cell>
          <table:table-cell table:style-name="ce8" office:value-type="string" calcext:value-type="string">
            <text:p>室</text:p>
          </table:table-cell>
          <table:table-cell table:style-name="ce12" office:value-type="string" calcext:value-type="string">
            <text:p>室内 ・ しつない ・ indoors</text:p>
            <text:p/>
            <text:p>室温 ・ しつおん ・ room temperature</text:p>
            <text:p/>
            <text:p>温室 ・ おんしつ ・ greenhouse</text:p>
            <text:p/>
            <text:p>皇室 ・ こうしつ ・ Imperial Family / Household</text:p>
            <text:p/>
            <text:p>和室 ・ わしつ ・ Japanese style room</text:p>
            <text:p/>
            <text:p>室咲き ・ むろざき ・ blooming in the hothous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54" calcext:value-type="float">
            <text:p>254</text:p>
          </table:table-cell>
          <table:table-cell table:style-name="ce8" office:value-type="string" calcext:value-type="string">
            <text:p>古</text:p>
          </table:table-cell>
          <table:table-cell table:style-name="ce12" office:value-type="string" calcext:value-type="string">
            <text:p>古代 ・ こだい ・ ancient times, antiquity</text:p>
            <text:p/>
            <text:p>古い ・ ふるい ・ old, outdated</text:p>
            <text:p/>
            <text:p>古本屋 ・ ふるほんや ・ used book store</text:p>
            <text:p/>
            <text:p>古新聞 ・ ふるしんぶん ・ old newspapers</text:p>
            <text:p/>
            <text:p>使い古す ・ つかいふるす ・ [vt] wear out sth. by us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55" calcext:value-type="float">
            <text:p>255</text:p>
          </table:table-cell>
          <table:table-cell table:style-name="ce8" office:value-type="string" calcext:value-type="string">
            <text:p>居</text:p>
          </table:table-cell>
          <table:table-cell table:style-name="ce12" office:value-type="string" calcext:value-type="string">
            <text:p>居る ・ いる ・ [vi] be present, home</text:p>
            <text:p/>
            <text:p>別居する ・ べっきょする ・ live separately</text:p>
            <text:p/>
            <text:p>同居する ・ どうきょする ・ live together</text:p>
            <text:p/>
            <text:p>皇居 ・ こうきょ ・ Imperial Palace</text:p>
            <text:p/>
            <text:p>居所 ・ いどころ ・ one’s address residence , one’s whereabouts</text:p>
            <text:p/>
            <text:p>長居 ・ ながい ・ long visit / stay</text:p>
            <text:p/>
            <text:p>居士 ・ こじ ・ lay schola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56" calcext:value-type="float">
            <text:p>256</text:p>
          </table:table-cell>
          <table:table-cell table:style-name="ce8" office:value-type="string" calcext:value-type="string">
            <text:p>局</text:p>
          </table:table-cell>
          <table:table-cell table:style-name="ce12" office:value-type="string" calcext:value-type="string">
            <text:p>当局 ・ とうきょく ・ the authorities concerned</text:p>
            <text:p/>
            <text:p>政局 ・ せいきょく ・ political situation</text:p>
            <text:p/>
            <text:p>局部 ・ きょくぶ ・ limited part, localized area</text:p>
            <text:p/>
            <text:p>局地的 ・ きょくちてき ・ local</text:p>
            <text:p/>
            <text:p>結局 ・ けっきょく ・ after all, finally, in conclusion</text:p>
            <text:p/>
            <text:p>局面 ・ きょくめん ・ situation, aspect of an affair; position in a chess game </text:p>
            <text:p/>
            <text:p>時局 ・ じきょく ・ situation, circumstances</text:p>
            <text:p/>
            <text:p>局所 ・ きょくしょ ・ limited part, sec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57" calcext:value-type="float">
            <text:p>257</text:p>
          </table:table-cell>
          <table:table-cell table:style-name="ce8" office:value-type="string" calcext:value-type="string">
            <text:p>故</text:p>
          </table:table-cell>
          <table:table-cell table:style-name="ce12" office:value-type="string" calcext:value-type="string">
            <text:p>故に ・ ゆえに ・ therefore, accordingly</text:p>
            <text:p/>
            <text:p>故事 ・ こじ ・ tradition; historical fact, origin</text:p>
            <text:p/>
            <text:p>事故 ・ じこ ・ accident, incident, trouble</text:p>
            <text:p/>
            <text:p>故意 ・ こい ・ intention, purpose, bad faith</text:p>
            <text:p/>
            <text:p>世故 ・ せこ ・ worldly affairs</text:p>
            <text:p/>
            <text:p>故人 ・ こじん ・ the deceased</text:p>
            <text:p/>
            <text:p>故実 ・ こじつ ・ ancient customs</text:p>
            <text:p/>
            <text:p>故旧 ・ こきゅう ・ old acquaintanc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58" calcext:value-type="float">
            <text:p>258</text:p>
          </table:table-cell>
          <table:table-cell table:style-name="ce8" office:value-type="string" calcext:value-type="string">
            <text:p>胡</text:p>
          </table:table-cell>
          <table:table-cell table:style-name="ce12" office:value-type="string" calcext:value-type="string">
            <text:p>胡国 ・ ここく ・ ancient non-Han countries north/west of China; barbarous country</text:p>
            <text:p/>
            <text:p>胡瓜 ・ きゅうり ・ cucumber</text:p>
            <text:p/>
            <text:p>胡麻 ・ ごま ・ sesame</text:p>
            <text:p/>
            <text:p>胡散臭い ・ うさんくさい ・ suspicious-looking, shady, questionable</text:p>
            <text:p/>
            <text:p>胡乱な ・ うろんな ・ suspicious-looking, questionable; in disorder</text:p>
            <text:p/>
            <text:p>胡椒 ・ こしょう ・ pepper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59" calcext:value-type="float">
            <text:p>259</text:p>
          </table:table-cell>
          <table:table-cell table:style-name="ce8" office:value-type="string" calcext:value-type="string">
            <text:p>湖</text:p>
          </table:table-cell>
          <table:table-cell table:style-name="ce12" office:value-type="string" calcext:value-type="string">
            <text:p>湖 ・ みずうみ ・ lake</text:p>
            <text:p/>
            <text:p>五大湖 ・ ごだいこ ・ The Great Lakes Superior, Michigan, Huron, Ontario &amp; Erie </text:p>
            <text:p/>
            <text:p>湖上 ・ こじょう ・ on the lake</text:p>
            <text:p/>
            <text:p>湖畔 ・ こはん ・ lake shore, lakeside</text:p>
            <text:p/>
            <text:p>湖沼 ・ こしょう ・ lakes and marshes</text:p>
            <text:p/>
            <text:p>淡水湖 ・ たんすいこ ・ freshwater lak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60" calcext:value-type="float">
            <text:p>260</text:p>
          </table:table-cell>
          <table:table-cell table:style-name="ce8" office:value-type="string" calcext:value-type="string">
            <text:p>固</text:p>
          </table:table-cell>
          <table:table-cell table:style-name="ce12" office:value-type="string" calcext:value-type="string">
            <text:p>固い ・ かたい ・ firm, stiff, fast</text:p>
            <text:p/>
            <text:p>固体 ・ こたい ・ solid, solid matter</text:p>
            <text:p/>
            <text:p>固さ ・ かたさ ・ stiffness</text:p>
            <text:p/>
            <text:p>固定 ・ こてい ・ fixed, stationary</text:p>
            <text:p/>
            <text:p>固める ・ かためる ・ [vt] harden, solidify; strengthen</text:p>
            <text:p/>
            <text:p>固まる ・ かたまる ・ [vi] harden, solidify, congeal</text:p>
            <text:p/>
            <text:p>固まり ・ かたまり ・ lump, mass, clod; ingot</text:p>
            <text:p/>
            <text:p>固着する ・ こちゃくする ・ adhere to, stick fas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61" calcext:value-type="float">
            <text:p>261</text:p>
          </table:table-cell>
          <table:table-cell table:style-name="ce8" office:value-type="string" calcext:value-type="string">
            <text:p>箇</text:p>
          </table:table-cell>
          <table:table-cell table:style-name="ce12" office:value-type="string" calcext:value-type="string">
            <text:p>一箇月 ・ いっかげつ ・ one month</text:p>
            <text:p/>
            <text:p>箇条 ・ かじょう ・ items, articles</text:p>
            <text:p/>
            <text:p>箇条書き ・ かじょうがき ・ itemization</text:p>
            <text:p/>
            <text:p>二箇所 ・ にかしょ ・ two places</text:p>
            <text:p/>
            <text:p>不通箇所 ・ ふつうかしょ ・ tied-up places [spots]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62" calcext:value-type="float">
            <text:p>262</text:p>
          </table:table-cell>
          <table:table-cell table:style-name="ce8" office:value-type="string" calcext:value-type="string">
            <text:p>個</text:p>
          </table:table-cell>
          <table:table-cell table:style-name="ce12" office:value-type="string" calcext:value-type="string">
            <text:p>個人 ・ こじん ・ individual</text:p>
            <text:p/>
            <text:p>個と全 ・ ことぜん ・ individual and the whole</text:p>
            <text:p/>
            <text:p>個性 ・ こせい ・ individuality</text:p>
            <text:p/>
            <text:p>個室 ・ こしつ ・ private room</text:p>
            <text:p/>
            <text:p>りんご一個 ・ りんごいっこ ・ one apple</text:p>
            <text:p/>
            <text:p>個所 ・ かしょ ・ place, spot, point; part</text:p>
            <text:p/>
            <text:p>個条書き ・ かじょうがき ・ itemiza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63" calcext:value-type="float">
            <text:p>263</text:p>
          </table:table-cell>
          <table:table-cell table:style-name="ce8" office:value-type="string" calcext:value-type="string">
            <text:p>且</text:p>
          </table:table-cell>
          <table:table-cell table:style-name="ce12" office:value-type="string" calcext:value-type="string">
            <text:p>且つ ・ かつ ・ yet, moreover, and</text:p>
            <text:p/>
            <text:p>尚且つ ・ なおかつ ・ and yet</text:p>
            <text:p/>
            <text:p>且つ又 ・ かつまた ・ moreover</text:p>
            <text:p/>
            <text:p>且つ飲み且つ歌う ・ かつのみかつうたう ・ drink as well as sing, drink and sing at the same tim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64" calcext:value-type="float">
            <text:p>264</text:p>
          </table:table-cell>
          <table:table-cell table:style-name="ce8" office:value-type="string" calcext:value-type="string">
            <text:p>組</text:p>
          </table:table-cell>
          <table:table-cell table:style-name="ce12" office:value-type="string" calcext:value-type="string">
            <text:p>組合 ・ くみあい ・ union, guild, association</text:p>
            <text:p/>
            <text:p>組成 ・ そせい ・ composition, formation, construction</text:p>
            <text:p/>
            <text:p>仕組み ・ しくみ ・ construction; arrangement; plan, plot</text:p>
            <text:p/>
            <text:p>手を組む ・ てをくむ ・ join hands</text:p>
            <text:p/>
            <text:p>組み立てる ・ くみたてる ・ assemble, erect</text:p>
            <text:p/>
            <text:p>労組 ・ ろうそ ・ labor union</text:p>
            <text:p/>
            <text:p>職組 ・ しょくそ ・ employees’ union</text:p>
            <text:p/>
            <text:p>一年三組 ・ いちねんさんくみ ・ first-grade, class thre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65" calcext:value-type="float">
            <text:p>265</text:p>
          </table:table-cell>
          <table:table-cell table:style-name="ce8" office:value-type="string" calcext:value-type="string">
            <text:p>夕</text:p>
          </table:table-cell>
          <table:table-cell table:style-name="ce12" office:value-type="string" calcext:value-type="string">
            <text:p>夕方 ・ ゆうがた ・ evening</text:p>
            <text:p/>
            <text:p>今夕 ・ こんせき ・ this evening, tonight</text:p>
            <text:p/>
            <text:p>夕べ ・ ゆうべ ・ evening</text:p>
            <text:p/>
            <text:p>夕日 ・ ゆうひ ・ setting sun</text:p>
            <text:p/>
            <text:p>夕闇 ・ ゆうやみ ・ dusk, twilight</text:p>
            <text:p/>
            <text:p>夕暮れ ・ ゆうぐれ ・ evening, twilight</text:p>
            <text:p/>
            <text:p>夕刊 ・ ゆうかん ・ evening edition / paper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66" calcext:value-type="float">
            <text:p>266</text:p>
          </table:table-cell>
          <table:table-cell table:style-name="ce8" office:value-type="string" calcext:value-type="string">
            <text:p>外</text:p>
          </table:table-cell>
          <table:table-cell table:style-name="ce12" office:value-type="string" calcext:value-type="string">
            <text:p>外す ・ はずす ・ [vt] take off, remove; miss, dodge</text:p>
            <text:p/>
            <text:p>外人 [外国人] ・ がいじん [がいこくじん] ・ foreigner, alien</text:p>
            <text:p/>
            <text:p>その外 ・ そのほか ・ besides, in addition; the rest, others</text:p>
            <text:p/>
            <text:p>外交 ・ がいこう ・ diplomacy, foreign relations</text:p>
            <text:p/>
            <text:p>外 ・ そと ・ the outside</text:p>
            <text:p/>
            <text:p>以外に ・ いがいに ・ except for, excluding</text:p>
            <text:p/>
            <text:p>外れる ・ はずれる ・ [vi] get out of place, slip out, come off, be separated; miss, go wide, fail</text:p>
            <text:p/>
            <text:p>外れ ・ はずれ ・ end, verge; miss, failur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67" calcext:value-type="float">
            <text:p>267</text:p>
          </table:table-cell>
          <table:table-cell table:style-name="ce8" office:value-type="string" calcext:value-type="string">
            <text:p>多</text:p>
          </table:table-cell>
          <table:table-cell table:style-name="ce12" office:value-type="string" calcext:value-type="string">
            <text:p>多分 ・ たぶん ・ probably, perhaps, maybe</text:p>
            <text:p/>
            <text:p>多い ・ おおい ・ many, much</text:p>
            <text:p/>
            <text:p>多面 ・ ためん ・ many sides, many phases</text:p>
            <text:p/>
            <text:p>多目的 ・ たもくてき ・ multipurpose</text:p>
            <text:p/>
            <text:p>多くの人 ・ おおくのひと ・ most peopl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68" calcext:value-type="float">
            <text:p>268</text:p>
          </table:table-cell>
          <table:table-cell table:style-name="ce8" office:value-type="string" calcext:value-type="string">
            <text:p>汐</text:p>
          </table:table-cell>
          <table:table-cell table:style-name="ce12" office:value-type="string" calcext:value-type="string">
            <text:p>汐が満ちる前に ・ しおがみちるまえに ・ before the tide comes in</text:p>
            <text:p/>
            <text:p>潮汐 ・ ちょうせき ・ ebb &amp; flow, tide</text:p>
            <text:p/>
            <text:p>汐 ・ しお ・ evening tide</text:p>
            <text:p/>
            <text:p>汐干狩り ・ しおひがり ・ shell gathering at low tide </text:p>
            <text:p/>
            <text:p>汐汲み ・ しおくみ ・ drawing water from the sea person who …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69" calcext:value-type="float">
            <text:p>269</text:p>
          </table:table-cell>
          <table:table-cell table:style-name="ce8" office:value-type="string" calcext:value-type="string">
            <text:p>名</text:p>
          </table:table-cell>
          <table:table-cell table:style-name="ce12" office:value-type="string" calcext:value-type="string">
            <text:p>名物 ・ めいぶつ ・ specialty, noted product</text:p>
            <text:p/>
            <text:p>名前 ・ なまえ ・ name, given name</text:p>
            <text:p/>
            <text:p>名字 ・ みょうじ ・ surname, family name [苗 1823] </text:p>
            <text:p/>
            <text:p>名付ける ・ なづける ・ name, give a name to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70" calcext:value-type="float">
            <text:p>270</text:p>
          </table:table-cell>
          <table:table-cell table:style-name="ce8" office:value-type="string" calcext:value-type="string">
            <text:p>天</text:p>
          </table:table-cell>
          <table:table-cell table:style-name="ce12" office:value-type="string" calcext:value-type="string">
            <text:p>天の川 ・ あまのがわ ・ Milky Way</text:p>
            <text:p/>
            <text:p>天気 ・ てんき ・ weather, atmospheric conditions; fine weather</text:p>
            <text:p/>
            <text:p>天皇 ・ てんのう ・ Emperor of Japan</text:p>
            <text:p/>
            <text:p>天文学 ・ てんもんがく ・ astronom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71" calcext:value-type="float">
            <text:p>271</text:p>
          </table:table-cell>
          <table:table-cell table:style-name="ce8" office:value-type="string" calcext:value-type="string">
            <text:p>未</text:p>
          </table:table-cell>
          <table:table-cell table:style-name="ce12" office:value-type="string" calcext:value-type="string">
            <text:p>未だ¹ ・ まだ ・ not yet, still; more, besides</text:p>
            <text:p/>
            <text:p>未だ² ・ いまだ ・ as yet; up to now</text:p>
            <text:p/>
            <text:p>未定の ・ みていの ・ undecided, pending</text:p>
            <text:p/>
            <text:p>未明 ・ みめい ・ before dawn, dawn</text:p>
            <text:p/>
            <text:p>未開の ・ みかいの ・ primitive, uncivilized; savage</text:p>
            <text:p/>
            <text:p>未然に ・ みぜんに ・ before it happens, beforehand, previously</text:p>
            <text:p/>
            <text:p>未満 ・ みまん ・ less than</text:p>
            <text:p/>
            <text:p>未来 ・ みらい ・ futur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72" calcext:value-type="float">
            <text:p>272</text:p>
          </table:table-cell>
          <table:table-cell table:style-name="ce8" office:value-type="string" calcext:value-type="string">
            <text:p>末</text:p>
          </table:table-cell>
          <table:table-cell table:style-name="ce12" office:value-type="string" calcext:value-type="string">
            <text:p>三月の末 ・ さんがつのすえ ・ end of March</text:p>
            <text:p/>
            <text:p>年末 ・ ねんまつ ・ end of the year</text:p>
            <text:p/>
            <text:p>本末 ・ ほんまつ ・ root and branch, means and end</text:p>
            <text:p/>
            <text:p>末 ・ すえ ・ last part, end</text:p>
            <text:p/>
            <text:p>末っ子 ・ すえっこ ・ youngest child</text:p>
            <text:p/>
            <text:p>三月の末 ・ さんがつのすえ ・ end of March</text:p>
            <text:p/>
            <text:p>議論の末に ・ ぎろんのすえに ・ after heated discussion</text:p>
            <text:p/>
            <text:p>粉末 ・ ふんまつ ・ powde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73" calcext:value-type="float">
            <text:p>273</text:p>
          </table:table-cell>
          <table:table-cell table:style-name="ce8" office:value-type="string" calcext:value-type="string">
            <text:p>味</text:p>
          </table:table-cell>
          <table:table-cell table:style-name="ce12" office:value-type="string" calcext:value-type="string">
            <text:p>味わう ・ あじわう ・ [vt] taste, savor; appreciate, enjoy</text:p>
            <text:p/>
            <text:p>味わい ・ あじわい ・ taste, flavor</text:p>
            <text:p/>
            <text:p>意味 ・ いみ ・ meaning, intention; significance, purport</text:p>
            <text:p/>
            <text:p>地味な ・ じみな ・ plain, sober, unpretentious</text:p>
            <text:p/>
            <text:p>後味 ・ あとあじ ・ aftertaste</text:p>
            <text:p/>
            <text:p>味 ・ あじ ・ flavor, taste; style</text:p>
            <text:p/>
            <text:p>味な ・ あじな ・ clever, witty, original</text:p>
            <text:p/>
            <text:p>一味 ・ いちみ ・ fellow conspirators, gang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74" calcext:value-type="float">
            <text:p>274</text:p>
          </table:table-cell>
          <table:table-cell table:style-name="ce8" office:value-type="string" calcext:value-type="string">
            <text:p>来</text:p>
          </table:table-cell>
          <table:table-cell table:style-name="ce12" office:value-type="string" calcext:value-type="string">
            <text:p>来月 ・ らいげつ ・ next month, this coming month</text:p>
            <text:p/>
            <text:p>来る¹ ・ くる ・ [vi] come, become</text:p>
            <text:p/>
            <text:p>来る² ・ きたる ・ [vi] come, arrive</text:p>
            <text:p/>
            <text:p>来す ・ きたす ・ [vt] bring about, cause, give rise to; result in</text:p>
            <text:p/>
            <text:p>外来語 ・ がいらいご ・ loanword, foreign word</text:p>
            <text:p/>
            <text:p>来日 ・ らいにち ・ coming to Japan</text:p>
            <text:p/>
            <text:p>本来 ・ ほんらい ・ originally, essentially, naturally</text:p>
            <text:p/>
            <text:p>由来 ・ ゆらい ・ origin, source, cause; histor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75" calcext:value-type="float">
            <text:p>275</text:p>
          </table:table-cell>
          <table:table-cell table:style-name="ce8" office:value-type="string" calcext:value-type="string">
            <text:p>新</text:p>
          </table:table-cell>
          <table:table-cell table:style-name="ce12" office:value-type="string" calcext:value-type="string">
            <text:p>新たに ・ あらたに ・ newly, afresh; again</text:p>
            <text:p/>
            <text:p>新しい ・ あたらしい ・ new</text:p>
            <text:p/>
            <text:p>新人 ・ しんじん ・ new talent, rookie; newcomer</text:p>
            <text:p/>
            <text:p>新年 ・ しんねん ・ New Year</text:p>
            <text:p/>
            <text:p>最新の ・ さいしんの ・ newest, latest</text:p>
            <text:p/>
            <text:p>新手 ・ あらて ・ fresh supply of troops; newcomer; new method</text:p>
            <text:p/>
            <text:p>新妻 ・ にいづま ・ new wif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76" calcext:value-type="float">
            <text:p>276</text:p>
          </table:table-cell>
          <table:table-cell table:style-name="ce8" office:value-type="string" calcext:value-type="string">
            <text:p>親</text:p>
          </table:table-cell>
          <table:table-cell table:style-name="ce12" office:value-type="string" calcext:value-type="string">
            <text:p>親子 ・ おやこ ・ parent &amp; child</text:p>
            <text:p/>
            <text:p>両親 ・ りょうしん ・ parents</text:p>
            <text:p/>
            <text:p>親しい ・ したしい ・ intimate, familiar, friendly</text:p>
            <text:p/>
            <text:p>肉親 ・ にくしん ・ blood relations</text:p>
            <text:p/>
            <text:p>親切な ・ しんせつな ・ kind, friendly, obliging</text:p>
            <text:p/>
            <text:p>親方 ・ おやかた ・ master, boss; craftsman, artisan</text:p>
            <text:p/>
            <text:p>親類 ・ しんるい ・ relation, kin</text:p>
            <text:p/>
            <text:p>親善 ・ しんぜん ・ friendship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77" calcext:value-type="float">
            <text:p>277</text:p>
          </table:table-cell>
          <table:table-cell table:style-name="ce8" office:value-type="string" calcext:value-type="string">
            <text:p>欠</text:p>
          </table:table-cell>
          <table:table-cell table:style-name="ce12" office:value-type="string" calcext:value-type="string">
            <text:p>無欠 ・ むけつ ・ flawless</text:p>
            <text:p/>
            <text:p>欠ける ・ かける ・ [vi] lack, be deficient, vacant; broken off</text:p>
            <text:p/>
            <text:p>欠かせない ・ かかせない ・ indispensable</text:p>
            <text:p/>
            <text:p>欠かす ・ かかす ・ [vt] miss, fail to attend</text:p>
            <text:p/>
            <text:p>欠く ・ かく ・ [vt] lack, be short of; neglect, omit; break off, chip</text:p>
            <text:p/>
            <text:p>ガス欠 ・ ガスけつ ・ running out of gas</text:p>
            <text:p/>
            <text:p>不可欠な ・ ふかけつな ・ indispensable</text:p>
            <text:p/>
            <text:p>出欠 ・ しゅっけつ ・ attendanc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78" calcext:value-type="float">
            <text:p>278</text:p>
          </table:table-cell>
          <table:table-cell table:style-name="ce8" office:value-type="string" calcext:value-type="string">
            <text:p>次</text:p>
          </table:table-cell>
          <table:table-cell table:style-name="ce12" office:value-type="string" calcext:value-type="string">
            <text:p>次ぐ ・ つぐ ・ [vi] rank next to, come next / after</text:p>
            <text:p/>
            <text:p>次回 ・ じかい ・ next time</text:p>
            <text:p/>
            <text:p>次男 ・ じなん ・ second son</text:p>
            <text:p/>
            <text:p>目次 ・ もくじ ・ table of contents</text:p>
            <text:p/>
            <text:p>次 ・ つぎ ・ next</text:p>
            <text:p/>
            <text:p>次次に ・ つぎつぎに ・ one after another, in succession</text:p>
            <text:p/>
            <text:p>目次 ・ もくじ ・ table of content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79" calcext:value-type="float">
            <text:p>279</text:p>
          </table:table-cell>
          <table:table-cell table:style-name="ce8" office:value-type="string" calcext:value-type="string">
            <text:p>席</text:p>
          </table:table-cell>
          <table:table-cell table:style-name="ce12" office:value-type="string" calcext:value-type="string">
            <text:p>欠席 ・ けっせき ・ absence, nonattendance</text:p>
            <text:p/>
            <text:p>出席 ・ しゅっせき ・ attendance, presence</text:p>
            <text:p/>
            <text:p>席次 ・ せきじ ・ seating order / precedence; class standing</text:p>
            <text:p/>
            <text:p>席上で ・ せきじょうで ・ at the meeting; on the occasion</text:p>
            <text:p/>
            <text:p>会席 ・ かいせき ・ meeting place</text:p>
            <text:p/>
            <text:p>席に着く ・ せきにつく ・ take a sea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80" calcext:value-type="float">
            <text:p>280</text:p>
          </table:table-cell>
          <table:table-cell table:style-name="ce8" office:value-type="string" calcext:value-type="string">
            <text:p>度</text:p>
          </table:table-cell>
          <table:table-cell table:style-name="ce12" office:value-type="string" calcext:value-type="string">
            <text:p>見る度に ・ みるたびに ・ whenever each time one sees it </text:p>
            <text:p/>
            <text:p>温度 ・ おんど ・ temperature</text:p>
            <text:p/>
            <text:p>湿度 ・ しつど ・ humidity</text:p>
            <text:p/>
            <text:p>毎度 ・ まいど ・ every time, always</text:p>
            <text:p/>
            <text:p>度 ・ たび ・ each tim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81" calcext:value-type="float">
            <text:p>281</text:p>
          </table:table-cell>
          <table:table-cell table:style-name="ce8" office:value-type="string" calcext:value-type="string">
            <text:p>渡</text:p>
          </table:table-cell>
          <table:table-cell table:style-name="ce12" office:value-type="string" calcext:value-type="string">
            <text:p>渡来 ・ とらい ・ importation, influx</text:p>
            <text:p/>
            <text:p>渡る ・ わたる ・ [vi] cross, ford</text:p>
            <text:p/>
            <text:p>渡す ・ わたす ・ [vt] carry across a river ; hand over</text:p>
            <text:p/>
            <text:p>過渡期 ・ かとき ・ transitional period / stage</text:p>
            <text:p/>
            <text:p>渡航 ・ とこう ・ crossing, passage, voyage</text:p>
            <text:p/>
            <text:p>手渡す ・ てわたす ・ [vt] hand over to , give, deliver</text:p>
            <text:p/>
            <text:p>渡り ・ わたり ・ passage, transit; migration; mutual arrangement, negotia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82" calcext:value-type="float">
            <text:p>282</text:p>
          </table:table-cell>
          <table:table-cell table:style-name="ce8" office:value-type="string" calcext:value-type="string">
            <text:p>限</text:p>
          </table:table-cell>
          <table:table-cell table:style-name="ce12" office:value-type="string" calcext:value-type="string">
            <text:p>最小限 ・ さいしょうげん ・ minimum</text:p>
            <text:p/>
            <text:p>最大限 ・ さいだいげん ・ maximum</text:p>
            <text:p/>
            <text:p>出来る限り ・ できるかぎり ・ as far as possible</text:p>
            <text:p/>
            <text:p>限定する ・ げんていする ・ limit, restrict, define</text:p>
            <text:p/>
            <text:p>限る ・ かぎる ・ [vi, vt] limit, restrict to ; be the best, only way</text:p>
            <text:p/>
            <text:p>局限する ・ きょくげんする ・ localize, limit, set limits to</text:p>
            <text:p/>
            <text:p>門限 ・ もんげん ・ closing-time, lockup</text:p>
            <text:p/>
            <text:p>…とは限らない ・ …とはかぎらない ・ be not always / necessarily …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83" calcext:value-type="float">
            <text:p>283</text:p>
          </table:table-cell>
          <table:table-cell table:style-name="ce8" office:value-type="string" calcext:value-type="string">
            <text:p>銀</text:p>
          </table:table-cell>
          <table:table-cell table:style-name="ce12" office:value-type="string" calcext:value-type="string">
            <text:p>銀行 ・ ぎんこう ・ bank</text:p>
            <text:p/>
            <text:p>水銀 ・ すいぎん ・ mercury, quicksilver</text:p>
            <text:p/>
            <text:p>日銀 [日本銀行] ・ にちぎん [にっぽんぎんこう] ・ BOJ [Bank of Japan] </text:p>
            <text:p/>
            <text:p>銀メダル ・ ぎんメダル ・ silver medal</text:p>
            <text:p/>
            <text:p>銀河 ・ ぎんが ・ Milky Way; galaxy</text:p>
            <text:p/>
            <text:p>開銀 ・ かいぎん ・ development bank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84" calcext:value-type="float">
            <text:p>284</text:p>
          </table:table-cell>
          <table:table-cell table:style-name="ce8" office:value-type="string" calcext:value-type="string">
            <text:p>根</text:p>
          </table:table-cell>
          <table:table-cell table:style-name="ce12" office:value-type="string" calcext:value-type="string">
            <text:p>根回し ・ ねまわし ・ digging around the roots; maneuvering behind the scenes</text:p>
            <text:p/>
            <text:p>根気 ・ こんき ・ perseverance, patience, energy</text:p>
            <text:p/>
            <text:p>根性 ・ こんじょう ・ nature, temper; will power; guts</text:p>
            <text:p/>
            <text:p>根本 ・ こんぽん ・ basis, foundation; origin, source</text:p>
            <text:p/>
            <text:p>屋根 ・ やね ・ roof</text:p>
            <text:p/>
            <text:p>根 ・ ね ・ roo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85" calcext:value-type="float">
            <text:p>285</text:p>
          </table:table-cell>
          <table:table-cell table:style-name="ce8" office:value-type="string" calcext:value-type="string">
            <text:p>良</text:p>
          </table:table-cell>
          <table:table-cell table:style-name="ce12" office:value-type="string" calcext:value-type="string">
            <text:p>最良の ・ さいりょうの ・ best, most excellent</text:p>
            <text:p/>
            <text:p>良い ・ よい ・ good</text:p>
            <text:p/>
            <text:p>良心 ・ りょうしん ・ conscience</text:p>
            <text:p/>
            <text:p>不良 ・ ふりょう ・ badness, inferiority; delinquency</text:p>
            <text:p/>
            <text:p>良かったら ・ よかったら ・ if you like</text:p>
            <text:p/>
            <text:p>良い気味だ ・ いいきみだ ・ Serves you right!</text:p>
            <text:p/>
            <text:p>野良 ・ のら ・ the field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86" calcext:value-type="float">
            <text:p>286</text:p>
          </table:table-cell>
          <table:table-cell table:style-name="ce8" office:value-type="string" calcext:value-type="string">
            <text:p>郎</text:p>
          </table:table-cell>
          <table:table-cell table:style-name="ce12" office:value-type="string" calcext:value-type="string">
            <text:p>一郎 ・ いちろう ・ Ichirō name of eldest son </text:p>
            <text:p/>
            <text:p>次郎 ・ じろう ・ Jirō name of second son </text:p>
            <text:p/>
            <text:p>新郎 ・ しんろう ・ bridegroo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7" calcext:value-type="float">
            <text:p>287</text:p>
          </table:table-cell>
          <table:table-cell table:style-name="ce8" office:value-type="string" calcext:value-type="string">
            <text:p>廊</text:p>
          </table:table-cell>
          <table:table-cell table:style-name="ce12" office:value-type="string" calcext:value-type="string">
            <text:p>廊下 ・ ろうか ・ corridor, hallway</text:p>
            <text:p/>
            <text:p>回廊 ・ かいろう ・ corridor, gallery</text:p>
            <text:p/>
            <text:p>画廊 ・ がろう ・ picture galler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88" calcext:value-type="float">
            <text:p>288</text:p>
          </table:table-cell>
          <table:table-cell table:style-name="ce8" office:value-type="string" calcext:value-type="string">
            <text:p>食</text:p>
          </table:table-cell>
          <table:table-cell table:style-name="ce12" office:value-type="string" calcext:value-type="string">
            <text:p>食事 ・ しょくじ ・ meal, dinner</text:p>
            <text:p/>
            <text:p>食べる ・ たべる ・ [vt] eat</text:p>
            <text:p/>
            <text:p>食う ・ くう ・ [vt] eat colloq. ; hold on to in one’s mouth , not let go</text:p>
            <text:p/>
            <text:p>食後に ・ しょくごに ・ after meals</text:p>
            <text:p/>
            <text:p>和食 ・ わしょく ・ Japanese-style food</text:p>
            <text:p/>
            <text:p>食らう ・ くらう ・ [vt] eat, drink vulgar </text:p>
            <text:p/>
            <text:p>大食らい ・ おおぐらい ・ glutt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89" calcext:value-type="float">
            <text:p>289</text:p>
          </table:table-cell>
          <table:table-cell table:style-name="ce8" office:value-type="string" calcext:value-type="string">
            <text:p>飲</text:p>
          </table:table-cell>
          <table:table-cell table:style-name="ce12" office:value-type="string" calcext:value-type="string">
            <text:p>飲食 ・ いんしょく ・ eating &amp; drinking</text:p>
            <text:p/>
            <text:p>飲む ・ のむ ・ [vt] drink</text:p>
            <text:p/>
            <text:p>飲み物 ・ のみもの ・ beverage</text:p>
            <text:p/>
            <text:p>飲み屋 ・ のみや ・ bar, tavern</text:p>
            <text:p/>
            <text:p>大酒飲み ・ おおざけのみ ・ guzzler, booz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0" calcext:value-type="float">
            <text:p>290</text:p>
          </table:table-cell>
          <table:table-cell table:style-name="ce8" office:value-type="string" calcext:value-type="string">
            <text:p>官</text:p>
          </table:table-cell>
          <table:table-cell table:style-name="ce12" office:value-type="string" calcext:value-type="string">
            <text:p>長官 ・ ちょうかん ・ director, administrator, chief</text:p>
            <text:p/>
            <text:p>外交官 ・ がいこうかん ・ diplomat, foreign service offic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91" calcext:value-type="float">
            <text:p>291</text:p>
          </table:table-cell>
          <table:table-cell table:style-name="ce8" office:value-type="string" calcext:value-type="string">
            <text:p>館</text:p>
          </table:table-cell>
          <table:table-cell table:style-name="ce12" office:value-type="string" calcext:value-type="string">
            <text:p>館 ・ やかた ・ stately mansion, palace, manor house</text:p>
            <text:p/>
            <text:p>会館 ・ かいかん ・ hall, assembly hall</text:p>
            <text:p/>
            <text:p>館内 ・ かんない ・ in the building</text:p>
            <text:p/>
            <text:p>本館 ・ ほんかん ・ main building; this building</text:p>
            <text:p/>
            <text:p>旅館 ・ りょかん ・ Japanese in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92" calcext:value-type="float">
            <text:p>292</text:p>
          </table:table-cell>
          <table:table-cell table:style-name="ce8" office:value-type="string" calcext:value-type="string">
            <text:p>宿</text:p>
          </table:table-cell>
          <table:table-cell table:style-name="ce12" office:value-type="string" calcext:value-type="string">
            <text:p>宿る ・ やどる ・ [vi] lodge; dwell in</text:p>
            <text:p/>
            <text:p>合宿する ・ がっしゅくする ・ lodge together; stay in a training camp</text:p>
            <text:p/>
            <text:p>宿命 ・ しゅくめい ・ fate, destiny</text:p>
            <text:p/>
            <text:p>下宿 ・ げしゅく ・ lodging, boarding house</text:p>
            <text:p/>
            <text:p>宿 ・ やど ・ lodge</text:p>
            <text:p/>
            <text:p>宿す ・ やどす ・ [vt] conceive, be pregnant with</text:p>
            <text:p/>
            <text:p>子を宿す ・ こをやどす ・ be pregnant with a child</text:p>
            <text:p/>
            <text:p>民宿 ・ みんしゅく ・ tourist hom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93" calcext:value-type="float">
            <text:p>293</text:p>
          </table:table-cell>
          <table:table-cell table:style-name="ce8" office:value-type="string" calcext:value-type="string">
            <text:p>犬</text:p>
          </table:table-cell>
          <table:table-cell table:style-name="ce12" office:value-type="string" calcext:value-type="string">
            <text:p>一犬 ・ いっけん ・ one dog</text:p>
            <text:p/>
            <text:p>小犬 ・ こいぬ ・ puppy, little dog</text:p>
            <text:p/>
            <text:p>犬小屋 ・ いぬごや ・ doghouse</text:p>
            <text:p/>
            <text:p>犬 ・ いぬ ・ dog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94" calcext:value-type="float">
            <text:p>294</text:p>
          </table:table-cell>
          <table:table-cell table:style-name="ce8" office:value-type="string" calcext:value-type="string">
            <text:p>太</text:p>
          </table:table-cell>
          <table:table-cell table:style-name="ce12" office:value-type="string" calcext:value-type="string">
            <text:p>太い ・ ふとい ・ thick; fat</text:p>
            <text:p/>
            <text:p>太子 ・ たいし ・ Crown Prince</text:p>
            <text:p/>
            <text:p>太る ・ ふとる ・ [vi] grow fat</text:p>
            <text:p/>
            <text:p>太古 ・ たいこ ・ ancient times, remote age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95" calcext:value-type="float">
            <text:p>295</text:p>
          </table:table-cell>
          <table:table-cell table:style-name="ce8" office:value-type="string" calcext:value-type="string">
            <text:p>器</text:p>
          </table:table-cell>
          <table:table-cell table:style-name="ce12" office:value-type="string" calcext:value-type="string">
            <text:p>武器 ・ ぶき ・ weapon</text:p>
            <text:p/>
            <text:p>食器 ・ しょっき ・ tableware</text:p>
            <text:p/>
            <text:p>ガラスの器 ・ ガラスのうつわ ・ glass vessel / container</text:p>
            <text:p/>
            <text:p>器官 ・ きかん ・ organ of the body </text:p>
            <text:p/>
            <text:p>器用な ・ きような ・ skillful, ingenious</text:p>
            <text:p/>
            <text:p>器 ・ うつわ ・ vessel, container</text:p>
            <text:p/>
            <text:p>注射器 ・ ちゅうしゃき ・ syringe</text:p>
            <text:p/>
            <text:p>楽器 ・ がっき ・ musical instrumen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96" calcext:value-type="float">
            <text:p>296</text:p>
          </table:table-cell>
          <table:table-cell table:style-name="ce8" office:value-type="string" calcext:value-type="string">
            <text:p>凶</text:p>
          </table:table-cell>
          <table:table-cell table:style-name="ce12" office:value-type="string" calcext:value-type="string">
            <text:p>凶行 ・ きょうこう ・ violence, murder, crime</text:p>
            <text:p/>
            <text:p>凶器 ・ きょうき ・ murder weapon</text:p>
            <text:p/>
            <text:p>凶事 ・ きょうじ ・ calamity, misfortune</text:p>
            <text:p/>
            <text:p>凶変 ・ きょうへん ・ calamity, disaster; tragic accident</text:p>
            <text:p/>
            <text:p>凶暴な ・ きょうぼうな ・ atrocious, ferocious, brutal</text:p>
            <text:p/>
            <text:p>凶漢 ・ きょうかん ・ villain, ruffian, assailant</text:p>
            <text:p/>
            <text:p>凶報 ・ きょうほう ・ bad new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97" calcext:value-type="float">
            <text:p>297</text:p>
          </table:table-cell>
          <table:table-cell table:style-name="ce8" office:value-type="string" calcext:value-type="string">
            <text:p>区</text:p>
          </table:table-cell>
          <table:table-cell table:style-name="ce12" office:value-type="string" calcext:value-type="string">
            <text:p>地区 ・ ちく ・ district, area, region, lot</text:p>
            <text:p/>
            <text:p>区別する ・ くべつする ・ distinguish; classify</text:p>
            <text:p/>
            <text:p>区分する ・ くぶんする ・ divide, subdivide</text:p>
            <text:p/>
            <text:p>区切る ・ くぎる ・ [vt] punctuate, mark off by comma</text:p>
            <text:p/>
            <text:p>大田区 ・ おおたく ・ Ōta Ward</text:p>
            <text:p/>
            <text:p>区域 ・ くいき ・ sphene, domain, zone</text:p>
            <text:p/>
            <text:p>区区 ・ まちまち ・ several, divergent, divers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98" calcext:value-type="float">
            <text:p>298</text:p>
          </table:table-cell>
          <table:table-cell table:style-name="ce8" office:value-type="string" calcext:value-type="string">
            <text:p>図</text:p>
          </table:table-cell>
          <table:table-cell table:style-name="ce12" office:value-type="string" calcext:value-type="string">
            <text:p>意図 ・ いと ・ intention, aim, plan</text:p>
            <text:p/>
            <text:p>地図 ・ ちず ・ map</text:p>
            <text:p/>
            <text:p>図る ・ はかる ・ [vt] strive, work for, bring about; provide for, promote; look to, seek, attempt</text:p>
            <text:p/>
            <text:p>合図 ・ あいず ・ signal, sign</text:p>
            <text:p/>
            <text:p>図書 ・ としょ ・ books</text:p>
            <text:p/>
            <text:p>図書館 ・ としょかん ・ library</text:p>
            <text:p/>
            <text:p>公益を図る ・ こうえきをはかる ・ labor for the public good</text:p>
            <text:p/>
            <text:p>自殺を図る ・ じさつをはかる ・ attempt suicid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99" calcext:value-type="float">
            <text:p>299</text:p>
          </table:table-cell>
          <table:table-cell table:style-name="ce8" office:value-type="string" calcext:value-type="string">
            <text:p>番</text:p>
          </table:table-cell>
          <table:table-cell table:style-name="ce12" office:value-type="string" calcext:value-type="string">
            <text:p>交番 ・ こうばん ・ police box</text:p>
            <text:p/>
            <text:p>一番 ・ いちばん ・ first, first place; most, best</text:p>
            <text:p/>
            <text:p>番犬 ・ ばんけん ・ watchdog</text:p>
            <text:p/>
            <text:p>番に当たる ・ ばんにあたる ・ be on duty; have one's turn</text:p>
            <text:p/>
            <text:p>番狂わせ ・ ばんくるわせ ・ upsetting of arrangements, upset, surprise</text:p>
            <text:p/>
            <text:p>先番 ・ せんばん ・ one’s turn to make the first move</text:p>
            <text:p/>
            <text:p>番付 ・ ばんづけ ・ ranking lis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300" calcext:value-type="float">
            <text:p>300</text:p>
          </table:table-cell>
          <table:table-cell table:style-name="ce8" office:value-type="string" calcext:value-type="string">
            <text:p>号</text:p>
          </table:table-cell>
          <table:table-cell table:style-name="ce12" office:value-type="string" calcext:value-type="string">
            <text:p>信号 ・ しんごう ・ signal; traffic light</text:p>
            <text:p/>
            <text:p>番号 ・ ばんごう ・ number, serial number</text:p>
            <text:p/>
            <text:p>年号 ・ ねんごう ・ name of era, reign title</text:p>
            <text:p/>
            <text:p>暗号 ・ あんごう ・ code, password</text:p>
            <text:p/>
            <text:p>負号 ・ ふごう ・ negative sign</text:p>
            <text:p/>
            <text:p>屋号 ・ やごう ・ name of a store; stage title</text:p>
            <text:p/>
            <text:p>号外 ・ ごうがい ・ newspaper extra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301" calcext:value-type="float">
            <text:p>301</text:p>
          </table:table-cell>
          <table:table-cell table:style-name="ce8" office:value-type="string" calcext:value-type="string">
            <text:p>品</text:p>
          </table:table-cell>
          <table:table-cell table:style-name="ce12" office:value-type="string" calcext:value-type="string">
            <text:p>品物 ・ しなもの ・ article, thing, goods</text:p>
            <text:p/>
            <text:p>作品 ・ さくひん ・ piece of work, product</text:p>
            <text:p/>
            <text:p>上品 ・ じょうひん ・ elegance, refinement</text:p>
            <text:p/>
            <text:p>品目 ・ ひんもく ・ list of articles / items</text:p>
            <text:p/>
            <text:p>品の良い人 ・ ひんのいいひと ・ person of refined manners</text:p>
            <text:p/>
            <text:p>品切れ ・ しなぎれ ・ absence / exhaustion of stock </text:p>
            <text:p/>
            <text:p>品種 ・ ひんしゅ ・ kind, variety, description, brand</text:p>
            <text:p/>
            <text:p>品格 ・ ひんかく ・ dignity, grac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02" calcext:value-type="float">
            <text:p>302</text:p>
          </table:table-cell>
          <table:table-cell table:style-name="ce8" office:value-type="string" calcext:value-type="string">
            <text:p>楽</text:p>
          </table:table-cell>
          <table:table-cell table:style-name="ce12" office:value-type="string" calcext:value-type="string">
            <text:p>音楽 ・ おんがく ・ music</text:p>
            <text:p/>
            <text:p>楽な ・ らくな ・ easy, light; comfortable</text:p>
            <text:p/>
            <text:p>楽しむ ・ たのしむ ・ take pleasure in, enjoy oneself </text:p>
            <text:p/>
            <text:p>楽器 ・ がっき ・ musical instrument</text:p>
            <text:p/>
            <text:p>安楽な ・ あんらくな ・ comfortable, carefree, coz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303" calcext:value-type="float">
            <text:p>303</text:p>
          </table:table-cell>
          <table:table-cell table:style-name="ce8" office:value-type="string" calcext:value-type="string">
            <text:p>薬</text:p>
          </table:table-cell>
          <table:table-cell table:style-name="ce12" office:value-type="string" calcext:value-type="string">
            <text:p>薬屋 ・ くすりや ・ drugstore</text:p>
            <text:p/>
            <text:p>薬局 ・ やっきょく ・ drugstore, pharmacy</text:p>
            <text:p/>
            <text:p>薬品 ・ やくひん ・ medicine, drug; chemicals</text:p>
            <text:p/>
            <text:p>火薬 ・ かやく ・ gunpowder</text:p>
            <text:p/>
            <text:p>丸薬 ・ がんやく ・ pill</text:p>
            <text:p/>
            <text:p>薬 ・ くすり ・ drug, medicine</text:p>
            <text:p/>
            <text:p>薬指 ・ くすりゆび ・ fourth / ring finge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304" calcext:value-type="float">
            <text:p>304</text:p>
          </table:table-cell>
          <table:table-cell table:style-name="ce8" office:value-type="string" calcext:value-type="string">
            <text:p>周</text:p>
          </table:table-cell>
          <table:table-cell table:style-name="ce12" office:value-type="string" calcext:value-type="string">
            <text:p>周りの人 ・ まわりのひと ・ the people around one</text:p>
            <text:p/>
            <text:p>周辺 ・ しゅうへん ・ environs, outskirts; circumference</text:p>
            <text:p/>
            <text:p>周回 ・ しゅうかい ・ circumference, girth, surroundings</text:p>
            <text:p/>
            <text:p>四周 ・ ししゅう ・ circumference, periphery</text:p>
            <text:p/>
            <text:p>周波 ・ しゅうは ・ cycle</text:p>
            <text:p/>
            <text:p>周遊 ・ しゅうゆう ・ circular tour, pleasure / round trip</text:p>
            <text:p/>
            <text:p>地球の周り ・ ちきゅうのまわり ・ earth's circumference; space around earth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305" calcext:value-type="float">
            <text:p>305</text:p>
          </table:table-cell>
          <table:table-cell table:style-name="ce8" office:value-type="string" calcext:value-type="string">
            <text:p>週</text:p>
          </table:table-cell>
          <table:table-cell table:style-name="ce12" office:value-type="string" calcext:value-type="string">
            <text:p>先週 ・ せんしゅう ・ last week</text:p>
            <text:p/>
            <text:p>週末 ・ しゅうまつ ・ weekend</text:p>
            <text:p/>
            <text:p>週に三回 ・ しゅうにさんかい ・ three times a week</text:p>
            <text:p/>
            <text:p>今週 ・ こんしゅう ・ this week</text:p>
            <text:p/>
            <text:p>来週 ・ らいしゅう ・ next week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306" calcext:value-type="float">
            <text:p>306</text:p>
          </table:table-cell>
          <table:table-cell table:style-name="ce8" office:value-type="string" calcext:value-type="string">
            <text:p>調</text:p>
          </table:table-cell>
          <table:table-cell table:style-name="ce12" office:value-type="string" calcext:value-type="string">
            <text:p>夕食を調える ・ ゆうしょくをととのえる ・ prepare supper</text:p>
            <text:p/>
            <text:p>調子 ・ ちょうし ・ tone, tune; key, note; health condition; manner</text:p>
            <text:p/>
            <text:p>調べる ・ しらべる ・ [vt] investigate, look into</text:p>
            <text:p/>
            <text:p>調べ ・ しらべ ・ investigation, examination</text:p>
            <text:p/>
            <text:p>調合 ・ ちょうごう ・ compounding, mixing, preparation</text:p>
            <text:p/>
            <text:p>口調 ・ くちょう ・ tone, expression</text:p>
            <text:p/>
            <text:p>調う ・ ととのう ・ [vi] be prepared ready , fully equipped</text:p>
            <text:p/>
            <text:p>調える ・ ととのえる ・ [vt] prepare, make ready, procure, raise mone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307" calcext:value-type="float">
            <text:p>307</text:p>
          </table:table-cell>
          <table:table-cell table:style-name="ce8" office:value-type="string" calcext:value-type="string">
            <text:p>束</text:p>
          </table:table-cell>
          <table:table-cell table:style-name="ce12" office:value-type="string" calcext:value-type="string">
            <text:p>約束する ・ やくそくする ・ promise, vow</text:p>
            <text:p/>
            <text:p>束ねる ・ たばねる ・ [vt] tie up in a bundle</text:p>
            <text:p/>
            <text:p>束ね ・ たばね ・ bundle; management</text:p>
            <text:p/>
            <text:p>花束 ・ はなたば ・ bundle of flowers</text:p>
            <text:p/>
            <text:p>束の間 ・ つかのま ・ brief space of time, moment</text:p>
            <text:p/>
            <text:p>一束十円 ・ ひとたばじゅうえん ・ 10 ¥ a bundle</text:p>
            <text:p/>
            <text:p>束になって ・ たばになって ・ in a bunch; in a group</text:p>
            <text:p/>
            <text:p>装束 ・ しょうぞく ・ costume, attir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308" calcext:value-type="float">
            <text:p>308</text:p>
          </table:table-cell>
          <table:table-cell table:style-name="ce8" office:value-type="string" calcext:value-type="string">
            <text:p>整</text:p>
          </table:table-cell>
          <table:table-cell table:style-name="ce12" office:value-type="string" calcext:value-type="string">
            <text:p>整う ・ ととのう ・ [vi] be in order, made up properly; adjusted regulated </text:p>
            <text:p/>
            <text:p>整える ・ ととのえる ・ [vt] arrange, tidy up, adjust clothes); regulate</text:p>
            <text:p/>
            <text:p>調整 ・ ちょうせい ・ regulation, adjustment</text:p>
            <text:p/>
            <text:p>整数 ・ せいすう ・ integer</text:p>
            <text:p/>
            <text:p>整形 ・ せいけい ・ orthopedics</text:p>
            <text:p/>
            <text:p>整地 ・ せいち ・ leveling of ground, soil preparation</text:p>
            <text:p/>
            <text:p>整列する ・ せいれつする ・ stand in a row, line up</text:p>
            <text:p/>
            <text:p>整然たる ・ せいぜんたる ・ orderly, systematic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309" calcext:value-type="float">
            <text:p>309</text:p>
          </table:table-cell>
          <table:table-cell table:style-name="ce8" office:value-type="string" calcext:value-type="string">
            <text:p>数</text:p>
          </table:table-cell>
          <table:table-cell table:style-name="ce12" office:value-type="string" calcext:value-type="string">
            <text:p>数学 ・ すうがく ・ mathematics</text:p>
            <text:p/>
            <text:p>数える ・ かぞえる ・ [vt] count, calculate, enumerate</text:p>
            <text:p/>
            <text:p>数字 ・ すうじ ・ figure, numeral</text:p>
            <text:p/>
            <text:p>整数 ・ せいすう ・ integer, whole number</text:p>
            <text:p/>
            <text:p>数 ・ かず ・ number numerical quantity </text:p>
            <text:p/>
            <text:p>数多く ・ かずおおく ・ in large number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310" calcext:value-type="float">
            <text:p>310</text:p>
          </table:table-cell>
          <table:table-cell table:style-name="ce8" office:value-type="string" calcext:value-type="string">
            <text:p>類</text:p>
          </table:table-cell>
          <table:table-cell table:style-name="ce12" office:value-type="string" calcext:value-type="string">
            <text:p>類い ・ たぐい ・ kind, sort, class; peer, equal</text:p>
            <text:p/>
            <text:p>分類 ・ ぶんるい ・ classification</text:p>
            <text:p/>
            <text:p>人類 ・ じんるい ・ man-, humankind</text:p>
            <text:p/>
            <text:p>食肉類 ・ しょくにくるい ・ Carnivora, -ous animals</text:p>
            <text:p/>
            <text:p>類語 ・ るいご ・ synonym, related word</text:p>
            <text:p/>
            <text:p>類い希な ・ たぐいまれな ・ unique, rare</text:p>
            <text:p/>
            <text:p>種類 ・ しゅるい ・ kind, sort, species, typ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311" calcext:value-type="float">
            <text:p>311</text:p>
          </table:table-cell>
          <table:table-cell table:style-name="ce8" office:value-type="string" calcext:value-type="string">
            <text:p>示</text:p>
          </table:table-cell>
          <table:table-cell table:style-name="ce12" office:value-type="string" calcext:value-type="string">
            <text:p>公示 ・ こうじ ・ public / official announcement</text:p>
            <text:p/>
            <text:p>示す ・ しめす ・ [vt] show, display; indicate</text:p>
            <text:p/>
            <text:p>予示する ・ よじする ・ foreshadow</text:p>
            <text:p/>
            <text:p>指示 ・ しじ ・ instruction; indication</text:p>
            <text:p/>
            <text:p>暗示 ・ あんじ ・ hint, suggestion</text:p>
            <text:p/>
            <text:p>告示 ・ こくじ ・ notification, bulletin</text:p>
            <text:p/>
            <text:p>指し示す ・ さししめす ・ indicate, show, point to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12" calcext:value-type="float">
            <text:p>312</text:p>
          </table:table-cell>
          <table:table-cell table:style-name="ce8" office:value-type="string" calcext:value-type="string">
            <text:p>禁</text:p>
          </table:table-cell>
          <table:table-cell table:style-name="ce12" office:value-type="string" calcext:value-type="string">
            <text:p>禁止する ・ きんしする ・ prohibit, ban</text:p>
            <text:p/>
            <text:p>禁じる ・ きんじる ・ prohibit</text:p>
            <text:p/>
            <text:p>禁物 ・ きんもつ ・ taboo; prohibited object</text:p>
            <text:p/>
            <text:p>立入禁止 ・ たちいりきんし ・ Keep Ou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313" calcext:value-type="float">
            <text:p>313</text:p>
          </table:table-cell>
          <table:table-cell table:style-name="ce8" office:value-type="string" calcext:value-type="string">
            <text:p>礼</text:p>
          </table:table-cell>
          <table:table-cell table:style-name="ce12" office:value-type="string" calcext:value-type="string">
            <text:p>無礼 ・ ぶれい ・ impolite, rude</text:p>
            <text:p/>
            <text:p>礼金 ・ れいきん ・ reward, fee, honorarium</text:p>
            <text:p/>
            <text:p>礼法 ・ れいほう ・ etiquette</text:p>
            <text:p/>
            <text:p>お礼 ・ おれい ・ thanks; reward; return present</text:p>
            <text:p/>
            <text:p>礼をする ・ れいをする ・ salute, make a bow; reward, remunerate</text:p>
            <text:p/>
            <text:p>一礼 ・ いちれい ・ bow, greeting; courtesy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314" calcext:value-type="float">
            <text:p>314</text:p>
          </table:table-cell>
          <table:table-cell table:style-name="ce8" office:value-type="string" calcext:value-type="string">
            <text:p>社</text:p>
          </table:table-cell>
          <table:table-cell table:style-name="ce12" office:value-type="string" calcext:value-type="string">
            <text:p>会社 ・ かいしゃ ・ company, corporation, firm</text:p>
            <text:p/>
            <text:p>社会 ・ しゃかい ・ society, the world</text:p>
            <text:p/>
            <text:p>社長 ・ しゃちょう ・ president of a company </text:p>
            <text:p/>
            <text:p>社交的な ・ しゃこうてきな ・ sociable, friendly</text:p>
            <text:p/>
            <text:p>お社 ・ おやしろ ・ village shrin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315" calcext:value-type="float">
            <text:p>315</text:p>
          </table:table-cell>
          <table:table-cell table:style-name="ce8" office:value-type="string" calcext:value-type="string">
            <text:p>申</text:p>
          </table:table-cell>
          <table:table-cell table:style-name="ce12" office:value-type="string" calcext:value-type="string">
            <text:p>申す ・ もうす ・ [vt] say, tell (humble) </text:p>
            <text:p/>
            <text:p>上申する ・ じょうしんする ・ report to a superior </text:p>
            <text:p/>
            <text:p>申し上げる ・ もうしあげる ・ [vt] say, tell, speak humbly; have the honor to do</text:p>
            <text:p/>
            <text:p>申し込む ・ もうしこむ ・ [vt] apply; propose</text:p>
            <text:p/>
            <text:p>申し訳 ・ もうしわけ ・ excuse, apology, explanation</text:p>
            <text:p/>
            <text:p>申し述べる ・ もうしのべる ・ [vt] state, mention, tell</text:p>
            <text:p/>
            <text:p>申請 ・ しんせい ・ application, petition, reques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316" calcext:value-type="float">
            <text:p>316</text:p>
          </table:table-cell>
          <table:table-cell table:style-name="ce8" office:value-type="string" calcext:value-type="string">
            <text:p>神</text:p>
          </table:table-cell>
          <table:table-cell table:style-name="ce12" office:value-type="string" calcext:value-type="string">
            <text:p>海の神 ・ うみのかみ ・ god of the sea</text:p>
            <text:p/>
            <text:p>神道 ・ しんとう ・ Shintō, the Way of the Gods</text:p>
            <text:p/>
            <text:p>神主 ・ かんぬし ・ Shintō priest</text:p>
            <text:p/>
            <text:p>神官 ・ しんかん ・ Shintō priest</text:p>
            <text:p/>
            <text:p>神 ・ かみ ・ god, God</text:p>
            <text:p/>
            <text:p>神社 ・ じんじゃ ・ Shintō shrine</text:p>
            <text:p/>
            <text:p>神話 ・ しんわ ・ myth, mythology</text:p>
            <text:p/>
            <text:p>神神しい ・ こうごうしい ・ divine, solem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317" calcext:value-type="float">
            <text:p>317</text:p>
          </table:table-cell>
          <table:table-cell table:style-name="ce8" office:value-type="string" calcext:value-type="string">
            <text:p>員</text:p>
          </table:table-cell>
          <table:table-cell table:style-name="ce12" office:value-type="string" calcext:value-type="string">
            <text:p>会員 ・ かいいん ・ member</text:p>
            <text:p/>
            <text:p>全員 ・ ぜんいん ・ all members, entire staff</text:p>
            <text:p/>
            <text:p>会社員 ・ かいしゃいん ・ company employee, office worker</text:p>
            <text:p/>
            <text:p>満員電車 ・ まんいんでんしゃ ・ train filled to capacity</text:p>
            <text:p/>
            <text:p>党員 ・ とういん ・ party member</text:p>
            <text:p/>
            <text:p>係員 ・ かかりいん ・ clerk in charg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318" calcext:value-type="float">
            <text:p>318</text:p>
          </table:table-cell>
          <table:table-cell table:style-name="ce8" office:value-type="string" calcext:value-type="string">
            <text:p>質</text:p>
          </table:table-cell>
          <table:table-cell table:style-name="ce12" office:value-type="string" calcext:value-type="string">
            <text:p>性質 ・ せいしつ ・ nature, character; property, quality</text:p>
            <text:p/>
            <text:p>物質 ・ ぶっしつ ・ matter, substance</text:p>
            <text:p/>
            <text:p>体質 ・ たいしつ ・ physical constitution</text:p>
            <text:p/>
            <text:p>本質 ・ ほんしつ ・ essence, reality</text:p>
            <text:p/>
            <text:p>品質 ・ ひんしつ ・ quality</text:p>
            <text:p/>
            <text:p>対質する ・ たいしつする ・ confront, cross-examine</text:p>
            <text:p/>
            <text:p>人質 ・ ひとじち ・ hostage, prisoner</text:p>
            <text:p/>
            <text:p>質に入れる ・ しちにいれる ・ pawn, pledg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319" calcext:value-type="float">
            <text:p>319</text:p>
          </table:table-cell>
          <table:table-cell table:style-name="ce8" office:value-type="string" calcext:value-type="string">
            <text:p>党</text:p>
          </table:table-cell>
          <table:table-cell table:style-name="ce12" office:value-type="string" calcext:value-type="string">
            <text:p>政党 ・ せいとう ・ political party</text:p>
            <text:p/>
            <text:p>野党 ・ やとう ・ opposition party</text:p>
            <text:p/>
            <text:p>社会党 ・ しゃかいとう ・ Socialist Party</text:p>
            <text:p/>
            <text:p>共和党 ・ きょうわとう ・ Republican Party</text:p>
            <text:p/>
            <text:p>党員 ・ とういん ・ party member</text:p>
            <text:p/>
            <text:p>党派 ・ とうは ・ party, faction, cliqu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320" calcext:value-type="float">
            <text:p>320</text:p>
          </table:table-cell>
          <table:table-cell table:style-name="ce8" office:value-type="string" calcext:value-type="string">
            <text:p>堂</text:p>
          </table:table-cell>
          <table:table-cell table:style-name="ce12" office:value-type="string" calcext:value-type="string">
            <text:p>食堂 ・ しょくどう ・ dining hall, canteen</text:p>
            <text:p/>
            <text:p>法堂 ・ ほうどう ・ lecture hall in a Buddhist temple </text:p>
            <text:p/>
            <text:p>堂々とした ・ どうどうとした ・ dignified, imposing, majestic</text:p>
            <text:p/>
            <text:p>公会堂 ・ こうかいどう ・ town hall</text:p>
            <text:p/>
            <text:p>堂塔 ・ どうとう ・ temple buildings, temple</text:p>
            <text:p/>
            <text:p>音楽堂 ・ おんがくどう ・ concert hall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321" calcext:value-type="float">
            <text:p>321</text:p>
          </table:table-cell>
          <table:table-cell table:style-name="ce8" office:value-type="string" calcext:value-type="string">
            <text:p>常</text:p>
          </table:table-cell>
          <table:table-cell table:style-name="ce12" office:value-type="string" calcext:value-type="string">
            <text:p>常に ・ つねに ・ always, at all times</text:p>
            <text:p/>
            <text:p>日常の ・ にちじょうの ・ daily, everyday</text:p>
            <text:p/>
            <text:p>常用 ・ じょうよう ・ common use, daily use</text:p>
            <text:p/>
            <text:p>正常 ・ せいじょう ・ normality, normalcy</text:p>
            <text:p/>
            <text:p>通常の ・ つうじょうの ・ common, ordinary, usual</text:p>
            <text:p/>
            <text:p>常夏の国 ・ とこなつのくに ・ land of everlasting summer</text:p>
            <text:p/>
            <text:p>世の常 ・ よのつね ・ the way of the worl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322" calcext:value-type="float">
            <text:p>322</text:p>
          </table:table-cell>
          <table:table-cell table:style-name="ce8" office:value-type="string" calcext:value-type="string">
            <text:p>賞</text:p>
          </table:table-cell>
          <table:table-cell table:style-name="ce12" office:value-type="string" calcext:value-type="string">
            <text:p>ノーベル賞 ・ ノーベルしょう ・ Nobel Prize</text:p>
            <text:p/>
            <text:p>賞を受ける ・ しょうをうける ・ receive a prize</text:p>
            <text:p/>
            <text:p>賞品 ・ しょうひん ・ prize, trophy</text:p>
            <text:p/>
            <text:p>受賞者 ・ じゅしょうしゃ ・ prizewinner</text:p>
            <text:p/>
            <text:p>激賞 ・ げきしょう ・ high praise, unbounded admiration</text:p>
            <text:p/>
            <text:p>観賞する ・ かんしょうする ・ admire, enjo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323" calcext:value-type="float">
            <text:p>323</text:p>
          </table:table-cell>
          <table:table-cell table:style-name="ce8" office:value-type="string" calcext:value-type="string">
            <text:p>償</text:p>
          </table:table-cell>
          <table:table-cell table:style-name="ce12" office:value-type="string" calcext:value-type="string">
            <text:p>償う ・ つぐなう ・ [vt] recompense, make up, atone for</text:p>
            <text:p/>
            <text:p>無償 ・ むしょう ・ gratuitous, free</text:p>
            <text:p/>
            <text:p>弁償 ・ べんしょう ・ compensation, indemnification</text:p>
            <text:p/>
            <text:p>代償 ・ だいしょう ・ vicarious compensation</text:p>
            <text:p/>
            <text:p>償い ・ つぐない ・ recompense, indemnity, atonement</text:p>
            <text:p/>
            <text:p>損失を償う ・ そんしつをつぐなう ・ recompense for loss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324" calcext:value-type="float">
            <text:p>324</text:p>
          </table:table-cell>
          <table:table-cell table:style-name="ce8" office:value-type="string" calcext:value-type="string">
            <text:p>掌</text:p>
          </table:table-cell>
          <table:table-cell table:style-name="ce12" office:value-type="string" calcext:value-type="string">
            <text:p>車掌 ・ しゃしょう ・ conductor</text:p>
            <text:p/>
            <text:p>合掌する ・ がっしょうする ・ join one's hands as in prayer </text:p>
            <text:p/>
            <text:p>掌理する ・ しょうりする ・ take charge of, preside over, manage</text:p>
            <text:p/>
            <text:p>指掌紋 ・ ししょうもん ・ hand print</text:p>
            <text:p/>
            <text:p>掌握する ・ しょうあくする ・ hold, seize, grasp, comman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325" calcext:value-type="float">
            <text:p>325</text:p>
          </table:table-cell>
          <table:table-cell table:style-name="ce8" office:value-type="string" calcext:value-type="string">
            <text:p>覚</text:p>
          </table:table-cell>
          <table:table-cell table:style-name="ce12" office:value-type="string" calcext:value-type="string">
            <text:p>覚える ・ おぼえる ・ [vt] commit to memory, learn</text:p>
            <text:p/>
            <text:p>自覚する ・ じかくする ・ be conscious of, realize</text:p>
            <text:p/>
            <text:p>覚める ・ さめる ・ [vi] awake, wake up</text:p>
            <text:p/>
            <text:p>覚ます ・ さます ・ [vt] awake, wake up</text:p>
            <text:p/>
            <text:p>物覚え ・ ものおぼえ ・ memory</text:p>
            <text:p/>
            <text:p>覚え易い ・ おぼえやすい ・ be easy to learn</text:p>
            <text:p/>
            <text:p>覚る ・ さとる ・ [vt] perceive, discern, realize awake to, be aware of</text:p>
            <text:p/>
            <text:p>覚り ・ さとり ・ comprehension, understandi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26" calcext:value-type="float">
            <text:p>326</text:p>
          </table:table-cell>
          <table:table-cell table:style-name="ce8" office:value-type="string" calcext:value-type="string">
            <text:p>悟</text:p>
          </table:table-cell>
          <table:table-cell table:style-name="ce12" office:value-type="string" calcext:value-type="string">
            <text:p>悟り ・ さとり ・ satori, spiritual awakening</text:p>
            <text:p/>
            <text:p>覚悟する ・ かくごする ・ be ready for; be resigned; make up one's mind</text:p>
            <text:p/>
            <text:p>悟道 ・ ごどう ・ spiritual enlightenment; philosophy</text:p>
            <text:p/>
            <text:p>悟了 ・ ごりょう ・ complete comprehens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327" calcext:value-type="float">
            <text:p>327</text:p>
          </table:table-cell>
          <table:table-cell table:style-name="ce8" office:value-type="string" calcext:value-type="string">
            <text:p>感</text:p>
          </table:table-cell>
          <table:table-cell table:style-name="ce12" office:value-type="string" calcext:value-type="string">
            <text:p>感じる ・ かんじる ・ be conscious of, feel</text:p>
            <text:p/>
            <text:p>感じ ・ かんじ ・ feel(ing), sensation, touch, sense; impression, sentiment</text:p>
            <text:p/>
            <text:p>感心 ・ かんしん ・ admiration</text:p>
            <text:p/>
            <text:p>五感 ・ ごかん ・ the five senses</text:p>
            <text:p/>
            <text:p>感覚 ・ かんかく ・ sense, sensation, feeling</text:p>
            <text:p/>
            <text:p>感電 ・ かんでん ・ electric shock</text:p>
            <text:p/>
            <text:p>感想 ・ かんそう ・ thoughts, impression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328" calcext:value-type="float">
            <text:p>328</text:p>
          </table:table-cell>
          <table:table-cell table:style-name="ce8" office:value-type="string" calcext:value-type="string">
            <text:p>央</text:p>
          </table:table-cell>
          <table:table-cell table:style-name="ce12" office:value-type="string" calcext:value-type="string">
            <text:p>中央 ・ ちゅうおう ・ center</text:p>
            <text:p/>
            <text:p>中央口 ・ ちゅうおうぐち ・ Central Exit</text:p>
            <text:p/>
            <text:p>震央 ・ しんおう ・ epicenter of an earthquake </text:p>
            <text:p/>
            <text:p>道央 ・ どうおう ・ central Hokkaidō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329" calcext:value-type="float">
            <text:p>329</text:p>
          </table:table-cell>
          <table:table-cell table:style-name="ce8" office:value-type="string" calcext:value-type="string">
            <text:p>映</text:p>
          </table:table-cell>
          <table:table-cell table:style-name="ce12" office:value-type="string" calcext:value-type="string">
            <text:p>映画 ・ えいが ・ film, movie</text:p>
            <text:p/>
            <text:p>映画をスクリーンに映す ・ えいがをスクリーンにうつす ・ screen a motion picture</text:p>
            <text:p/>
            <text:p>上映する ・ じょうえいする ・ screen, show</text:p>
            <text:p/>
            <text:p>湖に山が映る ・ みずうみにやまがうつる ・ a mountain reflects on the lake surface</text:p>
            <text:p/>
            <text:p>映える ・ はえる ・ [vi] shine; excel in brilliance</text:p>
            <text:p/>
            <text:p>夕映え ・ ゆうばえ ・ evening / sunset glow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330" calcext:value-type="float">
            <text:p>330</text:p>
          </table:table-cell>
          <table:table-cell table:style-name="ce8" office:value-type="string" calcext:value-type="string">
            <text:p>決</text:p>
          </table:table-cell>
          <table:table-cell table:style-name="ce12" office:value-type="string" calcext:value-type="string">
            <text:p>決意 ・ けつい ・ resolution, determination</text:p>
            <text:p/>
            <text:p>決める ・ きめる ・ [vt] decide, fix, settle</text:p>
            <text:p/>
            <text:p>決して ・ けっして ・ never, by no means, not at all</text:p>
            <text:p/>
            <text:p>決心 ・ けっしん ・ determination, resolution, decision</text:p>
            <text:p/>
            <text:p>未決 ・ みけつ ・ undecided, to be determined</text:p>
            <text:p/>
            <text:p>決定 ・ けってい ・ decision, settlement, conclusion</text:p>
            <text:p/>
            <text:p>決まり ・ きまり ・ settlement, conclusion; rule, regulation; custom</text:p>
            <text:p/>
            <text:p>決め付ける ・ きめつける ・ [vt] scold, take sb. to task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331" calcext:value-type="float">
            <text:p>331</text:p>
          </table:table-cell>
          <table:table-cell table:style-name="ce8" office:value-type="string" calcext:value-type="string">
            <text:p>快</text:p>
          </table:table-cell>
          <table:table-cell table:style-name="ce12" office:value-type="string" calcext:value-type="string">
            <text:p>快く ・ こころよく ・ cheerfully, comfortably; gladly, willingly</text:p>
            <text:p/>
            <text:p>快楽 ・ かいらく ・ pleasure, enjoyment</text:p>
            <text:p/>
            <text:p>快い ・ こころよい ・ pleasant</text:p>
            <text:p/>
            <text:p>不快な ・ ふかいな ・ unpleasant, disagreeable</text:p>
            <text:p/>
            <text:p>全快 ・ ぜんかい ・ complete recovery</text:p>
            <text:p/>
            <text:p>快足の ・ かいそくの ・ quick of foot, fast</text:p>
            <text:p/>
            <text:p>快速 ・ かいそく ・ high speed; fast local trai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332" calcext:value-type="float">
            <text:p>332</text:p>
          </table:table-cell>
          <table:table-cell table:style-name="ce8" office:value-type="string" calcext:value-type="string">
            <text:p>英</text:p>
          </table:table-cell>
          <table:table-cell table:style-name="ce12" office:value-type="string" calcext:value-type="string">
            <text:p>英語 ・ えいご ・ English</text:p>
            <text:p/>
            <text:p>英国 ・ えいこく ・ England, Great Britain, the U.K.</text:p>
            <text:p/>
            <text:p>英会話 ・ えいかいわ ・ English conversation</text:p>
            <text:p/>
            <text:p>和英 ・ わえい ・ Japanese-English dictionary, translation, …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333" calcext:value-type="float">
            <text:p>333</text:p>
          </table:table-cell>
          <table:table-cell table:style-name="ce8" office:value-type="string" calcext:value-type="string">
            <text:p>並</text:p>
          </table:table-cell>
          <table:table-cell table:style-name="ce12" office:value-type="string" calcext:value-type="string">
            <text:p>並行 ・ へいこう ・ parallel, going side by side; occurring together</text:p>
            <text:p/>
            <text:p>並べる ・ ならべる ・ [vt] line up, place in order; enumerate</text:p>
            <text:p/>
            <text:p>並の ・ なみの ・ ordinary, average, mediocre</text:p>
            <text:p/>
            <text:p>並木 ・ なみき ・ row of trees, roadside trees</text:p>
            <text:p/>
            <text:p>並ぶ ・ ならぶ ・ [vi] line up, form a line, stand in a row, be parallel</text:p>
            <text:p/>
            <text:p>並びに ・ ならびに ・ and also , besides, in addition</text:p>
            <text:p/>
            <text:p>並肉 ・ なみにく ・ meat of medium quality</text:p>
            <text:p/>
            <text:p>並用する ・ へいようする ・ use together / jointly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334" calcext:value-type="float">
            <text:p>334</text:p>
          </table:table-cell>
          <table:table-cell table:style-name="ce8" office:value-type="string" calcext:value-type="string">
            <text:p>平</text:p>
          </table:table-cell>
          <table:table-cell table:style-name="ce12" office:value-type="string" calcext:value-type="string">
            <text:p>平らな道 ・ たいらなみち ・ level road</text:p>
            <text:p/>
            <text:p>平社員 ・ ひらしゃいん ・ ordinary clerk</text:p>
            <text:p/>
            <text:p>平和 ・ へいわ ・ peace</text:p>
            <text:p/>
            <text:p>平年並み ・ へいねんなみ ・ normal average year</text:p>
            <text:p/>
            <text:p>公平 ・ こうへい ・ impartiality, fairness</text:p>
            <text:p/>
            <text:p>平等 ・ びょうどう ・ equality, impartialit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335" calcext:value-type="float">
            <text:p>335</text:p>
          </table:table-cell>
          <table:table-cell table:style-name="ce8" office:value-type="string" calcext:value-type="string">
            <text:p>半</text:p>
          </table:table-cell>
          <table:table-cell table:style-name="ce12" office:value-type="string" calcext:value-type="string">
            <text:p>半分 ・ はんぶん ・ half</text:p>
            <text:p/>
            <text:p>月半ばに ・ つきなかばに ・ mid-month</text:p>
            <text:p/>
            <text:p>前半 ・ ぜんはん ・ first half</text:p>
            <text:p/>
            <text:p>後半 ・ こうはん ・ second half</text:p>
            <text:p/>
            <text:p>二年半 ・ にねんはん ・ two &amp; a half year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336" calcext:value-type="float">
            <text:p>336</text:p>
          </table:table-cell>
          <table:table-cell table:style-name="ce8" office:value-type="string" calcext:value-type="string">
            <text:p>馬</text:p>
          </table:table-cell>
          <table:table-cell table:style-name="ce12" office:value-type="string" calcext:value-type="string">
            <text:p>馬小屋 ・ うまごや ・ stable</text:p>
            <text:p/>
            <text:p>馬車 ・ ばしゃ ・ horse-drawn carriage, coach, wagon</text:p>
            <text:p/>
            <text:p>馬力 ・ ばりき ・ horsepower; energy, effort; cart, wagon</text:p>
            <text:p/>
            <text:p>馬 ・ うま ・ horse</text:p>
            <text:p/>
            <text:p>馬子 ・ まご ・ packhorse driver</text:p>
            <text:p/>
            <text:p>馬が合う ・ うまがあう ・ get on well with a person </text:p>
            <text:p/>
            <text:p>出馬する ・ しゅつばする ・ come forward as a candidate ; go in pers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337" calcext:value-type="float">
            <text:p>337</text:p>
          </table:table-cell>
          <table:table-cell table:style-name="ce8" office:value-type="string" calcext:value-type="string">
            <text:p>尺</text:p>
          </table:table-cell>
          <table:table-cell table:style-name="ce12" office:value-type="string" calcext:value-type="string">
            <text:p>尺八 ・ しゃくはち ・ end-blown bamboo flute 1.8 s. long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338" calcext:value-type="float">
            <text:p>338</text:p>
          </table:table-cell>
          <table:table-cell table:style-name="ce8" office:value-type="string" calcext:value-type="string">
            <text:p>尽</text:p>
          </table:table-cell>
          <table:table-cell table:style-name="ce12" office:value-type="string" calcext:value-type="string">
            <text:p>尽力 ・ じんりょく ・ efforts, assistance</text:p>
            <text:p/>
            <text:p>尽くす ・ つくす ・ [vt] use up, exhaust; make utmost efforts</text:p>
            <text:p/>
            <text:p>尽かす ・ つかす ・ [vt] run out of, use up</text:p>
            <text:p/>
            <text:p>尽きる ・ つきる ・ [vi] be exhausted; come to an end</text:p>
            <text:p/>
            <text:p>言い尽くす ・ いいつくす ・ tell all, exhaust a subject</text:p>
            <text:p/>
            <text:p>国尽くし ・ くにづくし  ・ enumerated country names</text:p>
            <text:p/>
            <text:p>尽力 ・ じんりょく ・ efforts, assistanc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39" calcext:value-type="float">
            <text:p>339</text:p>
          </table:table-cell>
          <table:table-cell table:style-name="ce8" office:value-type="string" calcext:value-type="string">
            <text:p>駅</text:p>
          </table:table-cell>
          <table:table-cell table:style-name="ce12" office:value-type="string" calcext:value-type="string">
            <text:p>駅前の ・ えきまえの ・ in front of the station</text:p>
            <text:p/>
            <text:p>当駅 ・ とうえき ・ this station</text:p>
            <text:p/>
            <text:p>駅長 ・ えきちょう ・ stationmast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340" calcext:value-type="float">
            <text:p>340</text:p>
          </table:table-cell>
          <table:table-cell table:style-name="ce8" office:value-type="string" calcext:value-type="string">
            <text:p>鳥</text:p>
          </table:table-cell>
          <table:table-cell table:style-name="ce12" office:value-type="string" calcext:value-type="string">
            <text:p>鳥肉 ・ とりにく ・ chicken</text:p>
            <text:p/>
            <text:p>鳥類 ・ ちょうるい ・ birds, fowl</text:p>
            <text:p/>
            <text:p>鳥 ・ とり ・ bird</text:p>
            <text:p/>
            <text:p>鳥居 ・ とりい ・ torii, Shintō shrine archwa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341" calcext:value-type="float">
            <text:p>341</text:p>
          </table:table-cell>
          <table:table-cell table:style-name="ce8" office:value-type="string" calcext:value-type="string">
            <text:p>島</text:p>
          </table:table-cell>
          <table:table-cell table:style-name="ce12" office:value-type="string" calcext:value-type="string">
            <text:p>島国 ・ しまぐに ・ island nation</text:p>
            <text:p/>
            <text:p>半島 ・ はんとう ・ peninsula</text:p>
            <text:p/>
            <text:p>島 ・ しま ・ island</text:p>
            <text:p/>
            <text:p>広島 ・ ひろしま ・ Hiroshima city and prefecture </text:p>
            <text:p/>
            <text:p>無人島 ・ むじんとう ・ uninhabited island</text:p>
            <text:p/>
            <text:p>離れ島 ・ はなれじま ・ solitary island</text:p>
            <text:p/>
            <text:p>宝島 ・ たからじま ・ treasure islan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342" calcext:value-type="float">
            <text:p>342</text:p>
          </table:table-cell>
          <table:table-cell table:style-name="ce8" office:value-type="string" calcext:value-type="string">
            <text:p>角</text:p>
          </table:table-cell>
          <table:table-cell table:style-name="ce12" office:value-type="string" calcext:value-type="string">
            <text:p>角度 ・ かくど ・ angle, angular measure, degree</text:p>
            <text:p/>
            <text:p>四つ角 ・ よつかど ・ street corner, intersection</text:p>
            <text:p/>
            <text:p>角¹ ・ かど ・ corner; angle</text:p>
            <text:p/>
            <text:p>角² ・ つの ・ horn, antler, antenna</text:p>
            <text:p/>
            <text:p>三角 ・ さんかく ・ triangle</text:p>
            <text:p/>
            <text:p>角の有る ・ かどのある ・ angular, angled</text:p>
            <text:p/>
            <text:p>角に切る ・ かくにきる ・ cut into squares / cube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43" calcext:value-type="float">
            <text:p>343</text:p>
          </table:table-cell>
          <table:table-cell table:style-name="ce8" office:value-type="string" calcext:value-type="string">
            <text:p>虫</text:p>
          </table:table-cell>
          <table:table-cell table:style-name="ce12" office:value-type="string" calcext:value-type="string">
            <text:p>虫取り ・ むしとり ・ bug catching</text:p>
            <text:p/>
            <text:p>防虫 ・ ぼうちゅう ・ insect proof, insect repelling</text:p>
            <text:p/>
            <text:p>虫 ・ むし ・ insect, bug, worm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344" calcext:value-type="float">
            <text:p>344</text:p>
          </table:table-cell>
          <table:table-cell table:style-name="ce8" office:value-type="string" calcext:value-type="string">
            <text:p>触</text:p>
          </table:table-cell>
          <table:table-cell table:style-name="ce12" office:value-type="string" calcext:value-type="string">
            <text:p>触る ・ さわる ・ [vi] touch, feel</text:p>
            <text:p/>
            <text:p>触れる ・ ふれる ・ [vi] touch, feel; come into contact with</text:p>
            <text:p/>
            <text:p>触覚 ・ しょっかく ・ sense of touch</text:p>
            <text:p/>
            <text:p>触角 ・ しょっかく ・ feeler, antenna</text:p>
            <text:p/>
            <text:p>感触 ・ かんしょく ・ touch, feeling sense of </text:p>
            <text:p/>
            <text:p>触れ ・ ふれ ・ proclamation, official notice; touch</text:p>
            <text:p/>
            <text:p>目に触れる ・ めにふれる ・ catch the eye, attract attention</text:p>
            <text:p/>
            <text:p>触り ・ さわり ・ touch, feel; impression of a person ; most impressive passage, punch lin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345" calcext:value-type="float">
            <text:p>345</text:p>
          </table:table-cell>
          <table:table-cell table:style-name="ce8" office:value-type="string" calcext:value-type="string">
            <text:p>解</text:p>
          </table:table-cell>
          <table:table-cell table:style-name="ce12" office:value-type="string" calcext:value-type="string">
            <text:p>分解する ・ ぶんかいする ・ take apart; analyze, decompose</text:p>
            <text:p/>
            <text:p>解ける ・ とける ・ [vi] come loose / undone; be solved</text:p>
            <text:p/>
            <text:p>解かす ・ とかす ・ [vt] melt snow, ice , thaw out ; comb one’s hair </text:p>
            <text:p/>
            <text:p>解く ・ とく ・ undo, unfasten, unloosen, unsew; solve, work out</text:p>
            <text:p/>
            <text:p>解体 ・ かいたい ・ dismantling; dissolution; dissection</text:p>
            <text:p/>
            <text:p>解禁 ・ かいきん ・ removal of a ban</text:p>
            <text:p/>
            <text:p>雪解け ・ ゆきどけ ・ thawing of snow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346" calcext:value-type="float">
            <text:p>346</text:p>
          </table:table-cell>
          <table:table-cell table:style-name="ce8" office:value-type="string" calcext:value-type="string">
            <text:p>独</text:p>
          </table:table-cell>
          <table:table-cell table:style-name="ce12" office:value-type="string" calcext:value-type="string">
            <text:p>日独 ・ にちどく ・ Japan &amp; Germany, Japanese-German</text:p>
            <text:p/>
            <text:p>独立 ・ どくりつ ・ independence, self-reliance</text:p>
            <text:p/>
            <text:p>独学 ・ どくがく ・ self-study, self-teaching</text:p>
            <text:p/>
            <text:p>独り ・ ひとり ・ alone, by oneself</text:p>
            <text:p/>
            <text:p>独身 ・ どくしん ・ single life; celibacy</text:p>
            <text:p/>
            <text:p>独断 ・ どくだん ・ arbitrary decision, dogmatism</text:p>
            <text:p/>
            <text:p>独善 ・ どくぜん ・ self-righteousnes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347" calcext:value-type="float">
            <text:p>347</text:p>
          </table:table-cell>
          <table:table-cell table:style-name="ce8" office:value-type="string" calcext:value-type="string">
            <text:p>店</text:p>
          </table:table-cell>
          <table:table-cell table:style-name="ce12" office:value-type="string" calcext:value-type="string">
            <text:p>お店 ・ おみせ ・ shop, your shop</text:p>
            <text:p/>
            <text:p>店員 ・ てんいん ・ clerk</text:p>
            <text:p/>
            <text:p>店長 ・ てんちょう ・ shop manager</text:p>
            <text:p/>
            <text:p>本店 ・ ほんてん ・ main store, head office</text:p>
            <text:p/>
            <text:p>書店 ・ しょてん ・ bookstor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348" calcext:value-type="float">
            <text:p>348</text:p>
          </table:table-cell>
          <table:table-cell table:style-name="ce8" office:value-type="string" calcext:value-type="string">
            <text:p>占</text:p>
          </table:table-cell>
          <table:table-cell table:style-name="ce12" office:value-type="string" calcext:value-type="string">
            <text:p>占める ・ しめる ・ [vt] occupy, hold</text:p>
            <text:p/>
            <text:p>占う ・ うらなう ・ [vt] divine, tell so.'s fortune</text:p>
            <text:p/>
            <text:p>独占 ・ どくせん ・ exclusive possession, monopoly</text:p>
            <text:p/>
            <text:p>占拠 ・ せんきょ ・ occupation of sth. , exclusive possession</text:p>
            <text:p/>
            <text:p>占星術 ・ せんせいじゅつ ・ astrology</text:p>
            <text:p/>
            <text:p>買い占める ・ かいしめる ・ [vt] buy up</text:p>
            <text:p/>
            <text:p>占い師 ・ うらないし ・ diviner, fortunetell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49" calcext:value-type="float">
            <text:p>349</text:p>
          </table:table-cell>
          <table:table-cell table:style-name="ce8" office:value-type="string" calcext:value-type="string">
            <text:p>点</text:p>
          </table:table-cell>
          <table:table-cell table:style-name="ce12" office:value-type="string" calcext:value-type="string">
            <text:p>出発点 ・ しゅっぱつてん ・ starting point</text:p>
            <text:p/>
            <text:p>同点 ・ どうてん ・ tie, draw; tie score</text:p>
            <text:p/>
            <text:p>その点について ・ そのてんについて ・ on that point, in that respec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50" calcext:value-type="float">
            <text:p>350</text:p>
          </table:table-cell>
          <table:table-cell table:style-name="ce8" office:value-type="string" calcext:value-type="string">
            <text:p>士</text:p>
          </table:table-cell>
          <table:table-cell table:style-name="ce12" office:value-type="string" calcext:value-type="string">
            <text:p>武士 ・ ぶし ・ samurai, warrior</text:p>
            <text:p/>
            <text:p>武士道 ・ ぶしどう ・ the way of the warrior</text:p>
            <text:p/>
            <text:p>力士 ・ りきし ・ sumo wrestle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351" calcext:value-type="float">
            <text:p>351</text:p>
          </table:table-cell>
          <table:table-cell table:style-name="ce8" office:value-type="string" calcext:value-type="string">
            <text:p>商</text:p>
          </table:table-cell>
          <table:table-cell table:style-name="ce12" office:value-type="string" calcext:value-type="string">
            <text:p>商品 ・ しょうひん ・ commodities, goods, products</text:p>
            <text:p/>
            <text:p>商う ・ あきなう ・ [vt] sell, trade in</text:p>
            <text:p/>
            <text:p>商店 ・ しょうてん ・ shop, store</text:p>
            <text:p/>
            <text:p>商工 ・ しょうこう ・ commerce and industry</text:p>
            <text:p/>
            <text:p>商い中 ・ あきないちゅう ・ Open store sign </text:p>
            <text:p/>
            <text:p>大商い ・ おおあきない ・ heavy turnover / trading</text:p>
            <text:p/>
            <text:p>茶を商う ・ ちゃをあきなう ・ sell tea handle, deal i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352" calcext:value-type="float">
            <text:p>352</text:p>
          </table:table-cell>
          <table:table-cell table:style-name="ce8" office:value-type="string" calcext:value-type="string">
            <text:p>買</text:p>
          </table:table-cell>
          <table:table-cell table:style-name="ce12" office:value-type="string" calcext:value-type="string">
            <text:p>買う ・ かう ・ [vt] buy</text:p>
            <text:p/>
            <text:p>買い物 ・ かいもの ・ shopping; purchases</text:p>
            <text:p/>
            <text:p>買い手 ・ かいて ・ buyer, customer</text:p>
            <text:p/>
            <text:p>買収 ・ ばいしゅう ・ buying up, purchasing; bribing</text:p>
            <text:p/>
            <text:p>買い上げる ・ かいあげる ・ buy, buy up; bid up</text:p>
            <text:p/>
            <text:p>買い気 ・ かいき ・ bullish [buying] sentiment</text:p>
            <text:p/>
            <text:p>買い被る ・ かいかぶる ・ overrate, think too highly of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353" calcext:value-type="float">
            <text:p>353</text:p>
          </table:table-cell>
          <table:table-cell table:style-name="ce8" office:value-type="string" calcext:value-type="string">
            <text:p>売</text:p>
          </table:table-cell>
          <table:table-cell table:style-name="ce12" office:value-type="string" calcext:value-type="string">
            <text:p>売る ・ うる ・ [vt] sell</text:p>
            <text:p/>
            <text:p>商売 ・ しょうばい ・ trade, business, commerce</text:p>
            <text:p/>
            <text:p>売り切れ ・ うりきれ ・ sellout; sold out</text:p>
            <text:p/>
            <text:p>売店 ・ ばいてん ・ booth, stand; store</text:p>
            <text:p/>
            <text:p>売買 ・ ばいばい ・ buying &amp; selling, trade</text:p>
            <text:p/>
            <text:p>売れる ・ うれる ・ [vi] sell, be in demand, enjoy a large sale</text:p>
            <text:p/>
            <text:p>売れ行き ・ うれゆき ・ sales, deman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354" calcext:value-type="float">
            <text:p>354</text:p>
          </table:table-cell>
          <table:table-cell table:style-name="ce8" office:value-type="string" calcext:value-type="string">
            <text:p>続</text:p>
          </table:table-cell>
          <table:table-cell table:style-name="ce12" office:value-type="string" calcext:value-type="string">
            <text:p>続行 ・ ぞっこう ・ continuation</text:p>
            <text:p/>
            <text:p>続く ・ つづく ・ [vi] continue, follow, ensue</text:p>
            <text:p/>
            <text:p>続ける ・ つづける ・ [vt] continue, keep up, go ahead</text:p>
            <text:p/>
            <text:p>手続き ・ てつづき ・ procedure, formalities</text:p>
            <text:p/>
            <text:p>話し続ける ・ はなしつづける ・ keep talking</text:p>
            <text:p/>
            <text:p>続出する ・ ぞくしゅつする ・ appear in succession</text:p>
            <text:p/>
            <text:p>続続 ・ ぞくぞく ・ in rapid succession, one after another</text:p>
            <text:p/>
            <text:p>手続き ・ てつづき ・ procedure, formalitie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355" calcext:value-type="float">
            <text:p>355</text:p>
          </table:table-cell>
          <table:table-cell table:style-name="ce8" office:value-type="string" calcext:value-type="string">
            <text:p>読</text:p>
          </table:table-cell>
          <table:table-cell table:style-name="ce12" office:value-type="string" calcext:value-type="string">
            <text:p>読書 ・ どくしょ ・ reading a book, reading</text:p>
            <text:p/>
            <text:p>読む ・ よむ ・ [vt] read</text:p>
            <text:p/>
            <text:p>立ち読み ・ たちよみ ・ browsing in a bookstore </text:p>
            <text:p/>
            <text:p>読み方 ・ よみかた ・ way of reading; reading of a kanji </text:p>
            <text:p/>
            <text:p>読者 ・ どくしゃ ・ reader, subscriber</text:p>
            <text:p/>
            <text:p>読解力 ・ どっかいりょく ・ ability to read and understand</text:p>
            <text:p/>
            <text:p>愛読書 ・ あいどくしょ ・ one’s favorite book</text:p>
            <text:p/>
            <text:p>音読する ・ おんどくする ・ read aloud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356" calcext:value-type="float">
            <text:p>356</text:p>
          </table:table-cell>
          <table:table-cell table:style-name="ce8" office:value-type="string" calcext:value-type="string">
            <text:p>共</text:p>
          </table:table-cell>
          <table:table-cell table:style-name="ce12" office:value-type="string" calcext:value-type="string">
            <text:p>共通の ・ きょうつうの ・ common, mutual</text:p>
            <text:p/>
            <text:p>母子共に ・ ぼしともに ・ both mother &amp; child</text:p>
            <text:p/>
            <text:p>共和国 ・ きょうわこく ・ republic</text:p>
            <text:p/>
            <text:p>公共の ・ こうきょうの ・ public, common</text:p>
            <text:p/>
            <text:p>共に ・ ともに ・ together; both A &amp; B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357" calcext:value-type="float">
            <text:p>357</text:p>
          </table:table-cell>
          <table:table-cell table:style-name="ce8" office:value-type="string" calcext:value-type="string">
            <text:p>供</text:p>
          </table:table-cell>
          <table:table-cell table:style-name="ce12" office:value-type="string" calcext:value-type="string">
            <text:p>供える ・ そなえる ・ [vt] offer to a god , make an offering</text:p>
            <text:p/>
            <text:p>供する ・ きょうする ・ [vt] offer, submit; supply</text:p>
            <text:p/>
            <text:p>子供 ・ こども ・ child, kid; son, daughter</text:p>
            <text:p/>
            <text:p>供回り ・ ともまわり ・ train of attendants, retinue</text:p>
            <text:p/>
            <text:p>供え物 ・ そなえもの ・ offering</text:p>
            <text:p/>
            <text:p>供養 ・ くよう ・ memorial service</text:p>
            <text:p/>
            <text:p>供物 ・ くもつ ・ offering</text:p>
            <text:p/>
            <text:p>試供品 ・ しきょうひん ・ sample, specime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358" calcext:value-type="float">
            <text:p>358</text:p>
          </table:table-cell>
          <table:table-cell table:style-name="ce8" office:value-type="string" calcext:value-type="string">
            <text:p>洪</text:p>
          </table:table-cell>
          <table:table-cell table:style-name="ce12" office:value-type="string" calcext:value-type="string">
            <text:p>洪水 ・ こうずい ・ flood, inundation</text:p>
            <text:p/>
            <text:p>洪積世 ・ こうせきせい ・ diluvial epoch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359" calcext:value-type="float">
            <text:p>359</text:p>
          </table:table-cell>
          <table:table-cell table:style-name="ce8" office:value-type="string" calcext:value-type="string">
            <text:p>昔</text:p>
          </table:table-cell>
          <table:table-cell table:style-name="ce12" office:value-type="string" calcext:value-type="string">
            <text:p>今昔 ・ こんじゃく ・ past and present, yesterday and today</text:p>
            <text:p/>
            <text:p>大昔 ・ おおむかし ・ long ago</text:p>
            <text:p/>
            <text:p>昔年 ・ せきねん ・ antiquity, former years</text:p>
            <text:p/>
            <text:p>昔々 ・ むかしむかし ・ Once upon a time</text:p>
            <text:p/>
            <text:p>昔話 ・ むかしばなし ・ legend, old tale</text:p>
            <text:p/>
            <text:p>昔風 ・ むかしふう ・ old-fashioned</text:p>
            <text:p/>
            <text:p>昔時 ・ せきじ ・ former / old times</text:p>
            <text:p/>
            <text:p>昔日 ・ せきじつ ・ ancient times; former / bygone day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360" calcext:value-type="float">
            <text:p>360</text:p>
          </table:table-cell>
          <table:table-cell table:style-name="ce8" office:value-type="string" calcext:value-type="string">
            <text:p>冬</text:p>
          </table:table-cell>
          <table:table-cell table:style-name="ce12" office:value-type="string" calcext:value-type="string">
            <text:p>冬休み ・ ふゆやすみ ・ winter vacation</text:p>
            <text:p/>
            <text:p>冬めく ・ ふゆめく ・ become wintry</text:p>
            <text:p/>
            <text:p>冬物 ・ ふゆもの ・ winter clothing / goods</text:p>
            <text:p/>
            <text:p>初冬 ・ しょとう ・ early winter</text:p>
            <text:p/>
            <text:p>立冬 ・ りっとう ・ first day of winter</text:p>
            <text:p/>
            <text:p>冬山 ・ ふゆやま ・ mountain in winter</text:p>
            <text:p/>
            <text:p>冬至 ・ とうじ ・ winter solstic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361" calcext:value-type="float">
            <text:p>361</text:p>
          </table:table-cell>
          <table:table-cell table:style-name="ce8" office:value-type="string" calcext:value-type="string">
            <text:p>寒</text:p>
          </table:table-cell>
          <table:table-cell table:style-name="ce12" office:value-type="string" calcext:value-type="string">
            <text:p>寒い ・ さむい ・ cold, chilly</text:p>
            <text:p/>
            <text:p>寒気 ・ かんき ・ cold, cold weather</text:p>
            <text:p/>
            <text:p>防寒する ・ ぼうかんする ・ protect from cold</text:p>
            <text:p/>
            <text:p>寒暖計 ・ かんだんけい ・ thermometer</text:p>
            <text:p/>
            <text:p>寒波 ・ かんぱ ・ cold wave</text:p>
            <text:p/>
            <text:p>寒流 ・ かんりゅう ・ cold current</text:p>
            <text:p/>
            <text:p>寒空 ・ さむぞら ・ wintry sky, cold weather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362" calcext:value-type="float">
            <text:p>362</text:p>
          </table:table-cell>
          <table:table-cell table:style-name="ce8" office:value-type="string" calcext:value-type="string">
            <text:p>春</text:p>
          </table:table-cell>
          <table:table-cell table:style-name="ce12" office:value-type="string" calcext:value-type="string">
            <text:p>春休み ・ はるやすみ ・ spring vacation</text:p>
            <text:p/>
            <text:p>売春 ・ ばいしゅん ・ prostitution</text:p>
            <text:p/>
            <text:p>青春 ・ せいしゅん ・ bloom of youth</text:p>
            <text:p/>
            <text:p>春分 ・ しゅんぶん ・ vernal equinox</text:p>
            <text:p/>
            <text:p>春雨 ・ はるさめ ・ spring rain; sticks of bean jelly</text:p>
            <text:p/>
            <text:p>春風 ・ はるかぜ ・ spring breez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63" calcext:value-type="float">
            <text:p>363</text:p>
          </table:table-cell>
          <table:table-cell table:style-name="ce8" office:value-type="string" calcext:value-type="string">
            <text:p>夏</text:p>
          </table:table-cell>
          <table:table-cell table:style-name="ce12" office:value-type="string" calcext:value-type="string">
            <text:p>夏休み ・ なつやすみ ・ summer vacation</text:p>
            <text:p/>
            <text:p>夏至 ・ げし ・ summer solstice</text:p>
            <text:p/>
            <text:p>夏季 ・ かき ・ summer season </text:p>
            <text:p/>
            <text:p>真夏 ・ まなつ ・ midsummer</text:p>
            <text:p/>
            <text:p>夏向き ・ なつむき ・ for summer</text:p>
            <text:p/>
            <text:p>常夏 ・ とこなつ ・ everlasting summe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364" calcext:value-type="float">
            <text:p>364</text:p>
          </table:table-cell>
          <table:table-cell table:style-name="ce8" office:value-type="string" calcext:value-type="string">
            <text:p>秋</text:p>
          </table:table-cell>
          <table:table-cell table:style-name="ce12" office:value-type="string" calcext:value-type="string">
            <text:p>春夏秋冬 ・ しゅんかしゅうとう ・ four seasons, all year round</text:p>
            <text:p/>
            <text:p>この秋 ・ このあき ・ this [next] autumn</text:p>
            <text:p/>
            <text:p>秋分 ・ しゅうぶん ・ autumnal equinox</text:p>
            <text:p/>
            <text:p>秋 ・ あき ・ autumn</text:p>
            <text:p/>
            <text:p>秋思 ・ しゅうし ・ lonely feeling of fall</text:p>
            <text:p/>
            <text:p>晩秋 ・ ばんしゅう ・ late fall</text:p>
            <text:p/>
            <text:p>秋風 ・ あきかぜ ・ autumn breez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365" calcext:value-type="float">
            <text:p>365</text:p>
          </table:table-cell>
          <table:table-cell table:style-name="ce8" office:value-type="string" calcext:value-type="string">
            <text:p>主</text:p>
          </table:table-cell>
          <table:table-cell table:style-name="ce12" office:value-type="string" calcext:value-type="string">
            <text:p>家主 ・ やぬし ・ landlord, landlady</text:p>
            <text:p/>
            <text:p>主に ・ おもに ・ mainly, chiefly; mostly</text:p>
            <text:p/>
            <text:p>主人 ・ しゅじん ・ master, proprietor; husband</text:p>
            <text:p/>
            <text:p>主語 ・ しゅご ・ subject [grammar] </text:p>
            <text:p/>
            <text:p>買い主 ・ かいぬし ・ buyer, purchaser</text:p>
            <text:p/>
            <text:p>主として ・ しゅとして ・ mainly, chiefly</text:p>
            <text:p/>
            <text:p>主立った ・ おもだった ・ principal, leading, chief, main</text:p>
            <text:p/>
            <text:p>一家の主 ・ いっかのあるじ ・ master of the househol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366" calcext:value-type="float">
            <text:p>366</text:p>
          </table:table-cell>
          <table:table-cell table:style-name="ce8" office:value-type="string" calcext:value-type="string">
            <text:p>住</text:p>
          </table:table-cell>
          <table:table-cell table:style-name="ce12" office:value-type="string" calcext:value-type="string">
            <text:p>住所 ・ じゅうしょ ・ one's dwelling, address</text:p>
            <text:p/>
            <text:p>住み家 ・ すみか ・ residence</text:p>
            <text:p/>
            <text:p>どこに住ん でいますか ・ どこにすん でいますか ・ Where do you live?</text:p>
            <text:p/>
            <text:p>住居 ・ じゅうきょ ・ house, dwelling, address</text:p>
            <text:p/>
            <text:p>住まい ・ すまい ・ living; dwelling, house</text:p>
            <text:p/>
            <text:p>住む ・ すむ ・ [vi] live, reside, dwell of people </text:p>
            <text:p/>
            <text:p>住まう ・ すまう ・ [vi] dwell, live, reside in</text:p>
            <text:p/>
            <text:p>衣食住 ・ いしょくじゅう ・ food, clothing and shelter, the necessities of lif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67" calcext:value-type="float">
            <text:p>367</text:p>
          </table:table-cell>
          <table:table-cell table:style-name="ce8" office:value-type="string" calcext:value-type="string">
            <text:p>駐</text:p>
          </table:table-cell>
          <table:table-cell table:style-name="ce12" office:value-type="string" calcext:value-type="string">
            <text:p>駐車する ・ ちゅうしゃする ・ park a car</text:p>
            <text:p/>
            <text:p>駐日 ・ ちゅうにち ・ stationed in Japan</text:p>
            <text:p/>
            <text:p>駐車禁止 ・ ちゅうしゃきんし ・ No Parking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368" calcext:value-type="float">
            <text:p>368</text:p>
          </table:table-cell>
          <table:table-cell table:style-name="ce8" office:value-type="string" calcext:value-type="string">
            <text:p>注</text:p>
          </table:table-cell>
          <table:table-cell table:style-name="ce12" office:value-type="string" calcext:value-type="string">
            <text:p>注意 ・ ちゅうい ・ attention, care, advice</text:p>
            <text:p/>
            <text:p>注ぎ込む ・ そそぎこむ ・ [vt] pour into, instill</text:p>
            <text:p/>
            <text:p>注意を注ぐ ・ ちゅういをそそぐ ・ pay attention</text:p>
            <text:p/>
            <text:p>注ぐ ・ そそぐ ・ pour into ; concentrate on</text:p>
            <text:p/>
            <text:p>注目 ・ ちゅうもく ・ attention, notice</text:p>
            <text:p/>
            <text:p>注入する ・ ちゅうにゅうする ・ pour into, inject</text:p>
            <text:p/>
            <text:p>注文する ・ ちゅうもんする ・ place an order; request</text:p>
            <text:p/>
            <text:p>評注 ・ ひょうちゅう ・ commentary, notes and comment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369" calcext:value-type="float">
            <text:p>369</text:p>
          </table:table-cell>
          <table:table-cell table:style-name="ce8" office:value-type="string" calcext:value-type="string">
            <text:p>志</text:p>
          </table:table-cell>
          <table:table-cell table:style-name="ce12" office:value-type="string" calcext:value-type="string">
            <text:p>意志 ・ いし ・ will, volition</text:p>
            <text:p/>
            <text:p>志す ・ こころざす ・ [vt] aim, have ambition for</text:p>
            <text:p/>
            <text:p>大志 ・ たいし ・ lofty ambition, aspiration</text:p>
            <text:p/>
            <text:p>志向 ・ しこう ・ intention, aim</text:p>
            <text:p/>
            <text:p>同志 ・ どうし ・ like-minded person; comrade</text:p>
            <text:p/>
            <text:p>志を立てる ・ こころざしをたてる ・ set one's mind on sth. </text:p>
            <text:p/>
            <text:p>志願する ・ しがんする ・ volunteer, apply for</text:p>
            <text:p/>
            <text:p>立志 ・ りっし ・ fixing one’s aim in lif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370" calcext:value-type="float">
            <text:p>370</text:p>
          </table:table-cell>
          <table:table-cell table:style-name="ce8" office:value-type="string" calcext:value-type="string">
            <text:p>誌</text:p>
          </table:table-cell>
          <table:table-cell table:style-name="ce12" office:value-type="string" calcext:value-type="string">
            <text:p>誌上で ・ しじょうで ・ in a magazine</text:p>
            <text:p/>
            <text:p>日誌 ・ にっし ・ diary</text:p>
            <text:p/>
            <text:p>誌面 ・ しめん ・ page of a magazine</text:p>
            <text:p/>
            <text:p>雑誌 ・ ざっし ・ magazine, journal</text:p>
            <text:p/>
            <text:p>週刊誌 ・ しゅうかんし ・ weekly magazine</text:p>
            <text:p/>
            <text:p>地誌 ・ ちし ・ topography, geographical descrip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371" calcext:value-type="float">
            <text:p>371</text:p>
          </table:table-cell>
          <table:table-cell table:style-name="ce8" office:value-type="string" calcext:value-type="string">
            <text:p>仕</text:p>
          </table:table-cell>
          <table:table-cell table:style-name="ce12" office:value-type="string" calcext:value-type="string">
            <text:p>仕える ・ つかえる ・ [vi] serve under </text:p>
            <text:p/>
            <text:p>仕事 ・ しごと ・ work, employment, business</text:p>
            <text:p/>
            <text:p>仕方 ・ しかた ・ way, method, means</text:p>
            <text:p/>
            <text:p>仕舞い ・ しまい ・ end, conclusion, close</text:p>
            <text:p/>
            <text:p>仕手 ・ して ・ doer; protagonist noh drama </text:p>
            <text:p/>
            <text:p>神に仕える ・ かみにつかえる ・ serve God</text:p>
            <text:p/>
            <text:p>仕送りする ・ しおくりする ・ supply, provide; send money to</text:p>
            <text:p/>
            <text:p>給仕 ・ きゅうじ ・ office boy, page boy , waiter; service at tabl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372" calcext:value-type="float">
            <text:p>372</text:p>
          </table:table-cell>
          <table:table-cell table:style-name="ce8" office:value-type="string" calcext:value-type="string">
            <text:p>任</text:p>
          </table:table-cell>
          <table:table-cell table:style-name="ce12" office:value-type="string" calcext:value-type="string">
            <text:p>任せる ・ まかせる ・ [vt] leave up to, entrust with; leave alone</text:p>
            <text:p/>
            <text:p>任命 ・ にんめい ・ appointment, nomination</text:p>
            <text:p/>
            <text:p>任意の ・ にんいの ・ optional, voluntary; arbitrary</text:p>
            <text:p/>
            <text:p>後任 ・ こうにん ・ successor, replacement</text:p>
            <text:p/>
            <text:p>任す ・ まかす ・ same as 任せる</text:p>
            <text:p/>
            <text:p>任務 ・ にんむ ・ duty, part, function; mission</text:p>
            <text:p/>
            <text:p>重任 ・ じゅうにん ・ heavy responsibility, important duty; reappointmen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373" calcext:value-type="float">
            <text:p>373</text:p>
          </table:table-cell>
          <table:table-cell table:style-name="ce8" office:value-type="string" calcext:value-type="string">
            <text:p>支</text:p>
          </table:table-cell>
          <table:table-cell table:style-name="ce12" office:value-type="string" calcext:value-type="string">
            <text:p>支店 ・ してん ・ branch office / store </text:p>
            <text:p/>
            <text:p>支える¹ ・ ささえる ・ [vt] support, prop up</text:p>
            <text:p/>
            <text:p>支える*² ・ つかえる ・ [vi] be blocked, obstructed</text:p>
            <text:p/>
            <text:p>支う ・ かう ・ [vt] support, prop up</text:p>
            <text:p/>
            <text:p>支出 ・ ししゅつ ・ expenditure, disbursement</text:p>
            <text:p/>
            <text:p>屋根を支える ・ やねをささえる ・ hold up the roof</text:p>
            <text:p/>
            <text:p>差し支える ・ さしつかえる ・ be hindered / impeded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374" calcext:value-type="float">
            <text:p>374</text:p>
          </table:table-cell>
          <table:table-cell table:style-name="ce8" office:value-type="string" calcext:value-type="string">
            <text:p>反</text:p>
          </table:table-cell>
          <table:table-cell table:style-name="ce12" office:value-type="string" calcext:value-type="string">
            <text:p>反発 ・ はんぱつ ・ repulse, repel; oppose</text:p>
            <text:p/>
            <text:p>反る ・ そる ・ [vi] bend, warp, lean backward</text:p>
            <text:p/>
            <text:p>反らす ・ そらす ・ [vt] bend backward , warp</text:p>
            <text:p/>
            <text:p>反日 ・ はんにち ・ anti-Japanese</text:p>
            <text:p/>
            <text:p>反する ・ はんする ・ oppose; act contrary to</text:p>
            <text:p/>
            <text:p>謀反 ・ むほん ・ rebellion, revolt, treason</text:p>
            <text:p/>
            <text:p>反物 ・ たんもの ・ fabric, textiles; measure of kimono material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375" calcext:value-type="float">
            <text:p>375</text:p>
          </table:table-cell>
          <table:table-cell table:style-name="ce8" office:value-type="string" calcext:value-type="string">
            <text:p>坂</text:p>
          </table:table-cell>
          <table:table-cell table:style-name="ce12" office:value-type="string" calcext:value-type="string">
            <text:p>上り坂 ・ のぼりざか ・ uphill, upward slope</text:p>
            <text:p/>
            <text:p>下り坂 ・ くだりざか ・ downhill, downward slope</text:p>
            <text:p/>
            <text:p>坂道 ・ さかみち ・ incline, sloping road</text:p>
            <text:p/>
            <text:p>坂 ・ さか ・ slope</text:p>
            <text:p/>
            <text:p>急坂 ・ きゅうはん ・ steep hill / slope</text:p>
            <text:p/>
            <text:p>登坂 ・ とはん ・ climbing a slope / hill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376" calcext:value-type="float">
            <text:p>376</text:p>
          </table:table-cell>
          <table:table-cell table:style-name="ce8" office:value-type="string" calcext:value-type="string">
            <text:p>阪</text:p>
          </table:table-cell>
          <table:table-cell table:style-name="ce12" office:value-type="string" calcext:value-type="string">
            <text:p>大阪 ・ おおさか ・ Ōsaka city and prefecture </text:p>
            <text:p/>
            <text:p>阪神 ・ はんしん ・ Ōsaka &amp; Kōbe</text:p>
            <text:p/>
            <text:p>大阪府 ・ おおさかふ ・ Ōsaka Prefecture</text:p>
            <text:p/>
            <text:p>阪大 ・ はんだい ・ Ōsaka Universit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377" calcext:value-type="float">
            <text:p>377</text:p>
          </table:table-cell>
          <table:table-cell table:style-name="ce8" office:value-type="string" calcext:value-type="string">
            <text:p>飯</text:p>
          </table:table-cell>
          <table:table-cell table:style-name="ce12" office:value-type="string" calcext:value-type="string">
            <text:p>ご飯 ・ ごはん ・ boiled rice; meal</text:p>
            <text:p/>
            <text:p>赤飯 ・ せきはん ・ cooked rice and red beans</text:p>
            <text:p/>
            <text:p>昼飯 ・ ひるめし ・ lunch; midday meal</text:p>
            <text:p/>
            <text:p>炊飯器 ・ すいはんき ・ rice cooker</text:p>
            <text:p/>
            <text:p>夕飯 ・ ゆうはん ・ evening meal, supper</text:p>
            <text:p/>
            <text:p>飯場 ・ はんば ・ bunkhouse, workers’ living quarters</text:p>
            <text:p/>
            <text:p>飯粒 ・ めしつぶ ・ grain of boiled ric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378" calcext:value-type="float">
            <text:p>378</text:p>
          </table:table-cell>
          <table:table-cell table:style-name="ce8" office:value-type="string" calcext:value-type="string">
            <text:p>返</text:p>
          </table:table-cell>
          <table:table-cell table:style-name="ce12" office:value-type="string" calcext:value-type="string">
            <text:p>返事 ・ へんじ ・ reply, answer</text:p>
            <text:p/>
            <text:p>返す ・ かえす ・ [vt] return, send back</text:p>
            <text:p/>
            <text:p>言い返す ・ いいかえす ・ [vt] talk back, retort</text:p>
            <text:p/>
            <text:p>返る ・ かえる ・ [vi] be restored to, return</text:p>
            <text:p/>
            <text:p>返金 ・ へんきん ・ repayment</text:p>
            <text:p/>
            <text:p>返信 ・ へんしん ・ reply, answer</text:p>
            <text:p/>
            <text:p>返上する ・ へんじょうする ・ return, send back</text:p>
            <text:p/>
            <text:p>返却 ・ へんきゃく ・ retur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379" calcext:value-type="float">
            <text:p>379</text:p>
          </table:table-cell>
          <table:table-cell table:style-name="ce8" office:value-type="string" calcext:value-type="string">
            <text:p>雑</text:p>
          </table:table-cell>
          <table:table-cell table:style-name="ce12" office:value-type="string" calcext:value-type="string">
            <text:p>雑誌 ・ ざっし ・ magazine, journal</text:p>
            <text:p/>
            <text:p>雑な ・ ざつな ・ coarse, rough, crude</text:p>
            <text:p/>
            <text:p>雑音 ・ ざつおん ・ noise; interference, static</text:p>
            <text:p/>
            <text:p>雑種 ・ ざっしゅ ・ mixed breed, hybrid</text:p>
            <text:p/>
            <text:p>雑煮 ・ ぞうに ・ soup with rice cakes and vegetables New Year's dish </text:p>
            <text:p/>
            <text:p>雑木 ・ ぞうき ・ miscellaneous tree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380" calcext:value-type="float">
            <text:p>380</text:p>
          </table:table-cell>
          <table:table-cell table:style-name="ce8" office:value-type="string" calcext:value-type="string">
            <text:p>乱</text:p>
          </table:table-cell>
          <table:table-cell table:style-name="ce12" office:value-type="string" calcext:value-type="string">
            <text:p>反乱 ・ はんらん ・ rebellion, revolt</text:p>
            <text:p/>
            <text:p>乱れる ・ みだれる ・ [vi] be disordered, confused; chaotic</text:p>
            <text:p/>
            <text:p>乱す ・ みだす ・ [vt] put into disorder, disturb, throw into confusion; dishevel</text:p>
            <text:p/>
            <text:p>乱雑 ・ らんざつ ・ disorder, confusion</text:p>
            <text:p/>
            <text:p>乱用 ・ らんよう ・ abuse, misuse, misappropriation</text:p>
            <text:p/>
            <text:p>乱造 ・ らんぞう ・ excessive production, careless manufacture</text:p>
            <text:p/>
            <text:p>動乱 ・ どうらん ・ upheaval, disturbance, agitation</text:p>
            <text:p/>
            <text:p>乱気流 ・ らんきりゅう ・ turbulent air, turbulenc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381" calcext:value-type="float">
            <text:p>381</text:p>
          </table:table-cell>
          <table:table-cell table:style-name="ce8" office:value-type="string" calcext:value-type="string">
            <text:p>寸</text:p>
          </table:table-cell>
          <table:table-cell table:style-name="ce12" office:value-type="string" calcext:value-type="string">
            <text:p>寸前に ・ すんぜんに ・ immediately before</text:p>
            <text:p/>
            <text:p>寸法 ・ すんぽう ・ measurements, size; plan</text:p>
            <text:p/>
            <text:p>寸時 ・ すんじ ・ a moment, a minute</text:p>
            <text:p/>
            <text:p>原寸 ・ げんすん ・ full / actual size</text:p>
            <text:p/>
            <text:p>寸描 ・ すんびょう ・ thumbnail, brief sketch</text:p>
            <text:p/>
            <text:p>寸断する ・ すんだんする ・ cut into pieces / shreds</text:p>
            <text:p/>
            <text:p>採寸 ・ さいすん ・ taking measurement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382" calcext:value-type="float">
            <text:p>382</text:p>
          </table:table-cell>
          <table:table-cell table:style-name="ce8" office:value-type="string" calcext:value-type="string">
            <text:p>寺</text:p>
          </table:table-cell>
          <table:table-cell table:style-name="ce12" office:value-type="string" calcext:value-type="string">
            <text:p>お寺 ・ おてら ・ Buddhist temple</text:p>
            <text:p/>
            <text:p>国分寺 ・ こくぶんじ ・ provincial temple state-established </text:p>
            <text:p/>
            <text:p>古寺 ・ こじ ・ old temple</text:p>
            <text:p/>
            <text:p>山寺 ・ やまでら ・ mountain temple</text:p>
            <text:p/>
            <text:p>尼寺 ・ あまでら ・ nunnery, convent</text:p>
            <text:p/>
            <text:p>寺院 ・ じいん ・ temple</text:p>
            <text:p/>
            <text:p>社寺 ・ しゃじ ・ shrines and temple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83" calcext:value-type="float">
            <text:p>383</text:p>
          </table:table-cell>
          <table:table-cell table:style-name="ce8" office:value-type="string" calcext:value-type="string">
            <text:p>時</text:p>
          </table:table-cell>
          <table:table-cell table:style-name="ce12" office:value-type="string" calcext:value-type="string">
            <text:p>同時に ・ どうじに ・ simultaneously, at the same time</text:p>
            <text:p/>
            <text:p>時 ・ とき ・ time; moment, occasion</text:p>
            <text:p/>
            <text:p>時代 ・ じだい ・ age, era, period; antiquit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384" calcext:value-type="float">
            <text:p>384</text:p>
          </table:table-cell>
          <table:table-cell table:style-name="ce8" office:value-type="string" calcext:value-type="string">
            <text:p>持</text:p>
          </table:table-cell>
          <table:table-cell table:style-name="ce12" office:value-type="string" calcext:value-type="string">
            <text:p>支持する ・ しじする ・ support, maintain, back up</text:p>
            <text:p/>
            <text:p>持つ ・ もつ ・ hold, have; keep, maintain</text:p>
            <text:p/>
            <text:p>金持ち ・ かねもち ・ wealthy person</text:p>
            <text:p/>
            <text:p>気持ち ・ きもち ・ feeling, sensation, mood</text:p>
            <text:p/>
            <text:p>住持 ・ じゅうじ ・ chief priest of a temple </text:p>
            <text:p/>
            <text:p>持てる ・ もてる ・ [vi] endure, last; be able to possess; welcomed, popular, made much of</text:p>
            <text:p/>
            <text:p>持て成し ・ もてなし ・ hospitality, entertainment; treatmen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385" calcext:value-type="float">
            <text:p>385</text:p>
          </table:table-cell>
          <table:table-cell table:style-name="ce8" office:value-type="string" calcext:value-type="string">
            <text:p>特</text:p>
          </table:table-cell>
          <table:table-cell table:style-name="ce12" office:value-type="string" calcext:value-type="string">
            <text:p>特別の ・ とくべつの ・ special, particular; extraordinary</text:p>
            <text:p/>
            <text:p>特に ・ とくに ・ particularly, especially</text:p>
            <text:p/>
            <text:p>独特な ・ どくとくな ・ peculiar, unique</text:p>
            <text:p/>
            <text:p>特定の ・ とくていの ・ specific, particula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386" calcext:value-type="float">
            <text:p>386</text:p>
          </table:table-cell>
          <table:table-cell table:style-name="ce8" office:value-type="string" calcext:value-type="string">
            <text:p>待</text:p>
          </table:table-cell>
          <table:table-cell table:style-name="ce12" office:value-type="string" calcext:value-type="string">
            <text:p>待つ ・ まつ ・ [vi, vt] wait</text:p>
            <text:p/>
            <text:p>待合室 ・ まちあいしつ ・ waiting room</text:p>
            <text:p/>
            <text:p>待ち合わせる ・ まちあわせる ・ wait, meet by appointment</text:p>
            <text:p/>
            <text:p>待機する ・ たいきする ・ wait for an opportunity, stand ready</text:p>
            <text:p/>
            <text:p>待望の ・ たいぼうの ・ hoped-for, long-awaited</text:p>
            <text:p/>
            <text:p>優待する ・ ゆうたいする ・ treat kindly, receive hospitably, give special considerati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387" calcext:value-type="float">
            <text:p>387</text:p>
          </table:table-cell>
          <table:table-cell table:style-name="ce8" office:value-type="string" calcext:value-type="string">
            <text:p>得</text:p>
          </table:table-cell>
          <table:table-cell table:style-name="ce12" office:value-type="string" calcext:value-type="string">
            <text:p>得る ・ える ・ [vt] acquire, gain; can, be able to</text:p>
            <text:p/>
            <text:p>取得する ・ しゅとくする ・ acquire, gain; purchase</text:p>
            <text:p/>
            <text:p>得意 ・ とくい ・ one's forte; pride</text:p>
            <text:p/>
            <text:p>得になる ・ とくになる ・ bring profit, do so. good</text:p>
            <text:p/>
            <text:p>止むを得ない ・ やむをえない ・ unavoidable</text:p>
            <text:p/>
            <text:p>…し得る ・ …しうる ・ can, be able to</text:p>
            <text:p/>
            <text:p>有り得る ・ ありうる ・ possible, likel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388" calcext:value-type="float">
            <text:p>388</text:p>
          </table:table-cell>
          <table:table-cell table:style-name="ce8" office:value-type="string" calcext:value-type="string">
            <text:p>侍</text:p>
          </table:table-cell>
          <table:table-cell table:style-name="ce12" office:value-type="string" calcext:value-type="string">
            <text:p>近侍 ・ きんじ ・ attendant</text:p>
            <text:p/>
            <text:p>侍女 ・ じじょ ・ lady attendant</text:p>
            <text:p/>
            <text:p>侍 ・ さむらい ・ samurai</text:p>
            <text:p/>
            <text:p>若侍 ・ わかざむらい ・ young samurai</text:p>
            <text:p/>
            <text:p>犬侍 ・ いぬざむらい ・ shameless / depraved samurai</text:p>
            <text:p/>
            <text:p>侍医 ・ じい ・ court / personal physician</text:p>
            <text:p/>
            <text:p>陪侍 ・ ばいじ ・ attending on the nobility; retainer</text:p>
            <text:p/>
            <text:p>侍従 ・ じじゅう ・ chamberlai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389" calcext:value-type="float">
            <text:p>389</text:p>
          </table:table-cell>
          <table:table-cell table:style-name="ce8" office:value-type="string" calcext:value-type="string">
            <text:p>詩</text:p>
          </table:table-cell>
          <table:table-cell table:style-name="ce12" office:value-type="string" calcext:value-type="string">
            <text:p>詩人 ・ しじん ・ poet</text:p>
            <text:p/>
            <text:p>詩集 ・ ししゅう ・ anthology of poems</text:p>
            <text:p/>
            <text:p>詩を作る ・ しをつくる ・ compose a poem</text:p>
            <text:p/>
            <text:p>詩情 ・ しじょう ・ poetic sentiment, poetical interest</text:p>
            <text:p/>
            <text:p>詩的な ・ してきな ・ poetic</text:p>
            <text:p/>
            <text:p>叙事詩 ・ じょじし ・ epic (poem), epic poetry</text:p>
            <text:p/>
            <text:p>詩歌 ・ しいか(=しか) ・ Chinese and Japanese poetry; poem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390" calcext:value-type="float">
            <text:p>390</text:p>
          </table:table-cell>
          <table:table-cell table:style-name="ce8" office:value-type="string" calcext:value-type="string">
            <text:p>即</text:p>
          </table:table-cell>
          <table:table-cell table:style-name="ce12" office:value-type="string" calcext:value-type="string">
            <text:p>即席 ・ そくせき ・ impromptu; instant</text:p>
            <text:p/>
            <text:p>即時 ・ そくじ ・ immediately, promptly</text:p>
            <text:p/>
            <text:p>即ち ・ すなわち ・ namely, i.e.; nothing but, precisely</text:p>
            <text:p/>
            <text:p>即死 ・ そくし ・ instant death, death on the spot</text:p>
            <text:p/>
            <text:p>即売 ・ そくばい ・ sale on the spot, spot sale</text:p>
            <text:p/>
            <text:p>即金 ・ そっきん ・ immediate / ready cash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391" calcext:value-type="float">
            <text:p>391</text:p>
          </table:table-cell>
          <table:table-cell table:style-name="ce8" office:value-type="string" calcext:value-type="string">
            <text:p>節</text:p>
          </table:table-cell>
          <table:table-cell table:style-name="ce12" office:value-type="string" calcext:value-type="string">
            <text:p>節電 ・ せつでん ・ saving electricity</text:p>
            <text:p/>
            <text:p>時節 ・ じせつ ・ season, times; occasion</text:p>
            <text:p/>
            <text:p>竹の節 ・ たけのふし ・ node / joint of a bamboo</text:p>
            <text:p/>
            <text:p>末節 ・ まっせつ ・ minor details, nonessentials</text:p>
            <text:p/>
            <text:p>節季 ・ せっき ・ end of year, year end</text:p>
            <text:p/>
            <text:p>季節 ・ きせつ ・ season</text:p>
            <text:p/>
            <text:p>曲節 ・ きょくせつ ・ tune, air</text:p>
            <text:p/>
            <text:p>節度 ・ せつど ・ standard; moderati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392" calcext:value-type="float">
            <text:p>392</text:p>
          </table:table-cell>
          <table:table-cell table:style-name="ce8" office:value-type="string" calcext:value-type="string">
            <text:p>筋</text:p>
          </table:table-cell>
          <table:table-cell table:style-name="ce12" office:value-type="string" calcext:value-type="string">
            <text:p>筋肉 ・ きんにく ・ muscle, sinews</text:p>
            <text:p/>
            <text:p>筋道 ・ すじみち ・ reason, thread of an argument , coherence; systematic method</text:p>
            <text:p/>
            <text:p>筋書き ・ すじがき ・ plot of a story , outline; plan</text:p>
            <text:p/>
            <text:p>心筋 ・ しんきん ・ myocardium, heart muscle</text:p>
            <text:p/>
            <text:p>筋合い ・ すじあい ・ reason</text:p>
            <text:p/>
            <text:p>大筋 ・ おおすじ ・ outline</text:p>
            <text:p/>
            <text:p>その筋 ・ そのすじ ・ that field; authorities concerned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393" calcext:value-type="float">
            <text:p>393</text:p>
          </table:table-cell>
          <table:table-cell table:style-name="ce8" office:value-type="string" calcext:value-type="string">
            <text:p>等</text:p>
          </table:table-cell>
          <table:table-cell table:style-name="ce12" office:value-type="string" calcext:value-type="string">
            <text:p>等しい ・ ひとしい ・ equal, alike</text:p>
            <text:p/>
            <text:p>平等 ・ びょうどう ・ equality, impartiality</text:p>
            <text:p/>
            <text:p>一等 ・ いっとう ・ first class; first place</text:p>
            <text:p/>
            <text:p>我等 ・ われら ・ we, us</text:p>
            <text:p/>
            <text:p>お皿やコップ等 ・ おさらやコップなど ・ dishes, glasses, …</text:p>
            <text:p/>
            <text:p>等分する ・ とうぶんする ・ divide equally</text:p>
            <text:p/>
            <text:p>上等の ・ じょうとうの ・ first-class, superior</text:p>
            <text:p/>
            <text:p>等等 ・ とうとう ・ et cetera, and so forth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394" calcext:value-type="float">
            <text:p>394</text:p>
          </table:table-cell>
          <table:table-cell table:style-name="ce8" office:value-type="string" calcext:value-type="string">
            <text:p>均</text:p>
          </table:table-cell>
          <table:table-cell table:style-name="ce12" office:value-type="string" calcext:value-type="string">
            <text:p>平均 ・ へいきん ・ average, mean; equilibrium, balance</text:p>
            <text:p/>
            <text:p>均整 ・ きんせい ・ symmetry</text:p>
            <text:p/>
            <text:p>均質 ・ きんしつ ・ homogeneity</text:p>
            <text:p/>
            <text:p>均一な ・ きんいつな ・ uniform, equal, even</text:p>
            <text:p/>
            <text:p>均分 ・ きんぶん ・ equal division</text:p>
            <text:p/>
            <text:p>均等の ・ きんとうの ・ equal, uniform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95" calcext:value-type="float">
            <text:p>395</text:p>
          </table:table-cell>
          <table:table-cell table:style-name="ce8" office:value-type="string" calcext:value-type="string">
            <text:p>季</text:p>
          </table:table-cell>
          <table:table-cell table:style-name="ce12" office:value-type="string" calcext:value-type="string">
            <text:p>季節 ・ きせつ ・ season</text:p>
            <text:p/>
            <text:p>季語 ・ きご ・ season word in haiku </text:p>
            <text:p/>
            <text:p>四季 ・ しき ・ the four seasons</text:p>
            <text:p/>
            <text:p>季候 ・ きこう ・ season</text:p>
            <text:p/>
            <text:p>季刊 ・ きかん ・ quarterly publication</text:p>
            <text:p/>
            <text:p>夏季 ・ かき ・ summer seas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396" calcext:value-type="float">
            <text:p>396</text:p>
          </table:table-cell>
          <table:table-cell table:style-name="ce8" office:value-type="string" calcext:value-type="string">
            <text:p>委</text:p>
          </table:table-cell>
          <table:table-cell table:style-name="ce12" office:value-type="string" calcext:value-type="string">
            <text:p>委員会 ・ いいんかい ・ committee, commission</text:p>
            <text:p/>
            <text:p>常任委員会 ・ じょうにんいいんかい ・ standing committee</text:p>
            <text:p/>
            <text:p>委任する ・ いにんする ・ entrust, delegate, commit</text:p>
            <text:p/>
            <text:p>委ねる ・ ゆだねる ・ [vt] entrust to</text:p>
            <text:p/>
            <text:p>委託する ・ いたくする ・ entrust [charge] with, consign</text:p>
            <text:p/>
            <text:p>委嘱する ・ いしょくする ・ charge, commission [entrust] wit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397" calcext:value-type="float">
            <text:p>397</text:p>
          </table:table-cell>
          <table:table-cell table:style-name="ce8" office:value-type="string" calcext:value-type="string">
            <text:p>穴</text:p>
          </table:table-cell>
          <table:table-cell table:style-name="ce12" office:value-type="string" calcext:value-type="string">
            <text:p>穴居人 ・ けっきょじん ・ cave dweller, caveman</text:p>
            <text:p/>
            <text:p>ボタンの穴 ・ ボタンのあな ・ buttonhole</text:p>
            <text:p/>
            <text:p>穴子 ・ あなご ・ conger eel</text:p>
            <text:p/>
            <text:p>穴 ・ あな ・ hol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398" calcext:value-type="float">
            <text:p>398</text:p>
          </table:table-cell>
          <table:table-cell table:style-name="ce8" office:value-type="string" calcext:value-type="string">
            <text:p>空</text:p>
          </table:table-cell>
          <table:table-cell table:style-name="ce12" office:value-type="string" calcext:value-type="string">
            <text:p>空気 ・ くうき ・ air; atmosphere</text:p>
            <text:p/>
            <text:p>部屋を空ける ・ へやをあける ・ clear a room</text:p>
            <text:p/>
            <text:p>青空 ・ あおぞら ・ blue sky</text:p>
            <text:p/>
            <text:p>空手 ・ からて ・ karate; empty hand</text:p>
            <text:p/>
            <text:p>空車 ・ くうしゃ ・ for hire empty car </text:p>
            <text:p/>
            <text:p>空き家 ・ あきや ・ vacant house</text:p>
            <text:p/>
            <text:p>空の ・ からの ・ empty, vacant, hollow</text:p>
            <text:p/>
            <text:p>空しい ・ むなしい ・ empty, void; vain, futile; dead, lifeles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99" calcext:value-type="float">
            <text:p>399</text:p>
          </table:table-cell>
          <table:table-cell table:style-name="ce8" office:value-type="string" calcext:value-type="string">
            <text:p>友</text:p>
          </table:table-cell>
          <table:table-cell table:style-name="ce12" office:value-type="string" calcext:value-type="string">
            <text:p>友人 ・ ゆうじん ・ friend</text:p>
            <text:p/>
            <text:p>友だち ・ ともだち ・ friend (cf. 達 1475)</text:p>
            <text:p/>
            <text:p>友好 ・ ゆうこう ・ friendship, amity</text:p>
            <text:p/>
            <text:p>親友 ・ しんゆう ・ close friend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400" calcext:value-type="float">
            <text:p>400</text:p>
          </table:table-cell>
          <table:table-cell table:style-name="ce8" office:value-type="string" calcext:value-type="string">
            <text:p>有</text:p>
          </table:table-cell>
          <table:table-cell table:style-name="ce12" office:value-type="string" calcext:value-type="string">
            <text:p>有無 ・ うむ ・ existence, presence; yes or no</text:p>
            <text:p/>
            <text:p>有る ・ ある ・ [vi] be, exist; have; take place</text:p>
            <text:p/>
            <text:p>有り得る ・ ありえる ・ possible, likely</text:p>
            <text:p/>
            <text:p>有名な ・ ゆうめいな ・ famous; notorious</text:p>
            <text:p/>
            <text:p>有毒 ・ ゆうどく ・ poisonous</text:p>
            <text:p/>
            <text:p>有り金 ・ ありがね ・ money on hand, ready cash</text:p>
            <text:p/>
            <text:p>有り触れた ・ ありふれた ・ common, run-of-the-mill, trit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01" calcext:value-type="float">
            <text:p>401</text:p>
          </table:table-cell>
          <table:table-cell table:style-name="ce8" office:value-type="string" calcext:value-type="string">
            <text:p>左</text:p>
          </table:table-cell>
          <table:table-cell table:style-name="ce12" office:value-type="string" calcext:value-type="string">
            <text:p>左下 ・ ひだりした ・ lower left</text:p>
            <text:p/>
            <text:p>左手 ・ ひだりて ・ left hand</text:p>
            <text:p/>
            <text:p>左足 ・ ひだりあし ・ left leg</text:p>
            <text:p/>
            <text:p>左側 ・ ひだりがわ ・ left side</text:p>
            <text:p/>
            <text:p>左方 ・ さほう ・ left side</text:p>
            <text:p/>
            <text:p>左遷 ・ させん ・ relegation, demo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402" calcext:value-type="float">
            <text:p>402</text:p>
          </table:table-cell>
          <table:table-cell table:style-name="ce8" office:value-type="string" calcext:value-type="string">
            <text:p>右</text:p>
          </table:table-cell>
          <table:table-cell table:style-name="ce12" office:value-type="string" calcext:value-type="string">
            <text:p>右上 ・ みぎうえ ・ upper right</text:p>
            <text:p/>
            <text:p>左右 ・ さゆう ・ right &amp; left</text:p>
            <text:p/>
            <text:p>右から左へ ・ みぎからひだりへ ・ from right to left; speedily</text:p>
            <text:p/>
            <text:p>右方 ・ うほう ・ right side</text:p>
            <text:p/>
            <text:p>右折 ・ うせつ ・ right turn</text:p>
            <text:p/>
            <text:p>座右に ・ ざゆうに ・ at one’s right hand; by one’s side</text:p>
            <text:p/>
            <text:p>右派 ・ うは ・ right wing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403" calcext:value-type="float">
            <text:p>403</text:p>
          </table:table-cell>
          <table:table-cell table:style-name="ce8" office:value-type="string" calcext:value-type="string">
            <text:p>石</text:p>
          </table:table-cell>
          <table:table-cell table:style-name="ce12" office:value-type="string" calcext:value-type="string">
            <text:p>小石 ・ こいし ・ pebble, stone</text:p>
            <text:p/>
            <text:p>宝石 ・ ほうせき ・ gem, jewel</text:p>
            <text:p/>
            <text:p>一石二鳥 ・ いっせきにちょう ・ two birds with one stone</text:p>
            <text:p/>
            <text:p>石 ・ いし ・ ston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404" calcext:value-type="float">
            <text:p>404</text:p>
          </table:table-cell>
          <table:table-cell table:style-name="ce8" office:value-type="string" calcext:value-type="string">
            <text:p>若</text:p>
          </table:table-cell>
          <table:table-cell table:style-name="ce12" office:value-type="string" calcext:value-type="string">
            <text:p>若年 ・ じゃくねん ・ youth, young age</text:p>
            <text:p/>
            <text:p>若い ・ わかい ・ young, junior</text:p>
            <text:p/>
            <text:p>若者 ・ わかもの ・ young person, youth</text:p>
            <text:p/>
            <text:p>若し ・ もし ・ if, in case of</text:p>
            <text:p/>
            <text:p>若しくは ・ もしくは ・ either … or</text:p>
            <text:p/>
            <text:p>若夫婦 ・ わかふうふ ・ young couple</text:p>
            <text:p/>
            <text:p>若干 ・ じゃっかん ・ a number of, some, a littl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405" calcext:value-type="float">
            <text:p>405</text:p>
          </table:table-cell>
          <table:table-cell table:style-name="ce8" office:value-type="string" calcext:value-type="string">
            <text:p>苦</text:p>
          </table:table-cell>
          <table:table-cell table:style-name="ce12" office:value-type="string" calcext:value-type="string">
            <text:p>苦しい ・ くるしい ・ hard, painful; straitened</text:p>
            <text:p/>
            <text:p>苦味 ・ にがみ ・ bitter taste</text:p>
            <text:p/>
            <text:p>苦手 ・ にがて ・ weak point; dislike of</text:p>
            <text:p/>
            <text:p>苦る ・ にがる ・ [vi] feel bitter, scowl</text:p>
            <text:p/>
            <text:p>苦痛 ・ くつう ・ pain, agony, anguish</text:p>
            <text:p/>
            <text:p>息苦しい ・ いきぐるしい ・ breathe with difficulty; suffocating, choking</text:p>
            <text:p/>
            <text:p>苦しむ ・ くるしむ ・ [vi] suffer from , groan; be troubled, distressed; be worried</text:p>
            <text:p/>
            <text:p>苦しめる ・ くるしめる ・ [vt] torment, distress, harass; trouble, worr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406" calcext:value-type="float">
            <text:p>406</text:p>
          </table:table-cell>
          <table:table-cell table:style-name="ce8" office:value-type="string" calcext:value-type="string">
            <text:p>在</text:p>
          </table:table-cell>
          <table:table-cell table:style-name="ce12" office:value-type="string" calcext:value-type="string">
            <text:p>不在 ・ ふざい ・ absence</text:p>
            <text:p/>
            <text:p>駐在 ・ ちゅうざい ・ residence, stay</text:p>
            <text:p/>
            <text:p>在校生 ・ ざいこうせい ・ currently enrolled student</text:p>
            <text:p/>
            <text:p>在日 ・ ざいにち ・ resident in Japan</text:p>
            <text:p/>
            <text:p>自在に ・ じざいに ・ freely, unrestrictedly, at will</text:p>
            <text:p/>
            <text:p>所在 ・ しょざい ・ whereabouts, position, situa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407" calcext:value-type="float">
            <text:p>407</text:p>
          </table:table-cell>
          <table:table-cell table:style-name="ce8" office:value-type="string" calcext:value-type="string">
            <text:p>存</text:p>
          </table:table-cell>
          <table:table-cell table:style-name="ce12" office:value-type="string" calcext:value-type="string">
            <text:p>存在 ・ そんざい ・ existence, being</text:p>
            <text:p/>
            <text:p>存じる ・ ぞんじる ・ believe; be aware of</text:p>
            <text:p/>
            <text:p>共存 ・ きょうぞん ・ coexistence</text:p>
            <text:p/>
            <text:p>存外 ・ ぞんがい ・ contrary to one’s expectations; beyond expectation</text:p>
            <text:p/>
            <text:p>存分に ・ ぞんぶんに ・ to one’s heart’s content, freely</text:p>
            <text:p/>
            <text:p>所存 ・ しょぞん ・ one’s opinion / view, intention</text:p>
            <text:p/>
            <text:p>異存 ・ いぞん ・ objec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408" calcext:value-type="float">
            <text:p>408</text:p>
          </table:table-cell>
          <table:table-cell table:style-name="ce8" office:value-type="string" calcext:value-type="string">
            <text:p>干</text:p>
          </table:table-cell>
          <table:table-cell table:style-name="ce12" office:value-type="string" calcext:value-type="string">
            <text:p>干潮 ・ かんちょう ・ ebb tide</text:p>
            <text:p/>
            <text:p>干す ・ ほす ・ [vt] dry</text:p>
            <text:p/>
            <text:p>干る ・ ひる ・ [vi] get dry, parch; of tides ebb, recede</text:p>
            <text:p/>
            <text:p>干上がる ・ ひあがる ・ dry up, parch; ebb away</text:p>
            <text:p/>
            <text:p>潮の干満 ・ しおのかんまん ・ ebb and flow, tide</text:p>
            <text:p/>
            <text:p>若干 ・ じゃっかん ・ a number of, some, a littl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409" calcext:value-type="float">
            <text:p>409</text:p>
          </table:table-cell>
          <table:table-cell table:style-name="ce8" office:value-type="string" calcext:value-type="string">
            <text:p>刊</text:p>
          </table:table-cell>
          <table:table-cell table:style-name="ce12" office:value-type="string" calcext:value-type="string">
            <text:p>刊行 ・ かんこう ・ publication</text:p>
            <text:p/>
            <text:p>週刊誌 ・ しゅうかんし ・ weekly magazine</text:p>
            <text:p/>
            <text:p>夕刊 ・ ゆうかん ・ evening edition / paper</text:p>
            <text:p/>
            <text:p>創刊号 ・ そうかんごう ・ inaugural number, first issue</text:p>
            <text:p/>
            <text:p>発刊 ・ はっかん ・ publication, issue</text:p>
            <text:p/>
            <text:p>未刊の ・ みかんの ・ unpublishe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410" calcext:value-type="float">
            <text:p>410</text:p>
          </table:table-cell>
          <table:table-cell table:style-name="ce8" office:value-type="string" calcext:value-type="string">
            <text:p>汗</text:p>
          </table:table-cell>
          <table:table-cell table:style-name="ce12" office:value-type="string" calcext:value-type="string">
            <text:p>発汗する ・ はっかんする ・ perspire, sweat</text:p>
            <text:p/>
            <text:p>汗をかく ・ あせをかく ・ sweat, perspire</text:p>
            <text:p/>
            <text:p>汗だくで ・ あせだくで ・ bathed in perspiration, dripping with sweat</text:p>
            <text:p/>
            <text:p>汗ばむ ・ あせばむ ・ become slightly sweaty</text:p>
            <text:p/>
            <text:p>冷や汗 ・ ひやあせ ・ cold sweat</text:p>
            <text:p/>
            <text:p>冷汗 ・ れいかん ・ cold sweat</text:p>
            <text:p/>
            <text:p>汗顔 ・ かんがん ・ sweating from sham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411" calcext:value-type="float">
            <text:p>411</text:p>
          </table:table-cell>
          <table:table-cell table:style-name="ce8" office:value-type="string" calcext:value-type="string">
            <text:p>竿</text:p>
          </table:table-cell>
          <table:table-cell table:style-name="ce12" office:value-type="string" calcext:value-type="string">
            <text:p>竿竹 ・ さおだけ ・ bamboo pole</text:p>
            <text:p/>
            <text:p>物干し竿 ・ ものほしざお ・ pole for drying laundry</text:p>
            <text:p/>
            <text:p>三竿 ・ さんかん ・ being high in the sky of the sun or moon </text:p>
            <text:p/>
            <text:p>竿頭 ・ かんとう ・ top / end of a pole</text:p>
            <text:p/>
            <text:p>釣竿 ・ つりざお ・ fishing rod</text:p>
            <text:p/>
            <text:p>竿秤 ・ さおばかり ・ beam balance, steelyar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412" calcext:value-type="float">
            <text:p>412</text:p>
          </table:table-cell>
          <table:table-cell table:style-name="ce8" office:value-type="string" calcext:value-type="string">
            <text:p>利</text:p>
          </table:table-cell>
          <table:table-cell table:style-name="ce12" office:value-type="string" calcext:value-type="string">
            <text:p>左利き ・ ひだりきき ・ left-handed; heavy drinker</text:p>
            <text:p/>
            <text:p>利子 ・ りし ・ interest</text:p>
            <text:p/>
            <text:p>有利な ・ ゆうりな ・ advantageous, favor-; profitable</text:p>
            <text:p/>
            <text:p>利用する ・ りようする ・ utilize, make use of</text:p>
            <text:p/>
            <text:p>利く ・ きく ・ [vi] work well , function properly </text:p>
            <text:p/>
            <text:p>耳が利く ・ みみがきく ・ have a sharp ea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413" calcext:value-type="float">
            <text:p>413</text:p>
          </table:table-cell>
          <table:table-cell table:style-name="ce8" office:value-type="string" calcext:value-type="string">
            <text:p>害</text:p>
          </table:table-cell>
          <table:table-cell table:style-name="ce12" office:value-type="string" calcext:value-type="string">
            <text:p>利害 ・ りがい ・ interests, what one stands to gain / lose</text:p>
            <text:p/>
            <text:p>公害 ・ こうがい ・ environmental pollution</text:p>
            <text:p/>
            <text:p>有害な ・ ゆうがいな ・ harmful, pernicious, noxious</text:p>
            <text:p/>
            <text:p>害する ・ がいする ・ harm, hinder, injure, damage</text:p>
            <text:p/>
            <text:p>飲酒の害 ・ いんしゅのがい ・ ill effects of drinking</text:p>
            <text:p/>
            <text:p>侵害 ・ しんがい ・ infringement, violat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14" calcext:value-type="float">
            <text:p>414</text:p>
          </table:table-cell>
          <table:table-cell table:style-name="ce8" office:value-type="string" calcext:value-type="string">
            <text:p>益</text:p>
          </table:table-cell>
          <table:table-cell table:style-name="ce12" office:value-type="string" calcext:value-type="string">
            <text:p>益々 ・ ますます ・ increasingly</text:p>
            <text:p/>
            <text:p>利益 ・ りえき ・ profit, gains; benefit</text:p>
            <text:p/>
            <text:p>公益 ・ こうえき ・ public benefit</text:p>
            <text:p/>
            <text:p>有益な ・ ゆうえきな ・ beneficial; profitable</text:p>
            <text:p/>
            <text:p>御利益 ・ ごりやく ・ grace of God, divine favo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415" calcext:value-type="float">
            <text:p>415</text:p>
          </table:table-cell>
          <table:table-cell table:style-name="ce8" office:value-type="string" calcext:value-type="string">
            <text:p>溢</text:p>
          </table:table-cell>
          <table:table-cell table:style-name="ce12" office:value-type="string" calcext:value-type="string">
            <text:p>溢れる¹ ・ あふれる ・ [vi] overflow, brim over, flood</text:p>
            <text:p/>
            <text:p>溢れる² ・ こぼれる ・ [vi] fall out of, spill, overflow</text:p>
            <text:p/>
            <text:p>溢す ・ こぼす ・ [vt] spill</text:p>
            <text:p/>
            <text:p>充溢する ・ じゅういつする ・ overflow / brim with</text:p>
            <text:p/>
            <text:p>横溢する ・ おういつする ・ be filled with vitality , overflow with</text:p>
            <text:p/>
            <text:p>溢れかえる ・ あふれかえる ・ be full of, awash / teem with</text:p>
            <text:p/>
            <text:p>溢れ出す ・ あふれだす ・ begin to overflow, pour ou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416" calcext:value-type="float">
            <text:p>416</text:p>
          </table:table-cell>
          <table:table-cell table:style-name="ce8" office:value-type="string" calcext:value-type="string">
            <text:p>割</text:p>
          </table:table-cell>
          <table:table-cell table:style-name="ce12" office:value-type="string" calcext:value-type="string">
            <text:p>割く ・ さく ・ [vt] spare time , set aside</text:p>
            <text:p/>
            <text:p>割れる ・ われる ・ [vi] break; be divided; [math] be divisible</text:p>
            <text:p/>
            <text:p>分割する ・ ぶんかつする ・ divide up, partition, split</text:p>
            <text:p/>
            <text:p>コップを割る ・ コップをわる ・ break a glass</text:p>
            <text:p/>
            <text:p>三割五分 ・ さんわりごぶ ・ thirty-five percent</text:p>
            <text:p/>
            <text:p>割り勘 ・ わりかん ・ equal split, Dutch treat</text:p>
            <text:p/>
            <text:p>割拠する ・ かっきょする ・ hold one’s own ground</text:p>
            <text:p/>
            <text:p>割愛する ・ かつあいする ・ part with sth. , give up; omit reluctantl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17" calcext:value-type="float">
            <text:p>417</text:p>
          </table:table-cell>
          <table:table-cell table:style-name="ce8" office:value-type="string" calcext:value-type="string">
            <text:p>憲</text:p>
          </table:table-cell>
          <table:table-cell table:style-name="ce12" office:value-type="string" calcext:value-type="string">
            <text:p>憲法 ・ けんぽう ・ constitution(al law)</text:p>
            <text:p/>
            <text:p>合憲性 ・ ごうけんせい ・ constitutionality</text:p>
            <text:p/>
            <text:p>合憲的 ・ ごうけんてき ・ constitutional</text:p>
            <text:p/>
            <text:p>違憲 ・ いけん ・ unconstitutional</text:p>
            <text:p/>
            <text:p>憲兵 ・ けんぺい ・ military police</text:p>
            <text:p/>
            <text:p>官憲 ・ かんけん ・ officials, authoritie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418" calcext:value-type="float">
            <text:p>418</text:p>
          </table:table-cell>
          <table:table-cell table:style-name="ce8" office:value-type="string" calcext:value-type="string">
            <text:p>羽</text:p>
          </table:table-cell>
          <table:table-cell table:style-name="ce12" office:value-type="string" calcext:value-type="string">
            <text:p>羽化する ・ うかする ・ grow wings, emerge</text:p>
            <text:p/>
            <text:p>一羽 ・ いちわ ・ one bird / rabbit</text:p>
            <text:p/>
            <text:p>羽音 ・ はおと ・ flapping / whirring of wings</text:p>
            <text:p/>
            <text:p>羽根 ・ はね ・ feather, wing; fan blade; shuttlecock</text:p>
            <text:p/>
            <text:p>三羽 ・ さんば ・ three birds / rabbits</text:p>
            <text:p/>
            <text:p>羽布団 ・ はねぶとん ・ feather quilt</text:p>
            <text:p/>
            <text:p>羽衣 ・ はごろも ・ robe of feathers</text:p>
            <text:p/>
            <text:p>羽毛 ・ うもう ・ feathers, plumage, dow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19" calcext:value-type="float">
            <text:p>419</text:p>
          </table:table-cell>
          <table:table-cell table:style-name="ce8" office:value-type="string" calcext:value-type="string">
            <text:p>翌</text:p>
          </table:table-cell>
          <table:table-cell table:style-name="ce12" office:value-type="string" calcext:value-type="string">
            <text:p>翌日 ・ よくじつ ・ the following [next] day</text:p>
            <text:p/>
            <text:p>翌朝 ・ よくあさ ・ the following [next] morning</text:p>
            <text:p/>
            <text:p>翌年 ・ よくねん ・ the next [following] year</text:p>
            <text:p/>
            <text:p>翌春 ・ よくしゅん ・ next spring</text:p>
            <text:p/>
            <text:p>翌翌日 ・ よくよくじつ ・ two days aft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420" calcext:value-type="float">
            <text:p>420</text:p>
          </table:table-cell>
          <table:table-cell table:style-name="ce8" office:value-type="string" calcext:value-type="string">
            <text:p>習</text:p>
          </table:table-cell>
          <table:table-cell table:style-name="ce12" office:value-type="string" calcext:value-type="string">
            <text:p>習得 ・ しゅうとく ・ learning, acquirement</text:p>
            <text:p/>
            <text:p>習う ・ ならう ・ [vt] learn, study; practice</text:p>
            <text:p/>
            <text:p>習い事 ・ ならいごと ・ lessons cultural: music, calligraphy, … , practice</text:p>
            <text:p/>
            <text:p>学習 ・ がくしゅう ・ study, learning</text:p>
            <text:p/>
            <text:p>習い ・ ならい ・ habit, custom, practice</text:p>
            <text:p/>
            <text:p>習わし ・ ならわし ・ custom, practice</text:p>
            <text:p/>
            <text:p>実習 ・ じっしゅう ・ practice, training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421" calcext:value-type="float">
            <text:p>421</text:p>
          </table:table-cell>
          <table:table-cell table:style-name="ce8" office:value-type="string" calcext:value-type="string">
            <text:p>弓</text:p>
          </table:table-cell>
          <table:table-cell table:style-name="ce12" office:value-type="string" calcext:value-type="string">
            <text:p>弓道 ・ きゅうどう ・ archery</text:p>
            <text:p/>
            <text:p>弓 ・ ゆみ ・ bow</text:p>
            <text:p/>
            <text:p>弓形 ・ ゆみなり ・ arch, curve</text:p>
            <text:p/>
            <text:p>弓矢 ・ ゆみや ・ bow and arrow</text:p>
            <text:p/>
            <text:p>弓状の ・ きゅうじょうの ・ bow-shaped, arched</text:p>
            <text:p/>
            <text:p>弓術 ・ きゅうじゅつ ・ archer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422" calcext:value-type="float">
            <text:p>422</text:p>
          </table:table-cell>
          <table:table-cell table:style-name="ce8" office:value-type="string" calcext:value-type="string">
            <text:p>引</text:p>
          </table:table-cell>
          <table:table-cell table:style-name="ce12" office:value-type="string" calcext:value-type="string">
            <text:p>引力 ・ いんりょく ・ gravitation</text:p>
            <text:p/>
            <text:p>引く ・ ひく ・ draw, pull, haul, tug; drag, trail</text:p>
            <text:p/>
            <text:p>引ける ・ ひける ・ [vi] close, be over, break up</text:p>
            <text:p/>
            <text:p>弓を引く ・ ゆみをひく ・ draw a bow</text:p>
            <text:p/>
            <text:p>引き出し ・ ひきだし ・ desk drawer; withdrawal of money </text:p>
            <text:p/>
            <text:p>割り引き ・ わりびき ・ discount</text:p>
            <text:p/>
            <text:p>引け ・ ひけ ・ defeat, reverse; close esp. of stock market </text:p>
            <text:p/>
            <text:p>引け目 ・ ひけめ ・ drawback, weaknes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423" calcext:value-type="float">
            <text:p>423</text:p>
          </table:table-cell>
          <table:table-cell table:style-name="ce8" office:value-type="string" calcext:value-type="string">
            <text:p>強</text:p>
          </table:table-cell>
          <table:table-cell table:style-name="ce12" office:value-type="string" calcext:value-type="string">
            <text:p>根強い ・ ねづよい ・ deep / firmly rooted</text:p>
            <text:p/>
            <text:p>強いる ・ しいる ・ [vt] force, compel, press</text:p>
            <text:p/>
            <text:p>強調する ・ きょうちょうする ・ emphasize, stress</text:p>
            <text:p/>
            <text:p>強大な ・ きょうだいな ・ mighty, powerful, strong</text:p>
            <text:p/>
            <text:p>強い ・ つよい ・ strong</text:p>
            <text:p/>
            <text:p>強める ・ つよめる ・ [vt] strengthen, intensify, reinforce; emphasize, lay stress on</text:p>
            <text:p/>
            <text:p>強いて ・ しいて ・ against one’s will, by force</text:p>
            <text:p/>
            <text:p>無理強い ・ むりじい ・ forcing, compulsion, coercio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424" calcext:value-type="float">
            <text:p>424</text:p>
          </table:table-cell>
          <table:table-cell table:style-name="ce8" office:value-type="string" calcext:value-type="string">
            <text:p>弱</text:p>
          </table:table-cell>
          <table:table-cell table:style-name="ce12" office:value-type="string" calcext:value-type="string">
            <text:p>弱気な ・ よわきな ・ timid; weak-spirited; bearish stock market </text:p>
            <text:p/>
            <text:p>弱点 ・ じゃくてん ・ weak point</text:p>
            <text:p/>
            <text:p>弱い ・ よわい ・ weak</text:p>
            <text:p/>
            <text:p>200人弱 ・ にひゃくにんじゃく ・ slightly under 200 people</text:p>
            <text:p/>
            <text:p>弱肉強食 ・ じゃくにくきょうしょく ・ law of the jungle the strong prey on the weak </text:p>
            <text:p/>
            <text:p>火を弱める ・ ひをよわめる ・ turn down the flam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425" calcext:value-type="float">
            <text:p>425</text:p>
          </table:table-cell>
          <table:table-cell table:style-name="ce8" office:value-type="string" calcext:value-type="string">
            <text:p>風</text:p>
          </table:table-cell>
          <table:table-cell table:style-name="ce12" office:value-type="string" calcext:value-type="string">
            <text:p>風が弱まった ・ かぜがよわまった ・ The wind has fallen</text:p>
            <text:p/>
            <text:p>和風 ・ わふう ・ Japanese style</text:p>
            <text:p/>
            <text:p>家風 ・ かふう ・ family ways &amp; customs</text:p>
            <text:p/>
            <text:p>そよ風 ・ そよかぜ ・ gentle breeze, soft wind</text:p>
            <text:p/>
            <text:p>こんな風な物 ・ こんなふうなもの ・ things of this kind</text:p>
            <text:p/>
            <text:p>風刺 ・ ふうし ・ satire, sarcasm</text:p>
            <text:p/>
            <text:p>風体 ・ ふうてい [ふうたい] ・ appearance, looks; postur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426" calcext:value-type="float">
            <text:p>426</text:p>
          </table:table-cell>
          <table:table-cell table:style-name="ce8" office:value-type="string" calcext:value-type="string">
            <text:p>己</text:p>
          </table:table-cell>
          <table:table-cell table:style-name="ce12" office:value-type="string" calcext:value-type="string">
            <text:p>己を信じる ・ おのれをしんじる ・ believe in oneself</text:p>
            <text:p/>
            <text:p>自己 ・ じこ ・ oneself, self, ego</text:p>
            <text:p/>
            <text:p>利己 ・ りこ ・ self-interest</text:p>
            <text:p/>
            <text:p>自己中心 ・ じこちゅうしん ・ egocentrism</text:p>
            <text:p/>
            <text:p>克己 ・ こっき ・ self-denial, self-control</text:p>
            <text:p/>
            <text:p>知己 ・ ちき ・ acquaintance; intimate friend</text:p>
            <text:p/>
            <text:p>己を捨てる ・ おのれをすてる ・ rise above oneself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427" calcext:value-type="float">
            <text:p>427</text:p>
          </table:table-cell>
          <table:table-cell table:style-name="ce8" office:value-type="string" calcext:value-type="string">
            <text:p>記</text:p>
          </table:table-cell>
          <table:table-cell table:style-name="ce12" office:value-type="string" calcext:value-type="string">
            <text:p>記す ・ しるす ・ [vt] record, write down</text:p>
            <text:p/>
            <text:p>書き記す ・ かきしるす ・ [vt] write down, record, register</text:p>
            <text:p/>
            <text:p>記入する ・ きにゅうする ・ enter, fill in a form </text:p>
            <text:p/>
            <text:p>記者 ・ きしゃ ・ journalist, reporter; editor</text:p>
            <text:p/>
            <text:p>記事 ・ きじ ・ news, article; account</text:p>
            <text:p/>
            <text:p>伝記 ・ でんき ・ biography</text:p>
            <text:p/>
            <text:p>書記 ・ しょき ・ clerk, secretary</text:p>
            <text:p/>
            <text:p>暗記 ・ あんき ・ learning by heart, memorizing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428" calcext:value-type="float">
            <text:p>428</text:p>
          </table:table-cell>
          <table:table-cell table:style-name="ce8" office:value-type="string" calcext:value-type="string">
            <text:p>紀</text:p>
          </table:table-cell>
          <table:table-cell table:style-name="ce12" office:value-type="string" calcext:value-type="string">
            <text:p>風紀 ・ ふうき ・ public morals</text:p>
            <text:p/>
            <text:p>紀元 ・ きげん ・ era; AD, CE</text:p>
            <text:p/>
            <text:p>紀元前 ・ きげんぜん ・ BC, BCE</text:p>
            <text:p/>
            <text:p>校紀 ・ こうき ・ school discipline</text:p>
            <text:p/>
            <text:p>風紀 ・ ふうき ・ public morals</text:p>
            <text:p/>
            <text:p>綱紀 ・ こうき ・ law and order, official discipline</text:p>
            <text:p/>
            <text:p>軍紀 ・ ぐんき ・ military discipline, troop morals</text:p>
            <text:p/>
            <text:p>党紀 ・ とうき ・ party disciplin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429" calcext:value-type="float">
            <text:p>429</text:p>
          </table:table-cell>
          <table:table-cell table:style-name="ce8" office:value-type="string" calcext:value-type="string">
            <text:p>改</text:p>
          </table:table-cell>
          <table:table-cell table:style-name="ce12" office:value-type="string" calcext:value-type="string">
            <text:p>改正 ・ かいせい ・ revision, amendment</text:p>
            <text:p/>
            <text:p>改新 ・ かいしん ・ renovation, reformation</text:p>
            <text:p/>
            <text:p>改憲 ・ かいけん ・ constitutional revision</text:p>
            <text:p/>
            <text:p>改める ・ あらためる ・ [vt] reform, revise; check; improve</text:p>
            <text:p/>
            <text:p>改めて ・ あらためて ・ again, over again, anew; formally</text:p>
            <text:p/>
            <text:p>改まる ・ あらたまる ・ [vi] be renewed, renovated; change, be improved, reforme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430" calcext:value-type="float">
            <text:p>430</text:p>
          </table:table-cell>
          <table:table-cell table:style-name="ce8" office:value-type="string" calcext:value-type="string">
            <text:p>起</text:p>
          </table:table-cell>
          <table:table-cell table:style-name="ce12" office:value-type="string" calcext:value-type="string">
            <text:p>起こる ・ おこる ・ [vi] occur, spring up, arise from</text:p>
            <text:p/>
            <text:p>起源 [起原] ・ きげん ・ origin, beginning</text:p>
            <text:p/>
            <text:p>起きる ・ おきる ・ [vi] rise, wake up; occur, break out</text:p>
            <text:p/>
            <text:p>起立する ・ きりつする ・ stand up, rise</text:p>
            <text:p/>
            <text:p>起点 ・ きてん ・ starting point</text:p>
            <text:p/>
            <text:p>起こす ・ おこす ・ [vt] raise up, set upright; wake up, arouse; give rise to, bring abou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431" calcext:value-type="float">
            <text:p>431</text:p>
          </table:table-cell>
          <table:table-cell table:style-name="ce8" office:value-type="string" calcext:value-type="string">
            <text:p>姓</text:p>
          </table:table-cell>
          <table:table-cell table:style-name="ce12" office:value-type="string" calcext:value-type="string">
            <text:p>姓名 ・ せいめい ・ full name</text:p>
            <text:p/>
            <text:p>百姓 ・ ひゃくしょう ・ country bumpkin, farmer; the masses</text:p>
            <text:p/>
            <text:p>改姓する ・ かいせいする ・ change one’s family name</text:p>
            <text:p/>
            <text:p>同姓 ・ どうせい ・ same surname</text:p>
            <text:p/>
            <text:p>旧姓 ・ きゅうせい ・ one’s former name, né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432" calcext:value-type="float">
            <text:p>432</text:p>
          </table:table-cell>
          <table:table-cell table:style-name="ce8" office:value-type="string" calcext:value-type="string">
            <text:p>由</text:p>
          </table:table-cell>
          <table:table-cell table:style-name="ce12" office:value-type="string" calcext:value-type="string">
            <text:p>由来 ・ ゆらい ・ origin, source, cause; history</text:p>
            <text:p/>
            <text:p>自由 ・ じゆう ・ freedom</text:p>
            <text:p/>
            <text:p>不自由 ・ ふじゆう ・ inconvenience; disability; poverty</text:p>
            <text:p/>
            <text:p>由無き ・ よしなき ・ senseless, meaningless; absurd</text:p>
            <text:p/>
            <text:p>…の由です ・ …のよしです ・ hear / it is said that…</text:p>
            <text:p/>
            <text:p>経由 ・ けいゆ ・ via, through</text:p>
            <text:p/>
            <text:p>事由 ・ じゆう ・ reason, cause, groun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433" calcext:value-type="float">
            <text:p>433</text:p>
          </table:table-cell>
          <table:table-cell table:style-name="ce8" office:value-type="string" calcext:value-type="string">
            <text:p>油</text:p>
          </table:table-cell>
          <table:table-cell table:style-name="ce12" office:value-type="string" calcext:value-type="string">
            <text:p>石油 ・ せきゆ ・ petroleum, oil</text:p>
            <text:p/>
            <text:p>油田 ・ ゆでん ・ oilfield</text:p>
            <text:p/>
            <text:p>油 ・ あぶら ・ oil</text:p>
            <text:p/>
            <text:p>オリーブ油 ・ オリーブゆ ・ olive oil</text:p>
            <text:p/>
            <text:p>原油 ・ げんゆ ・ crude oi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4" calcext:value-type="float">
            <text:p>434</text:p>
          </table:table-cell>
          <table:table-cell table:style-name="ce8" office:value-type="string" calcext:value-type="string">
            <text:p>井</text:p>
          </table:table-cell>
          <table:table-cell table:style-name="ce12" office:value-type="string" calcext:value-type="string">
            <text:p>井戸 ・ いど ・ (water) well</text:p>
            <text:p/>
            <text:p>天井 ・ てんじょう ・ ceiling</text:p>
            <text:p/>
            <text:p>油井 ・ ゆせい ・ oil well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435" calcext:value-type="float">
            <text:p>435</text:p>
          </table:table-cell>
          <table:table-cell table:style-name="ce8" office:value-type="string" calcext:value-type="string">
            <text:p>囲</text:p>
          </table:table-cell>
          <table:table-cell table:style-name="ce12" office:value-type="string" calcext:value-type="string">
            <text:p>囲む ・ かこむ ・ [vt] enclose, surround</text:p>
            <text:p/>
            <text:p>周囲 ・ しゅうい ・ circumference, periphery; surroundings</text:p>
            <text:p/>
            <text:p>取り囲む ・ とりかこむ ・ [vt] enclose, encircle</text:p>
            <text:p/>
            <text:p>囲いに入れる ・ かこいにいれる ・ place in an enclosure</text:p>
            <text:p/>
            <text:p>囲まれる ・ かこまれる ・ be surrounded</text:p>
            <text:p/>
            <text:p>包囲する ・ ほういする ・ surround, encircle, envelop</text:p>
            <text:p/>
            <text:p>範囲 ・ はんい ・ range, scop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36" calcext:value-type="float">
            <text:p>436</text:p>
          </table:table-cell>
          <table:table-cell table:style-name="ce8" office:value-type="string" calcext:value-type="string">
            <text:p>丼</text:p>
          </table:table-cell>
          <table:table-cell table:style-name="ce12" office:value-type="string" calcext:value-type="string">
            <text:p>牛丼 ・ ぎゅうどん ・ bowl of rice topped with beef </text:p>
            <text:p/>
            <text:p>天丼 ・ てんどん ・ tempura on rice</text:p>
            <text:p/>
            <text:p>丼物 ・ どんぶりもの ・ rice bowl dishes</text:p>
            <text:p/>
            <text:p>丼飯 ・ どんぶりめし ・ rice in a large bowl</text:p>
            <text:p/>
            <text:p>鉄火丼 ・ てっかどんぶり ・ bowl of vinegared rice topped with sliced raw tuna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437" calcext:value-type="float">
            <text:p>437</text:p>
          </table:table-cell>
          <table:table-cell table:style-name="ce8" office:value-type="string" calcext:value-type="string">
            <text:p>丁</text:p>
          </table:table-cell>
          <table:table-cell table:style-name="ce12" office:value-type="string" calcext:value-type="string">
            <text:p>ラーメン三丁 ・ ラーメンさんちょう ・ three bowls of ramen</text:p>
            <text:p/>
            <text:p>四丁目 ・ よんちょうめ ・ 4-chome, 4th town [neighborhood] subsection</text:p>
            <text:p/>
            <text:p>丁度 ・ ちょうど ・ just, exactly; as if</text:p>
            <text:p/>
            <text:p>丁寧な ・ ていねいな ・ polite, courteous</text:p>
            <text:p/>
            <text:p>丁重に ・ ていちょうに ・ politely, courteousl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438" calcext:value-type="float">
            <text:p>438</text:p>
          </table:table-cell>
          <table:table-cell table:style-name="ce8" office:value-type="string" calcext:value-type="string">
            <text:p>寧</text:p>
          </table:table-cell>
          <table:table-cell table:style-name="ce12" office:value-type="string" calcext:value-type="string">
            <text:p>丁寧な ・ ていねいな ・ polite, courteous</text:p>
            <text:p/>
            <text:p>丁寧語 ・ ていねいご ・ polite language / speech</text:p>
            <text:p/>
            <text:p>寧日 ・ ねいじつ ・ peaceful day</text:p>
            <text:p/>
            <text:p>安寧 ・ あんねい ・ public peace, tranquility</text:p>
            <text:p/>
            <text:p>寧ろ ・ むしろ ・ rather, better, instead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439" calcext:value-type="float">
            <text:p>439</text:p>
          </table:table-cell>
          <table:table-cell table:style-name="ce8" office:value-type="string" calcext:value-type="string">
            <text:p>町</text:p>
          </table:table-cell>
          <table:table-cell table:style-name="ce12" office:value-type="string" calcext:value-type="string">
            <text:p>下町 ・ したまち ・ downtown business quarters, Tōkyō's old part</text:p>
            <text:p/>
            <text:p>町人 ・ ちょうにん ・ townsman, tradesman Edo period </text:p>
            <text:p/>
            <text:p>室町時代 ・ むろまちじだい ・ Muromachi Period historical era, ~ 1336-1573 </text:p>
            <text:p/>
            <text:p>港町 ・ みなとまち ・ port town</text:p>
            <text:p/>
            <text:p>町役場 ・ まちやくば ・ town hall</text:p>
            <text:p/>
            <text:p>町会 ・ ちょうかい ・ town block association</text:p>
            <text:p/>
            <text:p>町名 ・ ちょうめい ・ town nam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440" calcext:value-type="float">
            <text:p>440</text:p>
          </table:table-cell>
          <table:table-cell table:style-name="ce8" office:value-type="string" calcext:value-type="string">
            <text:p>灯</text:p>
          </table:table-cell>
          <table:table-cell table:style-name="ce12" office:value-type="string" calcext:value-type="string">
            <text:p>電灯 ・ でんとう ・ lamp, electric light</text:p>
            <text:p/>
            <text:p>灯光 ・ とうこう ・ lamplight</text:p>
            <text:p/>
            <text:p>灯 ・ ひ ・ a light, lights</text:p>
            <text:p/>
            <text:p>灯を付ける ・ ひをつける ・ turn on the light</text:p>
            <text:p/>
            <text:p>街灯 ・ がいとう ・ street lamp</text:p>
            <text:p/>
            <text:p>尾灯 ・ びとう ・ tailligh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441" calcext:value-type="float">
            <text:p>441</text:p>
          </table:table-cell>
          <table:table-cell table:style-name="ce8" office:value-type="string" calcext:value-type="string">
            <text:p>庁</text:p>
          </table:table-cell>
          <table:table-cell table:style-name="ce12" office:value-type="string" calcext:value-type="string">
            <text:p>官庁 ・ かんちょう ・ government office / agency</text:p>
            <text:p/>
            <text:p>都庁 ・ とちょう ・ Tokyo Metropolitan Gov't Office</text:p>
            <text:p/>
            <text:p>庁舎 ・ ちょうしゃ ・ government building</text:p>
            <text:p/>
            <text:p>県庁 ・ けんちょう ・ prefectural office</text:p>
            <text:p/>
            <text:p>警視庁 ・ けいしちょう ・ Metropolitan Police Office</text:p>
            <text:p/>
            <text:p>環境庁 ・ かんきょうちょう ・ Environment Agenc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442" calcext:value-type="float">
            <text:p>442</text:p>
          </table:table-cell>
          <table:table-cell table:style-name="ce8" office:value-type="string" calcext:value-type="string">
            <text:p>貯</text:p>
          </table:table-cell>
          <table:table-cell table:style-name="ce12" office:value-type="string" calcext:value-type="string">
            <text:p>貯金 ・ ちょきん ・ savings, deposit</text:p>
            <text:p/>
            <text:p>貯水池 ・ ちょすいち ・ reservoir</text:p>
            <text:p/>
            <text:p>貯える ・ たくわえる ・ [vt] store, lay in stock </text:p>
            <text:p/>
            <text:p>貯める ・ ためる ・ [vt] save in a bank </text:p>
            <text:p/>
            <text:p>貯蔵する ・ ちょぞうする ・ store, preserve, set aside</text:p>
            <text:p/>
            <text:p>預貯金 ・ よちょきん ・ deposits and savings, bank accoun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443" calcext:value-type="float">
            <text:p>443</text:p>
          </table:table-cell>
          <table:table-cell table:style-name="ce8" office:value-type="string" calcext:value-type="string">
            <text:p>易</text:p>
          </table:table-cell>
          <table:table-cell table:style-name="ce12" office:value-type="string" calcext:value-type="string">
            <text:p>安易な ・ あんいな ・ easy, easygoing</text:p>
            <text:p/>
            <text:p>分かり易い ・ わかりやすい ・ easy to understand</text:p>
            <text:p/>
            <text:p>易者 ・ えきしゃ ・ fortuneteller</text:p>
            <text:p/>
            <text:p>易しい ・ やさしい ・ easy, simple</text:p>
            <text:p/>
            <text:p>易い ・ やすい ・ easy, simple to do </text:p>
            <text:p/>
            <text:p>易易と ・ やすやすと ・ easily, without difficulty</text:p>
            <text:p/>
            <text:p>平易な ・ へいいな ・ plain, simple, easy</text:p>
            <text:p/>
            <text:p>交易 ・ こうえき ・ trade, commerc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444" calcext:value-type="float">
            <text:p>444</text:p>
          </table:table-cell>
          <table:table-cell table:style-name="ce8" office:value-type="string" calcext:value-type="string">
            <text:p>賜</text:p>
          </table:table-cell>
          <table:table-cell table:style-name="ce12" office:value-type="string" calcext:value-type="string">
            <text:p>賜金 ・ しきん ・ gratuity, grant</text:p>
            <text:p/>
            <text:p>賜る ・ たまわる ・ [vt] deign to give, bestow</text:p>
            <text:p/>
            <text:p>賜り物 ・ たまわりもの ・ gift, boon</text:p>
            <text:p/>
            <text:p>下賜する ・ かしする ・ grant, deign to give</text:p>
            <text:p/>
            <text:p>賜杯 ・ しはい ・ trophy given by the emperor / prince</text:p>
            <text:p/>
            <text:p>賜暇 ・ しか ・ leave of absence, furlough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445" calcext:value-type="float">
            <text:p>445</text:p>
          </table:table-cell>
          <table:table-cell table:style-name="ce8" office:value-type="string" calcext:value-type="string">
            <text:p>場</text:p>
          </table:table-cell>
          <table:table-cell table:style-name="ce12" office:value-type="string" calcext:value-type="string">
            <text:p>場所 ・ ばしょ ・ place, spot, site; space, room</text:p>
            <text:p/>
            <text:p>工場 ・ こうじょう ・ factory, plant, workshop</text:p>
            <text:p/>
            <text:p>場合 ・ ばあい ・ occasion, circumstances, situation, case</text:p>
            <text:p/>
            <text:p>駐車場 ・ ちゅうしゃじょう ・ parking lo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446" calcext:value-type="float">
            <text:p>446</text:p>
          </table:table-cell>
          <table:table-cell table:style-name="ce8" office:value-type="string" calcext:value-type="string">
            <text:p>湯</text:p>
          </table:table-cell>
          <table:table-cell table:style-name="ce12" office:value-type="string" calcext:value-type="string">
            <text:p>お湯 ・ おゆ ・ hot water</text:p>
            <text:p/>
            <text:p>温湯 ・ おんとう ・ comfortably hot bathwater</text:p>
            <text:p/>
            <text:p>湯殿 ・ ゆどの ・ bathroom</text:p>
            <text:p/>
            <text:p>給湯 ・ きゅうとう ・ hot water supply</text:p>
            <text:p/>
            <text:p>熱湯 ・ ねっとう ・ boiling water</text:p>
            <text:p/>
            <text:p>湯気 ・ ゆげ ・ steam, vapor</text:p>
            <text:p/>
            <text:p>湯飲み ・ ゆのみ ・ teacup</text:p>
            <text:p/>
            <text:p>入湯 ・ にゅうとう ・ taking a hot bath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447" calcext:value-type="float">
            <text:p>447</text:p>
          </table:table-cell>
          <table:table-cell table:style-name="ce8" office:value-type="string" calcext:value-type="string">
            <text:p>門</text:p>
          </table:table-cell>
          <table:table-cell table:style-name="ce12" office:value-type="string" calcext:value-type="string">
            <text:p>門口 ・ かどぐち ・ entrance, gateway</text:p>
            <text:p/>
            <text:p>正門 ・ せいもん ・ main gate, main entrance</text:p>
            <text:p/>
            <text:p>部門 ・ ぶもん ・ group, division, section; genus</text:p>
            <text:p/>
            <text:p>名門 ・ めいもん ・ prestigious [establishment] family</text:p>
            <text:p/>
            <text:p>門 ・ かど ・ gate, door</text:p>
            <text:p/>
            <text:p>門出 ・ かどで ・ departure, setting out</text:p>
            <text:p/>
            <text:p>門を開ける ・ もんをあける ・ open the gat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448" calcext:value-type="float">
            <text:p>448</text:p>
          </table:table-cell>
          <table:table-cell table:style-name="ce8" office:value-type="string" calcext:value-type="string">
            <text:p>間</text:p>
          </table:table-cell>
          <table:table-cell table:style-name="ce12" office:value-type="string" calcext:value-type="string">
            <text:p>間に合う ・ まにあう ・ be in time; answer the purpose; can do without</text:p>
            <text:p/>
            <text:p>時間 ・ じかん ・ time, period; hour</text:p>
            <text:p/>
            <text:p>長い間 ・ ながいあいだ ・ a long time</text:p>
            <text:p/>
            <text:p>間¹ ・ あいだ ・ during, between, interval </text:p>
            <text:p/>
            <text:p>間² ・ ま ・ time, space, room</text:p>
            <text:p/>
            <text:p>…の間に ・ …のあいだに ・ in between …</text:p>
            <text:p/>
            <text:p>空間 ・ くうかん ・ space, room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449" calcext:value-type="float">
            <text:p>449</text:p>
          </table:table-cell>
          <table:table-cell table:style-name="ce8" office:value-type="string" calcext:value-type="string">
            <text:p>閉</text:p>
          </table:table-cell>
          <table:table-cell table:style-name="ce12" office:value-type="string" calcext:value-type="string">
            <text:p>閉める ・ しめる ・ [vt] shut, close move into closed position </text:p>
            <text:p/>
            <text:p>閉まる ・ しまる ・ [vi] close, be closed</text:p>
            <text:p/>
            <text:p>閉店時間 ・ へいてんじかん ・ store closing time</text:p>
            <text:p/>
            <text:p>閉会 ・ へいかい ・ closing a meeting</text:p>
            <text:p/>
            <text:p>閉じる ・ とじる ・ [vi, vt] close</text:p>
            <text:p/>
            <text:p>閉ざす ・ とざす ・ [vt] shut, close, fasten, lock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450" calcext:value-type="float">
            <text:p>450</text:p>
          </table:table-cell>
          <table:table-cell table:style-name="ce8" office:value-type="string" calcext:value-type="string">
            <text:p>開</text:p>
          </table:table-cell>
          <table:table-cell table:style-name="ce12" office:value-type="string" calcext:value-type="string">
            <text:p>開会 ・ かいかい ・ opening a meeting</text:p>
            <text:p/>
            <text:p>開く¹ ・ ひらく ・ [vi, vt] open up , unfold, hold meeting, … </text:p>
            <text:p/>
            <text:p>開く² ・ あく ・ [vi] become open, begin</text:p>
            <text:p/>
            <text:p>十時に開く ・ じゅうじにあく ・ opens ten o’clock a shop </text:p>
            <text:p/>
            <text:p>開ける¹ ・ ひらける ・ [vi] become opened up, widen; develop, become civilized; be up-to-date</text:p>
            <text:p/>
            <text:p>開ける² ・ あける ・ [vt] open, unlock</text:p>
            <text:p/>
            <text:p>開発する ・ かいはつする ・ develop, open up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451" calcext:value-type="float">
            <text:p>451</text:p>
          </table:table-cell>
          <table:table-cell table:style-name="ce8" office:value-type="string" calcext:value-type="string">
            <text:p>関</text:p>
          </table:table-cell>
          <table:table-cell table:style-name="ce12" office:value-type="string" calcext:value-type="string">
            <text:p>関わる ・ かかわる ・ [vi] be concerned in, involved</text:p>
            <text:p/>
            <text:p>関心 ・ かんしん ・ concern, interest</text:p>
            <text:p/>
            <text:p>関する ・ かんする ・ concern, relate to, be connected w.</text:p>
            <text:p/>
            <text:p>機関 ・ きかん ・ engine, machine; agency, facilities, institution</text:p>
            <text:p/>
            <text:p>関節 ・ かんせつ ・ joint</text:p>
            <text:p/>
            <text:p>通関 ・ つうかん ・ customs clearance, entry</text:p>
            <text:p/>
            <text:p>関取 ・ せきとり ・ ranking sumo wrestler</text:p>
            <text:p/>
            <text:p>大関 ・ おおぜき ・ sumo wrestler of 2nd highest rank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452" calcext:value-type="float">
            <text:p>452</text:p>
          </table:table-cell>
          <table:table-cell table:style-name="ce8" office:value-type="string" calcext:value-type="string">
            <text:p>問</text:p>
          </table:table-cell>
          <table:table-cell table:style-name="ce12" office:value-type="string" calcext:value-type="string">
            <text:p>問いかける ・ といかける ・ ask a question</text:p>
            <text:p/>
            <text:p>問う ・ とう ・ ask, question</text:p>
            <text:p/>
            <text:p>質問 ・ しつもん ・ question</text:p>
            <text:p/>
            <text:p>学問 ・ がくもん ・ scholarship, learning</text:p>
            <text:p/>
            <text:p>問い合わせる ・ といあわせる ・ inquire, check; refer to</text:p>
            <text:p/>
            <text:p>問屋 ・ とんや ・ wholesale store; commission agent</text:p>
            <text:p/>
            <text:p>問い質す ・ といただす ・ [vt] inquire, question</text:p>
            <text:p/>
            <text:p>訪問 ・ ほうもん ・ visi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453" calcext:value-type="float">
            <text:p>453</text:p>
          </table:table-cell>
          <table:table-cell table:style-name="ce8" office:value-type="string" calcext:value-type="string">
            <text:p>聞</text:p>
          </table:table-cell>
          <table:table-cell table:style-name="ce12" office:value-type="string" calcext:value-type="string">
            <text:p>新聞 ・ しんぶん ・ newspaper</text:p>
            <text:p/>
            <text:p>聞く ・ きく ・ [vt] hear; ask</text:p>
            <text:p/>
            <text:p>聞き手 ・ ききて ・ listener, audience</text:p>
            <text:p/>
            <text:p>見聞 ・ けんぶん ・ experience, observation</text:p>
            <text:p/>
            <text:p>道を聞く ・ みちをきく ・ ask the way</text:p>
            <text:p/>
            <text:p>風聞 ・ ふうぶん ・ rumor, hearsay</text:p>
            <text:p/>
            <text:p>聞こえる ・ きこえる ・ [vi] hear, be heard / audibl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454" calcext:value-type="float">
            <text:p>454</text:p>
          </table:table-cell>
          <table:table-cell table:style-name="ce8" office:value-type="string" calcext:value-type="string">
            <text:p>訪</text:p>
          </table:table-cell>
          <table:table-cell table:style-name="ce12" office:value-type="string" calcext:value-type="string">
            <text:p>訪ねる ・ たずねる ・ [vt] visit, call on</text:p>
            <text:p/>
            <text:p>訪問 ・ ほうもん ・ visit</text:p>
            <text:p/>
            <text:p>訪日 ・ ほうにち ・ visiting Japan, visit to Japan</text:p>
            <text:p/>
            <text:p>訪れ ・ おとずれ ・ visit, call; advent, arrival</text:p>
            <text:p/>
            <text:p>病院を 訪れる ・ びょういんを おとずれる ・ visit at a hospital</text:p>
            <text:p/>
            <text:p>友人を 訪ねる ・ ゆうじんを たずねる ・ call on a friend</text:p>
            <text:p/>
            <text:p>訪客 ・ ほうきゃく ・ visito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455" calcext:value-type="float">
            <text:p>455</text:p>
          </table:table-cell>
          <table:table-cell table:style-name="ce8" office:value-type="string" calcext:value-type="string">
            <text:p>送</text:p>
          </table:table-cell>
          <table:table-cell table:style-name="ce12" office:value-type="string" calcext:value-type="string">
            <text:p>送信 ・ そうしん ・ transmission of a message </text:p>
            <text:p/>
            <text:p>送る ・ おくる ・ [vt] send, transmit</text:p>
            <text:p/>
            <text:p>見送る ・ みおくる ・ [vt] see off</text:p>
            <text:p/>
            <text:p>送別会 ・ そうべつかい ・ farewell party</text:p>
            <text:p/>
            <text:p>送り先 ・ おくりさき ・ destination; receiver, consignee</text:p>
            <text:p/>
            <text:p>送付 ・ そうふ ・ sending, remittance</text:p>
            <text:p/>
            <text:p>送別 ・ そうべつ ・ farewell, send-off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456" calcext:value-type="float">
            <text:p>456</text:p>
          </table:table-cell>
          <table:table-cell table:style-name="ce8" office:value-type="string" calcext:value-type="string">
            <text:p>券</text:p>
          </table:table-cell>
          <table:table-cell table:style-name="ce12" office:value-type="string" calcext:value-type="string">
            <text:p>入場券 ・ にゅうじょうけん ・ admission ticket</text:p>
            <text:p/>
            <text:p>回数券 ・ かいすうけん ・ coupon ticket; carnet</text:p>
            <text:p/>
            <text:p>日銀券 ・ にちぎんけん ・ Bank of Japan bond</text:p>
            <text:p/>
            <text:p>旅券 ・ りょけん ・ passport</text:p>
            <text:p/>
            <text:p>証券 ・ しょうけん ・ bill, bond, securities</text:p>
            <text:p/>
            <text:p>債券 ・ さいけん ・ bond, debentur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457" calcext:value-type="float">
            <text:p>457</text:p>
          </table:table-cell>
          <table:table-cell table:style-name="ce8" office:value-type="string" calcext:value-type="string">
            <text:p>包</text:p>
          </table:table-cell>
          <table:table-cell table:style-name="ce12" office:value-type="string" calcext:value-type="string">
            <text:p>包囲する ・ ほういする ・ surround, envelop</text:p>
            <text:p/>
            <text:p>包む ・ つつむ ・ [vt] wrap, pack</text:p>
            <text:p/>
            <text:p>小包 ・ こづつみ ・ parcel, package</text:p>
            <text:p/>
            <text:p>包丁 ・ ほうちょう ・ kitchen knife, carving knife</text:p>
            <text:p/>
            <text:p>包帯 ・ ほうたい ・ bandage, dressing</text:p>
            <text:p/>
            <text:p>包装 ・ ほうそう ・ wrapping, packing</text:p>
            <text:p/>
            <text:p>内包 ・ ないほう ・ connotation, intention, comprehensio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458" calcext:value-type="float">
            <text:p>458</text:p>
          </table:table-cell>
          <table:table-cell table:style-name="ce8" office:value-type="string" calcext:value-type="string">
            <text:p>巻</text:p>
          </table:table-cell>
          <table:table-cell table:style-name="ce12" office:value-type="string" calcext:value-type="string">
            <text:p>巻く ・ まく ・ [vt] roll up; wind</text:p>
            <text:p/>
            <text:p>上中下巻 ・ じょうちゅうげかん ・ set of 3 volumes</text:p>
            <text:p/>
            <text:p>巻子本 ・ かんしほん ・ scroll, roll ed book </text:p>
            <text:p/>
            <text:p>別巻 ・ べっかん ・ separate volume, extra issue</text:p>
            <text:p/>
            <text:p>巻き込む ・ まきこむ ・ [vt] roll up , wrap; involve, drag in</text:p>
            <text:p/>
            <text:p>巻き起こす ・ まきおこす ・ create a sensation ; give rise to</text:p>
            <text:p/>
            <text:p>巻末 ・ かんまつ ・ end of a book</text:p>
            <text:p/>
            <text:p>葉巻 ・ はまき ・ ciga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459" calcext:value-type="float">
            <text:p>459</text:p>
          </table:table-cell>
          <table:table-cell table:style-name="ce8" office:value-type="string" calcext:value-type="string">
            <text:p>圏</text:p>
          </table:table-cell>
          <table:table-cell table:style-name="ce12" office:value-type="string" calcext:value-type="string">
            <text:p>[通信]圏外 ・ [つうしん]けんがい ・ out of range [of communication] </text:p>
            <text:p/>
            <text:p>首都圏 ・ しゅとけん ・ national capital region</text:p>
            <text:p/>
            <text:p>生物圏 ・ せいぶつけん ・ biosphere</text:p>
            <text:p/>
            <text:p>暴風圏 ・ ぼうふうけん ・ storm zone</text:p>
            <text:p/>
            <text:p>影響圏 ・ えいきょうけん ・ sphere of influence</text:p>
            <text:p/>
            <text:p>共産圏 ・ きょうさんけん ・ the Communist bloc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460" calcext:value-type="float">
            <text:p>460</text:p>
          </table:table-cell>
          <table:table-cell table:style-name="ce8" office:value-type="string" calcext:value-type="string">
            <text:p>勝</text:p>
          </table:table-cell>
          <table:table-cell table:style-name="ce12" office:value-type="string" calcext:value-type="string">
            <text:p>勝利 ・ しょうり ・ victory, triumph, win</text:p>
            <text:p/>
            <text:p>勝つ ・ かつ ・ [vi] win, defeat; gain advantage</text:p>
            <text:p/>
            <text:p>勝る ・ まさる ・ [vi] be better than, excel</text:p>
            <text:p/>
            <text:p>早い者勝ち ・ はやいものがち ・ first come, first served</text:p>
            <text:p/>
            <text:p>連勝 ・ れんしょう ・ straight victories</text:p>
            <text:p/>
            <text:p>病気勝ちだ ・ びょうきがちだ ・ be prone to diseases</text:p>
            <text:p/>
            <text:p>勝手 ・ かって ・ one’s own way; convenience; circumstances; kitche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461" calcext:value-type="float">
            <text:p>461</text:p>
          </table:table-cell>
          <table:table-cell table:style-name="ce8" office:value-type="string" calcext:value-type="string">
            <text:p>戦</text:p>
          </table:table-cell>
          <table:table-cell table:style-name="ce12" office:value-type="string" calcext:value-type="string">
            <text:p>戦う ・ たたかう ・ [vi] fight; contest</text:p>
            <text:p/>
            <text:p>作戦 ・ さくせん ・ tactics, strategy; military maneuvers</text:p>
            <text:p/>
            <text:p>戦線 ・ せんせん ・ war front, battle line</text:p>
            <text:p/>
            <text:p>舌戦 ・ ぜっせん ・ war of words</text:p>
            <text:p/>
            <text:p>決勝戦 ・ けっしょうせん ・ final round match, finals</text:p>
            <text:p/>
            <text:p>戦 ・ いくさ ・ war, fight, battle</text:p>
            <text:p/>
            <text:p>敵と戦う ・ てきとたたかう ・ fight one’s enem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462" calcext:value-type="float">
            <text:p>462</text:p>
          </table:table-cell>
          <table:table-cell table:style-name="ce8" office:value-type="string" calcext:value-type="string">
            <text:p>単</text:p>
          </table:table-cell>
          <table:table-cell table:style-name="ce12" office:value-type="string" calcext:value-type="string">
            <text:p>単に ・ たんに ・ merely, simply</text:p>
            <text:p/>
            <text:p>単なる ・ たんなる ・ mere, simple, sheer</text:p>
            <text:p/>
            <text:p>単数 ・ たんすう ・ [grammar] singular</text:p>
            <text:p/>
            <text:p>単調な ・ たんちょうな ・ monotonous, dull</text:p>
            <text:p/>
            <text:p>単位 ・ たんい ・ unit</text:p>
            <text:p/>
            <text:p>単価 ・ たんか ・ unit cost / price</text:p>
            <text:p/>
            <text:p>単語 ・ たんご ・ word</text:p>
            <text:p/>
            <text:p>単元 ・ たんげん ・ uni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463" calcext:value-type="float">
            <text:p>463</text:p>
          </table:table-cell>
          <table:table-cell table:style-name="ce8" office:value-type="string" calcext:value-type="string">
            <text:p>簡</text:p>
          </table:table-cell>
          <table:table-cell table:style-name="ce12" office:value-type="string" calcext:value-type="string">
            <text:p>簡単な ・ かんたんな ・ simple, easy, light</text:p>
            <text:p/>
            <text:p>簡易な ・ かんいな ・ simple, simplified; easy</text:p>
            <text:p/>
            <text:p>簡素な ・ かんそな ・ plain, simple</text:p>
            <text:p/>
            <text:p>簡明な ・ かんめいな ・ terse, concise</text:p>
            <text:p/>
            <text:p>簡略 ・ かんりゃく ・ simplicity, brevity, conciseness; informality</text:p>
            <text:p/>
            <text:p>簡潔な ・ かんけつな ・ brief, concis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464" calcext:value-type="float">
            <text:p>464</text:p>
          </table:table-cell>
          <table:table-cell table:style-name="ce8" office:value-type="string" calcext:value-type="string">
            <text:p>過</text:p>
          </table:table-cell>
          <table:table-cell table:style-name="ce12" office:value-type="string" calcext:value-type="string">
            <text:p>過つ ・ あやまつ ・ [vi] err, make a mistake</text:p>
            <text:p/>
            <text:p>過去 ・ かこ ・ the past, bygone days</text:p>
            <text:p/>
            <text:p>過ごす ・ すごす ・ [vt] pass time ; let pass; overdo</text:p>
            <text:p/>
            <text:p>過半数 ・ かはんすう ・ majority, more than half</text:p>
            <text:p/>
            <text:p>近過ぎる ・ ちかすぎる ・ too close</text:p>
            <text:p/>
            <text:p>過ぎる ・ すぎる ・ [vi] pass by; elapse; exceed, over-</text:p>
            <text:p/>
            <text:p>利口過ぎる ・ りこうすぎる ・ be too clever</text:p>
            <text:p/>
            <text:p>過渡期 ・ かとき ・ transitional period / stag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465" calcext:value-type="float">
            <text:p>465</text:p>
          </table:table-cell>
          <table:table-cell table:style-name="ce8" office:value-type="string" calcext:value-type="string">
            <text:p>骨</text:p>
          </table:table-cell>
          <table:table-cell table:style-name="ce12" office:value-type="string" calcext:value-type="string">
            <text:p>人骨 ・ じんこつ ・ human bone</text:p>
            <text:p/>
            <text:p>骨組み ・ ほねぐみ ・ skeleton; framework</text:p>
            <text:p/>
            <text:p>骨 ・ ほね ・ bone</text:p>
            <text:p/>
            <text:p>骨の有る男 ・ ほねのあるおとこ ・ man of spirit</text:p>
            <text:p/>
            <text:p>背骨 ・ せぼね ・ backbone, spine</text:p>
            <text:p/>
            <text:p>白骨 ・ はっこつ ・ bleached bone, skeleton</text:p>
            <text:p/>
            <text:p>骨を折る ・ ほねをおる ・ take pains, make efforts; break one’s bon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466" calcext:value-type="float">
            <text:p>466</text:p>
          </table:table-cell>
          <table:table-cell table:style-name="ce8" office:value-type="string" calcext:value-type="string">
            <text:p>昼</text:p>
          </table:table-cell>
          <table:table-cell table:style-name="ce12" office:value-type="string" calcext:value-type="string">
            <text:p>昼間 ・ ひるま ・ daytime, day</text:p>
            <text:p/>
            <text:p>昼食 ・ ちゅうしょく ・ lunch</text:p>
            <text:p/>
            <text:p>昼休み ・ ひるやすみ ・ noon recess, lunch break</text:p>
            <text:p/>
            <text:p>白昼 ・ はくちゅう ・ broad daylight</text:p>
            <text:p/>
            <text:p>昼 ・ ひる ・ midday; daytime</text:p>
            <text:p/>
            <text:p>昼時 ・ ひるどき ・ noon, lunch tim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467" calcext:value-type="float">
            <text:p>467</text:p>
          </table:table-cell>
          <table:table-cell table:style-name="ce8" office:value-type="string" calcext:value-type="string">
            <text:p>夜</text:p>
          </table:table-cell>
          <table:table-cell table:style-name="ce12" office:value-type="string" calcext:value-type="string">
            <text:p>夜間 ・ やかん ・ night, nighttime</text:p>
            <text:p/>
            <text:p>夜中 ・ よなか ・ midnight, dead of night</text:p>
            <text:p/>
            <text:p>夜 ・ よる ・ evening, night</text:p>
            <text:p/>
            <text:p>今夜 ・ こんや ・ tonight, this evening</text:p>
            <text:p/>
            <text:p>夜空 ・ よぞら ・ night sky</text:p>
            <text:p/>
            <text:p>月夜 ・ つきよ ・ moonlit night</text:p>
            <text:p/>
            <text:p>夜昼 ・ よるひる ・ day and nigh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468" calcext:value-type="float">
            <text:p>468</text:p>
          </table:table-cell>
          <table:table-cell table:style-name="ce8" office:value-type="string" calcext:value-type="string">
            <text:p>液</text:p>
          </table:table-cell>
          <table:table-cell table:style-name="ce12" office:value-type="string" calcext:value-type="string">
            <text:p>液体 ・ えきたい ・ liquid, fluid</text:p>
            <text:p/>
            <text:p>血液 ・ けつえき ・ blood</text:p>
            <text:p/>
            <text:p>乳液 ・ にゅうえき ・ milky lotion; latex</text:p>
            <text:p/>
            <text:p>溶液 ・ ようえき ・ solution, solvent</text:p>
            <text:p/>
            <text:p>消毒液 ・ しょうどくえき ・ antiseptic solution</text:p>
            <text:p/>
            <text:p>液を絞る ・ えきをしぼる ・ squeeze the juice from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469" calcext:value-type="float">
            <text:p>469</text:p>
          </table:table-cell>
          <table:table-cell table:style-name="ce8" office:value-type="string" calcext:value-type="string">
            <text:p>戒</text:p>
          </table:table-cell>
          <table:table-cell table:style-name="ce12" office:value-type="string" calcext:value-type="string">
            <text:p>十戒 ・ じゅっかい ・ 10 Commandments</text:p>
            <text:p/>
            <text:p>戒める ・ いましめる ・ [vt] caution, warn; take precautions; bind, restrict</text:p>
            <text:p/>
            <text:p>戒心 ・ かいしん ・ (pre)caution, care</text:p>
            <text:p/>
            <text:p>自ら戒める ・ みずからいましめる ・ take precautions, guard against</text:p>
            <text:p/>
            <text:p>後ろ手に戒める ・ うしろでにいましめる ・ bind so.’s hands behind their back</text:p>
            <text:p/>
            <text:p>戒告 ・ かいこく ・ caution, warning, reprimand</text:p>
            <text:p/>
            <text:p>戒厳令 ・ かいげんれい ・ martial law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470" calcext:value-type="float">
            <text:p>470</text:p>
          </table:table-cell>
          <table:table-cell table:style-name="ce8" office:value-type="string" calcext:value-type="string">
            <text:p>幾</text:p>
          </table:table-cell>
          <table:table-cell table:style-name="ce12" office:value-type="string" calcext:value-type="string">
            <text:p>幾つ ・ いくつ ・ how many; how old</text:p>
            <text:p/>
            <text:p>幾分 ・ いくぶん ・ partially, somewhat, in a way</text:p>
            <text:p/>
            <text:p>幾らでも ・ いくらでも ・ as many / much as one likes</text:p>
            <text:p/>
            <text:p>幾日も ・ いくにちも ・ for some / many days</text:p>
            <text:p/>
            <text:p>お幾つですか ・ おいくつですか ・ how old are you?</text:p>
            <text:p/>
            <text:p>幾らか ・ いくらか ・ some, something, anything; somewhat, a little, in par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1" calcext:value-type="float">
            <text:p>471</text:p>
          </table:table-cell>
          <table:table-cell table:style-name="ce8" office:value-type="string" calcext:value-type="string">
            <text:p>畿</text:p>
          </table:table-cell>
          <table:table-cell table:style-name="ce12" office:value-type="string" calcext:value-type="string">
            <text:p>近畿地方 ・ きんきちほう ・ Kinki Region around Ōsaka and Kyōto </text:p>
            <text:p/>
            <text:p>畿内 ・ きない ・ five territories near Kyōto once under direct imperial rul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472" calcext:value-type="float">
            <text:p>472</text:p>
          </table:table-cell>
          <table:table-cell table:style-name="ce8" office:value-type="string" calcext:value-type="string">
            <text:p>磯</text:p>
          </table:table-cell>
          <table:table-cell table:style-name="ce12" office:value-type="string" calcext:value-type="string">
            <text:p>磯辺 ・ いそべ ・ rocky beach, beach</text:p>
            <text:p/>
            <text:p>磯巾着 ・ いそぎんちゃく ・ sea anemone, seaflower</text:p>
            <text:p/>
            <text:p>磯釣り ・ いそづり ・ fishing from rocks near the shore </text:p>
            <text:p/>
            <text:p>磯伝いに ・ いそづたいに ・ along the beach</text:p>
            <text:p/>
            <text:p>荒磯 ・ あらいそ ・ reefy coast, windswept and wave-beaten shor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473" calcext:value-type="float">
            <text:p>473</text:p>
          </table:table-cell>
          <table:table-cell table:style-name="ce8" office:value-type="string" calcext:value-type="string">
            <text:p>機</text:p>
          </table:table-cell>
          <table:table-cell table:style-name="ce12" office:value-type="string" calcext:value-type="string">
            <text:p>機会 ・ きかい ・ opportunity, occasion</text:p>
            <text:p/>
            <text:p>機関 ・ きかん ・ engine, machine; agency, facilities, institution</text:p>
            <text:p/>
            <text:p>好機 ・ こうき ・ favorable opportunity, good chance</text:p>
            <text:p/>
            <text:p>機体 ・ きたい ・ fuselage, body of an airplane ; machine</text:p>
            <text:p/>
            <text:p>機屋 ・ はたや ・ weaver</text:p>
            <text:p/>
            <text:p>有機物 ・ ゆうきぶつ ・ organic matter</text:p>
            <text:p/>
            <text:p>動機 ・ どうき ・ motive, incentiv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474" calcext:value-type="float">
            <text:p>474</text:p>
          </table:table-cell>
          <table:table-cell table:style-name="ce8" office:value-type="string" calcext:value-type="string">
            <text:p>械</text:p>
          </table:table-cell>
          <table:table-cell table:style-name="ce12" office:value-type="string" calcext:value-type="string">
            <text:p>機械 ・ きかい ・ machine, mechanism</text:p>
            <text:p/>
            <text:p>機械化 ・ きかいか ・ mechanization</text:p>
            <text:p/>
            <text:p>器械 ・ きかい ・ instrument, apparatus, applianc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475" calcext:value-type="float">
            <text:p>475</text:p>
          </table:table-cell>
          <table:table-cell table:style-name="ce8" office:value-type="string" calcext:value-type="string">
            <text:p>飛</text:p>
          </table:table-cell>
          <table:table-cell table:style-name="ce12" office:value-type="string" calcext:value-type="string">
            <text:p>飛ぶ ・ とぶ ・ [vi] fly; leap</text:p>
            <text:p/>
            <text:p>飛行 ・ ひこう ・ flight, aviation</text:p>
            <text:p/>
            <text:p>飛行機 ・ ひこうき ・ airplane</text:p>
            <text:p/>
            <text:p>飛び上がる ・ とびあがる ・ [vi] fly / jump up</text:p>
            <text:p/>
            <text:p>飛ばす ・ とばす ・ [vt] fly; make fly, shoo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476" calcext:value-type="float">
            <text:p>476</text:p>
          </table:table-cell>
          <table:table-cell table:style-name="ce8" office:value-type="string" calcext:value-type="string">
            <text:p>氏</text:p>
          </table:table-cell>
          <table:table-cell table:style-name="ce12" office:value-type="string" calcext:value-type="string">
            <text:p>氏神 ・ うじがみ ・ tutelary deity, patron saint</text:p>
            <text:p/>
            <text:p>故川田氏 ・ こかわだし ・ the late Mr. Kawada</text:p>
            <text:p/>
            <text:p>氏名 ・ しめい ・ full name</text:p>
            <text:p/>
            <text:p>同氏 ・ どうし ・ the said person, he</text:p>
            <text:p/>
            <text:p>氏族 ・ しぞく ・ clan, family</text:p>
            <text:p/>
            <text:p>彼氏 ・ かれし ・ he; lover, beau</text:p>
            <text:p/>
            <text:p>氏の意見 ・ しのいけん ・ his opinion</text:p>
            <text:p/>
            <text:p>氏素性 ・ うじすじょう ・ family background a person’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477" calcext:value-type="float">
            <text:p>477</text:p>
          </table:table-cell>
          <table:table-cell table:style-name="ce8" office:value-type="string" calcext:value-type="string">
            <text:p>民</text:p>
          </table:table-cell>
          <table:table-cell table:style-name="ce12" office:value-type="string" calcext:value-type="string">
            <text:p>国民 ・ こくみん ・ people, nation; the people</text:p>
            <text:p/>
            <text:p>自由の民 ・ じゆうのたみ ・ a free people</text:p>
            <text:p/>
            <text:p>民芸 ・ みんげい ・ folkcraft</text:p>
            <text:p/>
            <text:p>市民 ・ しみん ・ citizens, townspeople</text:p>
            <text:p/>
            <text:p>民間 ・ みんかん ・ private citizens; private, unofficial</text:p>
            <text:p/>
            <text:p>流浪の民 ・ るろうのたみ ・ wandering people</text:p>
            <text:p/>
            <text:p>民放 ・ みんぽう ・ commercial broadcas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478" calcext:value-type="float">
            <text:p>478</text:p>
          </table:table-cell>
          <table:table-cell table:style-name="ce8" office:value-type="string" calcext:value-type="string">
            <text:p>紙</text:p>
          </table:table-cell>
          <table:table-cell table:style-name="ce12" office:value-type="string" calcext:value-type="string">
            <text:p>手紙 ・ てがみ ・ letter</text:p>
            <text:p/>
            <text:p>用紙 ・ ようし ・ blank form, stationery</text:p>
            <text:p/>
            <text:p>紙 ・ かみ ・ paper</text:p>
            <text:p/>
            <text:p>和紙 ・ わし ・ Japanese paper</text:p>
            <text:p/>
            <text:p>日刊紙 ・ にっかんし ・ daily newspaper</text:p>
            <text:p/>
            <text:p>表紙 ・ ひょうし ・ cover, binding</text:p>
            <text:p/>
            <text:p>手紙 ・ てがみ ・ lette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479" calcext:value-type="float">
            <text:p>479</text:p>
          </table:table-cell>
          <table:table-cell table:style-name="ce8" office:value-type="string" calcext:value-type="string">
            <text:p>低</text:p>
          </table:table-cell>
          <table:table-cell table:style-name="ce12" office:value-type="string" calcext:value-type="string">
            <text:p>最低の ・ さいていの ・ lowest</text:p>
            <text:p/>
            <text:p>低い ・ ひくい ・ low, short stature ; humble</text:p>
            <text:p/>
            <text:p>低温 ・ ていおん ・ low temperature</text:p>
            <text:p/>
            <text:p>低下する ・ ていかする ・ fall, sink, lower, go down</text:p>
            <text:p/>
            <text:p>低める ・ ひくめる ・ [vt] lower, bring down</text:p>
            <text:p/>
            <text:p>高より低へ ・ こうよりていへ ・ from high to low</text:p>
            <text:p/>
            <text:p>低くする ・ ひくくする ・ lower, bring dow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480" calcext:value-type="float">
            <text:p>480</text:p>
          </table:table-cell>
          <table:table-cell table:style-name="ce8" office:value-type="string" calcext:value-type="string">
            <text:p>抵</text:p>
          </table:table-cell>
          <table:table-cell table:style-name="ce12" office:value-type="string" calcext:value-type="string">
            <text:p>大抵 ・ たいてい ・ generally, mostly, for the most part</text:p>
            <text:p/>
            <text:p>抵当 ・ ていとう ・ mortgage, security</text:p>
            <text:p/>
            <text:p>抵触 ・ ていしょく ・ being contrary, inconsistent; collision, conflict</text:p>
            <text:p/>
            <text:p>抵抗する ・ ていこうする ・ resist, oppose, defy</text:p>
            <text:p/>
            <text:p>無抵抗 ・ むていこう ・ nonresistance</text:p>
            <text:p/>
            <text:p>並み大抵 ・ なみたいてい ・ ordinar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481" calcext:value-type="float">
            <text:p>481</text:p>
          </table:table-cell>
          <table:table-cell table:style-name="ce8" office:value-type="string" calcext:value-type="string">
            <text:p>邸</text:p>
          </table:table-cell>
          <table:table-cell table:style-name="ce12" office:value-type="string" calcext:value-type="string">
            <text:p>公邸 ・ こうてい ・ official residence</text:p>
            <text:p/>
            <text:p>別邸 ・ べってい ・ villa, country residence</text:p>
            <text:p/>
            <text:p>邸宅 ・ ていたく ・ residence, mansion</text:p>
            <text:p/>
            <text:p>私邸 ・ してい ・ one’s private residence</text:p>
            <text:p/>
            <text:p>官邸 ・ かんてい ・ official residenc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482" calcext:value-type="float">
            <text:p>482</text:p>
          </table:table-cell>
          <table:table-cell table:style-name="ce8" office:value-type="string" calcext:value-type="string">
            <text:p>底</text:p>
          </table:table-cell>
          <table:table-cell table:style-name="ce12" office:value-type="string" calcext:value-type="string">
            <text:p>川底 ・ かわぞこ ・ riverbed</text:p>
            <text:p/>
            <text:p>根底 ・ こんてい ・ root, basis, foundation</text:p>
            <text:p/>
            <text:p>海底 ・ かいてい ・ sea bottom</text:p>
            <text:p/>
            <text:p>心の底から ・ こころのそこから ・ from the bottom of one's heart</text:p>
            <text:p/>
            <text:p>どん底 ・ どんぞこ ・ rock bottom, depths</text:p>
            <text:p/>
            <text:p>底本 ・ ていほん ・ original text</text:p>
            <text:p/>
            <text:p>底流 ・ ていりゅう ・ bottom current, undercurren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483" calcext:value-type="float">
            <text:p>483</text:p>
          </table:table-cell>
          <table:table-cell table:style-name="ce8" office:value-type="string" calcext:value-type="string">
            <text:p>巨</text:p>
          </table:table-cell>
          <table:table-cell table:style-name="ce12" office:value-type="string" calcext:value-type="string">
            <text:p>巨大な ・ きょだいな ・ huge, gigantic, enormous</text:p>
            <text:p/>
            <text:p>巨人 ・ きょじん ・ giant; great person</text:p>
            <text:p/>
            <text:p>巨星 ・ きょせい ・ giant star; great person, big shot</text:p>
            <text:p/>
            <text:p>巨象 ・ きょぞう ・ gigantic elephant</text:p>
            <text:p/>
            <text:p>巨岩 ・ きょがん ・ huge rock, crag</text:p>
            <text:p/>
            <text:p>巨視的 ・ きょしてき ・ macroscopic, all-inclusiv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484" calcext:value-type="float">
            <text:p>484</text:p>
          </table:table-cell>
          <table:table-cell table:style-name="ce8" office:value-type="string" calcext:value-type="string">
            <text:p>臣</text:p>
          </table:table-cell>
          <table:table-cell table:style-name="ce12" office:value-type="string" calcext:value-type="string">
            <text:p>大臣 ・ だいじん ・ minister of state </text:p>
            <text:p/>
            <text:p>臣民 ・ しんみん ・ subjects</text:p>
            <text:p/>
            <text:p>臣下 ・ しんか ・ retainer, subject, vassal</text:p>
            <text:p/>
            <text:p>家臣 ・ かしん ・ retainer, vassal</text:p>
            <text:p/>
            <text:p>君臣 ・ くんしん ・ sovereign and subject, lord and vassal</text:p>
            <text:p/>
            <text:p>忠臣 ・ ちゅうしん ・ loyal retainer / subjec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485" calcext:value-type="float">
            <text:p>485</text:p>
          </table:table-cell>
          <table:table-cell table:style-name="ce8" office:value-type="string" calcext:value-type="string">
            <text:p>基</text:p>
          </table:table-cell>
          <table:table-cell table:style-name="ce12" office:value-type="string" calcext:value-type="string">
            <text:p>基づく ・ もとづく ・ [vi] be based on</text:p>
            <text:p/>
            <text:p>基本 ・ きほん ・ basis, foundation</text:p>
            <text:p/>
            <text:p>基地 ・ きち ・ base</text:p>
            <text:p/>
            <text:p>データを基にする ・ データをもとにする ・ based on data</text:p>
            <text:p/>
            <text:p>基 ・ もとい ・ nonphysical basis, foundation, essence</text:p>
            <text:p/>
            <text:p>基準 ・ きじゅん ・ standard, criterion, basis</text:p>
            <text:p/>
            <text:p>基盤 ・ きばん ・ bedrock, base, founda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486" calcext:value-type="float">
            <text:p>486</text:p>
          </table:table-cell>
          <table:table-cell table:style-name="ce8" office:value-type="string" calcext:value-type="string">
            <text:p>期</text:p>
          </table:table-cell>
          <table:table-cell table:style-name="ce12" office:value-type="string" calcext:value-type="string">
            <text:p>期待する ・ きたいする ・ expect, anticipate, hope</text:p>
            <text:p/>
            <text:p>期間 ・ きかん ・ term, period</text:p>
            <text:p/>
            <text:p>期限 ・ きげん ・ time limit, term</text:p>
            <text:p/>
            <text:p>時期 ・ じき ・ time, season</text:p>
            <text:p/>
            <text:p>学期 ・ がっき ・ school term</text:p>
            <text:p/>
            <text:p>最期 ・ さいご ・ one’s last moments, death</text:p>
            <text:p/>
            <text:p>会期 ・ かいき ・ session of a legislatur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487" calcext:value-type="float">
            <text:p>487</text:p>
          </table:table-cell>
          <table:table-cell table:style-name="ce8" office:value-type="string" calcext:value-type="string">
            <text:p>毛</text:p>
          </table:table-cell>
          <table:table-cell table:style-name="ce12" office:value-type="string" calcext:value-type="string">
            <text:p>毛布 ・ もうふ ・ blanket</text:p>
            <text:p/>
            <text:p>毛糸 ・ けいと ・ woolen yarn, wool</text:p>
            <text:p/>
            <text:p>羽毛 ・ うもう ・ feathers, plumage, down</text:p>
            <text:p/>
            <text:p>毛 ・ け ・ hair, fur</text:p>
            <text:p/>
            <text:p>羽化 ・ うか ・ emergence of insects </text:p>
            <text:p/>
            <text:p>羽音 ・ はおと ・ flapping / whirring of wings</text:p>
            <text:p/>
            <text:p>羽布団 ・ はねぶとん ・ feather quil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488" calcext:value-type="float">
            <text:p>488</text:p>
          </table:table-cell>
          <table:table-cell table:style-name="ce8" office:value-type="string" calcext:value-type="string">
            <text:p>尾</text:p>
          </table:table-cell>
          <table:table-cell table:style-name="ce12" office:value-type="string" calcext:value-type="string">
            <text:p>尾を引く ・ おをひく ・ leave a trail</text:p>
            <text:p/>
            <text:p>語尾 ・ ごび ・ word ending</text:p>
            <text:p/>
            <text:p>有尾類 ・ ゆうびるい ・ tailed amphibians</text:p>
            <text:p/>
            <text:p>尾 ・ お ・ tail</text:p>
            <text:p/>
            <text:p>尾頭付き ・ おかしらつき ・ fish served whole </text:p>
            <text:p/>
            <text:p>船尾 ・ せんび ・ stern, poop</text:p>
            <text:p/>
            <text:p>尾行 ・ びこう ・ following, shadowing</text:p>
            <text:p/>
            <text:p>巻尾 ・ かんび ・ end of a book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489" calcext:value-type="float">
            <text:p>489</text:p>
          </table:table-cell>
          <table:table-cell table:style-name="ce8" office:value-type="string" calcext:value-type="string">
            <text:p>育</text:p>
          </table:table-cell>
          <table:table-cell table:style-name="ce12" office:value-type="string" calcext:value-type="string">
            <text:p>体育 ・ たいいく ・ physical training education </text:p>
            <text:p/>
            <text:p>育てる ・ そだてる ・ [vt] bring up, raise; cultivate</text:p>
            <text:p/>
            <text:p>育つ ・ そだつ ・ [vi] be brought up; grow</text:p>
            <text:p/>
            <text:p>育む ・ はぐくむ ・ [vt] bring up, raise; foster, cultivate; cover, sit over</text:p>
            <text:p/>
            <text:p>発育する ・ はついくする ・ grow, develop</text:p>
            <text:p/>
            <text:p>育英 ・ いくえい ・ education of the gifted / promising </text:p>
            <text:p/>
            <text:p>神戸育ち ・ こうべそだち ・ raised in Kob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490" calcext:value-type="float">
            <text:p>490</text:p>
          </table:table-cell>
          <table:table-cell table:style-name="ce8" office:value-type="string" calcext:value-type="string">
            <text:p>羊</text:p>
          </table:table-cell>
          <table:table-cell table:style-name="ce12" office:value-type="string" calcext:value-type="string">
            <text:p>子羊 ・ こひつじ ・ lamb</text:p>
            <text:p/>
            <text:p>羊毛 ・ ようもう ・ wool</text:p>
            <text:p/>
            <text:p>羊肉 ・ ようにく ・ mutton</text:p>
            <text:p/>
            <text:p>羊 ・ ひつじ ・ sheep</text:p>
            <text:p/>
            <text:p>羊飼い ・ ひつじかい ・ shepher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491" calcext:value-type="float">
            <text:p>491</text:p>
          </table:table-cell>
          <table:table-cell table:style-name="ce8" office:value-type="string" calcext:value-type="string">
            <text:p>洋</text:p>
          </table:table-cell>
          <table:table-cell table:style-name="ce12" office:value-type="string" calcext:value-type="string">
            <text:p>大洋 ・ たいよう ・ ocean</text:p>
            <text:p/>
            <text:p>洋風 ・ ようふう ・ Western [foreign] style</text:p>
            <text:p/>
            <text:p>洋式 ・ ようしき ・ Western style</text:p>
            <text:p/>
            <text:p>洋品 ・ ようひん ・ haberdashery; Western-style apparel and accessories</text:p>
            <text:p/>
            <text:p>洋間 ・ ようま ・ Western-style room</text:p>
            <text:p/>
            <text:p>西洋 ・ せいよう ・ the West, the Occident</text:p>
            <text:p/>
            <text:p>洋上 ・ ようじょう ・ in the ocean, on the sea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92" calcext:value-type="float">
            <text:p>492</text:p>
          </table:table-cell>
          <table:table-cell table:style-name="ce8" office:value-type="string" calcext:value-type="string">
            <text:p>魚</text:p>
          </table:table-cell>
          <table:table-cell table:style-name="ce12" office:value-type="string" calcext:value-type="string">
            <text:p>魚屋 ・ さかなや ・ fish shop; fishmonger</text:p>
            <text:p/>
            <text:p>魚市場 ・ うおいちば ・ fish market</text:p>
            <text:p/>
            <text:p>魚類 ・ ぎょるい ・ fishes</text:p>
            <text:p/>
            <text:p>金魚 ・ きんぎょ ・ goldfish</text:p>
            <text:p/>
            <text:p>魚¹ ・ さかな ・ fish </text:p>
            <text:p/>
            <text:p>魚² ・ うお ・ fish mainly in 魚市場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493" calcext:value-type="float">
            <text:p>493</text:p>
          </table:table-cell>
          <table:table-cell table:style-name="ce8" office:value-type="string" calcext:value-type="string">
            <text:p>鮮</text:p>
          </table:table-cell>
          <table:table-cell table:style-name="ce12" office:value-type="string" calcext:value-type="string">
            <text:p>新鮮な ・ しんせんな ・ fresh</text:p>
            <text:p/>
            <text:p>北朝鮮 ・ きたちょうせん ・ [North] Korea 韓 0662 </text:p>
            <text:p/>
            <text:p>鮮やかな ・ あざやかな ・ vivid, clear; graceful, neat</text:p>
            <text:p/>
            <text:p>鮮紅 ・ せんこう ・ scarlet, bright red</text:p>
            <text:p/>
            <text:p>鮮明な ・ せんめいな ・ vivid, clear</text:p>
            <text:p/>
            <text:p>鮮烈な ・ せんれつな ・ glaringly vivid, striking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494" calcext:value-type="float">
            <text:p>494</text:p>
          </table:table-cell>
          <table:table-cell table:style-name="ce8" office:value-type="string" calcext:value-type="string">
            <text:p>蘇</text:p>
          </table:table-cell>
          <table:table-cell table:style-name="ce12" office:value-type="string" calcext:value-type="string">
            <text:p>蘇生する ・ そせいする ・ revive, resuscitate, restore</text:p>
            <text:p/>
            <text:p>蘇る ・ よみがえる ・ [vi] be recalled, brought back; revived, resuscitated, restored</text:p>
            <text:p/>
            <text:p>蘇鉄 ・ そてつ ・ king sago palm, Cycas revoluta</text:p>
            <text:p/>
            <text:p>屠蘇 ・ とそ ・ spiced sake herbs, at New Year'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495" calcext:value-type="float">
            <text:p>495</text:p>
          </table:table-cell>
          <table:table-cell table:style-name="ce8" office:value-type="string" calcext:value-type="string">
            <text:p>詳</text:p>
          </table:table-cell>
          <table:table-cell table:style-name="ce12" office:value-type="string" calcext:value-type="string">
            <text:p>詳しい ・ くわしい ・ detailed; complete; knowledgeable</text:p>
            <text:p/>
            <text:p>詳細 ・ しょうさい ・ details, particulars</text:p>
            <text:p/>
            <text:p>詳密な ・ しょうみつな ・ minute, detailed, elaborate</text:p>
            <text:p/>
            <text:p>詳しさ ・ くわしさ ・ detailedness; completeness; knowledge</text:p>
            <text:p/>
            <text:p>詳しい話 ・ くわしいはなし ・ detailed accoun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96" calcext:value-type="float">
            <text:p>496</text:p>
          </table:table-cell>
          <table:table-cell table:style-name="ce8" office:value-type="string" calcext:value-type="string">
            <text:p>祥</text:p>
          </table:table-cell>
          <table:table-cell table:style-name="ce12" office:value-type="string" calcext:value-type="string">
            <text:p>不祥事 ・ ふしょうじ ・ scandal, inauspicious event</text:p>
            <text:p/>
            <text:p>瑞祥 ・ ずいしょう ・ auspicious sign, good omen</text:p>
            <text:p/>
            <text:p>吉祥 ・ きっしょう [きちじょう] ・ auspicious omen</text:p>
            <text:p/>
            <text:p>発祥 ・ はっしょう ・ origin; appearance of auspicious om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7" calcext:value-type="float">
            <text:p>497</text:p>
          </table:table-cell>
          <table:table-cell table:style-name="ce8" office:value-type="string" calcext:value-type="string">
            <text:p>美</text:p>
          </table:table-cell>
          <table:table-cell table:style-name="ce12" office:value-type="string" calcext:value-type="string">
            <text:p>美人 ・ びじん ・ beautiful woman</text:p>
            <text:p/>
            <text:p>美しい ・ うつくしい ・ beautiful</text:p>
            <text:p/>
            <text:p>美味しい ・ おいしい ・ delicious, goo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498" calcext:value-type="float">
            <text:p>498</text:p>
          </table:table-cell>
          <table:table-cell table:style-name="ce8" office:value-type="string" calcext:value-type="string">
            <text:p>業</text:p>
          </table:table-cell>
          <table:table-cell table:style-name="ce12" office:value-type="string" calcext:value-type="string">
            <text:p>人間業 ・ にんげんわざ ・ work of man</text:p>
            <text:p/>
            <text:p>産業 ・ さんぎょう ・ industry</text:p>
            <text:p/>
            <text:p>工業 ・ こうぎょう ・ industry, manufacturing</text:p>
            <text:p/>
            <text:p>作業 ・ さぎょう ・ work, operation</text:p>
            <text:p/>
            <text:p>事業 ・ じぎょう ・ undertaking, business; achievement</text:p>
            <text:p/>
            <text:p>業師 ・ わざし ・ tricky wrestler, shrewd fellow</text:p>
            <text:p/>
            <text:p>仕業 ・ しわざ ・ act, action, deed, work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499" calcext:value-type="float">
            <text:p>499</text:p>
          </table:table-cell>
          <table:table-cell table:style-name="ce8" office:value-type="string" calcext:value-type="string">
            <text:p>実</text:p>
          </table:table-cell>
          <table:table-cell table:style-name="ce12" office:value-type="string" calcext:value-type="string">
            <text:p>実る ・ みのる ・ [vi] bear fruit, ripen</text:p>
            <text:p/>
            <text:p>事実 ・ じじつ ・ fact, reality</text:p>
            <text:p/>
            <text:p>口実 ・ こうじつ ・ excuse, pretext, pretense</text:p>
            <text:p/>
            <text:p>実用 ・ じつよう ・ practical use, utility</text:p>
            <text:p/>
            <text:p>実に美しい ・ じつにうつくしい ・ truly beautiful</text:p>
            <text:p/>
            <text:p>実直な ・ じっちょくな ・ upright, honest, steady</text:p>
            <text:p/>
            <text:p>木の実 ・ きのみ ・ nut, berr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500" calcext:value-type="float">
            <text:p>500</text:p>
          </table:table-cell>
          <table:table-cell table:style-name="ce8" office:value-type="string" calcext:value-type="string">
            <text:p>養</text:p>
          </table:table-cell>
          <table:table-cell table:style-name="ce12" office:value-type="string" calcext:value-type="string">
            <text:p>養う ・ やしなう ・ [vt] foster, raise; breed</text:p>
            <text:p/>
            <text:p>養い育てる ・ やしないそだてる ・ foster, bring up, rear</text:p>
            <text:p/>
            <text:p>養育する ・ よういくする ・ foster, bring up, educate</text:p>
            <text:p/>
            <text:p>養成する ・ ようせいする ・ train, educate, bring up</text:p>
            <text:p/>
            <text:p>養子 ・ ようし ・ foster / adopted child</text:p>
            <text:p/>
            <text:p>栄養 ・ えいよう ・ nutrition, nourishment</text:p>
            <text:p/>
            <text:p>修養 ・ しゅうよう ・ mental culture, cultivation of the mind, character-building</text:p>
            <text:p/>
            <text:p>養護 ・ ようご ・ protective car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501" calcext:value-type="float">
            <text:p>501</text:p>
          </table:table-cell>
          <table:table-cell table:style-name="ce8" office:value-type="string" calcext:value-type="string">
            <text:p>様</text:p>
          </table:table-cell>
          <table:table-cell table:style-name="ce12" office:value-type="string" calcext:value-type="string">
            <text:p>同様に ・ どうように ・ similarly, in the same way</text:p>
            <text:p/>
            <text:p>様子 ・ ようす ・ situation, aspect; appearance; indication</text:p>
            <text:p/>
            <text:p>様式 ・ ようしき ・ mode, manner; style, order</text:p>
            <text:p/>
            <text:p>有様 ・ ありさま ・ condition, state of affairs; sight</text:p>
            <text:p/>
            <text:p>田中様 ・ たなかさま ・ Ms. [Mr.] Tanaka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502" calcext:value-type="float">
            <text:p>502</text:p>
          </table:table-cell>
          <table:table-cell table:style-name="ce8" office:value-type="string" calcext:value-type="string">
            <text:p>企</text:p>
          </table:table-cell>
          <table:table-cell table:style-name="ce12" office:value-type="string" calcext:value-type="string">
            <text:p>企てる ・ くわだてる ・ [vt] scheme; undertake, attempt</text:p>
            <text:p/>
            <text:p>企む ・ たくらむ ・ [vt] scheme, plot, conspire</text:p>
            <text:p/>
            <text:p>企業 ・ きぎょう ・ undertaking, enterprise; company</text:p>
            <text:p/>
            <text:p>企画 ・ きかく ・ plan, project</text:p>
            <text:p/>
            <text:p>殺害を 企てる ・ さつがいを くわだてる ・ attempt a murder</text:p>
            <text:p/>
            <text:p>企図 ・ きと ・ plan, scheme, intention</text:p>
            <text:p/>
            <text:p>企て ・ くわだて ・ plan, scheme, project, enterprise; attemp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503" calcext:value-type="float">
            <text:p>503</text:p>
          </table:table-cell>
          <table:table-cell table:style-name="ce8" office:value-type="string" calcext:value-type="string">
            <text:p>曲</text:p>
          </table:table-cell>
          <table:table-cell table:style-name="ce12" office:value-type="string" calcext:value-type="string">
            <text:p>曲線 ・ きょくせん ・ curve, curved line</text:p>
            <text:p/>
            <text:p>作曲 ・ さっきょく ・ composition</text:p>
            <text:p/>
            <text:p>曲がる ・ まがる ・ [vi] curve; warp; turn</text:p>
            <text:p/>
            <text:p>曲げる ・ まげる ・ [vt] bend, curve</text:p>
            <text:p/>
            <text:p>名曲 ・ めいきょく ・ great music piece, famous tune</text:p>
            <text:p/>
            <text:p>曲がりくねる ・ まがりくねる ・ [vi] turn and twist, zigzag</text:p>
            <text:p/>
            <text:p>曲がり角 ・ まがりかど ・ street corner, turning</text:p>
            <text:p/>
            <text:p>曲を付ける ・ きょくをつける ・ write music for a song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504" calcext:value-type="float">
            <text:p>504</text:p>
          </table:table-cell>
          <table:table-cell table:style-name="ce8" office:value-type="string" calcext:value-type="string">
            <text:p>典</text:p>
          </table:table-cell>
          <table:table-cell table:style-name="ce12" office:value-type="string" calcext:value-type="string">
            <text:p>古典 ・ こてん ・ classics; old book</text:p>
            <text:p/>
            <text:p>字典 ・ じてん ・ Chinese character dictionar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505" calcext:value-type="float">
            <text:p>505</text:p>
          </table:table-cell>
          <table:table-cell table:style-name="ce8" office:value-type="string" calcext:value-type="string">
            <text:p>興</text:p>
          </table:table-cell>
          <table:table-cell table:style-name="ce12" office:value-type="string" calcext:value-type="string">
            <text:p>興業 ・ こうぎょう ・ promotion of industry</text:p>
            <text:p/>
            <text:p>国が興る ・ くにがおこる ・ the country prospers</text:p>
            <text:p/>
            <text:p>興る ・ おこる ・ [vi] prosper, thrive, flourish; spring up, be established</text:p>
            <text:p/>
            <text:p>興す ・ おこす ・ [vt] cause to rise to prosperity ; promote, advance, develop</text:p>
            <text:p/>
            <text:p>興味 ・ きょうみ ・ interest</text:p>
            <text:p/>
            <text:p>作興する ・ さっこうする ・ promote, enhance; awaken, arouse</text:p>
            <text:p/>
            <text:p>一興 ・ いっきょう ・ amusement, fu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506" calcext:value-type="float">
            <text:p>506</text:p>
          </table:table-cell>
          <table:table-cell table:style-name="ce8" office:value-type="string" calcext:value-type="string">
            <text:p>輿</text:p>
          </table:table-cell>
          <table:table-cell table:style-name="ce12" office:value-type="string" calcext:value-type="string">
            <text:p>お神輿 ・ おみこし ・ palanquin shrine carried in festivals / cf. 御 0862 </text:p>
            <text:p/>
            <text:p>輿丁 ・ よてい ・ palanquin bearer</text:p>
            <text:p/>
            <text:p>輿入れ ・ こしいれ ・ wedding, marriage into a family </text:p>
            <text:p/>
            <text:p>玉の輿 ・ たまのこし ・ marriage to a man of wealth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507" calcext:value-type="float">
            <text:p>507</text:p>
          </table:table-cell>
          <table:table-cell table:style-name="ce8" office:value-type="string" calcext:value-type="string">
            <text:p>竜</text:p>
          </table:table-cell>
          <table:table-cell table:style-name="ce12" office:value-type="string" calcext:value-type="string">
            <text:p>竜骨 ・ りゅうこつ ・ keel</text:p>
            <text:p/>
            <text:p>竜巻 ・ たつまき ・ tornado</text:p>
            <text:p/>
            <text:p>竜 ・ たつ ・ dragon</text:p>
            <text:p/>
            <text:p>竜神 ・ りゅうじん ・ dragon god / king</text:p>
            <text:p/>
            <text:p>竜宮 ・ りゅうぐう ・ Palace of the Dragon King</text:p>
            <text:p/>
            <text:p>竜虎 ・ りゅうこ [りょうこ] ・ dragon and tiger; her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8" calcext:value-type="float">
            <text:p>508</text:p>
          </table:table-cell>
          <table:table-cell table:style-name="ce8" office:value-type="string" calcext:value-type="string">
            <text:p>滝</text:p>
          </table:table-cell>
          <table:table-cell table:style-name="ce12" office:value-type="string" calcext:value-type="string">
            <text:p>滝 ・ たき ・ waterfall</text:p>
            <text:p/>
            <text:p>滝壷 ・ たきつぼ ・ pool below a waterfall</text:p>
            <text:p/>
            <text:p>滝川 ・ たきがわ ・ rapid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509" calcext:value-type="float">
            <text:p>509</text:p>
          </table:table-cell>
          <table:table-cell table:style-name="ce8" office:value-type="string" calcext:value-type="string">
            <text:p>籠</text:p>
          </table:table-cell>
          <table:table-cell table:style-name="ce12" office:value-type="string" calcext:value-type="string">
            <text:p>鳥籠 ・ とりかご ・ bird cage</text:p>
            <text:p/>
            <text:p>籠居 ・ ろうきょ ・ living in seclusion, retirement</text:p>
            <text:p/>
            <text:p>籠る ・ こもる ・ [vi] be confined in, seclude oneself</text:p>
            <text:p/>
            <text:p>引き籠り ・ ひきこもり ・ a shut-in</text:p>
            <text:p/>
            <text:p>籠 ・ かご ・ basket</text:p>
            <text:p/>
            <text:p>籠もった声 ・ こもったこえ ・ thick voice</text:p>
            <text:p/>
            <text:p>鳥籠 ・ とりかご ・ bird cage</text:p>
            <text:p/>
            <text:p>果物籠 ・ くだものかご ・ fruit baske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510" calcext:value-type="float">
            <text:p>510</text:p>
          </table:table-cell>
          <table:table-cell table:style-name="ce8" office:value-type="string" calcext:value-type="string">
            <text:p>辰</text:p>
          </table:table-cell>
          <table:table-cell table:style-name="ce12" office:value-type="string" calcext:value-type="string">
            <text:p>辰年 ・ たつどし ・ year of the dragon</text:p>
            <text:p/>
            <text:p>辰の刻 ・ たつのこく ・ the 5th hour, 8 a.m.; the Hour of the Dragon</text:p>
            <text:p/>
            <text:p>辰巳 ・ たつみ ・ southeas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511" calcext:value-type="float">
            <text:p>511</text:p>
          </table:table-cell>
          <table:table-cell table:style-name="ce8" office:value-type="string" calcext:value-type="string">
            <text:p>農</text:p>
          </table:table-cell>
          <table:table-cell table:style-name="ce12" office:value-type="string" calcext:value-type="string">
            <text:p>農業 ・ のうぎょう ・ agriculture</text:p>
            <text:p/>
            <text:p>士農工商 ・ しのうこうしょう ・ warriors, farmers, artisans and tradesmen the 4 classes of Edo-era Japan </text:p>
            <text:p/>
            <text:p>農家 ・ のうか ・ farmhouse; farmer</text:p>
            <text:p/>
            <text:p>農場 ・ のうじょう ・ farm</text:p>
            <text:p/>
            <text:p>自作農 ・ じさくのう ・ owner farmer</text:p>
            <text:p/>
            <text:p>離農 ・ りのう ・ giving up farmin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512" calcext:value-type="float">
            <text:p>512</text:p>
          </table:table-cell>
          <table:table-cell table:style-name="ce8" office:value-type="string" calcext:value-type="string">
            <text:p>濃</text:p>
          </table:table-cell>
          <table:table-cell table:style-name="ce12" office:value-type="string" calcext:value-type="string">
            <text:p>濃いスープ ・ こいスープ ・ thick soup</text:p>
            <text:p/>
            <text:p>濃度 ・ のうど ・ density</text:p>
            <text:p/>
            <text:p>油っ濃い ・ あぶらっこい ・ greasy, oily</text:p>
            <text:p/>
            <text:p>濃紫 ・ こむらさき ・ dark purple</text:p>
            <text:p/>
            <text:p>濃厚な ・ のうこうな ・ thick, dense, heavy, rich</text:p>
            <text:p/>
            <text:p>濃緑色 ・ のうりょくしょく ・ dark green</text:p>
            <text:p/>
            <text:p>濃硫酸 ・ のうりゅうさん ・ concentrated sulfuric aci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513" calcext:value-type="float">
            <text:p>513</text:p>
          </table:table-cell>
          <table:table-cell table:style-name="ce8" office:value-type="string" calcext:value-type="string">
            <text:p>豊</text:p>
          </table:table-cell>
          <table:table-cell table:style-name="ce12" office:value-type="string" calcext:value-type="string">
            <text:p>豊かな国 ・ ゆたかなくに ・ rich country</text:p>
            <text:p/>
            <text:p>豊作 ・ ほうさく ・ abundant harvest</text:p>
            <text:p/>
            <text:p>豊満な ・ ほうまんな ・ plump, corpulent</text:p>
            <text:p/>
            <text:p>豊年 ・ ほうねん ・ fruitful year</text:p>
            <text:p/>
            <text:p>豊富な ・ ほうふな ・ abundant, plentiful, rich</text:p>
            <text:p/>
            <text:p>豊水 ・ ほうすい ・ abundance of water</text:p>
            <text:p/>
            <text:p>豊麗な ・ ほうれいな ・ rich design , beautiful, splendid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514" calcext:value-type="float">
            <text:p>514</text:p>
          </table:table-cell>
          <table:table-cell table:style-name="ce8" office:value-type="string" calcext:value-type="string">
            <text:p>吉</text:p>
          </table:table-cell>
          <table:table-cell table:style-name="ce12" office:value-type="string" calcext:value-type="string">
            <text:p>吉事 ・ きちじ ・ auspicious event</text:p>
            <text:p/>
            <text:p>吉田 ・ よしだ ・ Yoshida surname </text:p>
            <text:p/>
            <text:p>吉凶 ・ きっきょう ・ good or ill luck, fortune</text:p>
            <text:p/>
            <text:p>大吉 ・ だいきち ・ excellent / good luck</text:p>
            <text:p/>
            <text:p>不吉 ・ ふきつ ・ ill omen, inauspiciousness</text:p>
            <text:p/>
            <text:p>吉兆 ・ きっちょう ・ good omen, lucky sig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515" calcext:value-type="float">
            <text:p>515</text:p>
          </table:table-cell>
          <table:table-cell table:style-name="ce8" office:value-type="string" calcext:value-type="string">
            <text:p>詰</text:p>
          </table:table-cell>
          <table:table-cell table:style-name="ce12" office:value-type="string" calcext:value-type="string">
            <text:p>詰問する ・ きつもんする ・ cross-examine, question closely</text:p>
            <text:p/>
            <text:p>詰まる ・ つまる ・ [vi] be stuffed, clogged</text:p>
            <text:p/>
            <text:p>気詰まり ・ きづまり ・ constrained feeling, awkwardness</text:p>
            <text:p/>
            <text:p>目の詰んだ ・ めのつんだ ・ fine -grained , close</text:p>
            <text:p/>
            <text:p>詰める ・ つめる ・ [vt] stuff, fill, cram</text:p>
            <text:p/>
            <text:p>見詰める ・ みつめる ・ gaze at, watch intently</text:p>
            <text:p/>
            <text:p>詰む ・ つむ ・ be packed, become fine / close</text:p>
            <text:p/>
            <text:p>難詰する ・ なんきつする ・ blame, censure, reproach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516" calcext:value-type="float">
            <text:p>516</text:p>
          </table:table-cell>
          <table:table-cell table:style-name="ce8" office:value-type="string" calcext:value-type="string">
            <text:p>結</text:p>
          </table:table-cell>
          <table:table-cell table:style-name="ce12" office:value-type="string" calcext:value-type="string">
            <text:p>結局 ・ けっきょく ・ after all, finally, in conclusion</text:p>
            <text:p/>
            <text:p>結末 ・ けつまつ ・ termination, end, close, conclusion</text:p>
            <text:p/>
            <text:p>結ぶ ・ むすぶ ・ [vt] tie up , bind</text:p>
            <text:p/>
            <text:p>結う ・ ゆう ・ [vt] do up / dress the hair </text:p>
            <text:p/>
            <text:p>結わえる ・ ゆわえる ・ [vt] tie up , bind, fasten</text:p>
            <text:p/>
            <text:p>髪結い ・ かみゆい ・ hairdresser, hairdressing</text:p>
            <text:p/>
            <text:p>縄を杭に結わえる ・ なわをくいにゆわえる ・ tie / fasten a rope to a post</text:p>
            <text:p/>
            <text:p>結束 ・ けっそく ・ unity, uni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517" calcext:value-type="float">
            <text:p>517</text:p>
          </table:table-cell>
          <table:table-cell table:style-name="ce8" office:value-type="string" calcext:value-type="string">
            <text:p>投</text:p>
          </table:table-cell>
          <table:table-cell table:style-name="ce12" office:value-type="string" calcext:value-type="string">
            <text:p>投げる ・ なげる ・ [vt] throw, cast, pitch; abandon</text:p>
            <text:p/>
            <text:p>投書 ・ とうしょ ・ contribution, letter from a reader </text:p>
            <text:p/>
            <text:p>投手 ・ とうしゅ ・ pitcher</text:p>
            <text:p/>
            <text:p>投棄する ・ とうきする ・ abandon, give up, throw away</text:p>
            <text:p/>
            <text:p>投影 ・ とうえい ・ cast shadow; projection</text:p>
            <text:p/>
            <text:p>投げ飛ばす ・ なげとばす ・ [vt] fling away</text:p>
            <text:p/>
            <text:p>身投げ ・ みなげ ・ suicide by drowning / jumping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518" calcext:value-type="float">
            <text:p>518</text:p>
          </table:table-cell>
          <table:table-cell table:style-name="ce8" office:value-type="string" calcext:value-type="string">
            <text:p>役</text:p>
          </table:table-cell>
          <table:table-cell table:style-name="ce12" office:value-type="string" calcext:value-type="string">
            <text:p>役に立つ ・ やくにたつ ・ be useful, helpful</text:p>
            <text:p/>
            <text:p>役者 ・ やくしゃ ・ actor, actress</text:p>
            <text:p/>
            <text:p>役所 ・ やくしょ ・ public office government </text:p>
            <text:p/>
            <text:p>役員 ・ やくいん ・ officer, leader, director</text:p>
            <text:p/>
            <text:p>役割 ・ やくわり ・ assigning parts; part, role, duty</text:p>
            <text:p/>
            <text:p>兵役 ・ へいえき ・ military servic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519" calcext:value-type="float">
            <text:p>519</text:p>
          </table:table-cell>
          <table:table-cell table:style-name="ce8" office:value-type="string" calcext:value-type="string">
            <text:p>没</text:p>
          </table:table-cell>
          <table:table-cell table:style-name="ce12" office:value-type="string" calcext:value-type="string">
            <text:p>没入する ・ ぼつにゅうする ・ be immersed in absorbed in one's work </text:p>
            <text:p/>
            <text:p>戦没する ・ せんぼつする ・ be killed in battle / action</text:p>
            <text:p/>
            <text:p>水没する ・ すいぼつする ・ sink, submerge</text:p>
            <text:p/>
            <text:p>没頭する ・ ぼっとうする ・ be absorbed in</text:p>
            <text:p/>
            <text:p>没後 ・ ぼつご ・ after one’s death</text:p>
            <text:p/>
            <text:p>没年 ・ ぼつねん ・ year of death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520" calcext:value-type="float">
            <text:p>520</text:p>
          </table:table-cell>
          <table:table-cell table:style-name="ce8" office:value-type="string" calcext:value-type="string">
            <text:p>設</text:p>
          </table:table-cell>
          <table:table-cell table:style-name="ce12" office:value-type="string" calcext:value-type="string">
            <text:p>設ける ・ もうける ・ [vt] set up, establish</text:p>
            <text:p/>
            <text:p>設立する ・ せつりつする ・ establish, found, set up</text:p>
            <text:p/>
            <text:p>設定 ・ せってい ・ establishment, creation; setting up </text:p>
            <text:p/>
            <text:p>工場を 設ける ・ こうじょうを もうける ・ set up a factory</text:p>
            <text:p/>
            <text:p>設計 ・ せっけい ・ design, plan</text:p>
            <text:p/>
            <text:p>設問する ・ せつもんする ・ pose a question</text:p>
            <text:p/>
            <text:p>私設の ・ しせつの ・ privat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521" calcext:value-type="float">
            <text:p>521</text:p>
          </table:table-cell>
          <table:table-cell table:style-name="ce8" office:value-type="string" calcext:value-type="string">
            <text:p>段</text:p>
          </table:table-cell>
          <table:table-cell table:style-name="ce12" office:value-type="string" calcext:value-type="string">
            <text:p>手段 ・ しゅだん ・ means, way, step</text:p>
            <text:p/>
            <text:p>段取り ・ だんどり ・ program, plan; step, course of action</text:p>
            <text:p/>
            <text:p>五段 ・ ごだん ・ fifth grade as in karate </text:p>
            <text:p/>
            <text:p>算段 ・ さんだん ・ contrivance, management</text:p>
            <text:p/>
            <text:p>段落 ・ だんらく ・ end of paragraph; conclusion</text:p>
            <text:p/>
            <text:p>段を取る ・ だんをとる ・ obtain a degree in judo ; get a black bel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522" calcext:value-type="float">
            <text:p>522</text:p>
          </table:table-cell>
          <table:table-cell table:style-name="ce8" office:value-type="string" calcext:value-type="string">
            <text:p>殺</text:p>
          </table:table-cell>
          <table:table-cell table:style-name="ce12" office:value-type="string" calcext:value-type="string">
            <text:p>殺す ・ ころす ・ [vt] kill, murder</text:p>
            <text:p/>
            <text:p>殺人 ・ さつじん ・ murder, homicide</text:p>
            <text:p/>
            <text:p>殺害 ・ さつがい ・ murder, killing, assassination</text:p>
            <text:p/>
            <text:p>殺到する ・ さっとうする ・ rush / pour in; descend on</text:p>
            <text:p/>
            <text:p>自殺 ・ じさつ ・ suicide</text:p>
            <text:p/>
            <text:p>人殺し ・ ひとごろし ・ murder(er)</text:p>
            <text:p/>
            <text:p>殺生する ・ せっしょうする ・ destroy life, kill animals</text:p>
            <text:p/>
            <text:p>相殺する ・ そうさいする ・ offset, cancel each othe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523" calcext:value-type="float">
            <text:p>523</text:p>
          </table:table-cell>
          <table:table-cell table:style-name="ce8" office:value-type="string" calcext:value-type="string">
            <text:p>刹</text:p>
          </table:table-cell>
          <table:table-cell table:style-name="ce12" office:value-type="string" calcext:value-type="string">
            <text:p>名刹 ・ めいさつ ・ famous temple</text:p>
            <text:p/>
            <text:p>古刹 ・ こさつ ・ ancient temple</text:p>
            <text:p/>
            <text:p>梵刹 ・ ぼんさつ [ぼんせつ] ・ Buddhist temple</text:p>
            <text:p/>
            <text:p>刹那 ・ せつな ・ moment, instant; kṣaṇa (1/75 of a second </text:p>
            <text:p/>
            <text:p>刹那的 ・ せつなてき ・ ephemeral, transitory</text:p>
            <text:p/>
            <text:p>羅刹 ・ らせつ ・ rākṣasa, evil spir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4" calcext:value-type="float">
            <text:p>524</text:p>
          </table:table-cell>
          <table:table-cell table:style-name="ce8" office:value-type="string" calcext:value-type="string">
            <text:p>刈</text:p>
          </table:table-cell>
          <table:table-cell table:style-name="ce12" office:value-type="string" calcext:value-type="string">
            <text:p>刈る ・ かる ・ [vt] cut, trim; reap</text:p>
            <text:p/>
            <text:p>刈り入れ ・ かりいれ ・ harvest</text:p>
            <text:p/>
            <text:p>草刈り ・ くさかり ・ mowing, mowe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525" calcext:value-type="float">
            <text:p>525</text:p>
          </table:table-cell>
          <table:table-cell table:style-name="ce8" office:value-type="string" calcext:value-type="string">
            <text:p>絵</text:p>
          </table:table-cell>
          <table:table-cell table:style-name="ce12" office:value-type="string" calcext:value-type="string">
            <text:p>大和絵 ・ やまとえ ・ classical Jap. decorative painting</text:p>
            <text:p/>
            <text:p>絵画 ・ かいが ・ pictures, paintings, drawings</text:p>
            <text:p/>
            <text:p>油絵 ・ あぶらえ ・ oil painting</text:p>
            <text:p/>
            <text:p>絵巻物 ・ えまきもの ・ picture scroll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526" calcext:value-type="float">
            <text:p>526</text:p>
          </table:table-cell>
          <table:table-cell table:style-name="ce8" office:value-type="string" calcext:value-type="string">
            <text:p>給</text:p>
          </table:table-cell>
          <table:table-cell table:style-name="ce12" office:value-type="string" calcext:value-type="string">
            <text:p>時給 ・ じきゅう ・ hourly wage</text:p>
            <text:p/>
            <text:p>自給 ・ じきゅう ・ self-supply, self-support</text:p>
            <text:p/>
            <text:p>月給 ・ げっきゅう ・ monthly pay / salary</text:p>
            <text:p/>
            <text:p>配給 ・ はいきゅう ・ distribution, supply; rationing</text:p>
            <text:p/>
            <text:p>給与 ・ きゅうよ ・ allowance, grant; pay, salary</text:p>
            <text:p/>
            <text:p>初任給 ・ しょにんきゅう ・ initial salary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527" calcext:value-type="float">
            <text:p>527</text:p>
          </table:table-cell>
          <table:table-cell table:style-name="ce8" office:value-type="string" calcext:value-type="string">
            <text:p>巴</text:p>
          </table:table-cell>
          <table:table-cell table:style-name="ce12" office:value-type="string" calcext:value-type="string">
            <text:p>三つ巴 ・ みつどもえ ・ circular pattern of 3 commas; three-sided fight</text:p>
            <text:p/>
            <text:p>巴瓦 ・ ともえがわら ・ comma pattern til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528" calcext:value-type="float">
            <text:p>528</text:p>
          </table:table-cell>
          <table:table-cell table:style-name="ce8" office:value-type="string" calcext:value-type="string">
            <text:p>色</text:p>
          </table:table-cell>
          <table:table-cell table:style-name="ce12" office:value-type="string" calcext:value-type="string">
            <text:p>青色 ・ あおいろ ・ blue</text:p>
            <text:p/>
            <text:p>特色 ・ とくしょく ・ characteristic</text:p>
            <text:p/>
            <text:p>色っぽい ・ いろっぽい ・ erotic, amorous</text:p>
            <text:p/>
            <text:p>鮮やかな色 ・ あざやかないろ ・ vivid colors</text:p>
            <text:p/>
            <text:p>色々な ・ いろいろな ・ various kinds of</text:p>
            <text:p/>
            <text:p>色素 ・ しきそ ・ pigment, coloring matter</text:p>
            <text:p/>
            <text:p>色情 ・ しきじょう ・ lust</text:p>
            <text:p/>
            <text:p>女色 ・ じょしょく ・ woman’s charms, lus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529" calcext:value-type="float">
            <text:p>529</text:p>
          </table:table-cell>
          <table:table-cell table:style-name="ce8" office:value-type="string" calcext:value-type="string">
            <text:p>声</text:p>
          </table:table-cell>
          <table:table-cell table:style-name="ce12" office:value-type="string" calcext:value-type="string">
            <text:p>音声 ・ おんせい ・ voice, sound</text:p>
            <text:p/>
            <text:p>読者の声 ・ どくしゃのこえ ・ voice of the reader</text:p>
            <text:p/>
            <text:p>大声 ・ おおごえ ・ loud voice</text:p>
            <text:p/>
            <text:p>声 ・ こえ ・ voice</text:p>
            <text:p/>
            <text:p>声調 ・ せいちょう ・ tone of voice, style; tone in Chinese phonetics </text:p>
            <text:p/>
            <text:p>声価 ・ せいか ・ reputation, fame</text:p>
            <text:p/>
            <text:p>名声 ・ めいせい ・ fame, reputation</text:p>
            <text:p/>
            <text:p>声明 ・ せいめい ・ declarat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30" calcext:value-type="float">
            <text:p>530</text:p>
          </table:table-cell>
          <table:table-cell table:style-name="ce8" office:value-type="string" calcext:value-type="string">
            <text:p>眉</text:p>
          </table:table-cell>
          <table:table-cell table:style-name="ce12" office:value-type="string" calcext:value-type="string">
            <text:p>眉毛 ・ まゆげ ・ eyebrows</text:p>
            <text:p/>
            <text:p>眉 ・ まゆ ・ eyebrow, brow</text:p>
            <text:p/>
            <text:p>焦眉 ・ しょうび ・ emergency, urgency</text:p>
            <text:p/>
            <text:p>焦眉の急 ・ しょうびのきゅう ・ urgent need</text:p>
            <text:p/>
            <text:p>眉をひそめる ・ まゆをひそめる ・ knit one’s brows, frow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531" calcext:value-type="float">
            <text:p>531</text:p>
          </table:table-cell>
          <table:table-cell table:style-name="ce8" office:value-type="string" calcext:value-type="string">
            <text:p>里</text:p>
          </table:table-cell>
          <table:table-cell table:style-name="ce12" office:value-type="string" calcext:value-type="string">
            <text:p>千里 ・ せんり ・ 1000 ri; a great distance</text:p>
            <text:p/>
            <text:p>古里 ・ ふるさと ・ hometown, birthplace</text:p>
            <text:p/>
            <text:p>里心 ・ さとごころ ・ homesickness</text:p>
            <text:p/>
            <text:p>村里 ・ むらざと ・ village</text:p>
            <text:p/>
            <text:p>山里 ・ やまざと ・ mountain hamlet / village</text:p>
            <text:p/>
            <text:p>一里塚 ・ いちりづか ・ milepost, -stone</text:p>
            <text:p/>
            <text:p>里人 ・ りじん ・ villagers, countryfolk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532" calcext:value-type="float">
            <text:p>532</text:p>
          </table:table-cell>
          <table:table-cell table:style-name="ce8" office:value-type="string" calcext:value-type="string">
            <text:p>理</text:p>
          </table:table-cell>
          <table:table-cell table:style-name="ce12" office:value-type="string" calcext:value-type="string">
            <text:p>合理的な ・ ごうりてきな ・ rational, logical, reasonable</text:p>
            <text:p/>
            <text:p>整理する ・ せいりする ・ put in order, arrange; liquidate; retrench</text:p>
            <text:p/>
            <text:p>代理人 ・ だいりにん ・ representative, agent, proxy</text:p>
            <text:p/>
            <text:p>理由 ・ りゆう ・ reason, cause, ground</text:p>
            <text:p/>
            <text:p>受理する ・ じゅりする ・ accept a report </text:p>
            <text:p/>
            <text:p>定理 ・ ていり ・ theorem, propositi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533" calcext:value-type="float">
            <text:p>533</text:p>
          </table:table-cell>
          <table:table-cell table:style-name="ce8" office:value-type="string" calcext:value-type="string">
            <text:p>埋</text:p>
          </table:table-cell>
          <table:table-cell table:style-name="ce12" office:value-type="string" calcext:value-type="string">
            <text:p>埋没する ・ まいぼつする ・ be buried; fall into oblivion</text:p>
            <text:p/>
            <text:p>埋め立てる ・ うめたてる ・ reclaim, fill in</text:p>
            <text:p/>
            <text:p>土に埋める ・ つちにうめる ・ bury in the ground</text:p>
            <text:p/>
            <text:p>埋める ・ うめる ・ [vt]bury, embed; fill up</text:p>
            <text:p/>
            <text:p>埋まる ・ うまる ・ [vi] be embedded; filled up, buried under</text:p>
            <text:p/>
            <text:p>埋もれる ・ うもれる ・ [vi] be buried in oblivion ; live in obscurity</text:p>
            <text:p/>
            <text:p>埋線 ・ まいせん ・ underground cabl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534" calcext:value-type="float">
            <text:p>534</text:p>
          </table:table-cell>
          <table:table-cell table:style-name="ce8" office:value-type="string" calcext:value-type="string">
            <text:p>野</text:p>
          </table:table-cell>
          <table:table-cell table:style-name="ce12" office:value-type="string" calcext:value-type="string">
            <text:p>分野 ・ ぶんや ・ field, sphere, area</text:p>
            <text:p/>
            <text:p>野生 ・ やせい ・ wild</text:p>
            <text:p/>
            <text:p>野党 ・ やとう ・ opposition party</text:p>
            <text:p/>
            <text:p>野鳥 ・ やちょう ・ wild fowl / bird</text:p>
            <text:p/>
            <text:p>平野¹ ・ へいや ・ plain(s), open field </text:p>
            <text:p/>
            <text:p>平野² ・ ひらの ・ (surname)</text:p>
            <text:p/>
            <text:p>野 ・ の ・ field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535" calcext:value-type="float">
            <text:p>535</text:p>
          </table:table-cell>
          <table:table-cell table:style-name="ce8" office:value-type="string" calcext:value-type="string">
            <text:p>黒</text:p>
          </table:table-cell>
          <table:table-cell table:style-name="ce12" office:value-type="string" calcext:value-type="string">
            <text:p>黒い ・ くろい ・ black</text:p>
            <text:p/>
            <text:p>黒人 ・ こくじん ・ black person</text:p>
            <text:p/>
            <text:p>黒海 ・ こっかい ・ Black Sea</text:p>
            <text:p/>
            <text:p>黒ずむ ・ くろずむ ・ blacken, darken</text:p>
            <text:p/>
            <text:p>黒字 ・ くろじ ・ the black, surplus</text:p>
            <text:p/>
            <text:p>白黒 ・ しろくろ ・ black and white</text:p>
            <text:p/>
            <text:p>腹黒い ・ はらぐろい ・ blackhearted, maliciou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536" calcext:value-type="float">
            <text:p>536</text:p>
          </table:table-cell>
          <table:table-cell table:style-name="ce8" office:value-type="string" calcext:value-type="string">
            <text:p>墨</text:p>
          </table:table-cell>
          <table:table-cell table:style-name="ce12" office:value-type="string" calcext:value-type="string">
            <text:p>水墨画 ・ すいぼくが ・ India ink painting</text:p>
            <text:p/>
            <text:p>墨 ・ すみ ・ India ink</text:p>
            <text:p/>
            <text:p>墨色 ・ すみいろ ・ India ink color</text:p>
            <text:p/>
            <text:p>墨絵 ・ すみえ ・ drawing [painting] in India ink</text:p>
            <text:p/>
            <text:p>墨汁 ・ ぼくじゅう ・ India ink, black writing fluid</text:p>
            <text:p/>
            <text:p>墨染め ・ すみぞめ ・ dyed black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537" calcext:value-type="float">
            <text:p>537</text:p>
          </table:table-cell>
          <table:table-cell table:style-name="ce8" office:value-type="string" calcext:value-type="string">
            <text:p>童</text:p>
          </table:table-cell>
          <table:table-cell table:style-name="ce12" office:value-type="string" calcext:value-type="string">
            <text:p>童 ・ わらべ ・ child</text:p>
            <text:p/>
            <text:p>童話 ・ どうわ ・ nursery / fairy tale</text:p>
            <text:p/>
            <text:p>童心 ・ どうしん ・ child's mind / heart</text:p>
            <text:p/>
            <text:p>学童 ・ がくどう ・ schoolchild</text:p>
            <text:p/>
            <text:p>児童 ・ じどう ・ child, juvenile</text:p>
            <text:p/>
            <text:p>童謡 ・ どうよう ・ children’s song, nursery rhyme</text:p>
            <text:p/>
            <text:p>童顔 ・ どうがん ・ boyish / baby face</text:p>
            <text:p/>
            <text:p>童歌 ・ わらべうた ・ children’s folk song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538" calcext:value-type="float">
            <text:p>538</text:p>
          </table:table-cell>
          <table:table-cell table:style-name="ce8" office:value-type="string" calcext:value-type="string">
            <text:p>量</text:p>
          </table:table-cell>
          <table:table-cell table:style-name="ce12" office:value-type="string" calcext:value-type="string">
            <text:p>量る ・ はかる ・ [vt] measure weight / volume of </text:p>
            <text:p/>
            <text:p>大量 ・ たいりょう ・ large quantity, great volume</text:p>
            <text:p/>
            <text:p>量より質 ・ りょうよりしつ ・ quality before quantity</text:p>
            <text:p/>
            <text:p>推し量る ・ おしはかる ・ [vt] conjecture, surmise, guess</text:p>
            <text:p/>
            <text:p>量産 ・ りょうさん ・ mass production</text:p>
            <text:p/>
            <text:p>量感 ・ りょうかん ・ massiveness</text:p>
            <text:p/>
            <text:p>数量 ・ すうりょう ・ quantity, volum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539" calcext:value-type="float">
            <text:p>539</text:p>
          </table:table-cell>
          <table:table-cell table:style-name="ce8" office:value-type="string" calcext:value-type="string">
            <text:p>重</text:p>
          </table:table-cell>
          <table:table-cell table:style-name="ce12" office:value-type="string" calcext:value-type="string">
            <text:p>重ねる ・ かさねる ・ [vt] pile up; stack in layers</text:p>
            <text:p/>
            <text:p>重量 ・ じゅうりょう ・ weight</text:p>
            <text:p/>
            <text:p>重い ・ おもい ・ heavy, serious</text:p>
            <text:p/>
            <text:p>起重機 ・ きじゅうき ・ crane</text:p>
            <text:p/>
            <text:p>二重の ・ ふたえの ・ twofold, two-ply</text:p>
            <text:p/>
            <text:p>八重咲きの ・ やえざきの ・ double-flowering</text:p>
            <text:p/>
            <text:p>十重二十重 ・ とえはたえ ・ manifold, multitude</text:p>
            <text:p/>
            <text:p>重宝 ・ ちょうほう ・ convenience, usefulness, handines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540" calcext:value-type="float">
            <text:p>540</text:p>
          </table:table-cell>
          <table:table-cell table:style-name="ce8" office:value-type="string" calcext:value-type="string">
            <text:p>動</text:p>
          </table:table-cell>
          <table:table-cell table:style-name="ce12" office:value-type="string" calcext:value-type="string">
            <text:p>動く ・ うごく ・ [vi] move; operate; act</text:p>
            <text:p/>
            <text:p>動かす ・ うごかす ・ [vt] move, shift, remove; set in motion, drive, operate; change, alter</text:p>
            <text:p/>
            <text:p>動物 ・ どうぶつ ・ animal</text:p>
            <text:p/>
            <text:p>不動産 ・ ふどうさん ・ immovable property, real estate</text:p>
            <text:p/>
            <text:p>感動する ・ かんどうする ・ be moved, be impressed</text:p>
            <text:p/>
            <text:p>人事異動 ・ じんじいどう ・ personnel changes, reshuffle</text:p>
            <text:p/>
            <text:p>動かし難い ・ うごかしがたい ・ immovable; unshakable, undeniable</text:p>
            <text:p/>
            <text:p>動静 ・ どうせい ・ movements, conditions, state of affair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541" calcext:value-type="float">
            <text:p>541</text:p>
          </table:table-cell>
          <table:table-cell table:style-name="ce8" office:value-type="string" calcext:value-type="string">
            <text:p>働</text:p>
          </table:table-cell>
          <table:table-cell table:style-name="ce12" office:value-type="string" calcext:value-type="string">
            <text:p>働く ・ はたらく ・ [vi] work, labor; operate, function</text:p>
            <text:p/>
            <text:p>働き手 ・ はたらきて ・ worker, breadwinner</text:p>
            <text:p/>
            <text:p>労働 ・ ろうどう ・ labor, toil manual </text:p>
            <text:p/>
            <text:p>稼働 ・ かどう ・ work[ing]; operation of a machine </text:p>
            <text:p/>
            <text:p>実働時間 ・ じつどうじかん ・ actual working hours</text:p>
            <text:p/>
            <text:p>下働き ・ したばたらき ・ subordinate work; underworke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542" calcext:value-type="float">
            <text:p>542</text:p>
          </table:table-cell>
          <table:table-cell table:style-name="ce8" office:value-type="string" calcext:value-type="string">
            <text:p>労</text:p>
          </table:table-cell>
          <table:table-cell table:style-name="ce12" office:value-type="string" calcext:value-type="string">
            <text:p>労働 ・ ろうどう ・ manual labor, toil</text:p>
            <text:p/>
            <text:p>労働組合 ・ ろうどうくみあい ・ labor union</text:p>
            <text:p/>
            <text:p>苦労 ・ くろう ・ difficulties, hardships; labor</text:p>
            <text:p/>
            <text:p>心労 ・ しんろう ・ cares, worries, anxiet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543" calcext:value-type="float">
            <text:p>543</text:p>
          </table:table-cell>
          <table:table-cell table:style-name="ce8" office:value-type="string" calcext:value-type="string">
            <text:p>協</text:p>
          </table:table-cell>
          <table:table-cell table:style-name="ce12" office:value-type="string" calcext:value-type="string">
            <text:p>協力する ・ きょうりょくする ・ cooperate, collaborate</text:p>
            <text:p/>
            <text:p>協定 ・ きょうてい ・ agreement, pact</text:p>
            <text:p/>
            <text:p>協会 ・ きょうかい ・ association, societ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544" calcext:value-type="float">
            <text:p>544</text:p>
          </table:table-cell>
          <table:table-cell table:style-name="ce8" office:value-type="string" calcext:value-type="string">
            <text:p>種</text:p>
          </table:table-cell>
          <table:table-cell table:style-name="ce12" office:value-type="string" calcext:value-type="string">
            <text:p>話の種 ・ はなしのたね ・ source of conversation</text:p>
            <text:p/>
            <text:p>種類 ・ しゅるい ・ kind, sort, species</text:p>
            <text:p/>
            <text:p>この種の ・ このしゅの ・ this kind of</text:p>
            <text:p/>
            <text:p>種子 ・ しゅし ・ seed, pit</text:p>
            <text:p/>
            <text:p>種 ・ たね ・ seed</text:p>
            <text:p/>
            <text:p>特種 ・ とくだね ・ exclusive news, scoop</text:p>
            <text:p/>
            <text:p>質種 ・ しちぐさ ・ article for pawning</text:p>
            <text:p/>
            <text:p>笑い種 ・ わらいぐさ ・ laughingstock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45" calcext:value-type="float">
            <text:p>545</text:p>
          </table:table-cell>
          <table:table-cell table:style-name="ce8" office:value-type="string" calcext:value-type="string">
            <text:p>亜</text:p>
          </table:table-cell>
          <table:table-cell table:style-name="ce12" office:value-type="string" calcext:value-type="string">
            <text:p>亜種 ・ あしゅ ・ subspecies</text:p>
            <text:p/>
            <text:p>東亜 ・ とうあ ・ East Asia</text:p>
            <text:p/>
            <text:p>亜熱帯 ・ あねったい ・ subtropics</text:p>
            <text:p/>
            <text:p>亜麻 ・ あま ・ flax</text:p>
            <text:p/>
            <text:p>亜鉛 ・ あえん ・ zinc</text:p>
            <text:p/>
            <text:p>亜米利加 ・ あめりか ・ America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546" calcext:value-type="float">
            <text:p>546</text:p>
          </table:table-cell>
          <table:table-cell table:style-name="ce8" office:value-type="string" calcext:value-type="string">
            <text:p>悪</text:p>
          </table:table-cell>
          <table:table-cell table:style-name="ce12" office:value-type="string" calcext:value-type="string">
            <text:p>悪い行い ・ わるいおこない ・ bad / evil deed</text:p>
            <text:p/>
            <text:p>最悪 ・ さいあく ・ the worst</text:p>
            <text:p/>
            <text:p>悪口 ・ わるくち ・ slander, abuse, foul language</text:p>
            <text:p/>
            <text:p>悪化する ・ あっかする ・ worsen, deteriorate</text:p>
            <text:p/>
            <text:p>嫌悪 ・ けんお ・ hatred, dislike, repugnance</text:p>
            <text:p/>
            <text:p>善し悪し ・ よしあし ・ good or bad / evil, right or wrong</text:p>
            <text:p/>
            <text:p>悪しからず ・ あしからず ・ don't get me wrong, but…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547" calcext:value-type="float">
            <text:p>547</text:p>
          </table:table-cell>
          <table:table-cell table:style-name="ce8" office:value-type="string" calcext:value-type="string">
            <text:p>要</text:p>
          </table:table-cell>
          <table:table-cell table:style-name="ce12" office:value-type="string" calcext:value-type="string">
            <text:p>金が要る ・ かねがいる ・ I need want / It takes money</text:p>
            <text:p/>
            <text:p>重要な ・ じゅうような ・ important, essential, principal</text:p>
            <text:p/>
            <text:p>要するに ・ ようするに ・ in a word, in short</text:p>
            <text:p/>
            <text:p>要素 ・ ようそ ・ essential element, factor, constituent</text:p>
            <text:p/>
            <text:p>要石 ・ かなめいし ・ keystone, cornerstone</text:p>
            <text:p/>
            <text:p>要 ・ かなめ ・ pivot; main point, key</text:p>
            <text:p/>
            <text:p>紀要 ・ きよう ・ bulletin, proceedings</text:p>
            <text:p/>
            <text:p>要する ・ ようする ・ [vt] require, need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548" calcext:value-type="float">
            <text:p>548</text:p>
          </table:table-cell>
          <table:table-cell table:style-name="ce8" office:value-type="string" calcext:value-type="string">
            <text:p>価</text:p>
          </table:table-cell>
          <table:table-cell table:style-name="ce12" office:value-type="string" calcext:value-type="string">
            <text:p>物価 ・ ぶっか ・ prices of commodities </text:p>
            <text:p/>
            <text:p>声価 ・ せいか ・ reputation, fame</text:p>
            <text:p/>
            <text:p>栄養価 ・ えいようか ・ nutritive value</text:p>
            <text:p/>
            <text:p>評価する ・ ひょうかする ・ evaluate, appraise</text:p>
            <text:p/>
            <text:p>価千金の ・ あたいせんきんの ・ priceless, invaluable</text:p>
            <text:p/>
            <text:p>価格 ・ かかく ・ price, cos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549" calcext:value-type="float">
            <text:p>549</text:p>
          </table:table-cell>
          <table:table-cell table:style-name="ce8" office:value-type="string" calcext:value-type="string">
            <text:p>必</text:p>
          </table:table-cell>
          <table:table-cell table:style-name="ce12" office:value-type="string" calcext:value-type="string">
            <text:p>必要 ・ ひつよう ・ need, necessity</text:p>
            <text:p/>
            <text:p>必ず ・ かならず ・ without fail, certainly, necessarily</text:p>
            <text:p/>
            <text:p>必至の ・ ひっしの ・ inevitable, necessary</text:p>
            <text:p/>
            <text:p>必然の ・ ひつぜんの ・ inevitable, necessary</text:p>
            <text:p/>
            <text:p>必勝 ・ ひっしょう ・ certain victory</text:p>
            <text:p/>
            <text:p>必読書 ・ ひつどくしょ ・ required reading</text:p>
            <text:p/>
            <text:p>必着 ・ ひっちゃく ・ to be delivered mail, without fai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550" calcext:value-type="float">
            <text:p>550</text:p>
          </table:table-cell>
          <table:table-cell table:style-name="ce8" office:value-type="string" calcext:value-type="string">
            <text:p>証</text:p>
          </table:table-cell>
          <table:table-cell table:style-name="ce12" office:value-type="string" calcext:value-type="string">
            <text:p>証明 ・ しょうめい ・ proof, evidence, verification</text:p>
            <text:p/>
            <text:p>証 ・ あかし ・ proof, evidence, testimony of love, innocence, in Christianity, … </text:p>
            <text:p/>
            <text:p>証言 ・ しょうげん ・ testimony, verbal evidence</text:p>
            <text:p/>
            <text:p>証人 ・ しょうにん ・ witness, attestor</text:p>
            <text:p/>
            <text:p>会員証 ・ かいいんしょう ・ membership card</text:p>
            <text:p/>
            <text:p>実証 ・ じっしょう ・ actual proof</text:p>
            <text:p/>
            <text:p>身の証を立てる ・ みのあかしをたてる ・ vindicate one's innocenc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551" calcext:value-type="float">
            <text:p>551</text:p>
          </table:table-cell>
          <table:table-cell table:style-name="ce8" office:value-type="string" calcext:value-type="string">
            <text:p>歪</text:p>
          </table:table-cell>
          <table:table-cell table:style-name="ce12" office:value-type="string" calcext:value-type="string">
            <text:p>歪曲 ・ わいきょく ・ distortion</text:p>
            <text:p/>
            <text:p>歪む ・ ゆがむ ・ [vi] warp, distort, bend, strain</text:p>
            <text:p/>
            <text:p>歪める ・ ゆがめる ・ [vt] distort, bend, warp</text:p>
            <text:p/>
            <text:p>歪 ・ いびつ ・ distorted, crooked, warped; oval, elliptical shap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552" calcext:value-type="float">
            <text:p>552</text:p>
          </table:table-cell>
          <table:table-cell table:style-name="ce8" office:value-type="string" calcext:value-type="string">
            <text:p>否</text:p>
          </table:table-cell>
          <table:table-cell table:style-name="ce12" office:value-type="string" calcext:value-type="string">
            <text:p>…や否や ・ やいなや ・ no sooner than …; whether … or not</text:p>
            <text:p/>
            <text:p>否決 ・ ひけつ ・ rejection, voting down, negation</text:p>
            <text:p/>
            <text:p>否定する ・ ひていする ・ deny, negate</text:p>
            <text:p/>
            <text:p>良否 ・ りょうひ ・ good or bad, quality</text:p>
            <text:p/>
            <text:p>当否 ・ とうひ ・ right or wrong, justice; propriety</text:p>
            <text:p/>
            <text:p>否む ・ いなむ ・ [vt] refuse, decline</text:p>
            <text:p/>
            <text:p>否めない ・ いなめない ・ undeniable, incontrovertibl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553" calcext:value-type="float">
            <text:p>553</text:p>
          </table:table-cell>
          <table:table-cell table:style-name="ce8" office:value-type="string" calcext:value-type="string">
            <text:p>処</text:p>
          </table:table-cell>
          <table:table-cell table:style-name="ce12" office:value-type="string" calcext:value-type="string">
            <text:p>処理する ・ しょりする ・ deal with, dispose of; manage, process, treat</text:p>
            <text:p/>
            <text:p>処する ・ しょする ・ deal with, dispose of</text:p>
            <text:p/>
            <text:p>処分 ・ しょぶん ・ disposal, measure; punishment</text:p>
            <text:p/>
            <text:p>処女 ・ しょじょ ・ virgin, maiden</text:p>
            <text:p/>
            <text:p>お食事処 ・ おしょくじどころ ・ restaurant Japanese </text:p>
            <text:p/>
            <text:p>処 ・ ところ ・ place specific purpose: resting, …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554" calcext:value-type="float">
            <text:p>554</text:p>
          </table:table-cell>
          <table:table-cell table:style-name="ce8" office:value-type="string" calcext:value-type="string">
            <text:p>拠</text:p>
          </table:table-cell>
          <table:table-cell table:style-name="ce12" office:value-type="string" calcext:value-type="string">
            <text:p>証拠 ・ しょうこ ・ proof, evidence</text:p>
            <text:p/>
            <text:p>根拠 ・ こんきょ ・ grounds, basis, authority</text:p>
            <text:p/>
            <text:p>占拠 ・ せんきょ ・ occupation territory, … ; exclusive possession</text:p>
            <text:p/>
            <text:p>典拠 ・ てんきょ ・ authority</text:p>
            <text:p/>
            <text:p>本拠 ・ ほんきょ ・ base, stronghold, headquarters</text:p>
            <text:p/>
            <text:p>拠点 ・ きょてん ・ strongpoint, base</text:p>
            <text:p/>
            <text:p>拠出 ・ きょしゅつ ・ donation, contribution</text:p>
            <text:p/>
            <text:p>論拠 ・ ろんきょ ・ grounds of an argumen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555" calcext:value-type="float">
            <text:p>555</text:p>
          </table:table-cell>
          <table:table-cell table:style-name="ce8" office:value-type="string" calcext:value-type="string">
            <text:p>計</text:p>
          </table:table-cell>
          <table:table-cell table:style-name="ce12" office:value-type="string" calcext:value-type="string">
            <text:p>合計 ・ ごうけい ・ sum total, total</text:p>
            <text:p/>
            <text:p>時計 ・ とけい ・ clock, watch</text:p>
            <text:p/>
            <text:p>会計 ・ かいけい ・ account, finance, bill</text:p>
            <text:p/>
            <text:p>設計 ・ せっけい ・ design, plan</text:p>
            <text:p/>
            <text:p>計らう ・ はからう ・ [vt] see to, manage, arrange, dispose of</text:p>
            <text:p/>
            <text:p>計る ・ はかる ・ [vt] compute, calculate, estimate; guess, surmise, fathom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556" calcext:value-type="float">
            <text:p>556</text:p>
          </table:table-cell>
          <table:table-cell table:style-name="ce8" office:value-type="string" calcext:value-type="string">
            <text:p>針</text:p>
          </table:table-cell>
          <table:table-cell table:style-name="ce12" office:value-type="string" calcext:value-type="string">
            <text:p>針金 ・ はりがね ・ wire</text:p>
            <text:p/>
            <text:p>方針 ・ ほうしん ・ course, policy, plan</text:p>
            <text:p/>
            <text:p>運針 ・ うんしん ・ handling of a needle</text:p>
            <text:p/>
            <text:p>長針 ・ ちょうしん ・ long / minute hand</text:p>
            <text:p/>
            <text:p>針 ・ はり ・ needle</text:p>
            <text:p/>
            <text:p>指針 ・ ししん ・ compass needle; indicator, pointer; hand; guiding principle</text:p>
            <text:p/>
            <text:p>針状の ・ はりじょうの ・ needle-shaped, pointed</text:p>
            <text:p/>
            <text:p>針で刺す ・ はりでさす ・ prick with a needl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557" calcext:value-type="float">
            <text:p>557</text:p>
          </table:table-cell>
          <table:table-cell table:style-name="ce8" office:value-type="string" calcext:value-type="string">
            <text:p>総</text:p>
          </table:table-cell>
          <table:table-cell table:style-name="ce12" office:value-type="string" calcext:value-type="string">
            <text:p>総合する ・ そうごうする ・ synthesize, integrate</text:p>
            <text:p/>
            <text:p>総理大臣 ・ そうりだいじん ・ prime minister</text:p>
            <text:p/>
            <text:p>総長 ・ そうちょう ・ president of a university, chancellor</text:p>
            <text:p/>
            <text:p>総計する ・ そうけいする ・ total, sum up</text:p>
            <text:p/>
            <text:p>総務 ・ そうむ ・ general affairs; manager, director</text:p>
            <text:p/>
            <text:p>総菜 ・ そうざい ・ household dish daily, side, … </text:p>
            <text:p/>
            <text:p>総社 ・ そうじゃ ・ shrine enshrining several gods </text:p>
            <text:p/>
            <text:p>総論 ・ そうろん ・ introduction, outlin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558" calcext:value-type="float">
            <text:p>558</text:p>
          </table:table-cell>
          <table:table-cell table:style-name="ce8" office:value-type="string" calcext:value-type="string">
            <text:p>窓</text:p>
          </table:table-cell>
          <table:table-cell table:style-name="ce12" office:value-type="string" calcext:value-type="string">
            <text:p>車窓 ・ しゃそう ・ car window</text:p>
            <text:p/>
            <text:p>窓口 ・ まどぐち ・ teller window, counter; teller, contact</text:p>
            <text:p/>
            <text:p>二重窓 ・ にじゅうまど ・ double window</text:p>
            <text:p/>
            <text:p>窓 ・ まど ・ window</text:p>
            <text:p/>
            <text:p>窓外 ・ そうがい ・ outside the window</text:p>
            <text:p/>
            <text:p>窓枠 ・ まどわく ・ window frame, sash</text:p>
            <text:p/>
            <text:p>出窓 ・ でまど ・ bow / bay window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559" calcext:value-type="float">
            <text:p>559</text:p>
          </table:table-cell>
          <table:table-cell table:style-name="ce8" office:value-type="string" calcext:value-type="string">
            <text:p>矢</text:p>
          </table:table-cell>
          <table:table-cell table:style-name="ce12" office:value-type="string" calcext:value-type="string">
            <text:p>矢印 ・ やじるし ・ arrow (mark)</text:p>
            <text:p/>
            <text:p>矢先 ・ やさき ・ arrowhead</text:p>
            <text:p/>
            <text:p>毒矢 ・ どくや ・ poisoned arrow / dart</text:p>
            <text:p/>
            <text:p>一矢 ・ いっし ・ one arrow; retort</text:p>
            <text:p/>
            <text:p>矢鱈に ・ やたらに ・ indiscriminately; recklessly; thoughtlessly</text:p>
            <text:p/>
            <text:p>矢張り ・ やはり ・ as I thought, expected; also, still; after all is said and don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560" calcext:value-type="float">
            <text:p>560</text:p>
          </table:table-cell>
          <table:table-cell table:style-name="ce8" office:value-type="string" calcext:value-type="string">
            <text:p>知</text:p>
          </table:table-cell>
          <table:table-cell table:style-name="ce12" office:value-type="string" calcext:value-type="string">
            <text:p>通知する ・ つうちする ・ notify, inform</text:p>
            <text:p/>
            <text:p>知る ・ しる ・ [vt] know, be aware of; perceive</text:p>
            <text:p/>
            <text:p>知り合い ・ しりあい ・ acquaintance</text:p>
            <text:p/>
            <text:p>知れる ・ しれる ・ [vi] become known; be found out; not amount too much</text:p>
            <text:p/>
            <text:p>知らせる ・ しらせる ・ [vt] let know, tell, inform, report</text:p>
            <text:p/>
            <text:p>知的 ・ ちてき ・ intellectual, mental</text:p>
            <text:p/>
            <text:p>知人 ・ ちじん ・ acquaintance, friend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561" calcext:value-type="float">
            <text:p>561</text:p>
          </table:table-cell>
          <table:table-cell table:style-name="ce8" office:value-type="string" calcext:value-type="string">
            <text:p>医</text:p>
          </table:table-cell>
          <table:table-cell table:style-name="ce12" office:value-type="string" calcext:value-type="string">
            <text:p>医者 ・ いしゃ ・ doctor</text:p>
            <text:p/>
            <text:p>医学 ・ いがく ・ medical science, medicine</text:p>
            <text:p/>
            <text:p>医薬品 ・ いやくひん ・ pharmaceuticals, medicines</text:p>
            <text:p/>
            <text:p>医院 ・ いいん ・ clinic</text:p>
            <text:p/>
            <text:p>医療 ・ いりょう ・ medical treatment / care</text:p>
            <text:p/>
            <text:p>獣医 ・ じゅうい ・ veterinaria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562" calcext:value-type="float">
            <text:p>562</text:p>
          </table:table-cell>
          <table:table-cell table:style-name="ce8" office:value-type="string" calcext:value-type="string">
            <text:p>短</text:p>
          </table:table-cell>
          <table:table-cell table:style-name="ce12" office:value-type="string" calcext:value-type="string">
            <text:p>短い ・ みじかい ・ short</text:p>
            <text:p/>
            <text:p>短期 ・ たんき ・ short term</text:p>
            <text:p/>
            <text:p>短気 ・ たんき ・ short temper</text:p>
            <text:p/>
            <text:p>短所 ・ たんしょ ・ shortcoming, defect</text:p>
            <text:p/>
            <text:p>短刀 ・ たんとう ・ dagger</text:p>
            <text:p/>
            <text:p>短縮 ・ たんしゅく ・ shortening, contraction, reduction</text:p>
            <text:p/>
            <text:p>手短に ・ てみじかに ・ shortly, briefl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563" calcext:value-type="float">
            <text:p>563</text:p>
          </table:table-cell>
          <table:table-cell table:style-name="ce8" office:value-type="string" calcext:value-type="string">
            <text:p>失</text:p>
          </table:table-cell>
          <table:table-cell table:style-name="ce12" office:value-type="string" calcext:value-type="string">
            <text:p>見失う ・ みうしなう ・ [vt] lose sight of</text:p>
            <text:p/>
            <text:p>失礼 ・ しつれい ・ rudeness; bad manners; Excuse me</text:p>
            <text:p/>
            <text:p>失言 ・ しつげん ・ slip of the tongue</text:p>
            <text:p/>
            <text:p>失業する ・ しつぎょうする ・ lose one's job</text:p>
            <text:p/>
            <text:p>失う ・ うしなう ・ [vt] lose, miss, be deprived of</text:p>
            <text:p/>
            <text:p>失笑する ・ しっしょうする ・ burst out laughing</text:p>
            <text:p/>
            <text:p>失策 ・ しっさく ・ blunder, slip, error</text:p>
            <text:p/>
            <text:p>過失 ・ かしつ ・ error, fault, mistake; negligenc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564" calcext:value-type="float">
            <text:p>564</text:p>
          </table:table-cell>
          <table:table-cell table:style-name="ce8" office:value-type="string" calcext:value-type="string">
            <text:p>鉄</text:p>
          </table:table-cell>
          <table:table-cell table:style-name="ce12" office:value-type="string" calcext:value-type="string">
            <text:p>鉄道 ・ てつどう ・ railway</text:p>
            <text:p/>
            <text:p>地下鉄 ・ ちかてつ ・ subway</text:p>
            <text:p/>
            <text:p>鉄骨 ・ てっこつ ・ steel / iron frame</text:p>
            <text:p/>
            <text:p>鉄のカーテン ・ てつのカーテン ・ iron curtain</text:p>
            <text:p/>
            <text:p>私鉄 ・ してつ ・ railroad line nongovt / private </text:p>
            <text:p/>
            <text:p>鉄筋 ・ てっきん ・ ferro‑ concret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565" calcext:value-type="float">
            <text:p>565</text:p>
          </table:table-cell>
          <table:table-cell table:style-name="ce8" office:value-type="string" calcext:value-type="string">
            <text:p>夫</text:p>
          </table:table-cell>
          <table:table-cell table:style-name="ce12" office:value-type="string" calcext:value-type="string">
            <text:p>農夫 ・ のうふ ・ peasant, plowman</text:p>
            <text:p/>
            <text:p>夫に代わって ・ おっとにかわって ・ on my husband's behalf</text:p>
            <text:p/>
            <text:p>夫人 ・ ふじん ・ wife, married lady, Mrs.</text:p>
            <text:p/>
            <text:p>夫 ・ おっと ・ husband</text:p>
            <text:p/>
            <text:p>農夫 ・ のうふ ・ peasant, plowman</text:p>
            <text:p/>
            <text:p>人夫 ・ にんぷ ・ coolie, porter, laborer</text:p>
            <text:p/>
            <text:p>工夫 ・ くふう ・ device, contrivance; scheme, resource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566" calcext:value-type="float">
            <text:p>566</text:p>
          </table:table-cell>
          <table:table-cell table:style-name="ce8" office:value-type="string" calcext:value-type="string">
            <text:p>朱</text:p>
          </table:table-cell>
          <table:table-cell table:style-name="ce12" office:value-type="string" calcext:value-type="string">
            <text:p>朱色 ・ しゅいろ ・ vermilion, Chinese red</text:p>
            <text:p/>
            <text:p>朱顔 ・ しゅがん  ・ flushed face</text:p>
            <text:p/>
            <text:p>朱肉 ・ しゅにく ・ red ink pad</text:p>
            <text:p/>
            <text:p>朱書する ・ しゅしょする ・ write in red</text:p>
            <text:p/>
            <text:p>朱に染まる ・ あけにそまる ・ welter in blood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567" calcext:value-type="float">
            <text:p>567</text:p>
          </table:table-cell>
          <table:table-cell table:style-name="ce8" office:value-type="string" calcext:value-type="string">
            <text:p>株</text:p>
          </table:table-cell>
          <table:table-cell table:style-name="ce12" office:value-type="string" calcext:value-type="string">
            <text:p>株式会社 ・ かぶしきがいしゃ ・ joint stock corporation</text:p>
            <text:p/>
            <text:p>株券 ・ かぶけん ・ share / stock certificate</text:p>
            <text:p/>
            <text:p>株価 ・ かぶか ・ stock price</text:p>
            <text:p/>
            <text:p>切り株 ・ きりかぶ ・ stump</text:p>
            <text:p/>
            <text:p>株主 ・ かぶぬし ・ stockholder</text:p>
            <text:p/>
            <text:p>株 ・ かぶ ・ stock; stump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568" calcext:value-type="float">
            <text:p>568</text:p>
          </table:table-cell>
          <table:table-cell table:style-name="ce8" office:value-type="string" calcext:value-type="string">
            <text:p>族</text:p>
          </table:table-cell>
          <table:table-cell table:style-name="ce12" office:value-type="string" calcext:value-type="string">
            <text:p>家族 ・ かぞく ・ family, household</text:p>
            <text:p/>
            <text:p>民族 ・ みんぞく ・ race, people, nation</text:p>
            <text:p/>
            <text:p>親族 ・ しんぞく ・ relative(s)</text:p>
            <text:p/>
            <text:p>ローラー族 ・ ローラーぞく ・ roller-skating devotees</text:p>
            <text:p/>
            <text:p>ながら族 ・ ながらぞく ・ persons doing two things at once studying while watching TV, … </text:p>
            <text:p/>
            <text:p>団地族 ・ だんちぞく ・ housing project dweller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569" calcext:value-type="float">
            <text:p>569</text:p>
          </table:table-cell>
          <table:table-cell table:style-name="ce8" office:value-type="string" calcext:value-type="string">
            <text:p>旅</text:p>
          </table:table-cell>
          <table:table-cell table:style-name="ce12" office:value-type="string" calcext:value-type="string">
            <text:p>旅立つ ・ たびだつ ・ set off on a journey</text:p>
            <text:p/>
            <text:p>旅行 ・ りょこう ・ travel, trip</text:p>
            <text:p/>
            <text:p>旅券 ・ りょけん ・ passport</text:p>
            <text:p/>
            <text:p>旅する ・ たびする ・ travel, take a trip</text:p>
            <text:p/>
            <text:p>旅館 ・ りょかん ・ Japanese inn</text:p>
            <text:p/>
            <text:p>独り旅 ・ ひとりたび ・ solitary travel</text:p>
            <text:p/>
            <text:p>旅人 ・ たびびと ・ traveler</text:p>
            <text:p/>
            <text:p>船旅 ・ ふなたび ・ voyag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570" calcext:value-type="float">
            <text:p>570</text:p>
          </table:table-cell>
          <table:table-cell table:style-name="ce8" office:value-type="string" calcext:value-type="string">
            <text:p>遊</text:p>
          </table:table-cell>
          <table:table-cell table:style-name="ce12" office:value-type="string" calcext:value-type="string">
            <text:p>外遊 ・ がいゆう ・ foreign tour</text:p>
            <text:p/>
            <text:p>遊楽 ・ ゆうらく ・ amusement</text:p>
            <text:p/>
            <text:p>遊ぶ ・ あそぶ ・ [vi] play, amuse oneself; play around with, flirt; make an excursion, take a trip; visit</text:p>
            <text:p/>
            <text:p>遊び場 ・ あそびば ・ playground</text:p>
            <text:p/>
            <text:p>遊ばす ・ あそばす ・ [vt] be pleased to, deign, condescend honorific </text:p>
            <text:p/>
            <text:p>遊び人 ・ あそびにん ・ gambler; playboy</text:p>
            <text:p/>
            <text:p>遊山 ・ ゆさん ・ excursion, outing, picnic</text:p>
            <text:p/>
            <text:p>遊興 ・ ゆうきょう ・ merrymaking, spre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571" calcext:value-type="float">
            <text:p>571</text:p>
          </table:table-cell>
          <table:table-cell table:style-name="ce8" office:value-type="string" calcext:value-type="string">
            <text:p>施</text:p>
          </table:table-cell>
          <table:table-cell table:style-name="ce12" office:value-type="string" calcext:value-type="string">
            <text:p>施す ・ ほどこす ・ [vt] conduct, perform, execute; bestow, apply</text:p>
            <text:p/>
            <text:p>施設 ・ しせつ ・ equipment, facilities</text:p>
            <text:p/>
            <text:p>施政 ・ しせい ・ administration, government</text:p>
            <text:p/>
            <text:p>実施する ・ じっしする ・ carry out, enforce, execute</text:p>
            <text:p/>
            <text:p>施薬 ・ せやく ・ free medicine</text:p>
            <text:p/>
            <text:p>施行する ・ せぎょうする ・ give alms</text:p>
            <text:p/>
            <text:p>施し ・ ほどこし ・ alms(giving)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572" calcext:value-type="float">
            <text:p>572</text:p>
          </table:table-cell>
          <table:table-cell table:style-name="ce8" office:value-type="string" calcext:value-type="string">
            <text:p>旋</text:p>
          </table:table-cell>
          <table:table-cell table:style-name="ce12" office:value-type="string" calcext:value-type="string">
            <text:p>旋回 ・ せんかい ・ revolution, rotation, circling</text:p>
            <text:p/>
            <text:p>旋風 ・ せんぷう ・ whirlwind</text:p>
            <text:p/>
            <text:p>旋律 ・ せんりつ ・ melody</text:p>
            <text:p/>
            <text:p>斡旋 ・ あっせん ・ good offices, services; mediation</text:p>
            <text:p/>
            <text:p>旋転 ・ せんてん ・ gyration, whirling, revolution, rotation</text:p>
            <text:p/>
            <text:p>旋盤 ・ せんばん ・ lath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573" calcext:value-type="float">
            <text:p>573</text:p>
          </table:table-cell>
          <table:table-cell table:style-name="ce8" office:value-type="string" calcext:value-type="string">
            <text:p>旗</text:p>
          </table:table-cell>
          <table:table-cell table:style-name="ce12" office:value-type="string" calcext:value-type="string">
            <text:p>国旗 ・ こっき ・ national flag</text:p>
            <text:p/>
            <text:p>旗色 ・ はたいろ ・ situation</text:p>
            <text:p/>
            <text:p>旗 ・ はた ・ flag, banner</text:p>
            <text:p/>
            <text:p>半旗 ・ はんき ・ flag at half-mast</text:p>
            <text:p/>
            <text:p>旗揚げ ・ はたあげ ・ raising an army; launching business</text:p>
            <text:p/>
            <text:p>手旗 ・ てばた ・ semaphore / hand flag</text:p>
            <text:p/>
            <text:p>旗手 ・ きしゅ ・ standard beare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574" calcext:value-type="float">
            <text:p>574</text:p>
          </table:table-cell>
          <table:table-cell table:style-name="ce8" office:value-type="string" calcext:value-type="string">
            <text:p>放</text:p>
          </table:table-cell>
          <table:table-cell table:style-name="ce12" office:value-type="string" calcext:value-type="string">
            <text:p>放す ・ はなす ・ [vt] let go, release</text:p>
            <text:p/>
            <text:p>放つ ・ はなつ ・ [vt] emit; discharge; release</text:p>
            <text:p/>
            <text:p>解放する ・ かいほうする ・ release, set free</text:p>
            <text:p/>
            <text:p>放火する ・ ほうかする ・ set fire to</text:p>
            <text:p/>
            <text:p>放送 ・ ほうそう ・ broadcasting</text:p>
            <text:p/>
            <text:p>放る ・ ほうる ・ [vt] throw, toss, fling, cast; throw up, neglect</text:p>
            <text:p/>
            <text:p>民放 ・ みんぽう ・ commercial broadcast</text:p>
            <text:p/>
            <text:p>開けっ放す ・ あけっぱなす ・ leave ope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575" calcext:value-type="float">
            <text:p>575</text:p>
          </table:table-cell>
          <table:table-cell table:style-name="ce8" office:value-type="string" calcext:value-type="string">
            <text:p>激</text:p>
          </table:table-cell>
          <table:table-cell table:style-name="ce12" office:value-type="string" calcext:value-type="string">
            <text:p>激しい風 ・ はげしいかぜ ・ strong wind</text:p>
            <text:p/>
            <text:p>激動する ・ げきどうする ・ shake violently; be thrown into turmoil</text:p>
            <text:p/>
            <text:p>激戦 ・ げきせん ・ fierce, hard-fought battle</text:p>
            <text:p/>
            <text:p>感激する ・ かんげきする ・ be deeply moved</text:p>
            <text:p/>
            <text:p>激しさ ・ はげしさ ・ intensity, severity</text:p>
            <text:p/>
            <text:p>激賞 ・ げきしょう ・ high praise, unbounded admiration</text:p>
            <text:p/>
            <text:p>激情 ・ げきじょう ・ violent emotion;  passion, fur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576" calcext:value-type="float">
            <text:p>576</text:p>
          </table:table-cell>
          <table:table-cell table:style-name="ce8" office:value-type="string" calcext:value-type="string">
            <text:p>牧</text:p>
          </table:table-cell>
          <table:table-cell table:style-name="ce12" office:value-type="string" calcext:value-type="string">
            <text:p>牧場¹ ・ まきば ・ pasture, grazing land</text:p>
            <text:p/>
            <text:p>牧場² ・ ぼくじょう ・ stock farm, pasture</text:p>
            <text:p/>
            <text:p>牧草 ・ ぼくそう ・ pasture, grass</text:p>
            <text:p/>
            <text:p>放牧する ・ ほうぼくする ・ pasture, put to grass</text:p>
            <text:p/>
            <text:p>牧童 ・ ぼくどう ・ cowboy; shepherd</text:p>
            <text:p/>
            <text:p>遊牧 ・ ゆうぼく ・ nomadism</text:p>
            <text:p/>
            <text:p>牧野 ・ ぼくや ・ pasture land, ranch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577" calcext:value-type="float">
            <text:p>577</text:p>
          </table:table-cell>
          <table:table-cell table:style-name="ce8" office:value-type="string" calcext:value-type="string">
            <text:p>位</text:p>
          </table:table-cell>
          <table:table-cell table:style-name="ce12" office:value-type="string" calcext:value-type="string">
            <text:p>首位 ・ しゅい ・ first place, leading position</text:p>
            <text:p/>
            <text:p>学位 ・ がくい ・ academic degree</text:p>
            <text:p/>
            <text:p>地位 ・ ちい ・ status, social standing, position</text:p>
            <text:p/>
            <text:p>位 ・ くらい ・ rank; position</text:p>
            <text:p/>
            <text:p>各位 ・ かくい ・ gentlemen, sirs</text:p>
            <text:p/>
            <text:p>位に就く ・ くらいにつく ・ ascend to the thron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78" calcext:value-type="float">
            <text:p>578</text:p>
          </table:table-cell>
          <table:table-cell table:style-name="ce8" office:value-type="string" calcext:value-type="string">
            <text:p>泣</text:p>
          </table:table-cell>
          <table:table-cell table:style-name="ce12" office:value-type="string" calcext:value-type="string">
            <text:p>泣く ・ なく ・ [vi] cry, weep, sob; [vt] grieve over</text:p>
            <text:p/>
            <text:p>泣き声 ・ なきごえ ・ tearful voice, crying</text:p>
            <text:p/>
            <text:p>号泣する ・ ごうきゅうする ・ wail, lament</text:p>
            <text:p/>
            <text:p>感泣する ・ かんきゅうする ・ weep with emotion, be moved to tears</text:p>
            <text:p/>
            <text:p>泣き声 ・ なきごえ ・ tearful voice, crying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579" calcext:value-type="float">
            <text:p>579</text:p>
          </table:table-cell>
          <table:table-cell table:style-name="ce8" office:value-type="string" calcext:value-type="string">
            <text:p>笑</text:p>
          </table:table-cell>
          <table:table-cell table:style-name="ce12" office:value-type="string" calcext:value-type="string">
            <text:p>苦笑 ・ くしょう ・ forced [strained] smile</text:p>
            <text:p/>
            <text:p>笑顔 ・ えがお ・ smiling face, smile</text:p>
            <text:p/>
            <text:p>笑う ・ わらう ・ [vi] laugh, smile; laugh at, ridicule, deride</text:p>
            <text:p/>
            <text:p>笑い話 ・ わらいばなし ・ funny story</text:p>
            <text:p/>
            <text:p>笑い物 ・ わらいもの ・ object of ridicule, subject of derision</text:p>
            <text:p/>
            <text:p>一笑する ・ いっしょうする ・ laugh a laugh, smile a smile</text:p>
            <text:p/>
            <text:p>笑む ・ えむ ・ [vi] smile, beam; bloom, come out</text:p>
            <text:p/>
            <text:p>笑み ・ えみ ・ smil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580" calcext:value-type="float">
            <text:p>580</text:p>
          </table:table-cell>
          <table:table-cell table:style-name="ce8" office:value-type="string" calcext:value-type="string">
            <text:p>専</text:p>
          </table:table-cell>
          <table:table-cell table:style-name="ce12" office:value-type="string" calcext:value-type="string">
            <text:p>専用 ・ せんよう ・ exclusive [private] use</text:p>
            <text:p/>
            <text:p>専門 ・ せんもん ・ specialty, profession</text:p>
            <text:p/>
            <text:p>専門家 ・ せんもんか ・ specialist</text:p>
            <text:p/>
            <text:p>専売 ・ せんばい ・ monopoly</text:p>
            <text:p/>
            <text:p>専有 ・ せんゆう ・ exclusive possession, monopoly</text:p>
            <text:p/>
            <text:p>専攻する ・ せんこうする ・ major in, specialize in</text:p>
            <text:p/>
            <text:p>専ら ・ もっぱら ・ entirely, exclusively, wholly, solel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581" calcext:value-type="float">
            <text:p>581</text:p>
          </table:table-cell>
          <table:table-cell table:style-name="ce8" office:value-type="string" calcext:value-type="string">
            <text:p>恵</text:p>
          </table:table-cell>
          <table:table-cell table:style-name="ce12" office:value-type="string" calcext:value-type="string">
            <text:p>特恵 ・ とっけい ・ special favor, preferentialism</text:p>
            <text:p/>
            <text:p>知恵 ・ ちえ ・ wisdom, intelligence</text:p>
            <text:p/>
            <text:p>恵む ・ めぐむ ・ [vt] bestow a favor, show kindness to</text:p>
            <text:p/>
            <text:p>恵み ・ めぐみ ・ favor; blessing</text:p>
            <text:p/>
            <text:p>互恵 ・ ごけい ・ reciprocity, mutual benefits</text:p>
            <text:p/>
            <text:p>恵方 ・ えほう ・ lucky direction</text:p>
            <text:p/>
            <text:p>恵まれる ・ めぐまれる ・ [vi] be blessed; be privileged, favored</text:p>
            <text:p/>
            <text:p>恩恵 ・ おんけい ・ benefit, favor, grace, blessing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582" calcext:value-type="float">
            <text:p>582</text:p>
          </table:table-cell>
          <table:table-cell table:style-name="ce8" office:value-type="string" calcext:value-type="string">
            <text:p>連</text:p>
          </table:table-cell>
          <table:table-cell table:style-name="ce12" office:value-type="string" calcext:value-type="string">
            <text:p>連続する ・ れんぞくする ・ continue; occur in succession</text:p>
            <text:p/>
            <text:p>連れる ・ つれる ・ take / bring along</text:p>
            <text:p/>
            <text:p>二人連れ ・ ふたりづれ ・ party of two</text:p>
            <text:p/>
            <text:p>連なる ・ つらなる ・ [vi] range, stand in a row; attend</text:p>
            <text:p/>
            <text:p>連ねる ・ つらねる ・ [vt] put in a row, join</text:p>
            <text:p/>
            <text:p>四連勝 ・ よんれんしょう ・ four wins in a row</text:p>
            <text:p/>
            <text:p>連合 ・ れんごう ・ combination, union, alliance; associatio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583" calcext:value-type="float">
            <text:p>583</text:p>
          </table:table-cell>
          <table:table-cell table:style-name="ce8" office:value-type="string" calcext:value-type="string">
            <text:p>軍</text:p>
          </table:table-cell>
          <table:table-cell table:style-name="ce12" office:value-type="string" calcext:value-type="string">
            <text:p>軍人 ・ ぐんじん ・ soldier, military person</text:p>
            <text:p/>
            <text:p>空軍 ・ くうぐん ・ air force</text:p>
            <text:p/>
            <text:p>一軍 ・ いちぐん ・ major league team</text:p>
            <text:p/>
            <text:p>女性軍 ・ じょせいぐん ・ women’s team</text:p>
            <text:p/>
            <text:p>敵軍 ・ てきぐん ・ hostile army force, enemy troops</text:p>
            <text:p/>
            <text:p>軍国主義 ・ ぐんこくしゅぎ ・ militarism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584" calcext:value-type="float">
            <text:p>584</text:p>
          </table:table-cell>
          <table:table-cell table:style-name="ce8" office:value-type="string" calcext:value-type="string">
            <text:p>運</text:p>
          </table:table-cell>
          <table:table-cell table:style-name="ce12" office:value-type="string" calcext:value-type="string">
            <text:p>運ぶ ・ はこぶ ・ carry, transport</text:p>
            <text:p/>
            <text:p>運動 ・ うんどう ・ motion, movement; exercise</text:p>
            <text:p/>
            <text:p>運送 ・ うんそう ・ shipping, transportation</text:p>
            <text:p/>
            <text:p>運が悪い ・ うんがわるい ・ out of luck</text:p>
            <text:p/>
            <text:p>運命 ・ うんめい ・ fortune, fate, destiny</text:p>
            <text:p/>
            <text:p>運び ・ はこび ・ carriage; step, pace; progress, development; stage</text:p>
            <text:p/>
            <text:p>運び出す ・ はこびだす ・ bring out, carry ou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85" calcext:value-type="float">
            <text:p>585</text:p>
          </table:table-cell>
          <table:table-cell table:style-name="ce8" office:value-type="string" calcext:value-type="string">
            <text:p>蓮</text:p>
          </table:table-cell>
          <table:table-cell table:style-name="ce12" office:value-type="string" calcext:value-type="string">
            <text:p>日蓮 ・ にちれん ・ Nichiren 13th ct. founder of the Buddhist sect </text:p>
            <text:p/>
            <text:p>蓮の花 ・ はすのはな ・ lotus flower</text:p>
            <text:p/>
            <text:p>蓮の根 ・ はすのね ・ lotus root</text:p>
            <text:p/>
            <text:p>蓮 ・ はちす ・ lotus elegan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586" calcext:value-type="float">
            <text:p>586</text:p>
          </table:table-cell>
          <table:table-cell table:style-name="ce8" office:value-type="string" calcext:value-type="string">
            <text:p>隊</text:p>
          </table:table-cell>
          <table:table-cell table:style-name="ce12" office:value-type="string" calcext:value-type="string">
            <text:p>部隊 ・ ぶたい ・ unit, corps, party, squad</text:p>
            <text:p/>
            <text:p>軍隊 ・ ぐんたい ・ army, troops</text:p>
            <text:p/>
            <text:p>楽隊 ・ がくたい ・ musical band</text:p>
            <text:p/>
            <text:p>デモ隊 ・ でもたい ・ demonstrators</text:p>
            <text:p/>
            <text:p>隊形 ・ たいけい ・ battle formation, disposition of troops</text:p>
            <text:p/>
            <text:p>隊を組む ・ たいをくむ ・ form a party, line up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587" calcext:value-type="float">
            <text:p>587</text:p>
          </table:table-cell>
          <table:table-cell table:style-name="ce8" office:value-type="string" calcext:value-type="string">
            <text:p>呈</text:p>
          </table:table-cell>
          <table:table-cell table:style-name="ce12" office:value-type="string" calcext:value-type="string">
            <text:p>呈示する ・ ていじする ・ exhibit, present</text:p>
            <text:p/>
            <text:p>呈色 ・ ていしき  ・ color, coloring</text:p>
            <text:p/>
            <text:p>呈上 ・ ていじょう ・ presentation</text:p>
            <text:p/>
            <text:p>進呈する ・ しんていする ・ proffer, present</text:p>
            <text:p/>
            <text:p>謹呈する ・ きんていする ・ make a present</text:p>
            <text:p/>
            <text:p>贈呈 ・ ぞうてい ・ presenta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588" calcext:value-type="float">
            <text:p>588</text:p>
          </table:table-cell>
          <table:table-cell table:style-name="ce8" office:value-type="string" calcext:value-type="string">
            <text:p>程</text:p>
          </table:table-cell>
          <table:table-cell table:style-name="ce12" office:value-type="string" calcext:value-type="string">
            <text:p>程々 ・ ほどほど ・ moderately</text:p>
            <text:p/>
            <text:p>過程 ・ かてい ・ process, course</text:p>
            <text:p/>
            <text:p>程度 ・ ていど ・ degree, extent, standard</text:p>
            <text:p/>
            <text:p>工程 ・ こうてい ・ process of manufacture; work schedule, amount of work</text:p>
            <text:p/>
            <text:p>旅程 ・ りょてい ・ itinerary; distance to be covered</text:p>
            <text:p/>
            <text:p>程 ・ ほど ・ extent; about, or so</text:p>
            <text:p/>
            <text:p>程無く ・ ほどなく ・ soon afterward ; shortly; before long</text:p>
            <text:p/>
            <text:p>日程 ・ にってい ・ a day’s program, order of the da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589" calcext:value-type="float">
            <text:p>589</text:p>
          </table:table-cell>
          <table:table-cell table:style-name="ce8" office:value-type="string" calcext:value-type="string">
            <text:p>聖</text:p>
          </table:table-cell>
          <table:table-cell table:style-name="ce12" office:value-type="string" calcext:value-type="string">
            <text:p>聖書 ・ せいしょ ・ Bible</text:p>
            <text:p/>
            <text:p>聖ペテロ ・ せいペテロ ・ St. Peter</text:p>
            <text:p/>
            <text:p>聖賢 ・ せいけん ・ saints and sages</text:p>
            <text:p/>
            <text:p>聖火 ・ せいか ・ sacred fire / torch</text:p>
            <text:p/>
            <text:p>神聖な ・ しんせいな ・ holy, sacred, divine</text:p>
            <text:p/>
            <text:p>聖の御代 ・ ひじりのみよ ・ emperor’s reig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590" calcext:value-type="float">
            <text:p>590</text:p>
          </table:table-cell>
          <table:table-cell table:style-name="ce8" office:value-type="string" calcext:value-type="string">
            <text:p>丑</text:p>
          </table:table-cell>
          <table:table-cell table:style-name="ce12" office:value-type="string" calcext:value-type="string">
            <text:p>丑年 ・ うしどし ・ Year of the Ox</text:p>
            <text:p/>
            <text:p>丑三つ時 ・ うしみつどき ・ in the dead of nigh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591" calcext:value-type="float">
            <text:p>591</text:p>
          </table:table-cell>
          <table:table-cell table:style-name="ce8" office:value-type="string" calcext:value-type="string">
            <text:p>紐</text:p>
          </table:table-cell>
          <table:table-cell table:style-name="ce12" office:value-type="string" calcext:value-type="string">
            <text:p>紐を結ぶ ・ ひもをむすぶ ・ tie a string</text:p>
            <text:p/>
            <text:p>靴紐 ・ くつひも ・ shoelace</text:p>
            <text:p/>
            <text:p>紐帯 ・ ちゅうたい ・ cords and belts; bond, ties; important social ties</text:p>
            <text:p/>
            <text:p>紐解く ・ ひもとく ・ open, untie, read, peruse scroll, book </text:p>
            <text:p/>
            <text:p>腰紐 ・ こしひも ・ sash for securing a kimono at the wais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592" calcext:value-type="float">
            <text:p>592</text:p>
          </table:table-cell>
          <table:table-cell table:style-name="ce8" office:value-type="string" calcext:value-type="string">
            <text:p>革</text:p>
          </table:table-cell>
          <table:table-cell table:style-name="ce12" office:value-type="string" calcext:value-type="string">
            <text:p>革紐 ・ かわひも ・ leather strap</text:p>
            <text:p/>
            <text:p>革命 ・ かくめい ・ revolution</text:p>
            <text:p/>
            <text:p>改革 ・ かいかく ・ reform(ation)</text:p>
            <text:p/>
            <text:p>革新 ・ かくしん ・ innovation, reform, renovation</text:p>
            <text:p/>
            <text:p>牛革 ・ ぎゅうかわ ・ cow-, oxhide</text:p>
            <text:p/>
            <text:p>革靴 ・ かわぐつ ・ leather shoes</text:p>
            <text:p/>
            <text:p>革手袋 ・ かわてぶくろ ・ leather gloves</text:p>
            <text:p/>
            <text:p>皮革 ・ ひかく ・ leather, hides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593" calcext:value-type="float">
            <text:p>593</text:p>
          </table:table-cell>
          <table:table-cell table:style-name="ce8" office:value-type="string" calcext:value-type="string">
            <text:p>靴</text:p>
          </table:table-cell>
          <table:table-cell table:style-name="ce12" office:value-type="string" calcext:value-type="string">
            <text:p>靴下 ・ くつした ・ socks, stockings</text:p>
            <text:p/>
            <text:p>靴紐 ・ くつひも ・ shoe laces</text:p>
            <text:p/>
            <text:p>運動靴 ・ うんどうぐつ ・ sneakers</text:p>
            <text:p/>
            <text:p>軍靴 ・ ぐんか ・ military shoes, combat boots</text:p>
            <text:p/>
            <text:p>靴墨 ・ くつずみ ・ shoe polish</text:p>
            <text:p/>
            <text:p>長靴 ・ ながぐつ ・ top boot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594" calcext:value-type="float">
            <text:p>594</text:p>
          </table:table-cell>
          <table:table-cell table:style-name="ce8" office:value-type="string" calcext:value-type="string">
            <text:p>鞄</text:p>
          </table:table-cell>
          <table:table-cell table:style-name="ce12" office:value-type="string" calcext:value-type="string">
            <text:p>鞄 ・ かばん ・ bag, briefcase</text:p>
            <text:p/>
            <text:p>鞄持ち ・ かばんもち ・ private secretary, lackey</text:p>
            <text:p/>
            <text:p>旅行鞄 ・ りょこうかばん ・ traveling bag, suitcase </text:p>
            <text:p/>
            <text:p>通学鞄 ・ つうがくかばん ・ school bag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595" calcext:value-type="float">
            <text:p>595</text:p>
          </table:table-cell>
          <table:table-cell table:style-name="ce8" office:value-type="string" calcext:value-type="string">
            <text:p>皮</text:p>
          </table:table-cell>
          <table:table-cell table:style-name="ce12" office:value-type="string" calcext:value-type="string">
            <text:p>皮肉 ・ ひにく ・ cynicism, sarcasm; irony</text:p>
            <text:p/>
            <text:p>バナナの皮 ・ バナナのかわ ・ banana peel</text:p>
            <text:p/>
            <text:p>毛皮 ・ けがわ ・ fur</text:p>
            <text:p/>
            <text:p>皮革 ・ ひかく ・ leather, hides</text:p>
            <text:p/>
            <text:p>脱皮 ・ だっぴ ・ ecdysis; self-renewal</text:p>
            <text:p/>
            <text:p>樹皮 ・ じゅひ ・ bark</text:p>
            <text:p/>
            <text:p>皮財布 ・ かわざいふ ・ leather walle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596" calcext:value-type="float">
            <text:p>596</text:p>
          </table:table-cell>
          <table:table-cell table:style-name="ce8" office:value-type="string" calcext:value-type="string">
            <text:p>破</text:p>
          </table:table-cell>
          <table:table-cell table:style-name="ce12" office:value-type="string" calcext:value-type="string">
            <text:p>破れる ・ やぶれる ・ [vi] be torn; be ruined</text:p>
            <text:p/>
            <text:p>破局 ・ はきょく ・ collapse, catastrophe</text:p>
            <text:p/>
            <text:p>難破 ・ なんぱ ・ shipwreck</text:p>
            <text:p/>
            <text:p>破約 ・ はやく ・ breach of contract</text:p>
            <text:p/>
            <text:p>囲みを破る ・ かこみをやぶる ・ break through a siege</text:p>
            <text:p/>
            <text:p>見破る ・ みやぶる ・ [vt] see through, penetrate, read another’s thoughts </text:p>
            <text:p/>
            <text:p>破れ目 ・ やぶれめ ・ rent, tear, split</text:p>
            <text:p/>
            <text:p>読破する ・ どくはする ・ read through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97" calcext:value-type="float">
            <text:p>597</text:p>
          </table:table-cell>
          <table:table-cell table:style-name="ce8" office:value-type="string" calcext:value-type="string">
            <text:p>彼</text:p>
          </table:table-cell>
          <table:table-cell table:style-name="ce12" office:value-type="string" calcext:value-type="string">
            <text:p>彼氏 ・ かれし ・ he; boyfriend</text:p>
            <text:p/>
            <text:p>彼女 ・ かのじょ ・ she; girlfriend</text:p>
            <text:p/>
            <text:p>彼等 ・ かれら ・ they</text:p>
            <text:p/>
            <text:p>彼我 ・ ひが ・ [s]he and I, they and we, both sides</text:p>
            <text:p/>
            <text:p>彼岸 ・ ひがん ・ equinoctial week; the other shor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598" calcext:value-type="float">
            <text:p>598</text:p>
          </table:table-cell>
          <table:table-cell table:style-name="ce8" office:value-type="string" calcext:value-type="string">
            <text:p>波</text:p>
          </table:table-cell>
          <table:table-cell table:style-name="ce12" office:value-type="string" calcext:value-type="string">
            <text:p>波形¹ ・ なみがた ・ wavy shape</text:p>
            <text:p/>
            <text:p>波形² ・ はけい ・ waveform</text:p>
            <text:p/>
            <text:p>電波 ・ でんぱ ・ electromagnetic / radio waves</text:p>
            <text:p/>
            <text:p>短波 ・ たんぱ ・ shortwave</text:p>
            <text:p/>
            <text:p>波長 ・ はちょう ・ wavelength</text:p>
            <text:p/>
            <text:p>波止場 ・ はとば ・ wharf, quay</text:p>
            <text:p/>
            <text:p>津波 ・ つなみ ・ tidal wave</text:p>
            <text:p/>
            <text:p>人波 ・ ひとなみ ・ surging crow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599" calcext:value-type="float">
            <text:p>599</text:p>
          </table:table-cell>
          <table:table-cell table:style-name="ce8" office:value-type="string" calcext:value-type="string">
            <text:p>果</text:p>
          </table:table-cell>
          <table:table-cell table:style-name="ce12" office:value-type="string" calcext:value-type="string">
            <text:p>結果 ・ けっか ・ result, outcome, consequence</text:p>
            <text:p/>
            <text:p>果てる ・ はてる ・ [vi] come to an end</text:p>
            <text:p/>
            <text:p>果て ・ はて ・ end, extremity, limit</text:p>
            <text:p/>
            <text:p>果たす ・ はたす ・ [vt] carry out, accomplish</text:p>
            <text:p/>
            <text:p>果実 ・ かじつ ・ fruit, berry</text:p>
            <text:p/>
            <text:p>成果 ・ せいか ・ result, fruit, outcome</text:p>
            <text:p/>
            <text:p>使い果たす ・ つかいはたす ・ [vt] use up, spend all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600" calcext:value-type="float">
            <text:p>600</text:p>
          </table:table-cell>
          <table:table-cell table:style-name="ce8" office:value-type="string" calcext:value-type="string">
            <text:p>課</text:p>
          </table:table-cell>
          <table:table-cell table:style-name="ce12" office:value-type="string" calcext:value-type="string">
            <text:p>課長 ・ かちょう ・ section chief</text:p>
            <text:p/>
            <text:p>課目 ・ かもく ・ school subject, course</text:p>
            <text:p/>
            <text:p>課する ・ かする ・ [vt] impose obligation: tax, … </text:p>
            <text:p/>
            <text:p>課程 ・ かてい ・ course, curriculum</text:p>
            <text:p/>
            <text:p>日課 ・ にっか ・ daily lesson / task</text:p>
            <text:p/>
            <text:p>課税 ・ かぜい ・ taxation</text:p>
            <text:p/>
            <text:p>次の課 ・ つぎのか ・ next less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601" calcext:value-type="float">
            <text:p>601</text:p>
          </table:table-cell>
          <table:table-cell table:style-name="ce8" office:value-type="string" calcext:value-type="string">
            <text:p>巣</text:p>
          </table:table-cell>
          <table:table-cell table:style-name="ce12" office:value-type="string" calcext:value-type="string">
            <text:p>空き巣 ・ あきす ・ empty nest; sneak thief</text:p>
            <text:p/>
            <text:p>古巣 ・ ふるす ・ old nest, one's former haunt</text:p>
            <text:p/>
            <text:p>クモの巣 ・ クモのす ・ spiderweb</text:p>
            <text:p/>
            <text:p>巣箱 ・ すばこ ・ bird box / house</text:p>
            <text:p/>
            <text:p>蜂巣 ・ ほうそう ・ beehive, hive</text:p>
            <text:p/>
            <text:p>営巣 ・ えいそう ・ nest building</text:p>
            <text:p/>
            <text:p>巣立つ ・ すだつ ・ leave one’s nest; become independent</text:p>
            <text:p/>
            <text:p>巣食う ・ すくう ・ [vi] build a nest, nest; haunt, hang ou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02" calcext:value-type="float">
            <text:p>602</text:p>
          </table:table-cell>
          <table:table-cell table:style-name="ce8" office:value-type="string" calcext:value-type="string">
            <text:p>菓</text:p>
          </table:table-cell>
          <table:table-cell table:style-name="ce12" office:value-type="string" calcext:value-type="string">
            <text:p>洋菓子 ・ ようがし ・ Western-style confection</text:p>
            <text:p/>
            <text:p>和菓子 ・ わがし ・ Japanese-style confection</text:p>
            <text:p/>
            <text:p>お菓子 ・ おかし ・ confectionery, cake, sweet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603" calcext:value-type="float">
            <text:p>603</text:p>
          </table:table-cell>
          <table:table-cell table:style-name="ce8" office:value-type="string" calcext:value-type="string">
            <text:p>茶</text:p>
          </table:table-cell>
          <table:table-cell table:style-name="ce12" office:value-type="string" calcext:value-type="string">
            <text:p>茶の湯 ・ ちゃのゆ ・ tea ceremony</text:p>
            <text:p/>
            <text:p>茶色 ・ ちゃいろ ・ light brown</text:p>
            <text:p/>
            <text:p>茶の間 ・ ちゃのま ・ living room</text:p>
            <text:p/>
            <text:p>お茶 ・ おちゃ ・ tea, green tea; tea ceremony</text:p>
            <text:p/>
            <text:p>無茶な ・ むちゃな ・ absurd, unreasonable; reckless; excessive; disorderly</text:p>
            <text:p/>
            <text:p>無茶苦茶な ・ むちゃくちゃな ・ confused; incoherent; absurd, unreasonabl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604" calcext:value-type="float">
            <text:p>604</text:p>
          </table:table-cell>
          <table:table-cell table:style-name="ce8" office:value-type="string" calcext:value-type="string">
            <text:p>世</text:p>
          </table:table-cell>
          <table:table-cell table:style-name="ce12" office:value-type="string" calcext:value-type="string">
            <text:p>世の中 ・ よのなか ・ the world, society, life</text:p>
            <text:p/>
            <text:p>世紀 ・ せいき ・ century</text:p>
            <text:p/>
            <text:p>世間 ・ せけん ・ society, the world; the public, people</text:p>
            <text:p/>
            <text:p>世代 ・ せだい ・ generation</text:p>
            <text:p/>
            <text:p>出世 ・ しゅっせ ・ success in life; promotion</text:p>
            <text:p/>
            <text:p>世帯 ・ せたい ・ household, home</text:p>
            <text:p/>
            <text:p>この世 ・ このよ ・ this world, present life</text:p>
            <text:p/>
            <text:p>あの世 ・ あのよ ・ the other world, world of the dead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605" calcext:value-type="float">
            <text:p>605</text:p>
          </table:table-cell>
          <table:table-cell table:style-name="ce8" office:value-type="string" calcext:value-type="string">
            <text:p>葉</text:p>
          </table:table-cell>
          <table:table-cell table:style-name="ce12" office:value-type="string" calcext:value-type="string">
            <text:p>葉書 ・ はがき ・ postcard</text:p>
            <text:p/>
            <text:p>葉っぱ ・ はっぱ ・ leaf, foliage</text:p>
            <text:p/>
            <text:p>葉巻 ・ はまき ・ cigar</text:p>
            <text:p/>
            <text:p>言葉 ・ ことば ・ word, term; wording; language</text:p>
            <text:p/>
            <text:p>子葉 ・ しよう ・ seed leaf, cotyledon</text:p>
            <text:p/>
            <text:p>落葉 ・ らくよう ・ fall of leaves; fallen leave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606" calcext:value-type="float">
            <text:p>606</text:p>
          </table:table-cell>
          <table:table-cell table:style-name="ce8" office:value-type="string" calcext:value-type="string">
            <text:p>棄</text:p>
          </table:table-cell>
          <table:table-cell table:style-name="ce12" office:value-type="string" calcext:value-type="string">
            <text:p>棄てる ・ すてる ・ [vt] abandon, give up, throw away</text:p>
            <text:p/>
            <text:p>廃棄 ・ はいき ・ discarding, abolition, annulment</text:p>
            <text:p/>
            <text:p>放棄する ・ ほうきする ・ abandon, resign</text:p>
            <text:p/>
            <text:p>投棄する ・ とうきする ・ abandon, give up, throw away</text:p>
            <text:p/>
            <text:p>破棄する ・ はきする ・ break a treaty , annul; reverse an original judgment </text:p>
            <text:p/>
            <text:p>棄却する ・ ききゃくする ・ turn down, reject, renounce</text:p>
            <text:p/>
            <text:p>棄権する ・ きけんする ・ abstain from voting, abandon one’s righ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607" calcext:value-type="float">
            <text:p>607</text:p>
          </table:table-cell>
          <table:table-cell table:style-name="ce8" office:value-type="string" calcext:value-type="string">
            <text:p>緑</text:p>
          </table:table-cell>
          <table:table-cell table:style-name="ce12" office:value-type="string" calcext:value-type="string">
            <text:p>緑色 ・ みどりいろ ・ green</text:p>
            <text:p/>
            <text:p>緑茶 ・ りょくちゃ ・ green tea, Japanese tea</text:p>
            <text:p/>
            <text:p>葉緑素 ・ ようりょくそ ・ chlorophyll</text:p>
            <text:p/>
            <text:p>緑青 ・ ろくしょう ・ verdigris, copper rust</text:p>
            <text:p/>
            <text:p>浅緑 ・ あさみどり [せんりょく] ・ light green</text:p>
            <text:p/>
            <text:p>緑地 ・ りょくち ・ green tract of land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608" calcext:value-type="float">
            <text:p>608</text:p>
          </table:table-cell>
          <table:table-cell table:style-name="ce8" office:value-type="string" calcext:value-type="string">
            <text:p>録</text:p>
          </table:table-cell>
          <table:table-cell table:style-name="ce12" office:value-type="string" calcext:value-type="string">
            <text:p>記録する ・ きろくする ・ record, register; set a record</text:p>
            <text:p/>
            <text:p>録音 ・ ろくおん ・ sound recording</text:p>
            <text:p/>
            <text:p>録画 ・ ろくが ・ videotaping</text:p>
            <text:p/>
            <text:p>付録 ・ ふろく ・ appendix, supplement</text:p>
            <text:p/>
            <text:p>目録 ・ もくろく ・ catalog</text:p>
            <text:p/>
            <text:p>会議録 ・ かいぎろく ・ minutes, proceeding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609" calcext:value-type="float">
            <text:p>609</text:p>
          </table:table-cell>
          <table:table-cell table:style-name="ce8" office:value-type="string" calcext:value-type="string">
            <text:p>剝</text:p>
          </table:table-cell>
          <table:table-cell table:style-name="ce12" office:value-type="string" calcext:value-type="string">
            <text:p>剝く [JIS version: 剥] ・ むく ・ [vt] peel, take off</text:p>
            <text:p/>
            <text:p>剝ぐ ・ はぐ ・ [vt] skin, flay; peel, tear, rip, strip off a surface ; disrobe, strip, deprive so. of</text:p>
            <text:p/>
            <text:p>剝製 ・ はくせい ・ stuffing, mounting; stuffed animal</text:p>
            <text:p/>
            <text:p>剝ぎ取る ・ はぎとる ・ [vt] strip, tear off</text:p>
            <text:p/>
            <text:p>剝げる ・ はげる ・ [vi] peel, come, wear off; fade, discolor</text:p>
            <text:p/>
            <text:p>剝がれる ・ はがれる ・ [vi] peel off, come unstuck from a surface </text:p>
            <text:p/>
            <text:p>剝がす ・ はがす ・ [vt] skin, flay; peel, tear, rip, strip off a surface </text:p>
            <text:p/>
            <text:p>剝落 ・ はくらく ・ coming, peeling off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610" calcext:value-type="float">
            <text:p>610</text:p>
          </table:table-cell>
          <table:table-cell table:style-name="ce8" office:value-type="string" calcext:value-type="string">
            <text:p>縁</text:p>
          </table:table-cell>
          <table:table-cell table:style-name="ce12" office:value-type="string" calcext:value-type="string">
            <text:p>皿の縁 ・ さらのふち ・ edge of a dish</text:p>
            <text:p/>
            <text:p>縁を切る ・ えんをきる ・ sever relations</text:p>
            <text:p/>
            <text:p>縁側 ・ えんがわ ・ veranda</text:p>
            <text:p/>
            <text:p>血縁 ・ けつえん ・ blood relation</text:p>
            <text:p/>
            <text:p>宿縁 ・ しゅくえん ・ karma, destiny, fate</text:p>
            <text:p/>
            <text:p>因縁 ・ いんねん ・ connection, affinity; origin, (in)direct causes; karma, fate; pretext</text:p>
            <text:p/>
            <text:p>縁取り ・ ふちどり ・ bordering, hemming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611" calcext:value-type="float">
            <text:p>611</text:p>
          </table:table-cell>
          <table:table-cell table:style-name="ce8" office:value-type="string" calcext:value-type="string">
            <text:p>介</text:p>
          </table:table-cell>
          <table:table-cell table:style-name="ce12" office:value-type="string" calcext:value-type="string">
            <text:p>介入 ・ かいにゅう ・ intervention</text:p>
            <text:p/>
            <text:p>介する ・ かいする ・ help, support, aid</text:p>
            <text:p/>
            <text:p>お節介 ・ おせっかい ・ meddling; busybody</text:p>
            <text:p/>
            <text:p>厄介 ・ やっかい ・ trouble, annoyance</text:p>
            <text:p/>
            <text:p>介抱する ・ かいほうする ・ nurse, care for</text:p>
            <text:p/>
            <text:p>仲介 ・ ちゅうかい ・ media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612" calcext:value-type="float">
            <text:p>612</text:p>
          </table:table-cell>
          <table:table-cell table:style-name="ce8" office:value-type="string" calcext:value-type="string">
            <text:p>界</text:p>
          </table:table-cell>
          <table:table-cell table:style-name="ce12" office:value-type="string" calcext:value-type="string">
            <text:p>世界 ・ せかい ・ world, universe</text:p>
            <text:p/>
            <text:p>限界 ・ げんかい ・ boundary, limit, bounds</text:p>
            <text:p/>
            <text:p>学界 ・ がっかい ・ academic world / circles</text:p>
            <text:p/>
            <text:p>他界する ・ たかいする ・ die, pass away</text:p>
            <text:p/>
            <text:p>政界 ・ せいかい ・ political world</text:p>
            <text:p/>
            <text:p>各界 ・ かっかい ・ every sphere of life, various circles</text:p>
            <text:p/>
            <text:p>経済界 ・ けいざいかい ・ economic world, financial circle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613" calcext:value-type="float">
            <text:p>613</text:p>
          </table:table-cell>
          <table:table-cell table:style-name="ce8" office:value-type="string" calcext:value-type="string">
            <text:p>浮</text:p>
          </table:table-cell>
          <table:table-cell table:style-name="ce12" office:value-type="string" calcext:value-type="string">
            <text:p>心に浮かぶ ・ こころにうかぶ ・ come across one's mind</text:p>
            <text:p/>
            <text:p>浮力 ・ ふりょく ・ buoyancy, lift</text:p>
            <text:p/>
            <text:p>浮説 ・ ふせつ ・ wild rumor, speculation</text:p>
            <text:p/>
            <text:p>浮く ・ うく ・ [vi] float</text:p>
            <text:p/>
            <text:p>浮き上がる ・ うきあがる ・ float, rise to the surface</text:p>
            <text:p/>
            <text:p>浮かれる ・ うかれる ・ [vi] become buoyant; be gay, in high spirits</text:p>
            <text:p/>
            <text:p>浮かぶ ・ うかぶ ・ [vi] float; appear; come to mind</text:p>
            <text:p/>
            <text:p>浮かべる ・ うかべる ・ [vt] float, sail; express, show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614" calcext:value-type="float">
            <text:p>614</text:p>
          </table:table-cell>
          <table:table-cell table:style-name="ce8" office:value-type="string" calcext:value-type="string">
            <text:p>将</text:p>
          </table:table-cell>
          <table:table-cell table:style-name="ce12" office:value-type="string" calcext:value-type="string">
            <text:p>将来 ・ しょうらい ・ future; in the future</text:p>
            <text:p/>
            <text:p>将軍 ・ しょうぐん ・ commander, general, shōgun</text:p>
            <text:p/>
            <text:p>主将 ・ しゅしょう ・ captain</text:p>
            <text:p/>
            <text:p>大将 ・ たいしょう ・ admiral, general; old chap</text:p>
            <text:p/>
            <text:p>将官 ・ しょうかん ・ general, admiral</text:p>
            <text:p/>
            <text:p>陸将 ・ りくしょう ・ lieutenant general, general officer</text:p>
            <text:p/>
            <text:p>女将 ・ じょしょう [おかみ] ・ mistress, proprietress, landlad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15" calcext:value-type="float">
            <text:p>615</text:p>
          </table:table-cell>
          <table:table-cell table:style-name="ce8" office:value-type="string" calcext:value-type="string">
            <text:p>奨</text:p>
          </table:table-cell>
          <table:table-cell table:style-name="ce12" office:value-type="string" calcext:value-type="string">
            <text:p>奨学金 ・ しょうがくきん ・ scholarship grant </text:p>
            <text:p/>
            <text:p>奨励 ・ しょうれい ・ encouragement, incitement, promotion, stimulation</text:p>
            <text:p/>
            <text:p>報奨 ・ ほうしょう ・ reward, compensatio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616" calcext:value-type="float">
            <text:p>616</text:p>
          </table:table-cell>
          <table:table-cell table:style-name="ce8" office:value-type="string" calcext:value-type="string">
            <text:p>状</text:p>
          </table:table-cell>
          <table:table-cell table:style-name="ce12" office:value-type="string" calcext:value-type="string">
            <text:p>形状 ・ けいじょう ・ shape, form, configuration</text:p>
            <text:p/>
            <text:p>礼状 ・ れいじょう ・ thank-you letter</text:p>
            <text:p/>
            <text:p>白状 ・ はくじょう ・ confession</text:p>
            <text:p/>
            <text:p>液状の ・ えきじょうの ・ liquefied</text:p>
            <text:p/>
            <text:p>現状 ・ げんじょう ・ present condition</text:p>
            <text:p/>
            <text:p>商状 ・ しょうじょう ・ market condition</text:p>
            <text:p/>
            <text:p>賞状 ・ しょうじょう ・ certificate of meri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617" calcext:value-type="float">
            <text:p>617</text:p>
          </table:table-cell>
          <table:table-cell table:style-name="ce8" office:value-type="string" calcext:value-type="string">
            <text:p>病</text:p>
          </table:table-cell>
          <table:table-cell table:style-name="ce12" office:value-type="string" calcext:value-type="string">
            <text:p>病む ・ やむ ・ [vi, vt] fall ill, suffer from</text:p>
            <text:p/>
            <text:p>病気 ・ びょうき ・ illness, disease</text:p>
            <text:p/>
            <text:p>病は気から ・ やまいはきから ・ mind as root of sickness &amp; health</text:p>
            <text:p/>
            <text:p>病状 ・ びょうじょう ・ condition of a disease / patient</text:p>
            <text:p/>
            <text:p>病弱な ・ びょうじゃくな ・ weak(ly), sickly</text:p>
            <text:p/>
            <text:p>疾病 ・ しっぺい ・ sickness, disease</text:p>
            <text:p/>
            <text:p>病み付く ・ やみつく ・ be taken ill; give oneself up to , become absorbed in , addicted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618" calcext:value-type="float">
            <text:p>618</text:p>
          </table:table-cell>
          <table:table-cell table:style-name="ce8" office:value-type="string" calcext:value-type="string">
            <text:p>症</text:p>
          </table:table-cell>
          <table:table-cell table:style-name="ce12" office:value-type="string" calcext:value-type="string">
            <text:p>症状 ・ しょうじょう ・ symptom</text:p>
            <text:p/>
            <text:p>ダウン症 ・ ダウンしょう ・ Down's syndrome</text:p>
            <text:p/>
            <text:p>重症 ・ じゅうしょう ・ serious illness</text:p>
            <text:p/>
            <text:p>不眠症 ・ ふみんしょう ・ insomnia</text:p>
            <text:p/>
            <text:p>神経症 ・ しんけいしょう ・ neurosis, nervous disease</text:p>
            <text:p/>
            <text:p>症状 ・ しょうじょう ・ symptom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619" calcext:value-type="float">
            <text:p>619</text:p>
          </table:table-cell>
          <table:table-cell table:style-name="ce8" office:value-type="string" calcext:value-type="string">
            <text:p>痛</text:p>
          </table:table-cell>
          <table:table-cell table:style-name="ce12" office:value-type="string" calcext:value-type="string">
            <text:p>痛切に ・ つうせつに ・ acutely, keenly</text:p>
            <text:p/>
            <text:p>頭痛 ・ ずつう ・ headache</text:p>
            <text:p/>
            <text:p>痛い ・ いたい ・ painful, sore</text:p>
            <text:p/>
            <text:p>痛む ・ いたむ ・ [vi] feel pain, hurt, ache</text:p>
            <text:p/>
            <text:p>痛ましい ・ いたましい ・ sad, heartbreaking, piteous, pathetic, miserable</text:p>
            <text:p/>
            <text:p>痛める ・ いためる ・ [vt] inflict pain, hurt, injure; bother, worry, afflict</text:p>
            <text:p/>
            <text:p>痛痛しい ・ いたいたしい ・ pitiful, pathetic</text:p>
            <text:p/>
            <text:p>筋肉痛 ・ きんにくつう ・ muscular pai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620" calcext:value-type="float">
            <text:p>620</text:p>
          </table:table-cell>
          <table:table-cell table:style-name="ce8" office:value-type="string" calcext:value-type="string">
            <text:p>憶</text:p>
          </table:table-cell>
          <table:table-cell table:style-name="ce12" office:value-type="string" calcext:value-type="string">
            <text:p>記憶 ・ きおく ・ memory, recollection</text:p>
            <text:p/>
            <text:p>憶測 ・ おくそく ・ conjecture, speculation, guess</text:p>
            <text:p/>
            <text:p>憶説 ・ おくせつ ・ hypothesis, speculation</text:p>
            <text:p/>
            <text:p>追憶 ・ ついおく ・ recollection, retrospectio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621" calcext:value-type="float">
            <text:p>621</text:p>
          </table:table-cell>
          <table:table-cell table:style-name="ce8" office:value-type="string" calcext:value-type="string">
            <text:p>臆</text:p>
          </table:table-cell>
          <table:table-cell table:style-name="ce12" office:value-type="string" calcext:value-type="string">
            <text:p>臆病 ・ おくびょう ・ cowardice, timidity</text:p>
            <text:p/>
            <text:p>臆する ・ おくする ・ [vi] fear, feel timid</text:p>
            <text:p/>
            <text:p>臆面もなく ・ おくめんもなく ・ audaciously, impudently, unabashedly</text:p>
            <text:p/>
            <text:p>臆説 ・ おくせつ ・ hypothesis, speculation</text:p>
            <text:p/>
            <text:p>臆測 ・ おくそく ・ conjecture, speculation, guess</text:p>
            <text:p/>
            <text:p>臆断 ・ おくだん ・ jumping to hasty conclusions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622" calcext:value-type="float">
            <text:p>622</text:p>
          </table:table-cell>
          <table:table-cell table:style-name="ce8" office:value-type="string" calcext:value-type="string">
            <text:p>億</text:p>
          </table:table-cell>
          <table:table-cell table:style-name="ce12" office:value-type="string" calcext:value-type="string">
            <text:p>億万長者 ・ おくまんちょうじゃ ・ billionaire</text:p>
            <text:p/>
            <text:p>一億 ・ いちおく ・ 100,000,000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623" calcext:value-type="float">
            <text:p>623</text:p>
          </table:table-cell>
          <table:table-cell table:style-name="ce8" office:value-type="string" calcext:value-type="string">
            <text:p>視</text:p>
          </table:table-cell>
          <table:table-cell table:style-name="ce12" office:value-type="string" calcext:value-type="string">
            <text:p>重視する ・ じゅうしする ・ consider important</text:p>
            <text:p/>
            <text:p>無視する ・ むしする ・ disregard, ignore</text:p>
            <text:p/>
            <text:p>視覚 ・ しかく ・ sense of sight</text:p>
            <text:p/>
            <text:p>視界 ・ しかい ・ field of vision, visibility</text:p>
            <text:p/>
            <text:p>視力 ・ しりょく ・ eyesight</text:p>
            <text:p/>
            <text:p>敵視する ・ てきしする ・ regard as an enemy</text:p>
            <text:p/>
            <text:p>視る ・ みる ・ [vt] look over, examine; look up, refer to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624" calcext:value-type="float">
            <text:p>624</text:p>
          </table:table-cell>
          <table:table-cell table:style-name="ce8" office:value-type="string" calcext:value-type="string">
            <text:p>規</text:p>
          </table:table-cell>
          <table:table-cell table:style-name="ce12" office:value-type="string" calcext:value-type="string">
            <text:p>規定 ・ きてい ・ regulations, rules; provisions</text:p>
            <text:p/>
            <text:p>法規 ・ ほうき ・ laws &amp; regulations</text:p>
            <text:p/>
            <text:p>新規に ・ しんきに ・ newly</text:p>
            <text:p/>
            <text:p>規模 ・ きぼ ・ scale, scope</text:p>
            <text:p/>
            <text:p>定規 ・ じょうぎ ・ ruler, rule, square</text:p>
            <text:p/>
            <text:p>内規 ・ ないき ・ private rules / regulations, bylaw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625" calcext:value-type="float">
            <text:p>625</text:p>
          </table:table-cell>
          <table:table-cell table:style-name="ce8" office:value-type="string" calcext:value-type="string">
            <text:p>則</text:p>
          </table:table-cell>
          <table:table-cell table:style-name="ce12" office:value-type="string" calcext:value-type="string">
            <text:p>規則 ・ きそく ・ rule, regulation</text:p>
            <text:p/>
            <text:p>反則 ・ はんそく ・ violation of rules, infringement</text:p>
            <text:p/>
            <text:p>法則 ・ ほうそく ・ law, rule</text:p>
            <text:p/>
            <text:p>原則 ・ げんそく ・ principle</text:p>
            <text:p/>
            <text:p>鉄則 ・ てっそく ・ ironclad rule, immutable law</text:p>
            <text:p/>
            <text:p>則を越える ・ のりをこえる ・ violate the laws of natur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626" calcext:value-type="float">
            <text:p>626</text:p>
          </table:table-cell>
          <table:table-cell table:style-name="ce8" office:value-type="string" calcext:value-type="string">
            <text:p>側</text:p>
          </table:table-cell>
          <table:table-cell table:style-name="ce12" office:value-type="string" calcext:value-type="string">
            <text:p>側面 ・ そくめん ・ side, flank</text:p>
            <text:p/>
            <text:p>向い側 ・ むかいがわ ・ opposite side, across the street </text:p>
            <text:p/>
            <text:p>側聞する ・ そくぶんする ・ learn by hearsay</text:p>
            <text:p/>
            <text:p>内側 ・ うちがわ ・ inside, interior</text:p>
            <text:p/>
            <text:p>裏側 ・ うらがわ ・ back side reverse, other; wrong </text:p>
            <text:p/>
            <text:p>敵側 ・ てきがわ ・ enemy’s side</text:p>
            <text:p/>
            <text:p>反対側 ・ はんたいがわ ・ opposite side; opponents’ sid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627" calcext:value-type="float">
            <text:p>627</text:p>
          </table:table-cell>
          <table:table-cell table:style-name="ce8" office:value-type="string" calcext:value-type="string">
            <text:p>測</text:p>
          </table:table-cell>
          <table:table-cell table:style-name="ce12" office:value-type="string" calcext:value-type="string">
            <text:p>測定する ・ そくていする ・ measure, gauge</text:p>
            <text:p/>
            <text:p>測る ・ はかる ・ [vt] measure, gauge physical dimensions </text:p>
            <text:p/>
            <text:p>測量 ・ そくりょう ・ measurement, surveying</text:p>
            <text:p/>
            <text:p>予測 ・ よそく ・ estimate, forecast, prediction</text:p>
            <text:p/>
            <text:p>憶測 ・ おくそく ・ conjecture, speculation, guess</text:p>
            <text:p/>
            <text:p>気温を測る ・ きおんをはかる ・ measure temperature atmospheric </text:p>
            <text:p/>
            <text:p>不測の ・ ふそくの ・ unexpected, unforesee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628" calcext:value-type="float">
            <text:p>628</text:p>
          </table:table-cell>
          <table:table-cell table:style-name="ce8" office:value-type="string" calcext:value-type="string">
            <text:p>考</text:p>
          </table:table-cell>
          <table:table-cell table:style-name="ce12" office:value-type="string" calcext:value-type="string">
            <text:p>考え方 ・ かんがえかた ・ way of thinking, view</text:p>
            <text:p/>
            <text:p>思考 ・ しこう ・ thinking, thought, consideration</text:p>
            <text:p/>
            <text:p>考案 ・ こうあん ・ idea, plan; project</text:p>
            <text:p/>
            <text:p>考古学 ・ こうこがく ・ archeology</text:p>
            <text:p/>
            <text:p>考える ・ かんがえる ・ [vt] think; deliberate; stud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629" calcext:value-type="float">
            <text:p>629</text:p>
          </table:table-cell>
          <table:table-cell table:style-name="ce8" office:value-type="string" calcext:value-type="string">
            <text:p>老</text:p>
          </table:table-cell>
          <table:table-cell table:style-name="ce12" office:value-type="string" calcext:value-type="string">
            <text:p>老いる ・ おいる ・ [vi] grow old, age</text:p>
            <text:p/>
            <text:p>老ける ・ ふける ・ [vi] grow old, age</text:p>
            <text:p/>
            <text:p>老人 ・ ろうじん ・ old person / folks</text:p>
            <text:p/>
            <text:p>老け役 ・ ふけやく ・ role of an aged person</text:p>
            <text:p/>
            <text:p>老い先 ・ おいさき ・ remaining years of one’s life </text:p>
            <text:p/>
            <text:p>老い込む ・ おいこむ ・ grow old, weaken with age</text:p>
            <text:p/>
            <text:p>敬老 ・ けいろう ・ respect for the aged</text:p>
            <text:p/>
            <text:p>老後 ・ ろうご ・ one’s old ag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630" calcext:value-type="float">
            <text:p>630</text:p>
          </table:table-cell>
          <table:table-cell table:style-name="ce8" office:value-type="string" calcext:value-type="string">
            <text:p>孝</text:p>
          </table:table-cell>
          <table:table-cell table:style-name="ce12" office:value-type="string" calcext:value-type="string">
            <text:p>孝行 ・ こうこう ・ filial piety</text:p>
            <text:p/>
            <text:p>孝子 ・ こうし ・ filial child, good son</text:p>
            <text:p/>
            <text:p>不孝 ・ ふこう ・ lack of filial piety, undutifulness</text:p>
            <text:p/>
            <text:p>孝心 ・ こうしん ・ filial devotion / affection</text:p>
            <text:p/>
            <text:p>孝養 ・ こうよう ・ discharge of filial duties</text:p>
            <text:p/>
            <text:p>忠孝 ・ ちゅうこう ・ loyalty and filial piet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631" calcext:value-type="float">
            <text:p>631</text:p>
          </table:table-cell>
          <table:table-cell table:style-name="ce8" office:value-type="string" calcext:value-type="string">
            <text:p>厚</text:p>
          </table:table-cell>
          <table:table-cell table:style-name="ce12" office:value-type="string" calcext:value-type="string">
            <text:p>厚い ・ あつい ・ thick, bulky</text:p>
            <text:p/>
            <text:p>厚意 ・ こうい ・ kindness, favor</text:p>
            <text:p/>
            <text:p>濃厚な ・ のうこうな ・ thick, dense, heavy, rich</text:p>
            <text:p/>
            <text:p>分厚い ・ ぶあつい ・ bulky, massive</text:p>
            <text:p/>
            <text:p>温厚な ・ おんこうな ・ gentle, courteous</text:p>
            <text:p/>
            <text:p>厚生 ・ こうせい ・ public welfare, health promotion</text:p>
            <text:p/>
            <text:p>厚着する ・ あつぎする ・ be heavily clothed</text:p>
            <text:p/>
            <text:p>厚かましい ・ あつかましい ・ unabashed, braze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632" calcext:value-type="float">
            <text:p>632</text:p>
          </table:table-cell>
          <table:table-cell table:style-name="ce8" office:value-type="string" calcext:value-type="string">
            <text:p>教</text:p>
          </table:table-cell>
          <table:table-cell table:style-name="ce12" office:value-type="string" calcext:value-type="string">
            <text:p>教える ・ おしえる ・ [vt] teach; tell, inform</text:p>
            <text:p/>
            <text:p>教育 ・ きょういく ・ education, teaching</text:p>
            <text:p/>
            <text:p>教え込む ・ おしえこむ ・ [vt] inculcate, instill, train</text:p>
            <text:p/>
            <text:p>教室 ・ きょうしつ ・ classroom, class</text:p>
            <text:p/>
            <text:p>教会 ・ きょうかい ・ church</text:p>
            <text:p/>
            <text:p>教わる ・ おそわる ・ [vt] be taught, learn, take / receive lessons in</text:p>
            <text:p/>
            <text:p>布教する ・ ふきょうする ・ propagate a religion </text:p>
            <text:p/>
            <text:p>教材 ・ きょうざい ・ teaching materials / aid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633" calcext:value-type="float">
            <text:p>633</text:p>
          </table:table-cell>
          <table:table-cell table:style-name="ce8" office:value-type="string" calcext:value-type="string">
            <text:p>完</text:p>
          </table:table-cell>
          <table:table-cell table:style-name="ce12" office:value-type="string" calcext:value-type="string">
            <text:p>完成する ・ かんせいする ・ complete; be completed</text:p>
            <text:p/>
            <text:p>完結 ・ かんけつ ・ completion, finish, conclusion</text:p>
            <text:p/>
            <text:p>未完の ・ みかんの ・ incomplete, unfinished</text:p>
            <text:p/>
            <text:p>完全な ・ かんぜんな ・ perfect, complete, whole</text:p>
            <text:p/>
            <text:p>完備した ・ かんびした ・ fully-equipped, perfect, complete</text:p>
            <text:p/>
            <text:p>完投する ・ かんとうする ・ pitch a whole gam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634" calcext:value-type="float">
            <text:p>634</text:p>
          </table:table-cell>
          <table:table-cell table:style-name="ce8" office:value-type="string" calcext:value-type="string">
            <text:p>院</text:p>
          </table:table-cell>
          <table:table-cell table:style-name="ce12" office:value-type="string" calcext:value-type="string">
            <text:p>病院 ・ びょういん ・ hospital</text:p>
            <text:p/>
            <text:p>入院する ・ にゅういんする ・ be hospitalized</text:p>
            <text:p/>
            <text:p>両院 ・ りょういん ・ both Houses of the legislature </text:p>
            <text:p/>
            <text:p>大学院 ・ だいがくいん ・ graduate school</text:p>
            <text:p/>
            <text:p>養老院 ・ ようろういん ・ institution for the aged</text:p>
            <text:p/>
            <text:p>修道院 ・ しゅうどういん ・ monastery, conven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35" calcext:value-type="float">
            <text:p>635</text:p>
          </table:table-cell>
          <table:table-cell table:style-name="ce8" office:value-type="string" calcext:value-type="string">
            <text:p>奈</text:p>
          </table:table-cell>
          <table:table-cell table:style-name="ce12" office:value-type="string" calcext:value-type="string">
            <text:p>奈良 ・ なら ・ Nara city and prefecture </text:p>
            <text:p/>
            <text:p>神奈川 ・ かながわ ・ Kanagawa prefecture </text:p>
            <text:p/>
            <text:p>奈落 ・ ならく ・ hell, hades; theater basemen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636" calcext:value-type="float">
            <text:p>636</text:p>
          </table:table-cell>
          <table:table-cell table:style-name="ce8" office:value-type="string" calcext:value-type="string">
            <text:p>宗</text:p>
          </table:table-cell>
          <table:table-cell table:style-name="ce12" office:value-type="string" calcext:value-type="string">
            <text:p>宗教 ・ しゅうきょう ・ religion, faith, creed</text:p>
            <text:p/>
            <text:p>日蓮宗 ・ にちれんしゅう ・ Nichiren sect of Buddhism </text:p>
            <text:p/>
            <text:p>改宗 ・ かいしゅう ・ conversion; proselytism</text:p>
            <text:p/>
            <text:p>宗 ・ むね ・ principle, aim</text:p>
            <text:p/>
            <text:p>宗派 ・ しゅうは ・ religious sect, denomination</text:p>
            <text:p/>
            <text:p>宗旨 ・ しゅうし ・ tenets of a religious sect; religious sec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637" calcext:value-type="float">
            <text:p>637</text:p>
          </table:table-cell>
          <table:table-cell table:style-name="ce8" office:value-type="string" calcext:value-type="string">
            <text:p>祭</text:p>
          </table:table-cell>
          <table:table-cell table:style-name="ce12" office:value-type="string" calcext:value-type="string">
            <text:p>祭る ・ まつる ・ [vt] worship, enshrine</text:p>
            <text:p/>
            <text:p>祭り ・ まつり ・ festival</text:p>
            <text:p/>
            <text:p>祭日 ・ さいじつ ・ national holiday, festival [feast] day</text:p>
            <text:p/>
            <text:p>文化祭 ・ ぶんかさい ・ culture festival</text:p>
            <text:p/>
            <text:p>前夜祭 ・ ぜんやさい ・ the eve of a festival / holiday </text:p>
            <text:p/>
            <text:p>芸術祭 ・ げいじゅつさい ・ art festival</text:p>
            <text:p/>
            <text:p>先祖を祭る ・ せんぞをまつる ・ worship one’s ancestor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638" calcext:value-type="float">
            <text:p>638</text:p>
          </table:table-cell>
          <table:table-cell table:style-name="ce8" office:value-type="string" calcext:value-type="string">
            <text:p>際</text:p>
          </table:table-cell>
          <table:table-cell table:style-name="ce12" office:value-type="string" calcext:value-type="string">
            <text:p>食事の際に ・ しょくじのさいに ・ when eating</text:p>
            <text:p/>
            <text:p>国際 ・ こくさい ・ international</text:p>
            <text:p/>
            <text:p>際立つ ・ きわだつ ・ be conspicuous; be prominent</text:p>
            <text:p/>
            <text:p>窓際の席 ・ まどぎわのせき ・ window seat</text:p>
            <text:p/>
            <text:p>際 ・ きわ ・ side, edge</text:p>
            <text:p/>
            <text:p>交際 ・ こうさい ・ association, friendship</text:p>
            <text:p/>
            <text:p>際限 ・ さいげん ・ limits, end, bounds</text:p>
            <text:p/>
            <text:p>あの際に ・ あのさいに ・ on that occas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639" calcext:value-type="float">
            <text:p>639</text:p>
          </table:table-cell>
          <table:table-cell table:style-name="ce8" office:value-type="string" calcext:value-type="string">
            <text:p>察</text:p>
          </table:table-cell>
          <table:table-cell table:style-name="ce12" office:value-type="string" calcext:value-type="string">
            <text:p>視察 ・ しさつ ・ inspection, observation</text:p>
            <text:p/>
            <text:p>察する ・ さっする ・ [vt] guess, conjecture, judge; sympathize with</text:p>
            <text:p/>
            <text:p>察知する ・ さっちする ・ infer, gather</text:p>
            <text:p/>
            <text:p>考察する ・ こうさつする ・ consider, contemplate, stud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40" calcext:value-type="float">
            <text:p>640</text:p>
          </table:table-cell>
          <table:table-cell table:style-name="ce8" office:value-type="string" calcext:value-type="string">
            <text:p>祈</text:p>
          </table:table-cell>
          <table:table-cell table:style-name="ce12" office:value-type="string" calcext:value-type="string">
            <text:p>祈る ・ いのる ・ [vt] pray, wish for</text:p>
            <text:p/>
            <text:p>祈念 ・ きねん ・ prayer</text:p>
            <text:p/>
            <text:p>祈願する ・ きがんする ・ pray, implore</text:p>
            <text:p/>
            <text:p>祈り ・ いのり ・ prayer</text:p>
            <text:p/>
            <text:p>祈り求める ・ いのりもとめる ・ pray for</text:p>
            <text:p/>
            <text:p>祈祷 ・ きとう ・ prayer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641" calcext:value-type="float">
            <text:p>641</text:p>
          </table:table-cell>
          <table:table-cell table:style-name="ce8" office:value-type="string" calcext:value-type="string">
            <text:p>祖</text:p>
          </table:table-cell>
          <table:table-cell table:style-name="ce12" office:value-type="string" calcext:value-type="string">
            <text:p>祖先 ・ そせん ・ ancestor, forefather</text:p>
            <text:p/>
            <text:p>祖父 ・ そふ ・ grandfather</text:p>
            <text:p/>
            <text:p>祖母 ・ そぼ ・ grandmother</text:p>
            <text:p/>
            <text:p>開祖 ・ かいそ ・ founder, originator</text:p>
            <text:p/>
            <text:p>元祖 ・ がんそ ・ originator, pioneer</text:p>
            <text:p/>
            <text:p>教祖 ・ きょうそ ・ founder of a religion, head of a sec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642" calcext:value-type="float">
            <text:p>642</text:p>
          </table:table-cell>
          <table:table-cell table:style-name="ce8" office:value-type="string" calcext:value-type="string">
            <text:p>助</text:p>
          </table:table-cell>
          <table:table-cell table:style-name="ce12" office:value-type="string" calcext:value-type="string">
            <text:p>助ける ・ たすける ・ [vt] help; save</text:p>
            <text:p/>
            <text:p>助言 ・ じょげん ・ advice</text:p>
            <text:p/>
            <text:p>助け合う ・ たすけあう ・ [vi] help each other</text:p>
            <text:p/>
            <text:p>助手 ・ じょしゅ ・ assistant, helper</text:p>
            <text:p/>
            <text:p>助かる ・ たすかる ・ [vi] be helped, rescued, spared</text:p>
            <text:p/>
            <text:p>助太刀する ・ すけだちする ・ help so. in a fight , back up</text:p>
            <text:p/>
            <text:p>助役 ・ じょやく ・ assistant official; deputy mayor; deputy station-master</text:p>
            <text:p/>
            <text:p>救助 ・ きゅうじょ ・ rescue, relief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643" calcext:value-type="float">
            <text:p>643</text:p>
          </table:table-cell>
          <table:table-cell table:style-name="ce8" office:value-type="string" calcext:value-type="string">
            <text:p>仲</text:p>
          </table:table-cell>
          <table:table-cell table:style-name="ce12" office:value-type="string" calcext:value-type="string">
            <text:p>仲介者 ・ ちゅうかいしゃ ・ intermediary, mediator, agent</text:p>
            <text:p/>
            <text:p>仲間 ・ なかま ・ company, comrade, fellow, associate</text:p>
            <text:p/>
            <text:p>仲に入る ・ なかにはいる ・ act as an intermediary</text:p>
            <text:p/>
            <text:p>仲買人 ・ なかがいにん ・ broker</text:p>
            <text:p/>
            <text:p>仲が良い ・ なかがいい ・ be on good terms</text:p>
            <text:p/>
            <text:p>仲立ち ・ なかだち ・ intermediation</text:p>
            <text:p/>
            <text:p>仲人 ・ なこうど ・ go-between, matchmaker</text:p>
            <text:p/>
            <text:p>仲裁人 ・ ちゅうさいにん ・ arbitrator, mediato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644" calcext:value-type="float">
            <text:p>644</text:p>
          </table:table-cell>
          <table:table-cell table:style-name="ce8" office:value-type="string" calcext:value-type="string">
            <text:p>忠</text:p>
          </table:table-cell>
          <table:table-cell table:style-name="ce12" office:value-type="string" calcext:value-type="string">
            <text:p>忠実 ・ ちゅうじつ ・ faithfulness, devotion, honesty</text:p>
            <text:p/>
            <text:p>忠孝 ・ ちゅうこう ・ loyalty &amp; filial piety</text:p>
            <text:p/>
            <text:p>忠義 ・ ちゅうぎ ・ loyalty, fidelity, devotion</text:p>
            <text:p/>
            <text:p>忠告する ・ ちゅうこくする ・ advise; counsel, give warning; admonish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645" calcext:value-type="float">
            <text:p>645</text:p>
          </table:table-cell>
          <table:table-cell table:style-name="ce8" office:value-type="string" calcext:value-type="string">
            <text:p>沖</text:p>
          </table:table-cell>
          <table:table-cell table:style-name="ce12" office:value-type="string" calcext:value-type="string">
            <text:p>沖合 ・ おきあい ・ open sea, offshore, offing</text:p>
            <text:p/>
            <text:p>二キロ沖 ・ にきろおき ・ two km offshore</text:p>
            <text:p/>
            <text:p>沖釣り ・ おきづり ・ offshore fishing</text:p>
            <text:p/>
            <text:p>沖縄 ・ おきなわ ・ Okinawa island and prefectur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646" calcext:value-type="float">
            <text:p>646</text:p>
          </table:table-cell>
          <table:table-cell table:style-name="ce8" office:value-type="string" calcext:value-type="string">
            <text:p>保</text:p>
          </table:table-cell>
          <table:table-cell table:style-name="ce12" office:value-type="string" calcext:value-type="string">
            <text:p>平和を保つ ・ へいわをたもつ ・ preserve peace</text:p>
            <text:p/>
            <text:p>保証する ・ ほしょうする ・ guarantee against loss </text:p>
            <text:p/>
            <text:p>保育 ・ ほいく ・ nurture, upbringing; nursing</text:p>
            <text:p/>
            <text:p>保存する ・ ほぞんする ・ preserve, save, store, keep</text:p>
            <text:p/>
            <text:p>保つ ・ たもつ ・ [vt] preserve, sustain; maintain, keep, hold unchanged / good condition </text:p>
            <text:p/>
            <text:p>命を保つ ・ いのちをたもつ ・ preserve life</text:p>
            <text:p/>
            <text:p>保母 ・ ほぼ ・ nurse, kindergarten teache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647" calcext:value-type="float">
            <text:p>647</text:p>
          </table:table-cell>
          <table:table-cell table:style-name="ce8" office:value-type="string" calcext:value-type="string">
            <text:p>呆</text:p>
          </table:table-cell>
          <table:table-cell table:style-name="ce12" office:value-type="string" calcext:value-type="string">
            <text:p>呆れる ・ あきれる ・ [vi] be amazed, astounded</text:p>
            <text:p/>
            <text:p>呆気に取られる ・ あっけにとられる ・ be astonished, amazed</text:p>
            <text:p/>
            <text:p>痴呆症 ・ ちほうしょう ・ dementia</text:p>
            <text:p/>
            <text:p>阿呆 ・ あほう ・ fool, simpleton, idio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648" calcext:value-type="float">
            <text:p>648</text:p>
          </table:table-cell>
          <table:table-cell table:style-name="ce8" office:value-type="string" calcext:value-type="string">
            <text:p>守</text:p>
          </table:table-cell>
          <table:table-cell table:style-name="ce12" office:value-type="string" calcext:value-type="string">
            <text:p>保守的 ・ ほしゅてき ・ conservative</text:p>
            <text:p/>
            <text:p>守る ・ まもる ・ [vt] protect, watch over, keep</text:p>
            <text:p/>
            <text:p>子守り ・ こもり ・ baby-sitting; baby-sitter</text:p>
            <text:p/>
            <text:p>規則を守る ・ きそくをまもる ・ observe / abide by rules, keep to regulations</text:p>
            <text:p/>
            <text:p>守備 ・ しゅび ・ defense; fielding</text:p>
            <text:p/>
            <text:p>留守 ・ るす ・ absence from home ; caretaking; defending as one's lord is away </text:p>
            <text:p/>
            <text:p>灯台守 ・ とうだいもり ・ lighthouse keep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649" calcext:value-type="float">
            <text:p>649</text:p>
          </table:table-cell>
          <table:table-cell table:style-name="ce8" office:value-type="string" calcext:value-type="string">
            <text:p>団</text:p>
          </table:table-cell>
          <table:table-cell table:style-name="ce12" office:value-type="string" calcext:value-type="string">
            <text:p>布団 ・ ふとん ・ futon, bedquilt</text:p>
            <text:p/>
            <text:p>団体 ・ だんたい ・ group, collective; organization</text:p>
            <text:p/>
            <text:p>団地 ・ だんち ・ public housing development</text:p>
            <text:p/>
            <text:p>集団 ・ しゅうだん ・ group, collective</text:p>
            <text:p/>
            <text:p>団交 ・ だんこう ・ collective bargaining</text:p>
            <text:p/>
            <text:p>団結 ・ だんけつ ・ unity, union, solidarity</text:p>
            <text:p/>
            <text:p>公団 ・ こうだん ・ public corpora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650" calcext:value-type="float">
            <text:p>650</text:p>
          </table:table-cell>
          <table:table-cell table:style-name="ce8" office:value-type="string" calcext:value-type="string">
            <text:p>対</text:p>
          </table:table-cell>
          <table:table-cell table:style-name="ce12" office:value-type="string" calcext:value-type="string">
            <text:p>反対する ・ はんたいする ・ oppose, object to </text:p>
            <text:p/>
            <text:p>対になる ・ ついになる ・ form a pair</text:p>
            <text:p/>
            <text:p>対面する ・ たいめんする ・ meet, face</text:p>
            <text:p/>
            <text:p>対決 ・ たいけつ ・ confrontation, showdown</text:p>
            <text:p/>
            <text:p>人に対して親切 ・ ひとにたいしてしんせつ ・ kind toward others</text:p>
            <text:p/>
            <text:p>対句 ・ ついく ・ couplet, antithesis</text:p>
            <text:p/>
            <text:p>対外の ・ たいがいの ・ foreign; outsid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651" calcext:value-type="float">
            <text:p>651</text:p>
          </table:table-cell>
          <table:table-cell table:style-name="ce8" office:value-type="string" calcext:value-type="string">
            <text:p>村</text:p>
          </table:table-cell>
          <table:table-cell table:style-name="ce12" office:value-type="string" calcext:value-type="string">
            <text:p>村 ・ むら ・ village</text:p>
            <text:p/>
            <text:p>村人 ・ むらびと ・ villager</text:p>
            <text:p/>
            <text:p>市町村 ・ しちょうそん ・ cities, towns, and villages; municipalities</text:p>
            <text:p/>
            <text:p>農村 ・ のうそん ・ farm village</text:p>
            <text:p/>
            <text:p>村落 ・ そんらく ・ village, hamlet</text:p>
            <text:p/>
            <text:p>漁村 ・ ぎょそん ・ fishing village</text:p>
            <text:p/>
            <text:p>村里 ・ むらざと ・ village</text:p>
            <text:p/>
            <text:p>村八分 ・ むらはちぶ ・ village ostracism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652" calcext:value-type="float">
            <text:p>652</text:p>
          </table:table-cell>
          <table:table-cell table:style-name="ce8" office:value-type="string" calcext:value-type="string">
            <text:p>才</text:p>
          </table:table-cell>
          <table:table-cell table:style-name="ce12" office:value-type="string" calcext:value-type="string">
            <text:p>天才 ・ てんさい ・ person of genius</text:p>
            <text:p/>
            <text:p>十八才未満 ・ じゅうはっさいみまん ・ not quite 18 years old</text:p>
            <text:p/>
            <text:p>何才 ・ なんさい ・ how old, what age</text:p>
            <text:p/>
            <text:p>漫才 ・ まんざい ・ comic dialogue / backchat</text:p>
            <text:p/>
            <text:p>才気 ・ さいき ・ talent</text:p>
            <text:p/>
            <text:p>才知 ・ さいち ・ wit and intelligenc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653" calcext:value-type="float">
            <text:p>653</text:p>
          </table:table-cell>
          <table:table-cell table:style-name="ce8" office:value-type="string" calcext:value-type="string">
            <text:p>財</text:p>
          </table:table-cell>
          <table:table-cell table:style-name="ce12" office:value-type="string" calcext:value-type="string">
            <text:p>財産 ・ ざいさん ・ property, fortune, wealth</text:p>
            <text:p/>
            <text:p>財団 ・ ざいだん ・ endowed institution, foundation</text:p>
            <text:p/>
            <text:p>財政 ・ ざいせい ・ public finance, financial affairs</text:p>
            <text:p/>
            <text:p>財布 ・ さいふ ・ purse, wallet</text:p>
            <text:p/>
            <text:p>財を成す ・ ざいをなす ・ build a fortune</text:p>
            <text:p/>
            <text:p>財源 ・ ざいげん ・ revenue source, financial resource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654" calcext:value-type="float">
            <text:p>654</text:p>
          </table:table-cell>
          <table:table-cell table:style-name="ce8" office:value-type="string" calcext:value-type="string">
            <text:p>材</text:p>
          </table:table-cell>
          <table:table-cell table:style-name="ce12" office:value-type="string" calcext:value-type="string">
            <text:p>材木 ・ ざいもく ・ timber, lumber, logs</text:p>
            <text:p/>
            <text:p>取材 ・ しゅざい ・ news gathering, data collection</text:p>
            <text:p/>
            <text:p>木材 ・ もくざい ・ wood, timber, lumber</text:p>
            <text:p/>
            <text:p>教材 ・ きょうざい ・ teaching materials</text:p>
            <text:p/>
            <text:p>材器 ・ ざいき ・ talent, ability</text:p>
            <text:p/>
            <text:p>素材 ・ そざい ・ material; subject matter</text:p>
            <text:p/>
            <text:p>良材 ・ りょうざい ・ good timbe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655" calcext:value-type="float">
            <text:p>655</text:p>
          </table:table-cell>
          <table:table-cell table:style-name="ce8" office:value-type="string" calcext:value-type="string">
            <text:p>沈</text:p>
          </table:table-cell>
          <table:table-cell table:style-name="ce12" office:value-type="string" calcext:value-type="string">
            <text:p>日が沈む ・ ひがしずむ ・ the sun sets</text:p>
            <text:p/>
            <text:p>沈没する ・ ちんぼつする ・ sink, go to the bottom</text:p>
            <text:p/>
            <text:p>沈着 ・ ちんちゃく ・ composure, self-possession</text:p>
            <text:p/>
            <text:p>沈下 ・ ちんか ・ subsidence, sinking</text:p>
            <text:p/>
            <text:p>撃沈する ・ げきちんする ・ attack and sink a ship</text:p>
            <text:p/>
            <text:p>沈む ・ しずむ ・ [vi] sink, submerge, go down; set</text:p>
            <text:p/>
            <text:p>沈める ・ しずめる ・ [vt] sink, submerge; send to the bottom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656" calcext:value-type="float">
            <text:p>656</text:p>
          </table:table-cell>
          <table:table-cell table:style-name="ce8" office:value-type="string" calcext:value-type="string">
            <text:p>枕</text:p>
          </table:table-cell>
          <table:table-cell table:style-name="ce12" office:value-type="string" calcext:value-type="string">
            <text:p>枕カバー ・ まくらカバー ・ pillowcase</text:p>
            <text:p/>
            <text:p>枕席 ・ ちんせき ・ bedding, bed(room)</text:p>
            <text:p/>
            <text:p>手枕 ・ てまくら ・ using one’s arm for a pillow</text:p>
            <text:p/>
            <text:p>枕頭 ・ ちんとう ・ one’s bedside, head of one’s bed</text:p>
            <text:p/>
            <text:p>枕木 ・ まくらぎ ・ railroad tie / sleeper</text:p>
            <text:p/>
            <text:p>枕元 ・ まくらもと ・ near one’s pillow, one’s bedsid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657" calcext:value-type="float">
            <text:p>657</text:p>
          </table:table-cell>
          <table:table-cell table:style-name="ce8" office:value-type="string" calcext:value-type="string">
            <text:p>丈</text:p>
          </table:table-cell>
          <table:table-cell table:style-name="ce12" office:value-type="string" calcext:value-type="string">
            <text:p>背丈 ・ せたけ ・ stature, height</text:p>
            <text:p/>
            <text:p>大丈夫 ・ だいじょうぶ ・ safe, sure, all right</text:p>
            <text:p/>
            <text:p>丈夫な ・ じょうぶな ・ healthy, robust; stout, solid</text:p>
            <text:p/>
            <text:p>丈比べ ・ たけくらべ ・ comparison of statures</text:p>
            <text:p/>
            <text:p>気丈な ・ きじょうな ・ stouthearted, courageous</text:p>
            <text:p/>
            <text:p>偉丈夫 ・ いじょうふ ・ towering / great man; hero</text:p>
            <text:p/>
            <text:p>頑丈な ・ がんじょうな ・ solid, firm; strong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58" calcext:value-type="float">
            <text:p>658</text:p>
          </table:table-cell>
          <table:table-cell table:style-name="ce8" office:value-type="string" calcext:value-type="string">
            <text:p>杖</text:p>
          </table:table-cell>
          <table:table-cell table:style-name="ce12" office:value-type="string" calcext:value-type="string">
            <text:p>松葉杖 ・ まつばづえ ・ crutches</text:p>
            <text:p/>
            <text:p>杖 ・ つえ ・ cane, staff</text:p>
            <text:p/>
            <text:p>仕込み杖 ・ しこみづえ ・ sword cane</text:p>
            <text:p/>
            <text:p>杖術 ・ じょうじゅつ ・ martial art using a cane staff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659" calcext:value-type="float">
            <text:p>659</text:p>
          </table:table-cell>
          <table:table-cell table:style-name="ce8" office:value-type="string" calcext:value-type="string">
            <text:p>偉</text:p>
          </table:table-cell>
          <table:table-cell table:style-name="ce12" office:value-type="string" calcext:value-type="string">
            <text:p>偉い人 ・ えらいひと ・ great man, extraordinary character</text:p>
            <text:p/>
            <text:p>偉大な ・ いだいな ・ great, mighty, grand</text:p>
            <text:p/>
            <text:p>偉物 ・ えらぶつ ・ extraordinary character, talented / able person</text:p>
            <text:p/>
            <text:p>偉さ ・ えらさ ・ greatness; remarkableness</text:p>
            <text:p/>
            <text:p>偉がる ・ えらがる ・ [vi] be self-important, conceited</text:p>
            <text:p/>
            <text:p>ど偉い ・ どえらい ・ terrible, very serious</text:p>
            <text:p/>
            <text:p>偉勲 ・ いくん ・ great achievement</text:p>
            <text:p/>
            <text:p>偉観 ・ いかん ・ grand sigh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60" calcext:value-type="float">
            <text:p>660</text:p>
          </table:table-cell>
          <table:table-cell table:style-name="ce8" office:value-type="string" calcext:value-type="string">
            <text:p>緯</text:p>
          </table:table-cell>
          <table:table-cell table:style-name="ce12" office:value-type="string" calcext:value-type="string">
            <text:p>緯度 ・ いど ・ latitude</text:p>
            <text:p/>
            <text:p>緯線 ・ いせん ・ parallels of latitude</text:p>
            <text:p/>
            <text:p>北緯 ・ ほくい ・ north latitude</text:p>
            <text:p/>
            <text:p>経緯 ・ けいい ・ latitude and longitud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661" calcext:value-type="float">
            <text:p>661</text:p>
          </table:table-cell>
          <table:table-cell table:style-name="ce8" office:value-type="string" calcext:value-type="string">
            <text:p>衛</text:p>
          </table:table-cell>
          <table:table-cell table:style-name="ce12" office:value-type="string" calcext:value-type="string">
            <text:p>防衛 ・ ぼうえい ・ defense, protection</text:p>
            <text:p/>
            <text:p>衛生 ・ えいせい ・ hygiene, sanitation; health preservation</text:p>
            <text:p/>
            <text:p>前衛 ・ ぜんえい ・ vanguard; forward player</text:p>
            <text:p/>
            <text:p>守衛 ・ しゅえい ・ guard, doorkeeper</text:p>
            <text:p/>
            <text:p>衛星 ・ えいせい ・ satellite; moon</text:p>
            <text:p/>
            <text:p>自衛 ・ じえい ・ self-defense, self-protec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662" calcext:value-type="float">
            <text:p>662</text:p>
          </table:table-cell>
          <table:table-cell table:style-name="ce8" office:value-type="string" calcext:value-type="string">
            <text:p>韓</text:p>
          </table:table-cell>
          <table:table-cell table:style-name="ce12" office:value-type="string" calcext:value-type="string">
            <text:p>韓国 ・ かんこく ・ South Korea</text:p>
            <text:p/>
            <text:p>日韓 ・ にっかん ・ Japan &amp; South Korea, Japanese-South Korean</text:p>
            <text:p/>
            <text:p>大韓民国 ・ だいかんみんこく ・ Republic of Korea</text:p>
            <text:p/>
            <text:p>訪韓 ・ ほうかん ・ visit to Korea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663" calcext:value-type="float">
            <text:p>663</text:p>
          </table:table-cell>
          <table:table-cell table:style-name="ce8" office:value-type="string" calcext:value-type="string">
            <text:p>違</text:p>
          </table:table-cell>
          <table:table-cell table:style-name="ce12" office:value-type="string" calcext:value-type="string">
            <text:p>違う ・ ちがう ・ [vi] differ; disagree; be wrong</text:p>
            <text:p/>
            <text:p>違反 ・ いはん ・ violation of the law ; breach</text:p>
            <text:p/>
            <text:p>間違える ・ まちがえる ・ [vt] mistake, confuse</text:p>
            <text:p/>
            <text:p>違法 ・ いほう ・ illegality, unlawfulness</text:p>
            <text:p/>
            <text:p>違和感 ・ いわかん ・ uncomfortable feeling</text:p>
            <text:p/>
            <text:p>食い違い ・ くいちがい ・ difference in opinion ; discrepancy</text:p>
            <text:p/>
            <text:p>違える ・ ちがえる ・ [vt] change, alter; mistake, make a mistake</text:p>
            <text:p/>
            <text:p>相違 ・ そうい ・ difference, disparit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664" calcext:value-type="float">
            <text:p>664</text:p>
          </table:table-cell>
          <table:table-cell table:style-name="ce8" office:value-type="string" calcext:value-type="string">
            <text:p>抱</text:p>
          </table:table-cell>
          <table:table-cell table:style-name="ce12" office:value-type="string" calcext:value-type="string">
            <text:p>抱える ・ かかえる ・ [vt] hold in one's arms</text:p>
            <text:p/>
            <text:p>抱く¹ ・ だく ・ [vt] hug, embrace; hold in one's arms</text:p>
            <text:p/>
            <text:p>抱く² ・ いだく ・ [vt] have in mind ; bear (grudge, …), hold (hope, … </text:p>
            <text:p/>
            <text:p>介抱する ・ かいほうする ・ nurse, care for</text:p>
            <text:p/>
            <text:p>抱卵 ・ ほうらん ・ incubation</text:p>
            <text:p/>
            <text:p>辛抱 ・ しんぼう ・ patience, endurance, forbearance</text:p>
            <text:p/>
            <text:p>抱き合う ・ だきあう ・ [vi] hug, embrace</text:p>
            <text:p/>
            <text:p>抱き抱える ・ だきかかえる ・ [vt] hold, carry, embrace in one’s arms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665" calcext:value-type="float">
            <text:p>665</text:p>
          </table:table-cell>
          <table:table-cell table:style-name="ce8" office:value-type="string" calcext:value-type="string">
            <text:p>砲</text:p>
          </table:table-cell>
          <table:table-cell table:style-name="ce12" office:value-type="string" calcext:value-type="string">
            <text:p>鉄砲 ・ てっぽう ・ gun, firearm</text:p>
            <text:p/>
            <text:p>砲火 ・ ほうか ・ gunfire</text:p>
            <text:p/>
            <text:p>大砲 ・ たいほう ・ gun, cannon, artillery</text:p>
            <text:p/>
            <text:p>砲術 ・ ほうじゅつ ・ gunnery, artillery</text:p>
            <text:p/>
            <text:p>祝砲 ・ しゅくほう ・ feu de joie, artillery / gun salute</text:p>
            <text:p/>
            <text:p>砲丸 ・ ほうがん ・ cannonbal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66" calcext:value-type="float">
            <text:p>666</text:p>
          </table:table-cell>
          <table:table-cell table:style-name="ce8" office:value-type="string" calcext:value-type="string">
            <text:p>泡</text:p>
          </table:table-cell>
          <table:table-cell table:style-name="ce12" office:value-type="string" calcext:value-type="string">
            <text:p>泡立つ ・ あわだつ ・ [vi] bubble, foam</text:p>
            <text:p/>
            <text:p>泡 ・ あわ ・ bubble, foam</text:p>
            <text:p/>
            <text:p>発泡 ・ はっぽう ・ foaming, effervescence</text:p>
            <text:p/>
            <text:p>気泡 ・ きほう ・ air bubble</text:p>
            <text:p/>
            <text:p>水泡 ・ すいほう ・ bubble, foam</text:p>
            <text:p/>
            <text:p>泡沫 ・ ほうまつ ・ bubble, foam, froth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667" calcext:value-type="float">
            <text:p>667</text:p>
          </table:table-cell>
          <table:table-cell table:style-name="ce8" office:value-type="string" calcext:value-type="string">
            <text:p>丹</text:p>
          </table:table-cell>
          <table:table-cell table:style-name="ce12" office:value-type="string" calcext:value-type="string">
            <text:p>丹念な ・ たんねんな ・ painstaking, assiduous, diligent</text:p>
            <text:p/>
            <text:p>丹精 ・ たんせい ・ efforts, pains</text:p>
            <text:p/>
            <text:p>牡丹 ・ ぼたん ・ peony, Paeonia suffruticosa</text:p>
            <text:p/>
            <text:p>丹 ・ に ・ cinnabar red, vermilion</text:p>
            <text:p/>
            <text:p>丹塗りの ・ にぬりの ・ red-painted, vermilion-lacquered</text:p>
            <text:p/>
            <text:p>丹心 ・ たんしん ・ sincerit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668" calcext:value-type="float">
            <text:p>668</text:p>
          </table:table-cell>
          <table:table-cell table:style-name="ce8" office:value-type="string" calcext:value-type="string">
            <text:p>舟</text:p>
          </table:table-cell>
          <table:table-cell table:style-name="ce12" office:value-type="string" calcext:value-type="string">
            <text:p>舟行 ・ しゅうこう ・ navigation, going by ship</text:p>
            <text:p/>
            <text:p>小舟 ・ こぶね ・ small craft</text:p>
            <text:p/>
            <text:p>舟 ・ ふね ・ boat</text:p>
            <text:p/>
            <text:p>舟着き場 ・ ふなつきば ・ wharf</text:p>
            <text:p/>
            <text:p>渡し舟 ・ わたしぶね ・ ferryboat</text:p>
            <text:p/>
            <text:p>舟運 ・ しゅううん ・ transportation by water</text:p>
            <text:p/>
            <text:p>舟艇 ・ しゅうてい ・ boat, craf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69" calcext:value-type="float">
            <text:p>669</text:p>
          </table:table-cell>
          <table:table-cell table:style-name="ce8" office:value-type="string" calcext:value-type="string">
            <text:p>船</text:p>
          </table:table-cell>
          <table:table-cell table:style-name="ce12" office:value-type="string" calcext:value-type="string">
            <text:p>船長 ・ せんちょう ・ (ship) captain</text:p>
            <text:p/>
            <text:p>風船 ・ ふうせん ・ balloon</text:p>
            <text:p/>
            <text:p>船旅 ・ ふなたび ・ voyage</text:p>
            <text:p/>
            <text:p>船 ・ ふね ・ ship</text:p>
            <text:p/>
            <text:p>助け船 ・ たすけぶね ・ lifeboat; help</text:p>
            <text:p/>
            <text:p>船旅 ・ ふなたび ・ voyag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670" calcext:value-type="float">
            <text:p>670</text:p>
          </table:table-cell>
          <table:table-cell table:style-name="ce8" office:value-type="string" calcext:value-type="string">
            <text:p>舶</text:p>
          </table:table-cell>
          <table:table-cell table:style-name="ce12" office:value-type="string" calcext:value-type="string">
            <text:p>舶来品 ・ はくらいひん ・ imported goods, foreign-made articles</text:p>
            <text:p/>
            <text:p>船舶 ・ せんぱく ・ ship, vessel; craft</text:p>
            <text:p/>
            <text:p>舶用機関 ・ はくようきかん ・ marine engine</text:p>
            <text:p/>
            <text:p>船舶業 ・ せんぱくぎょう ・ shipping industry</text:p>
            <text:p/>
            <text:p>舶載 ・ はくさい ・ ocean transportation; importati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671" calcext:value-type="float">
            <text:p>671</text:p>
          </table:table-cell>
          <table:table-cell table:style-name="ce8" office:value-type="string" calcext:value-type="string">
            <text:p>般</text:p>
          </table:table-cell>
          <table:table-cell table:style-name="ce12" office:value-type="string" calcext:value-type="string">
            <text:p>一般の ・ いっぱんの ・ general, universal, common</text:p>
            <text:p/>
            <text:p>一般向け ・ いっぱんむけ ・ for the general public</text:p>
            <text:p/>
            <text:p>全般の ・ ぜんぱんの ・ whole, general, overall</text:p>
            <text:p/>
            <text:p>先般 ・ せんぱん ・ the other day, some time ago</text:p>
            <text:p/>
            <text:p>今般 ・ こんぱん ・ now, recentl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672" calcext:value-type="float">
            <text:p>672</text:p>
          </table:table-cell>
          <table:table-cell table:style-name="ce8" office:value-type="string" calcext:value-type="string">
            <text:p>搬</text:p>
          </table:table-cell>
          <table:table-cell table:style-name="ce12" office:value-type="string" calcext:value-type="string">
            <text:p>搬送 ・ はんそう ・ conveyance</text:p>
            <text:p/>
            <text:p>搬入する ・ はんにゅうする ・ carry in</text:p>
            <text:p/>
            <text:p>搬出する ・ はんしゅつする ・ carry out</text:p>
            <text:p/>
            <text:p>運搬する ・ うんぱんする ・ carry, transport; convey, deliver</text:p>
            <text:p/>
            <text:p>可搬式 ・ かはんしき ・ portabl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673" calcext:value-type="float">
            <text:p>673</text:p>
          </table:table-cell>
          <table:table-cell table:style-name="ce8" office:value-type="string" calcext:value-type="string">
            <text:p>盤</text:p>
          </table:table-cell>
          <table:table-cell table:style-name="ce12" office:value-type="string" calcext:value-type="string">
            <text:p>円盤 ・ えんばん ・ disk; flying saucer</text:p>
            <text:p/>
            <text:p>基盤 ・ きばん ・ bedrock, base, foundation</text:p>
            <text:p/>
            <text:p>チェスの盤 ・ チェスのばん ・ chessboard</text:p>
            <text:p/>
            <text:p>盤石 ・ ばんじゃく ・ huge rock; firmness</text:p>
            <text:p/>
            <text:p>地盤 ・ じばん ・ ground, foundation, base</text:p>
            <text:p/>
            <text:p>落盤 ・ らくばん ・ cave-in</text:p>
            <text:p/>
            <text:p>制御盤 ・ せいぎょばん ・ control pane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74" calcext:value-type="float">
            <text:p>674</text:p>
          </table:table-cell>
          <table:table-cell table:style-name="ce8" office:value-type="string" calcext:value-type="string">
            <text:p>歯</text:p>
          </table:table-cell>
          <table:table-cell table:style-name="ce12" office:value-type="string" calcext:value-type="string">
            <text:p>歯医者 ・ はいしゃ ・ dentist</text:p>
            <text:p/>
            <text:p>歯 ・ は ・ tooth</text:p>
            <text:p/>
            <text:p>歯車 ・ はぐるま ・ cog, toothed wheel</text:p>
            <text:p/>
            <text:p>入れ歯 ・ いれば ・ dentures</text:p>
            <text:p/>
            <text:p>虫歯 ・ むしば ・ decayed tooth</text:p>
            <text:p/>
            <text:p>歯石 ・ しせき ・ tartar, dental calculu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675" calcext:value-type="float">
            <text:p>675</text:p>
          </table:table-cell>
          <table:table-cell table:style-name="ce8" office:value-type="string" calcext:value-type="string">
            <text:p>冷</text:p>
          </table:table-cell>
          <table:table-cell table:style-name="ce12" office:value-type="string" calcext:value-type="string">
            <text:p>冷え込む ・ ひえこむ ・ [vi] get cold, chilled</text:p>
            <text:p/>
            <text:p>冷たい ・ つめたい ・ cold to the touch , chilly; coldhearted, cold-blooded</text:p>
            <text:p/>
            <text:p>冷水 ・ れいすい ・ cold water</text:p>
            <text:p/>
            <text:p>冷戦 ・ れいせん ・ Cold War</text:p>
            <text:p/>
            <text:p>冷める ・ さめる ・ [vi] cool down; get cold</text:p>
            <text:p/>
            <text:p>冷える ・ ひえる ・ [vi] get cold, be cooled</text:p>
            <text:p/>
            <text:p>冷ややかさ ・ ひややかさ ・ coldness; frigidity, indifference</text:p>
            <text:p/>
            <text:p>冷やかし ・ ひやかし ・ banter, chaff, raillery; window-shopping, browsi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76" calcext:value-type="float">
            <text:p>676</text:p>
          </table:table-cell>
          <table:table-cell table:style-name="ce8" office:value-type="string" calcext:value-type="string">
            <text:p>齢</text:p>
          </table:table-cell>
          <table:table-cell table:style-name="ce12" office:value-type="string" calcext:value-type="string">
            <text:p>年齢 ・ ねんれい ・ age, years</text:p>
            <text:p/>
            <text:p>高齢者 ・ こうれいしゃ ・ elderly person</text:p>
            <text:p/>
            <text:p>老齢 ・ ろうれい ・ old age</text:p>
            <text:p/>
            <text:p>学齢 ・ がくれい ・ school age</text:p>
            <text:p/>
            <text:p>月齢 ・ げつれい ・ days since new moon</text:p>
            <text:p/>
            <text:p>樹齢 ・ じゅれい ・ age of a tre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677" calcext:value-type="float">
            <text:p>677</text:p>
          </table:table-cell>
          <table:table-cell table:style-name="ce8" office:value-type="string" calcext:value-type="string">
            <text:p>少</text:p>
          </table:table-cell>
          <table:table-cell table:style-name="ce12" office:value-type="string" calcext:value-type="string">
            <text:p>少々 ・ しょうしょう ・ a little, a few, slightly</text:p>
            <text:p/>
            <text:p>少しも ・ すこしも ・ (not) at all</text:p>
            <text:p/>
            <text:p>少なくとも ・ すくなくとも ・ at least</text:p>
            <text:p/>
            <text:p>少し ・ すこし ・ a few, a little</text:p>
            <text:p/>
            <text:p>少年 ・ しょうねん ・ boy</text:p>
            <text:p/>
            <text:p>少ない ・ すくない ・ few, not many</text:p>
            <text:p/>
            <text:p>多少 ・ たしょう ・ a little, somewha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678" calcext:value-type="float">
            <text:p>678</text:p>
          </table:table-cell>
          <table:table-cell table:style-name="ce8" office:value-type="string" calcext:value-type="string">
            <text:p>砂</text:p>
          </table:table-cell>
          <table:table-cell table:style-name="ce12" office:value-type="string" calcext:value-type="string">
            <text:p>砂粒 ・ すなつぶ ・ grain of sand</text:p>
            <text:p/>
            <text:p>砂鉄 ・ さてつ ・ iron sand</text:p>
            <text:p/>
            <text:p>砂金 ・ さきん ・ gold dust</text:p>
            <text:p/>
            <text:p>砂利 ・ じゃり ・ gravel, ballast</text:p>
            <text:p/>
            <text:p>土砂 ・ どしゃ ・ earth and san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679" calcext:value-type="float">
            <text:p>679</text:p>
          </table:table-cell>
          <table:table-cell table:style-name="ce8" office:value-type="string" calcext:value-type="string">
            <text:p>歩</text:p>
          </table:table-cell>
          <table:table-cell table:style-name="ce12" office:value-type="string" calcext:value-type="string">
            <text:p>歩行者 ・ ほこうしゃ ・ pedestrian</text:p>
            <text:p/>
            <text:p>歩く ・ あるく ・ [vi] walk, go on foot</text:p>
            <text:p/>
            <text:p>歩む ・ あゆむ ・ [vi] walk [elegant] </text:p>
            <text:p/>
            <text:p>歩み ・ あゆみ ・ walking; step, pace</text:p>
            <text:p/>
            <text:p>歩道 ・ ほどう ・ sidewalk, footpath</text:p>
            <text:p/>
            <text:p>歩合 ・ ぶあい ・ rate, percentage; commission</text:p>
            <text:p/>
            <text:p>進歩 ・ しんぽ ・ advancement, improvement; progres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680" calcext:value-type="float">
            <text:p>680</text:p>
          </table:table-cell>
          <table:table-cell table:style-name="ce8" office:value-type="string" calcext:value-type="string">
            <text:p>渉</text:p>
          </table:table-cell>
          <table:table-cell table:style-name="ce12" office:value-type="string" calcext:value-type="string">
            <text:p>交渉 ・ こうしょう ・ negotiation, bargaining, discussion</text:p>
            <text:p/>
            <text:p>干渉 ・ かんしょう ・ interference, intervention</text:p>
            <text:p/>
            <text:p>渉外 ・ しょうがい ・ public relations</text:p>
            <text:p/>
            <text:p>団体交渉 ・ だんたいこうしょう ・ collective bargaining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681" calcext:value-type="float">
            <text:p>681</text:p>
          </table:table-cell>
          <table:table-cell table:style-name="ce8" office:value-type="string" calcext:value-type="string">
            <text:p>省</text:p>
          </table:table-cell>
          <table:table-cell table:style-name="ce12" office:value-type="string" calcext:value-type="string">
            <text:p>省みる ・ かえりみる ・ [vt] reflect upon oneself</text:p>
            <text:p/>
            <text:p>省く ・ はぶく ・ [vt] leave out; save, cut down</text:p>
            <text:p/>
            <text:p>反省 ・ はんせい ・ reflection, introspection</text:p>
            <text:p/>
            <text:p>厚生労働省 ・ こうせいろうどうしょう ・ Ministry of Health, Labor, &amp; Welfare</text:p>
            <text:p/>
            <text:p>省エネルギー ・ しょうエネルギー ・ energy conservation</text:p>
            <text:p/>
            <text:p>労力を省く ・ ろうりょくをはぶく ・ save labor</text:p>
            <text:p/>
            <text:p>省庁 ・ しょうちょう ・ Ministries and Agencies</text:p>
            <text:p/>
            <text:p>省力 ・ しょうりょく ・ labor sav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682" calcext:value-type="float">
            <text:p>682</text:p>
          </table:table-cell>
          <table:table-cell table:style-name="ce8" office:value-type="string" calcext:value-type="string">
            <text:p>相</text:p>
          </table:table-cell>
          <table:table-cell table:style-name="ce12" office:value-type="string" calcext:value-type="string">
            <text:p>様相 ・ ようそう ・ aspect, phase, condition</text:p>
            <text:p/>
            <text:p>相手 ・ あいて ・ partner, opponent</text:p>
            <text:p/>
            <text:p>外相 ・ がいしょう ・ Minister of Foreign Affairs</text:p>
            <text:p/>
            <text:p>相当する ・ そうとうする ・ correspond to, be suitable for</text:p>
            <text:p/>
            <text:p>首相 ・ しゅしょう ・ prime minister</text:p>
            <text:p/>
            <text:p>相続 ・ そうぞく ・ succession; inheritance</text:p>
            <text:p/>
            <text:p>相場 ・ そうば ・ market price; estimation</text:p>
            <text:p/>
            <text:p>相次いで ・ あいついで ・ in success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683" calcext:value-type="float">
            <text:p>683</text:p>
          </table:table-cell>
          <table:table-cell table:style-name="ce8" office:value-type="string" calcext:value-type="string">
            <text:p>想</text:p>
          </table:table-cell>
          <table:table-cell table:style-name="ce12" office:value-type="string" calcext:value-type="string">
            <text:p>思想 ・ しそう ・ thought, conception, idea</text:p>
            <text:p/>
            <text:p>想う ・ おもう ・ [vt] think, believe, want heartfelt </text:p>
            <text:p/>
            <text:p>想い出 ・ おもいで ・ recollections, reminiscence heartfelt </text:p>
            <text:p/>
            <text:p>理想 ・ りそう ・ ideal</text:p>
            <text:p/>
            <text:p>回想 ・ かいそう ・ recollection, reminiscence</text:p>
            <text:p/>
            <text:p>予想 ・ よそう ・ expectation, conjecture, prospect</text:p>
            <text:p/>
            <text:p>連想 ・ れんそう ・ association of ideas </text:p>
            <text:p/>
            <text:p>想定 ・ そうてい ・ hypothesis, supposition; assump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684" calcext:value-type="float">
            <text:p>684</text:p>
          </table:table-cell>
          <table:table-cell table:style-name="ce8" office:value-type="string" calcext:value-type="string">
            <text:p>称</text:p>
          </table:table-cell>
          <table:table-cell table:style-name="ce12" office:value-type="string" calcext:value-type="string">
            <text:p>名称 ・ めいしょう ・ appellation, title, name</text:p>
            <text:p/>
            <text:p>総称 ・ そうしょう ・ generic name, general term</text:p>
            <text:p/>
            <text:p>対称 ・ たいしょう ・ symmetry</text:p>
            <text:p/>
            <text:p>称する ・ しょうする ・ name, designate; claim, pretend</text:p>
            <text:p/>
            <text:p>病と称する ・ やまいとしょうする ・ pretend to be ill</text:p>
            <text:p/>
            <text:p>呼称する ・ こしょうする ・ call, na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5" calcext:value-type="float">
            <text:p>685</text:p>
          </table:table-cell>
          <table:table-cell table:style-name="ce8" office:value-type="string" calcext:value-type="string">
            <text:p>弥</text:p>
          </table:table-cell>
          <table:table-cell table:style-name="ce12" office:value-type="string" calcext:value-type="string">
            <text:p>弥生 ・ やよい ・ third (lunar) month, March</text:p>
            <text:p/>
            <text:p>弥生時代 ・ やよいじだい ・ Yayoi Period ~ 200 BCE-250 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686" calcext:value-type="float">
            <text:p>686</text:p>
          </table:table-cell>
          <table:table-cell table:style-name="ce8" office:value-type="string" calcext:value-type="string">
            <text:p>互</text:p>
          </table:table-cell>
          <table:table-cell table:style-name="ce12" office:value-type="string" calcext:value-type="string">
            <text:p>互いに ・ たがいに ・ mutually, reciprocally</text:p>
            <text:p/>
            <text:p>互いの ・ たがいの ・ mutual, reciprocal</text:p>
            <text:p/>
            <text:p>相互の ・ そうごの ・ mutual, reciprocal</text:p>
            <text:p/>
            <text:p>互恵 ・ ごけい ・ reciprocity, mutual benefits</text:p>
            <text:p/>
            <text:p>互角 ・ ごかく ・ equality; good match</text:p>
            <text:p/>
            <text:p>互い違いに ・ たがいちがいに ・ alternately</text:p>
            <text:p/>
            <text:p>互選 ・ ごせん ・ co-opting, mutual election from own group </text:p>
            <text:p/>
            <text:p>互助 ・ ごじょ ・ mutual aid, cooperatio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687" calcext:value-type="float">
            <text:p>687</text:p>
          </table:table-cell>
          <table:table-cell table:style-name="ce8" office:value-type="string" calcext:value-type="string">
            <text:p>務</text:p>
          </table:table-cell>
          <table:table-cell table:style-name="ce12" office:value-type="string" calcext:value-type="string">
            <text:p>務める ・ つとめる ・ [vi] perform one's duties; play one's part</text:p>
            <text:p/>
            <text:p>務まる ・ つとまる ・ [vt] be fit / qualified for</text:p>
            <text:p/>
            <text:p>事務所 ・ じむしょ ・ office</text:p>
            <text:p/>
            <text:p>公務員 ・ こうむいん ・ public employee</text:p>
            <text:p/>
            <text:p>外務省 ・ がいむしょ ・ Ministry of Foreign Affairs</text:p>
            <text:p/>
            <text:p>業務 ・ ぎょうむ ・ business, affairs, work, service</text:p>
            <text:p/>
            <text:p>外務 ・ がいむ ・ foreign affairs</text:p>
            <text:p/>
            <text:p>義務 ・ ぎむ ・ duty, obligatio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688" calcext:value-type="float">
            <text:p>688</text:p>
          </table:table-cell>
          <table:table-cell table:style-name="ce8" office:value-type="string" calcext:value-type="string">
            <text:p>柔</text:p>
          </table:table-cell>
          <table:table-cell table:style-name="ce12" office:value-type="string" calcext:value-type="string">
            <text:p>柔道 ・ じゅうどう ・ judo</text:p>
            <text:p/>
            <text:p>柔らかい ・ やわらかい ・ soft</text:p>
            <text:p/>
            <text:p>柔らかみ ・ やわらかみ ・ softness touch of </text:p>
            <text:p/>
            <text:p>柔らかな ・ やわらかな ・ soft, gentle</text:p>
            <text:p/>
            <text:p>柔和 ・ にゅうわ ・ gentle-, mildness, tender-, meekness</text:p>
            <text:p/>
            <text:p>柔毛 ・ じゅうもう ・ soft hair</text:p>
            <text:p/>
            <text:p>柔らかな風 ・ やわらかなかぜ ・ gentle breeze</text:p>
            <text:p/>
            <text:p>柔らかい毛布 ・ やわらかいもうふ ・ soft blanke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689" calcext:value-type="float">
            <text:p>689</text:p>
          </table:table-cell>
          <table:table-cell table:style-name="ce8" office:value-type="string" calcext:value-type="string">
            <text:p>軟</text:p>
          </table:table-cell>
          <table:table-cell table:style-name="ce12" office:value-type="string" calcext:value-type="string">
            <text:p>軟らかな ・ やわらかな ・ soft, tender</text:p>
            <text:p/>
            <text:p>軟化 ・ なんか ・ softening; weakening</text:p>
            <text:p/>
            <text:p>軟骨 ・ なんこつ ・ cartilage</text:p>
            <text:p/>
            <text:p>柔軟な ・ じゅうなんな ・ soft, pliable, flexible</text:p>
            <text:p/>
            <text:p>軟化 ・ なんか ・ softening; weakening of the market </text:p>
            <text:p/>
            <text:p>硬軟 ・ こうなん ・ hardnes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690" calcext:value-type="float">
            <text:p>690</text:p>
          </table:table-cell>
          <table:table-cell table:style-name="ce8" office:value-type="string" calcext:value-type="string">
            <text:p>軌</text:p>
          </table:table-cell>
          <table:table-cell table:style-name="ce12" office:value-type="string" calcext:value-type="string">
            <text:p>軌道 ・ きどう ・ track, railway; planetary orbit; beaten track</text:p>
            <text:p/>
            <text:p>軌条 ・ きじょう ・ rails</text:p>
            <text:p/>
            <text:p>軌跡 ・ きせき ・ locus; tracks, trace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691" calcext:value-type="float">
            <text:p>691</text:p>
          </table:table-cell>
          <table:table-cell table:style-name="ce8" office:value-type="string" calcext:value-type="string">
            <text:p>軒</text:p>
          </table:table-cell>
          <table:table-cell table:style-name="ce12" office:value-type="string" calcext:value-type="string">
            <text:p>四軒 ・ よんけん ・ four houses</text:p>
            <text:p/>
            <text:p>軒並み ・ のきなみ ・ row of houses; all round, across the board</text:p>
            <text:p/>
            <text:p>軒 ・ のき ・ eaves</text:p>
            <text:p/>
            <text:p>一軒家 ・ いっけんや ・ solitary house; private home</text:p>
            <text:p/>
            <text:p>数軒 ・ すうけん ・ several houses</text:p>
            <text:p/>
            <text:p>軒下 ・ のきした ・ under the eaves</text:p>
            <text:p/>
            <text:p>軒先 ・ のきさき ・ edge of the eaves, house frontag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692" calcext:value-type="float">
            <text:p>692</text:p>
          </table:table-cell>
          <table:table-cell table:style-name="ce8" office:value-type="string" calcext:value-type="string">
            <text:p>軸</text:p>
          </table:table-cell>
          <table:table-cell table:style-name="ce12" office:value-type="string" calcext:value-type="string">
            <text:p>回転軸 ・ かいてんじく ・ axis of revolution</text:p>
            <text:p/>
            <text:p>ペンの軸 ・ ぺんのじく ・ penholder</text:p>
            <text:p/>
            <text:p>左右軸 ・ さゆうじく ・ lateral axis</text:p>
            <text:p/>
            <text:p>主軸 ・ しゅじく ・ principal axis; main spindle [shaft] </text:p>
            <text:p/>
            <text:p>車軸 ・ しゃじく ・ wheel axle</text:p>
            <text:p/>
            <text:p>地軸 ・ ちじく ・ axis of the earth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693" calcext:value-type="float">
            <text:p>693</text:p>
          </table:table-cell>
          <table:table-cell table:style-name="ce8" office:value-type="string" calcext:value-type="string">
            <text:p>較</text:p>
          </table:table-cell>
          <table:table-cell table:style-name="ce12" office:value-type="string" calcext:value-type="string">
            <text:p>比較する ・ ひかくする ・ compare with, draw a comparison</text:p>
            <text:p/>
            <text:p>比較的 ・ ひかくてき ・ comparative</text:p>
            <text:p/>
            <text:p>較差 ・ かくさ ・ rang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694" calcext:value-type="float">
            <text:p>694</text:p>
          </table:table-cell>
          <table:table-cell table:style-name="ce8" office:value-type="string" calcext:value-type="string">
            <text:p>庫</text:p>
          </table:table-cell>
          <table:table-cell table:style-name="ce12" office:value-type="string" calcext:value-type="string">
            <text:p>車庫 ・ しゃこ ・ car shed, garage</text:p>
            <text:p/>
            <text:p>在庫 ・ ざいこ ・ stock(pile), inventory</text:p>
            <text:p/>
            <text:p>庫入れ ・ くらいれ ・ warehousing</text:p>
            <text:p/>
            <text:p>倉庫 ・ そうこ ・ ware-, storehouse</text:p>
            <text:p/>
            <text:p>金庫 ・ きんこ ・ strong box, cashbox</text:p>
            <text:p/>
            <text:p>文庫 ・ ぶんこ ・ library; collection of literary works; box for stationer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695" calcext:value-type="float">
            <text:p>695</text:p>
          </table:table-cell>
          <table:table-cell table:style-name="ce8" office:value-type="string" calcext:value-type="string">
            <text:p>蔵</text:p>
          </table:table-cell>
          <table:table-cell table:style-name="ce12" office:value-type="string" calcext:value-type="string">
            <text:p>冷蔵庫 ・ れいぞうこ ・ refrigerator</text:p>
            <text:p/>
            <text:p>貯蔵 ・ ちょぞう ・ storage, preservation</text:p>
            <text:p/>
            <text:p>蔵 ・ くら ・ storehouse</text:p>
            <text:p/>
            <text:p>蔵出し ・ くらだし ・ delivery of goods from a storehouse</text:p>
            <text:p/>
            <text:p>米蔵 ・ こめぐら ・ rice granary</text:p>
            <text:p/>
            <text:p>死蔵する ・ しぞうする ・ hoard up , keep sth. idl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96" calcext:value-type="float">
            <text:p>696</text:p>
          </table:table-cell>
          <table:table-cell table:style-name="ce8" office:value-type="string" calcext:value-type="string">
            <text:p>倉</text:p>
          </table:table-cell>
          <table:table-cell table:style-name="ce12" office:value-type="string" calcext:value-type="string">
            <text:p>倉庫 ・ そうこ ・ warehouse, storehouse</text:p>
            <text:p/>
            <text:p>倉渡し ・ くらわたし ・ ex warehouse</text:p>
            <text:p/>
            <text:p>倉 ・ くら ・ storehouse</text:p>
            <text:p/>
            <text:p>倉荷 ・ くらに ・ warehouse goods</text:p>
            <text:p/>
            <text:p>穀倉 ・ こくそう ・ granary, grain elevator</text:p>
            <text:p/>
            <text:p>弾倉 ・ だんそう ・ magazine of a rifl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697" calcext:value-type="float">
            <text:p>697</text:p>
          </table:table-cell>
          <table:table-cell table:style-name="ce8" office:value-type="string" calcext:value-type="string">
            <text:p>創</text:p>
          </table:table-cell>
          <table:table-cell table:style-name="ce12" office:value-type="string" calcext:value-type="string">
            <text:p>創立する ・ そうりつする ・ establish, organize, start</text:p>
            <text:p/>
            <text:p>創作する ・ そうさくする ・ create, produce; write</text:p>
            <text:p/>
            <text:p>独創的 ・ どくそうてき ・ original, creative</text:p>
            <text:p/>
            <text:p>創る ・ つくる ・ [vt] create, bring into being new things </text:p>
            <text:p/>
            <text:p>創意 ・ そうい ・ original idea, ingenuity</text:p>
            <text:p/>
            <text:p>創刊 ・ そうかん ・ launching a magazine; first issu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698" calcext:value-type="float">
            <text:p>698</text:p>
          </table:table-cell>
          <table:table-cell table:style-name="ce8" office:value-type="string" calcext:value-type="string">
            <text:p>告</text:p>
          </table:table-cell>
          <table:table-cell table:style-name="ce12" office:value-type="string" calcext:value-type="string">
            <text:p>告げる ・ つげる ・ [vt] notify, tell</text:p>
            <text:p/>
            <text:p>広告 ・ こうこく ・ public notice; advertisement</text:p>
            <text:p/>
            <text:p>戒告 ・ かいこく ・ caution, warning, reprimand</text:p>
            <text:p/>
            <text:p>忠告 ・ ちゅうこく ・ advice, counsel; warning, admonition</text:p>
            <text:p/>
            <text:p>上告 ・ じょうこく ・ final appeal</text:p>
            <text:p/>
            <text:p>お告げ ・ おつげ ・ oracle, revelation</text:p>
            <text:p/>
            <text:p>告げ口 ・ つげぐち ・ tell-tal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699" calcext:value-type="float">
            <text:p>699</text:p>
          </table:table-cell>
          <table:table-cell table:style-name="ce8" office:value-type="string" calcext:value-type="string">
            <text:p>造</text:p>
          </table:table-cell>
          <table:table-cell table:style-name="ce12" office:value-type="string" calcext:value-type="string">
            <text:p>造る ・ つくる ・ [vt] make, build what needs time and skill </text:p>
            <text:p/>
            <text:p>創造 ・ そうぞう ・ creation</text:p>
            <text:p/>
            <text:p>造船 ・ ぞうせん ・ shipbuilding</text:p>
            <text:p/>
            <text:p>創造する ・ そうぞうする ・ create</text:p>
            <text:p/>
            <text:p>創造性 ・ そうぞうせい ・ creativity</text:p>
            <text:p/>
            <text:p>木造の ・ もくぞうの ・ wooden</text:p>
            <text:p/>
            <text:p>造り付けの ・ つくりつけの ・ built-in</text:p>
            <text:p/>
            <text:p>防火造り ・ ぼうかづくり ・ fireproof construc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700" calcext:value-type="float">
            <text:p>700</text:p>
          </table:table-cell>
          <table:table-cell table:style-name="ce8" office:value-type="string" calcext:value-type="string">
            <text:p>衣</text:p>
          </table:table-cell>
          <table:table-cell table:style-name="ce12" office:value-type="string" calcext:value-type="string">
            <text:p>衣類 ・ いるい ・ clothes, garments</text:p>
            <text:p/>
            <text:p>衣食住 ・ いしょくじゅう ・ food, clothing, &amp; shelter; the necessities of life</text:p>
            <text:p/>
            <text:p>衣 ・ ころも ・ outer garment, gown, priestly robe; garments, clothing, clothes</text:p>
            <text:p/>
            <text:p>羽衣 ・ はごろも ・ robe of feathers</text:p>
            <text:p/>
            <text:p>更衣室 ・ こういしつ ・ locker / dressing room</text:p>
            <text:p/>
            <text:p>羽衣 ・ はごろも ・ robe of feathers; plumage, wings bird, insec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701" calcext:value-type="float">
            <text:p>701</text:p>
          </table:table-cell>
          <table:table-cell table:style-name="ce8" office:value-type="string" calcext:value-type="string">
            <text:p>依</text:p>
          </table:table-cell>
          <table:table-cell table:style-name="ce12" office:value-type="string" calcext:value-type="string">
            <text:p>依存する ・ いぞんする ・ depend [rely] on</text:p>
            <text:p/>
            <text:p>依拠 ・ いきょ ・ basis, grounds; dependence</text:p>
            <text:p/>
            <text:p>帰依 ・ きえ ・ faith, devotion; conversion</text:p>
            <text:p/>
            <text:p>依嘱する ・ いしょくする ・ entrust with</text:p>
            <text:p/>
            <text:p>依頼する ・ いらいする ・ make a request</text:p>
            <text:p/>
            <text:p>依願退職 ・ いがんたいしょく ・ retirement at one’s own reques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702" calcext:value-type="float">
            <text:p>702</text:p>
          </table:table-cell>
          <table:table-cell table:style-name="ce8" office:value-type="string" calcext:value-type="string">
            <text:p>袋</text:p>
          </table:table-cell>
          <table:table-cell table:style-name="ce12" office:value-type="string" calcext:value-type="string">
            <text:p>袋 ・ ふくろ ・ bag</text:p>
            <text:p/>
            <text:p>紙袋 ・ かみぶくろ ・ paper bag</text:p>
            <text:p/>
            <text:p>手袋 ・ てぶくろ ・ gloves</text:p>
            <text:p/>
            <text:p>袋入り ・ ふくろいり ・ pouched, sacked</text:p>
            <text:p/>
            <text:p>郵袋 ・ ゆうたい ・ mailbag</text:p>
            <text:p/>
            <text:p>風袋 ・ ふうたい ・ tare, packaging weight</text:p>
            <text:p/>
            <text:p>お袋 ・ おふくろ ・ one’s moth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703" calcext:value-type="float">
            <text:p>703</text:p>
          </table:table-cell>
          <table:table-cell table:style-name="ce8" office:value-type="string" calcext:value-type="string">
            <text:p>褒</text:p>
          </table:table-cell>
          <table:table-cell table:style-name="ce12" office:value-type="string" calcext:value-type="string">
            <text:p>褒美 ・ ほうび ・ reward, prize</text:p>
            <text:p/>
            <text:p>褒める ・ ほめる ・ [vt] praise, commend</text:p>
            <text:p/>
            <text:p>褒め言葉 ・ ほめことば ・ words of praise</text:p>
            <text:p/>
            <text:p>褒章 ・ ほうしょう ・ medal of merit</text:p>
            <text:p/>
            <text:p>褒賞 ・ ほうしょう ・ prize, reward</text:p>
            <text:p/>
            <text:p>毀誉褒貶 ・ きよほうへん ・ praise and censure, criticisms</text:p>
            <text:p/>
            <text:p>褒め称える ・ ほめたたえる ・ [vt] admire, applaud, prais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704" calcext:value-type="float">
            <text:p>704</text:p>
          </table:table-cell>
          <table:table-cell table:style-name="ce8" office:value-type="string" calcext:value-type="string">
            <text:p>裏</text:p>
          </table:table-cell>
          <table:table-cell table:style-name="ce12" office:value-type="string" calcext:value-type="string">
            <text:p>裏面 ・ りめん ・ back, reverse, other side, inside; background</text:p>
            <text:p/>
            <text:p>裏切る ・ うらぎる ・ betray, double-cross</text:p>
            <text:p/>
            <text:p>裏付け ・ うらづけ ・ endorsement; backing; proof</text:p>
            <text:p/>
            <text:p>裏 ・ うら ・ rear, reverse, inside</text:p>
            <text:p/>
            <text:p>裏側 ・ うらがわ ・ back reverse, other side; wrong side</text:p>
            <text:p/>
            <text:p>禁裏 ・ きんり ・ the Imperial Palace / Court</text:p>
            <text:p/>
            <text:p>裏表 ・ うらおもて ・ both sides; two faces; opposite, the) reverse; double-dealing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05" calcext:value-type="float">
            <text:p>705</text:p>
          </table:table-cell>
          <table:table-cell table:style-name="ce8" office:value-type="string" calcext:value-type="string">
            <text:p>表</text:p>
          </table:table-cell>
          <table:table-cell table:style-name="ce12" office:value-type="string" calcext:value-type="string">
            <text:p>表示する ・ ひょうじする ・ indicate, show, express</text:p>
            <text:p/>
            <text:p>表の戸 ・ おもてのと ・ street / front door</text:p>
            <text:p/>
            <text:p>表す ・ あらわす ・ [vt] express, manifest signs, symbols, signs; feelings </text:p>
            <text:p/>
            <text:p>表 ・ おもて ・ front, surface, outside</text:p>
            <text:p/>
            <text:p>図表 ・ ずひょう ・ chart, diagram</text:p>
            <text:p/>
            <text:p>表にする ・ ひょうにする ・ tabulate; make a list of</text:p>
            <text:p/>
            <text:p>表れる ・ あらわれる ・ [vi] be expressed, show, become manifest</text:p>
            <text:p/>
            <text:p>表日本 ・ おもてにほん ・ Pacific side of Japa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706" calcext:value-type="float">
            <text:p>706</text:p>
          </table:table-cell>
          <table:table-cell table:style-name="ce8" office:value-type="string" calcext:value-type="string">
            <text:p>現</text:p>
          </table:table-cell>
          <table:table-cell table:style-name="ce12" office:value-type="string" calcext:value-type="string">
            <text:p>現れる ・ あらわれる ・ [vi] appear, emerge; become visible, materialize</text:p>
            <text:p/>
            <text:p>表現する ・ ひょうげんする ・ express, represent</text:p>
            <text:p/>
            <text:p>現在 ・ げんざい ・ present time, now; present tense</text:p>
            <text:p/>
            <text:p>現状 ・ げんじょう ・ present condition[s]</text:p>
            <text:p/>
            <text:p>現金 ・ げんきん ・ cash</text:p>
            <text:p/>
            <text:p>現す ・ あらわす ・ [vt] cause to appear; show, display, reveal</text:p>
            <text:p/>
            <text:p>現に ・ げんに ・ actually, really, as a matter of fact</text:p>
            <text:p/>
            <text:p>再現する ・ さいげんする ・ reenact, reproduc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707" calcext:value-type="float">
            <text:p>707</text:p>
          </table:table-cell>
          <table:table-cell table:style-name="ce8" office:value-type="string" calcext:value-type="string">
            <text:p>著</text:p>
          </table:table-cell>
          <table:table-cell table:style-name="ce12" office:value-type="string" calcext:value-type="string">
            <text:p>著す ・ あらわす ・ [vt] author, write</text:p>
            <text:p/>
            <text:p>著者 ・ ちょしゃ ・ author, writer</text:p>
            <text:p/>
            <text:p>著名 ・ ちょめい ・ prominence, eminence; distinction</text:p>
            <text:p/>
            <text:p>著しい ・ いちじるしい ・ remarkable, conspicuous</text:p>
            <text:p/>
            <text:p>共著 ・ きょうちょ ・ co- / joint authorship</text:p>
            <text:p/>
            <text:p>著者 ・ ちょしゃ ・ author, writer</text:p>
            <text:p/>
            <text:p>著作権 ・ ちょさくけん ・ copyright</text:p>
            <text:p/>
            <text:p>著作する ・ ちょさくする ・ write, autho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708" calcext:value-type="float">
            <text:p>708</text:p>
          </table:table-cell>
          <table:table-cell table:style-name="ce8" office:value-type="string" calcext:value-type="string">
            <text:p>制</text:p>
          </table:table-cell>
          <table:table-cell table:style-name="ce12" office:value-type="string" calcext:value-type="string">
            <text:p>制度 ・ せいど ・ institution, system, organization</text:p>
            <text:p/>
            <text:p>制限 ・ せいげん ・ restriction, limit</text:p>
            <text:p/>
            <text:p>体制 ・ たいせい ・ structure, system, organization</text:p>
            <text:p/>
            <text:p>産制 ・ さんせい ・ birth control</text:p>
            <text:p/>
            <text:p>強制する ・ きょうせいする ・ compel, force</text:p>
            <text:p/>
            <text:p>統制する ・ とうせいする ・ control, regulat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709" calcext:value-type="float">
            <text:p>709</text:p>
          </table:table-cell>
          <table:table-cell table:style-name="ce8" office:value-type="string" calcext:value-type="string">
            <text:p>製</text:p>
          </table:table-cell>
          <table:table-cell table:style-name="ce12" office:value-type="string" calcext:value-type="string">
            <text:p>製品 ・ せいひん ・ manufactured goods, product</text:p>
            <text:p/>
            <text:p>日本製の ・ にほんせいの ・ made in Japan</text:p>
            <text:p/>
            <text:p>製作 ・ せいさく ・ manufacture, production</text:p>
            <text:p/>
            <text:p>製薬 ・ せいやく ・ pharmaceutical manufacture</text:p>
            <text:p/>
            <text:p>製図 ・ せいず ・ drafting, drawing</text:p>
            <text:p/>
            <text:p>精製 ・ せいせい ・ refining; careful manufactur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710" calcext:value-type="float">
            <text:p>710</text:p>
          </table:table-cell>
          <table:table-cell table:style-name="ce8" office:value-type="string" calcext:value-type="string">
            <text:p>初</text:p>
          </table:table-cell>
          <table:table-cell table:style-name="ce12" office:value-type="string" calcext:value-type="string">
            <text:p>夜が明け初める ・ よがあけそめる ・ day starts to dawn</text:p>
            <text:p/>
            <text:p>最初 ・ さいしょ ・ outset, beginning; first</text:p>
            <text:p/>
            <text:p>初飛行 ・ はつひこう ・ maiden flight</text:p>
            <text:p/>
            <text:p>初めての ・ はじめての ・ first(-time)</text:p>
            <text:p/>
            <text:p>初期 ・ しょき ・ early stage, initial; beginning</text:p>
            <text:p/>
            <text:p>初初しい ・ ういういしい ・ innocent, naive, fresh</text:p>
            <text:p/>
            <text:p>書き初め ・ かきぞめ ・ New Year’s writing</text:p>
            <text:p/>
            <text:p>咲き初める ・ さきそめる ・ begin to bloom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711" calcext:value-type="float">
            <text:p>711</text:p>
          </table:table-cell>
          <table:table-cell table:style-name="ce8" office:value-type="string" calcext:value-type="string">
            <text:p>裸</text:p>
          </table:table-cell>
          <table:table-cell table:style-name="ce12" office:value-type="string" calcext:value-type="string">
            <text:p>全裸 ・ ぜんら ・ stark naked, nude</text:p>
            <text:p/>
            <text:p>裸の ・ はだかの ・ naked, bare, undressed</text:p>
            <text:p/>
            <text:p>裸足 ・ はだし ・ barefoot, bare feet</text:p>
            <text:p/>
            <text:p>裸馬 ・ はだかうま ・ unsaddled horse</text:p>
            <text:p/>
            <text:p>裸線 ・ はだかせん ・ bare wire</text:p>
            <text:p/>
            <text:p>裸婦 ・ らふ ・ nude woman</text:p>
            <text:p/>
            <text:p>裸体 ・ らたい ・ naked / nude body, nudit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712" calcext:value-type="float">
            <text:p>712</text:p>
          </table:table-cell>
          <table:table-cell table:style-name="ce8" office:value-type="string" calcext:value-type="string">
            <text:p>難</text:p>
          </table:table-cell>
          <table:table-cell table:style-name="ce12" office:value-type="string" calcext:value-type="string">
            <text:p>解き難い ・ ときがたい ・ hard to solve</text:p>
            <text:p/>
            <text:p>難しい ・ むずかしい ・ difficult</text:p>
            <text:p/>
            <text:p>難病 ・ なんびょう ・ incurable disease</text:p>
            <text:p/>
            <text:p>難民 ・ なんみん ・ refugee, displaced person</text:p>
            <text:p/>
            <text:p>難い ・ かたい ・ difficult, hard</text:p>
            <text:p/>
            <text:p>難色 ・ なんしょく ・ disapproval, reluctance</text:p>
            <text:p/>
            <text:p>難無く ・ なんなく ・ easily, without difficulty</text:p>
            <text:p/>
            <text:p>無難 ・ ぶなん ・ safety, security; faultlessnes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13" calcext:value-type="float">
            <text:p>713</text:p>
          </table:table-cell>
          <table:table-cell table:style-name="ce8" office:value-type="string" calcext:value-type="string">
            <text:p>准</text:p>
          </table:table-cell>
          <table:table-cell table:style-name="ce12" office:value-type="string" calcext:value-type="string">
            <text:p>准教員 ・ じゅんきょういん ・ junior [assistant] teacher</text:p>
            <text:p/>
            <text:p>准尉 ・ じゅんい ・ warrant officer</text:p>
            <text:p/>
            <text:p>准看護婦 ・ じゅんかんごふ ・ junior nurse</text:p>
            <text:p/>
            <text:p>准将 ・ じゅんしょう ・ commodore, brigadier general</text:p>
            <text:p/>
            <text:p>批准 ・ ひじゅん ・ ratification, ratif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714" calcext:value-type="float">
            <text:p>714</text:p>
          </table:table-cell>
          <table:table-cell table:style-name="ce8" office:value-type="string" calcext:value-type="string">
            <text:p>準</text:p>
          </table:table-cell>
          <table:table-cell table:style-name="ce12" office:value-type="string" calcext:value-type="string">
            <text:p>基準 ・ きじゅん ・ standard, criterion, basis</text:p>
            <text:p/>
            <text:p>準決勝 ・ じゅんけっしょう ・ semifinal</text:p>
            <text:p/>
            <text:p>水準 ・ すいじゅん ・ level, standard; water level</text:p>
            <text:p/>
            <text:p>準会員 ・ じゅんかいいん ・ associate member</text:p>
            <text:p/>
            <text:p>準急 ・ じゅんきゅう ・ local express, semi-express train </text:p>
            <text:p/>
            <text:p>準備する ・ じゅんびする ・ provide for; prepare against</text:p>
            <text:p/>
            <text:p>準える ・ なぞらえる ・ [vt] compare to, model after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715" calcext:value-type="float">
            <text:p>715</text:p>
          </table:table-cell>
          <table:table-cell table:style-name="ce8" office:value-type="string" calcext:value-type="string">
            <text:p>備</text:p>
          </table:table-cell>
          <table:table-cell table:style-name="ce12" office:value-type="string" calcext:value-type="string">
            <text:p>備える ・ そなえる ・ [vt] provide for, stock, furnish</text:p>
            <text:p/>
            <text:p>万一に備える ・ まんいちにそなえる ・ provide against contingencies</text:p>
            <text:p/>
            <text:p>準備する ・ じゅんびする ・ provide / prepare for</text:p>
            <text:p/>
            <text:p>設備する ・ せつびする ・ equip / provide with</text:p>
            <text:p/>
            <text:p>軍備 ・ ぐんび ・ military preparations; armaments</text:p>
            <text:p/>
            <text:p>予備 ・ よび ・ reserve, spare; preparation, preliminaries</text:p>
            <text:p/>
            <text:p>備わる ・ そなわる ・ [vi] be provided, furnished with</text:p>
            <text:p/>
            <text:p>備え付ける ・ そなえつける ・ [vt] provide / fit with, furnish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716" calcext:value-type="float">
            <text:p>716</text:p>
          </table:table-cell>
          <table:table-cell table:style-name="ce8" office:value-type="string" calcext:value-type="string">
            <text:p>死</text:p>
          </table:table-cell>
          <table:table-cell table:style-name="ce12" office:value-type="string" calcext:value-type="string">
            <text:p>死亡 ・ しぼう ・ death</text:p>
            <text:p/>
            <text:p>死ぬ ・ しぬ ・ [vi] die, pass away</text:p>
            <text:p/>
            <text:p>過労死 ・ かろうし ・ death from overwork</text:p>
            <text:p/>
            <text:p>死去 ・ しきょ ・ death, passing away</text:p>
            <text:p/>
            <text:p>必死に ・ ひっしに ・ for one’s dear life, desperately</text:p>
            <text:p/>
            <text:p>死に絶える ・ しにたえる ・ die out, become extinct</text:p>
            <text:p/>
            <text:p>死に金 ・ しにがね ・ wasted money, idle capital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717" calcext:value-type="float">
            <text:p>717</text:p>
          </table:table-cell>
          <table:table-cell table:style-name="ce8" office:value-type="string" calcext:value-type="string">
            <text:p>葬</text:p>
          </table:table-cell>
          <table:table-cell table:style-name="ce12" office:value-type="string" calcext:value-type="string">
            <text:p>葬式 ・ そうしき ・ funeral ceremony</text:p>
            <text:p/>
            <text:p>火葬 ・ かそう ・ cremation</text:p>
            <text:p/>
            <text:p>埋葬する ・ まいそうする ・ bury, inter</text:p>
            <text:p/>
            <text:p>葬る ・ ほうむる ・ [vt] bury a corpse , entomb, inter</text:p>
            <text:p/>
            <text:p>葬り去る ・ ほうむりさる ・ consign to oblivion</text:p>
            <text:p/>
            <text:p>葬儀 ・ そうぎ ・ funeral service / rite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718" calcext:value-type="float">
            <text:p>718</text:p>
          </table:table-cell>
          <table:table-cell table:style-name="ce8" office:value-type="string" calcext:value-type="string">
            <text:p>列</text:p>
          </table:table-cell>
          <table:table-cell table:style-name="ce12" office:value-type="string" calcext:value-type="string">
            <text:p>行列 ・ ぎょうれつ ・ line, queue; matrix</text:p>
            <text:p/>
            <text:p>並列 ・ へいれつ ・ arranged in a row / column, parallel</text:p>
            <text:p/>
            <text:p>列を作る ・ れつをつくる ・ form a line / row / column</text:p>
            <text:p/>
            <text:p>列島 ・ れっとう ・ archipelago</text:p>
            <text:p/>
            <text:p>列車 ・ れっしゃ ・ railway train</text:p>
            <text:p/>
            <text:p>整列する ・ せいれつする ・ stand in a row, line up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719" calcext:value-type="float">
            <text:p>719</text:p>
          </table:table-cell>
          <table:table-cell table:style-name="ce8" office:value-type="string" calcext:value-type="string">
            <text:p>烈</text:p>
          </table:table-cell>
          <table:table-cell table:style-name="ce12" office:value-type="string" calcext:value-type="string">
            <text:p>強烈な ・ きょうれつな ・ intense, severe</text:p>
            <text:p/>
            <text:p>激烈な ・ げきれつな ・ vehement, severe, furious, violent</text:p>
            <text:p/>
            <text:p>烈風 ・ れっぷう ・ violent / strong wind</text:p>
            <text:p/>
            <text:p>熱烈な ・ ねつれつな ・ ardent, fervent, vehement</text:p>
            <text:p/>
            <text:p>痛烈な ・ つうれつな ・ sharp, scathing, biting, cutting</text:p>
            <text:p/>
            <text:p>猛烈な ・ もうれつな ・ violent, vehement, fierce</text:p>
            <text:p/>
            <text:p>烈震 ・ れっしん ・ violent [disastrous] earthquak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720" calcext:value-type="float">
            <text:p>720</text:p>
          </table:table-cell>
          <table:table-cell table:style-name="ce8" office:value-type="string" calcext:value-type="string">
            <text:p>裂</text:p>
          </table:table-cell>
          <table:table-cell table:style-name="ce12" office:value-type="string" calcext:value-type="string">
            <text:p>分裂する ・ ぶんれつする ・ split, break up</text:p>
            <text:p/>
            <text:p>裂く ・ さく ・ [vt] split, tear</text:p>
            <text:p/>
            <text:p>裂ける ・ さける ・ [vi] split, tear</text:p>
            <text:p/>
            <text:p>破裂 ・ はれつ ・ explosion, bursting</text:p>
            <text:p/>
            <text:p>八つ裂きにする ・ やつざきにする ・ tear sb. to pieces, tear limb from limb</text:p>
            <text:p/>
            <text:p>夫婦の仲を裂く ・ ふうふのなかをさく ・ bring about marital separation</text:p>
            <text:p/>
            <text:p>裂け目 ・ さけめ ・ rent, tear, crack, split, cleft, rip</text:p>
            <text:p/>
            <text:p>張り裂ける ・ はりさける ・ burst open , break, spli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721" calcext:value-type="float">
            <text:p>721</text:p>
          </table:table-cell>
          <table:table-cell table:style-name="ce8" office:value-type="string" calcext:value-type="string">
            <text:p>例</text:p>
          </table:table-cell>
          <table:table-cell table:style-name="ce12" office:value-type="string" calcext:value-type="string">
            <text:p>例える ・ たとえる ・ [vt] illustrate, give an example</text:p>
            <text:p/>
            <text:p>例えば ・ たとえば ・ for example</text:p>
            <text:p/>
            <text:p>前例 ・ ぜんれい ・ precedent; above example</text:p>
            <text:p/>
            <text:p>常例 ・ じょうれい ・ usual practice, established custom</text:p>
            <text:p/>
            <text:p>条例 ・ じょうれい ・ regulations, rules, law</text:p>
            <text:p/>
            <text:p>例の ・ れいの ・ usual; that, the one in question</text:p>
            <text:p/>
            <text:p>例外 ・ れいがい ・ exceptio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722" calcext:value-type="float">
            <text:p>722</text:p>
          </table:table-cell>
          <table:table-cell table:style-name="ce8" office:value-type="string" calcext:value-type="string">
            <text:p>刑</text:p>
          </table:table-cell>
          <table:table-cell table:style-name="ce12" office:value-type="string" calcext:value-type="string">
            <text:p>刑務所 ・ けいむしょ ・ prison</text:p>
            <text:p/>
            <text:p>刑法 ・ けいほう ・ criminal law, penal code</text:p>
            <text:p/>
            <text:p>刑事 ・ けいじ ・ police detective</text:p>
            <text:p/>
            <text:p>処刑 ・ しょけい ・ execution, punishment</text:p>
            <text:p/>
            <text:p>死刑 ・ しけい ・ capital punishment, death penalty</text:p>
            <text:p/>
            <text:p>刑に服する ・ けいにふくする ・ serve a sentence, endure a penalt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723" calcext:value-type="float">
            <text:p>723</text:p>
          </table:table-cell>
          <table:table-cell table:style-name="ce8" office:value-type="string" calcext:value-type="string">
            <text:p>型</text:p>
          </table:table-cell>
          <table:table-cell table:style-name="ce12" office:value-type="string" calcext:value-type="string">
            <text:p>典型 ・ てんけい ・ type, pattern, model, exemplar</text:p>
            <text:p/>
            <text:p>大型 ・ おおがた ・ large size; large model</text:p>
            <text:p/>
            <text:p>血液型 ・ けつえきがた ・ blood type</text:p>
            <text:p/>
            <text:p>典型的な ・ てんけいてきな ・ typical</text:p>
            <text:p/>
            <text:p>類型 ・ るいけい ・ similar type, prototype, pattern</text:p>
            <text:p/>
            <text:p>模型 ・ もけい ・ model, pattern, mol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724" calcext:value-type="float">
            <text:p>724</text:p>
          </table:table-cell>
          <table:table-cell table:style-name="ce8" office:value-type="string" calcext:value-type="string">
            <text:p>研</text:p>
          </table:table-cell>
          <table:table-cell table:style-name="ce12" office:value-type="string" calcext:value-type="string">
            <text:p>研ぐ ・ とぐ ・ [vt] grind, polish</text:p>
            <text:p/>
            <text:p>研学 ・ けんがく ・ study</text:p>
            <text:p/>
            <text:p>研ぎ石 ・ とぎいし ・ whetstone, knife sharpener</text:p>
            <text:p/>
            <text:p>研究 ・ けんきゅう ・ research, study</text:p>
            <text:p/>
            <text:p>研修 ・ けんしゅう ・ study and training</text:p>
            <text:p/>
            <text:p>研米機 ・ けんまいき ・ rice polisher</text:p>
            <text:p/>
            <text:p>研ぎ澄ます ・ とぎすます ・ [vt] sharpen / grind well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725" calcext:value-type="float">
            <text:p>725</text:p>
          </table:table-cell>
          <table:table-cell table:style-name="ce8" office:value-type="string" calcext:value-type="string">
            <text:p>厄</text:p>
          </table:table-cell>
          <table:table-cell table:style-name="ce12" office:value-type="string" calcext:value-type="string">
            <text:p>厄介 ・ やっかい ・ trouble, annoyance</text:p>
            <text:p/>
            <text:p>厄年 ・ やくどし ・ climacteric / critical / unlucky year</text:p>
            <text:p/>
            <text:p>厄日 ・ やくび ・ unlucky / critical day</text:p>
            <text:p/>
            <text:p>大厄 ・ たいやく ・ great misfortune / calamity; grand climacteric</text:p>
            <text:p/>
            <text:p>災厄 ・ さいやく ・ calamity, disaster, accident</text:p>
            <text:p/>
            <text:p>厄除け ・ やくよけ ・ warding off evil fortune; talisman against evil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726" calcext:value-type="float">
            <text:p>726</text:p>
          </table:table-cell>
          <table:table-cell table:style-name="ce8" office:value-type="string" calcext:value-type="string">
            <text:p>危</text:p>
          </table:table-cell>
          <table:table-cell table:style-name="ce12" office:value-type="string" calcext:value-type="string">
            <text:p>危機 ・ きき ・ crisis, emergency</text:p>
            <text:p/>
            <text:p>危ない ・ あぶない ・ dangerous, perilous, risky; critical, serious; uncertain, insecure</text:p>
            <text:p/>
            <text:p>危ながる ・ あぶながる ・ be afraid, apprehensive; doubt</text:p>
            <text:p/>
            <text:p>危うい ・ あやうい ・ dangerous, insecure</text:p>
            <text:p/>
            <text:p>危うく ・ あやうく ・ almost, nearly, in imminent danger of</text:p>
            <text:p/>
            <text:p>危ぶむ ・ あやぶむ ・ to fear, mistrust</text:p>
            <text:p/>
            <text:p>危害 ・ きがい ・ injury, harm; danger, risk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727" calcext:value-type="float">
            <text:p>727</text:p>
          </table:table-cell>
          <table:table-cell table:style-name="ce8" office:value-type="string" calcext:value-type="string">
            <text:p>範</text:p>
          </table:table-cell>
          <table:table-cell table:style-name="ce12" office:value-type="string" calcext:value-type="string">
            <text:p>規範 ・ きはん ・ standard, norm, criterion</text:p>
            <text:p/>
            <text:p>広範囲 ・ こうはんい ・ wide range</text:p>
            <text:p/>
            <text:p>範囲 ・ はんい ・ range, scope</text:p>
            <text:p/>
            <text:p>範例 ・ はんれい ・ example</text:p>
            <text:p/>
            <text:p>模範 ・ もはん ・ model, pattern, example</text:p>
            <text:p/>
            <text:p>典範 ・ てんぱん ・ model, standard; law, cod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728" calcext:value-type="float">
            <text:p>728</text:p>
          </table:table-cell>
          <table:table-cell table:style-name="ce8" office:value-type="string" calcext:value-type="string">
            <text:p>怨</text:p>
          </table:table-cell>
          <table:table-cell table:style-name="ce12" office:value-type="string" calcext:value-type="string">
            <text:p>怨む ・ うらむ ・ [vt] hold a grudge, resent [恨 1217] </text:p>
            <text:p/>
            <text:p>怨念 ・ おんねん ・ deeply held grudge</text:p>
            <text:p/>
            <text:p>怨霊 ・ おんりょう ・ revengeful ghost / specter</text:p>
            <text:p/>
            <text:p>宿怨 ・ しゅくえん ・ old grudge</text:p>
            <text:p/>
            <text:p>私怨 ・ しえん ・ personal grudge / enmity</text:p>
            <text:p/>
            <text:p>怨声 ・ えんせい ・ complaint, resentful voic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729" calcext:value-type="float">
            <text:p>729</text:p>
          </table:table-cell>
          <table:table-cell table:style-name="ce8" office:value-type="string" calcext:value-type="string">
            <text:p>苑</text:p>
          </table:table-cell>
          <table:table-cell table:style-name="ce12" office:value-type="string" calcext:value-type="string">
            <text:p>苑 ・ その ・ [literary] garden; institution</text:p>
            <text:p/>
            <text:p>内苑 ・ ないえん ・ Imperial Palace's inner garden</text:p>
            <text:p/>
            <text:p>神宮外苑 ・ じんぐうがいえん ・ Outer Gardens of Meiji Shrine</text:p>
            <text:p/>
            <text:p>鹿野苑 ・ ろくやおん ・ The Deer Park place of Buddha's first sermon </text:p>
            <text:p/>
            <text:p>御苑 ・ ぎょえん ・ Imperial garde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730" calcext:value-type="float">
            <text:p>730</text:p>
          </table:table-cell>
          <table:table-cell table:style-name="ce8" office:value-type="string" calcext:value-type="string">
            <text:p>宛</text:p>
          </table:table-cell>
          <table:table-cell table:style-name="ce12" office:value-type="string" calcext:value-type="string">
            <text:p>宛先 ・ あてさき ・ address, addressee</text:p>
            <text:p/>
            <text:p>宛て字 ・ あてじ ・ phonetic substitute, false substitute character</text:p>
            <text:p/>
            <text:p>宛名 ・ あてな ・ address</text:p>
            <text:p/>
            <text:p>宛てる ・ あてる ・ [vt] address a letter , direct; assign kanji to a word as phonetic substitutes </text:p>
            <text:p/>
            <text:p>宛然 ・ えんぜん ・ as if, just lik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731" calcext:value-type="float">
            <text:p>731</text:p>
          </table:table-cell>
          <table:table-cell table:style-name="ce8" office:value-type="string" calcext:value-type="string">
            <text:p>碗</text:p>
          </table:table-cell>
          <table:table-cell table:style-name="ce12" office:value-type="string" calcext:value-type="string">
            <text:p>碗 ・ わん ・ bowl ceramic </text:p>
            <text:p/>
            <text:p>茶碗 ・ ちゃわん ・ teacup; rice bowl</text:p>
            <text:p/>
            <text:p>茶碗蒸し ・ ちゃわんむし ・ savory egg custard</text:p>
            <text:p/>
            <text:p>夫婦茶碗 ・ めおとぢゃわん ・ pair of matching teacup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732" calcext:value-type="float">
            <text:p>732</text:p>
          </table:table-cell>
          <table:table-cell table:style-name="ce8" office:value-type="string" calcext:value-type="string">
            <text:p>腕</text:p>
          </table:table-cell>
          <table:table-cell table:style-name="ce12" office:value-type="string" calcext:value-type="string">
            <text:p>上腕 ・ じょうわん ・ upper arm</text:p>
            <text:p/>
            <text:p>腕前 ・ うでまえ ・ skill, ability, capacity</text:p>
            <text:p/>
            <text:p>腕時計 ・ うでどけい ・ wrist watch</text:p>
            <text:p/>
            <text:p>腕 ・ うで ・ arm; ability</text:p>
            <text:p/>
            <text:p>腕白 ・ わんぱく ・ naughtiness, mischief</text:p>
            <text:p/>
            <text:p>才腕 ・ さいわん ・ ability, skill</text:p>
            <text:p/>
            <text:p>腕利き ・ うできき ・ man of abilit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733" calcext:value-type="float">
            <text:p>733</text:p>
          </table:table-cell>
          <table:table-cell table:style-name="ce8" office:value-type="string" calcext:value-type="string">
            <text:p>却</text:p>
          </table:table-cell>
          <table:table-cell table:style-name="ce12" office:value-type="string" calcext:value-type="string">
            <text:p>返却する ・ へんきゃくする ・ return ing sth. , repay</text:p>
            <text:p/>
            <text:p>売却する ・ ばいきゃくする ・ sell off, dispose of by sale</text:p>
            <text:p/>
            <text:p>棄却する ・ ききゃくする ・ reject, renounce</text:p>
            <text:p/>
            <text:p>却下する ・ きゃっかする ・ reject, dismiss, turn down</text:p>
            <text:p/>
            <text:p>消却する ・ しょうきゃくする ・ efface; erase</text:p>
            <text:p/>
            <text:p>忘却する ・ ぼうきゃくする ・ forge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734" calcext:value-type="float">
            <text:p>734</text:p>
          </table:table-cell>
          <table:table-cell table:style-name="ce8" office:value-type="string" calcext:value-type="string">
            <text:p>脚</text:p>
          </table:table-cell>
          <table:table-cell table:style-name="ce12" office:value-type="string" calcext:value-type="string">
            <text:p>三脚 ・ さんきゃく ・ tripod</text:p>
            <text:p/>
            <text:p>脚 ・ あし ・ leg</text:p>
            <text:p/>
            <text:p>脚部 ・ きゃくぶ ・ leg[s] table, … </text:p>
            <text:p/>
            <text:p>脚本 ・ きゃくほん ・ script, playbook, drama, scenario</text:p>
            <text:p/>
            <text:p>脚注 ・ きゃくちゅう ・ footnote</text:p>
            <text:p/>
            <text:p>脚色 ・ きゃくしょく ・ dramatizatio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735" calcext:value-type="float">
            <text:p>735</text:p>
          </table:table-cell>
          <table:table-cell table:style-name="ce8" office:value-type="string" calcext:value-type="string">
            <text:p>犯</text:p>
          </table:table-cell>
          <table:table-cell table:style-name="ce12" office:value-type="string" calcext:value-type="string">
            <text:p>犯人 ・ はんにん ・ criminal, offender</text:p>
            <text:p/>
            <text:p>法を犯す ・ ほうをおかす ・ violate the law</text:p>
            <text:p/>
            <text:p>女を犯す ・ おんなをおかす ・ rape a woman</text:p>
            <text:p/>
            <text:p>防犯 ・ ぼうはん ・ crime prevention</text:p>
            <text:p/>
            <text:p>過失犯 ・ かしつはん ・ careless offense</text:p>
            <text:p/>
            <text:p>知能犯 ・ ちのうはん ・ intellectual criminal</text:p>
            <text:p/>
            <text:p>犯し難い ・ おかしがたい ・ dignifie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36" calcext:value-type="float">
            <text:p>736</text:p>
          </table:table-cell>
          <table:table-cell table:style-name="ce8" office:value-type="string" calcext:value-type="string">
            <text:p>狂</text:p>
          </table:table-cell>
          <table:table-cell table:style-name="ce12" office:value-type="string" calcext:value-type="string">
            <text:p>狂犬病 ・ きょうけんびょう ・ rabies</text:p>
            <text:p/>
            <text:p>映画狂 ・ えいがきょう ・ cinema enthusiast, movie fan</text:p>
            <text:p/>
            <text:p>番狂わせ ・ ばんくるわせ ・ unexpected result; upset, surprise</text:p>
            <text:p/>
            <text:p>狂う ・ くるう ・ [vi] go mad</text:p>
            <text:p/>
            <text:p>狂おしい ・ くるおしい ・ driving mad, distracting</text:p>
            <text:p/>
            <text:p>狂わす ・ くるわす ・ drive crazy / mad; put out of order</text:p>
            <text:p/>
            <text:p>狂わせる ・ くるわせる ・ [vt] drive crazy / mad</text:p>
            <text:p/>
            <text:p>狂気の ・ きょうきの ・ insane, mad, craz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737" calcext:value-type="float">
            <text:p>737</text:p>
          </table:table-cell>
          <table:table-cell table:style-name="ce8" office:value-type="string" calcext:value-type="string">
            <text:p>獄</text:p>
          </table:table-cell>
          <table:table-cell table:style-name="ce12" office:value-type="string" calcext:value-type="string">
            <text:p>地獄 ・ じごく ・ hell; inferno</text:p>
            <text:p/>
            <text:p>出獄 ・ しゅつごく ・ release from prison</text:p>
            <text:p/>
            <text:p>獄中記 ・ ごくちゅうき ・ diary written in prison</text:p>
            <text:p/>
            <text:p>獄衣 ・ ごくい ・ prison uniform</text:p>
            <text:p/>
            <text:p>獄死 ・ ごくし ・ death in prison</text:p>
            <text:p/>
            <text:p>牢獄 ・ ろうごく ・ prison, jail</text:p>
            <text:p/>
            <text:p>脱獄 ・ だつごく ・ prison break, jailbreak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738" calcext:value-type="float">
            <text:p>738</text:p>
          </table:table-cell>
          <table:table-cell table:style-name="ce8" office:value-type="string" calcext:value-type="string">
            <text:p>非</text:p>
          </table:table-cell>
          <table:table-cell table:style-name="ce12" office:value-type="string" calcext:value-type="string">
            <text:p>非常 ・ ひじょう ・ emergency, calamity</text:p>
            <text:p/>
            <text:p>非難 ・ ひなん ・ criticism, blame</text:p>
            <text:p/>
            <text:p>非とする ・ ひとする ・ condemn, denounce</text:p>
            <text:p/>
            <text:p>非礼 ・ ひれい ・ impoliteness</text:p>
            <text:p/>
            <text:p>前非 ・ ぜんぴ ・ one’s past folly / sin</text:p>
            <text:p/>
            <text:p>非道い ・ ひどい ・ cruel, harsh, rough; severe, intense, heav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739" calcext:value-type="float">
            <text:p>739</text:p>
          </table:table-cell>
          <table:table-cell table:style-name="ce8" office:value-type="string" calcext:value-type="string">
            <text:p>排</text:p>
          </table:table-cell>
          <table:table-cell table:style-name="ce12" office:value-type="string" calcext:value-type="string">
            <text:p>排他的な ・ はいたてきな ・ exclusive, cliquish, clannish</text:p>
            <text:p/>
            <text:p>排気ガス ・ はいきガス ・ exhaust gas</text:p>
            <text:p/>
            <text:p>排水 ・ はいすい ・ drainage; ships: displacement</text:p>
            <text:p/>
            <text:p>排出 ・ はいしゅつ ・ discharge, exhaust, evacuation</text:p>
            <text:p/>
            <text:p>排斥する ・ はいせきする ・ expel, ostracize, reject, exclude</text:p>
            <text:p/>
            <text:p>排日 ・ はいにち ・ anti-Japanese</text:p>
            <text:p/>
            <text:p>排除 ・ はいじょ ・ exclusion, removal, elimin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0" calcext:value-type="float">
            <text:p>740</text:p>
          </table:table-cell>
          <table:table-cell table:style-name="ce8" office:value-type="string" calcext:value-type="string">
            <text:p>俳</text:p>
          </table:table-cell>
          <table:table-cell table:style-name="ce12" office:value-type="string" calcext:value-type="string">
            <text:p>俳句 ・ はいく ・ haiku 17-syllable poem </text:p>
            <text:p/>
            <text:p>俳人 ・ はいじん ・ haiku poet</text:p>
            <text:p/>
            <text:p>俳優 ・ はいゆう ・ actor, actres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741" calcext:value-type="float">
            <text:p>741</text:p>
          </table:table-cell>
          <table:table-cell table:style-name="ce8" office:value-type="string" calcext:value-type="string">
            <text:p>罪</text:p>
          </table:table-cell>
          <table:table-cell table:style-name="ce12" office:value-type="string" calcext:value-type="string">
            <text:p>無罪の ・ むざいの ・ not guilty, innocent</text:p>
            <text:p/>
            <text:p>有罪の ・ ゆうざいの ・ guilty</text:p>
            <text:p/>
            <text:p>犯罪 ・ はんざい ・ offense, crime</text:p>
            <text:p/>
            <text:p>罪 ・ つみ ・ crime, sin</text:p>
            <text:p/>
            <text:p>罪人 ・ つみびと ・ sinner</text:p>
            <text:p/>
            <text:p>罪業 ・ ざいごう ・ sin, iniquity</text:p>
            <text:p/>
            <text:p>罪な事 ・ つみなこと ・ sinful act, trick, cruel thing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742" calcext:value-type="float">
            <text:p>742</text:p>
          </table:table-cell>
          <table:table-cell table:style-name="ce8" office:value-type="string" calcext:value-type="string">
            <text:p>罰</text:p>
          </table:table-cell>
          <table:table-cell table:style-name="ce12" office:value-type="string" calcext:value-type="string">
            <text:p>罰¹ ・ ばつ ・ punishment, penalty</text:p>
            <text:p/>
            <text:p>罰² ・ ばち ・ divine punishment, Heaven’s vengeance, retribution</text:p>
            <text:p/>
            <text:p>罰金 ・ ばっきん ・ fine</text:p>
            <text:p/>
            <text:p>罰当たり ・ ばちあたり ・ damned</text:p>
            <text:p/>
            <text:p>刑罰 ・ けいばつ ・ penalty, punishment</text:p>
            <text:p/>
            <text:p>罰を科する ・ ばつをかする ・ inflict a punishment</text:p>
            <text:p/>
            <text:p>罰点 ・ ばってん ・ black / X mark</text:p>
            <text:p/>
            <text:p>処罰 ・ しょばつ ・ punishment, penalt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743" calcext:value-type="float">
            <text:p>743</text:p>
          </table:table-cell>
          <table:table-cell table:style-name="ce8" office:value-type="string" calcext:value-type="string">
            <text:p>伴</text:p>
          </table:table-cell>
          <table:table-cell table:style-name="ce12" office:value-type="string" calcext:value-type="string">
            <text:p>同伴する ・ どうはんする ・ accompany, go with</text:p>
            <text:p/>
            <text:p>伴う ・ ともなう ・ [vi] accompany, go with, attend</text:p>
            <text:p/>
            <text:p>伴奏 ・ ばんそう ・ accompaniment</text:p>
            <text:p/>
            <text:p>お相伴 ・ おしょうばん ・ participation</text:p>
            <text:p/>
            <text:p>同伴する ・ どうはんする ・ accompany, go with</text:p>
            <text:p/>
            <text:p>随伴する ・ ずいはんする ・ attend, accompany, follow</text:p>
            <text:p/>
            <text:p>友達を伴って ・ ともだちをともなって ・ accompanied by a friend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744" calcext:value-type="float">
            <text:p>744</text:p>
          </table:table-cell>
          <table:table-cell table:style-name="ce8" office:value-type="string" calcext:value-type="string">
            <text:p>判</text:p>
          </table:table-cell>
          <table:table-cell table:style-name="ce12" office:value-type="string" calcext:value-type="string">
            <text:p>判決 ・ はんけつ ・ judicial decision, judgment, sentence</text:p>
            <text:p/>
            <text:p>判子 ・ はんこ ・ personal seal; seal impression</text:p>
            <text:p/>
            <text:p>判事 ・ はんじ ・ judge</text:p>
            <text:p/>
            <text:p>判じる ・ はんじる ・ judge, decide, interpret</text:p>
            <text:p/>
            <text:p>評判 ・ ひょうばん ・ fame, reputation</text:p>
            <text:p/>
            <text:p>判を押す ・ はんをおす ・ affix a seal</text:p>
            <text:p/>
            <text:p>判然と ・ はんぜんと ・ clearly, distinctly, plainl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745" calcext:value-type="float">
            <text:p>745</text:p>
          </table:table-cell>
          <table:table-cell table:style-name="ce8" office:value-type="string" calcext:value-type="string">
            <text:p>評</text:p>
          </table:table-cell>
          <table:table-cell table:style-name="ce12" office:value-type="string" calcext:value-type="string">
            <text:p>評価 ・ ひょうか ・ evaluation, appraisal</text:p>
            <text:p/>
            <text:p>評判 ・ ひょうばん ・ fame, reputation</text:p>
            <text:p/>
            <text:p>好評 ・ こうひょう ・ favorable criticism, public favor</text:p>
            <text:p/>
            <text:p>書評 ・ しょひょう ・ book reviews</text:p>
            <text:p/>
            <text:p>評定¹ ・ ひょうじょう ・ conference, consultation</text:p>
            <text:p/>
            <text:p>評定² ・ ひょうてい ・ rating, evalua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746" calcext:value-type="float">
            <text:p>746</text:p>
          </table:table-cell>
          <table:table-cell table:style-name="ce8" office:value-type="string" calcext:value-type="string">
            <text:p>批</text:p>
          </table:table-cell>
          <table:table-cell table:style-name="ce12" office:value-type="string" calcext:value-type="string">
            <text:p>批評 ・ ひひょう ・ criticism, comment</text:p>
            <text:p/>
            <text:p>批評家 ・ ひひょうか ・ critic, reviewer</text:p>
            <text:p/>
            <text:p>批准する ・ ひじゅんする ・ ratify</text:p>
            <text:p/>
            <text:p>批判 ・ ひはん ・ criticism, comment</text:p>
            <text:p/>
            <text:p>批難 ・ ひなん ・ criticism, blam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747" calcext:value-type="float">
            <text:p>747</text:p>
          </table:table-cell>
          <table:table-cell table:style-name="ce8" office:value-type="string" calcext:value-type="string">
            <text:p>帥</text:p>
          </table:table-cell>
          <table:table-cell table:style-name="ce12" office:value-type="string" calcext:value-type="string">
            <text:p>元帥 ・ げんすい ・ marshal, general</text:p>
            <text:p/>
            <text:p>総帥 ・ そうすい ・ commander in chief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748" calcext:value-type="float">
            <text:p>748</text:p>
          </table:table-cell>
          <table:table-cell table:style-name="ce8" office:value-type="string" calcext:value-type="string">
            <text:p>師</text:p>
          </table:table-cell>
          <table:table-cell table:style-name="ce12" office:value-type="string" calcext:value-type="string">
            <text:p>教師 ・ きょうし ・ teacher, instructor</text:p>
            <text:p/>
            <text:p>ペテン師 ・ ぺてんし ・ swindler, finagler</text:p>
            <text:p/>
            <text:p>牧師 ・ ぼくし ・ pastor, minister, priest</text:p>
            <text:p/>
            <text:p>医師 ・ いし ・ doctor, physician, surgeon</text:p>
            <text:p/>
            <text:p>師範 ・ しはん ・ teacher, master, coach</text:p>
            <text:p/>
            <text:p>師事する ・ しじする ・ study under, look up to sb. as one’s teache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749" calcext:value-type="float">
            <text:p>749</text:p>
          </table:table-cell>
          <table:table-cell table:style-name="ce8" office:value-type="string" calcext:value-type="string">
            <text:p>座</text:p>
          </table:table-cell>
          <table:table-cell table:style-name="ce12" office:value-type="string" calcext:value-type="string">
            <text:p>座る ・ すわる ・ [vi] sit down</text:p>
            <text:p/>
            <text:p>座席 ・ ざせき ・ seat</text:p>
            <text:p/>
            <text:p>座標 ・ ざひょう ・ coordinates</text:p>
            <text:p/>
            <text:p>座布団 ・ ざぶとん ・ floor cushion</text:p>
            <text:p/>
            <text:p>星座 ・ せいざ ・ constellation</text:p>
            <text:p/>
            <text:p>口座 ・ こうざ ・ bank account</text:p>
            <text:p/>
            <text:p>正座する ・ せいざする ・ sit upright / straigh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750" calcext:value-type="float">
            <text:p>750</text:p>
          </table:table-cell>
          <table:table-cell table:style-name="ce8" office:value-type="string" calcext:value-type="string">
            <text:p>坐</text:p>
          </table:table-cell>
          <table:table-cell table:style-name="ce14" office:value-type="string" calcext:value-type="string">
            <text:p>対座する ・ たいざする ・ sit face to face</text:p>
            <text:p/>
            <text:p>独坐 ・ どくざ ・ sitting alon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751" calcext:value-type="float">
            <text:p>751</text:p>
          </table:table-cell>
          <table:table-cell table:style-name="ce8" office:value-type="string" calcext:value-type="string">
            <text:p>卒</text:p>
          </table:table-cell>
          <table:table-cell table:style-name="ce12" office:value-type="string" calcext:value-type="string">
            <text:p>卒業 ・ そつぎょう ・ graduation</text:p>
            <text:p/>
            <text:p>一等卒 ・ いっとうそつ ・ private first class</text:p>
            <text:p/>
            <text:p>中卒 ・ ちゅうそつ ・ junior high graduate</text:p>
            <text:p/>
            <text:p>東大卒 ・ とうだいそつ ・ graduate from Tokyo University</text:p>
            <text:p/>
            <text:p>高卒 ・ こうそつ ・ high school graduate</text:p>
            <text:p/>
            <text:p>兵卒 ・ へいそつ ・ private, common soldier</text:p>
            <text:p/>
            <text:p>卒論 ・ そつろん ・ graduation thesis, dissertation</text:p>
            <text:p/>
            <text:p>学卒 ・ がくそつ ・ graduate university / school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752" calcext:value-type="float">
            <text:p>752</text:p>
          </table:table-cell>
          <table:table-cell table:style-name="ce8" office:value-type="string" calcext:value-type="string">
            <text:p>率</text:p>
          </table:table-cell>
          <table:table-cell table:style-name="ce12" office:value-type="string" calcext:value-type="string">
            <text:p>率いる ・ ひきいる ・ [vt] lead, command</text:p>
            <text:p/>
            <text:p>比率 ・ ひりつ ・ ratio, percentage</text:p>
            <text:p/>
            <text:p>利率 ・ りりつ ・ interest rate </text:p>
            <text:p/>
            <text:p>能率 ・ のうりつ ・ efficiency</text:p>
            <text:p/>
            <text:p>軽率な ・ けいそつな ・ rash, light-headed, careless</text:p>
            <text:p/>
            <text:p>引率者 ・ いんそつしゃ ・ leader, commander</text:p>
            <text:p/>
            <text:p>率先 ・ そっせん ・ taking the lead / initiativ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753" calcext:value-type="float">
            <text:p>753</text:p>
          </table:table-cell>
          <table:table-cell table:style-name="ce8" office:value-type="string" calcext:value-type="string">
            <text:p>傘</text:p>
          </table:table-cell>
          <table:table-cell table:style-name="ce12" office:value-type="string" calcext:value-type="string">
            <text:p>傘下 ・ さんか ・ under the umbrella of , affiliated, subsidiary</text:p>
            <text:p/>
            <text:p>日傘 ・ ひがさ ・ parasol</text:p>
            <text:p/>
            <text:p>雨傘 ・ あまがさ ・ umbrella</text:p>
            <text:p/>
            <text:p>傘 ・ かさ ・ umbrella</text:p>
            <text:p/>
            <text:p>傘を差す ・ かさをさす ・ hold an umbrella</text:p>
            <text:p/>
            <text:p>鉄傘 ・ てっさん ・ iron dome</text:p>
            <text:p/>
            <text:p>落下傘 ・ らっかさん ・ parachu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4" calcext:value-type="float">
            <text:p>754</text:p>
          </table:table-cell>
          <table:table-cell table:style-name="ce8" office:value-type="string" calcext:value-type="string">
            <text:p>笠</text:p>
          </table:table-cell>
          <table:table-cell table:style-name="ce12" office:value-type="string" calcext:value-type="string">
            <text:p>竹笠 ・ たけがさ ・ bamboo hat</text:p>
            <text:p/>
            <text:p>松笠 ・ まつかさ ・ pine cone</text:p>
            <text:p/>
            <text:p>破笠 ・ はりゅう ・ torn bamboo sedge ha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755" calcext:value-type="float">
            <text:p>755</text:p>
          </table:table-cell>
          <table:table-cell table:style-name="ce8" office:value-type="string" calcext:value-type="string">
            <text:p>星</text:p>
          </table:table-cell>
          <table:table-cell table:style-name="ce12" office:value-type="string" calcext:value-type="string">
            <text:p>星 ・ ほし ・ star</text:p>
            <text:p/>
            <text:p>星占い ・ ほしうらない ・ astrology</text:p>
            <text:p/>
            <text:p>衛星 ・ えいせい ・ satellite, moon</text:p>
            <text:p/>
            <text:p>巨星 ・ きょせい ・ giant star; great person / star, big shot</text:p>
            <text:p/>
            <text:p>星条旗 ・ せいじょうき ・ The Stars &amp; Stripes</text:p>
            <text:p/>
            <text:p>星座 ・ せいざ ・ constellation</text:p>
            <text:p/>
            <text:p>明星 ・ みょうじょう ・ Venus</text:p>
            <text:p/>
            <text:p>綺羅星 ・ きらぼし ・ glittering star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756" calcext:value-type="float">
            <text:p>756</text:p>
          </table:table-cell>
          <table:table-cell table:style-name="ce8" office:value-type="string" calcext:value-type="string">
            <text:p>汁</text:p>
          </table:table-cell>
          <table:table-cell table:style-name="ce12" office:value-type="string" calcext:value-type="string">
            <text:p>レモンの汁 ・ レモンのしる ・ lemon juice</text:p>
            <text:p/>
            <text:p>果汁 ・ かじゅう ・ fruit juice</text:p>
            <text:p/>
            <text:p>肉汁 ・ にくじゅう ・ meat juice, gravy</text:p>
            <text:p/>
            <text:p>汁椀 ・ しるわん ・ soup bowl</text:p>
            <text:p/>
            <text:p>一汁一菜 ・ いちじゅういっさい ・ simple meal</text:p>
            <text:p/>
            <text:p>蜜柑の汁 ・ みかんのしる ・ mandarin orange juice</text:p>
            <text:p/>
            <text:p>味噌汁 ・ みそしる ・ miso soup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757" calcext:value-type="float">
            <text:p>757</text:p>
          </table:table-cell>
          <table:table-cell table:style-name="ce8" office:value-type="string" calcext:value-type="string">
            <text:p>斗</text:p>
          </table:table-cell>
          <table:table-cell table:style-name="ce12" office:value-type="string" calcext:value-type="string">
            <text:p>斗酒 ・ としゅ ・ a to / big supply of sake</text:p>
            <text:p/>
            <text:p>北斗七星 ・ ほくとしちせい ・ the Big Dippe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758" calcext:value-type="float">
            <text:p>758</text:p>
          </table:table-cell>
          <table:table-cell table:style-name="ce8" office:value-type="string" calcext:value-type="string">
            <text:p>料</text:p>
          </table:table-cell>
          <table:table-cell table:style-name="ce12" office:value-type="string" calcext:value-type="string">
            <text:p>料金 ・ りょうきん ・ charge, rate, fee, fare</text:p>
            <text:p/>
            <text:p>料理 ・ りょうり ・ cooking, cuisine; handling</text:p>
            <text:p/>
            <text:p>無料 ・ むりょう ・ for free</text:p>
            <text:p/>
            <text:p>原料 ・ げんりょう ・ raw material</text:p>
            <text:p/>
            <text:p>有料 ・ ゆうりょう ・ for a fee</text:p>
            <text:p/>
            <text:p>食料 ・ しょくりょう ・ food, foodstuffs</text:p>
            <text:p/>
            <text:p>調味料 ・ ちょうみりょう ・ seasoning, flavoring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759" calcext:value-type="float">
            <text:p>759</text:p>
          </table:table-cell>
          <table:table-cell table:style-name="ce8" office:value-type="string" calcext:value-type="string">
            <text:p>科</text:p>
          </table:table-cell>
          <table:table-cell table:style-name="ce12" office:value-type="string" calcext:value-type="string">
            <text:p>科学 ・ かがく ・ science</text:p>
            <text:p/>
            <text:p>科する ・ かする ・ inflict, levy a fine, … </text:p>
            <text:p/>
            <text:p>理科 ・ りか ・ science; science department</text:p>
            <text:p/>
            <text:p>歯科 ・ しか ・ dentistry</text:p>
            <text:p/>
            <text:p>前科 ・ ぜんか ・ previous offense, criminal record</text:p>
            <text:p/>
            <text:p>罪科 ・ ざいか ・ offense, crime, guilt; punishmen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760" calcext:value-type="float">
            <text:p>760</text:p>
          </table:table-cell>
          <table:table-cell table:style-name="ce8" office:value-type="string" calcext:value-type="string">
            <text:p>然</text:p>
          </table:table-cell>
          <table:table-cell table:style-name="ce12" office:value-type="string" calcext:value-type="string">
            <text:p>自然 ・ しぜん ・ nature</text:p>
            <text:p/>
            <text:p>平然と ・ へいぜんと ・ calmly, quietly</text:p>
            <text:p/>
            <text:p>全然 ・ ぜんぜん ・ wholly, totally, completely; not at all</text:p>
            <text:p/>
            <text:p>当然 ・ とうぜん ・ naturally, as a matter of course</text:p>
            <text:p/>
            <text:p>天然の ・ てんねんの ・ natural</text:p>
            <text:p/>
            <text:p>断然 ・ だんぜん ・ resolutely, decisively</text:p>
            <text:p/>
            <text:p>依然 ・ いぜん ・ still, as ye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761" calcext:value-type="float">
            <text:p>761</text:p>
          </table:table-cell>
          <table:table-cell table:style-name="ce8" office:value-type="string" calcext:value-type="string">
            <text:p>燃</text:p>
          </table:table-cell>
          <table:table-cell table:style-name="ce12" office:value-type="string" calcext:value-type="string">
            <text:p>燃料 ・ ねんりょう ・ fuel</text:p>
            <text:p/>
            <text:p>燃やす ・ もやす ・ [vt] burn</text:p>
            <text:p/>
            <text:p>燃える ・ もえる ・ [vi] burn</text:p>
            <text:p/>
            <text:p>燃え尽きる ・ もえつきる ・ burn out / away, be burned up</text:p>
            <text:p/>
            <text:p>燃え付く ・ もえつく ・ catch fire</text:p>
            <text:p/>
            <text:p>再燃する ・ さいねんする ・ revive, come to the fore again</text:p>
            <text:p/>
            <text:p>内燃機関 ・ ないねんきかん ・ internal-combustion engine</text:p>
            <text:p/>
            <text:p>燃費 ・ ねんぴ ・ mileag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762" calcext:value-type="float">
            <text:p>762</text:p>
          </table:table-cell>
          <table:table-cell table:style-name="ce8" office:value-type="string" calcext:value-type="string">
            <text:p>黙</text:p>
          </table:table-cell>
          <table:table-cell table:style-name="ce12" office:value-type="string" calcext:value-type="string">
            <text:p>黙る ・ だまる ・ [vi] become silent, shut one's mouth</text:p>
            <text:p/>
            <text:p>沈黙 ・ ちんもく ・ silence, reticence</text:p>
            <text:p/>
            <text:p>黙り ・ だんまり ・ silence, taciturnity; refusing explanation; pantomime</text:p>
            <text:p/>
            <text:p>黙秘する ・ もくひする ・ keep silent / secret</text:p>
            <text:p/>
            <text:p>暗黙の ・ あんもくの ・ tacit</text:p>
            <text:p/>
            <text:p>黙り込む ・ だまりこむ ・ sink into silence</text:p>
            <text:p/>
            <text:p>黙読する ・ もくどくする ・ read silently</text:p>
            <text:p/>
            <text:p>沈黙 ・ ちんもく ・ silence, reticence, taciturnit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763" calcext:value-type="float">
            <text:p>763</text:p>
          </table:table-cell>
          <table:table-cell table:style-name="ce8" office:value-type="string" calcext:value-type="string">
            <text:p>獣</text:p>
          </table:table-cell>
          <table:table-cell table:style-name="ce12" office:value-type="string" calcext:value-type="string">
            <text:p>獣医 ・ じゅうい ・ veterinarian</text:p>
            <text:p/>
            <text:p>獣 ・ けもの ・ beast</text:p>
            <text:p/>
            <text:p>獣道 ・ けものみち ・ animal trail</text:p>
            <text:p/>
            <text:p>珍獣 ・ ちんじゅう ・ rare animal</text:p>
            <text:p/>
            <text:p>野獣 ・ やじゅう ・ wild animal / game</text:p>
            <text:p/>
            <text:p>猛獣 ・ もうじゅう ・ fierce animal, savage beast</text:p>
            <text:p/>
            <text:p>怪獣 ・ かいじゅう ・ monster; beas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764" calcext:value-type="float">
            <text:p>764</text:p>
          </table:table-cell>
          <table:table-cell table:style-name="ce8" office:value-type="string" calcext:value-type="string">
            <text:p>猟</text:p>
          </table:table-cell>
          <table:table-cell table:style-name="ce12" office:value-type="string" calcext:value-type="string">
            <text:p>猟師 ・ りょうし ・ hunter</text:p>
            <text:p/>
            <text:p>猟季 ・ りょうき ・ hunting season</text:p>
            <text:p/>
            <text:p>猟をする ・ りょうをする ・ hunt, shoot</text:p>
            <text:p/>
            <text:p>猟銃 ・ りょうじゅう ・ hunting gun</text:p>
            <text:p/>
            <text:p>猟犬 ・ りょうけん ・ hound, hunting dog</text:p>
            <text:p/>
            <text:p>禁猟 ・ きんりょう ・ prohibition of shooting / hunt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765" calcext:value-type="float">
            <text:p>765</text:p>
          </table:table-cell>
          <table:table-cell table:style-name="ce8" office:value-type="string" calcext:value-type="string">
            <text:p>漁</text:p>
          </table:table-cell>
          <table:table-cell table:style-name="ce12" office:value-type="string" calcext:value-type="string">
            <text:p>漁師 ・ りょうし ・ fisherman</text:p>
            <text:p/>
            <text:p>漁業 ・ ぎょぎょう ・ fishing industry</text:p>
            <text:p/>
            <text:p>漁 ・ りょう ・ fishing, fishery, fishing excursion</text:p>
            <text:p/>
            <text:p>漁船 ・ ぎょせん ・ fishing boat</text:p>
            <text:p/>
            <text:p>漁獲 ・ ぎょかく ・ fishing; haul catch of fish </text:p>
            <text:p/>
            <text:p>出漁する ・ しゅつりょうする ・ go off fishing</text:p>
            <text:p/>
            <text:p>禁漁 ・ きんりょう ・ prohibition of fishing</text:p>
            <text:p/>
            <text:p>鮭漁 ・ さけりょう ・ salmon fishin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766" calcext:value-type="float">
            <text:p>766</text:p>
          </table:table-cell>
          <table:table-cell table:style-name="ce8" office:value-type="string" calcext:value-type="string">
            <text:p>狩</text:p>
          </table:table-cell>
          <table:table-cell table:style-name="ce12" office:value-type="string" calcext:value-type="string">
            <text:p>狩りに行く ・ かりにいく ・ go hunting</text:p>
            <text:p/>
            <text:p>狩猟 ・ しゅりょう ・ hunt(ing)</text:p>
            <text:p/>
            <text:p>狩猟期 ・ しゅりょうき ・ hunting season</text:p>
            <text:p/>
            <text:p>狩り込み ・ かりこみ ・ roundup</text:p>
            <text:p/>
            <text:p>狩り出す ・ かりだす ・ hunt out, round up</text:p>
            <text:p/>
            <text:p>暴力団狩り ・ ぼうりょくだんがり ・ gangster-roundup</text:p>
            <text:p/>
            <text:p>潮干狩り ・ しおひがり ・ shell gathering at low tid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767" calcext:value-type="float">
            <text:p>767</text:p>
          </table:table-cell>
          <table:table-cell table:style-name="ce8" office:value-type="string" calcext:value-type="string">
            <text:p>猛</text:p>
          </table:table-cell>
          <table:table-cell table:style-name="ce12" office:value-type="string" calcext:value-type="string">
            <text:p>猛烈な ・ もうれつな ・ violent, vehement, fierce</text:p>
            <text:p/>
            <text:p>猛犬 ・ もうけん ・ ferocious dog</text:p>
            <text:p/>
            <text:p>猛獣 ・ もうじゅう ・ savage beast</text:p>
            <text:p/>
            <text:p>猛然と ・ もうぜんと ・ fiercely</text:p>
            <text:p/>
            <text:p>猛毒 ・ もうどく ・ deadly poison</text:p>
            <text:p/>
            <text:p>猛者 ・ もさ ・ stalwart; vetera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768" calcext:value-type="float">
            <text:p>768</text:p>
          </table:table-cell>
          <table:table-cell table:style-name="ce8" office:value-type="string" calcext:value-type="string">
            <text:p>煙</text:p>
          </table:table-cell>
          <table:table-cell table:style-name="ce12" office:value-type="string" calcext:value-type="string">
            <text:p>禁煙 ・ きんえん ・ NO SMOKING; giving up smoking</text:p>
            <text:p/>
            <text:p>煙い ・ けむい ・ smoky</text:p>
            <text:p/>
            <text:p>煙る ・ けむる ・ [vi] smoke; be hazy</text:p>
            <text:p/>
            <text:p>煙 ・ けむり ・ smoke</text:p>
            <text:p/>
            <text:p>煙草 ・ たばこ ・ tobacco; cigarette</text:p>
            <text:p/>
            <text:p>煙になる ・ けむりになる ・ vanish in thin air</text:p>
            <text:p/>
            <text:p>煙たい ・ けむたい ・ smoky; feeling awkward</text:p>
            <text:p/>
            <text:p>煙突 ・ えんとつ ・ chimney, smokestack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769" calcext:value-type="float">
            <text:p>769</text:p>
          </table:table-cell>
          <table:table-cell table:style-name="ce8" office:value-type="string" calcext:value-type="string">
            <text:p>焼</text:p>
          </table:table-cell>
          <table:table-cell table:style-name="ce12" office:value-type="string" calcext:value-type="string">
            <text:p>焼き鳥 ・ やきとり ・ grilled chicken</text:p>
            <text:p/>
            <text:p>全焼する ・ ぜんしょうする ・ be burnt down</text:p>
            <text:p/>
            <text:p>焼ける ・ やける ・ [vi] burn, glow red; be sunburnt, heated</text:p>
            <text:p/>
            <text:p>燃焼 ・ ねんしょう ・ combustion, burning</text:p>
            <text:p/>
            <text:p>夕焼け ・ ゆうやけ ・ sunset glow</text:p>
            <text:p/>
            <text:p>焼き場 ・ やきば ・ crematory</text:p>
            <text:p/>
            <text:p>類焼する ・ るいしょうする ・ catch fire from next door </text:p>
            <text:p/>
            <text:p>焼却する ・ しょうきゃくする ・ destroy by fire, incinerat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770" calcext:value-type="float">
            <text:p>770</text:p>
          </table:table-cell>
          <table:table-cell table:style-name="ce8" office:value-type="string" calcext:value-type="string">
            <text:p>暁</text:p>
          </table:table-cell>
          <table:table-cell table:style-name="ce12" office:value-type="string" calcext:value-type="string">
            <text:p>暁の空 ・ あかつきのそら ・ dawning sky</text:p>
            <text:p/>
            <text:p>暁 ・ あかつき ・ dawn</text:p>
            <text:p/>
            <text:p>暁天 ・ ぎょうてん ・ dawn</text:p>
            <text:p/>
            <text:p>暁星 ・ ぎょうせい ・ morning star, Venus</text:p>
            <text:p/>
            <text:p>今暁 ・ こんぎょう ・ at daybreak toda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771" calcext:value-type="float">
            <text:p>771</text:p>
          </table:table-cell>
          <table:table-cell table:style-name="ce8" office:value-type="string" calcext:value-type="string">
            <text:p>旧</text:p>
          </table:table-cell>
          <table:table-cell table:style-name="ce12" office:value-type="string" calcext:value-type="string">
            <text:p>旧式 ・ きゅうしき ・ old style, old type</text:p>
            <text:p/>
            <text:p>旧ソ連 ・ きゅうソれん ・ ex-Soviet Union</text:p>
            <text:p/>
            <text:p>旧制 ・ きゅうせい ・ old system, old style</text:p>
            <text:p/>
            <text:p>新旧の ・ しんきゅうの ・ old and new</text:p>
            <text:p/>
            <text:p>復旧する ・ ふっきゅうする ・ be restored, recover</text:p>
            <text:p/>
            <text:p>旧に復する ・ きゅうにふくする ・ be restored to the former stat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772" calcext:value-type="float">
            <text:p>772</text:p>
          </table:table-cell>
          <table:table-cell table:style-name="ce8" office:value-type="string" calcext:value-type="string">
            <text:p>児</text:p>
          </table:table-cell>
          <table:table-cell table:style-name="ce12" office:value-type="string" calcext:value-type="string">
            <text:p>児童 ・ じどう ・ child, juvenile</text:p>
            <text:p/>
            <text:p>小児科 ・ しょうにか ・ pediatrics department of </text:p>
            <text:p/>
            <text:p>乳児 ・ にゅうじ ・ infant, baby, suckling</text:p>
            <text:p/>
            <text:p>育児 ・ いくじ ・ infant rearing, nursing of children</text:p>
            <text:p/>
            <text:p>園児 ・ えんじ ・ kindergarten child</text:p>
            <text:p/>
            <text:p>稚児 ・ ちご ・ infant, child</text:p>
            <text:p/>
            <text:p>良い児 ・ いいこ ・ good girl / bo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773" calcext:value-type="float">
            <text:p>773</text:p>
          </table:table-cell>
          <table:table-cell table:style-name="ce8" office:value-type="string" calcext:value-type="string">
            <text:p>亦</text:p>
          </table:table-cell>
          <table:table-cell table:style-name="ce12" office:value-type="string" calcext:value-type="string">
            <text:p>私も亦 ・ わたしもまた ・ I also, me too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774" calcext:value-type="float">
            <text:p>774</text:p>
          </table:table-cell>
          <table:table-cell table:style-name="ce8" office:value-type="string" calcext:value-type="string">
            <text:p>赤</text:p>
          </table:table-cell>
          <table:table-cell table:style-name="ce12" office:value-type="string" calcext:value-type="string">
            <text:p>赤十字 ・ せきじゅうじ ・ Red Cross</text:p>
            <text:p/>
            <text:p>赤らむ ・ あからむ ・ [vi] become red</text:p>
            <text:p/>
            <text:p>赤字 ・ あかじ ・ deficit, red figures</text:p>
            <text:p/>
            <text:p>赤外線 ・ せきがいせん ・ infrared rays</text:p>
            <text:p/>
            <text:p>赤金 ・ あかがね ・ copper</text:p>
            <text:p/>
            <text:p>赤らめる ・ あからめる ・ [vt] blush, redden</text:p>
            <text:p/>
            <text:p>真っ赤 ・ まっか ・ deep re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775" calcext:value-type="float">
            <text:p>775</text:p>
          </table:table-cell>
          <table:table-cell table:style-name="ce8" office:value-type="string" calcext:value-type="string">
            <text:p>変</text:p>
          </table:table-cell>
          <table:table-cell table:style-name="ce12" office:value-type="string" calcext:value-type="string">
            <text:p>変化 ・ へんか ・ change, variety; declension</text:p>
            <text:p/>
            <text:p>変わる ・ かわる ・ [vi] change, be different</text:p>
            <text:p/>
            <text:p>変える ・ かえる ・ [vt] change, revise</text:p>
            <text:p/>
            <text:p>変動 ・ へんどう ・ change, fluctuation</text:p>
            <text:p/>
            <text:p>変革 ・ へんかく ・ change, reform, revolution</text:p>
            <text:p/>
            <text:p>変わり目 ・ かわりめ ・ turning point</text:p>
            <text:p/>
            <text:p>変わった ・ かわった ・ different; unusual, extraordinary, od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76" calcext:value-type="float">
            <text:p>776</text:p>
          </table:table-cell>
          <table:table-cell table:style-name="ce8" office:value-type="string" calcext:value-type="string">
            <text:p>蛮</text:p>
          </table:table-cell>
          <table:table-cell table:style-name="ce12" office:value-type="string" calcext:value-type="string">
            <text:p>野蛮な ・ やばんな ・ savage, barbarous</text:p>
            <text:p/>
            <text:p>蛮人 ・ ばんじん ・ savage, barbarian; aboriginal</text:p>
            <text:p/>
            <text:p>蛮族 ・ ばんぞく ・ savage tribe</text:p>
            <text:p/>
            <text:p>南蛮 ・ なんばん ・ southern barbarians; orig. non-ethnic Chinese, Yue, … Europeans from the South; 16-18th c. meat cooked with onions; red peppe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777" calcext:value-type="float">
            <text:p>777</text:p>
          </table:table-cell>
          <table:table-cell table:style-name="ce8" office:value-type="string" calcext:value-type="string">
            <text:p>恋</text:p>
          </table:table-cell>
          <table:table-cell table:style-name="ce12" office:value-type="string" calcext:value-type="string">
            <text:p>恋人 ・ こいびと ・ lover, sweetheart</text:p>
            <text:p/>
            <text:p>恋愛 ・ れんあい ・ love romantic </text:p>
            <text:p/>
            <text:p>恋 ・ こい ・ love romantic </text:p>
            <text:p/>
            <text:p>恋しい ・ こいしい ・ beloved, dear, darling</text:p>
            <text:p/>
            <text:p>初恋 ・ はつこい ・ first love</text:p>
            <text:p/>
            <text:p>失恋 ・ しつれん ・ unrequited love</text:p>
            <text:p/>
            <text:p>恋する ・ こいする ・ love, fall in love with</text:p>
            <text:p/>
            <text:p>恋う ・ こう ・ [vt] lov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778" calcext:value-type="float">
            <text:p>778</text:p>
          </table:table-cell>
          <table:table-cell table:style-name="ce8" office:value-type="string" calcext:value-type="string">
            <text:p>愛</text:p>
          </table:table-cell>
          <table:table-cell table:style-name="ce12" office:value-type="string" calcext:value-type="string">
            <text:p>愛しい ・ いとしい ・ darling, beloved</text:p>
            <text:p/>
            <text:p>恋愛 ・ れんあい ・ romantic love</text:p>
            <text:p/>
            <text:p>愛する ・ あいする ・ love, be fond of</text:p>
            <text:p/>
            <text:p>愛称 ・ あいしょう ・ nickname, pet name</text:p>
            <text:p/>
            <text:p>愛国心 ・ あいこくしん ・ patriotism, nationalism</text:p>
            <text:p/>
            <text:p>愛好する ・ あいこうする ・ love, be fond of</text:p>
            <text:p/>
            <text:p>愛用する ・ あいようする ・ use habituall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779" calcext:value-type="float">
            <text:p>779</text:p>
          </table:table-cell>
          <table:table-cell table:style-name="ce8" office:value-type="string" calcext:value-type="string">
            <text:p>憂</text:p>
          </table:table-cell>
          <table:table-cell table:style-name="ce12" office:value-type="string" calcext:value-type="string">
            <text:p>憂国 ・ ゆうこく ・ patriotism, concern for one's country</text:p>
            <text:p/>
            <text:p>憂える ・ うれえる ・ [vt] worry about</text:p>
            <text:p/>
            <text:p>憂さ ・ うさ ・ gloom, melancholy</text:p>
            <text:p/>
            <text:p>憂い¹ ・ うい ・ melancholy, sad</text:p>
            <text:p/>
            <text:p>憂い² ・ うれい ・ anxiety, trouble, worry</text:p>
            <text:p/>
            <text:p>憂き ・ うき ・ [literary] grief, sorrow</text:p>
            <text:p/>
            <text:p>物憂い ・ ものうい ・ languid, melancholy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780" calcext:value-type="float">
            <text:p>780</text:p>
          </table:table-cell>
          <table:table-cell table:style-name="ce8" office:value-type="string" calcext:value-type="string">
            <text:p>優</text:p>
          </table:table-cell>
          <table:table-cell table:style-name="ce12" office:value-type="string" calcext:value-type="string">
            <text:p>優しい ・ やさしい ・ gentle, kind</text:p>
            <text:p/>
            <text:p>優先 ・ ゆうせん ・ preference, priority</text:p>
            <text:p/>
            <text:p>優れた学者 ・ すぐれたがくしゃ ・ eminent scholar</text:p>
            <text:p/>
            <text:p>優れる ・ すぐれる ・ [vi]be excellent, surpass; be better, superior to</text:p>
            <text:p/>
            <text:p>優勝する ・ ゆうしょうする ・ win, be victorious</text:p>
            <text:p/>
            <text:p>優れて ・ すぐれて ・ exceedingly, by far, conspicuously</text:p>
            <text:p/>
            <text:p>優しくする ・ やさしくする ・ be kind to, treat kindly</text:p>
            <text:p/>
            <text:p>優男 ・ やさおとこ ・ gentle mannered ma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81" calcext:value-type="float">
            <text:p>781</text:p>
          </table:table-cell>
          <table:table-cell table:style-name="ce8" office:value-type="string" calcext:value-type="string">
            <text:p>栗</text:p>
          </table:table-cell>
          <table:table-cell table:style-name="ce12" office:value-type="string" calcext:value-type="string">
            <text:p>焼き栗 ・ やきぐり ・ roasted chestnuts</text:p>
            <text:p/>
            <text:p>栗 ・ くり ・ chestnut</text:p>
            <text:p/>
            <text:p>栗毛 ・ くりげ ・ chestnut horse </text:p>
            <text:p/>
            <text:p>栗鼠 ・ りす ・ squirre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782" calcext:value-type="float">
            <text:p>782</text:p>
          </table:table-cell>
          <table:table-cell table:style-name="ce8" office:value-type="string" calcext:value-type="string">
            <text:p>票</text:p>
          </table:table-cell>
          <table:table-cell table:style-name="ce12" office:value-type="string" calcext:value-type="string">
            <text:p>投票する ・ とうひょうする ・ vote, cast a ballot</text:p>
            <text:p/>
            <text:p>伝票 ・ でんぴょう ・ slip, chit, ticket</text:p>
            <text:p/>
            <text:p>得票 ・ とくひょう ・ number of votes obtained</text:p>
            <text:p/>
            <text:p>票田 ・ ひょうでん ・ favorable voting constituency</text:p>
            <text:p/>
            <text:p>開票 ・ かいひょう ・ official counting of votes</text:p>
            <text:p/>
            <text:p>調査票 ・ ちょうさひょう ・ questionnaire</text:p>
            <text:p/>
            <text:p>票を読む ・ ひょうをよむ ・ count the votes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783" calcext:value-type="float">
            <text:p>783</text:p>
          </table:table-cell>
          <table:table-cell table:style-name="ce8" office:value-type="string" calcext:value-type="string">
            <text:p>標</text:p>
          </table:table-cell>
          <table:table-cell table:style-name="ce12" office:value-type="string" calcext:value-type="string">
            <text:p>目標 ・ もくひょう ・ mark, target, goal, object</text:p>
            <text:p/>
            <text:p>商標 ・ しょうひょう ・ trademark</text:p>
            <text:p/>
            <text:p>標語 ・ ひょうご ・ slogan, motto, catch word</text:p>
            <text:p/>
            <text:p>標示する ・ ひょうじする ・ post up, declare, demonstrate</text:p>
            <text:p/>
            <text:p>標本 ・ ひょうほん ・ specimen, sampl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784" calcext:value-type="float">
            <text:p>784</text:p>
          </table:table-cell>
          <table:table-cell table:style-name="ce8" office:value-type="string" calcext:value-type="string">
            <text:p>漂</text:p>
          </table:table-cell>
          <table:table-cell table:style-name="ce12" office:value-type="string" calcext:value-type="string">
            <text:p>浮漂 ・ ふひょう ・ floating</text:p>
            <text:p/>
            <text:p>漂う ・ ただよう ・ [vi] drift, float</text:p>
            <text:p/>
            <text:p>漂然 ・ ひょうぜん ・ casually, aimlessly, unexpectedly</text:p>
            <text:p/>
            <text:p>漂着 ・ ひょうちゃく ・ drifting ashore</text:p>
            <text:p/>
            <text:p>漂う小舟 ・ ただようこぶね ・ drifting boa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85" calcext:value-type="float">
            <text:p>785</text:p>
          </table:table-cell>
          <table:table-cell table:style-name="ce8" office:value-type="string" calcext:value-type="string">
            <text:p>遷</text:p>
          </table:table-cell>
          <table:table-cell table:style-name="ce12" office:value-type="string" calcext:value-type="string">
            <text:p>変遷 ・ へんせん ・ changes, vicissitudes</text:p>
            <text:p/>
            <text:p>左遷 ・ させん ・ relegation, demotion</text:p>
            <text:p/>
            <text:p>遷都 ・ せんと ・ transfer of the capital</text:p>
            <text:p/>
            <text:p>遷宮 ・ せんぐう ・ transfer of a shrin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786" calcext:value-type="float">
            <text:p>786</text:p>
          </table:table-cell>
          <table:table-cell table:style-name="ce8" office:value-type="string" calcext:value-type="string">
            <text:p>各</text:p>
          </table:table-cell>
          <table:table-cell table:style-name="ce12" office:value-type="string" calcext:value-type="string">
            <text:p>各自 ・ かくじ ・ each one, every individual</text:p>
            <text:p/>
            <text:p>各の 考えで ・ おのおのの かんがえで ・ at individual discretion</text:p>
            <text:p/>
            <text:p>各地 ・ かくち ・ every place; various places</text:p>
            <text:p/>
            <text:p>各 ・ おのおの ・ each</text:p>
            <text:p/>
            <text:p>各一部 ・ かくいちぶ ・ one copy each</text:p>
            <text:p/>
            <text:p>各方 ・ おのおのがた ・ all of you</text:p>
            <text:p/>
            <text:p>各般 ・ かくはん ・ every, variou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787" calcext:value-type="float">
            <text:p>787</text:p>
          </table:table-cell>
          <table:table-cell table:style-name="ce8" office:value-type="string" calcext:value-type="string">
            <text:p>客</text:p>
          </table:table-cell>
          <table:table-cell table:style-name="ce12" office:value-type="string" calcext:value-type="string">
            <text:p>お客さん ・ おきゃくさん ・ visitor, guest; customer, client; spectator; passenger; outsider</text:p>
            <text:p/>
            <text:p>客室 ・ きゃくしつ ・ guest room, stateroom</text:p>
            <text:p/>
            <text:p>来客 ・ らいきゃく ・ visitor, guest</text:p>
            <text:p/>
            <text:p>常客 ・ じょうきゃく ・ regular customer</text:p>
            <text:p/>
            <text:p>客観 ・ きゃっかん ・ object; objective</text:p>
            <text:p/>
            <text:p>刺客 ・ しかく ・ assassi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88" calcext:value-type="float">
            <text:p>788</text:p>
          </table:table-cell>
          <table:table-cell table:style-name="ce8" office:value-type="string" calcext:value-type="string">
            <text:p>路</text:p>
          </table:table-cell>
          <table:table-cell table:style-name="ce12" office:value-type="string" calcext:value-type="string">
            <text:p>道路 ・ どうろ ・ road, street, way</text:p>
            <text:p/>
            <text:p>線路 ・ せんろ ・ line, track esp. railway </text:p>
            <text:p/>
            <text:p>路地 ・ ろじ ・ alley, lane</text:p>
            <text:p/>
            <text:p>通路 ・ つうろ ・ passage, pathway, aisle</text:p>
            <text:p/>
            <text:p>旅路 ・ たびじ ・ journey</text:p>
            <text:p/>
            <text:p>回路 ・ かいろ ・ circuit electric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789" calcext:value-type="float">
            <text:p>789</text:p>
          </table:table-cell>
          <table:table-cell table:style-name="ce8" office:value-type="string" calcext:value-type="string">
            <text:p>格</text:p>
          </table:table-cell>
          <table:table-cell table:style-name="ce12" office:value-type="string" calcext:value-type="string">
            <text:p>合格する ・ ごうかくする ・ pass an examination , qualify</text:p>
            <text:p/>
            <text:p>価格 ・ かかく ・ price, cost</text:p>
            <text:p/>
            <text:p>性格 ・ せいかく ・ character, personality</text:p>
            <text:p/>
            <text:p>体格 ・ たいかく ・ physique, build</text:p>
            <text:p/>
            <text:p>格安な ・ かくやすな ・ inexpensive, reasonable in price</text:p>
            <text:p/>
            <text:p>格上げする ・ かくあげする ・ raise to higher status, promote to a higher rank</text:p>
            <text:p/>
            <text:p>格好 ・ かっこう ・ suitability, moderate price ; shape, form; appearance, manner</text:p>
            <text:p/>
            <text:p>格子 ・ こうし ・ latticework, lattice, gri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90" calcext:value-type="float">
            <text:p>790</text:p>
          </table:table-cell>
          <table:table-cell table:style-name="ce8" office:value-type="string" calcext:value-type="string">
            <text:p>絡</text:p>
          </table:table-cell>
          <table:table-cell table:style-name="ce12" office:value-type="string" calcext:value-type="string">
            <text:p>絡み合う ・ からみあう ・ intertwine, interlock</text:p>
            <text:p/>
            <text:p>連絡 ・ れんらく ・ connection, contact; communication</text:p>
            <text:p/>
            <text:p>絡む ・ からむ ・ [vi] entwine, twine around; get caught</text:p>
            <text:p/>
            <text:p>絡まる ・ からまる ・ [vi] entwine, twine around; get caught / entangled</text:p>
            <text:p/>
            <text:p>絡める ・ からめる ・ [vt] entwine, entangle, twine around; coat, cover, baste; link, involve</text:p>
            <text:p/>
            <text:p>籠絡する ・ ろうらくする ・ inveigle, ensnare, entice</text:p>
            <text:p/>
            <text:p>短絡 ・ たんらく ・ short circui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791" calcext:value-type="float">
            <text:p>791</text:p>
          </table:table-cell>
          <table:table-cell table:style-name="ce8" office:value-type="string" calcext:value-type="string">
            <text:p>略</text:p>
          </table:table-cell>
          <table:table-cell table:style-name="ce12" office:value-type="string" calcext:value-type="string">
            <text:p>戦略 ・ せんりゃく ・ strategy, stratagem</text:p>
            <text:p/>
            <text:p>省略する ・ しょうりゃくする ・ omit, abbreviate</text:p>
            <text:p/>
            <text:p>略語 ・ りゃくご ・ abbreviation</text:p>
            <text:p/>
            <text:p>略す ・ りゃくす ・ abbreviate; leave out</text:p>
            <text:p/>
            <text:p>略取 ・ りゃくしゅ ・ abduction</text:p>
            <text:p/>
            <text:p>政略 ・ せいりゃく ・ politics; political maneuver</text:p>
            <text:p/>
            <text:p>略 ・ ほぼ ・ almost, roughly, approx.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792" calcext:value-type="float">
            <text:p>792</text:p>
          </table:table-cell>
          <table:table-cell table:style-name="ce8" office:value-type="string" calcext:value-type="string">
            <text:p>閣</text:p>
          </table:table-cell>
          <table:table-cell table:style-name="ce12" office:value-type="string" calcext:value-type="string">
            <text:p>内閣 ・ ないかく ・ cabinet of a government </text:p>
            <text:p/>
            <text:p>天守閣 ・ てんしゅかく ・ castle-tower; dungeon, keep</text:p>
            <text:p/>
            <text:p>閣下 ・ かっか ・ Your / His Excellency</text:p>
            <text:p/>
            <text:p>楼閣 ・ ろうかく ・ multistoried building</text:p>
            <text:p/>
            <text:p>閣僚 ・ かくりょう ・ cabinet members</text:p>
            <text:p/>
            <text:p>閣議 ・ かくぎ ・ cabinet conferenc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93" calcext:value-type="float">
            <text:p>793</text:p>
          </table:table-cell>
          <table:table-cell table:style-name="ce8" office:value-type="string" calcext:value-type="string">
            <text:p>落</text:p>
          </table:table-cell>
          <table:table-cell table:style-name="ce12" office:value-type="string" calcext:value-type="string">
            <text:p>落下 ・ らっか ・ fall, drop, descent</text:p>
            <text:p/>
            <text:p>下落 ・ げらく ・ depreciation, slump; decline, fall</text:p>
            <text:p/>
            <text:p>落ちる ・ おちる ・ [vi] fall, drop; fail</text:p>
            <text:p/>
            <text:p>落ち葉 ・ おちば ・ fallen leaves</text:p>
            <text:p/>
            <text:p>落とす ・ おとす ・ [vt] let fall, drop; remove</text:p>
            <text:p/>
            <text:p>落ち込む ・ おちこむ ・ [vt] fall into; feel down, be in a slump </text:p>
            <text:p/>
            <text:p>段落 ・ だんらく ・ paragraph; end, conclusion</text:p>
            <text:p/>
            <text:p>低落する ・ ていらくする ・ fall, depreciate, go dow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794" calcext:value-type="float">
            <text:p>794</text:p>
          </table:table-cell>
          <table:table-cell table:style-name="ce8" office:value-type="string" calcext:value-type="string">
            <text:p>南</text:p>
          </table:table-cell>
          <table:table-cell table:style-name="ce12" office:value-type="string" calcext:value-type="string">
            <text:p>南口 ・ みなみぐち ・ south exit</text:p>
            <text:p/>
            <text:p>南北 ・ なんぼく ・ north &amp; south, North-South</text:p>
            <text:p/>
            <text:p>東南 ・ とうなん ・ southeast</text:p>
            <text:p/>
            <text:p>南部 ・ なんぶ ・ south(ern) part; South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795" calcext:value-type="float">
            <text:p>795</text:p>
          </table:table-cell>
          <table:table-cell table:style-name="ce8" office:value-type="string" calcext:value-type="string">
            <text:p>西</text:p>
          </table:table-cell>
          <table:table-cell table:style-name="ce12" office:value-type="string" calcext:value-type="string">
            <text:p>西側 ・ にしがわ ・ west side; West Europe and America</text:p>
            <text:p/>
            <text:p>西洋 ・ せいよう ・ the West</text:p>
            <text:p/>
            <text:p>西部 ・ せいぶ ・ western part; the West</text:p>
            <text:p/>
            <text:p>北西 ・ ほくせい ・ northwest</text:p>
            <text:p/>
            <text:p>大西洋 ・ たいせいよう ・ Atlantic Ocean</text:p>
            <text:p/>
            <text:p>東西 ・ とうざい ・ east &amp; wes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796" calcext:value-type="float">
            <text:p>796</text:p>
          </table:table-cell>
          <table:table-cell table:style-name="ce8" office:value-type="string" calcext:value-type="string">
            <text:p>酉</text:p>
          </table:table-cell>
          <table:table-cell table:style-name="ce12" office:value-type="string" calcext:value-type="string">
            <text:p>酉年 ・ とりどし ・ Year of the Rooster</text:p>
            <text:p/>
            <text:p>酉の方角 ・ とりのほうがく ・ west</text:p>
            <text:p/>
            <text:p>卯酉線 ・ ぼうゆうせん ・ prime vertical astronom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7" calcext:value-type="float">
            <text:p>797</text:p>
          </table:table-cell>
          <table:table-cell table:style-name="ce8" office:value-type="string" calcext:value-type="string">
            <text:p>酒</text:p>
          </table:table-cell>
          <table:table-cell table:style-name="ce12" office:value-type="string" calcext:value-type="string">
            <text:p>飲酒 ・ いんしゅ ・ drinking alcoholic drinks </text:p>
            <text:p/>
            <text:p>お酒 ・ おさけ ・ sake; alcoholic drink, wine, liquor, be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98" calcext:value-type="float">
            <text:p>798</text:p>
          </table:table-cell>
          <table:table-cell table:style-name="ce8" office:value-type="string" calcext:value-type="string">
            <text:p>洒</text:p>
          </table:table-cell>
          <table:table-cell table:style-name="ce12" office:value-type="string" calcext:value-type="string">
            <text:p>お洒落 ・ おしゃれ ・ stylishly dressed</text:p>
            <text:p/>
            <text:p>洒落 ・ しゃれ ・ witticism, joke; pun, wordplay</text:p>
            <text:p/>
            <text:p>洒落る ・ しゃれる ・ pun, play on words; jest, joke; dress smartly / stylishly; make up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799" calcext:value-type="float">
            <text:p>799</text:p>
          </table:table-cell>
          <table:table-cell table:style-name="ce8" office:value-type="string" calcext:value-type="string">
            <text:p>配</text:p>
          </table:table-cell>
          <table:table-cell table:style-name="ce12" office:value-type="string" calcext:value-type="string">
            <text:p>配る ・ くばる ・ [vt] distribute, allot</text:p>
            <text:p/>
            <text:p>支配する ・ しはいする ・ control, manage, govern</text:p>
            <text:p/>
            <text:p>手配 ・ てはい ・ arrangement, preparation; search instruction by police </text:p>
            <text:p/>
            <text:p>配付 ・ はいふ ・ distribution, apportionment</text:p>
            <text:p/>
            <text:p>配置 ・ はいち ・ arrangement; posting of troops </text:p>
            <text:p/>
            <text:p>配合 ・ はいごう ・ combination, distribution, arrangement; harmony</text:p>
            <text:p/>
            <text:p>分配 ・ ぶんぱい ・ division, distribution, allotmen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800" calcext:value-type="float">
            <text:p>800</text:p>
          </table:table-cell>
          <table:table-cell table:style-name="ce8" office:value-type="string" calcext:value-type="string">
            <text:p>酸</text:p>
          </table:table-cell>
          <table:table-cell table:style-name="ce12" office:value-type="string" calcext:value-type="string">
            <text:p>酸素 ・ さんそ ・ oxygen</text:p>
            <text:p/>
            <text:p>酸性 ・ さんせい ・ acidity</text:p>
            <text:p/>
            <text:p>酸化 ・ さんか ・ oxidation</text:p>
            <text:p/>
            <text:p>酸っぱい ・ すっぱい ・ sour, acid</text:p>
            <text:p/>
            <text:p>乳酸 ・ にゅうさん ・ lactic acid</text:p>
            <text:p/>
            <text:p>アミノ酸 ・ あみのさん ・ amino acid</text:p>
            <text:p/>
            <text:p>酸とアルカリ ・ さんとあるかり ・ acid and alkali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801" calcext:value-type="float">
            <text:p>801</text:p>
          </table:table-cell>
          <table:table-cell table:style-name="ce8" office:value-type="string" calcext:value-type="string">
            <text:p>猶</text:p>
          </table:table-cell>
          <table:table-cell table:style-name="ce12" office:value-type="string" calcext:value-type="string">
            <text:p>猶予する ・ ゆうよする ・ postpone, delay, extend; hesitate</text:p>
            <text:p/>
            <text:p>猶の事 ・ なおのこと ・ all the more, still more</text:p>
            <text:p/>
            <text:p>猶良い ・ なおよい ・ still better</text:p>
            <text:p/>
            <text:p>昼猶暗い ・ ひるなおくらい ・ dark even in the daytime</text:p>
            <text:p/>
            <text:p>春猶浅し ・ はるなおあさし ・ """Spring is not yet far advanced"""</text:p>
            <text:p/>
            <text:p>執行猶予 ・ しっこうゆうよ ・ stay of execution, probation, suspended sentenc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802" calcext:value-type="float">
            <text:p>802</text:p>
          </table:table-cell>
          <table:table-cell table:style-name="ce8" office:value-type="string" calcext:value-type="string">
            <text:p>尊</text:p>
          </table:table-cell>
          <table:table-cell table:style-name="ce12" office:value-type="string" calcext:value-type="string">
            <text:p>尊い ・ たっとい ・ exalted, august</text:p>
            <text:p/>
            <text:p>尊重する ・ そんちょうする ・ respect, esteem, value</text:p>
            <text:p/>
            <text:p>尊ぶ ・ たっとぶ ・ [vt] honor, respect, revere</text:p>
            <text:p/>
            <text:p>尊顔 ・ そんがん ・ your countenance</text:p>
            <text:p/>
            <text:p>尊父 ・ そんぷ ・ your father</text:p>
            <text:p/>
            <text:p>自尊心 ・ じそんしん ・ self-respect, pride spirit of </text:p>
            <text:p/>
            <text:p>尊敬する ・ そんけいする ・ respect, revere, esteem, honor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803" calcext:value-type="float">
            <text:p>803</text:p>
          </table:table-cell>
          <table:table-cell table:style-name="ce8" office:value-type="string" calcext:value-type="string">
            <text:p>遵</text:p>
          </table:table-cell>
          <table:table-cell table:style-name="ce12" office:value-type="string" calcext:value-type="string">
            <text:p>遵守する ・ じゅんしゅする ・ observe, conform to, obey, follow</text:p>
            <text:p/>
            <text:p>遵法 ・ じゅんぽう ・ law observanc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804" calcext:value-type="float">
            <text:p>804</text:p>
          </table:table-cell>
          <table:table-cell table:style-name="ce8" office:value-type="string" calcext:value-type="string">
            <text:p>導</text:p>
          </table:table-cell>
          <table:table-cell table:style-name="ce12" office:value-type="string" calcext:value-type="string">
            <text:p>導入する ・ どうにゅうする ・ lead into, bring into</text:p>
            <text:p/>
            <text:p>導く ・ みちびく ・ [vt] guide, conduct</text:p>
            <text:p/>
            <text:p>主導 ・ しゅどう ・ initiative, leadership</text:p>
            <text:p/>
            <text:p>指導する ・ しどうする ・ guide, lead, instruct</text:p>
            <text:p/>
            <text:p>半導体 ・ はんどうたい ・ semiconductor</text:p>
            <text:p/>
            <text:p>導き ・ みちびき ・ guidance</text:p>
            <text:p/>
            <text:p>導き出す ・ みちびきだす ・ draw a conclusion , dedu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805" calcext:value-type="float">
            <text:p>805</text:p>
          </table:table-cell>
          <table:table-cell table:style-name="ce8" office:value-type="string" calcext:value-type="string">
            <text:p>敬</text:p>
          </table:table-cell>
          <table:table-cell table:style-name="ce12" office:value-type="string" calcext:value-type="string">
            <text:p>敬う ・ うやまう ・ [vt] respect, revere, honor</text:p>
            <text:p/>
            <text:p>尊敬する ・ そんけいする ・ respect, esteem, honor</text:p>
            <text:p/>
            <text:p>敬老 ・ けいろう ・ respect for the aged</text:p>
            <text:p/>
            <text:p>敬語 ・ けいご ・ honorific language,｀ polite speech</text:p>
            <text:p/>
            <text:p>敬遠する ・ けいえんする ・ keep at a respectful distance; avoid</text:p>
            <text:p/>
            <text:p>敬具 ・ けいぐ ・ Yours truly / respectfully</text:p>
            <text:p/>
            <text:p>失敬な ・ しっけいな ・ disrespectful, rude, impolit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806" calcext:value-type="float">
            <text:p>806</text:p>
          </table:table-cell>
          <table:table-cell table:style-name="ce8" office:value-type="string" calcext:value-type="string">
            <text:p>警</text:p>
          </table:table-cell>
          <table:table-cell table:style-name="ce12" office:value-type="string" calcext:value-type="string">
            <text:p>警察 ・ けいさつ ・ police</text:p>
            <text:p/>
            <text:p>警視庁 ・ けいしちょう ・ Metropolitan Police Office</text:p>
            <text:p/>
            <text:p>警告 ・ けいこく ・ warning, admonition</text:p>
            <text:p/>
            <text:p>警戒 ・ けいかい ・ caution, precaution, warning; watch, guard, vigilance</text:p>
            <text:p/>
            <text:p>警備 ・ けいび ・ guard, defense</text:p>
            <text:p/>
            <text:p>警部 ・ けいぶ ・ police inspecto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807" calcext:value-type="float">
            <text:p>807</text:p>
          </table:table-cell>
          <table:table-cell table:style-name="ce8" office:value-type="string" calcext:value-type="string">
            <text:p>驚</text:p>
          </table:table-cell>
          <table:table-cell table:style-name="ce12" office:value-type="string" calcext:value-type="string">
            <text:p>驚がく [驚愕] ・ きょうがく ・ astonishment, surprise, shock</text:p>
            <text:p/>
            <text:p>驚く ・ おどろく ・ [vi] be surprised; be frightened</text:p>
            <text:p/>
            <text:p>驚かす ・ おどろかす ・ [vt] surprise; frighten</text:p>
            <text:p/>
            <text:p>驚くべき ・ おどろくべき ・ astonishing, wonderful</text:p>
            <text:p/>
            <text:p>世人を驚かす ・ せじんをおどろかす ・ strike terror in people’s hearts</text:p>
            <text:p/>
            <text:p>驚かされる ・ おどろかされる ・ be surprised</text:p>
            <text:p/>
            <text:p>驚異 ・ きょうい ・ wonder, marvel, miracl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808" calcext:value-type="float">
            <text:p>808</text:p>
          </table:table-cell>
          <table:table-cell table:style-name="ce8" office:value-type="string" calcext:value-type="string">
            <text:p>散</text:p>
          </table:table-cell>
          <table:table-cell table:style-name="ce12" office:value-type="string" calcext:value-type="string">
            <text:p>解散 ・ かいさん ・ breakup, dispersion; dissolution</text:p>
            <text:p/>
            <text:p>散らす ・ ちらす ・ [vt] scatter, disperse, break up</text:p>
            <text:p/>
            <text:p>散る ・ ちる ・ [vi] scatter, disperse, break up, dissipate fall, be scattered / shed; die </text:p>
            <text:p/>
            <text:p>散歩 ・ さんぽ ・ leisurely stroll, walk</text:p>
            <text:p/>
            <text:p>散発的な ・ さんぱつてきな ・ sporadic</text:p>
            <text:p/>
            <text:p>四散する ・ しさんする ・ scatter in all directions </text:p>
            <text:p/>
            <text:p>一目散に ・ いちもくさんに ・ at full / top speed</text:p>
            <text:p/>
            <text:p>散らかす ・ ちらかす ・ [vt] scatter around , disarrange, leave untid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809" calcext:value-type="float">
            <text:p>809</text:p>
          </table:table-cell>
          <table:table-cell table:style-name="ce8" office:value-type="string" calcext:value-type="string">
            <text:p>敢</text:p>
          </table:table-cell>
          <table:table-cell table:style-name="ce12" office:value-type="string" calcext:value-type="string">
            <text:p>敢然と ・ かんぜんと ・ boldly, bravely</text:p>
            <text:p/>
            <text:p>敢えてする ・ あえてする ・ dare to do; do anyway</text:p>
            <text:p/>
            <text:p>取り敢えず ・ とりあえず ・ as a temporary measure, for now</text:p>
            <text:p/>
            <text:p>敢えず ・ あえず ・ [literary] hardly finishing doing , unable to do sufficiently</text:p>
            <text:p/>
            <text:p>敢行 ・ かんこう ・ decisive / daring action</text:p>
            <text:p/>
            <text:p>果敢な ・ かかんな ・ bold, daring; resolut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810" calcext:value-type="float">
            <text:p>810</text:p>
          </table:table-cell>
          <table:table-cell table:style-name="ce8" office:value-type="string" calcext:value-type="string">
            <text:p>厳</text:p>
          </table:table-cell>
          <table:table-cell table:style-name="ce12" office:value-type="string" calcext:value-type="string">
            <text:p>厳しい ・ きびしい ・ severe, strict, rigorous</text:p>
            <text:p/>
            <text:p>厳禁 ・ げんきん ・ strictly prohibited</text:p>
            <text:p/>
            <text:p>厳かな ・ おごそかな ・ solemn, dignified</text:p>
            <text:p/>
            <text:p>尊厳 ・ そんげん ・ dignity, sanctity</text:p>
            <text:p/>
            <text:p>厳正 ・ げんせい ・ exactness, strictness, rigor</text:p>
            <text:p/>
            <text:p>戒厳令 ・ かいげんれい ・ martial law</text:p>
            <text:p/>
            <text:p>荘厳な ・ そうごんな ・ solemn, sublime</text:p>
            <text:p/>
            <text:p>厳然たる ・ げんぜんたる ・ solemn, majestic, grave, ster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811" calcext:value-type="float">
            <text:p>811</text:p>
          </table:table-cell>
          <table:table-cell table:style-name="ce8" office:value-type="string" calcext:value-type="string">
            <text:p>仏</text:p>
          </table:table-cell>
          <table:table-cell table:style-name="ce12" office:value-type="string" calcext:value-type="string">
            <text:p>仏教 ・ ぶっきょう ・ Buddhism</text:p>
            <text:p/>
            <text:p>仏様 ・ ほとけさま ・ Buddha; deceased person</text:p>
            <text:p/>
            <text:p>念仏 ・ ねんぶつ ・ Buddhist invocation, prayer to Amitabha</text:p>
            <text:p/>
            <text:p>日仏 ・ にちふつ ・ Japan &amp; France, Japanese-French</text:p>
            <text:p/>
            <text:p>仏印 ・ ふついん ・ French Indochina</text:p>
            <text:p/>
            <text:p>神仏 ・ しんぶつ ・ gods and Buddha; Shintō and Buddhism</text:p>
            <text:p/>
            <text:p>石仏 ・ せきぶつ ・ stone Buddhist imag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812" calcext:value-type="float">
            <text:p>812</text:p>
          </table:table-cell>
          <table:table-cell table:style-name="ce8" office:value-type="string" calcext:value-type="string">
            <text:p>払</text:p>
          </table:table-cell>
          <table:table-cell table:style-name="ce12" office:value-type="string" calcext:value-type="string">
            <text:p>払底 ・ ふってい ・ shortage</text:p>
            <text:p/>
            <text:p>支払い ・ しはらい ・ payment, payout, defrayment</text:p>
            <text:p/>
            <text:p>払い戻す ・ はらいもどす ・ pay back</text:p>
            <text:p/>
            <text:p>払い込む ・ はらいこむ ・ pay in, pay up</text:p>
            <text:p/>
            <text:p>払う ・ はらう ・ [vt] pay; clear away</text:p>
            <text:p/>
            <text:p>払拭する ・ ふっしょくする ・ wipe out / away, dispel, cast aside worries, … </text:p>
            <text:p/>
            <text:p>厄払い ・ やくばらい ・ exorcism</text:p>
            <text:p/>
            <text:p>注意を払う ・ ちゅういをはらう ・ pay attention to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813" calcext:value-type="float">
            <text:p>813</text:p>
          </table:table-cell>
          <table:table-cell table:style-name="ce8" office:value-type="string" calcext:value-type="string">
            <text:p>拡</text:p>
          </table:table-cell>
          <table:table-cell table:style-name="ce12" office:value-type="string" calcext:value-type="string">
            <text:p>拡大する ・ かくだいする ・ magnify, enlarge, expand</text:p>
            <text:p/>
            <text:p>拡散 ・ かくさん ・ scattering, diffusion</text:p>
            <text:p/>
            <text:p>軍拡 ・ ぐんかく ・ expansion of armaments</text:p>
            <text:p/>
            <text:p>拡張する ・ かくちょうする ・ expand, extend, enlarge</text:p>
            <text:p/>
            <text:p>拡声器 ・ かくせいき ・ loud speaker, megaphone</text:p>
            <text:p/>
            <text:p>拡充 ・ かくじゅう ・ expansion, amplification</text:p>
            <text:p/>
            <text:p>拡げる ・ ひろげる ・ [vt] scatter, spread about, around broaden range, scal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814" calcext:value-type="float">
            <text:p>814</text:p>
          </table:table-cell>
          <table:table-cell table:style-name="ce8" office:value-type="string" calcext:value-type="string">
            <text:p>可</text:p>
          </table:table-cell>
          <table:table-cell table:style-name="ce12" office:value-type="string" calcext:value-type="string">
            <text:p>可決 ・ かけつ ・ approval [adoption] of a bill</text:p>
            <text:p/>
            <text:p>可燃ゴミ ・ かねんゴミ ・ burnable trash</text:p>
            <text:p/>
            <text:p>可愛い ・ かわいい ・ lovable, darling, sweet</text:p>
            <text:p/>
            <text:p>不可欠 ・ ふかけつ ・ indispensable</text:p>
            <text:p/>
            <text:p>許可する ・ きょかする ・ permit, approve, authorize</text:p>
            <text:p/>
            <text:p>可否 ・ かひ ・ right or wrong, propriety</text:p>
            <text:p/>
            <text:p>可動の ・ かどうの ・ movabl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815" calcext:value-type="float">
            <text:p>815</text:p>
          </table:table-cell>
          <table:table-cell table:style-name="ce8" office:value-type="string" calcext:value-type="string">
            <text:p>何</text:p>
          </table:table-cell>
          <table:table-cell table:style-name="ce12" office:value-type="string" calcext:value-type="string">
            <text:p>幾何学 ・ きかがく ・ geometry</text:p>
            <text:p/>
            <text:p>何才ですか ・ なんさいですか ・ How old are you?</text:p>
            <text:p/>
            <text:p>何時ですか ・ なんじですか ・ What time is it?</text:p>
            <text:p/>
            <text:p>何彼と ・ なにかと ・ in various ways</text:p>
            <text:p/>
            <text:p>何しろ ・ なにしろ ・ anyhow, at any rate; as you know</text:p>
            <text:p/>
            <text:p>何気無く ・ なにげなく ・ casually, as if nothing had happened</text:p>
            <text:p/>
            <text:p>誰何する ・ すいかする ・ challenge an unknown person , ask a person’s identit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816" calcext:value-type="float">
            <text:p>816</text:p>
          </table:table-cell>
          <table:table-cell table:style-name="ce8" office:value-type="string" calcext:value-type="string">
            <text:p>苛</text:p>
          </table:table-cell>
          <table:table-cell table:style-name="ce12" office:value-type="string" calcext:value-type="string">
            <text:p>苛める ・ いじめる ・ [vt] bully, torment</text:p>
            <text:p/>
            <text:p>苛烈な ・ かれつな ・ severe, intense</text:p>
            <text:p/>
            <text:p>苛政 ・ かせい ・ tyranny, despotism</text:p>
            <text:p/>
            <text:p>苛性 ・ かせい ・ caustic</text:p>
            <text:p/>
            <text:p>苛む ・ さいなむ ・ [vt] torment, torture, harass</text:p>
            <text:p/>
            <text:p>苛苛 ・ いらいら ・ getting nervous, irritatio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817" calcext:value-type="float">
            <text:p>817</text:p>
          </table:table-cell>
          <table:table-cell table:style-name="ce8" office:value-type="string" calcext:value-type="string">
            <text:p>荷</text:p>
          </table:table-cell>
          <table:table-cell table:style-name="ce12" office:value-type="string" calcext:value-type="string">
            <text:p>荷物 ・ にもつ ・ baggage, luggage, load</text:p>
            <text:p/>
            <text:p>在荷 ・ ざいか ・ stock, goods on hand</text:p>
            <text:p/>
            <text:p>荷造り ・ にづくり ・ packing</text:p>
            <text:p/>
            <text:p>荷 ・ に ・ load, cargo</text:p>
            <text:p/>
            <text:p>入荷 ・ にゅうか ・ arrival of goods at a shop </text:p>
            <text:p/>
            <text:p>荷を下ろす ・ にをおろす ・ take a load off</text:p>
            <text:p/>
            <text:p>荷役 ・ にえき ・ loading, handling cargo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18" calcext:value-type="float">
            <text:p>818</text:p>
          </table:table-cell>
          <table:table-cell table:style-name="ce8" office:value-type="string" calcext:value-type="string">
            <text:p>河</text:p>
          </table:table-cell>
          <table:table-cell table:style-name="ce12" office:value-type="string" calcext:value-type="string">
            <text:p>運河 ・ うんが ・ canal</text:p>
            <text:p/>
            <text:p>河川 ・ かせん ・ rivers</text:p>
            <text:p/>
            <text:p>河原 ・ かわら ・ dry riverbed, river beach</text:p>
            <text:p/>
            <text:p>銀河 ・ ぎんが ・ Milky Way; galaxy</text:p>
            <text:p/>
            <text:p>河岸 ・ かし ・ riverside; fish market</text:p>
            <text:p/>
            <text:p>河底 ・ かわぞこ ・ riverbe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819" calcext:value-type="float">
            <text:p>819</text:p>
          </table:table-cell>
          <table:table-cell table:style-name="ce8" office:value-type="string" calcext:value-type="string">
            <text:p>阿</text:p>
          </table:table-cell>
          <table:table-cell table:style-name="ce12" office:value-type="string" calcext:value-type="string">
            <text:p>阿呆 ・ あほう ・ fool, idiot</text:p>
            <text:p/>
            <text:p>阿‑ ・ お‑ ・ prefix to convey intimacy esp. names of women </text:p>
            <text:p/>
            <text:p>阿父様 ・ おとうさま ・ Father</text:p>
            <text:p/>
            <text:p>阿る ・ おもねる ・ [vi] flatter, fawn upon, toady</text:p>
            <text:p/>
            <text:p>阿倍 ・ あべ ・ Abe surname </text:p>
            <text:p/>
            <text:p>南阿 ・ なんあ ・ South Africa</text:p>
            <text:p/>
            <text:p>阿片 ・ あへん ・ opium</text:p>
            <text:p/>
            <text:p>大衆に阿る ・ たいしゅうにおもねる ・ sell out to the masses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820" calcext:value-type="float">
            <text:p>820</text:p>
          </table:table-cell>
          <table:table-cell table:style-name="ce8" office:value-type="string" calcext:value-type="string">
            <text:p>司</text:p>
          </table:table-cell>
          <table:table-cell table:style-name="ce12" office:value-type="string" calcext:value-type="string">
            <text:p>司法 ・ しほう ・ administration of justice</text:p>
            <text:p/>
            <text:p>司会する ・ しかいする ・ preside; emcee</text:p>
            <text:p/>
            <text:p>司書 ・ ししょ ・ librarian</text:p>
            <text:p/>
            <text:p>司令官 ・ しれいかん ・ commander</text:p>
            <text:p/>
            <text:p>司祭 ・ しさい ・ priest Christian </text:p>
            <text:p/>
            <text:p>上司 ・ じょうし ・ superior officer, superio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821" calcext:value-type="float">
            <text:p>821</text:p>
          </table:table-cell>
          <table:table-cell table:style-name="ce8" office:value-type="string" calcext:value-type="string">
            <text:p>伺</text:p>
          </table:table-cell>
          <table:table-cell table:style-name="ce12" office:value-type="string" calcext:value-type="string">
            <text:p>伺う ・ うかがう ・ [vt] inquire about , be told; pay a visit</text:p>
            <text:p/>
            <text:p>伺い ・ うかがい ・ question, inquiry; consulting the oracle; call, visit</text:p>
            <text:p/>
            <text:p>伺候する ・ しこうする ・ pay one’s respects, make a courtesy call; wait upon a nobleman </text:p>
            <text:p/>
            <text:p>奉伺する ・ ほうしする ・ inquire after so.'s health </text:p>
            <text:p/>
            <text:p>伺いを立てる ・ うかがいをたてる ・ inquire of, ask for so.’s opinion; invoke an oracle</text:p>
            <text:p/>
            <text:p>…と伺った ・ …とうかがった ・ I heard that …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822" calcext:value-type="float">
            <text:p>822</text:p>
          </table:table-cell>
          <table:table-cell table:style-name="ce8" office:value-type="string" calcext:value-type="string">
            <text:p>詞</text:p>
          </table:table-cell>
          <table:table-cell table:style-name="ce12" office:value-type="string" calcext:value-type="string">
            <text:p>動詞 ・ どうし ・ verb</text:p>
            <text:p/>
            <text:p>名詞 ・ めいし ・ noun</text:p>
            <text:p/>
            <text:p>品詞 ・ ひんし ・ part of speech</text:p>
            <text:p/>
            <text:p>作詞 ・ さくし ・ writing lyrics</text:p>
            <text:p/>
            <text:p>前置詞 ・ ぜんちし ・ preposition</text:p>
            <text:p/>
            <text:p>賞詞 ・ しょうし ・ words of praise, eulogy</text:p>
            <text:p/>
            <text:p>祝詞 ・ しゅくし ・ congratulation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823" calcext:value-type="float">
            <text:p>823</text:p>
          </table:table-cell>
          <table:table-cell table:style-name="ce8" office:value-type="string" calcext:value-type="string">
            <text:p>飼</text:p>
          </table:table-cell>
          <table:table-cell table:style-name="ce12" office:value-type="string" calcext:value-type="string">
            <text:p>飼育する ・ しいくする ・ raise animals, breed, rear</text:p>
            <text:p/>
            <text:p>犬を飼う ・ いぬをかう ・ keep a dog </text:p>
            <text:p/>
            <text:p>飼料 ・ しりょう ・ fodder</text:p>
            <text:p/>
            <text:p>放し飼い ・ はなしがい ・ grazing; letting a dog run free</text:p>
            <text:p/>
            <text:p>飼い犬 ・ かいいぬ ・ house dog</text:p>
            <text:p/>
            <text:p>羊飼い ・ ひつじかい ・ shepherd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824" calcext:value-type="float">
            <text:p>824</text:p>
          </table:table-cell>
          <table:table-cell table:style-name="ce8" office:value-type="string" calcext:value-type="string">
            <text:p>冊</text:p>
          </table:table-cell>
          <table:table-cell table:style-name="ce12" office:value-type="string" calcext:value-type="string">
            <text:p>一冊 ・ いっさつ ・ one volume</text:p>
            <text:p/>
            <text:p>冊数 ・ さっすう ・ number of books</text:p>
            <text:p/>
            <text:p>小冊子 ・ しょうさっし ・ booklet, pamphlet</text:p>
            <text:p/>
            <text:p>分冊 ・ ぶんさつ ・ separate volume</text:p>
            <text:p/>
            <text:p>大冊 ・ たいさつ ・ great volume, bulky book</text:p>
            <text:p/>
            <text:p>別冊 ・ べっさつ ・ separate volume, extra issu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825" calcext:value-type="float">
            <text:p>825</text:p>
          </table:table-cell>
          <table:table-cell table:style-name="ce8" office:value-type="string" calcext:value-type="string">
            <text:p>嗣</text:p>
          </table:table-cell>
          <table:table-cell table:style-name="ce12" office:value-type="string" calcext:value-type="string">
            <text:p>嗣子 ・ しし ・ heir, successor</text:p>
            <text:p/>
            <text:p>皇嗣 ・ こうし ・ Imperial Heir, Crown Prince</text:p>
            <text:p/>
            <text:p>後嗣 ・ こうし ・ heir; successor</text:p>
            <text:p/>
            <text:p>養嗣子 ・ ようしし ・ adoptive heir</text:p>
            <text:p/>
            <text:p>嫡嗣 ・ ちゃくし ・ legitimate heir</text:p>
            <text:p/>
            <text:p>令嗣 ・ れいし ・ your / his heir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826" calcext:value-type="float">
            <text:p>826</text:p>
          </table:table-cell>
          <table:table-cell table:style-name="ce8" office:value-type="string" calcext:value-type="string">
            <text:p>覗</text:p>
          </table:table-cell>
          <table:table-cell table:style-name="ce12" office:value-type="string" calcext:value-type="string">
            <text:p>覗く ・ のぞく ・ [vt] peek, look into; stick out, peek through</text:p>
            <text:p/>
            <text:p>覗き穴 ・ のぞきあな ・ peephole</text:p>
            <text:p/>
            <text:p>覗き見 ・ のぞきみ ・ peeking, peeping through a hole, narrow gap, … </text:p>
            <text:p/>
            <text:p>覗き込む ・ のぞきこむ ・ [vt] look into, peer in</text:p>
            <text:p/>
            <text:p>覗き魔 ・ のぞきま ・ peeping tom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827" calcext:value-type="float">
            <text:p>827</text:p>
          </table:table-cell>
          <table:table-cell table:style-name="ce8" office:value-type="string" calcext:value-type="string">
            <text:p>歌</text:p>
          </table:table-cell>
          <table:table-cell table:style-name="ce12" office:value-type="string" calcext:value-type="string">
            <text:p>歌う ・ うたう ・ [vt] sing, recite</text:p>
            <text:p/>
            <text:p>歌手 ・ かしゅ ・ singer</text:p>
            <text:p/>
            <text:p>歌詞 ・ かし ・ words / lyrics of a song</text:p>
            <text:p/>
            <text:p>和歌 ・ わか ・ Japanese poem, tanka</text:p>
            <text:p/>
            <text:p>子守歌 ・ こもりうた ・ lullaby</text:p>
            <text:p/>
            <text:p>歌 ・ うた ・ song; poem</text:p>
            <text:p/>
            <text:p>歌声 ・ うたごえ ・ singing (voice)</text:p>
            <text:p/>
            <text:p>歌合戦 ・ うたがっせん ・ singing matche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28" calcext:value-type="float">
            <text:p>828</text:p>
          </table:table-cell>
          <table:table-cell table:style-name="ce8" office:value-type="string" calcext:value-type="string">
            <text:p>唄</text:p>
          </table:table-cell>
          <table:table-cell table:style-name="ce12" office:value-type="string" calcext:value-type="string">
            <text:p>唄う ・ うたう ・ [vt] recite, sing</text:p>
            <text:p/>
            <text:p>子守唄 ・ こもりうた ・ lullaby</text:p>
            <text:p/>
            <text:p>小唄 ・ こうた ・ ditty, ballad</text:p>
            <text:p/>
            <text:p>鼻唄 ・ はなうた ・ humming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829" calcext:value-type="float">
            <text:p>829</text:p>
          </table:table-cell>
          <table:table-cell table:style-name="ce8" office:value-type="string" calcext:value-type="string">
            <text:p>負</text:p>
          </table:table-cell>
          <table:table-cell table:style-name="ce12" office:value-type="string" calcext:value-type="string">
            <text:p>負う ・ おう ・ [vt] bear on the back; take upon oneself</text:p>
            <text:p/>
            <text:p>勝負 ・ しょうぶ ・ victory or defeat; match, game</text:p>
            <text:p/>
            <text:p>負ける ・ まける ・ [vi] lose, be defeated</text:p>
            <text:p/>
            <text:p>負かす ・ まかす ・ [vt] defeat, beat, vanquish, outdo, outplay</text:p>
            <text:p/>
            <text:p>言い負かす ・ いいまかす ・ talk a person down, confute</text:p>
            <text:p/>
            <text:p>請け負い ・ うけおい ・ contract for work , contracted work</text:p>
            <text:p/>
            <text:p>負荷 ・ ふか ・ load, burden</text:p>
            <text:p/>
            <text:p>負債 ・ ふさい ・ debt, liabilitie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830" calcext:value-type="float">
            <text:p>830</text:p>
          </table:table-cell>
          <table:table-cell table:style-name="ce8" office:value-type="string" calcext:value-type="string">
            <text:p>敗</text:p>
          </table:table-cell>
          <table:table-cell table:style-name="ce12" office:value-type="string" calcext:value-type="string">
            <text:p>敗北 ・ はいぼく ・ defeat, setback</text:p>
            <text:p/>
            <text:p>敗れる ・ やぶれる ・ [vi] be defeated, lose</text:p>
            <text:p/>
            <text:p>試合に敗れる ・ しあいにやぶれる ・ lose a game</text:p>
            <text:p/>
            <text:p>敗戦 ・ はいせん ・ lost battle, defeat</text:p>
            <text:p/>
            <text:p>失敗 ・ しっぱい ・ failure, mistake</text:p>
            <text:p/>
            <text:p>成敗¹ ・ せいはい ・ success or failure</text:p>
            <text:p/>
            <text:p>成敗² ・ せいばい ・ punishment</text:p>
            <text:p/>
            <text:p>腐敗する ・ ふはいする ・ rot, decay; become corrup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831" calcext:value-type="float">
            <text:p>831</text:p>
          </table:table-cell>
          <table:table-cell table:style-name="ce8" office:value-type="string" calcext:value-type="string">
            <text:p>責</text:p>
          </table:table-cell>
          <table:table-cell table:style-name="ce12" office:value-type="string" calcext:value-type="string">
            <text:p>責任 ・ せきにん ・ responsibility, liability</text:p>
            <text:p/>
            <text:p>責める ・ せめる ・ [vt] blame, censure</text:p>
            <text:p/>
            <text:p>自責 ・ じせき ・ self-accusation</text:p>
            <text:p/>
            <text:p>責務 ・ せきむ ・ responsibility &amp; obligation</text:p>
            <text:p/>
            <text:p>問責 ・ もんせき ・ censure, reproof</text:p>
            <text:p/>
            <text:p>責め道具 ・ せめどうぐ ・ instruments of torture</text:p>
            <text:p/>
            <text:p>責め立てる ・ せめたてる ・ torture severely; urg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832" calcext:value-type="float">
            <text:p>832</text:p>
          </table:table-cell>
          <table:table-cell table:style-name="ce8" office:value-type="string" calcext:value-type="string">
            <text:p>積</text:p>
          </table:table-cell>
          <table:table-cell table:style-name="ce12" office:value-type="string" calcext:value-type="string">
            <text:p>積む ・ つむ ・ [vt] pile up; stow aboard</text:p>
            <text:p/>
            <text:p>積もる ・ つもる ・ [vi] accumulate, get accumulated, be piled up</text:p>
            <text:p/>
            <text:p>面積 ・ めんせき ・ area, square measure</text:p>
            <text:p/>
            <text:p>積もり ・ つもり ・ intention, purpose</text:p>
            <text:p/>
            <text:p>山積する ・ さんせきする ・ form a huge pile</text:p>
            <text:p/>
            <text:p>積雪 ・ せきせつ ・ fallen snow</text:p>
            <text:p/>
            <text:p>積年 ・ せきねん ・ many years</text:p>
            <text:p/>
            <text:p>船積み ・ ふなづみ ・ shipment, shipping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833" calcext:value-type="float">
            <text:p>833</text:p>
          </table:table-cell>
          <table:table-cell table:style-name="ce8" office:value-type="string" calcext:value-type="string">
            <text:p>債</text:p>
          </table:table-cell>
          <table:table-cell table:style-name="ce12" office:value-type="string" calcext:value-type="string">
            <text:p>負債 ・ ふさい ・ debt, liabilities</text:p>
            <text:p/>
            <text:p>債券 ・ さいけん ・ bond, debenture</text:p>
            <text:p/>
            <text:p>国債 ・ こくさい ・ national bonds; national debt [loan] </text:p>
            <text:p/>
            <text:p>債務 ・ さいむ ・ debt, obligation, liabilities</text:p>
            <text:p/>
            <text:p>起債 ・ きさい ・ flotation of a loan, issue of bonds</text:p>
            <text:p/>
            <text:p>社債 ・ しゃさい ・ debenture, corporation bond</text:p>
            <text:p/>
            <text:p>減債 ・ げんさい ・ partial payment of a deb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834" calcext:value-type="float">
            <text:p>834</text:p>
          </table:table-cell>
          <table:table-cell table:style-name="ce8" office:value-type="string" calcext:value-type="string">
            <text:p>漬</text:p>
          </table:table-cell>
          <table:table-cell table:style-name="ce12" office:value-type="string" calcext:value-type="string">
            <text:p>漬ける ・ つける ・ [vt] pickle, preserve; immerse, dip</text:p>
            <text:p/>
            <text:p>漬け物 ・ つけもの ・ pickles, pickled vegetables</text:p>
            <text:p/>
            <text:p>湯に漬かる ・ ゆにつかる ・ have a dip in the bath tub</text:p>
            <text:p/>
            <text:p>漬かる ・ つかる ・ [vi] be immersed, steeped, be soaked in, submerged; be seasoned, salted</text:p>
            <text:p/>
            <text:p>手を水に漬ける ・ てをみずにつける ・ immerse / dip one’s hand in water</text:p>
            <text:p/>
            <text:p>菜を漬ける ・ なをつける ・ pickle green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835" calcext:value-type="float">
            <text:p>835</text:p>
          </table:table-cell>
          <table:table-cell table:style-name="ce8" office:value-type="string" calcext:value-type="string">
            <text:p>紡</text:p>
          </table:table-cell>
          <table:table-cell table:style-name="ce12" office:value-type="string" calcext:value-type="string">
            <text:p>紡糸 ・ ぼうし ・ spinning; spun cotton / wool</text:p>
            <text:p/>
            <text:p>紡ぐ ・ つむぐ ・ [vt] spin, make yarn; spin a tale , speak</text:p>
            <text:p/>
            <text:p>綿を糸 に紡ぐ ・ めんをいと につむぐ ・ spin cotton into yarn</text:p>
            <text:p/>
            <text:p>紡績 ・ ぼうせき ・ spinning</text:p>
            <text:p/>
            <text:p>混紡 ・ こんぼう ・ mixed spinning</text:p>
            <text:p/>
            <text:p>紡織 ・ ぼうしょく ・ spinning and weaving</text:p>
            <text:p/>
            <text:p>紡錘 ・ ぼうすい ・ spindle</text:p>
            <text:p/>
            <text:p>紡毛 ・ ぼうもう ・ carded wool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836" calcext:value-type="float">
            <text:p>836</text:p>
          </table:table-cell>
          <table:table-cell table:style-name="ce8" office:value-type="string" calcext:value-type="string">
            <text:p>績</text:p>
          </table:table-cell>
          <table:table-cell table:style-name="ce12" office:value-type="string" calcext:value-type="string">
            <text:p>成績 ・ せいせき ・ results, record, achievement</text:p>
            <text:p/>
            <text:p>紡績 ・ ぼうせき ・ spinning</text:p>
            <text:p/>
            <text:p>実績 ・ じっせき ・ actual result, positive achievements</text:p>
            <text:p/>
            <text:p>業績 ・ ぎょうせき ・ achievements; business results</text:p>
            <text:p/>
            <text:p>功績 ・ こうせき ・ meritorious deed, achievement</text:p>
            <text:p/>
            <text:p>戦績 ・ せんせき ・ war record, military achievements; results, scor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837" calcext:value-type="float">
            <text:p>837</text:p>
          </table:table-cell>
          <table:table-cell table:style-name="ce8" office:value-type="string" calcext:value-type="string">
            <text:p>具</text:p>
          </table:table-cell>
          <table:table-cell table:style-name="ce12" office:value-type="string" calcext:value-type="string">
            <text:p>家具 ・ かぐ ・ furniture</text:p>
            <text:p/>
            <text:p>具合 ・ ぐあい ・ condition, state; health; manner, way</text:p>
            <text:p/>
            <text:p>用具 ・ ようぐ ・ tool, instrument, appliance</text:p>
            <text:p/>
            <text:p>道具 ・ どうぐ ・ tool, implement; furniture; ingredient</text:p>
            <text:p/>
            <text:p>具体的な ・ ぐたいてきな ・ concrete, specific</text:p>
            <text:p/>
            <text:p>絵の具 ・ えのぐ ・ colors, oils, paint</text:p>
            <text:p/>
            <text:p>具足 ・ ぐそく ・ completeness; armor, coat of mai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838" calcext:value-type="float">
            <text:p>838</text:p>
          </table:table-cell>
          <table:table-cell table:style-name="ce8" office:value-type="string" calcext:value-type="string">
            <text:p>真</text:p>
          </table:table-cell>
          <table:table-cell table:style-name="ce12" office:value-type="string" calcext:value-type="string">
            <text:p>真実 ・ しんじつ ・ truth, reality</text:p>
            <text:p/>
            <text:p>真ん中 ・ まんなか ・ center, middle</text:p>
            <text:p/>
            <text:p>真相 ・ しんそう ・ truth, facts, real situation</text:p>
            <text:p/>
            <text:p>真に受ける ・ まにうける ・ take seriously, believe</text:p>
            <text:p/>
            <text:p>真正面 ・ ましょうめん ・ right in front</text:p>
            <text:p/>
            <text:p>真の友 ・ しんのとも ・ true friend</text:p>
            <text:p/>
            <text:p>真に¹ ・ しんに ・ truly, indeed, really</text:p>
            <text:p/>
            <text:p>真に² ・ まことに ・ truly, really; very, extremel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839" calcext:value-type="float">
            <text:p>839</text:p>
          </table:table-cell>
          <table:table-cell table:style-name="ce8" office:value-type="string" calcext:value-type="string">
            <text:p>直</text:p>
          </table:table-cell>
          <table:table-cell table:style-name="ce12" office:value-type="string" calcext:value-type="string">
            <text:p>直ちに ・ ただちに ・ straight away, at once</text:p>
            <text:p/>
            <text:p>直す ・ なおす ・ [vt] set right, fix</text:p>
            <text:p/>
            <text:p>直らない ・ なおらない ・ irreparable, beyond repair</text:p>
            <text:p/>
            <text:p>直線 ・ ちょくせん ・ straight line</text:p>
            <text:p/>
            <text:p>正直に ・ しょうじきに ・ honestly, frankly</text:p>
            <text:p/>
            <text:p>真っ直ぐに ・ まっすぐに ・ dead straight; honestly</text:p>
            <text:p/>
            <text:p>直答¹ ・ ちょくとう ・ direct [prompt] answer</text:p>
            <text:p/>
            <text:p>直答² ・ じきとう ・ direct answe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840" calcext:value-type="float">
            <text:p>840</text:p>
          </table:table-cell>
          <table:table-cell table:style-name="ce8" office:value-type="string" calcext:value-type="string">
            <text:p>植</text:p>
          </table:table-cell>
          <table:table-cell table:style-name="ce12" office:value-type="string" calcext:value-type="string">
            <text:p>植物 ・ しょくぶつ ・ plant, vegetation</text:p>
            <text:p/>
            <text:p>植える ・ うえる ・ [vt] plant, grow</text:p>
            <text:p/>
            <text:p>植わる ・ うわる ・ [vi] be planted</text:p>
            <text:p/>
            <text:p>植え木 ・ うえき ・ garden plant, pot plant</text:p>
            <text:p/>
            <text:p>植民地 ・ しょくみんち ・ colony, settlement</text:p>
            <text:p/>
            <text:p>植民 ・ しょくみん ・ colonization</text:p>
            <text:p/>
            <text:p>入植 ・ にゅうしょく ・ settlement, immigration</text:p>
            <text:p/>
            <text:p>移植 ・ いしょく ・ transplanting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841" calcext:value-type="float">
            <text:p>841</text:p>
          </table:table-cell>
          <table:table-cell table:style-name="ce8" office:value-type="string" calcext:value-type="string">
            <text:p>殖</text:p>
          </table:table-cell>
          <table:table-cell table:style-name="ce12" office:value-type="string" calcext:value-type="string">
            <text:p>生殖 ・ せいしょく ・ reproduction, procreation</text:p>
            <text:p/>
            <text:p>財産が殖える ・ ざいさんがふえる ・ become rich</text:p>
            <text:p/>
            <text:p>殖産 ・ しょくさん ・ production increase, one's fortune grows</text:p>
            <text:p/>
            <text:p>利殖 ・ りしょく ・ moneymaking</text:p>
            <text:p/>
            <text:p>増殖する ・ ぞうしょくする ・ multiply, increase, propagate</text:p>
            <text:p/>
            <text:p>繁殖する ・ はんしょくする ・ breed, propagate, increase, multiply</text:p>
            <text:p/>
            <text:p>家畜を殖やす ・ かちくをふやす ・ breed cattl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842" calcext:value-type="float">
            <text:p>842</text:p>
          </table:table-cell>
          <table:table-cell table:style-name="ce8" office:value-type="string" calcext:value-type="string">
            <text:p>値</text:p>
          </table:table-cell>
          <table:table-cell table:style-name="ce12" office:value-type="string" calcext:value-type="string">
            <text:p>値する ・ あたいする ・ be worth, deserve, merit</text:p>
            <text:p/>
            <text:p>価値 ・ かち ・ value, merit, worth</text:p>
            <text:p/>
            <text:p>値上げ ・ ねあげ ・ price hike</text:p>
            <text:p/>
            <text:p>値 ・ あたい ・ value</text:p>
            <text:p/>
            <text:p>数値 ・ すうち ・ numerical value</text:p>
            <text:p/>
            <text:p>値切る ・ ねぎる ・ [vt] beat down the price, bargain</text:p>
            <text:p/>
            <text:p>値引き ・ ねびき ・ reduction in price, discount</text:p>
            <text:p/>
            <text:p>高値 ・ たかね ・ high pric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843" calcext:value-type="float">
            <text:p>843</text:p>
          </table:table-cell>
          <table:table-cell table:style-name="ce8" office:value-type="string" calcext:value-type="string">
            <text:p>置</text:p>
          </table:table-cell>
          <table:table-cell table:style-name="ce12" office:value-type="string" calcext:value-type="string">
            <text:p>置く ・ おく ・ put in place; leave behind</text:p>
            <text:p/>
            <text:p>位置 ・ いち ・ position, place</text:p>
            <text:p/>
            <text:p>物置き ・ ものおき ・ closet, storeroom, shed</text:p>
            <text:p/>
            <text:p>置き物 ・ おきもの ・ ornament</text:p>
            <text:p/>
            <text:p>前置詞 ・ ぜんちし ・ preposition</text:p>
            <text:p/>
            <text:p>安置する ・ あんちする ・ install, lay in state</text:p>
            <text:p/>
            <text:p>常置の ・ じょうちの ・ permanent; standing</text:p>
            <text:p/>
            <text:p>一日置きに ・ いちにちおきに ・ every other / second da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844" calcext:value-type="float">
            <text:p>844</text:p>
          </table:table-cell>
          <table:table-cell table:style-name="ce8" office:value-type="string" calcext:value-type="string">
            <text:p>県</text:p>
          </table:table-cell>
          <table:table-cell table:style-name="ce12" office:value-type="string" calcext:value-type="string">
            <text:p>県立 ・ けんりつ ・ prefectural</text:p>
            <text:p/>
            <text:p>県民 ・ けんみん ・ citizens of a prefecture</text:p>
            <text:p/>
            <text:p>県知事 ・ けんちじ ・ prefectural governor</text:p>
            <text:p/>
            <text:p>都道府県 ・ とどうふけん ・ urban &amp; rural prefectures</text:p>
            <text:p/>
            <text:p>県下 ・ けんか ・ throughout the prefectur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45" calcext:value-type="float">
            <text:p>845</text:p>
          </table:table-cell>
          <table:table-cell table:style-name="ce8" office:value-type="string" calcext:value-type="string">
            <text:p>州</text:p>
          </table:table-cell>
          <table:table-cell table:style-name="ce12" office:value-type="string" calcext:value-type="string">
            <text:p>砂州 [砂洲] ・ さす ・ sandbar, sandbank</text:p>
            <text:p/>
            <text:p>テキサス州 ・ テキサスしゅう ・ State of Texas</text:p>
            <text:p/>
            <text:p>州政府 ・ しゅうせいふ ・ state governmen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846" calcext:value-type="float">
            <text:p>846</text:p>
          </table:table-cell>
          <table:table-cell table:style-name="ce8" office:value-type="string" calcext:value-type="string">
            <text:p>洲</text:p>
          </table:table-cell>
          <table:table-cell table:style-name="ce12" office:value-type="string" calcext:value-type="string">
            <text:p>座洲する ・ ざすする ・ strand, run aground</text:p>
            <text:p/>
            <text:p>砂洲 ・ さす ・ sandbar, sandbank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847" calcext:value-type="float">
            <text:p>847</text:p>
          </table:table-cell>
          <table:table-cell table:style-name="ce8" office:value-type="string" calcext:value-type="string">
            <text:p>接</text:p>
          </table:table-cell>
          <table:table-cell table:style-name="ce12" office:value-type="string" calcext:value-type="string">
            <text:p>接ぐ ・ つぐ ・ [vt] join, piece together; splice, set bones , graft</text:p>
            <text:p/>
            <text:p>直接に ・ ちょくせつに ・ directly</text:p>
            <text:p/>
            <text:p>接する ・ せっする ・ come in contact; adjoin</text:p>
            <text:p/>
            <text:p>接着 ・ せっちゃく ・ adhesion, gluing</text:p>
            <text:p/>
            <text:p>接続 ・ せつぞく ・ connection, joining</text:p>
            <text:p/>
            <text:p>接触 ・ せっしょく ・ contact, touch</text:p>
            <text:p/>
            <text:p>接線 ・ せっせん ・ tangent</text:p>
            <text:p/>
            <text:p>面接 ・ めんせつ ・ interview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848" calcext:value-type="float">
            <text:p>848</text:p>
          </table:table-cell>
          <table:table-cell table:style-name="ce8" office:value-type="string" calcext:value-type="string">
            <text:p>継</text:p>
          </table:table-cell>
          <table:table-cell table:style-name="ce12" office:value-type="string" calcext:value-type="string">
            <text:p>継続する ・ けいぞくする ・ continue, last, maintain</text:p>
            <text:p/>
            <text:p>家を継ぐ ・ いえをつぐ ・ succeed to a house</text:p>
            <text:p/>
            <text:p>後継 ・ こうけい ・ succession; successor, heir</text:p>
            <text:p/>
            <text:p>受け継ぐ ・ うけつぐ ・ [vt] inherit, succeed to</text:p>
            <text:p/>
            <text:p>継起する ・ けいきする ・ occur in succession</text:p>
            <text:p/>
            <text:p>引き継ぐ ・ ひきつぐ ・ [vt] take over, hand over; succeed to, inherit</text:p>
            <text:p/>
            <text:p>継ぎ接ぎ ・ つぎはぎ ・ patching and darning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849" calcext:value-type="float">
            <text:p>849</text:p>
          </table:table-cell>
          <table:table-cell table:style-name="ce8" office:value-type="string" calcext:value-type="string">
            <text:p>断</text:p>
          </table:table-cell>
          <table:table-cell table:style-name="ce12" office:value-type="string" calcext:value-type="string">
            <text:p>切断する ・ せつだんする ・ cut off, sever</text:p>
            <text:p/>
            <text:p>判断 ・ はんだん ・ judgment, decision</text:p>
            <text:p/>
            <text:p>断る ・ ことわる ・ [vt] refuse, reject; give advance notice, inform</text:p>
            <text:p/>
            <text:p>決断 ・ けつだん ・ decision, determination, resolution</text:p>
            <text:p/>
            <text:p>断つ ・ たつ ・ [vt] cut off / apart, sever detach by severing </text:p>
            <text:p/>
            <text:p>断ち切る ・ たちきる ・ cut off, disconnect</text:p>
            <text:p/>
            <text:p>断じて ・ だんじて ・ decidedly, absolutely</text:p>
            <text:p/>
            <text:p>断交 ・ だんこう ・ severing / breaking off relation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850" calcext:value-type="float">
            <text:p>850</text:p>
          </table:table-cell>
          <table:table-cell table:style-name="ce8" office:value-type="string" calcext:value-type="string">
            <text:p>応</text:p>
          </table:table-cell>
          <table:table-cell table:style-name="ce12" office:value-type="string" calcext:value-type="string">
            <text:p>対応する ・ たいおうする ・ correspond answer to; be equivalent; deal cope with</text:p>
            <text:p/>
            <text:p>応じる ・ おうじる ・ [vi] respond to, act in accordance with; be suitable</text:p>
            <text:p/>
            <text:p>応える ・ こたえる ・ [vi] respond to a call request ; live up to; take its toll, strike home</text:p>
            <text:p/>
            <text:p>反応する ・ はんのうする ・ react, respond</text:p>
            <text:p/>
            <text:p>応接 ・ おうせつ ・ reception [as of guests] </text:p>
            <text:p/>
            <text:p>応用 ・ おうよう ・ practical application</text:p>
            <text:p/>
            <text:p>一応 ・ いちおう ・ once; in outline; tentatively; for the time bein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851" calcext:value-type="float">
            <text:p>851</text:p>
          </table:table-cell>
          <table:table-cell table:style-name="ce8" office:value-type="string" calcext:value-type="string">
            <text:p>床</text:p>
          </table:table-cell>
          <table:table-cell table:style-name="ce12" office:value-type="string" calcext:value-type="string">
            <text:p>床に ・ ゆかに ・ on the floor</text:p>
            <text:p/>
            <text:p>床の間 ・ とこのま ・ alcove</text:p>
            <text:p/>
            <text:p>温床 ・ おんしょう ・ hotbed; breeding ground</text:p>
            <text:p/>
            <text:p>着床 ・ ちゃくしょう ・ implantation</text:p>
            <text:p/>
            <text:p>視床 ・ ししょう ・ thalamus</text:p>
            <text:p/>
            <text:p>床屋 ・ とこや ・ barber(shop)</text:p>
            <text:p/>
            <text:p>川床 ・ かわどこ ・ riverbed</text:p>
            <text:p/>
            <text:p>床下 ・ ゆかした ・ under the floo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852" calcext:value-type="float">
            <text:p>852</text:p>
          </table:table-cell>
          <table:table-cell table:style-name="ce8" office:value-type="string" calcext:value-type="string">
            <text:p>麻</text:p>
          </table:table-cell>
          <table:table-cell table:style-name="ce12" office:value-type="string" calcext:value-type="string">
            <text:p>麻薬 ・ まやく ・ narcotic, drug</text:p>
            <text:p/>
            <text:p>麻布 ・ あさぬの ・ hemp cloth, linen</text:p>
            <text:p/>
            <text:p>胡麻 ・ ごま ・ sesame</text:p>
            <text:p/>
            <text:p>麻袋 ・ あさぶくろ ・ jute bag</text:p>
            <text:p/>
            <text:p>亜麻 ・ あま ・ flax</text:p>
            <text:p/>
            <text:p>麻酔 ・ ますい ・ anesthesia</text:p>
            <text:p/>
            <text:p>大麻 ・ たいま ・ hemp; paper amulet Shintō rite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853" calcext:value-type="float">
            <text:p>853</text:p>
          </table:table-cell>
          <table:table-cell table:style-name="ce8" office:value-type="string" calcext:value-type="string">
            <text:p>歴</text:p>
          </table:table-cell>
          <table:table-cell table:style-name="ce12" office:value-type="string" calcext:value-type="string">
            <text:p>学歴 ・ がくれき ・ academic background</text:p>
            <text:p/>
            <text:p>戦歴 ・ せんれき ・ war record</text:p>
            <text:p/>
            <text:p>病歴 ・ びょうれき ・ case history, patient's record</text:p>
            <text:p/>
            <text:p>経歴 ・ けいれき ・ personal history</text:p>
            <text:p/>
            <text:p>逮捕歴 ・ たいほれき ・ criminal record</text:p>
            <text:p/>
            <text:p>歴然たる ・ れきぜんたる ・ clear, obvious, plai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854" calcext:value-type="float">
            <text:p>854</text:p>
          </table:table-cell>
          <table:table-cell table:style-name="ce8" office:value-type="string" calcext:value-type="string">
            <text:p>暦</text:p>
          </table:table-cell>
          <table:table-cell table:style-name="ce12" office:value-type="string" calcext:value-type="string">
            <text:p>西暦 ・ せいれき ・ Christian Era, A.D.</text:p>
            <text:p/>
            <text:p>暦の上では ・ こよみのうえでは ・ according to the calendar</text:p>
            <text:p/>
            <text:p>暦 ・ こよみ ・ calendar</text:p>
            <text:p/>
            <text:p>暦年 ・ れきねん ・ calendar year</text:p>
            <text:p/>
            <text:p>太陽暦 ・ たいようれき ・ solar calendar</text:p>
            <text:p/>
            <text:p>旧暦 ・ きゅうれき ・ old [lunar] calendar</text:p>
            <text:p/>
            <text:p>花暦 ・ はなごよみ ・ floral calenda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855" calcext:value-type="float">
            <text:p>855</text:p>
          </table:table-cell>
          <table:table-cell table:style-name="ce8" office:value-type="string" calcext:value-type="string">
            <text:p>臨</text:p>
          </table:table-cell>
          <table:table-cell table:style-name="ce12" office:value-type="string" calcext:value-type="string">
            <text:p>臨む ・ のぞむ ・ [vi]attend, be present at ; face, look out over</text:p>
            <text:p/>
            <text:p>臨時の ・ りんじの ・ temporary, provisional, special</text:p>
            <text:p/>
            <text:p>臨海 ・ りんかい ・ seaside, oceanfront; coastal, maritime</text:p>
            <text:p/>
            <text:p>臨機応変 ・ りんきおうへん ・ adaptation to circumstances</text:p>
            <text:p/>
            <text:p>臨床 ・ りんしょう ・ clinical</text:p>
            <text:p/>
            <text:p>臨終 ・ りんじゅう ・ hour of death, one’s last moment</text:p>
            <text:p/>
            <text:p>会合に臨む ・ かいごうにのぞむ ・ be present at a meeting</text:p>
            <text:p/>
            <text:p>法廷に臨む ・ ほうていにのぞむ ・ appear in cour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856" calcext:value-type="float">
            <text:p>856</text:p>
          </table:table-cell>
          <table:table-cell table:style-name="ce8" office:value-type="string" calcext:value-type="string">
            <text:p>園</text:p>
          </table:table-cell>
          <table:table-cell table:style-name="ce12" office:value-type="string" calcext:value-type="string">
            <text:p>花園 ・ はなぞの ・ flower garden</text:p>
            <text:p/>
            <text:p>公園 ・ こうえん ・ park, public garden</text:p>
            <text:p/>
            <text:p>植物園 ・ しょくぶつえん ・ botanical garden</text:p>
            <text:p/>
            <text:p>動物園 ・ どうぶつえん ・ zoological park</text:p>
            <text:p/>
            <text:p>学園 ・ がくえん ・ educational institution, school</text:p>
            <text:p/>
            <text:p>園児 ・ えんじ ・ kindergarten child</text:p>
            <text:p/>
            <text:p>入園 ・ にゅうえん ・ entering kindergarte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857" calcext:value-type="float">
            <text:p>857</text:p>
          </table:table-cell>
          <table:table-cell table:style-name="ce8" office:value-type="string" calcext:value-type="string">
            <text:p>遠</text:p>
          </table:table-cell>
          <table:table-cell table:style-name="ce12" office:value-type="string" calcext:value-type="string">
            <text:p>遠い ・ とおい ・ distant, remote</text:p>
            <text:p/>
            <text:p>遠足 ・ えんそく ・ excursion, hike, long walk</text:p>
            <text:p/>
            <text:p>遠近法 ・ えんきんほう ・ perspective</text:p>
            <text:p/>
            <text:p>遠心力 ・ えんしんりょく ・ centrifugal force</text:p>
            <text:p/>
            <text:p>敬遠する ・ けいえんする ・ keep at respectful distance; avoid</text:p>
            <text:p/>
            <text:p>遠ざかる ・ とおざかる ・ become distant; keep away</text:p>
            <text:p/>
            <text:p>遠からず ・ とおからず ・ in the offing, soon; in the near futur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858" calcext:value-type="float">
            <text:p>858</text:p>
          </table:table-cell>
          <table:table-cell table:style-name="ce8" office:value-type="string" calcext:value-type="string">
            <text:p>与</text:p>
          </table:table-cell>
          <table:table-cell table:style-name="ce12" office:value-type="string" calcext:value-type="string">
            <text:p>与える ・ あたえる ・ [vt] give, grant; inflict</text:p>
            <text:p/>
            <text:p>供与する ・ きょうよする ・ offer, present, submit</text:p>
            <text:p/>
            <text:p>関与する ・ かんよする ・ take part, participate in, be concerned in</text:p>
            <text:p/>
            <text:p>給与する ・ きゅうよする ・ grant; pay a salary </text:p>
            <text:p/>
            <text:p>与党 ・ よとう ・ party in power</text:p>
            <text:p/>
            <text:p>与国 ・ よこく ・ ally</text:p>
            <text:p/>
            <text:p>分け与える ・ わけあたえる ・ distribute, hand out</text:p>
            <text:p/>
            <text:p>投与 ・ とうよ ・ prescribing, administering medicin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859" calcext:value-type="float">
            <text:p>859</text:p>
          </table:table-cell>
          <table:table-cell table:style-name="ce8" office:value-type="string" calcext:value-type="string">
            <text:p>写</text:p>
          </table:table-cell>
          <table:table-cell table:style-name="ce12" office:value-type="string" calcext:value-type="string">
            <text:p>写真 ・ しゃしん ・ photograph</text:p>
            <text:p/>
            <text:p>写真に写る ・ しゃしんにうつる ・ be photographed, appear in photograph</text:p>
            <text:p/>
            <text:p>写真を写す ・ しゃしんをうつす ・ take a picture</text:p>
            <text:p/>
            <text:p>写生 ・ しゃせい ・ sketching from nature; portrayal</text:p>
            <text:p/>
            <text:p>生き写し ・ いきうつし ・ close resemblance</text:p>
            <text:p/>
            <text:p>写実 ・ しゃじつ ・ objective description; realism</text:p>
            <text:p/>
            <text:p>模写 ・ もしゃ ・ copying, reproduction, tracing</text:p>
            <text:p/>
            <text:p>写本 ・ しゃほん ・ manuscript, written cop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860" calcext:value-type="float">
            <text:p>860</text:p>
          </table:table-cell>
          <table:table-cell table:style-name="ce8" office:value-type="string" calcext:value-type="string">
            <text:p>移</text:p>
          </table:table-cell>
          <table:table-cell table:style-name="ce12" office:value-type="string" calcext:value-type="string">
            <text:p>東京に移る ・ とうきょうにうつる ・ move to Tokyo</text:p>
            <text:p/>
            <text:p>移動する ・ いどうする ・ move, shift, transfer</text:p>
            <text:p/>
            <text:p>移植 ・ いしょく ・ transplanting</text:p>
            <text:p/>
            <text:p>移民 ・ いみん ・ migration; migrant</text:p>
            <text:p/>
            <text:p>病気を移す ・ びょうきをうつす ・ transmit an illness</text:p>
            <text:p/>
            <text:p>移す ・ うつす ・ [vt] shift, move, transfer; transfuse liquids, colors ; transmit a disease </text:p>
            <text:p/>
            <text:p>口移し ・ くちうつし ・ mouth-to-mouth feeding; by word of mouth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861" calcext:value-type="float">
            <text:p>861</text:p>
          </table:table-cell>
          <table:table-cell table:style-name="ce8" office:value-type="string" calcext:value-type="string">
            <text:p>卸</text:p>
          </table:table-cell>
          <table:table-cell table:style-name="ce12" office:value-type="string" calcext:value-type="string">
            <text:p>卸す ・ おろす ・ [vt] sell wholesale</text:p>
            <text:p/>
            <text:p>卸で買う ・ おろしでかう ・ buy wholesale</text:p>
            <text:p/>
            <text:p>卸値 ・ おろしね ・ wholesale price</text:p>
            <text:p/>
            <text:p>卸売り ・ おろしうり ・ wholesale</text:p>
            <text:p/>
            <text:p>卸商 ・ おろししょう ・ wholesal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62" calcext:value-type="float">
            <text:p>862</text:p>
          </table:table-cell>
          <table:table-cell table:style-name="ce8" office:value-type="string" calcext:value-type="string">
            <text:p>御</text:p>
          </table:table-cell>
          <table:table-cell table:style-name="ce12" office:value-type="string" calcext:value-type="string">
            <text:p>お御輿 ・ おみこし ・ palanquin shrine carried in festivals </text:p>
            <text:p/>
            <text:p>御苑 ・ ぎょえん ・ Imperial Garden</text:p>
            <text:p/>
            <text:p>御身 ・ おんみ ・ you [him] ; your [his] honorable body</text:p>
            <text:p/>
            <text:p>御玉 ・ おたま ・ ladle; egg</text:p>
            <text:p/>
            <text:p>御飯 ・ ごはん ・ boiled rice; meal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863" calcext:value-type="float">
            <text:p>863</text:p>
          </table:table-cell>
          <table:table-cell table:style-name="ce8" office:value-type="string" calcext:value-type="string">
            <text:p>複</text:p>
          </table:table-cell>
          <table:table-cell table:style-name="ce12" office:value-type="string" calcext:value-type="string">
            <text:p>複雑な ・ ふくざつな ・ complicated, complex, involved</text:p>
            <text:p/>
            <text:p>複製 ・ ふくせい ・ duplication, reproduction</text:p>
            <text:p/>
            <text:p>複数 ・ ふくすう ・ plural</text:p>
            <text:p/>
            <text:p>複合 ・ ふくごう ・ compound, composite, complex</text:p>
            <text:p/>
            <text:p>複本 ・ ふくほん ・ duplicate, copy</text:p>
            <text:p/>
            <text:p>複写 ・ ふくしゃ ・ copy, duplica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864" calcext:value-type="float">
            <text:p>864</text:p>
          </table:table-cell>
          <table:table-cell table:style-name="ce8" office:value-type="string" calcext:value-type="string">
            <text:p>腹</text:p>
          </table:table-cell>
          <table:table-cell table:style-name="ce12" office:value-type="string" calcext:value-type="string">
            <text:p>お腹空いた ・ おなかすいた ・ I'm hungry</text:p>
            <text:p/>
            <text:p>腹を立てる ・ はらをたてる ・ get angry, take offense</text:p>
            <text:p/>
            <text:p>切腹 ・ せっぷく ・ harakiri suicide by disembowelment </text:p>
            <text:p/>
            <text:p>腹 ・ はら ・ belly</text:p>
            <text:p/>
            <text:p>腹痛 ・ ふくつう ・ abdominal pain</text:p>
            <text:p/>
            <text:p>腹部 ・ ふくぶ ・ abdomen, belly</text:p>
            <text:p/>
            <text:p>腹一杯 ・ はらいっぱい ・ full stomach</text:p>
            <text:p/>
            <text:p>腹違い ・ はらちがい ・ born of a different mother, half-bloode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865" calcext:value-type="float">
            <text:p>865</text:p>
          </table:table-cell>
          <table:table-cell table:style-name="ce8" office:value-type="string" calcext:value-type="string">
            <text:p>復</text:p>
          </table:table-cell>
          <table:table-cell table:style-name="ce12" office:value-type="string" calcext:value-type="string">
            <text:p>復習 ・ ふくしゅう ・ review</text:p>
            <text:p/>
            <text:p>回復 ・ かいふく ・ recovery, restoration; rehabilitation</text:p>
            <text:p/>
            <text:p>復活 ・ ふっかつ ・ revival, rebirth, resurrection</text:p>
            <text:p/>
            <text:p>復元 ・ ふくげん ・ restoration to original state</text:p>
            <text:p/>
            <text:p>反復 ・ はんぷく ・ repetition, reiteration</text:p>
            <text:p/>
            <text:p>報復 ・ ほうふく ・ retaliation, reprisal, reveng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866" calcext:value-type="float">
            <text:p>866</text:p>
          </table:table-cell>
          <table:table-cell table:style-name="ce8" office:value-type="string" calcext:value-type="string">
            <text:p>往</text:p>
          </table:table-cell>
          <table:table-cell table:style-name="ce12" office:value-type="string" calcext:value-type="string">
            <text:p>往復 ・ おうふく ・ going and returning; round trip</text:p>
            <text:p/>
            <text:p>往時 ・ おうじ ・ bygone days</text:p>
            <text:p/>
            <text:p>往来 ・ おうらい ・ come-and-go, traffic; road, street</text:p>
            <text:p/>
            <text:p>往生する ・ おうじょうする ・ pass away; be at wit's end, submit</text:p>
            <text:p/>
            <text:p>往古より ・ おうこより ・ from ancient times, from times immemorial</text:p>
            <text:p/>
            <text:p>一往 ・ いちおう ・ once; in outline; tentatively; or the time being</text:p>
            <text:p/>
            <text:p>既往症 ・ きおうしょう ・ previous illness, medical histor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867" calcext:value-type="float">
            <text:p>867</text:p>
          </table:table-cell>
          <table:table-cell table:style-name="ce8" office:value-type="string" calcext:value-type="string">
            <text:p>柱</text:p>
          </table:table-cell>
          <table:table-cell table:style-name="ce12" office:value-type="string" calcext:value-type="string">
            <text:p>大黒柱 ・ だいこくばしら ・ central pillar of a house ; mainstay</text:p>
            <text:p/>
            <text:p>電柱 ・ でんちゅう ・ power pole</text:p>
            <text:p/>
            <text:p>柱 ・ はしら ・ pillar</text:p>
            <text:p/>
            <text:p>円柱 ・ えんちゅう ・ cylinder, column, shaft</text:p>
            <text:p/>
            <text:p>柱時計 ・ はしらどけい ・ grandfather’s clock</text:p>
            <text:p/>
            <text:p>門柱 ・ もんちゅう ・ gate post, pier</text:p>
            <text:p/>
            <text:p>石柱 ・ せきちゅう ・ stone pillar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868" calcext:value-type="float">
            <text:p>868</text:p>
          </table:table-cell>
          <table:table-cell table:style-name="ce8" office:value-type="string" calcext:value-type="string">
            <text:p>征</text:p>
          </table:table-cell>
          <table:table-cell table:style-name="ce12" office:value-type="string" calcext:value-type="string">
            <text:p>出征する ・ しゅっせいする ・ go to war</text:p>
            <text:p/>
            <text:p>征戦 ・ せいせん ・ military expedition</text:p>
            <text:p/>
            <text:p>征服 ・ せいふく ・ conquest, subjugation</text:p>
            <text:p/>
            <text:p>遠征 ・ えんせい ・ punitive expedition, invasion; tour</text:p>
            <text:p/>
            <text:p>征伐 ・ せいばつ ・ subjugation, conquest</text:p>
            <text:p/>
            <text:p>征討 ・ せいとう ・ subjugation, conques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869" calcext:value-type="float">
            <text:p>869</text:p>
          </table:table-cell>
          <table:table-cell table:style-name="ce8" office:value-type="string" calcext:value-type="string">
            <text:p>従</text:p>
          </table:table-cell>
          <table:table-cell table:style-name="ce12" office:value-type="string" calcext:value-type="string">
            <text:p>従来の ・ じゅうらいの ・ former, existing, heretofore</text:p>
            <text:p/>
            <text:p>従う ・ したがう ・ [vi] follow, attend on, obey</text:p>
            <text:p/>
            <text:p>…に従って ・ にしたがって ・ in proportion to …; in accordance with</text:p>
            <text:p/>
            <text:p>従える ・ したがえる ・ [vt] be attended by, take along</text:p>
            <text:p/>
            <text:p>従僕 ・ じゅうぼく ・ servant, attendant</text:p>
            <text:p/>
            <text:p>従事する ・ じゅうじする ・ engage in, be engaged in</text:p>
            <text:p/>
            <text:p>従的な ・ じゅうてきな ・ subordinate, secondar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870" calcext:value-type="float">
            <text:p>870</text:p>
          </table:table-cell>
          <table:table-cell table:style-name="ce8" office:value-type="string" calcext:value-type="string">
            <text:p>徒</text:p>
          </table:table-cell>
          <table:table-cell table:style-name="ce12" office:value-type="string" calcext:value-type="string">
            <text:p>生徒 ・ せいと ・ pupil, student</text:p>
            <text:p/>
            <text:p>徒歩五分 ・ とほごふん ・ five minutes on foot</text:p>
            <text:p/>
            <text:p>仏教徒 ・ ぶっきょうと ・ Buddhist faithful </text:p>
            <text:p/>
            <text:p>徒党 ・ ととう ・ clique, faction, conspirators</text:p>
            <text:p/>
            <text:p>学徒 ・ がくと ・ student, follower</text:p>
            <text:p/>
            <text:p>暴徒 ・ ぼうと ・ rioters, mobsters, insurgents</text:p>
            <text:p/>
            <text:p>博徒 ・ ばくと ・ gambl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871" calcext:value-type="float">
            <text:p>871</text:p>
          </table:table-cell>
          <table:table-cell table:style-name="ce8" office:value-type="string" calcext:value-type="string">
            <text:p>縦</text:p>
          </table:table-cell>
          <table:table-cell table:style-name="ce12" office:value-type="string" calcext:value-type="string">
            <text:p>縦断 ・ じゅうだん ・ cutting vertically</text:p>
            <text:p/>
            <text:p>縦の ・ たての ・ vertical, longitudinal</text:p>
            <text:p/>
            <text:p>縦軸 ・ たてじく ・ vertical axis, y-axis</text:p>
            <text:p/>
            <text:p>縦書き ・ たてがき ・ vertical writing</text:p>
            <text:p/>
            <text:p>縦横に ・ じゅうおうに ・ vertically &amp; horizontally, in all directions; freely</text:p>
            <text:p/>
            <text:p>縦貫する ・ じゅうかんする ・ run through, traverse</text:p>
            <text:p/>
            <text:p>縦縞 ・ たてじま ・ vertical stripe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872" calcext:value-type="float">
            <text:p>872</text:p>
          </table:table-cell>
          <table:table-cell table:style-name="ce8" office:value-type="string" calcext:value-type="string">
            <text:p>延</text:p>
          </table:table-cell>
          <table:table-cell table:style-name="ce12" office:value-type="string" calcext:value-type="string">
            <text:p>延びる ・ のびる ・ [vi] extend in space / time , be prolonged; be postponed, delayed</text:p>
            <text:p/>
            <text:p>延長 ・ えんちょう ・ extension, prolongation, continuation</text:p>
            <text:p/>
            <text:p>延発 ・ えんぱつ ・ postponed / delayed departure</text:p>
            <text:p/>
            <text:p>延ばす ・ のばす ・ [vt] extend, prolong; postpone</text:p>
            <text:p/>
            <text:p>延べる ・ のべる ・ [vt] extend, stretch out one’s arm ; postpone, delay</text:p>
            <text:p/>
            <text:p>延期 ・ えんき ・ postponement, deferment</text:p>
            <text:p/>
            <text:p>延べ時間 ・ のべじかん ・ total man hours</text:p>
            <text:p/>
            <text:p>日延べ ・ ひのべ ・ postponement, adjournmen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873" calcext:value-type="float">
            <text:p>873</text:p>
          </table:table-cell>
          <table:table-cell table:style-name="ce8" office:value-type="string" calcext:value-type="string">
            <text:p>伸</text:p>
          </table:table-cell>
          <table:table-cell table:style-name="ce12" office:value-type="string" calcext:value-type="string">
            <text:p>伸びる ・ のびる ・ [vi] stretch, extend, spread, grow, develop</text:p>
            <text:p/>
            <text:p>二伸 ・ にしん ・ postscript, P.S.</text:p>
            <text:p/>
            <text:p>急伸 ・ きゅうしん ・ sudden rise esp. stock prices , jump</text:p>
            <text:p/>
            <text:p>伸ばす ・ のばす ・ [vt] stretch, elongate, extend, spread</text:p>
            <text:p/>
            <text:p>引き伸ばす ・ ひきのばす ・ stretch out, elongate; enlarge photographs </text:p>
            <text:p/>
            <text:p>伸びやか ・ のびやか ・ carefree; comfortable</text:p>
            <text:p/>
            <text:p>伸べる ・ のべる ・ [vt] extend, postpone; stretch out one’s arm </text:p>
            <text:p/>
            <text:p>欠伸 ・ あくび ・ yaw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74" calcext:value-type="float">
            <text:p>874</text:p>
          </table:table-cell>
          <table:table-cell table:style-name="ce8" office:value-type="string" calcext:value-type="string">
            <text:p>紳</text:p>
          </table:table-cell>
          <table:table-cell table:style-name="ce12" office:value-type="string" calcext:value-type="string">
            <text:p>紳士 ・ しんし ・ gentleman</text:p>
            <text:p/>
            <text:p>紳士用 ・ しんしよう ・ men's clothing, … </text:p>
            <text:p/>
            <text:p>紳商 ・ しんしょう ・ merchant prince, rich merchant</text:p>
            <text:p/>
            <text:p>貴紳 ・ きしん ・ men of rank, notable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875" calcext:value-type="float">
            <text:p>875</text:p>
          </table:table-cell>
          <table:table-cell table:style-name="ce8" office:value-type="string" calcext:value-type="string">
            <text:p>縮</text:p>
          </table:table-cell>
          <table:table-cell table:style-name="ce12" office:value-type="string" calcext:value-type="string">
            <text:p>縮小 ・ しゅくしょう ・ reduction, curtailment, cut</text:p>
            <text:p/>
            <text:p>濃縮する ・ のうしゅくする ・ concentrate</text:p>
            <text:p/>
            <text:p>縮む ・ ちぢむ ・ [vi] shrink, contract</text:p>
            <text:p/>
            <text:p>縮まる ・ ちぢまる ・ [vi] be shortened, contracted</text:p>
            <text:p/>
            <text:p>縮める ・ ちぢめる ・ [vt] contract, shorten, shrink</text:p>
            <text:p/>
            <text:p>縮れる ・ ちぢれる ・ [vi] be wavy, curl; be wrinkled</text:p>
            <text:p/>
            <text:p>縮らす ・ ちぢらす ・ [vt] curl, crinkle, crimp</text:p>
            <text:p/>
            <text:p>短縮 ・ たんしゅく ・ shortening, contractio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76" calcext:value-type="float">
            <text:p>876</text:p>
          </table:table-cell>
          <table:table-cell table:style-name="ce8" office:value-type="string" calcext:value-type="string">
            <text:p>誕</text:p>
          </table:table-cell>
          <table:table-cell table:style-name="ce12" office:value-type="string" calcext:value-type="string">
            <text:p>誕生 ・ たんじょう ・ birth, nativity</text:p>
            <text:p/>
            <text:p>誕生日 ・ たんじょうび ・ birthday</text:p>
            <text:p/>
            <text:p>生誕 ・ せいたん ・ birth, nativity</text:p>
            <text:p/>
            <text:p>キリストの降誕 ・ キリストのこうたん ・ the Nativity, Adven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877" calcext:value-type="float">
            <text:p>877</text:p>
          </table:table-cell>
          <table:table-cell table:style-name="ce8" office:value-type="string" calcext:value-type="string">
            <text:p>廷</text:p>
          </table:table-cell>
          <table:table-cell table:style-name="ce12" office:value-type="string" calcext:value-type="string">
            <text:p>法廷 ・ ほうてい ・ court of law</text:p>
            <text:p/>
            <text:p>朝廷 ・ ちょうてい ・ imperial court</text:p>
            <text:p/>
            <text:p>廷内で ・ ていないで ・ in the court</text:p>
            <text:p/>
            <text:p>出廷 ・ しゅってい ・ appearance in court</text:p>
            <text:p/>
            <text:p>廷臣 ・ ていしん ・ court official</text:p>
            <text:p/>
            <text:p>宮廷 ・ きゅうてい ・ the Court / Palace</text:p>
            <text:p/>
            <text:p>開廷 ・ かいてい ・ opening of a court, trial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878" calcext:value-type="float">
            <text:p>878</text:p>
          </table:table-cell>
          <table:table-cell table:style-name="ce8" office:value-type="string" calcext:value-type="string">
            <text:p>庭</text:p>
          </table:table-cell>
          <table:table-cell table:style-name="ce12" office:value-type="string" calcext:value-type="string">
            <text:p>庭園 ・ ていえん ・ garden, park</text:p>
            <text:p/>
            <text:p>庭師 ・ にわし ・ gardener</text:p>
            <text:p/>
            <text:p>庭 ・ にわ ・ garden, yard</text:p>
            <text:p/>
            <text:p>家庭 ・ かてい ・ home, family, household</text:p>
            <text:p/>
            <text:p>校庭 ・ こうてい ・ schoolyard, campus</text:p>
            <text:p/>
            <text:p>庭木 ・ にわき ・ garden tree, shrub</text:p>
            <text:p/>
            <text:p>石庭 ・ せきてい ・ rock garde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879" calcext:value-type="float">
            <text:p>879</text:p>
          </table:table-cell>
          <table:table-cell table:style-name="ce8" office:value-type="string" calcext:value-type="string">
            <text:p>艇</text:p>
          </table:table-cell>
          <table:table-cell table:style-name="ce12" office:value-type="string" calcext:value-type="string">
            <text:p>舟艇 ・ しゅうてい ・ boat, craft</text:p>
            <text:p/>
            <text:p>艇庫 ・ ていこ ・ boat house</text:p>
            <text:p/>
            <text:p>艇長 ・ ていちょう ・ coxswain, captain of a submarine </text:p>
            <text:p/>
            <text:p>短艇 ・ たんてい ・ boat</text:p>
            <text:p/>
            <text:p>警備艇 ・ けいびてい ・ guardship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880" calcext:value-type="float">
            <text:p>880</text:p>
          </table:table-cell>
          <table:table-cell table:style-name="ce8" office:value-type="string" calcext:value-type="string">
            <text:p>展</text:p>
          </table:table-cell>
          <table:table-cell table:style-name="ce12" office:value-type="string" calcext:value-type="string">
            <text:p>展示する ・ てんじする ・ put on display, exhibit</text:p>
            <text:p/>
            <text:p>展開 ・ てんかい ・ unfolding, development; deployment</text:p>
            <text:p/>
            <text:p>発展 ・ はってん ・ expansion, development; prosperity</text:p>
            <text:p/>
            <text:p>ダリ展 ・ ダリてん ・ Dali exhibition</text:p>
            <text:p/>
            <text:p>進展 ・ しんてん ・ development, progress</text:p>
            <text:p/>
            <text:p>伸展する ・ しんてんする ・ expand, extend</text:p>
            <text:p/>
            <text:p>個展 ・ こてん ・ personal exhibition</text:p>
            <text:p/>
            <text:p>展望 ・ てんぼう ・ view, outlook, prospec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881" calcext:value-type="float">
            <text:p>881</text:p>
          </table:table-cell>
          <table:table-cell table:style-name="ce8" office:value-type="string" calcext:value-type="string">
            <text:p>殿</text:p>
          </table:table-cell>
          <table:table-cell table:style-name="ce12" office:value-type="string" calcext:value-type="string">
            <text:p>殿下 ・ でんか ・ His Imperial Highness</text:p>
            <text:p/>
            <text:p>殿堂 ・ でんどう ・ hall, palace, shrine; sanctuary</text:p>
            <text:p/>
            <text:p>御殿 ・ ごてん ・ palace</text:p>
            <text:p/>
            <text:p>殿様 ・ とのさま ・ feudal lord</text:p>
            <text:p/>
            <text:p>若殿 ・ わかとの ・ young lord</text:p>
            <text:p/>
            <text:p>議長殿 ・ ぎちょうどの ・ Mr. Chairma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882" calcext:value-type="float">
            <text:p>882</text:p>
          </table:table-cell>
          <table:table-cell table:style-name="ce8" office:value-type="string" calcext:value-type="string">
            <text:p>異</text:p>
          </table:table-cell>
          <table:table-cell table:style-name="ce12" office:value-type="string" calcext:value-type="string">
            <text:p>異なる ・ ことなる ・ [vi] differ, be different from</text:p>
            <text:p/>
            <text:p>異にする ・ ことにする ・ differ, be different</text:p>
            <text:p/>
            <text:p>異常な ・ いじょうな ・ abnormal, unusual, extraordinary</text:p>
            <text:p/>
            <text:p>異動 ・ いどう ・ shifting, reshuffle</text:p>
            <text:p/>
            <text:p>異心 ・ いしん ・ treasonous intention, betrayal; eccentricity</text:p>
            <text:p/>
            <text:p>異例 ・ いれい ・ singular case, exception</text:p>
            <text:p/>
            <text:p>異色の ・ いしょくの ・ novel, unique</text:p>
            <text:p/>
            <text:p>異才 ・ いさい ・ genius, prodig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883" calcext:value-type="float">
            <text:p>883</text:p>
          </table:table-cell>
          <table:table-cell table:style-name="ce8" office:value-type="string" calcext:value-type="string">
            <text:p>翼</text:p>
          </table:table-cell>
          <table:table-cell table:style-name="ce12" office:value-type="string" calcext:value-type="string">
            <text:p>翼を広げる ・ つばさをひろげる ・ spread its wings</text:p>
            <text:p/>
            <text:p>左翼 ・ さよく ・ left wing / flank</text:p>
            <text:p/>
            <text:p>右翼 ・ うよく ・ right wing / flank</text:p>
            <text:p/>
            <text:p>翼 ・ つばさ ・ wing</text:p>
            <text:p/>
            <text:p>両翼 ・ りょうよく ・ both flanks; two wings</text:p>
            <text:p/>
            <text:p>羽翼 ・ うよく ・ wings; assistance</text:p>
            <text:p/>
            <text:p>主翼 ・ しゅよく ・ wing aircraft </text:p>
            <text:p/>
            <text:p>水平翼 ・ すいへいよく ・ horizontal plan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884" calcext:value-type="float">
            <text:p>884</text:p>
          </table:table-cell>
          <table:table-cell table:style-name="ce8" office:value-type="string" calcext:value-type="string">
            <text:p>累</text:p>
          </table:table-cell>
          <table:table-cell table:style-name="ce12" office:value-type="string" calcext:value-type="string">
            <text:p>累積 ・ るいせき ・ accumulation</text:p>
            <text:p/>
            <text:p>累進 ・ るいしん ・ successive promotions; progressive tax, … </text:p>
            <text:p/>
            <text:p>累加 ・ るいか ・ cumulation, cumulative rise</text:p>
            <text:p/>
            <text:p>累計 ・ るいけい ・ total</text:p>
            <text:p/>
            <text:p>累増 ・ るいぞう ・ cumulative / progressive increase</text:p>
            <text:p/>
            <text:p>累乗 ・ るいじょう ・ [math] involution, powe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885" calcext:value-type="float">
            <text:p>885</text:p>
          </table:table-cell>
          <table:table-cell table:style-name="ce8" office:value-type="string" calcext:value-type="string">
            <text:p>塁</text:p>
          </table:table-cell>
          <table:table-cell table:style-name="ce12" office:value-type="string" calcext:value-type="string">
            <text:p>満塁ホームラン ・ まんるいホームラン ・ grand-slam home run</text:p>
            <text:p/>
            <text:p>土塁 ・ どるい ・ earthwork, parapet</text:p>
            <text:p/>
            <text:p>三塁 ・ さんるい ・ third base</text:p>
            <text:p/>
            <text:p>塁壁 ・ るいへき ・ rampart</text:p>
            <text:p/>
            <text:p>本塁打 ・ ほんるいだ ・ home run</text:p>
            <text:p/>
            <text:p>満塁 ・ まんるい ・ full bases</text:p>
            <text:p/>
            <text:p>盗塁 ・ とうるい ・ base stealing, stea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86" calcext:value-type="float">
            <text:p>886</text:p>
          </table:table-cell>
          <table:table-cell table:style-name="ce8" office:value-type="string" calcext:value-type="string">
            <text:p>吏</text:p>
          </table:table-cell>
          <table:table-cell table:style-name="ce12" office:value-type="string" calcext:value-type="string">
            <text:p>吏員 ・ りいん ・ official</text:p>
            <text:p/>
            <text:p>官吏 ・ かんり ・ government official</text:p>
            <text:p/>
            <text:p>公吏 ・ こうり ・ public official</text:p>
            <text:p/>
            <text:p>税関吏 ・ ぜいかんり ・ customs offic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887" calcext:value-type="float">
            <text:p>887</text:p>
          </table:table-cell>
          <table:table-cell table:style-name="ce8" office:value-type="string" calcext:value-type="string">
            <text:p>使</text:p>
          </table:table-cell>
          <table:table-cell table:style-name="ce12" office:value-type="string" calcext:value-type="string">
            <text:p>使用する ・ しようする ・ use, employ, apply</text:p>
            <text:p/>
            <text:p>使い方 ・ つかいかた ・ how to use, usage</text:p>
            <text:p/>
            <text:p>大使 ・ たいし ・ ambassador</text:p>
            <text:p/>
            <text:p>使用中 ・ しようちゅう ・ in use, occupied</text:p>
            <text:p/>
            <text:p>天使 ・ てんし ・ angel</text:p>
            <text:p/>
            <text:p>使う ・ つかう ・ [vt] use</text:p>
            <text:p/>
            <text:p>小間使い ・ こまづかい ・ lady’s maid, housemai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888" calcext:value-type="float">
            <text:p>888</text:p>
          </table:table-cell>
          <table:table-cell table:style-name="ce8" office:value-type="string" calcext:value-type="string">
            <text:p>史</text:p>
          </table:table-cell>
          <table:table-cell table:style-name="ce12" office:value-type="string" calcext:value-type="string">
            <text:p>世界史 ・ せかいし ・ world history</text:p>
            <text:p/>
            <text:p>史料 ・ しりょう ・ historical materials / records</text:p>
            <text:p/>
            <text:p>歴史 ・ れきし ・ history</text:p>
            <text:p/>
            <text:p>史上に ・ しじょうに ・ in history, in the annals</text:p>
            <text:p/>
            <text:p>史書 ・ ししょ ・ history book</text:p>
            <text:p/>
            <text:p>史跡 ・ しせき ・ historic spot / remains</text:p>
            <text:p/>
            <text:p>史学者 ・ しがくしゃ ・ historia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889" calcext:value-type="float">
            <text:p>889</text:p>
          </table:table-cell>
          <table:table-cell table:style-name="ce8" office:value-type="string" calcext:value-type="string">
            <text:p>更</text:p>
          </table:table-cell>
          <table:table-cell table:style-name="ce12" office:value-type="string" calcext:value-type="string">
            <text:p>更に ・ さらに ・ furthermore; still more</text:p>
            <text:p/>
            <text:p>更新する ・ こうしんする ・ renew, renovate</text:p>
            <text:p/>
            <text:p>更生 ・ こうせい ・ rebirth, rehabilitation; recycling</text:p>
            <text:p/>
            <text:p>更ける ・ ふける ・ [vi] grow late, wear on</text:p>
            <text:p/>
            <text:p>更かす ・ ふかす ・ [vt] sit up till late at night </text:p>
            <text:p/>
            <text:p>変更する ・ へんこうする ・ alter, change, modify</text:p>
            <text:p/>
            <text:p>尚更 ・ なおさら ・ still more, all the more</text:p>
            <text:p/>
            <text:p>満更 ・ まんざら ・ not wholly, not altogethe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890" calcext:value-type="float">
            <text:p>890</text:p>
          </table:table-cell>
          <table:table-cell table:style-name="ce8" office:value-type="string" calcext:value-type="string">
            <text:p>便</text:p>
          </table:table-cell>
          <table:table-cell table:style-name="ce12" office:value-type="string" calcext:value-type="string">
            <text:p>次の便 ・ つぎのびん ・ next post; next flight</text:p>
            <text:p/>
            <text:p>便利な ・ べんりな ・ convenient, handy, useful</text:p>
            <text:p/>
            <text:p>便り ・ たより ・ news, tidings; correspondence, letter</text:p>
            <text:p/>
            <text:p>不便な ・ ふべんな ・ inconvenient</text:p>
            <text:p/>
            <text:p>便器 ・ べんき ・ toilet bowl, urinal</text:p>
            <text:p/>
            <text:p>方便 ・ ほうべん ・ expedient, instrument</text:p>
            <text:p/>
            <text:p>下り便 ・ くだりびん ・ outbound / down train</text:p>
            <text:p/>
            <text:p>便りをする ・ たよりをする ・ write a lett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891" calcext:value-type="float">
            <text:p>891</text:p>
          </table:table-cell>
          <table:table-cell table:style-name="ce8" office:value-type="string" calcext:value-type="string">
            <text:p>硬</text:p>
          </table:table-cell>
          <table:table-cell table:style-name="ce12" office:value-type="string" calcext:value-type="string">
            <text:p>強硬な ・ きょうこうな ・ firm attitude , unbending; drastic measure </text:p>
            <text:p/>
            <text:p>硬い石 ・ かたいいし ・ hard stone</text:p>
            <text:p/>
            <text:p>硬化する ・ こうかする ・ harden, stiffen</text:p>
            <text:p/>
            <text:p>硬い表情 ・ かたいひょうじょう ・ stiff expression</text:p>
            <text:p/>
            <text:p>硬貨 ・ こうか ・ coin, metallic currency</text:p>
            <text:p/>
            <text:p>硬直 ・ こうちょく ・ stiffness, rigidity</text:p>
            <text:p/>
            <text:p>硬度 ・ こうど ・ hardness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892" calcext:value-type="float">
            <text:p>892</text:p>
          </table:table-cell>
          <table:table-cell table:style-name="ce8" office:value-type="string" calcext:value-type="string">
            <text:p>能</text:p>
          </table:table-cell>
          <table:table-cell table:style-name="ce12" office:value-type="string" calcext:value-type="string">
            <text:p>能楽 ・ のうがく ・ Noh drama</text:p>
            <text:p/>
            <text:p>能力 ・ のうりょく ・ ability, capacity, faculty</text:p>
            <text:p/>
            <text:p>才能 ・ さいのう ・ talent, ability</text:p>
            <text:p/>
            <text:p>可能 ・ かのう ・ possible, feasible</text:p>
            <text:p/>
            <text:p>機能 ・ きのう ・ function, faculty</text:p>
            <text:p/>
            <text:p>能が無い ・ のうがない ・ have no meri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893" calcext:value-type="float">
            <text:p>893</text:p>
          </table:table-cell>
          <table:table-cell table:style-name="ce8" office:value-type="string" calcext:value-type="string">
            <text:p>態</text:p>
          </table:table-cell>
          <table:table-cell table:style-name="ce12" office:value-type="string" calcext:value-type="string">
            <text:p>態度 ・ たいど ・ attitude, posture</text:p>
            <text:p/>
            <text:p>状態 ・ じょうたい ・ state, condition, situation, appearance, aspect</text:p>
            <text:p/>
            <text:p>実態 ・ じったい ・ actual conditions, state</text:p>
            <text:p/>
            <text:p>事態 ・ じたい ・ situation, state of affairs</text:p>
            <text:p/>
            <text:p>生態 ・ せいたい ・ ecology; mode of life</text:p>
            <text:p/>
            <text:p>重態 ・ じゅうたい ・ serious condition, critical state</text:p>
            <text:p/>
            <text:p>態勢 ・ たいせい ・ attitude, condition, preparednes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94" calcext:value-type="float">
            <text:p>894</text:p>
          </table:table-cell>
          <table:table-cell table:style-name="ce8" office:value-type="string" calcext:value-type="string">
            <text:p>熊</text:p>
          </table:table-cell>
          <table:table-cell table:style-name="ce12" office:value-type="string" calcext:value-type="string">
            <text:p>白熊 ・ しろくま ・ sea bear, polar bear</text:p>
            <text:p/>
            <text:p>黒熊 ・ くろくま ・ black bear</text:p>
            <text:p/>
            <text:p>熊本 ・ くまもと ・ Kumamoto city and prefecture </text:p>
            <text:p/>
            <text:p>熊蜂 ・ くまばち ・ horne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5" calcext:value-type="float">
            <text:p>895</text:p>
          </table:table-cell>
          <table:table-cell table:style-name="ce8" office:value-type="string" calcext:value-type="string">
            <text:p>罷</text:p>
          </table:table-cell>
          <table:table-cell table:style-name="ce12" office:value-type="string" calcext:value-type="string">
            <text:p>罷める ・ やめる ・ [vt] discontinue</text:p>
            <text:p/>
            <text:p>罷業 ・ ひぎょう ・ work stoppage, strike</text:p>
            <text:p/>
            <text:p>罷免 ・ ひめん ・ dismissal, discharg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96" calcext:value-type="float">
            <text:p>896</text:p>
          </table:table-cell>
          <table:table-cell table:style-name="ce8" office:value-type="string" calcext:value-type="string">
            <text:p>羅</text:p>
          </table:table-cell>
          <table:table-cell table:style-name="ce12" office:value-type="string" calcext:value-type="string">
            <text:p>羅針盤 ・ らしんばん ・ compass</text:p>
            <text:p/>
            <text:p>羅列する ・ られつする ・ arrange, itemize</text:p>
            <text:p/>
            <text:p>曼荼羅 ・ まんだら ・ mandala Sanskrit circle </text:p>
            <text:p/>
            <text:p>天麩羅 ・ てんぷら ・ tempura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897" calcext:value-type="float">
            <text:p>897</text:p>
          </table:table-cell>
          <table:table-cell table:style-name="ce8" office:value-type="string" calcext:value-type="string">
            <text:p>雲</text:p>
          </table:table-cell>
          <table:table-cell table:style-name="ce12" office:value-type="string" calcext:value-type="string">
            <text:p>雨雲 ・ あまぐも ・ rain clouds</text:p>
            <text:p/>
            <text:p>白雲 ・ しらくも ・ white clouds</text:p>
            <text:p/>
            <text:p>雲行き ・ くもゆき ・ weather, look of the sky; situation, turn of affairs; signs</text:p>
            <text:p/>
            <text:p>雲 ・ くも ・ cloud</text:p>
            <text:p/>
            <text:p>積乱雲 ・ せきらんうん ・ cumulonimbus</text:p>
            <text:p/>
            <text:p>雲間 ・ くもま ・ rift between clouds</text:p>
            <text:p/>
            <text:p>雲海 ・ うんかい ・ sea of clouds</text:p>
            <text:p/>
            <text:p>雲泥の差 ・ うんでいのさ ・ wide / a world of differenc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898" calcext:value-type="float">
            <text:p>898</text:p>
          </table:table-cell>
          <table:table-cell table:style-name="ce8" office:value-type="string" calcext:value-type="string">
            <text:p>曇</text:p>
          </table:table-cell>
          <table:table-cell table:style-name="ce12" office:value-type="string" calcext:value-type="string">
            <text:p>曇天 ・ どんてん ・ cloudy weather</text:p>
            <text:p/>
            <text:p>曇る ・ くもる ・ become cloudy</text:p>
            <text:p/>
            <text:p>曇り勝ち ・ くもりがち ・ cloudy</text:p>
            <text:p/>
            <text:p>曇り空 ・ くもりぞら ・ cloudy sky / weather</text:p>
            <text:p/>
            <text:p>薄曇り ・ うすぐもり ・ slightly cloudy weather</text:p>
            <text:p/>
            <text:p>花曇り ・ はなぐもり ・ cloudy weather in springtim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899" calcext:value-type="float">
            <text:p>899</text:p>
          </table:table-cell>
          <table:table-cell table:style-name="ce8" office:value-type="string" calcext:value-type="string">
            <text:p>雪</text:p>
          </table:table-cell>
          <table:table-cell table:style-name="ce12" office:value-type="string" calcext:value-type="string">
            <text:p>新雪 ・ しんせつ ・ fresh snow</text:p>
            <text:p/>
            <text:p>初雪 ・ はつゆき ・ first snow of the season</text:p>
            <text:p/>
            <text:p>雪合戦 ・ ゆきがっせん ・ snowball fight</text:p>
            <text:p/>
            <text:p>雪 ・ ゆき ・ snow</text:p>
            <text:p/>
            <text:p>雪上車 ・ せつじょうしゃ ・ snowmobile</text:p>
            <text:p/>
            <text:p>雪焼け ・ ゆきやけ ・ snow-tan / -burn from light reflected in snow </text:p>
            <text:p/>
            <text:p>積雪 ・ せきせつ ・ fallen snow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900" calcext:value-type="float">
            <text:p>900</text:p>
          </table:table-cell>
          <table:table-cell table:style-name="ce8" office:value-type="string" calcext:value-type="string">
            <text:p>雷</text:p>
          </table:table-cell>
          <table:table-cell table:style-name="ce12" office:value-type="string" calcext:value-type="string">
            <text:p>雷雨 ・ らいう ・ thunderstorm</text:p>
            <text:p/>
            <text:p>雷親父 ・ かみなりおやじ ・ irascible old man</text:p>
            <text:p/>
            <text:p>雷雲 ・ らいうん ・ thundercloud</text:p>
            <text:p/>
            <text:p>地雷 ・ じらい ・ land mine</text:p>
            <text:p/>
            <text:p>雷 ・ かみなり ・ thunder(bolt); thundering rebuke / at so.</text:p>
            <text:p/>
            <text:p>雷神 ・ らいじん ・ god of thunde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901" calcext:value-type="float">
            <text:p>901</text:p>
          </table:table-cell>
          <table:table-cell table:style-name="ce8" office:value-type="string" calcext:value-type="string">
            <text:p>零</text:p>
          </table:table-cell>
          <table:table-cell table:style-name="ce12" office:value-type="string" calcext:value-type="string">
            <text:p>零時 ・ れいじ ・ twelve o'clock</text:p>
            <text:p/>
            <text:p>零点 ・ れいてん ・ score of zero</text:p>
            <text:p/>
            <text:p>零下 ・ れいか ・ below zero, sub-zero</text:p>
            <text:p/>
            <text:p>零度 ・ れいど ・ zero degrees, freezing point</text:p>
            <text:p/>
            <text:p>零敗 ・ れいはい ・ losing w/o scoring a point , whitewash, being shut out</text:p>
            <text:p/>
            <text:p>零す ・ こぼす ・ [vt] spill, shed; grumble, complai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02" calcext:value-type="float">
            <text:p>902</text:p>
          </table:table-cell>
          <table:table-cell table:style-name="ce8" office:value-type="string" calcext:value-type="string">
            <text:p>震</text:p>
          </table:table-cell>
          <table:table-cell table:style-name="ce12" office:value-type="string" calcext:value-type="string">
            <text:p>地震 ・ じしん ・ earthquake</text:p>
            <text:p/>
            <text:p>震う ・ ふるう ・ tremble, shudder</text:p>
            <text:p/>
            <text:p>震い ・ ふるい ・ trembling, shivering, shaking</text:p>
            <text:p/>
            <text:p>震源地 ・ しんげんち ・ epicenter</text:p>
            <text:p/>
            <text:p>震度 ・ しんど ・ seismic intensity</text:p>
            <text:p/>
            <text:p>震動 ・ しんどう ・ shock, tremor, vibration</text:p>
            <text:p/>
            <text:p>身震い ・ みぶるい ・ shivering</text:p>
            <text:p/>
            <text:p>震え上がる ・ ふるえあがる ・ [vi] tremble violently, shudde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03" calcext:value-type="float">
            <text:p>903</text:p>
          </table:table-cell>
          <table:table-cell table:style-name="ce8" office:value-type="string" calcext:value-type="string">
            <text:p>振</text:p>
          </table:table-cell>
          <table:table-cell table:style-name="ce12" office:value-type="string" calcext:value-type="string">
            <text:p>振動 ・ しんどう ・ vibration</text:p>
            <text:p/>
            <text:p>手を振る ・ てをふる ・ wave one's hand</text:p>
            <text:p/>
            <text:p>振興 ・ しんこう ・ promotion, furtherance, rousing</text:p>
            <text:p/>
            <text:p>腕を振るう ・ うでをふるう ・ display one's ability</text:p>
            <text:p/>
            <text:p>不振 ・ ふしん ・ dullness, depression, stagnation, slump</text:p>
            <text:p/>
            <text:p>振られる ・ ふられる ・ [vi] get the mitten, be kicked out</text:p>
            <text:p/>
            <text:p>振り子 ・ ふりこ ・ pendulum</text:p>
            <text:p/>
            <text:p>振る ・ ぶる ・ [vt] assume an air of, pretend, affec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04" calcext:value-type="float">
            <text:p>904</text:p>
          </table:table-cell>
          <table:table-cell table:style-name="ce8" office:value-type="string" calcext:value-type="string">
            <text:p>久</text:p>
          </table:table-cell>
          <table:table-cell table:style-name="ce12" office:value-type="string" calcext:value-type="string">
            <text:p>持久 ・ じきゅう ・ endurance</text:p>
            <text:p/>
            <text:p>久しい ・ ひさしい ・ long, longstanding</text:p>
            <text:p/>
            <text:p>久久に ・ ひさびさに ・ after a long time, first time in a long period</text:p>
            <text:p/>
            <text:p>久し振りに ・ ひさしぶりに ・ after a long time</text:p>
            <text:p/>
            <text:p>久遠 ・ くおん ・ eternity</text:p>
            <text:p/>
            <text:p>永久の ・ えいきゅうの ・ permanent, eternal, lasting</text:p>
            <text:p/>
            <text:p>l耐久性 ・ たいきゅうせい ・ durability, persistence, lasting quality</text:p>
            <text:p/>
            <text:p>悠久な ・ ゆうきゅうな ・ eternal, everlasting, permanen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05" calcext:value-type="float">
            <text:p>905</text:p>
          </table:table-cell>
          <table:table-cell table:style-name="ce8" office:value-type="string" calcext:value-type="string">
            <text:p>賑</text:p>
          </table:table-cell>
          <table:table-cell table:style-name="ce12" office:value-type="string" calcext:value-type="string">
            <text:p>賑やか ・ にぎやか ・ bustling</text:p>
            <text:p/>
            <text:p>賑わう ・ にぎわう ・ [vi] flourish, prosper, be bustling</text:p>
            <text:p/>
            <text:p>賑わす ・ にぎわす ・ [vt] enlive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906" calcext:value-type="float">
            <text:p>906</text:p>
          </table:table-cell>
          <table:table-cell table:style-name="ce8" office:value-type="string" calcext:value-type="string">
            <text:p>丘</text:p>
          </table:table-cell>
          <table:table-cell table:style-name="ce12" office:value-type="string" calcext:value-type="string">
            <text:p>砂丘 ・ さきゅう ・ sand dune, sand hill</text:p>
            <text:p/>
            <text:p>丘の上に ・ おかのうえ に ・ on top of a hill</text:p>
            <text:p/>
            <text:p>丘 ・ おか ・ hill</text:p>
            <text:p/>
            <text:p>火口丘 ・ かこうきゅう ・ volcanic cone</text:p>
            <text:p/>
            <text:p>丘辺 ・ おかべ ・ vicinity of a hill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907" calcext:value-type="float">
            <text:p>907</text:p>
          </table:table-cell>
          <table:table-cell table:style-name="ce8" office:value-type="string" calcext:value-type="string">
            <text:p>兵</text:p>
          </table:table-cell>
          <table:table-cell table:style-name="ce12" office:value-type="string" calcext:value-type="string">
            <text:p>兵隊 ・ へいたい ・ soldier; troops</text:p>
            <text:p/>
            <text:p>兵卒 ・ へいそつ ・ private, common soldier</text:p>
            <text:p/>
            <text:p>兵器 ・ へいき ・ arms, weapon, ordnance</text:p>
            <text:p/>
            <text:p>兵士 ・ へいし ・ soldier</text:p>
            <text:p/>
            <text:p>兵事 ・ へいじ ・ military affairs</text:p>
            <text:p/>
            <text:p>兵役 ・ へいえき ・ military servic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08" calcext:value-type="float">
            <text:p>908</text:p>
          </table:table-cell>
          <table:table-cell table:style-name="ce8" office:value-type="string" calcext:value-type="string">
            <text:p>岳</text:p>
          </table:table-cell>
          <table:table-cell table:style-name="ce12" office:value-type="string" calcext:value-type="string">
            <text:p>山岳 ・ さんがく ・ mountains</text:p>
            <text:p/>
            <text:p>岳友会 ・ がくゆうかい ・ mountaineering club</text:p>
            <text:p/>
            <text:p>朝日岳 ・ あさひだけ ・ Mt. Asahi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909" calcext:value-type="float">
            <text:p>909</text:p>
          </table:table-cell>
          <table:table-cell table:style-name="ce8" office:value-type="string" calcext:value-type="string">
            <text:p>浜</text:p>
          </table:table-cell>
          <table:table-cell table:style-name="ce12" office:value-type="string" calcext:value-type="string">
            <text:p>海浜 ・ かいひん ・ seashore, seaside, beach</text:p>
            <text:p/>
            <text:p>浜辺 ・ はまべ ・ beach, seashore</text:p>
            <text:p/>
            <text:p>砂浜 ・ すなはま ・ sandy beach, sands</text:p>
            <text:p/>
            <text:p>浜 ・ はま ・ beach</text:p>
            <text:p/>
            <text:p>浜風 ・ はまかぜ ・ beach wind</text:p>
            <text:p/>
            <text:p>浜伝いに ・ はまづたいに ・ along the beach</text:p>
            <text:p/>
            <text:p>浜茄子 ・ はまなす ・ rugosa rose, sweet bri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10" calcext:value-type="float">
            <text:p>910</text:p>
          </table:table-cell>
          <table:table-cell table:style-name="ce8" office:value-type="string" calcext:value-type="string">
            <text:p>舎</text:p>
          </table:table-cell>
          <table:table-cell table:style-name="ce12" office:value-type="string" calcext:value-type="string">
            <text:p>宿舎 ・ しゅくしゃ ・ lodgings, quarters</text:p>
            <text:p/>
            <text:p>校舎 ・ こうしゃ ・ school building</text:p>
            <text:p/>
            <text:p>田舎 ・ いなか ・ country, rural district</text:p>
            <text:p/>
            <text:p>兵舎 ・ へいしゃ ・ barracks</text:p>
            <text:p/>
            <text:p>駅舎 ・ えきしゃ ・ station building</text:p>
            <text:p/>
            <text:p>客舎 ・ きゃくしゃ ・ hotel, in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11" calcext:value-type="float">
            <text:p>911</text:p>
          </table:table-cell>
          <table:table-cell table:style-name="ce8" office:value-type="string" calcext:value-type="string">
            <text:p>再</text:p>
          </table:table-cell>
          <table:table-cell table:style-name="ce12" office:value-type="string" calcext:value-type="string">
            <text:p>再び読む ・ ふたたびよむ ・ reread</text:p>
            <text:p/>
            <text:p>再生 ・ さいせい ・ reclamation; regeneration, resuscitation; playback</text:p>
            <text:p/>
            <text:p>再三 ・ さいさん ・ again and again, repeatedly</text:p>
            <text:p/>
            <text:p>再来週 ・ さらいしゅう ・ the week after next</text:p>
            <text:p/>
            <text:p>再開 ・ さいかい ・ reopening, resumption</text:p>
            <text:p/>
            <text:p>再度 ・ さいど ・ another time, a second tim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912" calcext:value-type="float">
            <text:p>912</text:p>
          </table:table-cell>
          <table:table-cell table:style-name="ce8" office:value-type="string" calcext:value-type="string">
            <text:p>虎</text:p>
          </table:table-cell>
          <table:table-cell table:style-name="ce12" office:value-type="string" calcext:value-type="string">
            <text:p>虎の巻 ・ とらのまき ・ key, crib, pony; secret of a trade </text:p>
            <text:p/>
            <text:p>虎穴 ・ こけつ ・ tiger's den; dangerous place</text:p>
            <text:p/>
            <text:p>虎口 ・ ここう ・ tiger’s den; dangerous place</text:p>
            <text:p/>
            <text:p>虎 ・ とら ・ tiger</text:p>
            <text:p/>
            <text:p>竜虎の争い ・ りゅうこのあらそい ・ well matched contest</text:p>
            <text:p/>
            <text:p>虎視眈眈 ・ こしたんたん ・ on the alert, eye covetously</text:p>
            <text:p/>
            <text:p>暴虎馮河 ・ ぼうこひょうが ・ foolhardy courag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913" calcext:value-type="float">
            <text:p>913</text:p>
          </table:table-cell>
          <table:table-cell table:style-name="ce8" office:value-type="string" calcext:value-type="string">
            <text:p>寅</text:p>
          </table:table-cell>
          <table:table-cell table:style-name="ce12" office:value-type="string" calcext:value-type="string">
            <text:p>寅年 ・ とらどし ・ year of the tiger</text:p>
            <text:p/>
            <text:p>丑寅 ・ うしとら ・ northeast supplementary sign of the Oriental zodiac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14" calcext:value-type="float">
            <text:p>914</text:p>
          </table:table-cell>
          <table:table-cell table:style-name="ce8" office:value-type="string" calcext:value-type="string">
            <text:p>演</text:p>
          </table:table-cell>
          <table:table-cell table:style-name="ce12" office:value-type="string" calcext:value-type="string">
            <text:p>出演する ・ しゅつえんする ・ appear on stage, perform</text:p>
            <text:p/>
            <text:p>演出 ・ えんしゅつ ・ production of a play ; representation</text:p>
            <text:p/>
            <text:p>ロミオを演じる ・ ロミオをえんじる ・ play the part of Romeo</text:p>
            <text:p/>
            <text:p>上演する ・ じょうえんする ・ put on stage</text:p>
            <text:p/>
            <text:p>演説 ・ えんぜつ ・ public speech, address, oration</text:p>
            <text:p/>
            <text:p>演習 ・ えんしゅう ・ exercise, practice; military maneuvers; seminar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915" calcext:value-type="float">
            <text:p>915</text:p>
          </table:table-cell>
          <table:table-cell table:style-name="ce8" office:value-type="string" calcext:value-type="string">
            <text:p>黄</text:p>
          </table:table-cell>
          <table:table-cell table:style-name="ce12" office:value-type="string" calcext:value-type="string">
            <text:p>黄色 ・ きいろ ・ yellow</text:p>
            <text:p/>
            <text:p>黄金 ・ おうごん¹ こがね² ・ gold; money</text:p>
            <text:p/>
            <text:p>黄身 ・ きみ ・ egg yolk</text:p>
            <text:p/>
            <text:p>黄海 ・ こうかい ・ the Yellow Sea</text:p>
            <text:p/>
            <text:p>黄熱病 ・ おうねつびょう ・ yellow fever</text:p>
            <text:p/>
            <text:p>黄ばむ ・ きばむ ・ grow yellowish</text:p>
            <text:p/>
            <text:p>黄八丈 ・ きはちじょう ・ yellow silk cloth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916" calcext:value-type="float">
            <text:p>916</text:p>
          </table:table-cell>
          <table:table-cell table:style-name="ce8" office:value-type="string" calcext:value-type="string">
            <text:p>横</text:p>
          </table:table-cell>
          <table:table-cell table:style-name="ce12" office:value-type="string" calcext:value-type="string">
            <text:p>横断する ・ おうだんする ・ cross, traverse</text:p>
            <text:p/>
            <text:p>専横 ・ せんおう ・ arbitrariness, despotism</text:p>
            <text:p/>
            <text:p>縦横に ・ じゅうおうに ・ vertically and horizontally, in all directions; freely</text:p>
            <text:p/>
            <text:p>横車を押す ・ よこぐるまをおす ・ have one’s own way, act perversely</text:p>
            <text:p/>
            <text:p>横軸 ・ よこじく ・ x-axis, horizontal axis</text:p>
            <text:p/>
            <text:p>横 ・ よこ ・ width; horizontal; sideways; side</text:p>
            <text:p/>
            <text:p>横着な ・ おうちゃくな ・ impudent, brazen; idle, lazy</text:p>
            <text:p/>
            <text:p>横たわる ・ よこたわる ・ lie down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917" calcext:value-type="float">
            <text:p>917</text:p>
          </table:table-cell>
          <table:table-cell table:style-name="ce8" office:value-type="string" calcext:value-type="string">
            <text:p>構</text:p>
          </table:table-cell>
          <table:table-cell table:style-name="ce12" office:value-type="string" calcext:value-type="string">
            <text:p>構える ・ かまえる ・ [vt] set up a house ; assume a posture, make ready</text:p>
            <text:p/>
            <text:p>構造 ・ こうぞう ・ structure, construction, framework</text:p>
            <text:p/>
            <text:p>構う ・ かまう ・ mind, care about / for; be concerned about; entertain</text:p>
            <text:p/>
            <text:p>構わない ・ かまわない ・ do not care / mind</text:p>
            <text:p/>
            <text:p>構成 ・ こうせい ・ composition, construction, formation, organization</text:p>
            <text:p/>
            <text:p>居を構える ・ きょをかまえる ・ take up one’s residence</text:p>
            <text:p/>
            <text:p>待ち構える ・ まちかまえる ・ wait eagerly for, be on the watch for</text:p>
            <text:p/>
            <text:p>どうぞお構い無く ・ どうぞおかまいなく ・ Please don’t trouble yourself on my accoun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918" calcext:value-type="float">
            <text:p>918</text:p>
          </table:table-cell>
          <table:table-cell table:style-name="ce8" office:value-type="string" calcext:value-type="string">
            <text:p>講</text:p>
          </table:table-cell>
          <table:table-cell table:style-name="ce12" office:value-type="string" calcext:value-type="string">
            <text:p>講演 ・ こうえん ・ lecture</text:p>
            <text:p/>
            <text:p>講師 ・ こうし ・ speaker, lecturer</text:p>
            <text:p/>
            <text:p>講座 ・ こうざ ・ lectureship, professor's chair; course of study</text:p>
            <text:p/>
            <text:p>講読する ・ こうどくする ・ read and explain</text:p>
            <text:p/>
            <text:p>講話 ・ こうわ ・ lecture, discourse</text:p>
            <text:p/>
            <text:p>講和する ・ こうわする ・ make peace with, reconcil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19" calcext:value-type="float">
            <text:p>919</text:p>
          </table:table-cell>
          <table:table-cell table:style-name="ce8" office:value-type="string" calcext:value-type="string">
            <text:p>購</text:p>
          </table:table-cell>
          <table:table-cell table:style-name="ce12" office:value-type="string" calcext:value-type="string">
            <text:p>購買 ・ こうばい ・ purchase, buying</text:p>
            <text:p/>
            <text:p>購読 ・ こうどく ・ subscription</text:p>
            <text:p/>
            <text:p>購入 ・ こうにゅう ・ purchase, buying</text:p>
            <text:p/>
            <text:p>購書 ・ こうしょ ・ purchasing books; purchased book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920" calcext:value-type="float">
            <text:p>920</text:p>
          </table:table-cell>
          <table:table-cell table:style-name="ce8" office:value-type="string" calcext:value-type="string">
            <text:p>溝</text:p>
          </table:table-cell>
          <table:table-cell table:style-name="ce12" office:value-type="string" calcext:value-type="string">
            <text:p>海溝 ・ かいこう ・ sea trench</text:p>
            <text:p/>
            <text:p>溝が有る ・ みぞがある ・ to be estranged</text:p>
            <text:p/>
            <text:p>溝鼠 ・ どぶねずみ ・ common rat; dark gray</text:p>
            <text:p/>
            <text:p>溝 ・ みぞ ・ ditch, gutter, groove</text:p>
            <text:p/>
            <text:p>排水溝 ・ はいすいこう ・ drainage, canal</text:p>
            <text:p/>
            <text:p>側溝 ・ そっこう ・ channel, ditch, gutter</text:p>
            <text:p/>
            <text:p>下水溝 ・ げすいこう ・ ditch</text:p>
            <text:p/>
            <text:p>溝レール ・ みぞレール ・ grooved rail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921" calcext:value-type="float">
            <text:p>921</text:p>
          </table:table-cell>
          <table:table-cell table:style-name="ce8" office:value-type="string" calcext:value-type="string">
            <text:p>仮</text:p>
          </table:table-cell>
          <table:table-cell table:style-name="ce12" office:value-type="string" calcext:value-type="string">
            <text:p>仮定 ・ かてい ・ assumption, supposition</text:p>
            <text:p/>
            <text:p>仮に ・ かりに ・ provisionally; for example; supposing that</text:p>
            <text:p/>
            <text:p>仮名 ・ かな ・ kana, Japanese syllabary</text:p>
            <text:p/>
            <text:p>仮設の ・ かせつの ・ provisional; hypothetic</text:p>
            <text:p/>
            <text:p>仮説 ・ かせつ ・ hypothesis</text:p>
            <text:p/>
            <text:p>仮面 ・ かめん ・ mask, disguise</text:p>
            <text:p/>
            <text:p>仮住まい ・ かりずまい ・ temporary residenc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922" calcext:value-type="float">
            <text:p>922</text:p>
          </table:table-cell>
          <table:table-cell table:style-name="ce8" office:value-type="string" calcext:value-type="string">
            <text:p>片</text:p>
          </table:table-cell>
          <table:table-cell table:style-name="ce12" office:value-type="string" calcext:value-type="string">
            <text:p>片道 ・ かたみち ・ one-way</text:p>
            <text:p/>
            <text:p>断片 ・ だんぺん ・ fragment, piece</text:p>
            <text:p/>
            <text:p>一片 ・ いっぺん ・ piece, bit, fragment, scrap</text:p>
            <text:p/>
            <text:p>片仮名 ・ かたかな ・ katakana</text:p>
            <text:p/>
            <text:p>破片 ・ はへん ・ fragment, broken piece, scrap</text:p>
            <text:p/>
            <text:p>雪片 ・ せっぺん ・ snowflake</text:p>
            <text:p/>
            <text:p>片思い ・ かたおもい ・ unrequited / unreciprocated love</text:p>
            <text:p/>
            <text:p>片言 ・ かたこと ・ imperfect speech, baby talk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23" calcext:value-type="float">
            <text:p>923</text:p>
          </table:table-cell>
          <table:table-cell table:style-name="ce8" office:value-type="string" calcext:value-type="string">
            <text:p>版</text:p>
          </table:table-cell>
          <table:table-cell table:style-name="ce12" office:value-type="string" calcext:value-type="string">
            <text:p>出版 ・ しゅっぱん ・ publishing; publication</text:p>
            <text:p/>
            <text:p>英語版 ・ えいごばん ・ English edition</text:p>
            <text:p/>
            <text:p>版元 ・ はんもと ・ publisher</text:p>
            <text:p/>
            <text:p>重版 ・ じゅうはん ・ 2nd printing, reprint; 2nd edition</text:p>
            <text:p/>
            <text:p>決定版 ・ けっていばん ・ authoritative edition; last word</text:p>
            <text:p/>
            <text:p>版を改める ・ はんをあらためる ・ revise an editio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924" calcext:value-type="float">
            <text:p>924</text:p>
          </table:table-cell>
          <table:table-cell table:style-name="ce8" office:value-type="string" calcext:value-type="string">
            <text:p>板</text:p>
          </table:table-cell>
          <table:table-cell table:style-name="ce12" office:value-type="string" calcext:value-type="string">
            <text:p>床板 ・ ゆかいた ・ floorboard</text:p>
            <text:p/>
            <text:p>黒板 ・ こくばん ・ blackboard</text:p>
            <text:p/>
            <text:p>板前 ・ いたまえ ・ chef esp. high-end Jap. cuisine , cook; kitchen area with chopping board</text:p>
            <text:p/>
            <text:p>溝板 ・ どぶいた ・ boards covering a drainage ditch</text:p>
            <text:p/>
            <text:p>板 ・ いた ・ board, plate</text:p>
            <text:p/>
            <text:p>鉄板 ・ てっぱん ・ iron plate</text:p>
            <text:p/>
            <text:p>板切れ ・ いたきれ ・ piece of wood, scrap lumber</text:p>
            <text:p/>
            <text:p>戸板 ・ といた ・ wooden door / shutte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925" calcext:value-type="float">
            <text:p>925</text:p>
          </table:table-cell>
          <table:table-cell table:style-name="ce8" office:value-type="string" calcext:value-type="string">
            <text:p>販</text:p>
          </table:table-cell>
          <table:table-cell table:style-name="ce12" office:value-type="string" calcext:value-type="string">
            <text:p>販売する ・ はんばいする ・ sell, market</text:p>
            <text:p/>
            <text:p>再販 ・ さいはん ・ resale</text:p>
            <text:p/>
            <text:p>自動販売機 ・ じどうはんばいき ・ vending machine</text:p>
            <text:p/>
            <text:p>市販 ・ しはん ・ marketing</text:p>
            <text:p/>
            <text:p>販路 ・ はんろ ・ market, outlet</text:p>
            <text:p/>
            <text:p>信販 ・ しんぱん ・ sales on credit</text:p>
            <text:p/>
            <text:p>自販 ・ じはん ・ automobile sale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26" calcext:value-type="float">
            <text:p>926</text:p>
          </table:table-cell>
          <table:table-cell table:style-name="ce8" office:value-type="string" calcext:value-type="string">
            <text:p>義</text:p>
          </table:table-cell>
          <table:table-cell table:style-name="ce12" office:value-type="string" calcext:value-type="string">
            <text:p>義父 ・ ぎふ ・ father-in-law; foster father, stepfather</text:p>
            <text:p/>
            <text:p>定義 ・ ていぎ ・ definition</text:p>
            <text:p/>
            <text:p>義理 ・ ぎり ・ sense of duty / honor, obligation, debt of gratitude; justice; courtesy</text:p>
            <text:p/>
            <text:p>義歯 ・ ぎし ・ artificial tooth, denture</text:p>
            <text:p/>
            <text:p>字義 ・ じぎ ・ character definition, meaning of a word / term</text:p>
            <text:p/>
            <text:p>講義 ・ こうぎ ・ lecture</text:p>
            <text:p/>
            <text:p>忠義 ・ ちゅうぎ ・ loyalty, fidelity, devotion</text:p>
            <text:p/>
            <text:p>義人 ・ ぎじん ・ righteous ma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27" calcext:value-type="float">
            <text:p>927</text:p>
          </table:table-cell>
          <table:table-cell table:style-name="ce8" office:value-type="string" calcext:value-type="string">
            <text:p>議</text:p>
          </table:table-cell>
          <table:table-cell table:style-name="ce12" office:value-type="string" calcext:value-type="string">
            <text:p>議院 ・ ぎいん ・ House, Diet Chamber</text:p>
            <text:p/>
            <text:p>議決 ・ ぎけつ ・ decision, resolution</text:p>
            <text:p/>
            <text:p>議会 ・ ぎかい ・ assembly, national assembly</text:p>
            <text:p/>
            <text:p>議員 ・ ぎいん ・ member of an assembly / Diet</text:p>
            <text:p/>
            <text:p>会議 ・ かいぎ ・ conference, meeting, council</text:p>
            <text:p/>
            <text:p>建議 ・ けんぎ ・ proposal, suggestion</text:p>
            <text:p/>
            <text:p>不思議な ・ ふしぎな ・ strange, mysterious, wonderful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928" calcext:value-type="float">
            <text:p>928</text:p>
          </table:table-cell>
          <table:table-cell table:style-name="ce8" office:value-type="string" calcext:value-type="string">
            <text:p>儀</text:p>
          </table:table-cell>
          <table:table-cell table:style-name="ce12" office:value-type="string" calcext:value-type="string">
            <text:p>儀式 ・ ぎしき ・ ceremony, rite, ritual</text:p>
            <text:p/>
            <text:p>行儀 ・ ぎょうぎ ・ manners, behavior</text:p>
            <text:p/>
            <text:p>礼儀正しい ・ れいぎただしい ・ polite</text:p>
            <text:p/>
            <text:p>礼儀 ・ れいぎ ・ etiquette, propriety, courtesy, manners</text:p>
            <text:p/>
            <text:p>葬儀 ・ そうぎ ・ funeral service / rites</text:p>
            <text:p/>
            <text:p>地球儀 ・ ちきゅうぎ ・ globe of the wor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29" calcext:value-type="float">
            <text:p>929</text:p>
          </table:table-cell>
          <table:table-cell table:style-name="ce8" office:value-type="string" calcext:value-type="string">
            <text:p>犠</text:p>
          </table:table-cell>
          <table:table-cell table:style-name="ce12" office:value-type="string" calcext:value-type="string">
            <text:p>犠牲 ・ ぎせい ・ sacrifice; victim</text:p>
            <text:p/>
            <text:p>犠打 ・ ぎだ ・ sacrifice batting baseball </text:p>
            <text:p/>
            <text:p>犠飛 ・ ぎひ ・ sacrifice fly baseball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30" calcext:value-type="float">
            <text:p>930</text:p>
          </table:table-cell>
          <table:table-cell table:style-name="ce8" office:value-type="string" calcext:value-type="string">
            <text:p>牲</text:p>
          </table:table-cell>
          <table:table-cell table:style-name="ce12" office:value-type="string" calcext:value-type="string">
            <text:p>犠牲 ・ ぎせい ・ sacrifice</text:p>
            <text:p/>
            <text:p>犠牲者 ・ ぎせいしゃ ・ victim</text:p>
            <text:p/>
            <text:p>自己犠牲 ・ じこぎせい ・ self-sacrifice; self-renuncia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31" calcext:value-type="float">
            <text:p>931</text:p>
          </table:table-cell>
          <table:table-cell table:style-name="ce8" office:value-type="string" calcext:value-type="string">
            <text:p>旨</text:p>
          </table:table-cell>
          <table:table-cell table:style-name="ce12" office:value-type="string" calcext:value-type="string">
            <text:p>要旨 ・ ようし ・ gist, summary, abstract; purport</text:p>
            <text:p/>
            <text:p>主旨 ・ しゅし ・ gist, main point, substance</text:p>
            <text:p/>
            <text:p>旨い ・ うまい ・ fortunate, splendid, promising; skillful, delicious</text:p>
            <text:p/>
            <text:p>旨 ・ むね ・ purport, gist</text:p>
            <text:p/>
            <text:p>宗旨 ・ しゅうし ・ sect tenets of a religious … </text:p>
            <text:p/>
            <text:p>本旨 ・ ほんし ・ main object, true aim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932" calcext:value-type="float">
            <text:p>932</text:p>
          </table:table-cell>
          <table:table-cell table:style-name="ce8" office:value-type="string" calcext:value-type="string">
            <text:p>指</text:p>
          </table:table-cell>
          <table:table-cell table:style-name="ce12" office:value-type="string" calcext:value-type="string">
            <text:p>指定する ・ していする ・ designate, appoint</text:p>
            <text:p/>
            <text:p>指す ・ さす ・ [vt] point with one's finger </text:p>
            <text:p/>
            <text:p>指し図 ・ さしず ・ directions</text:p>
            <text:p/>
            <text:p>目指す ・ めざす ・ aim for, have an eye on</text:p>
            <text:p/>
            <text:p>指示する ・ しじする ・ instruct; indicate, point to</text:p>
            <text:p/>
            <text:p>指 ・ ゆび ・ finger</text:p>
            <text:p/>
            <text:p>指の節 ・ ゆびのふし ・ knuckle</text:p>
            <text:p/>
            <text:p>指南 ・ しなん ・ instruction, teaching; instructor, teach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33" calcext:value-type="float">
            <text:p>933</text:p>
          </table:table-cell>
          <table:table-cell table:style-name="ce8" office:value-type="string" calcext:value-type="string">
            <text:p>揮</text:p>
          </table:table-cell>
          <table:table-cell table:style-name="ce12" office:value-type="string" calcext:value-type="string">
            <text:p>指揮者 ・ しきしゃ ・ conductor; commander</text:p>
            <text:p/>
            <text:p>指揮する ・ しきする ・ conduct; command</text:p>
            <text:p/>
            <text:p>発揮する ・ はっきする ・ display, demonstrate; put to us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934" calcext:value-type="float">
            <text:p>934</text:p>
          </table:table-cell>
          <table:table-cell table:style-name="ce8" office:value-type="string" calcext:value-type="string">
            <text:p>輝</text:p>
          </table:table-cell>
          <table:table-cell table:style-name="ce12" office:value-type="string" calcext:value-type="string">
            <text:p>輝く ・ かがやく ・ shine brilliantly, glitter, light up</text:p>
            <text:p/>
            <text:p>輝かしい ・ かがやかしい ・ bright, brilliant</text:p>
            <text:p/>
            <text:p>輝き渡る ・ かがやきわたる ・ shine out far and wide</text:p>
            <text:p/>
            <text:p>輝度 ・ きど ・ brightness</text:p>
            <text:p/>
            <text:p>輝輝 ・ きき ・ brilliance</text:p>
            <text:p/>
            <text:p>光輝有る ・ こうきある ・ shining, brilliant, glorious, splendi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935" calcext:value-type="float">
            <text:p>935</text:p>
          </table:table-cell>
          <table:table-cell table:style-name="ce8" office:value-type="string" calcext:value-type="string">
            <text:p>刺</text:p>
          </table:table-cell>
          <table:table-cell table:style-name="ce12" office:value-type="string" calcext:value-type="string">
            <text:p>名刺 ・ めいし ・ calling card</text:p>
            <text:p/>
            <text:p>虫に刺される ・ むしにさされる ・ be stung by an insect</text:p>
            <text:p/>
            <text:p>刺身 ・ さしみ ・ sliced raw flesh esp. of fish </text:p>
            <text:p/>
            <text:p>刺激 ・ しげき ・ stimulus; stimulation, excitation</text:p>
            <text:p/>
            <text:p>刺客 ・ しかく ・ assassin</text:p>
            <text:p/>
            <text:p>風刺 ・ ふうし ・ satire, sarcasm</text:p>
            <text:p/>
            <text:p>刺さる ・ ささる ・ [vi] stick, be stuck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936" calcext:value-type="float">
            <text:p>936</text:p>
          </table:table-cell>
          <table:table-cell table:style-name="ce8" office:value-type="string" calcext:value-type="string">
            <text:p>策</text:p>
          </table:table-cell>
          <table:table-cell table:style-name="ce12" office:value-type="string" calcext:value-type="string">
            <text:p>対策 ・ たいさく ・ countermeasure, counterplan</text:p>
            <text:p/>
            <text:p>方策 ・ ほうさく ・ plan, policy, scheme</text:p>
            <text:p/>
            <text:p>政策 ・ せいさく ・ policy, political measures</text:p>
            <text:p/>
            <text:p>施策 ・ しさく ・ enforcement of a policy</text:p>
            <text:p/>
            <text:p>万策 ・ ばんさく ・ all means / measures</text:p>
            <text:p/>
            <text:p>失策 ・ しっさく ・ blunder, slip, erro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937" calcext:value-type="float">
            <text:p>937</text:p>
          </table:table-cell>
          <table:table-cell table:style-name="ce8" office:value-type="string" calcext:value-type="string">
            <text:p>差</text:p>
          </table:table-cell>
          <table:table-cell table:style-name="ce12" office:value-type="string" calcext:value-type="string">
            <text:p>差す ・ さす ・ [vt] extend one's hand ; offer; hold an umbrella ; wear in one's belt or hair </text:p>
            <text:p/>
            <text:p>交差点 ・ こうさてん ・ crossing, intersection</text:p>
            <text:p/>
            <text:p>時差 ・ じさ ・ time difference</text:p>
            <text:p/>
            <text:p>格差 ・ かくさ ・ differential, disparity</text:p>
            <text:p/>
            <text:p>杯を差す ・ さかずきをさす ・ offer a cup of sake </text:p>
            <text:p/>
            <text:p>差し引き ・ さしひき ・ balance of an account ; ebb and flow</text:p>
            <text:p/>
            <text:p>差し支え ・ さしつかえ ・ hindrance, complications; objection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938" calcext:value-type="float">
            <text:p>938</text:p>
          </table:table-cell>
          <table:table-cell table:style-name="ce8" office:value-type="string" calcext:value-type="string">
            <text:p>着</text:p>
          </table:table-cell>
          <table:table-cell table:style-name="ce12" office:value-type="string" calcext:value-type="string">
            <text:p>駅に着く ・ えきにつく ・ arrive at the station</text:p>
            <text:p/>
            <text:p>着物 ・ きもの ・ clothes, kimono</text:p>
            <text:p/>
            <text:p>接着 ・ せっちゃく ・ adhesion, gluing</text:p>
            <text:p/>
            <text:p>着る ・ きる ・ [vi] put on clothes, dress, wear</text:p>
            <text:p/>
            <text:p>着信 ・ ちゃくしん ・ arrival of mail, phone call, … </text:p>
            <text:p/>
            <text:p>早朝の着 ・ そうちょうのちゃく ・ early morning arrival</text:p>
            <text:p/>
            <text:p>銀着せの ・ ぎんきせの ・ silver-plated</text:p>
            <text:p/>
            <text:p>席に着く ・ せきにつく ・ take a sea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939" calcext:value-type="float">
            <text:p>939</text:p>
          </table:table-cell>
          <table:table-cell table:style-name="ce8" office:value-type="string" calcext:value-type="string">
            <text:p>看</text:p>
          </table:table-cell>
          <table:table-cell table:style-name="ce12" office:value-type="string" calcext:value-type="string">
            <text:p>看板 ・ かんばん ・ signboard, sign</text:p>
            <text:p/>
            <text:p>看守 ・ かんしゅ ・ jailer, prison guard</text:p>
            <text:p/>
            <text:p>看病する ・ かんびょうする ・ nurse, care for</text:p>
            <text:p/>
            <text:p>看板 ・ かんばん ・ signboard, sign</text:p>
            <text:p/>
            <text:p>看破する ・ かんぱする ・ see through, penetrate, read so.’s thoughts </text:p>
            <text:p/>
            <text:p>看取する ・ かんしゅする ・ perceive, detect; see through</text:p>
            <text:p/>
            <text:p>看護婦 ・ かんごふ ・ nurs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40" calcext:value-type="float">
            <text:p>940</text:p>
          </table:table-cell>
          <table:table-cell table:style-name="ce8" office:value-type="string" calcext:value-type="string">
            <text:p>到</text:p>
          </table:table-cell>
          <table:table-cell table:style-name="ce12" office:value-type="string" calcext:value-type="string">
            <text:p>到着 ・ とうちゃく ・ arrival</text:p>
            <text:p/>
            <text:p>到る ・ いたる ・ [vi] arrive at, reach, come to</text:p>
            <text:p/>
            <text:p>到底 ・ とうてい ・ after all, in the long run</text:p>
            <text:p/>
            <text:p>到達 ・ とうたつ ・ arrival; attainment</text:p>
            <text:p/>
            <text:p>到来 ・ とうらい ・ arrival, advent</text:p>
            <text:p/>
            <text:p>殺到する ・ さっとうする ・ rush / pour in; descend on</text:p>
            <text:p/>
            <text:p>到頭 ・ とうとう ・ at last, after all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941" calcext:value-type="float">
            <text:p>941</text:p>
          </table:table-cell>
          <table:table-cell table:style-name="ce8" office:value-type="string" calcext:value-type="string">
            <text:p>倒</text:p>
          </table:table-cell>
          <table:table-cell table:style-name="ce12" office:value-type="string" calcext:value-type="string">
            <text:p>倒産 ・ とうさん ・ insolvency, bankruptcy; breech birth</text:p>
            <text:p/>
            <text:p>倒れる ・ たおれる ・ [vi] fall</text:p>
            <text:p/>
            <text:p>倒す ・ たおす ・ [vt] topple, bring down</text:p>
            <text:p/>
            <text:p>貸し倒れ ・ かしだおれ ・ irrecoverable debt</text:p>
            <text:p/>
            <text:p>圧倒する ・ あっとうする ・ overwhelm, overpower, crush</text:p>
            <text:p/>
            <text:p>卒倒する ・ そっとうする ・ faint, fall unconscious, swoon</text:p>
            <text:p/>
            <text:p>倒置 ・ とうち ・ turning upside down; [gram] inversion</text:p>
            <text:p/>
            <text:p>倒産 ・ とうさん ・ insolvency, bankruptcy; breech birth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42" calcext:value-type="float">
            <text:p>942</text:p>
          </table:table-cell>
          <table:table-cell table:style-name="ce8" office:value-type="string" calcext:value-type="string">
            <text:p>論</text:p>
          </table:table-cell>
          <table:table-cell table:style-name="ce12" office:value-type="string" calcext:value-type="string">
            <text:p>論じる ・ ろんじる ・ [vt] argue, discuss</text:p>
            <text:p/>
            <text:p>世論 ・ よろん ・ public opinion</text:p>
            <text:p/>
            <text:p>結論 ・ けつろん ・ conclusion</text:p>
            <text:p/>
            <text:p>議論 ・ ぎろん ・ argument, discussion</text:p>
            <text:p/>
            <text:p>論争する ・ ろんそうする ・ dispute, argue</text:p>
            <text:p/>
            <text:p>論説 ・ ろんせつ ・ discourse, dissertation; editorial</text:p>
            <text:p/>
            <text:p>進化論 ・ しんかろん ・ theory of evolution</text:p>
            <text:p/>
            <text:p>論外な ・ ろんがいな ・ out of the question, beside the poin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43" calcext:value-type="float">
            <text:p>943</text:p>
          </table:table-cell>
          <table:table-cell table:style-name="ce8" office:value-type="string" calcext:value-type="string">
            <text:p>倫</text:p>
          </table:table-cell>
          <table:table-cell table:style-name="ce12" office:value-type="string" calcext:value-type="string">
            <text:p>倫理 ・ りんり ・ ethics, morals, code of conduct</text:p>
            <text:p/>
            <text:p>倫理的 ・ りんりてき ・ ethical</text:p>
            <text:p/>
            <text:p>倫理学 ・ りんりがく ・ ethics, moral philosophy</text:p>
            <text:p/>
            <text:p>不倫な ・ ふりんな ・ immoral, illicit</text:p>
            <text:p/>
            <text:p>人倫 ・ じんりん ・ humanity, morality; human relations</text:p>
            <text:p/>
            <text:p>破倫 ・ はりん ・ immorality; incest</text:p>
            <text:p/>
            <text:p>映倫 ・ えいりん ・ Motion Picture Code of Ethics Committe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944" calcext:value-type="float">
            <text:p>944</text:p>
          </table:table-cell>
          <table:table-cell table:style-name="ce8" office:value-type="string" calcext:value-type="string">
            <text:p>輪</text:p>
          </table:table-cell>
          <table:table-cell table:style-name="ce12" office:value-type="string" calcext:value-type="string">
            <text:p>車輪 ・ しゃりん ・ wheel</text:p>
            <text:p/>
            <text:p>指輪 ・ ゆびわ ・ ring finger </text:p>
            <text:p/>
            <text:p>駐輪場 ・ ちゅうりんじょう ・ bicycle parking lot</text:p>
            <text:p/>
            <text:p>輪 ・ わ ・ circle, ring; wheel</text:p>
            <text:p/>
            <text:p>年輪 ・ ねんりん ・ annual ring, growth ring</text:p>
            <text:p/>
            <text:p>輪形の ・ りんけいの ・ ring-shaped, circula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45" calcext:value-type="float">
            <text:p>945</text:p>
          </table:table-cell>
          <table:table-cell table:style-name="ce8" office:value-type="string" calcext:value-type="string">
            <text:p>輸</text:p>
          </table:table-cell>
          <table:table-cell table:style-name="ce12" office:value-type="string" calcext:value-type="string">
            <text:p>輸出 ・ ゆしゅつ ・ export(ation)</text:p>
            <text:p/>
            <text:p>輸入 ・ ゆにゅう ・ import(ation)</text:p>
            <text:p/>
            <text:p>運輸 ・ うんゆ ・ transport(ation), conveyance</text:p>
            <text:p/>
            <text:p>禁輸 ・ きんゆ ・ embargo</text:p>
            <text:p/>
            <text:p>輸血 ・ ゆけつ ・ blood transfusion</text:p>
            <text:p/>
            <text:p>輸銀 ・ ゆぎん ・ import-export bank</text:p>
            <text:p/>
            <text:p>輸送する ・ ゆそうする ・ transport, convey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946" calcext:value-type="float">
            <text:p>946</text:p>
          </table:table-cell>
          <table:table-cell table:style-name="ce8" office:value-type="string" calcext:value-type="string">
            <text:p>諭</text:p>
          </table:table-cell>
          <table:table-cell table:style-name="ce12" office:value-type="string" calcext:value-type="string">
            <text:p>諭す ・ さとす ・ [vt] admonish, instruct</text:p>
            <text:p/>
            <text:p>諭旨 ・ ゆし ・ suggestion / instruction officially to a subordinate </text:p>
            <text:p/>
            <text:p>教諭 ・ きょうゆ ・ teacher, instructor</text:p>
            <text:p/>
            <text:p>説諭 ・ せつゆ ・ admonition, reproof</text:p>
            <text:p/>
            <text:p>諭し ・ さとし ・ guidance, admonition</text:p>
            <text:p/>
            <text:p>教え諭す ・ おしえさとす ・ give guidanc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947" calcext:value-type="float">
            <text:p>947</text:p>
          </table:table-cell>
          <table:table-cell table:style-name="ce8" office:value-type="string" calcext:value-type="string">
            <text:p>愉</text:p>
          </table:table-cell>
          <table:table-cell table:style-name="ce12" office:value-type="string" calcext:value-type="string">
            <text:p>愉快な ・ ゆかいな ・ pleasant, delightful, joyful</text:p>
            <text:p/>
            <text:p>不愉快な ・ ふゆかいな ・ unpleasant, disagreeable, cheerless</text:p>
            <text:p/>
            <text:p>愉悦 ・ ゆえつ ・ joy</text:p>
            <text:p/>
            <text:p>愉色 ・ ゆしょく ・ pleased look, cheerful expression</text:p>
            <text:p/>
            <text:p>愉楽 ・ ゆらく ・ pleasure, jo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948" calcext:value-type="float">
            <text:p>948</text:p>
          </table:table-cell>
          <table:table-cell table:style-name="ce8" office:value-type="string" calcext:value-type="string">
            <text:p>癒</text:p>
          </table:table-cell>
          <table:table-cell table:style-name="ce12" office:value-type="string" calcext:value-type="string">
            <text:p>平癒 ・ へいゆ ・ full recovery, restoration to health</text:p>
            <text:p/>
            <text:p>癒す ・ いやす ・ [vt] heal, soothe poetic </text:p>
            <text:p/>
            <text:p>癒える ・ いえる ・ [vi] be healed, soothed poetic </text:p>
            <text:p/>
            <text:p>心の癒し ・ こころのいやし ・ healing / soothing of the mind </text:p>
            <text:p/>
            <text:p>病を癒やす ・ やまいをいやす ・ cure an illness / disease</text:p>
            <text:p/>
            <text:p>治癒 ・ ちゆ ・ healing, cure, recovery</text:p>
            <text:p/>
            <text:p>癒着 ・ ゆちゃく ・ adhesion, conglutination; connection, collusi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49" calcext:value-type="float">
            <text:p>949</text:p>
          </table:table-cell>
          <table:table-cell table:style-name="ce8" office:value-type="string" calcext:value-type="string">
            <text:p>台</text:p>
          </table:table-cell>
          <table:table-cell table:style-name="ce12" office:value-type="string" calcext:value-type="string">
            <text:p>台所 ・ だいどころ ・ kitchen</text:p>
            <text:p/>
            <text:p>自動車十台 ・ じどうしゃじゅうだい ・ ten cars</text:p>
            <text:p/>
            <text:p>日台 ・ にったい ・ Japan &amp; Taiwan, Jap.-Taiwanese</text:p>
            <text:p/>
            <text:p>台座 ・ だいざ ・ pedestal, stand, base</text:p>
            <text:p/>
            <text:p>見張り台 ・ みはりだい ・ lookout</text:p>
            <text:p/>
            <text:p>灯台 ・ とうだい ・ lighthouse; oil-lamp stand</text:p>
            <text:p/>
            <text:p>台無しになる ・ だいなしになる ・ come to nothing, be spoile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50" calcext:value-type="float">
            <text:p>950</text:p>
          </table:table-cell>
          <table:table-cell table:style-name="ce8" office:value-type="string" calcext:value-type="string">
            <text:p>治</text:p>
          </table:table-cell>
          <table:table-cell table:style-name="ce12" office:value-type="string" calcext:value-type="string">
            <text:p>政治 ・ せいじ ・ gov't, politics, administration</text:p>
            <text:p/>
            <text:p>国を治める ・ くにをおさめる ・ govern a country, manage a state</text:p>
            <text:p/>
            <text:p>病気が治った ・ びょうきがなおった ・ an illness was cured</text:p>
            <text:p/>
            <text:p>治安 ・ ちあん ・ public peace &amp; order</text:p>
            <text:p/>
            <text:p>治癒 ・ ちゆ ・ healing, cure, recovery</text:p>
            <text:p/>
            <text:p>治下の ・ ちかの ・ under the rule of</text:p>
            <text:p/>
            <text:p>治まる ・ おさまる ・ [vi] be in peace, governed well; be cured, relieved of pain </text:p>
            <text:p/>
            <text:p>治る ・ なおる ・ [vi] be cured, get well, recov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51" calcext:value-type="float">
            <text:p>951</text:p>
          </table:table-cell>
          <table:table-cell table:style-name="ce8" office:value-type="string" calcext:value-type="string">
            <text:p>冶</text:p>
          </table:table-cell>
          <table:table-cell table:style-name="ce12" office:value-type="string" calcext:value-type="string">
            <text:p>冶金 ・ やきん ・ metallurgy</text:p>
            <text:p/>
            <text:p>鍛冶¹ ・ かじ ・ forging; smith</text:p>
            <text:p/>
            <text:p>鍛冶² ・ たんや ・ forging; smith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952" calcext:value-type="float">
            <text:p>952</text:p>
          </table:table-cell>
          <table:table-cell table:style-name="ce8" office:value-type="string" calcext:value-type="string">
            <text:p>療</text:p>
          </table:table-cell>
          <table:table-cell table:style-name="ce12" office:value-type="string" calcext:value-type="string">
            <text:p>治療する ・ ちりょうする ・ treat, cure</text:p>
            <text:p/>
            <text:p>医療 ・ いりょう ・ medical treatment / care</text:p>
            <text:p/>
            <text:p>療法 ・ りょうほう ・ method of treatment, remedy</text:p>
            <text:p/>
            <text:p>施療 ・ せりょう ・ gratuitous treatment, free medical treatment</text:p>
            <text:p/>
            <text:p>物療 ・ ぶつりょう ・ physiotherapy, physical treatment</text:p>
            <text:p/>
            <text:p>療養中 ・ りょうようちゅう ・ under medical care, in recuperatio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953" calcext:value-type="float">
            <text:p>953</text:p>
          </table:table-cell>
          <table:table-cell table:style-name="ce8" office:value-type="string" calcext:value-type="string">
            <text:p>僚</text:p>
          </table:table-cell>
          <table:table-cell table:style-name="ce12" office:value-type="string" calcext:value-type="string">
            <text:p>同僚 ・ どうりょう ・ colleague, associate, fellow official</text:p>
            <text:p/>
            <text:p>官僚 ・ かんりょう ・ government official[s]; bureaucracy, officialdom</text:p>
            <text:p/>
            <text:p>僚友 ・ りょうゆう ・ comrade, colleague, fellow worker</text:p>
            <text:p/>
            <text:p>閣僚 ・ かくりょう ・ cabinet members</text:p>
            <text:p/>
            <text:p>幕僚 ・ ばくりょう ・ staff (officer)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54" calcext:value-type="float">
            <text:p>954</text:p>
          </table:table-cell>
          <table:table-cell table:style-name="ce8" office:value-type="string" calcext:value-type="string">
            <text:p>瞭</text:p>
          </table:table-cell>
          <table:table-cell table:style-name="ce12" office:value-type="string" calcext:value-type="string">
            <text:p>明瞭な ・ めいりょうな ・ clear, plain, lucid</text:p>
            <text:p/>
            <text:p>一目瞭然の ・ いちもくりょうぜんの ・ quite obvious, as clear as day</text:p>
            <text:p/>
            <text:p>明瞭度 ・ めいりょうど ・ articulation telecomm.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55" calcext:value-type="float">
            <text:p>955</text:p>
          </table:table-cell>
          <table:table-cell table:style-name="ce8" office:value-type="string" calcext:value-type="string">
            <text:p>寮</text:p>
          </table:table-cell>
          <table:table-cell table:style-name="ce12" office:value-type="string" calcext:value-type="string">
            <text:p>学生寮 ・ がくせいりょう ・ student dormitory</text:p>
            <text:p/>
            <text:p>寮に住む ・ りょうにすむ ・ live in a dormitory</text:p>
            <text:p/>
            <text:p>独身寮 ・ どくしんりょう ・ company dormitory for unmarried employees </text:p>
            <text:p/>
            <text:p>寮母 ・ りょうぼ ・ matron of a dormitory</text:p>
            <text:p/>
            <text:p>寮歌 ・ りょうか ・ dormitory song</text:p>
            <text:p/>
            <text:p>工員寮 ・ こういんりょう ・ dormitory for factory worker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56" calcext:value-type="float">
            <text:p>956</text:p>
          </table:table-cell>
          <table:table-cell table:style-name="ce8" office:value-type="string" calcext:value-type="string">
            <text:p>始</text:p>
          </table:table-cell>
          <table:table-cell table:style-name="ce12" office:value-type="string" calcext:value-type="string">
            <text:p>始める ・ はじめる ・ [vt] begin, start, originate; embark on</text:p>
            <text:p/>
            <text:p>開始する ・ かいしする ・ begin, commence, open</text:p>
            <text:p/>
            <text:p>始まり ・ はじまり ・ beginning</text:p>
            <text:p/>
            <text:p>原始的な ・ げんしてきな ・ primitive, primeval</text:p>
            <text:p/>
            <text:p>始動 ・ しどう ・ starting machines </text:p>
            <text:p/>
            <text:p>始末する ・ しまつする ・ manage, deal with, dispose of; put in order</text:p>
            <text:p/>
            <text:p>始まらない ・ はじまらない ・ it’s no us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957" calcext:value-type="float">
            <text:p>957</text:p>
          </table:table-cell>
          <table:table-cell table:style-name="ce8" office:value-type="string" calcext:value-type="string">
            <text:p>終</text:p>
          </table:table-cell>
          <table:table-cell table:style-name="ce12" office:value-type="string" calcext:value-type="string">
            <text:p>終わる ・ おわる ・ [vi] end, finish</text:p>
            <text:p/>
            <text:p>終わり頃 ・ おわりごろ ・ toward the end</text:p>
            <text:p/>
            <text:p>終始 ・ しゅうし ・ from beginning to end, always</text:p>
            <text:p/>
            <text:p>始終 ・ しじゅう ・ from beginning to end, at all times</text:p>
            <text:p/>
            <text:p>課程を終える ・ かていをおえる ・ finish a course</text:p>
            <text:p/>
            <text:p>最終 ・ さいしゅう ・ last, the end; final</text:p>
            <text:p/>
            <text:p>終点 ・ しゅうてん ・ last stop, terminus</text:p>
            <text:p/>
            <text:p>し終える ・ しおえる ・ [vt] finish doing sth.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58" calcext:value-type="float">
            <text:p>958</text:p>
          </table:table-cell>
          <table:table-cell table:style-name="ce8" office:value-type="string" calcext:value-type="string">
            <text:p>了</text:p>
          </table:table-cell>
          <table:table-cell table:style-name="ce12" office:value-type="string" calcext:value-type="string">
            <text:p>終了する ・ しゅうりょうする ・ end, complete; expire</text:p>
            <text:p/>
            <text:p>了解 ・ りょうかい ・ understanding; consent</text:p>
            <text:p/>
            <text:p>了知する ・ りょうちする ・ know, understand, appreciate</text:p>
            <text:p/>
            <text:p>了承する ・ りょうしょうする ・ acknowledge, understand, note</text:p>
            <text:p/>
            <text:p>満了する ・ まんりょうする ・ expire, become due</text:p>
            <text:p/>
            <text:p>修了 ・ しゅうりょう ・ completion of a course </text:p>
            <text:p/>
            <text:p>議了する ・ ぎりょうする ・ finish discussion, close a debat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959" calcext:value-type="float">
            <text:p>959</text:p>
          </table:table-cell>
          <table:table-cell table:style-name="ce8" office:value-type="string" calcext:value-type="string">
            <text:p>承</text:p>
          </table:table-cell>
          <table:table-cell table:style-name="ce12" office:value-type="string" calcext:value-type="string">
            <text:p>了承 ・ りょうしょう ・ acknowledgement, understanding</text:p>
            <text:p/>
            <text:p>承る ・ うけたまわる ・ [humble] hear, listen to, be told</text:p>
            <text:p/>
            <text:p>承りましょう ・ うけたまわりましょう ・ I’ll listen to you respectfully</text:p>
            <text:p/>
            <text:p>承知する ・ しょうちする ・ consent / agree to; permit; forgive; know, understand</text:p>
            <text:p/>
            <text:p>承継 ・ しょうけい ・ succession</text:p>
            <text:p/>
            <text:p>継承する ・ けいしょうする ・ succeed / accede to, inherit</text:p>
            <text:p/>
            <text:p>伝承 ・ でんしょう ・ tradition, legend</text:p>
            <text:p/>
            <text:p>承れば ・ うけたまわれば ・ from what I am tol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960" calcext:value-type="float">
            <text:p>960</text:p>
          </table:table-cell>
          <table:table-cell table:style-name="ce8" office:value-type="string" calcext:value-type="string">
            <text:p>蒸</text:p>
          </table:table-cell>
          <table:table-cell table:style-name="ce12" office:value-type="string" calcext:value-type="string">
            <text:p>蒸発 ・ じょうはつ ・ evaporation, volatilization; mysterious disappearance</text:p>
            <text:p/>
            <text:p>蒸す ・ むす ・ [vt] steam, poultice; be stuffy</text:p>
            <text:p/>
            <text:p>蒸らす ・ むらす ・ [vt] cook by steam</text:p>
            <text:p/>
            <text:p>蒸気 ・ じょうき ・ steam, vapor</text:p>
            <text:p/>
            <text:p>蒸散 ・ じょうさん ・ transpiration</text:p>
            <text:p/>
            <text:p>蒸留 ・ じょうりゅう ・ distillation</text:p>
            <text:p/>
            <text:p>蒸し菓子 ・ むしがし ・ steamed cake</text:p>
            <text:p/>
            <text:p>蒸れる ・ むれる ・ [vi] be steamed to the proper degree ; be stuff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961" calcext:value-type="float">
            <text:p>961</text:p>
          </table:table-cell>
          <table:table-cell table:style-name="ce8" office:value-type="string" calcext:value-type="string">
            <text:p>舞</text:p>
          </table:table-cell>
          <table:table-cell table:style-name="ce12" office:value-type="string" calcext:value-type="string">
            <text:p>舞台 ・ ぶたい ・ stage</text:p>
            <text:p/>
            <text:p>舞を舞う ・ まいをまう ・ perform a dance</text:p>
            <text:p/>
            <text:p>舞曲 ・ ぶきょく ・ dance music, music and dancing</text:p>
            <text:p/>
            <text:p>見舞う ・ みまう ・ [vt] ask for, visit a sick person </text:p>
            <text:p/>
            <text:p>舞 ・ まい ・ a dance</text:p>
            <text:p/>
            <text:p>舞う ・ まう ・ [vi] dance, perform a dance</text:p>
            <text:p/>
            <text:p>振る舞う ・ ふるまう ・ [vt] behave oneself; entertain, treat</text:p>
            <text:p/>
            <text:p>舞い上がる ・ まいあがる ・ soar, fly high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62" calcext:value-type="float">
            <text:p>962</text:p>
          </table:table-cell>
          <table:table-cell table:style-name="ce8" office:value-type="string" calcext:value-type="string">
            <text:p>隣</text:p>
          </table:table-cell>
          <table:table-cell table:style-name="ce12" office:value-type="string" calcext:value-type="string">
            <text:p>隣人 ・ りんじん ・ neighbor</text:p>
            <text:p/>
            <text:p>隣り合う ・ となりあう ・ adjoin, be next door to each other</text:p>
            <text:p/>
            <text:p>隣る ・ となる ・ adjoin, neighbor</text:p>
            <text:p/>
            <text:p>隣接する ・ りんせつする ・ neighbor, adjoin, be adjacent to</text:p>
            <text:p/>
            <text:p>隣 ・ となり ・ next door; people next door</text:p>
            <text:p/>
            <text:p>近隣 ・ きんりん ・ neighborhood</text:p>
            <text:p/>
            <text:p>隣近所 ・ となりきんじょ ・ neighborhoo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63" calcext:value-type="float">
            <text:p>963</text:p>
          </table:table-cell>
          <table:table-cell table:style-name="ce8" office:value-type="string" calcext:value-type="string">
            <text:p>瞬</text:p>
          </table:table-cell>
          <table:table-cell table:style-name="ce12" office:value-type="string" calcext:value-type="string">
            <text:p>瞬間 ・ しゅんかん ・ instant, moment, second</text:p>
            <text:p/>
            <text:p>瞬く ・ またたく ・ [vt] wink, blink; twinkle, flicker</text:p>
            <text:p/>
            <text:p>瞬き ・ またたき ・ wink; twinkle of stars </text:p>
            <text:p/>
            <text:p>瞬時 ・ しゅんじ ・ instant, moment; minute</text:p>
            <text:p/>
            <text:p>一瞬 ・ いっしゅん ・ instant, moment</text:p>
            <text:p/>
            <text:p>瞬く間に ・ またたくまに ・ in the twinkling of an ey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964" calcext:value-type="float">
            <text:p>964</text:p>
          </table:table-cell>
          <table:table-cell table:style-name="ce8" office:value-type="string" calcext:value-type="string">
            <text:p>夢</text:p>
          </table:table-cell>
          <table:table-cell table:style-name="ce12" office:value-type="string" calcext:value-type="string">
            <text:p>悪夢 ・ あくむ ・ nightmare, bad dream</text:p>
            <text:p/>
            <text:p>夢を見る ・ ゆめをみる ・ dream, have a dream</text:p>
            <text:p/>
            <text:p>夢枕に ・ ゆめまくらに ・ in a dream</text:p>
            <text:p/>
            <text:p>夢想 ・ むそう ・ dream, vision; daydream</text:p>
            <text:p/>
            <text:p>夢中で ・ むちゅうで ・ as if in a dream; madly, like crazy; intently</text:p>
            <text:p/>
            <text:p>白昼夢 ・ はくちゅうむ ・ waking dream</text:p>
            <text:p/>
            <text:p>夢想家 ・ むそうか ・ dreamer</text:p>
            <text:p/>
            <text:p>正夢 ・ まさゆめ ・ dream which comes true, prophetic dream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965" calcext:value-type="float">
            <text:p>965</text:p>
          </table:table-cell>
          <table:table-cell table:style-name="ce8" office:value-type="string" calcext:value-type="string">
            <text:p>枝</text:p>
          </table:table-cell>
          <table:table-cell table:style-name="ce12" office:value-type="string" calcext:value-type="string">
            <text:p>枝葉 ・ しよう¹ えだは² ・ branches and leaves; minor details</text:p>
            <text:p/>
            <text:p>枝 ・ えだ ・ branch</text:p>
            <text:p/>
            <text:p>枝折り ・ しおり ・ bookmark; guidebook</text:p>
            <text:p/>
            <text:p>枝切り ・ えだきり ・ pruning</text:p>
            <text:p/>
            <text:p>枝豆 ・ えだまめ ・ green soybeans, edamame</text:p>
            <text:p/>
            <text:p>枝垂れ桜 ・ しだれざくら ・ weeping cherry</text:p>
            <text:p/>
            <text:p>楊枝 ・ ようじ ・ tooth pick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66" calcext:value-type="float">
            <text:p>966</text:p>
          </table:table-cell>
          <table:table-cell table:style-name="ce8" office:value-type="string" calcext:value-type="string">
            <text:p>技</text:p>
          </table:table-cell>
          <table:table-cell table:style-name="ce12" office:value-type="string" calcext:value-type="string">
            <text:p>技師 ・ ぎし ・ engineer, technician</text:p>
            <text:p/>
            <text:p>得意技 ・ とくいわざ ・ one's special talent / skill; signature move</text:p>
            <text:p/>
            <text:p>演技 ・ えんぎ ・ acting, performance</text:p>
            <text:p/>
            <text:p>技 ・ わざ ・ skill, technique</text:p>
            <text:p/>
            <text:p>技量 ・ ぎりょう ・ skill, ability, capacity</text:p>
            <text:p/>
            <text:p>実技 ・ じつぎ ・ practical technique / skill</text:p>
            <text:p/>
            <text:p>技を磨く ・ わざをみがく ・ improve one’s skill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67" calcext:value-type="float">
            <text:p>967</text:p>
          </table:table-cell>
          <table:table-cell table:style-name="ce8" office:value-type="string" calcext:value-type="string">
            <text:p>伎</text:p>
          </table:table-cell>
          <table:table-cell table:style-name="ce12" office:value-type="string" calcext:value-type="string">
            <text:p>歌舞伎 ・ かぶき ・ Japanese classical drama</text:p>
            <text:p/>
            <text:p>伎楽 ・ ぎがく ・ ancient mask show</text:p>
            <text:p/>
            <text:p>伎倆 ・ ぎりょう ・ skill, ability, capacit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68" calcext:value-type="float">
            <text:p>968</text:p>
          </table:table-cell>
          <table:table-cell table:style-name="ce8" office:value-type="string" calcext:value-type="string">
            <text:p>岐</text:p>
          </table:table-cell>
          <table:table-cell table:style-name="ce12" office:value-type="string" calcext:value-type="string">
            <text:p>分岐点 ・ ぶんきてん ・ junction, forking</text:p>
            <text:p/>
            <text:p>多岐 ・ たき ・ many branches [divergences] </text:p>
            <text:p/>
            <text:p>岐路 ・ きろ ・ forked road, crossroa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969" calcext:value-type="float">
            <text:p>969</text:p>
          </table:table-cell>
          <table:table-cell table:style-name="ce8" office:value-type="string" calcext:value-type="string">
            <text:p>峠</text:p>
          </table:table-cell>
          <table:table-cell table:style-name="ce12" office:value-type="string" calcext:value-type="string">
            <text:p>峠 ・ とうげ ・ mountain pass</text:p>
            <text:p/>
            <text:p>峠道 ・ とうげみち ・ mountain pass road</text:p>
            <text:p/>
            <text:p>峠越え ・ とうげごえ ・ crossing a mountain pass</text:p>
            <text:p/>
            <text:p>峠を越える ・ とうげをこえる ・ cross a pass, pass over the peak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970" calcext:value-type="float">
            <text:p>970</text:p>
          </table:table-cell>
          <table:table-cell table:style-name="ce8" office:value-type="string" calcext:value-type="string">
            <text:p>阜</text:p>
          </table:table-cell>
          <table:table-cell table:style-name="ce12" office:value-type="string" calcext:value-type="string">
            <text:p>岐阜 ・ ぎふ ・ Gifu city and prefecture </text:p>
            <text:p/>
            <text:p>陰阜 ・ いんふ ・ mons veneris / pubi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71" calcext:value-type="float">
            <text:p>971</text:p>
          </table:table-cell>
          <table:table-cell table:style-name="ce8" office:value-type="string" calcext:value-type="string">
            <text:p>急</text:p>
          </table:table-cell>
          <table:table-cell table:style-name="ce12" office:value-type="string" calcext:value-type="string">
            <text:p>急な ・ きゅうな ・ urgent; hasty; sudden; steep</text:p>
            <text:p/>
            <text:p>急ぐ ・ いそぐ ・ [vi] hurry, hasten</text:p>
            <text:p/>
            <text:p>急ぎの ・ いそぎの ・ hurried, hasty; pressing, urgent</text:p>
            <text:p/>
            <text:p>至急に ・ しきゅうに ・ urgently, with all haste, at once</text:p>
            <text:p/>
            <text:p>急行 ・ きゅうこう ・ express train / bus ; going in a hurry</text:p>
            <text:p/>
            <text:p>急病 ・ きゅうびょう ・ sudden illness</text:p>
            <text:p/>
            <text:p>急性の ・ きゅうせいの ・ acute</text:p>
            <text:p/>
            <text:p>急所 ・ きゅうしょ ・ vital part; vital point, tender spo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72" calcext:value-type="float">
            <text:p>972</text:p>
          </table:table-cell>
          <table:table-cell table:style-name="ce8" office:value-type="string" calcext:value-type="string">
            <text:p>争</text:p>
          </table:table-cell>
          <table:table-cell table:style-name="ce12" office:value-type="string" calcext:value-type="string">
            <text:p>争う ・ あらそう ・ [vi] compete, fight, struggle; dispute, argue</text:p>
            <text:p/>
            <text:p>争い ・ あらそい ・ dispute, struggle</text:p>
            <text:p/>
            <text:p>争われない ・ あらそわれない ・ indisputable</text:p>
            <text:p/>
            <text:p>論争 ・ ろんそう ・ point of contention, issue</text:p>
            <text:p/>
            <text:p>争議 ・ そうぎ ・ dispute, strike</text:p>
            <text:p/>
            <text:p>争点 ・ そうてん ・ point of contention, issue</text:p>
            <text:p/>
            <text:p>戦争 ・ せんそう ・ war, battle</text:p>
            <text:p/>
            <text:p>言い争い ・ いいあらそい ・ dispute, quarrel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973" calcext:value-type="float">
            <text:p>973</text:p>
          </table:table-cell>
          <table:table-cell table:style-name="ce8" office:value-type="string" calcext:value-type="string">
            <text:p>情</text:p>
          </table:table-cell>
          <table:table-cell table:style-name="ce12" office:value-type="string" calcext:value-type="string">
            <text:p>表情 ・ ひょうじょう ・ expression, look</text:p>
            <text:p/>
            <text:p>情け無い ・ なさけない ・ unfeeling, cruel; pitiful, wretched; shameful</text:p>
            <text:p/>
            <text:p>事情 ・ じじょう ・ circumstances, situation, conditions</text:p>
            <text:p/>
            <text:p>情の籠もった ・ じょうのこもった ・ sympathetic, warmhearted</text:p>
            <text:p/>
            <text:p>情けを交わす ・ なさけをかわす ・ have sexual intercourse</text:p>
            <text:p/>
            <text:p>同情 ・ どうじょう ・ sympathy, compassion</text:p>
            <text:p/>
            <text:p>激情 ・ げきじょう ・ violent emotion, passion</text:p>
            <text:p/>
            <text:p>強情な ・ ごうじょうな ・ obstinate, headstrong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74" calcext:value-type="float">
            <text:p>974</text:p>
          </table:table-cell>
          <table:table-cell table:style-name="ce8" office:value-type="string" calcext:value-type="string">
            <text:p>清</text:p>
          </table:table-cell>
          <table:table-cell table:style-name="ce12" office:value-type="string" calcext:value-type="string">
            <text:p>清書 ・ せいしょ ・ fair / clean copy</text:p>
            <text:p/>
            <text:p>清まる ・ きよまる ・ [vi] be cleansed</text:p>
            <text:p/>
            <text:p>清め ・ きよめ ・ purification, ablution</text:p>
            <text:p/>
            <text:p>血清 ・ けっせい ・ serum</text:p>
            <text:p/>
            <text:p>清教徒 ・ せいきょうと ・ Puritan</text:p>
            <text:p/>
            <text:p>心が清まる ・ こころがきよまる ・ feel purified</text:p>
            <text:p/>
            <text:p>清算 ・ せいさん ・ settlement, liquidation; clearing off </text:p>
            <text:p/>
            <text:p>清水 ・ しみず ・ spring water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975" calcext:value-type="float">
            <text:p>975</text:p>
          </table:table-cell>
          <table:table-cell table:style-name="ce8" office:value-type="string" calcext:value-type="string">
            <text:p>晴</text:p>
          </table:table-cell>
          <table:table-cell table:style-name="ce12" office:value-type="string" calcext:value-type="string">
            <text:p>晴天 ・ せいてん ・ fine weather, cloudless sky</text:p>
            <text:p/>
            <text:p>晴れる ・ はれる ・ [vi] clear up</text:p>
            <text:p/>
            <text:p>晴らす ・ はらす ・ [vt] dispel doubts or gloom , clear away</text:p>
            <text:p/>
            <text:p>気晴らし ・ きばらし ・ diversion, relaxation</text:p>
            <text:p/>
            <text:p>晴れの日 ・ はれのひ ・ fine day; formal occasion</text:p>
            <text:p/>
            <text:p>晴雨計 ・ せいうけい ・ barometer</text:p>
            <text:p/>
            <text:p>晴曇 ・ せいどん ・ fine and cloudy weather</text:p>
            <text:p/>
            <text:p>気晴らし ・ きばらし ・ diversion, relaxa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76" calcext:value-type="float">
            <text:p>976</text:p>
          </table:table-cell>
          <table:table-cell table:style-name="ce8" office:value-type="string" calcext:value-type="string">
            <text:p>精</text:p>
          </table:table-cell>
          <table:table-cell table:style-name="ce12" office:value-type="string" calcext:value-type="string">
            <text:p>精神 ・ せいしん ・ spirit; mind, soul; motive</text:p>
            <text:p/>
            <text:p>精精 ・ せいぜい ・ with all one’s might; at most / best</text:p>
            <text:p/>
            <text:p>精気 ・ せいき ・ spirit, energy, essence</text:p>
            <text:p/>
            <text:p>精油 ・ せいゆ ・ refined oil; essence</text:p>
            <text:p/>
            <text:p>精液 ・ せいえき ・ semen, sperm</text:p>
            <text:p/>
            <text:p>精製 ・ せいせい ・ refining; careful manufacture</text:p>
            <text:p/>
            <text:p>精算 ・ せいさん ・ exact calculation; settlement of accounts</text:p>
            <text:p/>
            <text:p>精通する ・ せいつうする ・ be well versed in, have thorough knowledge of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977" calcext:value-type="float">
            <text:p>977</text:p>
          </table:table-cell>
          <table:table-cell table:style-name="ce8" office:value-type="string" calcext:value-type="string">
            <text:p>請</text:p>
          </table:table-cell>
          <table:table-cell table:style-name="ce12" office:value-type="string" calcext:value-type="string">
            <text:p>請う ・ こう ・ [vt] ask, request, beg</text:p>
            <text:p/>
            <text:p>請ける ・ うける ・ [vt] undertake</text:p>
            <text:p/>
            <text:p>申請 ・ しんせい ・ application, petition, request</text:p>
            <text:p/>
            <text:p>普請 ・ ふしん ・ building, construction</text:p>
            <text:p/>
            <text:p>請願 ・ せいがん ・ petition</text:p>
            <text:p/>
            <text:p>要請する ・ ようせいする ・ request, demand</text:p>
            <text:p/>
            <text:p>寄付を請う ・ きふをこう ・ solicit donations</text:p>
            <text:p/>
            <text:p>下請け ・ したうけ ・ subcontrac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78" calcext:value-type="float">
            <text:p>978</text:p>
          </table:table-cell>
          <table:table-cell table:style-name="ce8" office:value-type="string" calcext:value-type="string">
            <text:p>静</text:p>
          </table:table-cell>
          <table:table-cell table:style-name="ce12" office:value-type="string" calcext:value-type="string">
            <text:p>冷静な ・ れいせいな ・ cool, calm, dispassionate</text:p>
            <text:p/>
            <text:p>静かな ・ しずかな ・ quiet, still; tranquil</text:p>
            <text:p/>
            <text:p>静けさ ・ しずけさ ・ stillness, tranquility, silence</text:p>
            <text:p/>
            <text:p>静物画 ・ せいぶつが ・ still-life picture</text:p>
            <text:p/>
            <text:p>寝静まる ・ ねしずまる ・ fall fast asleep</text:p>
            <text:p/>
            <text:p>気を静める ・ きをしずめる ・ compose oneself, becalm one’s feelings</text:p>
            <text:p/>
            <text:p>物静かな ・ ものしずかな ・ quiet, still, calm</text:p>
            <text:p/>
            <text:p>沈静 ・ ちんせい ・ stillness, tranquility, slacknes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979" calcext:value-type="float">
            <text:p>979</text:p>
          </table:table-cell>
          <table:table-cell table:style-name="ce8" office:value-type="string" calcext:value-type="string">
            <text:p>浄</text:p>
          </table:table-cell>
          <table:table-cell table:style-name="ce12" office:value-type="string" calcext:value-type="string">
            <text:p>浄化 ・ じょうか ・ purification, cleansing</text:p>
            <text:p/>
            <text:p>浄土宗 ・ じょうどしゅう ・ Pure Land Sect of Buddhism </text:p>
            <text:p/>
            <text:p>清浄な ・ せいじょうな ・ pure, clean</text:p>
            <text:p/>
            <text:p>浄書 ・ じょうしょ ・ clean copy</text:p>
            <text:p/>
            <text:p>浄水場 ・ じょうすいじょう ・ water purification plant</text:p>
            <text:p/>
            <text:p>洗浄 ・ せんじょう ・ washing, irrigati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80" calcext:value-type="float">
            <text:p>980</text:p>
          </table:table-cell>
          <table:table-cell table:style-name="ce8" office:value-type="string" calcext:value-type="string">
            <text:p>算</text:p>
          </table:table-cell>
          <table:table-cell table:style-name="ce12" office:value-type="string" calcext:value-type="string">
            <text:p>計算 ・ けいさん ・ computation, calculation</text:p>
            <text:p/>
            <text:p>足し算 ・ たしざん ・ addition</text:p>
            <text:p/>
            <text:p>予算 ・ よさん ・ budget; estimate</text:p>
            <text:p/>
            <text:p>精算 ・ せいさん ・ exact calculation, adjustment as of a train fare </text:p>
            <text:p/>
            <text:p>算盤 ・ そろばん ・ abacus</text:p>
            <text:p/>
            <text:p>算出する ・ さんしゅつする ・ compute, calculate</text:p>
            <text:p/>
            <text:p>暗算 ・ あんざん ・ arithmetic / calculation mentall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81" calcext:value-type="float">
            <text:p>981</text:p>
          </table:table-cell>
          <table:table-cell table:style-name="ce8" office:value-type="string" calcext:value-type="string">
            <text:p>答</text:p>
          </table:table-cell>
          <table:table-cell table:style-name="ce12" office:value-type="string" calcext:value-type="string">
            <text:p>回答 ・ かいとう ・ answer, reply</text:p>
            <text:p/>
            <text:p>質問に答える ・ しつもんにこたえる ・ answer a question</text:p>
            <text:p/>
            <text:p>答申 ・ とうしん ・ report, reply to / by the jury </text:p>
            <text:p/>
            <text:p>解答 ・ かいとう ・ answer, solution</text:p>
            <text:p/>
            <text:p>応答 ・ おうとう ・ answer, response, reply</text:p>
            <text:p/>
            <text:p>問答 ・ もんどう ・ questions &amp; answers; catechism</text:p>
            <text:p/>
            <text:p>答弁 ・ とうべん ・ reply, answer; defending oneself</text:p>
            <text:p/>
            <text:p>受け答え ・ うけこたえ ・ reply, respons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982" calcext:value-type="float">
            <text:p>982</text:p>
          </table:table-cell>
          <table:table-cell table:style-name="ce8" office:value-type="string" calcext:value-type="string">
            <text:p>符</text:p>
          </table:table-cell>
          <table:table-cell table:style-name="ce12" office:value-type="string" calcext:value-type="string">
            <text:p>符号 ・ ふごう ・ sign, mark, symbol</text:p>
            <text:p/>
            <text:p>音符 ・ おんぷ ・ note; phonetic grapheme of a kanji</text:p>
            <text:p/>
            <text:p>切符 ・ きっぷ ・ ticket</text:p>
            <text:p/>
            <text:p>疑問符 ・ ぎもんふ ・ question mark</text:p>
            <text:p/>
            <text:p>終止符 ・ しゅうしふ ・ period</text:p>
            <text:p/>
            <text:p>割符 ・ わりふ ・ tally, check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983" calcext:value-type="float">
            <text:p>983</text:p>
          </table:table-cell>
          <table:table-cell table:style-name="ce8" office:value-type="string" calcext:value-type="string">
            <text:p>博</text:p>
          </table:table-cell>
          <table:table-cell table:style-name="ce12" office:value-type="string" calcext:value-type="string">
            <text:p>博物館 ・ はくぶつかん ・ museum</text:p>
            <text:p/>
            <text:p>博士 ・ はかせ ・ doctor, Ph.D.</text:p>
            <text:p/>
            <text:p>博物館 ・ はくぶつかん ・ museum</text:p>
            <text:p/>
            <text:p>博学 ・ はくがく ・ extensive learning, erudition</text:p>
            <text:p/>
            <text:p>博覧 ・ はくらん ・ extensive reading, wide knowledge</text:p>
            <text:p/>
            <text:p>博覧会 ・ はくらんかい ・ exhibition, fair, exposition</text:p>
            <text:p/>
            <text:p>博愛主義 ・ はくあいしゅぎ ・ philanthropy, humanity</text:p>
            <text:p/>
            <text:p>博識 ・ はくしき ・ extensive knowledg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84" calcext:value-type="float">
            <text:p>984</text:p>
          </table:table-cell>
          <table:table-cell table:style-name="ce8" office:value-type="string" calcext:value-type="string">
            <text:p>縛</text:p>
          </table:table-cell>
          <table:table-cell table:style-name="ce12" office:value-type="string" calcext:value-type="string">
            <text:p>縛る ・ しばる ・ [vt] bind, tie; restrain</text:p>
            <text:p/>
            <text:p>束縛する ・ そくばくする ・ restrain, restrict, bind, fetter</text:p>
            <text:p/>
            <text:p>縛り上げる ・ しばりあげる ・ bind / tie up</text:p>
            <text:p/>
            <text:p>きつく縛る ・ きつくしばる ・ fasten tightly</text:p>
            <text:p/>
            <text:p>規則で縛る ・ きそくでしばる ・ restrict a person by rule</text:p>
            <text:p/>
            <text:p>呪縛 ・ じゅばく ・ spell</text:p>
            <text:p/>
            <text:p>自縄自縛に陥る ・ じじょうじばくにおちいる ・ be caught in one’s own trap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985" calcext:value-type="float">
            <text:p>985</text:p>
          </table:table-cell>
          <table:table-cell table:style-name="ce8" office:value-type="string" calcext:value-type="string">
            <text:p>簿</text:p>
          </table:table-cell>
          <table:table-cell table:style-name="ce12" office:value-type="string" calcext:value-type="string">
            <text:p>名簿 ・ めいぼ ・ register / list of names </text:p>
            <text:p/>
            <text:p>簿記 ・ ぼき ・ bookkeeping</text:p>
            <text:p/>
            <text:p>計算簿 ・ けいさんぼ ・ account book</text:p>
            <text:p/>
            <text:p>登記簿 ・ とうきぼ ・ register</text:p>
            <text:p/>
            <text:p>家計簿 ・ かけいぼ ・ housekeeping account book</text:p>
            <text:p/>
            <text:p>通知簿 ・ つうちぼ ・ report card / book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986" calcext:value-type="float">
            <text:p>986</text:p>
          </table:table-cell>
          <table:table-cell table:style-name="ce8" office:value-type="string" calcext:value-type="string">
            <text:p>薄</text:p>
          </table:table-cell>
          <table:table-cell table:style-name="ce12" office:value-type="string" calcext:value-type="string">
            <text:p>薄弱な ・ はくじゃくな ・ weak, feeble, frail</text:p>
            <text:p/>
            <text:p>薄い ・ うすい ・ thin, weak, scant</text:p>
            <text:p/>
            <text:p>厚薄 ・ こうはく ・ thickness relative </text:p>
            <text:p/>
            <text:p>薄情な ・ はくじょうな ・ unfeeling, heartless, cruel</text:p>
            <text:p/>
            <text:p>水で薄める ・ みずでうすめる ・ water down, dilute</text:p>
            <text:p/>
            <text:p>薄給 ・ はっきゅう ・ meager salary scanty, small, … </text:p>
            <text:p/>
            <text:p>浮薄な ・ ふはくな ・ frivolous, fickle, insincere</text:p>
            <text:p/>
            <text:p>品薄 ・ しなうす ・ scarcity of goods, shortage of stock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987" calcext:value-type="float">
            <text:p>987</text:p>
          </table:table-cell>
          <table:table-cell table:style-name="ce8" office:value-type="string" calcext:value-type="string">
            <text:p>采</text:p>
          </table:table-cell>
          <table:table-cell table:style-name="ce12" office:value-type="string" calcext:value-type="string">
            <text:p>采配を振る ・ さいはいをふる ・ direct, command</text:p>
            <text:p/>
            <text:p>拍手喝采する ・ はくしゅかっさいする ・ applaud hand clapping </text:p>
            <text:p/>
            <text:p>風采 ・ ふうさい ・ appearance, air, mien, getup</text:p>
            <text:p/>
            <text:p>納采 ・ のうさい ・ betrothal gif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988" calcext:value-type="float">
            <text:p>988</text:p>
          </table:table-cell>
          <table:table-cell table:style-name="ce8" office:value-type="string" calcext:value-type="string">
            <text:p>菜</text:p>
          </table:table-cell>
          <table:table-cell table:style-name="ce12" office:value-type="string" calcext:value-type="string">
            <text:p>菜っ葉 ・ なっぱ ・ greens</text:p>
            <text:p/>
            <text:p>青菜 ・ あおな ・ greens</text:p>
            <text:p/>
            <text:p>野菜 ・ やさい ・ vegetables, greens</text:p>
            <text:p/>
            <text:p>前菜 ・ ぜんさい ・ hors d'oeuvre</text:p>
            <text:p/>
            <text:p>菜食主義 ・ さいしょくしゅぎ ・ vegetarianism</text:p>
            <text:p/>
            <text:p>菜園 ・ さいえん ・ vegetable garden</text:p>
            <text:p/>
            <text:p>山菜 ・ さんさい ・ edible wild plant</text:p>
            <text:p/>
            <text:p>白菜 ・ はくさい ・ Chinese cabbag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989" calcext:value-type="float">
            <text:p>989</text:p>
          </table:table-cell>
          <table:table-cell table:style-name="ce8" office:value-type="string" calcext:value-type="string">
            <text:p>採</text:p>
          </table:table-cell>
          <table:table-cell table:style-name="ce12" office:value-type="string" calcext:value-type="string">
            <text:p>採用する ・ さいようする ・ adopt, accept; employ, appoint</text:p>
            <text:p/>
            <text:p>採り上げる ・ とりあげる ・ [vt] adopt, accept, listen to</text:p>
            <text:p/>
            <text:p>採る ・ とる ・ [vt] adopt measure, proposal, attitute pick, catch fruit, insects, sample </text:p>
            <text:p/>
            <text:p>採集 ・ さいしゅう ・ collecting, gathering</text:p>
            <text:p/>
            <text:p>山菜を採る ・ さんさいをとる ・ gather edible wild plants</text:p>
            <text:p/>
            <text:p>採血 ・ さいけつ ・ blood collecting / gathering</text:p>
            <text:p/>
            <text:p>採算 ・ さいさん ・ commercial profit</text:p>
            <text:p/>
            <text:p>採点 ・ さいてん ・ marking, grading, ratin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90" calcext:value-type="float">
            <text:p>990</text:p>
          </table:table-cell>
          <table:table-cell table:style-name="ce8" office:value-type="string" calcext:value-type="string">
            <text:p>彩</text:p>
          </table:table-cell>
          <table:table-cell table:style-name="ce12" office:value-type="string" calcext:value-type="string">
            <text:p>彩る ・ いろどる ・ [vt] color, paint, dye</text:p>
            <text:p/>
            <text:p>多彩な ・ たさいな ・ colorful; diversified</text:p>
            <text:p/>
            <text:p>光彩 ・ こうさい ・ iris</text:p>
            <text:p/>
            <text:p>色彩 ・ しきさい ・ color, coloring, hue, tinge</text:p>
            <text:p/>
            <text:p>彩色 ・ さいしょく ・ coloring, painting</text:p>
            <text:p/>
            <text:p>彩画 ・ さいが ・ painting, colored picture</text:p>
            <text:p/>
            <text:p>彩り ・ いろどり ・ coloration, color scheme; coloring, makeup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991" calcext:value-type="float">
            <text:p>991</text:p>
          </table:table-cell>
          <table:table-cell table:style-name="ce8" office:value-type="string" calcext:value-type="string">
            <text:p>杉</text:p>
          </table:table-cell>
          <table:table-cell table:style-name="ce12" office:value-type="string" calcext:value-type="string">
            <text:p>杉並木 ・ すぎなみき ・ avenue of cryptomerias</text:p>
            <text:p/>
            <text:p>杉林 ・ すぎばやし ・ cryptomeria fores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92" calcext:value-type="float">
            <text:p>992</text:p>
          </table:table-cell>
          <table:table-cell table:style-name="ce8" office:value-type="string" calcext:value-type="string">
            <text:p>街</text:p>
          </table:table-cell>
          <table:table-cell table:style-name="ce12" office:value-type="string" calcext:value-type="string">
            <text:p>商店街 ・ しょうてんがい ・ shopping center / street</text:p>
            <text:p/>
            <text:p>街角 ・ まちかど ・ street corner</text:p>
            <text:p/>
            <text:p>街道 ・ かいどう ・ thoroughfare, highway</text:p>
            <text:p/>
            <text:p>街頭 ・ がいとう ・ street</text:p>
            <text:p/>
            <text:p>街 ・ まち ・ city quarter, city street</text:p>
            <text:p/>
            <text:p>街着 ・ まちぎ ・ street clothes</text:p>
            <text:p/>
            <text:p>街の女 ・ まちのおんな ・ streetwalker</text:p>
            <text:p/>
            <text:p>商人街 ・ しょうにんまち ・ business stree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993" calcext:value-type="float">
            <text:p>993</text:p>
          </table:table-cell>
          <table:table-cell table:style-name="ce8" office:value-type="string" calcext:value-type="string">
            <text:p>術</text:p>
          </table:table-cell>
          <table:table-cell table:style-name="ce12" office:value-type="string" calcext:value-type="string">
            <text:p>技術 ・ ぎじゅつ ・ technique, art, skill; technology</text:p>
            <text:p/>
            <text:p>美術 ・ びじゅつ ・ art, fine arts</text:p>
            <text:p/>
            <text:p>柔術 ・ じゅうじゅつ ・ jujitsu, jujutsu</text:p>
            <text:p/>
            <text:p>芸術 ・ げいじゅつ ・ art, the arts</text:p>
            <text:p/>
            <text:p>手術 ・ しゅじゅつ ・ surgical operation</text:p>
            <text:p/>
            <text:p>術語 ・ じゅつご ・ technical term, terminology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994" calcext:value-type="float">
            <text:p>994</text:p>
          </table:table-cell>
          <table:table-cell table:style-name="ce8" office:value-type="string" calcext:value-type="string">
            <text:p>述</text:p>
          </table:table-cell>
          <table:table-cell table:style-name="ce12" office:value-type="string" calcext:value-type="string">
            <text:p>前述の通り ・ ぜんじゅつのとおり ・ as stated above</text:p>
            <text:p/>
            <text:p>述べる ・ のべる ・ [vt] state, mention</text:p>
            <text:p/>
            <text:p>述べ立てる ・ のべたてる ・ dwell eloquently on , relate at great length</text:p>
            <text:p/>
            <text:p>口述する ・ こうじゅつする ・ state orally, dictate</text:p>
            <text:p/>
            <text:p>記述する ・ きじゅつする ・ describe, write, give an account</text:p>
            <text:p/>
            <text:p>著述 ・ ちょじゅつ ・ writing of books ; book, literary work</text:p>
            <text:p/>
            <text:p>述語 ・ じゅつご ・ predicate</text:p>
            <text:p/>
            <text:p>供述 ・ きょうじゅつ ・ testimony, statement; confess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95" calcext:value-type="float">
            <text:p>995</text:p>
          </table:table-cell>
          <table:table-cell table:style-name="ce8" office:value-type="string" calcext:value-type="string">
            <text:p>余</text:p>
          </table:table-cell>
          <table:table-cell table:style-name="ce12" office:value-type="string" calcext:value-type="string">
            <text:p>余る ・ あまる ・ [vi] be in excess, remain over</text:p>
            <text:p/>
            <text:p>余計な ・ よけいな ・ excess, surplus; needless</text:p>
            <text:p/>
            <text:p>思い余る ・ おもいあまる ・ be at a loss</text:p>
            <text:p/>
            <text:p>余波 ・ よは ・ after- / secondary effect</text:p>
            <text:p/>
            <text:p>余地 ・ よち ・ room, space, margin</text:p>
            <text:p/>
            <text:p>余す所無く ・ あますところなく ・ exhaustively, thoroughly</text:p>
            <text:p/>
            <text:p>持て余す ・ もてあます ・ [vt] not know what to do with , find unmanageable</text:p>
            <text:p/>
            <text:p>余儀無い ・ よぎない ・ unavoidable, inevitabl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96" calcext:value-type="float">
            <text:p>996</text:p>
          </table:table-cell>
          <table:table-cell table:style-name="ce8" office:value-type="string" calcext:value-type="string">
            <text:p>除</text:p>
          </table:table-cell>
          <table:table-cell table:style-name="ce12" office:value-type="string" calcext:value-type="string">
            <text:p>除雪する ・ じょせつする ・ remove snow</text:p>
            <text:p/>
            <text:p>除く ・ のぞく ・ [vt] rid of; exclude, omit</text:p>
            <text:p/>
            <text:p>除去する ・ じょきょする ・ rid of, remove, eliminate</text:p>
            <text:p/>
            <text:p>除外 ・ じょがい ・ exclusion, exception</text:p>
            <text:p/>
            <text:p>解除する ・ かいじょする ・ remove / lift a ban , cancel; release, acquit</text:p>
            <text:p/>
            <text:p>取り除く ・ とりのぞく ・ get rid of, remove, take away</text:p>
            <text:p/>
            <text:p>月曜日を除いて ・ げつようびをのぞいて ・ excepting Monday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997" calcext:value-type="float">
            <text:p>997</text:p>
          </table:table-cell>
          <table:table-cell table:style-name="ce8" office:value-type="string" calcext:value-type="string">
            <text:p>徐</text:p>
          </table:table-cell>
          <table:table-cell table:style-name="ce12" office:value-type="string" calcext:value-type="string">
            <text:p>徐行する ・ じょこうする ・ go slowly</text:p>
            <text:p/>
            <text:p>徐徐に ・ じょじょに ・ slowly, graduall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998" calcext:value-type="float">
            <text:p>998</text:p>
          </table:table-cell>
          <table:table-cell table:style-name="ce8" office:value-type="string" calcext:value-type="string">
            <text:p>叙</text:p>
          </table:table-cell>
          <table:table-cell table:style-name="ce12" office:value-type="string" calcext:value-type="string">
            <text:p>叙述 ・ じょじゅつ ・ description, depiction</text:p>
            <text:p/>
            <text:p>自叙伝 ・ じじょでん ・ autobiography</text:p>
            <text:p/>
            <text:p>叙情詩 ・ じょじょうし ・ lyric poem [poetry] </text:p>
            <text:p/>
            <text:p>叙事詩 ・ じょじし ・ epic poem [poetry] </text:p>
            <text:p/>
            <text:p>叙説 ・ じょせつ ・ explanation, interpretation</text:p>
            <text:p/>
            <text:p>平叙文 ・ へいじょぶん ・ declarative sentenc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99" calcext:value-type="float">
            <text:p>999</text:p>
          </table:table-cell>
          <table:table-cell table:style-name="ce8" office:value-type="string" calcext:value-type="string">
            <text:p>斜</text:p>
          </table:table-cell>
          <table:table-cell table:style-name="ce12" office:value-type="string" calcext:value-type="string">
            <text:p>斜面 ・ しゃめん ・ slope, slanting surface</text:p>
            <text:p/>
            <text:p>斜めな ・ ななめな ・ oblique, diagonal, slanting; displeased, cross</text:p>
            <text:p/>
            <text:p>斜め応力 ・ ななめおうりょく ・ oblique stress physically on sth. mechanical </text:p>
            <text:p/>
            <text:p>斜線 ・ しゃせん ・ oblique / slanting line, slash</text:p>
            <text:p/>
            <text:p>斜投影 ・ しゃとうえい ・ oblique projection</text:p>
            <text:p/>
            <text:p>傾斜 ・ けいしゃ ・ inclination, slant, tilt</text:p>
            <text:p/>
            <text:p>斜影 ・ しゃえい ・ slanting shadow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00" calcext:value-type="float">
            <text:p>1000</text:p>
          </table:table-cell>
          <table:table-cell table:style-name="ce8" office:value-type="string" calcext:value-type="string">
            <text:p>途</text:p>
          </table:table-cell>
          <table:table-cell table:style-name="ce12" office:value-type="string" calcext:value-type="string">
            <text:p>途中で ・ とちゅうで ・ on the way</text:p>
            <text:p/>
            <text:p>中途で ・ ちゅうとで ・ halfway, in the middle</text:p>
            <text:p/>
            <text:p>用途 ・ ようと ・ use, service, application</text:p>
            <text:p/>
            <text:p>前途 ・ ぜんと ・ one's future, prospects; distance yet to cover</text:p>
            <text:p/>
            <text:p>発展途上国 ・ はってんとじょうこく ・ developing countries</text:p>
            <text:p/>
            <text:p>帰途 ・ きと ・ one’s way home, return trip</text:p>
            <text:p/>
            <text:p>方途 ・ ほうと ・ means, way, measur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01" calcext:value-type="float">
            <text:p>1001</text:p>
          </table:table-cell>
          <table:table-cell table:style-name="ce8" office:value-type="string" calcext:value-type="string">
            <text:p>塗</text:p>
          </table:table-cell>
          <table:table-cell table:style-name="ce12" office:value-type="string" calcext:value-type="string">
            <text:p>塗る ・ ぬる ・ [vt] lay on, paint</text:p>
            <text:p/>
            <text:p>塗料 ・ とりょう ・ paint</text:p>
            <text:p/>
            <text:p>塗り物 ・ ぬりもの ・ lacquerware</text:p>
            <text:p/>
            <text:p>塗布する ・ とふする ・ apply ointment </text:p>
            <text:p/>
            <text:p>塗装 ・ とそう ・ painting, coating</text:p>
            <text:p/>
            <text:p>上塗り ・ うわぬり ・ final coating of paint</text:p>
            <text:p/>
            <text:p>一塗り ・ ひとぬり ・ one coat of pain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002" calcext:value-type="float">
            <text:p>1002</text:p>
          </table:table-cell>
          <table:table-cell table:style-name="ce8" office:value-type="string" calcext:value-type="string">
            <text:p>漆</text:p>
          </table:table-cell>
          <table:table-cell table:style-name="ce12" office:value-type="string" calcext:value-type="string">
            <text:p>漆器 ・ しっき ・ lacquer ware</text:p>
            <text:p/>
            <text:p>漆塗り ・ うるしぬり ・ lacquering, japanning; lacquer ware</text:p>
            <text:p/>
            <text:p>漆 ・ うるし ・ lacquer</text:p>
            <text:p/>
            <text:p>漆黒 ・ しっこく ・ pitch black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03" calcext:value-type="float">
            <text:p>1003</text:p>
          </table:table-cell>
          <table:table-cell table:style-name="ce8" office:value-type="string" calcext:value-type="string">
            <text:p>仙</text:p>
          </table:table-cell>
          <table:table-cell table:style-name="ce12" office:value-type="string" calcext:value-type="string">
            <text:p>仙人 ・ せんにん ・ immortal mountain fairy; hermit, recluse</text:p>
            <text:p/>
            <text:p>仙台 ・ せんだい ・ Sendai city in Miyagi Prefecture </text:p>
            <text:p/>
            <text:p>仙術 ・ せんじゅつ ・ fairy magic</text:p>
            <text:p/>
            <text:p>仙境 ・ せんきょう ・ fairyland, enchanted land</text:p>
            <text:p/>
            <text:p>酒仙 ・ しゅせん ・ hermit who enjoys drinking; son of Bacchus</text:p>
            <text:p/>
            <text:p>神仙 ・ しんせん ・ supernatural be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04" calcext:value-type="float">
            <text:p>1004</text:p>
          </table:table-cell>
          <table:table-cell table:style-name="ce8" office:value-type="string" calcext:value-type="string">
            <text:p>垂</text:p>
          </table:table-cell>
          <table:table-cell table:style-name="ce12" office:value-type="string" calcext:value-type="string">
            <text:p>垂れる ・ たれる ・ [vi] hang down, dangle</text:p>
            <text:p/>
            <text:p>垂らす ・ たらす ・ [vt] hang down, suspend</text:p>
            <text:p/>
            <text:p>垂直の ・ すいちょくの ・ vertical, perpendicular</text:p>
            <text:p/>
            <text:p>垂線 ・ すいせん ・ perpendicular line</text:p>
            <text:p/>
            <text:p>雨垂れ ・ あまだれ ・ raindrops</text:p>
            <text:p/>
            <text:p>糞っ垂れ ・ くそったれ ・ You shithead!</text:p>
            <text:p/>
            <text:p>しみっ垂れ ・ しみったれ ・ stinginess; miser</text:p>
            <text:p/>
            <text:p>胡麻垂れ ・ ごまだれ ・ sesame sauc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005" calcext:value-type="float">
            <text:p>1005</text:p>
          </table:table-cell>
          <table:table-cell table:style-name="ce8" office:value-type="string" calcext:value-type="string">
            <text:p>乗</text:p>
          </table:table-cell>
          <table:table-cell table:style-name="ce12" office:value-type="string" calcext:value-type="string">
            <text:p>乗車する ・ じょうしゃする ・ get aboard</text:p>
            <text:p/>
            <text:p>船に乗る ・ ふねにのる ・ board a ship</text:p>
            <text:p/>
            <text:p>タクシー乗り場 ・ タクシーのりば ・ taxi stand</text:p>
            <text:p/>
            <text:p>乗客 ・ じょうきゃく ・ passenger</text:p>
            <text:p/>
            <text:p>波乗り ・ なみのり ・ surfing</text:p>
            <text:p/>
            <text:p>乗せる ・ のせる ・ [vt] pick up, load</text:p>
            <text:p/>
            <text:p>乗る ・ のる ・ [vi] board, get on, rid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06" calcext:value-type="float">
            <text:p>1006</text:p>
          </table:table-cell>
          <table:table-cell table:style-name="ce8" office:value-type="string" calcext:value-type="string">
            <text:p>兼</text:p>
          </table:table-cell>
          <table:table-cell table:style-name="ce12" office:value-type="string" calcext:value-type="string">
            <text:p>待ち兼ねる ・ まちかねる ・ can't wait</text:p>
            <text:p/>
            <text:p>お待ち兼ねの ・ おまちかねの ・ long-waited-for</text:p>
            <text:p/>
            <text:p>兼任 ・ けんにん ・ holding 2+ posts</text:p>
            <text:p/>
            <text:p>兼ね合い ・ かねあい ・ equilibrium, even balance</text:p>
            <text:p/>
            <text:p>申し兼ねますが ・ もうしかねますが ・ excuse me, but</text:p>
            <text:p/>
            <text:p>兼備する ・ けんびする ・ combine one thing with another </text:p>
            <text:p/>
            <text:p>兼行 ・ けんこう ・ doing simultaneously</text:p>
            <text:p/>
            <text:p>兼業 ・ けんぎょう ・ side busines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007" calcext:value-type="float">
            <text:p>1007</text:p>
          </table:table-cell>
          <table:table-cell table:style-name="ce8" office:value-type="string" calcext:value-type="string">
            <text:p>剰</text:p>
          </table:table-cell>
          <table:table-cell table:style-name="ce12" office:value-type="string" calcext:value-type="string">
            <text:p>過剰 ・ かじょう ・ surplus, excess</text:p>
            <text:p/>
            <text:p>剰員 ・ じょういん ・ superfluous member</text:p>
            <text:p/>
            <text:p>余剰 ・ よじょう ・ surplus, remainder, balance</text:p>
            <text:p/>
            <text:p>剰余 ・ じょうよ ・ surplus, math. remainder, residu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08" calcext:value-type="float">
            <text:p>1008</text:p>
          </table:table-cell>
          <table:table-cell table:style-name="ce8" office:value-type="string" calcext:value-type="string">
            <text:p>睡</text:p>
          </table:table-cell>
          <table:table-cell table:style-name="ce12" office:value-type="string" calcext:value-type="string">
            <text:p>睡眠 ・ すいみん ・ sleep, slumber</text:p>
            <text:p/>
            <text:p>仮睡 ・ かすい ・ nap, doze</text:p>
            <text:p/>
            <text:p>午睡 ・ ごすい ・ afternoon sleep, nap</text:p>
            <text:p/>
            <text:p>睡魔 ・ すいま ・ sleepiness, drowsiness</text:p>
            <text:p/>
            <text:p>熟睡 ・ じゅくすい ・ sound sleep</text:p>
            <text:p/>
            <text:p>昏睡状態 ・ こんすいじょうたい ・ comatose state</text:p>
            <text:p/>
            <text:p>睡蓮 ・ すいれん ・ water lily</text:p>
            <text:p/>
            <text:p>一睡もしなかった ・ いっすいもしなかった ・ had a sleepless nigh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09" calcext:value-type="float">
            <text:p>1009</text:p>
          </table:table-cell>
          <table:table-cell table:style-name="ce8" office:value-type="string" calcext:value-type="string">
            <text:p>眠</text:p>
          </table:table-cell>
          <table:table-cell table:style-name="ce12" office:value-type="string" calcext:value-type="string">
            <text:p>睡眠 ・ すいみん ・ sleep, slumber</text:p>
            <text:p/>
            <text:p>不眠 ・ ふみん ・ sleeplessness, insomnia</text:p>
            <text:p/>
            <text:p>眠る ・ ねむる ・ [vi] sleep; die</text:p>
            <text:p/>
            <text:p>安眠 ・ あんみん ・ peaceful sleep</text:p>
            <text:p/>
            <text:p>冬眠 ・ とうみん ・ hibernation</text:p>
            <text:p/>
            <text:p>眠り込む ・ ねむりこむ ・ fall asleep</text:p>
            <text:p/>
            <text:p>眠たい ・ ねむたい ・ sleepy</text:p>
            <text:p/>
            <text:p>眠気 ・ ねむけ ・ sleepines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10" calcext:value-type="float">
            <text:p>1010</text:p>
          </table:table-cell>
          <table:table-cell table:style-name="ce8" office:value-type="string" calcext:value-type="string">
            <text:p>郵</text:p>
          </table:table-cell>
          <table:table-cell table:style-name="ce12" office:value-type="string" calcext:value-type="string">
            <text:p>郵便 ・ ゆうびん ・ mail service, mail, postal matter</text:p>
            <text:p/>
            <text:p>郵貯 [郵便貯金] ・ ゆうちょ [ゆうびんちょきん] ・ postal savings [post-office deposit] </text:p>
            <text:p/>
            <text:p>郵便局 ・ ゆうびんきょく ・ post office</text:p>
            <text:p/>
            <text:p>郵政 ・ ゆうせい ・ postal system</text:p>
            <text:p/>
            <text:p>郵送 ・ ゆうそう ・ mailing</text:p>
            <text:p/>
            <text:p>郵袋 ・ ゆうたい ・ mailbag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11" calcext:value-type="float">
            <text:p>1011</text:p>
          </table:table-cell>
          <table:table-cell table:style-name="ce8" office:value-type="string" calcext:value-type="string">
            <text:p>錘</text:p>
          </table:table-cell>
          <table:table-cell table:style-name="ce12" office:value-type="string" calcext:value-type="string">
            <text:p>紡錘 ・ ぼうすい ・ spindle</text:p>
            <text:p/>
            <text:p>平衡錘 ・ へいこうすい ・ counterpoise, counterweight</text:p>
            <text:p/>
            <text:p>錘形の ・ つむがたの ・ spindle-shaped, fusiform</text:p>
            <text:p/>
            <text:p>錘 ・ おもり ・ weight, plumb, sinker, plummet</text:p>
            <text:p/>
            <text:p>糸に錘を付ける ・ いとにおもりをつける ・ weight a lin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012" calcext:value-type="float">
            <text:p>1012</text:p>
          </table:table-cell>
          <table:table-cell table:style-name="ce8" office:value-type="string" calcext:value-type="string">
            <text:p>華</text:p>
          </table:table-cell>
          <table:table-cell table:style-name="ce12" office:value-type="string" calcext:value-type="string">
            <text:p>中華料理 ・ ちゅうかりょうり ・ Chinese cuisine</text:p>
            <text:p/>
            <text:p>華やかな ・ はなやかな ・ flowery, gay, brilliant</text:p>
            <text:p/>
            <text:p>華道 ・ かどう ・ flower arrangement</text:p>
            <text:p/>
            <text:p>香華 ・ こうげ ・ incense and flowers</text:p>
            <text:p/>
            <text:p>華麗な ・ かれいな ・ splendid, magnificent, resplendent, gorgeous</text:p>
            <text:p/>
            <text:p>豪華な ・ ごうかな ・ splendid, gorgeous, pompous</text:p>
            <text:p/>
            <text:p>散華する ・ さんげする ・ fall as flowers do, die a glorious death</text:p>
            <text:p/>
            <text:p>華華しい ・ はなばなしい ・ brilliant, magnificent, spectacula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13" calcext:value-type="float">
            <text:p>1013</text:p>
          </table:table-cell>
          <table:table-cell table:style-name="ce8" office:value-type="string" calcext:value-type="string">
            <text:p>侵</text:p>
          </table:table-cell>
          <table:table-cell table:style-name="ce12" office:value-type="string" calcext:value-type="string">
            <text:p>侵入 ・ しんにゅう ・ invasion, raid, trespass, intrusion</text:p>
            <text:p/>
            <text:p>侵食 ・ しんしょく ・ erosion, corrosion; encroachment</text:p>
            <text:p/>
            <text:p>侵害 ・ しんがい ・ infringement; violation</text:p>
            <text:p/>
            <text:p>侵略 ・ しんりゃく ・ invasion, aggression</text:p>
            <text:p/>
            <text:p>侵犯 ・ しんぱん ・ invasion; violation</text:p>
            <text:p/>
            <text:p>不可侵条約 ・ ふかしんじょうやく ・ nonaggression treaty</text:p>
            <text:p/>
            <text:p>権利を侵す ・ けんりをおかす ・ infringe upon so.'s right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014" calcext:value-type="float">
            <text:p>1014</text:p>
          </table:table-cell>
          <table:table-cell table:style-name="ce8" office:value-type="string" calcext:value-type="string">
            <text:p>浸</text:p>
          </table:table-cell>
          <table:table-cell table:style-name="ce12" office:value-type="string" calcext:value-type="string">
            <text:p>浸す ・ ひたす ・ [vt] soak, steep, immerse; moisten</text:p>
            <text:p/>
            <text:p>浸水 ・ しんすい ・ inundation, submergence</text:p>
            <text:p/>
            <text:p>水浸し ・ みずびたし ・ submergence; being waterlogged</text:p>
            <text:p/>
            <text:p>空想に浸る ・ くうそうにひたる ・ indulge in fantasies</text:p>
            <text:p/>
            <text:p>浸出 ・ しんしゅつ ・ percolation, exudation, effusion</text:p>
            <text:p/>
            <text:p>浸し物 ・ ひたしもの ・ soy flavored boiled greens</text:p>
            <text:p/>
            <text:p>浸水 ・ しんすい ・ inundation, submergence</text:p>
            <text:p/>
            <text:p>浸透 ・ しんとう ・ permeation, penetrati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15" calcext:value-type="float">
            <text:p>1015</text:p>
          </table:table-cell>
          <table:table-cell table:style-name="ce8" office:value-type="string" calcext:value-type="string">
            <text:p>寝</text:p>
          </table:table-cell>
          <table:table-cell table:style-name="ce12" office:value-type="string" calcext:value-type="string">
            <text:p>寝室 ・ しんしつ ・ bedroom</text:p>
            <text:p/>
            <text:p>寝る時間 ・ ねるじかん ・ bedtime</text:p>
            <text:p/>
            <text:p>寝かし付ける ・ ねかしつける ・ [vt] lull a child to sleep</text:p>
            <text:p/>
            <text:p>寝返る ・ ねがえる ・ [vi] turn over in bed; go over to the enemy, betray, change sides</text:p>
            <text:p/>
            <text:p>寝る ・ ねる ・ [vi] sleep, go to bed</text:p>
            <text:p/>
            <text:p>寝具 ・ しんぐ ・ bedclothes, bedding</text:p>
            <text:p/>
            <text:p>寝袋 ・ ねぶくろ ・ sleeping bag</text:p>
            <text:p/>
            <text:p>不寝番 ・ ふしんばん ・ night watch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016" calcext:value-type="float">
            <text:p>1016</text:p>
          </table:table-cell>
          <table:table-cell table:style-name="ce8" office:value-type="string" calcext:value-type="string">
            <text:p>掃</text:p>
          </table:table-cell>
          <table:table-cell table:style-name="ce12" office:value-type="string" calcext:value-type="string">
            <text:p>掃除 ・ そうじ ・ cleaning</text:p>
            <text:p/>
            <text:p>掃く ・ はく ・ [vt] sweep</text:p>
            <text:p/>
            <text:p>掃除機 ・ そうじき ・ vacuum cleaner</text:p>
            <text:p/>
            <text:p>掃き出す ・ はきだす ・ [vt] sweep out</text:p>
            <text:p/>
            <text:p>掃射する ・ そうしゃする ・ sweep with fire, mow down</text:p>
            <text:p/>
            <text:p>掃海 ・ そうかい ・ mine sweeping</text:p>
            <text:p/>
            <text:p>清掃 ・ せいそう ・ cleanin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17" calcext:value-type="float">
            <text:p>1017</text:p>
          </table:table-cell>
          <table:table-cell table:style-name="ce8" office:value-type="string" calcext:value-type="string">
            <text:p>婦</text:p>
          </table:table-cell>
          <table:table-cell table:style-name="ce12" office:value-type="string" calcext:value-type="string">
            <text:p>主婦 ・ しゅふ ・ housewife</text:p>
            <text:p/>
            <text:p>新婦 ・ しんぷ ・ bride</text:p>
            <text:p/>
            <text:p>産婦人科医 ・ さんふじんかい ・ obstetrician, gynecologist</text:p>
            <text:p/>
            <text:p>婦人 ・ ふじん ・ woman, lady, female</text:p>
            <text:p/>
            <text:p>夫婦 ・ ふうふ ・ husband &amp; wife, married couple</text:p>
            <text:p/>
            <text:p>娼婦 ・ しょうふ ・ prostitute, harlot</text:p>
            <text:p/>
            <text:p>看護婦 ・ かんごふ ・ nurs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018" calcext:value-type="float">
            <text:p>1018</text:p>
          </table:table-cell>
          <table:table-cell table:style-name="ce8" office:value-type="string" calcext:value-type="string">
            <text:p>帰</text:p>
          </table:table-cell>
          <table:table-cell table:style-name="ce12" office:value-type="string" calcext:value-type="string">
            <text:p>帰国する ・ きこくする ・ return to one's country</text:p>
            <text:p/>
            <text:p>帰る ・ かえる ・ [vi] come back / home, return to one's original position </text:p>
            <text:p/>
            <text:p>日帰りする ・ ひがえりする ・ return on the same day, make a day’s trip</text:p>
            <text:p/>
            <text:p>復帰する ・ ふっきする ・ return, be restored, revert</text:p>
            <text:p/>
            <text:p>帰化 ・ きか ・ naturalization immigration / of species </text:p>
            <text:p/>
            <text:p>帰す ・ かえす ・ [vt] let so. return, send so. home, dismiss</text:p>
            <text:p/>
            <text:p>帰依 ・ きえ ・ faith, devotion; conversion</text:p>
            <text:p/>
            <text:p>帰結 ・ きけつ ・ conclusion, end, resul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19" calcext:value-type="float">
            <text:p>1019</text:p>
          </table:table-cell>
          <table:table-cell table:style-name="ce8" office:value-type="string" calcext:value-type="string">
            <text:p>戻</text:p>
          </table:table-cell>
          <table:table-cell table:style-name="ce12" office:value-type="string" calcext:value-type="string">
            <text:p>戻す ・ もどす ・ [vt] return, give back</text:p>
            <text:p/>
            <text:p>払い戻し ・ はらいもどし ・ refund, repayment</text:p>
            <text:p/>
            <text:p>戻る ・ もどる ・ [vi] return, come / go back</text:p>
            <text:p/>
            <text:p>取り戻す ・ とりもどす ・ [vt] take back, regain, restore</text:p>
            <text:p/>
            <text:p>戻り道 ・ もどりみち ・ the way back</text:p>
            <text:p/>
            <text:p>立ち戻る ・ たちもどる ・ return, come back</text:p>
            <text:p/>
            <text:p>返戻する ・ へんれいする ・ return, give back</text:p>
            <text:p/>
            <text:p>暴戻 ・ ぼうれい ・ tyranny, atrocit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20" calcext:value-type="float">
            <text:p>1020</text:p>
          </table:table-cell>
          <table:table-cell table:style-name="ce8" office:value-type="string" calcext:value-type="string">
            <text:p>涙</text:p>
          </table:table-cell>
          <table:table-cell table:style-name="ce12" office:value-type="string" calcext:value-type="string">
            <text:p>感涙 ・ かんるい ・ tears of intense emotion gratitude, … </text:p>
            <text:p/>
            <text:p>涙ぐむ ・ なみだぐむ ・ be moved to tears</text:p>
            <text:p/>
            <text:p>落涙する ・ らくるいする ・ shed tears</text:p>
            <text:p/>
            <text:p>涙目 ・ なみだめ ・ teary eyes</text:p>
            <text:p/>
            <text:p>空涙 ・ そらなみだ ・ crocodile tears</text:p>
            <text:p/>
            <text:p>涙雨 ・ なみだあめ ・ sprinkling rain</text:p>
            <text:p/>
            <text:p>涙金 ・ なみだきん ・ small sum of consolation money </text:p>
            <text:p/>
            <text:p>暗涙に咽ぶ ・ あんるいにむせぶ ・ shed silent tear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21" calcext:value-type="float">
            <text:p>1021</text:p>
          </table:table-cell>
          <table:table-cell table:style-name="ce8" office:value-type="string" calcext:value-type="string">
            <text:p>射</text:p>
          </table:table-cell>
          <table:table-cell table:style-name="ce12" office:value-type="string" calcext:value-type="string">
            <text:p>注射 ・ ちゅうしゃ ・ injection, shot</text:p>
            <text:p/>
            <text:p>目を射る光 ・ めをいるひかり ・ light shining into / piercing one's eyes</text:p>
            <text:p/>
            <text:p>影が射す ・ かげがさす ・ "[vi] cast ''shine"" a shadow on"</text:p>
            <text:p/>
            <text:p>射る ・ いる ・ [vt] shoot / let off an arrow </text:p>
            <text:p/>
            <text:p>反射 ・ はんしゃ ・ reflection</text:p>
            <text:p/>
            <text:p>発射する ・ はっしゃする ・ discharge, shoot, launch</text:p>
            <text:p/>
            <text:p>射を学ぶ ・ しゃをまなぶ ・ learn archery</text:p>
            <text:p/>
            <text:p>射止める ・ いとめる ・ shoot to death; win, acquir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22" calcext:value-type="float">
            <text:p>1022</text:p>
          </table:table-cell>
          <table:table-cell table:style-name="ce8" office:value-type="string" calcext:value-type="string">
            <text:p>謝</text:p>
          </table:table-cell>
          <table:table-cell table:style-name="ce12" office:value-type="string" calcext:value-type="string">
            <text:p>感謝 ・ かんしゃ ・ gratitude, thanks</text:p>
            <text:p/>
            <text:p>謝る ・ あやまる ・ apologize</text:p>
            <text:p/>
            <text:p>謝罪 ・ しゃざい ・ apology</text:p>
            <text:p/>
            <text:p>月謝 ・ げっしゃ ・ monthly fee</text:p>
            <text:p/>
            <text:p>謝礼 ・ しゃれい ・ remuneration, reward; thanks</text:p>
            <text:p/>
            <text:p>平謝り ・ ひらあやまり ・ humble apology</text:p>
            <text:p/>
            <text:p>薄謝 ・ はくしゃ ・ small remuneration / token of gratitude</text:p>
            <text:p/>
            <text:p>謝恩 ・ しゃおん ・ expression of gratitud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23" calcext:value-type="float">
            <text:p>1023</text:p>
          </table:table-cell>
          <table:table-cell table:style-name="ce8" office:value-type="string" calcext:value-type="string">
            <text:p>討</text:p>
          </table:table-cell>
          <table:table-cell table:style-name="ce12" office:value-type="string" calcext:value-type="string">
            <text:p>討論 ・ とうろん ・ debate, discussion, argument</text:p>
            <text:p/>
            <text:p>不意討ち ・ ふいうち ・ surprise attack</text:p>
            <text:p/>
            <text:p>討つ ・ うつ ・ [vt] suppress by armed force, attack</text:p>
            <text:p/>
            <text:p>討ち入る ・ うちいる ・ raid, break into a house to kill the master </text:p>
            <text:p/>
            <text:p>掃討する ・ そうとうする ・ wipe out the enemy , clear</text:p>
            <text:p/>
            <text:p>追討する ・ ついとうする ・ hunt down and kill</text:p>
            <text:p/>
            <text:p>征討 ・ せいとう ・ subjugation, conque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24" calcext:value-type="float">
            <text:p>1024</text:p>
          </table:table-cell>
          <table:table-cell table:style-name="ce8" office:value-type="string" calcext:value-type="string">
            <text:p>訂</text:p>
          </table:table-cell>
          <table:table-cell table:style-name="ce12" office:value-type="string" calcext:value-type="string">
            <text:p>訂正する ・ ていせいする ・ correct, amend, revise</text:p>
            <text:p/>
            <text:p>校訂する ・ こうていする ・ revise</text:p>
            <text:p/>
            <text:p>改訂する ・ かいていする ・ revise, edit</text:p>
            <text:p/>
            <text:p>新訂 ・ しんてい ・ new revision</text:p>
            <text:p/>
            <text:p>増訂 ・ ぞうてい ・ new and revised edition</text:p>
            <text:p/>
            <text:p>修訂 ・ しゅうてい ・ correction, revision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025" calcext:value-type="float">
            <text:p>1025</text:p>
          </table:table-cell>
          <table:table-cell table:style-name="ce8" office:value-type="string" calcext:value-type="string">
            <text:p>打</text:p>
          </table:table-cell>
          <table:table-cell table:style-name="ce12" office:value-type="string" calcext:value-type="string">
            <text:p>打ち込む ・ うちこむ ・ strike / drive into , ram down ; devote oneself to, be absorbed in</text:p>
            <text:p/>
            <text:p>打倒する ・ だとうする ・ overthrow, knock down, defeat</text:p>
            <text:p/>
            <text:p>打ち消す ・ うちけす ・ deny, negate, contradict</text:p>
            <text:p/>
            <text:p>本塁打 ・ ほんるいだ ・ home run baseball </text:p>
            <text:p/>
            <text:p>刀を打つ ・ かたなをうつ ・ temper / forge a sword</text:p>
            <text:p/>
            <text:p>電報を打つ ・ でんぽうをうつ ・ send a telegram</text:p>
            <text:p/>
            <text:p>打算 ・ ださん ・ calculation, self-interest, selfishness</text:p>
            <text:p/>
            <text:p>打開 ・ だかい ・ break, development, a new tur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026" calcext:value-type="float">
            <text:p>1026</text:p>
          </table:table-cell>
          <table:table-cell table:style-name="ce8" office:value-type="string" calcext:value-type="string">
            <text:p>撃</text:p>
          </table:table-cell>
          <table:table-cell table:style-name="ce12" office:value-type="string" calcext:value-type="string">
            <text:p>反撃 ・ はんげき ・ counterattack</text:p>
            <text:p/>
            <text:p>撃つ ・ うつ ・ [vt] strike, attack; shoot</text:p>
            <text:p/>
            <text:p>射撃する ・ しゃげきする ・ shoot, fire at</text:p>
            <text:p/>
            <text:p>打撃 ・ だげき ・ blow, strike</text:p>
            <text:p/>
            <text:p>撃ち破る ・ うちやぶる ・ defeat, crush</text:p>
            <text:p/>
            <text:p>撃沈する ・ げきちんする ・ attack and sink a ship</text:p>
            <text:p/>
            <text:p>目撃者 ・ もくげきしゃ ・ eyewitnes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27" calcext:value-type="float">
            <text:p>1027</text:p>
          </table:table-cell>
          <table:table-cell table:style-name="ce8" office:value-type="string" calcext:value-type="string">
            <text:p>拭</text:p>
          </table:table-cell>
          <table:table-cell table:style-name="ce12" office:value-type="string" calcext:value-type="string">
            <text:p>拭う ・ ぬぐう ・ [vt] wipe, scrub; eliminate, get rid of</text:p>
            <text:p/>
            <text:p>拭く ・ ふく ・ [vt] wipe, dry</text:p>
            <text:p/>
            <text:p>払拭する ・ ふっしょくする ・ wipe out / away, dispel, cast aside worries, … </text:p>
            <text:p/>
            <text:p>手拭い ・ てぬぐい ・ handkerchief, towel</text:p>
            <text:p/>
            <text:p>手拭き ・ てふき ・ hand towel</text:p>
            <text:p/>
            <text:p>口を拭う ・ くちをぬぐう ・ wipe one’s mouth</text:p>
            <text:p/>
            <text:p>尻拭い ・ しりぬぐい ・ bearing consequences of so. else’s error</text:p>
            <text:p/>
            <text:p>拭き取る ・ ふきとる ・ wipe off / up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28" calcext:value-type="float">
            <text:p>1028</text:p>
          </table:table-cell>
          <table:table-cell table:style-name="ce8" office:value-type="string" calcext:value-type="string">
            <text:p>試</text:p>
          </table:table-cell>
          <table:table-cell table:style-name="ce12" office:value-type="string" calcext:value-type="string">
            <text:p>試運転 ・ しうんてん ・ test run</text:p>
            <text:p/>
            <text:p>試してみる ・ ためしてみる ・ give sth. a try</text:p>
            <text:p/>
            <text:p>試み ・ こころみ ・ trial, attempt, test</text:p>
            <text:p/>
            <text:p>抵抗を 試みる ・ ていこうを こころみる ・ put up resistance</text:p>
            <text:p/>
            <text:p>試す ・ ためす ・ [vt] try out , test</text:p>
            <text:p/>
            <text:p>力を試す ・ ちからをためす ・ try one’s strength</text:p>
            <text:p/>
            <text:p>試食 ・ ししょく ・ sampling of food </text:p>
            <text:p/>
            <text:p>試合 ・ しあい ・ match, gam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29" calcext:value-type="float">
            <text:p>1029</text:p>
          </table:table-cell>
          <table:table-cell table:style-name="ce8" office:value-type="string" calcext:value-type="string">
            <text:p>検</text:p>
          </table:table-cell>
          <table:table-cell table:style-name="ce12" office:value-type="string" calcext:value-type="string">
            <text:p>検討する ・ けんとうする ・ examine, study, investigate</text:p>
            <text:p/>
            <text:p>検事 ・ けんじ ・ public prosecutor</text:p>
            <text:p/>
            <text:p>点検 ・ てんけん ・ inspection, examination</text:p>
            <text:p/>
            <text:p>検出する ・ けんしゅつする ・ detect, find</text:p>
            <text:p/>
            <text:p>検証 ・ けんしょう ・ verification, identification; inspection</text:p>
            <text:p/>
            <text:p>車検 ・ しゃけん ・ automobile inspection</text:p>
            <text:p/>
            <text:p>検定 ・ けんてい ・ examination; official approval</text:p>
            <text:p/>
            <text:p>検察 ・ けんさつ ・ criminal investigation; prosecutio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30" calcext:value-type="float">
            <text:p>1030</text:p>
          </table:table-cell>
          <table:table-cell table:style-name="ce8" office:value-type="string" calcext:value-type="string">
            <text:p>験</text:p>
          </table:table-cell>
          <table:table-cell table:style-name="ce12" office:value-type="string" calcext:value-type="string">
            <text:p>試験 ・ しけん ・ test, examination</text:p>
            <text:p/>
            <text:p>試験場 ・ しけんじょう ・ examination hall / room; laboratory</text:p>
            <text:p/>
            <text:p>体験する ・ たいけんする ・ experience, go through, actually feel</text:p>
            <text:p/>
            <text:p>受験する ・ じゅけんする ・ take an examination</text:p>
            <text:p/>
            <text:p>実験 ・ じっけん ・ experiment</text:p>
            <text:p/>
            <text:p>実験室 ・ じっけんしつ ・ laboratory</text:p>
            <text:p/>
            <text:p>経験 ・ けいけん ・ experience</text:p>
            <text:p/>
            <text:p>験算 ・ けんざん ・ verification of accounts, checking figure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31" calcext:value-type="float">
            <text:p>1031</text:p>
          </table:table-cell>
          <table:table-cell table:style-name="ce8" office:value-type="string" calcext:value-type="string">
            <text:p>険</text:p>
          </table:table-cell>
          <table:table-cell table:style-name="ce12" office:value-type="string" calcext:value-type="string">
            <text:p>険しい ・ けわしい ・ steep; craggy; severe, grim</text:p>
            <text:p/>
            <text:p>危険な ・ きけんな ・ dangerous</text:p>
            <text:p/>
            <text:p>険しい顔 ・ けわしいかお ・ grim face</text:p>
            <text:p/>
            <text:p>保険 ・ ほけん ・ insurance</text:p>
            <text:p/>
            <text:p>険悪な ・ けんあくな ・ dangerous, threatening, serious</text:p>
            <text:p/>
            <text:p>冒険 ・ ぼうけん ・ adventure, risk</text:p>
            <text:p/>
            <text:p>険路 ・ けんろ ・ steep pass</text:p>
            <text:p/>
            <text:p>険阻 ・ けんそ ・ steepness, precipi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32" calcext:value-type="float">
            <text:p>1032</text:p>
          </table:table-cell>
          <table:table-cell table:style-name="ce8" office:value-type="string" calcext:value-type="string">
            <text:p>倹</text:p>
          </table:table-cell>
          <table:table-cell table:style-name="ce12" office:value-type="string" calcext:value-type="string">
            <text:p>倹約 ・ けんやく ・ economy, frugality, thrift</text:p>
            <text:p/>
            <text:p>勤倹 ・ きんけん ・ diligence and thrift</text:p>
            <text:p/>
            <text:p>節倹 ・ せっけん ・ economy, frugality, thrif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33" calcext:value-type="float">
            <text:p>1033</text:p>
          </table:table-cell>
          <table:table-cell table:style-name="ce8" office:value-type="string" calcext:value-type="string">
            <text:p>剣</text:p>
          </table:table-cell>
          <table:table-cell table:style-name="ce12" office:value-type="string" calcext:value-type="string">
            <text:p>剣を研ぐ ・ つるぎをとぐ ・ sharpen a sword</text:p>
            <text:p/>
            <text:p>真剣 ・ しんけん ・ real sword, seriousness</text:p>
            <text:p/>
            <text:p>刀剣 ・ とうけん ・ sword</text:p>
            <text:p/>
            <text:p>剣道 ・ けんどう ・ fencing, swordsmanship</text:p>
            <text:p/>
            <text:p>剣客 ・ けんきゃく ・ swordsman, fencer</text:p>
            <text:p/>
            <text:p>真剣な ・ しんけんな ・ serious, earnest</text:p>
            <text:p/>
            <text:p>手裏剣 ・ しゅりけん ・ throwing knife</text:p>
            <text:p/>
            <text:p>剣の山を登る ・ つるぎのやまをのぼる ・ perform a hazardous deed mountain in hell, swords buried upwar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34" calcext:value-type="float">
            <text:p>1034</text:p>
          </table:table-cell>
          <table:table-cell table:style-name="ce8" office:value-type="string" calcext:value-type="string">
            <text:p>谷</text:p>
          </table:table-cell>
          <table:table-cell table:style-name="ce12" office:value-type="string" calcext:value-type="string">
            <text:p>谷間 ・ たにま ・ valley, gorge</text:p>
            <text:p/>
            <text:p>谷水 ・ たにみず ・ valley water, rill</text:p>
            <text:p/>
            <text:p>谷間 ・ たにま ・ valley, gorge</text:p>
            <text:p/>
            <text:p>谷川 ・ たにがわ ・ valley stream, mountain stream</text:p>
            <text:p/>
            <text:p>谷底 ・ たにそこ ・ bottom of a ravine, valley bottom</text:p>
            <text:p/>
            <text:p>渓谷 ・ けいこく ・ ravine, valley, canyon</text:p>
            <text:p/>
            <text:p>峡谷 ・ きょうこく ・ gorge, ravine, canyon, valley</text:p>
            <text:p/>
            <text:p>幽谷 ・ ゆうこく ・ deep ravine, secluded valle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35" calcext:value-type="float">
            <text:p>1035</text:p>
          </table:table-cell>
          <table:table-cell table:style-name="ce8" office:value-type="string" calcext:value-type="string">
            <text:p>欲</text:p>
          </table:table-cell>
          <table:table-cell table:style-name="ce12" office:value-type="string" calcext:value-type="string">
            <text:p>食欲 ・ しょくよく ・ appetite for food </text:p>
            <text:p/>
            <text:p>欲しがる ・ ほしがる ・ [vt] desire, wish for</text:p>
            <text:p/>
            <text:p>欲 ・ よく ・ desire, craving; avarice, greed</text:p>
            <text:p/>
            <text:p>欲する ・ ほっする ・ [vt] want, desire</text:p>
            <text:p/>
            <text:p>平和を欲する ・ へいわをほっする ・ wish for peace</text:p>
            <text:p/>
            <text:p>物欲 ・ ぶつよく ・ worldly desires</text:p>
            <text:p/>
            <text:p>欲張り ・ よくばり ・ greed[y]</text:p>
            <text:p/>
            <text:p>欲深い ・ よくぶかい ・ greed, avariciou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36" calcext:value-type="float">
            <text:p>1036</text:p>
          </table:table-cell>
          <table:table-cell table:style-name="ce8" office:value-type="string" calcext:value-type="string">
            <text:p>浴</text:p>
          </table:table-cell>
          <table:table-cell table:style-name="ce12" office:value-type="string" calcext:value-type="string">
            <text:p>浴室 ・ よくしつ ・ bathroom</text:p>
            <text:p/>
            <text:p>浴びる ・ あびる ・ [vi] bathe; be bathed in</text:p>
            <text:p/>
            <text:p>水浴びする ・ みずあびする ・ bathe in cold water</text:p>
            <text:p/>
            <text:p>浴衣 ・ ゆかた ・ summer kimono informal </text:p>
            <text:p/>
            <text:p>入浴する ・ にゅうよくする ・ bathe, take a bath</text:p>
            <text:p/>
            <text:p>浴びせる ・ あびせる ・ [vt] pour water on; shower abuse upon</text:p>
            <text:p/>
            <text:p>海水浴 ・ かいすいよく ・ sea bathing</text:p>
            <text:p/>
            <text:p>日光浴 ・ にっこうよく ・ sunbath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37" calcext:value-type="float">
            <text:p>1037</text:p>
          </table:table-cell>
          <table:table-cell table:style-name="ce8" office:value-type="string" calcext:value-type="string">
            <text:p>容</text:p>
          </table:table-cell>
          <table:table-cell table:style-name="ce12" office:value-type="string" calcext:value-type="string">
            <text:p>容器 ・ ようき ・ container, vessel</text:p>
            <text:p/>
            <text:p>美容 ・ びよう ・ beauty</text:p>
            <text:p/>
            <text:p>受容する ・ じゅようする ・ receive, accept</text:p>
            <text:p/>
            <text:p>包容する ・ ほうようする ・ encompass, comprehend; imply; tolerate</text:p>
            <text:p/>
            <text:p>美容院 ・ びよういん ・ beauty salon</text:p>
            <text:p/>
            <text:p>容量 ・ ようりょう ・ capacity, volume</text:p>
            <text:p/>
            <text:p>容態 ・ ようだい ・ one’s condition, state of health </text:p>
            <text:p/>
            <text:p>容疑 ・ ようぎ ・ suspicion, charg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38" calcext:value-type="float">
            <text:p>1038</text:p>
          </table:table-cell>
          <table:table-cell table:style-name="ce8" office:value-type="string" calcext:value-type="string">
            <text:p>溶</text:p>
          </table:table-cell>
          <table:table-cell table:style-name="ce12" office:value-type="string" calcext:value-type="string">
            <text:p>溶解 ・ ようかい ・ dissolution, liquefaction; melting, fusion</text:p>
            <text:p/>
            <text:p>水に溶ける ・ みずにとける ・ [vi] dissolve in water</text:p>
            <text:p/>
            <text:p>水溶性の ・ すいようせいの ・ water soluble</text:p>
            <text:p/>
            <text:p>溶け込む ・ とけこむ ・ melt into, fuse into</text:p>
            <text:p/>
            <text:p>溶液 ・ ようえき ・ solution, solvent</text:p>
            <text:p/>
            <text:p>溶接 ・ ようせつ ・ welding</text:p>
            <text:p/>
            <text:p>溶かす ・ とかす ・ [vt] dissolve, liquefy, [s]melt sugar, metal, snow, … </text:p>
            <text:p/>
            <text:p>溶く ・ とく ・ [vt] dissolve, mix, melt paint; sugar, flour, eggs, …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39" calcext:value-type="float">
            <text:p>1039</text:p>
          </table:table-cell>
          <table:table-cell table:style-name="ce8" office:value-type="string" calcext:value-type="string">
            <text:p>俗</text:p>
          </table:table-cell>
          <table:table-cell table:style-name="ce12" office:value-type="string" calcext:value-type="string">
            <text:p>俗悪 ・ ぞくあく ・ vulgarity, inelegance</text:p>
            <text:p/>
            <text:p>俗っぽい ・ ぞくっぽい ・ common, vulgar</text:p>
            <text:p/>
            <text:p>風俗 ・ ふうぞく ・ manners, customs; public morals</text:p>
            <text:p/>
            <text:p>通俗文学 ・ つうぞくぶんがく ・ popular literature</text:p>
            <text:p/>
            <text:p>民俗 ・ みんぞく ・ folk customs, folkways</text:p>
            <text:p/>
            <text:p>俗語 ・ ぞくご ・ slang</text:p>
            <text:p/>
            <text:p>俗人 ・ ぞくじん ・ layman, ordinary people</text:p>
            <text:p/>
            <text:p>俗事 ・ ぞくじ ・ worldly affair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40" calcext:value-type="float">
            <text:p>1040</text:p>
          </table:table-cell>
          <table:table-cell table:style-name="ce8" office:value-type="string" calcext:value-type="string">
            <text:p>裕</text:p>
          </table:table-cell>
          <table:table-cell table:style-name="ce12" office:value-type="string" calcext:value-type="string">
            <text:p>裕福な ・ ゆうふくな ・ rich, wealthy</text:p>
            <text:p/>
            <text:p>余裕 ・ よゆう ・ surplus, margin, room; composure</text:p>
            <text:p/>
            <text:p>富裕な ・ ふゆうな ・ wealthy, ric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041" calcext:value-type="float">
            <text:p>1041</text:p>
          </table:table-cell>
          <table:table-cell table:style-name="ce8" office:value-type="string" calcext:value-type="string">
            <text:p>寛</text:p>
          </table:table-cell>
          <table:table-cell table:style-name="ce12" office:value-type="string" calcext:value-type="string">
            <text:p>寛容な ・ かんような ・ tolerant, liberal, generous</text:p>
            <text:p/>
            <text:p>寛大な ・ かんだいな ・ generous, magnanimous, lenient</text:p>
            <text:p/>
            <text:p>寛闊な ・ かんかつな ・ generous, largehearted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042" calcext:value-type="float">
            <text:p>1042</text:p>
          </table:table-cell>
          <table:table-cell table:style-name="ce8" office:value-type="string" calcext:value-type="string">
            <text:p>甘</text:p>
          </table:table-cell>
          <table:table-cell table:style-name="ce12" office:value-type="string" calcext:value-type="string">
            <text:p>甘い ・ あまい ・ sweet; indulgent; overly optimistic</text:p>
            <text:p/>
            <text:p>甘味料 ・ かんみりょう ・ sweetener</text:p>
            <text:p/>
            <text:p>甘酸 ・ かんさん ・ sweet and bitter; pain and pleasure</text:p>
            <text:p/>
            <text:p>甘口の ・ あまくちの ・ sweet wine , mild tobacco </text:p>
            <text:p/>
            <text:p>甘やかす ・ あまやかす ・ [vt] be indulgent to, spoil, pamper</text:p>
            <text:p/>
            <text:p>甘える ・ あまえる ・ [vi] play the baby to , be coquettish; fawn on a person </text:p>
            <text:p/>
            <text:p>甘えた調子で ・ あまえたちょうしで ・ in a coquettish tone</text:p>
            <text:p/>
            <text:p>甘んじる ・ あまんじる ・ [vi] be resigned to one’s fate , contented [satisfied] with one’s lo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43" calcext:value-type="float">
            <text:p>1043</text:p>
          </table:table-cell>
          <table:table-cell table:style-name="ce8" office:value-type="string" calcext:value-type="string">
            <text:p>紺</text:p>
          </table:table-cell>
          <table:table-cell table:style-name="ce12" office:value-type="string" calcext:value-type="string">
            <text:p>紺色 ・ こんいろ ・ dark blue, navy blue</text:p>
            <text:p/>
            <text:p>紺地 ・ こんじ ・ dark blue ground; dark blue cloth</text:p>
            <text:p/>
            <text:p>紺青 ・ こんじょう ・ Prussian / deep blue</text:p>
            <text:p/>
            <text:p>紺の背広 ・ こんのせびろ ・ blue business suit</text:p>
            <text:p/>
            <text:p>紺屋 ・ こうや¹ こんや² ・ dyer[’s shop]</text:p>
            <text:p/>
            <text:p>紫紺 ・ しこん ・ purplish blue</text:p>
            <text:p/>
            <text:p>濃紺 ・ のうこん ・ dark / navy blu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44" calcext:value-type="float">
            <text:p>1044</text:p>
          </table:table-cell>
          <table:table-cell table:style-name="ce8" office:value-type="string" calcext:value-type="string">
            <text:p>紅</text:p>
          </table:table-cell>
          <table:table-cell table:style-name="ce12" office:value-type="string" calcext:value-type="string">
            <text:p>口紅 ・ くちべに ・ lipstick, rouge</text:p>
            <text:p/>
            <text:p>紅色 ・ べにいろ ・ red, crimson</text:p>
            <text:p/>
            <text:p>紅茶 ・ こうちゃ ・ black tea</text:p>
            <text:p/>
            <text:p>紅葉 ・ こうよう¹ もみじ² ・ fall colors</text:p>
            <text:p/>
            <text:p>紅 ・ くれない ・ crimson, deep red, scarlet</text:p>
            <text:p/>
            <text:p>薄紅 ・ うすくれない ・ light crimson, pink</text:p>
            <text:p/>
            <text:p>紅衛兵 ・ こうえいへい ・ Red Guards</text:p>
            <text:p/>
            <text:p>深紅色 ・ しんこうしょく ・ deep crimson, scarle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45" calcext:value-type="float">
            <text:p>1045</text:p>
          </table:table-cell>
          <table:table-cell table:style-name="ce8" office:value-type="string" calcext:value-type="string">
            <text:p>攻</text:p>
          </table:table-cell>
          <table:table-cell table:style-name="ce12" office:value-type="string" calcext:value-type="string">
            <text:p>攻める ・ せめる ・ [vt] attack, take the offensive</text:p>
            <text:p/>
            <text:p>質問攻め ・ しつもんぜめ ・ barrage of questions</text:p>
            <text:p/>
            <text:p>攻撃 ・ こうげき ・ attack, assault; criticism</text:p>
            <text:p/>
            <text:p>攻略 ・ こうりゃく ・ capture, conquest; invasion</text:p>
            <text:p/>
            <text:p>攻究 ・ こうきゅう ・ investigation, research</text:p>
            <text:p/>
            <text:p>正攻法 ・ せいこうほう ・ regular tactics for attack</text:p>
            <text:p/>
            <text:p>専攻する ・ せんこうする ・ major in, specialize in</text:p>
            <text:p/>
            <text:p>攻め込む ・ せめこむ ・ attack and invad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46" calcext:value-type="float">
            <text:p>1046</text:p>
          </table:table-cell>
          <table:table-cell table:style-name="ce8" office:value-type="string" calcext:value-type="string">
            <text:p>功</text:p>
          </table:table-cell>
          <table:table-cell table:style-name="ce12" office:value-type="string" calcext:value-type="string">
            <text:p>成功 ・ せいこう ・ success</text:p>
            <text:p/>
            <text:p>功名 ・ こうみょう ・ great exploit; distinction, fame</text:p>
            <text:p/>
            <text:p>功罪 ・ こうざい ・ merits and demerits</text:p>
            <text:p/>
            <text:p>功績 ・ こうせき ・ meritorious deed, achievement</text:p>
            <text:p/>
            <text:p>功利主義 ・ こうりしゅぎ ・ utilitarianism</text:p>
            <text:p/>
            <text:p>勲功 ・ くんこう ・ distinguished services, merit</text:p>
            <text:p/>
            <text:p>年功 ・ ねんこう ・ long service, years' / long experience</text:p>
            <text:p/>
            <text:p>功 ・ いさお ・ merit(orious service) [elegant]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47" calcext:value-type="float">
            <text:p>1047</text:p>
          </table:table-cell>
          <table:table-cell table:style-name="ce8" office:value-type="string" calcext:value-type="string">
            <text:p>巧</text:p>
          </table:table-cell>
          <table:table-cell table:style-name="ce12" office:value-type="string" calcext:value-type="string">
            <text:p>巧みな ・ たくみな ・ skillful, clever, cunning</text:p>
            <text:p/>
            <text:p>巧言 ・ こうげん ・ flattery</text:p>
            <text:p/>
            <text:p>技巧 ・ ぎこう ・ technique, art; trick, finesse</text:p>
            <text:p/>
            <text:p>悧巧な ・ りこうな ・ clever, bright, sharp, shrewd</text:p>
            <text:p/>
            <text:p>巧妙な ・ こうみょうな ・ skillful, ingenious, clever</text:p>
            <text:p/>
            <text:p>巧拙 ・ こうせつ ・ skill, dexterity, workmanship</text:p>
            <text:p/>
            <text:p>巧者 ・ こうしゃ ・ skillful / ingenious person</text:p>
            <text:p/>
            <text:p>精巧な ・ せいこうな ・ elaborate, exquisite, ingeniou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48" calcext:value-type="float">
            <text:p>1048</text:p>
          </table:table-cell>
          <table:table-cell table:style-name="ce8" office:value-type="string" calcext:value-type="string">
            <text:p>朽</text:p>
          </table:table-cell>
          <table:table-cell table:style-name="ce12" office:value-type="string" calcext:value-type="string">
            <text:p>老朽 ・ ろうきゅう ・ superannuation, decrepitude</text:p>
            <text:p/>
            <text:p>朽ちる ・ くちる ・ [vi] decay, rot</text:p>
            <text:p/>
            <text:p>朽ち果てる ・ くちはてる ・ decay completely; rot [rust] away; rusticate oneself</text:p>
            <text:p/>
            <text:p>朽ち葉 ・ くちば ・ decayed leaves</text:p>
            <text:p/>
            <text:p>朽廃する ・ きゅうはいする ・ decay, be ruined [dilapidated] </text:p>
            <text:p/>
            <text:p>腐朽 ・ ふきゅう ・ deterioration, decay</text:p>
            <text:p/>
            <text:p>不朽の ・ ふきゅうの ・ immortal, eternal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49" calcext:value-type="float">
            <text:p>1049</text:p>
          </table:table-cell>
          <table:table-cell table:style-name="ce8" office:value-type="string" calcext:value-type="string">
            <text:p>枯</text:p>
          </table:table-cell>
          <table:table-cell table:style-name="ce12" office:value-type="string" calcext:value-type="string">
            <text:p>枯死 ・ こし ・ withering, dying</text:p>
            <text:p/>
            <text:p>枯れ木 ・ かれき ・ dead / withered tree</text:p>
            <text:p/>
            <text:p>立ち枯れの ・ たちがれの ・ blighted, withered</text:p>
            <text:p/>
            <text:p>枯れる ・ かれる ・ [vi] die, wither</text:p>
            <text:p/>
            <text:p>栄枯盛衰 ・ えいこせいすい ・ prosperity and decline, rise and fall</text:p>
            <text:p/>
            <text:p>枯渇 ・ こかつ ・ drying up, running dry; exhaustion, depletion</text:p>
            <text:p/>
            <text:p>夏枯れ ・ なつがれ ・ summer inactivity, summer slump</text:p>
            <text:p/>
            <text:p>木枯らし ・ こがらし ・ cold wintry wind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050" calcext:value-type="float">
            <text:p>1050</text:p>
          </table:table-cell>
          <table:table-cell table:style-name="ce8" office:value-type="string" calcext:value-type="string">
            <text:p>汚</text:p>
          </table:table-cell>
          <table:table-cell table:style-name="ce12" office:value-type="string" calcext:value-type="string">
            <text:p>汚い ・ きたない ・ dirty, soiled; foul, base, obscene</text:p>
            <text:p/>
            <text:p>汚名 ・ おめい ・ bad name, ill fame, disgrace</text:p>
            <text:p/>
            <text:p>汚点 ・ おてん ・ disgrace, flaw; stain, blot</text:p>
            <text:p/>
            <text:p>汚物 ・ おぶつ ・ dirt, filth, impurities</text:p>
            <text:p/>
            <text:p>汚職 ・ おしょく ・ corruption, bribery esp. by officials </text:p>
            <text:p/>
            <text:p>汚す¹ ・ よごす ・ [vt] make dirty, soil, defile make unclean </text:p>
            <text:p/>
            <text:p>汚す² ・ けがす ・ [vt] desecrate, -file, disgrace, -honor bring dishonor upon </text:p>
            <text:p/>
            <text:p>汚らわしい ・ けがらわしい ・ dirty, filthy; detestabl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051" calcext:value-type="float">
            <text:p>1051</text:p>
          </table:table-cell>
          <table:table-cell table:style-name="ce8" office:value-type="string" calcext:value-type="string">
            <text:p>升</text:p>
          </table:table-cell>
          <table:table-cell table:style-name="ce12" office:value-type="string" calcext:value-type="string">
            <text:p>升目 ・ ますめ ・ measure; square, box Jap. manuscript paper, … </text:p>
            <text:p/>
            <text:p>升売り ・ ますうり ・ selling something by the boxful in a wooden masu box </text:p>
            <text:p/>
            <text:p>一升¹ ・ ひとます ・ one square / cell on a grid </text:p>
            <text:p/>
            <text:p>一升² ・ いっしょう ・ 1.8 l</text:p>
            <text:p/>
            <text:p>升遷 ・ しょうせん ・ rising up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52" calcext:value-type="float">
            <text:p>1052</text:p>
          </table:table-cell>
          <table:table-cell table:style-name="ce8" office:value-type="string" calcext:value-type="string">
            <text:p>弁</text:p>
          </table:table-cell>
          <table:table-cell table:style-name="ce12" office:value-type="string" calcext:value-type="string">
            <text:p>代弁する ・ だいべんする ・ speak / act for another</text:p>
            <text:p/>
            <text:p>弁当 ・ べんとう ・ box lunch</text:p>
            <text:p/>
            <text:p>自弁する ・ じべんする ・ pay one’s own expenses</text:p>
            <text:p/>
            <text:p>関西弁 ・ かんさいべん ・ Kansai dialect / speak</text:p>
            <text:p/>
            <text:p>安全弁 ・ あんぜんべん ・ safety valve</text:p>
            <text:p/>
            <text:p>合弁 ・ ごうべん ・ joint management / venture</text:p>
            <text:p/>
            <text:p>思弁 ・ しべん ・ speculation</text:p>
            <text:p/>
            <text:p>弁明 ・ べんめい ・ vindication, explanation, defens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53" calcext:value-type="float">
            <text:p>1053</text:p>
          </table:table-cell>
          <table:table-cell table:style-name="ce8" office:value-type="string" calcext:value-type="string">
            <text:p>昇</text:p>
          </table:table-cell>
          <table:table-cell table:style-name="ce12" office:value-type="string" calcext:value-type="string">
            <text:p>昇進する ・ しょうしんする ・ be promoted, rise in rank</text:p>
            <text:p/>
            <text:p>位が昇る ・ くらいがのぼる ・ rise in rank</text:p>
            <text:p/>
            <text:p>上昇する ・ じょうしょうする ・ ascend, rise</text:p>
            <text:p/>
            <text:p>昇格する ・ しょうかくする ・ be promoted, raised to higher status</text:p>
            <text:p/>
            <text:p>昇給 ・ しょうきゅう ・ salary raise</text:p>
            <text:p/>
            <text:p>昇降口 ・ しょうこうぐち ・ entrance, hatchway</text:p>
            <text:p/>
            <text:p>煙が昇って行く ・ けむりがのぼっていく ・ smoke is going up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54" calcext:value-type="float">
            <text:p>1054</text:p>
          </table:table-cell>
          <table:table-cell table:style-name="ce8" office:value-type="string" calcext:value-type="string">
            <text:p>登</text:p>
          </table:table-cell>
          <table:table-cell table:style-name="ce12" office:value-type="string" calcext:value-type="string">
            <text:p>登場する ・ とうじょうする ・ come on stage; appear</text:p>
            <text:p/>
            <text:p>山を登る ・ やまをのぼる ・ climb a mountain</text:p>
            <text:p/>
            <text:p>登録 ・ とうろく ・ registration</text:p>
            <text:p/>
            <text:p>登頂 ・ とうちょう ・ climbing to the summit</text:p>
            <text:p/>
            <text:p>登高する ・ とうこうする ・ climb up</text:p>
            <text:p/>
            <text:p>登校 ・ とうこう ・ attending school</text:p>
            <text:p/>
            <text:p>登楼する ・ とうろうする ・ go into a tall building; visit a brothel</text:p>
            <text:p/>
            <text:p>登り口 ・ のぼりぐち ・ starting point ascent of a mountai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55" calcext:value-type="float">
            <text:p>1055</text:p>
          </table:table-cell>
          <table:table-cell table:style-name="ce8" office:value-type="string" calcext:value-type="string">
            <text:p>澄</text:p>
          </table:table-cell>
          <table:table-cell table:style-name="ce12" office:value-type="string" calcext:value-type="string">
            <text:p>澄む ・ すむ ・ [vi] become clear</text:p>
            <text:p/>
            <text:p>澄ます ・ すます ・ [vt] (make clear; look grave, unconcerned strain as one’s ears </text:p>
            <text:p/>
            <text:p>明澄な ・ めいちょうな ・ unclouded, clear, limpid</text:p>
            <text:p/>
            <text:p>清澄な ・ せいちょうな ・ clear, lucid; serene</text:p>
            <text:p/>
            <text:p>澄み切った ・ すみきった ・ perfectly clear</text:p>
            <text:p/>
            <text:p>澄まし顔 ・ すましがお ・ smug face</text:p>
            <text:p/>
            <text:p>澄んだ水 ・ すんだみず ・ limpid water</text:p>
            <text:p/>
            <text:p>研ぎ澄ます ・ とぎすます ・ sharpen / grind well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56" calcext:value-type="float">
            <text:p>1056</text:p>
          </table:table-cell>
          <table:table-cell table:style-name="ce8" office:value-type="string" calcext:value-type="string">
            <text:p>充</text:p>
          </table:table-cell>
          <table:table-cell table:style-name="ce12" office:value-type="string" calcext:value-type="string">
            <text:p>充分な [十分な] ・ じゅうぶんな ・ full, enough; plentiful</text:p>
            <text:p/>
            <text:p>充てる ・ あてる ・ [vt] allot, assign</text:p>
            <text:p/>
            <text:p>充員 ・ じゅういん ・ reserves</text:p>
            <text:p/>
            <text:p>充満する ・ じゅうまんする ・ be full</text:p>
            <text:p/>
            <text:p>補充する ・ ほじゅうする ・ supplement, replenish, recruit</text:p>
            <text:p/>
            <text:p>充実した ・ じゅうじつした ・ full, complete, rich</text:p>
            <text:p/>
            <text:p>拡充 ・ かくじゅう ・ expansion, amplification</text:p>
            <text:p/>
            <text:p>返済に充てる ・ へんさいにあてる ・ allot sth. to debt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57" calcext:value-type="float">
            <text:p>1057</text:p>
          </table:table-cell>
          <table:table-cell table:style-name="ce8" office:value-type="string" calcext:value-type="string">
            <text:p>銃</text:p>
          </table:table-cell>
          <table:table-cell table:style-name="ce12" office:value-type="string" calcext:value-type="string">
            <text:p>銃砲 ・ じゅうほう ・ firearm</text:p>
            <text:p/>
            <text:p>銃声 ・ じゅうせい ・ sound of gunfire</text:p>
            <text:p/>
            <text:p>拳銃 ・ けんじゅう ・ pistol, handgun</text:p>
            <text:p/>
            <text:p>機関銃 ・ きかんじゅう ・ machine gun</text:p>
            <text:p/>
            <text:p>猟銃 ・ りょうじゅう ・ hunting gun</text:p>
            <text:p/>
            <text:p>短銃 ・ たんじゅう ・ pistol</text:p>
            <text:p/>
            <text:p>銃撃 ・ じゅうげき ・ shooting down </text:p>
            <text:p/>
            <text:p>銃の筒 ・ じゅうのつつ ・ barrel of a gu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58" calcext:value-type="float">
            <text:p>1058</text:p>
          </table:table-cell>
          <table:table-cell table:style-name="ce8" office:value-type="string" calcext:value-type="string">
            <text:p>統</text:p>
          </table:table-cell>
          <table:table-cell table:style-name="ce12" office:value-type="string" calcext:value-type="string">
            <text:p>統べる ・ すべる ・ [vt] unite, unify</text:p>
            <text:p/>
            <text:p>伝統 ・ でんとう ・ tradition, convention</text:p>
            <text:p/>
            <text:p>統制 ・ とうせい ・ control, regulation</text:p>
            <text:p/>
            <text:p>統一 ・ とういつ ・ unity, coordination, standardization</text:p>
            <text:p/>
            <text:p>血統 ・ けっとう ・ lineage, blood(line)</text:p>
            <text:p/>
            <text:p>統計 ・ とうけい ・ statistics</text:p>
            <text:p/>
            <text:p>統合する ・ とうごうする ・ integrate, combine, unify</text:p>
            <text:p/>
            <text:p>統べ合わせる ・ すべあわせる ・ unite, bring together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059" calcext:value-type="float">
            <text:p>1059</text:p>
          </table:table-cell>
          <table:table-cell table:style-name="ce8" office:value-type="string" calcext:value-type="string">
            <text:p>流</text:p>
          </table:table-cell>
          <table:table-cell table:style-name="ce12" office:value-type="string" calcext:value-type="string">
            <text:p>流れる ・ ながれる ・ [vi] flow; pass time ; float</text:p>
            <text:p/>
            <text:p>流通 ・ りゅうつう ・ circulation; flow; ventilation</text:p>
            <text:p/>
            <text:p>二流 ・ にりゅう ・ second-rate</text:p>
            <text:p/>
            <text:p>電流 ・ でんりゅう ・ electric current</text:p>
            <text:p/>
            <text:p>流れ星 ・ ながれぼし ・ shooting star, meteor</text:p>
            <text:p/>
            <text:p>川流れ ・ かわながれ ・ being carried away by a current</text:p>
            <text:p/>
            <text:p>流し ・ ながし ・ sink; bath attendant; strolling musician; cruising taxi</text:p>
            <text:p/>
            <text:p>受け流す ・ うけながす ・ [vt] ward off, elude; turn aside a jok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060" calcext:value-type="float">
            <text:p>1060</text:p>
          </table:table-cell>
          <table:table-cell table:style-name="ce8" office:value-type="string" calcext:value-type="string">
            <text:p>硫</text:p>
          </table:table-cell>
          <table:table-cell table:style-name="ce12" office:value-type="string" calcext:value-type="string">
            <text:p>硫酸 ・ りゅうさん ・ sulfuric acid</text:p>
            <text:p/>
            <text:p>硫安 ・ りゅうあん ・ ammonium sulfate</text:p>
            <text:p/>
            <text:p>硫化する ・ りゅうかする ・ sulfurize</text:p>
            <text:p/>
            <text:p>脱硫 ・ だつりゅう ・ desulfurization</text:p>
            <text:p/>
            <text:p>硫黄 ・ いおう ・ sulfu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61" calcext:value-type="float">
            <text:p>1061</text:p>
          </table:table-cell>
          <table:table-cell table:style-name="ce8" office:value-type="string" calcext:value-type="string">
            <text:p>盲</text:p>
          </table:table-cell>
          <table:table-cell table:style-name="ce12" office:value-type="string" calcext:value-type="string">
            <text:p>盲目 ・ もうもく ・ blindness</text:p>
            <text:p/>
            <text:p>色盲 ・ しきもう ・ color blindness</text:p>
            <text:p/>
            <text:p>盲信 ・ もうしん ・ blind belief</text:p>
            <text:p/>
            <text:p>盲想 ・ もうそう ・ wild idea [fancy] , paranoiac delusion</text:p>
            <text:p/>
            <text:p>盲動 ・ もうどう ・ acting blindly</text:p>
            <text:p/>
            <text:p>盲人 ・ もうじん ・ blind person</text:p>
            <text:p/>
            <text:p>盲導犬 ・ もうどうけん ・ guide / Seeing Eye dog</text:p>
            <text:p/>
            <text:p>盲従 ・ もうじゅう ・ blind obedien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62" calcext:value-type="float">
            <text:p>1062</text:p>
          </table:table-cell>
          <table:table-cell table:style-name="ce8" office:value-type="string" calcext:value-type="string">
            <text:p>忘</text:p>
          </table:table-cell>
          <table:table-cell table:style-name="ce12" office:value-type="string" calcext:value-type="string">
            <text:p>忘れる ・ わすれる ・ [vt] forget</text:p>
            <text:p/>
            <text:p>忘失する ・ ぼうしつする ・ forget, lose</text:p>
            <text:p/>
            <text:p>忘れっぽい ・ わすれっぽい ・ forgetful, have a bad memory</text:p>
            <text:p/>
            <text:p>忘れ物 ・ わすれもの ・ lost item, sth. left behind</text:p>
            <text:p/>
            <text:p>忘年会 ・ ぼうねんかい ・ year-end-party</text:p>
            <text:p/>
            <text:p>忘却する ・ ぼうきゃくする ・ forget</text:p>
            <text:p/>
            <text:p>備忘 ・ びぼう ・ reminder</text:p>
            <text:p/>
            <text:p>見忘れる ・ みわすれる ・ forget, not recogniz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063" calcext:value-type="float">
            <text:p>1063</text:p>
          </table:table-cell>
          <table:table-cell table:style-name="ce8" office:value-type="string" calcext:value-type="string">
            <text:p>忙</text:p>
          </table:table-cell>
          <table:table-cell table:style-name="ce12" office:value-type="string" calcext:value-type="string">
            <text:p>仕事で忙しい ・ しごとでいそがしい ・ busy with work</text:p>
            <text:p/>
            <text:p>多忙な ・ たぼうな ・ busy</text:p>
            <text:p/>
            <text:p>忙殺される ・ ぼうさつされる ・ be worked to death, very busily occupied</text:p>
            <text:p/>
            <text:p>繁忙である ・ はんぼうである ・ be busy, fully occupied</text:p>
            <text:p/>
            <text:p>忙しさ ・ いそがしさ ・ busynes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64" calcext:value-type="float">
            <text:p>1064</text:p>
          </table:table-cell>
          <table:table-cell table:style-name="ce8" office:value-type="string" calcext:value-type="string">
            <text:p>荒</text:p>
          </table:table-cell>
          <table:table-cell table:style-name="ce12" office:value-type="string" calcext:value-type="string">
            <text:p>荒れる ・ あれる ・ [vi] become rough; run wild; be devastated</text:p>
            <text:p/>
            <text:p>荒天 ・ こうてん ・ stormy weather</text:p>
            <text:p/>
            <text:p>荒野 ・ こうや ・ wilderness, the wilds, wasteland</text:p>
            <text:p/>
            <text:p>荒廃 ・ こうはい ・ desolation, waste, ruin</text:p>
            <text:p/>
            <text:p>荒っぽい ・ あらっぽい ・ rough, wild, rude</text:p>
            <text:p/>
            <text:p>荒れ地 ・ あれち ・ wilderness</text:p>
            <text:p/>
            <text:p>荒涼たる ・ こうりょうたる ・ desolate, dreary</text:p>
            <text:p/>
            <text:p>荒荒しい ・ あらあらしい ・ wild, violent; rough, rude, gruff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65" calcext:value-type="float">
            <text:p>1065</text:p>
          </table:table-cell>
          <table:table-cell table:style-name="ce8" office:value-type="string" calcext:value-type="string">
            <text:p>慌</text:p>
          </table:table-cell>
          <table:table-cell table:style-name="ce12" office:value-type="string" calcext:value-type="string">
            <text:p>慌てる ・ あわてる ・ [vi] be flurried, confused, be in a hurry</text:p>
            <text:p/>
            <text:p>大慌て ・ おおあわて ・ total fluster, hot haste</text:p>
            <text:p/>
            <text:p>恐慌 ・ きょうこう ・ panic, scare, alarm</text:p>
            <text:p/>
            <text:p>慌ただしい ・ あわただしい ・ flurried, confused; busy, hurried</text:p>
            <text:p/>
            <text:p>慌てふためく ・ あわてふためく ・ be all in a flurry, hurry-scurry, act helter-skelter</text:p>
            <text:p/>
            <text:p>慌てて ・ あわてて ・ in confusion, hot haste</text:p>
            <text:p/>
            <text:p>慌て者 ・ あわてもの ・ flutterer, scatterbrain, bustling fellow</text:p>
            <text:p/>
            <text:p>慌ただしい一生 ・ あわただしいいっしょう ・ fleeting lif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66" calcext:value-type="float">
            <text:p>1066</text:p>
          </table:table-cell>
          <table:table-cell table:style-name="ce8" office:value-type="string" calcext:value-type="string">
            <text:p>望</text:p>
          </table:table-cell>
          <table:table-cell table:style-name="ce12" office:value-type="string" calcext:value-type="string">
            <text:p>望む ・ のぞむ ・ [vt] hope / ask for, desire; expect sb. to do</text:p>
            <text:p/>
            <text:p>欲望 ・ よくぼう ・ desire, craving</text:p>
            <text:p/>
            <text:p>望ましい ・ のぞましい ・ desirable, welcome</text:p>
            <text:p/>
            <text:p>失望する ・ しつぼうする ・ be disappointed, despair</text:p>
            <text:p/>
            <text:p>要望 ・ ようぼう ・ demand, request</text:p>
            <text:p/>
            <text:p>展望する ・ てんぼうする ・ have a view of</text:p>
            <text:p/>
            <text:p>望見する ・ ぼうけんする ・ watch from afar</text:p>
            <text:p/>
            <text:p>望外の ・ ぼうがいの ・ unexpected, unanticipate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67" calcext:value-type="float">
            <text:p>1067</text:p>
          </table:table-cell>
          <table:table-cell table:style-name="ce8" office:value-type="string" calcext:value-type="string">
            <text:p>希</text:p>
          </table:table-cell>
          <table:table-cell table:style-name="ce12" office:value-type="string" calcext:value-type="string">
            <text:p>希な ・ まれな ・ rare, uncommon, scarce</text:p>
            <text:p/>
            <text:p>希少な ・ きしょうな ・ scarce, rare</text:p>
            <text:p/>
            <text:p>希望 ・ きぼう ・ hope, wish, aspiration</text:p>
            <text:p/>
            <text:p>希薄な ・ きはくな ・ dilute, thin, rare, sparse</text:p>
            <text:p/>
            <text:p>希元素 ・ きげんそ ・ rare element</text:p>
            <text:p/>
            <text:p>希少な ・ きしょうな ・ scarce, rare</text:p>
            <text:p/>
            <text:p>希求する ・ ききゅうする ・ aspire to, seek, demand</text:p>
            <text:p/>
            <text:p>古希 ・ こき ・ three score and ten, seventy years of ag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068" calcext:value-type="float">
            <text:p>1068</text:p>
          </table:table-cell>
          <table:table-cell table:style-name="ce8" office:value-type="string" calcext:value-type="string">
            <text:p>稀</text:p>
          </table:table-cell>
          <table:table-cell table:style-name="ce14" office:value-type="string" calcext:value-type="string">
            <text:p>稀代の ・ きたいの (=きだいの) ・ uncommon, rare</text:p>
            <text:p/>
            <text:p>稀有な ・ けうな (=きゆうな) ・ rare, unusual, uncommon</text:p>
            <text:p/>
            <text:p>稀少な ・ きしょうな ・ scarce, rare</text:p>
            <text:p/>
            <text:p>稀薄な ・ きはくな ・ dilute, thin, rare, sparse</text:p>
            <text:p/>
            <text:p>稀な ・ まれな ・ rare, uncommon, scarc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69" calcext:value-type="float">
            <text:p>1069</text:p>
          </table:table-cell>
          <table:table-cell table:style-name="ce8" office:value-type="string" calcext:value-type="string">
            <text:p>括</text:p>
          </table:table-cell>
          <table:table-cell table:style-name="ce12" office:value-type="string" calcext:value-type="string">
            <text:p>総括的 ・ そうかつてき ・ all-inclusive, all-embracing</text:p>
            <text:p/>
            <text:p>一括する ・ いっかつする ・ lump together, sum up</text:p>
            <text:p/>
            <text:p>概括する ・ がいかつする ・ summarize, sum up, generalize</text:p>
            <text:p/>
            <text:p>包括する ・ ほうかつする ・ include, comprise, comprehend</text:p>
            <text:p/>
            <text:p>統括する ・ とうかつする ・ generalize</text:p>
            <text:p/>
            <text:p>括弧 ・ かっこ ・ parentheses, bracket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70" calcext:value-type="float">
            <text:p>1070</text:p>
          </table:table-cell>
          <table:table-cell table:style-name="ce8" office:value-type="string" calcext:value-type="string">
            <text:p>拘</text:p>
          </table:table-cell>
          <table:table-cell table:style-name="ce12" office:value-type="string" calcext:value-type="string">
            <text:p>拘る ・ かかわる ・ [vi] adhere [stick] to</text:p>
            <text:p/>
            <text:p>拘置 ・ こうち ・ detention, confinement, arrest</text:p>
            <text:p/>
            <text:p>拘束 ・ こうそく ・ restriction, restraint, binding</text:p>
            <text:p/>
            <text:p>…にも拘らず ・ にもかかわらず ・ in spite [regardless] of</text:p>
            <text:p/>
            <text:p>拘留 ・ こうりゅう ・ penal detention up to 30 days </text:p>
            <text:p/>
            <text:p>拘禁する ・ こうきんする ・ detain, confine, imprison</text:p>
            <text:p/>
            <text:p>拘引 ・ こういん ・ arrest, custod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71" calcext:value-type="float">
            <text:p>1071</text:p>
          </table:table-cell>
          <table:table-cell table:style-name="ce8" office:value-type="string" calcext:value-type="string">
            <text:p>拾</text:p>
          </table:table-cell>
          <table:table-cell table:style-name="ce12" office:value-type="string" calcext:value-type="string">
            <text:p>拾得する ・ しゅうとくする ・ pick up, find</text:p>
            <text:p/>
            <text:p>石を拾う ・ いしをひろう ・ pick up a stone</text:p>
            <text:p/>
            <text:p>拾集する ・ しゅうしゅうする ・ gather, collect</text:p>
            <text:p/>
            <text:p>拾い上げる ・ ひろいあげる ・ pick up; pick out</text:p>
            <text:p/>
            <text:p>収拾する ・ しゅうしゅうする ・ get under control, save the situation </text:p>
            <text:p/>
            <text:p>拾い物 ・ ひろいもの ・ sth. picked up / found; bargain</text:p>
            <text:p/>
            <text:p>命拾い ・ いのちびろい ・ narrow escape from death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72" calcext:value-type="float">
            <text:p>1072</text:p>
          </table:table-cell>
          <table:table-cell table:style-name="ce8" office:value-type="string" calcext:value-type="string">
            <text:p>捨</text:p>
          </table:table-cell>
          <table:table-cell table:style-name="ce12" office:value-type="string" calcext:value-type="string">
            <text:p>捨てる ・ すてる ・ [vt] discard, throw away, abandon</text:p>
            <text:p/>
            <text:p>見捨てる ・ みすてる ・ [vt] forsake, desert</text:p>
            <text:p/>
            <text:p>四捨五入 ・ ししゃごにゅう ・ rounding to the nearest integer </text:p>
            <text:p/>
            <text:p>ごみ捨て ・ ごみすて ・ dumping refuse / ground; garbage pit</text:p>
            <text:p/>
            <text:p>取捨 ・ しゅしゃ ・ adoption or rejection, choice, selection</text:p>
            <text:p/>
            <text:p>用捨 ・ ようしゃ ・ adoption or rejection, choice, option</text:p>
            <text:p/>
            <text:p>捨て子 ・ すてご ・ foundling, abandoned child; abandoning one’s child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073" calcext:value-type="float">
            <text:p>1073</text:p>
          </table:table-cell>
          <table:table-cell table:style-name="ce8" office:value-type="string" calcext:value-type="string">
            <text:p>孤</text:p>
          </table:table-cell>
          <table:table-cell table:style-name="ce12" office:value-type="string" calcext:value-type="string">
            <text:p>孤独の ・ こどくの ・ solitary, lonely, alone</text:p>
            <text:p/>
            <text:p>孤軍 ・ こぐん ・ lone force isolated / forlorn </text:p>
            <text:p/>
            <text:p>孤児 ・ こじ ・ orphan</text:p>
            <text:p/>
            <text:p>孤立 ・ こりつ ・ isolation</text:p>
            <text:p/>
            <text:p>孤客 ・ こかく ・ lone traveler</text:p>
            <text:p/>
            <text:p>孤島 ・ ことう ・ solitary island</text:p>
            <text:p/>
            <text:p>孤城 ・ こじょう ・ solitary / isolated castl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074" calcext:value-type="float">
            <text:p>1074</text:p>
          </table:table-cell>
          <table:table-cell table:style-name="ce8" office:value-type="string" calcext:value-type="string">
            <text:p>弧</text:p>
          </table:table-cell>
          <table:table-cell table:style-name="ce12" office:value-type="string" calcext:value-type="string">
            <text:p>括弧 ・ かっこ ・ parentheses, brackets</text:p>
            <text:p/>
            <text:p>弧状の ・ こじょうの ・ arc-shaped</text:p>
            <text:p/>
            <text:p>弧線 ・ こせん ・ arc of a circle </text:p>
            <text:p/>
            <text:p>弧形 ・ こけい ・ arc</text:p>
            <text:p/>
            <text:p>円弧 ・ えんこ ・ circular arc; arc of a circl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75" calcext:value-type="float">
            <text:p>1075</text:p>
          </table:table-cell>
          <table:table-cell table:style-name="ce8" office:value-type="string" calcext:value-type="string">
            <text:p>弾</text:p>
          </table:table-cell>
          <table:table-cell table:style-name="ce12" office:value-type="string" calcext:value-type="string">
            <text:p>弾丸 ・ だんがん ・ shot, bullet, shell</text:p>
            <text:p/>
            <text:p>弾む ・ はずむ ・ [vi] spring back, rebound; be animated</text:p>
            <text:p/>
            <text:p>弾く ・ ひく ・ [vt] play on string instruments </text:p>
            <text:p/>
            <text:p>弾力性 ・ だんりょくせい ・ elasticity; flexibility</text:p>
            <text:p/>
            <text:p>弾圧 ・ だんあつ ・ op-, suppression</text:p>
            <text:p/>
            <text:p>連弾 ・ れんだん ・ 4-handed performance on the piano </text:p>
            <text:p/>
            <text:p>弾道弾 ・ だんどうだん ・ ballistic missile</text:p>
            <text:p/>
            <text:p>鉄砲弾 ・ てっぽうだま ・ gunshot, bullet; lost / truant messenger; bull’s-ey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76" calcext:value-type="float">
            <text:p>1076</text:p>
          </table:table-cell>
          <table:table-cell table:style-name="ce8" office:value-type="string" calcext:value-type="string">
            <text:p>禅</text:p>
          </table:table-cell>
          <table:table-cell table:style-name="ce12" office:value-type="string" calcext:value-type="string">
            <text:p>禅宗 ・ ぜんしゅう ・ Zen sect</text:p>
            <text:p/>
            <text:p>座禅 ・ ざぜん ・ Zen meditation</text:p>
            <text:p/>
            <text:p>禅寺 ・ ぜんでら ・ Zen temple</text:p>
            <text:p/>
            <text:p>禅僧 ・ ぜんそう ・ Zen priest / monk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77" calcext:value-type="float">
            <text:p>1077</text:p>
          </table:table-cell>
          <table:table-cell table:style-name="ce8" office:value-type="string" calcext:value-type="string">
            <text:p>系</text:p>
          </table:table-cell>
          <table:table-cell table:style-name="ce12" office:value-type="string" calcext:value-type="string">
            <text:p>体系 ・ たいけい ・ system, organization</text:p>
            <text:p/>
            <text:p>系図 ・ けいず ・ genealogy, pedigree</text:p>
            <text:p/>
            <text:p>系列 ・ けいれつ ・ order, succession; series</text:p>
            <text:p/>
            <text:p>日系ブラジル人 ・ にっけいブラジルじん ・ Brazilians of Japanese descent</text:p>
            <text:p/>
            <text:p>直系 ・ ちょっけい ・ direct descent line</text:p>
            <text:p/>
            <text:p>家系 ・ かけい ・ family line, lineage, ancestry</text:p>
            <text:p/>
            <text:p>系統 ・ けいとう ・ system; geological formation; lineage, ancestr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78" calcext:value-type="float">
            <text:p>1078</text:p>
          </table:table-cell>
          <table:table-cell table:style-name="ce8" office:value-type="string" calcext:value-type="string">
            <text:p>係</text:p>
          </table:table-cell>
          <table:table-cell table:style-name="ce12" office:value-type="string" calcext:value-type="string">
            <text:p>関係 ・ かんけい ・ relation, relationship, connection</text:p>
            <text:p/>
            <text:p>会計係 ・ かいけいがかり ・ accountant, treasurer</text:p>
            <text:p/>
            <text:p>係累 ・ けいるい ・ dependent[s], encumbrance[s]</text:p>
            <text:p/>
            <text:p>係留 ・ けいりゅう ・ mooring, anchorage</text:p>
            <text:p/>
            <text:p>連係 ・ れんけい ・ connection, linking, contact</text:p>
            <text:p/>
            <text:p>係る ・ かかる ・ [vi] affect, concern, involve</text:p>
            <text:p/>
            <text:p>面目に係る問題 ・ めんぼくにかかるもんだい ・ problem concerning one’s honor</text:p>
            <text:p/>
            <text:p>係わる ・ かかわる ・ [vi] be concerned in, involved; influence adversely , affec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79" calcext:value-type="float">
            <text:p>1079</text:p>
          </table:table-cell>
          <table:table-cell table:style-name="ce8" office:value-type="string" calcext:value-type="string">
            <text:p>孫</text:p>
          </table:table-cell>
          <table:table-cell table:style-name="ce12" office:value-type="string" calcext:value-type="string">
            <text:p>子孫 ・ しそん ・ descendant, offspring</text:p>
            <text:p/>
            <text:p>お孫さん ・ おまごさん ・ your grandchild</text:p>
            <text:p/>
            <text:p>王孫 ・ おうそん ・ royal grandson</text:p>
            <text:p/>
            <text:p>孫 ・ まご ・ grandchild</text:p>
            <text:p/>
            <text:p>孫娘 ・ まごむすめ ・ granddaughter</text:p>
            <text:p/>
            <text:p>孫弟子 ・ まごでし ・ disciples of one’s disciples</text:p>
            <text:p/>
            <text:p>天孫 ・ てんそん ・ descendant of a god</text:p>
            <text:p/>
            <text:p>皇孫 ・ こうそん ・ Imperial grandchil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80" calcext:value-type="float">
            <text:p>1080</text:p>
          </table:table-cell>
          <table:table-cell table:style-name="ce8" office:value-type="string" calcext:value-type="string">
            <text:p>懸</text:p>
          </table:table-cell>
          <table:table-cell table:style-name="ce12" office:value-type="string" calcext:value-type="string">
            <text:p>一生懸命 ・ いっしょうけんめい ・ with all one's might</text:p>
            <text:p/>
            <text:p>懸案 ・ けんあん ・ pending question / problem</text:p>
            <text:p/>
            <text:p>懸賞 ・ けんしょう ・ prize competition; prize, reward</text:p>
            <text:p/>
            <text:p>懸念 ・ けねん ・ anxiety, concern, fear</text:p>
            <text:p/>
            <text:p>懸垂 ・ けんすい ・ suspension, pendency; chinning exercises</text:p>
            <text:p/>
            <text:p>懸崖 ・ けんがい ・ overhanging cliff</text:p>
            <text:p/>
            <text:p>懸ける ・ かける ・ [vt] stake one’s life , risk; offer / set a prize</text:p>
            <text:p/>
            <text:p>懸かる ・ かかる ・ [vi] be suspended in midair moon, … , hang have a reward offered prize on one’s head, …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81" calcext:value-type="float">
            <text:p>1081</text:p>
          </table:table-cell>
          <table:table-cell table:style-name="ce8" office:value-type="string" calcext:value-type="string">
            <text:p>偏</text:p>
          </table:table-cell>
          <table:table-cell table:style-name="ce12" office:value-type="string" calcext:value-type="string">
            <text:p>偏る ・ かたよる ・ [vi] be one-sided, prejudiced, unfair</text:p>
            <text:p/>
            <text:p>偏り ・ かたより ・ deviation, offset; polarization</text:p>
            <text:p/>
            <text:p>偏見 ・ へんけん ・ prejudice, biased / narrow view</text:p>
            <text:p/>
            <text:p>偏食 ・ へんしょく ・ unbalanced diet</text:p>
            <text:p/>
            <text:p>偏差値 ・ へんさち ・ deviation value, standard score eg. for academic grades </text:p>
            <text:p/>
            <text:p>偏愛 ・ へんあい ・ partiality, favoritism</text:p>
            <text:p/>
            <text:p>偏重する ・ へんちょうする ・ attach too much importance, overemphasize</text:p>
            <text:p/>
            <text:p>偏在 ・ へんざい ・ uneven distribu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82" calcext:value-type="float">
            <text:p>1082</text:p>
          </table:table-cell>
          <table:table-cell table:style-name="ce8" office:value-type="string" calcext:value-type="string">
            <text:p>遍</text:p>
          </table:table-cell>
          <table:table-cell table:style-name="ce12" office:value-type="string" calcext:value-type="string">
            <text:p>遍在 ・ へんざい ・ omnipresence, ubiquity</text:p>
            <text:p/>
            <text:p>遍歴 ・ へんれき ・ travels, pilgrimage</text:p>
            <text:p/>
            <text:p>一遍 ・ いっぺん ・ once</text:p>
            <text:p/>
            <text:p>遍路 ・ へんろ ・ pilgrim</text:p>
            <text:p/>
            <text:p>普遍的な ・ ふへんてきな ・ universal, omnipresent, ubiquitous</text:p>
            <text:p/>
            <text:p>満遍無く ・ まんべんなく ・ evenly, equally; without exception; all over</text:p>
            <text:p/>
            <text:p>何遍も ・ なんべんも ・ several / many times, very ofte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83" calcext:value-type="float">
            <text:p>1083</text:p>
          </table:table-cell>
          <table:table-cell table:style-name="ce8" office:value-type="string" calcext:value-type="string">
            <text:p>編</text:p>
          </table:table-cell>
          <table:table-cell table:style-name="ce12" office:value-type="string" calcext:value-type="string">
            <text:p>編集 ・ へんしゅう ・ editing, compilation</text:p>
            <text:p/>
            <text:p>編む ・ あむ ・ [vt] knit</text:p>
            <text:p/>
            <text:p>編み物 ・ あみもの ・ knitting, knitted goods</text:p>
            <text:p/>
            <text:p>予告編 ・ よこくへん ・ preview, trailer</text:p>
            <text:p/>
            <text:p>編成する ・ へんせいする ・ form, compose, compile</text:p>
            <text:p/>
            <text:p>編曲 ・ へんきょく ・ arrangement of a melody </text:p>
            <text:p/>
            <text:p>編入する ・ へんにゅうする ・ include, incorporate; admit</text:p>
            <text:p/>
            <text:p>後編 ・ こうへん ・ latter part, latter volum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84" calcext:value-type="float">
            <text:p>1084</text:p>
          </table:table-cell>
          <table:table-cell table:style-name="ce8" office:value-type="string" calcext:value-type="string">
            <text:p>篇</text:p>
          </table:table-cell>
          <table:table-cell table:style-name="ce12" office:value-type="string" calcext:value-type="string">
            <text:p>短篇 ・ たんぺん ・ short short story, … </text:p>
            <text:p/>
            <text:p>一篇の詩 ・ いっぺんのし ・ one poem</text:p>
            <text:p/>
            <text:p>予告篇 ・ よこくへん ・ preview, trailer</text:p>
            <text:p/>
            <text:p>続篇 ・ ぞくへん ・ sequel, supplementary volume</text:p>
            <text:p/>
            <text:p>前篇 ・ ぜんぺん ・ first volume; first par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085" calcext:value-type="float">
            <text:p>1085</text:p>
          </table:table-cell>
          <table:table-cell table:style-name="ce8" office:value-type="string" calcext:value-type="string">
            <text:p>普</text:p>
          </table:table-cell>
          <table:table-cell table:style-name="ce12" office:value-type="string" calcext:value-type="string">
            <text:p>普通の ・ ふつうの ・ normal, regular, ordinary</text:p>
            <text:p/>
            <text:p>普段の ・ ふだんの ・ usual, ordinary</text:p>
            <text:p/>
            <text:p>普遍的な ・ ふへんてきな ・ universal, omnipresent, ubiquitous</text:p>
            <text:p/>
            <text:p>普及 ・ ふきゅう ・ diffusion, spread, propagation</text:p>
            <text:p/>
            <text:p>普請 ・ ふしん ・ building, construction</text:p>
            <text:p/>
            <text:p>普選 ・ ふせん ・ universal suffrag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86" calcext:value-type="float">
            <text:p>1086</text:p>
          </table:table-cell>
          <table:table-cell table:style-name="ce8" office:value-type="string" calcext:value-type="string">
            <text:p>譜</text:p>
          </table:table-cell>
          <table:table-cell table:style-name="ce12" office:value-type="string" calcext:value-type="string">
            <text:p>楽譜 ・ がくふ ・ music, musical score sheet of </text:p>
            <text:p/>
            <text:p>年譜 ・ ねんぷ ・ chronological record</text:p>
            <text:p/>
            <text:p>系譜 ・ けいふ ・ genealogy, family tree</text:p>
            <text:p/>
            <text:p>譜代 ・ ふだい ・ successive generations; hereditary Tokugawa daimyō</text:p>
            <text:p/>
            <text:p>家譜 ・ かふ ・ genealogy, pedigree</text:p>
            <text:p/>
            <text:p>採譜 ・ さいふ ・ recording a tune in musical notes </text:p>
            <text:p/>
            <text:p>暗譜 ・ あんぷ ・ memorizing musical score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87" calcext:value-type="float">
            <text:p>1087</text:p>
          </table:table-cell>
          <table:table-cell table:style-name="ce8" office:value-type="string" calcext:value-type="string">
            <text:p>職</text:p>
          </table:table-cell>
          <table:table-cell table:style-name="ce12" office:value-type="string" calcext:value-type="string">
            <text:p>職業 ・ しょくぎょう ・ occupation, vocation, profession</text:p>
            <text:p/>
            <text:p>無職の ・ むしょくの ・ unemployed</text:p>
            <text:p/>
            <text:p>職場 ・ しょくば ・ place of work, workshop</text:p>
            <text:p/>
            <text:p>職務 ・ しょくむ ・ duty, duties, function</text:p>
            <text:p/>
            <text:p>現職 ・ げんしょく ・ present post; incumbent</text:p>
            <text:p/>
            <text:p>職を辞する ・ しょくをじする ・ resign one’s post</text:p>
            <text:p/>
            <text:p>職を探す ・ しょくをさがす ・ seek employment, hunt for a job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88" calcext:value-type="float">
            <text:p>1088</text:p>
          </table:table-cell>
          <table:table-cell table:style-name="ce8" office:value-type="string" calcext:value-type="string">
            <text:p>織</text:p>
          </table:table-cell>
          <table:table-cell table:style-name="ce12" office:value-type="string" calcext:value-type="string">
            <text:p>織る ・ おる ・ [vt] weave</text:p>
            <text:p/>
            <text:p>組織 ・ そしき ・ organization, system; constitution, construction; tissue</text:p>
            <text:p/>
            <text:p>織り目 ・ おりめ ・ texture</text:p>
            <text:p/>
            <text:p>織機 ・ しょっき ・ loom</text:p>
            <text:p/>
            <text:p>織物 ・ おりもの ・ cloth, textile, fabric</text:p>
            <text:p/>
            <text:p>機織り ・ はたおり ・ weaver / -ing; grasshopper</text:p>
            <text:p/>
            <text:p>織り込む ・ おりこむ ・ interweave</text:p>
            <text:p/>
            <text:p>毛織 ・ けおり ・ woolen fabric / cloth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89" calcext:value-type="float">
            <text:p>1089</text:p>
          </table:table-cell>
          <table:table-cell table:style-name="ce8" office:value-type="string" calcext:value-type="string">
            <text:p>識</text:p>
          </table:table-cell>
          <table:table-cell table:style-name="ce12" office:value-type="string" calcext:value-type="string">
            <text:p>意識する ・ いしきする ・ be conscious, aware of</text:p>
            <text:p/>
            <text:p>知識 ・ ちしき ・ knowledge</text:p>
            <text:p/>
            <text:p>識見 ・ しきけん ・ knowledge, judgment, discernment</text:p>
            <text:p/>
            <text:p>識別する ・ しきべつする ・ discriminate, discern</text:p>
            <text:p/>
            <text:p>常識 ・ じょうしき ・ common sense, common knowledge</text:p>
            <text:p/>
            <text:p>良識 ・ りょうしき ・ good sense</text:p>
            <text:p/>
            <text:p>有識者 ・ ゆうしきしゃ ・ learned people, the wise [informed, intellectual, …] </text:p>
            <text:p/>
            <text:p>眼識 ・ がんしき ・ insight, discriminati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90" calcext:value-type="float">
            <text:p>1090</text:p>
          </table:table-cell>
          <table:table-cell table:style-name="ce8" office:value-type="string" calcext:value-type="string">
            <text:p>殉</text:p>
          </table:table-cell>
          <table:table-cell table:style-name="ce12" office:value-type="string" calcext:value-type="string">
            <text:p>殉職 ・ じゅんしょく ・ dying at one's post</text:p>
            <text:p/>
            <text:p>殉教 ・ じゅんきょう ・ martyrdom</text:p>
            <text:p/>
            <text:p>殉教者 ・ じゅんきょうしゃ ・ martyr</text:p>
            <text:p/>
            <text:p>殉国 ・ じゅんこく ・ dying for one’s country</text:p>
            <text:p/>
            <text:p>殉難 ・ じゅんなん ・ martyrdom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91" calcext:value-type="float">
            <text:p>1091</text:p>
          </table:table-cell>
          <table:table-cell table:style-name="ce8" office:value-type="string" calcext:value-type="string">
            <text:p>退</text:p>
          </table:table-cell>
          <table:table-cell table:style-name="ce12" office:value-type="string" calcext:value-type="string">
            <text:p>退院 ・ たいいん ・ discharge from a hospital</text:p>
            <text:p/>
            <text:p>退く ・ しりぞく ・ [vi] retreat; retire</text:p>
            <text:p/>
            <text:p>退院 ・ たいいん ・ discharge from a hospital</text:p>
            <text:p/>
            <text:p>退ける ・ しりぞける ・ [vt] repel, beat back; keep away, reject, refuse</text:p>
            <text:p/>
            <text:p>退職 ・ たいしょく ・ retirement, resignation</text:p>
            <text:p/>
            <text:p>引退する ・ いんたいする ・ retire, go into retirement</text:p>
            <text:p/>
            <text:p>退廃的 ・ たいはいてき ・ decadent, degenerating</text:p>
            <text:p/>
            <text:p>立ち退く ・ たちのく ・ [vi] leave, depart, evacuate; take refuge; vacate, leave, qui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92" calcext:value-type="float">
            <text:p>1092</text:p>
          </table:table-cell>
          <table:table-cell table:style-name="ce8" office:value-type="string" calcext:value-type="string">
            <text:p>眼</text:p>
          </table:table-cell>
          <table:table-cell table:style-name="ce12" office:value-type="string" calcext:value-type="string">
            <text:p>眼識 ・ がんしき ・ insight, discrimination</text:p>
            <text:p/>
            <text:p>開眼¹ ・ かいげん ・ enlightenment</text:p>
            <text:p/>
            <text:p>開眼² ・ かいがん ・ opening one’s eyes to the truth</text:p>
            <text:p/>
            <text:p>近眼 ・ きんがん ・ nearsightedness</text:p>
            <text:p/>
            <text:p>眼科 ・ がんか ・ ophthalmology</text:p>
            <text:p/>
            <text:p>千里眼 ・ せんりがん ・ clairvoyance</text:p>
            <text:p/>
            <text:p>眼 ・ まなこ ・ eye(ball)</text:p>
            <text:p/>
            <text:p>眼鏡 ・ めがね [がんきょう] ・ glasses, spectacles; judgment, insigh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93" calcext:value-type="float">
            <text:p>1093</text:p>
          </table:table-cell>
          <table:table-cell table:style-name="ce8" office:value-type="string" calcext:value-type="string">
            <text:p>智</text:p>
          </table:table-cell>
          <table:table-cell table:style-name="ce12" office:value-type="string" calcext:value-type="string">
            <text:p>智慧 [知恵] ・ ちえ ・ wisdom, intelligence, sagacity</text:p>
            <text:p/>
            <text:p>智能 ・ ちのう ・ intelligence, mental capacity</text:p>
            <text:p/>
            <text:p>無智 ・ むち ・ ignorance, stupidity</text:p>
            <text:p/>
            <text:p>智慮 ・ ちりょ ・ foresight</text:p>
            <text:p/>
            <text:p>智者 ・ ちしゃ ・ wise man; learned priest</text:p>
            <text:p/>
            <text:p>智将 ・ ちしょう ・ resourceful general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94" calcext:value-type="float">
            <text:p>1094</text:p>
          </table:table-cell>
          <table:table-cell table:style-name="ce8" office:value-type="string" calcext:value-type="string">
            <text:p>仁</text:p>
          </table:table-cell>
          <table:table-cell table:style-name="ce12" office:value-type="string" calcext:value-type="string">
            <text:p>仁愛 ・ じんあい ・ benevolence, charity</text:p>
            <text:p/>
            <text:p>仁義 ・ じんぎ ・ humanity &amp; justice; moral code</text:p>
            <text:p/>
            <text:p>仁義礼智信 ・ じんぎれいちしん ・ the five Confucian virtues humaneness, justice, courtesy, wisdom, sincerity </text:p>
            <text:p/>
            <text:p>仁術 ・ じんじゅつ ・ benevolent act</text:p>
            <text:p/>
            <text:p>仁徳 ・ じんとく ・ benevolence, goodnes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95" calcext:value-type="float">
            <text:p>1095</text:p>
          </table:table-cell>
          <table:table-cell table:style-name="ce8" office:value-type="string" calcext:value-type="string">
            <text:p>忍</text:p>
          </table:table-cell>
          <table:table-cell table:style-name="ce12" office:value-type="string" calcext:value-type="string">
            <text:p>忍苦 ・ にんく ・ endurance, stoicism</text:p>
            <text:p/>
            <text:p>忍ぶ ・ しのぶ ・ [vt] bear, endure; perform by stealth, hide</text:p>
            <text:p/>
            <text:p>忍者 ・ にんじゃ ・ medieval spy who mastered ninjutsu) </text:p>
            <text:p/>
            <text:p>忍法 ・ にんぽう ・ art of making oneself invisible</text:p>
            <text:p/>
            <text:p>忍びやかな ・ しのびやかな ・ stealthy, secret</text:p>
            <text:p/>
            <text:p>忍従 ・ にんじゅう ・ submission, resignation</text:p>
            <text:p/>
            <text:p>忍び難い ・ しのびがたい ・ unbearable, intolerable</text:p>
            <text:p/>
            <text:p>忍ばせる ・ しのばせる ・ [vt] conceal, secret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96" calcext:value-type="float">
            <text:p>1096</text:p>
          </table:table-cell>
          <table:table-cell table:style-name="ce8" office:value-type="string" calcext:value-type="string">
            <text:p>認</text:p>
          </table:table-cell>
          <table:table-cell table:style-name="ce12" office:value-type="string" calcext:value-type="string">
            <text:p>認識 ・ にんしき ・ cognition, perception; understanding</text:p>
            <text:p/>
            <text:p>失敗を認める ・ しっぱいをみとめる ・ admit to a failure</text:p>
            <text:p/>
            <text:p>黙認 ・ もくにん ・ tacit / silent approval, toleration</text:p>
            <text:p/>
            <text:p>認定 ・ にんてい ・ authorization, recognition, acknowledgement</text:p>
            <text:p/>
            <text:p>認知 ・ にんち ・ recognition, acknowledgment</text:p>
            <text:p/>
            <text:p>認識 ・ にんしき ・ cognition, perception; understanding</text:p>
            <text:p/>
            <text:p>認め難い ・ みとめがたい ・ unapprovabl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97" calcext:value-type="float">
            <text:p>1097</text:p>
          </table:table-cell>
          <table:table-cell table:style-name="ce8" office:value-type="string" calcext:value-type="string">
            <text:p>求</text:p>
          </table:table-cell>
          <table:table-cell table:style-name="ce12" office:value-type="string" calcext:value-type="string">
            <text:p>求める ・ もとめる ・ [vt] seek, pursue</text:p>
            <text:p/>
            <text:p>請求 ・ せいきゅう ・ demand, request, claim</text:p>
            <text:p/>
            <text:p>欲求 ・ よっきゅう ・ want[s], desire, wish</text:p>
            <text:p/>
            <text:p>要求する ・ ようきゅうする ・ require, demand, request</text:p>
            <text:p/>
            <text:p>求職 ・ きゅうしょく ・ seeking employment</text:p>
            <text:p/>
            <text:p>求人 ・ きゅうじん ・ job posting</text:p>
            <text:p/>
            <text:p>求婚 ・ きゅうこん ・ proposal of marriage</text:p>
            <text:p/>
            <text:p>求刑する ・ きゅうけいする ・ demand a sentence for the accuse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98" calcext:value-type="float">
            <text:p>1098</text:p>
          </table:table-cell>
          <table:table-cell table:style-name="ce8" office:value-type="string" calcext:value-type="string">
            <text:p>救</text:p>
          </table:table-cell>
          <table:table-cell table:style-name="ce12" office:value-type="string" calcext:value-type="string">
            <text:p>救急車 ・ きゅうきゅうしゃ ・ ambulance</text:p>
            <text:p/>
            <text:p>救う ・ すくう ・ [vt] save, rescue</text:p>
            <text:p/>
            <text:p>救い ・ すくい ・ rescue, relief, help, salvation</text:p>
            <text:p/>
            <text:p>救命 ・ きゅうめい ・ lifesaving</text:p>
            <text:p/>
            <text:p>救済する ・ きゅうさいする ・ relieve, help; save, deliver</text:p>
            <text:p/>
            <text:p>救出 ・ きゅうしゅつ ・ rescue, relief; deliverance</text:p>
            <text:p/>
            <text:p>救助 ・ きゅうじょ ・ rescue, relief</text:p>
            <text:p/>
            <text:p>救難 ・ きゅうなん ・ rescue, salvag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99" calcext:value-type="float">
            <text:p>1099</text:p>
          </table:table-cell>
          <table:table-cell table:style-name="ce8" office:value-type="string" calcext:value-type="string">
            <text:p>球</text:p>
          </table:table-cell>
          <table:table-cell table:style-name="ce12" office:value-type="string" calcext:value-type="string">
            <text:p>地球 ・ ちきゅう ・ the Earth</text:p>
            <text:p/>
            <text:p>球拾い ・ たまひろい ・ picking up balls; poor player</text:p>
            <text:p/>
            <text:p>庭球 ・ ていきゅう ・ tennis</text:p>
            <text:p/>
            <text:p>球 ・ たま ・ ball</text:p>
            <text:p/>
            <text:p>球場 ・ きゅうじょう ・ ballpark</text:p>
            <text:p/>
            <text:p>野球 ・ やきゅう ・ baseball</text:p>
            <text:p/>
            <text:p>好球 ・ こうきゅう ・ good pitch</text:p>
            <text:p/>
            <text:p>球根 ・ きゅうこん ・ bulb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100" calcext:value-type="float">
            <text:p>1100</text:p>
          </table:table-cell>
          <table:table-cell table:style-name="ce8" office:value-type="string" calcext:value-type="string">
            <text:p>屯</text:p>
          </table:table-cell>
          <table:table-cell table:style-name="ce12" office:value-type="string" calcext:value-type="string">
            <text:p>駐屯する ・ ちゅうとんする ・ be stationed, occup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101" calcext:value-type="float">
            <text:p>1101</text:p>
          </table:table-cell>
          <table:table-cell table:style-name="ce8" office:value-type="string" calcext:value-type="string">
            <text:p>純</text:p>
          </table:table-cell>
          <table:table-cell table:style-name="ce12" office:value-type="string" calcext:value-type="string">
            <text:p>単純な ・ たんじゅんな ・ simple, uncomplicated, plain</text:p>
            <text:p/>
            <text:p>純毛 ・ じゅんもう ・ pure / all wool</text:p>
            <text:p/>
            <text:p>清純な ・ せいじゅんな ・ pure and innocent </text:p>
            <text:p/>
            <text:p>純真な ・ じゅんしんな ・ naive, sincere, pure, genuine</text:p>
            <text:p/>
            <text:p>純正な ・ じゅんせいな ・ pure, genuine</text:p>
            <text:p/>
            <text:p>純金 ・ じゅんきん ・ pure / solid gol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02" calcext:value-type="float">
            <text:p>1102</text:p>
          </table:table-cell>
          <table:table-cell table:style-name="ce8" office:value-type="string" calcext:value-type="string">
            <text:p>鈍</text:p>
          </table:table-cell>
          <table:table-cell table:style-name="ce12" office:value-type="string" calcext:value-type="string">
            <text:p>鈍角 ・ どんかく ・ obtuse angle</text:p>
            <text:p/>
            <text:p>鈍い ・ にぶい ・ dull; slow</text:p>
            <text:p/>
            <text:p>鈍る ・ にぶる ・ [vi] become dull; weaken</text:p>
            <text:p/>
            <text:p>鈍感 ・ どんかん ・ thickheadedness</text:p>
            <text:p/>
            <text:p>鈍器 ・ どんき ・ dull weapon, blunt sword</text:p>
            <text:p/>
            <text:p>鈍感 ・ どんかん ・ thickheadedness</text:p>
            <text:p/>
            <text:p>鈍い音 ・ にぶいおと ・ thick sound</text:p>
            <text:p/>
            <text:p>鈍黄色 ・ にぶきいろ ・ dull yellow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03" calcext:value-type="float">
            <text:p>1103</text:p>
          </table:table-cell>
          <table:table-cell table:style-name="ce8" office:value-type="string" calcext:value-type="string">
            <text:p>召</text:p>
          </table:table-cell>
          <table:table-cell table:style-name="ce12" office:value-type="string" calcext:value-type="string">
            <text:p>召集する ・ しょうしゅうする ・ call together, convene</text:p>
            <text:p/>
            <text:p>召す ・ めす ・ [vt, honorific] summon; wear; eat, drink</text:p>
            <text:p/>
            <text:p>召使 ・ めしつかい ・ servant</text:p>
            <text:p/>
            <text:p>召し上がる ・ めしあがる ・ [vt] eat, drink</text:p>
            <text:p/>
            <text:p>応召者 ・ おうしょうしゃ ・ draftee</text:p>
            <text:p/>
            <text:p>お召し物 ・ おめしもの ・ dress, clothes</text:p>
            <text:p/>
            <text:p>召集する ・ しょうしゅうする ・ call together</text:p>
            <text:p/>
            <text:p>召喚 ・ しょうかん ・ summons, cita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04" calcext:value-type="float">
            <text:p>1104</text:p>
          </table:table-cell>
          <table:table-cell table:style-name="ce8" office:value-type="string" calcext:value-type="string">
            <text:p>招</text:p>
          </table:table-cell>
          <table:table-cell table:style-name="ce12" office:value-type="string" calcext:value-type="string">
            <text:p>招待 ・ しょうたい ・ invitation</text:p>
            <text:p/>
            <text:p>招く ・ まねく ・ [vt] invite; beckon, call; engage so.'s services </text:p>
            <text:p/>
            <text:p>招き ・ まねき ・ invitation, engagement</text:p>
            <text:p/>
            <text:p>招宴 ・ しょうえん ・ party invitation to a </text:p>
            <text:p/>
            <text:p>招請国 ・ しょうせいこく ・ inviting country, host nation</text:p>
            <text:p/>
            <text:p>招集 ・ しょうしゅう ・ calling / convening meeting, assembly, congress, … </text:p>
            <text:p/>
            <text:p>手招き ・ てまねき ・ beckoning</text:p>
            <text:p/>
            <text:p>招致 ・ しょうち ・ invitati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105" calcext:value-type="float">
            <text:p>1105</text:p>
          </table:table-cell>
          <table:table-cell table:style-name="ce8" office:value-type="string" calcext:value-type="string">
            <text:p>沼</text:p>
          </table:table-cell>
          <table:table-cell table:style-name="ce12" office:value-type="string" calcext:value-type="string">
            <text:p>沼地 ・ ぬまち ・ swampland, bogland, marshland</text:p>
            <text:p/>
            <text:p>沼 ・ ぬま ・ muddy pond, marsh</text:p>
            <text:p/>
            <text:p>泥沼 ・ どろぬま ・ bog; swamp of difficulties </text:p>
            <text:p/>
            <text:p>長沼 ・ ながぬま ・ Lake Naganuma</text:p>
            <text:p/>
            <text:p>湖沼 ・ こしょう ・ lakes and marshes</text:p>
            <text:p/>
            <text:p>沼田 ・ ぬまた ・ marshy rice field / padd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106" calcext:value-type="float">
            <text:p>1106</text:p>
          </table:table-cell>
          <table:table-cell table:style-name="ce8" office:value-type="string" calcext:value-type="string">
            <text:p>紹</text:p>
          </table:table-cell>
          <table:table-cell table:style-name="ce12" office:value-type="string" calcext:value-type="string">
            <text:p>紹介する ・ しょうかいする ・ introduce, present</text:p>
            <text:p/>
            <text:p>自己紹介 ・ じこしょうかい ・ self-introduction</text:p>
            <text:p/>
            <text:p>紹介状 ・ しょうかいじょう ・ letter of introductio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107" calcext:value-type="float">
            <text:p>1107</text:p>
          </table:table-cell>
          <table:table-cell table:style-name="ce8" office:value-type="string" calcext:value-type="string">
            <text:p>詔</text:p>
          </table:table-cell>
          <table:table-cell table:style-name="ce12" office:value-type="string" calcext:value-type="string">
            <text:p>詔書 ・ しょうしょ ・ imperial edict</text:p>
            <text:p/>
            <text:p>詔 ・ みことのり ・ imperial edict</text:p>
            <text:p/>
            <text:p>大詔 ・ たいしょう ・ imperial rescript / mandate</text:p>
            <text:p/>
            <text:p>詔令 ・ しょうれい ・ imperial edict</text:p>
            <text:p/>
            <text:p>詔勅 ・ しょうちょく ・ imperial edict</text:p>
            <text:p/>
            <text:p>詔命 ・ しょうめい ・ imperial comm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8" calcext:value-type="float">
            <text:p>1108</text:p>
          </table:table-cell>
          <table:table-cell table:style-name="ce8" office:value-type="string" calcext:value-type="string">
            <text:p>勅</text:p>
          </table:table-cell>
          <table:table-cell table:style-name="ce12" office:value-type="string" calcext:value-type="string">
            <text:p>勅語 ・ ちょくご ・ imperial edict</text:p>
            <text:p/>
            <text:p>詔勅 ・ しょうちょく ・ imperial edict</text:p>
            <text:p/>
            <text:p>勅宣 ・ ちょくせん ・ imperial decre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09" calcext:value-type="float">
            <text:p>1109</text:p>
          </table:table-cell>
          <table:table-cell table:style-name="ce8" office:value-type="string" calcext:value-type="string">
            <text:p>昭</text:p>
          </table:table-cell>
          <table:table-cell table:style-name="ce12" office:value-type="string" calcext:value-type="string">
            <text:p>昭和 ・ しょうわ ・ Shōwa Era 1926-89 </text:p>
            <text:p/>
            <text:p>昭和天皇 ・ しょうわてんのう ・ Emperor Shōwa Hirohito, 1926-89 </text:p>
            <text:p/>
            <text:p>昭然 ・ しょうぜん ・ manifest, clear, evident, obviou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10" calcext:value-type="float">
            <text:p>1110</text:p>
          </table:table-cell>
          <table:table-cell table:style-name="ce8" office:value-type="string" calcext:value-type="string">
            <text:p>照</text:p>
          </table:table-cell>
          <table:table-cell table:style-name="ce12" office:value-type="string" calcext:value-type="string">
            <text:p>照明 ・ しょうめい ・ illumination, lighting</text:p>
            <text:p/>
            <text:p>照らす ・ てらす ・ [vt] illuminate, shine on </text:p>
            <text:p/>
            <text:p>対照 ・ たいしょう ・ contrast, comparison; control in experiments </text:p>
            <text:p/>
            <text:p>照合する ・ しょうごうする ・ verify, compare, collate</text:p>
            <text:p/>
            <text:p>照会する ・ しょうかいする ・ inquire, apply for information</text:p>
            <text:p/>
            <text:p>照れる ・ てれる ・ [vi] feel shy, be abashed</text:p>
            <text:p/>
            <text:p>照る ・ てる ・ [vi] shine; be fine</text:p>
            <text:p/>
            <text:p>降っても照っても ・ ふってもてっても ・ whether it rains or shine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11" calcext:value-type="float">
            <text:p>1111</text:p>
          </table:table-cell>
          <table:table-cell table:style-name="ce8" office:value-type="string" calcext:value-type="string">
            <text:p>超</text:p>
          </table:table-cell>
          <table:table-cell table:style-name="ce12" office:value-type="string" calcext:value-type="string">
            <text:p>超える ・ こえる ・ [vt] surpass, exceed, excel</text:p>
            <text:p/>
            <text:p>超自然的な ・ ちょうしぜんてきな ・ supernatural</text:p>
            <text:p/>
            <text:p>超大型 ・ ちょうおおがた ・ extra-large</text:p>
            <text:p/>
            <text:p>超す ・ こす ・ [vt] surpass, exceed, be more than</text:p>
            <text:p/>
            <text:p>超過 ・ ちょうか ・ excess</text:p>
            <text:p/>
            <text:p>超音速 ・ ちょうおんそく ・ supersonic speed</text:p>
            <text:p/>
            <text:p>超然たる ・ ちょうぜんたる ・ transcendental, standing aloof</text:p>
            <text:p/>
            <text:p>超人 ・ ちょうじん ・ superma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112" calcext:value-type="float">
            <text:p>1112</text:p>
          </table:table-cell>
          <table:table-cell table:style-name="ce8" office:value-type="string" calcext:value-type="string">
            <text:p>越</text:p>
          </table:table-cell>
          <table:table-cell table:style-name="ce12" office:value-type="string" calcext:value-type="string">
            <text:p>越える ・ こえる ・ [vi] cross over; surmount; surpass</text:p>
            <text:p/>
            <text:p>優越 ・ ゆうえつ ・ superiority, supremacy</text:p>
            <text:p/>
            <text:p>越す ・ こす ・ cross over; overcome</text:p>
            <text:p/>
            <text:p>超越する ・ ちょうえつする ・ transcend, surpass</text:p>
            <text:p/>
            <text:p>引っ越す ・ ひっこす ・ [vi] move to a new house </text:p>
            <text:p/>
            <text:p>十年越し ・ じゅうねんごし ・ of / over 10 years long </text:p>
            <text:p/>
            <text:p>持ち越す ・ もちこす ・ [vt] carry forward, bring over, defer</text:p>
            <text:p/>
            <text:p>越権 ・ えっけん ・ going beyond one’s authority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113" calcext:value-type="float">
            <text:p>1113</text:p>
          </table:table-cell>
          <table:table-cell table:style-name="ce8" office:value-type="string" calcext:value-type="string">
            <text:p>趣</text:p>
          </table:table-cell>
          <table:table-cell table:style-name="ce12" office:value-type="string" calcext:value-type="string">
            <text:p>趣の有る ・ おもむきのある ・ tasteful, elegant</text:p>
            <text:p/>
            <text:p>趣旨 ・ しゅし ・ purpose, aim; purport, meaning</text:p>
            <text:p/>
            <text:p>意趣 ・ いしゅ ・ spite, grudge, enmity; [originally:] purpose, meaning</text:p>
            <text:p/>
            <text:p>趣 ・ おもむき ・ charm, taste, flavor</text:p>
            <text:p/>
            <text:p>情趣 ・ じょうしゅ ・ mood, sentiment, artistic effect</text:p>
            <text:p/>
            <text:p>興趣 ・ きょうしゅ ・ taste, elegance, flavor</text:p>
            <text:p/>
            <text:p>野趣 ・ やしゅ ・ charms of the countryside, rural beauty</text:p>
            <text:p/>
            <text:p>趣味 ・ しゅみ ・ hobby, interest, tast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14" calcext:value-type="float">
            <text:p>1114</text:p>
          </table:table-cell>
          <table:table-cell table:style-name="ce8" office:value-type="string" calcext:value-type="string">
            <text:p>赴</text:p>
          </table:table-cell>
          <table:table-cell table:style-name="ce12" office:value-type="string" calcext:value-type="string">
            <text:p>赴任 ・ ふにん ・ proceeding to new post</text:p>
            <text:p/>
            <text:p>赴く ・ おもむく ・ [vi] proceed to</text:p>
            <text:p/>
            <text:p>死地に赴く ・ しちにおもむく ・ ride into death's jaws</text:p>
            <text:p/>
            <text:p>単身赴任 ・ たんしんふにん ・ job transfer away from home / fami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15" calcext:value-type="float">
            <text:p>1115</text:p>
          </table:table-cell>
          <table:table-cell table:style-name="ce8" office:value-type="string" calcext:value-type="string">
            <text:p>訃</text:p>
          </table:table-cell>
          <table:table-cell table:style-name="ce12" office:value-type="string" calcext:value-type="string">
            <text:p>訃報 ・ ふほう ・ news of a person’s death, obituary</text:p>
            <text:p/>
            <text:p>訃音 ・ ふいん ふおん ・ news of a person’s death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16" calcext:value-type="float">
            <text:p>1116</text:p>
          </table:table-cell>
          <table:table-cell table:style-name="ce8" office:value-type="string" calcext:value-type="string">
            <text:p>朴</text:p>
          </table:table-cell>
          <table:table-cell table:style-name="ce12" office:value-type="string" calcext:value-type="string">
            <text:p>朴直な ・ ぼくちょくな ・ simple &amp; honest, artless, naïve</text:p>
            <text:p/>
            <text:p>朴訥 ・ ぼくとつ ・ rugged honesty</text:p>
            <text:p/>
            <text:p>素朴な ・ そぼくな ・ simple, naïve, artless</text:p>
            <text:p/>
            <text:p>質朴な ・ しつぼくな ・ simple, plain, unsophisticate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17" calcext:value-type="float">
            <text:p>1117</text:p>
          </table:table-cell>
          <table:table-cell table:style-name="ce8" office:value-type="string" calcext:value-type="string">
            <text:p>掛</text:p>
          </table:table-cell>
          <table:table-cell table:style-name="ce12" office:value-type="string" calcext:value-type="string">
            <text:p>掛け軸を掛ける ・ かけじくをかける ・ hang up a hanging scroll</text:p>
            <text:p/>
            <text:p>掛け声 ・ かけごえ ・ shout to mark time, shout of encouragement</text:p>
            <text:p/>
            <text:p>掛け算 ・ かけざん ・ multiplication</text:p>
            <text:p/>
            <text:p>水を掛ける ・ みずをかける ・ sprinkle water on sth. </text:p>
            <text:p/>
            <text:p>掛け軸 ・ かけじく ・ hanging scroll</text:p>
            <text:p/>
            <text:p>-掛かり ・ -がかり ・ combined, in a group of; requiring a period of time </text:p>
            <text:p/>
            <text:p>掛かり ・ かかり ・ expenses; scale, scope</text:p>
            <text:p/>
            <text:p>掛長 ・ かかりちょう ・ chief clerk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18" calcext:value-type="float">
            <text:p>1118</text:p>
          </table:table-cell>
          <table:table-cell table:style-name="ce8" office:value-type="string" calcext:value-type="string">
            <text:p>摘</text:p>
          </table:table-cell>
          <table:table-cell table:style-name="ce12" office:value-type="string" calcext:value-type="string">
            <text:p>摘む ・ つむ ・ [vt] pick, pluck, gather</text:p>
            <text:p/>
            <text:p>指摘する ・ してきする ・ point out</text:p>
            <text:p/>
            <text:p>摘果 ・ てきか ・ thinning out superfluous fruit</text:p>
            <text:p/>
            <text:p>摘要 ・ てきよう ・ summary</text:p>
            <text:p/>
            <text:p>摘み取る ・ つみとる ・ [vt] pick, pluck</text:p>
            <text:p/>
            <text:p>茶摘み ・ ちゃつみ ・ tea-picking</text:p>
            <text:p/>
            <text:p>摘発する ・ てきはつする ・ expose, lay bare, disclose</text:p>
            <text:p/>
            <text:p>摘出する ・ てきしゅつする ・ extract, excise, remove; point ou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19" calcext:value-type="float">
            <text:p>1119</text:p>
          </table:table-cell>
          <table:table-cell table:style-name="ce8" office:value-type="string" calcext:value-type="string">
            <text:p>滴</text:p>
          </table:table-cell>
          <table:table-cell table:style-name="ce12" office:value-type="string" calcext:value-type="string">
            <text:p>雨滴 ・ うてき ・ raindrop</text:p>
            <text:p/>
            <text:p>滴 ・ しずく ・ drop</text:p>
            <text:p/>
            <text:p>滴る ・ したたる ・ [vi] drip, drop, trickle</text:p>
            <text:p/>
            <text:p>滴り落ちる ・ したたりおちる ・ trickle down</text:p>
            <text:p/>
            <text:p>一滴の水 ・ いってきのみず ・ a drop of water</text:p>
            <text:p/>
            <text:p>滴水 ・ てきすい ・ water dripping</text:p>
            <text:p/>
            <text:p>水滴 ・ すいてき ・ water drop</text:p>
            <text:p/>
            <text:p>点滴 ・ てんてき ・ falling drops of water; intravenous drip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120" calcext:value-type="float">
            <text:p>1120</text:p>
          </table:table-cell>
          <table:table-cell table:style-name="ce8" office:value-type="string" calcext:value-type="string">
            <text:p>嫡</text:p>
          </table:table-cell>
          <table:table-cell table:style-name="ce12" office:value-type="string" calcext:value-type="string">
            <text:p>嫡子 ・ ちゃくし ・ legitimate child</text:p>
            <text:p/>
            <text:p>嫡男 ・ ちゃくなん ・ heir, eldest son; legitimate son</text:p>
            <text:p/>
            <text:p>嫡出 ・ ちゃくしゅつ ・ legitimacy of birth </text:p>
            <text:p/>
            <text:p>嫡妻 ・ ちゃくさい ・ legitimate wife</text:p>
            <text:p/>
            <text:p>嫡室 ・ ちゃくしつ ・ legitimate wife</text:p>
            <text:p/>
            <text:p>廃嫡 ・ はいちゃく ・ disinheritan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21" calcext:value-type="float">
            <text:p>1121</text:p>
          </table:table-cell>
          <table:table-cell table:style-name="ce8" office:value-type="string" calcext:value-type="string">
            <text:p>適</text:p>
          </table:table-cell>
          <table:table-cell table:style-name="ce12" office:value-type="string" calcext:value-type="string">
            <text:p>適当な ・ てきとうな ・ suitable, proper, fitting; noncommittal, vague, irresponsible</text:p>
            <text:p/>
            <text:p>適者 ・ てきしゃ ・ suitable person</text:p>
            <text:p/>
            <text:p>適時の ・ てきじの ・ timely, opportune</text:p>
            <text:p/>
            <text:p>適する ・ てきする ・ [vi] suit, fit</text:p>
            <text:p/>
            <text:p>適切な ・ てきせつな ・ fitting, appropriate, adequate</text:p>
            <text:p/>
            <text:p>適合する ・ てきごうする ・ suit, be fit, conform to </text:p>
            <text:p/>
            <text:p>適性 ・ てきせい ・ aptitude</text:p>
            <text:p/>
            <text:p>適齢期 ・ てきれいき ・ marriageable ag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22" calcext:value-type="float">
            <text:p>1122</text:p>
          </table:table-cell>
          <table:table-cell table:style-name="ce8" office:value-type="string" calcext:value-type="string">
            <text:p>敵</text:p>
          </table:table-cell>
          <table:table-cell table:style-name="ce12" office:value-type="string" calcext:value-type="string">
            <text:p>敵意 ・ てきい ・ hostility, enmity</text:p>
            <text:p/>
            <text:p>敵討ち ・ かたきうち ・ vendetta, revenge</text:p>
            <text:p/>
            <text:p>商売敵 ・ しょうばいがたき ・ business rival</text:p>
            <text:p/>
            <text:p>敵 ・ かたき ・ enemy</text:p>
            <text:p/>
            <text:p>強敵 ・ きょうてき ・ powerful enemy / rival</text:p>
            <text:p/>
            <text:p>敵対する ・ てきたいする ・ oppose, fight against</text:p>
            <text:p/>
            <text:p>不敵な ・ ふてきな ・ daring, dauntless</text:p>
            <text:p/>
            <text:p>素敵な ・ すてきな ・ grand, cute, fin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23" calcext:value-type="float">
            <text:p>1123</text:p>
          </table:table-cell>
          <table:table-cell table:style-name="ce8" office:value-type="string" calcext:value-type="string">
            <text:p>授</text:p>
          </table:table-cell>
          <table:table-cell table:style-name="ce12" office:value-type="string" calcext:value-type="string">
            <text:p>学位を授ける ・ がくいをさずける ・ award a degree</text:p>
            <text:p/>
            <text:p>授与する ・ じゅよする ・ grant, give, confer</text:p>
            <text:p/>
            <text:p>授かる ・ さずかる ・ [vt] be gifted with, granted; be taught</text:p>
            <text:p/>
            <text:p>授業 ・ じゅぎょう ・ teaching; instruction, lesson</text:p>
            <text:p/>
            <text:p>教授 ・ きょうじゅ ・ teaching; professor</text:p>
            <text:p/>
            <text:p>授産 ・ じゅさん ・ providing with work, giving employment</text:p>
            <text:p/>
            <text:p>授受 ・ じゅじゅ ・ giving and receiving</text:p>
            <text:p/>
            <text:p>授乳 ・ じゅにゅう ・ breast-feeding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124" calcext:value-type="float">
            <text:p>1124</text:p>
          </table:table-cell>
          <table:table-cell table:style-name="ce8" office:value-type="string" calcext:value-type="string">
            <text:p>援</text:p>
          </table:table-cell>
          <table:table-cell table:style-name="ce12" office:value-type="string" calcext:value-type="string">
            <text:p>援助 ・ えんじょ ・ aid, assistance, help</text:p>
            <text:p/>
            <text:p>支援 ・ しえん ・ support, backing, aid</text:p>
            <text:p/>
            <text:p>援軍 ・ えんぐん ・ relieving force, reinforcements</text:p>
            <text:p/>
            <text:p>応援 ・ おうえん ・ aid, reinforcement; support; cheering</text:p>
            <text:p/>
            <text:p>後援する ・ こうえんする ・ give support / backi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125" calcext:value-type="float">
            <text:p>1125</text:p>
          </table:table-cell>
          <table:table-cell table:style-name="ce8" office:value-type="string" calcext:value-type="string">
            <text:p>媛</text:p>
          </table:table-cell>
          <table:table-cell table:style-name="ce12" office:value-type="string" calcext:value-type="string">
            <text:p>愛媛県 ・ えひめけん ・ Ehime Prefecture</text:p>
            <text:p/>
            <text:p>媛 ・ ひめ ・ damsel, young lady of noble birth</text:p>
            <text:p/>
            <text:p>橘媛 ・ たちばなひめ ・ (woman in a Japanese myth)</text:p>
            <text:p/>
            <text:p>才媛 ・ さいえん ・ talented girl, accomplished woman, girl with scholastic abilit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26" calcext:value-type="float">
            <text:p>1126</text:p>
          </table:table-cell>
          <table:table-cell table:style-name="ce8" office:value-type="string" calcext:value-type="string">
            <text:p>緩</text:p>
          </table:table-cell>
          <table:table-cell table:style-name="ce12" office:value-type="string" calcext:value-type="string">
            <text:p>緩和 ・ かんわ ・ easing, relief, alleviation</text:p>
            <text:p/>
            <text:p>緩い ・ ゆるい ・ slack, loose</text:p>
            <text:p/>
            <text:p>緩む ・ ゆるむ ・ [vi] slack(en), loosen, relax</text:p>
            <text:p/>
            <text:p>緩やかな坂 ・ ゆるやかなさか ・ gentle slope</text:p>
            <text:p/>
            <text:p>歩調を緩める ・ ほちょうをゆるめる ・ slacken one's pace</text:p>
            <text:p/>
            <text:p>緩目の ・ ゆるめの ・ somewhat loose</text:p>
            <text:p/>
            <text:p>緩下剤 ・ かんげざい ・ laxative</text:p>
            <text:p/>
            <text:p>緩行 ・ かんこう ・ going slowl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27" calcext:value-type="float">
            <text:p>1127</text:p>
          </table:table-cell>
          <table:table-cell table:style-name="ce8" office:value-type="string" calcext:value-type="string">
            <text:p>暖</text:p>
          </table:table-cell>
          <table:table-cell table:style-name="ce12" office:value-type="string" calcext:value-type="string">
            <text:p>温暖な ・ おんだんな ・ warm, mild</text:p>
            <text:p/>
            <text:p>部屋を暖める ・ へやをあたためる ・ heat the room</text:p>
            <text:p/>
            <text:p>暖かい色 ・ あたたかいいろ ・ warm color</text:p>
            <text:p/>
            <text:p>暖冬 ・ だんとう ・ mild winter</text:p>
            <text:p/>
            <text:p>暖かな毛布 ・ あたたかなもうふ ・ warm blanket</text:p>
            <text:p/>
            <text:p>地球温暖化 ・ ちきゅうおんだんか ・ global warming</text:p>
            <text:p/>
            <text:p>暖流 ・ だんりゅう ・ warm current</text:p>
            <text:p/>
            <text:p>暖簾 ・ のれん ・ shop curtain; credit, reputa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28" calcext:value-type="float">
            <text:p>1128</text:p>
          </table:table-cell>
          <table:table-cell table:style-name="ce8" office:value-type="string" calcext:value-type="string">
            <text:p>観</text:p>
          </table:table-cell>
          <table:table-cell table:style-name="ce12" office:value-type="string" calcext:value-type="string">
            <text:p>観光 ・ かんこう ・ sightseeing</text:p>
            <text:p/>
            <text:p>価値観 ・ かちかん ・ values sense of </text:p>
            <text:p/>
            <text:p>観察 ・ かんさつ ・ observation, supervision</text:p>
            <text:p/>
            <text:p>楽観的 ・ らっかんてき ・ optimistic</text:p>
            <text:p/>
            <text:p>外観 ・ がいかん ・ external appearance</text:p>
            <text:p/>
            <text:p>世界観 ・ せかいかん ・ world view, outlook on the world</text:p>
            <text:p/>
            <text:p>主観 ・ しゅかん ・ subject(ivity)</text:p>
            <text:p/>
            <text:p>先入観 ・ せんにゅうかん ・ preconception, bias, prejudic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29" calcext:value-type="float">
            <text:p>1129</text:p>
          </table:table-cell>
          <table:table-cell table:style-name="ce8" office:value-type="string" calcext:value-type="string">
            <text:p>勧</text:p>
          </table:table-cell>
          <table:table-cell table:style-name="ce12" office:value-type="string" calcext:value-type="string">
            <text:p>勧める ・ すすめる ・ [vt] urge, promote; offer</text:p>
            <text:p/>
            <text:p>切に勧める ・ せつにすすめる ・ urge strongly</text:p>
            <text:p/>
            <text:p>勧め ・ すすめ ・ exhortation, encouragement</text:p>
            <text:p/>
            <text:p>勧告 ・ かんこく ・ advice, counsel, recommendation</text:p>
            <text:p/>
            <text:p>勧誘する ・ かんゆうする ・ solicit, invite, canvass; induce, persuade</text:p>
            <text:p/>
            <text:p>勧業 ・ かんぎょう ・ encouragement of industry</text:p>
            <text:p/>
            <text:p>勧奨する ・ かんしょうする ・ encourage, promote, stimulate</text:p>
            <text:p/>
            <text:p>勧銀 ・ かんぎん ・ hypothecary bank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30" calcext:value-type="float">
            <text:p>1130</text:p>
          </table:table-cell>
          <table:table-cell table:style-name="ce8" office:value-type="string" calcext:value-type="string">
            <text:p>権</text:p>
          </table:table-cell>
          <table:table-cell table:style-name="ce12" office:value-type="string" calcext:value-type="string">
            <text:p>権化 ・ ごんげ ・ incarnation, avatar</text:p>
            <text:p/>
            <text:p>権利 ・ けんり ・ right; authority; privilege</text:p>
            <text:p/>
            <text:p>人権 ・ じんけん ・ human rights</text:p>
            <text:p/>
            <text:p>政権 ・ せいけん ・ political power, administrative power</text:p>
            <text:p/>
            <text:p>越権する ・ えっけんする ・ overstep one's authority</text:p>
            <text:p/>
            <text:p>権力 ・ けんりょく ・ power, authority, influence</text:p>
            <text:p/>
            <text:p>権限 ・ けんげん ・ power, authority; competence of law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131" calcext:value-type="float">
            <text:p>1131</text:p>
          </table:table-cell>
          <table:table-cell table:style-name="ce8" office:value-type="string" calcext:value-type="string">
            <text:p>歓</text:p>
          </table:table-cell>
          <table:table-cell table:style-name="ce12" office:value-type="string" calcext:value-type="string">
            <text:p>歓楽 ・ かんらく ・ pleasure, merriment</text:p>
            <text:p/>
            <text:p>歓送 ・ かんそう ・ sending off</text:p>
            <text:p/>
            <text:p>歓声 ・ かんせい ・ cheers, shouts of joy</text:p>
            <text:p/>
            <text:p>歓楽街 ・ かんらくがい ・ pleasure quarter</text:p>
            <text:p/>
            <text:p>歓談 ・ かんだん ・ pleasant chat / talk</text:p>
            <text:p/>
            <text:p>歓迎 ・ かんげい ・ welcome</text:p>
            <text:p/>
            <text:p>歓喜 ・ かんき ・ joy, deligh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32" calcext:value-type="float">
            <text:p>1132</text:p>
          </table:table-cell>
          <table:table-cell table:style-name="ce8" office:value-type="string" calcext:value-type="string">
            <text:p>鶴</text:p>
          </table:table-cell>
          <table:table-cell table:style-name="ce12" office:value-type="string" calcext:value-type="string">
            <text:p>鶴 ・ つる ・ crane</text:p>
            <text:p/>
            <text:p>千羽鶴 ・ せんばづる ・ string of 1000 folded paper cranes</text:p>
            <text:p/>
            <text:p>丹頂鶴 ・ たんちょうづる ・ Japanese cran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33" calcext:value-type="float">
            <text:p>1133</text:p>
          </table:table-cell>
          <table:table-cell table:style-name="ce8" office:value-type="string" calcext:value-type="string">
            <text:p>確</text:p>
          </table:table-cell>
          <table:table-cell table:style-name="ce12" office:value-type="string" calcext:value-type="string">
            <text:p>確かに ・ たしかに ・ certainly, surely</text:p>
            <text:p/>
            <text:p>確認 ・ かくにん ・ confirmation</text:p>
            <text:p/>
            <text:p>確かな筋 ・ たしかなすじ ・ reliable source</text:p>
            <text:p/>
            <text:p>確かめる ・ たしかめる ・ [vt] ascertain, confirm</text:p>
            <text:p/>
            <text:p>確認する ・ かくにんする ・ confirm</text:p>
            <text:p/>
            <text:p>確実な ・ かくじつな ・ certain, reliable; sound, solid</text:p>
            <text:p/>
            <text:p>正確な ・ せいかくな ・ accurate, precise, exact</text:p>
            <text:p/>
            <text:p>気は確かだ ・ きはたしかだ ・ be sane, in one’s sense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34" calcext:value-type="float">
            <text:p>1134</text:p>
          </table:table-cell>
          <table:table-cell table:style-name="ce8" office:value-type="string" calcext:value-type="string">
            <text:p>慢</text:p>
          </table:table-cell>
          <table:table-cell table:style-name="ce12" office:value-type="string" calcext:value-type="string">
            <text:p>慢心 ・ まんしん ・ self-conceit; pride</text:p>
            <text:p/>
            <text:p>慢性の ・ まんせいの ・ chronic illness, … </text:p>
            <text:p/>
            <text:p>自慢 ・ じまん ・ pride, self-praise, vanity</text:p>
            <text:p/>
            <text:p>我慢 ・ がまん ・ patience, endurance; self-restraint</text:p>
            <text:p/>
            <text:p>緩慢な ・ かんまんな ・ slack, slow-moving, inactive</text:p>
            <text:p/>
            <text:p>高慢な ・ こうまんな ・ haughty, arrogant, proud</text:p>
            <text:p/>
            <text:p>傲慢な ・ ごうまんな ・ arrogant, haughty, insolen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35" calcext:value-type="float">
            <text:p>1135</text:p>
          </table:table-cell>
          <table:table-cell table:style-name="ce8" office:value-type="string" calcext:value-type="string">
            <text:p>漫</text:p>
          </table:table-cell>
          <table:table-cell table:style-name="ce12" office:value-type="string" calcext:value-type="string">
            <text:p>漫画 ・ まんが ・ cartoon, comic strip</text:p>
            <text:p/>
            <text:p>放漫 ・ ほうまん ・ laxity, looseness, indiscretion</text:p>
            <text:p/>
            <text:p>漫歩する ・ まんぽする ・ ramble, saunter</text:p>
            <text:p/>
            <text:p>漫才 ・ まんざい ・ comic dialogue, manzai</text:p>
            <text:p/>
            <text:p>散漫な ・ さんまんな ・ desultory, vagrant, vague</text:p>
            <text:p/>
            <text:p>漫談 ・ まんだん ・ idle talk, comic chat</text:p>
            <text:p/>
            <text:p>漫然たる ・ まんぜんたる ・ rambling, random, desultory</text:p>
            <text:p/>
            <text:p>漫遊する ・ まんゆうする ・ make a leisurely tou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36" calcext:value-type="float">
            <text:p>1136</text:p>
          </table:table-cell>
          <table:table-cell table:style-name="ce8" office:value-type="string" calcext:value-type="string">
            <text:p>卯</text:p>
          </table:table-cell>
          <table:table-cell table:style-name="ce12" office:value-type="string" calcext:value-type="string">
            <text:p>卯年 ・ うさぎとし ・ Year of the Hare</text:p>
            <text:p/>
            <text:p>卯月 ・ うづき ・ 4th month, April of the lunar calendar </text:p>
            <text:p/>
            <text:p>卯の花 ・ うのはな ・ refuse from tofu making; deutzia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37" calcext:value-type="float">
            <text:p>1137</text:p>
          </table:table-cell>
          <table:table-cell table:style-name="ce8" office:value-type="string" calcext:value-type="string">
            <text:p>抑</text:p>
          </table:table-cell>
          <table:table-cell table:style-name="ce12" office:value-type="string" calcext:value-type="string">
            <text:p>抑止する ・ よくしする ・ deter, check, hold back</text:p>
            <text:p/>
            <text:p>抑圧する ・ よくあつする ・ oppress, repress, suppress</text:p>
            <text:p/>
            <text:p>抑える ・ おさえる ・ [vt] suppress, hold down</text:p>
            <text:p/>
            <text:p>抑え難い ・ おさえがたい ・ irrepressible, uncontrollable</text:p>
            <text:p/>
            <text:p>抑制する ・ よくせいする ・ control, suppress, inhibit</text:p>
            <text:p/>
            <text:p>抑留 ・ よくりゅう ・ detain-, internment, detention, arrest</text:p>
            <text:p/>
            <text:p>抑揚 ・ よくよう ・ rising and falling of tones , intonation</text:p>
            <text:p/>
            <text:p>抑鬱 ・ よくうつ ・ depression, dejectio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138" calcext:value-type="float">
            <text:p>1138</text:p>
          </table:table-cell>
          <table:table-cell table:style-name="ce8" office:value-type="string" calcext:value-type="string">
            <text:p>仰</text:p>
          </table:table-cell>
          <table:table-cell table:style-name="ce12" office:value-type="string" calcext:value-type="string">
            <text:p>仰角 ・ ぎょうかく ・ angle of elevation</text:p>
            <text:p/>
            <text:p>仰視する ・ ぎょうしする ・ look up</text:p>
            <text:p/>
            <text:p>仰向け ・ あおむけ ・ facing upward, belly up</text:p>
            <text:p/>
            <text:p>仰ぐ ・ あおぐ ・ [vt] look up to , respect; turn to</text:p>
            <text:p/>
            <text:p>師と仰ぐ ・ しとあおぐ ・ look up to a person as one’s preceptor </text:p>
            <text:p/>
            <text:p>信仰する ・ しんこうする ・ believe in, have faith</text:p>
            <text:p/>
            <text:p>仰天する ・ ぎょうてんする ・ be astounded</text:p>
            <text:p/>
            <text:p>仰せ ・ おおせ ・ statement, wish, command of a superio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39" calcext:value-type="float">
            <text:p>1139</text:p>
          </table:table-cell>
          <table:table-cell table:style-name="ce8" office:value-type="string" calcext:value-type="string">
            <text:p>迎</text:p>
          </table:table-cell>
          <table:table-cell table:style-name="ce12" office:value-type="string" calcext:value-type="string">
            <text:p>歓迎 ・ かんげい ・ warm welcome</text:p>
            <text:p/>
            <text:p>迎撃 ・ げいげき ・ interception, counter</text:p>
            <text:p/>
            <text:p>迎える ・ むかえる ・ [vt] welcome; go out to meet</text:p>
            <text:p/>
            <text:p>迎え撃つ ・ むかえうつ ・ fight the attack of an enemy</text:p>
            <text:p/>
            <text:p>迎え酒 ・ むかえざけ ・ another drink in the morning</text:p>
            <text:p/>
            <text:p>出迎える ・ でむかえる ・ go out to meet</text:p>
            <text:p/>
            <text:p>送迎する ・ そうげいする ・ welcome and send off</text:p>
            <text:p/>
            <text:p>迎賓 ・ げいひん ・ welcoming guest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140" calcext:value-type="float">
            <text:p>1140</text:p>
          </table:table-cell>
          <table:table-cell table:style-name="ce8" office:value-type="string" calcext:value-type="string">
            <text:p>柳</text:p>
          </table:table-cell>
          <table:table-cell table:style-name="ce12" office:value-type="string" calcext:value-type="string">
            <text:p>柳 ・ やなぎ ・ willow</text:p>
            <text:p/>
            <text:p>花柳 ・ かりゅう ・ geisha girls, courtesans; red-light district</text:p>
            <text:p/>
            <text:p>花柳界 ・ かりゅうかい ・ red-light district</text:p>
            <text:p/>
            <text:p>蒲柳 ・ ほりゅう ・ purple willow; infirmity, delicate constitution</text:p>
            <text:p/>
            <text:p>柳腰 ・ やなぎごし ・ slim waist</text:p>
            <text:p/>
            <text:p>枝垂れ柳 ・ しだれやなぎ ・ weeping willow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141" calcext:value-type="float">
            <text:p>1141</text:p>
          </table:table-cell>
          <table:table-cell table:style-name="ce8" office:value-type="string" calcext:value-type="string">
            <text:p>卵</text:p>
          </table:table-cell>
          <table:table-cell table:style-name="ce12" office:value-type="string" calcext:value-type="string">
            <text:p>卵黄 ・ らんおう ・ yolk</text:p>
            <text:p/>
            <text:p>卵 ・ たまご ・ egg</text:p>
            <text:p/>
            <text:p>卵焼き ・ たまごやき ・ fried egg, omelette</text:p>
            <text:p/>
            <text:p>産卵 ・ さんらん ・ egg-laying, spawning</text:p>
            <text:p/>
            <text:p>卵巣 ・ らんそう ・ ovary</text:p>
            <text:p/>
            <text:p>卵殻 ・ らんかく ・ eggshell</text:p>
            <text:p/>
            <text:p>鶏卵 ・ けいらん ・ hen’s egg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42" calcext:value-type="float">
            <text:p>1142</text:p>
          </table:table-cell>
          <table:table-cell table:style-name="ce8" office:value-type="string" calcext:value-type="string">
            <text:p>疎</text:p>
          </table:table-cell>
          <table:table-cell table:style-name="ce12" office:value-type="string" calcext:value-type="string">
            <text:p>疎開 ・ そかい ・ dispersal, evacuation</text:p>
            <text:p/>
            <text:p>疎い ・ うとい ・ estranged, distant</text:p>
            <text:p/>
            <text:p>疎外 ・ そがい ・ estrangement, alienation</text:p>
            <text:p/>
            <text:p>疎む ・ うとむ ・ [vt] neglect, estrange, shun, alienate</text:p>
            <text:p/>
            <text:p>疎遠 ・ そえん ・ estrangement, alienation, neglect</text:p>
            <text:p/>
            <text:p>疎ましい ・ うとましい ・ disagreeable, offensive</text:p>
            <text:p/>
            <text:p>疎んじる ・ うとんじる ・ [vt] neglect, shun, alienate</text:p>
            <text:p/>
            <text:p>過疎 ・ かそ ・ depopula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43" calcext:value-type="float">
            <text:p>1143</text:p>
          </table:table-cell>
          <table:table-cell table:style-name="ce8" office:value-type="string" calcext:value-type="string">
            <text:p>速</text:p>
          </table:table-cell>
          <table:table-cell table:style-name="ce12" office:value-type="string" calcext:value-type="string">
            <text:p>高速道路 ・ こうそくどうろ ・ expressway, freeway</text:p>
            <text:p/>
            <text:p>速やかに ・ すみやかに ・ quickly, immediately</text:p>
            <text:p/>
            <text:p>足を速める ・ あしをはやめる ・ quicken one's pace</text:p>
            <text:p/>
            <text:p>快速 ・ かいそく ・ high speed; rapid local train</text:p>
            <text:p/>
            <text:p>速断 ・ そくだん ・ hasty conclusion; prompt decision</text:p>
            <text:p/>
            <text:p>早速 ・ さっそく ・ immediately</text:p>
            <text:p/>
            <text:p>速口 ・ はやくち ・ fast / rapid talking</text:p>
            <text:p/>
            <text:p>速業 ・ はやわざ ・ quick work, clever fea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44" calcext:value-type="float">
            <text:p>1144</text:p>
          </table:table-cell>
          <table:table-cell table:style-name="ce8" office:value-type="string" calcext:value-type="string">
            <text:p>遅</text:p>
          </table:table-cell>
          <table:table-cell table:style-name="ce12" office:value-type="string" calcext:value-type="string">
            <text:p>乗り遅れる ・ のりおくれる ・ [vi] miss a train </text:p>
            <text:p/>
            <text:p>足が遅い ・ あしがおそい ・ be slow-footed</text:p>
            <text:p/>
            <text:p>遅着 ・ ちちゃく ・ late arrival</text:p>
            <text:p/>
            <text:p>返事を遅らす ・ へんじをおくらす ・ defer one's reply</text:p>
            <text:p/>
            <text:p>遅遅たる ・ ちちたる ・ slow, lagging, tardy</text:p>
            <text:p/>
            <text:p>遅参 ・ ちさん ・ lateness, tardiness</text:p>
            <text:p/>
            <text:p>遅延 ・ ちえん ・ delay, retardation</text:p>
            <text:p/>
            <text:p>遅配 ・ ちはい ・ delay in rationin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45" calcext:value-type="float">
            <text:p>1145</text:p>
          </table:table-cell>
          <table:table-cell table:style-name="ce8" office:value-type="string" calcext:value-type="string">
            <text:p>辻</text:p>
          </table:table-cell>
          <table:table-cell table:style-name="ce12" office:value-type="string" calcext:value-type="string">
            <text:p>四つ辻 ・ よつつじ ・ crossroads, intersection</text:p>
            <text:p/>
            <text:p>辻占 ・ つじうら ・ slip of paper with fortune-telling message </text:p>
            <text:p/>
            <text:p>辻辻に ・ つじつじに ・ at every crossing, at every street corner</text:p>
            <text:p/>
            <text:p>辻君 ・ つじぎみ ・ streetwalker, nightwalker</text:p>
            <text:p/>
            <text:p>辻説法 ・ つじせっぽう ・ street preaching</text:p>
            <text:p/>
            <text:p>辻店 ・ つじみせ ・ street stall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146" calcext:value-type="float">
            <text:p>1146</text:p>
          </table:table-cell>
          <table:table-cell table:style-name="ce8" office:value-type="string" calcext:value-type="string">
            <text:p>迅</text:p>
          </table:table-cell>
          <table:table-cell table:style-name="ce12" office:value-type="string" calcext:value-type="string">
            <text:p>迅速な ・ じんそくな ・ swift, rapid</text:p>
            <text:p/>
            <text:p>迅雷 ・ じんらい ・ thunderclap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47" calcext:value-type="float">
            <text:p>1147</text:p>
          </table:table-cell>
          <table:table-cell table:style-name="ce8" office:value-type="string" calcext:value-type="string">
            <text:p>加</text:p>
          </table:table-cell>
          <table:table-cell table:style-name="ce12" office:value-type="string" calcext:value-type="string">
            <text:p>加える ・ くわえる ・ [vt] add, increase</text:p>
            <text:p/>
            <text:p>加法 ・ かほう ・ [math] addition</text:p>
            <text:p/>
            <text:p>加入金 ・ かにゅうきん ・ admission fee</text:p>
            <text:p/>
            <text:p>加わる ・ くわわる ・ [vi] join, take part</text:p>
            <text:p/>
            <text:p>加工 ・ かこう ・ processing, manufacturing</text:p>
            <text:p/>
            <text:p>加害者 ・ かがいしゃ ・ assailant, assaulter</text:p>
            <text:p/>
            <text:p>加工 ・ かこう ・ processing, manufacturing</text:p>
            <text:p/>
            <text:p>加味する ・ かみする ・ tinge with, add to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48" calcext:value-type="float">
            <text:p>1148</text:p>
          </table:table-cell>
          <table:table-cell table:style-name="ce8" office:value-type="string" calcext:value-type="string">
            <text:p>減</text:p>
          </table:table-cell>
          <table:table-cell table:style-name="ce12" office:value-type="string" calcext:value-type="string">
            <text:p>減少する ・ げんしょうする ・ decrease, reduce, lessen</text:p>
            <text:p/>
            <text:p>減法 ・ げんぽう ・ [math] subtraction</text:p>
            <text:p/>
            <text:p>減る ・ へる ・ [vi] decrease, lessen</text:p>
            <text:p/>
            <text:p>食事を 減らす ・ しょくじを へらす ・ cut down on one's meals</text:p>
            <text:p/>
            <text:p>加減 ・ かげん ・ addition &amp; subtraction; degree, extent; adjustment</text:p>
            <text:p/>
            <text:p>減点 ・ げんてん ・ demerit mark</text:p>
            <text:p/>
            <text:p>磨り減らす ・ すりへらす ・ [vt] wear away / out; exhaust</text:p>
            <text:p/>
            <text:p>人減らし ・ ひとべらし ・ reduction of personnel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49" calcext:value-type="float">
            <text:p>1149</text:p>
          </table:table-cell>
          <table:table-cell table:style-name="ce8" office:value-type="string" calcext:value-type="string">
            <text:p>滅</text:p>
          </table:table-cell>
          <table:table-cell table:style-name="ce12" office:value-type="string" calcext:value-type="string">
            <text:p>全滅 ・ ぜんめつ ・ annihilation, total destruction</text:p>
            <text:p/>
            <text:p>敵を滅ぼす ・ てきをほろぼす ・ destroy the enemy</text:p>
            <text:p/>
            <text:p>自滅 ・ じめつ ・ natural decay; self-destruction / -ruin</text:p>
            <text:p/>
            <text:p>撃滅する ・ げきめつする ・ destroy, exterminate</text:p>
            <text:p/>
            <text:p>点滅する ・ てんめつする ・ go on and off light </text:p>
            <text:p/>
            <text:p>滅亡 ・ めつぼう ・ ruin, downfall</text:p>
            <text:p/>
            <text:p>不滅 ・ ふめつ ・ immortality, indestructibility, imperishability</text:p>
            <text:p/>
            <text:p>滅びる ・ ほろびる ・ [vi] meet with destruction, go to ruin, cease to exis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50" calcext:value-type="float">
            <text:p>1150</text:p>
          </table:table-cell>
          <table:table-cell table:style-name="ce8" office:value-type="string" calcext:value-type="string">
            <text:p>威</text:p>
          </table:table-cell>
          <table:table-cell table:style-name="ce12" office:value-type="string" calcext:value-type="string">
            <text:p>権威 ・ けんい ・ authority, power</text:p>
            <text:p/>
            <text:p>威圧 ・ いあつ ・ coercion, high-handedness</text:p>
            <text:p/>
            <text:p>威信 ・ いしん ・ prestige, dignity, authority</text:p>
            <text:p/>
            <text:p>威力 ・ いりょく ・ power, might, authority</text:p>
            <text:p/>
            <text:p>威厳 ・ いげん ・ solemn dignity</text:p>
            <text:p/>
            <text:p>威風 ・ いふう ・ majesty, dignity</text:p>
            <text:p/>
            <text:p>威張る ・ いばる ・ put on airs, be haughty; boast, brag</text:p>
            <text:p/>
            <text:p>猛威 ・ もうい ・ fierceness, fury, vehemenc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151" calcext:value-type="float">
            <text:p>1151</text:p>
          </table:table-cell>
          <table:table-cell table:style-name="ce8" office:value-type="string" calcext:value-type="string">
            <text:p>嚇</text:p>
          </table:table-cell>
          <table:table-cell table:style-name="ce12" office:value-type="string" calcext:value-type="string">
            <text:p>威嚇する ・ いかくする ・ intimidate, threate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152" calcext:value-type="float">
            <text:p>1152</text:p>
          </table:table-cell>
          <table:table-cell table:style-name="ce8" office:value-type="string" calcext:value-type="string">
            <text:p>或</text:p>
          </table:table-cell>
          <table:table-cell table:style-name="ce12" office:value-type="string" calcext:value-type="string">
            <text:p>或いは ・ あるいは ・ perhaps; or</text:p>
            <text:p/>
            <text:p>或る人 ・ あるひと ・ a certain person, someone</text:p>
            <text:p/>
            <text:p>或る日 ・ あるひ ・ a certain / one day</text:p>
            <text:p/>
            <text:p>或る程度 ・ あるていど ・ a certain / some extent</text:p>
            <text:p/>
            <text:p>或る種 ・ あるしゅ ・ certain, some kind / sort</text:p>
            <text:p/>
            <text:p>と或る ・ とある ・ a certai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153" calcext:value-type="float">
            <text:p>1153</text:p>
          </table:table-cell>
          <table:table-cell table:style-name="ce8" office:value-type="string" calcext:value-type="string">
            <text:p>惑</text:p>
          </table:table-cell>
          <table:table-cell table:style-name="ce12" office:value-type="string" calcext:value-type="string">
            <text:p>惑う ・ まどう ・ [vi] be bewildered</text:p>
            <text:p/>
            <text:p>惑わす ・ まどわす ・ [vt] fascinate; mislead, lead astray, entice; bewilder, perplex, puzzle</text:p>
            <text:p/>
            <text:p>惑星 ・ わくせい ・ planet</text:p>
            <text:p/>
            <text:p>戸惑い ・ とまどい ・ loss of orientation, bewilderment</text:p>
            <text:p/>
            <text:p>当惑 ・ とうわく ・ perplexity, confusion, embarrassment</text:p>
            <text:p/>
            <text:p>困惑 ・ こんわく ・ embarrassment, perplexity, confusion</text:p>
            <text:p/>
            <text:p>魅惑 ・ みわく ・ fascination, enchantment, charm</text:p>
            <text:p/>
            <text:p>誘惑 ・ ゆうわく ・ temptation, seduc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54" calcext:value-type="float">
            <text:p>1154</text:p>
          </table:table-cell>
          <table:table-cell table:style-name="ce8" office:value-type="string" calcext:value-type="string">
            <text:p>域</text:p>
          </table:table-cell>
          <table:table-cell table:style-name="ce12" office:value-type="string" calcext:value-type="string">
            <text:p>地域 ・ ちいき ・ region, area</text:p>
            <text:p/>
            <text:p>域内の ・ いきないの ・ within the area</text:p>
            <text:p/>
            <text:p>水域 ・ すいいき ・ water area, waters</text:p>
            <text:p/>
            <text:p>区域 ・ くいき ・ zone, area; limits</text:p>
            <text:p/>
            <text:p>聖域 ・ せいいき ・ holy / sacred precincts, sanctuary</text:p>
            <text:p/>
            <text:p>領域 ・ りょういき ・ territory, province; domain, sphere</text:p>
            <text:p/>
            <text:p>海域 ・ かいいき ・ sea area</text:p>
            <text:p/>
            <text:p>全域 ・ ぜんいき ・ the whole area, entire region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155" calcext:value-type="float">
            <text:p>1155</text:p>
          </table:table-cell>
          <table:table-cell table:style-name="ce8" office:value-type="string" calcext:value-type="string">
            <text:p>収</text:p>
          </table:table-cell>
          <table:table-cell table:style-name="ce12" office:value-type="string" calcext:value-type="string">
            <text:p>勝利を収める ・ しょうりをおさめる ・ win, gain a victory</text:p>
            <text:p/>
            <text:p>収まる ・ おさまる ・ [vi] be put back in place, restored be settled, brought to a settlement</text:p>
            <text:p/>
            <text:p>収入 ・ しゅうにゅう ・ income, earnings, receipts</text:p>
            <text:p/>
            <text:p>収支 ・ しゅうし ・ earnings &amp; expenditures</text:p>
            <text:p/>
            <text:p>回収する ・ かいしゅうする ・ collect, recover; withdraw</text:p>
            <text:p/>
            <text:p>収拾する ・ しゅうしゅうする ・ get under control, save the situation </text:p>
            <text:p/>
            <text:p>押収する ・ おうしゅうする ・ seize, confiscate</text:p>
            <text:p/>
            <text:p>収まり ・ おさまり ・ conclusion, end, settlemen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56" calcext:value-type="float">
            <text:p>1156</text:p>
          </table:table-cell>
          <table:table-cell table:style-name="ce8" office:value-type="string" calcext:value-type="string">
            <text:p>納</text:p>
          </table:table-cell>
          <table:table-cell table:style-name="ce12" office:value-type="string" calcext:value-type="string">
            <text:p>納入 ・ のうにゅう ・ payment; delivery</text:p>
            <text:p/>
            <text:p>倉庫に納める ・ そうこにおさめる ・ store in warehouse</text:p>
            <text:p/>
            <text:p>納める ・ おさめる ・ [vt] hand over payment / goods store, (re)place</text:p>
            <text:p/>
            <text:p>納まる ・ おさまる ・ [vi] be paid, delivered </text:p>
            <text:p/>
            <text:p>納屋 ・ なや ・ outhouse, shed, barn</text:p>
            <text:p/>
            <text:p>格納する ・ かくのうする ・ house</text:p>
            <text:p/>
            <text:p>納得 ・ なっとく ・ assent, consent, understanding</text:p>
            <text:p/>
            <text:p>納涼 ・ のうりょう ・ enjoying the evening cool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57" calcext:value-type="float">
            <text:p>1157</text:p>
          </table:table-cell>
          <table:table-cell table:style-name="ce8" office:value-type="string" calcext:value-type="string">
            <text:p>献</text:p>
          </table:table-cell>
          <table:table-cell table:style-name="ce12" office:value-type="string" calcext:value-type="string">
            <text:p>献血 ・ けんけつ ・ blood donation</text:p>
            <text:p/>
            <text:p>献呈 ・ けんてい ・ presentation</text:p>
            <text:p/>
            <text:p>献立 ・ こんだて ・ menu, preparations</text:p>
            <text:p/>
            <text:p>献上 ・ けんじょう ・ presenting to</text:p>
            <text:p/>
            <text:p>献身 ・ けんしん ・ self-sacrifice, devotion</text:p>
            <text:p/>
            <text:p>献金する ・ けんきんする ・ donate money</text:p>
            <text:p/>
            <text:p>文献 ・ ぶんけん ・ literature, documentary records</text:p>
            <text:p/>
            <text:p>献納する ・ けんのうする ・ offer, present, donat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58" calcext:value-type="float">
            <text:p>1158</text:p>
          </table:table-cell>
          <table:table-cell table:style-name="ce8" office:value-type="string" calcext:value-type="string">
            <text:p>貢</text:p>
          </table:table-cell>
          <table:table-cell table:style-name="ce12" office:value-type="string" calcext:value-type="string">
            <text:p>貢ぐ ・ みつぐ ・ [vt] support, contribute</text:p>
            <text:p/>
            <text:p>貢献する ・ こうけんする ・ contribute to, serve</text:p>
            <text:p/>
            <text:p>貢ぎ物 ・ みつぎもの ・ tribute</text:p>
            <text:p/>
            <text:p>貢租 ・ こうそ ・ tribute, annual tax</text:p>
            <text:p/>
            <text:p>年貢 ・ ねんぐ ・ land tax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59" calcext:value-type="float">
            <text:p>1159</text:p>
          </table:table-cell>
          <table:table-cell table:style-name="ce8" office:value-type="string" calcext:value-type="string">
            <text:p>貪</text:p>
          </table:table-cell>
          <table:table-cell table:style-name="ce12" office:value-type="string" calcext:value-type="string">
            <text:p>貪欲な ・ どんよくな ・ greedy</text:p>
            <text:p/>
            <text:p>貪食 ・ どんしょく ・ voracity, ravenousness</text:p>
            <text:p/>
            <text:p>貪る ・ むさぼる ・ [vt] covet, crave; indulge in</text:p>
            <text:p/>
            <text:p>貪り食う ・ むさぼりくう ・ devour greedily</text:p>
            <text:p/>
            <text:p>貪り読む ・ むさぼりよむ ・ read avidly</text:p>
            <text:p/>
            <text:p>貪婪 ・ たんらん [とんらん] ・ covetousness, greed</text:p>
            <text:p/>
            <text:p>貪愛 ・ とんあい [どんあい] ・ insatiable lus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60" calcext:value-type="float">
            <text:p>1160</text:p>
          </table:table-cell>
          <table:table-cell table:style-name="ce8" office:value-type="string" calcext:value-type="string">
            <text:p>貰</text:p>
          </table:table-cell>
          <table:table-cell table:style-name="ce12" office:value-type="string" calcext:value-type="string">
            <text:p>貰う ・ もらう ・ [vt] receive; get so. to do sth. </text:p>
            <text:p/>
            <text:p>教えて貰う ・ おしえてもらう ・ get so. to teach you sth. </text:p>
            <text:p/>
            <text:p>診て貰う ・ みてもらう ・ see consult a doctor, receive medical treatment</text:p>
            <text:p/>
            <text:p>貰い手 ・ もらいて ・ receiver, recipient</text:p>
            <text:p/>
            <text:p>貰い物 ・ もらいもの ・ present, gift received </text:p>
            <text:p/>
            <text:p>貰い泣き ・ もらいなき ・ crying in sympathy</text:p>
            <text:p/>
            <text:p>風邪を貰う ・ かぜをもらう ・ pick up a col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61" calcext:value-type="float">
            <text:p>1161</text:p>
          </table:table-cell>
          <table:table-cell table:style-name="ce8" office:value-type="string" calcext:value-type="string">
            <text:p>貧</text:p>
          </table:table-cell>
          <table:table-cell table:style-name="ce12" office:value-type="string" calcext:value-type="string">
            <text:p>貧民 ・ ひんみん ・ the poor</text:p>
            <text:p/>
            <text:p>貧しい ・ まずしい ・ poor, destitute</text:p>
            <text:p/>
            <text:p>貧しく暮らす ・ まずしくくらす ・ live in poverty</text:p>
            <text:p/>
            <text:p>貧相 ・ ひんそう ・ unhealthy-looking, scrawny</text:p>
            <text:p/>
            <text:p>貧血 ・ ひんけつ ・ anemia</text:p>
            <text:p/>
            <text:p>貧弱な ・ ひんじゃくな ・ poor, meager, scanty</text:p>
            <text:p/>
            <text:p>貧農 ・ ひんのう ・ needy peasant</text:p>
            <text:p/>
            <text:p>素寒貧 ・ すかんぴん ・ dire poverty; paupe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62" calcext:value-type="float">
            <text:p>1162</text:p>
          </table:table-cell>
          <table:table-cell table:style-name="ce8" office:value-type="string" calcext:value-type="string">
            <text:p>賃</text:p>
          </table:table-cell>
          <table:table-cell table:style-name="ce12" office:value-type="string" calcext:value-type="string">
            <text:p>家賃 ・ やちん ・ house rent</text:p>
            <text:p/>
            <text:p>労賃 ・ ろうちん ・ wages, pay</text:p>
            <text:p/>
            <text:p>手間賃 ・ てまちん ・ wages / charge for labor </text:p>
            <text:p/>
            <text:p>賃上げ ・ ちんあげ ・ wage increase</text:p>
            <text:p/>
            <text:p>運賃 ・ うんちん ・ passenger fare, freight charges</text:p>
            <text:p/>
            <text:p>無賃の ・ むちんの ・ charge-free</text:p>
            <text:p/>
            <text:p>借り賃 ・ かりちん ・ rent, hire</text:p>
            <text:p/>
            <text:p>賃金 ・ ちんぎん ・ wages, pa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63" calcext:value-type="float">
            <text:p>1163</text:p>
          </table:table-cell>
          <table:table-cell table:style-name="ce8" office:value-type="string" calcext:value-type="string">
            <text:p>貸</text:p>
          </table:table-cell>
          <table:table-cell table:style-name="ce12" office:value-type="string" calcext:value-type="string">
            <text:p>賃貸 ・ ちんたい ・ lease, hiring out, charter</text:p>
            <text:p/>
            <text:p>貸借 ・ たいしゃく ・ lending and borrowing, debt and credit, loan</text:p>
            <text:p/>
            <text:p>貸す ・ かす ・ [vt] lend, loan; rent out</text:p>
            <text:p/>
            <text:p>貸し出し中 ・ かしだしちゅう ・ for rent</text:p>
            <text:p/>
            <text:p>貸金 ・ かしきん ・ loan</text:p>
            <text:p/>
            <text:p>貸間 ・ かしま ・ room for rent</text:p>
            <text:p/>
            <text:p>貸家 ・ かしや ・ house for rent</text:p>
            <text:p/>
            <text:p>貸店舗 ・ かしてんぽ ・ store for ren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64" calcext:value-type="float">
            <text:p>1164</text:p>
          </table:table-cell>
          <table:table-cell table:style-name="ce8" office:value-type="string" calcext:value-type="string">
            <text:p>貨</text:p>
          </table:table-cell>
          <table:table-cell table:style-name="ce12" office:value-type="string" calcext:value-type="string">
            <text:p>通貨 ・ つうか ・ currency</text:p>
            <text:p/>
            <text:p>貨物 ・ かもつ ・ freight, cargo, goods</text:p>
            <text:p/>
            <text:p>貨客 ・ かきゃく ・ freight and passengers</text:p>
            <text:p/>
            <text:p>硬貨 ・ こうか ・ coin, metallic currency</text:p>
            <text:p/>
            <text:p>百貨店 ・ ひゃっかてん ・ department store</text:p>
            <text:p/>
            <text:p>雑貨 ・ ざっか ・ sundries, general cargo; miscellaneous goods</text:p>
            <text:p/>
            <text:p>白銅貨 ・ はくどうか ・ nickel coin</text:p>
            <text:p/>
            <text:p>米貨 ・ べいか ・ American currency, US$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65" calcext:value-type="float">
            <text:p>1165</text:p>
          </table:table-cell>
          <table:table-cell table:style-name="ce8" office:value-type="string" calcext:value-type="string">
            <text:p>資</text:p>
          </table:table-cell>
          <table:table-cell table:style-name="ce12" office:value-type="string" calcext:value-type="string">
            <text:p>資源 ・ しげん ・ resources</text:p>
            <text:p/>
            <text:p>資格 ・ しかく ・ qualifications, competence, capacity</text:p>
            <text:p/>
            <text:p>資質 ・ ししつ ・ nature, disposition</text:p>
            <text:p/>
            <text:p>資料 ・ しりょう ・ materials, data</text:p>
            <text:p/>
            <text:p>資金 ・ しきん ・ funds, capital</text:p>
            <text:p/>
            <text:p>投資 ・ とうし ・ investment</text:p>
            <text:p/>
            <text:p>物資 ・ ぶっし ・ commodities, goods, resources</text:p>
            <text:p/>
            <text:p>資産 ・ しさん ・ property, assets, fortun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66" calcext:value-type="float">
            <text:p>1166</text:p>
          </table:table-cell>
          <table:table-cell table:style-name="ce8" office:value-type="string" calcext:value-type="string">
            <text:p>賛</text:p>
          </table:table-cell>
          <table:table-cell table:style-name="ce12" office:value-type="string" calcext:value-type="string">
            <text:p>賛成 ・ さんせい ・ approval, agreement, support</text:p>
            <text:p/>
            <text:p>賛美 ・ さんび ・ praise, admiration</text:p>
            <text:p/>
            <text:p>賛同 ・ さんどう ・ approval, endorsement</text:p>
            <text:p/>
            <text:p>賛否 ・ さんぴ ・ approval or disapproval, yes or no</text:p>
            <text:p/>
            <text:p>賞賛する ・ しょうさんする ・ laud, praise, commend</text:p>
            <text:p/>
            <text:p>協賛 ・ きょうさん ・ support, cooperation</text:p>
            <text:p/>
            <text:p>翼賛 ・ よくさん ・ support, assistance, countenance</text:p>
            <text:p/>
            <text:p>賛美 ・ さんび ・ praise, admira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67" calcext:value-type="float">
            <text:p>1167</text:p>
          </table:table-cell>
          <table:table-cell table:style-name="ce8" office:value-type="string" calcext:value-type="string">
            <text:p>替</text:p>
          </table:table-cell>
          <table:table-cell table:style-name="ce12" office:value-type="string" calcext:value-type="string">
            <text:p>交替 ・ こうたい ・ alternation, shift, change</text:p>
            <text:p/>
            <text:p>代替 ・ だいたい ・ substitution</text:p>
            <text:p/>
            <text:p>替える ・ かえる ・ [vt] replace, change to something new</text:p>
            <text:p/>
            <text:p>替わる ・ かわる ・ [vi] be replaced, change places with</text:p>
            <text:p/>
            <text:p>両替 ・ りょうがえ ・ exchange of money</text:p>
            <text:p/>
            <text:p>着替える ・ きがえる ・ change clothes</text:p>
            <text:p/>
            <text:p>替え玉 ・ かえだま ・ substitute, double</text:p>
            <text:p/>
            <text:p>替え刃 ・ かえば ・ extra blade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68" calcext:value-type="float">
            <text:p>1168</text:p>
          </table:table-cell>
          <table:table-cell table:style-name="ce8" office:value-type="string" calcext:value-type="string">
            <text:p>潜</text:p>
          </table:table-cell>
          <table:table-cell table:style-name="ce12" office:value-type="string" calcext:value-type="string">
            <text:p>潜水 ・ せんすい ・ diving</text:p>
            <text:p/>
            <text:p>潜む ・ ひそむ ・ [vi] lurk, lie concealed; be latent</text:p>
            <text:p/>
            <text:p>潜る ・ もぐる ・ [vi] submerge; get in, pass under</text:p>
            <text:p/>
            <text:p>潜り込む ・ もぐりこむ ・ [vi] get in, crawl into</text:p>
            <text:p/>
            <text:p>潜在の ・ せんざいの ・ latent, potential</text:p>
            <text:p/>
            <text:p>潜伏 ・ せんぷく ・ concealment, hiding; latency</text:p>
            <text:p/>
            <text:p>潜入 ・ せんにゅう ・ infiltration</text:p>
            <text:p/>
            <text:p>潜行する ・ せんこうする ・ travel in disguise; move / travel under water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169" calcext:value-type="float">
            <text:p>1169</text:p>
          </table:table-cell>
          <table:table-cell table:style-name="ce8" office:value-type="string" calcext:value-type="string">
            <text:p>貿</text:p>
          </table:table-cell>
          <table:table-cell table:style-name="ce12" office:value-type="string" calcext:value-type="string">
            <text:p>貿易 ・ ぼうえき ・ trade, commerce</text:p>
            <text:p/>
            <text:p>貿易会社 ・ ぼうえきがいしゃ ・ trading firm</text:p>
            <text:p/>
            <text:p>貿易風 ・ ぼうえきふう ・ trade wind</text:p>
            <text:p/>
            <text:p>貿易品 ・ ぼうえきひん ・ articles of commerce</text:p>
            <text:p/>
            <text:p>貿易業 ・ ぼうえきぎょう ・ trading busines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70" calcext:value-type="float">
            <text:p>1170</text:p>
          </table:table-cell>
          <table:table-cell table:style-name="ce8" office:value-type="string" calcext:value-type="string">
            <text:p>留</text:p>
          </table:table-cell>
          <table:table-cell table:style-name="ce12" office:value-type="string" calcext:value-type="string">
            <text:p>留学する ・ りゅうがくする ・ study abroad</text:p>
            <text:p/>
            <text:p>留める ・ とめる ・ [vt] keep in place, fasten</text:p>
            <text:p/>
            <text:p>留まる ・ とまる ・ [vi] perch on; be held in position, fastened</text:p>
            <text:p/>
            <text:p>家に留まる ・ いえにとどまる ・ stay home</text:p>
            <text:p/>
            <text:p>拘留 ・ こうりゅう ・ penal detention</text:p>
            <text:p/>
            <text:p>抑留する ・ よくりゅうする ・ detain, intern, seize, arrest</text:p>
            <text:p/>
            <text:p>書留 ・ かきとめ ・ registered mail</text:p>
            <text:p/>
            <text:p>木に留まる ・ きにとまる ・ sit in a tre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71" calcext:value-type="float">
            <text:p>1171</text:p>
          </table:table-cell>
          <table:table-cell table:style-name="ce8" office:value-type="string" calcext:value-type="string">
            <text:p>溜</text:p>
          </table:table-cell>
          <table:table-cell table:style-name="ce12" office:value-type="string" calcext:value-type="string">
            <text:p>溜まる ・ たまる ・ [vi] accumulate, heap up</text:p>
            <text:p/>
            <text:p>蒸溜 ・ じょうりゅう ・ distillation</text:p>
            <text:p/>
            <text:p>溜飲 ・ りゅういん ・ water brash, sour stomach</text:p>
            <text:p/>
            <text:p>分溜 ・ ぶんりゅう ・ fractional distillation, fraction of two fluits </text:p>
            <text:p/>
            <text:p>乾溜 ・ かんりゅう ・ dry distillation</text:p>
            <text:p/>
            <text:p>溜め ・ ため ・ sink, cesspool; manure sink</text:p>
            <text:p/>
            <text:p>溜め息 ・ ためいき ・ sigh</text:p>
            <text:p/>
            <text:p>溜め池 ・ ためいけ ・ reservoir, cistern, irrigation pon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72" calcext:value-type="float">
            <text:p>1172</text:p>
          </table:table-cell>
          <table:table-cell table:style-name="ce8" office:value-type="string" calcext:value-type="string">
            <text:p>賀</text:p>
          </table:table-cell>
          <table:table-cell table:style-name="ce12" office:value-type="string" calcext:value-type="string">
            <text:p>賀状 ・ がじょう ・ greeting card</text:p>
            <text:p/>
            <text:p>年賀状 ・ ねんがじょう ・ New Year's greeting card</text:p>
            <text:p/>
            <text:p>賀正 ・ がしょう ・ New Year’s congratulations, Happy New Year</text:p>
            <text:p/>
            <text:p>慶賀 ・ けいが ・ congratulation, felicitation</text:p>
            <text:p/>
            <text:p>年賀 ・ ねんが ・ New Year’s greetings / card</text:p>
            <text:p/>
            <text:p>祝賀会 ・ しゅくがかい ・ celebration, party of congratulatio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73" calcext:value-type="float">
            <text:p>1173</text:p>
          </table:table-cell>
          <table:table-cell table:style-name="ce8" office:value-type="string" calcext:value-type="string">
            <text:p>架</text:p>
          </table:table-cell>
          <table:table-cell table:style-name="ce12" office:value-type="string" calcext:value-type="string">
            <text:p>電線を架ける ・ でんせんをかける ・ lay a wire</text:p>
            <text:p/>
            <text:p>川に架かる橋 ・ かわにかかるはし ・ bridge over a river</text:p>
            <text:p/>
            <text:p>架設する ・ かせつする ・ construct, erect, install</text:p>
            <text:p/>
            <text:p>画架 ・ がか ・ easel</text:p>
            <text:p/>
            <text:p>十字架 ・ じゅうじか ・ cross, crucifix</text:p>
            <text:p/>
            <text:p>書架 ・ しょか ・ bookshelf, -stack</text:p>
            <text:p/>
            <text:p>架空の ・ かくうの ・ overhead, aerial; fanciful, fictitious</text:p>
            <text:p/>
            <text:p>架線 ・ かせん ・ aerial wiring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74" calcext:value-type="float">
            <text:p>1174</text:p>
          </table:table-cell>
          <table:table-cell table:style-name="ce8" office:value-type="string" calcext:value-type="string">
            <text:p>染</text:p>
          </table:table-cell>
          <table:table-cell table:style-name="ce12" office:value-type="string" calcext:value-type="string">
            <text:p>染まる ・ そまる ・ [vi] be dyed, take color</text:p>
            <text:p/>
            <text:p>染みる ・ しみる ・ [vi] soak into, permeate</text:p>
            <text:p/>
            <text:p>感染 ・ かんせん ・ infection</text:p>
            <text:p/>
            <text:p>汚染 ・ おせん ・ pollution, contamination</text:p>
            <text:p/>
            <text:p>伝染病 ・ でんせんびょう ・ infectious disease</text:p>
            <text:p/>
            <text:p>染色 ・ せんしょく ・ dyeing</text:p>
            <text:p/>
            <text:p>染み ・ しみ ・ stain, blot, spot</text:p>
            <text:p/>
            <text:p>油染みる ・ あぶらじみる ・ [vi] become greasy, be oil-stained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175" calcext:value-type="float">
            <text:p>1175</text:p>
          </table:table-cell>
          <table:table-cell table:style-name="ce8" office:value-type="string" calcext:value-type="string">
            <text:p>梨</text:p>
          </table:table-cell>
          <table:table-cell table:style-name="ce12" office:value-type="string" calcext:value-type="string">
            <text:p>梨 ・ なし ・ pear</text:p>
            <text:p/>
            <text:p>山梨 ・ やまなし ・ Yamanashi prefecture </text:p>
            <text:p/>
            <text:p>梨の実 ・ なしのみ ・ pear</text:p>
            <text:p/>
            <text:p>梨の礫 ・ なしのつぶて ・ no communication</text:p>
            <text:p/>
            <text:p>梨果 ・ りか ・ pome</text:p>
            <text:p/>
            <text:p>梨花 ・ りか ・ pear blossom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76" calcext:value-type="float">
            <text:p>1176</text:p>
          </table:table-cell>
          <table:table-cell table:style-name="ce8" office:value-type="string" calcext:value-type="string">
            <text:p>傑</text:p>
          </table:table-cell>
          <table:table-cell table:style-name="ce12" office:value-type="string" calcext:value-type="string">
            <text:p>傑作 ・ けっさく ・ masterpiece, magnum opus</text:p>
            <text:p/>
            <text:p>傑出 ・ けっしゅつ ・ excel, stand out</text:p>
            <text:p/>
            <text:p>傑人 ・ けつじん ・ outstanding person</text:p>
            <text:p/>
            <text:p>傑物 ・ けつぶつ ・ great man, outstanding figure</text:p>
            <text:p/>
            <text:p>豪傑 ・ ごうけつ ・ hero, great / extraordinary man</text:p>
            <text:p/>
            <text:p>女傑 ・ じょけつ ・ heroine, lady of character</text:p>
            <text:p/>
            <text:p>怪傑 ・ かいけつ ・ man of extraordinary talent, wonder ma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77" calcext:value-type="float">
            <text:p>1177</text:p>
          </table:table-cell>
          <table:table-cell table:style-name="ce8" office:value-type="string" calcext:value-type="string">
            <text:p>貴</text:p>
          </table:table-cell>
          <table:table-cell table:style-name="ce12" office:value-type="string" calcext:value-type="string">
            <text:p>貴重な ・ きちょうな ・ precious, valuable</text:p>
            <text:p/>
            <text:p>貴ぶ ・ とうとぶ ・ [vt] value highly</text:p>
            <text:p/>
            <text:p>貴い命 ・ たっといいのち ・ precious life</text:p>
            <text:p/>
            <text:p>貴族 ・ きぞく ・ nobility, noble</text:p>
            <text:p/>
            <text:p>貴社 ・ きしゃ ・ your company</text:p>
            <text:p/>
            <text:p>貴婦人 ・ きふじん ・ lady of rank, gentlewoman</text:p>
            <text:p/>
            <text:p>富貴な ・ ふうきな [ふっきな] ・ wealthy and noble</text:p>
            <text:p/>
            <text:p>高貴な ・ こうきな ・ high and nobl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178" calcext:value-type="float">
            <text:p>1178</text:p>
          </table:table-cell>
          <table:table-cell table:style-name="ce8" office:value-type="string" calcext:value-type="string">
            <text:p>潰</text:p>
          </table:table-cell>
          <table:table-cell table:style-name="ce12" office:value-type="string" calcext:value-type="string">
            <text:p>潰す ・ つぶす ・ [vt] crush, smash; butcher, kill; ruin, wreck</text:p>
            <text:p/>
            <text:p>決潰 ・ けっかい ・ rip, break</text:p>
            <text:p/>
            <text:p>全潰 ・ ぜんかい ・ complete collapse</text:p>
            <text:p/>
            <text:p>倒潰 ・ とうかい ・ collapse, crumbling, destruction</text:p>
            <text:p/>
            <text:p>潰滅する ・ かいめつする ・ be destroyed, annihilated</text:p>
            <text:p/>
            <text:p>暇潰し ・ ひまつぶし ・ time killer; waste of time</text:p>
            <text:p/>
            <text:p>押し潰す ・ おしつぶす ・ [vt] squash, crush, flatten</text:p>
            <text:p/>
            <text:p>塗り潰す ・ ぬりつぶす ・ [vt] paint out / ove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79" calcext:value-type="float">
            <text:p>1179</text:p>
          </table:table-cell>
          <table:table-cell table:style-name="ce8" office:value-type="string" calcext:value-type="string">
            <text:p>遺</text:p>
          </table:table-cell>
          <table:table-cell table:style-name="ce12" office:value-type="string" calcext:value-type="string">
            <text:p>遺言 ・ ゆいごん ・ will, testament</text:p>
            <text:p/>
            <text:p>遺産 ・ いさん ・ inheritance, bequest, heritage</text:p>
            <text:p/>
            <text:p>遺失物 ・ いしつぶつ ・ lost article</text:p>
            <text:p/>
            <text:p>遺体 ・ いたい ・ remains, body, corpse</text:p>
            <text:p/>
            <text:p>遺族 ・ いぞく ・ bereaved family</text:p>
            <text:p/>
            <text:p>遺骨 ・ いこつ ・ skeletal remains; ashes</text:p>
            <text:p/>
            <text:p>遺憾な ・ いかんな ・ regrettable</text:p>
            <text:p/>
            <text:p>遺伝 ・ いでん ・ hereditary transmiss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80" calcext:value-type="float">
            <text:p>1180</text:p>
          </table:table-cell>
          <table:table-cell table:style-name="ce8" office:value-type="string" calcext:value-type="string">
            <text:p>遣</text:p>
          </table:table-cell>
          <table:table-cell table:style-name="ce12" office:value-type="string" calcext:value-type="string">
            <text:p>分遣 ・ ぶんけん ・ detachment, detail</text:p>
            <text:p/>
            <text:p>遣う ・ つかう ・ [vt] use, spend</text:p>
            <text:p/>
            <text:p>気遣う ・ きづかう ・ [vi] feel anxious / worry about , have apprehensions of</text:p>
            <text:p/>
            <text:p>心遣い ・ こころづかい ・ consideration, anxiety</text:p>
            <text:p/>
            <text:p>遣わす ・ つかわす ・ [vt] dispatch, send</text:p>
            <text:p/>
            <text:p>無駄遣い ・ むだづかい ・ wasting money</text:p>
            <text:p/>
            <text:p>小遣い ・ こづかい ・ pocket / spending money</text:p>
            <text:p/>
            <text:p>分遣 ・ ぶんけん ・ detachment, detai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81" calcext:value-type="float">
            <text:p>1181</text:p>
          </table:table-cell>
          <table:table-cell table:style-name="ce8" office:value-type="string" calcext:value-type="string">
            <text:p>追</text:p>
          </table:table-cell>
          <table:table-cell table:style-name="ce12" office:value-type="string" calcext:value-type="string">
            <text:p>追う ・ おう ・ [vt] chase, pursue, follow</text:p>
            <text:p/>
            <text:p>追求する ・ ついきゅうする ・ pursue</text:p>
            <text:p/>
            <text:p>追い詰める ・ おいつめる ・ [vt]corner, drive to the wall; run down</text:p>
            <text:p/>
            <text:p>追い越す ・ おいこす ・ [vt] outrun, pass, overtake</text:p>
            <text:p/>
            <text:p>追加 ・ ついか ・ addition, appendix, supplement</text:p>
            <text:p/>
            <text:p>追い込み ・ おいこみ ・ last spurt, final lap</text:p>
            <text:p/>
            <text:p>追善 ・ ついぜん ・ mass for the dead</text:p>
            <text:p/>
            <text:p>猛追 ・ もうつい ・ hot chase / pursui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82" calcext:value-type="float">
            <text:p>1182</text:p>
          </table:table-cell>
          <table:table-cell table:style-name="ce8" office:value-type="string" calcext:value-type="string">
            <text:p>迫</text:p>
          </table:table-cell>
          <table:table-cell table:style-name="ce12" office:value-type="string" calcext:value-type="string">
            <text:p>切迫する ・ せっぱくする ・ draw near, press; become acute, grow tense</text:p>
            <text:p/>
            <text:p>迫る ・ せまる ・ [vi, vt] press, urge; draw near</text:p>
            <text:p/>
            <text:p>迫害 ・ はくがい ・ persecution, oppression</text:p>
            <text:p/>
            <text:p>圧迫する ・ あっぱくする ・ press, oppress, pressure</text:p>
            <text:p/>
            <text:p>迫真の ・ はくしんの ・ true to life, realistic</text:p>
            <text:p/>
            <text:p>真に迫る ・ しんにせまる ・ be true to nature / life, lifelike</text:p>
            <text:p/>
            <text:p>差し迫る ・ さしせまる ・ [vi] be imminent, impend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83" calcext:value-type="float">
            <text:p>1183</text:p>
          </table:table-cell>
          <table:table-cell table:style-name="ce8" office:value-type="string" calcext:value-type="string">
            <text:p>泊</text:p>
          </table:table-cell>
          <table:table-cell table:style-name="ce12" office:value-type="string" calcext:value-type="string">
            <text:p>一泊 ・ いっぱく ・ overnight stay [one night] </text:p>
            <text:p/>
            <text:p>泊まる ・ とまる ・ [vi] stay overnight, lodge, stay at</text:p>
            <text:p/>
            <text:p>泊める ・ とめる ・ [vi] lodge, give shelter, accommodate</text:p>
            <text:p/>
            <text:p>宿泊 ・ しゅくはく ・ lodging</text:p>
            <text:p/>
            <text:p>外泊 ・ がいはく ・ staying out overnight</text:p>
            <text:p/>
            <text:p>民泊 ・ みんぱく ・ temporarily taking lodgers as private residence </text:p>
            <text:p/>
            <text:p>泊まり ・ とまり ・ stopover, stay; night duty; anchorag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84" calcext:value-type="float">
            <text:p>1184</text:p>
          </table:table-cell>
          <table:table-cell table:style-name="ce8" office:value-type="string" calcext:value-type="string">
            <text:p>伯</text:p>
          </table:table-cell>
          <table:table-cell table:style-name="ce12" office:value-type="string" calcext:value-type="string">
            <text:p>伯父 ・ おじ [はくふ] ・ aunt older than one's parent) [叔 2043] </text:p>
            <text:p/>
            <text:p>伯母 ・ おば [はくぼ] ・ aunt older than one’s parent </text:p>
            <text:p/>
            <text:p>伯爵 ・ はくしゃく ・ count, earl</text:p>
            <text:p/>
            <text:p>前島伯 ・ まえじまはく ・ Count Maejima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85" calcext:value-type="float">
            <text:p>1185</text:p>
          </table:table-cell>
          <table:table-cell table:style-name="ce8" office:value-type="string" calcext:value-type="string">
            <text:p>拍</text:p>
          </table:table-cell>
          <table:table-cell table:style-name="ce12" office:value-type="string" calcext:value-type="string">
            <text:p>拍子 ・ ひょうし ・ time, beat, rhythm; chance, the moment</text:p>
            <text:p/>
            <text:p>拍手 ・ はくしゅ ・ applause, clapping</text:p>
            <text:p/>
            <text:p>手拍子 ・ てびょうし ・ beating time with the hand; careless move</text:p>
            <text:p/>
            <text:p>三拍子 ・ さんびょうし ・ triple time music ; 3 important requisites</text:p>
            <text:p/>
            <text:p>拍車 ・ はくしゃ ・ spur, rowel spur</text:p>
            <text:p/>
            <text:p>拍動 ・ はくどう ・ pulsation, pulsebeat</text:p>
            <text:p/>
            <text:p>脈拍 ・ みゃくはく ・ pulse, pulsation</text:p>
            <text:p/>
            <text:p>心拍数 ・ しんぱくすう ・ one's heart / pulse rat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186" calcext:value-type="float">
            <text:p>1186</text:p>
          </table:table-cell>
          <table:table-cell table:style-name="ce8" office:value-type="string" calcext:value-type="string">
            <text:p>弔</text:p>
          </table:table-cell>
          <table:table-cell table:style-name="ce12" office:value-type="string" calcext:value-type="string">
            <text:p>弔う ・ とむらう ・ [vt] condole; mourn</text:p>
            <text:p/>
            <text:p>弔い ・ とむらい ・ funeral service; mass for the dead; condolence</text:p>
            <text:p/>
            <text:p>弔問 ・ ちょうもん ・ condolence call</text:p>
            <text:p/>
            <text:p>弔慰 ・ ちょうい ・ condolence, sympathy</text:p>
            <text:p/>
            <text:p>弔辞 ・ ちょうじ ・ message of condolence</text:p>
            <text:p/>
            <text:p>弔電 ・ ちょうでん ・ telegram of condolenc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187" calcext:value-type="float">
            <text:p>1187</text:p>
          </table:table-cell>
          <table:table-cell table:style-name="ce8" office:value-type="string" calcext:value-type="string">
            <text:p>沸</text:p>
          </table:table-cell>
          <table:table-cell table:style-name="ce12" office:value-type="string" calcext:value-type="string">
            <text:p>沸点 ・ ふってん ・ boiling point</text:p>
            <text:p/>
            <text:p>沸く ・ わく ・ [vi] boil over , seethe, be excited</text:p>
            <text:p/>
            <text:p>沸き上がる ・ わきあがる ・ boil up; break out, arise; seethe, be in uproar</text:p>
            <text:p/>
            <text:p>沸かす ・ わかす ・ [vt] boil, make hot, excite, stimulate</text:p>
            <text:p/>
            <text:p>湯沸かし ・ ゆわかし ・ kettle, water heater</text:p>
            <text:p/>
            <text:p>沸き返る ・ わきかえる ・ seethe, be in uproar; boil up</text:p>
            <text:p/>
            <text:p>煮沸 ・ しゃふつ ・ boiling</text:p>
            <text:p/>
            <text:p>沸騰する ・ ふっとうする ・ boil, seethe, bubbl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88" calcext:value-type="float">
            <text:p>1188</text:p>
          </table:table-cell>
          <table:table-cell table:style-name="ce8" office:value-type="string" calcext:value-type="string">
            <text:p>煮</text:p>
          </table:table-cell>
          <table:table-cell table:style-name="ce12" office:value-type="string" calcext:value-type="string">
            <text:p>煮沸 ・ しゃふつ ・ boiling</text:p>
            <text:p/>
            <text:p>煮る ・ にる ・ [vt] boil, cook</text:p>
            <text:p/>
            <text:p>煮豆 ・ にまめ ・ boiled cooked beans</text:p>
            <text:p/>
            <text:p>煮える ・ にえる ・ [vi] boil, be cooked</text:p>
            <text:p/>
            <text:p>煮やす ・ にやす ・ [vt] boil down, wear out</text:p>
            <text:p/>
            <text:p>業を煮やす ・ ごうをにやす ・ be exasperated, lose one’s temper</text:p>
            <text:p/>
            <text:p>煮え湯 ・ にえゆ ・ boiling water</text:p>
            <text:p/>
            <text:p>甘露煮 ・ かんろに ・ sweet boiled foo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89" calcext:value-type="float">
            <text:p>1189</text:p>
          </table:table-cell>
          <table:table-cell table:style-name="ce8" office:value-type="string" calcext:value-type="string">
            <text:p>費</text:p>
          </table:table-cell>
          <table:table-cell table:style-name="ce12" office:value-type="string" calcext:value-type="string">
            <text:p>費やす ・ ついやす ・ [vt] expend, consume; waste</text:p>
            <text:p/>
            <text:p>生活費 ・ せいかつひ ・ living expenses, cost of living</text:p>
            <text:p/>
            <text:p>出費 ・ しゅっぴ ・ expenses, expenditure, outlay</text:p>
            <text:p/>
            <text:p>燃費 ・ ねんぴ ・ gas mileage</text:p>
            <text:p/>
            <text:p>費用 ・ ひよう ・ expenses, outlay</text:p>
            <text:p/>
            <text:p>費える ・ ついえる ・ [vi] be wasted</text:p>
            <text:p/>
            <text:p>費え ・ ついえ ・ wasteful expenses</text:p>
            <text:p/>
            <text:p>空費 ・ くうひ ・ wast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90" calcext:value-type="float">
            <text:p>1190</text:p>
          </table:table-cell>
          <table:table-cell table:style-name="ce8" office:value-type="string" calcext:value-type="string">
            <text:p>弟</text:p>
          </table:table-cell>
          <table:table-cell table:style-name="ce12" office:value-type="string" calcext:value-type="string">
            <text:p>弟さん ・ おとうとさん ・ your younger brother</text:p>
            <text:p/>
            <text:p>義弟 ・ ぎてい ・ brother-in-law</text:p>
            <text:p/>
            <text:p>門弟 ・ もんてい ・ pupil, disciple</text:p>
            <text:p/>
            <text:p>師弟 ・ してい ・ master &amp; pupil</text:p>
            <text:p/>
            <text:p>弟 ・ おとうと ・ younger brother</text:p>
            <text:p/>
            <text:p>弟子 ・ でし ・ disciple, pupil, apprentice</text:p>
            <text:p/>
            <text:p>弟子入りする ・ でしいりする ・ become a disciple [pupil, apprentice] </text:p>
            <text:p/>
            <text:p>弟妹 ・ ていまい ・ younger sibling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91" calcext:value-type="float">
            <text:p>1191</text:p>
          </table:table-cell>
          <table:table-cell table:style-name="ce8" office:value-type="string" calcext:value-type="string">
            <text:p>第</text:p>
          </table:table-cell>
          <table:table-cell table:style-name="ce12" office:value-type="string" calcext:value-type="string">
            <text:p>第一 ・ だいいち ・ the first, No. 1; the best; to begin with, above all else</text:p>
            <text:p/>
            <text:p>次第 ・ しだい ・ order; circumstances, reasons; as soon as</text:p>
            <text:p/>
            <text:p>第三者 ・ だいさんしゃ ・ third party</text:p>
            <text:p/>
            <text:p>第六感 ・ だいろっかん ・ the sixth sense, intuition</text:p>
            <text:p/>
            <text:p>及第する ・ きゅうだいする ・ pass an examination</text:p>
            <text:p/>
            <text:p>落第 ・ らくだい ・ failure in an examinatio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192" calcext:value-type="float">
            <text:p>1192</text:p>
          </table:table-cell>
          <table:table-cell table:style-name="ce8" office:value-type="string" calcext:value-type="string">
            <text:p>剃</text:p>
          </table:table-cell>
          <table:table-cell table:style-name="ce12" office:value-type="string" calcext:value-type="string">
            <text:p>剃る ・ そる [する] ・ [vt] shave</text:p>
            <text:p/>
            <text:p>剃刀 ・ かみそり ・ razor</text:p>
            <text:p/>
            <text:p>剃毛 ・ ていもう ・ shaving</text:p>
            <text:p/>
            <text:p>剃髪 ・ ていはつ ・ tonsure; cutting off the hai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93" calcext:value-type="float">
            <text:p>1193</text:p>
          </table:table-cell>
          <table:table-cell table:style-name="ce8" office:value-type="string" calcext:value-type="string">
            <text:p>兄</text:p>
          </table:table-cell>
          <table:table-cell table:style-name="ce12" office:value-type="string" calcext:value-type="string">
            <text:p>兄弟 ・ きょうだい ・ brothers and sisters </text:p>
            <text:p/>
            <text:p>兄さん ・ にいさん ・ older brother</text:p>
            <text:p/>
            <text:p>長兄 ・ ちょうけい ・ eldest brother</text:p>
            <text:p/>
            <text:p>実兄 ・ じっけい ・ one’s own older brother</text:p>
            <text:p/>
            <text:p>義兄 ・ ぎけい ・ brother-in-law</text:p>
            <text:p/>
            <text:p>父兄 ・ ふけい ・ one’s father and older brothers; guardians</text:p>
            <text:p/>
            <text:p>兄貴 ・ あにき ・ older brother; one’s senior</text:p>
            <text:p/>
            <text:p>兄弟子 ・ あにでし ・ senior schoolmate, senior apprentic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94" calcext:value-type="float">
            <text:p>1194</text:p>
          </table:table-cell>
          <table:table-cell table:style-name="ce8" office:value-type="string" calcext:value-type="string">
            <text:p>只</text:p>
          </table:table-cell>
          <table:table-cell table:style-name="ce12" office:value-type="string" calcext:value-type="string">
            <text:p>只今 ・ ただいま ・ just now; at present, presently; I'm home!</text:p>
            <text:p/>
            <text:p>只者 ・ ただもの ・ ordinary person, common mortal</text:p>
            <text:p/>
            <text:p>只事ではない ・ ただごとではない ・ It is no common case</text:p>
            <text:p/>
            <text:p>只乗り ・ ただのり ・ free ride</text:p>
            <text:p/>
            <text:p>只 ・ ただ ・ free of charge; just, only; ordinary</text:p>
            <text:p/>
            <text:p>只の人 ・ ただのひと ・ common [ordinary] person, man in the street</text:p>
            <text:p/>
            <text:p>只ならぬ ・ ただならぬ ・ unusual, alarming, serious</text:p>
            <text:p/>
            <text:p>只では置かないぞ ・ ただではおかないぞ ・ You shall pay dear for this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195" calcext:value-type="float">
            <text:p>1195</text:p>
          </table:table-cell>
          <table:table-cell table:style-name="ce8" office:value-type="string" calcext:value-type="string">
            <text:p>税</text:p>
          </table:table-cell>
          <table:table-cell table:style-name="ce12" office:value-type="string" calcext:value-type="string">
            <text:p>税金 ・ ぜいきん ・ tax, duty; rates</text:p>
            <text:p/>
            <text:p>所得税 ・ しょとくぜい ・ income tax</text:p>
            <text:p/>
            <text:p>税を納める ・ ぜいをおさめる ・ pay a tax</text:p>
            <text:p/>
            <text:p>付加価値税 ・ ふかかちぜい ・ value-added tax</text:p>
            <text:p/>
            <text:p>税込み ・ ぜいこみ ・ tax included</text:p>
            <text:p/>
            <text:p>間接税 ・ かんせつぜい ・ indirect tax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96" calcext:value-type="float">
            <text:p>1196</text:p>
          </table:table-cell>
          <table:table-cell table:style-name="ce8" office:value-type="string" calcext:value-type="string">
            <text:p>鋭</text:p>
          </table:table-cell>
          <table:table-cell table:style-name="ce12" office:value-type="string" calcext:value-type="string">
            <text:p>鋭角 ・ えいかく ・ acute angle</text:p>
            <text:p/>
            <text:p>鋭いナイフ ・ するどいナイフ ・ sharp knife</text:p>
            <text:p/>
            <text:p>鋭い ・ するどい ・ sharp</text:p>
            <text:p/>
            <text:p>鋭利な ・ えいりな ・ sharp, keen; acute, sharp, clever</text:p>
            <text:p/>
            <text:p>新鋭な ・ しんえいな ・ fresh picked</text:p>
            <text:p/>
            <text:p>精鋭 ・ せいえい ・ best [pick] of the aviators , choice of an army </text:p>
            <text:p/>
            <text:p>先鋭な ・ せんえいな ・ radical; acute, sharp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97" calcext:value-type="float">
            <text:p>1197</text:p>
          </table:table-cell>
          <table:table-cell table:style-name="ce8" office:value-type="string" calcext:value-type="string">
            <text:p>説</text:p>
          </table:table-cell>
          <table:table-cell table:style-name="ce12" office:value-type="string" calcext:value-type="string">
            <text:p>説く ・ とく ・ explain; preach; persuade</text:p>
            <text:p/>
            <text:p>口説く ・ くどく ・ [vt] persuade; seduce</text:p>
            <text:p/>
            <text:p>説明 ・ せつめい ・ explanation, description</text:p>
            <text:p/>
            <text:p>仮説 ・ かせつ ・ hypothesis</text:p>
            <text:p/>
            <text:p>説教 ・ せっきょう ・ preaching; scolding</text:p>
            <text:p/>
            <text:p>説を立てる ・ せつをたてる ・ put forward a theory</text:p>
            <text:p/>
            <text:p>説話 ・ せつわ ・ narrative, tale</text:p>
            <text:p/>
            <text:p>説き明かす ・ ときあかす ・ [vt] explain, solve; make clea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98" calcext:value-type="float">
            <text:p>1198</text:p>
          </table:table-cell>
          <table:table-cell table:style-name="ce8" office:value-type="string" calcext:value-type="string">
            <text:p>脱</text:p>
          </table:table-cell>
          <table:table-cell table:style-name="ce12" office:value-type="string" calcext:value-type="string">
            <text:p>靴を脱ぐ ・ くつをぬぐ ・ take off one's shoes</text:p>
            <text:p/>
            <text:p>脱げる ・ ぬげる ・ [vi] come / off of clothes or footwear </text:p>
            <text:p/>
            <text:p>脱退 ・ だったい ・ withdrawal, secession</text:p>
            <text:p/>
            <text:p>脱税 ・ だつぜい ・ tax evasion</text:p>
            <text:p/>
            <text:p>脱毛 ・ だつもう ・ hair removal; falling out of hair</text:p>
            <text:p/>
            <text:p>脱獄 ・ だつごく ・ prison break, jailbreak</text:p>
            <text:p/>
            <text:p>脱線 ・ だっせん ・ derailment; deviation, aberration</text:p>
            <text:p/>
            <text:p>脱衣 ・ だつい ・ undressing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199" calcext:value-type="float">
            <text:p>1199</text:p>
          </table:table-cell>
          <table:table-cell table:style-name="ce8" office:value-type="string" calcext:value-type="string">
            <text:p>閲</text:p>
          </table:table-cell>
          <table:table-cell table:style-name="ce12" office:value-type="string" calcext:value-type="string">
            <text:p>検閲 ・ けんえつ ・ censorship; inspection, review</text:p>
            <text:p/>
            <text:p>校閲 ・ こうえつ ・ revision, reviewing, editing</text:p>
            <text:p/>
            <text:p>閲兵 ・ えっぺい ・ review [inspection] of troops</text:p>
            <text:p/>
            <text:p>観閲 ・ かんえつ ・ inspection of troops</text:p>
            <text:p/>
            <text:p>閲覧する ・ えつらんする ・ read, pursu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00" calcext:value-type="float">
            <text:p>1200</text:p>
          </table:table-cell>
          <table:table-cell table:style-name="ce8" office:value-type="string" calcext:value-type="string">
            <text:p>祝</text:p>
          </table:table-cell>
          <table:table-cell table:style-name="ce12" office:value-type="string" calcext:value-type="string">
            <text:p>祝う ・ いわう ・ [vt] celebrate, commemorate; congratulate, felicitate</text:p>
            <text:p/>
            <text:p>祝い ・ いわい ・ celebration; congratulation</text:p>
            <text:p/>
            <text:p>祝日 ・ しゅくじつ ・ holiday, festival day</text:p>
            <text:p/>
            <text:p>祝賀 ・ しゅくが ・ celebration; congratulation</text:p>
            <text:p/>
            <text:p>祝言 ・ しゅうげん ・ wedding</text:p>
            <text:p/>
            <text:p>祝儀 ・ しゅうぎ ・ celebration; congratulatory gift; tip</text:p>
            <text:p/>
            <text:p>祝電 ・ しゅくでん ・ congratulatory telegram</text:p>
            <text:p/>
            <text:p>祝福 ・ しゅくふく ・ blessing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201" calcext:value-type="float">
            <text:p>1201</text:p>
          </table:table-cell>
          <table:table-cell table:style-name="ce8" office:value-type="string" calcext:value-type="string">
            <text:p>況</text:p>
          </table:table-cell>
          <table:table-cell table:style-name="ce12" office:value-type="string" calcext:value-type="string">
            <text:p>状況 ・ じょうきょう ・ state of affairs, conditions, circumstances</text:p>
            <text:p/>
            <text:p>戦況 ・ せんきょう ・ war situation, progress of a battle</text:p>
            <text:p/>
            <text:p>市況 ・ しきょう ・ market conditions</text:p>
            <text:p/>
            <text:p>近況 ・ きんきょう ・ recent condition / situation</text:p>
            <text:p/>
            <text:p>実況 ・ じっきょう ・ actual conditions</text:p>
            <text:p/>
            <text:p>不況 ・ ふきょう ・ depression, slump, recession</text:p>
            <text:p/>
            <text:p>好況 ・ こうきょう ・ brisk market, prosperity</text:p>
            <text:p/>
            <text:p>盛況 ・ せいきょう ・ prosperity, boom, succes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02" calcext:value-type="float">
            <text:p>1202</text:p>
          </table:table-cell>
          <table:table-cell table:style-name="ce8" office:value-type="string" calcext:value-type="string">
            <text:p>悦</text:p>
          </table:table-cell>
          <table:table-cell table:style-name="ce12" office:value-type="string" calcext:value-type="string">
            <text:p>悦楽 ・ えつらく ・ pleasure, joy</text:p>
            <text:p/>
            <text:p>愉悦 ・ ゆえつ ・ joy</text:p>
            <text:p/>
            <text:p>喜悦 ・ きえつ ・ delight, rapture, joy</text:p>
            <text:p/>
            <text:p>満悦 ・ まんえつ ・ great joy, rapture</text:p>
            <text:p/>
            <text:p>法悦 ・ ほうえつ ・ religious exultation; ecstas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03" calcext:value-type="float">
            <text:p>1203</text:p>
          </table:table-cell>
          <table:table-cell table:style-name="ce8" office:value-type="string" calcext:value-type="string">
            <text:p>克</text:p>
          </table:table-cell>
          <table:table-cell table:style-name="ce12" office:value-type="string" calcext:value-type="string">
            <text:p>克己 ・ こっき ・ self-denial, self-control</text:p>
            <text:p/>
            <text:p>下克上 ・ げこくじょう ・ junior dominating the senior supplanting </text:p>
            <text:p/>
            <text:p>克服 ・ こくふく ・ conquest, subjugation</text:p>
            <text:p/>
            <text:p>相克する ・ そうこくする ・ struggle with each other, conflict</text:p>
            <text:p/>
            <text:p>克明 ・ こくめい ・ scrupulousness, diligence</text:p>
            <text:p/>
            <text:p>克つ ・ かつ ・ [vi] control oneself , overcome</text:p>
            <text:p/>
            <text:p>己に克つ ・ おのれにかつ ・ control oneself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04" calcext:value-type="float">
            <text:p>1204</text:p>
          </table:table-cell>
          <table:table-cell table:style-name="ce8" office:value-type="string" calcext:value-type="string">
            <text:p>競</text:p>
          </table:table-cell>
          <table:table-cell table:style-name="ce12" office:value-type="string" calcext:value-type="string">
            <text:p>競走する ・ きょうそうする ・ compete, contend, vie</text:p>
            <text:p/>
            <text:p>競う ・ きそう ・ [vi] compete with, vie</text:p>
            <text:p/>
            <text:p>競い合う ・ きそいあう ・ compete with, vie for</text:p>
            <text:p/>
            <text:p>競技 ・ きょうぎ ・ match, contest, game; sporting event</text:p>
            <text:p/>
            <text:p>競る ・ せる ・ [vt] make a bid for</text:p>
            <text:p/>
            <text:p>競り市 ・ せりいち ・ auction sale</text:p>
            <text:p/>
            <text:p>競輪 ・ けいりん ・ bicycle race</text:p>
            <text:p/>
            <text:p>競争する ・ きょうそうする ・ compete, contend, vi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205" calcext:value-type="float">
            <text:p>1205</text:p>
          </table:table-cell>
          <table:table-cell table:style-name="ce8" office:value-type="string" calcext:value-type="string">
            <text:p>姉</text:p>
          </table:table-cell>
          <table:table-cell table:style-name="ce12" office:value-type="string" calcext:value-type="string">
            <text:p>姉さん ・ ねえさん ・ older sister; waitress, girl; miss</text:p>
            <text:p/>
            <text:p>姉上 ・ あねうえ ・ older sister</text:p>
            <text:p/>
            <text:p>姉 ・ あね ・ older sister</text:p>
            <text:p/>
            <text:p>姉妹 ・ しまい ・ sisters</text:p>
            <text:p/>
            <text:p>実姉 ・ じっし ・ one’s true older sister [biological] </text:p>
            <text:p/>
            <text:p>義姉 ・ ぎし ・ older sister-in-law</text:p>
            <text:p/>
            <text:p>令姉 ・ れいし ・ your older sist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206" calcext:value-type="float">
            <text:p>1206</text:p>
          </table:table-cell>
          <table:table-cell table:style-name="ce8" office:value-type="string" calcext:value-type="string">
            <text:p>妹</text:p>
          </table:table-cell>
          <table:table-cell table:style-name="ce12" office:value-type="string" calcext:value-type="string">
            <text:p>姉妹 ・ しまい ・ sisters</text:p>
            <text:p/>
            <text:p>義妹 ・ ぎまい ・ sister-in-law</text:p>
            <text:p/>
            <text:p>妹 ・ いもうと ・ younger sister</text:p>
            <text:p/>
            <text:p>妹娘 ・ いもうとむすめ ・ younger daughter</text:p>
            <text:p/>
            <text:p>妹分 ・ いもうとぶん ・ protégée</text:p>
            <text:p/>
            <text:p>実妹 ・ じつまい ・ one’s true younger sister [biological] </text:p>
            <text:p/>
            <text:p>令妹 ・ れいまい ・ your younger sist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07" calcext:value-type="float">
            <text:p>1207</text:p>
          </table:table-cell>
          <table:table-cell table:style-name="ce8" office:value-type="string" calcext:value-type="string">
            <text:p>珠</text:p>
          </table:table-cell>
          <table:table-cell table:style-name="ce12" office:value-type="string" calcext:value-type="string">
            <text:p>真珠 ・ しんじゅ ・ pearl</text:p>
            <text:p/>
            <text:p>珠算 ・ しゅざん ・ calculation on the abacus</text:p>
            <text:p/>
            <text:p>珠玉 ・ しゅぎょく ・ jewel, gem</text:p>
            <text:p/>
            <text:p>数珠 ・ じゅず ・ Buddhist rosary</text:p>
            <text:p/>
            <text:p>珠暖簾 ・ たまのれん ・ curtain made of strung beads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208" calcext:value-type="float">
            <text:p>1208</text:p>
          </table:table-cell>
          <table:table-cell table:style-name="ce8" office:value-type="string" calcext:value-type="string">
            <text:p>殊</text:p>
          </table:table-cell>
          <table:table-cell table:style-name="ce12" office:value-type="string" calcext:value-type="string">
            <text:p>殊に ・ ことに ・ especially, above all</text:p>
            <text:p/>
            <text:p>特殊な ・ とくしゅな ・ special, unique</text:p>
            <text:p/>
            <text:p>殊勲 ・ しゅくん ・ meritorious deeds, distinguished service</text:p>
            <text:p/>
            <text:p>殊勝な ・ しゅしょうな ・ laudable, praiseworthy</text:p>
            <text:p/>
            <text:p>殊更に ・ ことさらに ・ especially; intentionally, deliberatel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09" calcext:value-type="float">
            <text:p>1209</text:p>
          </table:table-cell>
          <table:table-cell table:style-name="ce8" office:value-type="string" calcext:value-type="string">
            <text:p>序</text:p>
          </table:table-cell>
          <table:table-cell table:style-name="ce12" office:value-type="string" calcext:value-type="string">
            <text:p>序説 ・ じょせつ ・ introduction</text:p>
            <text:p/>
            <text:p>序列 ・ じょれつ ・ rank, grade, order</text:p>
            <text:p/>
            <text:p>自序 ・ じじょ ・ author’s preface</text:p>
            <text:p/>
            <text:p>序曲 ・ じょきょく ・ prelude, overture</text:p>
            <text:p/>
            <text:p>序次 ・ じょじ ・ order, sequence</text:p>
            <text:p/>
            <text:p>順序 ・ じゅんじょ ・ order, sequence; system, procedure</text:p>
            <text:p/>
            <text:p>秩序 ・ ちつじょ ・ order, discipline; method, system</text:p>
            <text:p/>
            <text:p>花序 ・ かじょ ・ inflorescenc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10" calcext:value-type="float">
            <text:p>1210</text:p>
          </table:table-cell>
          <table:table-cell table:style-name="ce8" office:value-type="string" calcext:value-type="string">
            <text:p>秩</text:p>
          </table:table-cell>
          <table:table-cell table:style-name="ce12" office:value-type="string" calcext:value-type="string">
            <text:p>秩序 ・ ちつじょ ・ order, discipline; method, system</text:p>
            <text:p/>
            <text:p>秩序正しい ・ ちつじょただしい ・ orderly, well-ordered</text:p>
            <text:p/>
            <text:p>秩序立つ ・ ちつじょだつ ・ be in order, organized, be systematized</text:p>
            <text:p/>
            <text:p>無秩序 ・ むちつじょ ・ disorder, chaos, confus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211" calcext:value-type="float">
            <text:p>1211</text:p>
          </table:table-cell>
          <table:table-cell table:style-name="ce8" office:value-type="string" calcext:value-type="string">
            <text:p>迭</text:p>
          </table:table-cell>
          <table:table-cell table:style-name="ce12" office:value-type="string" calcext:value-type="string">
            <text:p>更迭する ・ こうてつする ・ reshuffle, exchange places, change as of govt official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12" calcext:value-type="float">
            <text:p>1212</text:p>
          </table:table-cell>
          <table:table-cell table:style-name="ce8" office:value-type="string" calcext:value-type="string">
            <text:p>喜</text:p>
          </table:table-cell>
          <table:table-cell table:style-name="ce12" office:value-type="string" calcext:value-type="string">
            <text:p>喜ぶ ・ よろこぶ ・ [vi] be happy, delighted</text:p>
            <text:p/>
            <text:p>喜悦 ・ きえつ ・ delight, rapture, joy</text:p>
            <text:p/>
            <text:p>目を喜ばす ・ めをよろこばす ・ feast one’s eyes on </text:p>
            <text:p/>
            <text:p>親を喜ばす ・ おやをよろこばす ・ make one's parents happy</text:p>
            <text:p/>
            <text:p>大喜び ・ おおよろこび ・ great joy, delight</text:p>
            <text:p/>
            <text:p>喜ばしい ・ よろこばしい ・ joyful, delightful, gratifying</text:p>
            <text:p/>
            <text:p>喜劇 ・ きげき ・ comedy</text:p>
            <text:p/>
            <text:p>喜色 ・ きしょく ・ glad countenanc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13" calcext:value-type="float">
            <text:p>1213</text:p>
          </table:table-cell>
          <table:table-cell table:style-name="ce8" office:value-type="string" calcext:value-type="string">
            <text:p>善</text:p>
          </table:table-cell>
          <table:table-cell table:style-name="ce12" office:value-type="string" calcext:value-type="string">
            <text:p>善い行い ・ よいおこない ・ good deed</text:p>
            <text:p/>
            <text:p>改善 ・ かいぜん ・ improvement, amelioration</text:p>
            <text:p/>
            <text:p>親善 ・ しんぜん ・ goodwill, friendly relations</text:p>
            <text:p/>
            <text:p>善と悪 ・ ぜんとあく ・ good &amp; evil</text:p>
            <text:p/>
            <text:p>善良な ・ ぜんりょうな ・ good, virtuous</text:p>
            <text:p/>
            <text:p>善意 ・ ぜんい ・ good intention; favorable sense</text:p>
            <text:p/>
            <text:p>善行 ・ ぜんこう ・ good deed, benevolence</text:p>
            <text:p/>
            <text:p>善く善く ・ よくよく ・ very carefully / closely; exceedingl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214" calcext:value-type="float">
            <text:p>1214</text:p>
          </table:table-cell>
          <table:table-cell table:style-name="ce8" office:value-type="string" calcext:value-type="string">
            <text:p>繕</text:p>
          </table:table-cell>
          <table:table-cell table:style-name="ce12" office:value-type="string" calcext:value-type="string">
            <text:p>繕う ・ つくろう ・ [vt] mend, repair</text:p>
            <text:p/>
            <text:p>繕い ・ つくろい ・ mending, darning</text:p>
            <text:p/>
            <text:p>修繕する ・ しゅうぜんする ・ mend, repair</text:p>
            <text:p/>
            <text:p>修繕工 ・ しゅうぜんこう ・ repair man</text:p>
            <text:p/>
            <text:p>営繕 ・ えいぜん ・ building and repairs, maintenance</text:p>
            <text:p/>
            <text:p>言い繕う ・ いいつくろう ・ [vt] gloss over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215" calcext:value-type="float">
            <text:p>1215</text:p>
          </table:table-cell>
          <table:table-cell table:style-name="ce8" office:value-type="string" calcext:value-type="string">
            <text:p>膳</text:p>
          </table:table-cell>
          <table:table-cell table:style-name="ce12" office:value-type="string" calcext:value-type="string">
            <text:p>お膳 ・ おぜん ・ low four-legged tray for serving food </text:p>
            <text:p/>
            <text:p>一膳 ・ いちぜん ・ a bowl of rice ; a pair of chopsticks </text:p>
            <text:p/>
            <text:p>食膳 ・ しょくぜん ・ dining tray, food on a tray</text:p>
            <text:p/>
            <text:p>二の膳 ・ にのぜん ・ second course; side dish</text:p>
            <text:p/>
            <text:p>お膳立て ・ おぜんだて ・ setting the table; preparation</text:p>
            <text:p/>
            <text:p>配膳 ・ はいぜん ・ setting the table; serving a meal</text:p>
            <text:p/>
            <text:p>会席膳 ・ かいせきぜん ・ elaborate legless dinner tray esp. for formal dinners </text:p>
            <text:p/>
            <text:p>据え膳 ・ すえぜん ・ meal set before one; women’s advance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16" calcext:value-type="float">
            <text:p>1216</text:p>
          </table:table-cell>
          <table:table-cell table:style-name="ce8" office:value-type="string" calcext:value-type="string">
            <text:p>憾</text:p>
          </table:table-cell>
          <table:table-cell table:style-name="ce12" office:value-type="string" calcext:value-type="string">
            <text:p>遺憾な ・ いかんな ・ regrettable</text:p>
            <text:p/>
            <text:p>遺憾千万 ・ いかんせんばん ・ highly regrettable; utterly deplorable</text:p>
            <text:p/>
            <text:p>憾む ・ うらむ ・ [vt] regre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17" calcext:value-type="float">
            <text:p>1217</text:p>
          </table:table-cell>
          <table:table-cell table:style-name="ce8" office:value-type="string" calcext:value-type="string">
            <text:p>恨</text:p>
          </table:table-cell>
          <table:table-cell table:style-name="ce12" office:value-type="string" calcext:value-type="string">
            <text:p>怨恨 ・ えんこん ・ grudge, enmity</text:p>
            <text:p/>
            <text:p>恨む ・ うらむ ・ [vt] hold a grudge, feel resentment [cf. 怨 0728] </text:p>
            <text:p/>
            <text:p>恨み ・ うらみ ・ grudge, hatred, malice</text:p>
            <text:p/>
            <text:p>恨めしい ・ うらめしい ・ resentful, reproachful</text:p>
            <text:p/>
            <text:p>恨めし気に ・ うらめしげに ・ reproachfully</text:p>
            <text:p/>
            <text:p>逆恨み ・ さかうらみ ・ unjustified resentment through misunderstanding </text:p>
            <text:p/>
            <text:p>遺恨 ・ いこん ・ grudge, rancor, ill will</text:p>
            <text:p/>
            <text:p>多情多恨 ・ たじょうたこん ・ sensibilit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18" calcext:value-type="float">
            <text:p>1218</text:p>
          </table:table-cell>
          <table:table-cell table:style-name="ce8" office:value-type="string" calcext:value-type="string">
            <text:p>惜</text:p>
          </table:table-cell>
          <table:table-cell table:style-name="ce12" office:value-type="string" calcext:value-type="string">
            <text:p>惜敗 ・ せきはい ・ regrettable defeat</text:p>
            <text:p/>
            <text:p>惜しい ・ おしい ・ regrettable; precious, valuable</text:p>
            <text:p/>
            <text:p>惜しむ ・ おしむ ・ [vt] value, hold dear; be frugal, sparing of; regret, feel sorry for</text:p>
            <text:p/>
            <text:p>惜し気無く ・ おしげなく ・ unsparingly, lavishly, generously</text:p>
            <text:p/>
            <text:p>惜しむべき ・ おしむべき ・ regrettable, lamentable</text:p>
            <text:p/>
            <text:p>時間を惜しむ ・ じかんをおしむ ・ value time</text:p>
            <text:p/>
            <text:p>惜別 ・ せきべつ ・ parting regrets</text:p>
            <text:p/>
            <text:p>哀惜 ・ あいせき ・ lamentation, grief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19" calcext:value-type="float">
            <text:p>1219</text:p>
          </table:table-cell>
          <table:table-cell table:style-name="ce8" office:value-type="string" calcext:value-type="string">
            <text:p>措</text:p>
          </table:table-cell>
          <table:table-cell table:style-name="ce12" office:value-type="string" calcext:value-type="string">
            <text:p>措置 ・ そち ・ measure, step, action</text:p>
            <text:p/>
            <text:p>措定する ・ そていする ・ suppose, assume</text:p>
            <text:p/>
            <text:p>挙措 ・ きょそ ・ behavior, manner</text:p>
            <text:p/>
            <text:p>報復措置 ・ ほうふくそち ・ reprisals, retaliatory measures</text:p>
            <text:p/>
            <text:p>措く ・ おく ・ [vt] give up, excep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20" calcext:value-type="float">
            <text:p>1220</text:p>
          </table:table-cell>
          <table:table-cell table:style-name="ce8" office:value-type="string" calcext:value-type="string">
            <text:p>借</text:p>
          </table:table-cell>
          <table:table-cell table:style-name="ce12" office:value-type="string" calcext:value-type="string">
            <text:p>借りる ・ かりる ・ [vt] borrow, get a loan; hire, rent</text:p>
            <text:p/>
            <text:p>借金する ・ しゃっきんする ・ borrow money, run into debt</text:p>
            <text:p/>
            <text:p>間借り ・ まがり ・ renting a room</text:p>
            <text:p/>
            <text:p>借家 ・ しゃくや ・ house for rent, rented house</text:p>
            <text:p/>
            <text:p>賃借する ・ ちんしゃくする ・ hire, lease</text:p>
            <text:p/>
            <text:p>借用 ・ しゃくよう ・ borrowing, loan</text:p>
            <text:p/>
            <text:p>拝借する ・ はいしゃくする ・ borrow</text:p>
            <text:p/>
            <text:p>借り出す ・ かりだす ・ [vt] borrow, make a loan of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21" calcext:value-type="float">
            <text:p>1221</text:p>
          </table:table-cell>
          <table:table-cell table:style-name="ce8" office:value-type="string" calcext:value-type="string">
            <text:p>錯</text:p>
          </table:table-cell>
          <table:table-cell table:style-name="ce12" office:value-type="string" calcext:value-type="string">
            <text:p>錯覚 ・ さっかく ・ false perception, optical illusion</text:p>
            <text:p/>
            <text:p>錯乱 ・ さくらん ・ distraction, confusion, derangement</text:p>
            <text:p/>
            <text:p>錯角 ・ さっかく ・ alternate interior angles</text:p>
            <text:p/>
            <text:p>交錯した ・ こうさくした ・ mingled, entangled, complicated, intricate</text:p>
            <text:p/>
            <text:p>錯綜 ・ さくそう ・ complication, intricacy</text:p>
            <text:p/>
            <text:p>倒錯 ・ とうさく ・ perversion, inversion</text:p>
            <text:p/>
            <text:p>錯誤 ・ さくご ・ mistake, error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222" calcext:value-type="float">
            <text:p>1222</text:p>
          </table:table-cell>
          <table:table-cell table:style-name="ce8" office:value-type="string" calcext:value-type="string">
            <text:p>曽</text:p>
          </table:table-cell>
          <table:table-cell table:style-name="ce12" office:value-type="string" calcext:value-type="string">
            <text:p>曽遊 ・ そうゆう ・ previous visit</text:p>
            <text:p/>
            <text:p>曽孫 ・ そうそん ・ great-grandchild</text:p>
            <text:p/>
            <text:p>曽祖父母 ・ そうそふぼ ・ great-grandparents</text:p>
            <text:p/>
            <text:p>曽祖父 ・ ひいじじ ・ great-grandfather</text:p>
            <text:p/>
            <text:p>曽孫 ・ ひいまご ・ great-grandchild</text:p>
            <text:p/>
            <text:p>未曽有 ・ みぞう ・ unprecedente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23" calcext:value-type="float">
            <text:p>1223</text:p>
          </table:table-cell>
          <table:table-cell table:style-name="ce8" office:value-type="string" calcext:value-type="string">
            <text:p>増</text:p>
          </table:table-cell>
          <table:table-cell table:style-name="ce12" office:value-type="string" calcext:value-type="string">
            <text:p>急増 ・ きゅうぞう ・ sudden / rapid increase</text:p>
            <text:p/>
            <text:p>量が増える ・ りょうがふえる ・ increase in quantity</text:p>
            <text:p/>
            <text:p>増す ・ ます ・ [vi, vt] increase, augment, multiply</text:p>
            <text:p/>
            <text:p>増加する ・ ぞうかする ・ increase, multiply, rise</text:p>
            <text:p/>
            <text:p>増やす ・ ふやす ・ [vt] add to , increase</text:p>
            <text:p/>
            <text:p>増減 ・ ぞうげん ・ increase &amp; decrease, rise &amp; fall</text:p>
            <text:p/>
            <text:p>増える ・ ふえる ・ [vi] increase</text:p>
            <text:p/>
            <text:p>水増し ・ みずまし ・ watering; dilutio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224" calcext:value-type="float">
            <text:p>1224</text:p>
          </table:table-cell>
          <table:table-cell table:style-name="ce8" office:value-type="string" calcext:value-type="string">
            <text:p>層</text:p>
          </table:table-cell>
          <table:table-cell table:style-name="ce12" office:value-type="string" calcext:value-type="string">
            <text:p>社会層 ・ しゃかいそう ・ stratum of society</text:p>
            <text:p/>
            <text:p>高層ビル ・ こうそうビル ・ high-rise building</text:p>
            <text:p/>
            <text:p>読者層 ・ どくしゃそう ・ readers / subscribers class of </text:p>
            <text:p/>
            <text:p>知識層 ・ ちしきそう ・ the intellectual class</text:p>
            <text:p/>
            <text:p>階層 ・ かいそう ・ social stratum, class; tier</text:p>
            <text:p/>
            <text:p>下層 ・ かそう ・ lower classes</text:p>
            <text:p/>
            <text:p>社会層 ・ しゃかいそう ・ stratum of society</text:p>
            <text:p/>
            <text:p>電離層 ・ でんりそう ・ ionospher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25" calcext:value-type="float">
            <text:p>1225</text:p>
          </table:table-cell>
          <table:table-cell table:style-name="ce8" office:value-type="string" calcext:value-type="string">
            <text:p>憎</text:p>
          </table:table-cell>
          <table:table-cell table:style-name="ce12" office:value-type="string" calcext:value-type="string">
            <text:p>憎悪 ・ ぞうお ・ abhorrence, hatred</text:p>
            <text:p/>
            <text:p>憎しみ ・ にくしみ ・ hatred, enmity</text:p>
            <text:p/>
            <text:p>憎む ・ にくむ ・ [vt] hate, detest, abhor</text:p>
            <text:p/>
            <text:p>生憎 ・ あいにく ・ unfortunately; I am sorry, but…</text:p>
            <text:p/>
            <text:p>憎まれ口 ・ にくまれぐち ・ offensive [abusive] language</text:p>
            <text:p/>
            <text:p>憎さ ・ にくさ ・ hatefulness, hatred</text:p>
            <text:p/>
            <text:p>憎らしい ・ にくらしい ・ hateful, horrible, provoking</text:p>
            <text:p/>
            <text:p>小憎らしい ・ こにくらしい ・ saucy; provokin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26" calcext:value-type="float">
            <text:p>1226</text:p>
          </table:table-cell>
          <table:table-cell table:style-name="ce8" office:value-type="string" calcext:value-type="string">
            <text:p>僧</text:p>
          </table:table-cell>
          <table:table-cell table:style-name="ce12" office:value-type="string" calcext:value-type="string">
            <text:p>僧院 ・ そういん ・ monastery, temple</text:p>
            <text:p/>
            <text:p>僧職 ・ そうしょく ・ priesthood</text:p>
            <text:p/>
            <text:p>小僧 ・ こぞう ・ priestling; servant boy; kid, brat</text:p>
            <text:p/>
            <text:p>禅僧 ・ ぜんそう ・ Zen priest [monk]</text:p>
            <text:p/>
            <text:p>僧侶 ・ そうりょ ・ bonze, Buddhist priest</text:p>
            <text:p/>
            <text:p>尼僧 ・ にそう ・ nun, sister; Buddhist priestess</text:p>
            <text:p/>
            <text:p>破戒僧 ・ はかいそう ・ sinful priest, depraved monk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27" calcext:value-type="float">
            <text:p>1227</text:p>
          </table:table-cell>
          <table:table-cell table:style-name="ce8" office:value-type="string" calcext:value-type="string">
            <text:p>贈</text:p>
          </table:table-cell>
          <table:table-cell table:style-name="ce12" office:value-type="string" calcext:value-type="string">
            <text:p>贈る ・ おくる ・ [vt] give, present</text:p>
            <text:p/>
            <text:p>贈り物 ・ おくりもの ・ present, gift</text:p>
            <text:p/>
            <text:p>贈り主 ・ おくりぬし ・ sender of a present </text:p>
            <text:p/>
            <text:p>贈与 ・ ぞうよ ・ donation, presentation</text:p>
            <text:p/>
            <text:p>贈呈 ・ ぞうてい ・ presentation</text:p>
            <text:p/>
            <text:p>贈賄 ・ ぞうわい ・ bribery, corruption</text:p>
            <text:p/>
            <text:p>寄贈 ・ きぞう [きそう] ・ donation, presentation</text:p>
            <text:p/>
            <text:p>贈答品 ・ ぞうとうひん ・ present, gif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28" calcext:value-type="float">
            <text:p>1228</text:p>
          </table:table-cell>
          <table:table-cell table:style-name="ce8" office:value-type="string" calcext:value-type="string">
            <text:p>賄</text:p>
          </table:table-cell>
          <table:table-cell table:style-name="ce12" office:value-type="string" calcext:value-type="string">
            <text:p>賄う ・ まかなう ・ [vt] provide meals, cater; cover the cost </text:p>
            <text:p/>
            <text:p>賄い婦 ・ まかないふ ・ female cook</text:p>
            <text:p/>
            <text:p>収賄 ・ しゅうわい ・ acceptance of a bribe, corruption</text:p>
            <text:p/>
            <text:p>賄賂 ・ わいろ ・ bribe(ry)</text:p>
            <text:p/>
            <text:p>贈賄する ・ ぞうわいする ・ bribe, corrupt</text:p>
            <text:p/>
            <text:p>贈収賄 ・ ぞうしゅうわい ・ corruption, briber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229" calcext:value-type="float">
            <text:p>1229</text:p>
          </table:table-cell>
          <table:table-cell table:style-name="ce8" office:value-type="string" calcext:value-type="string">
            <text:p>賂</text:p>
          </table:table-cell>
          <table:table-cell table:style-name="ce12" office:value-type="string" calcext:value-type="string">
            <text:p>賄賂 ・ わいろ ・ bribe, briber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230" calcext:value-type="float">
            <text:p>1230</text:p>
          </table:table-cell>
          <table:table-cell table:style-name="ce8" office:value-type="string" calcext:value-type="string">
            <text:p>賦</text:p>
          </table:table-cell>
          <table:table-cell table:style-name="ce12" office:value-type="string" calcext:value-type="string">
            <text:p>月賦 ・ げっぷ ・ monthly installments</text:p>
            <text:p/>
            <text:p>賦税 ・ ふぜい ・ taxation</text:p>
            <text:p/>
            <text:p>割賦 ・ かっぷ [わっぷ] ・ payment by installments</text:p>
            <text:p/>
            <text:p>賦課 ・ ふか ・ levy, imposi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31" calcext:value-type="float">
            <text:p>1231</text:p>
          </table:table-cell>
          <table:table-cell table:style-name="ce8" office:value-type="string" calcext:value-type="string">
            <text:p>賊</text:p>
          </table:table-cell>
          <table:table-cell table:style-name="ce12" office:value-type="string" calcext:value-type="string">
            <text:p>海賊 ・ かいぞく ・ pirate</text:p>
            <text:p/>
            <text:p>山賊 ・ さんぞく ・ bandit, mountain robber</text:p>
            <text:p/>
            <text:p>賊徒 ・ ぞくと ・ bandit, robber; rebels, traitors</text:p>
            <text:p/>
            <text:p>盗賊 ・ とうぞく ・ thief, robber, bandit</text:p>
            <text:p/>
            <text:p>逆賊 ・ ぎゃくぞく ・ rebel, traitor, insurgent</text:p>
            <text:p/>
            <text:p>賊軍 ・ ぞくぐん ・ insurgents, rebel army</text:p>
            <text:p/>
            <text:p>国賊 ・ こくぞく ・ traitor to the country </text:p>
            <text:p/>
            <text:p>匪賊 ・ ひぞく ・ bandi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32" calcext:value-type="float">
            <text:p>1232</text:p>
          </table:table-cell>
          <table:table-cell table:style-name="ce8" office:value-type="string" calcext:value-type="string">
            <text:p>帯</text:p>
          </table:table-cell>
          <table:table-cell table:style-name="ce12" office:value-type="string" calcext:value-type="string">
            <text:p>包帯 ・ ほうたい ・ bandage, dressing</text:p>
            <text:p/>
            <text:p>剣を帯びる ・ けんをおびる ・ wear a sword at one's side</text:p>
            <text:p/>
            <text:p>連帯 ・ れんたい ・ solidarity</text:p>
            <text:p/>
            <text:p>帯 ・ おび ・ belt, sash</text:p>
            <text:p/>
            <text:p>帯びる ・ おびる ・ [vt] wear, carry; take on; be tinged with</text:p>
            <text:p/>
            <text:p>帯革 ・ おびかわ ・ leather belt</text:p>
            <text:p/>
            <text:p>所帯 ・ しょたい ・ household, home</text:p>
            <text:p/>
            <text:p>地帯 ・ ちたい ・ zone, area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33" calcext:value-type="float">
            <text:p>1233</text:p>
          </table:table-cell>
          <table:table-cell table:style-name="ce8" office:value-type="string" calcext:value-type="string">
            <text:p>滞</text:p>
          </table:table-cell>
          <table:table-cell table:style-name="ce12" office:value-type="string" calcext:value-type="string">
            <text:p>滞在 ・ たいざい ・ stay, sojourn</text:p>
            <text:p/>
            <text:p>滞る ・ とどこおる ・ [vi] stagnate, be left undone</text:p>
            <text:p/>
            <text:p>沈滞 ・ ちんたい ・ stagnation, dullness</text:p>
            <text:p/>
            <text:p>滞り ・ とどこおり ・ hitch, hindrance; arrearage</text:p>
            <text:p/>
            <text:p>滞在 ・ たいざい ・ stay</text:p>
            <text:p/>
            <text:p>滞留 ・ たいりゅう ・ sojourn</text:p>
            <text:p/>
            <text:p>滞納 ・ たいのう ・ nonpayment, delinquency in payment </text:p>
            <text:p/>
            <text:p>滞貨 ・ たいか ・ freight congestion; accumulation of stock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34" calcext:value-type="float">
            <text:p>1234</text:p>
          </table:table-cell>
          <table:table-cell table:style-name="ce8" office:value-type="string" calcext:value-type="string">
            <text:p>渋</text:p>
          </table:table-cell>
          <table:table-cell table:style-name="ce12" office:value-type="string" calcext:value-type="string">
            <text:p>渋滞 ・ じゅうたい ・ delay, retardation, stagnation</text:p>
            <text:p/>
            <text:p>渋い ・ しぶい ・ astringent; glum; sober color ; refined</text:p>
            <text:p/>
            <text:p>渋る ・ しぶる ・ hang [hold] back, hesitate, be reluctant</text:p>
            <text:p/>
            <text:p>渋渋 ・ しぶしぶ ・ reluctantly, grudgingly</text:p>
            <text:p/>
            <text:p>渋紙 ・ しぶがみ ・ tanned paper</text:p>
            <text:p/>
            <text:p>茶渋 ・ ちゃしぶ ・ tea incrustations</text:p>
            <text:p/>
            <text:p>交通渋滞 ・ こうつうじゅうたい ・ traffic jam</text:p>
            <text:p/>
            <text:p>苦渋 ・ くじゅう ・ distress, afflictio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35" calcext:value-type="float">
            <text:p>1235</text:p>
          </table:table-cell>
          <table:table-cell table:style-name="ce8" office:value-type="string" calcext:value-type="string">
            <text:p>摂</text:p>
          </table:table-cell>
          <table:table-cell table:style-name="ce12" office:value-type="string" calcext:value-type="string">
            <text:p>摂取する ・ せっしゅする ・ take in , ingest, absorb</text:p>
            <text:p/>
            <text:p>摂氏 [セ氏] ・ せっし ・ Celsius, °C</text:p>
            <text:p/>
            <text:p>カロリーの 摂取量 ・ カロリーの せっしゅりょう ・ caloric intake</text:p>
            <text:p/>
            <text:p>摂政 ・ せっしょう ・ regency; regent</text:p>
            <text:p/>
            <text:p>摂関家 ・ せっかんけ ・ line of regents</text:p>
            <text:p/>
            <text:p>摂る ・ とる ・ [vt] have (lunch, … , take vitamins, … )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36" calcext:value-type="float">
            <text:p>1236</text:p>
          </table:table-cell>
          <table:table-cell table:style-name="ce8" office:value-type="string" calcext:value-type="string">
            <text:p>為</text:p>
          </table:table-cell>
          <table:table-cell table:style-name="ce12" office:value-type="string" calcext:value-type="string">
            <text:p>行為 ・ こうい ・ act, deed, conduct</text:p>
            <text:p/>
            <text:p>…の為に ・ …のために ・ for the sake of …; so that …</text:p>
            <text:p/>
            <text:p>為政家 ・ いせいか ・ politician</text:p>
            <text:p/>
            <text:p>為替 ・ かわせ ・ money order, exchange</text:p>
            <text:p/>
            <text:p>為す ・ なす ・ [vt] do, perform, carry out</text:p>
            <text:p/>
            <text:p>不善を為す ・ ふぜんをなす ・ do evil, commit vice</text:p>
            <text:p/>
            <text:p>作為 ・ さくい ・ artificiality, intention; commission of a crime </text:p>
            <text:p/>
            <text:p>外為 ・ がいため ・ foreign exchang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37" calcext:value-type="float">
            <text:p>1237</text:p>
          </table:table-cell>
          <table:table-cell table:style-name="ce8" office:value-type="string" calcext:value-type="string">
            <text:p>偽</text:p>
          </table:table-cell>
          <table:table-cell table:style-name="ce12" office:value-type="string" calcext:value-type="string">
            <text:p>偽物 ・ にせもの ・ sham, imitation, fake, forgery</text:p>
            <text:p/>
            <text:p>偽る ・ いつわる ・ [vi] falsify, deceive</text:p>
            <text:p/>
            <text:p>偽造 ・ ぎぞう ・ forgery, fabrication</text:p>
            <text:p/>
            <text:p>偽 ・ にせ ・ imitation, fake</text:p>
            <text:p/>
            <text:p>偽証 ・ ぎしょう ・ perjury</text:p>
            <text:p/>
            <text:p>真偽 ・ しんぎ ・ truth or falsehood; authenticity</text:p>
            <text:p/>
            <text:p>偽り  ・ いつわり ・ lie, falsehood, fabrication</text:p>
            <text:p/>
            <text:p>偽札 ・ にせさつ ・ counterfeit paper mone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38" calcext:value-type="float">
            <text:p>1238</text:p>
          </table:table-cell>
          <table:table-cell table:style-name="ce8" office:value-type="string" calcext:value-type="string">
            <text:p>参</text:p>
          </table:table-cell>
          <table:table-cell table:style-name="ce12" office:value-type="string" calcext:value-type="string">
            <text:p>参加する ・ さんかする ・ participate, join</text:p>
            <text:p/>
            <text:p>参る ・ まいる ・ [vi] [humble] go come ; visit a holy place</text:p>
            <text:p/>
            <text:p>今参ります ・ いままいります ・ I’m coming</text:p>
            <text:p/>
            <text:p>参考 ・ さんこう ・ reference, consultation</text:p>
            <text:p/>
            <text:p>新参 ・ しんざん ・ newcomer, greenhorn</text:p>
            <text:p/>
            <text:p>日参 ・ にっさん ・ daily visit of worship ; frequent visit</text:p>
            <text:p/>
            <text:p>参事 ・ さんじ ・ councilor, secretary</text:p>
            <text:p/>
            <text:p>参照 ・ さんしょう ・ reference, comparis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39" calcext:value-type="float">
            <text:p>1239</text:p>
          </table:table-cell>
          <table:table-cell table:style-name="ce8" office:value-type="string" calcext:value-type="string">
            <text:p>惨</text:p>
          </table:table-cell>
          <table:table-cell table:style-name="ce12" office:value-type="string" calcext:value-type="string">
            <text:p>惨事 ・ さんじ ・ disaster, tragic incident, catastrophe</text:p>
            <text:p/>
            <text:p>惨めな思いをする ・ みじめなおもいをする ・ feel miserable</text:p>
            <text:p/>
            <text:p>無惨な ・ むざんな ・ cruel, atrocious; pitiful, tragic, miserable</text:p>
            <text:p/>
            <text:p>惨敗 ・ ざんぱい ・ miserable defeat</text:p>
            <text:p/>
            <text:p>惨状 ・ さんじょう ・ pitiful situation</text:p>
            <text:p/>
            <text:p>惨禍 ・ さんか ・ terrible disaster, crushing calamity</text:p>
            <text:p/>
            <text:p>惨劇 ・ さんげき ・ tragedy, tragic event</text:p>
            <text:p/>
            <text:p>惨殺する ・ ざんさつする ・ murder cruelly, slaughter, butch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240" calcext:value-type="float">
            <text:p>1240</text:p>
          </table:table-cell>
          <table:table-cell table:style-name="ce8" office:value-type="string" calcext:value-type="string">
            <text:p>呂</text:p>
          </table:table-cell>
          <table:table-cell table:style-name="ce12" office:value-type="string" calcext:value-type="string">
            <text:p>風呂 ・ ふろ ・ bath</text:p>
            <text:p/>
            <text:p>風呂屋 ・ ふろや ・ public bathhouse</text:p>
            <text:p/>
            <text:p>風呂場 ・ ふろば ・ bathroom</text:p>
            <text:p/>
            <text:p>語呂 ・ ごろ ・ sound harmony</text:p>
            <text:p/>
            <text:p>伊呂波 ・ いろは ・ iroha the Japanese syllabary </text:p>
            <text:p/>
            <text:p>風呂敷 ・ ふろしき ・ wrapping cloth, cloth wrapper</text:p>
            <text:p/>
            <text:p>一風呂 ・ ひとふろ ・ a ba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41" calcext:value-type="float">
            <text:p>1241</text:p>
          </table:table-cell>
          <table:table-cell table:style-name="ce8" office:value-type="string" calcext:value-type="string">
            <text:p>侶</text:p>
          </table:table-cell>
          <table:table-cell table:style-name="ce12" office:value-type="string" calcext:value-type="string">
            <text:p>伴侶 ・ はんりょ ・ partner</text:p>
            <text:p/>
            <text:p>僧侶 ・ そうりょ ・ Buddhist monk</text:p>
            <text:p/>
            <text:p>学侶 ・ がくりょ ・ scholar-monk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42" calcext:value-type="float">
            <text:p>1242</text:p>
          </table:table-cell>
          <table:table-cell table:style-name="ce8" office:value-type="string" calcext:value-type="string">
            <text:p>宮</text:p>
          </table:table-cell>
          <table:table-cell table:style-name="ce12" office:value-type="string" calcext:value-type="string">
            <text:p>宮参り ・ みやまいり ・ shrine visit</text:p>
            <text:p/>
            <text:p>神宮 ・ じんぐう ・ Shintō shrine; Grand Shrine at Ise</text:p>
            <text:p/>
            <text:p>宮殿 ・ きゅうでん ・ royal palace</text:p>
            <text:p/>
            <text:p>子宮 ・ しきゅう ・ uterus, womb</text:p>
            <text:p/>
            <text:p>宮 ・ みや ・ Shintō shrine; palace; prince</text:p>
            <text:p/>
            <text:p>宮内庁 ・ くないちょう ・ Imperial Household Agency</text:p>
            <text:p/>
            <text:p>宮居 ・ みやい ・ shrine compound; Imperial Palace</text:p>
            <text:p/>
            <text:p>迷宮 ・ めいきゅう ・ labyrinth, maze; myster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43" calcext:value-type="float">
            <text:p>1243</text:p>
          </table:table-cell>
          <table:table-cell table:style-name="ce8" office:value-type="string" calcext:value-type="string">
            <text:p>営</text:p>
          </table:table-cell>
          <table:table-cell table:style-name="ce12" office:value-type="string" calcext:value-type="string">
            <text:p>営む ・ いとなむ ・ [vt] manage, operate</text:p>
            <text:p/>
            <text:p>営業する ・ えいぎょうする ・ do business, trade in</text:p>
            <text:p/>
            <text:p>営利 ・ えいり ・ profit, gain</text:p>
            <text:p/>
            <text:p>運営する ・ うんえいする ・ operate, manage</text:p>
            <text:p/>
            <text:p>市営 ・ しえい ・ city-operated</text:p>
            <text:p/>
            <text:p>兵営 ・ へいえい ・ barracks</text:p>
            <text:p/>
            <text:p>野営 ・ やえい ・ camping, campground</text:p>
            <text:p/>
            <text:p>営林 ・ えいりん ・ forest managemen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244" calcext:value-type="float">
            <text:p>1244</text:p>
          </table:table-cell>
          <table:table-cell table:style-name="ce8" office:value-type="string" calcext:value-type="string">
            <text:p>蛍</text:p>
          </table:table-cell>
          <table:table-cell table:style-name="ce12" office:value-type="string" calcext:value-type="string">
            <text:p>蛍の光 ・ ほたるのひかり ・ firefly glow; Auld Lang Syne</text:p>
            <text:p/>
            <text:p>蛍光灯 ・ けいこうとう ・ fluorescent lamp/light</text:p>
            <text:p/>
            <text:p>蛍光 ・ けいこう ・ fluorescent</text:p>
            <text:p/>
            <text:p>蛍石 ・ けいせき ・ fluorite</text:p>
            <text:p/>
            <text:p>蛍火 ・ けいか ・ light of a firefly</text:p>
            <text:p/>
            <text:p>蛍雪 ・ けいせつ ・ diligent stud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45" calcext:value-type="float">
            <text:p>1245</text:p>
          </table:table-cell>
          <table:table-cell table:style-name="ce8" office:value-type="string" calcext:value-type="string">
            <text:p>栄</text:p>
          </table:table-cell>
          <table:table-cell table:style-name="ce12" office:value-type="string" calcext:value-type="string">
            <text:p>栄える¹ ・ さかえる ・ [vi] flourish, thrive</text:p>
            <text:p/>
            <text:p>栄える² ・ はえる ・ [vi] go well with, look better to advantage </text:p>
            <text:p/>
            <text:p>栄光 ・ えいこう ・ glory</text:p>
            <text:p/>
            <text:p>栄養 ・ えいよう ・ nutrition, nourishment</text:p>
            <text:p/>
            <text:p>見栄え ・ みばえ ・ appearance, show, display</text:p>
            <text:p/>
            <text:p>栄え有る ・ はえある ・ glorious, splendid</text:p>
            <text:p/>
            <text:p>栄転 ・ えいてん ・ promotion</text:p>
            <text:p/>
            <text:p>栄華 ・ えいが ・ prosperity, splendor, glor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46" calcext:value-type="float">
            <text:p>1246</text:p>
          </table:table-cell>
          <table:table-cell table:style-name="ce8" office:value-type="string" calcext:value-type="string">
            <text:p>誉</text:p>
          </table:table-cell>
          <table:table-cell table:style-name="ce12" office:value-type="string" calcext:value-type="string">
            <text:p>国の誉れ ・ くにのほまれ ・ national glory</text:p>
            <text:p/>
            <text:p>名誉 ・ めいよ ・ honor, glory, dignity</text:p>
            <text:p/>
            <text:p>名誉教授 ・ めいよきょうじゅ ・ honorary professor, professor emeritus</text:p>
            <text:p/>
            <text:p>名誉職 ・ めいよしょく ・ honorary position</text:p>
            <text:p/>
            <text:p>栄誉 ・ えいよ ・ honor, glory, distinction</text:p>
            <text:p/>
            <text:p>栄誉礼 ・ えいよれい ・ salute of guards of honor</text:p>
            <text:p/>
            <text:p>不名誉 ・ ふめいよ ・ dishonor, disgrace, sham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47" calcext:value-type="float">
            <text:p>1247</text:p>
          </table:table-cell>
          <table:table-cell table:style-name="ce8" office:value-type="string" calcext:value-type="string">
            <text:p>挙</text:p>
          </table:table-cell>
          <table:table-cell table:style-name="ce12" office:value-type="string" calcext:value-type="string">
            <text:p>挙用する ・ きょようする ・ appoint</text:p>
            <text:p/>
            <text:p>挙がる ・ あがる ・ [vi] be cited, mentioned, listed</text:p>
            <text:p/>
            <text:p>例を挙げる ・ れいをあげる ・ cite an example</text:p>
            <text:p/>
            <text:p>式を挙げる ・ しきをあげる ・ hold a ceremony</text:p>
            <text:p/>
            <text:p>手を挙げろ ・ てをあげろ ・ Hands in the air!</text:p>
            <text:p/>
            <text:p>挙げ句に ・ あげくに ・ in the end; finally</text:p>
            <text:p/>
            <text:p>選挙 ・ せんきょ ・ election</text:p>
            <text:p/>
            <text:p>一挙に ・ いっきょに ・ at a stroke, with a single swoop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48" calcext:value-type="float">
            <text:p>1248</text:p>
          </table:table-cell>
          <table:table-cell table:style-name="ce8" office:value-type="string" calcext:value-type="string">
            <text:p>拳</text:p>
          </table:table-cell>
          <table:table-cell table:style-name="ce12" office:value-type="string" calcext:value-type="string">
            <text:p>拳を固める ・ こぶしをかためる ・ close one's fist</text:p>
            <text:p/>
            <text:p>拳を握る ・ こぶしをにぎる ・ make a fist</text:p>
            <text:p/>
            <text:p>じゃん拳 ・ じゃんけん ・ rock-paper-scissors</text:p>
            <text:p/>
            <text:p>拳 ・ こぶし ・ fist</text:p>
            <text:p/>
            <text:p>拳銃 ・ けんじゅう ・ pistol, handgun</text:p>
            <text:p/>
            <text:p>拳骨 ・ げんこつ ・ fist</text:p>
            <text:p/>
            <text:p>鉄拳 ・ てっけん ・ clenched fist</text:p>
            <text:p/>
            <text:p>拳闘 ・ けんとう ・ boxi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49" calcext:value-type="float">
            <text:p>1249</text:p>
          </table:table-cell>
          <table:table-cell table:style-name="ce8" office:value-type="string" calcext:value-type="string">
            <text:p>桜</text:p>
          </table:table-cell>
          <table:table-cell table:style-name="ce12" office:value-type="string" calcext:value-type="string">
            <text:p>桜花 ・ おうか ・ cherry blossoms</text:p>
            <text:p/>
            <text:p>桜の木 ・ さくらのき ・ cherry tree</text:p>
            <text:p/>
            <text:p>山桜 ・ やまざくら ・ wild cherry tree</text:p>
            <text:p/>
            <text:p>桜ん坊 ・ さくらんぼ ・ cherry</text:p>
            <text:p/>
            <text:p>桜桃 ・ おうとう ・ cherry</text:p>
            <text:p/>
            <text:p>観桜 ・ かんおう ・ cherry-blossom view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50" calcext:value-type="float">
            <text:p>1250</text:p>
          </table:table-cell>
          <table:table-cell table:style-name="ce8" office:value-type="string" calcext:value-type="string">
            <text:p>妥</text:p>
          </table:table-cell>
          <table:table-cell table:style-name="ce12" office:value-type="string" calcext:value-type="string">
            <text:p>妥協 ・ だきょう ・ compromise, accord, arrangement</text:p>
            <text:p/>
            <text:p>妥結 ・ だけつ ・ compromise, agreement, settlement</text:p>
            <text:p/>
            <text:p>妥当な ・ だとうな ・ proper, appropriat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251" calcext:value-type="float">
            <text:p>1251</text:p>
          </table:table-cell>
          <table:table-cell table:style-name="ce8" office:value-type="string" calcext:value-type="string">
            <text:p>咲</text:p>
          </table:table-cell>
          <table:table-cell table:style-name="ce12" office:value-type="string" calcext:value-type="string">
            <text:p>咲く ・ さく ・ [vi] bloom, blossom, flower</text:p>
            <text:p/>
            <text:p>桜が 咲いている ・ さくらが さいている ・ the cherries are in bloom</text:p>
            <text:p/>
            <text:p>咲き渡る ・ さきわたる ・ bloom over a wide area</text:p>
            <text:p/>
            <text:p>早咲き ・ はやざき ・ early blooming / flowering</text:p>
            <text:p/>
            <text:p>狂い咲く ・ くるいざく ・ bloom out of season</text:p>
            <text:p/>
            <text:p>五分咲き ・ ごぶざき ・ half-florescen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252" calcext:value-type="float">
            <text:p>1252</text:p>
          </table:table-cell>
          <table:table-cell table:style-name="ce8" office:value-type="string" calcext:value-type="string">
            <text:p>朕</text:p>
          </table:table-cell>
          <table:table-cell table:style-name="ce12" office:value-type="string" calcext:value-type="string">
            <text:p>朕の ・ ちんの ・ Our chiefly by the empero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53" calcext:value-type="float">
            <text:p>1253</text:p>
          </table:table-cell>
          <table:table-cell table:style-name="ce8" office:value-type="string" calcext:value-type="string">
            <text:p>茎</text:p>
          </table:table-cell>
          <table:table-cell table:style-name="ce12" office:value-type="string" calcext:value-type="string">
            <text:p>球茎 ・ きゅうけい ・ bulb, corm</text:p>
            <text:p/>
            <text:p>地下茎 ・ ちかけい ・ subterranean shoot, rootstock, rhizome</text:p>
            <text:p/>
            <text:p>水茎 ・ みずぐき ・ writing brush</text:p>
            <text:p/>
            <text:p>茎 ・ くき ・ stem</text:p>
            <text:p/>
            <text:p>長い茎の有る ・ ながいくきのある ・ long-stemmed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254" calcext:value-type="float">
            <text:p>1254</text:p>
          </table:table-cell>
          <table:table-cell table:style-name="ce8" office:value-type="string" calcext:value-type="string">
            <text:p>径</text:p>
          </table:table-cell>
          <table:table-cell table:style-name="ce12" office:value-type="string" calcext:value-type="string">
            <text:p>径路 ・ けいろ ・ path; process</text:p>
            <text:p/>
            <text:p>直径 ・ ちょっけい ・ diameter</text:p>
            <text:p/>
            <text:p>口径 ・ こうけい ・ caliber, bore; diameter</text:p>
            <text:p/>
            <text:p>半径 ・ はんけい ・ radius</text:p>
            <text:p/>
            <text:p>捷径 ・ しょうけい ・ path, lane</text:p>
            <text:p/>
            <text:p>山径 ・ さんけい ・ mountain path</text:p>
            <text:p/>
            <text:p>小径 ・ しょうけい ・ path, lan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55" calcext:value-type="float">
            <text:p>1255</text:p>
          </table:table-cell>
          <table:table-cell table:style-name="ce8" office:value-type="string" calcext:value-type="string">
            <text:p>怪</text:p>
          </table:table-cell>
          <table:table-cell table:style-name="ce12" office:value-type="string" calcext:value-type="string">
            <text:p>怪しい ・ あやしい ・ doubtful; suspicious; strange, mysterious; uncanny</text:p>
            <text:p/>
            <text:p>怪物 ・ かいぶつ ・ monster; ghost, goblin; mysterious figure</text:p>
            <text:p/>
            <text:p>怪しむ ・ あやしむ ・ [vt] suspect, doubt; be suspicious of </text:p>
            <text:p/>
            <text:p>怪我 ・ けが ・ injury, wound; accident</text:p>
            <text:p/>
            <text:p>怪獣 ・ かいじゅう ・ monster; beast</text:p>
            <text:p/>
            <text:p>怪異な ・ かいいな ・ mysterious, marvelous, grotesque</text:p>
            <text:p/>
            <text:p>怪盗 ・ かいとう ・ mysterious thief</text:p>
            <text:p/>
            <text:p>怪しげな ・ あやしげな ・ questionable, suspicious, doubtfu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56" calcext:value-type="float">
            <text:p>1256</text:p>
          </table:table-cell>
          <table:table-cell table:style-name="ce8" office:value-type="string" calcext:value-type="string">
            <text:p>軽</text:p>
          </table:table-cell>
          <table:table-cell table:style-name="ce12" office:value-type="string" calcext:value-type="string">
            <text:p>軽食 ・ けいしょく ・ light meal, snack</text:p>
            <text:p/>
            <text:p>軽い ・ かるい ・ light, slight</text:p>
            <text:p/>
            <text:p>軽率な ・ けいそつな ・ rash, light-headed, careless</text:p>
            <text:p/>
            <text:p>軽視する ・ けいしする ・ make light of, despise; neglect</text:p>
            <text:p/>
            <text:p>軽やか ・ かろやか ・ light, airy</text:p>
            <text:p/>
            <text:p>軽軽と ・ かるがると ・ easily</text:p>
            <text:p/>
            <text:p>軽はずみ ・ かるはずみ ・ rashness, hastiness</text:p>
            <text:p/>
            <text:p>軽傷 ・ けいしょう ・ slight injur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57" calcext:value-type="float">
            <text:p>1257</text:p>
          </table:table-cell>
          <table:table-cell table:style-name="ce8" office:value-type="string" calcext:value-type="string">
            <text:p>経</text:p>
          </table:table-cell>
          <table:table-cell table:style-name="ce12" office:value-type="string" calcext:value-type="string">
            <text:p>経営 ・ けいえい ・ management</text:p>
            <text:p/>
            <text:p>経験 ・ けいけん ・ experience</text:p>
            <text:p/>
            <text:p>経歴 ・ けいれき ・ personal history</text:p>
            <text:p/>
            <text:p>経緯 ・ けいい ・ longitude &amp; latitude; particulars</text:p>
            <text:p/>
            <text:p>十年を経て ・ じゅうねんをへて ・ after ten years</text:p>
            <text:p/>
            <text:p>時間が経つ ・ じかんがたつ ・ Time goes by</text:p>
            <text:p/>
            <text:p>神経 ・ しんけい ・ nerve; sensitivity; worry</text:p>
            <text:p/>
            <text:p>経つ ・ たつ ・ [vi] pass, elapse, go b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58" calcext:value-type="float">
            <text:p>1258</text:p>
          </table:table-cell>
          <table:table-cell table:style-name="ce8" office:value-type="string" calcext:value-type="string">
            <text:p>斉</text:p>
          </table:table-cell>
          <table:table-cell table:style-name="ce12" office:value-type="string" calcext:value-type="string">
            <text:p>一斉に ・ いっせいに ・ all together [at once] , simultaneously</text:p>
            <text:p/>
            <text:p>均斉 ・ きんせい ・ symmetry</text:p>
            <text:p/>
            <text:p>斉唱する ・ せいしょうする ・ sing in unis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59" calcext:value-type="float">
            <text:p>1259</text:p>
          </table:table-cell>
          <table:table-cell table:style-name="ce8" office:value-type="string" calcext:value-type="string">
            <text:p>斎</text:p>
          </table:table-cell>
          <table:table-cell table:style-name="ce12" office:value-type="string" calcext:value-type="string">
            <text:p>斎戒 ・ さいかい ・ purification religious, ritual </text:p>
            <text:p/>
            <text:p>潔斎 ・ けっさい ・ religious abstinence, purification</text:p>
            <text:p/>
            <text:p>斎場 ・ さいじょう ・ funeral parlor</text:p>
            <text:p/>
            <text:p>書斎 ・ しょさい ・ study, library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260" calcext:value-type="float">
            <text:p>1260</text:p>
          </table:table-cell>
          <table:table-cell table:style-name="ce8" office:value-type="string" calcext:value-type="string">
            <text:p>済</text:p>
          </table:table-cell>
          <table:table-cell table:style-name="ce12" office:value-type="string" calcext:value-type="string">
            <text:p>経済 ・ けいざい ・ economy, economics</text:p>
            <text:p/>
            <text:p>済む ・ すむ ・ [vi] be settled, concluded; do / manage without , get off with </text:p>
            <text:p/>
            <text:p>返済する ・ へんさいする ・ repay; reimburse</text:p>
            <text:p/>
            <text:p>救済する ・ きゅうさいする ・ relieve, save, deliver</text:p>
            <text:p/>
            <text:p>済まない ・ すまない ・ inexcusable, unpardonable</text:p>
            <text:p/>
            <text:p>共済 ・ きょうさい ・ mutual aid</text:p>
            <text:p/>
            <text:p>弁済 ・ べんさい ・ (re)payment, settlement</text:p>
            <text:p/>
            <text:p>未済の ・ みさいの ・ unpaid, outstanding; unfinished, unsettle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61" calcext:value-type="float">
            <text:p>1261</text:p>
          </table:table-cell>
          <table:table-cell table:style-name="ce8" office:value-type="string" calcext:value-type="string">
            <text:p>剤</text:p>
          </table:table-cell>
          <table:table-cell table:style-name="ce12" office:value-type="string" calcext:value-type="string">
            <text:p>洗剤 ・ せんざい ・ detergent, cleanser</text:p>
            <text:p/>
            <text:p>薬剤 ・ やくざい ・ medicine, drugs</text:p>
            <text:p/>
            <text:p>殺虫剤 ・ さっちゅうざい ・ insecticide</text:p>
            <text:p/>
            <text:p>調剤する ・ ちょうざいする ・ prepare medicines</text:p>
            <text:p/>
            <text:p>調合剤 ・ ちょうごうざい ・ preparation, mixture</text:p>
            <text:p/>
            <text:p>消化剤 ・ しょうかざい ・ digestive, peptic</text:p>
            <text:p/>
            <text:p>鎮痛剤 ・ ちんつうざい ・ anodyne, painkiller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262" calcext:value-type="float">
            <text:p>1262</text:p>
          </table:table-cell>
          <table:table-cell table:style-name="ce8" office:value-type="string" calcext:value-type="string">
            <text:p>剖</text:p>
          </table:table-cell>
          <table:table-cell table:style-name="ce12" office:value-type="string" calcext:value-type="string">
            <text:p>解剖する ・ かいぼうする ・ dissect, anatomize, conduct an autopsy</text:p>
            <text:p/>
            <text:p>解剖学 ・ かいぼうがく ・ anatom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63" calcext:value-type="float">
            <text:p>1263</text:p>
          </table:table-cell>
          <table:table-cell table:style-name="ce8" office:value-type="string" calcext:value-type="string">
            <text:p>陪</text:p>
          </table:table-cell>
          <table:table-cell table:style-name="ce12" office:value-type="string" calcext:value-type="string">
            <text:p>陪食 ・ ばいしょく ・ dining with a superior</text:p>
            <text:p/>
            <text:p>陪席 ・ ばいせき ・ sitting with one’s superior</text:p>
            <text:p/>
            <text:p>陪侍 ・ ばいじ ・ attending on the nobility; retainer</text:p>
            <text:p/>
            <text:p>陪審 ・ ばいしん ・ jur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64" calcext:value-type="float">
            <text:p>1264</text:p>
          </table:table-cell>
          <table:table-cell table:style-name="ce8" office:value-type="string" calcext:value-type="string">
            <text:p>培</text:p>
          </table:table-cell>
          <table:table-cell table:style-name="ce12" office:value-type="string" calcext:value-type="string">
            <text:p>培養する ・ ばいようする ・ cultivate, culture, incubate</text:p>
            <text:p/>
            <text:p>培う ・ つちかう ・ [vt] raise; cultivate</text:p>
            <text:p/>
            <text:p>愛国心を培う ・ あいこくしんをつちかう ・ foster a patriotic spirit</text:p>
            <text:p/>
            <text:p>栽培 ・ さいばい ・ cultivation, raising, growin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65" calcext:value-type="float">
            <text:p>1265</text:p>
          </table:table-cell>
          <table:table-cell table:style-name="ce8" office:value-type="string" calcext:value-type="string">
            <text:p>賠</text:p>
          </table:table-cell>
          <table:table-cell table:style-name="ce12" office:value-type="string" calcext:value-type="string">
            <text:p>賠償する ・ ばいしょうする ・ indemnify, compensate</text:p>
            <text:p/>
            <text:p>賠償金 ・ ばいしょうきん ・ indemnity, reparation</text:p>
            <text:p/>
            <text:p>賠責 ・ ばいせき ・ liability insurance</text:p>
            <text:p/>
            <text:p>自賠法 ・ じばいほう ・ Automobile Accident Compensation Ac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266" calcext:value-type="float">
            <text:p>1266</text:p>
          </table:table-cell>
          <table:table-cell table:style-name="ce8" office:value-type="string" calcext:value-type="string">
            <text:p>貼</text:p>
          </table:table-cell>
          <table:table-cell table:style-name="ce12" office:value-type="string" calcext:value-type="string">
            <text:p>貼る ・ はる ・ stick on , paste</text:p>
            <text:p/>
            <text:p>絹貼り ・ きぬばり ・ lined with silk</text:p>
            <text:p/>
            <text:p>貼り紙 ・ はりがみ ・ sticker, label, poster</text:p>
            <text:p/>
            <text:p>貼り付ける ・ はりつける ・ [vt] stick on , paste, append</text:p>
            <text:p/>
            <text:p>切り貼り ・ きりばり ・ cutting and pasting, patching up </text:p>
            <text:p/>
            <text:p>下貼り ・ したばり ・ undercoat, first coat</text:p>
            <text:p/>
            <text:p>紙貼り ・ かみばり ・ lined with paper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267" calcext:value-type="float">
            <text:p>1267</text:p>
          </table:table-cell>
          <table:table-cell table:style-name="ce8" office:value-type="string" calcext:value-type="string">
            <text:p>粘</text:p>
          </table:table-cell>
          <table:table-cell table:style-name="ce12" office:value-type="string" calcext:value-type="string">
            <text:p>粘る ・ ねばる ・ [vi] be sticky; persevere</text:p>
            <text:p/>
            <text:p>粘土 ・ ねんど ・ clay</text:p>
            <text:p/>
            <text:p>粘り強い ・ ねばりづよい ・ tenacious, stick-to-itive; persistent</text:p>
            <text:p/>
            <text:p>粘着剤 ・ ねんちゃくざい ・ glue, adhesive</text:p>
            <text:p/>
            <text:p>粘液 ・ ねんえき ・ mucus</text:p>
            <text:p/>
            <text:p>粘性 ・ ねんせい ・ stickiness, viscidit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68" calcext:value-type="float">
            <text:p>1268</text:p>
          </table:table-cell>
          <table:table-cell table:style-name="ce8" office:value-type="string" calcext:value-type="string">
            <text:p>衡</text:p>
          </table:table-cell>
          <table:table-cell table:style-name="ce12" office:value-type="string" calcext:value-type="string">
            <text:p>均衡 ・ きんこう ・ balance, equilibrium</text:p>
            <text:p/>
            <text:p>平衡 ・ へいこう ・ equilibrium, balance</text:p>
            <text:p/>
            <text:p>度量衡 ・ どりょうこう ・ weights and measure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269" calcext:value-type="float">
            <text:p>1269</text:p>
          </table:table-cell>
          <table:table-cell table:style-name="ce8" office:value-type="string" calcext:value-type="string">
            <text:p>換</text:p>
          </table:table-cell>
          <table:table-cell table:style-name="ce12" office:value-type="string" calcext:value-type="string">
            <text:p>交換する ・ こうかんする ・ exchange, barter, interchange, substitute</text:p>
            <text:p/>
            <text:p>乗り換える ・ のりかえる ・ change trains , transfer</text:p>
            <text:p/>
            <text:p>換え ・ かえ ・ rate of exchange</text:p>
            <text:p/>
            <text:p>変換 ・ へんかん ・ change, conversion, transformation</text:p>
            <text:p/>
            <text:p>ドルを円に換える ・ ドルをえんにかえる ・ convert $ into ¥</text:p>
            <text:p/>
            <text:p>換気 ・ かんき ・ ventilation</text:p>
            <text:p/>
            <text:p>互換性 ・ ごかんせい ・ interchangeability, compatibility</text:p>
            <text:p/>
            <text:p>変換 ・ へんかん ・ change, transformation, convers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70" calcext:value-type="float">
            <text:p>1270</text:p>
          </table:table-cell>
          <table:table-cell table:style-name="ce8" office:value-type="string" calcext:value-type="string">
            <text:p>喚</text:p>
          </table:table-cell>
          <table:table-cell table:style-name="ce12" office:value-type="string" calcext:value-type="string">
            <text:p>喚声 ・ かんせい ・ shout, yell, scream, clamor</text:p>
            <text:p/>
            <text:p>喚問 ・ かんもん ・ summons</text:p>
            <text:p/>
            <text:p>召喚する ・ しょうかんする ・ summon, cite, subpoena</text:p>
            <text:p/>
            <text:p>叫喚 ・ きょうかん ・ shout, cry, scream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271" calcext:value-type="float">
            <text:p>1271</text:p>
          </table:table-cell>
          <table:table-cell table:style-name="ce8" office:value-type="string" calcext:value-type="string">
            <text:p>絶</text:p>
          </table:table-cell>
          <table:table-cell table:style-name="ce12" office:value-type="string" calcext:value-type="string">
            <text:p>通信は 絶えた ・ つうしんは たえた ・ correspondence ceased</text:p>
            <text:p/>
            <text:p>絶対 ・ ぜったい ・ absoluteness; absolute(ly)</text:p>
            <text:p/>
            <text:p>連絡を 絶つ ・ れんらくを たつ ・ sever the connection</text:p>
            <text:p/>
            <text:p>絶縁 ・ ぜつえん ・ breaking off relations; insulation, isolation</text:p>
            <text:p/>
            <text:p>絶滅 ・ ぜつめつ ・ extermination; extinction</text:p>
            <text:p/>
            <text:p>絶える ・ たえる ・ [vi] come to an end; cease to exist , go extinct</text:p>
            <text:p/>
            <text:p>絶やす ・ たやす ・ [vt] exterminate, eradicate, extirpate</text:p>
            <text:p/>
            <text:p>絶つ ・ たつ ・ [vt] break / cut off, sever, discontinu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72" calcext:value-type="float">
            <text:p>1272</text:p>
          </table:table-cell>
          <table:table-cell table:style-name="ce8" office:value-type="string" calcext:value-type="string">
            <text:p>免</text:p>
          </table:table-cell>
          <table:table-cell table:style-name="ce12" office:value-type="string" calcext:value-type="string">
            <text:p>御免 ・ ごめん ・ your pardon; decline, refusal; permission</text:p>
            <text:p/>
            <text:p>免れる ・ まぬかれる ・ [vt] be exempted from; escape, evade</text:p>
            <text:p/>
            <text:p>免税 ・ めんぜい ・ tax exemption</text:p>
            <text:p/>
            <text:p>免職 ・ めんしょく ・ dismissal, release</text:p>
            <text:p/>
            <text:p>免状 ・ めんじょう ・ license, diploma</text:p>
            <text:p/>
            <text:p>免除 ・ めんじょ ・ exemption, exoneration, dismissal</text:p>
            <text:p/>
            <text:p>免疫 ・ めんえき ・ immunity from a diseas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273" calcext:value-type="float">
            <text:p>1273</text:p>
          </table:table-cell>
          <table:table-cell table:style-name="ce8" office:value-type="string" calcext:value-type="string">
            <text:p>逸</text:p>
          </table:table-cell>
          <table:table-cell table:style-name="ce12" office:value-type="string" calcext:value-type="string">
            <text:p>逸脱 ・ いつだつ ・ deviation, departure from the norm</text:p>
            <text:p/>
            <text:p>逸品 ・ いっぴん ・ superb article</text:p>
            <text:p/>
            <text:p>逸球 ・ いっきゅう ・ muffed / missed ball</text:p>
            <text:p/>
            <text:p>逸機する ・ いっきする ・ miss a chance, lose an opportunity</text:p>
            <text:p/>
            <text:p>放逸 ・ ほういつ ・ self-indulgence, loose-, dissoluteness</text:p>
            <text:p/>
            <text:p>逸材 ・ いつざい ・ person of exceptional talen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74" calcext:value-type="float">
            <text:p>1274</text:p>
          </table:table-cell>
          <table:table-cell table:style-name="ce8" office:value-type="string" calcext:value-type="string">
            <text:p>勉</text:p>
          </table:table-cell>
          <table:table-cell table:style-name="ce12" office:value-type="string" calcext:value-type="string">
            <text:p>勉強 ・ べんきょう ・ study, hard work; selling cheap</text:p>
            <text:p/>
            <text:p>勉強家 ・ べんきょうか ・ hard worker</text:p>
            <text:p/>
            <text:p>勉学 ・ べんがく ・ study</text:p>
            <text:p/>
            <text:p>勤勉な ・ きんべんな ・ diligent, hardworking, assiduous, industrious</text:p>
            <text:p/>
            <text:p>勉励 ・ べんれい ・ diligence, industr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75" calcext:value-type="float">
            <text:p>1275</text:p>
          </table:table-cell>
          <table:table-cell table:style-name="ce8" office:value-type="string" calcext:value-type="string">
            <text:p>晩</text:p>
          </table:table-cell>
          <table:table-cell table:style-name="ce12" office:value-type="string" calcext:value-type="string">
            <text:p>晩ご飯 ・ ばんごはん ・ supper</text:p>
            <text:p/>
            <text:p>晩年 ・ ばんねん ・ late in life</text:p>
            <text:p/>
            <text:p>毎晩 ・ まいばん ・ every evening / night</text:p>
            <text:p/>
            <text:p>一晩中 ・ ひとばんじゅう ・ all night long</text:p>
            <text:p/>
            <text:p>晩に ・ ばんに ・ in the evening</text:p>
            <text:p/>
            <text:p>晩方 ・ ばんがた ・ toward evening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76" calcext:value-type="float">
            <text:p>1276</text:p>
          </table:table-cell>
          <table:table-cell table:style-name="ce8" office:value-type="string" calcext:value-type="string">
            <text:p>許</text:p>
          </table:table-cell>
          <table:table-cell table:style-name="ce12" office:value-type="string" calcext:value-type="string">
            <text:p>許可 ・ きょか ・ permission, authorization, approval</text:p>
            <text:p/>
            <text:p>許す ・ ゆるす ・ [vt] permit, authorize</text:p>
            <text:p/>
            <text:p>許し ・ ゆるし ・ permission</text:p>
            <text:p/>
            <text:p>特許 ・ とっきょ ・ patent; concession</text:p>
            <text:p/>
            <text:p>免許 ・ めんきょ ・ license, permit</text:p>
            <text:p/>
            <text:p>許容する ・ きょようする ・ tolerate, allow, permit</text:p>
            <text:p/>
            <text:p>許諾する ・ きょだくする ・ consent, approve, permit</text:p>
            <text:p/>
            <text:p>過失を許す ・ かしつをゆるす ・ forgive so. for their faul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77" calcext:value-type="float">
            <text:p>1277</text:p>
          </table:table-cell>
          <table:table-cell table:style-name="ce8" office:value-type="string" calcext:value-type="string">
            <text:p>象</text:p>
          </table:table-cell>
          <table:table-cell table:style-name="ce12" office:value-type="string" calcext:value-type="string">
            <text:p>アフリカ象 ・ アフリカぞう ・ African elephant</text:p>
            <text:p/>
            <text:p>現象 ・ げんしょう ・ phenomenon</text:p>
            <text:p/>
            <text:p>気象 ・ きしょう ・ atmospheric phenomena, weather conditions</text:p>
            <text:p/>
            <text:p>対象 ・ たいしょう ・ object of study , subject, target</text:p>
            <text:p/>
            <text:p>印象 ・ いんしょう ・ impression</text:p>
            <text:p/>
            <text:p>象さん ・ ぞうさん ・ elephant</text:p>
            <text:p/>
            <text:p>象の鼻 ・ ぞうのはな ・ trunk of an elephan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78" calcext:value-type="float">
            <text:p>1278</text:p>
          </table:table-cell>
          <table:table-cell table:style-name="ce8" office:value-type="string" calcext:value-type="string">
            <text:p>像</text:p>
          </table:table-cell>
          <table:table-cell table:style-name="ce12" office:value-type="string" calcext:value-type="string">
            <text:p>想像する ・ そうぞうする ・ imagine</text:p>
            <text:p/>
            <text:p>仏像 ・ ぶつぞう ・ image of Buddha; Buddhist statue</text:p>
            <text:p/>
            <text:p>心像 ・ しんぞう ・ mental image</text:p>
            <text:p/>
            <text:p>映像 ・ えいぞう ・ TV picture, image; reflection</text:p>
            <text:p/>
            <text:p>画像 ・ がぞう ・ portrait, likeness</text:p>
            <text:p/>
            <text:p>自画像 ・ じがぞう ・ self-portrait</text:p>
            <text:p/>
            <text:p>影像 ・ えいぞう ・ image; shadow, phantom</text:p>
            <text:p/>
            <text:p>現像する ・ げんぞうする ・ develop film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79" calcext:value-type="float">
            <text:p>1279</text:p>
          </table:table-cell>
          <table:table-cell table:style-name="ce8" office:value-type="string" calcext:value-type="string">
            <text:p>彫</text:p>
          </table:table-cell>
          <table:table-cell table:style-name="ce12" office:value-type="string" calcext:value-type="string">
            <text:p>彫る ・ ほる ・ [vt] carve, engrave</text:p>
            <text:p/>
            <text:p>彫像 ・ ちょうぞう ・ carved statue</text:p>
            <text:p/>
            <text:p>彫金 ・ ちょうきん ・ metal carving, chasing</text:p>
            <text:p/>
            <text:p>浮き彫り ・ うきぼり ・ high relief</text:p>
            <text:p/>
            <text:p>彫り物 ・ ほりもの ・ carving; tattoo</text:p>
            <text:p/>
            <text:p>木彫り ・ きぼり ・ woodcarving</text:p>
            <text:p/>
            <text:p>鎌倉彫り ・ かまくらぼり ・ carvings of the Kamakura style </text:p>
            <text:p/>
            <text:p>彫塑 ・ ちょうそ ・ carving and modeling, plastic arts; clay model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80" calcext:value-type="float">
            <text:p>1280</text:p>
          </table:table-cell>
          <table:table-cell table:style-name="ce8" office:value-type="string" calcext:value-type="string">
            <text:p>景</text:p>
          </table:table-cell>
          <table:table-cell table:style-name="ce12" office:value-type="string" calcext:value-type="string">
            <text:p>背景 ・ はいけい ・ background; backing; stage scenery, setting, scene</text:p>
            <text:p/>
            <text:p>景気 ・ けいき ・ things, times; business conditions</text:p>
            <text:p/>
            <text:p>不景気 ・ ふけいき ・ business depression, slump, dull market</text:p>
            <text:p/>
            <text:p>景色 ・ けしき ・ scenery, landscape</text:p>
            <text:p/>
            <text:p>景況 ・ けいきょう ・ situation, outlook</text:p>
            <text:p/>
            <text:p>景勝 ・ けいしょう ・ picturesque scenery</text:p>
            <text:p/>
            <text:p>風景 ・ ふうけい ・ scenery, landscape, view</text:p>
            <text:p/>
            <text:p>絶景 ・ ぜっけい ・ superb view, picturesque scener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81" calcext:value-type="float">
            <text:p>1281</text:p>
          </table:table-cell>
          <table:table-cell table:style-name="ce8" office:value-type="string" calcext:value-type="string">
            <text:p>影</text:p>
          </table:table-cell>
          <table:table-cell table:style-name="ce12" office:value-type="string" calcext:value-type="string">
            <text:p>影像 ・ えいぞう ・ image; shadow, phantom</text:p>
            <text:p/>
            <text:p>面影 ・ おもかげ ・ face; vestige, traces</text:p>
            <text:p/>
            <text:p>人影 ・ ひとかげ ・ human figure; shadow of a person</text:p>
            <text:p/>
            <text:p>影を映す ・ かげをうつす ・ mirror the image of </text:p>
            <text:p/>
            <text:p>暗影 ・ あんえい ・ shadow, gloom</text:p>
            <text:p/>
            <text:p>投影 ・ とうえい ・ cast shadow; projection</text:p>
            <text:p/>
            <text:p>倒影 ・ とうえい ・ inverted image</text:p>
            <text:p/>
            <text:p>撮影 ・ さつえい ・ photographing, shooting of a movi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282" calcext:value-type="float">
            <text:p>1282</text:p>
          </table:table-cell>
          <table:table-cell table:style-name="ce8" office:value-type="string" calcext:value-type="string">
            <text:p>撮</text:p>
          </table:table-cell>
          <table:table-cell table:style-name="ce12" office:value-type="string" calcext:value-type="string">
            <text:p>撮影 ・ さつえい ・ photographing, shooting of a film </text:p>
            <text:p/>
            <text:p>特撮 ・ とくさつ ・ trick work</text:p>
            <text:p/>
            <text:p>写真を撮る ・ しゃしんをとる ・ take a picture</text:p>
            <text:p/>
            <text:p>隠し撮り ・ かくしどり ・ sneaking a shot</text:p>
            <text:p/>
            <text:p>二枚撮り ・ にまいどり ・ 2 shots / pictures available in a film </text:p>
            <text:p/>
            <text:p>特殊撮影 [特撮] ・ とくしゅさつえい [とくさつ] ・ special effects [SFX]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283" calcext:value-type="float">
            <text:p>1283</text:p>
          </table:table-cell>
          <table:table-cell table:style-name="ce8" office:value-type="string" calcext:value-type="string">
            <text:p>就</text:p>
          </table:table-cell>
          <table:table-cell table:style-name="ce12" office:value-type="string" calcext:value-type="string">
            <text:p>就職 ・ しゅうしょく ・ finding employment</text:p>
            <text:p/>
            <text:p>職に就く ・ しょくにつく ・ take up employment</text:p>
            <text:p/>
            <text:p>就ける ・ つける ・ [vt] install / place a person in a position </text:p>
            <text:p/>
            <text:p>就いて ・ ついて ・ about, concerning</text:p>
            <text:p/>
            <text:p>就任 ・ しゅうにん ・ assumption of office</text:p>
            <text:p/>
            <text:p>就業 ・ しゅうぎょう ・ employment, starting work</text:p>
            <text:p/>
            <text:p>就航 ・ しゅうこう ・ going into commission of ships </text:p>
            <text:p/>
            <text:p>成就 ・ じょうじゅ ・ accomplishment, achievement, attainmen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84" calcext:value-type="float">
            <text:p>1284</text:p>
          </table:table-cell>
          <table:table-cell table:style-name="ce8" office:value-type="string" calcext:value-type="string">
            <text:p>涼</text:p>
          </table:table-cell>
          <table:table-cell table:style-name="ce12" office:value-type="string" calcext:value-type="string">
            <text:p>清涼な ・ せいりょうな ・ cool, refreshing</text:p>
            <text:p/>
            <text:p>涼味 ・ りょうみ ・ cool(ness)</text:p>
            <text:p/>
            <text:p>涼しい ・ すずしい ・ cool, refreshing</text:p>
            <text:p/>
            <text:p>涼む ・ すずむ ・ [vi] cool oneself</text:p>
            <text:p/>
            <text:p>涼み ・ すずみ ・ cooling oneself, enjoying the cool air</text:p>
            <text:p/>
            <text:p>涼しさ ・ すずしさ ・ coolness</text:p>
            <text:p/>
            <text:p>涼み台 ・ すずみだい ・ bench</text:p>
            <text:p/>
            <text:p>涼風 ・ りょうふう ・ cool breez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285" calcext:value-type="float">
            <text:p>1285</text:p>
          </table:table-cell>
          <table:table-cell table:style-name="ce8" office:value-type="string" calcext:value-type="string">
            <text:p>鯨</text:p>
          </table:table-cell>
          <table:table-cell table:style-name="ce12" office:value-type="string" calcext:value-type="string">
            <text:p>鯨肉 ・ げいにく ・ whale meat</text:p>
            <text:p/>
            <text:p>鯨骨 ・ げいこつ ・ whale bone</text:p>
            <text:p/>
            <text:p>鯨油 ・ げいゆ ・ whale oil</text:p>
            <text:p/>
            <text:p>鯨飲する ・ げいいんする ・ drink heavily</text:p>
            <text:p/>
            <text:p>鯨 ・ くじら ・ whale</text:p>
            <text:p/>
            <text:p>鯨座 ・ くじらざ ・ the Whale, Cetus</text:p>
            <text:p/>
            <text:p>鯨尺 ・ くじらじゃく ・ long foot</text:p>
            <text:p/>
            <text:p>巨鯨 ・ きょげい ・ huge whal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286" calcext:value-type="float">
            <text:p>1286</text:p>
          </table:table-cell>
          <table:table-cell table:style-name="ce8" office:value-type="string" calcext:value-type="string">
            <text:p>隔</text:p>
          </table:table-cell>
          <table:table-cell table:style-name="ce12" office:value-type="string" calcext:value-type="string">
            <text:p>遠隔の ・ えんかくの ・ distant, remote, far</text:p>
            <text:p/>
            <text:p>隔てる ・ へだてる ・ [vt] separate; partition</text:p>
            <text:p/>
            <text:p>隔たる ・ へだたる ・ [vi] be apart, distant</text:p>
            <text:p/>
            <text:p>隔絶する ・ かくぜつする ・ be separated, isolated</text:p>
            <text:p/>
            <text:p>隔週に ・ かくしゅうに ・ every other week</text:p>
            <text:p/>
            <text:p>隔て ・ へだて ・ partition; distinction, reserve, estrangement</text:p>
            <text:p/>
            <text:p>別け隔て ・ わけへだて ・ discrimination, favoritism</text:p>
            <text:p/>
            <text:p>隔たり ・ へだたり ・ distance, interval; gap, difference; estrangemen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87" calcext:value-type="float">
            <text:p>1287</text:p>
          </table:table-cell>
          <table:table-cell table:style-name="ce8" office:value-type="string" calcext:value-type="string">
            <text:p>融</text:p>
          </table:table-cell>
          <table:table-cell table:style-name="ce12" office:value-type="string" calcext:value-type="string">
            <text:p>金融 ・ きんゆう ・ finance, circulation of money</text:p>
            <text:p/>
            <text:p>融合 ・ ゆうごう ・ fusion</text:p>
            <text:p/>
            <text:p>融資 ・ ゆうし ・ financing, advance of funds, loan</text:p>
            <text:p/>
            <text:p>融通 ・ ゆうずう ・ financing, accommodation; flexibility</text:p>
            <text:p/>
            <text:p>融接 ・ ゆうせつ ・ fusion welding</text:p>
            <text:p/>
            <text:p>溶融 ・ ようゆう ・ melting, fusion</text:p>
            <text:p/>
            <text:p>融解 ・ ゆうかい ・ fusion, melting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288" calcext:value-type="float">
            <text:p>1288</text:p>
          </table:table-cell>
          <table:table-cell table:style-name="ce8" office:value-type="string" calcext:value-type="string">
            <text:p>肖</text:p>
          </table:table-cell>
          <table:table-cell table:style-name="ce12" office:value-type="string" calcext:value-type="string">
            <text:p>肖像 ・ しょうぞう ・ portrait, likenes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89" calcext:value-type="float">
            <text:p>1289</text:p>
          </table:table-cell>
          <table:table-cell table:style-name="ce8" office:value-type="string" calcext:value-type="string">
            <text:p>消</text:p>
          </table:table-cell>
          <table:table-cell table:style-name="ce12" office:value-type="string" calcext:value-type="string">
            <text:p>消防 ・ しょうぼう ・ fire fighting</text:p>
            <text:p/>
            <text:p>消える ・ きえる ・ [vi] be extinguished, vanish</text:p>
            <text:p/>
            <text:p>消え去る ・ きえさる ・ vanish, disappear</text:p>
            <text:p/>
            <text:p>消す ・ けす ・ [vt] extinguish; turn off</text:p>
            <text:p/>
            <text:p>消滅 ・ しょうめつ ・ extinction, disappearance</text:p>
            <text:p/>
            <text:p>消費する ・ しょうひする ・ consume, spend</text:p>
            <text:p/>
            <text:p>消毒 ・ しょうどく ・ disinfection, sterilization</text:p>
            <text:p/>
            <text:p>消し止める ・ けしとめる ・ [vt] put out, extinguish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90" calcext:value-type="float">
            <text:p>1290</text:p>
          </table:table-cell>
          <table:table-cell table:style-name="ce8" office:value-type="string" calcext:value-type="string">
            <text:p>硝</text:p>
          </table:table-cell>
          <table:table-cell table:style-name="ce12" office:value-type="string" calcext:value-type="string">
            <text:p>硝薬 ・ しょうやく ・ gunpowder</text:p>
            <text:p/>
            <text:p>硝石 ・ しょうせき ・ saltpeter</text:p>
            <text:p/>
            <text:p>硝酸 ・ しょうさん ・ nitric acid</text:p>
            <text:p/>
            <text:p>硝煙 ・ しょうえん ・ gunpowder smoke</text:p>
            <text:p/>
            <text:p>硝子 ・ がらす ・ glas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91" calcext:value-type="float">
            <text:p>1291</text:p>
          </table:table-cell>
          <table:table-cell table:style-name="ce8" office:value-type="string" calcext:value-type="string">
            <text:p>梢</text:p>
          </table:table-cell>
          <table:table-cell table:style-name="ce12" office:value-type="string" calcext:value-type="string">
            <text:p>末梢 ・ まっしょう ・ tip, end; tip of a twig; anat. periphery</text:p>
            <text:p/>
            <text:p>末梢神経 ・ まっしょうしんけい ・ peripheral nerve</text:p>
            <text:p/>
            <text:p>梢 ・ こずえ ・ tree top</text:p>
            <text:p/>
            <text:p>松の梢 ・ まつのこずえ ・ top of a pine tre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92" calcext:value-type="float">
            <text:p>1292</text:p>
          </table:table-cell>
          <table:table-cell table:style-name="ce8" office:value-type="string" calcext:value-type="string">
            <text:p>削</text:p>
          </table:table-cell>
          <table:table-cell table:style-name="ce12" office:value-type="string" calcext:value-type="string">
            <text:p>削る ・ けずる ・ [vt] whittle, shave, cut by chipping</text:p>
            <text:p/>
            <text:p>削除 ・ さくじょ ・ deletion, elimination, cancellation</text:p>
            <text:p/>
            <text:p>削岩機 ・ さくがんき ・ rock drill</text:p>
            <text:p/>
            <text:p>研削 ・ けんさく ・ grinding</text:p>
            <text:p/>
            <text:p>削減 ・ さくげん ・ curtailment, reduction</text:p>
            <text:p/>
            <text:p>鉛筆削り ・ えんぴつけずり ・ pencil sharpener</text:p>
            <text:p/>
            <text:p>荒削り ・ あらけずり ・ rough planing, roughing, machining</text:p>
            <text:p/>
            <text:p>開削 ・ かいさく ・ excavation, digging, cuttin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93" calcext:value-type="float">
            <text:p>1293</text:p>
          </table:table-cell>
          <table:table-cell table:style-name="ce8" office:value-type="string" calcext:value-type="string">
            <text:p>宵</text:p>
          </table:table-cell>
          <table:table-cell table:style-name="ce12" office:value-type="string" calcext:value-type="string">
            <text:p>宵の口 ・ よいのくち ・ early evening</text:p>
            <text:p/>
            <text:p>宵の明星 ・ よいのみょうじょう ・ evening star, Venus</text:p>
            <text:p/>
            <text:p>今宵 ・ こよい ・ this evening, tonight</text:p>
            <text:p/>
            <text:p>宵 ・ よい ・ early evening</text:p>
            <text:p/>
            <text:p>春宵 ・ しゅんしょう ・ spring evening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94" calcext:value-type="float">
            <text:p>1294</text:p>
          </table:table-cell>
          <table:table-cell table:style-name="ce8" office:value-type="string" calcext:value-type="string">
            <text:p>宴</text:p>
          </table:table-cell>
          <table:table-cell table:style-name="ce12" office:value-type="string" calcext:value-type="string">
            <text:p>宴 ・ うたげ ・ dinner party, banquet, feast</text:p>
            <text:p/>
            <text:p>賀宴 ・ がえん ・ banquet</text:p>
            <text:p/>
            <text:p>饗宴 ・ きょうえん ・ banquet, feast, dinner</text:p>
            <text:p/>
            <text:p>披露宴 ・ ひろうえん ・ wedding reception</text:p>
            <text:p/>
            <text:p>宴会 ・ えんかい ・ dinner party, banquet, feast</text:p>
            <text:p/>
            <text:p>宴席 ・ えんせき ・ banquet hall, dinner party</text:p>
            <text:p/>
            <text:p>招宴 ・ しょうえん ・ invitation to a party; part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295" calcext:value-type="float">
            <text:p>1295</text:p>
          </table:table-cell>
          <table:table-cell table:style-name="ce8" office:value-type="string" calcext:value-type="string">
            <text:p>郷</text:p>
          </table:table-cell>
          <table:table-cell table:style-name="ce12" office:value-type="string" calcext:value-type="string">
            <text:p>愛郷心 ・ あいきょうしん ・ love for one's hometown</text:p>
            <text:p/>
            <text:p>郷土 ・ きょうど ・ one's birthplace</text:p>
            <text:p/>
            <text:p>帰郷する ・ ききょうする ・ go / come home</text:p>
            <text:p/>
            <text:p>同郷人 ・ どうきょうじん ・ person from the same town province, village, … </text:p>
            <text:p/>
            <text:p>故郷 ・ こきょう¹ ふるさと² ・ hometown, birthplac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296" calcext:value-type="float">
            <text:p>1296</text:p>
          </table:table-cell>
          <table:table-cell table:style-name="ce8" office:value-type="string" calcext:value-type="string">
            <text:p>饗</text:p>
          </table:table-cell>
          <table:table-cell table:style-name="ce12" office:value-type="string" calcext:value-type="string">
            <text:p>饗宴 ・ きょうえん ・ banquet</text:p>
            <text:p/>
            <text:p>饗応 ・ きょうおう ・ treat, feast, banque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97" calcext:value-type="float">
            <text:p>1297</text:p>
          </table:table-cell>
          <table:table-cell table:style-name="ce8" office:value-type="string" calcext:value-type="string">
            <text:p>響</text:p>
          </table:table-cell>
          <table:table-cell table:style-name="ce12" office:value-type="string" calcext:value-type="string">
            <text:p>響く ・ ひびく ・ [vi] reverberate</text:p>
            <text:p/>
            <text:p>影響 ・ えいきょう ・ influence, effect</text:p>
            <text:p/>
            <text:p>響き ・ ひびき ・ sound, echo; vibration; influence</text:p>
            <text:p/>
            <text:p>音響 ・ おんきょう ・ sound, acoustics</text:p>
            <text:p/>
            <text:p>反響 ・ はんきょう ・ echo, reverberation; response, repercussions</text:p>
            <text:p/>
            <text:p>交響曲 ・ こうきょうきょく ・ symphony</text:p>
            <text:p/>
            <text:p>鳴り響く ・ なりひびく ・ [vi] reverberate, echo, resound</text:p>
            <text:p/>
            <text:p>地響き ・ じひびき ・ earth tremo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98" calcext:value-type="float">
            <text:p>1298</text:p>
          </table:table-cell>
          <table:table-cell table:style-name="ce8" office:value-type="string" calcext:value-type="string">
            <text:p>城</text:p>
          </table:table-cell>
          <table:table-cell table:style-name="ce12" office:value-type="string" calcext:value-type="string">
            <text:p>城下町 ・ じょうかまち ・ castle town</text:p>
            <text:p/>
            <text:p>城塞 ・ じょうさい ・ fortress, stronghold, citadel</text:p>
            <text:p/>
            <text:p>万里の 長城 ・ ばんりの ちょうじょう ・ The Great Wall of China </text:p>
            <text:p/>
            <text:p>城 ・ しろ ・ castle</text:p>
            <text:p/>
            <text:p>大阪城 ・ おおさかじょう ・ Ōsaka Castle</text:p>
            <text:p/>
            <text:p>落城 ・ らくじょう ・ fall of a castle</text:p>
            <text:p/>
            <text:p>籠城 ・ ろうじょう ・ confinement, keeping inside; holding a castle, sustaining a sieg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99" calcext:value-type="float">
            <text:p>1299</text:p>
          </table:table-cell>
          <table:table-cell table:style-name="ce8" office:value-type="string" calcext:value-type="string">
            <text:p>誠</text:p>
          </table:table-cell>
          <table:table-cell table:style-name="ce12" office:value-type="string" calcext:value-type="string">
            <text:p>誠意 ・ せいい ・ sincerity, good faith</text:p>
            <text:p/>
            <text:p>誠に ・ まことに ・ truly, really; very, extremely</text:p>
            <text:p/>
            <text:p>誠の ・ まことの ・ true, genuine</text:p>
            <text:p/>
            <text:p>忠誠 ・ ちゅうせい ・ faithfulness, fidelity</text:p>
            <text:p/>
            <text:p>誠を尽くす ・ まことをつくす ・ do with sincerity</text:p>
            <text:p/>
            <text:p>誠実 ・ せいじつ ・ sincerity, honesty, faith</text:p>
            <text:p/>
            <text:p>至誠 ・ しせい ・ sincerity, devotion</text:p>
            <text:p/>
            <text:p>噓か誠か ・ うそかまことか ・ true or fals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300" calcext:value-type="float">
            <text:p>1300</text:p>
          </table:table-cell>
          <table:table-cell table:style-name="ce8" office:value-type="string" calcext:value-type="string">
            <text:p>盛</text:p>
          </table:table-cell>
          <table:table-cell table:style-name="ce12" office:value-type="string" calcext:value-type="string">
            <text:p>盛る¹ ・ もる ・ [vi] heap up; fill a bowl / tray </text:p>
            <text:p/>
            <text:p>盛る² ・ さかる ・ [vi] prosper, thrive</text:p>
            <text:p/>
            <text:p>盛大な ・ せいだいな ・ prosperous; grand, magnificent</text:p>
            <text:p/>
            <text:p>盛り上がる ・ もりあがる ・ [vi] rise, swell; rouse, become excited</text:p>
            <text:p/>
            <text:p>全盛 ・ ぜんせい ・ prime, zenith</text:p>
            <text:p/>
            <text:p>盛んに ・ さかんに ・ vigorously, energetically, actively; heartily, enthusiastically</text:p>
            <text:p/>
            <text:p>盛り込む ・ もりこむ ・ [vt] incorporate, include</text:p>
            <text:p/>
            <text:p>働き盛り ・ はたらきざかり ・ prime of lif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301" calcext:value-type="float">
            <text:p>1301</text:p>
          </table:table-cell>
          <table:table-cell table:style-name="ce8" office:value-type="string" calcext:value-type="string">
            <text:p>旺</text:p>
          </table:table-cell>
          <table:table-cell table:style-name="ce12" office:value-type="string" calcext:value-type="string">
            <text:p>旺盛な ・ おうせいな ・ vigorous, in flourishing condition</text:p>
            <text:p/>
            <text:p>旺んな ・ さかんな ・ vigorous, energetic, lively</text:p>
            <text:p/>
            <text:p>精力が旺んだ ・ せいりょくがさかんだ ・ be full of energy 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02" calcext:value-type="float">
            <text:p>1302</text:p>
          </table:table-cell>
          <table:table-cell table:style-name="ce8" office:value-type="string" calcext:value-type="string">
            <text:p>盆</text:p>
          </table:table-cell>
          <table:table-cell table:style-name="ce12" office:value-type="string" calcext:value-type="string">
            <text:p>盆地 ・ ぼんち ・ basin, valley</text:p>
            <text:p/>
            <text:p>茶盆 ・ ちゃぼん ・ tea tray</text:p>
            <text:p/>
            <text:p>盆祭り ・ ぼんまつり ・ Bon Festival</text:p>
            <text:p/>
            <text:p>盆踊り ・ ぼんおどり ・ Bon Festival dance</text:p>
            <text:p/>
            <text:p>旧盆 ・ きゅうぼん ・ Bon Festival by the lunar calendar </text:p>
            <text:p/>
            <text:p>菓子盆 ・ かしぼん ・ cake tray / dish</text:p>
            <text:p/>
            <text:p>盆栽 ・ ぼんさい ・ bonsai potted dwarf tre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03" calcext:value-type="float">
            <text:p>1303</text:p>
          </table:table-cell>
          <table:table-cell table:style-name="ce8" office:value-type="string" calcext:value-type="string">
            <text:p>蓋</text:p>
          </table:table-cell>
          <table:table-cell table:style-name="ce12" office:value-type="string" calcext:value-type="string">
            <text:p>蓋を開ける ・ ふたをあける ・ take off the lid</text:p>
            <text:p/>
            <text:p>目蓋 ・ まぶた ・ eyelids</text:p>
            <text:p/>
            <text:p>円蓋 ・ えんがい ・ cupola, dome</text:p>
            <text:p/>
            <text:p>口蓋 ・ こうがい ・ palate</text:p>
            <text:p/>
            <text:p>頭蓋骨 ・ ずがいこつ ・ cranium</text:p>
            <text:p/>
            <text:p>蓋 ・ ふた ・ lid</text:p>
            <text:p/>
            <text:p>火蓋 ・ ひぶた ・ cover for a gun barrel</text:p>
            <text:p/>
            <text:p>身も蓋もない ・ みもふたもない ・ point-blank, blun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04" calcext:value-type="float">
            <text:p>1304</text:p>
          </table:table-cell>
          <table:table-cell table:style-name="ce8" office:value-type="string" calcext:value-type="string">
            <text:p>盗</text:p>
          </table:table-cell>
          <table:table-cell table:style-name="ce12" office:value-type="string" calcext:value-type="string">
            <text:p>盗む ・ ぬすむ ・ [vt] steal</text:p>
            <text:p/>
            <text:p>盗難 ・ とうなん ・ robbery, burglary, theft</text:p>
            <text:p/>
            <text:p>盗人 ・ ぬすびと [ぬすっと] ・ thief</text:p>
            <text:p/>
            <text:p>盗賊 ・ とうぞく ・ thief, robber, bandit</text:p>
            <text:p/>
            <text:p>盗難 ・ とうなん ・ robbery, burglary, theft</text:p>
            <text:p/>
            <text:p>盗品 ・ とうひん ・ stolen article / goods</text:p>
            <text:p/>
            <text:p>盗み聞き ・ ぬすみぎき ・ eavesdropping, tapping</text:p>
            <text:p/>
            <text:p>盗み出す ・ ぬすみだす ・ [vt] steal from a pers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05" calcext:value-type="float">
            <text:p>1305</text:p>
          </table:table-cell>
          <table:table-cell table:style-name="ce8" office:value-type="string" calcext:value-type="string">
            <text:p>盟</text:p>
          </table:table-cell>
          <table:table-cell table:style-name="ce12" office:value-type="string" calcext:value-type="string">
            <text:p>同盟 ・ どうめい ・ alliance, league, union</text:p>
            <text:p/>
            <text:p>加盟 ・ かめい ・ participation, affiliation</text:p>
            <text:p/>
            <text:p>連盟 ・ れんめい ・ union, federation, league</text:p>
            <text:p/>
            <text:p>盟約 ・ めいやく ・ pledge, pact, alliance, league</text:p>
            <text:p/>
            <text:p>盟邦 ・ めいほう ・ ally, allied powers</text:p>
            <text:p/>
            <text:p>盟友 ・ めいゆう ・ sworn friend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306" calcext:value-type="float">
            <text:p>1306</text:p>
          </table:table-cell>
          <table:table-cell table:style-name="ce8" office:value-type="string" calcext:value-type="string">
            <text:p>塩</text:p>
          </table:table-cell>
          <table:table-cell table:style-name="ce12" office:value-type="string" calcext:value-type="string">
            <text:p>塩分 ・ えんぶん ・ salt, salinity</text:p>
            <text:p/>
            <text:p>塩水 ・ えんすい ・ salt water</text:p>
            <text:p/>
            <text:p>塩 ・ しお ・ salt</text:p>
            <text:p/>
            <text:p>塩味 ・ しおあじ ・ salty taste, seasoning</text:p>
            <text:p/>
            <text:p>食塩 ・ しょくえん ・ table salt</text:p>
            <text:p/>
            <text:p>塩化 ・ えんか ・ chloridation, salification</text:p>
            <text:p/>
            <text:p>塩梅 ・ あんばい ・ seasoning, flavoring; taste, flavor; condition, stat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07" calcext:value-type="float">
            <text:p>1307</text:p>
          </table:table-cell>
          <table:table-cell table:style-name="ce8" office:value-type="string" calcext:value-type="string">
            <text:p>傷</text:p>
          </table:table-cell>
          <table:table-cell table:style-name="ce12" office:value-type="string" calcext:value-type="string">
            <text:p>負傷する ・ ふしょうする ・ be injured / wounded, get hurt</text:p>
            <text:p/>
            <text:p>傷んだトマト ・ いたんだトマト ・ rotten tomato</text:p>
            <text:p/>
            <text:p>中傷 ・ ちゅうしょう ・ slander, libel</text:p>
            <text:p/>
            <text:p>傷害 ・ しょうがい ・ injury, bodily harm</text:p>
            <text:p/>
            <text:p>傷む ・ いたむ ・ [vi] become damaged, go bad, spoil</text:p>
            <text:p/>
            <text:p>傷める ・ いためる ・ [vt] damage, spoil</text:p>
            <text:p/>
            <text:p>傷 ・ きず ・ woun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08" calcext:value-type="float">
            <text:p>1308</text:p>
          </table:table-cell>
          <table:table-cell table:style-name="ce8" office:value-type="string" calcext:value-type="string">
            <text:p>揚</text:p>
          </table:table-cell>
          <table:table-cell table:style-name="ce12" office:value-type="string" calcext:value-type="string">
            <text:p>抑揚 ・ よくよう ・ rising and falling of tones , intonation</text:p>
            <text:p/>
            <text:p>揚げる ・ あげる ・ [vt] raise, hoist; fry in deep fat </text:p>
            <text:p/>
            <text:p>揚げ物 ・ あげもの ・ fried food</text:p>
            <text:p/>
            <text:p>揚力 ・ ようりょく ・ lift ing power </text:p>
            <text:p/>
            <text:p>掲揚する ・ けいようする ・ hoist, put up, fly a flag </text:p>
            <text:p/>
            <text:p>高揚する ・ こうようする ・ exalt, enhance, uplift; surge up</text:p>
            <text:p/>
            <text:p>意気揚揚と ・ いきようようと ・ exultantly, proudly, in exalted spirits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309" calcext:value-type="float">
            <text:p>1309</text:p>
          </table:table-cell>
          <table:table-cell table:style-name="ce8" office:value-type="string" calcext:value-type="string">
            <text:p>暢</text:p>
          </table:table-cell>
          <table:table-cell table:style-name="ce12" office:value-type="string" calcext:value-type="string">
            <text:p>流暢な ・ りゅうちょうな ・ fluent, flowing, smooth</text:p>
            <text:p/>
            <text:p>暢達 ・ ちょうたつ ・ fluency, facilenes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10" calcext:value-type="float">
            <text:p>1310</text:p>
          </table:table-cell>
          <table:table-cell table:style-name="ce8" office:value-type="string" calcext:value-type="string">
            <text:p>陽</text:p>
          </table:table-cell>
          <table:table-cell table:style-name="ce12" office:value-type="string" calcext:value-type="string">
            <text:p>夕陽 ・ ゆうひ ・ setting sun</text:p>
            <text:p/>
            <text:p>太陽 ・ たいよう ・ sun</text:p>
            <text:p/>
            <text:p>陽性 ・ ようせい ・ positivity</text:p>
            <text:p/>
            <text:p>陽気な ・ ようきな ・ cheerful, bright, sunny</text:p>
            <text:p/>
            <text:p>陽光 ・ ようこう ・ sunshine, sunlight, sun</text:p>
            <text:p/>
            <text:p>陽子 ・ ようし ・ proton</text:p>
            <text:p/>
            <text:p>落陽 ・ らくよう ・ setting sun</text:p>
            <text:p/>
            <text:p>陰陽 ・ いんよう ・ cosmic dual forces; yin and yan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11" calcext:value-type="float">
            <text:p>1311</text:p>
          </table:table-cell>
          <table:table-cell table:style-name="ce8" office:value-type="string" calcext:value-type="string">
            <text:p>陰</text:p>
          </table:table-cell>
          <table:table-cell table:style-name="ce12" office:value-type="string" calcext:value-type="string">
            <text:p>陰影 ・ いんえい ・ shadow</text:p>
            <text:p/>
            <text:p>陰性 ・ いんせい ・ negative, dormant</text:p>
            <text:p/>
            <text:p>陰る ・ かげる ・ [vi] darken, be clouded</text:p>
            <text:p/>
            <text:p>日陰 ・ ひかげ ・ the shade</text:p>
            <text:p/>
            <text:p>陰陽 ・ いんよう ・ negative &amp; positive, yin-yang</text:p>
            <text:p/>
            <text:p>緑陰 ・ りょくいん ・ shade of trees</text:p>
            <text:p/>
            <text:p>陰で ・ かげで ・ behind one’s back</text:p>
            <text:p/>
            <text:p>陰口 ・ かげぐち ・ backbiting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12" calcext:value-type="float">
            <text:p>1312</text:p>
          </table:table-cell>
          <table:table-cell table:style-name="ce8" office:value-type="string" calcext:value-type="string">
            <text:p>隠</text:p>
          </table:table-cell>
          <table:table-cell table:style-name="ce12" office:value-type="string" calcext:value-type="string">
            <text:p>隠居 ・ いんきょ ・ retirement</text:p>
            <text:p/>
            <text:p>隠す ・ かくす ・ [vt] hide</text:p>
            <text:p/>
            <text:p>隠れる ・ かくれる ・ [vi] hide</text:p>
            <text:p/>
            <text:p>隠し事 ・ かくしごと ・ secret</text:p>
            <text:p/>
            <text:p>隠し芸 ・ かくしげい ・ hidden talent; parlor trick</text:p>
            <text:p/>
            <text:p>見え隠れ ・ みえがくれ ・ appearing and disappearing</text:p>
            <text:p/>
            <text:p>隠匿 ・ いんとく ・ concealment; misprision</text:p>
            <text:p/>
            <text:p>隠蔽する ・ いんぺいする ・ conceal, cover up, hid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13" calcext:value-type="float">
            <text:p>1313</text:p>
          </table:table-cell>
          <table:table-cell table:style-name="ce8" office:value-type="string" calcext:value-type="string">
            <text:p>穏</text:p>
          </table:table-cell>
          <table:table-cell table:style-name="ce12" office:value-type="string" calcext:value-type="string">
            <text:p>穏やかな人 ・ おだやかなひと ・ gentle person</text:p>
            <text:p/>
            <text:p>穏和な ・ おんわな ・ gentle, mild, genial</text:p>
            <text:p/>
            <text:p>穏やかな海 ・ おだやかなうみ ・ calm sea</text:p>
            <text:p/>
            <text:p>穏当な ・ おんとうな ・ proper, reasonable, moderate</text:p>
            <text:p/>
            <text:p>平穏な ・ へいおんな ・ calm, quiet, tranquil</text:p>
            <text:p/>
            <text:p>穏健な ・ おんけんな ・ moderate, temperate, sound</text:p>
            <text:p/>
            <text:p>安穏 ・ あんのん ・ peace, quiet, tranquilit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14" calcext:value-type="float">
            <text:p>1314</text:p>
          </table:table-cell>
          <table:table-cell table:style-name="ce8" office:value-type="string" calcext:value-type="string">
            <text:p>穂</text:p>
          </table:table-cell>
          <table:table-cell table:style-name="ce12" office:value-type="string" calcext:value-type="string">
            <text:p>穂先 ・ ほさき ・ spike [ear] of grain; spike of a spear; tip of a writing brush</text:p>
            <text:p/>
            <text:p>穂状の ・ すいじょうの ・ shaped like an ear of grain</text:p>
            <text:p/>
            <text:p>出穂期 ・ しゅっすいき ・ sprouting season of ears of grain </text:p>
            <text:p/>
            <text:p>花穂 ・ かすい ・ spike</text:p>
            <text:p/>
            <text:p>稲穂 ・ いなほ ・ ear of rice</text:p>
            <text:p/>
            <text:p>落ち穂 ・ おちぼ ・ gleanings</text:p>
            <text:p/>
            <text:p>穂波 ・ ほなみ ・ waving heads of grai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15" calcext:value-type="float">
            <text:p>1315</text:p>
          </table:table-cell>
          <table:table-cell table:style-name="ce8" office:value-type="string" calcext:value-type="string">
            <text:p>稲</text:p>
          </table:table-cell>
          <table:table-cell table:style-name="ce12" office:value-type="string" calcext:value-type="string">
            <text:p>水稲 ・ すいとう ・ paddy-rice plant</text:p>
            <text:p/>
            <text:p>稲作 ・ いなさく ・ rice crop; raising rice plants</text:p>
            <text:p/>
            <text:p>稲刈り ・ いねかり ・ rice reaping</text:p>
            <text:p/>
            <text:p>陸稲 ・ りくとう [おかぼ] ・ rice grown in a dry field</text:p>
            <text:p/>
            <text:p>晩稲 ・ ばんとう ・ late growing rice</text:p>
            <text:p/>
            <text:p>稲穂 ・ いなほ ・ ear of rice</text:p>
            <text:p/>
            <text:p>稲妻 ・ いなずま ・ lightning</text:p>
            <text:p/>
            <text:p>稲光 ・ いなびかり ・ lightning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16" calcext:value-type="float">
            <text:p>1316</text:p>
          </table:table-cell>
          <table:table-cell table:style-name="ce8" office:value-type="string" calcext:value-type="string">
            <text:p>愁</text:p>
          </table:table-cell>
          <table:table-cell table:style-name="ce12" office:value-type="string" calcext:value-type="string">
            <text:p>愁える ・ うれえる ・ [vt] grieve, lament</text:p>
            <text:p/>
            <text:p>愁い ・ うれい ・ melancholy</text:p>
            <text:p/>
            <text:p>憂愁 ・ ゆうしゅう ・ melancholy, gloom, grief</text:p>
            <text:p/>
            <text:p>愁眉 ・ しゅうび ・ worried look, melancholy air</text:p>
            <text:p/>
            <text:p>郷愁 ・ きょうしゅう ・ homesickness, nostalgia</text:p>
            <text:p/>
            <text:p>ご愁傷様 ・ ごしゅうしょうさま ・ My condolences</text:p>
            <text:p/>
            <text:p>愁い顔 ・ うれいがお ・ sad face</text:p>
            <text:p/>
            <text:p>旅愁 ・ りょしゅう ・ loneliness on a journe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17" calcext:value-type="float">
            <text:p>1317</text:p>
          </table:table-cell>
          <table:table-cell table:style-name="ce8" office:value-type="string" calcext:value-type="string">
            <text:p>裁</text:p>
          </table:table-cell>
          <table:table-cell table:style-name="ce12" office:value-type="string" calcext:value-type="string">
            <text:p>裁く ・ さばく ・ [vt] judge, decide</text:p>
            <text:p/>
            <text:p>裁つ ・ たつ ・ [vt] cut paper, out a garment, … </text:p>
            <text:p/>
            <text:p>裁判 ・ さいばん ・ trial; judgment, decision</text:p>
            <text:p/>
            <text:p>洋裁 ・ ようさい ・ Western-style dressmaking</text:p>
            <text:p/>
            <text:p>独裁 ・ どくさい ・ dictatorship, autocracy</text:p>
            <text:p/>
            <text:p>裁量 ・ さいりょう ・ discretion</text:p>
            <text:p/>
            <text:p>体裁 ・ ていさい ・ appearance, form, decency, style</text:p>
            <text:p/>
            <text:p>裁き ・ さばき ・ judgment, verdict, decisio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318" calcext:value-type="float">
            <text:p>1318</text:p>
          </table:table-cell>
          <table:table-cell table:style-name="ce8" office:value-type="string" calcext:value-type="string">
            <text:p>載</text:p>
          </table:table-cell>
          <table:table-cell table:style-name="ce12" office:value-type="string" calcext:value-type="string">
            <text:p>載る ・ のる ・ [vi] be placed upon; appear in print</text:p>
            <text:p/>
            <text:p>載せる ・ のせる ・ [vt] load with cargo ; put in print</text:p>
            <text:p/>
            <text:p>連載 ・ れんさい ・ serial publication</text:p>
            <text:p/>
            <text:p>満載する ・ まんさいする ・ be loaded to capacity with </text:p>
            <text:p/>
            <text:p>転載する ・ てんさいする ・ reproduce, reprint</text:p>
            <text:p/>
            <text:p>登載する ・ とうさいする ・ register, record</text:p>
            <text:p/>
            <text:p>積載する ・ せきさいする ・ load cargo on a vehicle / ship , carry</text:p>
            <text:p/>
            <text:p>搭載 ・ とうさい ・ loading, embarka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19" calcext:value-type="float">
            <text:p>1319</text:p>
          </table:table-cell>
          <table:table-cell table:style-name="ce8" office:value-type="string" calcext:value-type="string">
            <text:p>栽</text:p>
          </table:table-cell>
          <table:table-cell table:style-name="ce12" office:value-type="string" calcext:value-type="string">
            <text:p>盆栽 ・ ぼんさい ・ potted dwarf tree</text:p>
            <text:p/>
            <text:p>前栽 ・ せんざい ・ garden elegant trees and flowers </text:p>
            <text:p/>
            <text:p>栽培 ・ さいばい ・ cultivation, raising, growing</text:p>
            <text:p/>
            <text:p>植栽 ・ しょくさい ・ raising trees and plants</text:p>
            <text:p/>
            <text:p>輪栽 ・ りんさい ・ rotation of crops</text:p>
            <text:p/>
            <text:p>果樹栽培 ・ かじゅさいばい ・ fruit culture, pomicultur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20" calcext:value-type="float">
            <text:p>1320</text:p>
          </table:table-cell>
          <table:table-cell table:style-name="ce8" office:value-type="string" calcext:value-type="string">
            <text:p>赦</text:p>
          </table:table-cell>
          <table:table-cell table:style-name="ce12" office:value-type="string" calcext:value-type="string">
            <text:p>赦免 ・ しゃめん ・ pardon, amnesty, clemency</text:p>
            <text:p/>
            <text:p>容赦 ・ ようしゃ ・ pardon, forgiveness, mercy</text:p>
            <text:p/>
            <text:p>大赦 ・ たいしゃ ・ general amnesty</text:p>
            <text:p/>
            <text:p>恩赦 ・ おんしゃ ・ general pardon, amnesty</text:p>
            <text:p/>
            <text:p>特赦 ・ とくしゃ ・ special pardon, clemenc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21" calcext:value-type="float">
            <text:p>1321</text:p>
          </table:table-cell>
          <table:table-cell table:style-name="ce8" office:value-type="string" calcext:value-type="string">
            <text:p>跡</text:p>
          </table:table-cell>
          <table:table-cell table:style-name="ce12" office:value-type="string" calcext:value-type="string">
            <text:p>足跡 ・ そくせき ・ footprint; one's life course</text:p>
            <text:p/>
            <text:p>軌跡 ・ きせき ・ locus; tracks, traces</text:p>
            <text:p/>
            <text:p>跡 ・ あと ・ trace, footprint</text:p>
            <text:p/>
            <text:p>傷跡 ・ きずあと ・ scar, cicatrix</text:p>
            <text:p/>
            <text:p>跡始末する ・ あとしまつする ・ settle affairs , clean up after ; take remedial measures</text:p>
            <text:p/>
            <text:p>城跡 ・ しろあと ・ ruins of a castle</text:p>
            <text:p/>
            <text:p>遺跡 ・ いせき ・ ruins, remains</text:p>
            <text:p/>
            <text:p>奇跡 ・ きせき ・ miracle, wond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2" calcext:value-type="float">
            <text:p>1322</text:p>
          </table:table-cell>
          <table:table-cell table:style-name="ce8" office:value-type="string" calcext:value-type="string">
            <text:p>踪</text:p>
          </table:table-cell>
          <table:table-cell table:style-name="ce12" office:value-type="string" calcext:value-type="string">
            <text:p>失踪する ・ しっそうする ・ disappear, go missing</text:p>
            <text:p/>
            <text:p>踪跡 ・ そうせき ・ traces, tracks; whereabout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23" calcext:value-type="float">
            <text:p>1323</text:p>
          </table:table-cell>
          <table:table-cell table:style-name="ce8" office:value-type="string" calcext:value-type="string">
            <text:p>痕</text:p>
          </table:table-cell>
          <table:table-cell table:style-name="ce12" office:value-type="string" calcext:value-type="string">
            <text:p>痕跡 ・ こんせき ・ traces, vestiges</text:p>
            <text:p/>
            <text:p>弾痕 ・ だんこん ・ bullet hole [mark] </text:p>
            <text:p/>
            <text:p>血痕 ・ けっこん ・ bloodstain</text:p>
            <text:p/>
            <text:p>傷痕 ・ きずあと ・ scar</text:p>
            <text:p/>
            <text:p>爪痕 ・ つめあと ・ scratch, nail mark; ravages, after effects</text:p>
            <text:p/>
            <text:p>墨痕 ・ ぼっこん ・ handwriting; ink marks</text:p>
            <text:p/>
            <text:p>瘢痕組織 ・ はんこんそしき ・ scar tissue</text:p>
            <text:p/>
            <text:p>聖痕 ・ せいこん ・ stigmata in Christianit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24" calcext:value-type="float">
            <text:p>1324</text:p>
          </table:table-cell>
          <table:table-cell table:style-name="ce8" office:value-type="string" calcext:value-type="string">
            <text:p>蹴</text:p>
          </table:table-cell>
          <table:table-cell table:style-name="ce12" office:value-type="string" calcext:value-type="string">
            <text:p>蹴球 ・ しゅうきゅう ・ soccer</text:p>
            <text:p/>
            <text:p>一蹴する ・ いっしゅうする ・ kick, defeat easily; reject / turn down flatly</text:p>
            <text:p/>
            <text:p>蹴る ・ ける ・ [vt] kick</text:p>
            <text:p/>
            <text:p>蹴出す ・ けだす ・ [vt] kick out</text:p>
            <text:p/>
            <text:p>縁談を蹴る ・ えんだんをける ・ reject a marriage proposal</text:p>
            <text:p/>
            <text:p>足蹴にする ・ あしげにする ・ kick; treat so. badly</text:p>
            <text:p/>
            <text:p>蹴散らす ・ けちらす ・ [vt] kick about; defeat</text:p>
            <text:p/>
            <text:p>蹴落とす ・ けおとす ・ [vt] kick down, defea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25" calcext:value-type="float">
            <text:p>1325</text:p>
          </table:table-cell>
          <table:table-cell table:style-name="ce8" office:value-type="string" calcext:value-type="string">
            <text:p>踊</text:p>
          </table:table-cell>
          <table:table-cell table:style-name="ce12" office:value-type="string" calcext:value-type="string">
            <text:p>舞踊 ・ ぶよう ・ dancing, dance</text:p>
            <text:p/>
            <text:p>踊る ・ おどる ・ [vi] dance energetically </text:p>
            <text:p/>
            <text:p>踊り手 ・ おどりて ・ dancer</text:p>
            <text:p/>
            <text:p>盆踊り ・ ぼんおどり ・ Bon Festival dance</text:p>
            <text:p/>
            <text:p>民踊 ・ みんよう ・ folk danc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326" calcext:value-type="float">
            <text:p>1326</text:p>
          </table:table-cell>
          <table:table-cell table:style-name="ce8" office:value-type="string" calcext:value-type="string">
            <text:p>踏</text:p>
          </table:table-cell>
          <table:table-cell table:style-name="ce12" office:value-type="string" calcext:value-type="string">
            <text:p>未踏の ・ みとうの ・ untrodden, unexplored</text:p>
            <text:p/>
            <text:p>舞踏 ・ ぶとう ・ dancing</text:p>
            <text:p/>
            <text:p>踏む ・ ふむ ・ [vt] tread on</text:p>
            <text:p/>
            <text:p>踏まえる ・ ふまえる ・ [vt] stand on; be based on</text:p>
            <text:p/>
            <text:p>踏切 ・ ふみきり ・ railroad crossing</text:p>
            <text:p/>
            <text:p>踏ん張る ・ ふんばる ・ [vi] stand firm; hold out, persist; make an effort</text:p>
            <text:p/>
            <text:p>踏み切る ・ ふみきる ・ make a bold start, take a plunge; take off; [sumo] step out of the ring</text:p>
            <text:p/>
            <text:p>雑踏 ・ ざっとう ・ hustle and bustle, traffic jam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27" calcext:value-type="float">
            <text:p>1327</text:p>
          </table:table-cell>
          <table:table-cell table:style-name="ce8" office:value-type="string" calcext:value-type="string">
            <text:p>躍</text:p>
          </table:table-cell>
          <table:table-cell table:style-name="ce12" office:value-type="string" calcext:value-type="string">
            <text:p>躍る ・ おどる ・ [vi] leap, jump</text:p>
            <text:p/>
            <text:p>活躍 ・ かつやく ・ activity, action esp. energetic </text:p>
            <text:p/>
            <text:p>飛躍 ・ ひやく ・ leap, jump</text:p>
            <text:p/>
            <text:p>暗躍 ・ あんやく ・ secret maneuvers</text:p>
            <text:p/>
            <text:p>躍り込む ・ おどりこむ ・ [vi] jump / rush into</text:p>
            <text:p/>
            <text:p>躍起 ・ やっき ・ excitement, enthusiasm, desperation</text:p>
            <text:p/>
            <text:p>躍進する ・ やくしんする ・ make rapid progress, advance by leaps and bounds</text:p>
            <text:p/>
            <text:p>一躍 ・ いちやく ・ at a bound, with a jump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328" calcext:value-type="float">
            <text:p>1328</text:p>
          </table:table-cell>
          <table:table-cell table:style-name="ce8" office:value-type="string" calcext:value-type="string">
            <text:p>濯</text:p>
          </table:table-cell>
          <table:table-cell table:style-name="ce12" office:value-type="string" calcext:value-type="string">
            <text:p>洗濯する ・ せんたくする ・ launder, wash</text:p>
            <text:p/>
            <text:p>洗濯機 ・ せんたくき ・ washing machin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329" calcext:value-type="float">
            <text:p>1329</text:p>
          </table:table-cell>
          <table:table-cell table:style-name="ce8" office:value-type="string" calcext:value-type="string">
            <text:p>奇</text:p>
          </table:table-cell>
          <table:table-cell table:style-name="ce12" office:value-type="string" calcext:value-type="string">
            <text:p>好奇心 ・ こうきしん ・ curiosity</text:p>
            <text:p/>
            <text:p>奇跡 ・ きせき ・ miracle, wonder</text:p>
            <text:p/>
            <text:p>奇数 ・ きすう ・ odd number</text:p>
            <text:p/>
            <text:p>奇異な ・ きいな ・ unusual, strange</text:p>
            <text:p/>
            <text:p>奇人 ・ きじん ・ eccentric person , queer / odd fellow</text:p>
            <text:p/>
            <text:p>数奇屋 ・ すきや ・ tea-ceremony arbo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30" calcext:value-type="float">
            <text:p>1330</text:p>
          </table:table-cell>
          <table:table-cell table:style-name="ce8" office:value-type="string" calcext:value-type="string">
            <text:p>寄</text:p>
          </table:table-cell>
          <table:table-cell table:style-name="ce12" office:value-type="string" calcext:value-type="string">
            <text:p>寄付 ・ きふ ・ contribution, donation</text:p>
            <text:p/>
            <text:p>年寄り ・ としより ・ old / aged person, the aged; older councilor</text:p>
            <text:p/>
            <text:p>寄る ・ よる ・ [vi] approach, draw near to; call on</text:p>
            <text:p/>
            <text:p>寄せる ・ よせる ・ [vt] draw near, allow approach; gather</text:p>
            <text:p/>
            <text:p>寄せ集め ・ よせあつめ ・ mixture, odds and ends</text:p>
            <text:p/>
            <text:p>寄贈する ・ きぞうする ・ donate</text:p>
            <text:p/>
            <text:p>寄生 ・ きせい ・ parasitism</text:p>
            <text:p/>
            <text:p>寄宿 ・ きしゅく ・ lodging, boardin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31" calcext:value-type="float">
            <text:p>1331</text:p>
          </table:table-cell>
          <table:table-cell table:style-name="ce8" office:value-type="string" calcext:value-type="string">
            <text:p>騎</text:p>
          </table:table-cell>
          <table:table-cell table:style-name="ce12" office:value-type="string" calcext:value-type="string">
            <text:p>騎手 ・ きしゅ ・ rider, horseman, jockey</text:p>
            <text:p/>
            <text:p>騎馬 ・ きば ・ horse riding</text:p>
            <text:p/>
            <text:p>騎乗の ・ きじょうの ・ mounted, on horseback</text:p>
            <text:p/>
            <text:p>騎兵 ・ きへい ・ cavalry soldier </text:p>
            <text:p/>
            <text:p>騎士 ・ きし ・ kn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32" calcext:value-type="float">
            <text:p>1332</text:p>
          </table:table-cell>
          <table:table-cell table:style-name="ce8" office:value-type="string" calcext:value-type="string">
            <text:p>椅</text:p>
          </table:table-cell>
          <table:table-cell table:style-name="ce12" office:value-type="string" calcext:value-type="string">
            <text:p>椅子 ・ いす ・ chair</text:p>
            <text:p/>
            <text:p>車椅子 ・ くるまいす ・ wheelchair</text:p>
            <text:p/>
            <text:p>長椅子 ・ ながいす ・ couch, bench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33" calcext:value-type="float">
            <text:p>1333</text:p>
          </table:table-cell>
          <table:table-cell table:style-name="ce8" office:value-type="string" calcext:value-type="string">
            <text:p>崎</text:p>
          </table:table-cell>
          <table:table-cell table:style-name="ce12" office:value-type="string" calcext:value-type="string">
            <text:p>長崎 ・ ながさき ・ Nagasaki city and prefecture </text:p>
            <text:p/>
            <text:p>川崎 ・ かわさき ・ Kawasaki city in Kanagawa Prefecture </text:p>
            <text:p/>
            <text:p>州崎 ・ すさき ・ sandbar, -pit</text:p>
            <text:p/>
            <text:p>御前崎 ・ おまえざき ・ Cape Oma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34" calcext:value-type="float">
            <text:p>1334</text:p>
          </table:table-cell>
          <table:table-cell table:style-name="ce8" office:value-type="string" calcext:value-type="string">
            <text:p>埼</text:p>
          </table:table-cell>
          <table:table-cell table:style-name="ce12" office:value-type="string" calcext:value-type="string">
            <text:p>埼玉県 ・ さいたまけん ・ Saitama Prefecture</text:p>
            <text:p/>
            <text:p>埼京線 ・ さいきょうせん ・ Saikyō Line</text:p>
            <text:p/>
            <text:p>埼北 ・ さいほく ・ Saihoku northern Saitama </text:p>
            <text:p/>
            <text:p>犬吠x埼 ・ いぬぼうさき ・ Cape Inubo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35" calcext:value-type="float">
            <text:p>1335</text:p>
          </table:table-cell>
          <table:table-cell table:style-name="ce8" office:value-type="string" calcext:value-type="string">
            <text:p>岬</text:p>
          </table:table-cell>
          <table:table-cell table:style-name="ce12" office:value-type="string" calcext:value-type="string">
            <text:p>岬 ・ みさき ・ cape, promontory</text:p>
            <text:p/>
            <text:p>潮岬 ・ しおのみさき ・ Cape Shio</text:p>
            <text:p/>
            <text:p>三浦岬 ・ みうらみさき ・ Miura Point, headland of Miura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36" calcext:value-type="float">
            <text:p>1336</text:p>
          </table:table-cell>
          <table:table-cell table:style-name="ce8" office:value-type="string" calcext:value-type="string">
            <text:p>模</text:p>
          </table:table-cell>
          <table:table-cell table:style-name="ce12" office:value-type="string" calcext:value-type="string">
            <text:p>模様 ・ もよう ・ pattern, design; appearance, circumstances</text:p>
            <text:p/>
            <text:p>模型 ・ もけい ・ model, pattern, mold</text:p>
            <text:p/>
            <text:p>模式標本 ・ もしきひょうほん ・ type specimen</text:p>
            <text:p/>
            <text:p>模範 ・ もはん ・ model, pattern, example</text:p>
            <text:p/>
            <text:p>模造 ・ もぞう ・ imitation, counterfeit</text:p>
            <text:p/>
            <text:p>模写する ・ もしゃする ・ copy, trace, reproduce</text:p>
            <text:p/>
            <text:p>規模 ・ きぼ ・ scale, scop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37" calcext:value-type="float">
            <text:p>1337</text:p>
          </table:table-cell>
          <table:table-cell table:style-name="ce8" office:value-type="string" calcext:value-type="string">
            <text:p>膜</text:p>
          </table:table-cell>
          <table:table-cell table:style-name="ce12" office:value-type="string" calcext:value-type="string">
            <text:p>粘膜 ・ ねんまく ・ mucous membrane</text:p>
            <text:p/>
            <text:p>角膜 ・ かくまく ・ cornea</text:p>
            <text:p/>
            <text:p>膜状の ・ まくじょうの ・ membranous, filmy</text:p>
            <text:p/>
            <text:p>腹膜 ・ ふくまく ・ peritoneum</text:p>
            <text:p/>
            <text:p>鼓膜 ・ こまく ・ eardrum</text:p>
            <text:p/>
            <text:p>細胞膜 ・ さいぼうまく ・ cellular membran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38" calcext:value-type="float">
            <text:p>1338</text:p>
          </table:table-cell>
          <table:table-cell table:style-name="ce8" office:value-type="string" calcext:value-type="string">
            <text:p>漠</text:p>
          </table:table-cell>
          <table:table-cell table:style-name="ce12" office:value-type="string" calcext:value-type="string">
            <text:p>砂漠 ・ さばく ・ desert</text:p>
            <text:p/>
            <text:p>砂漠化 ・ さばくか ・ desertification</text:p>
            <text:p/>
            <text:p>漠然たる ・ ばくぜんたる ・ obscure, vague, hazy</text:p>
            <text:p/>
            <text:p>漠北 ・ ばくほく ・ north of the Gobi Desert, Outer Mongolia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39" calcext:value-type="float">
            <text:p>1339</text:p>
          </table:table-cell>
          <table:table-cell table:style-name="ce8" office:value-type="string" calcext:value-type="string">
            <text:p>幕</text:p>
          </table:table-cell>
          <table:table-cell table:style-name="ce12" office:value-type="string" calcext:value-type="string">
            <text:p>幕府 ・ ばくふ ・ shogunate</text:p>
            <text:p/>
            <text:p>開幕 ・ かいまく ・ raising of the curtain; opening scene</text:p>
            <text:p/>
            <text:p>天幕 ・ てんまく ・ tent</text:p>
            <text:p/>
            <text:p>煙幕 ・ えんまく ・ smoke screen</text:p>
            <text:p/>
            <text:p>序幕 ・ じょまく ・ opening act, curtain raiser</text:p>
            <text:p/>
            <text:p>除幕式 ・ じょまくしき ・ unveiling ceremony</text:p>
            <text:p/>
            <text:p>幕を引く ・ まくをひく ・ draw a curtain</text:p>
            <text:p/>
            <text:p>幕末 ・ ばくまつ ・ closing days of the Tokugawa shogunat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40" calcext:value-type="float">
            <text:p>1340</text:p>
          </table:table-cell>
          <table:table-cell table:style-name="ce8" office:value-type="string" calcext:value-type="string">
            <text:p>墓</text:p>
          </table:table-cell>
          <table:table-cell table:style-name="ce12" office:value-type="string" calcext:value-type="string">
            <text:p>墓標 ・ ぼひょう ・ grave marker, gravestone</text:p>
            <text:p/>
            <text:p>墓参 ・ ぼさん ・ visit to a grave¹</text:p>
            <text:p/>
            <text:p>墓参り ・ はかまいり ・ visit to a grave²</text:p>
            <text:p/>
            <text:p>墓 ・ はか ・ grave, tomb</text:p>
            <text:p/>
            <text:p>墓石 ・ はかいし ・ tombstone</text:p>
            <text:p/>
            <text:p>墓地 ・ ぼち ・ cemetery, burial grounds</text:p>
            <text:p/>
            <text:p>墓碑 ・ ぼひ ・ tombstone, gravestone</text:p>
            <text:p/>
            <text:p>墓場 ・ はかば ・ graveyard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341" calcext:value-type="float">
            <text:p>1341</text:p>
          </table:table-cell>
          <table:table-cell table:style-name="ce8" office:value-type="string" calcext:value-type="string">
            <text:p>募</text:p>
          </table:table-cell>
          <table:table-cell table:style-name="ce12" office:value-type="string" calcext:value-type="string">
            <text:p>募る ・ つのる ・ [vt] recruit; raise funds, … </text:p>
            <text:p/>
            <text:p>募集する ・ ぼしゅうする ・ recruit; raise, collect</text:p>
            <text:p/>
            <text:p>募金 ・ ぼきん ・ fund-raising</text:p>
            <text:p/>
            <text:p>応募する ・ おうぼする ・ apply for, subscribe to, enlist for</text:p>
            <text:p/>
            <text:p>公募 ・ こうぼ ・ public appeal, offering, ad contributions, securities, post, … </text:p>
            <text:p/>
            <text:p>徴募 ・ ちょうぼ ・ recruitmen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42" calcext:value-type="float">
            <text:p>1342</text:p>
          </table:table-cell>
          <table:table-cell table:style-name="ce8" office:value-type="string" calcext:value-type="string">
            <text:p>暮</text:p>
          </table:table-cell>
          <table:table-cell table:style-name="ce12" office:value-type="string" calcext:value-type="string">
            <text:p>薄暮 ・ はくぼ ・ nightfall, dusk, twilight</text:p>
            <text:p/>
            <text:p>暮らす ・ くらす ・ [vi] live, lead one's life; make a living</text:p>
            <text:p/>
            <text:p>暮れる ・ くれる ・ [vi] grow dark; come to an end</text:p>
            <text:p/>
            <text:p>暮らし ・ くらし ・ living, livelihood, subsistence; life circumstances</text:p>
            <text:p/>
            <text:p>一人暮らし ・ ひとりぐらし ・ living alone</text:p>
            <text:p/>
            <text:p>その日暮らし ・ そのひぐらし ・ hand-to-mouth life; meagre existence</text:p>
            <text:p/>
            <text:p>暮色 ・ ぼしょく ・ dusk, twilight scene</text:p>
            <text:p/>
            <text:p>暮夜 ・ ぼや ・ nigh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43" calcext:value-type="float">
            <text:p>1343</text:p>
          </table:table-cell>
          <table:table-cell table:style-name="ce8" office:value-type="string" calcext:value-type="string">
            <text:p>慕</text:p>
          </table:table-cell>
          <table:table-cell table:style-name="ce12" office:value-type="string" calcext:value-type="string">
            <text:p>慕情 ・ ぼじょう ・ love, longing</text:p>
            <text:p/>
            <text:p>慕う ・ したう ・ [vt] adore, love dearly; miss, long, yearn for</text:p>
            <text:p/>
            <text:p>慕い寄る ・ したいよる ・ approach in adoration</text:p>
            <text:p/>
            <text:p>慕わしい ・ したわしい ・ dear, beloved</text:p>
            <text:p/>
            <text:p>故郷を慕う ・ こきょうをしたう ・ pine for home</text:p>
            <text:p/>
            <text:p>敬慕する ・ けいぼする ・ adore, love and respect, admire</text:p>
            <text:p/>
            <text:p>恋慕 ・ れんぼ ・ love, attachment</text:p>
            <text:p/>
            <text:p>思慕 ・ しぼ ・ yearning, deep affec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44" calcext:value-type="float">
            <text:p>1344</text:p>
          </table:table-cell>
          <table:table-cell table:style-name="ce8" office:value-type="string" calcext:value-type="string">
            <text:p>添</text:p>
          </table:table-cell>
          <table:table-cell table:style-name="ce12" office:value-type="string" calcext:value-type="string">
            <text:p>添付する ・ てんぷする ・ attach, append, annex</text:p>
            <text:p/>
            <text:p>添える ・ そえる ・ [vt] add to, attach to</text:p>
            <text:p/>
            <text:p>添う ・ そう ・ accompany</text:p>
            <text:p/>
            <text:p>力添え ・ ちからぞえ ・ aid, help, assistance</text:p>
            <text:p/>
            <text:p>付き添い ・ つきそい ・ attendance; attendant, escort</text:p>
            <text:p/>
            <text:p>添削 ・ てんさく ・ correction</text:p>
            <text:p/>
            <text:p>添加する ・ てんかする ・ add, annex, append</text:p>
            <text:p/>
            <text:p>添乗員 ・ てんじょういん ・ escort courier, tour conductor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45" calcext:value-type="float">
            <text:p>1345</text:p>
          </table:table-cell>
          <table:table-cell table:style-name="ce8" office:value-type="string" calcext:value-type="string">
            <text:p>恭</text:p>
          </table:table-cell>
          <table:table-cell table:style-name="ce12" office:value-type="string" calcext:value-type="string">
            <text:p>恭敬 ・ きょうけい ・ respect, reverence</text:p>
            <text:p/>
            <text:p>恭しい ・ うやうやしい ・ respectful, reverent</text:p>
            <text:p/>
            <text:p>恭賀新年 ・ きょうがしんねん ・ Happy New Year</text:p>
            <text:p/>
            <text:p>恭賀 ・ きょうが ・ respectful congratulation</text:p>
            <text:p/>
            <text:p>恭順 ・ きょうじゅん ・ obedience, submiss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46" calcext:value-type="float">
            <text:p>1346</text:p>
          </table:table-cell>
          <table:table-cell table:style-name="ce8" office:value-type="string" calcext:value-type="string">
            <text:p>暴</text:p>
          </table:table-cell>
          <table:table-cell table:style-name="ce12" office:value-type="string" calcext:value-type="string">
            <text:p>暴く ・ あばく ・ [vt] disclose a secret , lay bare</text:p>
            <text:p/>
            <text:p>暴れる ・ あばれる ・ [vi] act violently</text:p>
            <text:p/>
            <text:p>暴力 ・ ぼうりょく ・ violence, force</text:p>
            <text:p/>
            <text:p>乱暴 ・ らんぼう ・ violence, roughness; rape</text:p>
            <text:p/>
            <text:p>暴動 ・ ぼうどう ・ riot, disturbance, uprising</text:p>
            <text:p/>
            <text:p>暴発 ・ ぼうはつ ・ spontaneous discharge, accidental gun discharge</text:p>
            <text:p/>
            <text:p>暴利 ・ ぼうり ・ excessive profits, usury</text:p>
            <text:p/>
            <text:p>暴れ回る ・ あばれまわる ・ rampage, run rio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47" calcext:value-type="float">
            <text:p>1347</text:p>
          </table:table-cell>
          <table:table-cell table:style-name="ce8" office:value-type="string" calcext:value-type="string">
            <text:p>爆</text:p>
          </table:table-cell>
          <table:table-cell table:style-name="ce12" office:value-type="string" calcext:value-type="string">
            <text:p>爆発 ・ ばくはつ ・ explosion, blast; eruption</text:p>
            <text:p/>
            <text:p>爆風 ・ ばくふう ・ blast bomb / explosion </text:p>
            <text:p/>
            <text:p>爆笑する ・ ばくしょうする ・ roar with laughter, burst into laughter</text:p>
            <text:p/>
            <text:p>爆撃 ・ ばくげき ・ bombing, bombardment</text:p>
            <text:p/>
            <text:p>爆薬 ・ ばくやく ・ explosives</text:p>
            <text:p/>
            <text:p>爆弾 ・ ばくだん ・ bomb</text:p>
            <text:p/>
            <text:p>原爆 ・ げんばく ・ atomic bomb</text:p>
            <text:p/>
            <text:p>水爆 ・ すいばく ・ hydrogen bomb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48" calcext:value-type="float">
            <text:p>1348</text:p>
          </table:table-cell>
          <table:table-cell table:style-name="ce8" office:value-type="string" calcext:value-type="string">
            <text:p>沿</text:p>
          </table:table-cell>
          <table:table-cell table:style-name="ce12" office:value-type="string" calcext:value-type="string">
            <text:p>沿う ・ そう ・ [vi] lie along a river , follow along</text:p>
            <text:p/>
            <text:p>沿線の ・ えんせんの ・ along a railway line</text:p>
            <text:p/>
            <text:p>川沿いに ・ かわぞいに ・ along the riverside</text:p>
            <text:p/>
            <text:p>南岸沿い ・ なんがんぞい ・ along the southern coast</text:p>
            <text:p/>
            <text:p>沿道 ・ えんどう ・ along the route</text:p>
            <text:p/>
            <text:p>沿海 ・ えんかい ・ coast, shore</text:p>
            <text:p/>
            <text:p>沿岸 ・ えんがん ・ coast, shor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49" calcext:value-type="float">
            <text:p>1349</text:p>
          </table:table-cell>
          <table:table-cell table:style-name="ce8" office:value-type="string" calcext:value-type="string">
            <text:p>礎</text:p>
          </table:table-cell>
          <table:table-cell table:style-name="ce12" office:value-type="string" calcext:value-type="string">
            <text:p>礎 ・ いしずえ ・ foundation stone, cornerstone</text:p>
            <text:p/>
            <text:p>基礎 ・ きそ ・ basis, foundation</text:p>
            <text:p/>
            <text:p>礎を築く ・ いしずえをきずく ・ lay the foundation for </text:p>
            <text:p/>
            <text:p>定礎 ・ ていそ ・ laying of a foundation stone</text:p>
            <text:p/>
            <text:p>礎石 ・ そせき ・ foundation stone, cornerstone</text:p>
            <text:p/>
            <text:p>礎材 ・ そざい ・ foundation materials</text:p>
            <text:p/>
            <text:p>国礎 ・ こくそ ・ pillar of stat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50" calcext:value-type="float">
            <text:p>1350</text:p>
          </table:table-cell>
          <table:table-cell table:style-name="ce8" office:value-type="string" calcext:value-type="string">
            <text:p>疑</text:p>
          </table:table-cell>
          <table:table-cell table:style-name="ce12" office:value-type="string" calcext:value-type="string">
            <text:p>疑問 ・ ぎもん ・ question, problem, doubt</text:p>
            <text:p/>
            <text:p>疑う ・ うたがう ・ [vt] doubt, be suspicious</text:p>
            <text:p/>
            <text:p>疑い ・ うたがい ・ doubt, suspicion; question</text:p>
            <text:p/>
            <text:p>疑わしい ・ うたがわしい ・ doubtful, suspicious</text:p>
            <text:p/>
            <text:p>容疑 ・ ようぎ ・ suspicion</text:p>
            <text:p/>
            <text:p>疑惑 ・ ぎわく ・ doubt, suspicion</text:p>
            <text:p/>
            <text:p>疑心 ・ ぎしん ・ doubt, suspicion, fear</text:p>
            <text:p/>
            <text:p>半信半疑の ・ はんしんはんぎの ・ dubious, incredulou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351" calcext:value-type="float">
            <text:p>1351</text:p>
          </table:table-cell>
          <table:table-cell table:style-name="ce8" office:value-type="string" calcext:value-type="string">
            <text:p>凝</text:p>
          </table:table-cell>
          <table:table-cell table:style-name="ce12" office:value-type="string" calcext:value-type="string">
            <text:p>凝る ・ こる ・ [vi] grow stiff; be absorbed in; be elaborate</text:p>
            <text:p/>
            <text:p>凝らす ・ こらす ・ [vt] concentrate, strain, elaborate</text:p>
            <text:p/>
            <text:p>凝結する ・ ぎょうけつする ・ congeal, coagulate, solidify</text:p>
            <text:p/>
            <text:p>凝り固まる ・ こりかたまる ・ [vi] be fanatical; coagulate, clot</text:p>
            <text:p/>
            <text:p>凝固する ・ ぎょうこする ・ solidify, coagulate, congeal</text:p>
            <text:p/>
            <text:p>凝り性 ・ こりしょう ・ fastidiousness, perfectionism</text:p>
            <text:p/>
            <text:p>凝血 ・ ぎょうけつ ・ blood clot</text:p>
            <text:p/>
            <text:p>凝縮 ・ ぎょうしゅく ・ condensati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52" calcext:value-type="float">
            <text:p>1352</text:p>
          </table:table-cell>
          <table:table-cell table:style-name="ce8" office:value-type="string" calcext:value-type="string">
            <text:p>擬</text:p>
          </table:table-cell>
          <table:table-cell table:style-name="ce12" office:value-type="string" calcext:value-type="string">
            <text:p>模擬 ・ もぎ ・ sham, mock, simulated</text:p>
            <text:p/>
            <text:p>擬声語 ・ ぎせいご ・ onomatopoeic word</text:p>
            <text:p/>
            <text:p>擬装 ・ ぎそう ・ camouflage, disguise</text:p>
            <text:p/>
            <text:p>擬似 ・ ぎじ ・ false, dummy, pseudo</text:p>
            <text:p/>
            <text:p>擬人 ・ ぎじん ・ personification, impersonatio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353" calcext:value-type="float">
            <text:p>1353</text:p>
          </table:table-cell>
          <table:table-cell table:style-name="ce8" office:value-type="string" calcext:value-type="string">
            <text:p>倣</text:p>
          </table:table-cell>
          <table:table-cell table:style-name="ce12" office:value-type="string" calcext:value-type="string">
            <text:p>倣う ・ ならう ・ [vi] imitate, follow, emulate</text:p>
            <text:p/>
            <text:p>前例に倣う ・ ぜんれいにならう ・ follow / copy after a precedent</text:p>
            <text:p/>
            <text:p>模倣する ・ もほうする ・ imitate, copy</text:p>
            <text:p/>
            <text:p>模倣者 ・ もほうしゃ ・ imitator</text:p>
            <text:p/>
            <text:p>以下これに倣う ・ いかこれにならう ・ The undermentioned to follow this exampl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54" calcext:value-type="float">
            <text:p>1354</text:p>
          </table:table-cell>
          <table:table-cell table:style-name="ce8" office:value-type="string" calcext:value-type="string">
            <text:p>似</text:p>
          </table:table-cell>
          <table:table-cell table:style-name="ce12" office:value-type="string" calcext:value-type="string">
            <text:p>類似する ・ るいじする ・ resemble, be alike, similar</text:p>
            <text:p/>
            <text:p>近似する ・ きんじする ・ approximate to, resemble closely</text:p>
            <text:p/>
            <text:p>疑似 ・ ぎじ ・ suspected (illness, … quasi, sham, mock, pseudo;</text:p>
            <text:p/>
            <text:p>真似する ・ まねする ・ imitate, mimic</text:p>
            <text:p/>
            <text:p>似合う ・ にあう ・ [vi] befit, suit; match well</text:p>
            <text:p/>
            <text:p>似ている ・ にている ・ [vi] look like, resemble</text:p>
            <text:p/>
            <text:p>似せる ・ にせる ・ [vt] imitate, copy; forge</text:p>
            <text:p/>
            <text:p>似顔 ・ にがお ・ likeness, portrai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355" calcext:value-type="float">
            <text:p>1355</text:p>
          </table:table-cell>
          <table:table-cell table:style-name="ce8" office:value-type="string" calcext:value-type="string">
            <text:p>俵</text:p>
          </table:table-cell>
          <table:table-cell table:style-name="ce12" office:value-type="string" calcext:value-type="string">
            <text:p>俵 ・ たわら ・ straw sack</text:p>
            <text:p/>
            <text:p>米俵 ・ こめだわら ・ straw rice bag</text:p>
            <text:p/>
            <text:p>土俵 ・ どひょう ・ sumō wrestling ring; sandbag</text:p>
            <text:p/>
            <text:p>土俵際 ・ どひょうぎわ ・ verge, edge esp. sumō ring </text:p>
            <text:p/>
            <text:p>土俵入り ・ どひょういり ・ entrance procession sumō wrestlers into the ring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356" calcext:value-type="float">
            <text:p>1356</text:p>
          </table:table-cell>
          <table:table-cell table:style-name="ce8" office:value-type="string" calcext:value-type="string">
            <text:p>俺</text:p>
          </table:table-cell>
          <table:table-cell table:style-name="ce12" office:value-type="string" calcext:value-type="string">
            <text:p>俺ら ・ おれら ・ we</text:p>
            <text:p/>
            <text:p>俺 ・ おれ ・ I usu. intimate, occ. vulgar </text:p>
            <text:p/>
            <text:p>俺達 ・ おれたち ・ we</text:p>
            <text:p/>
            <text:p>俺が俺が の連中 ・ おれがおれが のれんちゅう ・ ego-driven me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57" calcext:value-type="float">
            <text:p>1357</text:p>
          </table:table-cell>
          <table:table-cell table:style-name="ce8" office:value-type="string" calcext:value-type="string">
            <text:p>庵</text:p>
          </table:table-cell>
          <table:table-cell table:style-name="ce12" office:value-type="string" calcext:value-type="string">
            <text:p>庵 ・ あん ・ hermitage, secluded cottage</text:p>
            <text:p/>
            <text:p>庵主 ・ あんしゅ ・ owner of a hermitage; abbess, prioress, nun in charge of a Buddhist convent </text:p>
            <text:p/>
            <text:p>庵室 ・ あんしつ ・ hermit’s cell, retreat</text:p>
            <text:p/>
            <text:p>沢庵 [沢庵漬け] ・ たくあん [たくあんづけ] ・ pickled daikon Japanese radish </text:p>
            <text:p/>
            <text:p>草庵 ・ そうあん ・ thatched hut</text:p>
            <text:p/>
            <text:p>庵点 ・ いおりてん ・ symbol that words following are taken from a song or sung by the person speaking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58" calcext:value-type="float">
            <text:p>1358</text:p>
          </table:table-cell>
          <table:table-cell table:style-name="ce8" office:value-type="string" calcext:value-type="string">
            <text:p>僕</text:p>
          </table:table-cell>
          <table:table-cell table:style-name="ce12" office:value-type="string" calcext:value-type="string">
            <text:p>従僕 ・ じゅうぼく ・ servant, attendant</text:p>
            <text:p/>
            <text:p>僕達 ・ ぼくたち ・ we</text:p>
            <text:p/>
            <text:p>僕の ・ ぼくの ・ my</text:p>
            <text:p/>
            <text:p>忠僕 ・ ちゅうぼく ・ faithful servant</text:p>
            <text:p/>
            <text:p>家僕 ・ かぼく ・ manservant, house boy</text:p>
            <text:p/>
            <text:p>下僕 ・ げぼく ・ your humble servant</text:p>
            <text:p/>
            <text:p>公僕 ・ こうぼく ・ public servan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59" calcext:value-type="float">
            <text:p>1359</text:p>
          </table:table-cell>
          <table:table-cell table:style-name="ce8" office:value-type="string" calcext:value-type="string">
            <text:p>撲</text:p>
          </table:table-cell>
          <table:table-cell table:style-name="ce12" office:value-type="string" calcext:value-type="string">
            <text:p>相撲 ・ すもう ・ sumo wrestling</text:p>
            <text:p/>
            <text:p>打撲傷 ・ だぼくしょう ・ bruise</text:p>
            <text:p/>
            <text:p>打撲 ・ だぼく ・ blow, stroke</text:p>
            <text:p/>
            <text:p>撲殺 ・ ぼくさつ ・ clubbing to death</text:p>
            <text:p/>
            <text:p>撲滅 ・ ぼくめつ ・ eradication, destruct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60" calcext:value-type="float">
            <text:p>1360</text:p>
          </table:table-cell>
          <table:table-cell table:style-name="ce8" office:value-type="string" calcext:value-type="string">
            <text:p>叩</text:p>
          </table:table-cell>
          <table:table-cell table:style-name="ce12" office:value-type="string" calcext:value-type="string">
            <text:p>叩く ・ たたく ・ [vt] strike, beat, hit; criticize, verbally abuse; clap, play drums</text:p>
            <text:p/>
            <text:p>キーを叩く ・ キーをたたく ・ strike the keys of a keyboard </text:p>
            <text:p/>
            <text:p>叩き潰す ・ たたきつぶす ・ [vt] smash up , defeat crushingly</text:p>
            <text:p/>
            <text:p>叩頭 ・ こうとう ・ kowtow kneel and bow until one's forehead touches the floo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61" calcext:value-type="float">
            <text:p>1361</text:p>
          </table:table-cell>
          <table:table-cell table:style-name="ce8" office:value-type="string" calcext:value-type="string">
            <text:p>伐</text:p>
          </table:table-cell>
          <table:table-cell table:style-name="ce12" office:value-type="string" calcext:value-type="string">
            <text:p>伐採する ・ ばっさいする ・ lumber, fell, deforest</text:p>
            <text:p/>
            <text:p>伐木 ・ ばつぼく ・ felling, cutting, logging</text:p>
            <text:p/>
            <text:p>盗伐 ・ とうばつ ・ secret felling of trees</text:p>
            <text:p/>
            <text:p>征伐 ・ せいばつ ・ subjugation, conquest</text:p>
            <text:p/>
            <text:p>殺伐な ・ さつばつな ・ bloody, savage, warlike</text:p>
            <text:p/>
            <text:p>討伐 ・ とうばつ ・ suppression of a rebellion , punitive expedition</text:p>
            <text:p/>
            <text:p>伐る ・ きる ・ [vt] cut down trees , fell, chop down</text:p>
            <text:p/>
            <text:p>木を伐る ・ きをきる ・ fell a tre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62" calcext:value-type="float">
            <text:p>1362</text:p>
          </table:table-cell>
          <table:table-cell table:style-name="ce8" office:value-type="string" calcext:value-type="string">
            <text:p>閥</text:p>
          </table:table-cell>
          <table:table-cell table:style-name="ce12" office:value-type="string" calcext:value-type="string">
            <text:p>財閥 ・ ざいばつ ・ financial clique / combine</text:p>
            <text:p/>
            <text:p>派閥 ・ はばつ ・ clique, faction, coterie</text:p>
            <text:p/>
            <text:p>閥族 ・ ばつぞく ・ clan, clique</text:p>
            <text:p/>
            <text:p>学閥 ・ がくばつ ・ academic clique / cliquism</text:p>
            <text:p/>
            <text:p>軍閥 ・ ぐんばつ ・ military clique</text:p>
            <text:p/>
            <text:p>藩閥 ・ はんばつ ・ clan favoritism, clanship</text:p>
            <text:p/>
            <text:p>薩摩閥 ・ さつまばつ ・ Satsuma cla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63" calcext:value-type="float">
            <text:p>1363</text:p>
          </table:table-cell>
          <table:table-cell table:style-name="ce8" office:value-type="string" calcext:value-type="string">
            <text:p>闘</text:p>
          </table:table-cell>
          <table:table-cell table:style-name="ce12" office:value-type="string" calcext:value-type="string">
            <text:p>闘う ・ たたかう ・ [vi] fight, struggle against</text:p>
            <text:p/>
            <text:p>闘争 ・ とうそう ・ fight, conflict</text:p>
            <text:p/>
            <text:p>決闘 ・ けっとう ・ duel</text:p>
            <text:p/>
            <text:p>春闘 ・ しゅんとう ・ spring labor offensive</text:p>
            <text:p/>
            <text:p>戦闘 ・ せんとう ・ battle, fight, combat</text:p>
            <text:p/>
            <text:p>拳闘 ・ けんとう ・ boxing</text:p>
            <text:p/>
            <text:p>闘技 ・ とうぎ ・ competition, contest</text:p>
            <text:p/>
            <text:p>困難と闘う ・ こんなんとたたかう ・ contend with difficultie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64" calcext:value-type="float">
            <text:p>1364</text:p>
          </table:table-cell>
          <table:table-cell table:style-name="ce8" office:value-type="string" calcext:value-type="string">
            <text:p>闇</text:p>
          </table:table-cell>
          <table:table-cell table:style-name="ce12" office:value-type="string" calcext:value-type="string">
            <text:p>闇市 ・ やみいち ・ black market</text:p>
            <text:p/>
            <text:p>暗闇 ・ くらやみ ・ in darkness</text:p>
            <text:p/>
            <text:p>闇雲に ・ やみくもに ・ recklessly, blindly, at random</text:p>
            <text:p/>
            <text:p>闇相場 ・ やみそうば ・ black-market price</text:p>
            <text:p/>
            <text:p>闇 ・ やみ ・ darkness, dark</text:p>
            <text:p/>
            <text:p>闇夜 ・ あんや ・ dark night</text:p>
            <text:p/>
            <text:p>闇黒 ・ あんこく ・ darkness</text:p>
            <text:p/>
            <text:p>闇然とした ・ あんぜんとした ・ dark, black, unclear; doleful, dispirited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365" calcext:value-type="float">
            <text:p>1365</text:p>
          </table:table-cell>
          <table:table-cell table:style-name="ce8" office:value-type="string" calcext:value-type="string">
            <text:p>閑</text:p>
          </table:table-cell>
          <table:table-cell table:style-name="ce12" office:value-type="string" calcext:value-type="string">
            <text:p>閑静な ・ かんせいな ・ quiet, tranquil</text:p>
            <text:p/>
            <text:p>農閑期 ・ のうかんき ・ farmers' leisure season</text:p>
            <text:p/>
            <text:p>閑職 ・ かんしょく ・ leisurely post, do-nothing job</text:p>
            <text:p/>
            <text:p>安閑と ・ あんかんと ・ idly, in idleness</text:p>
            <text:p/>
            <text:p>森閑とした ・ しんかんとした ・ quiet, still, silent as a graveyard</text:p>
            <text:p/>
            <text:p>閑散 ・ かんさん ・ leisure, inactivit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66" calcext:value-type="float">
            <text:p>1366</text:p>
          </table:table-cell>
          <table:table-cell table:style-name="ce8" office:value-type="string" calcext:value-type="string">
            <text:p>脈</text:p>
          </table:table-cell>
          <table:table-cell table:style-name="ce12" office:value-type="string" calcext:value-type="string">
            <text:p>動脈 ・ どうみゃく ・ artery</text:p>
            <text:p/>
            <text:p>文脈 ・ ぶんみゃく ・ context</text:p>
            <text:p/>
            <text:p>脈拍 ・ みゃくはく ・ pulse, pulsation</text:p>
            <text:p/>
            <text:p>脈を取る ・ みゃくをとる ・ take a pulse</text:p>
            <text:p/>
            <text:p>静脈 ・ じょうみゃく ・ vein</text:p>
            <text:p/>
            <text:p>山脈 ・ さんみゃく ・ mountain range</text:p>
            <text:p/>
            <text:p>乱脈 ・ らんみゃく ・ disorder, confusion, chaos</text:p>
            <text:p/>
            <text:p>脈絡 ・ みゃくらく ・ logical connection, chain of reasoning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67" calcext:value-type="float">
            <text:p>1367</text:p>
          </table:table-cell>
          <table:table-cell table:style-name="ce8" office:value-type="string" calcext:value-type="string">
            <text:p>派</text:p>
          </table:table-cell>
          <table:table-cell table:style-name="ce12" office:value-type="string" calcext:value-type="string">
            <text:p>派閥 ・ はばつ ・ clique, faction, coterie</text:p>
            <text:p/>
            <text:p>宗派 ・ しゅうは ・ religious sect, denomination</text:p>
            <text:p/>
            <text:p>派生する ・ はせいする ・ derive from, stem from</text:p>
            <text:p/>
            <text:p>人材派遣 ・ じんざいはけん ・ worker dispatching, temporary staffing</text:p>
            <text:p/>
            <text:p>特派員 ・ とくはいん ・ special correspondent; delegate</text:p>
            <text:p/>
            <text:p>流派 ・ りゅうは ・ school</text:p>
            <text:p/>
            <text:p>派手な ・ はでな ・ showy, flashy, gaudy</text:p>
            <text:p/>
            <text:p>立派な ・ りっぱな ・ fine, excellent, admirabl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68" calcext:value-type="float">
            <text:p>1368</text:p>
          </table:table-cell>
          <table:table-cell table:style-name="ce8" office:value-type="string" calcext:value-type="string">
            <text:p>缶</text:p>
          </table:table-cell>
          <table:table-cell table:style-name="ce12" office:value-type="string" calcext:value-type="string">
            <text:p>空き缶 ・ あきかん ・ empty can</text:p>
            <text:p/>
            <text:p>薬缶 ・ やかん ・ kettle</text:p>
            <text:p/>
            <text:p>缶切り ・ かんきり ・ can opener</text:p>
            <text:p/>
            <text:p>缶詰め ・ かんづめ ・ canned goods, canning</text:p>
            <text:p/>
            <text:p>ビスケット缶 ・ びすけっとかん ・ can of biscuits</text:p>
            <text:p/>
            <text:p>蟹缶 ・ かにかん ・ canned crab</text:p>
            <text:p/>
            <text:p>汽缶室 ・ きかんしつ ・ boiler room; stokehold, fire room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369" calcext:value-type="float">
            <text:p>1369</text:p>
          </table:table-cell>
          <table:table-cell table:style-name="ce8" office:value-type="string" calcext:value-type="string">
            <text:p>揺</text:p>
          </table:table-cell>
          <table:table-cell table:style-name="ce12" office:value-type="string" calcext:value-type="string">
            <text:p>動揺 ・ どうよう ・ shaking, trembling; restlessness, disquiet</text:p>
            <text:p/>
            <text:p>揺れる ・ ゆれる ・ [vi] shake, vibrate, swing</text:p>
            <text:p/>
            <text:p>揺る ・ ゆる ・ [vt] jolt, jog, be rocked</text:p>
            <text:p/>
            <text:p>揺らぐ ・ ゆらぐ ・ [vi] shake, swing, sway fluctuate, become unstable</text:p>
            <text:p/>
            <text:p>揺るぐ ・ ゆるぐ ・ [vi] shake, waver, tremble</text:p>
            <text:p/>
            <text:p>揺する ・ ゆする ・ [vt] shake, rock, joggle, swing, roll</text:p>
            <text:p/>
            <text:p>揺さぶる ・ ゆさぶる ・ shake, jolt, jerk</text:p>
            <text:p/>
            <text:p>揺すぶる ・ ゆすぶる ・ shake, swing, joggle, jol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70" calcext:value-type="float">
            <text:p>1370</text:p>
          </table:table-cell>
          <table:table-cell table:style-name="ce8" office:value-type="string" calcext:value-type="string">
            <text:p>謡</text:p>
          </table:table-cell>
          <table:table-cell table:style-name="ce12" office:value-type="string" calcext:value-type="string">
            <text:p>民謡 ・ みんよう ・ folk song / ballad</text:p>
            <text:p/>
            <text:p>謡う ・ うたう ・ recite, chant</text:p>
            <text:p/>
            <text:p>謡物 ・ うたいもの ・ an utai piece for recitation chanting of a noh text </text:p>
            <text:p/>
            <text:p>俗謡 ・ ぞくよう ・ popular song, ballad</text:p>
            <text:p/>
            <text:p>歌謡曲 ・ かようきょく ・ popular song</text:p>
            <text:p/>
            <text:p>童謡 ・ どうよう ・ children’s song, nursery rhyme</text:p>
            <text:p/>
            <text:p>謡曲 ・ ようきょく ・ noh chant</text:p>
            <text:p/>
            <text:p>歌謡 ・ かよう ・ song, ballad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371" calcext:value-type="float">
            <text:p>1371</text:p>
          </table:table-cell>
          <table:table-cell table:style-name="ce8" office:value-type="string" calcext:value-type="string">
            <text:p>遥</text:p>
          </table:table-cell>
          <table:table-cell table:style-name="ce12" office:value-type="string" calcext:value-type="string">
            <text:p>遥かに ・ はるかに ・ far off ; a long time ago; by far</text:p>
            <text:p/>
            <text:p>遥遥 ・ はるばる ・ from afar, all the way; at a great distance</text:p>
            <text:p/>
            <text:p>遥か彼方の ・ はるかかなたの ・ faraway, far-off</text:p>
            <text:p/>
            <text:p>遥か昔 ・ はるかむかし ・ long ago</text:p>
            <text:p/>
            <text:p>遥拝 ・ ようはい ・ worshiping from afa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72" calcext:value-type="float">
            <text:p>1372</text:p>
          </table:table-cell>
          <table:table-cell table:style-name="ce8" office:value-type="string" calcext:value-type="string">
            <text:p>陶</text:p>
          </table:table-cell>
          <table:table-cell table:style-name="ce12" office:value-type="string" calcext:value-type="string">
            <text:p>陶器 ・ とうき ・ pottery, porcelain, chinaware</text:p>
            <text:p/>
            <text:p>陶の人形 ・ とうのにんぎょう ・ ceramic figurine</text:p>
            <text:p/>
            <text:p>陶芸 ・ とうげい ・ ceramic art</text:p>
            <text:p/>
            <text:p>陶工 ・ とうこう ・ potter, ceramist</text:p>
            <text:p/>
            <text:p>陶酔 ・ とうすい ・ intoxication; fascination, rapture</text:p>
            <text:p/>
            <text:p>鬱陶しい ・ うっとうしい ・ gloomy, depressing; dull, cloudy</text:p>
            <text:p/>
            <text:p>陶磁器 ・ とうじき ・ porcelain, pottery, ceramic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373" calcext:value-type="float">
            <text:p>1373</text:p>
          </table:table-cell>
          <table:table-cell table:style-name="ce8" office:value-type="string" calcext:value-type="string">
            <text:p>陳</text:p>
          </table:table-cell>
          <table:table-cell table:style-name="ce12" office:value-type="string" calcext:value-type="string">
            <text:p>陳述する ・ ちんじゅつする ・ state, declare, set forth, expound</text:p>
            <text:p/>
            <text:p>陳謝 ・ ちんしゃ ・ apology</text:p>
            <text:p/>
            <text:p>開陳する ・ かいちんする ・ state, express one’s opinion </text:p>
            <text:p/>
            <text:p>陳情 ・ ちんじょう ・ petition, appeal</text:p>
            <text:p/>
            <text:p>陳列する ・ ちんれつする ・ exhibit, display</text:p>
            <text:p/>
            <text:p>出陳 ・ しゅっちん ・ submitting sth. to an exhibition</text:p>
            <text:p/>
            <text:p>陳腐な ・ ちんぷな ・ old-fashioned, trite, worn-out</text:p>
            <text:p/>
            <text:p>新陳代謝 ・ しんちんたいしゃ ・ metabolism; renewal, regeneratio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74" calcext:value-type="float">
            <text:p>1374</text:p>
          </table:table-cell>
          <table:table-cell table:style-name="ce8" office:value-type="string" calcext:value-type="string">
            <text:p>陣</text:p>
          </table:table-cell>
          <table:table-cell table:style-name="ce12" office:value-type="string" calcext:value-type="string">
            <text:p>陣地 ・ じんち ・ encampment, position</text:p>
            <text:p/>
            <text:p>先陣 ・ せんじん ・ advance guard, vanguard</text:p>
            <text:p/>
            <text:p>陣立て ・ じんだて ・ battle array</text:p>
            <text:p/>
            <text:p>陣営 ・ じんえい ・ camp, quarters</text:p>
            <text:p/>
            <text:p>陣形 ・ じんけい ・ battle formation</text:p>
            <text:p/>
            <text:p>退陣する ・ たいじんする ・ decamp, withdraw</text:p>
            <text:p/>
            <text:p>論陣を張る ・ ろんじんをはる ・ argue about, take a firm stand</text:p>
            <text:p/>
            <text:p>教授陣 ・ きょうじゅじん ・ professorate, faculty, group of professor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375" calcext:value-type="float">
            <text:p>1375</text:p>
          </table:table-cell>
          <table:table-cell table:style-name="ce8" office:value-type="string" calcext:value-type="string">
            <text:p>陥</text:p>
          </table:table-cell>
          <table:table-cell table:style-name="ce12" office:value-type="string" calcext:value-type="string">
            <text:p>陥落する ・ かんらくする ・ fall in, cave in; surrender</text:p>
            <text:p/>
            <text:p>穴に陥る ・ あなにおちいる ・ fall in a pit</text:p>
            <text:p/>
            <text:p>罪に陥る ・ つみにおちいる ・ slide into sin</text:p>
            <text:p/>
            <text:p>陥没する ・ かんぼつする ・ sink, fall, cave in</text:p>
            <text:p/>
            <text:p>欠陥 ・ けっかん ・ defect, fault, deficiency</text:p>
            <text:p/>
            <text:p>人を陥れる ・ ひとをおとしいれる ・ entrap a person</text:p>
            <text:p/>
            <text:p>陥入する ・ かんにゅうする ・ subside, collapse, fall / cave in</text:p>
            <text:p/>
            <text:p>誤りに陥る ・ あやまりにおちいる ・ fall into erro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76" calcext:value-type="float">
            <text:p>1376</text:p>
          </table:table-cell>
          <table:table-cell table:style-name="ce8" office:value-type="string" calcext:value-type="string">
            <text:p>隆</text:p>
          </table:table-cell>
          <table:table-cell table:style-name="ce12" office:value-type="string" calcext:value-type="string">
            <text:p>隆々たる ・ りゅうりゅうたる ・ prosperous, thriving; brawny</text:p>
            <text:p/>
            <text:p>隆起 ・ りゅうき ・ protuberance, elevation</text:p>
            <text:p/>
            <text:p>興隆 ・ こうりゅう ・ prosperity, rise</text:p>
            <text:p/>
            <text:p>隆運 ・ りゅううん ・ prosperity, good fortune</text:p>
            <text:p/>
            <text:p>隆起 ・ りゅうき ・ protuberance, elevatio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77" calcext:value-type="float">
            <text:p>1377</text:p>
          </table:table-cell>
          <table:table-cell table:style-name="ce8" office:value-type="string" calcext:value-type="string">
            <text:p>降</text:p>
          </table:table-cell>
          <table:table-cell table:style-name="ce12" office:value-type="string" calcext:value-type="string">
            <text:p>以降 ・ いこう ・ on &amp; after, hereafter</text:p>
            <text:p/>
            <text:p>降りる ・ おりる ・ [vi] descend, alight, land</text:p>
            <text:p/>
            <text:p>雨が降っている ・ あめがふっている ・ It is raining</text:p>
            <text:p/>
            <text:p>降ろす ・ おろす ・ [vt] discharge, unload</text:p>
            <text:p/>
            <text:p>降る ・ ふる ・ [vi] fall, come down, rain [atmospheric moisture] </text:p>
            <text:p/>
            <text:p>降らす ・ ふらす ・ [vt] send rain , shed</text:p>
            <text:p/>
            <text:p>降水 ・ こうすい ・ precipitation</text:p>
            <text:p/>
            <text:p>降参する ・ こうさんする ・ surrender, submit, yiel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78" calcext:value-type="float">
            <text:p>1378</text:p>
          </table:table-cell>
          <table:table-cell table:style-name="ce8" office:value-type="string" calcext:value-type="string">
            <text:p>峰</text:p>
          </table:table-cell>
          <table:table-cell table:style-name="ce12" office:value-type="string" calcext:value-type="string">
            <text:p>連峰 ・ れんぽう ・ mountain range, series of mountain peaks</text:p>
            <text:p/>
            <text:p>峰 ・ みね ・ mountain peak</text:p>
            <text:p/>
            <text:p>峰峰 ・ みねみね ・ peaks</text:p>
            <text:p/>
            <text:p>峰伝いに ・ みねづたいに ・ along the ridges</text:p>
            <text:p/>
            <text:p>峰続き ・ みねつづき ・ succession of peaks</text:p>
            <text:p/>
            <text:p>主峰 ・ しゅほう ・ main peak</text:p>
            <text:p/>
            <text:p>未踏峰 ・ みとうほう ・ unclimbed mountain</text:p>
            <text:p/>
            <text:p>高峰 ・ こうほう ・ lofty peak, high mountai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79" calcext:value-type="float">
            <text:p>1379</text:p>
          </table:table-cell>
          <table:table-cell table:style-name="ce8" office:value-type="string" calcext:value-type="string">
            <text:p>逢</text:p>
          </table:table-cell>
          <table:table-cell table:style-name="ce12" office:value-type="string" calcext:value-type="string">
            <text:p>逢う ・ あう ・ [vi] meet with, see, encounter drama, pathos, close friends, … </text:p>
            <text:p/>
            <text:p>逢わせる ・ あわせる ・ [vt] have so. meet another , allow a person to see so. </text:p>
            <text:p/>
            <text:p>逢着する ・ ほうちゃくする ・ encounter</text:p>
            <text:p/>
            <text:p>逢い引き ・ あいびき ・ rendezvous, assignation</text:p>
            <text:p/>
            <text:p>逢瀬 ・ おうせ ・ meeting, date</text:p>
            <text:p/>
            <text:p>出逢う ・ であう ・ [vi] meet by chance , encounte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80" calcext:value-type="float">
            <text:p>1380</text:p>
          </table:table-cell>
          <table:table-cell table:style-name="ce8" office:value-type="string" calcext:value-type="string">
            <text:p>縫</text:p>
          </table:table-cell>
          <table:table-cell table:style-name="ce12" office:value-type="string" calcext:value-type="string">
            <text:p>縫う ・ ぬう ・ [vt] sew, stitch</text:p>
            <text:p/>
            <text:p>裁縫 ・ さいほう ・ sewing, tailoring</text:p>
            <text:p/>
            <text:p>縫い針 ・ ぬいばり ・ sewing needle</text:p>
            <text:p/>
            <text:p>縫い合わせる ・ ぬいあわせる ・ sew up / together</text:p>
            <text:p/>
            <text:p>手縫いの ・ てぬいの ・ hand-tailored / -sewed</text:p>
            <text:p/>
            <text:p>傷口を縫う ・ きずぐちをぬう ・ sew up / suture a wound</text:p>
            <text:p/>
            <text:p>天衣無縫 ・ てんいむほう ・ perfect beauty with no trace of artifice </text:p>
            <text:p/>
            <text:p>縫合する ・ ほうごうする ・ suture, stitch a woun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81" calcext:value-type="float">
            <text:p>1381</text:p>
          </table:table-cell>
          <table:table-cell table:style-name="ce8" office:value-type="string" calcext:value-type="string">
            <text:p>蜂</text:p>
          </table:table-cell>
          <table:table-cell table:style-name="ce12" office:value-type="string" calcext:value-type="string">
            <text:p>養蜂 ・ ようほう ・ beekeeping, apiculture</text:p>
            <text:p/>
            <text:p>蜂 ・ はち ・ bee, wasp</text:p>
            <text:p/>
            <text:p>蜂の巣 ・ はちのす ・ beehive</text:p>
            <text:p/>
            <text:p>蜂巣 ・ ほうそう ・ (bee)hive</text:p>
            <text:p/>
            <text:p>蜂蜜 ・ はちみつ ・ honey</text:p>
            <text:p/>
            <text:p>蜜蜂 ・ みつばち ・ honeybee, hive bee</text:p>
            <text:p/>
            <text:p>蜂鳥 ・ はちどり ・ hummingbird</text:p>
            <text:p/>
            <text:p>熊蜂 ・ くまばち ・ horne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82" calcext:value-type="float">
            <text:p>1382</text:p>
          </table:table-cell>
          <table:table-cell table:style-name="ce8" office:value-type="string" calcext:value-type="string">
            <text:p>蜜</text:p>
          </table:table-cell>
          <table:table-cell table:style-name="ce12" office:value-type="string" calcext:value-type="string">
            <text:p>蜂蜜 ・ はちみつ ・ honey</text:p>
            <text:p/>
            <text:p>蜜 ・ みつ ・ honey, nectar, syrup, molasses</text:p>
            <text:p/>
            <text:p>花蜜 ・ かみつ ・ nectar</text:p>
            <text:p/>
            <text:p>蜜蜂 ・ みつばち ・ honeybee, hive bee</text:p>
            <text:p/>
            <text:p>黒蜜 ・ くろみつ ・ brown sugar syrup</text:p>
            <text:p/>
            <text:p>蜜月 ・ みつげつ ・ honeymoon</text:p>
            <text:p/>
            <text:p>蜜柑 ・ みかん ・ mandarin orange esp. Satsuma mandari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83" calcext:value-type="float">
            <text:p>1383</text:p>
          </table:table-cell>
          <table:table-cell table:style-name="ce8" office:value-type="string" calcext:value-type="string">
            <text:p>密</text:p>
          </table:table-cell>
          <table:table-cell table:style-name="ce12" office:value-type="string" calcext:value-type="string">
            <text:p>密輸 ・ みつゆ ・ smuggling, contraband trade</text:p>
            <text:p/>
            <text:p>密接な ・ みっせつな ・ close, intimate</text:p>
            <text:p/>
            <text:p>精密 ・ せいみつ ・ precision, accuracy, minuteness</text:p>
            <text:p/>
            <text:p>密度 ・ みつど ・ density</text:p>
            <text:p/>
            <text:p>厳密な ・ げんみつな ・ strict, precise, rigid, exact</text:p>
            <text:p/>
            <text:p>過密な ・ かみつな ・ overcrowded</text:p>
            <text:p/>
            <text:p>密売 ・ みつばい ・ smuggling</text:p>
            <text:p/>
            <text:p>密入国 ・ みつにゅうこく ・ illegal entry / immigra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84" calcext:value-type="float">
            <text:p>1384</text:p>
          </table:table-cell>
          <table:table-cell table:style-name="ce8" office:value-type="string" calcext:value-type="string">
            <text:p>秘</text:p>
          </table:table-cell>
          <table:table-cell table:style-name="ce12" office:value-type="string" calcext:value-type="string">
            <text:p>心に秘める ・ こころにひめる ・ keep to oneself</text:p>
            <text:p/>
            <text:p>秘密 ・ ひみつ ・ secret, mystery; privacy</text:p>
            <text:p/>
            <text:p>秘書 ・ ひしょ ・ secretary; treasured book</text:p>
            <text:p/>
            <text:p>秘め事 ・ ひめごと ・ secret</text:p>
            <text:p/>
            <text:p>神秘 ・ しんぴ ・ mystery</text:p>
            <text:p/>
            <text:p>部外秘の ・ ぶがいひの ・ restricted</text:p>
            <text:p/>
            <text:p>黙秘する ・ もくひする ・ keep silent / secret</text:p>
            <text:p/>
            <text:p>秘術 ・ ひじゅつ ・ secret art ; the best of one’s skill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85" calcext:value-type="float">
            <text:p>1385</text:p>
          </table:table-cell>
          <table:table-cell table:style-name="ce8" office:value-type="string" calcext:value-type="string">
            <text:p>欧</text:p>
          </table:table-cell>
          <table:table-cell table:style-name="ce12" office:value-type="string" calcext:value-type="string">
            <text:p>欧米 ・ おうべい ・ Europe &amp; America</text:p>
            <text:p/>
            <text:p>欧州 ・ おうしゅう ・ Europe</text:p>
            <text:p/>
            <text:p>全欧 ・ ぜんおう ・ the whole of Europe</text:p>
            <text:p/>
            <text:p>北欧 ・ ほくおう ・ Northern Europe, Scandinavia</text:p>
            <text:p/>
            <text:p>西欧 ・ せいおう ・ Western Europe; the Occident</text:p>
            <text:p/>
            <text:p>欧亜 ・ おうあ ・ Europe and Asia</text:p>
            <text:p/>
            <text:p>欧文 ・ おうぶん ・ foreign tex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86" calcext:value-type="float">
            <text:p>1386</text:p>
          </table:table-cell>
          <table:table-cell table:style-name="ce8" office:value-type="string" calcext:value-type="string">
            <text:p>枢</text:p>
          </table:table-cell>
          <table:table-cell table:style-name="ce12" office:value-type="string" calcext:value-type="string">
            <text:p>枢軸 ・ すうじく ・ pivot, axis</text:p>
            <text:p/>
            <text:p>枢要な ・ すうような ・ pivotal, cardinal</text:p>
            <text:p/>
            <text:p>枢軸国 ・ すうじくこく ・ the Axis Powers</text:p>
            <text:p/>
            <text:p>中枢 ・ ちゅうすう ・ pivot, center</text:p>
            <text:p/>
            <text:p>枢機 ・ すうき ・ most important affairs of state </text:p>
            <text:p/>
            <text:p>枢密 ・ すうみつ ・ secret government affair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387" calcext:value-type="float">
            <text:p>1387</text:p>
          </table:table-cell>
          <table:table-cell table:style-name="ce8" office:value-type="string" calcext:value-type="string">
            <text:p>殴</text:p>
          </table:table-cell>
          <table:table-cell table:style-name="ce12" office:value-type="string" calcext:value-type="string">
            <text:p>殴る ・ なぐる ・ [vt] beat up , thrash</text:p>
            <text:p/>
            <text:p>殴打 ・ おうだ ・ blow, beating</text:p>
            <text:p/>
            <text:p>殴殺する ・ おうさつする ・ beat to death</text:p>
            <text:p/>
            <text:p>殴り倒す ・ なぐりたおす ・ knock down</text:p>
            <text:p/>
            <text:p>殴り合う ・ なぐりあう ・ fight, exchange blows</text:p>
            <text:p/>
            <text:p>殴り込み ・ なぐりこみ ・ attack, raid</text:p>
            <text:p/>
            <text:p>横殴り ・ よこなぐり ・ side sweep / blow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88" calcext:value-type="float">
            <text:p>1388</text:p>
          </table:table-cell>
          <table:table-cell table:style-name="ce8" office:value-type="string" calcext:value-type="string">
            <text:p>駆</text:p>
          </table:table-cell>
          <table:table-cell table:style-name="ce12" office:value-type="string" calcext:value-type="string">
            <text:p>駆ける ・ かける ・ [vi] gallop, dash</text:p>
            <text:p/>
            <text:p>駆る ・ かる ・ [vt] drive a car , spur on, urge a horse on</text:p>
            <text:p/>
            <text:p>先駆者 ・ せんくしゃ ・ forerunner, pioneer</text:p>
            <text:p/>
            <text:p>駆け込み乗車 ・ かけこみじょうしゃ ・ dashing onto a departing train</text:p>
            <text:p/>
            <text:p>駆虫剤 ・ くちゅうざい ・ insect-, vermicide</text:p>
            <text:p/>
            <text:p>駆動 ・ くどう ・ driving force of a machine </text:p>
            <text:p/>
            <text:p>駆使する ・ くしする ・ use freely, have good command of</text:p>
            <text:p/>
            <text:p>駆け引き ・ かけひき ・ bargaining; tactic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89" calcext:value-type="float">
            <text:p>1389</text:p>
          </table:table-cell>
          <table:table-cell table:style-name="ce8" office:value-type="string" calcext:value-type="string">
            <text:p>馳</text:p>
          </table:table-cell>
          <table:table-cell table:style-name="ce12" office:value-type="string" calcext:value-type="string">
            <text:p>ご馳走する ・ ごちそうする ・ treat, entertain, feast</text:p>
            <text:p/>
            <text:p>ご馳走様でした ・ ごちそうさまでした ・ [polite way of thanking for a meal / other hospitality] </text:p>
            <text:p/>
            <text:p>馳せる ・ はせる ・ [vt] drive, ride;[vi] run quickly, gallop</text:p>
            <text:p/>
            <text:p>馳せ参じる ・ はせさんじる ・ hasten to join</text:p>
            <text:p/>
            <text:p>遅れ馳せ ・ おくればせ ・ belated, 11th hour</text:p>
            <text:p/>
            <text:p>後れ馳せ ・ おくればせ ・ last-minute</text:p>
            <text:p/>
            <text:p>背馳 ・ はいち ・ inconsistency, contradictio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390" calcext:value-type="float">
            <text:p>1390</text:p>
          </table:table-cell>
          <table:table-cell table:style-name="ce8" office:value-type="string" calcext:value-type="string">
            <text:p>騒</text:p>
          </table:table-cell>
          <table:table-cell table:style-name="ce12" office:value-type="string" calcext:value-type="string">
            <text:p>騒ぐ ・ さわぐ ・ [vi] make noise, be uproarious</text:p>
            <text:p/>
            <text:p>騒がしい ・ さわがしい ・ noisy, boisterous; troubled</text:p>
            <text:p/>
            <text:p>騒音 ・ そうおん ・ noise</text:p>
            <text:p/>
            <text:p>騒動 ・ そうどう ・ disturbance, uproar; strife; confusion</text:p>
            <text:p/>
            <text:p>騒々しい ・ そうぞうしい ・ clamorous, uproarious, noisy</text:p>
            <text:p/>
            <text:p>大騒ぎ ・ おおさわぎ ・ uproar, racket, row</text:p>
            <text:p/>
            <text:p>物騒な ・ ぶっそうな ・ dangerous, insecure, disturbed</text:p>
            <text:p/>
            <text:p>騒然たる ・ そうぜんたる ・ noisy, confuse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391" calcext:value-type="float">
            <text:p>1391</text:p>
          </table:table-cell>
          <table:table-cell table:style-name="ce8" office:value-type="string" calcext:value-type="string">
            <text:p>旭</text:p>
          </table:table-cell>
          <table:table-cell table:style-name="ce12" office:value-type="string" calcext:value-type="string">
            <text:p>旭日 ・ きょくじつ ・ rising sun</text:p>
            <text:p/>
            <text:p>旭日章 ・ きょくじつしょう ・ Order of the Rising Sun</text:p>
            <text:p/>
            <text:p>旭光 ・ きょっこう ・ rays of the morning, rays of the rising su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92" calcext:value-type="float">
            <text:p>1392</text:p>
          </table:table-cell>
          <table:table-cell table:style-name="ce8" office:value-type="string" calcext:value-type="string">
            <text:p>旦</text:p>
          </table:table-cell>
          <table:table-cell table:style-name="ce12" office:value-type="string" calcext:value-type="string">
            <text:p>一旦 ・ いったん ・ once; for a while; one morning</text:p>
            <text:p/>
            <text:p>元旦 ・ がんたん ・ New Year's Day</text:p>
            <text:p/>
            <text:p>旦暮 ・ たんぼ ・ morn and eve, dawn and dusk</text:p>
            <text:p/>
            <text:p>旦夕 ・ たんせき ・ morning and evening, day and night</text:p>
            <text:p/>
            <text:p>月旦 ・ げったん ・ criticism, comment</text:p>
            <text:p/>
            <text:p>旦那 ・ だんな ・ patron, protector, donor; master, sir; husban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93" calcext:value-type="float">
            <text:p>1393</text:p>
          </table:table-cell>
          <table:table-cell table:style-name="ce8" office:value-type="string" calcext:value-type="string">
            <text:p>但</text:p>
          </table:table-cell>
          <table:table-cell table:style-name="ce12" office:value-type="string" calcext:value-type="string">
            <text:p>但し ・ ただし ・ provided / on condition that, however, but, only</text:p>
            <text:p/>
            <text:p>但し書き ・ ただしがき ・ proviso</text:p>
            <text:p/>
            <text:p>但し付き ・ ただしつき ・ conditional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94" calcext:value-type="float">
            <text:p>1394</text:p>
          </table:table-cell>
          <table:table-cell table:style-name="ce8" office:value-type="string" calcext:value-type="string">
            <text:p>担</text:p>
          </table:table-cell>
          <table:table-cell table:style-name="ce12" office:value-type="string" calcext:value-type="string">
            <text:p>負担 ・ ふたん ・ burden, charge, responsibility</text:p>
            <text:p/>
            <text:p>担当する ・ たんとうする ・ undertake, be in charge of</text:p>
            <text:p/>
            <text:p>責任を担う ・ せきにんをになう ・ shoulder responsibility</text:p>
            <text:p/>
            <text:p>御輿を担ぐ ・ みこしをかつぐ ・ carry a mikoshi portable shrine </text:p>
            <text:p/>
            <text:p>担架 ・ たんか ・ stretcher</text:p>
            <text:p/>
            <text:p>担保 ・ たんぽ ・ security, mortgage</text:p>
            <text:p/>
            <text:p>担ぎ ・ かつぎ ・ carrier</text:p>
            <text:p/>
            <text:p>担い手 ・ にないて ・ bearer, carri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395" calcext:value-type="float">
            <text:p>1395</text:p>
          </table:table-cell>
          <table:table-cell table:style-name="ce8" office:value-type="string" calcext:value-type="string">
            <text:p>亘</text:p>
          </table:table-cell>
          <table:table-cell table:style-name="ce12" office:value-type="string" calcext:value-type="string">
            <text:p>亘る ・ わたる ・ [vi] extend over / for, range, span, last</text:p>
            <text:p/>
            <text:p>数キロに亘る ・ すうキロにわたる ・ spanning over several km</text:p>
            <text:p/>
            <text:p>幾年にも亘る ・ いくねんにもわたる ・ extend over so many years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396" calcext:value-type="float">
            <text:p>1396</text:p>
          </table:table-cell>
          <table:table-cell table:style-name="ce8" office:value-type="string" calcext:value-type="string">
            <text:p>恒</text:p>
          </table:table-cell>
          <table:table-cell table:style-name="ce12" office:value-type="string" calcext:value-type="string">
            <text:p>恒常 ・ こうじょう ・ constancy</text:p>
            <text:p/>
            <text:p>恒星 ・ こうせい ・ fixed star, sidereal</text:p>
            <text:p/>
            <text:p>恒例 ・ こうれい ・ established custom</text:p>
            <text:p/>
            <text:p>恒産 ・ こうさん ・ fixed property</text:p>
            <text:p/>
            <text:p>恒久 ・ こうきゅう ・ perpetuity, permanency</text:p>
            <text:p/>
            <text:p>恒等式 ・ こうとうしき ・ identity math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397" calcext:value-type="float">
            <text:p>1397</text:p>
          </table:table-cell>
          <table:table-cell table:style-name="ce8" office:value-type="string" calcext:value-type="string">
            <text:p>垣</text:p>
          </table:table-cell>
          <table:table-cell table:style-name="ce12" office:value-type="string" calcext:value-type="string">
            <text:p>石垣 ・ いしがき ・ stone wall</text:p>
            <text:p/>
            <text:p>垣根 ・ かきね ・ fence, hedge</text:p>
            <text:p/>
            <text:p>生け垣 ・ いけがき ・ hedge, quickset</text:p>
            <text:p/>
            <text:p>四つ目垣 ・ よつめがき ・ lattice fenc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98" calcext:value-type="float">
            <text:p>1398</text:p>
          </table:table-cell>
          <table:table-cell table:style-name="ce8" office:value-type="string" calcext:value-type="string">
            <text:p>宣</text:p>
          </table:table-cell>
          <table:table-cell table:style-name="ce12" office:value-type="string" calcext:value-type="string">
            <text:p>宣伝 ・ せんでん ・ publicity, propaganda; advertisement</text:p>
            <text:p/>
            <text:p>宣布 ・ せんぷ ・ proclamation, promulgation</text:p>
            <text:p/>
            <text:p>宣告 ・ せんこく ・ sentence, verdict, pronouncement</text:p>
            <text:p/>
            <text:p>宣教 ・ せんきょう ・ missionary work</text:p>
            <text:p/>
            <text:p>宣戦 ・ せんせん ・ declaration of war</text:p>
            <text:p/>
            <text:p>宣言 ・ せんげん ・ declaration, proclamation</text:p>
            <text:p/>
            <text:p>宣誓 ・ せんせい ・ oath, swearing, vowing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399" calcext:value-type="float">
            <text:p>1399</text:p>
          </table:table-cell>
          <table:table-cell table:style-name="ce8" office:value-type="string" calcext:value-type="string">
            <text:p>喧</text:p>
          </table:table-cell>
          <table:table-cell table:style-name="ce12" office:value-type="string" calcext:value-type="string">
            <text:p>喧しい ・ やかましい [かまびすしい] ・ noisy, clamorous; carping, complaining</text:p>
            <text:p/>
            <text:p>口喧しい ・ くちやかましい ・ nagging, critical; talkative</text:p>
            <text:p/>
            <text:p>喧嘩 ・ けんか ・ quarrel, fight, squabble</text:p>
            <text:p/>
            <text:p>喧騒 ・ けんそう ・ clamor, din, noise</text:p>
            <text:p/>
            <text:p>喧伝 ・ けんでん ・ widely talked about</text:p>
            <text:p/>
            <text:p>喧喧囂囂 ・ けんけんごうごう ・ state of uproar, pandemonium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400" calcext:value-type="float">
            <text:p>1400</text:p>
          </table:table-cell>
          <table:table-cell table:style-name="ce8" office:value-type="string" calcext:value-type="string">
            <text:p>嘩</text:p>
          </table:table-cell>
          <table:table-cell table:style-name="ce12" office:value-type="string" calcext:value-type="string">
            <text:p>喧嘩 ・ けんか ・ quarrel</text:p>
            <text:p/>
            <text:p>夫婦喧嘩 ・ ふうふげんか ・ domestic quarrel</text:p>
            <text:p/>
            <text:p>喧嘩腰 ・ けんかごし ・ belligerent</text:p>
            <text:p/>
            <text:p>口喧嘩 ・ くちげんか ・ quarrel</text:p>
            <text:p/>
            <text:p>内輪喧嘩 ・ うちわげんか ・ family quarrel; quarrel among themselves</text:p>
            <text:p/>
            <text:p>喧嘩早い ・ けんかばやい ・ quarrelsom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401" calcext:value-type="float">
            <text:p>1401</text:p>
          </table:table-cell>
          <table:table-cell table:style-name="ce8" office:value-type="string" calcext:value-type="string">
            <text:p>唾</text:p>
          </table:table-cell>
          <table:table-cell table:style-name="ce12" office:value-type="string" calcext:value-type="string">
            <text:p>唾液 ・ だえき ・ saliva</text:p>
            <text:p/>
            <text:p>固唾 ・ かたず ・ saliva in one’s mouth at times of tension </text:p>
            <text:p/>
            <text:p>唾壷 ・ だこ ・ spittoon</text:p>
            <text:p/>
            <text:p>唾する ・ つばする ・ [vi] spit</text:p>
            <text:p/>
            <text:p>生唾 ・ なまつば ・ saliva in one’s mouth </text:p>
            <text:p/>
            <text:p>眉唾物 ・ まゆつばもの ・ fake, counterfei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402" calcext:value-type="float">
            <text:p>1402</text:p>
          </table:table-cell>
          <table:table-cell table:style-name="ce8" office:value-type="string" calcext:value-type="string">
            <text:p>壷</text:p>
          </table:table-cell>
          <table:table-cell table:style-name="ce12" office:value-type="string" calcext:value-type="string">
            <text:p>油壷 ・ あぶらつぼ ・ oil can</text:p>
            <text:p/>
            <text:p>壷 ・ つぼ ・ jar, pot</text:p>
            <text:p/>
            <text:p>骨壷 ・ こつつぼ ・ funerary urn</text:p>
            <text:p/>
            <text:p>滝壷 ・ たきつぼ ・ basin under a waterfall</text:p>
            <text:p/>
            <text:p>墨壷 ・ すみつぼ ・ ink bottle; carpenter's inking device</text:p>
            <text:p/>
            <text:p>思う壷 ・ おもうつぼ ・ one's wishes / expectatio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03" calcext:value-type="float">
            <text:p>1403</text:p>
          </table:table-cell>
          <table:table-cell table:style-name="ce8" office:value-type="string" calcext:value-type="string">
            <text:p>坪</text:p>
          </table:table-cell>
          <table:table-cell table:style-name="ce12" office:value-type="string" calcext:value-type="string">
            <text:p>地坪 ・ じつぼ ・ land area</text:p>
            <text:p/>
            <text:p>十坪 ・ とつぼ ・ 10 tsubo</text:p>
            <text:p/>
            <text:p>建て坪 ・ たてつぼ ・ floor spac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404" calcext:value-type="float">
            <text:p>1404</text:p>
          </table:table-cell>
          <table:table-cell table:style-name="ce8" office:value-type="string" calcext:value-type="string">
            <text:p>畔</text:p>
          </table:table-cell>
          <table:table-cell table:style-name="ce12" office:value-type="string" calcext:value-type="string">
            <text:p>湖畔 ・ こはん ・ lakeside</text:p>
            <text:p/>
            <text:p>河畔 ・ かはん ・ riverside, banks of a river</text:p>
            <text:p/>
            <text:p>湖畔 ・ こはん ・ lake shore, lakeside</text:p>
            <text:p/>
            <text:p>池畔 ・ ちはん ・ edge of a pond</text:p>
            <text:p/>
            <text:p>吉野川畔 ・ よしのがわはん ・ the banks of Yoshino River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405" calcext:value-type="float">
            <text:p>1405</text:p>
          </table:table-cell>
          <table:table-cell table:style-name="ce8" office:value-type="string" calcext:value-type="string">
            <text:p>衆</text:p>
          </table:table-cell>
          <table:table-cell table:style-name="ce12" office:value-type="string" calcext:value-type="string">
            <text:p>大衆小説 ・ たいしゅうしょうせつ ・ popular novel, pulp fiction</text:p>
            <text:p/>
            <text:p>公衆電話 ・ こうしゅうでんわ ・ public telephone</text:p>
            <text:p/>
            <text:p>民衆 ・ みんしゅう ・ populace, the people</text:p>
            <text:p/>
            <text:p>アメリカ合衆国 ・ アメリカがっしゅうこく ・ USA</text:p>
            <text:p/>
            <text:p>観衆 ・ かんしゅう ・ audience</text:p>
            <text:p/>
            <text:p>大衆 ・ たいしゅう ・ the masses, populace</text:p>
            <text:p/>
            <text:p>衆議院 ・ しゅうぎいん ・ House of Representatives</text:p>
            <text:p/>
            <text:p>群衆 ・ ぐんしゅう ・ crowd of people, multitud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406" calcext:value-type="float">
            <text:p>1406</text:p>
          </table:table-cell>
          <table:table-cell table:style-name="ce8" office:value-type="string" calcext:value-type="string">
            <text:p>伊</text:p>
          </table:table-cell>
          <table:table-cell table:style-name="ce12" office:value-type="string" calcext:value-type="string">
            <text:p>日独伊 ・ にちどくい ・ Japan, Germany, &amp; Italy; Japanese-German-Italian</text:p>
            <text:p/>
            <text:p>伊呂波 ・ いろは ・ iroha, the Japanese syllabary</text:p>
            <text:p/>
            <text:p>伊太利 ・ いたりー ・ Italy</text:p>
            <text:p/>
            <text:p>駐伊 ・ ちゅうい ・ stationed in Italy</text:p>
            <text:p/>
            <text:p>伊達者 ・ だてしゃ ・ dandy, coxcomb, beau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407" calcext:value-type="float">
            <text:p>1407</text:p>
          </table:table-cell>
          <table:table-cell table:style-name="ce8" office:value-type="string" calcext:value-type="string">
            <text:p>君</text:p>
          </table:table-cell>
          <table:table-cell table:style-name="ce12" office:value-type="string" calcext:value-type="string">
            <text:p>君の ・ きみの ・ your [familiar] </text:p>
            <text:p/>
            <text:p>君主 ・ くんしゅ ・ monarch, sovereign</text:p>
            <text:p/>
            <text:p>君が代 ・ きみがよ ・ Imperial reign; title of Japanese national anthem</text:p>
            <text:p/>
            <text:p>平野君 ・ ひらのくん ・ Mr. Hirano [familiar] </text:p>
            <text:p/>
            <text:p>母君 ・ ははぎみ ・ mother one's own, polite </text:p>
            <text:p/>
            <text:p>大君 ・ おおきみ ・ sovereign, emperor</text:p>
            <text:p/>
            <text:p>君子 ・ くんし ・ man of virtue, wise ma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08" calcext:value-type="float">
            <text:p>1408</text:p>
          </table:table-cell>
          <table:table-cell table:style-name="ce8" office:value-type="string" calcext:value-type="string">
            <text:p>群</text:p>
          </table:table-cell>
          <table:table-cell table:style-name="ce12" office:value-type="string" calcext:value-type="string">
            <text:p>羊の群れ ・ ひつじのむれ ・ flock of sheep</text:p>
            <text:p/>
            <text:p>魚群 ・ ぎょぐん ・ school of fish</text:p>
            <text:p/>
            <text:p>群衆 ・ ぐんしゅう ・ crowd of people, multitude</text:p>
            <text:p/>
            <text:p>子音群 ・ しいんぐん ・ consonant cluster</text:p>
            <text:p/>
            <text:p>群を成して ・ ぐんをなして ・ in a group crowds, swarms, … </text:p>
            <text:p/>
            <text:p>群雀 ・ むらすずめ ・ flock of sparrows</text:p>
            <text:p/>
            <text:p>群れる ・ むれる ・ [vi] crowd / flock together, throng, swarm</text:p>
            <text:p/>
            <text:p>群がる ・ むらがる ・ [vi] cluster, crowd around, flock, gather, herd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409" calcext:value-type="float">
            <text:p>1409</text:p>
          </table:table-cell>
          <table:table-cell table:style-name="ce8" office:value-type="string" calcext:value-type="string">
            <text:p>郡</text:p>
          </table:table-cell>
          <table:table-cell table:style-name="ce12" office:value-type="string" calcext:value-type="string">
            <text:p>郡 ・ ぐん ・ county, district</text:p>
            <text:p/>
            <text:p>郡部 ・ ぐんぶ ・ counties; rural districts</text:p>
            <text:p/>
            <text:p>郡制 ・ ぐんせい ・ county system</text:p>
            <text:p/>
            <text:p>郡県 ・ ぐんけん ・ counties and prefectures</text:p>
            <text:p/>
            <text:p>名西郡 ・ みょうざいぐん ・ Myōzai District</text:p>
            <text:p/>
            <text:p>郡 ・ こおり ・ unit of administration in former Japa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10" calcext:value-type="float">
            <text:p>1410</text:p>
          </table:table-cell>
          <table:table-cell table:style-name="ce8" office:value-type="string" calcext:value-type="string">
            <text:p>那</text:p>
          </table:table-cell>
          <table:table-cell table:style-name="ce12" office:value-type="string" calcext:value-type="string">
            <text:p>旦那 ・ だんな ・ master, husband, patron, protector; sir; donor</text:p>
            <text:p/>
            <text:p>刹那 ・ せつな ・ a the moment</text:p>
            <text:p/>
            <text:p>刹那的 ・ せつなてき ・ ephemeral, transitor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11" calcext:value-type="float">
            <text:p>1411</text:p>
          </table:table-cell>
          <table:table-cell table:style-name="ce8" office:value-type="string" calcext:value-type="string">
            <text:p>邦</text:p>
          </table:table-cell>
          <table:table-cell table:style-name="ce12" office:value-type="string" calcext:value-type="string">
            <text:p>邦人 ・ ほうじん ・ Japanese, fellow countryman</text:p>
            <text:p/>
            <text:p>連邦 ・ れんぽう ・ federation, confederation, union</text:p>
            <text:p/>
            <text:p>盟邦 ・ めいほう ・ ally, allied powers</text:p>
            <text:p/>
            <text:p>東邦 ・ とうほう ・ eastern country, Oriental nation; the Orient</text:p>
            <text:p/>
            <text:p>友邦 ・ ゆうほう ・ friendly nation, ally</text:p>
            <text:p/>
            <text:p>本邦 ・ ほんぽう ・ this / our country</text:p>
            <text:p/>
            <text:p>異邦人 ・ いほうじん ・ foreigner, alien</text:p>
            <text:p/>
            <text:p>邦楽 ・ ほうがく ・ Japanese music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412" calcext:value-type="float">
            <text:p>1412</text:p>
          </table:table-cell>
          <table:table-cell table:style-name="ce8" office:value-type="string" calcext:value-type="string">
            <text:p>郊</text:p>
          </table:table-cell>
          <table:table-cell table:style-name="ce12" office:value-type="string" calcext:value-type="string">
            <text:p>郊外 ・ こうがい ・ suburbs, outskirts</text:p>
            <text:p/>
            <text:p>近郊 ・ きんこう ・ suburbs, outskirts</text:p>
            <text:p/>
            <text:p>断郊競争 ・ だんこうきょうそう ・ cross-country rac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413" calcext:value-type="float">
            <text:p>1413</text:p>
          </table:table-cell>
          <table:table-cell table:style-name="ce8" office:value-type="string" calcext:value-type="string">
            <text:p>効</text:p>
          </table:table-cell>
          <table:table-cell table:style-name="ce12" office:value-type="string" calcext:value-type="string">
            <text:p>効果 ・ こうか ・ effect, efficacy; result</text:p>
            <text:p/>
            <text:p>良く効く ・ よくきく ・ It works [is effective] </text:p>
            <text:p/>
            <text:p>効き目 ・ ききめ ・ effect, efficacy</text:p>
            <text:p/>
            <text:p>効く ・ きく ・ [vi] be effective, work</text:p>
            <text:p/>
            <text:p>効率 ・ こうりつ ・ efficiency</text:p>
            <text:p/>
            <text:p>有効な ・ ゆうこうな ・ effective, valid</text:p>
            <text:p/>
            <text:p>発効する ・ はっこうする ・ become effective, take effect, come into force</text:p>
            <text:p/>
            <text:p>即効 ・ そっこう ・ immediate effec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14" calcext:value-type="float">
            <text:p>1414</text:p>
          </table:table-cell>
          <table:table-cell table:style-name="ce8" office:value-type="string" calcext:value-type="string">
            <text:p>絞</text:p>
          </table:table-cell>
          <table:table-cell table:style-name="ce12" office:value-type="string" calcext:value-type="string">
            <text:p>首を絞める ・ くびをしめる ・ strangle, wring the neck</text:p>
            <text:p/>
            <text:p>絞殺する ・ こうさつする ・ strangle, hang</text:p>
            <text:p/>
            <text:p>お絞り ・ おしぼり ・ wet / steamed towel</text:p>
            <text:p/>
            <text:p>絞り ・ しぼり ・ iris diaphragm; white spots (on dyed ground , tie-dyed fabrics; variegation, spots (in flowers </text:p>
            <text:p/>
            <text:p>絞首刑 ・ こうしゅけい ・ death / execution by hanging </text:p>
            <text:p/>
            <text:p>絞る ・ しぼる ・ [vt] wring out </text:p>
            <text:p/>
            <text:p>絞める ・ しめる ・ [vt] strangle, wring, strangulate</text:p>
            <text:p/>
            <text:p>絞まる ・ しまる ・ [vi] be strangled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415" calcext:value-type="float">
            <text:p>1415</text:p>
          </table:table-cell>
          <table:table-cell table:style-name="ce8" office:value-type="string" calcext:value-type="string">
            <text:p>搾</text:p>
          </table:table-cell>
          <table:table-cell table:style-name="ce12" office:value-type="string" calcext:value-type="string">
            <text:p>搾取する ・ さくしゅする ・ exploit</text:p>
            <text:p/>
            <text:p>搾油 ・ さくゆ ・ oil expression [extraction] </text:p>
            <text:p/>
            <text:p>搾乳 ・ さくにゅう ・ milking</text:p>
            <text:p/>
            <text:p>圧搾する ・ あっさくする ・ press, compress</text:p>
            <text:p/>
            <text:p>搾る ・ しぼる ・ [vt] squeeze, extract, squash, press</text:p>
            <text:p/>
            <text:p>搾り ・ しぼり ・ squeezing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416" calcext:value-type="float">
            <text:p>1416</text:p>
          </table:table-cell>
          <table:table-cell table:style-name="ce8" office:value-type="string" calcext:value-type="string">
            <text:p>紋</text:p>
          </table:table-cell>
          <table:table-cell table:style-name="ce12" office:value-type="string" calcext:value-type="string">
            <text:p>指紋 ・ しもん ・ fingerprint</text:p>
            <text:p/>
            <text:p>家紋 ・ かもん ・ family crest [badge] </text:p>
            <text:p/>
            <text:p>風紋 ・ ふうもん ・ wind-wrought pattern on the sands </text:p>
            <text:p/>
            <text:p>紋章 ・ もんしょう ・ crest, family insignia, coat of arms</text:p>
            <text:p/>
            <text:p>紋付き ・ もんつき ・ crested kimono</text:p>
            <text:p/>
            <text:p>波紋 ・ はもん ・ ripple; stir, sensation</text:p>
            <text:p/>
            <text:p>声紋 ・ せいもん ・ voiceprint</text:p>
            <text:p/>
            <text:p>掌紋 ・ しょうもん ・ palm prin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417" calcext:value-type="float">
            <text:p>1417</text:p>
          </table:table-cell>
          <table:table-cell table:style-name="ce8" office:value-type="string" calcext:value-type="string">
            <text:p>菊</text:p>
          </table:table-cell>
          <table:table-cell table:style-name="ce12" office:value-type="string" calcext:value-type="string">
            <text:p>菊の御紋 ・ きくのごもん ・ Imperial crest of the chrysanthemum </text:p>
            <text:p/>
            <text:p>菊花 ・ きっか ・ chrysanthemum</text:p>
            <text:p/>
            <text:p>菊人形 ・ きくにんぎょう ・ chrysanthemum figure [doll] </text:p>
            <text:p/>
            <text:p>野菊 ・ のぎく ・ wild chrysanthemum; aster</text:p>
            <text:p/>
            <text:p>白菊 ・ しらぎく ・ white chrysanthemum</text:p>
            <text:p/>
            <text:p>除虫菊 ・ じょちゅうぎく ・ pyrethrum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18" calcext:value-type="float">
            <text:p>1418</text:p>
          </table:table-cell>
          <table:table-cell table:style-name="ce8" office:value-type="string" calcext:value-type="string">
            <text:p>帝</text:p>
          </table:table-cell>
          <table:table-cell table:style-name="ce12" office:value-type="string" calcext:value-type="string">
            <text:p>帝 ・ みかど ・ emperor</text:p>
            <text:p/>
            <text:p>帝国 ・ ていこく ・ empire, Imperial</text:p>
            <text:p/>
            <text:p>帝国主義 ・ ていこくしゅぎ ・ imperialism</text:p>
            <text:p/>
            <text:p>帝政 ・ ていせい ・ imperial government</text:p>
            <text:p/>
            <text:p>帝劇 ・ ていげき ・ The Imperial Theatre</text:p>
            <text:p/>
            <text:p>帝王 ・ ていおう ・ monarch, emperor</text:p>
            <text:p/>
            <text:p>皇帝 ・ こうてい ・ emperor</text:p>
            <text:p/>
            <text:p>露帝 ・ ろてい ・ Czar, Russian empero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19" calcext:value-type="float">
            <text:p>1419</text:p>
          </table:table-cell>
          <table:table-cell table:style-name="ce8" office:value-type="string" calcext:value-type="string">
            <text:p>締</text:p>
          </table:table-cell>
          <table:table-cell table:style-name="ce12" office:value-type="string" calcext:value-type="string">
            <text:p>締め切り ・ しめきり ・ closing day, deadline; Closed, No Entrance</text:p>
            <text:p/>
            <text:p>締結する ・ ていけつする ・ conclude, contract</text:p>
            <text:p/>
            <text:p>取り締まる ・ とりしまる ・ manage, control; superintend</text:p>
            <text:p/>
            <text:p>締める ・ しめる ・ [vt] tie, tighten</text:p>
            <text:p/>
            <text:p>紙二締め ・ かみふたしめ ・ two reams of paper</text:p>
            <text:p/>
            <text:p>締約 ・ ていやく ・ conclusion of a treaty</text:p>
            <text:p/>
            <text:p>締盟 ・ ていめい ・ conclusion of a treaty of allianc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420" calcext:value-type="float">
            <text:p>1420</text:p>
          </table:table-cell>
          <table:table-cell table:style-name="ce8" office:value-type="string" calcext:value-type="string">
            <text:p>諦</text:p>
          </table:table-cell>
          <table:table-cell table:style-name="ce12" office:value-type="string" calcext:value-type="string">
            <text:p>諦める ・ あきらめる ・ [vt] give up, abandon; resign oneself to</text:p>
            <text:p/>
            <text:p>諦め ・ あきらめ ・ resignation, acceptance</text:p>
            <text:p/>
            <text:p>諦念 ・ ていねん ・ feeling of resignation; a heart that understands truth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21" calcext:value-type="float">
            <text:p>1421</text:p>
          </table:table-cell>
          <table:table-cell table:style-name="ce8" office:value-type="string" calcext:value-type="string">
            <text:p>享</text:p>
          </table:table-cell>
          <table:table-cell table:style-name="ce12" office:value-type="string" calcext:value-type="string">
            <text:p>享年 ・ きょうねん ・ age at death</text:p>
            <text:p/>
            <text:p>享受する ・ きょうじゅする ・ enjoy, receive, be given</text:p>
            <text:p/>
            <text:p>享有する ・ きょうゆうする ・ enjoy, possess, participate in</text:p>
            <text:p/>
            <text:p>享楽 ・ きょうらく ・ enjoymen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22" calcext:value-type="float">
            <text:p>1422</text:p>
          </table:table-cell>
          <table:table-cell table:style-name="ce8" office:value-type="string" calcext:value-type="string">
            <text:p>郭</text:p>
          </table:table-cell>
          <table:table-cell table:style-name="ce12" office:value-type="string" calcext:value-type="string">
            <text:p>外郭 ・ がいかく ・ outer enclosure; outline, contour</text:p>
            <text:p/>
            <text:p>城郭 ・ じょうかく ・ castle, fortress; castle walls, enclosure</text:p>
            <text:p/>
            <text:p>輪郭 ・ りんかく ・ contour, outline, profile</text:p>
            <text:p/>
            <text:p>胸郭 ・ きょうかく ・ thorax, ches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423" calcext:value-type="float">
            <text:p>1423</text:p>
          </table:table-cell>
          <table:table-cell table:style-name="ce8" office:value-type="string" calcext:value-type="string">
            <text:p>亭</text:p>
          </table:table-cell>
          <table:table-cell table:style-name="ce12" office:value-type="string" calcext:value-type="string">
            <text:p>料亭 ・ りょうてい ・ high-class restaurant, Japanese restaurant</text:p>
            <text:p/>
            <text:p>旅亭 ・ りょてい ・ inn, hotel</text:p>
            <text:p/>
            <text:p>亭主関白 ・ ていしゅかんぱく ・ overbearing husband</text:p>
            <text:p/>
            <text:p>亭主 ・ ていしゅ ・ husband; master, host</text:p>
            <text:p/>
            <text:p>石亭 ・ せきてい ・ name of an inn </text:p>
            <text:p/>
            <text:p>夕月亭 ・ ゆうづきてい ・ Japanese restaurant name </text:p>
            <text:p/>
            <text:p>二葉亭 ・ ふたばてい ・ name of a write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424" calcext:value-type="float">
            <text:p>1424</text:p>
          </table:table-cell>
          <table:table-cell table:style-name="ce8" office:value-type="string" calcext:value-type="string">
            <text:p>停</text:p>
          </table:table-cell>
          <table:table-cell table:style-name="ce12" office:value-type="string" calcext:value-type="string">
            <text:p>停止 ・ ていし ・ stop, halt; suspension</text:p>
            <text:p/>
            <text:p>バス停 [バスの停留所] ・ バスのてい [バスのていりゅうじょ] ・ bus stop</text:p>
            <text:p/>
            <text:p>停学 ・ ていがく ・ suspension from school </text:p>
            <text:p/>
            <text:p>停車 ・ ていしゃ ・ stoppage of a vehicle </text:p>
            <text:p/>
            <text:p>停職 ・ ていしょく ・ suspension from office </text:p>
            <text:p/>
            <text:p>停戦 ・ ていせん ・ cease-fire, armisti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25" calcext:value-type="float">
            <text:p>1425</text:p>
          </table:table-cell>
          <table:table-cell table:style-name="ce8" office:value-type="string" calcext:value-type="string">
            <text:p>昆</text:p>
          </table:table-cell>
          <table:table-cell table:style-name="ce12" office:value-type="string" calcext:value-type="string">
            <text:p>昆虫 ・ こんちゅう ・ insect</text:p>
            <text:p/>
            <text:p>昆布 ・ こんぶ ・ sea tangle, kelp</text:p>
            <text:p/>
            <text:p>昆虫学 ・ こんちゅうがく ・ entomology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426" calcext:value-type="float">
            <text:p>1426</text:p>
          </table:table-cell>
          <table:table-cell table:style-name="ce8" office:value-type="string" calcext:value-type="string">
            <text:p>混</text:p>
          </table:table-cell>
          <table:table-cell table:style-name="ce12" office:value-type="string" calcext:value-type="string">
            <text:p>混雑 ・ こんざつ ・ confusion, disorder, congestion</text:p>
            <text:p/>
            <text:p>混ぜる ・ まぜる ・ [vt] mix, blend, scramble</text:p>
            <text:p/>
            <text:p>混む ・ こむ ・ [vi] be crowded, congested, packed</text:p>
            <text:p/>
            <text:p>混血 ・ こんけつ ・ mixed-blood, racial mixture</text:p>
            <text:p/>
            <text:p>混乱 ・ こんらん ・ disorder, confusion, chaos</text:p>
            <text:p/>
            <text:p>混合 ・ こんごう ・ mixing, mixture</text:p>
            <text:p/>
            <text:p>混じり気 ・ まじりけ ・ a dash of sth. , impurity</text:p>
            <text:p/>
            <text:p>混同 ・ こんどう ・ confusion; mixing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27" calcext:value-type="float">
            <text:p>1427</text:p>
          </table:table-cell>
          <table:table-cell table:style-name="ce8" office:value-type="string" calcext:value-type="string">
            <text:p>皆</text:p>
          </table:table-cell>
          <table:table-cell table:style-name="ce12" office:value-type="string" calcext:value-type="string">
            <text:p>皆で ・ みなで ・ all [everyone] together</text:p>
            <text:p/>
            <text:p>皆無 ・ かいむ ・ nothing</text:p>
            <text:p/>
            <text:p>皆目 ・ かいもく ・ altogether, wholly; not at all</text:p>
            <text:p/>
            <text:p>皆様 ・ みなさま ・ everybody, ladies &amp; gentlemen</text:p>
            <text:p/>
            <text:p>皆殺し ・ みなごろし ・ massacre, annihilation</text:p>
            <text:p/>
            <text:p>皆勤 ・ かいきん ・ perfect attendance</text:p>
            <text:p/>
            <text:p>国民皆兵 ・ こくみんかいへい ・ universal conscription</text:p>
            <text:p/>
            <text:p>皆既食 ・ かいきしょく ・ total solar [lunar] eclips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428" calcext:value-type="float">
            <text:p>1428</text:p>
          </table:table-cell>
          <table:table-cell table:style-name="ce8" office:value-type="string" calcext:value-type="string">
            <text:p>楷</text:p>
          </table:table-cell>
          <table:table-cell table:style-name="ce12" office:value-type="string" calcext:value-type="string">
            <text:p>楷書 ・ かいしょ ・ square / block Chinese character style [used in writing or printing] </text:p>
            <text:p/>
            <text:p>楷書体 ・ かいしょたい ・ square / block style of printed typeface </text:p>
            <text:p/>
            <text:p>楷行草 ・ かいぎょうそう ・ printed, semi-cursive and cursive script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429" calcext:value-type="float">
            <text:p>1429</text:p>
          </table:table-cell>
          <table:table-cell table:style-name="ce8" office:value-type="string" calcext:value-type="string">
            <text:p>諧</text:p>
          </table:table-cell>
          <table:table-cell table:style-name="ce12" office:value-type="string" calcext:value-type="string">
            <text:p>諧調 ・ かいちょう ・ harmony, melody</text:p>
            <text:p/>
            <text:p>諧謔 ・ かいぎゃく ・ humor, joke, jest, banter</text:p>
            <text:p/>
            <text:p>誹諧 ・ はいかい ・ haikai, humorous haiku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30" calcext:value-type="float">
            <text:p>1430</text:p>
          </table:table-cell>
          <table:table-cell table:style-name="ce8" office:value-type="string" calcext:value-type="string">
            <text:p>階</text:p>
          </table:table-cell>
          <table:table-cell table:style-name="ce12" office:value-type="string" calcext:value-type="string">
            <text:p>階下 ・ かいか ・ lower floor, downstairs</text:p>
            <text:p/>
            <text:p>階層 ・ かいそう ・ social stratum, class; tier</text:p>
            <text:p/>
            <text:p>階段 ・ かいだん ・ steps, flight of stairs</text:p>
            <text:p/>
            <text:p>段階 ・ だんかい ・ grade, rank, step, stage</text:p>
            <text:p/>
            <text:p>階級 ・ かいきゅう ・ class, estate; rank, grade</text:p>
            <text:p/>
            <text:p>階梯 ・ かいてい ・ step, ladder; stepping-stone; guide</text:p>
            <text:p/>
            <text:p>地階 ・ ちかい ・ basement, cellar</text:p>
            <text:p/>
            <text:p>各階 ・ かくかい ・ every floor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431" calcext:value-type="float">
            <text:p>1431</text:p>
          </table:table-cell>
          <table:table-cell table:style-name="ce8" office:value-type="string" calcext:value-type="string">
            <text:p>陛</text:p>
          </table:table-cell>
          <table:table-cell table:style-name="ce12" office:value-type="string" calcext:value-type="string">
            <text:p>陛下 ・ へいか ・ His [Her, Your] Majesty</text:p>
            <text:p/>
            <text:p>天皇陛下 ・ てんのうへいか ・ His Majesty the Emperor, His Imperial Majest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432" calcext:value-type="float">
            <text:p>1432</text:p>
          </table:table-cell>
          <table:table-cell table:style-name="ce8" office:value-type="string" calcext:value-type="string">
            <text:p>陸</text:p>
          </table:table-cell>
          <table:table-cell table:style-name="ce12" office:value-type="string" calcext:value-type="string">
            <text:p>大陸 ・ たいりく ・ continent</text:p>
            <text:p/>
            <text:p>着陸 ・ ちゃくりく ・ landing, alighting</text:p>
            <text:p/>
            <text:p>陸上 ・ りくじょう ・ land, ground; shore; track &amp; field</text:p>
            <text:p/>
            <text:p>陸軍 ・ りくぐん ・ army</text:p>
            <text:p/>
            <text:p>陸兵 ・ りくへい ・ land troops</text:p>
            <text:p/>
            <text:p>陸を行く ・ りくをいく ・ go by land, travel overland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433" calcext:value-type="float">
            <text:p>1433</text:p>
          </table:table-cell>
          <table:table-cell table:style-name="ce8" office:value-type="string" calcext:value-type="string">
            <text:p>睦</text:p>
          </table:table-cell>
          <table:table-cell table:style-name="ce12" office:value-type="string" calcext:value-type="string">
            <text:p>親睦 ・ しんぼく ・ friendliness, amity, intimacy</text:p>
            <text:p/>
            <text:p>和睦 ・ わぼく ・ reconciliation, peace</text:p>
            <text:p/>
            <text:p>睦む ・ むつむ ・ [vi] get along well</text:p>
            <text:p/>
            <text:p>睦まじい ・ むつまじい ・ on good terms, intimate</text:p>
            <text:p/>
            <text:p>睦言 ・ むつごと ・ lover’s talk, whispered intimacie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34" calcext:value-type="float">
            <text:p>1434</text:p>
          </table:table-cell>
          <table:table-cell table:style-name="ce8" office:value-type="string" calcext:value-type="string">
            <text:p>勢</text:p>
          </table:table-cell>
          <table:table-cell table:style-name="ce12" office:value-type="string" calcext:value-type="string">
            <text:p>大勢¹ ・ おおぜい ・ crowd, great number of</text:p>
            <text:p/>
            <text:p>大勢² ・ たいせい ・ general trend</text:p>
            <text:p/>
            <text:p>勢い良く ・ いきおいよく ・ forcibly, with vigor</text:p>
            <text:p/>
            <text:p>勢い ・ いきおい ・ power, force, vigor, influence</text:p>
            <text:p/>
            <text:p>勢力 ・ せいりょく ・ power, force, influence</text:p>
            <text:p/>
            <text:p>情勢 ・ じょうせい ・ state of things, situation</text:p>
            <text:p/>
            <text:p>形勢 ・ けいせい ・ situation, state of affairs; prospects</text:p>
            <text:p/>
            <text:p>大勢の ・ おおぜいの ・ great number / multitude of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35" calcext:value-type="float">
            <text:p>1435</text:p>
          </table:table-cell>
          <table:table-cell table:style-name="ce8" office:value-type="string" calcext:value-type="string">
            <text:p>熱</text:p>
          </table:table-cell>
          <table:table-cell table:style-name="ce12" office:value-type="string" calcext:value-type="string">
            <text:p>情熱 ・ じょうねつ ・ passion, enthusiasm</text:p>
            <text:p/>
            <text:p>熱いコーヒー ・ あついコーヒー ・ hot coffee</text:p>
            <text:p/>
            <text:p>発熱 ・ はつねつ ・ generation of heat; attack of fever</text:p>
            <text:p/>
            <text:p>高熱 ・ こうねつ ・ intense heat; high fever</text:p>
            <text:p/>
            <text:p>熱望 ・ ねつぼう ・ fervent hope, earnest desire</text:p>
            <text:p/>
            <text:p>光熱費 ・ こうねつひ ・ fuel and electricity expenses</text:p>
            <text:p/>
            <text:p>熱し易い ・ ねっしやすい ・ excitable</text:p>
            <text:p/>
            <text:p>熱する ・ ねっする ・ heat, make hot; become hot, get excite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36" calcext:value-type="float">
            <text:p>1436</text:p>
          </table:table-cell>
          <table:table-cell table:style-name="ce8" office:value-type="string" calcext:value-type="string">
            <text:p>熟</text:p>
          </table:table-cell>
          <table:table-cell table:style-name="ce12" office:value-type="string" calcext:value-type="string">
            <text:p>熟れる ・ うれる ・ [vi] ripen, mature</text:p>
            <text:p/>
            <text:p>未熟な ・ みじゅくな ・ unripe, immature; unskilled</text:p>
            <text:p/>
            <text:p>円熟した ・ えんじゅくした ・ mature, fully developed</text:p>
            <text:p/>
            <text:p>熟語 ・ じゅくご ・ compound word; phrase, idiom</text:p>
            <text:p/>
            <text:p>熟成 ・ じゅくせい ・ aging, ripening, maturation</text:p>
            <text:p/>
            <text:p>成熟する ・ せいじゅくする ・ mature, ripen, attain full growth</text:p>
            <text:p/>
            <text:p>熟達する ・ じゅくたつする ・ attain proficiency, become exper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437" calcext:value-type="float">
            <text:p>1437</text:p>
          </table:table-cell>
          <table:table-cell table:style-name="ce8" office:value-type="string" calcext:value-type="string">
            <text:p>塾</text:p>
          </table:table-cell>
          <table:table-cell table:style-name="ce12" office:value-type="string" calcext:value-type="string">
            <text:p>英語塾 ・ えいごじゅく ・ private school for the study of English </text:p>
            <text:p/>
            <text:p>塾生 ・ じゅくせい ・ student of a private school</text:p>
            <text:p/>
            <text:p>塾長 ・ じゅくちょう ・ principal of a private school</text:p>
            <text:p/>
            <text:p>入塾 ・ にゅうじゅく ・ entering a private school</text:p>
            <text:p/>
            <text:p>塾を開いている ・ じゅくをひらいている ・ run a private school</text:p>
            <text:p/>
            <text:p>私塾 ・ しじゅく ・ private school in hous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438" calcext:value-type="float">
            <text:p>1438</text:p>
          </table:table-cell>
          <table:table-cell table:style-name="ce8" office:value-type="string" calcext:value-type="string">
            <text:p>陵</text:p>
          </table:table-cell>
          <table:table-cell table:style-name="ce12" office:value-type="string" calcext:value-type="string">
            <text:p>丘陵 ・ きゅうりょう ・ hill[ock]</text:p>
            <text:p/>
            <text:p>陵 ・ みささぎ ・ imperial mausoleum</text:p>
            <text:p/>
            <text:p>陵墓 ・ りょうぼ ・ imperial tomb</text:p>
            <text:p/>
            <text:p>御陵 ・ ごりょう ・ imperial mausoleum</text:p>
            <text:p/>
            <text:p>仁徳陵 ・ にんとくりょう ・ Mausoleum of Nintoku 16th Emperor, 313-399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39" calcext:value-type="float">
            <text:p>1439</text:p>
          </table:table-cell>
          <table:table-cell table:style-name="ce8" office:value-type="string" calcext:value-type="string">
            <text:p>菱</text:p>
          </table:table-cell>
          <table:table-cell table:style-name="ce12" office:value-type="string" calcext:value-type="string">
            <text:p>三菱 ・ みつびし ・ Mitsubishi company </text:p>
            <text:p/>
            <text:p>菱形 ・ ひしがた ・ diamond shape, rhombus</text:p>
            <text:p/>
            <text:p>菱餅 ・ ひしもち ・ diamond-shaped rice cake colored </text:p>
            <text:p/>
            <text:p>菱面体 ・ りょうめんたい ・ rhombohedron</text:p>
            <text:p/>
            <text:p>菱花 ・ りょうか ・ water chestnut flower</text:p>
            <text:p/>
            <text:p>花菱 ・ はなびし ・ family crest with a rhombus-shaped flower motif </text:p>
            <text:p/>
            <text:p>菱食 ・ ひしくい ・ bean goose, Anser fabali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440" calcext:value-type="float">
            <text:p>1440</text:p>
          </table:table-cell>
          <table:table-cell table:style-name="ce8" office:value-type="string" calcext:value-type="string">
            <text:p>俊</text:p>
          </table:table-cell>
          <table:table-cell table:style-name="ce12" office:value-type="string" calcext:value-type="string">
            <text:p>俊傑 ・ しゅんけつ ・ genius, hero</text:p>
            <text:p/>
            <text:p>俊英 ・ しゅんえい ・ talent, genius; gifted person</text:p>
            <text:p/>
            <text:p>俊才 ・ しゅんさい ・ genius</text:p>
            <text:p/>
            <text:p>俊秀 ・ しゅんしゅう ・ genius, prodigy</text:p>
            <text:p/>
            <text:p>俊童 ・ しゅんどう ・ brilliant boy, infant prodigy</text:p>
            <text:p/>
            <text:p>俊敏な ・ しゅんびんな ・ keen, quick-witte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441" calcext:value-type="float">
            <text:p>1441</text:p>
          </table:table-cell>
          <table:table-cell table:style-name="ce8" office:value-type="string" calcext:value-type="string">
            <text:p>唆</text:p>
          </table:table-cell>
          <table:table-cell table:style-name="ce12" office:value-type="string" calcext:value-type="string">
            <text:p>唆す ・ そそのかす ・ [vt] instigate, egg on, incite</text:p>
            <text:p/>
            <text:p>示唆する ・ しさする ・ suggest, hint</text:p>
            <text:p/>
            <text:p>唆し ・ そそのかし ・ instigation</text:p>
            <text:p/>
            <text:p>教唆 ・ きょうさ ・ instigation, incitement</text:p>
            <text:p/>
            <text:p>教唆者 ・ きょうさしゃ ・ instigator</text:p>
            <text:p/>
            <text:p>教唆罪 ・ きょうさざい ・ criminal instigation</text:p>
            <text:p/>
            <text:p>教唆犯 ・ きょうさはん ・ criminal instigato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42" calcext:value-type="float">
            <text:p>1442</text:p>
          </table:table-cell>
          <table:table-cell table:style-name="ce8" office:value-type="string" calcext:value-type="string">
            <text:p>筈</text:p>
          </table:table-cell>
          <table:table-cell table:style-name="ce12" office:value-type="string" calcext:value-type="string">
            <text:p>その筈だ ・ そのはずだ ・ That is to be expected, You would think so</text:p>
            <text:p/>
            <text:p>出来る筈 ・ できるはず ・ should be able to</text:p>
            <text:p/>
            <text:p>手筈 ・ てはず ・ arrangements, pla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443" calcext:value-type="float">
            <text:p>1443</text:p>
          </table:table-cell>
          <table:table-cell table:style-name="ce8" office:value-type="string" calcext:value-type="string">
            <text:p>箸</text:p>
          </table:table-cell>
          <table:table-cell table:style-name="ce12" office:value-type="string" calcext:value-type="string">
            <text:p>お箸 ・ おはし ・ chopsticks</text:p>
            <text:p/>
            <text:p>火箸 ・ ひばし ・ tongs</text:p>
            <text:p/>
            <text:p>箸置き ・ はしおき ・ chopstick rest</text:p>
            <text:p/>
            <text:p>箸使い ・ はしづかい ・ chopstick usage</text:p>
            <text:p/>
            <text:p>箸休め ・ はしやすめ ・ palate-cleansing side dish</text:p>
            <text:p/>
            <text:p>割り箸 ・ わりばし ・ half-split chopsticks disposabl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444" calcext:value-type="float">
            <text:p>1444</text:p>
          </table:table-cell>
          <table:table-cell table:style-name="ce8" office:value-type="string" calcext:value-type="string">
            <text:p>暑</text:p>
          </table:table-cell>
          <table:table-cell table:style-name="ce12" office:value-type="string" calcext:value-type="string">
            <text:p>蒸し暑い ・ むしあつい ・ sultry, sweltering</text:p>
            <text:p/>
            <text:p>暑中 ・ しょちゅう ・ midsummer</text:p>
            <text:p/>
            <text:p>猛暑 ・ もうしょ ・ fierce heat</text:p>
            <text:p/>
            <text:p>暑気 ・ しょき ・ hot weather</text:p>
            <text:p/>
            <text:p>暑中 ・ しょちゅう ・ midsummer</text:p>
            <text:p/>
            <text:p>酷暑 ・ こくしょ ・ severe heat</text:p>
            <text:p/>
            <text:p>大暑 ・ たいしょ ・ Japanese midsummer da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45" calcext:value-type="float">
            <text:p>1445</text:p>
          </table:table-cell>
          <table:table-cell table:style-name="ce8" office:value-type="string" calcext:value-type="string">
            <text:p>署</text:p>
          </table:table-cell>
          <table:table-cell table:style-name="ce12" office:value-type="string" calcext:value-type="string">
            <text:p>消防署 ・ しょうぼうしょ ・ fire station</text:p>
            <text:p/>
            <text:p>署名 ・ しょめい ・ signature, autograph</text:p>
            <text:p/>
            <text:p>税務署 ・ ぜいむしょ ・ tax office</text:p>
            <text:p/>
            <text:p>警察署 ・ けいさつしょ ・ police station</text:p>
            <text:p/>
            <text:p>連署 ・ れんしょ ・ joint signature</text:p>
            <text:p/>
            <text:p>代署する ・ だいしょする ・ sign for another</text:p>
            <text:p/>
            <text:p>本署 ・ ほんしょ ・ chief police station, principal offic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46" calcext:value-type="float">
            <text:p>1446</text:p>
          </table:table-cell>
          <table:table-cell table:style-name="ce8" office:value-type="string" calcext:value-type="string">
            <text:p>曙</text:p>
          </table:table-cell>
          <table:table-cell table:style-name="ce12" office:value-type="string" calcext:value-type="string">
            <text:p>時代の曙 ・ じだいのあけぼの ・ dawn of a new era</text:p>
            <text:p/>
            <text:p>曙 ・ あけぼの ・ dawn</text:p>
            <text:p/>
            <text:p>曙色 ・ あけぼのいろ ・ yellowish pink</text:p>
            <text:p/>
            <text:p>曙光 ・ しょこう ・ first streak of daylight, daw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447" calcext:value-type="float">
            <text:p>1447</text:p>
          </table:table-cell>
          <table:table-cell table:style-name="ce8" office:value-type="string" calcext:value-type="string">
            <text:p>賭</text:p>
          </table:table-cell>
          <table:table-cell table:style-name="ce12" office:value-type="string" calcext:value-type="string">
            <text:p>金を賭ける ・ かねをかける ・ bet money</text:p>
            <text:p/>
            <text:p>命を賭ける ・ いのちをかける ・ risk one’s life</text:p>
            <text:p/>
            <text:p>賭け ・ かけ ・ bet, wager</text:p>
            <text:p/>
            <text:p>賭け金 ・ かけきん ・ stakes, bet</text:p>
            <text:p/>
            <text:p>賭け事 ・ かけごと ・ betting, gambling</text:p>
            <text:p/>
            <text:p>賭博 ・ とばく ・ gambling</text:p>
            <text:p/>
            <text:p>賭場 ・ とば ・ gambling de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48" calcext:value-type="float">
            <text:p>1448</text:p>
          </table:table-cell>
          <table:table-cell table:style-name="ce8" office:value-type="string" calcext:value-type="string">
            <text:p>諸</text:p>
          </table:table-cell>
          <table:table-cell table:style-name="ce12" office:value-type="string" calcext:value-type="string">
            <text:p>諸国 ・ しょこく ・ various [all] countries</text:p>
            <text:p/>
            <text:p>諸島 ・ しょとう ・ archipelago</text:p>
            <text:p/>
            <text:p>諸派 ・ しょは ・ minor parties</text:p>
            <text:p/>
            <text:p>諸君 ・ しょくん ・ Ladies and Gentlemen, my friends, you</text:p>
            <text:p/>
            <text:p>諸に ・ もろに ・ altogether, completely, bodily</text:p>
            <text:p/>
            <text:p>諸共に ・ もろともに ・ altogether, one and all</text:p>
            <text:p/>
            <text:p>諸諸の ・ もろもろの ・ various, diverse</text:p>
            <text:p/>
            <text:p>諸手 ・ もろて ・ both hand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49" calcext:value-type="float">
            <text:p>1449</text:p>
          </table:table-cell>
          <table:table-cell table:style-name="ce8" office:value-type="string" calcext:value-type="string">
            <text:p>儲</text:p>
          </table:table-cell>
          <table:table-cell table:style-name="ce12" office:value-type="string" calcext:value-type="string">
            <text:p>儲ける ・ もうける ・ [vt] profit, make money </text:p>
            <text:p/>
            <text:p>儲かる ・ もうかる ・ [vi] yield a profit, be profitable</text:p>
            <text:p/>
            <text:p>儲け話 ・ もうけばなし ・ get-rich-quick scheme, moneymaking scheme</text:p>
            <text:p/>
            <text:p>金儲け ・ かねもうけ ・ making money</text:p>
            <text:p/>
            <text:p>丸儲け ・ まるもうけ ・ clear profit</text:p>
            <text:p/>
            <text:p>ぼろ儲け ・ ぼろもうけ ・ easy profit / money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450" calcext:value-type="float">
            <text:p>1450</text:p>
          </table:table-cell>
          <table:table-cell table:style-name="ce8" office:value-type="string" calcext:value-type="string">
            <text:p>緒</text:p>
          </table:table-cell>
          <table:table-cell table:style-name="ce12" office:value-type="string" calcext:value-type="string">
            <text:p>一緒に ・ いっしょに ・ together; at the same time; in a lump</text:p>
            <text:p/>
            <text:p>へその緒 ・ へそのお ・ umbilical cord</text:p>
            <text:p/>
            <text:p>由緒 ・ ゆいしょ ・ history, lineage</text:p>
            <text:p/>
            <text:p>緒戦 ・ しょせん ・ beginning of hostilities</text:p>
            <text:p/>
            <text:p>緒 ・ お ・ cord, thread</text:p>
            <text:p/>
            <text:p>内緒 ・ ないしょ ・ secrecy, privac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51" calcext:value-type="float">
            <text:p>1451</text:p>
          </table:table-cell>
          <table:table-cell table:style-name="ce8" office:value-type="string" calcext:value-type="string">
            <text:p>翁</text:p>
          </table:table-cell>
          <table:table-cell table:style-name="ce12" office:value-type="string" calcext:value-type="string">
            <text:p>老翁 ・ ろうおう ・ old man</text:p>
            <text:p/>
            <text:p>城本翁 ・ しろもとおう ・ Mr. Shiromoto the revered old </text:p>
            <text:p/>
            <text:p>翁面 ・ おきなめん ・ Noh mask for old man charact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52" calcext:value-type="float">
            <text:p>1452</text:p>
          </table:table-cell>
          <table:table-cell table:style-name="ce8" office:value-type="string" calcext:value-type="string">
            <text:p>婆</text:p>
          </table:table-cell>
          <table:table-cell table:style-name="ce12" office:value-type="string" calcext:value-type="string">
            <text:p>老婆 ・ ろうば ・ old woman</text:p>
            <text:p/>
            <text:p>お婆さん ・ おばあさん ・ old woman, old wife, grandma</text:p>
            <text:p/>
            <text:p>妖婆 ・ ようば ・ witch, hag</text:p>
            <text:p/>
            <text:p>老婆心 ・ ろうばしん ・ grandmotherly solicitude</text:p>
            <text:p/>
            <text:p>産婆 ・ さんば ・ midwif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53" calcext:value-type="float">
            <text:p>1453</text:p>
          </table:table-cell>
          <table:table-cell table:style-name="ce8" office:value-type="string" calcext:value-type="string">
            <text:p>姿</text:p>
          </table:table-cell>
          <table:table-cell table:style-name="ce12" office:value-type="string" calcext:value-type="string">
            <text:p>姿を消す ・ すがたをけす ・ disappear</text:p>
            <text:p/>
            <text:p>姿勢 ・ しせい ・ posture, position, poise, attitude</text:p>
            <text:p/>
            <text:p>姿態 ・ したい ・ figure, person; pose</text:p>
            <text:p/>
            <text:p>姿 ・ すがた ・ figure, form, appearance</text:p>
            <text:p/>
            <text:p>姿見 ・ すがたみ ・ full-length mirror</text:p>
            <text:p/>
            <text:p>容姿 ・ ようし ・ face and figure, appearance</text:p>
            <text:p/>
            <text:p>英姿 ・ えいし ・ gallant figure, majestic appearance</text:p>
            <text:p/>
            <text:p>雄姿 ・ ゆうし ・ brave / imposing figur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54" calcext:value-type="float">
            <text:p>1454</text:p>
          </table:table-cell>
          <table:table-cell table:style-name="ce8" office:value-type="string" calcext:value-type="string">
            <text:p>恣</text:p>
          </table:table-cell>
          <table:table-cell table:style-name="ce12" office:value-type="string" calcext:value-type="string">
            <text:p>恣意的 ・ しいてき ・ arbitrary, as one pleases</text:p>
            <text:p/>
            <text:p>恣意 ・ しい ・ selfishness, arbitrariness</text:p>
            <text:p/>
            <text:p>恣意性 ・ しいせい ・ arbitrariness</text:p>
            <text:p/>
            <text:p>放恣 ・ ほうし ・ licentiousness, self-indulgenc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455" calcext:value-type="float">
            <text:p>1455</text:p>
          </table:table-cell>
          <table:table-cell table:style-name="ce8" office:value-type="string" calcext:value-type="string">
            <text:p>妄</text:p>
          </table:table-cell>
          <table:table-cell table:style-name="ce12" office:value-type="string" calcext:value-type="string">
            <text:p>妄想 ・ もうそう ・ wild idea, paranoiac delusion</text:p>
            <text:p/>
            <text:p>妄想症 ・ もうそうしょう ・ paranoia</text:p>
            <text:p/>
            <text:p>妄言 ・ ぼうげん ・ rash remark, thoughtless words</text:p>
            <text:p/>
            <text:p>妄信 ・ もうしん ・ blind belief, credulity</text:p>
            <text:p/>
            <text:p>軽挙妄動する ・ けいきょもうどうする ・ act rashl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56" calcext:value-type="float">
            <text:p>1456</text:p>
          </table:table-cell>
          <table:table-cell table:style-name="ce8" office:value-type="string" calcext:value-type="string">
            <text:p>萎</text:p>
          </table:table-cell>
          <table:table-cell table:style-name="ce12" office:value-type="string" calcext:value-type="string">
            <text:p>萎縮する ・ いしゅくする ・ wither, waste away</text:p>
            <text:p/>
            <text:p>萎える ・ なえる ・ [vi] wilt, wither, weaken; droop, be lame</text:p>
            <text:p/>
            <text:p>萎びる ・ しなびる ・ [vi] wilt, fade, shrivel</text:p>
            <text:p/>
            <text:p>萎む ・ しぼむ ・ [vi] wilt, wither, shrivel, fade away </text:p>
            <text:p/>
            <text:p>萎れる ・ しおれる ・ [vi] wilt, wither, droop, fade; be disheartened, depressed</text:p>
            <text:p/>
            <text:p>萎黄病 ・ いおうびょう ・ greensickness, chlorosis</text:p>
            <text:p/>
            <text:p>陰萎 ・ いんい ・ impoten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57" calcext:value-type="float">
            <text:p>1457</text:p>
          </table:table-cell>
          <table:table-cell table:style-name="ce8" office:value-type="string" calcext:value-type="string">
            <text:p>妻</text:p>
          </table:table-cell>
          <table:table-cell table:style-name="ce12" office:value-type="string" calcext:value-type="string">
            <text:p>夫妻 ・ ふさい ・ husband &amp; wife, Mr. &amp; Mrs.</text:p>
            <text:p/>
            <text:p>妻にする ・ つまにする ・ marry a woman </text:p>
            <text:p/>
            <text:p>正妻 ・ せいさい ・ lawful / legal wife</text:p>
            <text:p/>
            <text:p>良妻 ・ りょうさい ・ good wife</text:p>
            <text:p/>
            <text:p>森様御夫妻 ・ もりさまごふさい ・ Mr. &amp; Mrs. Mori</text:p>
            <text:p/>
            <text:p>妻 ・ つま ・ wife</text:p>
            <text:p/>
            <text:p>妻子 ・ さいし ・ one’s wife and children, one’s family</text:p>
            <text:p/>
            <text:p>稲妻 ・ いなずま ・ lightning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58" calcext:value-type="float">
            <text:p>1458</text:p>
          </table:table-cell>
          <table:table-cell table:style-name="ce8" office:value-type="string" calcext:value-type="string">
            <text:p>凄</text:p>
          </table:table-cell>
          <table:table-cell table:style-name="ce12" office:value-type="string" calcext:value-type="string">
            <text:p>物凄い ・ ものすごい ・ tremendous, terrific; terrible, awful</text:p>
            <text:p/>
            <text:p>凄惨な ・ せいさんな ・ ghastly, gruesome</text:p>
            <text:p/>
            <text:p>凄く ・ すごく ・ very, extremely, tremendously</text:p>
            <text:p/>
            <text:p>凄くない? ・ すごくない? ・ Pretty awesome, huh?</text:p>
            <text:p/>
            <text:p>凄味 ・ すごみ ・ weird-, dreadfulness, ghastliness</text:p>
            <text:p/>
            <text:p>凄腕 ・ すごうで ・ go-getter, resourceful person</text:p>
            <text:p/>
            <text:p>凄絶な ・ せいぜつな ・ fierce, violent</text:p>
            <text:p/>
            <text:p>凄艶 ・ せいえん ・ chillingly beautiful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59" calcext:value-type="float">
            <text:p>1459</text:p>
          </table:table-cell>
          <table:table-cell table:style-name="ce8" office:value-type="string" calcext:value-type="string">
            <text:p>章</text:p>
          </table:table-cell>
          <table:table-cell table:style-name="ce12" office:value-type="string" calcext:value-type="string">
            <text:p>腕章 ・ わんしょう ・ armband, arm badge</text:p>
            <text:p/>
            <text:p>第一章 ・ だいいっしょう ・ Chapter 1</text:p>
            <text:p/>
            <text:p>章を改める ・ しょうをあらためる ・ begin a new chapter</text:p>
            <text:p/>
            <text:p>紋章 ・ もんしょう ・ crest, family insignia, coat of arms</text:p>
            <text:p/>
            <text:p>文章 ・ ぶんしょう ・ writing, composition, essay; prose</text:p>
            <text:p/>
            <text:p>褒章 ・ ほうしょう ・ medal of merit</text:p>
            <text:p/>
            <text:p>印章 ・ いんしょう ・ seal, stamp</text:p>
            <text:p/>
            <text:p>玉章 ・ ぎょくしょう ・ excellent composition; your lette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460" calcext:value-type="float">
            <text:p>1460</text:p>
          </table:table-cell>
          <table:table-cell table:style-name="ce8" office:value-type="string" calcext:value-type="string">
            <text:p>彰</text:p>
          </table:table-cell>
          <table:table-cell table:style-name="ce12" office:value-type="string" calcext:value-type="string">
            <text:p>表彰する ・ ひょうしょうする ・ commend officially , give public recognition</text:p>
            <text:p/>
            <text:p>表彰状 ・ ひょうしょうじょう ・ testimonial; commendation cert.</text:p>
            <text:p/>
            <text:p>表彰式 ・ ひょうしょうしき ・ commendation ceremony</text:p>
            <text:p/>
            <text:p>表彰台 ・ ひょうしょうだい ・ victory stand, winners' podium</text:p>
            <text:p/>
            <text:p>顕彰する ・ けんしょうする ・ give recognition, exalt, honor</text:p>
            <text:p/>
            <text:p>彰明 ・ しょうめい ・ manifest, exhibiting clearl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61" calcext:value-type="float">
            <text:p>1461</text:p>
          </table:table-cell>
          <table:table-cell table:style-name="ce8" office:value-type="string" calcext:value-type="string">
            <text:p>障</text:p>
          </table:table-cell>
          <table:table-cell table:style-name="ce12" office:value-type="string" calcext:value-type="string">
            <text:p>障る ・ さわる ・ [vi] hinder, interfere with</text:p>
            <text:p/>
            <text:p>障害 ・ しょうがい ・ obstacle; physical disability</text:p>
            <text:p/>
            <text:p>障子 ・ しょうじ ・ paper sliding door, shōji</text:p>
            <text:p/>
            <text:p>故障 ・ こしょう ・ malfunction, breakdown; hindrance, obstacle, accident; objection, protest</text:p>
            <text:p/>
            <text:p>差し障り ・ さしさわり ・ obstacle, offense</text:p>
            <text:p/>
            <text:p>罪障 ・ ざいしょう ・ sins</text:p>
            <text:p/>
            <text:p>気障 ・ きざ ・ affectati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462" calcext:value-type="float">
            <text:p>1462</text:p>
          </table:table-cell>
          <table:table-cell table:style-name="ce8" office:value-type="string" calcext:value-type="string">
            <text:p>辛</text:p>
          </table:table-cell>
          <table:table-cell table:style-name="ce12" office:value-type="string" calcext:value-type="string">
            <text:p>辛抱 ・ しんぼう ・ patience, endurance</text:p>
            <text:p/>
            <text:p>辛い¹ ・ からい ・ pungent, hot; salty; dry wine </text:p>
            <text:p/>
            <text:p>辛い² ・ つらい ・ painful, tough, bitter</text:p>
            <text:p/>
            <text:p>辛苦 ・ しんく ・ hardships, trials; labor, trouble</text:p>
            <text:p/>
            <text:p>塩辛い ・ しおからい ・ salty</text:p>
            <text:p/>
            <text:p>辛子 ・ からし ・ mustard</text:p>
            <text:p/>
            <text:p>辛口の ・ からくちの ・ salty; hot; dry sake </text:p>
            <text:p/>
            <text:p>辛労 ・ しんろう ・ toil, troubl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463" calcext:value-type="float">
            <text:p>1463</text:p>
          </table:table-cell>
          <table:table-cell table:style-name="ce8" office:value-type="string" calcext:value-type="string">
            <text:p>宰</text:p>
          </table:table-cell>
          <table:table-cell table:style-name="ce12" office:value-type="string" calcext:value-type="string">
            <text:p>主宰する ・ しゅさいする ・ preside over , superintend</text:p>
            <text:p/>
            <text:p>主宰者 ・ しゅさいしゃ ・ president, chairman</text:p>
            <text:p/>
            <text:p>宰領 ・ さいりょう ・ supervision, management; superintendent [supervisor]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464" calcext:value-type="float">
            <text:p>1464</text:p>
          </table:table-cell>
          <table:table-cell table:style-name="ce8" office:value-type="string" calcext:value-type="string">
            <text:p>辣</text:p>
          </table:table-cell>
          <table:table-cell table:style-name="ce12" office:value-type="string" calcext:value-type="string">
            <text:p>辣腕な ・ らつわんな ・ sharp, shrewd</text:p>
            <text:p/>
            <text:p>辣油 ・ ラーゆ ・ red pepper oil</text:p>
            <text:p/>
            <text:p>辛辣な ・ しんらつな ・ bitter, pungent, acrid, poignant, severe</text:p>
            <text:p/>
            <text:p>悪辣 ・ あくらつ ・ unscrupulous, crafty, wily, foul</text:p>
            <text:p/>
            <text:p>辣韮 ・ らっきょう ・ Japanese shallot Allium chinense)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465" calcext:value-type="float">
            <text:p>1465</text:p>
          </table:table-cell>
          <table:table-cell table:style-name="ce8" office:value-type="string" calcext:value-type="string">
            <text:p>辞</text:p>
          </table:table-cell>
          <table:table-cell table:style-name="ce12" office:value-type="string" calcext:value-type="string">
            <text:p>辞典 ・ じてん ・ dictionary</text:p>
            <text:p/>
            <text:p>辞める ・ やめる ・ [vt] resign, retire, quit</text:p>
            <text:p/>
            <text:p>会社を辞める ・ かいしゃをやめる ・ quit the company</text:p>
            <text:p/>
            <text:p>辞職 ・ じしょく ・ resignation</text:p>
            <text:p/>
            <text:p>辞儀 ・ じぎ ・ bow, polite bow</text:p>
            <text:p/>
            <text:p>辞退 ・ じたい ・ declining, refusal</text:p>
            <text:p/>
            <text:p>辞意 ・ じい ・ intention to resign</text:p>
            <text:p/>
            <text:p>世辞 ・ せじ ・ complimen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466" calcext:value-type="float">
            <text:p>1466</text:p>
          </table:table-cell>
          <table:table-cell table:style-name="ce8" office:value-type="string" calcext:value-type="string">
            <text:p>壁</text:p>
          </table:table-cell>
          <table:table-cell table:style-name="ce12" office:value-type="string" calcext:value-type="string">
            <text:p>障壁 ・ しょうへき ・ fence, wall; barrier</text:p>
            <text:p/>
            <text:p>言葉の壁 ・ ことばのかべ ・ language barrier</text:p>
            <text:p/>
            <text:p>壁塗り ・ かべぬり ・ plastering</text:p>
            <text:p/>
            <text:p>壁紙 ・ かべがみ ・ wallpaper</text:p>
            <text:p/>
            <text:p>城壁 ・ じょうへき ・ castle wall, rampart</text:p>
            <text:p/>
            <text:p>絶壁 ・ ぜっぺき ・ precipice, cliff</text:p>
            <text:p/>
            <text:p>火口壁 ・ かこうへき ・ crater wall</text:p>
            <text:p/>
            <text:p>岸壁 ・ がんぺき ・ quay wall , wharf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467" calcext:value-type="float">
            <text:p>1467</text:p>
          </table:table-cell>
          <table:table-cell table:style-name="ce8" office:value-type="string" calcext:value-type="string">
            <text:p>璧</text:p>
          </table:table-cell>
          <table:table-cell table:style-name="ce12" office:value-type="string" calcext:value-type="string">
            <text:p>完璧な ・ かんぺきな ・ perfect, flawless</text:p>
            <text:p/>
            <text:p>双璧 ・ そうへき ・ two matchless things [jewels, authorities, …]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68" calcext:value-type="float">
            <text:p>1468</text:p>
          </table:table-cell>
          <table:table-cell table:style-name="ce8" office:value-type="string" calcext:value-type="string">
            <text:p>癖</text:p>
          </table:table-cell>
          <table:table-cell table:style-name="ce12" office:value-type="string" calcext:value-type="string">
            <text:p>悪癖 ・ あくへき ・ bad habit, vice</text:p>
            <text:p/>
            <text:p>口癖 ・ くちぐせ ・ way [habit] of saying, one's favorite phrase</text:p>
            <text:p/>
            <text:p>難癖 ・ なんくせ ・ fault, blemish</text:p>
            <text:p/>
            <text:p>癖 ・ くせ ・ habit, quirk</text:p>
            <text:p/>
            <text:p>性癖 ・ せいへき ・ one’s natural disposition, propensity, mental habit</text:p>
            <text:p/>
            <text:p>習癖 ・ しゅうへき ・ bad habit, habitual practice</text:p>
            <text:p/>
            <text:p>病癖 ・ びょうへき ・ peculiarity, weakness, morbid habit</text:p>
            <text:p/>
            <text:p>潔癖 ・ けっぺき ・ love of cleanliness, fastidiousnes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69" calcext:value-type="float">
            <text:p>1469</text:p>
          </table:table-cell>
          <table:table-cell table:style-name="ce8" office:value-type="string" calcext:value-type="string">
            <text:p>避</text:p>
          </table:table-cell>
          <table:table-cell table:style-name="ce12" office:value-type="string" calcext:value-type="string">
            <text:p>避ける ・ さける ・ [vt] avoid, evade</text:p>
            <text:p/>
            <text:p>避難 ・ ひなん ・ refuge, shelter, evacuation</text:p>
            <text:p/>
            <text:p>回避する ・ かいひする ・ evade, dodge, avoid</text:p>
            <text:p/>
            <text:p>避暑 ・ ひしょ ・ summering</text:p>
            <text:p/>
            <text:p>避妊 ・ ひにん ・ contraception</text:p>
            <text:p/>
            <text:p>逃避 ・ とうひ ・ escape, evasion, flight</text:p>
            <text:p/>
            <text:p>退避 ・ たいひ ・ taking refuge, evacua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70" calcext:value-type="float">
            <text:p>1470</text:p>
          </table:table-cell>
          <table:table-cell table:style-name="ce8" office:value-type="string" calcext:value-type="string">
            <text:p>幸</text:p>
          </table:table-cell>
          <table:table-cell table:style-name="ce12" office:value-type="string" calcext:value-type="string">
            <text:p>幸いな ・ さいわいな ・ happy, blessed</text:p>
            <text:p/>
            <text:p>幸運 ・ こううん ・ good fortune / luck</text:p>
            <text:p/>
            <text:p>幸せな夫婦 ・ しあわせなふうふ ・ happy [fortunate] couple</text:p>
            <text:p/>
            <text:p>不幸 ・ ふこう ・ unhappiness; misfortune; bereavement</text:p>
            <text:p/>
            <text:p>幸有る ・ さちある ・ happy, fortunate, lucky</text:p>
            <text:p/>
            <text:p>多幸 ・ たこう ・ great happiness; great fortune</text:p>
            <text:p/>
            <text:p>薄幸 ・ はっこう ・ unhappiness; sad fate, misfortune</text:p>
            <text:p/>
            <text:p>射幸心 ・ しゃこうしん ・ speculative spiri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71" calcext:value-type="float">
            <text:p>1471</text:p>
          </table:table-cell>
          <table:table-cell table:style-name="ce8" office:value-type="string" calcext:value-type="string">
            <text:p>服</text:p>
          </table:table-cell>
          <table:table-cell table:style-name="ce12" office:value-type="string" calcext:value-type="string">
            <text:p>克服する ・ こくふくする ・ conquer, subjugate, overcome</text:p>
            <text:p/>
            <text:p>洋服 ・ ようふく ・ (Western) clothes</text:p>
            <text:p/>
            <text:p>征服 ・ せいふく ・ conquest, subjugation</text:p>
            <text:p/>
            <text:p>衣服 ・ いふく ・ clothes, dress, clothing</text:p>
            <text:p/>
            <text:p>服従 ・ ふくじゅう ・ obedience, submission</text:p>
            <text:p/>
            <text:p>服用する ・ ふくようする ・ take medicine </text:p>
            <text:p/>
            <text:p>制服 ・ せいふく ・ regulation uniform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472" calcext:value-type="float">
            <text:p>1472</text:p>
          </table:table-cell>
          <table:table-cell table:style-name="ce8" office:value-type="string" calcext:value-type="string">
            <text:p>報</text:p>
          </table:table-cell>
          <table:table-cell table:style-name="ce12" office:value-type="string" calcext:value-type="string">
            <text:p>情報 ・ じょうほう ・ information</text:p>
            <text:p/>
            <text:p>報いる ・ むくいる ・ [vt] requite; reward</text:p>
            <text:p/>
            <text:p>報われる ・ むくわれる ・ [vi] be rewarded</text:p>
            <text:p/>
            <text:p>訃報 ・ ふほう ・ news of a death</text:p>
            <text:p/>
            <text:p>報告する ・ ほうこくする ・ report, inform</text:p>
            <text:p/>
            <text:p>報償 ・ ほうしょう ・ recompense, compensation</text:p>
            <text:p/>
            <text:p>報奨 ・ ほうしょう ・ reward, compensation</text:p>
            <text:p/>
            <text:p>警報 ・ けいほう ・ warning signal, alarm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73" calcext:value-type="float">
            <text:p>1473</text:p>
          </table:table-cell>
          <table:table-cell table:style-name="ce8" office:value-type="string" calcext:value-type="string">
            <text:p>執</text:p>
          </table:table-cell>
          <table:table-cell table:style-name="ce12" office:value-type="string" calcext:value-type="string">
            <text:p>執着する ・ しゅうちゃくする ・ be attached to; hold fast to</text:p>
            <text:p/>
            <text:p>執る ・ とる ・ [vt] perform duties , carry out</text:p>
            <text:p/>
            <text:p>執行する ・ しっこうする ・ execute, carry out</text:p>
            <text:p/>
            <text:p>固執する ・ こしつする ・ adhere to, persist in</text:p>
            <text:p/>
            <text:p>執念 ・ しゅうねん ・ tenacity of purpose, vindictiveness</text:p>
            <text:p/>
            <text:p>執事 ・ しつじ ・ steward, butler</text:p>
            <text:p/>
            <text:p>執刀する ・ しっとうする ・ perform an operation</text:p>
            <text:p/>
            <text:p>執り行う ・ とりおこなう ・ [vt] carry out, perform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74" calcext:value-type="float">
            <text:p>1474</text:p>
          </table:table-cell>
          <table:table-cell table:style-name="ce8" office:value-type="string" calcext:value-type="string">
            <text:p>摯</text:p>
          </table:table-cell>
          <table:table-cell table:style-name="ce12" office:value-type="string" calcext:value-type="string">
            <text:p>真摯な ・ しんしな ・ sincere, earnes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475" calcext:value-type="float">
            <text:p>1475</text:p>
          </table:table-cell>
          <table:table-cell table:style-name="ce8" office:value-type="string" calcext:value-type="string">
            <text:p>達</text:p>
          </table:table-cell>
          <table:table-cell table:style-name="ce12" office:value-type="string" calcext:value-type="string">
            <text:p>達成する ・ たっせいする ・ attain, achieve, accomplish</text:p>
            <text:p/>
            <text:p>達する ・ たっする ・ attain, reach; deliver</text:p>
            <text:p/>
            <text:p>配達 ・ はいたつ ・ delivery</text:p>
            <text:p/>
            <text:p>友達 ・ ともだち ・ friends</text:p>
            <text:p/>
            <text:p>通達 ・ つうたつ ・ communication, notification; proficiency</text:p>
            <text:p/>
            <text:p>達人 ・ たつじん ・ expert, maste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76" calcext:value-type="float">
            <text:p>1476</text:p>
          </table:table-cell>
          <table:table-cell table:style-name="ce8" office:value-type="string" calcext:value-type="string">
            <text:p>朗</text:p>
          </table:table-cell>
          <table:table-cell table:style-name="ce12" office:value-type="string" calcext:value-type="string">
            <text:p>朗らかな ・ ほがらかな ・ cheerful, bright</text:p>
            <text:p/>
            <text:p>朗らかに笑う ・ ほがらかにわらう ・ laugh merrily, smile brightly</text:p>
            <text:p/>
            <text:p>朗読 ・ ろうどく ・ reading aloud</text:p>
            <text:p/>
            <text:p>明朗な ・ めいろうな ・ cheerful, bright; clean politics </text:p>
            <text:p/>
            <text:p>朗朗たる ・ ろうろうたる ・ clear and ringing , sonorous, resonant; bright moon </text:p>
            <text:p/>
            <text:p>朗報 ・ ろうほう ・ cheering [good] news</text:p>
            <text:p/>
            <text:p>朗詠 ・ ろうえい ・ reciting, chanting</text:p>
            <text:p/>
            <text:p>朗吟する ・ ろうぎんする ・ recite, sing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477" calcext:value-type="float">
            <text:p>1477</text:p>
          </table:table-cell>
          <table:table-cell table:style-name="ce8" office:value-type="string" calcext:value-type="string">
            <text:p>浪</text:p>
          </table:table-cell>
          <table:table-cell table:style-name="ce12" office:value-type="string" calcext:value-type="string">
            <text:p>浪人 ・ ろうにん ・ lordless samurai, rōnin</text:p>
            <text:p/>
            <text:p>波浪 ・ はろう ・ waves, billows</text:p>
            <text:p/>
            <text:p>流浪する ・ るろうする ・ roam about from place to place</text:p>
            <text:p/>
            <text:p>浪費 ・ ろうひ ・ waste, extravagance</text:p>
            <text:p/>
            <text:p>風浪 ・ ふうろう ・ wind and waves, heavy seas</text:p>
            <text:p/>
            <text:p>放浪する ・ ほうろうする ・ wander about, roam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478" calcext:value-type="float">
            <text:p>1478</text:p>
          </table:table-cell>
          <table:table-cell table:style-name="ce8" office:value-type="string" calcext:value-type="string">
            <text:p>呉</text:p>
          </table:table-cell>
          <table:table-cell table:style-name="ce12" office:value-type="string" calcext:value-type="string">
            <text:p>呉れる ・ くれる ・ [vt] give; do for so. </text:p>
            <text:p/>
            <text:p>呉国 ・ ごこく ・ Kingdom of Wu</text:p>
            <text:p/>
            <text:p>呉服 ・ ごふく ・ dry goods; drapery</text:p>
            <text:p/>
            <text:p>呉音 ・ ごおん ・ Wu reading of Chinese characters </text:p>
            <text:p/>
            <text:p>呉越 ・ ごえつ ・ Wu and Yue ancient rival Chinese states </text:p>
            <text:p/>
            <text:p>呉越同舟 ・ ごえつどうしゅう ・ bitter enemies in the same boa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479" calcext:value-type="float">
            <text:p>1479</text:p>
          </table:table-cell>
          <table:table-cell table:style-name="ce8" office:value-type="string" calcext:value-type="string">
            <text:p>娯</text:p>
          </table:table-cell>
          <table:table-cell table:style-name="ce12" office:value-type="string" calcext:value-type="string">
            <text:p>娯楽 ・ ごらく ・ amusement, pastime</text:p>
            <text:p/>
            <text:p>娯楽街 ・ ごらくがい ・ amusement quarter</text:p>
            <text:p/>
            <text:p>娯楽室 ・ ごらくしつ ・ recreation room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480" calcext:value-type="float">
            <text:p>1480</text:p>
          </table:table-cell>
          <table:table-cell table:style-name="ce8" office:value-type="string" calcext:value-type="string">
            <text:p>誤</text:p>
          </table:table-cell>
          <table:table-cell table:style-name="ce12" office:value-type="string" calcext:value-type="string">
            <text:p>誤る ・ あやまる ・ [vi] make a mistake, err</text:p>
            <text:p/>
            <text:p>見誤る ・ みあやまる ・ [vt] fail to recognize / see, mistake</text:p>
            <text:p/>
            <text:p>誤解 ・ ごかい ・ misunderstanding</text:p>
            <text:p/>
            <text:p>錯誤 ・ さくご ・ mistake, error</text:p>
            <text:p/>
            <text:p>正誤 ・ せいご ・ correction of errors</text:p>
            <text:p/>
            <text:p>誤投下 ・ ごとうか ・ accidental bombing</text:p>
            <text:p/>
            <text:p>誤差 ・ ごさ ・ error, aberration</text:p>
            <text:p/>
            <text:p>試行錯誤 ・ しこうさくご ・ trial and erro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481" calcext:value-type="float">
            <text:p>1481</text:p>
          </table:table-cell>
          <table:table-cell table:style-name="ce8" office:value-type="string" calcext:value-type="string">
            <text:p>富</text:p>
          </table:table-cell>
          <table:table-cell table:style-name="ce12" office:value-type="string" calcext:value-type="string">
            <text:p>豊富な ・ ほうふな ・ abundant, plentiful, rich</text:p>
            <text:p/>
            <text:p>富む ・ とむ ・ [vi] be rich; abound in</text:p>
            <text:p/>
            <text:p>富ます ・ とます ・ enrich, make wealthy</text:p>
            <text:p/>
            <text:p>富裕 ・ ふゆう ・ wealth, richness</text:p>
            <text:p/>
            <text:p>富 ・ とみ ・ weath, riches</text:p>
            <text:p/>
            <text:p>富の分配 ・ とみのぶんぱい ・ distribution of wealth</text:p>
            <text:p/>
            <text:p>富鉱 ・ ふこう ・ rich ore</text:p>
            <text:p/>
            <text:p>富力 ・ ふりょく ・ wealth, riche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482" calcext:value-type="float">
            <text:p>1482</text:p>
          </table:table-cell>
          <table:table-cell table:style-name="ce8" office:value-type="string" calcext:value-type="string">
            <text:p>副</text:p>
          </table:table-cell>
          <table:table-cell table:style-name="ce12" office:value-type="string" calcext:value-type="string">
            <text:p>副作用 ・ ふくさよう ・ side effect, reaction</text:p>
            <text:p/>
            <text:p>副詞 ・ ふくし ・ adverb</text:p>
            <text:p/>
            <text:p>副産物 ・ ふくさんぶつ ・ by-product, side line</text:p>
            <text:p/>
            <text:p>副次的な ・ ふくじてきな ・ secondary</text:p>
            <text:p/>
            <text:p>副業 ・ ふくぎょう ・ subsidiary business</text:p>
            <text:p/>
            <text:p>正副 ・ せいふく ・ principal and vice [assistant] ; original and cop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83" calcext:value-type="float">
            <text:p>1483</text:p>
          </table:table-cell>
          <table:table-cell table:style-name="ce8" office:value-type="string" calcext:value-type="string">
            <text:p>幅</text:p>
          </table:table-cell>
          <table:table-cell table:style-name="ce12" office:value-type="string" calcext:value-type="string">
            <text:p>振幅 ・ しんぷく ・ amplitude of vibration </text:p>
            <text:p/>
            <text:p>横幅 ・ よこはば ・ breadth</text:p>
            <text:p/>
            <text:p>幅が利く ・ はばがきく ・ be influential</text:p>
            <text:p/>
            <text:p>幅 ・ はば ・ width, range</text:p>
            <text:p/>
            <text:p>大幅に ・ おおはばに ・ sharply, by a wide margin</text:p>
            <text:p/>
            <text:p>幅広い ・ はばひろい ・ wide, broad</text:p>
            <text:p/>
            <text:p>小幅 ・ こはば ・ single breadth, narrow rang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484" calcext:value-type="float">
            <text:p>1484</text:p>
          </table:table-cell>
          <table:table-cell table:style-name="ce8" office:value-type="string" calcext:value-type="string">
            <text:p>福</text:p>
          </table:table-cell>
          <table:table-cell table:style-name="ce12" office:value-type="string" calcext:value-type="string">
            <text:p>幸福な ・ こうふくな ・ happy; blessed, fortunate</text:p>
            <text:p/>
            <text:p>福音 ・ ふくいん ・ gospel, good news</text:p>
            <text:p/>
            <text:p>祝福 ・ しゅくふく ・ blessing</text:p>
            <text:p/>
            <text:p>大福 ・ だいふく ・ great fortune, good luck; rice cake with bean jam </text:p>
            <text:p/>
            <text:p>禍福 ・ かふく ・ mis- and fortune</text:p>
            <text:p/>
            <text:p>裕福な ・ ゆうふくな ・ rich, wealth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85" calcext:value-type="float">
            <text:p>1485</text:p>
          </table:table-cell>
          <table:table-cell table:style-name="ce8" office:value-type="string" calcext:value-type="string">
            <text:p>祉</text:p>
          </table:table-cell>
          <table:table-cell table:style-name="ce12" office:value-type="string" calcext:value-type="string">
            <text:p>福祉 ・ ふくし ・ welfare</text:p>
            <text:p/>
            <text:p>社会福祉 ・ しゃかいふくし ・ social welfare</text:p>
            <text:p/>
            <text:p>老人福祉 ・ ろうじんふくし ・ welfare for the aged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486" calcext:value-type="float">
            <text:p>1486</text:p>
          </table:table-cell>
          <table:table-cell table:style-name="ce8" office:value-type="string" calcext:value-type="string">
            <text:p>禍</text:p>
          </table:table-cell>
          <table:table-cell table:style-name="ce12" office:value-type="string" calcext:value-type="string">
            <text:p>禍福 ・ かふく ・ mis- and fortune</text:p>
            <text:p/>
            <text:p>禍根 ・ かこん ・ root of evil</text:p>
            <text:p/>
            <text:p>災禍 ・ さいか ・ accident, natural calamity, disaster, misfortune</text:p>
            <text:p/>
            <text:p>黄禍 ・ こうか ・ Yellow Peril</text:p>
            <text:p/>
            <text:p>水禍 ・ すいか ・ flood disaster; drowning</text:p>
            <text:p/>
            <text:p>惨禍 ・ さんか ・ terrible disaster, crushing calamity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487" calcext:value-type="float">
            <text:p>1487</text:p>
          </table:table-cell>
          <table:table-cell table:style-name="ce8" office:value-type="string" calcext:value-type="string">
            <text:p>渦</text:p>
          </table:table-cell>
          <table:table-cell table:style-name="ce12" office:value-type="string" calcext:value-type="string">
            <text:p>渦 ・ うず ・ whirlpool, whirl, swirl</text:p>
            <text:p/>
            <text:p>渦巻き ・ うずまき ・ eddy, whirlpool; coil</text:p>
            <text:p/>
            <text:p>渦巻く ・ うずまく ・ whirl, eddy, swirl</text:p>
            <text:p/>
            <text:p>渦中 ・ かちゅう ・ maelstrom, vortex, whirlpool</text:p>
            <text:p/>
            <text:p>渦紋 ・ かもん ・ whirlpool design</text:p>
            <text:p/>
            <text:p>渦線 ・ かせん ・ spiral lin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488" calcext:value-type="float">
            <text:p>1488</text:p>
          </table:table-cell>
          <table:table-cell table:style-name="ce8" office:value-type="string" calcext:value-type="string">
            <text:p>鍋</text:p>
          </table:table-cell>
          <table:table-cell table:style-name="ce12" office:value-type="string" calcext:value-type="string">
            <text:p>鍋蓋 ・ なべぶた ・ pot lid</text:p>
            <text:p/>
            <text:p>鍋焼き ・ なべやき ・ scalloped noodles </text:p>
            <text:p/>
            <text:p>土鍋 ・ どなべ ・ earthen pot</text:p>
            <text:p/>
            <text:p>大鍋 ・ おおなべ ・ cauldron</text:p>
            <text:p/>
            <text:p>片手鍋 ・ かたてなべ ・ single-handled pot</text:p>
            <text:p/>
            <text:p>鍋物 ・ なべもの ・ food served in a pot</text:p>
            <text:p/>
            <text:p>寄せ鍋 ・ よせなべ ・ chowd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489" calcext:value-type="float">
            <text:p>1489</text:p>
          </table:table-cell>
          <table:table-cell table:style-name="ce8" office:value-type="string" calcext:value-type="string">
            <text:p>蘭</text:p>
          </table:table-cell>
          <table:table-cell table:style-name="ce12" office:value-type="string" calcext:value-type="string">
            <text:p>蘭学 ・ らんがく ・ Dutch studies Edo era, of Western texts from Dutch traders </text:p>
            <text:p/>
            <text:p>蘭を栽培する ・ らんをさいばいする ・ grow orchids</text:p>
            <text:p/>
            <text:p>蘭栽培法 ・ らんさいばいほう ・ orchidolog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490" calcext:value-type="float">
            <text:p>1490</text:p>
          </table:table-cell>
          <table:table-cell table:style-name="ce8" office:value-type="string" calcext:value-type="string">
            <text:p>欄</text:p>
          </table:table-cell>
          <table:table-cell table:style-name="ce12" office:value-type="string" calcext:value-type="string">
            <text:p>空欄 ・ くうらん ・ blank (column)</text:p>
            <text:p/>
            <text:p>欄に記入する ・ らんにきにゅうする ・ fill in the blank column </text:p>
            <text:p/>
            <text:p>スポーツ欄 ・ スポーツらん ・ sports section</text:p>
            <text:p/>
            <text:p>本欄 ・ ほんらん ・ this column</text:p>
            <text:p/>
            <text:p>広告欄 ・ こうこくらん ・ ad column</text:p>
            <text:p/>
            <text:p>欄外 ・ らんがい ・ margi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91" calcext:value-type="float">
            <text:p>1491</text:p>
          </table:table-cell>
          <table:table-cell table:style-name="ce8" office:value-type="string" calcext:value-type="string">
            <text:p>潤</text:p>
          </table:table-cell>
          <table:table-cell table:style-name="ce12" office:value-type="string" calcext:value-type="string">
            <text:p>湿潤な ・ しつじゅんな ・ moist, damp, wet</text:p>
            <text:p/>
            <text:p>潤う ・ うるおう ・ [vi] be moistened, wet; profit by, become rich</text:p>
            <text:p/>
            <text:p>喉を潤す ・ のどをうるおす ・ appease one’s thirst</text:p>
            <text:p/>
            <text:p>潤す ・ うるおす ・ [vt] wet, moisten, dip. irrigate</text:p>
            <text:p/>
            <text:p>潤む ・ うるむ ・ [vi] be moist [wet] with tears </text:p>
            <text:p/>
            <text:p>利潤 ・ りじゅん ・ profit</text:p>
            <text:p/>
            <text:p>潤い ・ うるおい ・ moisture; profit; tastefulness</text:p>
            <text:p/>
            <text:p>潤滑油 ・ じゅんかつゆ ・ lubricant, lubricating oil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492" calcext:value-type="float">
            <text:p>1492</text:p>
          </table:table-cell>
          <table:table-cell table:style-name="ce8" office:value-type="string" calcext:value-type="string">
            <text:p>淵</text:p>
          </table:table-cell>
          <table:table-cell table:style-name="ce12" office:value-type="string" calcext:value-type="string">
            <text:p>淵源 ・ えんげん ・ origin</text:p>
            <text:p/>
            <text:p>海淵 ・ かいえん ・ ocean depths, deep</text:p>
            <text:p/>
            <text:p>深淵 ・ しんえん ・ abyss, depths</text:p>
            <text:p/>
            <text:p>川の淵 ・ かわのふち ・ pool in a stream</text:p>
            <text:p/>
            <text:p>絶望の淵 ・ ぜつぼうのふち ・ depths of despai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93" calcext:value-type="float">
            <text:p>1493</text:p>
          </table:table-cell>
          <table:table-cell table:style-name="ce8" office:value-type="string" calcext:value-type="string">
            <text:p>滑</text:p>
          </table:table-cell>
          <table:table-cell table:style-name="ce12" office:value-type="string" calcext:value-type="string">
            <text:p>滑る ・ すべる ・ [vi] slide, glide</text:p>
            <text:p/>
            <text:p>円滑な ・ えんかつな ・ smooth, harmonious</text:p>
            <text:p/>
            <text:p>口が滑る ・ くちがすべる ・ make a slip of the tongue</text:p>
            <text:p/>
            <text:p>滑走路 ・ かっそうろ ・ runway</text:p>
            <text:p/>
            <text:p>潤滑油 ・ じゅんかつゆ ・ lubricant, lubricating oil</text:p>
            <text:p/>
            <text:p>滑らかに ・ なめらかに ・ smoothly</text:p>
            <text:p/>
            <text:p>滑り台 ・ すべりだい ・ playground slide; launching platform</text:p>
            <text:p/>
            <text:p>滑空機 ・ かっくうき ・ glider, sailplan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94" calcext:value-type="float">
            <text:p>1494</text:p>
          </table:table-cell>
          <table:table-cell table:style-name="ce8" office:value-type="string" calcext:value-type="string">
            <text:p>稽</text:p>
          </table:table-cell>
          <table:table-cell table:style-name="ce12" office:value-type="string" calcext:value-type="string">
            <text:p>滑稽な ・ こっけいな ・ funny, jocular, humorous; laughable, ridiculous</text:p>
            <text:p/>
            <text:p>稽古 ・ けいこ ・ practice, training, drill</text:p>
            <text:p/>
            <text:p>荒唐無稽 ・ こうとうむけい ・ absurdity, nonsense</text:p>
            <text:p/>
            <text:p>稽留流産 ・ けいりゅうりゅうざん ・ missed abortion</text:p>
            <text:p/>
            <text:p>稽古着 ・ けいこぎ ・ training suit</text:p>
            <text:p/>
            <text:p>舞台稽古 ・ ぶたいげいこ ・ dress rehearsal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95" calcext:value-type="float">
            <text:p>1495</text:p>
          </table:table-cell>
          <table:table-cell table:style-name="ce8" office:value-type="string" calcext:value-type="string">
            <text:p>肩</text:p>
          </table:table-cell>
          <table:table-cell table:style-name="ce12" office:value-type="string" calcext:value-type="string">
            <text:p>肩章 ・ けんしょう ・ epaulet, shoulder strap</text:p>
            <text:p/>
            <text:p>肩凝り ・ かたこり ・ stiff shoulders</text:p>
            <text:p/>
            <text:p>肩書き ・ かたがき ・ title, degree</text:p>
            <text:p/>
            <text:p>肩に担ぐ ・ かたにかつぐ ・ shoulder, bear</text:p>
            <text:p/>
            <text:p>双肩 ・ そうけん ・ both shoulders</text:p>
            <text:p/>
            <text:p>強肩 ・ きょうけん ・ baseball strong arm</text:p>
            <text:p/>
            <text:p>肩甲骨 ・ けんこうこつ ・ shoulder blade, scapula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96" calcext:value-type="float">
            <text:p>1496</text:p>
          </table:table-cell>
          <table:table-cell table:style-name="ce8" office:value-type="string" calcext:value-type="string">
            <text:p>脅</text:p>
          </table:table-cell>
          <table:table-cell table:style-name="ce12" office:value-type="string" calcext:value-type="string">
            <text:p>脅迫する ・ きょうはくする ・ threaten, intimidate</text:p>
            <text:p/>
            <text:p>脅す ・ おどす ・ [vt] threaten, menace, intimidate</text:p>
            <text:p/>
            <text:p>脅かす¹ ・ おびやかす ・ [vt] threaten, menace, endanger; intimidate, scare</text:p>
            <text:p/>
            <text:p>脅かす² ・ おどかす ・ [vt] threaten, menace, intimidate; startle</text:p>
            <text:p/>
            <text:p>脅迫状 ・ きょうはくじょう ・ intimidating letter</text:p>
            <text:p/>
            <text:p>脅威 ・ きょうい ・ threat, menace</text:p>
            <text:p/>
            <text:p>脅し文句 ・ おどしもんく ・ threatening language, bluff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497" calcext:value-type="float">
            <text:p>1497</text:p>
          </table:table-cell>
          <table:table-cell table:style-name="ce8" office:value-type="string" calcext:value-type="string">
            <text:p>肯</text:p>
          </table:table-cell>
          <table:table-cell table:style-name="ce12" office:value-type="string" calcext:value-type="string">
            <text:p>肯定 ・ こうてい ・ affirmation</text:p>
            <text:p/>
            <text:p>肯定的 ・ こうていてき ・ affirmative</text:p>
            <text:p/>
            <text:p>首肯する ・ しゅこうする ・ nod one’s assent, consen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98" calcext:value-type="float">
            <text:p>1498</text:p>
          </table:table-cell>
          <table:table-cell table:style-name="ce8" office:value-type="string" calcext:value-type="string">
            <text:p>双</text:p>
          </table:table-cell>
          <table:table-cell table:style-name="ce12" office:value-type="string" calcext:value-type="string">
            <text:p>双子 ・ ふたご ・ twins</text:p>
            <text:p/>
            <text:p>双生児 ・ そうせいじ ・ twins</text:p>
            <text:p/>
            <text:p>双方 ・ そうほう ・ both sides [parties] </text:p>
            <text:p/>
            <text:p>双 ・ ふた ・ set of two, pair</text:p>
            <text:p/>
            <text:p>双葉 ・ ふたば ・ bud, cotyledon</text:p>
            <text:p/>
            <text:p>双眼鏡 ・ そうがんきょう ・ binoculars</text:p>
            <text:p/>
            <text:p>一双 ・ いっそう ・ a pair</text:p>
            <text:p/>
            <text:p>双肩 ・ そうけん ・ both shoulder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99" calcext:value-type="float">
            <text:p>1499</text:p>
          </table:table-cell>
          <table:table-cell table:style-name="ce8" office:value-type="string" calcext:value-type="string">
            <text:p>江</text:p>
          </table:table-cell>
          <table:table-cell table:style-name="ce12" office:value-type="string" calcext:value-type="string">
            <text:p>江湖 ・ こうこ ・ general public, the world</text:p>
            <text:p/>
            <text:p>入り江 ・ いりえ ・ inlet, cove, creek</text:p>
            <text:p/>
            <text:p>江戸 ・ えど ・ Edo Tōkyō's old name </text:p>
            <text:p/>
            <text:p>江上 ・ こうじょう ・ bank of a large riv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00" calcext:value-type="float">
            <text:p>1500</text:p>
          </table:table-cell>
          <table:table-cell table:style-name="ce8" office:value-type="string" calcext:value-type="string">
            <text:p>湾</text:p>
          </table:table-cell>
          <table:table-cell table:style-name="ce12" office:value-type="string" calcext:value-type="string">
            <text:p>東京湾 ・ とうきょうわん ・ Tōkyō Bay</text:p>
            <text:p/>
            <text:p>メキシコ湾 ・ めきしこわん ・ Gulf of Mexico</text:p>
            <text:p/>
            <text:p>台湾 ・ たいわん ・ Taiwan</text:p>
            <text:p/>
            <text:p>真珠湾 ・ しんじゅわん ・ Pearl Harbor</text:p>
            <text:p/>
            <text:p>湾口 ・ わんこう ・ bay entrance</text:p>
            <text:p/>
            <text:p>湾内 ・ わんない ・ inside the bay</text:p>
            <text:p/>
            <text:p>港湾局 ・ こうわんきょく ・ Port and Harbor Authorit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01" calcext:value-type="float">
            <text:p>1501</text:p>
          </table:table-cell>
          <table:table-cell table:style-name="ce8" office:value-type="string" calcext:value-type="string">
            <text:p>港</text:p>
          </table:table-cell>
          <table:table-cell table:style-name="ce12" office:value-type="string" calcext:value-type="string">
            <text:p>港 ・ みなと ・ port</text:p>
            <text:p/>
            <text:p>港町 ・ みなとまち ・ port town</text:p>
            <text:p/>
            <text:p>空港 ・ くうこう ・ airport</text:p>
            <text:p/>
            <text:p>港湾 ・ こうわん ・ harbors</text:p>
            <text:p/>
            <text:p>港口 ・ こうこう ・ harbor entrance</text:p>
            <text:p/>
            <text:p>港内 ・ こうない ・ inside the harbor</text:p>
            <text:p/>
            <text:p>寄港 ・ きこう ・ calling at a port</text:p>
            <text:p/>
            <text:p>香港 ・ ほんこん ・ Hong Ko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02" calcext:value-type="float">
            <text:p>1502</text:p>
          </table:table-cell>
          <table:table-cell table:style-name="ce8" office:value-type="string" calcext:value-type="string">
            <text:p>選</text:p>
          </table:table-cell>
          <table:table-cell table:style-name="ce12" office:value-type="string" calcext:value-type="string">
            <text:p>選挙 ・ せんきょ ・ election</text:p>
            <text:p/>
            <text:p>選ぶ ・ えらぶ ・ [vt] select, choose</text:p>
            <text:p/>
            <text:p>選び出す ・ えらびだす ・ [vt] select, pick out</text:p>
            <text:p/>
            <text:p>選手 ・ せんしゅ ・ player, representative athlete</text:p>
            <text:p/>
            <text:p>当選 ・ とうせん ・ election to office; winning a lottery </text:p>
            <text:p/>
            <text:p>選者 ・ せんじゃ ・ judge, selector</text:p>
            <text:p/>
            <text:p>選考する ・ せんこうする ・ select, screen</text:p>
            <text:p/>
            <text:p>選出する ・ せんしゅつする ・ elec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03" calcext:value-type="float">
            <text:p>1503</text:p>
          </table:table-cell>
          <table:table-cell table:style-name="ce8" office:value-type="string" calcext:value-type="string">
            <text:p>択</text:p>
          </table:table-cell>
          <table:table-cell table:style-name="ce12" office:value-type="string" calcext:value-type="string">
            <text:p>二者択一 ・ にしゃたくいつ ・ either-or choice</text:p>
            <text:p/>
            <text:p>択一 ・ たくいつ ・ alternative choosing an </text:p>
            <text:p/>
            <text:p>採択する ・ さいたくする ・ adopt, select</text:p>
            <text:p/>
            <text:p>選択する ・ せんたくする ・ select, choose</text:p>
            <text:p/>
            <text:p>選択科目 ・ せんたくかもく ・ elective subject / cours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504" calcext:value-type="float">
            <text:p>1504</text:p>
          </table:table-cell>
          <table:table-cell table:style-name="ce8" office:value-type="string" calcext:value-type="string">
            <text:p>沢</text:p>
          </table:table-cell>
          <table:table-cell table:style-name="ce12" office:value-type="string" calcext:value-type="string">
            <text:p>沢山 ・ たくさん ・ large quantity, plenty</text:p>
            <text:p/>
            <text:p>沢地 ・ さわち ・ marshy land</text:p>
            <text:p/>
            <text:p>沢 ・ さわ ・ swamp, marsh</text:p>
            <text:p/>
            <text:p>沢辺 ・ さわべ ・ edge of a swamp</text:p>
            <text:p/>
            <text:p>沼沢 ・ しょうたく ・ marsh, swamp</text:p>
            <text:p/>
            <text:p>潤沢 ・ じゅんたく ・ abundance, plenty</text:p>
            <text:p/>
            <text:p>贅沢 ・ ぜいたく ・ luxury, extravaganc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505" calcext:value-type="float">
            <text:p>1505</text:p>
          </table:table-cell>
          <table:table-cell table:style-name="ce8" office:value-type="string" calcext:value-type="string">
            <text:p>訳</text:p>
          </table:table-cell>
          <table:table-cell table:style-name="ce12" office:value-type="string" calcext:value-type="string">
            <text:p>通訳 ・ つうやく ・ interpreting; interpreter</text:p>
            <text:p/>
            <text:p>訳者 ・ やくしゃ ・ translator</text:p>
            <text:p/>
            <text:p>直訳 ・ ちょくやく ・ literal translation</text:p>
            <text:p/>
            <text:p>訳 ・ わけ ・ meaning, sense; reason; circumstances</text:p>
            <text:p/>
            <text:p>言い訳 ・ いいわけ ・ apology, excuse, explanation</text:p>
            <text:p/>
            <text:p>巧い訳 ・ うまいやく ・ good transla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06" calcext:value-type="float">
            <text:p>1506</text:p>
          </table:table-cell>
          <table:table-cell table:style-name="ce8" office:value-type="string" calcext:value-type="string">
            <text:p>釈</text:p>
          </table:table-cell>
          <table:table-cell table:style-name="ce12" office:value-type="string" calcext:value-type="string">
            <text:p>解釈 ・ かいしゃく ・ interpretation, explanation</text:p>
            <text:p/>
            <text:p>釈放 ・ しゃくほう ・ release, discharge, acquittal</text:p>
            <text:p/>
            <text:p>注釈 ・ ちゅうしゃく ・ annotation, note, comment</text:p>
            <text:p/>
            <text:p>会釈する ・ えしゃくする ・ salute, greet, bow slightly</text:p>
            <text:p/>
            <text:p>釈典 ・ しゃくてん ・ Buddhist literature / sutras</text:p>
            <text:p/>
            <text:p>保釈する ・ ほしゃくする ・ let out on bail [a prisoner] </text:p>
            <text:p/>
            <text:p>釈明 ・ しゃくめい ・ explanation; vindica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07" calcext:value-type="float">
            <text:p>1507</text:p>
          </table:table-cell>
          <table:table-cell table:style-name="ce8" office:value-type="string" calcext:value-type="string">
            <text:p>敷</text:p>
          </table:table-cell>
          <table:table-cell table:style-name="ce12" office:value-type="string" calcext:value-type="string">
            <text:p>敷設 ・ ふせつ ・ construction, laying</text:p>
            <text:p/>
            <text:p>敷く ・ しく ・ lay, spread; construct</text:p>
            <text:p/>
            <text:p>布団を敷く ・ ふとんをしく ・ make a bed</text:p>
            <text:p/>
            <text:p>敷金 ・ しききん ・ deposit money</text:p>
            <text:p/>
            <text:p>屋敷 ・ やしき ・ mansion, residence; residential lot</text:p>
            <text:p/>
            <text:p>敷物 ・ しきもの ・ carpet, rug</text:p>
            <text:p/>
            <text:p>下敷き ・ したじき ・ underlay; being buried; model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508" calcext:value-type="float">
            <text:p>1508</text:p>
          </table:table-cell>
          <table:table-cell table:style-name="ce8" office:value-type="string" calcext:value-type="string">
            <text:p>傲</text:p>
          </table:table-cell>
          <table:table-cell table:style-name="ce12" office:value-type="string" calcext:value-type="string">
            <text:p>傲慢 ・ ごうまん ・ proud, arrogant</text:p>
            <text:p/>
            <text:p>傲然と ・ ごうぜんと ・ arrogantly, haughtily</text:p>
            <text:p/>
            <text:p>傲岸な ・ ごうがんな ・ arrogant, haught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09" calcext:value-type="float">
            <text:p>1509</text:p>
          </table:table-cell>
          <table:table-cell table:style-name="ce8" office:value-type="string" calcext:value-type="string">
            <text:p>贅</text:p>
          </table:table-cell>
          <table:table-cell table:style-name="ce12" office:value-type="string" calcext:value-type="string">
            <text:p>贅沢 ・ ぜいたく ・ luxury, extravagance</text:p>
            <text:p/>
            <text:p>贅沢品 ・ ぜいたくひん ・ luxury item</text:p>
            <text:p/>
            <text:p>贅肉 ・ ぜいにく ・ excess fat, flab</text:p>
            <text:p/>
            <text:p>贅言 ・ ぜいげん ・ redundancy, wordines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10" calcext:value-type="float">
            <text:p>1510</text:p>
          </table:table-cell>
          <table:table-cell table:style-name="ce8" office:value-type="string" calcext:value-type="string">
            <text:p>審</text:p>
          </table:table-cell>
          <table:table-cell table:style-name="ce12" office:value-type="string" calcext:value-type="string">
            <text:p>審議 ・ しんぎ ・ deliberation, careful consideration</text:p>
            <text:p/>
            <text:p>不審 ・ ふしん ・ doubt, question</text:p>
            <text:p/>
            <text:p>陪審 ・ ばいしん ・ jury</text:p>
            <text:p/>
            <text:p>審判 ・ しんぱん ・ refereeing, judgment; referee, umpire</text:p>
            <text:p/>
            <text:p>審査する ・ しんさする ・ examine, investigate, judge</text:p>
            <text:p/>
            <text:p>審理する ・ しんりする ・ try, examine, inquire into</text:p>
            <text:p/>
            <text:p>審問 ・ しんもん ・ trial, hearing, formal interrogatio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511" calcext:value-type="float">
            <text:p>1511</text:p>
          </table:table-cell>
          <table:table-cell table:style-name="ce8" office:value-type="string" calcext:value-type="string">
            <text:p>藩</text:p>
          </table:table-cell>
          <table:table-cell table:style-name="ce12" office:value-type="string" calcext:value-type="string">
            <text:p>藩主 ・ はんしゅ ・ domain lord, daimyō</text:p>
            <text:p/>
            <text:p>藩閥 ・ はんばつ ・ clanship, clan favoritism</text:p>
            <text:p/>
            <text:p>幕藩体制 ・ ばくはんたいせい ・ feudal system Japanese </text:p>
            <text:p/>
            <text:p>藩校 ・ はんこう ・ han school</text:p>
            <text:p/>
            <text:p>藩内 ・ はんない ・ within the han</text:p>
            <text:p/>
            <text:p>廃藩 ・ はいはん ・ abolition of the han system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12" calcext:value-type="float">
            <text:p>1512</text:p>
          </table:table-cell>
          <table:table-cell table:style-name="ce8" office:value-type="string" calcext:value-type="string">
            <text:p>翻</text:p>
          </table:table-cell>
          <table:table-cell table:style-name="ce12" office:value-type="string" calcext:value-type="string">
            <text:p>翻訳する ・ ほんやくする ・ translate, render</text:p>
            <text:p/>
            <text:p>翻る ・ ひるがえる ・ [vi] turn over; wave, flutter</text:p>
            <text:p/>
            <text:p>翻す ・ ひるがえす ・ [vt] change one’s mind , reverse a decision ; wave, flutter; dodge</text:p>
            <text:p/>
            <text:p>翻案 ・ ほんあん ・ adaptation</text:p>
            <text:p/>
            <text:p>翻意する ・ ほんいする ・ change one’s mind</text:p>
            <text:p/>
            <text:p>翻然と ・ ほんぜんと ・ suddenl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513" calcext:value-type="float">
            <text:p>1513</text:p>
          </table:table-cell>
          <table:table-cell table:style-name="ce8" office:value-type="string" calcext:value-type="string">
            <text:p>翔</text:p>
          </table:table-cell>
          <table:table-cell table:style-name="ce12" office:value-type="string" calcext:value-type="string">
            <text:p>翔る ・ かける ・ [vi] soar, fly</text:p>
            <text:p/>
            <text:p>飛翔 ・ ひしょう ・ flight, soaring</text:p>
            <text:p/>
            <text:p>滑翔機 ・ かっしょうき ・ sailplane, glider</text:p>
            <text:p/>
            <text:p>天翔る ・ あまがける ・ [vi] ride the skies</text:p>
            <text:p/>
            <text:p>飛び翔る ・ とびかける ・ [vi] soar, fly</text:p>
            <text:p/>
            <text:p>翔ぶ ・ とぶ ・ [vi] soar, fly</text:p>
            <text:p/>
            <text:p>翔んでる ・ とんでる ・ groovy, far-out, flipped ou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514" calcext:value-type="float">
            <text:p>1514</text:p>
          </table:table-cell>
          <table:table-cell table:style-name="ce8" office:value-type="string" calcext:value-type="string">
            <text:p>査</text:p>
          </table:table-cell>
          <table:table-cell table:style-name="ce12" office:value-type="string" calcext:value-type="string">
            <text:p>検査 ・ けんさ ・ inspection, examination, test</text:p>
            <text:p/>
            <text:p>審査する ・ しんさする ・ examine, investigate, judge</text:p>
            <text:p/>
            <text:p>調査 ・ ちょうさ ・ investigation, inquiry, survey</text:p>
            <text:p/>
            <text:p>査察 ・ ささつ ・ inspection, investigation</text:p>
            <text:p/>
            <text:p>査閲 ・ さえつ ・ inspection, examination</text:p>
            <text:p/>
            <text:p>査問 ・ さもん ・ inquiry, hearin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15" calcext:value-type="float">
            <text:p>1515</text:p>
          </table:table-cell>
          <table:table-cell table:style-name="ce8" office:value-type="string" calcext:value-type="string">
            <text:p>租</text:p>
          </table:table-cell>
          <table:table-cell table:style-name="ce12" office:value-type="string" calcext:value-type="string">
            <text:p>租税 ・ そぜい ・ taxes, taxation</text:p>
            <text:p/>
            <text:p>租庸調 ・ そようちょう ・ taxes in kind or service, corvée former tax system </text:p>
            <text:p/>
            <text:p>地租 ・ ちそ ・ land tax</text:p>
            <text:p/>
            <text:p>免租 ・ めんそ ・ tax exemption</text:p>
            <text:p/>
            <text:p>貢租 ・ こうそ ・ tribute, annual tax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516" calcext:value-type="float">
            <text:p>1516</text:p>
          </table:table-cell>
          <table:table-cell table:style-name="ce8" office:value-type="string" calcext:value-type="string">
            <text:p>粗</text:p>
          </table:table-cell>
          <table:table-cell table:style-name="ce12" office:value-type="string" calcext:value-type="string">
            <text:p>粗い細工 ・ あらいさいく ・ rough workmanship</text:p>
            <text:p/>
            <text:p>粗末な ・ そまつな ・ coarse, crude, humble</text:p>
            <text:p/>
            <text:p>粗悪な ・ そあくな ・ coarse, crude, inferior</text:p>
            <text:p/>
            <text:p>粗造り ・ あらづくり ・ rough work</text:p>
            <text:p/>
            <text:p>粗品 ・ そしな ・ trifling gift, inferior goods</text:p>
            <text:p/>
            <text:p>粗 ・ あら ・ fault, defect; bony parts of a fish </text:p>
            <text:p/>
            <text:p>粗い肌 ・ あらいはだ ・ rough ski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517" calcext:value-type="float">
            <text:p>1517</text:p>
          </table:table-cell>
          <table:table-cell table:style-name="ce8" office:value-type="string" calcext:value-type="string">
            <text:p>阻</text:p>
          </table:table-cell>
          <table:table-cell table:style-name="ce12" office:value-type="string" calcext:value-type="string">
            <text:p>道を阻む ・ みちをはばむ ・ obstruct one's way</text:p>
            <text:p/>
            <text:p>阻害する ・ そがいする ・ obstruct, check, impede, hamper</text:p>
            <text:p/>
            <text:p>阻止 ・ そし ・ obstruction, check, hindrance</text:p>
            <text:p/>
            <text:p>険阻な ・ けんそな ・ steep mountain pass , precipitous</text:p>
            <text:p/>
            <text:p>成長を阻む ・ せいちょうをはばむ ・ hinder / check growth of plant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18" calcext:value-type="float">
            <text:p>1518</text:p>
          </table:table-cell>
          <table:table-cell table:style-name="ce8" office:value-type="string" calcext:value-type="string">
            <text:p>狙</text:p>
          </table:table-cell>
          <table:table-cell table:style-name="ce12" office:value-type="string" calcext:value-type="string">
            <text:p>狙撃 ・ そげき ・ sniping</text:p>
            <text:p/>
            <text:p>狙う ・ ねらう ・ [vt] aim at</text:p>
            <text:p/>
            <text:p>狙い ・ ねらい ・ aim, target, mark; purpose, objective</text:p>
            <text:p/>
            <text:p>狙い撃ち ・ ねらいうち ・ shooting, sniping</text:p>
            <text:p/>
            <text:p>狙い澄ます ・ ねらいすます ・ take careful aim</text:p>
            <text:p/>
            <text:p>穴狙い ・ あなねらい ・ aiming for a lucky break</text:p>
            <text:p/>
            <text:p>命を狙う ・ いのちをねらう ・ seek someone’s life be after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519" calcext:value-type="float">
            <text:p>1519</text:p>
          </table:table-cell>
          <table:table-cell table:style-name="ce8" office:value-type="string" calcext:value-type="string">
            <text:p>宜</text:p>
          </table:table-cell>
          <table:table-cell table:style-name="ce12" office:value-type="string" calcext:value-type="string">
            <text:p>便宜 ・ べんぎ ・ convenience, facility</text:p>
            <text:p/>
            <text:p>宜しい ・ よろしい ・ all right, OK</text:p>
            <text:p/>
            <text:p>宜しくお伝え下さい ・ よろしくおつたえください ・ Please give my best regards</text:p>
            <text:p/>
            <text:p>適宜 ・ てきぎ ・ suitableness, appropriateness; suitably</text:p>
            <text:p/>
            <text:p>時宜 ・ じぎ ・ right time [occasion] , proper tim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20" calcext:value-type="float">
            <text:p>1520</text:p>
          </table:table-cell>
          <table:table-cell table:style-name="ce8" office:value-type="string" calcext:value-type="string">
            <text:p>畳</text:p>
          </table:table-cell>
          <table:table-cell table:style-name="ce12" office:value-type="string" calcext:value-type="string">
            <text:p>畳む ・ たたむ ・ [vt] fold up; shut</text:p>
            <text:p/>
            <text:p>四畳半の部屋 ・ よじょうはんのへや ・ 4.5-mat room</text:p>
            <text:p/>
            <text:p>畳み地図 ・ たたみちず ・ folding map</text:p>
            <text:p/>
            <text:p>畳み椅子 ・ たたみいす ・ folding chair</text:p>
            <text:p/>
            <text:p>畳替え ・ たたみがえ ・ refacing tatami mats</text:p>
            <text:p/>
            <text:p>青畳 ・ あおだたみ ・ new mat</text:p>
            <text:p/>
            <text:p>畳まる ・ たたまる ・ [vi] be folded up </text:p>
            <text:p/>
            <text:p>家を畳む ・ いえをたたむ ・ shut up one’s hous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521" calcext:value-type="float">
            <text:p>1521</text:p>
          </table:table-cell>
          <table:table-cell table:style-name="ce8" office:value-type="string" calcext:value-type="string">
            <text:p>甲</text:p>
          </table:table-cell>
          <table:table-cell table:style-name="ce12" office:value-type="string" calcext:value-type="string">
            <text:p>手の甲 ・ てのこう ・ back of the hand</text:p>
            <text:p/>
            <text:p>甲羅 ・ こうら ・ shell, carapace</text:p>
            <text:p/>
            <text:p>甲板 ・ かんぱん [こうはん] ・ deck ship </text:p>
            <text:p/>
            <text:p>亀甲 ・ きっこう ・ carapace of a turtle, tortoiseshell</text:p>
            <text:p/>
            <text:p>甲種 ・ こうしゅ ・ grade A, first grade</text:p>
            <text:p/>
            <text:p>甲と乙 ・ こうとおつ ・ A and B, the former and the latt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522" calcext:value-type="float">
            <text:p>1522</text:p>
          </table:table-cell>
          <table:table-cell table:style-name="ce8" office:value-type="string" calcext:value-type="string">
            <text:p>乙</text:p>
          </table:table-cell>
          <table:table-cell table:style-name="ce12" office:value-type="string" calcext:value-type="string">
            <text:p>乙種 ・ おつしゅ ・ second grade</text:p>
            <text:p/>
            <text:p>甲乙 ・ こうおつ ・ first and second, former and latter</text:p>
            <text:p/>
            <text:p>乙女 ・ おとめ ・ virgin, maide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23" calcext:value-type="float">
            <text:p>1523</text:p>
          </table:table-cell>
          <table:table-cell table:style-name="ce8" office:value-type="string" calcext:value-type="string">
            <text:p>丙</text:p>
          </table:table-cell>
          <table:table-cell table:style-name="ce12" office:value-type="string" calcext:value-type="string">
            <text:p>甲乙丙 ・ こうおつへい ・ 1st, 2nd &amp; 3rd; A, B &amp; C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24" calcext:value-type="float">
            <text:p>1524</text:p>
          </table:table-cell>
          <table:table-cell table:style-name="ce8" office:value-type="string" calcext:value-type="string">
            <text:p>柄</text:p>
          </table:table-cell>
          <table:table-cell table:style-name="ce12" office:value-type="string" calcext:value-type="string">
            <text:p>人柄 ・ ひとがら ・ personality, character; personal appearance, gentility</text:p>
            <text:p/>
            <text:p>家柄 ・ いえがら ・ social standing of a family; lineage</text:p>
            <text:p/>
            <text:p>傘の柄 ・ かさのえ ・ umbrella handle</text:p>
            <text:p/>
            <text:p>間柄 ・ あいだがら ・ relation, terms</text:p>
            <text:p/>
            <text:p>横柄な ・ おうへいな ・ overbearing, arrogant</text:p>
            <text:p/>
            <text:p>身柄 ・ みがら ・ one's person</text:p>
            <text:p/>
            <text:p>柄の悪い ・ がらのわるい ・ ill-bread</text:p>
            <text:p/>
            <text:p>小柄 ・ こがら ・ small build stature , petite; small patter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25" calcext:value-type="float">
            <text:p>1525</text:p>
          </table:table-cell>
          <table:table-cell table:style-name="ce8" office:value-type="string" calcext:value-type="string">
            <text:p>押</text:p>
          </table:table-cell>
          <table:table-cell table:style-name="ce12" office:value-type="string" calcext:value-type="string">
            <text:p>押す ・ おす ・ [vt] push, press down </text:p>
            <text:p/>
            <text:p>押収 ・ おうしゅう ・ seizure, confiscation</text:p>
            <text:p/>
            <text:p>押さえる ・ おさえる ・ [vt] press, hold down </text:p>
            <text:p/>
            <text:p>押印する ・ おういんする ・ seal affix a </text:p>
            <text:p/>
            <text:p>押送する ・ おうそうする ・ transfer a convict , escor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26" calcext:value-type="float">
            <text:p>1526</text:p>
          </table:table-cell>
          <table:table-cell table:style-name="ce8" office:value-type="string" calcext:value-type="string">
            <text:p>抽</text:p>
          </table:table-cell>
          <table:table-cell table:style-name="ce12" office:value-type="string" calcext:value-type="string">
            <text:p>抽選 ・ ちゅうせん ・ drawing of lots, lottery</text:p>
            <text:p/>
            <text:p>抽象的 ・ ちゅうしょうてき ・ abstract</text:p>
            <text:p/>
            <text:p>抽出する ・ ちゅうしゅつする ・ extract, abstract, educ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527" calcext:value-type="float">
            <text:p>1527</text:p>
          </table:table-cell>
          <table:table-cell table:style-name="ce8" office:value-type="string" calcext:value-type="string">
            <text:p>捜</text:p>
          </table:table-cell>
          <table:table-cell table:style-name="ce12" office:value-type="string" calcext:value-type="string">
            <text:p>捜査 ・ そうさ ・ criminal investigation, search</text:p>
            <text:p/>
            <text:p>捜す ・ さがす ・ "[vt] look, hunt for sth. ""lost"" "</text:p>
            <text:p/>
            <text:p>捜索 ・ そうさく ・ search, investigation</text:p>
            <text:p/>
            <text:p>博捜 ・ はくそう ・ searching far and wide</text:p>
            <text:p/>
            <text:p>捜し物 ・ さがしもの ・ looking for sth. lost; thing to look for</text:p>
            <text:p/>
            <text:p>宝捜し ・ たからさがし ・ treasure hunt</text:p>
            <text:p/>
            <text:p>本を捜す ・ ほんをさがす ・ look for a book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28" calcext:value-type="float">
            <text:p>1528</text:p>
          </table:table-cell>
          <table:table-cell table:style-name="ce8" office:value-type="string" calcext:value-type="string">
            <text:p>届</text:p>
          </table:table-cell>
          <table:table-cell table:style-name="ce12" office:value-type="string" calcext:value-type="string">
            <text:p>届く ・ とどく ・ [vi] reach, arrive</text:p>
            <text:p/>
            <text:p>届ける ・ とどける ・ [vt] deliver, give notice</text:p>
            <text:p/>
            <text:p>欠席届 ・ けっせきとどけ ・ notification of absence</text:p>
            <text:p/>
            <text:p>届け先 ・ とどけさき ・ destination, addres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529" calcext:value-type="float">
            <text:p>1529</text:p>
          </table:table-cell>
          <table:table-cell table:style-name="ce8" office:value-type="string" calcext:value-type="string">
            <text:p>宙</text:p>
          </table:table-cell>
          <table:table-cell table:style-name="ce12" office:value-type="string" calcext:value-type="string">
            <text:p>宙返り ・ ちゅうがえり ・ somersault</text:p>
            <text:p/>
            <text:p>宇宙 ・ うちゅう ・ universe, cosmos; outer space </text:p>
            <text:p/>
            <text:p>宙乗り ・ ちゅうのり ・ aerial stunts </text:p>
            <text:p/>
            <text:p>宙吊り ・ ちゅうづり ・ hanging in midai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30" calcext:value-type="float">
            <text:p>1530</text:p>
          </table:table-cell>
          <table:table-cell table:style-name="ce8" office:value-type="string" calcext:value-type="string">
            <text:p>笛</text:p>
          </table:table-cell>
          <table:table-cell table:style-name="ce12" office:value-type="string" calcext:value-type="string">
            <text:p>警笛 ・ けいてき ・ alarm-whistle, horn</text:p>
            <text:p/>
            <text:p>牧笛 ・ ぼくてき ・ shepherd’s pipe</text:p>
            <text:p/>
            <text:p>口笛 ・ くちぶえ ・ whistle</text:p>
            <text:p/>
            <text:p>笛 ・ ふえ ・ flute; whistle</text:p>
            <text:p/>
            <text:p>横笛 ・ よこぶえ ・ flute, fife</text:p>
            <text:p/>
            <text:p>草笛 ・ くさぶえ ・ reed</text:p>
            <text:p/>
            <text:p>麦笛 ・ むぎぶえ ・ oaten pipe</text:p>
            <text:p/>
            <text:p>喉笛 ・ のどぶえ ・ windpip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31" calcext:value-type="float">
            <text:p>1531</text:p>
          </table:table-cell>
          <table:table-cell table:style-name="ce8" office:value-type="string" calcext:value-type="string">
            <text:p>袖</text:p>
          </table:table-cell>
          <table:table-cell table:style-name="ce12" office:value-type="string" calcext:value-type="string">
            <text:p>半袖 ・ はんそで ・ short sleeves</text:p>
            <text:p/>
            <text:p>長袖 ・ ながそで ・ long sleeves</text:p>
            <text:p/>
            <text:p>袖口 ・ そでぐち ・ edge of a sleeve; cuff, wrist- / sleeve band,</text:p>
            <text:p/>
            <text:p>袖珍本 ・ しゅうちんぼん ・ pocket-size book</text:p>
            <text:p/>
            <text:p>領袖 ・ りょうしゅう ・ leader, chief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32" calcext:value-type="float">
            <text:p>1532</text:p>
          </table:table-cell>
          <table:table-cell table:style-name="ce8" office:value-type="string" calcext:value-type="string">
            <text:p>襟</text:p>
          </table:table-cell>
          <table:table-cell table:style-name="ce12" office:value-type="string" calcext:value-type="string">
            <text:p>襟を正す [衿を正す] ・ えりをただす ・ straighten oneself</text:p>
            <text:p/>
            <text:p>開襟シャツ [開衿シャツ] ・ かいきんシャツ ・ wing-collared shirt [open-neck] </text:p>
            <text:p/>
            <text:p>襟 ・ えり ・ collar; neck</text:p>
            <text:p/>
            <text:p>襟巻き ・ えりまき ・ scarf, muffler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533" calcext:value-type="float">
            <text:p>1533</text:p>
          </table:table-cell>
          <table:table-cell table:style-name="ce8" office:value-type="string" calcext:value-type="string">
            <text:p>衿</text:p>
          </table:table-cell>
          <table:table-cell table:style-name="ce12" office:value-type="string" calcext:value-type="string">
            <text:p>開衿シャツ ・ かいきんしゃつ ・ wing-collared shirt [open-neck] </text:p>
            <text:p/>
            <text:p>半衿 ・ はんえり ・ neckpiece on a kimono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34" calcext:value-type="float">
            <text:p>1534</text:p>
          </table:table-cell>
          <table:table-cell table:style-name="ce8" office:value-type="string" calcext:value-type="string">
            <text:p>裾</text:p>
          </table:table-cell>
          <table:table-cell table:style-name="ce12" office:value-type="string" calcext:value-type="string">
            <text:p>裾裏 ・ すそうら ・ hem lining</text:p>
            <text:p/>
            <text:p>裾 ・ すそ ・ cuff, hem</text:p>
            <text:p/>
            <text:p>裾除け ・ すそよけ ・ underskirt</text:p>
            <text:p/>
            <text:p>裳裾 ・ もすそ ・ hem of clothing [cuff, train] </text:p>
            <text:p/>
            <text:p>お裾分け ・ おすそわけ ・ sharing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35" calcext:value-type="float">
            <text:p>1535</text:p>
          </table:table-cell>
          <table:table-cell table:style-name="ce8" office:value-type="string" calcext:value-type="string">
            <text:p>据</text:p>
          </table:table-cell>
          <table:table-cell table:style-name="ce12" office:value-type="string" calcext:value-type="string">
            <text:p>据える ・ すえる ・ [vt] set in position, install; set a table ; lay a foundation </text:p>
            <text:p/>
            <text:p>据わる ・ すわる ・ [vi] be set</text:p>
            <text:p/>
            <text:p>据え置き ・ すえおき ・ leaving sth. as it stands; deferred savings</text:p>
            <text:p/>
            <text:p>据え膳 ・ すえぜん ・ meal set before one; women’s advances</text:p>
            <text:p/>
            <text:p>見据える ・ みすえる ・ fix one’s eyes, look hard</text:p>
            <text:p/>
            <text:p>目が据わって ・ めがすわって ・ with set eyes</text:p>
            <text:p/>
            <text:p>腹の据わった男 ・ はらのすわったおとこ ・ man with plenty of gut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36" calcext:value-type="float">
            <text:p>1536</text:p>
          </table:table-cell>
          <table:table-cell table:style-name="ce8" office:value-type="string" calcext:value-type="string">
            <text:p>握</text:p>
          </table:table-cell>
          <table:table-cell table:style-name="ce12" office:value-type="string" calcext:value-type="string">
            <text:p>握る ・ にぎる ・ [vt] grasp, seize</text:p>
            <text:p/>
            <text:p>握手 ・ あくしゅ ・ handshake</text:p>
            <text:p/>
            <text:p>握り ・ にぎり ・ grasp, grip; handle; hand-rolled sushi</text:p>
            <text:p/>
            <text:p>お握り ・ おにぎり ・ rice ball</text:p>
            <text:p/>
            <text:p>握り締める ・ にぎりしめる ・ squeeze, grip, clasp</text:p>
            <text:p/>
            <text:p>一握 ・ いちあく ・ a handful of sand </text:p>
            <text:p/>
            <text:p>掌握する ・ しょうあくする ・ hold, seize, grasp, comman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37" calcext:value-type="float">
            <text:p>1537</text:p>
          </table:table-cell>
          <table:table-cell table:style-name="ce8" office:value-type="string" calcext:value-type="string">
            <text:p>揃</text:p>
          </table:table-cell>
          <table:table-cell table:style-name="ce12" office:value-type="string" calcext:value-type="string">
            <text:p>揃える ・ そろえる ・ [vt] make uniform, arrange properly</text:p>
            <text:p/>
            <text:p>揃う ・ そろう ・ [vi] be uniform [even], match; be complete, make a pair; assemble, be all present</text:p>
            <text:p/>
            <text:p>一揃え ・ ひとそろえ ・ a set [suit] </text:p>
            <text:p/>
            <text:p>品揃え ・ しなぞろえ ・ full stock of goods</text:p>
            <text:p/>
            <text:p>勢揃いする ・ せいぞろいする ・ assemble in full force, muster</text:p>
            <text:p/>
            <text:p>傑作揃い ・ けっさくぞろい ・ full array of masterpiece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38" calcext:value-type="float">
            <text:p>1538</text:p>
          </table:table-cell>
          <table:table-cell table:style-name="ce8" office:value-type="string" calcext:value-type="string">
            <text:p>撫</text:p>
          </table:table-cell>
          <table:table-cell table:style-name="ce12" office:value-type="string" calcext:value-type="string">
            <text:p>撫でる ・ なでる ・ [vt] stroke, pet</text:p>
            <text:p/>
            <text:p>逆撫でする ・ さかなでする ・ rub the wrong way, irritate</text:p>
            <text:p/>
            <text:p>撫で上げる ・ なであげる ・ [vt] comb back</text:p>
            <text:p/>
            <text:p>撫で付ける ・ なでつける ・ [vt] comb / smooth down</text:p>
            <text:p/>
            <text:p>愛撫する ・ あいぶする ・ caress, fondle, pet</text:p>
            <text:p/>
            <text:p>宣撫 ・ せんぶ ・ pacification [placation] of an occupied peopl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539" calcext:value-type="float">
            <text:p>1539</text:p>
          </table:table-cell>
          <table:table-cell table:style-name="ce8" office:value-type="string" calcext:value-type="string">
            <text:p>託</text:p>
          </table:table-cell>
          <table:table-cell table:style-name="ce12" office:value-type="string" calcext:value-type="string">
            <text:p>委託する ・ いたくする ・ entrust with, consign</text:p>
            <text:p/>
            <text:p>託す ・ たくす ・ [vt] entrust sb. sth. </text:p>
            <text:p/>
            <text:p>寄託する ・ きたくする ・ deposit, entrust</text:p>
            <text:p/>
            <text:p>信託 ・ しんたく ・ trust</text:p>
            <text:p/>
            <text:p>結託する ・ けったくする ・ conspire with, be in collusion with</text:p>
            <text:p/>
            <text:p>供託金 ・ きょうたくきん ・ deposit mone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540" calcext:value-type="float">
            <text:p>1540</text:p>
          </table:table-cell>
          <table:table-cell table:style-name="ce8" office:value-type="string" calcext:value-type="string">
            <text:p>宅</text:p>
          </table:table-cell>
          <table:table-cell table:style-name="ce12" office:value-type="string" calcext:value-type="string">
            <text:p>住宅 ・ じゅうたく ・ housing, residence</text:p>
            <text:p/>
            <text:p>宅地 ・ たくち ・ land for housing, residential land</text:p>
            <text:p/>
            <text:p>帰宅 ・ きたく ・ homecoming</text:p>
            <text:p/>
            <text:p>自宅 ・ じたく ・ one's house / home</text:p>
            <text:p/>
            <text:p>お宅 ・ おたく ・ your home / house; you</text:p>
            <text:p/>
            <text:p>家宅捜査 ・ かたくそうさ ・ search of the premises</text:p>
            <text:p/>
            <text:p>社宅 ・ しゃたく ・ company house</text:p>
            <text:p/>
            <text:p>邸宅 ・ ていたく ・ residence, mansio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541" calcext:value-type="float">
            <text:p>1541</text:p>
          </table:table-cell>
          <table:table-cell table:style-name="ce8" office:value-type="string" calcext:value-type="string">
            <text:p>詫</text:p>
          </table:table-cell>
          <table:table-cell table:style-name="ce12" office:value-type="string" calcext:value-type="string">
            <text:p>詫びる ・ わびる ・ [vi] apologize</text:p>
            <text:p/>
            <text:p>詫び状 ・ わびじょう ・ letter of apology</text:p>
            <text:p/>
            <text:p>詫びを入れる ・ わびをいれる ・ make an apology</text:p>
            <text:p/>
            <text:p>お詫び ・ おわび ・ apolog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542" calcext:value-type="float">
            <text:p>1542</text:p>
          </table:table-cell>
          <table:table-cell table:style-name="ce8" office:value-type="string" calcext:value-type="string">
            <text:p>宇</text:p>
          </table:table-cell>
          <table:table-cell table:style-name="ce12" office:value-type="string" calcext:value-type="string">
            <text:p>宇宙 ・ うちゅう ・ universe, cosmos; outer space</text:p>
            <text:p/>
            <text:p>宇宙飛行士 ・ うちゅうひこうし ・ astronaut, cosmonaut</text:p>
            <text:p/>
            <text:p>大宇宙 ・ だいうちゅう ・ macrocosm; the univers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543" calcext:value-type="float">
            <text:p>1543</text:p>
          </table:table-cell>
          <table:table-cell table:style-name="ce8" office:value-type="string" calcext:value-type="string">
            <text:p>芋</text:p>
          </table:table-cell>
          <table:table-cell table:style-name="ce12" office:value-type="string" calcext:value-type="string">
            <text:p>焼き芋 ・ やきいも ・ baked sweet potato</text:p>
            <text:p/>
            <text:p>ジャガ芋 ・ ジャガいも ・ potato, white potato</text:p>
            <text:p/>
            <text:p>里芋 ・ さといも ・ taro</text:p>
            <text:p/>
            <text:p>薩摩芋 ・ さつまいも ・ sweet potato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544" calcext:value-type="float">
            <text:p>1544</text:p>
          </table:table-cell>
          <table:table-cell table:style-name="ce8" office:value-type="string" calcext:value-type="string">
            <text:p>寿</text:p>
          </table:table-cell>
          <table:table-cell table:style-name="ce12" office:value-type="string" calcext:value-type="string">
            <text:p>新年の寿 ・ しんねんの ことぶき ・ New Year's greetings</text:p>
            <text:p/>
            <text:p>寿命 ・ じゅみょう ・ life span</text:p>
            <text:p/>
            <text:p>寿 ・ ことぶき ・ celebration; congratulations; long life</text:p>
            <text:p/>
            <text:p>寿司を握る ・ すしをにぎる ・ hand-make sushi</text:p>
            <text:p/>
            <text:p>長寿 ・ ちょうじゅ ・ long life, longevity</text:p>
            <text:p/>
            <text:p>寿老人 ・ じゅろうじん ・ God of Longevity</text:p>
            <text:p/>
            <text:p>天寿 ・ てんじゅ ・ one’s natural life spa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45" calcext:value-type="float">
            <text:p>1545</text:p>
          </table:table-cell>
          <table:table-cell table:style-name="ce8" office:value-type="string" calcext:value-type="string">
            <text:p>鋳</text:p>
          </table:table-cell>
          <table:table-cell table:style-name="ce12" office:value-type="string" calcext:value-type="string">
            <text:p>鋳る ・ いる ・ [vt] cast, mint</text:p>
            <text:p/>
            <text:p>鋳造 ・ ちゅうぞう ・ casting, minting, coining</text:p>
            <text:p/>
            <text:p>鋳鉄 ・ ちゅうてつ ・ iron casting</text:p>
            <text:p/>
            <text:p>鋳物 ・ いもの ・ cast metal, casting</text:p>
            <text:p/>
            <text:p>鋳型 ・ いがた ・ mold, cast, matrix, di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546" calcext:value-type="float">
            <text:p>1546</text:p>
          </table:table-cell>
          <table:table-cell table:style-name="ce8" office:value-type="string" calcext:value-type="string">
            <text:p>銘</text:p>
          </table:table-cell>
          <table:table-cell table:style-name="ce12" office:value-type="string" calcext:value-type="string">
            <text:p>銘文 ・ めいぶん ・ inscription</text:p>
            <text:p/>
            <text:p>感銘 ・ かんめい ・ deep impression</text:p>
            <text:p/>
            <text:p>銘記する ・ めいきする ・ bear in mind; inscribe, engrave</text:p>
            <text:p/>
            <text:p>銘柄 ・ めいがら ・ brand (name)</text:p>
            <text:p/>
            <text:p>無銘の ・ むめいの ・ anonymous</text:p>
            <text:p/>
            <text:p>銘銘 ・ めいめい ・ each, severall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47" calcext:value-type="float">
            <text:p>1547</text:p>
          </table:table-cell>
          <table:table-cell table:style-name="ce8" office:value-type="string" calcext:value-type="string">
            <text:p>鏡</text:p>
          </table:table-cell>
          <table:table-cell table:style-name="ce12" office:value-type="string" calcext:value-type="string">
            <text:p>鏡 ・ かがみ ・ mirror</text:p>
            <text:p/>
            <text:p>眼鏡 ・ めがね ・ glasses, spectacles</text:p>
            <text:p/>
            <text:p>鏡に映る ・ かがみにうつる ・ be reflected in a mirror</text:p>
            <text:p/>
            <text:p>望遠鏡 ・ ぼうえんきょう ・ telescope</text:p>
            <text:p/>
            <text:p>双眼鏡 ・ そうがんきょう ・ binoculars</text:p>
            <text:p/>
            <text:p>鏡台 ・ きょうだい ・ dressing table</text:p>
            <text:p/>
            <text:p>鏡板 ・ かがみいた ・ panel, scene-panel</text:p>
            <text:p/>
            <text:p>手鏡 ・ てかがみ ・ hand glas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48" calcext:value-type="float">
            <text:p>1548</text:p>
          </table:table-cell>
          <table:table-cell table:style-name="ce8" office:value-type="string" calcext:value-type="string">
            <text:p>境</text:p>
          </table:table-cell>
          <table:table-cell table:style-name="ce12" office:value-type="string" calcext:value-type="string">
            <text:p>境目 ・ さかいめ ・ border, boundary line; crisis</text:p>
            <text:p/>
            <text:p>国境¹ ・ こっきょう ・ border national </text:p>
            <text:p/>
            <text:p>国境² ・ くにざかい ・ boundary / border national, state, provincial </text:p>
            <text:p/>
            <text:p>境 ・ さかい ・ boundary</text:p>
            <text:p/>
            <text:p>境界 ・ きょうかい ・ boundary, border</text:p>
            <text:p/>
            <text:p>見境 ・ みさかい ・ distinction, discrimination</text:p>
            <text:p/>
            <text:p>心境 ・ しんきょう ・ frame of mind, mental attitude [state] </text:p>
            <text:p/>
            <text:p>進境 ・ しんきょう ・ progress, improvemen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49" calcext:value-type="float">
            <text:p>1549</text:p>
          </table:table-cell>
          <table:table-cell table:style-name="ce8" office:value-type="string" calcext:value-type="string">
            <text:p>環</text:p>
          </table:table-cell>
          <table:table-cell table:style-name="ce12" office:value-type="string" calcext:value-type="string">
            <text:p>環境 ・ かんきょう ・ environment, surroundings, circumstances</text:p>
            <text:p/>
            <text:p>環状の ・ かんじょうの ・ ring-shaped, circular</text:p>
            <text:p/>
            <text:p>環状線 ・ かんじょうせん ・ belt line</text:p>
            <text:p/>
            <text:p>環海 ・ かんかい ・ surrounding seas</text:p>
            <text:p/>
            <text:p>循環 ・ じゅんかん ・ circulation, rotation; cycle</text:p>
            <text:p/>
            <text:p>環礁 ・ かんしょう ・ atoll</text:p>
            <text:p/>
            <text:p>一環 ・ いっかん ・ link; part</text:p>
            <text:p/>
            <text:p>金環食 ・ きんかんしょく ・ annular eclips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550" calcext:value-type="float">
            <text:p>1550</text:p>
          </table:table-cell>
          <table:table-cell table:style-name="ce8" office:value-type="string" calcext:value-type="string">
            <text:p>還</text:p>
          </table:table-cell>
          <table:table-cell table:style-name="ce12" office:value-type="string" calcext:value-type="string">
            <text:p>返還 ・ へんかん ・ return, restoration, repayment</text:p>
            <text:p/>
            <text:p>還暦 ・ かんれき ・ completion of the trad. sexagenary cycle, 60th birthday</text:p>
            <text:p/>
            <text:p>生還する ・ せいかんする ・ return alive; [baseball] reach the home plate</text:p>
            <text:p/>
            <text:p>還付する ・ かんぷする ・ return, restore, refund</text:p>
            <text:p/>
            <text:p>還元 ・ かんげん ・ restoration; reduction, deoxidization</text:p>
            <text:p/>
            <text:p>送還 ・ そうかん ・ sending back, repatriatio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551" calcext:value-type="float">
            <text:p>1551</text:p>
          </table:table-cell>
          <table:table-cell table:style-name="ce8" office:value-type="string" calcext:value-type="string">
            <text:p>盾</text:p>
          </table:table-cell>
          <table:table-cell table:style-name="ce12" office:value-type="string" calcext:value-type="string">
            <text:p>矛盾 ・ むじゅん ・ contradiction</text:p>
            <text:p/>
            <text:p>後ろ盾 ・ うしろだて ・ backer</text:p>
            <text:p/>
            <text:p>盾 ・ たて ・ shield</text:p>
            <text:p/>
            <text:p>盾突く ・ たてつく ・ [vi] oppose, defy, rebe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52" calcext:value-type="float">
            <text:p>1552</text:p>
          </table:table-cell>
          <table:table-cell table:style-name="ce8" office:value-type="string" calcext:value-type="string">
            <text:p>循</text:p>
          </table:table-cell>
          <table:table-cell table:style-name="ce12" office:value-type="string" calcext:value-type="string">
            <text:p>循環 ・ じゅんかん ・ circulation, rotation; cycle</text:p>
            <text:p/>
            <text:p>血液循環 ・ けつえきじゅんかん ・ blood circulation</text:p>
            <text:p/>
            <text:p>悪循環 ・ あくじゅんかん ・ vicious circl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53" calcext:value-type="float">
            <text:p>1553</text:p>
          </table:table-cell>
          <table:table-cell table:style-name="ce8" office:value-type="string" calcext:value-type="string">
            <text:p>巡</text:p>
          </table:table-cell>
          <table:table-cell table:style-name="ce12" office:value-type="string" calcext:value-type="string">
            <text:p>巡る ・ めぐる ・ [vi] go round; tour</text:p>
            <text:p/>
            <text:p>巡礼 ・ じゅんれい ・ pilgrim(age)</text:p>
            <text:p/>
            <text:p>血の巡り ・ ちのめぐり ・ circulation of blood</text:p>
            <text:p/>
            <text:p>巡察する ・ じゅんさつする ・ patrol, make a round of inspections </text:p>
            <text:p/>
            <text:p>巡歴 ・ じゅんれき ・ tour, trip</text:p>
            <text:p/>
            <text:p>巡査 ・ じゅんさ ・ police, patrolman</text:p>
            <text:p/>
            <text:p>巡視 ・ じゅんし ・ inspection tou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54" calcext:value-type="float">
            <text:p>1554</text:p>
          </table:table-cell>
          <table:table-cell table:style-name="ce8" office:value-type="string" calcext:value-type="string">
            <text:p>這</text:p>
          </table:table-cell>
          <table:table-cell table:style-name="ce12" office:value-type="string" calcext:value-type="string">
            <text:p>這う ・ はう ・ [vi] crawl on all fours, stay flat</text:p>
            <text:p/>
            <text:p>横這い ・ よこばい ・ crawling sideways; flat as of sales numbers </text:p>
            <text:p/>
            <text:p>這い上がる ・ はいあがる ・ [vi] crawl / creep / climb up</text:p>
            <text:p/>
            <text:p>這い這い ・ はいはい ・ crawling of babies </text:p>
            <text:p/>
            <text:p>這い蹲る ・ はいつくばる ・ grovel, go down on one’s hands and knees </text:p>
            <text:p/>
            <text:p>四つん這い ・ よつんばい ・ on all fours, on one’s hands and fee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55" calcext:value-type="float">
            <text:p>1555</text:p>
          </table:table-cell>
          <table:table-cell table:style-name="ce8" office:value-type="string" calcext:value-type="string">
            <text:p>逓</text:p>
          </table:table-cell>
          <table:table-cell table:style-name="ce12" office:value-type="string" calcext:value-type="string">
            <text:p>逓信 ・ ていしん ・ communications</text:p>
            <text:p/>
            <text:p>逓送 ・ ていそう ・ forwarding</text:p>
            <text:p/>
            <text:p>逓次 ・ ていじ ・ in order, successivel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556" calcext:value-type="float">
            <text:p>1556</text:p>
          </table:table-cell>
          <table:table-cell table:style-name="ce8" office:value-type="string" calcext:value-type="string">
            <text:p>息</text:p>
          </table:table-cell>
          <table:table-cell table:style-name="ce12" office:value-type="string" calcext:value-type="string">
            <text:p>息 ・ いき ・ breath</text:p>
            <text:p/>
            <text:p>休息 ・ きゅうそく ・ rest, repose</text:p>
            <text:p/>
            <text:p>息子 ・ むすこ ・ son</text:p>
            <text:p/>
            <text:p>溜め息 ・ ためいき ・ sigh</text:p>
            <text:p/>
            <text:p>一息 ・ ひといき ・ breath; pause, rest; a little bit of effort</text:p>
            <text:p/>
            <text:p>消息 ・ しょうそく ・ personal news, movements; lette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57" calcext:value-type="float">
            <text:p>1557</text:p>
          </table:table-cell>
          <table:table-cell table:style-name="ce8" office:value-type="string" calcext:value-type="string">
            <text:p>憩</text:p>
          </table:table-cell>
          <table:table-cell table:style-name="ce12" office:value-type="string" calcext:value-type="string">
            <text:p>休憩する ・ きゅうけいする ・ take a rest</text:p>
            <text:p/>
            <text:p>憩いの場 ・ いこいのば ・ place for relaxation &amp; refreshment</text:p>
            <text:p/>
            <text:p>小憩 ・ しょうけい ・ short rest, brief recess</text:p>
            <text:p/>
            <text:p>憩う ・ いこう ・ [vi] (take a rest, repose, relax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558" calcext:value-type="float">
            <text:p>1558</text:p>
          </table:table-cell>
          <table:table-cell table:style-name="ce8" office:value-type="string" calcext:value-type="string">
            <text:p>鼻</text:p>
          </table:table-cell>
          <table:table-cell table:style-name="ce12" office:value-type="string" calcext:value-type="string">
            <text:p>象の鼻 ・ ぞうのはな ・ elephant's trunk</text:p>
            <text:p/>
            <text:p>鼻音 ・ びおん ・ nasal sound</text:p>
            <text:p/>
            <text:p>鼻下長 ・ びかちょう ・ amorous man, spoony</text:p>
            <text:p/>
            <text:p>鼻 ・ はな ・ nose</text:p>
            <text:p/>
            <text:p>耳鼻 ・ じび ・ nose &amp; ears</text:p>
            <text:p/>
            <text:p>鼻血 ・ はなぢ ・ nosebleed</text:p>
            <text:p/>
            <text:p>鼻水 ・ はなみず ・ nasal discharge</text:p>
            <text:p/>
            <text:p>鼻柱 ・ はなばしら ・ bridge of the nose; self-asserti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59" calcext:value-type="float">
            <text:p>1559</text:p>
          </table:table-cell>
          <table:table-cell table:style-name="ce8" office:value-type="string" calcext:value-type="string">
            <text:p>孔</text:p>
          </table:table-cell>
          <table:table-cell table:style-name="ce12" office:value-type="string" calcext:value-type="string">
            <text:p>気孔 ・ きこう ・ pore, stoma</text:p>
            <text:p/>
            <text:p>孔子 ・ こうし ・ Confucius</text:p>
            <text:p/>
            <text:p>鼻孔 ・ びこう ・ nostrils</text:p>
            <text:p/>
            <text:p>瞳孔 ・ どうこう ・ pupil</text:p>
            <text:p/>
            <text:p>排水孔 ・ はいすいこう ・ scupper hole ; osculum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560" calcext:value-type="float">
            <text:p>1560</text:p>
          </table:table-cell>
          <table:table-cell table:style-name="ce8" office:value-type="string" calcext:value-type="string">
            <text:p>臭</text:p>
          </table:table-cell>
          <table:table-cell table:style-name="ce12" office:value-type="string" calcext:value-type="string">
            <text:p>臭う ・ におう ・ [vi] stink, reek</text:p>
            <text:p/>
            <text:p>悪臭 ・ あくしゅう ・ offensive odor, stench</text:p>
            <text:p/>
            <text:p>体臭 ・ たいしゅう ・ body odor</text:p>
            <text:p/>
            <text:p>水臭い ・ みずくさい ・ not frank, reserved; watery</text:p>
            <text:p/>
            <text:p>素人臭い ・ しろうとくさい ・ amateurish</text:p>
            <text:p/>
            <text:p>臭い消し ・ においけし ・ deodoran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61" calcext:value-type="float">
            <text:p>1561</text:p>
          </table:table-cell>
          <table:table-cell table:style-name="ce8" office:value-type="string" calcext:value-type="string">
            <text:p>嗅</text:p>
          </table:table-cell>
          <table:table-cell table:style-name="ce12" office:value-type="string" calcext:value-type="string">
            <text:p>嗅ぐ ・ かぐ ・ [vt] smell, sniff</text:p>
            <text:p/>
            <text:p>嗅覚 ・ きゅうかく ・ sense of smell</text:p>
            <text:p/>
            <text:p>嗅神経 ・ きゅうしんけい ・ olfactory nerve</text:p>
            <text:p/>
            <text:p>嗅ぎ出す ・ かぎだす ・ [vt] sniff out</text:p>
            <text:p/>
            <text:p>嗅ぎ分ける ・ かぎわける ・ [vt] scent out, discern</text:p>
            <text:p/>
            <text:p>嗅ぎ当てる ・ かぎあてる ・ [vt] sniff / scent out</text:p>
            <text:p/>
            <text:p>嗅ぎ付ける ・ かぎつける ・ [vt] sniff out, get wind of</text:p>
            <text:p/>
            <text:p>嗅ぎ回る ・ かぎまわる ・ sniff about [around] , snoop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62" calcext:value-type="float">
            <text:p>1562</text:p>
          </table:table-cell>
          <table:table-cell table:style-name="ce8" office:value-type="string" calcext:value-type="string">
            <text:p>奥</text:p>
          </table:table-cell>
          <table:table-cell table:style-name="ce12" office:value-type="string" calcext:value-type="string">
            <text:p>奥様 ・ おくさま ・ married lady, Mrs.; your wife</text:p>
            <text:p/>
            <text:p>内奥 ・ ないおう ・ inner part, depths, recesses</text:p>
            <text:p/>
            <text:p>奥行き ・ おくゆき ・ depth, length</text:p>
            <text:p/>
            <text:p>奥 ・ おく ・ inner part, depths</text:p>
            <text:p/>
            <text:p>奥行き ・ おくゆき ・ depth, length</text:p>
            <text:p/>
            <text:p>奥地 ・ おくち ・ interior, hinterland, backwoods</text:p>
            <text:p/>
            <text:p>奥の間 ・ おくのま ・ back room</text:p>
            <text:p/>
            <text:p>奥歯 ・ おくば ・ molars, back teeth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63" calcext:value-type="float">
            <text:p>1563</text:p>
          </table:table-cell>
          <table:table-cell table:style-name="ce8" office:value-type="string" calcext:value-type="string">
            <text:p>尖</text:p>
          </table:table-cell>
          <table:table-cell table:style-name="ce12" office:value-type="string" calcext:value-type="string">
            <text:p>尖る ・ とがる ・ [vi] be pointed, sharp; become irritated</text:p>
            <text:p/>
            <text:p>尖鋭な ・ せんえいな ・ radical; acute, sharp</text:p>
            <text:p/>
            <text:p>尖端 ・ せんたん ・ pointed end, tip; spearhead; vanguard</text:p>
            <text:p/>
            <text:p>尖兵 ・ せんぺい ・ advance-guard point; advance detachment</text:p>
            <text:p/>
            <text:p>肺尖 ・ はいせん ・ apex of a lung</text:p>
            <text:p/>
            <text:p>尖塔 ・ せんとう ・ pinnacle, spire</text:p>
            <text:p/>
            <text:p>尖頭 ・ せんとう ・ pointed end, cusp</text:p>
            <text:p/>
            <text:p>尖鼠 ・ とがりねずみ ・ shrew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64" calcext:value-type="float">
            <text:p>1564</text:p>
          </table:table-cell>
          <table:table-cell table:style-name="ce8" office:value-type="string" calcext:value-type="string">
            <text:p>突</text:p>
          </table:table-cell>
          <table:table-cell table:style-name="ce12" office:value-type="string" calcext:value-type="string">
            <text:p>突破する ・ とっぱする ・ break through; surmount; exceed</text:p>
            <text:p/>
            <text:p>突く ・ つく ・ [vt] thrust; push; poke; pierce</text:p>
            <text:p/>
            <text:p>突然 ・ とつぜん ・ abruptly, suddenly, unexpectedly</text:p>
            <text:p/>
            <text:p>突入する ・ とつにゅうする ・ dash into, thrust into</text:p>
            <text:p/>
            <text:p>煙突 ・ えんとつ ・ chimney, smokestack</text:p>
            <text:p/>
            <text:p>突飛な ・ とっぴな ・ wild, extravagant, extraordinary</text:p>
            <text:p/>
            <text:p>追突する ・ ついとつする ・ collide with from behi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65" calcext:value-type="float">
            <text:p>1565</text:p>
          </table:table-cell>
          <table:table-cell table:style-name="ce8" office:value-type="string" calcext:value-type="string">
            <text:p>窒</text:p>
          </table:table-cell>
          <table:table-cell table:style-name="ce12" office:value-type="string" calcext:value-type="string">
            <text:p>窒息 ・ ちっそく ・ suffocation, asphyxia</text:p>
            <text:p/>
            <text:p>窒素 ・ ちっそ ・ nitrogen</text:p>
            <text:p/>
            <text:p>窒化物 ・ ちっかぶつ ・ nitrid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66" calcext:value-type="float">
            <text:p>1566</text:p>
          </table:table-cell>
          <table:table-cell table:style-name="ce8" office:value-type="string" calcext:value-type="string">
            <text:p>窃</text:p>
          </table:table-cell>
          <table:table-cell table:style-name="ce12" office:value-type="string" calcext:value-type="string">
            <text:p>窃取 ・ せっしゅ ・ theft, larceny</text:p>
            <text:p/>
            <text:p>窃盗犯 ・ せっとうはん ・ thief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67" calcext:value-type="float">
            <text:p>1567</text:p>
          </table:table-cell>
          <table:table-cell table:style-name="ce8" office:value-type="string" calcext:value-type="string">
            <text:p>衝</text:p>
          </table:table-cell>
          <table:table-cell table:style-name="ce12" office:value-type="string" calcext:value-type="string">
            <text:p>衝撃 ・ しょうげき ・ impact, shock, impulse</text:p>
            <text:p/>
            <text:p>衝突する ・ しょうとつする ・ collide with , crash into ; conflict / clash with </text:p>
            <text:p/>
            <text:p>衝動 ・ しょうどう ・ impulse, urge</text:p>
            <text:p/>
            <text:p>緩衝 ・ かんしょう ・ buffe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68" calcext:value-type="float">
            <text:p>1568</text:p>
          </table:table-cell>
          <table:table-cell table:style-name="ce8" office:value-type="string" calcext:value-type="string">
            <text:p>契</text:p>
          </table:table-cell>
          <table:table-cell table:style-name="ce12" office:value-type="string" calcext:value-type="string">
            <text:p>契る ・ ちぎる ・ [vt] pledge, promise</text:p>
            <text:p/>
            <text:p>契り ・ ちぎり ・ pledge, vow, promise</text:p>
            <text:p/>
            <text:p>契約 ・ けいやく ・ contract, agreement</text:p>
            <text:p/>
            <text:p>契機 ・ けいき ・ opportunity, chance</text:p>
            <text:p/>
            <text:p>固く契った 恋人 ・ かたくちぎった こいびと ・ plighted lover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69" calcext:value-type="float">
            <text:p>1569</text:p>
          </table:table-cell>
          <table:table-cell table:style-name="ce8" office:value-type="string" calcext:value-type="string">
            <text:p>喫</text:p>
          </table:table-cell>
          <table:table-cell table:style-name="ce12" office:value-type="string" calcext:value-type="string">
            <text:p>喫煙 ・ きつえん ・ smoking</text:p>
            <text:p/>
            <text:p>満喫する ・ まんきつする ・ have enough, enjoy fully</text:p>
            <text:p/>
            <text:p>喫茶店 ・ きっさてん ・ coffee shop, tea hous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570" calcext:value-type="float">
            <text:p>1570</text:p>
          </table:table-cell>
          <table:table-cell table:style-name="ce8" office:value-type="string" calcext:value-type="string">
            <text:p>潔</text:p>
          </table:table-cell>
          <table:table-cell table:style-name="ce12" office:value-type="string" calcext:value-type="string">
            <text:p>潔い ・ いさぎよい ・ upright, sportsmanlike; manly, brave</text:p>
            <text:p/>
            <text:p>潔さ ・ いさぎよさ ・ manliness, resolute composure</text:p>
            <text:p/>
            <text:p>潔癖 ・ けっぺき ・ love of cleanliness, fastidiousness</text:p>
            <text:p/>
            <text:p>不潔な ・ ふけつな ・ unclean, dirty, impure</text:p>
            <text:p/>
            <text:p>清潔な ・ せいけつな ・ clean, neat, pure</text:p>
            <text:p/>
            <text:p>純潔な ・ じゅんけつな ・ purehearted, immaculate, innocent</text:p>
            <text:p/>
            <text:p>潔白な ・ けっぱくな ・ innocent, pure, upright</text:p>
            <text:p/>
            <text:p>貞潔 ・ ていけつ ・ chastity &amp; purit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571" calcext:value-type="float">
            <text:p>1571</text:p>
          </table:table-cell>
          <table:table-cell table:style-name="ce8" office:value-type="string" calcext:value-type="string">
            <text:p>侮</text:p>
          </table:table-cell>
          <table:table-cell table:style-name="ce12" office:value-type="string" calcext:value-type="string">
            <text:p>侮言 ・ ぶげん ・ words of insult</text:p>
            <text:p/>
            <text:p>侮り難い敵 ・ あなどりがたいてき ・ formidable enemy </text:p>
            <text:p/>
            <text:p>侮り ・ あなどり ・ contempt, scorn</text:p>
            <text:p/>
            <text:p>侮る ・ あなどる ・ [vt] despise, disdain, hold in contempt, make light of</text:p>
            <text:p/>
            <text:p>侮蔑 ・ ぶべつ ・ contempt, scorn</text:p>
            <text:p/>
            <text:p>侮辱する ・ ぶじょくする ・ insult, treat with contemp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72" calcext:value-type="float">
            <text:p>1572</text:p>
          </table:table-cell>
          <table:table-cell table:style-name="ce8" office:value-type="string" calcext:value-type="string">
            <text:p>梅</text:p>
          </table:table-cell>
          <table:table-cell table:style-name="ce12" office:value-type="string" calcext:value-type="string">
            <text:p>梅干し ・ うめぼし ・ pickled ume</text:p>
            <text:p/>
            <text:p>梅雨 ・ つゆ¹ ばいう² ・ rainy season of early summer </text:p>
            <text:p/>
            <text:p>梅雨明け ・ つゆあけ ・ end of the rainy season</text:p>
            <text:p/>
            <text:p>梅 ・ うめ ・ Japanese apricot, ume</text:p>
            <text:p/>
            <text:p>梅酒 ・ うめしゅ ・ ume brandy</text:p>
            <text:p/>
            <text:p>梅見 ・ うめみ ・ ume blossom viewing</text:p>
            <text:p/>
            <text:p>塩梅 ・ あんばい ・ seasoning, flavoring; taste, flavor; condition, state</text:p>
            <text:p/>
            <text:p>入梅 ・ にゅうばい ・ beginning of the rainy seas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73" calcext:value-type="float">
            <text:p>1573</text:p>
          </table:table-cell>
          <table:table-cell table:style-name="ce8" office:value-type="string" calcext:value-type="string">
            <text:p>悔</text:p>
          </table:table-cell>
          <table:table-cell table:style-name="ce12" office:value-type="string" calcext:value-type="string">
            <text:p>後悔する ・ こうかいする ・ be sorry, regret, repent</text:p>
            <text:p/>
            <text:p>悔しい ・ くやしい ・ vexing, regrettable</text:p>
            <text:p/>
            <text:p>悔恨 ・ かいこん ・ regret, repentance</text:p>
            <text:p/>
            <text:p>悔悟 ・ かいご ・ repentance, remorse</text:p>
            <text:p/>
            <text:p>悔いる ・ くいる ・ [vt] repent, regret, be sorry</text:p>
            <text:p/>
            <text:p>悔い ・ くい ・ regret, repentance</text:p>
            <text:p/>
            <text:p>悔やむ ・ くやむ ・ [vt] repent, regret, lamen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74" calcext:value-type="float">
            <text:p>1574</text:p>
          </table:table-cell>
          <table:table-cell table:style-name="ce8" office:value-type="string" calcext:value-type="string">
            <text:p>敏</text:p>
          </table:table-cell>
          <table:table-cell table:style-name="ce12" office:value-type="string" calcext:value-type="string">
            <text:p>敏感な ・ びんかんな ・ sensitive</text:p>
            <text:p/>
            <text:p>敏腕 ・ びんわん ・ ability, capability</text:p>
            <text:p/>
            <text:p>鋭敏な ・ えいびんな ・ sharp, keen, sensitive</text:p>
            <text:p/>
            <text:p>敏速 ・ びんそく ・ quickness, agility, activity</text:p>
            <text:p/>
            <text:p>敏捷な ・ びんしょうな ・ agile, nimble, quick; shrewd, smart</text:p>
            <text:p/>
            <text:p>機敏 ・ きびん ・ smart-, shrewd-, sharpness; quick-, promptnes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575" calcext:value-type="float">
            <text:p>1575</text:p>
          </table:table-cell>
          <table:table-cell table:style-name="ce8" office:value-type="string" calcext:value-type="string">
            <text:p>繁</text:p>
          </table:table-cell>
          <table:table-cell table:style-name="ce12" office:value-type="string" calcext:value-type="string">
            <text:p>繁栄する ・ はんえいする ・ thrive, flourish</text:p>
            <text:p/>
            <text:p>繁殖する ・ はんしょくする ・ breed, multiply</text:p>
            <text:p/>
            <text:p>繁忙 ・ はんぼう ・ business pressure of </text:p>
            <text:p/>
            <text:p>農繁期 ・ のうはんき ・ busy farming season</text:p>
            <text:p/>
            <text:p>繁華 ・ はんか ・ prosperity, bustle</text:p>
            <text:p/>
            <text:p>繁る ・ しげる ・ [vi] grow thick, be luxuriant, overgrow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576" calcext:value-type="float">
            <text:p>1576</text:p>
          </table:table-cell>
          <table:table-cell table:style-name="ce8" office:value-type="string" calcext:value-type="string">
            <text:p>繋</text:p>
          </table:table-cell>
          <table:table-cell table:style-name="ce12" office:value-type="string" calcext:value-type="string">
            <text:p>手を繋ぐ ・ てをつなぐ ・ join hands</text:p>
            <text:p/>
            <text:p>繋がる ・ つながる ・ [vi] be connected</text:p>
            <text:p/>
            <text:p>繋がり ・ つながり ・ connection, link, relationship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77" calcext:value-type="float">
            <text:p>1577</text:p>
          </table:table-cell>
          <table:table-cell table:style-name="ce8" office:value-type="string" calcext:value-type="string">
            <text:p>茂</text:p>
          </table:table-cell>
          <table:table-cell table:style-name="ce12" office:value-type="string" calcext:value-type="string">
            <text:p>繁茂する ・ はんもする ・ grow thick, luxuriate</text:p>
            <text:p/>
            <text:p>茂み ・ しげみ ・ thicket, bush</text:p>
            <text:p/>
            <text:p>茂る ・ しげる ・ [vi] grow thick, be luxuriant</text:p>
            <text:p/>
            <text:p>生い茂る ・ おいしげる ・ grow luxuriantly [thickly]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78" calcext:value-type="float">
            <text:p>1578</text:p>
          </table:table-cell>
          <table:table-cell table:style-name="ce8" office:value-type="string" calcext:value-type="string">
            <text:p>橋</text:p>
          </table:table-cell>
          <table:table-cell table:style-name="ce12" office:value-type="string" calcext:value-type="string">
            <text:p>架橋 ・ かきょう ・ bridge building</text:p>
            <text:p/>
            <text:p>吊り橋 [釣り橋] ・ つりばし ・ suspension bridge</text:p>
            <text:p/>
            <text:p>橋 ・ はし ・ bridge</text:p>
            <text:p/>
            <text:p>鉄橋 ・ てっきょう ・ iron bridge</text:p>
            <text:p/>
            <text:p>高橋 ・ たかはし ・ Takahashi surname </text:p>
            <text:p/>
            <text:p>橋渡し ・ はしわたし ・ mediation, good offices</text:p>
            <text:p/>
            <text:p>歩道橋 ・ ほどうきょう ・ pedestrian bridg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79" calcext:value-type="float">
            <text:p>1579</text:p>
          </table:table-cell>
          <table:table-cell table:style-name="ce8" office:value-type="string" calcext:value-type="string">
            <text:p>矯</text:p>
          </table:table-cell>
          <table:table-cell table:style-name="ce12" office:value-type="string" calcext:value-type="string">
            <text:p>枝を矯める ・ えだをためる ・ straighten a branch</text:p>
            <text:p/>
            <text:p>矯正 ・ きょうせい ・ correction, rectification</text:p>
            <text:p/>
            <text:p>矯め直す ・ ためなおす ・ rectify, reset</text:p>
            <text:p/>
            <text:p>矯風 ・ きょうふう ・ moral reform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80" calcext:value-type="float">
            <text:p>1580</text:p>
          </table:table-cell>
          <table:table-cell table:style-name="ce8" office:value-type="string" calcext:value-type="string">
            <text:p>稿</text:p>
          </table:table-cell>
          <table:table-cell table:style-name="ce12" office:value-type="string" calcext:value-type="string">
            <text:p>原稿 ・ げんこう ・ manuscript, draft, copy</text:p>
            <text:p/>
            <text:p>投稿する ・ とうこうする ・ contribute an article </text:p>
            <text:p/>
            <text:p>草稿 ・ そうこう ・ outline, draft</text:p>
            <text:p/>
            <text:p>稿料 ・ こうりょう ・ payment for a manuscript</text:p>
            <text:p/>
            <text:p>寄稿 ・ きこう ・ contribution to a newspaper </text:p>
            <text:p/>
            <text:p>脱稿する ・ だっこうする ・ finish writing, complete a novel </text:p>
            <text:p/>
            <text:p>遺稿 ・ いこう ・ posthumous work [manuscript]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581" calcext:value-type="float">
            <text:p>1581</text:p>
          </table:table-cell>
          <table:table-cell table:style-name="ce8" office:value-type="string" calcext:value-type="string">
            <text:p>縞</text:p>
          </table:table-cell>
          <table:table-cell table:style-name="ce12" office:value-type="string" calcext:value-type="string">
            <text:p>縞模様 ・ しまもよう ・ striped pattern</text:p>
            <text:p/>
            <text:p>氷縞粘土 ・ ひょうこうねんど ・ varve</text:p>
            <text:p/>
            <text:p>縞 ・ しま ・ stripe</text:p>
            <text:p/>
            <text:p>縞馬 ・ しまうま ・ zebra</text:p>
            <text:p/>
            <text:p>縦縞 ・ たてじま ・ vertical stripes</text:p>
            <text:p/>
            <text:p>格子縞 ・ こうしじま ・ check pattern</text:p>
            <text:p/>
            <text:p>干渉縞 ・ かんしょうじま ・ interference fring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582" calcext:value-type="float">
            <text:p>1582</text:p>
          </table:table-cell>
          <table:table-cell table:style-name="ce8" office:value-type="string" calcext:value-type="string">
            <text:p>箋</text:p>
          </table:table-cell>
          <table:table-cell table:style-name="ce12" office:value-type="string" calcext:value-type="string">
            <text:p>便箋 ・ びんせん ・ stationery, letter paper</text:p>
            <text:p/>
            <text:p>処方箋 ・ しょほうせん ・ prescription</text:p>
            <text:p/>
            <text:p>付箋 ・ ふせん ・ label, tag</text:p>
            <text:p/>
            <text:p>用箋 ・ ようせん ・ stationery, writing pape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583" calcext:value-type="float">
            <text:p>1583</text:p>
          </table:table-cell>
          <table:table-cell table:style-name="ce8" office:value-type="string" calcext:value-type="string">
            <text:p>残</text:p>
          </table:table-cell>
          <table:table-cell table:style-name="ce12" office:value-type="string" calcext:value-type="string">
            <text:p>残る ・ のこる ・ [vi] remain, linger, stay; be left over; survive</text:p>
            <text:p/>
            <text:p>残業 ・ ざんぎょう ・ overtime work </text:p>
            <text:p/>
            <text:p>残高 ・ ざんだか ・ balance, remainder</text:p>
            <text:p/>
            <text:p>残す ・ のこす ・ [vt] leave behind, undone ; reserve, save;</text:p>
            <text:p/>
            <text:p>残忍 ・ ざんにん ・ cruelty, atrocity, brutality</text:p>
            <text:p/>
            <text:p>無残な ・ むざんな ・ cruel, atrocious; pitiful, tragic, miserable</text:p>
            <text:p/>
            <text:p>名残 ・ なごり ・ parting; memory; remai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84" calcext:value-type="float">
            <text:p>1584</text:p>
          </table:table-cell>
          <table:table-cell table:style-name="ce8" office:value-type="string" calcext:value-type="string">
            <text:p>桟</text:p>
          </table:table-cell>
          <table:table-cell table:style-name="ce12" office:value-type="string" calcext:value-type="string">
            <text:p>桟橋 ・ さんばし ・ landing pier, jetty, wharf</text:p>
            <text:p/>
            <text:p>桟敷 ・ さじき ・ reviewing stand, box, galler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585" calcext:value-type="float">
            <text:p>1585</text:p>
          </table:table-cell>
          <table:table-cell table:style-name="ce8" office:value-type="string" calcext:value-type="string">
            <text:p>銭</text:p>
          </table:table-cell>
          <table:table-cell table:style-name="ce12" office:value-type="string" calcext:value-type="string">
            <text:p>銭湯 ・ せんとう ・ public bath</text:p>
            <text:p/>
            <text:p>銭入れ ・ ぜにいれ ・ purse, till</text:p>
            <text:p/>
            <text:p>金銭 ・ きんせん ・ money, cash</text:p>
            <text:p/>
            <text:p>銭箱 ・ ぜにばこ ・ cashbox</text:p>
            <text:p/>
            <text:p>小銭 ・ こぜに ・ small money / coin [change] </text:p>
            <text:p/>
            <text:p>日銭 ・ ひぜに ・ daily income in cash</text:p>
            <text:p/>
            <text:p>身銭 ・ みぜに ・ one’s own money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586" calcext:value-type="float">
            <text:p>1586</text:p>
          </table:table-cell>
          <table:table-cell table:style-name="ce8" office:value-type="string" calcext:value-type="string">
            <text:p>践</text:p>
          </table:table-cell>
          <table:table-cell table:style-name="ce12" office:value-type="string" calcext:value-type="string">
            <text:p>実践する ・ じっせんする ・ put into practice, implement</text:p>
            <text:p/>
            <text:p>実践的 ・ じっせんてき ・ practical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87" calcext:value-type="float">
            <text:p>1587</text:p>
          </table:table-cell>
          <table:table-cell table:style-name="ce8" office:value-type="string" calcext:value-type="string">
            <text:p>浅</text:p>
          </table:table-cell>
          <table:table-cell table:style-name="ce12" office:value-type="string" calcext:value-type="string">
            <text:p>浅い ・ あさい ・ shallow</text:p>
            <text:p/>
            <text:p>浅海 ・ せんかい ・ shallow sea</text:p>
            <text:p/>
            <text:p>浅薄 ・ せんぱく ・ shallowness, superficiality, flimsiness</text:p>
            <text:p/>
            <text:p>浅才 ・ せんさい ・ lack of ability, incompetence</text:p>
            <text:p/>
            <text:p>浅学 ・ せんがく ・ superficial knowledge</text:p>
            <text:p/>
            <text:p>浅瀬 ・ あさせ ・ shoal, shallows</text:p>
            <text:p/>
            <text:p>浅はかな ・ あさはかな ・ frivolous, thoughtles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588" calcext:value-type="float">
            <text:p>1588</text:p>
          </table:table-cell>
          <table:table-cell table:style-name="ce8" office:value-type="string" calcext:value-type="string">
            <text:p>洩</text:p>
          </table:table-cell>
          <table:table-cell table:style-name="ce12" office:value-type="string" calcext:value-type="string">
            <text:p>洩れる ・ もれる ・ [vi] leak out </text:p>
            <text:p/>
            <text:p>洩らす ・ もらす ・ [vt] leak, divulge</text:p>
            <text:p/>
            <text:p>水洩り ・ みずもり ・ leak</text:p>
            <text:p/>
            <text:p>秘密を洩らす ・ ひみつをもらす ・ divulge a secre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89" calcext:value-type="float">
            <text:p>1589</text:p>
          </table:table-cell>
          <table:table-cell table:style-name="ce8" office:value-type="string" calcext:value-type="string">
            <text:p>壮</text:p>
          </table:table-cell>
          <table:table-cell table:style-name="ce12" office:value-type="string" calcext:value-type="string">
            <text:p>壮大な ・ そうだいな ・ grand, magnificent, grandiose</text:p>
            <text:p/>
            <text:p>壮絶な ・ そうぜつな ・ grand, heroic</text:p>
            <text:p/>
            <text:p>壮烈な ・ そうれつな ・ heroic, brave</text:p>
            <text:p/>
            <text:p>壮挙 ・ そうきょ ・ grand scheme, heroic [daring] attempt</text:p>
            <text:p/>
            <text:p>壮健な ・ そうけんな ・ vigorous, healthy, robust</text:p>
            <text:p/>
            <text:p>強壮な ・ きょうそうな ・ robust, strong, vigorou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90" calcext:value-type="float">
            <text:p>1590</text:p>
          </table:table-cell>
          <table:table-cell table:style-name="ce8" office:value-type="string" calcext:value-type="string">
            <text:p>荘</text:p>
          </table:table-cell>
          <table:table-cell table:style-name="ce12" office:value-type="string" calcext:value-type="string">
            <text:p>別荘 ・ べっそう ・ villa, country cottage</text:p>
            <text:p/>
            <text:p>荘厳な ・ そうごんな ・ solemn, sublime</text:p>
            <text:p/>
            <text:p>山荘 ・ さんそう ・ mountain villa</text:p>
            <text:p/>
            <text:p>山水荘 ・ さんすいそう ・ The Sansui Inn</text:p>
            <text:p/>
            <text:p>荘重な ・ そうちょうな ・ solemn, grave, impressiv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91" calcext:value-type="float">
            <text:p>1591</text:p>
          </table:table-cell>
          <table:table-cell table:style-name="ce8" office:value-type="string" calcext:value-type="string">
            <text:p>装</text:p>
          </table:table-cell>
          <table:table-cell table:style-name="ce12" office:value-type="string" calcext:value-type="string">
            <text:p>服装 ・ ふくそう ・ dress, garments, attire</text:p>
            <text:p/>
            <text:p>武装 ・ ぶそう ・ armament</text:p>
            <text:p/>
            <text:p>装う ・ よそおう ・ [vt] dress oneself, wear; make up, feign</text:p>
            <text:p/>
            <text:p>装置 ・ そうち ・ equipment, device, installation</text:p>
            <text:p/>
            <text:p>包装 ・ ほうそう ・ wrapping, packing</text:p>
            <text:p/>
            <text:p>改装 ・ かいそう ・ remodeling, refurbishing</text:p>
            <text:p/>
            <text:p>塗装 ・ とそう ・ painting, coating</text:p>
            <text:p/>
            <text:p>仮装する ・ かそうする ・ disguise oneself, dress up a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92" calcext:value-type="float">
            <text:p>1592</text:p>
          </table:table-cell>
          <table:table-cell table:style-name="ce8" office:value-type="string" calcext:value-type="string">
            <text:p>冥</text:p>
          </table:table-cell>
          <table:table-cell table:style-name="ce12" office:value-type="string" calcext:value-type="string">
            <text:p>冥利 ・ みょうり ・ providence, good luck</text:p>
            <text:p/>
            <text:p>冥福 ・ めいふく ・ bliss in the next world, soul's repose</text:p>
            <text:p/>
            <text:p>冥想 ・ めいそう ・ meditation</text:p>
            <text:p/>
            <text:p>冥闇 ・ めいあん ・ gloom, shade</text:p>
            <text:p/>
            <text:p>冥王星 ・ めいおうせい ・ Pluto</text:p>
            <text:p/>
            <text:p>冥土 ・ めいど ・ [Buddhism] the other world, realm of the dead</text:p>
            <text:p/>
            <text:p>冥加 ・ みょうが ・ divine protection [blessing] , providen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93" calcext:value-type="float">
            <text:p>1593</text:p>
          </table:table-cell>
          <table:table-cell table:style-name="ce8" office:value-type="string" calcext:value-type="string">
            <text:p>暗</text:p>
          </table:table-cell>
          <table:table-cell table:style-name="ce12" office:value-type="string" calcext:value-type="string">
            <text:p>暗号 ・ あんごう ・ code, password</text:p>
            <text:p/>
            <text:p>暗闇 ・ くらやみ ・ darkness</text:p>
            <text:p/>
            <text:p>薄暗い ・ うすぐらい ・ gloomy, dim</text:p>
            <text:p/>
            <text:p>暗記する ・ あんきする ・ learn by heart, memorize</text:p>
            <text:p/>
            <text:p>暗証番号 ・ あんしょうばんごう ・ PIN, password number</text:p>
            <text:p/>
            <text:p>暗算 ・ あんざん ・ mental arithmetic [calculation] </text:p>
            <text:p/>
            <text:p>暗黙の ・ あんもくの ・ tacit</text:p>
            <text:p/>
            <text:p>暗示 ・ あんじ ・ hint, suggesti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94" calcext:value-type="float">
            <text:p>1594</text:p>
          </table:table-cell>
          <table:table-cell table:style-name="ce8" office:value-type="string" calcext:value-type="string">
            <text:p>韻</text:p>
          </table:table-cell>
          <table:table-cell table:style-name="ce12" office:value-type="string" calcext:value-type="string">
            <text:p>脚韻 ・ きゃくいん ・ rhyme, end rhyme</text:p>
            <text:p/>
            <text:p>頭韻 ・ とういん ・ alliteration, head rhyme</text:p>
            <text:p/>
            <text:p>韻律 ・ いんりつ ・ rhythm, meter, measure</text:p>
            <text:p/>
            <text:p>余韻 ・ よいん ・ lingering tone, resonance, reverberation; aftertaste, impregnated eleganc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595" calcext:value-type="float">
            <text:p>1595</text:p>
          </table:table-cell>
          <table:table-cell table:style-name="ce8" office:value-type="string" calcext:value-type="string">
            <text:p>損</text:p>
          </table:table-cell>
          <table:table-cell table:style-name="ce12" office:value-type="string" calcext:value-type="string">
            <text:p>損なう ・ そこなう ・ [vt] lose, damage, harm</text:p>
            <text:p/>
            <text:p>見損なう ・ みそこなう ・ fail to see; misjudge</text:p>
            <text:p/>
            <text:p>損失 ・ そんしつ ・ loss</text:p>
            <text:p/>
            <text:p>損害 ・ そんがい ・ damage, harm</text:p>
            <text:p/>
            <text:p>損な条件 ・ そんなじょうけん ・ unfavorable conditions</text:p>
            <text:p/>
            <text:p>損になる ・ そんになる ・ prove a loss, do not pay</text:p>
            <text:p/>
            <text:p>損得 ・ そんとく ・ dis- and advantage; loss and gain</text:p>
            <text:p/>
            <text:p>損益 ・ そんえき ・ dis- and advantage; profit and los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96" calcext:value-type="float">
            <text:p>1596</text:p>
          </table:table-cell>
          <table:table-cell table:style-name="ce8" office:value-type="string" calcext:value-type="string">
            <text:p>捕</text:p>
          </table:table-cell>
          <table:table-cell table:style-name="ce12" office:value-type="string" calcext:value-type="string">
            <text:p>捕鯨 ・ ほげい ・ whaling</text:p>
            <text:p/>
            <text:p>魚を捕る ・ さかなをとる ・ catch fish</text:p>
            <text:p/>
            <text:p>捕り物 ・ とりもの ・ capture, arrest</text:p>
            <text:p/>
            <text:p>捕手 ・ ほしゅ ・ catcher in baseball </text:p>
            <text:p/>
            <text:p>捕らえる ・ とらえる ・ [vt] catch, seize, grasp capture, arrest</text:p>
            <text:p/>
            <text:p>捕らわれる ・ とらわれる ・ [vi] be caught, arrested imprisoned, taken captive</text:p>
            <text:p/>
            <text:p>捕まえる ・ つかまえる ・ [vt] arrest, capture, nab, catch</text:p>
            <text:p/>
            <text:p>捕まる ・ つかまる ・ [vi] be caught, arrested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597" calcext:value-type="float">
            <text:p>1597</text:p>
          </table:table-cell>
          <table:table-cell table:style-name="ce8" office:value-type="string" calcext:value-type="string">
            <text:p>挿</text:p>
          </table:table-cell>
          <table:table-cell table:style-name="ce12" office:value-type="string" calcext:value-type="string">
            <text:p>挿す ・ さす ・ [vt] insert</text:p>
            <text:p/>
            <text:p>挿入する ・ そうにゅうする ・ insert, put into</text:p>
            <text:p/>
            <text:p>挿話 ・ そうわ ・ anecdote</text:p>
            <text:p/>
            <text:p>挿画 ・ そうが ・ illustration in a book </text:p>
            <text:p/>
            <text:p>挿し絵 ・ さしえ ・ illustration in a book </text:p>
            <text:p/>
            <text:p>挿し木 ・ さしき ・ cutting; cuttage</text:p>
            <text:p/>
            <text:p>挿花 ・ そうか ・ flower arrangement</text:p>
            <text:p/>
            <text:p>花瓶に花 を挿す ・ かびんにはな をさす ・ put flowers in a vas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598" calcext:value-type="float">
            <text:p>1598</text:p>
          </table:table-cell>
          <table:table-cell table:style-name="ce8" office:value-type="string" calcext:value-type="string">
            <text:p>補</text:p>
          </table:table-cell>
          <table:table-cell table:style-name="ce12" office:value-type="string" calcext:value-type="string">
            <text:p>欠陥を補う ・ けっかんをおぎなう ・ make up for a fault</text:p>
            <text:p/>
            <text:p>補欠 ・ ほけつ ・ filling a vacancy; substitute, alternate</text:p>
            <text:p/>
            <text:p>補正する ・ ほせいする ・ revise, correct</text:p>
            <text:p/>
            <text:p>補償する ・ ほしょうする ・ compensate, indemnify</text:p>
            <text:p/>
            <text:p>補充する ・ ほじゅうする ・ supplement, replenish, recruit</text:p>
            <text:p/>
            <text:p>補任する ・ ほにんする ・ appoint to office</text:p>
            <text:p/>
            <text:p>補助する ・ ほじょする ・ assist, support, aid</text:p>
            <text:p/>
            <text:p>補導する ・ ほどうする ・ guide, direct, lead; take into custod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99" calcext:value-type="float">
            <text:p>1599</text:p>
          </table:table-cell>
          <table:table-cell table:style-name="ce8" office:value-type="string" calcext:value-type="string">
            <text:p>浦</text:p>
          </table:table-cell>
          <table:table-cell table:style-name="ce12" office:value-type="string" calcext:value-type="string">
            <text:p>浦 ・ うら ・ small bay, inlet; seaside</text:p>
            <text:p/>
            <text:p>浦風 ・ うらかぜ ・ sea breeze</text:p>
            <text:p/>
            <text:p>浦里 ・ うらざと ・ village by the sea</text:p>
            <text:p/>
            <text:p>津津浦浦に ・ つつうらうらに ・ throughout the land, in every harbor and bay</text:p>
            <text:p/>
            <text:p>浦人 ・ うらびと ・ seaside dweller</text:p>
            <text:p/>
            <text:p>浦曲 ・ うらわ ・ coastal indentations</text:p>
            <text:p/>
            <text:p>曲浦 ・ きょくほ ・ winding coast [beach]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00" calcext:value-type="float">
            <text:p>1600</text:p>
          </table:table-cell>
          <table:table-cell table:style-name="ce8" office:value-type="string" calcext:value-type="string">
            <text:p>哺</text:p>
          </table:table-cell>
          <table:table-cell table:style-name="ce12" office:value-type="string" calcext:value-type="string">
            <text:p>哺乳類 ・ ほにゅうるい ・ mammals, Mammalia</text:p>
            <text:p/>
            <text:p>哺育する ・ ほいくする ・ suckle, nurse</text:p>
            <text:p/>
            <text:p>哺乳瓶 ・ ほにゅうびん ・ baby bottl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01" calcext:value-type="float">
            <text:p>1601</text:p>
          </table:table-cell>
          <table:table-cell table:style-name="ce8" office:value-type="string" calcext:value-type="string">
            <text:p>舗</text:p>
          </table:table-cell>
          <table:table-cell table:style-name="ce12" office:value-type="string" calcext:value-type="string">
            <text:p>舗装 ・ ほそう ・ paving</text:p>
            <text:p/>
            <text:p>店舗 ・ てんぽ ・ shop, store</text:p>
            <text:p/>
            <text:p>舗道 ・ ほどう ・ pavement, paved street</text:p>
            <text:p/>
            <text:p>老舗 ・ しにせ ・ old shop [long-established] </text:p>
            <text:p/>
            <text:p>名舗 ・ めいほ ・ famous store, quality shop</text:p>
            <text:p/>
            <text:p>本舗 ・ ほんぽ ・ head office, main shop</text:p>
            <text:p/>
            <text:p>薬舗 ・ やくほ ・ pharmacy, drugstor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02" calcext:value-type="float">
            <text:p>1602</text:p>
          </table:table-cell>
          <table:table-cell table:style-name="ce8" office:value-type="string" calcext:value-type="string">
            <text:p>掴</text:p>
          </table:table-cell>
          <table:table-cell table:style-name="ce12" office:value-type="string" calcext:value-type="string">
            <text:p>掴む ・ つかむ ・ [vt] clutch, grasp, hold fast to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03" calcext:value-type="float">
            <text:p>1603</text:p>
          </table:table-cell>
          <table:table-cell table:style-name="ce8" office:value-type="string" calcext:value-type="string">
            <text:p>捉</text:p>
          </table:table-cell>
          <table:table-cell table:style-name="ce12" office:value-type="string" calcext:value-type="string">
            <text:p>捉える ・ とらえる ・ [vt] seize, capture; grasp, understand</text:p>
            <text:p/>
            <text:p>捕捉 ・ ほそく ・ seizure, capture; apprehension; understanding</text:p>
            <text:p/>
            <text:p>捉え所の無い ・ とらえどころのない ・ elusive, subtle</text:p>
            <text:p/>
            <text:p>心を捉える ・ こころをとらえる ・ impress, charm</text:p>
            <text:p/>
            <text:p>意味を捉える ・ いみをとらえる ・ grasp the meaning</text:p>
            <text:p/>
            <text:p>言葉尻を捉える ・ ことばじりをとらえる ・ cavil at so.’s word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604" calcext:value-type="float">
            <text:p>1604</text:p>
          </table:table-cell>
          <table:table-cell table:style-name="ce8" office:value-type="string" calcext:value-type="string">
            <text:p>促</text:p>
          </table:table-cell>
          <table:table-cell table:style-name="ce12" office:value-type="string" calcext:value-type="string">
            <text:p>発達を促す ・ はったつをうながす ・ accelerate development</text:p>
            <text:p/>
            <text:p>促進する ・ そくしんする ・ promote, spur on, facilitate</text:p>
            <text:p/>
            <text:p>促す ・ うながす ・ [vt] urge, spur on, promote</text:p>
            <text:p/>
            <text:p>注意を促す ・ ちゅういをうながす ・ call so.’s attention to </text:p>
            <text:p/>
            <text:p>促成 ・ そくせい ・ growth promotion</text:p>
            <text:p/>
            <text:p>催促する ・ さいそくする ・ press for, urge, demand</text:p>
            <text:p/>
            <text:p>督促状 ・ とくそくじょう ・ demand note, dunning letter [note]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05" calcext:value-type="float">
            <text:p>1605</text:p>
          </table:table-cell>
          <table:table-cell table:style-name="ce8" office:value-type="string" calcext:value-type="string">
            <text:p>筆</text:p>
          </table:table-cell>
          <table:table-cell table:style-name="ce12" office:value-type="string" calcext:value-type="string">
            <text:p>筆者 ・ ひっしゃ ・ writer</text:p>
            <text:p/>
            <text:p>筆先 ・ ふでさき ・ brush tip</text:p>
            <text:p/>
            <text:p>絵筆 ・ えふで ・ paintbrush, drawing pen</text:p>
            <text:p/>
            <text:p>筆 ・ ふで ・ brush writing / painting </text:p>
            <text:p/>
            <text:p>万年筆 ・ まんねんひつ ・ fountain pen</text:p>
            <text:p/>
            <text:p>一筆 ・ ひとふで ・ a stroke of the pen / brush </text:p>
            <text:p/>
            <text:p>画筆 ・ がひつ ・ paintbrush</text:p>
            <text:p/>
            <text:p>筆記試験 ・ ひっきしけん ・ written examinatio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606" calcext:value-type="float">
            <text:p>1606</text:p>
          </table:table-cell>
          <table:table-cell table:style-name="ce8" office:value-type="string" calcext:value-type="string">
            <text:p>津</text:p>
          </table:table-cell>
          <table:table-cell table:style-name="ce12" office:value-type="string" calcext:value-type="string">
            <text:p>津波 ・ つなみ ・ tsunami, tidal wave</text:p>
            <text:p/>
            <text:p>津津浦浦に ・ つつうらうらに ・ throughout the land, in every harbor and bay</text:p>
            <text:p/>
            <text:p>興味津々 ・ きょうみしんしん ・ very interesting; immensely curiou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07" calcext:value-type="float">
            <text:p>1607</text:p>
          </table:table-cell>
          <table:table-cell table:style-name="ce8" office:value-type="string" calcext:value-type="string">
            <text:p>律</text:p>
          </table:table-cell>
          <table:table-cell table:style-name="ce12" office:value-type="string" calcext:value-type="string">
            <text:p>法律 ・ ほうりつ ・ law</text:p>
            <text:p/>
            <text:p>自然律 ・ しぜんりつ ・ natural law</text:p>
            <text:p/>
            <text:p>黄金律 ・ おうごんりつ ・ golden rule</text:p>
            <text:p/>
            <text:p>韻律 ・ いんりつ ・ rhythm, meter, measure</text:p>
            <text:p/>
            <text:p>旋律 ・ せんりつ ・ melody</text:p>
            <text:p/>
            <text:p>調律 ・ ちょうりつ ・ tuning</text:p>
            <text:p/>
            <text:p>戒律 ・ かいりつ ・ commandments, precepts</text:p>
            <text:p/>
            <text:p>律儀 ・ りちぎ ・ honesty, faithfulness, loyalt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08" calcext:value-type="float">
            <text:p>1608</text:p>
          </table:table-cell>
          <table:table-cell table:style-name="ce8" office:value-type="string" calcext:value-type="string">
            <text:p>逮</text:p>
          </table:table-cell>
          <table:table-cell table:style-name="ce12" office:value-type="string" calcext:value-type="string">
            <text:p>逮捕 ・ たいほ ・ arrest, capture</text:p>
            <text:p/>
            <text:p>逮捕状 ・ たいほじょう ・ arrest warran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609" calcext:value-type="float">
            <text:p>1609</text:p>
          </table:table-cell>
          <table:table-cell table:style-name="ce8" office:value-type="string" calcext:value-type="string">
            <text:p>建</text:p>
          </table:table-cell>
          <table:table-cell table:style-name="ce12" office:value-type="string" calcext:value-type="string">
            <text:p>建物 ・ たてもの ・ building, structure</text:p>
            <text:p/>
            <text:p>建立 ・ こんりゅう ・ erection, building as a temple </text:p>
            <text:p/>
            <text:p>建設する ・ けんせつする ・ construct, build</text:p>
            <text:p/>
            <text:p>建造 ・ けんぞう ・ building, construction</text:p>
            <text:p/>
            <text:p>再建 ・ さいけん ・ reconstruction, rehabilitation</text:p>
            <text:p/>
            <text:p>建てる ・ たてる ・ [vt] build, construct, erect, put up</text:p>
            <text:p/>
            <text:p>建つ ・ たつ ・ [vi] be built, erected, established</text:p>
            <text:p/>
            <text:p>建て値 ・ たてね ・ official quotations, rates of exchange, marke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10" calcext:value-type="float">
            <text:p>1610</text:p>
          </table:table-cell>
          <table:table-cell table:style-name="ce8" office:value-type="string" calcext:value-type="string">
            <text:p>健</text:p>
          </table:table-cell>
          <table:table-cell table:style-name="ce12" office:value-type="string" calcext:value-type="string">
            <text:p>健やかな体 ・ すこやかなからだ ・ healthy body</text:p>
            <text:p/>
            <text:p>健全 ・ けんぜん ・ health, soundness</text:p>
            <text:p/>
            <text:p>強健な ・ きょうけんな ・ robust, healthy, strong</text:p>
            <text:p/>
            <text:p>保健 ・ ほけん ・ health, sanitation preservation of </text:p>
            <text:p/>
            <text:p>穏健な ・ おんけんな ・ moderate, temperate, sound</text:p>
            <text:p/>
            <text:p>健脚の ・ けんきゃくの ・ strong in walking</text:p>
            <text:p/>
            <text:p>健在だ ・ けんざいだ ・ be well, in good health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11" calcext:value-type="float">
            <text:p>1611</text:p>
          </table:table-cell>
          <table:table-cell table:style-name="ce8" office:value-type="string" calcext:value-type="string">
            <text:p>康</text:p>
          </table:table-cell>
          <table:table-cell table:style-name="ce12" office:value-type="string" calcext:value-type="string">
            <text:p>健康 ・ けんこう ・ health</text:p>
            <text:p/>
            <text:p>健康保険 ・ けんこうほけん ・ Health Insurance</text:p>
            <text:p/>
            <text:p>小康 ・ しょうこう ・ lull, respite, breathing spell of pea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12" calcext:value-type="float">
            <text:p>1612</text:p>
          </table:table-cell>
          <table:table-cell table:style-name="ce8" office:value-type="string" calcext:value-type="string">
            <text:p>庸</text:p>
          </table:table-cell>
          <table:table-cell table:style-name="ce12" office:value-type="string" calcext:value-type="string">
            <text:p>庸才 ・ ようさい ・ mediocre talent</text:p>
            <text:p/>
            <text:p>凡庸な ・ ぼんような ・ commonplace, mediocre, banal</text:p>
            <text:p/>
            <text:p>中庸 ・ ちゅうよう ・ the golden mean, the middle path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613" calcext:value-type="float">
            <text:p>1613</text:p>
          </table:table-cell>
          <table:table-cell table:style-name="ce8" office:value-type="string" calcext:value-type="string">
            <text:p>粛</text:p>
          </table:table-cell>
          <table:table-cell table:style-name="ce12" office:value-type="string" calcext:value-type="string">
            <text:p>粛清する ・ しゅくせいする ・ purge, clean up</text:p>
            <text:p/>
            <text:p>粛然と ・ しゅくぜんと ・ quietly, silently; solemnly; reverently</text:p>
            <text:p/>
            <text:p>粛々と ・ しゅくしゅくと ・ in solemn silence</text:p>
            <text:p/>
            <text:p>厳粛な ・ げんしゅくな ・ grave, solemn, austere</text:p>
            <text:p/>
            <text:p>粛正する ・ しゅくせいする ・ regulate, enforce discipline </text:p>
            <text:p/>
            <text:p>粛党 ・ しゅくとう ・ purging disloyal elements from a party </text:p>
            <text:p/>
            <text:p>静粛 ・ せいしゅく ・ silence, stillnes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14" calcext:value-type="float">
            <text:p>1614</text:p>
          </table:table-cell>
          <table:table-cell table:style-name="ce8" office:value-type="string" calcext:value-type="string">
            <text:p>繍</text:p>
          </table:table-cell>
          <table:table-cell table:style-name="ce12" office:value-type="string" calcext:value-type="string">
            <text:p>刺繍 ・ ししゅう ・ embroider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15" calcext:value-type="float">
            <text:p>1615</text:p>
          </table:table-cell>
          <table:table-cell table:style-name="ce8" office:value-type="string" calcext:value-type="string">
            <text:p>唐</text:p>
          </table:table-cell>
          <table:table-cell table:style-name="ce12" office:value-type="string" calcext:value-type="string">
            <text:p>唐様 ・ からよう ・ Chinese style / design</text:p>
            <text:p/>
            <text:p>唐朝 ・ とうちょう ・ Tang Dynasty</text:p>
            <text:p/>
            <text:p>唐辛子 ・ とうがらし ・ red pepper</text:p>
            <text:p/>
            <text:p>唐詩 ・ とうし ・ Tang poetry</text:p>
            <text:p/>
            <text:p>唐人 ・ とうじん ・ Chinese; foreigner</text:p>
            <text:p/>
            <text:p>唐音 ・ とうおん ・ Tang reading of Chinese characters </text:p>
            <text:p/>
            <text:p>毛唐 ・ けとう ・ foreigner, Westerner [slang]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616" calcext:value-type="float">
            <text:p>1616</text:p>
          </table:table-cell>
          <table:table-cell table:style-name="ce8" office:value-type="string" calcext:value-type="string">
            <text:p>糖</text:p>
          </table:table-cell>
          <table:table-cell table:style-name="ce12" office:value-type="string" calcext:value-type="string">
            <text:p>砂糖 ・ さとう ・ sugar</text:p>
            <text:p/>
            <text:p>果糖 ・ かとう ・ fruit sugar, fructose</text:p>
            <text:p/>
            <text:p>糖分 ・ とうぶん ・ sugar content</text:p>
            <text:p/>
            <text:p>無糖 ・ むとう ・ sugar-free</text:p>
            <text:p/>
            <text:p>果糖 ・ かとう ・ fruit sugar, fructose</text:p>
            <text:p/>
            <text:p>精糖 ・ せいとう ・ refined sugar, sugar refinin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17" calcext:value-type="float">
            <text:p>1617</text:p>
          </table:table-cell>
          <table:table-cell table:style-name="ce8" office:value-type="string" calcext:value-type="string">
            <text:p>粧</text:p>
          </table:table-cell>
          <table:table-cell table:style-name="ce12" office:value-type="string" calcext:value-type="string">
            <text:p>化粧する ・ けしょうする ・ make-up put on </text:p>
            <text:p/>
            <text:p>化粧品 ・ けしょうひん ・ cosmetics</text:p>
            <text:p/>
            <text:p>化粧室 ・ けしょうしつ ・ powder room, lavatory</text:p>
            <text:p/>
            <text:p>化粧台 ・ けしょうだい ・ dressing table, dresser</text:p>
            <text:p/>
            <text:p>薄化粧 ・ うすげしょう ・ light make-up</text:p>
            <text:p/>
            <text:p>厚化粧 ・ あつげしょう ・ thick / heavy make-up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18" calcext:value-type="float">
            <text:p>1618</text:p>
          </table:table-cell>
          <table:table-cell table:style-name="ce8" office:value-type="string" calcext:value-type="string">
            <text:p>糧</text:p>
          </table:table-cell>
          <table:table-cell table:style-name="ce12" office:value-type="string" calcext:value-type="string">
            <text:p>食糧 ・ しょくりょう ・ provisions, food, foodstuffs</text:p>
            <text:p/>
            <text:p>心の糧 ・ こころのかて ・ nourishment for the mind/soul</text:p>
            <text:p/>
            <text:p>日日の糧 ・ ひびのかて ・ daily food</text:p>
            <text:p/>
            <text:p>糧 ・ かて ・ food, provisions</text:p>
            <text:p/>
            <text:p>兵糧 ・ ひょうろう ・ army provisions, food</text:p>
            <text:p/>
            <text:p>衣糧 ・ いりょう ・ clothing and food</text:p>
            <text:p/>
            <text:p>糧道 ・ りょうどう ・ supply of provision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19" calcext:value-type="float">
            <text:p>1619</text:p>
          </table:table-cell>
          <table:table-cell table:style-name="ce8" office:value-type="string" calcext:value-type="string">
            <text:p>粉</text:p>
          </table:table-cell>
          <table:table-cell table:style-name="ce12" office:value-type="string" calcext:value-type="string">
            <text:p>小麦粉 ・ こむぎこ ・ flour wheat </text:p>
            <text:p/>
            <text:p>粉薬 ・ こなぐすり ・ powdered medicine</text:p>
            <text:p/>
            <text:p>粉末 ・ ふんまつ ・ powder</text:p>
            <text:p/>
            <text:p>粉 ・ こな ・ powder; flour</text:p>
            <text:p/>
            <text:p>粉乳 ・ ふんにゅう ・ powdered milk</text:p>
            <text:p/>
            <text:p>鉄粉 ・ てっぷん ・ iron powder</text:p>
            <text:p/>
            <text:p>粉粉になる ・ こなごなになる ・ go to pieces, break into fragments</text:p>
            <text:p/>
            <text:p>洗濯粉 ・ せんたくこ ・ detergen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20" calcext:value-type="float">
            <text:p>1620</text:p>
          </table:table-cell>
          <table:table-cell table:style-name="ce8" office:value-type="string" calcext:value-type="string">
            <text:p>紛</text:p>
          </table:table-cell>
          <table:table-cell table:style-name="ce12" office:value-type="string" calcext:value-type="string">
            <text:p>紛らわしい ・ まぎらわしい ・ confusing, misleading, ambiguous</text:p>
            <text:p/>
            <text:p>紛れる ・ まぎれる ・ [vi] be diverted from; confused with, mistaken for</text:p>
            <text:p/>
            <text:p>紛れ込む ・ まぎれこむ ・ get lost among, disappear in the crowd </text:p>
            <text:p/>
            <text:p>紛らす ・ まぎらす ・ [vt] divert, distract; beguile, evade</text:p>
            <text:p/>
            <text:p>紛乱 ・ ふんらん ・ confusion, disorder</text:p>
            <text:p/>
            <text:p>紛争 ・ ふんそう ・ conflict, strife</text:p>
            <text:p/>
            <text:p>紛失 ・ ふんしつ ・ loss</text:p>
            <text:p/>
            <text:p>紛糾 ・ ふんきゅう ・ complication, entanglement, disord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21" calcext:value-type="float">
            <text:p>1621</text:p>
          </table:table-cell>
          <table:table-cell table:style-name="ce8" office:value-type="string" calcext:value-type="string">
            <text:p>糾</text:p>
          </table:table-cell>
          <table:table-cell table:style-name="ce12" office:value-type="string" calcext:value-type="string">
            <text:p>糾問 ・ きゅうもん ・ cross-examination, arraignment</text:p>
            <text:p/>
            <text:p>紛糾 ・ ふんきゅう ・ complication, disorder, entanglement</text:p>
            <text:p/>
            <text:p>糾明 ・ きゅうめい ・ searching examination</text:p>
            <text:p/>
            <text:p>糾弾 ・ きゅうだん ・ impeachment, censur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22" calcext:value-type="float">
            <text:p>1622</text:p>
          </table:table-cell>
          <table:table-cell table:style-name="ce8" office:value-type="string" calcext:value-type="string">
            <text:p>粋</text:p>
          </table:table-cell>
          <table:table-cell table:style-name="ce12" office:value-type="string" calcext:value-type="string">
            <text:p>純粋な ・ じゅんすいな ・ pure, genuine; unalloyed</text:p>
            <text:p/>
            <text:p>国粋 ・ こくすい ・ national characteristics</text:p>
            <text:p/>
            <text:p>無粋な ・ ぶすいな ・ lacking in polish, inelegant; unromantic</text:p>
            <text:p/>
            <text:p>精粋 ・ せいすい ・ essence, purity</text:p>
            <text:p/>
            <text:p>粋人 ・ すいじん ・ refined [romantic] man</text:p>
            <text:p/>
            <text:p>粋狂 ・ すいきょう ・ vagary, whim</text:p>
            <text:p/>
            <text:p>粋な ・ いきな ・ stylish, smart, chic</text:p>
            <text:p/>
            <text:p>粋がる ・ いきがる ・ [vi] try to appear smar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23" calcext:value-type="float">
            <text:p>1623</text:p>
          </table:table-cell>
          <table:table-cell table:style-name="ce8" office:value-type="string" calcext:value-type="string">
            <text:p>砕</text:p>
          </table:table-cell>
          <table:table-cell table:style-name="ce12" office:value-type="string" calcext:value-type="string">
            <text:p>粉砕する ・ ふんさいする ・ pulverize, shatter, crush</text:p>
            <text:p/>
            <text:p>砕く ・ くだく ・ [vt] crush, shatter</text:p>
            <text:p/>
            <text:p>砕ける ・ くだける ・ [vi] be crushed; break down, buckle</text:p>
            <text:p/>
            <text:p>砕け散る ・ くだけちる ・ be smashed up</text:p>
            <text:p/>
            <text:p>砕石 ・ さいせき ・ quarrying</text:p>
            <text:p/>
            <text:p>破砕する ・ はさいする ・ crush, smash, crack to pieces</text:p>
            <text:p/>
            <text:p>爆砕する ・ ばくさいする ・ blast, blow to pieces</text:p>
            <text:p/>
            <text:p>玉砕 ・ ぎょくさい ・ death without surrender; honorable death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24" calcext:value-type="float">
            <text:p>1624</text:p>
          </table:table-cell>
          <table:table-cell table:style-name="ce8" office:value-type="string" calcext:value-type="string">
            <text:p>枠</text:p>
          </table:table-cell>
          <table:table-cell table:style-name="ce12" office:value-type="string" calcext:value-type="string">
            <text:p>枠組み ・ わくぐみ ・ framework, frame</text:p>
            <text:p/>
            <text:p>枠を付ける ・ わくをつける ・ set a frame</text:p>
            <text:p/>
            <text:p>枠 ・ わく ・ frame</text:p>
            <text:p/>
            <text:p>窓枠 ・ まどわく ・ window frame, sash</text:p>
            <text:p/>
            <text:p>糸枠 ・ いとわく ・ spool</text:p>
            <text:p/>
            <text:p>枠に嵌まった ・ わくにはまった ・ stereotyped</text:p>
            <text:p/>
            <text:p>枠内 ・ わくない ・ within the limits [framework]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625" calcext:value-type="float">
            <text:p>1625</text:p>
          </table:table-cell>
          <table:table-cell table:style-name="ce8" office:value-type="string" calcext:value-type="string">
            <text:p>酔</text:p>
          </table:table-cell>
          <table:table-cell table:style-name="ce12" office:value-type="string" calcext:value-type="string">
            <text:p>麻酔 ・ ますい ・ anesthesia</text:p>
            <text:p/>
            <text:p>酔う ・ よう ・ [vi] become intoxicated; feel sick</text:p>
            <text:p/>
            <text:p>酔態 ・ すいたい ・ drunkenness, intoxication</text:p>
            <text:p/>
            <text:p>二日酔い ・ ふつかよい ・ hangover, morning after</text:p>
            <text:p/>
            <text:p>船酔い ・ ふなよい ・ motion sickness, seasickness</text:p>
            <text:p/>
            <text:p>酔っ払う ・ よっぱらう ・ [vi] get drunk</text:p>
            <text:p/>
            <text:p>酔漢 ・ すいかん ・ drunkard, drunken fellow</text:p>
            <text:p/>
            <text:p>陶酔 ・ とうすい ・ intoxication; fascination, raptur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626" calcext:value-type="float">
            <text:p>1626</text:p>
          </table:table-cell>
          <table:table-cell table:style-name="ce8" office:value-type="string" calcext:value-type="string">
            <text:p>醒</text:p>
          </table:table-cell>
          <table:table-cell table:style-name="ce12" office:value-type="string" calcext:value-type="string">
            <text:p>覚醒剤 ・ かくせいざい ・ stimulant</text:p>
            <text:p/>
            <text:p>醒める ・ さめる ・ [vi] wake up</text:p>
            <text:p/>
            <text:p>酔い醒める ・ よいざめる ・ sober up</text:p>
            <text:p/>
            <text:p>醒ます ・ さます ・ [vt] wake up</text:p>
            <text:p/>
            <text:p>半睡半醒 ・ はんすいはんせい ・ half asleep and half awake</text:p>
            <text:p/>
            <text:p>警醒 ・ けいせい ・ warning; open so.'s ey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27" calcext:value-type="float">
            <text:p>1627</text:p>
          </table:table-cell>
          <table:table-cell table:style-name="ce8" office:value-type="string" calcext:value-type="string">
            <text:p>酬</text:p>
          </table:table-cell>
          <table:table-cell table:style-name="ce12" office:value-type="string" calcext:value-type="string">
            <text:p>報酬 ・ ほうしゅう ・ remuneration, reward; pay</text:p>
            <text:p/>
            <text:p>応酬 ・ おうしゅう ・ response, reply; exchang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28" calcext:value-type="float">
            <text:p>1628</text:p>
          </table:table-cell>
          <table:table-cell table:style-name="ce8" office:value-type="string" calcext:value-type="string">
            <text:p>酷</text:p>
          </table:table-cell>
          <table:table-cell table:style-name="ce12" office:value-type="string" calcext:value-type="string">
            <text:p>酷い ・ ひどい ・ awful, terrible, severe</text:p>
            <text:p/>
            <text:p>残酷な ・ ざんこくな ・ cruel, ruthless</text:p>
            <text:p/>
            <text:p>酷刑 ・ こっけい ・ severe punishment</text:p>
            <text:p/>
            <text:p>酷評 ・ こくひょう ・ severe criticism</text:p>
            <text:p/>
            <text:p>酷薄な ・ こくはくな ・ cruel, inhumane</text:p>
            <text:p/>
            <text:p>酷寒 ・ こっかん ・ severe [intense] cold; depth of winter</text:p>
            <text:p/>
            <text:p>酷暑 ・ こくしょ ・ severe heat</text:p>
            <text:p/>
            <text:p>酷似 ・ こくじ ・ close resemblanc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629" calcext:value-type="float">
            <text:p>1629</text:p>
          </table:table-cell>
          <table:table-cell table:style-name="ce8" office:value-type="string" calcext:value-type="string">
            <text:p>凡</text:p>
          </table:table-cell>
          <table:table-cell table:style-name="ce12" office:value-type="string" calcext:value-type="string">
            <text:p>平凡な ・ へいぼんな ・ common, ordinary</text:p>
            <text:p/>
            <text:p>非凡な ・ ひぼんな ・ rare, unique, extraordinary</text:p>
            <text:p/>
            <text:p>凡才 ・ ぼんさい ・ mediocrity, ordinary ability; man of mediocrity, no genius</text:p>
            <text:p/>
            <text:p>凡人 ・ ぼんじん ・ ordinary person</text:p>
            <text:p/>
            <text:p>凡俗 ・ ぼんぞく ・ mediocrity, commonplaceness; ordinary person</text:p>
            <text:p/>
            <text:p>凡庸な ・ ぼんような ・ commonplace, mediocre, banal</text:p>
            <text:p/>
            <text:p>凡百の ・ ぼんぴゃくの ・ many, many kinds of</text:p>
            <text:p/>
            <text:p>凡例 ・ はんれい ・ introductory remarks, explanatory notes, legen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30" calcext:value-type="float">
            <text:p>1630</text:p>
          </table:table-cell>
          <table:table-cell table:style-name="ce8" office:value-type="string" calcext:value-type="string">
            <text:p>凧</text:p>
          </table:table-cell>
          <table:table-cell table:style-name="ce12" office:value-type="string" calcext:value-type="string">
            <text:p>凧 ・ たこ ・ kite</text:p>
            <text:p/>
            <text:p>凧揚げ ・ たこあげ ・ kite-flying</text:p>
            <text:p/>
            <text:p>奴凧 ・ やっこだこ ・ kite shaped like a footman </text:p>
            <text:p/>
            <text:p>引っ張り凧 ・ ひっぱりだこ ・ very popular, in great demand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31" calcext:value-type="float">
            <text:p>1631</text:p>
          </table:table-cell>
          <table:table-cell table:style-name="ce8" office:value-type="string" calcext:value-type="string">
            <text:p>帆</text:p>
          </table:table-cell>
          <table:table-cell table:style-name="ce12" office:value-type="string" calcext:value-type="string">
            <text:p>帆船 ・ はんせん [ほぶね] ・ sailing vessel, sailboat</text:p>
            <text:p/>
            <text:p>機帆船 ・ きはんせん ・ motor-powered sailboat</text:p>
            <text:p/>
            <text:p>帆前船 ・ ほまえせん ・ sailing ship</text:p>
            <text:p/>
            <text:p>帆走 ・ はんそう ・ sailing</text:p>
            <text:p/>
            <text:p>帆 ・ ほ ・ a sail</text:p>
            <text:p/>
            <text:p>白帆 ・ しらほ ・ white sail</text:p>
            <text:p/>
            <text:p>帆影 ・ ほかげ ・ sight of a sail</text:p>
            <text:p/>
            <text:p>帆柱 ・ ほばしら ・ mas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32" calcext:value-type="float">
            <text:p>1632</text:p>
          </table:table-cell>
          <table:table-cell table:style-name="ce8" office:value-type="string" calcext:value-type="string">
            <text:p>汎</text:p>
          </table:table-cell>
          <table:table-cell table:style-name="ce12" office:value-type="string" calcext:value-type="string">
            <text:p>汎用の ・ はんようの ・ general-purpose</text:p>
            <text:p/>
            <text:p>汎米 ・ はんべい ・ Pan-American</text:p>
            <text:p/>
            <text:p>汎論 ・ はんろん ・ general remarks; outline</text:p>
            <text:p/>
            <text:p>汎愛 ・ はんあい ・ philanthropy</text:p>
            <text:p/>
            <text:p>汎神論 ・ はんしんろん ・ pantheism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633" calcext:value-type="float">
            <text:p>1633</text:p>
          </table:table-cell>
          <table:table-cell table:style-name="ce8" office:value-type="string" calcext:value-type="string">
            <text:p>恐</text:p>
          </table:table-cell>
          <table:table-cell table:style-name="ce12" office:value-type="string" calcext:value-type="string">
            <text:p>恐れる ・ おそれる ・ [vt] fear; stand in awe</text:p>
            <text:p/>
            <text:p>恐慌 ・ きょうこう ・ panic, scare, alarm</text:p>
            <text:p/>
            <text:p>恐ろしい ・ おそろしい ・ fearful; marvelous</text:p>
            <text:p/>
            <text:p>恐竜 ・ きょうりゅう ・ dinosaur</text:p>
            <text:p/>
            <text:p>恐妻家 ・ きょうさいか ・ henpecked husband, man bossed by his wife</text:p>
            <text:p/>
            <text:p>恐縮する ・ きょうしゅくする ・ feel much obliged, deeply appreciate; regret; feel embarrassed</text:p>
            <text:p/>
            <text:p>恐悦がる ・ きょうえつがる ・ congratulate oneself, chuckle with deligh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34" calcext:value-type="float">
            <text:p>1634</text:p>
          </table:table-cell>
          <table:table-cell table:style-name="ce8" office:value-type="string" calcext:value-type="string">
            <text:p>怖</text:p>
          </table:table-cell>
          <table:table-cell table:style-name="ce12" office:value-type="string" calcext:value-type="string">
            <text:p>怖さ ・ こわさ ・ fear, dreadfulness</text:p>
            <text:p/>
            <text:p>怖怖 ・ こわごわ ・ timidly, gingerly</text:p>
            <text:p/>
            <text:p>怖い顔 ・ こわいかお ・ angry look, grim face</text:p>
            <text:p/>
            <text:p>怖い ・ こわい ・ fearful, scary; be afraid</text:p>
            <text:p/>
            <text:p>恐怖 ・ きょうふ ・ fear</text:p>
            <text:p/>
            <text:p>怖がる ・ こわがる ・ [vi] be afraid of, frightened</text:p>
            <text:p/>
            <text:p>怖がり ・ こわがり ・ timidity; coward</text:p>
            <text:p/>
            <text:p>畏怖 ・ いふ ・ awe, fear, dread, frigh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635" calcext:value-type="float">
            <text:p>1635</text:p>
          </table:table-cell>
          <table:table-cell table:style-name="ce8" office:value-type="string" calcext:value-type="string">
            <text:p>築</text:p>
          </table:table-cell>
          <table:table-cell table:style-name="ce12" office:value-type="string" calcext:value-type="string">
            <text:p>建築 ・ けんちく ・ construction, architecture</text:p>
            <text:p/>
            <text:p>築き上げる ・ きずきあげる ・ [vt] build up, establish one’s reputation, fortune, … </text:p>
            <text:p/>
            <text:p>増築 ・ ぞうちく ・ enlargement of a building</text:p>
            <text:p/>
            <text:p>新築 ・ しんちく ・ new building [construction] </text:p>
            <text:p/>
            <text:p>建築家 ・ けんちくか ・ architect</text:p>
            <text:p/>
            <text:p>構築 ・ こうちく ・ construction, building</text:p>
            <text:p/>
            <text:p>築港 ・ ちっこう ・ harbor construction</text:p>
            <text:p/>
            <text:p>築山 ・ つきやま ・ artificial hill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636" calcext:value-type="float">
            <text:p>1636</text:p>
          </table:table-cell>
          <table:table-cell table:style-name="ce8" office:value-type="string" calcext:value-type="string">
            <text:p>尋</text:p>
          </table:table-cell>
          <table:table-cell table:style-name="ce12" office:value-type="string" calcext:value-type="string">
            <text:p>尋ねる ・ たずねる ・ [vt] look for, inquire about, after; into </text:p>
            <text:p/>
            <text:p>尋問する ・ じんもんする ・ question, examine, interrogate</text:p>
            <text:p/>
            <text:p>尋ね人 ・ たずねびと ・ missing person</text:p>
            <text:p/>
            <text:p>尋ね求める ・ たずねもとめる ・ seek</text:p>
            <text:p/>
            <text:p>お尋ね者 ・ おたずねもの ・ wanted person, person sought by polic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37" calcext:value-type="float">
            <text:p>1637</text:p>
          </table:table-cell>
          <table:table-cell table:style-name="ce8" office:value-type="string" calcext:value-type="string">
            <text:p>訊</text:p>
          </table:table-cell>
          <table:table-cell table:style-name="ce12" office:value-type="string" calcext:value-type="string">
            <text:p>訊ねる ・ たずねる ・ [vt] ask, inquire; look into, investigate</text:p>
            <text:p/>
            <text:p>道を訊く ・ みちをきく ・ ask the way</text:p>
            <text:p/>
            <text:p>訊問する ・ じんもんする ・ question, examine, interrogate</text:p>
            <text:p/>
            <text:p>訊き返す ・ ききかえす ・ [vt] ask again; ask in retur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638" calcext:value-type="float">
            <text:p>1638</text:p>
          </table:table-cell>
          <table:table-cell table:style-name="ce8" office:value-type="string" calcext:value-type="string">
            <text:p>諮</text:p>
          </table:table-cell>
          <table:table-cell table:style-name="ce12" office:value-type="string" calcext:value-type="string">
            <text:p>諮問する ・ しもんする ・ consult, inquire</text:p>
            <text:p/>
            <text:p>諮る ・ はかる ・ [vt] consult, ask for advice</text:p>
            <text:p/>
            <text:p>委員会に諮る ・  いいんかいにはかる ・ submit a plan to a committee for deliberatio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639" calcext:value-type="float">
            <text:p>1639</text:p>
          </table:table-cell>
          <table:table-cell table:style-name="ce8" office:value-type="string" calcext:value-type="string">
            <text:p>抗</text:p>
          </table:table-cell>
          <table:table-cell table:style-name="ce12" office:value-type="string" calcext:value-type="string">
            <text:p>抵抗する ・ ていこうする ・ resist, oppose, defy</text:p>
            <text:p/>
            <text:p>抗争 ・ こうそう ・ dispute, resistance</text:p>
            <text:p/>
            <text:p>反抗 ・ はんこう ・ resistance, opposition, defiance</text:p>
            <text:p/>
            <text:p>抗議 ・ こうぎ ・ protest, remonstrance, objection</text:p>
            <text:p/>
            <text:p>対抗する ・ たいこうする ・ oppose, counteract; antagonize, rival </text:p>
            <text:p/>
            <text:p>不可抗力 ・ ふかこうりょく ・ act of god, irresistible force</text:p>
            <text:p/>
            <text:p>抗鬱剤 ・ こううつざい ・ antidepressant</text:p>
            <text:p/>
            <text:p>抗う ・ あらがう ・ [vi] go fight against, deny, oppose, resis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40" calcext:value-type="float">
            <text:p>1640</text:p>
          </table:table-cell>
          <table:table-cell table:style-name="ce8" office:value-type="string" calcext:value-type="string">
            <text:p>航</text:p>
          </table:table-cell>
          <table:table-cell table:style-name="ce12" office:value-type="string" calcext:value-type="string">
            <text:p>航空券 ・ こうくうけん ・ plane ticket</text:p>
            <text:p/>
            <text:p>航宙 ・ こうちゅう ・ space flight</text:p>
            <text:p/>
            <text:p>航法 ・ こうほう ・ navigation</text:p>
            <text:p/>
            <text:p>航行 ・ こうこう ・ navigation, cruise</text:p>
            <text:p/>
            <text:p>航空 ・ こうくう ・ aviation</text:p>
            <text:p/>
            <text:p>難航 ・ なんこう ・ hard passage, rough going</text:p>
            <text:p/>
            <text:p>潜航 ・ せんこう ・ submarine voyage, underwater navigation</text:p>
            <text:p/>
            <text:p>航路 ・ こうろ ・ sea route, cours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641" calcext:value-type="float">
            <text:p>1641</text:p>
          </table:table-cell>
          <table:table-cell table:style-name="ce8" office:value-type="string" calcext:value-type="string">
            <text:p>坑</text:p>
          </table:table-cell>
          <table:table-cell table:style-name="ce12" office:value-type="string" calcext:value-type="string">
            <text:p>坑夫 ・ こうふ ・ miner</text:p>
            <text:p/>
            <text:p>金坑 ・ きんこう ・ gold mine</text:p>
            <text:p/>
            <text:p>坑口 ・ こうこう ・ pithead, minehead</text:p>
            <text:p/>
            <text:p>坑外で ・ こうがいで ・ out of the pit</text:p>
            <text:p/>
            <text:p>坑内 ・ こうない ・ mine-pit, shaft</text:p>
            <text:p/>
            <text:p>鉱坑 ・ こうこう ・ mine, shaft, pit</text:p>
            <text:p/>
            <text:p>炭坑 ・ たんこう ・ coal-mine, coal pi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42" calcext:value-type="float">
            <text:p>1642</text:p>
          </table:table-cell>
          <table:table-cell table:style-name="ce8" office:value-type="string" calcext:value-type="string">
            <text:p>拝</text:p>
          </table:table-cell>
          <table:table-cell table:style-name="ce12" office:value-type="string" calcext:value-type="string">
            <text:p>拝見する ・ はいけんする ・ have the honor of seeing, look at</text:p>
            <text:p/>
            <text:p>参拝する ・ さんぱいする ・ worship, visit a shrine [temple] </text:p>
            <text:p/>
            <text:p>拝む ・ おがむ ・ [vt] bow in veneration, worship; pay respects with joined hands , entreat</text:p>
            <text:p/>
            <text:p>拝借する ・ はいしゃくする ・ borrow</text:p>
            <text:p/>
            <text:p>礼拝 ・ れいはい ・ worship; church service</text:p>
            <text:p/>
            <text:p>拝外的な ・ はいがいてきな ・ pro-foreign, xenophilous</text:p>
            <text:p/>
            <text:p>拝殿 ・ はいでん ・ front shrine, hall of worship</text:p>
            <text:p/>
            <text:p>拝復 ・ はいふく ・ in reply to your letter; Dear Sir, Dear Madam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43" calcext:value-type="float">
            <text:p>1643</text:p>
          </table:table-cell>
          <table:table-cell table:style-name="ce8" office:value-type="string" calcext:value-type="string">
            <text:p>耕</text:p>
          </table:table-cell>
          <table:table-cell table:style-name="ce12" office:value-type="string" calcext:value-type="string">
            <text:p>耕す ・ たがやす ・ [vt] till, plow</text:p>
            <text:p/>
            <text:p>耕作する ・ こうさくする ・ cultivate, plow, till</text:p>
            <text:p/>
            <text:p>耕地 ・ こうち ・ arable / farm land</text:p>
            <text:p/>
            <text:p>耕具 ・ こうぐ ・ farm implements</text:p>
            <text:p/>
            <text:p>耕運機 ・ こううんき ・ cultivator, tiller</text:p>
            <text:p/>
            <text:p>農耕 ・ のうこう ・ farming</text:p>
            <text:p/>
            <text:p>深耕 ・ しんこう ・ deep plowing</text:p>
            <text:p/>
            <text:p>晴耕雨読 ・ せいこううどく ・ working the field in fine weather , reading at home in rainy weathe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44" calcext:value-type="float">
            <text:p>1644</text:p>
          </table:table-cell>
          <table:table-cell table:style-name="ce8" office:value-type="string" calcext:value-type="string">
            <text:p>耗</text:p>
          </table:table-cell>
          <table:table-cell table:style-name="ce12" office:value-type="string" calcext:value-type="string">
            <text:p>消耗する ・ しょうもうする ・ consume, use up, exhaust</text:p>
            <text:p/>
            <text:p>損耗 ・ そんもう ・ wear &amp; tear, deterioration</text:p>
            <text:p/>
            <text:p>摩耗する ・ まもうする ・ wear away / out</text:p>
            <text:p/>
            <text:p>心神耗弱 ・ しんしんこうじゃく ・ diminished mental capacit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645" calcext:value-type="float">
            <text:p>1645</text:p>
          </table:table-cell>
          <table:table-cell table:style-name="ce8" office:value-type="string" calcext:value-type="string">
            <text:p>崇</text:p>
          </table:table-cell>
          <table:table-cell table:style-name="ce12" office:value-type="string" calcext:value-type="string">
            <text:p>崇拝 ・ すうはい ・ worship, adoration</text:p>
            <text:p/>
            <text:p>崇高な ・ すうこうな ・ lofty, sublime, noble</text:p>
            <text:p/>
            <text:p>崇敬 ・ すうけい ・ reverence, admiration</text:p>
            <text:p/>
            <text:p>尊崇 ・ そんすう ・ reverence, venerati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46" calcext:value-type="float">
            <text:p>1646</text:p>
          </table:table-cell>
          <table:table-cell table:style-name="ce8" office:value-type="string" calcext:value-type="string">
            <text:p>灰</text:p>
          </table:table-cell>
          <table:table-cell table:style-name="ce12" office:value-type="string" calcext:value-type="string">
            <text:p>灰皿 ・ はいざら ・ ashtray</text:p>
            <text:p/>
            <text:p>死の灰 ・ しのはい ・ lethal radioactive fallout, atomic dust</text:p>
            <text:p/>
            <text:p>ソーダ灰 ・ そーだばい ・ soda ash</text:p>
            <text:p/>
            <text:p>灰 ・ はい ・ ash</text:p>
            <text:p/>
            <text:p>灰色 ・ はいいろ ・ ash color, gray</text:p>
            <text:p/>
            <text:p>火山灰 ・ かざんばい ・ volcano ashes</text:p>
            <text:p/>
            <text:p>灰分 ・ かいぶん ・ ash content</text:p>
            <text:p/>
            <text:p>灰白色 ・ かいはくしょく ・ ash color, light gra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47" calcext:value-type="float">
            <text:p>1647</text:p>
          </table:table-cell>
          <table:table-cell table:style-name="ce8" office:value-type="string" calcext:value-type="string">
            <text:p>炭</text:p>
          </table:table-cell>
          <table:table-cell table:style-name="ce12" office:value-type="string" calcext:value-type="string">
            <text:p>炭素 ・ たんそ ・ carbon</text:p>
            <text:p/>
            <text:p>塗炭 ・ とたん ・ misery, distress</text:p>
            <text:p/>
            <text:p>消し炭 ・ けしずみ ・ cinders</text:p>
            <text:p/>
            <text:p>炭 ・ すみ ・ charcoal</text:p>
            <text:p/>
            <text:p>炭坑 ・ たんこう ・ coal mine, coal pit</text:p>
            <text:p/>
            <text:p>石炭 ・ せきたん ・ coal</text:p>
            <text:p/>
            <text:p>炭火 ・ すみび ・ charcoal fire</text:p>
            <text:p/>
            <text:p>炭焼き ・ すみやき ・ charcoal makin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48" calcext:value-type="float">
            <text:p>1648</text:p>
          </table:table-cell>
          <table:table-cell table:style-name="ce8" office:value-type="string" calcext:value-type="string">
            <text:p>岸</text:p>
          </table:table-cell>
          <table:table-cell table:style-name="ce12" office:value-type="string" calcext:value-type="string">
            <text:p>海岸 ・ かいがん ・ seashore, beach</text:p>
            <text:p/>
            <text:p>向こう岸 ・ むこうぎし ・ opposite bank, further shore</text:p>
            <text:p/>
            <text:p>岸辺に ・ きしべに ・ ashore, on the shore</text:p>
            <text:p/>
            <text:p>沿岸 ・ えんがん ・ coast, shore</text:p>
            <text:p/>
            <text:p>岸 ・ きし ・ shore, bank</text:p>
            <text:p/>
            <text:p>左岸 ・ さがん ・ left bank of a river </text:p>
            <text:p/>
            <text:p>対岸 ・ たいがん ・ opposite bank [shore] </text:p>
            <text:p/>
            <text:p>岸壁 ・ がんぺき ・ quay wall , wharf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49" calcext:value-type="float">
            <text:p>1649</text:p>
          </table:table-cell>
          <table:table-cell table:style-name="ce8" office:value-type="string" calcext:value-type="string">
            <text:p>岩</text:p>
          </table:table-cell>
          <table:table-cell table:style-name="ce12" office:value-type="string" calcext:value-type="string">
            <text:p>岩登り ・ いわのぼり ・ rock climbing</text:p>
            <text:p/>
            <text:p>岩石 ・ がんせき ・ rock</text:p>
            <text:p/>
            <text:p>岩山 ・ いわやま ・ rocky mountain</text:p>
            <text:p/>
            <text:p>岩層 ・ がんそう ・ rock formation</text:p>
            <text:p/>
            <text:p>岩床 ・ がんしょう ・ bedrock</text:p>
            <text:p/>
            <text:p>岩礁 ・ がんしょう ・ reef</text:p>
            <text:p/>
            <text:p>岩塩 ・ がんえん ・ rock salt</text:p>
            <text:p/>
            <text:p>火山岩 ・ かざんがん ・ volcanic rock, lava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50" calcext:value-type="float">
            <text:p>1650</text:p>
          </table:table-cell>
          <table:table-cell table:style-name="ce8" office:value-type="string" calcext:value-type="string">
            <text:p>崩</text:p>
          </table:table-cell>
          <table:table-cell table:style-name="ce12" office:value-type="string" calcext:value-type="string">
            <text:p>崩れる ・ くずれる ・ [vi] crumble, collapse, cave in</text:p>
            <text:p/>
            <text:p>崩落する ・ ほうらくする ・ collapse; decline</text:p>
            <text:p/>
            <text:p>土砂崩れ ・ どしゃくずれ ・ landslide</text:p>
            <text:p/>
            <text:p>崩壊する ・ ほうかいする ・ collapse, crumble, break down, cave in</text:p>
            <text:p/>
            <text:p>型崩れ ・ かたくずれ ・ getting out of shape</text:p>
            <text:p/>
            <text:p>崩れ去る ・ くずれさる ・ collapse, crumble awa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51" calcext:value-type="float">
            <text:p>1651</text:p>
          </table:table-cell>
          <table:table-cell table:style-name="ce8" office:value-type="string" calcext:value-type="string">
            <text:p>嵐</text:p>
          </table:table-cell>
          <table:table-cell table:style-name="ce12" office:value-type="string" calcext:value-type="string">
            <text:p>嵐 ・ あらし ・ storm, tempest</text:p>
            <text:p/>
            <text:p>砂嵐 ・ すなあらし ・ sandstorm</text:p>
            <text:p/>
            <text:p>春嵐 ・ しゅんらん ・ spring storm</text:p>
            <text:p/>
            <text:p>嵐気 ・ らんき ・ mountain air / mist</text:p>
            <text:p/>
            <text:p>晴嵐 ・ せいらん ・ mountain vapor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652" calcext:value-type="float">
            <text:p>1652</text:p>
          </table:table-cell>
          <table:table-cell table:style-name="ce8" office:value-type="string" calcext:value-type="string">
            <text:p>崖</text:p>
          </table:table-cell>
          <table:table-cell table:style-name="ce12" office:value-type="string" calcext:value-type="string">
            <text:p>断崖 ・ だんがい ・ palisade, cliff</text:p>
            <text:p/>
            <text:p>崖 ・ がけ ・ cliff</text:p>
            <text:p/>
            <text:p>懸崖 ・ けんがい ・ overhanging cliff</text:p>
            <text:p/>
            <text:p>断崖絶壁 ・ だんがいぜっぺき ・ precipitous cliff, sheer precipice</text:p>
            <text:p/>
            <text:p>崖崩れ ・ がけくずれ ・ landslide</text:p>
            <text:p/>
            <text:p>崖っ縁 ・ がけっぷち ・ edge of a cliff; perilous position [state]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53" calcext:value-type="float">
            <text:p>1653</text:p>
          </table:table-cell>
          <table:table-cell table:style-name="ce8" office:value-type="string" calcext:value-type="string">
            <text:p>催</text:p>
          </table:table-cell>
          <table:table-cell table:style-name="ce12" office:value-type="string" calcext:value-type="string">
            <text:p>主催 ・ しゅさい ・ sponsorship, promotion</text:p>
            <text:p/>
            <text:p>催促する ・ さいそくする ・ push for, urge, demand</text:p>
            <text:p/>
            <text:p>開催する ・ かいさいする ・ hold [open] an event</text:p>
            <text:p/>
            <text:p>催事場 ・ さいじじょう ・ event hall</text:p>
            <text:p/>
            <text:p>催眠 ・ さいみん ・ hypnotism</text:p>
            <text:p/>
            <text:p>催す ・ もよおす ・ [vt] put on (a show , hold an event , give a dinner </text:p>
            <text:p/>
            <text:p>共催 ・ きょうさい ・ joint auspices, cosponsorship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654" calcext:value-type="float">
            <text:p>1654</text:p>
          </table:table-cell>
          <table:table-cell table:style-name="ce8" office:value-type="string" calcext:value-type="string">
            <text:p>焦</text:p>
          </table:table-cell>
          <table:table-cell table:style-name="ce12" office:value-type="string" calcext:value-type="string">
            <text:p>焦点 ・ しょうてん ・ focus, focal point; photographic focus</text:p>
            <text:p/>
            <text:p>焦げる ・ こげる ・ [vi] scorch, burn</text:p>
            <text:p/>
            <text:p>焦る ・ あせる ・ [vi] be impatient, in a hurry</text:p>
            <text:p/>
            <text:p>焦熱 ・ しょうねつ ・ scorching heat</text:p>
            <text:p/>
            <text:p>焦心 ・ しょうしん ・ impatience</text:p>
            <text:p/>
            <text:p>焦眉 ・ しょうび ・ emergency, urgency, imminence</text:p>
            <text:p/>
            <text:p>焦がす ・ こがす ・ [vt] scorch, burn, char</text:p>
            <text:p/>
            <text:p>焦がれる ・ こがれる ・ pine, yearn for; be deeply in love with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55" calcext:value-type="float">
            <text:p>1655</text:p>
          </table:table-cell>
          <table:table-cell table:style-name="ce8" office:value-type="string" calcext:value-type="string">
            <text:p>礁</text:p>
          </table:table-cell>
          <table:table-cell table:style-name="ce12" office:value-type="string" calcext:value-type="string">
            <text:p>座礁する [坐礁する] ・ ざしょうする ・ run aground, be stranded</text:p>
            <text:p/>
            <text:p>環礁 ・ かんしょう ・ atoll</text:p>
            <text:p/>
            <text:p>岩礁 ・ がんしょう ・ reef</text:p>
            <text:p/>
            <text:p>珊瑚礁 ・ さんごしょう ・ coral reef</text:p>
            <text:p/>
            <text:p>暗礁 ・ あんしょう ・ sunken rock, unknown reef; deadlock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56" calcext:value-type="float">
            <text:p>1656</text:p>
          </table:table-cell>
          <table:table-cell table:style-name="ce8" office:value-type="string" calcext:value-type="string">
            <text:p>奮</text:p>
          </table:table-cell>
          <table:table-cell table:style-name="ce12" office:value-type="string" calcext:value-type="string">
            <text:p>奮う ・ ふるう ・ rouse up, do energetically</text:p>
            <text:p/>
            <text:p>興奮 ・ こうふん ・ excitement, agitation, stimulation</text:p>
            <text:p/>
            <text:p>奮然と ・ ふんぜんと ・ resolutely, courageously</text:p>
            <text:p/>
            <text:p>奮闘 ・ ふんとう ・ hard fighting</text:p>
            <text:p/>
            <text:p>奮撃 ・ ふんげき ・ fierce attack</text:p>
            <text:p/>
            <text:p>奮迅 ・ ふんじん ・ dashing forward impetuously</text:p>
            <text:p/>
            <text:p>感奮する ・ かんぷんする ・ be inspired, moved to ac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57" calcext:value-type="float">
            <text:p>1657</text:p>
          </table:table-cell>
          <table:table-cell table:style-name="ce8" office:value-type="string" calcext:value-type="string">
            <text:p>奪</text:p>
          </table:table-cell>
          <table:table-cell table:style-name="ce12" office:value-type="string" calcext:value-type="string">
            <text:p>略奪 ・ りゃくだつ ・ pillage, plunder, looting</text:p>
            <text:p/>
            <text:p>奪う ・ うばう ・ [vt] rob, take by force</text:p>
            <text:p/>
            <text:p>奪い取る ・ うばいとる ・ [vt] plunder</text:p>
            <text:p/>
            <text:p>奪還 ・ だっかん ・ recapture, recovery</text:p>
            <text:p/>
            <text:p>奪取 ・ だっしゅ ・ capture, seizure</text:p>
            <text:p/>
            <text:p>強奪する ・ ごうだつする ・ rob, seize, plunder; hijack</text:p>
            <text:p/>
            <text:p>争奪 ・ そうだつ ・ scramble, contest, struggle</text:p>
            <text:p/>
            <text:p>剝奪する ・ はくだつする ・ deprive, dive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58" calcext:value-type="float">
            <text:p>1658</text:p>
          </table:table-cell>
          <table:table-cell table:style-name="ce8" office:value-type="string" calcext:value-type="string">
            <text:p>隻</text:p>
          </table:table-cell>
          <table:table-cell table:style-name="ce12" office:value-type="string" calcext:value-type="string">
            <text:p>隻眼 ・ せきがん ・ one eye</text:p>
            <text:p/>
            <text:p>一隻 ・ いっせき ・ one ship</text:p>
            <text:p/>
            <text:p>数隻 ・ すうせき ・ several ship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59" calcext:value-type="float">
            <text:p>1659</text:p>
          </table:table-cell>
          <table:table-cell table:style-name="ce8" office:value-type="string" calcext:value-type="string">
            <text:p>獲</text:p>
          </table:table-cell>
          <table:table-cell table:style-name="ce12" office:value-type="string" calcext:value-type="string">
            <text:p>獲物 ・ えもの ・ spoils, catch, prize</text:p>
            <text:p/>
            <text:p>獲得する ・ かくとくする ・ get, acquire, obtain</text:p>
            <text:p/>
            <text:p>獲る ・ える ・ [vt] hunt, fish</text:p>
            <text:p/>
            <text:p>乱獲 ・ らんかく ・ excessive fishing [hunting] </text:p>
            <text:p/>
            <text:p>捕獲する ・ ほかくする ・ catch fish ; capture, seize</text:p>
            <text:p/>
            <text:p>収獲 ・ しゅうかく ・ game; good result</text:p>
            <text:p/>
            <text:p>漁獲 ・ ぎょかく ・ fishing; haul / catch of fish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660" calcext:value-type="float">
            <text:p>1660</text:p>
          </table:table-cell>
          <table:table-cell table:style-name="ce8" office:value-type="string" calcext:value-type="string">
            <text:p>穫</text:p>
          </table:table-cell>
          <table:table-cell table:style-name="ce12" office:value-type="string" calcext:value-type="string">
            <text:p>収穫する ・ しゅうかくする ・ harvest, gather in, reap</text:p>
            <text:p/>
            <text:p>収穫期 ・ しゅうかくき ・ harvest seas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61" calcext:value-type="float">
            <text:p>1661</text:p>
          </table:table-cell>
          <table:table-cell table:style-name="ce8" office:value-type="string" calcext:value-type="string">
            <text:p>護</text:p>
          </table:table-cell>
          <table:table-cell table:style-name="ce12" office:value-type="string" calcext:value-type="string">
            <text:p>弁護士 ・ べんごし ・ lawyer, attorney</text:p>
            <text:p/>
            <text:p>護る ・ まもる ・ [vt] guard, protect</text:p>
            <text:p/>
            <text:p>護符 ・ ごふ ・ charm, amulet</text:p>
            <text:p/>
            <text:p>保護者 ・ ほごしゃ ・ guardian</text:p>
            <text:p/>
            <text:p>看護師 ・ かんごし ・ nurse</text:p>
            <text:p/>
            <text:p>援護 ・ えんご ・ support, protection; covering</text:p>
            <text:p/>
            <text:p>護衛 ・ ごえい ・ guard, escort</text:p>
            <text:p/>
            <text:p>護憲 ・ ごけん ・ safeguarding the constitu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62" calcext:value-type="float">
            <text:p>1662</text:p>
          </table:table-cell>
          <table:table-cell table:style-name="ce8" office:value-type="string" calcext:value-type="string">
            <text:p>譲</text:p>
          </table:table-cell>
          <table:table-cell table:style-name="ce12" office:value-type="string" calcext:value-type="string">
            <text:p>譲る ・ ゆずる ・ [vt] cede, transfer</text:p>
            <text:p/>
            <text:p>譲歩 ・ じょうほ ・ concession, compromise</text:p>
            <text:p/>
            <text:p>譲渡 ・ じょうと ・ transfer, conveyance</text:p>
            <text:p/>
            <text:p>譲位 ・ じょうい ・ abdication</text:p>
            <text:p/>
            <text:p>委譲 ・ いじょう ・ transfer, assignment</text:p>
            <text:p/>
            <text:p>譲り渡す ・ ゆずりわたす ・ [vt] turn over, convey</text:p>
            <text:p/>
            <text:p>譲り合う ・ ゆずりあう ・ [vt] compromise, concede</text:p>
            <text:p/>
            <text:p>親譲りの ・ おやゆずりの ・ hereditar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63" calcext:value-type="float">
            <text:p>1663</text:p>
          </table:table-cell>
          <table:table-cell table:style-name="ce8" office:value-type="string" calcext:value-type="string">
            <text:p>嬢</text:p>
          </table:table-cell>
          <table:table-cell table:style-name="ce12" office:value-type="string" calcext:value-type="string">
            <text:p>お嬢さん ・ おじょうさん ・ your daughter; young lady</text:p>
            <text:p/>
            <text:p>老嬢 ・ ろうじょう ・ spinster</text:p>
            <text:p/>
            <text:p>令嬢 ・ れいじょう ・ daughter; young lady</text:p>
            <text:p/>
            <text:p>交換嬢 ・ こうかんじょう ・ telephone operator</text:p>
            <text:p/>
            <text:p>案内嬢 ・ あんないじょう ・ usherett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664" calcext:value-type="float">
            <text:p>1664</text:p>
          </table:table-cell>
          <table:table-cell table:style-name="ce8" office:value-type="string" calcext:value-type="string">
            <text:p>醸</text:p>
          </table:table-cell>
          <table:table-cell table:style-name="ce12" office:value-type="string" calcext:value-type="string">
            <text:p>酒を醸す ・ さけをかもす ・ brew sake</text:p>
            <text:p/>
            <text:p>醸造 ・ じょうぞう ・ brewing, distilling</text:p>
            <text:p/>
            <text:p>醸造所 ・ じょうぞうしょ ・ brewery</text:p>
            <text:p/>
            <text:p>醸成する ・ じょうせいする ・ brew; bring abou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65" calcext:value-type="float">
            <text:p>1665</text:p>
          </table:table-cell>
          <table:table-cell table:style-name="ce8" office:value-type="string" calcext:value-type="string">
            <text:p>壌</text:p>
          </table:table-cell>
          <table:table-cell table:style-name="ce12" office:value-type="string" calcext:value-type="string">
            <text:p>土壌 ・ どじょう ・ soil, earth</text:p>
            <text:p/>
            <text:p>平壌 ・ へいじょう ・ Pyongyang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66" calcext:value-type="float">
            <text:p>1666</text:p>
          </table:table-cell>
          <table:table-cell table:style-name="ce8" office:value-type="string" calcext:value-type="string">
            <text:p>壊</text:p>
          </table:table-cell>
          <table:table-cell table:style-name="ce12" office:value-type="string" calcext:value-type="string">
            <text:p>崩壊する ・ ほうかいする ・ collapse, crumble, cave in</text:p>
            <text:p/>
            <text:p>壊れる ・ こわれる ・ [vi] break down , be broken</text:p>
            <text:p/>
            <text:p>壊す ・ こわす ・ [vt] break down , destroy</text:p>
            <text:p/>
            <text:p>破壊する ・ はかいする ・ break down , destroy, wreck</text:p>
            <text:p/>
            <text:p>壊滅 ・ かいめつ ・ destruction, annihilation</text:p>
            <text:p/>
            <text:p>倒壊する ・ とうかいする ・ collapse, crumble, be destroyed</text:p>
            <text:p/>
            <text:p>取り壊し ・ とりこわし ・ demolition, pulling down</text:p>
            <text:p/>
            <text:p>壊れ物 ・ こわれもの ・ fragile article, breakables; broken articl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667" calcext:value-type="float">
            <text:p>1667</text:p>
          </table:table-cell>
          <table:table-cell table:style-name="ce8" office:value-type="string" calcext:value-type="string">
            <text:p>懐</text:p>
          </table:table-cell>
          <table:table-cell table:style-name="ce12" office:value-type="string" calcext:value-type="string">
            <text:p>懐かしむ ・ なつかしむ ・ [vt] long for, miss</text:p>
            <text:p/>
            <text:p>懐郷 ・ かいきょう ・ nostalgia, homesickness</text:p>
            <text:p/>
            <text:p>懐中 ・ かいちゅう ・ one’s pocket</text:p>
            <text:p/>
            <text:p>懐中電灯 ・ かいちゅうでんとう ・ flashlight</text:p>
            <text:p/>
            <text:p>懐 ・ ふところ ・ bosom; inside pocket</text:p>
            <text:p/>
            <text:p>懐かしい ・ なつかしい ・ dear, beloved; long for, miss</text:p>
            <text:p/>
            <text:p>懐く ・ なつく ・ [vt] be tamed; become attached to</text:p>
            <text:p/>
            <text:p>懐ける ・ なつける ・ [vt] tame, domesticat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668" calcext:value-type="float">
            <text:p>1668</text:p>
          </table:table-cell>
          <table:table-cell table:style-name="ce8" office:value-type="string" calcext:value-type="string">
            <text:p>徳</text:p>
          </table:table-cell>
          <table:table-cell table:style-name="ce12" office:value-type="string" calcext:value-type="string">
            <text:p>道徳 ・ どうとく ・ morality, morals</text:p>
            <text:p/>
            <text:p>美徳 ・ びとく ・ virtue, good deed</text:p>
            <text:p/>
            <text:p>徳川幕府 ・ とくがわばくふ ・ Tokugawa shogunate</text:p>
            <text:p/>
            <text:p>徳義 ・ とくぎ ・ morality, sincerity</text:p>
            <text:p/>
            <text:p>悪徳 ・ あくとく ・ vice, corruption, immorality</text:p>
            <text:p/>
            <text:p>公徳 ・ こうとく ・ public moralit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669" calcext:value-type="float">
            <text:p>1669</text:p>
          </table:table-cell>
          <table:table-cell table:style-name="ce8" office:value-type="string" calcext:value-type="string">
            <text:p>聴</text:p>
          </table:table-cell>
          <table:table-cell table:style-name="ce12" office:value-type="string" calcext:value-type="string">
            <text:p>聴衆 ・ ちょうしゅう ・ audience</text:p>
            <text:p/>
            <text:p>視聴者 ・ しちょうしゃ ・ viewer, audience</text:p>
            <text:p/>
            <text:p>聴覚 ・ ちょうかく ・ sense of hearing</text:p>
            <text:p/>
            <text:p>民の声を聴く ・ たみのこえをきく ・ listen to the people's voice</text:p>
            <text:p/>
            <text:p>聴講 ・ ちょうこう ・ lecture attendance</text:p>
            <text:p/>
            <text:p>聴取する ・ ちょうしゅする ・ listen to, give a hearing to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70" calcext:value-type="float">
            <text:p>1670</text:p>
          </table:table-cell>
          <table:table-cell table:style-name="ce8" office:value-type="string" calcext:value-type="string">
            <text:p>恥</text:p>
          </table:table-cell>
          <table:table-cell table:style-name="ce12" office:value-type="string" calcext:value-type="string">
            <text:p>無恥 ・ むち ・ shameless</text:p>
            <text:p/>
            <text:p>恥ずかしい ・ はずかしい ・ shy; ashamed; shameful</text:p>
            <text:p/>
            <text:p>恥じる ・ はじる ・ feel ashamed</text:p>
            <text:p/>
            <text:p>恥毛 ・ ちもう ・ pubic hair</text:p>
            <text:p/>
            <text:p>恥知らず ・ はじしらず ・ shameless person</text:p>
            <text:p/>
            <text:p>恥じらう ・ はじらう ・ [vi] be shy [coy] , look abashed</text:p>
            <text:p/>
            <text:p>恥辱 ・ ちじょく ・ disgrace, dishonor, shame</text:p>
            <text:p/>
            <text:p>羞恥 ・ しゅうち ・ shyness; sense of sham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71" calcext:value-type="float">
            <text:p>1671</text:p>
          </table:table-cell>
          <table:table-cell table:style-name="ce8" office:value-type="string" calcext:value-type="string">
            <text:p>羞</text:p>
          </table:table-cell>
          <table:table-cell table:style-name="ce12" office:value-type="string" calcext:value-type="string">
            <text:p>羞恥心 ・ しゅうちしん ・ shyness; sense of shame</text:p>
            <text:p/>
            <text:p>含羞 ・ がんしゅう ・ shyness, bashfulness</text:p>
            <text:p/>
            <text:p>嬌羞 ・ きょうしゅう ・ charming coyness</text:p>
            <text:p/>
            <text:p>含羞む* ・ はにかむ ・ be shy bashfu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72" calcext:value-type="float">
            <text:p>1672</text:p>
          </table:table-cell>
          <table:table-cell table:style-name="ce8" office:value-type="string" calcext:value-type="string">
            <text:p>爵</text:p>
          </table:table-cell>
          <table:table-cell table:style-name="ce12" office:value-type="string" calcext:value-type="string">
            <text:p>爵位 ・ しゃくい ・ rank of nobility</text:p>
            <text:p/>
            <text:p>伯爵 ・ はくしゃく ・ count, earl</text:p>
            <text:p/>
            <text:p>男爵 ・ だんしゃく ・ baron</text:p>
            <text:p/>
            <text:p>公爵 ・ こうしゃく ・ duke, princ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673" calcext:value-type="float">
            <text:p>1673</text:p>
          </table:table-cell>
          <table:table-cell table:style-name="ce8" office:value-type="string" calcext:value-type="string">
            <text:p>侯</text:p>
          </table:table-cell>
          <table:table-cell table:style-name="ce12" office:value-type="string" calcext:value-type="string">
            <text:p>諸侯 ・ しょこう ・ feudal lords</text:p>
            <text:p/>
            <text:p>王侯 ・ おうこう ・ king and princes, royalty, crowned heads</text:p>
            <text:p/>
            <text:p>仙台侯 ・ せんだいこう ・ Lord of Sendai</text:p>
            <text:p/>
            <text:p>侯爵 ・ こうしゃく ・ marquis, marques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74" calcext:value-type="float">
            <text:p>1674</text:p>
          </table:table-cell>
          <table:table-cell table:style-name="ce8" office:value-type="string" calcext:value-type="string">
            <text:p>喉</text:p>
          </table:table-cell>
          <table:table-cell table:style-name="ce12" office:value-type="string" calcext:value-type="string">
            <text:p>喉頭 ・ こうとう ・ larynx</text:p>
            <text:p/>
            <text:p>喉を潤す ・ のどをうるおす ・ slake one's thirst</text:p>
            <text:p/>
            <text:p>喉 ・ のど ・ throat</text:p>
            <text:p/>
            <text:p>喉元 ・ のどもと ・ throat</text:p>
            <text:p/>
            <text:p>喉仏 ・ のどぼとけ ・ Adam’s apple</text:p>
            <text:p/>
            <text:p>喉笛 ・ のどぶえ ・ windpipe</text:p>
            <text:p/>
            <text:p>喉自慢 ・ のどじまん ・ proud of one’s voic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675" calcext:value-type="float">
            <text:p>1675</text:p>
          </table:table-cell>
          <table:table-cell table:style-name="ce8" office:value-type="string" calcext:value-type="string">
            <text:p>候</text:p>
          </table:table-cell>
          <table:table-cell table:style-name="ce12" office:value-type="string" calcext:value-type="string">
            <text:p>時候 ・ じこう ・ season, time of the year</text:p>
            <text:p/>
            <text:p>候補者 ・ こうほしゃ ・ candidate, applicant</text:p>
            <text:p/>
            <text:p>天候 ・ てんこう ・ weather</text:p>
            <text:p/>
            <text:p>症候 ・ しょうこう ・ symptom</text:p>
            <text:p/>
            <text:p>候文 ・ そうろうぶん ・ epistolary style employing the sōrō form) [classical verbal suffix equiv. to ます] </text:p>
            <text:p/>
            <text:p>居候 ・ いそうろう ・ hanger-on, parasit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76" calcext:value-type="float">
            <text:p>1676</text:p>
          </table:table-cell>
          <table:table-cell table:style-name="ce8" office:value-type="string" calcext:value-type="string">
            <text:p>修</text:p>
          </table:table-cell>
          <table:table-cell table:style-name="ce12" office:value-type="string" calcext:value-type="string">
            <text:p>修める ・ おさめる ・ [vt] cultivate, practice, study; master</text:p>
            <text:p/>
            <text:p>研修 ・ けんしゅう ・ study &amp; training</text:p>
            <text:p/>
            <text:p>修士 ・ しゅうし ・ Master 's degree </text:p>
            <text:p/>
            <text:p>修養する ・ しゅうようする ・ cultivate one’s mind, improve oneself</text:p>
            <text:p/>
            <text:p>修行 ・ しゅぎょう ・ training, study; ascetic practices</text:p>
            <text:p/>
            <text:p>修繕する ・ しゅうぜんする ・ mend, repair</text:p>
            <text:p/>
            <text:p>修まる ・ おさまる ・ [vi] govern oneself, conduct oneself well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677" calcext:value-type="float">
            <text:p>1677</text:p>
          </table:table-cell>
          <table:table-cell table:style-name="ce8" office:value-type="string" calcext:value-type="string">
            <text:p>悠</text:p>
          </table:table-cell>
          <table:table-cell table:style-name="ce12" office:value-type="string" calcext:value-type="string">
            <text:p>悠々と ・ ゆうゆうと ・ calmly, leisurely; easily, without difficulty; boundlessly</text:p>
            <text:p/>
            <text:p>悠長な ・ ゆうちょうな ・ leisurely, easygoing; tedious</text:p>
            <text:p/>
            <text:p>悠然として ・ ゆうぜんとして ・ perfect composure with an air of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78" calcext:value-type="float">
            <text:p>1678</text:p>
          </table:table-cell>
          <table:table-cell table:style-name="ce8" office:value-type="string" calcext:value-type="string">
            <text:p>是</text:p>
          </table:table-cell>
          <table:table-cell table:style-name="ce12" office:value-type="string" calcext:value-type="string">
            <text:p>是非 ・ ぜひ ・ right and/or wrong; by all means, at any cost</text:p>
            <text:p/>
            <text:p>是非とも ・ ぜひとも ・ at any cost, by some means or other</text:p>
            <text:p/>
            <text:p>是是非非主義 ・ ぜぜひひしゅぎ ・ fair and unbiased policy, principle of being fair and just</text:p>
            <text:p/>
            <text:p>是認 ・ ぜにん ・ approval</text:p>
            <text:p/>
            <text:p>是正 ・ ぜせい ・ correction</text:p>
            <text:p/>
            <text:p>是 ・ これ ・ this [pronoun]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79" calcext:value-type="float">
            <text:p>1679</text:p>
          </table:table-cell>
          <table:table-cell table:style-name="ce8" office:value-type="string" calcext:value-type="string">
            <text:p>提</text:p>
          </table:table-cell>
          <table:table-cell table:style-name="ce12" office:value-type="string" calcext:value-type="string">
            <text:p>提案 ・ ていあん ・ proposition, proposal, suggestion</text:p>
            <text:p/>
            <text:p>提げる ・ さげる ・ [vt] carry in hand, take with</text:p>
            <text:p/>
            <text:p>手提げ袋 ・ てさげぶくろ ・ handbag</text:p>
            <text:p/>
            <text:p>提供する ・ ていきょうする ・ offer, tender; sponsor a show </text:p>
            <text:p/>
            <text:p>提出する ・ ていしゅつする ・ present, submit, turn in</text:p>
            <text:p/>
            <text:p>前提 ・ ぜんてい ・ premise, presupposition</text:p>
            <text:p/>
            <text:p>提灯 ・ ちょうちん ・ paper lantern</text:p>
            <text:p/>
            <text:p>提示する ・ ていじする ・ present, exhibi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80" calcext:value-type="float">
            <text:p>1680</text:p>
          </table:table-cell>
          <table:table-cell table:style-name="ce8" office:value-type="string" calcext:value-type="string">
            <text:p>堤</text:p>
          </table:table-cell>
          <table:table-cell table:style-name="ce12" office:value-type="string" calcext:value-type="string">
            <text:p>堤防 ・ ていぼう ・ bank, embankment, dike</text:p>
            <text:p/>
            <text:p>突堤 ・ とってい ・ pier, breakwater</text:p>
            <text:p/>
            <text:p>防波堤 ・ ぼうはてい ・ breakwater</text:p>
            <text:p/>
            <text:p>堤 ・ つつみ ・ bank, embankment</text:p>
            <text:p/>
            <text:p>堤を築く ・ つつみをきずく ・ build an embankment</text:p>
            <text:p/>
            <text:p>防潮堤 ・ ぼうちょうてい ・ tide embankment, seawall</text:p>
            <text:p/>
            <text:p>築堤 ・ ちくてい ・ embankment, bank building …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81" calcext:value-type="float">
            <text:p>1681</text:p>
          </table:table-cell>
          <table:table-cell table:style-name="ce8" office:value-type="string" calcext:value-type="string">
            <text:p>題</text:p>
          </table:table-cell>
          <table:table-cell table:style-name="ce12" office:value-type="string" calcext:value-type="string">
            <text:p>問題 ・ もんだい ・ problem, question, issue</text:p>
            <text:p/>
            <text:p>話題 ・ わだい ・ topic of conversation</text:p>
            <text:p/>
            <text:p>表題 ・ ひょうだい ・ title, heading, caption</text:p>
            <text:p/>
            <text:p>議題 ・ ぎだい ・ topic for discussion</text:p>
            <text:p/>
            <text:p>演題 ・ えんだい ・ subject of a speech, speech title</text:p>
            <text:p/>
            <text:p>出題する ・ しゅつだいする ・ set a problem</text:p>
            <text:p/>
            <text:p>宿題 ・ しゅくだい ・ homework</text:p>
            <text:p/>
            <text:p>題を付ける ・ だいをつける ・ entitl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682" calcext:value-type="float">
            <text:p>1682</text:p>
          </table:table-cell>
          <table:table-cell table:style-name="ce8" office:value-type="string" calcext:value-type="string">
            <text:p>匙</text:p>
          </table:table-cell>
          <table:table-cell table:style-name="ce12" office:value-type="string" calcext:value-type="string">
            <text:p>茶匙 ・ ちゃさじ ・ teaspoon</text:p>
            <text:p/>
            <text:p>大匙 ・ おおさじ ・ tablespoon</text:p>
            <text:p/>
            <text:p>小匙 ・ こさじ ・ teaspoon</text:p>
            <text:p/>
            <text:p>匙を投げる ・ さじをなげる ・ give up sth. as hopeless , throw in the towel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83" calcext:value-type="float">
            <text:p>1683</text:p>
          </table:table-cell>
          <table:table-cell table:style-name="ce8" office:value-type="string" calcext:value-type="string">
            <text:p>冒</text:p>
          </table:table-cell>
          <table:table-cell table:style-name="ce12" office:value-type="string" calcext:value-type="string">
            <text:p>危険を冒す ・ きけんをおかす ・ brave [defy] a danger</text:p>
            <text:p/>
            <text:p>冒険 ・ ぼうけん ・ adventure, risk</text:p>
            <text:p/>
            <text:p>冒涜する ・ ぼうとくする ・ desecrate, profane</text:p>
            <text:p/>
            <text:p>冒頭 ・ ぼうとう ・ beginning, opening</text:p>
            <text:p/>
            <text:p>冒険的 ・ ぼうけんてき ・ adventurous, risky; hazardous, perilous</text:p>
            <text:p/>
            <text:p>冒険心 ・ ぼうけんしん ・ adventurous spirit; sense of adventure</text:p>
            <text:p/>
            <text:p>冒険家 ・ ぼうけんか ・ adventure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84" calcext:value-type="float">
            <text:p>1684</text:p>
          </table:table-cell>
          <table:table-cell table:style-name="ce8" office:value-type="string" calcext:value-type="string">
            <text:p>昌</text:p>
          </table:table-cell>
          <table:table-cell table:style-name="ce12" office:value-type="string" calcext:value-type="string">
            <text:p>繁昌 ・ はんじょう ・ prosperity</text:p>
            <text:p/>
            <text:p>隆昌 ・ りゅうしょう ・ prosperit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85" calcext:value-type="float">
            <text:p>1685</text:p>
          </table:table-cell>
          <table:table-cell table:style-name="ce8" office:value-type="string" calcext:value-type="string">
            <text:p>唱</text:p>
          </table:table-cell>
          <table:table-cell table:style-name="ce12" office:value-type="string" calcext:value-type="string">
            <text:p>唱える ・ となえる ・ [vt] chant, recite; cheer; advocate</text:p>
            <text:p/>
            <text:p>合唱 ・ がっしょう ・ chorus</text:p>
            <text:p/>
            <text:p>提唱する ・ ていしょうする ・ advocate, propose</text:p>
            <text:p/>
            <text:p>唱和する ・ しょうわする ・ chant [cheer] in chorus</text:p>
            <text:p/>
            <text:p>吟唱する ・ ぎんしょうする ・ recite, chant</text:p>
            <text:p/>
            <text:p>暗唱する ・ あんしょうする ・ recite from memory</text:p>
            <text:p/>
            <text:p>詠唱する ・ えいしょうする ・ chant</text:p>
            <text:p/>
            <text:p>三唱 ・ さんしょう ・ cheering three times banzai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86" calcext:value-type="float">
            <text:p>1686</text:p>
          </table:table-cell>
          <table:table-cell table:style-name="ce8" office:value-type="string" calcext:value-type="string">
            <text:p>晶</text:p>
          </table:table-cell>
          <table:table-cell table:style-name="ce12" office:value-type="string" calcext:value-type="string">
            <text:p>結晶 ・ けっしょう ・ crystallization, crystal; grain; fruit(s)</text:p>
            <text:p/>
            <text:p>液晶 ・ えきしょう ・ crystalline liquid</text:p>
            <text:p/>
            <text:p>水晶 ・ すいしょう ・ crystal</text:p>
            <text:p/>
            <text:p>水晶体 ・ すいしょうたい ・ crystalline lens of the ey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87" calcext:value-type="float">
            <text:p>1687</text:p>
          </table:table-cell>
          <table:table-cell table:style-name="ce8" office:value-type="string" calcext:value-type="string">
            <text:p>帽</text:p>
          </table:table-cell>
          <table:table-cell table:style-name="ce12" office:value-type="string" calcext:value-type="string">
            <text:p>帽子 ・ ぼうし ・ cap, hat</text:p>
            <text:p/>
            <text:p>脱帽 ・ だつぼう ・ taking off one's cap [hat] ; submission</text:p>
            <text:p/>
            <text:p>学帽 ・ がくぼう ・ school cap</text:p>
            <text:p/>
            <text:p>帽章 ・ ぼうしょう ・ badge on a cap</text:p>
            <text:p/>
            <text:p>制帽 ・ せいぼう ・ regulation [school] cap</text:p>
            <text:p/>
            <text:p>ベレー帽 ・ ベレーぼう ・ beret cap </text:p>
            <text:p/>
            <text:p>無帽の ・ むぼうの ・ hatless</text:p>
            <text:p/>
            <text:p>登山帽 ・ とざんぼう ・ climber’s ha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88" calcext:value-type="float">
            <text:p>1688</text:p>
          </table:table-cell>
          <table:table-cell table:style-name="ce8" office:value-type="string" calcext:value-type="string">
            <text:p>棟</text:p>
          </table:table-cell>
          <table:table-cell table:style-name="ce12" office:value-type="string" calcext:value-type="string">
            <text:p>棟木 ・ むなぎ ・ ridgepole</text:p>
            <text:p/>
            <text:p>病棟 ・ びょうとう ・ hospital ward</text:p>
            <text:p/>
            <text:p>研究室棟 ・ けんきゅうしつとう ・ laboratory block, research lab building</text:p>
            <text:p/>
            <text:p>棟 ・ むね ・ ridge of a building; house</text:p>
            <text:p/>
            <text:p>第三棟 ・ だいさんとう ・ Block No. 3</text:p>
            <text:p/>
            <text:p>上棟式 ・ じょうとうしき ・ raising the ridgepole ceremony </text:p>
            <text:p/>
            <text:p>棟上げ ・ むねあげ ・ ridgepole raising</text:p>
            <text:p/>
            <text:p>別棟 ・ べつむね ・ another building, outhous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89" calcext:value-type="float">
            <text:p>1689</text:p>
          </table:table-cell>
          <table:table-cell table:style-name="ce8" office:value-type="string" calcext:value-type="string">
            <text:p>凍</text:p>
          </table:table-cell>
          <table:table-cell table:style-name="ce12" office:value-type="string" calcext:value-type="string">
            <text:p>冷凍 ・ れいとう ・ freezing, cold storage</text:p>
            <text:p/>
            <text:p>不凍港 ・ ふとうこう ・ ice-free port</text:p>
            <text:p/>
            <text:p>凍り付く ・ こおりつく ・ [vi] freeze</text:p>
            <text:p/>
            <text:p>凍る ・ こおる ・ [vi] freeze, congeal</text:p>
            <text:p/>
            <text:p>凍傷 ・ とうしょう ・ frostbite</text:p>
            <text:p/>
            <text:p>凍結 ・ とうけつ ・ freezing</text:p>
            <text:p/>
            <text:p>凍える ・ こごえる ・ [vi] be frozen, chilled</text:p>
            <text:p/>
            <text:p>凍え死ぬ ・ こごえしぬ ・ freeze to death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90" calcext:value-type="float">
            <text:p>1690</text:p>
          </table:table-cell>
          <table:table-cell table:style-name="ce8" office:value-type="string" calcext:value-type="string">
            <text:p>氷</text:p>
          </table:table-cell>
          <table:table-cell table:style-name="ce12" office:value-type="string" calcext:value-type="string">
            <text:p>氷河 ・ ひょうが ・ glacier</text:p>
            <text:p/>
            <text:p>氷水 ・ こおりみず ・ ice water; shaved ice</text:p>
            <text:p/>
            <text:p>氷雨 ・ ひさめ ・ [elegant] hail; chilly rain esp. in autumn </text:p>
            <text:p/>
            <text:p>氷山 ・ ひょうざん ・ iceberg</text:p>
            <text:p/>
            <text:p>氷 ・ こおり ・ ice</text:p>
            <text:p/>
            <text:p>氷枕 ・ こおりまくら ・ ice pillow</text:p>
            <text:p/>
            <text:p>氷菓子 ・ こおりがし ・ frozen sweet, ice candy</text:p>
            <text:p/>
            <text:p>氷河 ・ ひょうが ・ glacie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91" calcext:value-type="float">
            <text:p>1691</text:p>
          </table:table-cell>
          <table:table-cell table:style-name="ce8" office:value-type="string" calcext:value-type="string">
            <text:p>永</text:p>
          </table:table-cell>
          <table:table-cell table:style-name="ce12" office:value-type="string" calcext:value-type="string">
            <text:p>永い ・ ながい ・ eternal, long</text:p>
            <text:p/>
            <text:p>永続する ・ えいぞくする ・ last long, remain permanently</text:p>
            <text:p/>
            <text:p>永寿 ・ えいじゅ ・ long life</text:p>
            <text:p/>
            <text:p>永久 ・ えいきゅう ・ permanence, eternity</text:p>
            <text:p/>
            <text:p>永住 ・ えいじゅう ・ permanent residence</text:p>
            <text:p/>
            <text:p>永眠 ・ えいみん ・ eternal sleep, death</text:p>
            <text:p/>
            <text:p>永年 ・ ながねん ・ many years, long time</text:p>
            <text:p/>
            <text:p>末永く ・ すえながく ・ foreve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92" calcext:value-type="float">
            <text:p>1692</text:p>
          </table:table-cell>
          <table:table-cell table:style-name="ce8" office:value-type="string" calcext:value-type="string">
            <text:p>泳</text:p>
          </table:table-cell>
          <table:table-cell table:style-name="ce12" office:value-type="string" calcext:value-type="string">
            <text:p>水泳 ・ すいえい ・ swimming</text:p>
            <text:p/>
            <text:p>泳ぐ ・ およぐ ・ [vi] swim</text:p>
            <text:p/>
            <text:p>平泳ぎ ・ ひらおよぎ ・ breast stroke</text:p>
            <text:p/>
            <text:p>背泳 ・ はいえい ・ backstroke</text:p>
            <text:p/>
            <text:p>泳法 ・ えいほう ・ swimming style</text:p>
            <text:p/>
            <text:p>競泳 ・ きょうえい ・ swimming race</text:p>
            <text:p/>
            <text:p>遊泳 ・ ゆうえい ・ swimming, bathing; conduct of life</text:p>
            <text:p/>
            <text:p>遠泳 ・ えんえい ・ long-distance swimmin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93" calcext:value-type="float">
            <text:p>1693</text:p>
          </table:table-cell>
          <table:table-cell table:style-name="ce8" office:value-type="string" calcext:value-type="string">
            <text:p>詠</text:p>
          </table:table-cell>
          <table:table-cell table:style-name="ce12" office:value-type="string" calcext:value-type="string">
            <text:p>詠む ・ よむ ・ [vt] compose waka or haiku poems </text:p>
            <text:p/>
            <text:p>和歌を詠む ・ わかをよむ ・ compose a waka</text:p>
            <text:p/>
            <text:p>詠唱 ・ えいしょう ・ chanting; aria</text:p>
            <text:p/>
            <text:p>朗詠 ・ ろうえい ・ reciting, chanting</text:p>
            <text:p/>
            <text:p>吟詠 ・ ぎんえい ・ poem reciting / chanting a </text:p>
            <text:p/>
            <text:p>詠歌 ・ えいか ・ composing poetry; Buddhist hym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94" calcext:value-type="float">
            <text:p>1694</text:p>
          </table:table-cell>
          <table:table-cell table:style-name="ce8" office:value-type="string" calcext:value-type="string">
            <text:p>札</text:p>
          </table:table-cell>
          <table:table-cell table:style-name="ce12" office:value-type="string" calcext:value-type="string">
            <text:p>標札 ・ ひょうさつ ・ nameplate, doorplate</text:p>
            <text:p/>
            <text:p>改札口 ・ かいさつぐち ・ ticket gate, wicket</text:p>
            <text:p/>
            <text:p>札を崩す ・ さつをくずす ・ change a note</text:p>
            <text:p/>
            <text:p>名札 ・ なふだ ・ nameplate</text:p>
            <text:p/>
            <text:p>札 ・ ふだ ・ tag, label</text:p>
            <text:p/>
            <text:p>切り札 ・ きりふだ ・ trump card , last resort</text:p>
            <text:p/>
            <text:p>質札 ・ しちふだ ・ pawn ticket</text:p>
            <text:p/>
            <text:p>手札 ・ てふだ ・ visiting car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95" calcext:value-type="float">
            <text:p>1695</text:p>
          </table:table-cell>
          <table:table-cell table:style-name="ce8" office:value-type="string" calcext:value-type="string">
            <text:p>枚</text:p>
          </table:table-cell>
          <table:table-cell table:style-name="ce12" office:value-type="string" calcext:value-type="string">
            <text:p>何枚 ・ なんまい ・ how many sheets, …</text:p>
            <text:p/>
            <text:p>枚数 ・ まいすう ・ number of sheets pages, plates, glass panes, … </text:p>
            <text:p/>
            <text:p>紙五枚 ・ かみごまい ・ five sheets of paper</text:p>
            <text:p/>
            <text:p>一枚岩 ・ いちまいいわ ・ monolith, large slab of rock</text:p>
            <text:p/>
            <text:p>一枚看板 ・ いちまいかんばん ・ leading player; best item one has to show </text:p>
            <text:p/>
            <text:p>二枚舌 ・ にまいじた ・ double-dealing, duplicity</text:p>
            <text:p/>
            <text:p>二枚目 ・ にまいめ ・ handsome man [via Kabuki rank] ; actor in a love scene</text:p>
            <text:p/>
            <text:p>三枚目 ・ さんまいめ ・ comedian, actor (comic roles ; figure of fun, laughing stock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96" calcext:value-type="float">
            <text:p>1696</text:p>
          </table:table-cell>
          <table:table-cell table:style-name="ce8" office:value-type="string" calcext:value-type="string">
            <text:p>杯</text:p>
          </table:table-cell>
          <table:table-cell table:style-name="ce12" office:value-type="string" calcext:value-type="string">
            <text:p>一杯 ・ いっぱい ・ a cup of tea, … , a glass of beer, … </text:p>
            <text:p/>
            <text:p>杯を干す ・ さかずきをほす ・ drink the cup dry</text:p>
            <text:p/>
            <text:p>満杯 ・ まんぱい ・ full to capacity</text:p>
            <text:p/>
            <text:p>杯 ・ さかずき ・ cup</text:p>
            <text:p/>
            <text:p>優勝杯 ・ ゆうしょうはい ・ championship cup, trophy</text:p>
            <text:p/>
            <text:p>乾杯 ・ かんぱい ・ a toast</text:p>
            <text:p/>
            <text:p>苦杯 ・ くはい ・ bitter ordeal</text:p>
            <text:p/>
            <text:p>祝杯 ・ しゅくはい ・ a toas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97" calcext:value-type="float">
            <text:p>1697</text:p>
          </table:table-cell>
          <table:table-cell table:style-name="ce8" office:value-type="string" calcext:value-type="string">
            <text:p>析</text:p>
          </table:table-cell>
          <table:table-cell table:style-name="ce12" office:value-type="string" calcext:value-type="string">
            <text:p>分析 ・ ぶんせき ・ analysis</text:p>
            <text:p/>
            <text:p>解析 ・ かいせき ・ analysis, analytical research</text:p>
            <text:p/>
            <text:p>精神分析 ・ せいしんぶんせき ・ psychoanalysis</text:p>
            <text:p/>
            <text:p>透析 ・ とうせき ・ dialysi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698" calcext:value-type="float">
            <text:p>1698</text:p>
          </table:table-cell>
          <table:table-cell table:style-name="ce8" office:value-type="string" calcext:value-type="string">
            <text:p>折</text:p>
          </table:table-cell>
          <table:table-cell table:style-name="ce12" office:value-type="string" calcext:value-type="string">
            <text:p>骨折 ・ こっせつ ・ bone fracture</text:p>
            <text:p/>
            <text:p>折り紙 ・ おりがみ ・ folded paper; the art of paper folding</text:p>
            <text:p/>
            <text:p>折 ・ おり ・ occasion, time, chance, opportunity</text:p>
            <text:p/>
            <text:p>右折 ・ うせつ ・ right turn</text:p>
            <text:p/>
            <text:p>折る ・ おる ・ [vt] break off; fold, bend</text:p>
            <text:p/>
            <text:p>折り返し ・ おりかえし ・ turn, turning point; return trip ; lapel</text:p>
            <text:p/>
            <text:p>左折 ・ させつ ・ left turn</text:p>
            <text:p/>
            <text:p>折折 ・ おりおり ・ sometimes, occasionally, once in a whil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699" calcext:value-type="float">
            <text:p>1699</text:p>
          </table:table-cell>
          <table:table-cell table:style-name="ce8" office:value-type="string" calcext:value-type="string">
            <text:p>挫</text:p>
          </table:table-cell>
          <table:table-cell table:style-name="ce12" office:value-type="string" calcext:value-type="string">
            <text:p>挫折 ・ ざせつ ・ frustration, setback</text:p>
            <text:p/>
            <text:p>挫傷 ・ ざしょう ・ bruise, sprain, fracture</text:p>
            <text:p/>
            <text:p>挫ける ・ くじける ・ [vi] be sprained, broken, crushed</text:p>
            <text:p/>
            <text:p>挫く ・ くじく ・ [vt] sprain, break, crush</text:p>
            <text:p/>
            <text:p>頓挫する ・ とんざする ・ reach an impasse, fall through</text:p>
            <text:p/>
            <text:p>捻挫 ・ ねんざ ・ sprai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700" calcext:value-type="float">
            <text:p>1700</text:p>
          </table:table-cell>
          <table:table-cell table:style-name="ce8" office:value-type="string" calcext:value-type="string">
            <text:p>捻</text:p>
          </table:table-cell>
          <table:table-cell table:style-name="ce12" office:value-type="string" calcext:value-type="string">
            <text:p>捻挫 ・ ねんざ ・ sprain</text:p>
            <text:p/>
            <text:p>捻る ・ ひねる ・ [vt] twist, turn; contrive a solution to ; easily defeat</text:p>
            <text:p/>
            <text:p>捻転 ・ ねんてん ・ twisting, torsion</text:p>
            <text:p/>
            <text:p>捻出する ・ ねんしゅつする ・ manage to raise funds , squeeze out money, time , work out a solution </text:p>
            <text:p/>
            <text:p>捻子 ・ ねじ ・ screw; [main] spring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701" calcext:value-type="float">
            <text:p>1701</text:p>
          </table:table-cell>
          <table:table-cell table:style-name="ce8" office:value-type="string" calcext:value-type="string">
            <text:p>誓</text:p>
          </table:table-cell>
          <table:table-cell table:style-name="ce12" office:value-type="string" calcext:value-type="string">
            <text:p>誓う ・ ちかう ・ [vt] swear, vow</text:p>
            <text:p/>
            <text:p>宣誓する ・ せんせいする ・ make [take] an oath, swear, vow</text:p>
            <text:p/>
            <text:p>誓願 ・ せいがん ・ oath, vow</text:p>
            <text:p/>
            <text:p>誓約する ・ せいやくする ・ vow, pledge, swear, make [take] an oath</text:p>
            <text:p/>
            <text:p>誓い ・ ちかい ・ vow, oath, pledge</text:p>
            <text:p/>
            <text:p>誓って ・ ちかって ・ upon my word, by Jove</text:p>
            <text:p/>
            <text:p>誓い交わす ・ ちかいかわす ・ vow to each oth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02" calcext:value-type="float">
            <text:p>1702</text:p>
          </table:table-cell>
          <table:table-cell table:style-name="ce8" office:value-type="string" calcext:value-type="string">
            <text:p>逝</text:p>
          </table:table-cell>
          <table:table-cell table:style-name="ce12" office:value-type="string" calcext:value-type="string">
            <text:p>逝去する ・ せいきょする ・ pass away, die</text:p>
            <text:p/>
            <text:p>急逝する ・ きゅうせいする ・ die suddenly</text:p>
            <text:p/>
            <text:p>逝く ・ ゆく ・ [vi] pass away, di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703" calcext:value-type="float">
            <text:p>1703</text:p>
          </table:table-cell>
          <table:table-cell table:style-name="ce8" office:value-type="string" calcext:value-type="string">
            <text:p>哲</text:p>
          </table:table-cell>
          <table:table-cell table:style-name="ce12" office:value-type="string" calcext:value-type="string">
            <text:p>哲学 ・ てつがく ・ philosophy</text:p>
            <text:p/>
            <text:p>哲理 ・ てつり ・ philosophy of sth. </text:p>
            <text:p/>
            <text:p>中哲 ・ ちゅうてつ ・ Chinese philosophy</text:p>
            <text:p/>
            <text:p>印哲 ・ いんてつ ・ Indian philosophy</text:p>
            <text:p/>
            <text:p>明哲 ・ めいてつ ・ wisdom, sagacity; wise man</text:p>
            <text:p/>
            <text:p>変哲も無い ・ へんてつもない ・ usual, mediocre, monotonou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04" calcext:value-type="float">
            <text:p>1704</text:p>
          </table:table-cell>
          <table:table-cell table:style-name="ce8" office:value-type="string" calcext:value-type="string">
            <text:p>斬</text:p>
          </table:table-cell>
          <table:table-cell table:style-name="ce12" office:value-type="string" calcext:value-type="string">
            <text:p>斬る ・ きる ・ [vt] kill so. with a blade, cut down , slice off </text:p>
            <text:p/>
            <text:p>斬首 ・ ざんしゅ ・ decapitation</text:p>
            <text:p/>
            <text:p>斬罪 ・ ざんざい ・ decapitation</text:p>
            <text:p/>
            <text:p>斬り死に ・ きりじに ・ fighting with a sword to death</text:p>
            <text:p/>
            <text:p>斬り掛かる ・ きりかかる ・ slash at, assault with a sword</text:p>
            <text:p/>
            <text:p>斬り捨てる ・ きりすてる ・ [vt] cut down, slay; truncate, round down; discard, cast away</text:p>
            <text:p/>
            <text:p>首斬り ・ くびきり ・ small sword for decapitation; firing, layof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05" calcext:value-type="float">
            <text:p>1705</text:p>
          </table:table-cell>
          <table:table-cell table:style-name="ce8" office:value-type="string" calcext:value-type="string">
            <text:p>漸</text:p>
          </table:table-cell>
          <table:table-cell table:style-name="ce12" office:value-type="string" calcext:value-type="string">
            <text:p>漸進 ・ ぜんしん ・ gradual advance</text:p>
            <text:p/>
            <text:p>漸減 ・ ぜんげん ・ gradual decrease</text:p>
            <text:p/>
            <text:p>漸次 ・ ぜんじ ・ graduall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06" calcext:value-type="float">
            <text:p>1706</text:p>
          </table:table-cell>
          <table:table-cell table:style-name="ce8" office:value-type="string" calcext:value-type="string">
            <text:p>暫</text:p>
          </table:table-cell>
          <table:table-cell table:style-name="ce12" office:value-type="string" calcext:value-type="string">
            <text:p>暫く ・ しばらく ・ a while; a good while; for the time being</text:p>
            <text:p/>
            <text:p>暫定の ・ ざんていの ・ provisional, tentative</text:p>
            <text:p/>
            <text:p>暫定案 ・ ざんていあん ・ provisional plan</text:p>
            <text:p/>
            <text:p>暫時 ・ ざんじ ・ short while, a mo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07" calcext:value-type="float">
            <text:p>1707</text:p>
          </table:table-cell>
          <table:table-cell table:style-name="ce8" office:value-type="string" calcext:value-type="string">
            <text:p>斥</text:p>
          </table:table-cell>
          <table:table-cell table:style-name="ce12" office:value-type="string" calcext:value-type="string">
            <text:p>排斥する ・ はいせきする ・ reject, expel, exclude</text:p>
            <text:p/>
            <text:p>斥力 ・ せきりょく ・ repulsion, repulsive forc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08" calcext:value-type="float">
            <text:p>1708</text:p>
          </table:table-cell>
          <table:table-cell table:style-name="ce8" office:value-type="string" calcext:value-type="string">
            <text:p>訴</text:p>
          </table:table-cell>
          <table:table-cell table:style-name="ce12" office:value-type="string" calcext:value-type="string">
            <text:p>訴える ・ うったえる ・ [vt] sue; complain</text:p>
            <text:p/>
            <text:p>訴え ・ うったえ ・ lawsuit, action, appeal, complaint</text:p>
            <text:p/>
            <text:p>起訴 ・ きそ ・ prosecution, indictment, litigation</text:p>
            <text:p/>
            <text:p>上訴する ・ じょうそする ・ appeal to a higher court</text:p>
            <text:p/>
            <text:p>訴状 ・ そじょう ・ written complaint</text:p>
            <text:p/>
            <text:p>告訴 ・ こくそ ・ legal action, complaint, accusation</text:p>
            <text:p/>
            <text:p>公訴 ・ こうそ ・ arraignment, prosecution</text:p>
            <text:p/>
            <text:p>敗訴 ・ はいそ ・ losing a suit [case]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09" calcext:value-type="float">
            <text:p>1709</text:p>
          </table:table-cell>
          <table:table-cell table:style-name="ce8" office:value-type="string" calcext:value-type="string">
            <text:p>訟</text:p>
          </table:table-cell>
          <table:table-cell table:style-name="ce12" office:value-type="string" calcext:value-type="string">
            <text:p>訴訟 ・ そしょう ・ lawsuit, litigation</text:p>
            <text:p/>
            <text:p>刑事訴訟 ・ けいじそしょう ・ criminal lawsuit</text:p>
            <text:p/>
            <text:p>民事訴訟 ・ みんじそしょう ・ civil lawsuit</text:p>
            <text:p/>
            <text:p>訟務部 ・ しょうむぶ ・ Litigation Department of the Ministry of Justic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10" calcext:value-type="float">
            <text:p>1710</text:p>
          </table:table-cell>
          <table:table-cell table:style-name="ce8" office:value-type="string" calcext:value-type="string">
            <text:p>究</text:p>
          </table:table-cell>
          <table:table-cell table:style-name="ce12" office:value-type="string" calcext:value-type="string">
            <text:p>究める ・ きわめる ・ [vt] study exhaustively, master</text:p>
            <text:p/>
            <text:p>研究 ・ けんきゅう ・ research, study</text:p>
            <text:p/>
            <text:p>研究室 ・ けんきゅうしつ ・ laboratory</text:p>
            <text:p/>
            <text:p>究明する ・ きゅうめいする ・ investigate, study</text:p>
            <text:p/>
            <text:p>究理 ・ きゅうり ・ study of natural laws</text:p>
            <text:p/>
            <text:p>追究する ・ ついきゅうする ・ investigate thoroughly, inquire into</text:p>
            <text:p/>
            <text:p>探究 ・ たんきゅう ・ investigation, inquiry, search</text:p>
            <text:p/>
            <text:p>究極の ・ きゅうきょくの ・ ultimate, final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711" calcext:value-type="float">
            <text:p>1711</text:p>
          </table:table-cell>
          <table:table-cell table:style-name="ce8" office:value-type="string" calcext:value-type="string">
            <text:p>窮</text:p>
          </table:table-cell>
          <table:table-cell table:style-name="ce12" office:value-type="string" calcext:value-type="string">
            <text:p>窮める ・ きわめる ・ [vt] carry to extremity, reach an extreme</text:p>
            <text:p/>
            <text:p>窮地 ・ きゅうち ・ predicament, dilemma, difficult situation</text:p>
            <text:p/>
            <text:p>貧窮 ・ ひんきゅう ・ poverty</text:p>
            <text:p/>
            <text:p>窮迫 ・ きゅうはく ・ straitened circumstances, distress</text:p>
            <text:p/>
            <text:p>窮極の ・ きゅうきょくの ・ ultimate, extreme</text:p>
            <text:p/>
            <text:p>窮まる ・ きわまる ・ [vi] come to an end, terminate</text:p>
            <text:p/>
            <text:p>窮まり ・ きわまり ・ extremity, limit</text:p>
            <text:p/>
            <text:p>窮み ・ きわみ ・ extremity, end, limi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12" calcext:value-type="float">
            <text:p>1712</text:p>
          </table:table-cell>
          <table:table-cell table:style-name="ce8" office:value-type="string" calcext:value-type="string">
            <text:p>極</text:p>
          </table:table-cell>
          <table:table-cell table:style-name="ce12" office:value-type="string" calcext:value-type="string">
            <text:p>南極圏 ・ なんきょくけん ・ the Antarctic (Circle)</text:p>
            <text:p/>
            <text:p>極めて ・ きわめて ・ extremely, very</text:p>
            <text:p/>
            <text:p>極秘 ・ ごくひ ・ top secret</text:p>
            <text:p/>
            <text:p>陽極 ・ ようきょく ・ positive pole, anode</text:p>
            <text:p/>
            <text:p>積極的な ・ せっきょくてきな ・ positive, active</text:p>
            <text:p/>
            <text:p>極小さい ・ ごくちいさい ・ very small</text:p>
            <text:p/>
            <text:p>危険極まる ・ きけんきわまる ・ extremely dangerous</text:p>
            <text:p/>
            <text:p>極まり無い ・ きわまりない ・ extremely, in the extrem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713" calcext:value-type="float">
            <text:p>1713</text:p>
          </table:table-cell>
          <table:table-cell table:style-name="ce8" office:value-type="string" calcext:value-type="string">
            <text:p>函</text:p>
          </table:table-cell>
          <table:table-cell table:style-name="ce12" office:value-type="string" calcext:value-type="string">
            <text:p>函館 ・ はこだて ・ Hakodate city in Hokkaidō </text:p>
            <text:p/>
            <text:p>投函する ・ とうかんする ・ drop into a mailbox, post</text:p>
            <text:p/>
            <text:p>函数 ・ かんすう ・ [math] function</text:p>
            <text:p/>
            <text:p>潜函病 ・ せんかんびょう ・ caisson disease, divers' disease</text:p>
            <text:p/>
            <text:p>函蓋 ・ かんがい ・ box and cover</text:p>
            <text:p/>
            <text:p>書函 ・ しょかん ・ letterbox; book chest</text:p>
            <text:p/>
            <text:p>青函トンネル ・ せいかんトンネル ・ Seikan Tunnel Honshu-Hokkaidō; rail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714" calcext:value-type="float">
            <text:p>1714</text:p>
          </table:table-cell>
          <table:table-cell table:style-name="ce8" office:value-type="string" calcext:value-type="string">
            <text:p>探</text:p>
          </table:table-cell>
          <table:table-cell table:style-name="ce12" office:value-type="string" calcext:value-type="string">
            <text:p>探る ・ さぐる ・ [vt] probe, search into, explore</text:p>
            <text:p/>
            <text:p>探す ・ さがす ・ [vt] look for, search for (sth. desired, needed </text:p>
            <text:p/>
            <text:p>探求 ・ たんきゅう ・ quest, search, pursuit</text:p>
            <text:p/>
            <text:p>探究 ・ たんきゅう ・ investigation, search, inquiry</text:p>
            <text:p/>
            <text:p>探検 ・ たんけん ・ exploration, expedition</text:p>
            <text:p/>
            <text:p>探り出す ・ さぐりだす ・ [vt] spy out</text:p>
            <text:p/>
            <text:p>手探り ・ てさぐり ・ groping</text:p>
            <text:p/>
            <text:p>探し回る ・ さがしまわる ・ [vt] search about fo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15" calcext:value-type="float">
            <text:p>1715</text:p>
          </table:table-cell>
          <table:table-cell table:style-name="ce8" office:value-type="string" calcext:value-type="string">
            <text:p>深</text:p>
          </table:table-cell>
          <table:table-cell table:style-name="ce12" office:value-type="string" calcext:value-type="string">
            <text:p>深度 ・ しんど ・ depth</text:p>
            <text:p/>
            <text:p>深める ・ ふかめる ・ [vt] deepen, intensify</text:p>
            <text:p/>
            <text:p>深い ・ ふかい ・ deep</text:p>
            <text:p/>
            <text:p>深夜 ・ しんや ・ dead of night, midnight</text:p>
            <text:p/>
            <text:p>興味深い ・ きょうみぶかい ・ of great interest</text:p>
            <text:p/>
            <text:p>測深 ・ そくしん ・ sounding</text:p>
            <text:p/>
            <text:p>根深い ・ ねぶかい ・ deep-rooted, ingrained</text:p>
            <text:p/>
            <text:p>深緑色 ・ ふかみどりいろ ・ dark [deep] gre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16" calcext:value-type="float">
            <text:p>1716</text:p>
          </table:table-cell>
          <table:table-cell table:style-name="ce8" office:value-type="string" calcext:value-type="string">
            <text:p>慄</text:p>
          </table:table-cell>
          <table:table-cell table:style-name="ce12" office:value-type="string" calcext:value-type="string">
            <text:p>慄然として ・ りつぜんとして ・ with horror</text:p>
            <text:p/>
            <text:p>戦慄する ・ せんりつする ・ shudder, shiver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717" calcext:value-type="float">
            <text:p>1717</text:p>
          </table:table-cell>
          <table:table-cell table:style-name="ce8" office:value-type="string" calcext:value-type="string">
            <text:p>惧</text:p>
          </table:table-cell>
          <table:table-cell table:style-name="ce12" office:value-type="string" calcext:value-type="string">
            <text:p>危惧 ・ きぐ ・ apprehension, misgiving</text:p>
            <text:p/>
            <text:p>絶滅危惧種 ・ ぜつめつきぐしゅ ・ endangered specie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18" calcext:value-type="float">
            <text:p>1718</text:p>
          </table:table-cell>
          <table:table-cell table:style-name="ce8" office:value-type="string" calcext:value-type="string">
            <text:p>慎</text:p>
          </table:table-cell>
          <table:table-cell table:style-name="ce12" office:value-type="string" calcext:value-type="string">
            <text:p>慎重 ・ しんちょう ・ prudence, discretion, circumspection</text:p>
            <text:p/>
            <text:p>慎む ・ つつしむ ・ [vt] be prudent, discreet; do in moderation, abstain</text:p>
            <text:p/>
            <text:p>慎み深い ・ つつしみぶかい ・ discreet, prudent, modest</text:p>
            <text:p/>
            <text:p>謹慎 ・ きんしん ・ house arrest, domiciliary confinement; penitenc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19" calcext:value-type="float">
            <text:p>1719</text:p>
          </table:table-cell>
          <table:table-cell table:style-name="ce8" office:value-type="string" calcext:value-type="string">
            <text:p>鎮</text:p>
          </table:table-cell>
          <table:table-cell table:style-name="ce12" office:value-type="string" calcext:value-type="string">
            <text:p>鎮める ・ しずめる ・ [vt] quell, pacify</text:p>
            <text:p/>
            <text:p>鎮痛剤 ・ ちんつうざい ・ anodyne, painkiller</text:p>
            <text:p/>
            <text:p>鎮静剤 ・ ちんせいざい ・ sedative, tranquilizer</text:p>
            <text:p/>
            <text:p>鎮圧する ・ ちんあつする ・ quell, suppress</text:p>
            <text:p/>
            <text:p>鎮定 ・ ちんてい ・ suppression, subdual</text:p>
            <text:p/>
            <text:p>鎮火する ・ ちんかする ・ be extinguished</text:p>
            <text:p/>
            <text:p>鎮守の神 ・ ちんじゅのかみ ・ guardian god, local deity</text:p>
            <text:p/>
            <text:p>鎮魂曲 ・ ちんこんきょく ・ requiem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720" calcext:value-type="float">
            <text:p>1720</text:p>
          </table:table-cell>
          <table:table-cell table:style-name="ce8" office:value-type="string" calcext:value-type="string">
            <text:p>塡</text:p>
          </table:table-cell>
          <table:table-cell table:style-name="ce12" office:value-type="string" calcext:value-type="string">
            <text:p>充塡する [JIS version: 填] ・ じゅうてんする ・ fill (up)</text:p>
            <text:p/>
            <text:p>補塡 ・ ほてん ・ compensating (for) [making up] </text:p>
            <text:p/>
            <text:p>塡料 ・ てんりょう ・ filler for making paper </text:p>
            <text:p/>
            <text:p>装塡する ・ そうてんする ・ load, charge</text:p>
            <text:p/>
            <text:p>塡隙 ・ てんげき ・ caulking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721" calcext:value-type="float">
            <text:p>1721</text:p>
          </table:table-cell>
          <table:table-cell table:style-name="ce8" office:value-type="string" calcext:value-type="string">
            <text:p>婚</text:p>
          </table:table-cell>
          <table:table-cell table:style-name="ce12" office:value-type="string" calcext:value-type="string">
            <text:p>結婚 ・ けっこん ・ marriage</text:p>
            <text:p/>
            <text:p>婚約 ・ こんやく ・ engagement, betrothal</text:p>
            <text:p/>
            <text:p>未婚 ・ みこん ・ unmarried, single</text:p>
            <text:p/>
            <text:p>新婚旅行 ・ しんこんりょこう ・ honeymoon</text:p>
            <text:p/>
            <text:p>恋愛結婚 ・ れんあいけっこん ・ love marriage</text:p>
            <text:p/>
            <text:p>求婚 ・ きゅうこん ・ proposal of marriag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22" calcext:value-type="float">
            <text:p>1722</text:p>
          </table:table-cell>
          <table:table-cell table:style-name="ce8" office:value-type="string" calcext:value-type="string">
            <text:p>囚</text:p>
          </table:table-cell>
          <table:table-cell table:style-name="ce12" office:value-type="string" calcext:value-type="string">
            <text:p>獄囚 ・ ごくしゅう ・ prisoner, convict</text:p>
            <text:p/>
            <text:p>脱獄囚 ・ だつごくしゅう ・ jail-breaker, escaped prisoner</text:p>
            <text:p/>
            <text:p>囚人 ・ しゅうじん ・ prisoner, convict</text:p>
            <text:p/>
            <text:p>囚衣 ・ しゅうい ・ prison uniform</text:p>
            <text:p/>
            <text:p>女囚 ・ じょしゅう ・ female convict</text:p>
            <text:p/>
            <text:p>虜囚 ・ りょしゅう ・ captive, prisoner</text:p>
            <text:p/>
            <text:p>死刑囚 ・ しけいしゅう ・ criminal condemned to death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23" calcext:value-type="float">
            <text:p>1723</text:p>
          </table:table-cell>
          <table:table-cell table:style-name="ce8" office:value-type="string" calcext:value-type="string">
            <text:p>困</text:p>
          </table:table-cell>
          <table:table-cell table:style-name="ce12" office:value-type="string" calcext:value-type="string">
            <text:p>困る ・ こまる ・ [vi] be in trouble; be destitute</text:p>
            <text:p/>
            <text:p>困らせる ・ こまらせる ・ annoy, embarrass</text:p>
            <text:p/>
            <text:p>困難 ・ こんなん ・ difficulty, distress, hardship</text:p>
            <text:p/>
            <text:p>生活に困る ・ せいかつにこまる ・ live in want</text:p>
            <text:p/>
            <text:p>貧困 ・ ひんこん ・ poverty, indigence; lack, need</text:p>
            <text:p/>
            <text:p>困窮 ・ こんきゅう ・ destitution, poverty, distress</text:p>
            <text:p/>
            <text:p>困惑 ・ こんわく ・ embarrassment, perplexity, confusion</text:p>
            <text:p/>
            <text:p>困苦 ・ こんく ・ hardships, privatio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724" calcext:value-type="float">
            <text:p>1724</text:p>
          </table:table-cell>
          <table:table-cell table:style-name="ce8" office:value-type="string" calcext:value-type="string">
            <text:p>梱</text:p>
          </table:table-cell>
          <table:table-cell table:style-name="ce12" office:value-type="string" calcext:value-type="string">
            <text:p>同梱する ・ どうこんする ・ include in a package</text:p>
            <text:p/>
            <text:p>梱包 ・ こんぽう ・ packaging, cratin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25" calcext:value-type="float">
            <text:p>1725</text:p>
          </table:table-cell>
          <table:table-cell table:style-name="ce8" office:value-type="string" calcext:value-type="string">
            <text:p>因</text:p>
          </table:table-cell>
          <table:table-cell table:style-name="ce12" office:value-type="string" calcext:value-type="string">
            <text:p>原因 ・ げんいん ・ cause, origin</text:p>
            <text:p/>
            <text:p>に因る ・ による ・ caused by, due to</text:p>
            <text:p/>
            <text:p>要因 ・ よういん ・ main cause</text:p>
            <text:p/>
            <text:p>因果 ・ いんが ・ cause &amp; effect; karma</text:p>
            <text:p/>
            <text:p>死因 ・ しいん ・ cause of death</text:p>
            <text:p/>
            <text:p>因縁 ・ いんねん ・ karma, fate; direct and indirect causes; connection, affinity; pretext; origin</text:p>
            <text:p/>
            <text:p>因子 ・ いんし ・ [math] facto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26" calcext:value-type="float">
            <text:p>1726</text:p>
          </table:table-cell>
          <table:table-cell table:style-name="ce8" office:value-type="string" calcext:value-type="string">
            <text:p>姻</text:p>
          </table:table-cell>
          <table:table-cell table:style-name="ce12" office:value-type="string" calcext:value-type="string">
            <text:p>婚姻 ・ こんいん ・ marriage, matrimony</text:p>
            <text:p/>
            <text:p>婚姻届 ・ こんいんとどけ ・ marriage registration</text:p>
            <text:p/>
            <text:p>姻族 ・ いんぞく ・ in-laws, relatives by marriag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727" calcext:value-type="float">
            <text:p>1727</text:p>
          </table:table-cell>
          <table:table-cell table:style-name="ce8" office:value-type="string" calcext:value-type="string">
            <text:p>咽</text:p>
          </table:table-cell>
          <table:table-cell table:style-name="ce12" office:value-type="string" calcext:value-type="string">
            <text:p>咽頭 ・ いんとう ・ pharynx; pharyngeal</text:p>
            <text:p/>
            <text:p>耳鼻咽喉 ・ じびいんこう ・ ear, nose and throa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28" calcext:value-type="float">
            <text:p>1728</text:p>
          </table:table-cell>
          <table:table-cell table:style-name="ce8" office:value-type="string" calcext:value-type="string">
            <text:p>恩</text:p>
          </table:table-cell>
          <table:table-cell table:style-name="ce12" office:value-type="string" calcext:value-type="string">
            <text:p>恩恵 ・ おんけい ・ benefit, grace, favor, blessing</text:p>
            <text:p/>
            <text:p>恩人 ・ おんじん ・ benefactor, patron</text:p>
            <text:p/>
            <text:p>恩返し ・ おんがえし ・ repaying another's kindness</text:p>
            <text:p/>
            <text:p>恩知らず ・ おんしらず ・ ingratitude, ingrate</text:p>
            <text:p/>
            <text:p>恩給 ・ おんきゅう ・ pension</text:p>
            <text:p/>
            <text:p>恩が有る ・ おんがある ・ owe a debt of gratitude</text:p>
            <text:p/>
            <text:p>恩に着せる ・ おんにきせる ・ demand gratitud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729" calcext:value-type="float">
            <text:p>1729</text:p>
          </table:table-cell>
          <table:table-cell table:style-name="ce8" office:value-type="string" calcext:value-type="string">
            <text:p>菌</text:p>
          </table:table-cell>
          <table:table-cell table:style-name="ce12" office:value-type="string" calcext:value-type="string">
            <text:p>細菌 ・ さいきん ・ bacteria, germ, microbe</text:p>
            <text:p/>
            <text:p>保菌者 ・ ほきんしゃ ・ germ carrier</text:p>
            <text:p/>
            <text:p>殺菌する ・ さっきんする ・ sterilize, pasteurize</text:p>
            <text:p/>
            <text:p>病菌 ・ びょうきん ・ disease germ, virus</text:p>
            <text:p/>
            <text:p>菌を培養する ・ きんをばいようする ・ culture [cultivate] bacteria</text:p>
            <text:p/>
            <text:p>赤痢菌 ・ せきりきん ・ dysentery bacillu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30" calcext:value-type="float">
            <text:p>1730</text:p>
          </table:table-cell>
          <table:table-cell table:style-name="ce8" office:value-type="string" calcext:value-type="string">
            <text:p>漢</text:p>
          </table:table-cell>
          <table:table-cell table:style-name="ce12" office:value-type="string" calcext:value-type="string">
            <text:p>漢字 ・ かんじ ・ Chinese characters, kanji</text:p>
            <text:p/>
            <text:p>漢語 ・ かんご ・ Chinese-derived word, Chinese expression</text:p>
            <text:p/>
            <text:p>大食漢 ・ たいしょくかん ・ great eater, glutton</text:p>
            <text:p/>
            <text:p>漢方薬 ・ かんぽうやく ・ Chinese herbal medicine</text:p>
            <text:p/>
            <text:p>漢民族 ・ かんみんぞく ・ Chinese people, Han ethnicity</text:p>
            <text:p/>
            <text:p>好漢 ・ こうかん ・ nice fellow</text:p>
            <text:p/>
            <text:p>熱血漢 ・ ねっけつかん ・ hot-blooded ma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31" calcext:value-type="float">
            <text:p>1731</text:p>
          </table:table-cell>
          <table:table-cell table:style-name="ce8" office:value-type="string" calcext:value-type="string">
            <text:p>嘆</text:p>
          </table:table-cell>
          <table:table-cell table:style-name="ce12" office:value-type="string" calcext:value-type="string">
            <text:p>嘆く ・ なげく ・ [vi] sigh in grief or despair </text:p>
            <text:p/>
            <text:p>嘆かわしい ・ なげかわしい ・ lamentable, deplorable, regrettable</text:p>
            <text:p/>
            <text:p>驚嘆する ・ きょうたんする ・ admire, wonder</text:p>
            <text:p/>
            <text:p>賛嘆 ・ さんたん ・ praise, admiration</text:p>
            <text:p/>
            <text:p>嘆声 ・ たんせい ・ sigh, lamentation; sigh of admiration</text:p>
            <text:p/>
            <text:p>嘆息 ・ たんそく ・ sigh</text:p>
            <text:p/>
            <text:p>嘆願 ・ たんがん ・ entreaty, appeal</text:p>
            <text:p/>
            <text:p>詠嘆 ・ えいたん ・ exclamation, admiratio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732" calcext:value-type="float">
            <text:p>1732</text:p>
          </table:table-cell>
          <table:table-cell table:style-name="ce8" office:value-type="string" calcext:value-type="string">
            <text:p>勤</text:p>
          </table:table-cell>
          <table:table-cell table:style-name="ce12" office:value-type="string" calcext:value-type="string">
            <text:p>通勤する ・ つうきんする ・ commute, go to one's office</text:p>
            <text:p/>
            <text:p>勤める ・ つとめる ・ [vt] serve, hold a job</text:p>
            <text:p/>
            <text:p>勤まる ・ つとまる ・ [vi] be fit for, equal to the task </text:p>
            <text:p/>
            <text:p>転勤する ・ てんきんする ・ be transferred to another office </text:p>
            <text:p/>
            <text:p>勤め先 ・ つとめさき ・ employment one's place of </text:p>
            <text:p/>
            <text:p>勤行 ・ ごんぎょう ・ Buddhistic service, sutra chanting</text:p>
            <text:p/>
            <text:p>勤勉 ・ きんべん ・ diligence, assiduity, industry</text:p>
            <text:p/>
            <text:p>勤倹 ・ きんけん ・ diligence and thrif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33" calcext:value-type="float">
            <text:p>1733</text:p>
          </table:table-cell>
          <table:table-cell table:style-name="ce8" office:value-type="string" calcext:value-type="string">
            <text:p>謹</text:p>
          </table:table-cell>
          <table:table-cell table:style-name="ce12" office:value-type="string" calcext:value-type="string">
            <text:p>謹む ・ つつしむ ・ [vt] be respectful, humble</text:p>
            <text:p/>
            <text:p>謹慎 ・ きんしん ・ penitence, good behavior; house arrest</text:p>
            <text:p/>
            <text:p>謹呈する ・ きんていする ・ make a present</text:p>
            <text:p/>
            <text:p>謹厳な ・ きんげんな ・ stern, grave, solemn</text:p>
            <text:p/>
            <text:p>謹賀新年 ・ きんがしんねん ・ Happy New Year</text:p>
            <text:p/>
            <text:p>謹製 ・ きんせい ・ careful production</text:p>
            <text:p/>
            <text:p>謹聴する ・ きんちょうする ・ listen attentivel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734" calcext:value-type="float">
            <text:p>1734</text:p>
          </table:table-cell>
          <table:table-cell table:style-name="ce8" office:value-type="string" calcext:value-type="string">
            <text:p>僅</text:p>
          </table:table-cell>
          <table:table-cell table:style-name="ce12" office:value-type="string" calcext:value-type="string">
            <text:p>僅か ・ わずか ・ only, merely, small quantity</text:p>
            <text:p/>
            <text:p>僅少 ・ きんしょう ・ a few [little] , trifling</text:p>
            <text:p/>
            <text:p>僅差 ・ きんさ ・ narrow [slim] margin</text:p>
            <text:p/>
            <text:p>僅僅 ・ きんきん ・ merely, no more tha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35" calcext:value-type="float">
            <text:p>1735</text:p>
          </table:table-cell>
          <table:table-cell table:style-name="ce8" office:value-type="string" calcext:value-type="string">
            <text:p>索</text:p>
          </table:table-cell>
          <table:table-cell table:style-name="ce12" office:value-type="string" calcext:value-type="string">
            <text:p>検索する ・ けんさくする ・ look up a word in a dictionary , search for, refer to</text:p>
            <text:p/>
            <text:p>模索する ・ もさくする ・ grope for</text:p>
            <text:p/>
            <text:p>索引 ・ さくいん ・ index</text:p>
            <text:p/>
            <text:p>捜索する ・ そうさくする ・ search for, investigate</text:p>
            <text:p/>
            <text:p>探索する ・ たんさくする ・ search for; inquire into, investigate</text:p>
            <text:p/>
            <text:p>思索する ・ しさくする ・ think, speculate</text:p>
            <text:p/>
            <text:p>索条 ・ さくじょう ・ cable, rop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36" calcext:value-type="float">
            <text:p>1736</text:p>
          </table:table-cell>
          <table:table-cell table:style-name="ce8" office:value-type="string" calcext:value-type="string">
            <text:p>牽</text:p>
          </table:table-cell>
          <table:table-cell table:style-name="ce12" office:value-type="string" calcext:value-type="string">
            <text:p>牽く ・ ひく ・ draw, pull, tug, haul</text:p>
            <text:p/>
            <text:p>牽引力 ・ けんいんりょく ・ traction</text:p>
            <text:p/>
            <text:p>牽引する ・ けんいんする ・ drag, tow, pull</text:p>
            <text:p/>
            <text:p>牽制する ・ けんせいする ・ check, restrain; divert, feint</text:p>
            <text:p/>
            <text:p>牽連する ・ けんれんする ・ be connected</text:p>
            <text:p/>
            <text:p>牽強 ・ けんきょう ・ distortion of facts</text:p>
            <text:p/>
            <text:p>一頭牽き ・ いっとうびき ・ one-horse carriag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737" calcext:value-type="float">
            <text:p>1737</text:p>
          </table:table-cell>
          <table:table-cell table:style-name="ce8" office:value-type="string" calcext:value-type="string">
            <text:p>牢</text:p>
          </table:table-cell>
          <table:table-cell table:style-name="ce12" office:value-type="string" calcext:value-type="string">
            <text:p>牢獄 ・ ろうごく ・ prison, jail</text:p>
            <text:p/>
            <text:p>堅牢 ・ けんろう ・ solid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738" calcext:value-type="float">
            <text:p>1738</text:p>
          </table:table-cell>
          <table:table-cell table:style-name="ce8" office:value-type="string" calcext:value-type="string">
            <text:p>啓</text:p>
          </table:table-cell>
          <table:table-cell table:style-name="ce12" office:value-type="string" calcext:value-type="string">
            <text:p>啓発する ・ けいはつする ・ enlighten, develop, edify</text:p>
            <text:p/>
            <text:p>拝啓 ・ はいけい ・ Dear Sir/Madam</text:p>
            <text:p/>
            <text:p>謹啓 ・ きんけい ・ Dear Sirs, Gentlemen</text:p>
            <text:p/>
            <text:p>啓上する ・ けいじょうする ・ speak respectfully</text:p>
            <text:p/>
            <text:p>啓蒙 ・ けいもう ・ enlightenment, instructio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739" calcext:value-type="float">
            <text:p>1739</text:p>
          </table:table-cell>
          <table:table-cell table:style-name="ce8" office:value-type="string" calcext:value-type="string">
            <text:p>庶</text:p>
          </table:table-cell>
          <table:table-cell table:style-name="ce12" office:value-type="string" calcext:value-type="string">
            <text:p>庶務 ・ しょむ ・ general affairs</text:p>
            <text:p/>
            <text:p>庶務課 ・ しょむか ・ General [Admin.] Affairs Section</text:p>
            <text:p/>
            <text:p>庶事 ・ しょじ ・ various matters</text:p>
            <text:p/>
            <text:p>庶民 ・ しょみん ・ common people, the masses</text:p>
            <text:p/>
            <text:p>庶政 ・ しょせい ・ all phases of governmen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740" calcext:value-type="float">
            <text:p>1740</text:p>
          </table:table-cell>
          <table:table-cell table:style-name="ce8" office:value-type="string" calcext:value-type="string">
            <text:p>遮</text:p>
          </table:table-cell>
          <table:table-cell table:style-name="ce12" office:value-type="string" calcext:value-type="string">
            <text:p>遮る ・ さえぎる ・ [vt] interrupt, obstruct, cut off</text:p>
            <text:p/>
            <text:p>遮断する ・ しゃだんする ・ interrupt, intercept, block; isolate</text:p>
            <text:p/>
            <text:p>話を遮る ・ はなしをさえぎる ・ interrupt so. </text:p>
            <text:p/>
            <text:p>道を遮る ・ みちをさえぎる ・ block the way</text:p>
            <text:p/>
            <text:p>遮断器 ・ しゃだんき ・ crossing gate, breaker</text:p>
            <text:p/>
            <text:p>光線を遮る ・ こうせんをさえぎる ・ intercept the ligh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41" calcext:value-type="float">
            <text:p>1741</text:p>
          </table:table-cell>
          <table:table-cell table:style-name="ce8" office:value-type="string" calcext:value-type="string">
            <text:p>燕</text:p>
          </table:table-cell>
          <table:table-cell table:style-name="ce12" office:value-type="string" calcext:value-type="string">
            <text:p>燕の巣 ・ つばめのす ・ swallow's nest</text:p>
            <text:p/>
            <text:p>燕尾服 ・ えんびふく ・ tailcoat</text:p>
            <text:p/>
            <text:p>飛燕 ・ ひえん ・ swallow in flight</text:p>
            <text:p/>
            <text:p>燕麦 ・ えんばく ・ oats</text:p>
            <text:p/>
            <text:p>雨燕 ・ あまつばめ ・ swift bird ; fork-tailed swift Apus pacificus </text:p>
            <text:p/>
            <text:p>海燕 ・ うみつばめ ・ storm petrel</text:p>
            <text:p/>
            <text:p>紫燕 ・ むらさきつばめ ・ purple martin bird ; powdered oakblue butterfly </text:p>
            <text:p/>
            <text:p>若い燕 ・ わかいつばめ ・ young lover of an older woma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42" calcext:value-type="float">
            <text:p>1742</text:p>
          </table:table-cell>
          <table:table-cell table:style-name="ce8" office:value-type="string" calcext:value-type="string">
            <text:p>雀</text:p>
          </table:table-cell>
          <table:table-cell table:style-name="ce12" office:value-type="string" calcext:value-type="string">
            <text:p>雀の巣 ・ すずめのす ・ sparrow's nest</text:p>
            <text:p/>
            <text:p>燕雀 ・ えんじゃく ・ swallows &amp; sparrows; small birds</text:p>
            <text:p/>
            <text:p>燕雀 ・ マージャン ・ mahjong</text:p>
            <text:p/>
            <text:p>雀荘 ・ じゃんそう ・ mahjong club</text:p>
            <text:p/>
            <text:p>雀球 ・ じゃんきゅう ・ jankyu mix of Jap. pinball and mahjong </text:p>
            <text:p/>
            <text:p>雀卓 ・ じゃんたく ・ mahjong board</text:p>
            <text:p/>
            <text:p>孔雀 ・ くじゃく ・ peacock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43" calcext:value-type="float">
            <text:p>1743</text:p>
          </table:table-cell>
          <table:table-cell table:style-name="ce8" office:value-type="string" calcext:value-type="string">
            <text:p>劣</text:p>
          </table:table-cell>
          <table:table-cell table:style-name="ce12" office:value-type="string" calcext:value-type="string">
            <text:p>劣る ・ おとる ・ [vi] be inferior to</text:p>
            <text:p/>
            <text:p>劣等感 ・ れっとうかん ・ inferiority complex</text:p>
            <text:p/>
            <text:p>劣悪な ・ れつあくな ・ inferior, coarse</text:p>
            <text:p/>
            <text:p>優劣 ・ ゆうれつ ・ superiority or inferiority, quality</text:p>
            <text:p/>
            <text:p>卑劣な ・ ひれつな ・ mean, base, cowardly</text:p>
            <text:p/>
            <text:p>見劣りがする ・ みおとりがする ・ compare poorly [unfavorably] with, be not so good a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744" calcext:value-type="float">
            <text:p>1744</text:p>
          </table:table-cell>
          <table:table-cell table:style-name="ce8" office:value-type="string" calcext:value-type="string">
            <text:p>抄</text:p>
          </table:table-cell>
          <table:table-cell table:style-name="ce12" office:value-type="string" calcext:value-type="string">
            <text:p>抄録 ・ しょうろく ・ quotation, summary</text:p>
            <text:p/>
            <text:p>抄本 ・ しょうほん ・ extract, abstract</text:p>
            <text:p/>
            <text:p>抄訳 ・ しょうやく ・ abridged translation</text:p>
            <text:p/>
            <text:p>抄出する ・ しょうしゅつする ・ take excerpt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45" calcext:value-type="float">
            <text:p>1745</text:p>
          </table:table-cell>
          <table:table-cell table:style-name="ce8" office:value-type="string" calcext:value-type="string">
            <text:p>秒</text:p>
          </table:table-cell>
          <table:table-cell table:style-name="ce12" office:value-type="string" calcext:value-type="string">
            <text:p>秒読み ・ びょうよみ ・ countdown</text:p>
            <text:p/>
            <text:p>秒針 ・ びょうしん ・ second hand</text:p>
            <text:p/>
            <text:p>秒速 ・ びょうそく ・ speed per second</text:p>
            <text:p/>
            <text:p>秒時計 ・ びょうどけい ・ stop watch</text:p>
            <text:p/>
            <text:p>毎秒 ・ まいびょう ・ every second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746" calcext:value-type="float">
            <text:p>1746</text:p>
          </table:table-cell>
          <table:table-cell table:style-name="ce8" office:value-type="string" calcext:value-type="string">
            <text:p>妙</text:p>
          </table:table-cell>
          <table:table-cell table:style-name="ce12" office:value-type="string" calcext:value-type="string">
            <text:p>妙に思う ・ みょうにおもう ・ think strange</text:p>
            <text:p/>
            <text:p>妙技 ・ みょうぎ ・ wonderful skill; stunt</text:p>
            <text:p/>
            <text:p>妙味 ・ みょうみ ・ subtle charm, beauty</text:p>
            <text:p/>
            <text:p>絶妙な ・ ぜつみょうな ・ miraculous, exquisite, superb</text:p>
            <text:p/>
            <text:p>妙案 ・ みょうあん ・ bright idea, excellent plan</text:p>
            <text:p/>
            <text:p>巧妙な ・ こうみょうな ・ skillful, ingenious, clever</text:p>
            <text:p/>
            <text:p>奇妙な ・ きみょうな ・ strange, queer, odd</text:p>
            <text:p/>
            <text:p>妙なる ・ たえなる ・ exquisite, excellent; delicate; charm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47" calcext:value-type="float">
            <text:p>1747</text:p>
          </table:table-cell>
          <table:table-cell table:style-name="ce8" office:value-type="string" calcext:value-type="string">
            <text:p>沙</text:p>
          </table:table-cell>
          <table:table-cell table:style-name="ce12" office:value-type="string" calcext:value-type="string">
            <text:p>沙丘 ・ さきゅう ・ sand dune</text:p>
            <text:p/>
            <text:p>沙漠 ・ さばく ・ desert</text:p>
            <text:p/>
            <text:p>沙 ・ すな ・ sand, gri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748" calcext:value-type="float">
            <text:p>1748</text:p>
          </table:table-cell>
          <table:table-cell table:style-name="ce8" office:value-type="string" calcext:value-type="string">
            <text:p>汰</text:p>
          </table:table-cell>
          <table:table-cell table:style-name="ce12" office:value-type="string" calcext:value-type="string">
            <text:p>ご無沙汰しております ・ ごぶさたしております ・ [polite] I haven't seen you for a long time been in contact with you … </text:p>
            <text:p/>
            <text:p>淘汰する ・ とうたする ・ select, weed out, screen, sift; dismiss, cashier</text:p>
            <text:p/>
            <text:p>自然淘汰 ・ しぜんとうた ・ natural selection</text:p>
            <text:p/>
            <text:p>沙汰 ・ さた ・ instructions; notice, tidings, rumor; affai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49" calcext:value-type="float">
            <text:p>1749</text:p>
          </table:table-cell>
          <table:table-cell table:style-name="ce8" office:value-type="string" calcext:value-type="string">
            <text:p>煎</text:p>
          </table:table-cell>
          <table:table-cell table:style-name="ce12" office:value-type="string" calcext:value-type="string">
            <text:p>煎る ・ いる ・ [vt] parch, fire, roast; boil down</text:p>
            <text:p/>
            <text:p>煎茶 ・ せんちゃ ・ green tea</text:p>
            <text:p/>
            <text:p>湯煎 ・ ゆせん ・ warming sth. by immersion in hot water </text:p>
            <text:p/>
            <text:p>煎じる ・ せんじる ・ [vt] boil, decoct</text:p>
            <text:p/>
            <text:p>煎餅 ・ せんべい ・ rice cracker, wafer</text:p>
            <text:p/>
            <text:p>二番煎じ ・ にばんせんじ ・ rehash</text:p>
            <text:p/>
            <text:p>肝煎り ・ きもいり ・ sponsorship, auspices, good offices</text:p>
            <text:p/>
            <text:p>煎り立て ・ いりたて ・ freshly roasted [parched]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50" calcext:value-type="float">
            <text:p>1750</text:p>
          </table:table-cell>
          <table:table-cell table:style-name="ce8" office:value-type="string" calcext:value-type="string">
            <text:p>炒</text:p>
          </table:table-cell>
          <table:table-cell table:style-name="ce12" office:value-type="string" calcext:value-type="string">
            <text:p>炒る ・ いる ・ [vt] roast, parch, fry, broil</text:p>
            <text:p/>
            <text:p>炒める ・ いためる ・ [vt] cook, stir- fry, saute</text:p>
            <text:p/>
            <text:p>肉を炒める ・ にくをいためる ・ stir- fry meat</text:p>
            <text:p/>
            <text:p>炒飯 ・ チャーハン ・ fried ric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51" calcext:value-type="float">
            <text:p>1751</text:p>
          </table:table-cell>
          <table:table-cell table:style-name="ce8" office:value-type="string" calcext:value-type="string">
            <text:p>炊</text:p>
          </table:table-cell>
          <table:table-cell table:style-name="ce12" office:value-type="string" calcext:value-type="string">
            <text:p>炊く ・ たく ・ [vt] cook, boil</text:p>
            <text:p/>
            <text:p>炊事 ・ すいじ ・ cooking</text:p>
            <text:p/>
            <text:p>炊婦 ・ すいふ ・ cook, kitchen maid</text:p>
            <text:p/>
            <text:p>自炊 ・ じすい ・ cooking food for oneself </text:p>
            <text:p/>
            <text:p>炊き込み御飯 ・ たきこみごはん ・ rice seasoned and cooked with various ingredients </text:p>
            <text:p/>
            <text:p>炊き出し ・ たきだし ・ boiled rice distribution in emergency </text:p>
            <text:p/>
            <text:p>飯炊き ・ めしたき ・ cooking rice; kitchen maid, cook</text:p>
            <text:p/>
            <text:p>煮炊き ・ にたき ・ cooking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752" calcext:value-type="float">
            <text:p>1752</text:p>
          </table:table-cell>
          <table:table-cell table:style-name="ce8" office:value-type="string" calcext:value-type="string">
            <text:p>焚</text:p>
          </table:table-cell>
          <table:table-cell table:style-name="ce12" office:value-type="string" calcext:value-type="string">
            <text:p>焚き火 ・ たきび ・ bonfire</text:p>
            <text:p/>
            <text:p>焚書 ・ ふんしょ ・ book burning</text:p>
            <text:p/>
            <text:p>焚刑 ・ ふんけい ・ burning at the stake</text:p>
            <text:p/>
            <text:p>焚く ・ たく ・ [vt] kindle, build a fire, burn</text:p>
            <text:p/>
            <text:p>焚き付け ・ たきつけ ・ kindling, fire lighter</text:p>
            <text:p/>
            <text:p>焚き付ける ・ たきつける ・ [vt] kindle, build a fire; instigate, stir up</text:p>
            <text:p/>
            <text:p>空焚き ・ からだき ・ heating a pan / bathtub without water in it </text:p>
            <text:p/>
            <text:p>追い焚き ・ おいだき ・ reheating of bath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753" calcext:value-type="float">
            <text:p>1753</text:p>
          </table:table-cell>
          <table:table-cell table:style-name="ce8" office:value-type="string" calcext:value-type="string">
            <text:p>薪</text:p>
          </table:table-cell>
          <table:table-cell table:style-name="ce12" office:value-type="string" calcext:value-type="string">
            <text:p>薪拾い ・ たきぎひろい ・ firewood gathering</text:p>
            <text:p/>
            <text:p>薪炭 ・ しんたん ・ firewood &amp; charcoal</text:p>
            <text:p/>
            <text:p>薪能 ・ たきぎのう ・ fire-lit Noh drama performance</text:p>
            <text:p/>
            <text:p>薪水 ・ しんすい ・ cooking</text:p>
            <text:p/>
            <text:p>薪割り ・ まきわり ・ wood-chopping [-splitting] ; hatchet, ax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54" calcext:value-type="float">
            <text:p>1754</text:p>
          </table:table-cell>
          <table:table-cell table:style-name="ce8" office:value-type="string" calcext:value-type="string">
            <text:p>乃</text:p>
          </table:table-cell>
          <table:table-cell table:style-name="ce12" office:value-type="string" calcext:value-type="string">
            <text:p>…乃至 ・ ないし ・ from … to, between … and; … or</text:p>
            <text:p/>
            <text:p>日乃丸 ・ ひのまる ・ Rising Sun flag</text:p>
            <text:p/>
            <text:p>乃ち ・ すなわち ・ thereupon, whereupon, accordingly; and then</text:p>
            <text:p/>
            <text:p>戦えば乃ち勝つ ・ たたかえばすなわちかつ ・ win every battle that is fough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755" calcext:value-type="float">
            <text:p>1755</text:p>
          </table:table-cell>
          <table:table-cell table:style-name="ce8" office:value-type="string" calcext:value-type="string">
            <text:p>之</text:p>
          </table:table-cell>
          <table:table-cell table:style-name="ce12" office:value-type="string" calcext:value-type="string">
            <text:p>鳥之巣 ・ とりのす ・ bird’s nest</text:p>
            <text:p/>
            <text:p>之 ・ これ ・ this [pronoun] </text:p>
            <text:p/>
            <text:p>之は何ですか ・ これはなんですか ・ What is this?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56" calcext:value-type="float">
            <text:p>1756</text:p>
          </table:table-cell>
          <table:table-cell table:style-name="ce8" office:value-type="string" calcext:value-type="string">
            <text:p>此</text:p>
          </table:table-cell>
          <table:table-cell table:style-name="ce12" office:value-type="string" calcext:value-type="string">
            <text:p>此岸 ・ しがん ・ this world [life] </text:p>
            <text:p/>
            <text:p>此れから ・ これから ・ after this, from now on; the future</text:p>
            <text:p/>
            <text:p>此の頃 ・ このごろ ・ recently; these days</text:p>
            <text:p/>
            <text:p>此処 ・ ここ ・ here, this place</text:p>
            <text:p/>
            <text:p>此方 ・ こちら ・ this way [direction] ; here; this one ; I, me, us, we; this perso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57" calcext:value-type="float">
            <text:p>1757</text:p>
          </table:table-cell>
          <table:table-cell table:style-name="ce8" office:value-type="string" calcext:value-type="string">
            <text:p>其</text:p>
          </table:table-cell>
          <table:table-cell table:style-name="ce12" office:value-type="string" calcext:value-type="string">
            <text:p>其の上 ・ そのうえ ・ on top of which, furthermore</text:p>
            <text:p/>
            <text:p>其の他 ・ そのた ・ etc., and so forth; the rest [others] </text:p>
            <text:p/>
            <text:p>其の物 ・ そのもの ・ the very thing, itself</text:p>
            <text:p/>
            <text:p>其れ其れ ・ それぞれ ・ respectively, each</text:p>
            <text:p/>
            <text:p>其れでも ・ それでも ・ nevertheless, even so</text:p>
            <text:p/>
            <text:p>其れなりに ・ それなりに ・ in its own way</text:p>
            <text:p/>
            <text:p>其の後 ・ そのご ・ after that, thereafter</text:p>
            <text:p/>
            <text:p>其のまま ・ そのまま ・ without change, as is; immediately; exactly lik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58" calcext:value-type="float">
            <text:p>1758</text:p>
          </table:table-cell>
          <table:table-cell table:style-name="ce8" office:value-type="string" calcext:value-type="string">
            <text:p>乏</text:p>
          </table:table-cell>
          <table:table-cell table:style-name="ce12" office:value-type="string" calcext:value-type="string">
            <text:p>乏しい ・ とぼしい ・ scanty, meager</text:p>
            <text:p/>
            <text:p>乏しさ ・ とぼしさ ・ scarcity</text:p>
            <text:p/>
            <text:p>乏しくなる ・ とぼしくなる ・ run short, get scarce</text:p>
            <text:p/>
            <text:p>欠乏 ・ けつぼう ・ lack, shortage, scarcity</text:p>
            <text:p/>
            <text:p>金が乏しい ・ かねがとぼしい ・ be short of money</text:p>
            <text:p/>
            <text:p>窮乏 ・ きゅうぼう ・ destitution, poverty</text:p>
            <text:p/>
            <text:p>貧乏な ・ びんぼうな ・ poor, destitute</text:p>
            <text:p/>
            <text:p>耐乏 ・ たいぼう ・ austerity, voluntary privati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59" calcext:value-type="float">
            <text:p>1759</text:p>
          </table:table-cell>
          <table:table-cell table:style-name="ce8" office:value-type="string" calcext:value-type="string">
            <text:p>芝</text:p>
          </table:table-cell>
          <table:table-cell table:style-name="ce12" office:value-type="string" calcext:value-type="string">
            <text:p>芝生 ・ しばふ ・ lawn, turf</text:p>
            <text:p/>
            <text:p>芝居小屋 ・ しばいごや ・ playhouse</text:p>
            <text:p/>
            <text:p>芝居 ・ しばい ・ play, drama</text:p>
            <text:p/>
            <text:p>芝草 ・ しばくさ ・ lawn</text:p>
            <text:p/>
            <text:p>高麗芝 ・ こうらいしば ・ Korean lawn gras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760" calcext:value-type="float">
            <text:p>1760</text:p>
          </table:table-cell>
          <table:table-cell table:style-name="ce8" office:value-type="string" calcext:value-type="string">
            <text:p>及</text:p>
          </table:table-cell>
          <table:table-cell table:style-name="ce12" office:value-type="string" calcext:value-type="string">
            <text:p>及ぶ ・ およぶ ・ [vi] reach to, amount to</text:p>
            <text:p/>
            <text:p>…及び… ・ および ・ … and …</text:p>
            <text:p/>
            <text:p>普及 ・ ふきゅう ・ diffusion, spread, propagation</text:p>
            <text:p/>
            <text:p>及第する ・ きゅうだいする ・ pass an examination</text:p>
            <text:p/>
            <text:p>及落 ・ きゅうらく ・ passing or failing an examination</text:p>
            <text:p/>
            <text:p>追及する ・ ついきゅうする ・ seek after, follow, pursue, press so. hard</text:p>
            <text:p/>
            <text:p>企及する ・ ききゅうする ・ try to attain sth. </text:p>
            <text:p/>
            <text:p>及ぼす ・ およぼす ・ [vt] exert benefits / influence ; cause harm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61" calcext:value-type="float">
            <text:p>1761</text:p>
          </table:table-cell>
          <table:table-cell table:style-name="ce8" office:value-type="string" calcext:value-type="string">
            <text:p>扱</text:p>
          </table:table-cell>
          <table:table-cell table:style-name="ce12" office:value-type="string" calcext:value-type="string">
            <text:p>扱い方 ・ あつかいかた ・ way to handle</text:p>
            <text:p/>
            <text:p>粗末に扱う ・ そまつにあつかう ・ handle sth. roughly</text:p>
            <text:p/>
            <text:p>問題を扱う ・ もんだいをあつかう ・ deal with [handle] a matter</text:p>
            <text:p/>
            <text:p>扱う ・ あつかう ・ [vt] handle, deal with</text:p>
            <text:p/>
            <text:p>扱わない品 ・ あつかわないしな ・ goods not in one’s line</text:p>
            <text:p/>
            <text:p>出席扱い ・ しゅっせきあつかい ・ regard as equivalent to attendance</text:p>
            <text:p/>
            <text:p>客扱い ・ きゃくあつかい ・ hospitality, entertainment; service</text:p>
            <text:p/>
            <text:p>取扱 ・ とりあつかい ・ handling, treatment; trading, dealing, selling; manipulation, operation; servic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762" calcext:value-type="float">
            <text:p>1762</text:p>
          </table:table-cell>
          <table:table-cell table:style-name="ce8" office:value-type="string" calcext:value-type="string">
            <text:p>級</text:p>
          </table:table-cell>
          <table:table-cell table:style-name="ce12" office:value-type="string" calcext:value-type="string">
            <text:p>階級 ・ かいきゅう ・ class, estate; rank, grade</text:p>
            <text:p/>
            <text:p>初級 ・ しょきゅう ・ beginner's class</text:p>
            <text:p/>
            <text:p>上級 ・ じょうきゅう ・ higher grade, advanced class, high class</text:p>
            <text:p/>
            <text:p>同級生 ・ どうきゅうせい ・ classmate</text:p>
            <text:p/>
            <text:p>等級 ・ とうきゅう ・ class, grade, rank, magnitude</text:p>
            <text:p/>
            <text:p>級友 ・ きゅうゆう ・ classmat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63" calcext:value-type="float">
            <text:p>1763</text:p>
          </table:table-cell>
          <table:table-cell table:style-name="ce8" office:value-type="string" calcext:value-type="string">
            <text:p>吸</text:p>
          </table:table-cell>
          <table:table-cell table:style-name="ce12" office:value-type="string" calcext:value-type="string">
            <text:p>吸引する ・ きゅういんする ・ suck in , absorb; attract</text:p>
            <text:p/>
            <text:p>タバコを吸う ・ タバコをすう ・ smoke a cigarette</text:p>
            <text:p/>
            <text:p>吸い物 ・ すいもの ・ Japanese style soup</text:p>
            <text:p/>
            <text:p>吸収 ・ きゅうしゅう ・ absorption, assimilation; merger</text:p>
            <text:p/>
            <text:p>吸気 ・ きゅうき ・ inhalation of air; air breathed in</text:p>
            <text:p/>
            <text:p>呼吸 ・ こきゅう ・ breathing, respiration</text:p>
            <text:p/>
            <text:p>吸着 ・ きゅうちゃく ・ adsorption</text:p>
            <text:p/>
            <text:p>吸血鬼 ・ きゅうけつき ・ vampir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64" calcext:value-type="float">
            <text:p>1764</text:p>
          </table:table-cell>
          <table:table-cell table:style-name="ce8" office:value-type="string" calcext:value-type="string">
            <text:p>吹</text:p>
          </table:table-cell>
          <table:table-cell table:style-name="ce12" office:value-type="string" calcext:value-type="string">
            <text:p>吹き込む ・ ふきこむ ・ blow / breathe into</text:p>
            <text:p/>
            <text:p>息吹 ・ いぶき ・ breath</text:p>
            <text:p/>
            <text:p>吹き溜まり ・ ふきだまり ・ snowdrift, drift of dust [sand] </text:p>
            <text:p/>
            <text:p>吹く ・ ふく ・ [vt] blow wind ; play wind instrument </text:p>
            <text:p/>
            <text:p>吹雪 ・ ふぶき ・ snowstorm</text:p>
            <text:p/>
            <text:p>風が吹いている ・ かぜがふいている ・ the wind is blowing</text:p>
            <text:p/>
            <text:p>吹鳴する ・ すいめいする ・ blow a whistle </text:p>
            <text:p/>
            <text:p>吹奏 ・ すいそう ・ playing wind instrument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65" calcext:value-type="float">
            <text:p>1765</text:p>
          </table:table-cell>
          <table:table-cell table:style-name="ce8" office:value-type="string" calcext:value-type="string">
            <text:p>呼</text:p>
          </table:table-cell>
          <table:table-cell table:style-name="ce12" office:value-type="string" calcext:value-type="string">
            <text:p>医者を呼ぶ ・ いしゃをよぶ ・ call the doctor</text:p>
            <text:p/>
            <text:p>呼吸 ・ こきゅう ・ breathing, respiration</text:p>
            <text:p/>
            <text:p>呼び名 ・ よびな ・ given / popular name</text:p>
            <text:p/>
            <text:p>呼び出す ・ よびだす ・ [vt] call, summon; page</text:p>
            <text:p/>
            <text:p>呼び掛ける ・ よびかける ・ [vt] call to; appeal to</text:p>
            <text:p/>
            <text:p>指呼する ・ しこする ・ beckon</text:p>
            <text:p/>
            <text:p>点呼 ・ てんこ ・ roll call</text:p>
            <text:p/>
            <text:p>歓呼する ・ かんこする ・ cheer, cry ou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66" calcext:value-type="float">
            <text:p>1766</text:p>
          </table:table-cell>
          <table:table-cell table:style-name="ce8" office:value-type="string" calcext:value-type="string">
            <text:p>吐</text:p>
          </table:table-cell>
          <table:table-cell table:style-name="ce12" office:value-type="string" calcext:value-type="string">
            <text:p>吐息 ・ といき ・ sigh, long breath</text:p>
            <text:p/>
            <text:p>吐く ・ はく ・ [vt] spew, vomit; exhale; emit, send forth</text:p>
            <text:p/>
            <text:p>息を吐く ・ いきをはく ・ exhale, breathe out</text:p>
            <text:p/>
            <text:p>吐き気 ・ はきけ ・ nausea</text:p>
            <text:p/>
            <text:p>吐き出す ・ はきだす ・ spew, vomit, disgorge</text:p>
            <text:p/>
            <text:p>吐出 ・ としゅつ ・ spew, vomit, disgorge</text:p>
            <text:p/>
            <text:p>吐血 ・ とけつ ・ vomiting blood</text:p>
            <text:p/>
            <text:p>音吐朗朗と ・ おんとろうろうと ・ in a clear voic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767" calcext:value-type="float">
            <text:p>1767</text:p>
          </table:table-cell>
          <table:table-cell table:style-name="ce8" office:value-type="string" calcext:value-type="string">
            <text:p>叶</text:p>
          </table:table-cell>
          <table:table-cell table:style-name="ce12" office:value-type="string" calcext:value-type="string">
            <text:p>望みが叶う ・ のぞみがかなう ・ have one's wish realized</text:p>
            <text:p/>
            <text:p>叶える ・ かなえる ・ [vt] grant a request , fulfill expectations , answer so.'s prayer </text:p>
            <text:p/>
            <text:p>叶う ・ かなう ・ be fulfilled, realized, granted</text:p>
            <text:p/>
            <text:p>叶わない ・ かなわない ・ be unable, beyond one’s power</text:p>
            <text:p/>
            <text:p>叶わぬ時の神頼み ・ かなわぬときのかみだのみ ・ Man turns to God in times of troubl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68" calcext:value-type="float">
            <text:p>1768</text:p>
          </table:table-cell>
          <table:table-cell table:style-name="ce8" office:value-type="string" calcext:value-type="string">
            <text:p>𠮟</text:p>
          </table:table-cell>
          <table:table-cell table:style-name="ce14" office:value-type="string" calcext:value-type="string">
            <text:p>叱責する ・ しっせきする ・ reproach, scold, reprove</text:p>
            <text:p/>
            <text:p>叱正 ・ しっせい ・ correction of errors</text:p>
            <text:p/>
            <text:p>叱る ・ しかる ・ scold, rebuke, reprove</text:p>
            <text:p/>
            <text:p>叱られる ・ しかられる ・ be scolded</text:p>
            <text:p/>
            <text:p>叱り付ける ・ しかりつける ・ rebuke strongly, bawl ou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769" calcext:value-type="float">
            <text:p>1769</text:p>
          </table:table-cell>
          <table:table-cell table:style-name="ce8" office:value-type="string" calcext:value-type="string">
            <text:p>叫</text:p>
          </table:table-cell>
          <table:table-cell table:style-name="ce12" office:value-type="string" calcext:value-type="string">
            <text:p>叫ぶ ・ さけぶ ・ shout, scream, cry; advocate</text:p>
            <text:p/>
            <text:p>叫喚 ・ きょうかん ・ shout, cry, scream</text:p>
            <text:p/>
            <text:p>絶叫する ・ ぜっきょうする ・ exclaim, ejaculate, scream, shout</text:p>
            <text:p/>
            <text:p>叫び声 ・ さけびごえ ・ shout, outcry</text:p>
            <text:p/>
            <text:p>叫び ・ さけび ・ shout, cry, scream</text:p>
            <text:p/>
            <text:p>改革を叫ぶ ・ かいかくをさけぶ ・ cry loudly for a reform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70" calcext:value-type="float">
            <text:p>1770</text:p>
          </table:table-cell>
          <table:table-cell table:style-name="ce8" office:value-type="string" calcext:value-type="string">
            <text:p>吟</text:p>
          </table:table-cell>
          <table:table-cell table:style-name="ce12" office:value-type="string" calcext:value-type="string">
            <text:p>吟詠 ・ ぎんえい ・ reciting [chanting] a poem; poem</text:p>
            <text:p/>
            <text:p>吟唱する ・ ぎんしょうする ・ recite, chant</text:p>
            <text:p/>
            <text:p>詩吟 ・ しぎん ・ reciting Chinese poems</text:p>
            <text:p/>
            <text:p>吟味する ・ ぎんみする ・ examine closely, scrutiniz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771" calcext:value-type="float">
            <text:p>1771</text:p>
          </table:table-cell>
          <table:table-cell table:style-name="ce8" office:value-type="string" calcext:value-type="string">
            <text:p>含</text:p>
          </table:table-cell>
          <table:table-cell table:style-name="ce12" office:value-type="string" calcext:value-type="string">
            <text:p>包含する ・ ほうがんする ・ include, encompass; imply</text:p>
            <text:p/>
            <text:p>含む ・ ふくむ ・ [vt] contain, include</text:p>
            <text:p/>
            <text:p>含める ・ ふくめる ・ [vt] include</text:p>
            <text:p/>
            <text:p>含まれる ・ ふくまれる ・ [vi] be included [comprised] in</text:p>
            <text:p/>
            <text:p>含ませる ・ ふくませる ・ [vt] soak in water , saturate</text:p>
            <text:p/>
            <text:p>含有する ・ がんゆうする ・ contain, have, hold</text:p>
            <text:p/>
            <text:p>含水炭素 ・ がんすいたんそ ・ carbohydrate</text:p>
            <text:p/>
            <text:p>包含する ・ ほうがんする ・ encompass, cover; include, impl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772" calcext:value-type="float">
            <text:p>1772</text:p>
          </table:table-cell>
          <table:table-cell table:style-name="ce8" office:value-type="string" calcext:value-type="string">
            <text:p>琴</text:p>
          </table:table-cell>
          <table:table-cell table:style-name="ce12" office:value-type="string" calcext:value-type="string">
            <text:p>琴 ・ こと ・ koto (13-stringed Japanese zither)</text:p>
            <text:p/>
            <text:p>心の琴線 ・ こころのきんせん ・ heartstrings, one's innermost feelings</text:p>
            <text:p/>
            <text:p>琴を弾く ・ ことをひく ・ play the koto</text:p>
            <text:p/>
            <text:p>琴爪 ・ ことづめ ・ artificial fingernail [ivory plectrum] for playing the koto </text:p>
            <text:p/>
            <text:p>竪琴 ・ たてごと ・ harp</text:p>
            <text:p/>
            <text:p>大正琴 ・ たいしょうごと ・ taishogoto, Nagoya harp</text:p>
            <text:p/>
            <text:p>琴曲 ・ きんきょく ・ koto music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73" calcext:value-type="float">
            <text:p>1773</text:p>
          </table:table-cell>
          <table:table-cell table:style-name="ce8" office:value-type="string" calcext:value-type="string">
            <text:p>迷</text:p>
          </table:table-cell>
          <table:table-cell table:style-name="ce12" office:value-type="string" calcext:value-type="string">
            <text:p>迷う ・ まよう ・ [vi] be perplexed, lost</text:p>
            <text:p/>
            <text:p>迷わす ・ まよわす ・ [vt] perplex, puzzle; fascinate, infatuate; lead astray</text:p>
            <text:p/>
            <text:p>迷宮 ・ めいきゅう ・ labyrinth, maze</text:p>
            <text:p/>
            <text:p>低迷する ・ ていめいする ・ be in a slump</text:p>
            <text:p/>
            <text:p>迷信 ・ めいしん ・ superstition</text:p>
            <text:p/>
            <text:p>迷惑 ・ めいわく ・ trouble, announce</text:p>
            <text:p/>
            <text:p>迷路 ・ めいろ ・ maze, labyrinth</text:p>
            <text:p/>
            <text:p>迷子 ・ まいご ・ lost chil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74" calcext:value-type="float">
            <text:p>1774</text:p>
          </table:table-cell>
          <table:table-cell table:style-name="ce8" office:value-type="string" calcext:value-type="string">
            <text:p>謎</text:p>
          </table:table-cell>
          <table:table-cell table:style-name="ce12" office:value-type="string" calcext:value-type="string">
            <text:p>謎 ・ なぞ ・ riddle, mystery</text:p>
            <text:p/>
            <text:p>謎の ・ なぞの ・ mysterious</text:p>
            <text:p/>
            <text:p>謎謎 ・ なぞなぞ ・ riddle, puzzle</text:p>
            <text:p/>
            <text:p>謎を解く ・ なぞをとく ・ solve a riddle</text:p>
            <text:p/>
            <text:p>謎解き ・ なぞとき ・ solution of a riddle</text:p>
            <text:p/>
            <text:p>謎掛け ・ なぞかけ ・ word play in which a pun connects two seemingly unrelated things </text:p>
            <text:p/>
            <text:p>謎めく ・ なぞめく ・ [vi] be enigmatic or puzzling, wrapped in myster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775" calcext:value-type="float">
            <text:p>1775</text:p>
          </table:table-cell>
          <table:table-cell table:style-name="ce8" office:value-type="string" calcext:value-type="string">
            <text:p>逆</text:p>
          </table:table-cell>
          <table:table-cell table:style-name="ce12" office:value-type="string" calcext:value-type="string">
            <text:p>逆様 ・ さかさま ・ upside-down, reverse</text:p>
            <text:p/>
            <text:p>逆転 ・ ぎゃくてん ・ reversal, turnabout, inversion</text:p>
            <text:p/>
            <text:p>逆になる ・ さかになる ・ turn upside down</text:p>
            <text:p/>
            <text:p>親に逆らう ・ おやにさからう ・ disobey one's parents</text:p>
            <text:p/>
            <text:p>逆戻り ・ ぎゃくもどり ・ retrogression, going backwards</text:p>
            <text:p/>
            <text:p>逆説 ・ ぎゃくせつ ・ paradox</text:p>
            <text:p/>
            <text:p>逆な ・ ぎゃくな ・ contrary, adverse; reverse, inverse</text:p>
            <text:p/>
            <text:p>逆徒 ・ ぎゃくと ・ rebel, traitor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776" calcext:value-type="float">
            <text:p>1776</text:p>
          </table:table-cell>
          <table:table-cell table:style-name="ce8" office:value-type="string" calcext:value-type="string">
            <text:p>遡</text:p>
          </table:table-cell>
          <table:table-cell table:style-name="ce12" office:value-type="string" calcext:value-type="string">
            <text:p>遡及する ・ そきゅうする ・ retroact</text:p>
            <text:p/>
            <text:p>遡る ・ さかのぼる ・ [vi] go back to the past ; go upstream; retroact</text:p>
            <text:p/>
            <text:p>遡及的 ・ そきゅうてき ・ retroactive</text:p>
            <text:p/>
            <text:p>遡上 ・ そじょう ・ going upstream</text:p>
            <text:p/>
            <text:p>遡求 ・ そきゅう ・ recourse request for repayment </text:p>
            <text:p/>
            <text:p>遡河魚 ・ そかぎょ ・ anadromous fish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777" calcext:value-type="float">
            <text:p>1777</text:p>
          </table:table-cell>
          <table:table-cell table:style-name="ce8" office:value-type="string" calcext:value-type="string">
            <text:p>塑</text:p>
          </table:table-cell>
          <table:table-cell table:style-name="ce12" office:value-type="string" calcext:value-type="string">
            <text:p>塑造 ・ そぞう ・ modeling, molding</text:p>
            <text:p/>
            <text:p>塑像 ・ そぞう ・ plastic image; clay figure</text:p>
            <text:p/>
            <text:p>彫塑 ・ ちょうそ ・ carving and modeling, plastic arts; clay model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778" calcext:value-type="float">
            <text:p>1778</text:p>
          </table:table-cell>
          <table:table-cell table:style-name="ce8" office:value-type="string" calcext:value-type="string">
            <text:p>勲</text:p>
          </table:table-cell>
          <table:table-cell table:style-name="ce12" office:value-type="string" calcext:value-type="string">
            <text:p>勲功 ・ くんこう ・ distinguished service, merit</text:p>
            <text:p/>
            <text:p>勲章 ・ くんしょう ・ decoration, order, medal</text:p>
            <text:p/>
            <text:p>殊勲 ・ しゅくん ・ meritorious deeds, distinguished service</text:p>
            <text:p/>
            <text:p>武勲 ・ ぶくん ・ deeds of arms, distinguished military service</text:p>
            <text:p/>
            <text:p>勲 ・ いさお ・ [elegant] merit, meritorious servic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79" calcext:value-type="float">
            <text:p>1779</text:p>
          </table:table-cell>
          <table:table-cell table:style-name="ce8" office:value-type="string" calcext:value-type="string">
            <text:p>薫</text:p>
          </table:table-cell>
          <table:table-cell table:style-name="ce12" office:value-type="string" calcext:value-type="string">
            <text:p>薫り ・ かおり ・ fragrance, aroma</text:p>
            <text:p/>
            <text:p>薫風 ・ くんぷう ・ balmy breeze</text:p>
            <text:p/>
            <text:p>薫る ・ かおる ・ [vi] look fragrant, sweet-smelling [balmy] </text:p>
            <text:p/>
            <text:p>若葉が薫る ・ わかばがかおる ・ The fresh verdure looks sweet-smelling</text:p>
            <text:p/>
            <text:p>薫煙 ・ くんえん ・ fragrant smok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780" calcext:value-type="float">
            <text:p>1780</text:p>
          </table:table-cell>
          <table:table-cell table:style-name="ce8" office:value-type="string" calcext:value-type="string">
            <text:p>芳</text:p>
          </table:table-cell>
          <table:table-cell table:style-name="ce12" office:value-type="string" calcext:value-type="string">
            <text:p>芳気 ・ ほうき ・ fragrant scent</text:p>
            <text:p/>
            <text:p>芳しい ・ かんばしい ・ fragrant; favorable</text:p>
            <text:p/>
            <text:p>芳しくない ・ かんばしくない ・ poor, unfavorable; disgraceful</text:p>
            <text:p/>
            <text:p>芳香 ・ ほうこう ・ perfume, fragrance, aroma</text:p>
            <text:p/>
            <text:p>芳草 ・ ほうそう ・ fragrant herb</text:p>
            <text:p/>
            <text:p>芳潤な ・ ほうじゅんな ・ aromatic, rich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781" calcext:value-type="float">
            <text:p>1781</text:p>
          </table:table-cell>
          <table:table-cell table:style-name="ce8" office:value-type="string" calcext:value-type="string">
            <text:p>香</text:p>
          </table:table-cell>
          <table:table-cell table:style-name="ce12" office:value-type="string" calcext:value-type="string">
            <text:p>花の香り ・ はなのかおり ・ fragrance of flowers</text:p>
            <text:p/>
            <text:p>香水 ・ こうすい ・ perfume</text:p>
            <text:p/>
            <text:p>色香 ・ いろか ・ beauty, loveliness, feminine charms; color and scent</text:p>
            <text:p/>
            <text:p>香る ・ かおる ・ [vi] smell sweet, be fragrant</text:p>
            <text:p/>
            <text:p>芳香 ・ ほうこう ・ perfume, fragrance, aroma</text:p>
            <text:p/>
            <text:p>薫香 ・ くんこう ・ fragrance</text:p>
            <text:p/>
            <text:p>新香 ・ しんこう ・ pickles</text:p>
            <text:p/>
            <text:p>香ばしい ・ こうばしい ・ nice-smelling, fragran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782" calcext:value-type="float">
            <text:p>1782</text:p>
          </table:table-cell>
          <table:table-cell table:style-name="ce8" office:value-type="string" calcext:value-type="string">
            <text:p>秀</text:p>
          </table:table-cell>
          <table:table-cell table:style-name="ce12" office:value-type="string" calcext:value-type="string">
            <text:p>英語に秀でる ・ えいごにひいでる ・ excel in English</text:p>
            <text:p/>
            <text:p>優秀な ・ ゆうしゅうな ・ excellent, superior, best</text:p>
            <text:p/>
            <text:p>秀逸 ・ しゅういつ ・ supreme excellence</text:p>
            <text:p/>
            <text:p>秀歌 ・ しゅうか ・ excellent [superb] tanka, gem of tankas</text:p>
            <text:p/>
            <text:p>秀麗な ・ しゅうれいな ・ graceful, beautiful, handsome</text:p>
            <text:p/>
            <text:p>俊秀 ・ しゅんしゅう ・ genius, prodigy</text:p>
            <text:p/>
            <text:p>秀才 ・ しゅうさい ・ person of geniu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783" calcext:value-type="float">
            <text:p>1783</text:p>
          </table:table-cell>
          <table:table-cell table:style-name="ce8" office:value-type="string" calcext:value-type="string">
            <text:p>誘</text:p>
          </table:table-cell>
          <table:table-cell table:style-name="ce12" office:value-type="string" calcext:value-type="string">
            <text:p>誘う ・ さそう ・ [vi] invite, ask</text:p>
            <text:p/>
            <text:p>誘惑 ・ ゆうわく ・ temptation, seduction</text:p>
            <text:p/>
            <text:p>誘引する ・ ゆういんする ・ entice, induce, attract</text:p>
            <text:p/>
            <text:p>誘導する ・ ゆうどうする ・ induce, incite; guide, lead</text:p>
            <text:p/>
            <text:p>勧誘する ・ かんゆうする ・ induce, invite, canvass, persuade</text:p>
            <text:p/>
            <text:p>誘発する ・ ゆうはつする ・ cause, induce, lead up to</text:p>
            <text:p/>
            <text:p>誘因 ・ ゆういん ・ immediate cause, incentive</text:p>
            <text:p/>
            <text:p>誘い ・ さそい ・ allurement, enticement, temptation; invita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84" calcext:value-type="float">
            <text:p>1784</text:p>
          </table:table-cell>
          <table:table-cell table:style-name="ce8" office:value-type="string" calcext:value-type="string">
            <text:p>拐</text:p>
          </table:table-cell>
          <table:table-cell table:style-name="ce12" office:value-type="string" calcext:value-type="string">
            <text:p>誘拐 ・ ゆうかい ・ kidnapping, abduction</text:p>
            <text:p/>
            <text:p>誘拐犯 ・ ゆうかいはん ・ kidnapping, abduction</text:p>
            <text:p/>
            <text:p>誘拐犯人 ・ ゆうかいはんにん ・ kidnapper, abductor</text:p>
            <text:p/>
            <text:p>誘拐罪 ・ ゆうかいざい ・ kidnapping the crime of </text:p>
            <text:p/>
            <text:p>誘拐事件 ・ ゆうかいじけん ・ kidnapping</text:p>
            <text:p/>
            <text:p>拐帯 ・ かいたい ・ abscondence with money, …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785" calcext:value-type="float">
            <text:p>1785</text:p>
          </table:table-cell>
          <table:table-cell table:style-name="ce8" office:value-type="string" calcext:value-type="string">
            <text:p>透</text:p>
          </table:table-cell>
          <table:table-cell table:style-name="ce12" office:value-type="string" calcext:value-type="string">
            <text:p>透けるブラウス ・ すけるブラウス ・ sheer blouse</text:p>
            <text:p/>
            <text:p>浸透 ・ しんとう ・ permeation, penetration</text:p>
            <text:p/>
            <text:p>透明な ・ とうめいな ・ transparent</text:p>
            <text:p/>
            <text:p>透析 ・ とうせき ・ dialysis</text:p>
            <text:p/>
            <text:p>透く ・ すく ・ [vi] be transparent, seen through</text:p>
            <text:p/>
            <text:p>透かす ・ すかす ・ [vt] make transparent; look through, peer into</text:p>
            <text:p/>
            <text:p>透る ・ とおる ・ [vi] be transparent, pervious to light ; penetrate, pierce, permeate</text:p>
            <text:p/>
            <text:p>透る声 ・ とおるこえ ・ carrying voic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86" calcext:value-type="float">
            <text:p>1786</text:p>
          </table:table-cell>
          <table:table-cell table:style-name="ce8" office:value-type="string" calcext:value-type="string">
            <text:p>携</text:p>
          </table:table-cell>
          <table:table-cell table:style-name="ce12" office:value-type="string" calcext:value-type="string">
            <text:p>提携する ・ ていけいする ・ act in concert with, tie up with</text:p>
            <text:p/>
            <text:p>携帯[電話] ・ けいたい[でんわ] ・ mobile [telephone]</text:p>
            <text:p/>
            <text:p>連携 ・ れんけい ・ cooperation, league, concert</text:p>
            <text:p/>
            <text:p>携わる ・ たずさわる ・ [vi] participate in</text:p>
            <text:p/>
            <text:p>携える ・ たずさえる ・ [vt] carry in one's hand</text:p>
            <text:p/>
            <text:p>手を携えて ・ てをたずさえて ・ hand in hand</text:p>
            <text:p/>
            <text:p>携行する ・ けいこうする ・ carry along, bring</text:p>
            <text:p/>
            <text:p>必携 ・ ひっけい ・ indispensableness; handbook, manua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87" calcext:value-type="float">
            <text:p>1787</text:p>
          </table:table-cell>
          <table:table-cell table:style-name="ce8" office:value-type="string" calcext:value-type="string">
            <text:p>雄</text:p>
          </table:table-cell>
          <table:table-cell table:style-name="ce12" office:value-type="string" calcext:value-type="string">
            <text:p>英雄 ・ えいゆう ・ hero</text:p>
            <text:p/>
            <text:p>雄犬 ・ おすいぬ ・ male dog</text:p>
            <text:p/>
            <text:p>雄牛 ・ おうし ・ bull, steer</text:p>
            <text:p/>
            <text:p>雄 ・ おす ・ male</text:p>
            <text:p/>
            <text:p>雄花 ・ おばな ・ male flower</text:p>
            <text:p/>
            <text:p>雄雄しい ・ おおしい ・ manly, brave, heroic</text:p>
            <text:p/>
            <text:p>雌雄 ・ しゆう ・ male and female; victory or defeat</text:p>
            <text:p/>
            <text:p>雄飛する ・ ゆうひする ・ launch out, embark upon a care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88" calcext:value-type="float">
            <text:p>1788</text:p>
          </table:table-cell>
          <table:table-cell table:style-name="ce8" office:value-type="string" calcext:value-type="string">
            <text:p>雌</text:p>
          </table:table-cell>
          <table:table-cell table:style-name="ce12" office:value-type="string" calcext:value-type="string">
            <text:p>雌犬 ・ めすいぬ ・ female dog, bitch</text:p>
            <text:p/>
            <text:p>雌牛 ・ めうし ・ cow</text:p>
            <text:p/>
            <text:p>雌 ・ めす ・ female</text:p>
            <text:p/>
            <text:p>雌花 ・ めばな ・ female flower</text:p>
            <text:p/>
            <text:p>雌蕊 ・ めしべ [しずい] ・ pistil</text:p>
            <text:p/>
            <text:p>雌の狐 ・ めすのきつね ・ vixen, bitch fox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89" calcext:value-type="float">
            <text:p>1789</text:p>
          </table:table-cell>
          <table:table-cell table:style-name="ce8" office:value-type="string" calcext:value-type="string">
            <text:p>些</text:p>
          </table:table-cell>
          <table:table-cell table:style-name="ce12" office:value-type="string" calcext:value-type="string">
            <text:p>些細な ・ ささいな ・ slight, trifling, insignificant</text:p>
            <text:p/>
            <text:p>些か ・ いささか ・ a bit [little] , somewhat, slightly</text:p>
            <text:p/>
            <text:p>些とも面白くない ・ ちっともおもしろくない ・ not interesting [funny] at all</text:p>
            <text:p/>
            <text:p>些末な ・ さまつな ・ trivial, trifling</text:p>
            <text:p/>
            <text:p>些事 ・ さじ ・ trivial matter, trifle</text:p>
            <text:p/>
            <text:p>些少 ・ さしょう ・ a trivial amount [degree]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790" calcext:value-type="float">
            <text:p>1790</text:p>
          </table:table-cell>
          <table:table-cell table:style-name="ce8" office:value-type="string" calcext:value-type="string">
            <text:p>柴</text:p>
          </table:table-cell>
          <table:table-cell table:style-name="ce12" office:value-type="string" calcext:value-type="string">
            <text:p>柴 ・ しば ・ brushwood, firewood</text:p>
            <text:p/>
            <text:p>柴垣 ・ しばがき ・ brushwood fence</text:p>
            <text:p/>
            <text:p>柴犬 ・ しばいぬ ・ brushwood dog, Shiba small dog native of Shikoku </text:p>
            <text:p/>
            <text:p>柴刈り ・ しばかり ・ firewood gathering</text:p>
            <text:p/>
            <text:p>柴門 ・ さいもん ・ gate made of woven brushwood ; humble home</text:p>
            <text:p/>
            <text:p>柴戸 ・ さいこ ・ brushwood door; crude dwelling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91" calcext:value-type="float">
            <text:p>1791</text:p>
          </table:table-cell>
          <table:table-cell table:style-name="ce8" office:value-type="string" calcext:value-type="string">
            <text:p>紫</text:p>
          </table:table-cell>
          <table:table-cell table:style-name="ce12" office:value-type="string" calcext:value-type="string">
            <text:p>紫外線 ・ しがいせん ・ ultraviolet rays</text:p>
            <text:p/>
            <text:p>紫色 ・ むらさきいろ ・ purple [color] </text:p>
            <text:p/>
            <text:p>赤紫 ・ あかむらさき ・ purplish red</text:p>
            <text:p/>
            <text:p>紫紺 ・ しこん ・ purplish blue</text:p>
            <text:p/>
            <text:p>紫斑病 ・ しはんびょう ・ purpura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792" calcext:value-type="float">
            <text:p>1792</text:p>
          </table:table-cell>
          <table:table-cell table:style-name="ce8" office:value-type="string" calcext:value-type="string">
            <text:p>髪</text:p>
          </table:table-cell>
          <table:table-cell table:style-name="ce12" office:value-type="string" calcext:value-type="string">
            <text:p>髪の毛 ・ かみのけ ・ hair</text:p>
            <text:p/>
            <text:p>散髪 ・ さんぱつ ・ haircut</text:p>
            <text:p/>
            <text:p>白髪 ・ しらが [はくはつ] ・ white hair; gray hair</text:p>
            <text:p/>
            <text:p>頭髪 ・ とうはつ ・ [head] hair</text:p>
            <text:p/>
            <text:p>毛髪 ・ もうはつ ・ hair</text:p>
            <text:p/>
            <text:p>髪結い ・ かみゆい ・ hairdresser, -ing</text:p>
            <text:p/>
            <text:p>日本髪 ・ にほんがみ ・ Japanese coiffeu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93" calcext:value-type="float">
            <text:p>1793</text:p>
          </table:table-cell>
          <table:table-cell table:style-name="ce8" office:value-type="string" calcext:value-type="string">
            <text:p>髭</text:p>
          </table:table-cell>
          <table:table-cell table:style-name="ce12" office:value-type="string" calcext:value-type="string">
            <text:p>髭 ・ ひげ ・ beard, mustache</text:p>
            <text:p/>
            <text:p>髭を剃る ・ ひげをそる ・ shave one's beard </text:p>
            <text:p/>
            <text:p>口髭 ・ くちひげ ・ mustache</text:p>
            <text:p/>
            <text:p>無精髭 ・ ぶしょうひげ ・ stubble, unshaven fac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794" calcext:value-type="float">
            <text:p>1794</text:p>
          </table:table-cell>
          <table:table-cell table:style-name="ce8" office:value-type="string" calcext:value-type="string">
            <text:p>詐</text:p>
          </table:table-cell>
          <table:table-cell table:style-name="ce12" office:value-type="string" calcext:value-type="string">
            <text:p>詐称 ・ さしょう ・ misrepresentation, false statement</text:p>
            <text:p/>
            <text:p>詐取 ・ さしゅ ・ fraud, swindle</text:p>
            <text:p/>
            <text:p>詐欺 ・ さぎ ・ swindle, frau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95" calcext:value-type="float">
            <text:p>1795</text:p>
          </table:table-cell>
          <table:table-cell table:style-name="ce8" office:value-type="string" calcext:value-type="string">
            <text:p>欺</text:p>
          </table:table-cell>
          <table:table-cell table:style-name="ce12" office:value-type="string" calcext:value-type="string">
            <text:p>欺く ・ あざむく ・ [vt] deceive, cheat, delude</text:p>
            <text:p/>
            <text:p>欺き惑わす ・ あざむきまどわす ・ deceive and lead astray</text:p>
            <text:p/>
            <text:p>詐欺 ・ さぎ ・ swindle, fraud</text:p>
            <text:p/>
            <text:p>詐欺師 ・ さぎし ・ swindler, con artist</text:p>
            <text:p/>
            <text:p>欺瞞 ・ ぎまん ・ deception, impositi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796" calcext:value-type="float">
            <text:p>1796</text:p>
          </table:table-cell>
          <table:table-cell table:style-name="ce8" office:value-type="string" calcext:value-type="string">
            <text:p>棋</text:p>
          </table:table-cell>
          <table:table-cell table:style-name="ce12" office:value-type="string" calcext:value-type="string">
            <text:p>将棋 ・ しょうぎ ・ shogi, Japanese chess</text:p>
            <text:p/>
            <text:p>棋士 ・ きし ・ go / shogi player professional </text:p>
            <text:p/>
            <text:p>棋界 ・ きかい ・ go / shogi circles</text:p>
            <text:p/>
            <text:p>棋譜 ・ きふ ・ record of a game of shogi / go </text:p>
            <text:p/>
            <text:p>棋道 ・ きどう ・ art of shogi [go] </text:p>
            <text:p/>
            <text:p>西洋将棋 ・ せいようしょうぎ ・ chess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797" calcext:value-type="float">
            <text:p>1797</text:p>
          </table:table-cell>
          <table:table-cell table:style-name="ce8" office:value-type="string" calcext:value-type="string">
            <text:p>碁</text:p>
          </table:table-cell>
          <table:table-cell table:style-name="ce12" office:value-type="string" calcext:value-type="string">
            <text:p>碁盤 ・ ごばん ・ go board, checkerboard</text:p>
            <text:p/>
            <text:p>碁を打つ ・ ごをうつ ・ play a game of go</text:p>
            <text:p/>
            <text:p>碁石 ・ ごいし ・ go stone</text:p>
            <text:p/>
            <text:p>碁会所 ・ ごかいしょ ・ commercial go playing parlor</text:p>
            <text:p/>
            <text:p>囲碁 ・ いご ・ go the game of </text:p>
            <text:p/>
            <text:p>西洋碁 ・ せいようご ・ checker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98" calcext:value-type="float">
            <text:p>1798</text:p>
          </table:table-cell>
          <table:table-cell table:style-name="ce8" office:value-type="string" calcext:value-type="string">
            <text:p>甚</text:p>
          </table:table-cell>
          <table:table-cell table:style-name="ce12" office:value-type="string" calcext:value-type="string">
            <text:p>甚大な ・ じんだいな ・ extremely big; serious; heavy</text:p>
            <text:p/>
            <text:p>甚だ ・ はなはだ ・ extremely, greatly, excessively, very</text:p>
            <text:p/>
            <text:p>甚だしい ・ はなはだしい ・ extreme, tremendous, excessive, intense</text:p>
            <text:p/>
            <text:p>甚だしい誤解 ・ はなはだしいごかい ・ serious misunderstanding</text:p>
            <text:p/>
            <text:p>幸甚である ・ こうじんである ・ be very glad, deem a favor</text:p>
            <text:p/>
            <text:p>深甚な ・ しんじんな ・ profound; careful, mature</text:p>
            <text:p/>
            <text:p>甚句 ・ じんく ・ lively song [dance]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799" calcext:value-type="float">
            <text:p>1799</text:p>
          </table:table-cell>
          <table:table-cell table:style-name="ce8" office:value-type="string" calcext:value-type="string">
            <text:p>勘</text:p>
          </table:table-cell>
          <table:table-cell table:style-name="ce12" office:value-type="string" calcext:value-type="string">
            <text:p>勘違い ・ かんちがい ・ wrong guess [impression] </text:p>
            <text:p/>
            <text:p>勘弁する ・ かんべんする ・ pardon, forgive; tolerate</text:p>
            <text:p/>
            <text:p>勘案する ・ かんあんする ・ take into [give] consideration</text:p>
            <text:p/>
            <text:p>勘定 ・ かんじょう ・ calculation, account; settlement of accounts</text:p>
            <text:p/>
            <text:p>勘の良い人 ・ かんのいいひと ・ person of quick perception</text:p>
            <text:p/>
            <text:p>勘付く ・ かんづく ・ [vi] sense a danger </text:p>
            <text:p/>
            <text:p>山勘で ・ やまかんで ・ by guesswork</text:p>
            <text:p/>
            <text:p>勘校する ・ かんこうする ・ examine and correct, collat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00" calcext:value-type="float">
            <text:p>1800</text:p>
          </table:table-cell>
          <table:table-cell table:style-name="ce8" office:value-type="string" calcext:value-type="string">
            <text:p>堪</text:p>
          </table:table-cell>
          <table:table-cell table:style-name="ce12" office:value-type="string" calcext:value-type="string">
            <text:p>堪える ・ たえる ・ endure, bear</text:p>
            <text:p/>
            <text:p>堪え難い ・ たえがたい ・ unbearable</text:p>
            <text:p/>
            <text:p>堪え忍ぶ ・ たえしのぶ ・ [vt] endure, bear up, tolerate, put up with</text:p>
            <text:p/>
            <text:p>堪忍する ・ かんにんする ・ have patience, bear with; forgive, pardon</text:p>
            <text:p/>
            <text:p>不幸に堪える ・ ふこうにたえる ・ bear up under misfortune</text:p>
            <text:p/>
            <text:p>堪らない ・ たまらない ・ cannot bear; cannot help doing </text:p>
            <text:p/>
            <text:p>堪能 ・ たんのう [かんのう] ・ skillful, proficient</text:p>
            <text:p/>
            <text:p>遺憾に堪えない ・ いかんにたえない ・ be really regretta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01" calcext:value-type="float">
            <text:p>1801</text:p>
          </table:table-cell>
          <table:table-cell table:style-name="ce8" office:value-type="string" calcext:value-type="string">
            <text:p>匹</text:p>
          </table:table-cell>
          <table:table-cell table:style-name="ce12" office:value-type="string" calcext:value-type="string">
            <text:p>犬五匹 ・ いぬごひき ・ five dogs</text:p>
            <text:p/>
            <text:p>数匹 ・ すうひき ・ several animals</text:p>
            <text:p/>
            <text:p>匹敵する ・ ひってきする ・ match, rival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802" calcext:value-type="float">
            <text:p>1802</text:p>
          </table:table-cell>
          <table:table-cell table:style-name="ce8" office:value-type="string" calcext:value-type="string">
            <text:p>匠</text:p>
          </table:table-cell>
          <table:table-cell table:style-name="ce12" office:value-type="string" calcext:value-type="string">
            <text:p>師匠 ・ ししょう ・ master, teacher</text:p>
            <text:p/>
            <text:p>名匠 ・ めいしょう ・ skilled craftsman</text:p>
            <text:p/>
            <text:p>工匠 ・ こうしょう ・ artisan, mechanic</text:p>
            <text:p/>
            <text:p>巨匠 ・ きょしょう ・ great master, maestro</text:p>
            <text:p/>
            <text:p>鷹匠 ・ たかじょう ・ falconer, hawker</text:p>
            <text:p/>
            <text:p>匠 ・ たくみ ・ artisan; woodworker, carpent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03" calcext:value-type="float">
            <text:p>1803</text:p>
          </table:table-cell>
          <table:table-cell table:style-name="ce8" office:value-type="string" calcext:value-type="string">
            <text:p>匿</text:p>
          </table:table-cell>
          <table:table-cell table:style-name="ce12" office:value-type="string" calcext:value-type="string">
            <text:p>匿名 ・ とくめい ・ anonymity, incognito, pseudonym</text:p>
            <text:p/>
            <text:p>隠匿 ・ いんとく ・ concealment; misprision</text:p>
            <text:p/>
            <text:p>秘匿する ・ ひとくする ・ hide, concea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04" calcext:value-type="float">
            <text:p>1804</text:p>
          </table:table-cell>
          <table:table-cell table:style-name="ce8" office:value-type="string" calcext:value-type="string">
            <text:p>諾</text:p>
          </table:table-cell>
          <table:table-cell table:style-name="ce12" office:value-type="string" calcext:value-type="string">
            <text:p>承諾 ・ しょうだく ・ consent, assent, agreement</text:p>
            <text:p/>
            <text:p>受諾 ・ じゅだく ・ acceptance</text:p>
            <text:p/>
            <text:p>応諾 ・ おうだく ・ consent, assent</text:p>
            <text:p/>
            <text:p>快諾 ・ かいだく ・ ready consent</text:p>
            <text:p/>
            <text:p>内諾 ・ ないだく ・ informal [private] consen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05" calcext:value-type="float">
            <text:p>1805</text:p>
          </table:table-cell>
          <table:table-cell table:style-name="ce8" office:value-type="string" calcext:value-type="string">
            <text:p>乞</text:p>
          </table:table-cell>
          <table:table-cell table:style-name="ce12" office:value-type="string" calcext:value-type="string">
            <text:p>乞う ・ こう ・ [vt] beg, pray for</text:p>
            <text:p/>
            <text:p>乞食 ・ こじき ・ beggar</text:p>
            <text:p/>
            <text:p>物乞い ・ ものごい ・ beggar; begging</text:p>
            <text:p/>
            <text:p>命乞い ・ いのちごい ・ begging for one’s life</text:p>
            <text:p/>
            <text:p>乞い願わくは ・ こいねがわくは ・ I pray in earnest that I beg that, I yearn that </text:p>
            <text:p/>
            <text:p>雨乞い ・ あまごい ・ ritual prayer for rain</text:p>
            <text:p/>
            <text:p>暇乞い ・ いとまごい ・ leave-taking, farewell visi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806" calcext:value-type="float">
            <text:p>1806</text:p>
          </table:table-cell>
          <table:table-cell table:style-name="ce8" office:value-type="string" calcext:value-type="string">
            <text:p>迄</text:p>
          </table:table-cell>
          <table:table-cell table:style-name="ce12" office:value-type="string" calcext:value-type="string">
            <text:p>迄 ・ まで ・ up to, until</text:p>
            <text:p/>
            <text:p>今迄 ・ いままで ・ till now, so far, up to the present</text:p>
            <text:p/>
            <text:p>盗み迄する ・ ぬすみまでする ・ go to the extent of committing theft</text:p>
            <text:p/>
            <text:p>年末迄に ・ ねんまつまでに ・ before the end of this year</text:p>
            <text:p/>
            <text:p>言う迄も無い ・ いうまでもない ・ There is no need to say so; But of cours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07" calcext:value-type="float">
            <text:p>1807</text:p>
          </table:table-cell>
          <table:table-cell table:style-name="ce8" office:value-type="string" calcext:value-type="string">
            <text:p>乾</text:p>
          </table:table-cell>
          <table:table-cell table:style-name="ce12" office:value-type="string" calcext:value-type="string">
            <text:p>乾く ・ かわく ・ [vi] dry up </text:p>
            <text:p/>
            <text:p>着物を乾かす ・ きものをかわかす ・ dry clothes</text:p>
            <text:p/>
            <text:p>乾杯する ・ かんぱいする ・ drink a toast, toast</text:p>
            <text:p/>
            <text:p>乾電池 ・ かんでんち ・ dry cell</text:p>
            <text:p/>
            <text:p>乾季 ・ かんき ・ dry season</text:p>
            <text:p/>
            <text:p>乾物 ・ かんぶつ ・ dry provisions, groceries</text:p>
            <text:p/>
            <text:p>乾燥する ・ かんそうする ・ dry up, desiccate, become parched [dry] </text:p>
            <text:p/>
            <text:p>乾 ・ いぬい ・ northwest supplementary sign of the Oriental zodiac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08" calcext:value-type="float">
            <text:p>1808</text:p>
          </table:table-cell>
          <table:table-cell table:style-name="ce8" office:value-type="string" calcext:value-type="string">
            <text:p>幹</text:p>
          </table:table-cell>
          <table:table-cell table:style-name="ce12" office:value-type="string" calcext:value-type="string">
            <text:p>幹部 ・ かんぶ ・ executive, managing staff</text:p>
            <text:p/>
            <text:p>木の幹 ・ きのみき ・ trunk of a tree</text:p>
            <text:p/>
            <text:p>新幹線 ・ しんかんせん ・ new trunk [main] line, bullet train</text:p>
            <text:p/>
            <text:p>樹幹 ・ じゅかん ・ trunk, shaft</text:p>
            <text:p/>
            <text:p>根幹 ・ こんかん ・ basis, root; keynote; root and trunk</text:p>
            <text:p/>
            <text:p>幹事 ・ かんじ ・ manager, secretary; organizer</text:p>
            <text:p/>
            <text:p>基幹 ・ きかん ・ mainstay, nucleus</text:p>
            <text:p/>
            <text:p>主幹 ・ しゅかん ・ editor in chief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09" calcext:value-type="float">
            <text:p>1809</text:p>
          </table:table-cell>
          <table:table-cell table:style-name="ce8" office:value-type="string" calcext:value-type="string">
            <text:p>操</text:p>
          </table:table-cell>
          <table:table-cell table:style-name="ce12" office:value-type="string" calcext:value-type="string">
            <text:p>世論を操る ・ せろんをあやつる ・ manipulate public opinion</text:p>
            <text:p/>
            <text:p>操作 ・ そうさ ・ operation, handling, manipulation</text:p>
            <text:p/>
            <text:p>操を守る ・ みさおをまもる ・ preserve one's chastity; adhere to principles</text:p>
            <text:p/>
            <text:p>体操 ・ たいそう ・ gymnastics, calisthenics</text:p>
            <text:p/>
            <text:p>操 ・ みさお ・ chastity</text:p>
            <text:p/>
            <text:p>操縦する ・ そうじゅうする ・ manage, control; steer; pilot</text:p>
            <text:p/>
            <text:p>操り人形 ・ あやつりにんぎょう ・ puppet</text:p>
            <text:p/>
            <text:p>操業 ・ そうぎょう ・ operation, work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10" calcext:value-type="float">
            <text:p>1810</text:p>
          </table:table-cell>
          <table:table-cell table:style-name="ce8" office:value-type="string" calcext:value-type="string">
            <text:p>燥</text:p>
          </table:table-cell>
          <table:table-cell table:style-name="ce12" office:value-type="string" calcext:value-type="string">
            <text:p>乾燥する ・ かんそうする ・ dry out [up] , desiccate</text:p>
            <text:p/>
            <text:p>乾燥機 ・ かんそうき ・ dryer</text:p>
            <text:p/>
            <text:p>無味乾燥な ・ むみかんそうな ・ dry as dust, insipid</text:p>
            <text:p/>
            <text:p>高燥地 ・ こうそうち ・ high &amp; dry ground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811" calcext:value-type="float">
            <text:p>1811</text:p>
          </table:table-cell>
          <table:table-cell table:style-name="ce8" office:value-type="string" calcext:value-type="string">
            <text:p>繰</text:p>
          </table:table-cell>
          <table:table-cell table:style-name="ce12" office:value-type="string" calcext:value-type="string">
            <text:p>繰る ・ くる ・ [vt] reel, spin, turn</text:p>
            <text:p/>
            <text:p>繰り返す ・ くりかえす ・ repeat, do over again</text:p>
            <text:p/>
            <text:p>繰り延べる ・ くりのべる ・ [vt] postpone, put off</text:p>
            <text:p/>
            <text:p>繰り上げる ・ くりあげる ・ [vt] advance, move up</text:p>
            <text:p/>
            <text:p>釣り糸を繰る ・ つりいとをくる ・ reel in a fish line</text:p>
            <text:p/>
            <text:p>繰り綿 ・ くりわた ・ ginned cotton</text:p>
            <text:p/>
            <text:p>繰り取る ・ くりとる ・ reel off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812" calcext:value-type="float">
            <text:p>1812</text:p>
          </table:table-cell>
          <table:table-cell table:style-name="ce8" office:value-type="string" calcext:value-type="string">
            <text:p>藻</text:p>
          </table:table-cell>
          <table:table-cell table:style-name="ce12" office:value-type="string" calcext:value-type="string">
            <text:p>藻 ・ も ・ algae, duckweed, seaweed</text:p>
            <text:p/>
            <text:p>藻屑 ・ もくず ・ seaweed</text:p>
            <text:p/>
            <text:p>海藻 ・ かいそう ・ seaweed, kelp, marine algae</text:p>
            <text:p/>
            <text:p>藻草 ・ もぐさ ・ water plants</text:p>
            <text:p/>
            <text:p>藻類 ・ そうるい ・ algae, seaweed</text:p>
            <text:p/>
            <text:p>緑藻 ・ りょくそう ・ green alga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813" calcext:value-type="float">
            <text:p>1813</text:p>
          </table:table-cell>
          <table:table-cell table:style-name="ce8" office:value-type="string" calcext:value-type="string">
            <text:p>噴</text:p>
          </table:table-cell>
          <table:table-cell table:style-name="ce12" office:value-type="string" calcext:value-type="string">
            <text:p>噴き出す ・ ふきだす ・ [vi] spout, gush out</text:p>
            <text:p/>
            <text:p>噴火 ・ ふんか ・ eruption, volcanic activity</text:p>
            <text:p/>
            <text:p>噴水 ・ ふんすい ・ jet of water , fountain</text:p>
            <text:p/>
            <text:p>噴く ・ ふく ・ [vt] spout, blow, emit</text:p>
            <text:p/>
            <text:p>噴出 ・ ふんしゅつ ・ spouting, gushing</text:p>
            <text:p/>
            <text:p>噴霧器 ・ ふんむき ・ sprayer, vaporizer, atomizer</text:p>
            <text:p/>
            <text:p>噴射 ・ ふんしゃ ・ jet propulsion </text:p>
            <text:p/>
            <text:p>噴飯する ・ ふんぱんする ・ burst out laugh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14" calcext:value-type="float">
            <text:p>1814</text:p>
          </table:table-cell>
          <table:table-cell table:style-name="ce8" office:value-type="string" calcext:value-type="string">
            <text:p>墳</text:p>
          </table:table-cell>
          <table:table-cell table:style-name="ce12" office:value-type="string" calcext:value-type="string">
            <text:p>古墳 ・ こふん ・ tumulus, ancient tomb</text:p>
            <text:p/>
            <text:p>墳墓 ・ ふんぼ ・ grave, tomb</text:p>
            <text:p/>
            <text:p>円墳 ・ えんぷん ・ burial moun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15" calcext:value-type="float">
            <text:p>1815</text:p>
          </table:table-cell>
          <table:table-cell table:style-name="ce8" office:value-type="string" calcext:value-type="string">
            <text:p>憤</text:p>
          </table:table-cell>
          <table:table-cell table:style-name="ce12" office:value-type="string" calcext:value-type="string">
            <text:p>憤る ・ いきどおる ・ [vi] be indignant</text:p>
            <text:p/>
            <text:p>憤然と ・ ふんぜんと ・ indignantly, in a rage</text:p>
            <text:p/>
            <text:p>憤死する ・ ふんしする ・ die in a fit of anger</text:p>
            <text:p/>
            <text:p>憤激する ・ ふんげきする ・ be enraged</text:p>
            <text:p/>
            <text:p>公憤 ・ こうふん ・ public indignation [resentment] </text:p>
            <text:p/>
            <text:p>義憤 ・ ぎふん ・ righteous indignation</text:p>
            <text:p/>
            <text:p>悲憤 ・ ひふん ・ indignation, resentment</text:p>
            <text:p/>
            <text:p>憤慨 ・ ふんがい ・ resentment, indignatio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816" calcext:value-type="float">
            <text:p>1816</text:p>
          </table:table-cell>
          <table:table-cell table:style-name="ce8" office:value-type="string" calcext:value-type="string">
            <text:p>牙</text:p>
          </table:table-cell>
          <table:table-cell table:style-name="ce12" office:value-type="string" calcext:value-type="string">
            <text:p>牙 ・ きば ・ fang, tusk</text:p>
            <text:p/>
            <text:p>牙を剝く ・ きばをむく ・ bare one’s fangs</text:p>
            <text:p/>
            <text:p>象牙 ・ ぞうげ ・ ivory</text:p>
            <text:p/>
            <text:p>歯牙 ・ しが ・ teeth</text:p>
            <text:p/>
            <text:p>毒牙 ・ どくが ・ poison fang</text:p>
            <text:p/>
            <text:p>爪牙 ・ そうが ・ claws and tusks, devious desig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817" calcext:value-type="float">
            <text:p>1817</text:p>
          </table:table-cell>
          <table:table-cell table:style-name="ce8" office:value-type="string" calcext:value-type="string">
            <text:p>芽</text:p>
          </table:table-cell>
          <table:table-cell table:style-name="ce12" office:value-type="string" calcext:value-type="string">
            <text:p>芽生える ・ めばえる ・ [vi] bud, sprout; begin</text:p>
            <text:p/>
            <text:p>発芽する ・ はつがする ・ bud, sprout, germinate</text:p>
            <text:p/>
            <text:p>新芽 ・ しんめ ・ sprout, bud, shoot, ratoon</text:p>
            <text:p/>
            <text:p>若芽 ・ わかめ ・ young bud</text:p>
            <text:p/>
            <text:p>芽 ・ め ・ bud</text:p>
            <text:p/>
            <text:p>芽胞 ・ がほう ・ spore</text:p>
            <text:p/>
            <text:p>麦芽 ・ ばくが ・ wheat germ, malt</text:p>
            <text:p/>
            <text:p>胚芽 ・ はいが ・ embryo bud, germ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818" calcext:value-type="float">
            <text:p>1818</text:p>
          </table:table-cell>
          <table:table-cell table:style-name="ce8" office:value-type="string" calcext:value-type="string">
            <text:p>雅</text:p>
          </table:table-cell>
          <table:table-cell table:style-name="ce12" office:value-type="string" calcext:value-type="string">
            <text:p>優雅な ・ ゆうがな ・ elegant, graceful, refined</text:p>
            <text:p/>
            <text:p>風雅 ・ ふうが ・ elegance, refinement, daintiness</text:p>
            <text:p/>
            <text:p>雅びやかな ・ みやびやかな ・ elegant, graceful, refine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19" calcext:value-type="float">
            <text:p>1819</text:p>
          </table:table-cell>
          <table:table-cell table:style-name="ce8" office:value-type="string" calcext:value-type="string">
            <text:p>邪</text:p>
          </table:table-cell>
          <table:table-cell table:style-name="ce12" office:value-type="string" calcext:value-type="string">
            <text:p>邪悪 ・ じゃあく ・ wickedness, vice</text:p>
            <text:p/>
            <text:p>無邪気 ・ むじゃき ・ innocence, simplicity</text:p>
            <text:p/>
            <text:p>邪心 ・ じゃしん ・ wicked heart, evil design</text:p>
            <text:p/>
            <text:p>風邪 ・ かぜ ・ common cold</text:p>
            <text:p/>
            <text:p>邪道 ・ じゃどう ・ evil course; heresy</text:p>
            <text:p/>
            <text:p>邪魔 ・ じゃま ・ hindrance, obstruction, impediment</text:p>
            <text:p/>
            <text:p>正邪の区別 ・ せいじゃのくべつ ・ discrimination between right and wrong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20" calcext:value-type="float">
            <text:p>1820</text:p>
          </table:table-cell>
          <table:table-cell table:style-name="ce8" office:value-type="string" calcext:value-type="string">
            <text:p>既</text:p>
          </table:table-cell>
          <table:table-cell table:style-name="ce12" office:value-type="string" calcext:value-type="string">
            <text:p>既成の ・ きせいの ・ established, existing, done</text:p>
            <text:p/>
            <text:p>既往症 ・ きおうしょう ・ previous illness, medical history</text:p>
            <text:p/>
            <text:p>既に ・ すでに ・ already, previously</text:p>
            <text:p/>
            <text:p>既成事実 ・ きせいじじつ ・ established fact, fait accompli</text:p>
            <text:p/>
            <text:p>既婚の ・ きこんの ・ already married</text:p>
            <text:p/>
            <text:p>既製品 ・ きせいひん ・ ready-made good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21" calcext:value-type="float">
            <text:p>1821</text:p>
          </table:table-cell>
          <table:table-cell table:style-name="ce8" office:value-type="string" calcext:value-type="string">
            <text:p>概</text:p>
          </table:table-cell>
          <table:table-cell table:style-name="ce12" office:value-type="string" calcext:value-type="string">
            <text:p>概念 ・ がいねん ・ general idea, concept</text:p>
            <text:p/>
            <text:p>概略 ・ がいりゃく ・ outline, summary; roughly</text:p>
            <text:p/>
            <text:p>概括する ・ がいかつする ・ generalize, summarize</text:p>
            <text:p/>
            <text:p>概論 ・ がいろん ・ outline, general remarks</text:p>
            <text:p/>
            <text:p>概算 ・ がいさん ・ approximation, rough estimate [calculation] </text:p>
            <text:p/>
            <text:p>概要 ・ がいよう ・ outline, summary, synopsis</text:p>
            <text:p/>
            <text:p>一概に ・ いちがいに ・ unconditionally; wholly, indiscriminately</text:p>
            <text:p/>
            <text:p>大概 ・ たいがい ・ generally, mostly; probably, mayb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822" calcext:value-type="float">
            <text:p>1822</text:p>
          </table:table-cell>
          <table:table-cell table:style-name="ce8" office:value-type="string" calcext:value-type="string">
            <text:p>慨</text:p>
          </table:table-cell>
          <table:table-cell table:style-name="ce12" office:value-type="string" calcext:value-type="string">
            <text:p>憤慨 ・ ふんがい ・ resentment, indignation</text:p>
            <text:p/>
            <text:p>慨嘆する ・ がいたんする ・ deplore, lament, regret</text:p>
            <text:p/>
            <text:p>感慨 ・ かんがい ・ deep [profound] emotion</text:p>
            <text:p/>
            <text:p>感慨無量 ・ かんがいむりょう ・ deep emotion; one's mind filled with 1000 emotions</text:p>
            <text:p/>
            <text:p>慨然と ・ がいぜんと ・ deploringly; indignantly</text:p>
            <text:p/>
            <text:p>慷慨 ・ こうがい ・ patriotic lamentation [deploration] ; righteous indigna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23" calcext:value-type="float">
            <text:p>1823</text:p>
          </table:table-cell>
          <table:table-cell table:style-name="ce8" office:value-type="string" calcext:value-type="string">
            <text:p>苗</text:p>
          </table:table-cell>
          <table:table-cell table:style-name="ce12" office:value-type="string" calcext:value-type="string">
            <text:p>苗字 ・ みょうじ ・ surname [cf. 名 0269] </text:p>
            <text:p/>
            <text:p>苗 ・ なえ ・ seedling</text:p>
            <text:p/>
            <text:p>苗木 ・ なえぎ ・ sapling, young tree</text:p>
            <text:p/>
            <text:p>種苗 ・ しゅびょう ・ seedlings, seeds and saplings</text:p>
            <text:p/>
            <text:p>苗床 ・ なえどこ ・ seedbed</text:p>
            <text:p/>
            <text:p>早苗 ・ さなえ ・ rice sprouts</text:p>
            <text:p/>
            <text:p>苗代 ・ なわしろ ・ bed for rice seedlings, rice nurser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24" calcext:value-type="float">
            <text:p>1824</text:p>
          </table:table-cell>
          <table:table-cell table:style-name="ce8" office:value-type="string" calcext:value-type="string">
            <text:p>描</text:p>
          </table:table-cell>
          <table:table-cell table:style-name="ce12" office:value-type="string" calcext:value-type="string">
            <text:p>描写 ・ びょうしゃ ・ depiction; portrayal; drawing</text:p>
            <text:p/>
            <text:p>描画する ・ びょうがする ・ draw a picture, paint</text:p>
            <text:p/>
            <text:p>描く ・ えがく ・ [vt] depict, draw, paint</text:p>
            <text:p/>
            <text:p>油絵を描く ・ あぶらえをえがく ・ paint in oil</text:p>
            <text:p/>
            <text:p>思い描く ・ おもいえがく ・ [vt] imagine, figure, see</text:p>
            <text:p/>
            <text:p>描く ・ かく ・ [vt] draw, paint</text:p>
            <text:p/>
            <text:p>絵描き ・ えかき ・ painter, artist</text:p>
            <text:p/>
            <text:p>点描 ・ てんびょう ・ sketch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825" calcext:value-type="float">
            <text:p>1825</text:p>
          </table:table-cell>
          <table:table-cell table:style-name="ce8" office:value-type="string" calcext:value-type="string">
            <text:p>猫</text:p>
          </table:table-cell>
          <table:table-cell table:style-name="ce12" office:value-type="string" calcext:value-type="string">
            <text:p>猫 ・ ねこ ・ cat</text:p>
            <text:p/>
            <text:p>子猫 ・ こねこ ・ kitten</text:p>
            <text:p/>
            <text:p>愛猫家 ・ あいびょうか ・ cat lover</text:p>
            <text:p/>
            <text:p>招き猫 ・ まねきねこ ・ beckoning cat figurine </text:p>
            <text:p/>
            <text:p>猫科 ・ ねこか ・ cat family, Felidae</text:p>
            <text:p/>
            <text:p>猫背 ・ ねこぜ ・ stoop, bent back</text:p>
            <text:p/>
            <text:p>猫被り ・ ねこかぶり ・ hypocrisy, false modesty; hypocrite, wolf in a lamb’s skin</text:p>
            <text:p/>
            <text:p>猫額大 ・ びょうがくだい ・ tiny, narrow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26" calcext:value-type="float">
            <text:p>1826</text:p>
          </table:table-cell>
          <table:table-cell table:style-name="ce8" office:value-type="string" calcext:value-type="string">
            <text:p>萌</text:p>
          </table:table-cell>
          <table:table-cell table:style-name="ce12" office:value-type="string" calcext:value-type="string">
            <text:p>萌える ・ もえる ・ [vi] sprout, bud</text:p>
            <text:p/>
            <text:p>萌す ・ きざす ・ [vi] germinate, sprout; show signs of</text:p>
            <text:p/>
            <text:p>萌芽 ・ ほうが ・ germination, beginning; sprout</text:p>
            <text:p/>
            <text:p>萌し ・ きざし ・ germination, sprouting; dawning</text:p>
            <text:p/>
            <text:p>萌え立つ ・ もえたつ ・ [vi] sprout, burst into leaf</text:p>
            <text:p/>
            <text:p>萌黄色 ・ もえぎいろ ・ yellowish green</text:p>
            <text:p/>
            <text:p>下萌え ・ したもえ ・ sprout of a plant shooting from under the soil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827" calcext:value-type="float">
            <text:p>1827</text:p>
          </table:table-cell>
          <table:table-cell table:style-name="ce8" office:value-type="string" calcext:value-type="string">
            <text:p>兆</text:p>
          </table:table-cell>
          <table:table-cell table:style-name="ce12" office:value-type="string" calcext:value-type="string">
            <text:p>兆候 ・ ちょうこう ・ symptom, sign; omen</text:p>
            <text:p/>
            <text:p>兆す ・ きざす ・ [vi] sprout, show signs of</text:p>
            <text:p/>
            <text:p>凶事の兆し ・ きょうじのきざし ・ omen of disaster</text:p>
            <text:p/>
            <text:p>二兆円 ・ にちょうえん ・ two trillion yen</text:p>
            <text:p/>
            <text:p>前兆 ・ ぜんちょう ・ omen, sign</text:p>
            <text:p/>
            <text:p>吉兆 ・ きっちょう ・ good omen, lucky sign</text:p>
            <text:p/>
            <text:p>不吉の兆有り ・ ふきつのちょうあり ・ have an ill ome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28" calcext:value-type="float">
            <text:p>1828</text:p>
          </table:table-cell>
          <table:table-cell table:style-name="ce8" office:value-type="string" calcext:value-type="string">
            <text:p>眺</text:p>
          </table:table-cell>
          <table:table-cell table:style-name="ce12" office:value-type="string" calcext:value-type="string">
            <text:p>眺望 ・ ちょうぼう ・ view, prospect, outlook</text:p>
            <text:p/>
            <text:p>眺める ・ ながめる ・ [vt] look out over afar, at , gaze, watch</text:p>
            <text:p/>
            <text:p>眺め ・ ながめ ・ view, scene; prospect, outlook</text:p>
            <text:p/>
            <text:p>海を眺める ・ うみをながめる ・ look out over the sea</text:p>
            <text:p/>
            <text:p>月を眺める ・ つきをながめる ・ gaze at the mo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29" calcext:value-type="float">
            <text:p>1829</text:p>
          </table:table-cell>
          <table:table-cell table:style-name="ce8" office:value-type="string" calcext:value-type="string">
            <text:p>逃</text:p>
          </table:table-cell>
          <table:table-cell table:style-name="ce12" office:value-type="string" calcext:value-type="string">
            <text:p>逃げる ・ にげる ・ [vi] escape, run away</text:p>
            <text:p/>
            <text:p>逃がす ・ にがす ・ [vt] let escape, go</text:p>
            <text:p/>
            <text:p>逃走 ・ とうそう ・ flight, escape</text:p>
            <text:p/>
            <text:p>逃避 ・ とうひ ・ escape, evasion, flight</text:p>
            <text:p/>
            <text:p>逃亡する ・ とうぼうする ・ escape, abscond, desert</text:p>
            <text:p/>
            <text:p>取り逃がす ・ とりにがす ・ [vt] fail to catch, let slip</text:p>
            <text:p/>
            <text:p>見逃す ・ みのがす ・ [vt] overlook, miss</text:p>
            <text:p/>
            <text:p>逃れる ・ のがれる ・ [vi] escape, get away; get clear of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30" calcext:value-type="float">
            <text:p>1830</text:p>
          </table:table-cell>
          <table:table-cell table:style-name="ce8" office:value-type="string" calcext:value-type="string">
            <text:p>桃</text:p>
          </table:table-cell>
          <table:table-cell table:style-name="ce12" office:value-type="string" calcext:value-type="string">
            <text:p>桃 ・ もも ・ peach</text:p>
            <text:p/>
            <text:p>桃色 ・ ももいろ ・ pink, rose color </text:p>
            <text:p/>
            <text:p>桜桃 ・ おうとう ・ cherry</text:p>
            <text:p/>
            <text:p>黄桃 ・ おうとう ・ yellow peach</text:p>
            <text:p/>
            <text:p>桃李 ・ とうり ・ peach and plum</text:p>
            <text:p/>
            <text:p>桃園 ・ ももぞの ・ peach orchard</text:p>
            <text:p/>
            <text:p>桃割れ ・ ももわれ ・ momoware coiffure</text:p>
            <text:p/>
            <text:p>扁桃腺 ・ へんとうせん ・ tonsil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31" calcext:value-type="float">
            <text:p>1831</text:p>
          </table:table-cell>
          <table:table-cell table:style-name="ce8" office:value-type="string" calcext:value-type="string">
            <text:p>跳</text:p>
          </table:table-cell>
          <table:table-cell table:style-name="ce12" office:value-type="string" calcext:value-type="string">
            <text:p>跳ぶ ・ とぶ ・ [vi] jump, leap, spring</text:p>
            <text:p/>
            <text:p>跳ねる ・ はねる ・ [vi] leap, jump, hop; (re)bound, recoil</text:p>
            <text:p/>
            <text:p>飛び跳ねる ・ とびはねる ・ [vi] jump up and down, hop</text:p>
            <text:p/>
            <text:p>跳ね起きる ・ はねおきる ・ [vi] jump / spring up</text:p>
            <text:p/>
            <text:p>跳ね返る ・ はねかえる ・ [vi] rebound, bounce; of the market recover</text:p>
            <text:p/>
            <text:p>跳躍する ・ ちょうやくする ・ jump, leap, spring</text:p>
            <text:p/>
            <text:p>跳馬 ・ ちょうば ・ long horse vault </text:p>
            <text:p/>
            <text:p>高跳び ・ たかとび ・ high jump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32" calcext:value-type="float">
            <text:p>1832</text:p>
          </table:table-cell>
          <table:table-cell table:style-name="ce8" office:value-type="string" calcext:value-type="string">
            <text:p>挑</text:p>
          </table:table-cell>
          <table:table-cell table:style-name="ce12" office:value-type="string" calcext:value-type="string">
            <text:p>挑戦 ・ ちょうせん ・ challenge, defiance</text:p>
            <text:p/>
            <text:p>挑む ・ いどむ ・ challenge, defy, dare</text:p>
            <text:p/>
            <text:p>戦いを挑む ・ たたかいをいどむ ・ challenge to a fight</text:p>
            <text:p/>
            <text:p>挑発する ・ ちょうはつする ・ provoke, incite; excite, stimulat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33" calcext:value-type="float">
            <text:p>1833</text:p>
          </table:table-cell>
          <table:table-cell table:style-name="ce8" office:value-type="string" calcext:value-type="string">
            <text:p>拙</text:p>
          </table:table-cell>
          <table:table-cell table:style-name="ce12" office:value-type="string" calcext:value-type="string">
            <text:p>拙劣な ・ せつれつな ・ clumsy, awkward, unskillful</text:p>
            <text:p/>
            <text:p>拙い ・ つたない ・ clumsy, unskillful; incompetent, inexperienced</text:p>
            <text:p/>
            <text:p>拙い文章 ・ つたないぶんしょう ・ poor writing</text:p>
            <text:p/>
            <text:p>拙劣な ・ せつれつな ・ clumsy, awkward, unskillful</text:p>
            <text:p/>
            <text:p>拙い ・ つたない ・ clumsy, unskillful</text:p>
            <text:p/>
            <text:p>拙速主義 ・ せっそくしゅぎ ・ rough-&amp;-ready method</text:p>
            <text:p/>
            <text:p>巧拙 ・ こうせつ ・ skill, dexterity, workmanship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34" calcext:value-type="float">
            <text:p>1834</text:p>
          </table:table-cell>
          <table:table-cell table:style-name="ce8" office:value-type="string" calcext:value-type="string">
            <text:p>屈</text:p>
          </table:table-cell>
          <table:table-cell table:style-name="ce12" office:value-type="string" calcext:value-type="string">
            <text:p>屈折 ・ くっせつ ・ bending, turn; refraction</text:p>
            <text:p/>
            <text:p>不屈の ・ ふくつの ・ indomitable, unyielding</text:p>
            <text:p/>
            <text:p>屈指の ・ くっしの ・ leading, foremost</text:p>
            <text:p/>
            <text:p>屈む ・ かがむ ・ [vi] bend over</text:p>
            <text:p/>
            <text:p>屈する ・ くっする ・ bend, yield</text:p>
            <text:p/>
            <text:p>窮屈な ・ きゅうくつな ・ cramped; overly formal</text:p>
            <text:p/>
            <text:p>退屈な ・ たいくつな ・ tedious, boring</text:p>
            <text:p/>
            <text:p>理屈 ・ りくつ ・ reason, logic; argument; pretext; theor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35" calcext:value-type="float">
            <text:p>1835</text:p>
          </table:table-cell>
          <table:table-cell table:style-name="ce8" office:value-type="string" calcext:value-type="string">
            <text:p>掘</text:p>
          </table:table-cell>
          <table:table-cell table:style-name="ce12" office:value-type="string" calcext:value-type="string">
            <text:p>掘る ・ ほる ・ [vt] dig, excavate</text:p>
            <text:p/>
            <text:p>掘り返す ・ ほりかえす ・ turn up the soil , tear up a road </text:p>
            <text:p/>
            <text:p>掘り下げる ・ ほりさげる ・ [vt] dig down, delve into; investigate, probe</text:p>
            <text:p/>
            <text:p>穴掘り ・ あなほり ・ digging a hole</text:p>
            <text:p/>
            <text:p>採掘 ・ さいくつ ・ mining</text:p>
            <text:p/>
            <text:p>掘削する ・ くっさくする ・ dig out, excavate</text:p>
            <text:p/>
            <text:p>試掘 ・ しくつ ・ prospecting, trial digging</text:p>
            <text:p/>
            <text:p>掘進する ・ くっしんする ・ excavate, tunnel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36" calcext:value-type="float">
            <text:p>1836</text:p>
          </table:table-cell>
          <table:table-cell table:style-name="ce8" office:value-type="string" calcext:value-type="string">
            <text:p>堀</text:p>
          </table:table-cell>
          <table:table-cell table:style-name="ce12" office:value-type="string" calcext:value-type="string">
            <text:p>堀 ・ ほり ・ ditch</text:p>
            <text:p/>
            <text:p>堀端 ・ ほりばた ・ edge of the moat</text:p>
            <text:p/>
            <text:p>外堀 ・ そとぼり ・ outer moat</text:p>
            <text:p/>
            <text:p>堀川 ・ ほりかわ ・ canal</text:p>
            <text:p/>
            <text:p>堀割り ・ ほりわり ・ canal, ditch</text:p>
            <text:p/>
            <text:p>用水堀 ・ ようすいぼり ・ irrigation ditch</text:p>
            <text:p/>
            <text:p>釣り堀 ・ つりぼり ・ fishing pond, fishpond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837" calcext:value-type="float">
            <text:p>1837</text:p>
          </table:table-cell>
          <table:table-cell table:style-name="ce8" office:value-type="string" calcext:value-type="string">
            <text:p>封</text:p>
          </table:table-cell>
          <table:table-cell table:style-name="ce12" office:value-type="string" calcext:value-type="string">
            <text:p>密封する ・ みっぷうする ・ seal hermetically, seal up</text:p>
            <text:p/>
            <text:p>同封する ・ どうふうする ・ enclose in a letter </text:p>
            <text:p/>
            <text:p>封建的な ・ ほうけんてきな ・ feudal istic </text:p>
            <text:p/>
            <text:p>封建制度 ・ ほうけんせいど ・ feudalism</text:p>
            <text:p/>
            <text:p>封を切る ・ ふうをきる ・ break the seal</text:p>
            <text:p/>
            <text:p>封印 ・ ふういん ・ stamped seal</text:p>
            <text:p/>
            <text:p>封鎖 ・ ふうさ ・ blockade</text:p>
            <text:p/>
            <text:p>封書 ・ ふうしょ ・ sealed lette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38" calcext:value-type="float">
            <text:p>1838</text:p>
          </table:table-cell>
          <table:table-cell table:style-name="ce8" office:value-type="string" calcext:value-type="string">
            <text:p>筒</text:p>
          </table:table-cell>
          <table:table-cell table:style-name="ce12" office:value-type="string" calcext:value-type="string">
            <text:p>封筒 ・ ふうとう ・ envelope</text:p>
            <text:p/>
            <text:p>筒形 ・ つつがた ・ cylindrical, tube-shaped</text:p>
            <text:p/>
            <text:p>水筒 ・ すいとう ・ canteen, flask</text:p>
            <text:p/>
            <text:p>円筒 ・ えんとう ・ cylinder</text:p>
            <text:p/>
            <text:p>筒 ・ つつ ・ tube</text:p>
            <text:p/>
            <text:p>筒抜け ・ つつぬけ ・ passing directly through</text:p>
            <text:p/>
            <text:p>茶筒 ・ ちゃづつ ・ tea caddy</text:p>
            <text:p/>
            <text:p>筒形 ・ つつがた ・ cylindrical, tube-shaped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839" calcext:value-type="float">
            <text:p>1839</text:p>
          </table:table-cell>
          <table:table-cell table:style-name="ce8" office:value-type="string" calcext:value-type="string">
            <text:p>管</text:p>
          </table:table-cell>
          <table:table-cell table:style-name="ce12" office:value-type="string" calcext:value-type="string">
            <text:p>管理する ・ かんりする ・ administer, manage</text:p>
            <text:p/>
            <text:p>気管 ・ きかん ・ windpipe, trachea</text:p>
            <text:p/>
            <text:p>鉄の管 ・ てつのくだ ・ iron pipe</text:p>
            <text:p/>
            <text:p>管 ・ くだ ・ pipe</text:p>
            <text:p/>
            <text:p>管状の ・ かんじょうの ・ tubular</text:p>
            <text:p/>
            <text:p>移管 ・ いかん ・ transfer of control [jurisdiction] </text:p>
            <text:p/>
            <text:p>配管 ・ はいかん ・ piping</text:p>
            <text:p/>
            <text:p>真空管 ・ しんくうかん ・ vacuum tub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40" calcext:value-type="float">
            <text:p>1840</text:p>
          </table:table-cell>
          <table:table-cell table:style-name="ce8" office:value-type="string" calcext:value-type="string">
            <text:p>棺</text:p>
          </table:table-cell>
          <table:table-cell table:style-name="ce12" office:value-type="string" calcext:value-type="string">
            <text:p>石棺 ・ せっかん ・ sarcophagus</text:p>
            <text:p/>
            <text:p>納棺する ・ のうかんする ・ place a body in a coffin</text:p>
            <text:p/>
            <text:p>出棺 ・ しゅっかん ・ carrying the coffin out of the house </text:p>
            <text:p/>
            <text:p>棺桶 ・ かんおけ ・ coffin, casket</text:p>
            <text:p/>
            <text:p>棺 ・ ひつぎ ・ coffi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841" calcext:value-type="float">
            <text:p>1841</text:p>
          </table:table-cell>
          <table:table-cell table:style-name="ce8" office:value-type="string" calcext:value-type="string">
            <text:p>轄</text:p>
          </table:table-cell>
          <table:table-cell table:style-name="ce12" office:value-type="string" calcext:value-type="string">
            <text:p>管轄 ・ かんかつ ・ jurisdiction, control</text:p>
            <text:p/>
            <text:p>所轄 ・ しょかつ ・ jurisdiction</text:p>
            <text:p/>
            <text:p>分轄 ・ ぶんかつ ・ separate control [jurisdiction] </text:p>
            <text:p/>
            <text:p>統轄 ・ とうかつ ・ general control, control and jurisdiction</text:p>
            <text:p/>
            <text:p>直轄 ・ ちょっかつ ・ direct jurisdiction [control] , immediate supervis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42" calcext:value-type="float">
            <text:p>1842</text:p>
          </table:table-cell>
          <table:table-cell table:style-name="ce8" office:value-type="string" calcext:value-type="string">
            <text:p>洞</text:p>
          </table:table-cell>
          <table:table-cell table:style-name="ce12" office:value-type="string" calcext:value-type="string">
            <text:p>洞 ・ ほら ・ cave</text:p>
            <text:p/>
            <text:p>洞穴 ・ どうけつ ・ cave, den</text:p>
            <text:p/>
            <text:p>洞察 ・ どうさつ ・ insight, penetration</text:p>
            <text:p/>
            <text:p>洞窟 ・ どうくつ ・ cave[rn], cave</text:p>
            <text:p/>
            <text:p>洞穴 ・ どうけつ ・ cave, den, excavation</text:p>
            <text:p/>
            <text:p>空洞 ・ くうどう ・ cave, cavern, hollow</text:p>
            <text:p/>
            <text:p>風洞 ・ ふうどう ・ wind tunnel</text:p>
            <text:p/>
            <text:p>鐘乳洞 ・ しょうにゅうどう ・ limestone cave [grotto]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43" calcext:value-type="float">
            <text:p>1843</text:p>
          </table:table-cell>
          <table:table-cell table:style-name="ce8" office:value-type="string" calcext:value-type="string">
            <text:p>窟</text:p>
          </table:table-cell>
          <table:table-cell table:style-name="ce12" office:value-type="string" calcext:value-type="string">
            <text:p>岩窟 ・ がんくつ ・ cave, cavern</text:p>
            <text:p/>
            <text:p>巣窟 ・ そうくつ ・ den, haunt, nest</text:p>
            <text:p/>
            <text:p>洞窟 ・ どうくつ ・ cavern, cave</text:p>
            <text:p/>
            <text:p>魔窟 ・ まくつ ・ haunts of the demon, den of iniquity; brothel, red-light district</text:p>
            <text:p/>
            <text:p>阿片窟 ・ あへんくつ ・ opium den</text:p>
            <text:p/>
            <text:p>貧民窟 ・ ひんみんくつ ・ slum</text:p>
            <text:p/>
            <text:p>理窟 ・ りくつ ・ reason, logic; argument; pretext; theor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844" calcext:value-type="float">
            <text:p>1844</text:p>
          </table:table-cell>
          <table:table-cell table:style-name="ce8" office:value-type="string" calcext:value-type="string">
            <text:p>淫</text:p>
          </table:table-cell>
          <table:table-cell table:style-name="ce12" office:value-type="string" calcext:value-type="string">
            <text:p>淫乱な ・ いんらんな ・ lascivious</text:p>
            <text:p/>
            <text:p>淫欲 ・ いんよく ・ lust</text:p>
            <text:p/>
            <text:p>淫らな ・ みだらな ・ lewd, indecent</text:p>
            <text:p/>
            <text:p>淫行 ・ いんこう ・ obscene [lewd] behavior</text:p>
            <text:p/>
            <text:p>淫蕩 ・ いんとう ・ lewdness; sexual abandon</text:p>
            <text:p/>
            <text:p>淫売 ・ いんばい ・ prostitution, prostitute</text:p>
            <text:p/>
            <text:p>荒淫 ・ こういん ・ sexual indulgence</text:p>
            <text:p/>
            <text:p>姦淫 ・ かんいん ・ adulter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845" calcext:value-type="float">
            <text:p>1845</text:p>
          </table:table-cell>
          <table:table-cell table:style-name="ce8" office:value-type="string" calcext:value-type="string">
            <text:p>妊</text:p>
          </table:table-cell>
          <table:table-cell table:style-name="ce12" office:value-type="string" calcext:value-type="string">
            <text:p>避妊 ・ ひにん ・ contraception</text:p>
            <text:p/>
            <text:p>不妊 ・ ふにん ・ sterility</text:p>
            <text:p/>
            <text:p>妊産婦 ・ にんさんぷ ・ pregnant women &amp; nursing mothers</text:p>
            <text:p/>
            <text:p>妊婦 ・ にんぷ ・ pregnant woman</text:p>
            <text:p/>
            <text:p>懐妊 ・ かいにん ・ pregnancy, conception</text:p>
            <text:p/>
            <text:p>妊娠する ・ にんしんする ・ become pregnant, concei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46" calcext:value-type="float">
            <text:p>1846</text:p>
          </table:table-cell>
          <table:table-cell table:style-name="ce8" office:value-type="string" calcext:value-type="string">
            <text:p>娠</text:p>
          </table:table-cell>
          <table:table-cell table:style-name="ce12" office:value-type="string" calcext:value-type="string">
            <text:p>妊娠する ・ にんしんする ・ become pregnant, conceive</text:p>
            <text:p/>
            <text:p>妊娠中絶 ・ にんしんちゅうぜつ ・ abor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47" calcext:value-type="float">
            <text:p>1847</text:p>
          </table:table-cell>
          <table:table-cell table:style-name="ce8" office:value-type="string" calcext:value-type="string">
            <text:p>唇</text:p>
          </table:table-cell>
          <table:table-cell table:style-name="ce12" office:value-type="string" calcext:value-type="string">
            <text:p>上唇 ・ うわくちびる ・ upper lip</text:p>
            <text:p/>
            <text:p>口唇 ・ こうしん ・ lips, labia</text:p>
            <text:p/>
            <text:p>下唇 ・ したくちびる ・ lower lip</text:p>
            <text:p/>
            <text:p>唇 ・ くちびる ・ lip</text:p>
            <text:p/>
            <text:p>陰唇 ・ いんしん ・ labium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48" calcext:value-type="float">
            <text:p>1848</text:p>
          </table:table-cell>
          <table:table-cell table:style-name="ce8" office:value-type="string" calcext:value-type="string">
            <text:p>辱</text:p>
          </table:table-cell>
          <table:table-cell table:style-name="ce12" office:value-type="string" calcext:value-type="string">
            <text:p>辱める ・ はずかしめる ・ [vt] humiliate; disgrace</text:p>
            <text:p/>
            <text:p>辱め ・ はずかしめ ・ shame, disgrace; being raped</text:p>
            <text:p/>
            <text:p>屈辱 ・ くつじょく ・ humiliation, disgrace, insult</text:p>
            <text:p/>
            <text:p>侮辱する ・ ぶじょくする ・ insult, treat with contempt</text:p>
            <text:p/>
            <text:p>恥辱 ・ ちじょく ・ disgrace, dishonor, shame</text:p>
            <text:p/>
            <text:p>雪辱する ・ せつじょくする ・ vindicate one’s honor, revenge one’s defeat</text:p>
            <text:p/>
            <text:p>凌辱する ・ りょうじょくする ・ insult, disgrace; rap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49" calcext:value-type="float">
            <text:p>1849</text:p>
          </table:table-cell>
          <table:table-cell table:style-name="ce8" office:value-type="string" calcext:value-type="string">
            <text:p>襲</text:p>
          </table:table-cell>
          <table:table-cell table:style-name="ce12" office:value-type="string" calcext:value-type="string">
            <text:p>襲う ・ おそう ・ [vt] raid, attack; succeed, inherit</text:p>
            <text:p/>
            <text:p>世襲 ・ せしゅう ・ heredity</text:p>
            <text:p/>
            <text:p>空襲 ・ くうしゅう ・ air raid</text:p>
            <text:p/>
            <text:p>襲撃 ・ しゅうげき ・ raid, attack</text:p>
            <text:p/>
            <text:p>来襲 ・ らいしゅう ・ attack, invasion, raid</text:p>
            <text:p/>
            <text:p>急襲 ・ きゅうしゅう ・ raid, surprise attack</text:p>
            <text:p/>
            <text:p>奇襲 ・ きしゅう ・ surprise attack</text:p>
            <text:p/>
            <text:p>襲い掛かる ・ おそいかかる ・ [vi] assault, pounce upon, sweep down on so.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50" calcext:value-type="float">
            <text:p>1850</text:p>
          </table:table-cell>
          <table:table-cell table:style-name="ce8" office:value-type="string" calcext:value-type="string">
            <text:p>伏</text:p>
          </table:table-cell>
          <table:table-cell table:style-name="ce12" office:value-type="string" calcext:value-type="string">
            <text:p>伏す ・ ふす ・ prostrate, lie down</text:p>
            <text:p/>
            <text:p>ひれ伏す ・ ひれふす ・ [vi] prostrate oneself before so. </text:p>
            <text:p/>
            <text:p>伏せる ・ ふせる ・ [vt] lay upside down, turn downward / over</text:p>
            <text:p/>
            <text:p>降伏 ・ こうふく ・ surrender, submission</text:p>
            <text:p/>
            <text:p>潜伏 ・ せんぷく ・ concealment, hiding; latency</text:p>
            <text:p/>
            <text:p>平伏する ・ へいふくする ・ prostrate oneself before , kiss the ground</text:p>
            <text:p/>
            <text:p>伏線 ・ ふくせん ・ preparation, foreshadow</text:p>
            <text:p/>
            <text:p>雌伏 ・ しふく ・ remaining in obscurity, lying low, biding one’s tim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851" calcext:value-type="float">
            <text:p>1851</text:p>
          </table:table-cell>
          <table:table-cell table:style-name="ce8" office:value-type="string" calcext:value-type="string">
            <text:p>吠</text:p>
          </table:table-cell>
          <table:table-cell table:style-name="ce12" office:value-type="string" calcext:value-type="string">
            <text:p>吠える ・ ほえる ・ [vi] howl, bark, bellow, bay</text:p>
            <text:p/>
            <text:p>遠吠え ・ とおぼえ ・ howling</text:p>
            <text:p/>
            <text:p>吠え声 ・ ほえごえ ・ howl, bark</text:p>
            <text:p/>
            <text:p>吠え面 ・ ほえづら ・ tearful face</text:p>
            <text:p/>
            <text:p>吠え出す ・ ほえだす ・ bark, give mouth</text:p>
            <text:p/>
            <text:p>吠え付く ・ ほえつく ・ [vi] bark at and chas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52" calcext:value-type="float">
            <text:p>1852</text:p>
          </table:table-cell>
          <table:table-cell table:style-name="ce8" office:value-type="string" calcext:value-type="string">
            <text:p>噛</text:p>
          </table:table-cell>
          <table:table-cell table:style-name="ce12" office:value-type="string" calcext:value-type="string">
            <text:p>噛む ・ かむ ・ [vt] bite, chew</text:p>
            <text:p/>
            <text:p>噛み切る ・ かみきる ・ [vt] bite off</text:p>
            <text:p/>
            <text:p>噛み傷 ・ かみきず ・ bite wound</text:p>
            <text:p/>
            <text:p>噛み合う ・ かみあう ・ [vi] bite one another; mesh, engage as of gears </text:p>
            <text:p/>
            <text:p>窮鼠噛猫 ・ きゅうそごうびょう ・ cornered rats will bite the ca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853" calcext:value-type="float">
            <text:p>1853</text:p>
          </table:table-cell>
          <table:table-cell table:style-name="ce8" office:value-type="string" calcext:value-type="string">
            <text:p>班</text:p>
          </table:table-cell>
          <table:table-cell table:style-name="ce12" office:value-type="string" calcext:value-type="string">
            <text:p>班長 ・ はんちょう ・ squad [group] leader</text:p>
            <text:p/>
            <text:p>救護班 ・ きゅうごはん ・ rescue party</text:p>
            <text:p/>
            <text:p>作業班 ・ さぎょうはん ・ work party</text:p>
            <text:p/>
            <text:p>班員 ・ はんいん ・ member of a group</text:p>
            <text:p/>
            <text:p>取材班 ・ しゅざいはん ・ data collecting party</text:p>
            <text:p/>
            <text:p>三班 ・ さんぱん ・ group 3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854" calcext:value-type="float">
            <text:p>1854</text:p>
          </table:table-cell>
          <table:table-cell table:style-name="ce8" office:value-type="string" calcext:value-type="string">
            <text:p>斑</text:p>
          </table:table-cell>
          <table:table-cell table:style-name="ce12" office:value-type="string" calcext:value-type="string">
            <text:p>斑点 ・ はんてん ・ spot, speck</text:p>
            <text:p/>
            <text:p>雀斑 ・ そばかす ・ freckles</text:p>
            <text:p/>
            <text:p>斑状組織 ・ はんじょうそしき ・ porphyritic structure</text:p>
            <text:p/>
            <text:p>大赤斑 ・ だいせきはん ・ Great Red Spot Jupiter </text:p>
            <text:p/>
            <text:p>紫斑病 ・ しはんびょう ・ purpura</text:p>
            <text:p/>
            <text:p>斑条 ・ はんじょう ・ variegated streak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55" calcext:value-type="float">
            <text:p>1855</text:p>
          </table:table-cell>
          <table:table-cell table:style-name="ce8" office:value-type="string" calcext:value-type="string">
            <text:p>輩</text:p>
          </table:table-cell>
          <table:table-cell table:style-name="ce12" office:value-type="string" calcext:value-type="string">
            <text:p>先輩 ・ せんぱい ・ senior, elder</text:p>
            <text:p/>
            <text:p>同輩 ・ どうはい ・ fellow, comrade, colleague</text:p>
            <text:p/>
            <text:p>後輩 ・ こうはい ・ one's junior</text:p>
            <text:p/>
            <text:p>朋輩 ・ ほうばい ・ comrade, friend, associate</text:p>
            <text:p/>
            <text:p>若輩 ・ じゃくはい ・ young people; greenhorn</text:p>
            <text:p/>
            <text:p>徒輩 ・ とはい ・ set, company, fellows</text:p>
            <text:p/>
            <text:p>我が輩 ・ わがはい ・ I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56" calcext:value-type="float">
            <text:p>1856</text:p>
          </table:table-cell>
          <table:table-cell table:style-name="ce8" office:value-type="string" calcext:value-type="string">
            <text:p>悲</text:p>
          </table:table-cell>
          <table:table-cell table:style-name="ce12" office:value-type="string" calcext:value-type="string">
            <text:p>悲観的な ・ ひかんてきな ・ pessimistic</text:p>
            <text:p/>
            <text:p>悲しい ・ かなしい ・ sad</text:p>
            <text:p/>
            <text:p>悲しむ ・ かなしむ ・ [vt] lament, regret; be sad, feel sorrow, grieve </text:p>
            <text:p/>
            <text:p>悲惨な ・ ひさんな ・ miserable, pitiable, tragic</text:p>
            <text:p/>
            <text:p>悲壮な ・ ひそうな ・ pathetic, tragic</text:p>
            <text:p/>
            <text:p>悲嘆 ・ ひたん ・ grief, sorrow, lamentation</text:p>
            <text:p/>
            <text:p>悲しげに ・ かなしげに ・ sadly, with a sad look</text:p>
            <text:p/>
            <text:p>悲しがる ・ かなしがる ・ [vi] be sad, feel sorrow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57" calcext:value-type="float">
            <text:p>1857</text:p>
          </table:table-cell>
          <table:table-cell table:style-name="ce8" office:value-type="string" calcext:value-type="string">
            <text:p>忽</text:p>
          </table:table-cell>
          <table:table-cell table:style-name="ce12" office:value-type="string" calcext:value-type="string">
            <text:p>粗忽に ・ そこつに ・ careless, thoughtless, rash</text:p>
            <text:p/>
            <text:p>忽ち ・ たちまち ・ in an instant, immediately, all of a sudden</text:p>
            <text:p/>
            <text:p>忽然と ・ こつぜんと ・ suddenly; unexpectedly</text:p>
            <text:p/>
            <text:p>忽 ・ こつ ・ one 100.000th; sudden</text:p>
            <text:p/>
            <text:p>忽せ ・ ゆるがせ ・ neglect, disregard</text:p>
            <text:p/>
            <text:p>勉強を忽せにする ・ べんきょうをゆるがせにする ・ neglect one’s studie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58" calcext:value-type="float">
            <text:p>1858</text:p>
          </table:table-cell>
          <table:table-cell table:style-name="ce8" office:value-type="string" calcext:value-type="string">
            <text:p>惚</text:p>
          </table:table-cell>
          <table:table-cell table:style-name="ce12" office:value-type="string" calcext:value-type="string">
            <text:p>惚れる ・ ほれる ・ [vi] fall in love with</text:p>
            <text:p/>
            <text:p>惚ける ・ ぼける ・ [vi] grow senile, mentally slow</text:p>
            <text:p/>
            <text:p>時差惚け ・ じさぼけ ・ jet lag</text:p>
            <text:p/>
            <text:p>自惚れる ・ うぬぼれる ・ [vi] be haughty, conceited</text:p>
            <text:p/>
            <text:p>一目惚れ ・ ひとめぼれ ・ love at first sight</text:p>
            <text:p/>
            <text:p>古惚ける ・ ふるぼける ・ [vi] become old-looking, worn out</text:p>
            <text:p/>
            <text:p>遊び惚ける ・ あそびほうける ・ [vi] be absorbed in play; spend time in idle amusement</text:p>
            <text:p/>
            <text:p>恍惚 ・ こうこつ ・ ecstasy, tranc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59" calcext:value-type="float">
            <text:p>1859</text:p>
          </table:table-cell>
          <table:table-cell table:style-name="ce8" office:value-type="string" calcext:value-type="string">
            <text:p>猿</text:p>
          </table:table-cell>
          <table:table-cell table:style-name="ce12" office:value-type="string" calcext:value-type="string">
            <text:p>類人猿 ・ るいじんえん ・ anthropoid, troglodyte</text:p>
            <text:p/>
            <text:p>猿 ・ さる ・ monkey, ape</text:p>
            <text:p/>
            <text:p>犬猿の仲 ・ けんえんのなか ・ enmity, loggerheads</text:p>
            <text:p/>
            <text:p>猿真似 ・ さるまね ・ blind imitation</text:p>
            <text:p/>
            <text:p>猿芝居 ・ さるしばい ・ monkey show; shallow-minded trick</text:p>
            <text:p/>
            <text:p>猿回し ・ さるまわし ・ monkey show[man] </text:p>
            <text:p/>
            <text:p>日本猿 ・ にほんざる ・ Japan monkey</text:p>
            <text:p/>
            <text:p>山猿 ・ やまざる ・ wild monkey; countryman, rustic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60" calcext:value-type="float">
            <text:p>1860</text:p>
          </table:table-cell>
          <table:table-cell table:style-name="ce8" office:value-type="string" calcext:value-type="string">
            <text:p>哀</text:p>
          </table:table-cell>
          <table:table-cell table:style-name="ce12" office:value-type="string" calcext:value-type="string">
            <text:p>哀れな ・ あわれな ・ pitiable; miserable</text:p>
            <text:p/>
            <text:p>哀れむ ・ あわれむ ・ [vt] pity, sympathize</text:p>
            <text:p/>
            <text:p>哀愁 ・ あいしゅう ・ sadness, sorrow, pensiveness</text:p>
            <text:p/>
            <text:p>悲哀 ・ ひあい ・ sorrow, sadness</text:p>
            <text:p/>
            <text:p>可哀相な ・ かわいそうな ・ poor, pitiable, pathetic</text:p>
            <text:p/>
            <text:p>哀感 ・ あいかん ・ pathos</text:p>
            <text:p/>
            <text:p>哀歓 ・ あいかん ・ joys and sorrows</text:p>
            <text:p/>
            <text:p>哀しい ・ かなしい ・ sorrowful, sad, pathetic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61" calcext:value-type="float">
            <text:p>1861</text:p>
          </table:table-cell>
          <table:table-cell table:style-name="ce8" office:value-type="string" calcext:value-type="string">
            <text:p>衰</text:p>
          </table:table-cell>
          <table:table-cell table:style-name="ce12" office:value-type="string" calcext:value-type="string">
            <text:p>衰える ・ おとろえる ・ [vi] weaken, lose vigor, become emaciated</text:p>
            <text:p/>
            <text:p>衰え ・ おとろえ ・ weakening, emaciation, decline</text:p>
            <text:p/>
            <text:p>老衰 ・ ろうすい ・ senility</text:p>
            <text:p/>
            <text:p>衰退 ・ すいたい ・ decline, decay, degeneration</text:p>
            <text:p/>
            <text:p>栄枯盛衰 ・ えいこせいすい ・ prosperity and decline, rise and fall</text:p>
            <text:p/>
            <text:p>盛衰 ・ せいすい ・ ups and downs, rise and fall, prosperity and decline</text:p>
            <text:p/>
            <text:p>衰弱する ・ すいじゃくする ・ weaken, lose vigor</text:p>
            <text:p/>
            <text:p>減衰する ・ げんすいする ・ damp, be attenuated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62" calcext:value-type="float">
            <text:p>1862</text:p>
          </table:table-cell>
          <table:table-cell table:style-name="ce8" office:value-type="string" calcext:value-type="string">
            <text:p>衷</text:p>
          </table:table-cell>
          <table:table-cell table:style-name="ce12" office:value-type="string" calcext:value-type="string">
            <text:p>折衷 ・ せっちゅう ・ compromise, eclecticism</text:p>
            <text:p/>
            <text:p>和洋折衷 ・ わようせっちゅう ・ mixing of Japanese &amp; Western elements</text:p>
            <text:p/>
            <text:p>衷心 ・ ちゅうしん ・ inner heart, inmost feelings</text:p>
            <text:p/>
            <text:p>衷情 ・ ちゅうじょう ・ true heart, inner feelings</text:p>
            <text:p/>
            <text:p>苦衷 ・ くちゅう ・ mental suffering, dilemma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63" calcext:value-type="float">
            <text:p>1863</text:p>
          </table:table-cell>
          <table:table-cell table:style-name="ce8" office:value-type="string" calcext:value-type="string">
            <text:p>喪</text:p>
          </table:table-cell>
          <table:table-cell table:style-name="ce12" office:value-type="string" calcext:value-type="string">
            <text:p>喪 ・ も ・ mourning</text:p>
            <text:p/>
            <text:p>喪中 ・ もちゅう ・ in mourning</text:p>
            <text:p/>
            <text:p>喪服 ・ もふく ・ mourning dress</text:p>
            <text:p/>
            <text:p>喪主 ・ もしゅ ・ chief mourner</text:p>
            <text:p/>
            <text:p>服喪 ・ ふくも ・ mourning</text:p>
            <text:p/>
            <text:p>喪失 ・ そうしつ ・ loss, forfeit</text:p>
            <text:p/>
            <text:p>喪神する ・ そうしんする ・ lose consciousness</text:p>
            <text:p/>
            <text:p>阻喪 ・ そそう ・ loss of spirit, dejec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64" calcext:value-type="float">
            <text:p>1864</text:p>
          </table:table-cell>
          <table:table-cell table:style-name="ce8" office:value-type="string" calcext:value-type="string">
            <text:p>忌</text:p>
          </table:table-cell>
          <table:table-cell table:style-name="ce12" office:value-type="string" calcext:value-type="string">
            <text:p>忌む ・ いむ ・ [vi] abhor, loathe</text:p>
            <text:p/>
            <text:p>忌み日 ・ いみび ・ death anniversary; unlucky day</text:p>
            <text:p/>
            <text:p>忌まわしい事件 ・ いまわしいじけん ・ abominable incident</text:p>
            <text:p/>
            <text:p>忌むべき ・ いむべき ・ detestable, abominable</text:p>
            <text:p/>
            <text:p>忌引き ・ きびき ・ absence from work [school] due to mourning </text:p>
            <text:p/>
            <text:p>忌服 ・ きふく ・ mourning</text:p>
            <text:p/>
            <text:p>忌日 ・ きにち ・ death anniversary</text:p>
            <text:p/>
            <text:p>一周忌 ・ いっしゅうき ・ first anniversary of death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65" calcext:value-type="float">
            <text:p>1865</text:p>
          </table:table-cell>
          <table:table-cell table:style-name="ce8" office:value-type="string" calcext:value-type="string">
            <text:p>卓</text:p>
          </table:table-cell>
          <table:table-cell table:style-name="ce12" office:value-type="string" calcext:value-type="string">
            <text:p>卓越 ・ たくえつ ・ excellence, superiority</text:p>
            <text:p/>
            <text:p>卓上 ・ たくじょう ・ table-top, on the table</text:p>
            <text:p/>
            <text:p>卓見 ・ たっけん ・ farsightedness, penetration, excellent views</text:p>
            <text:p/>
            <text:p>電卓 ・ でんたく ・ pocket calculator</text:p>
            <text:p/>
            <text:p>食卓 ・ しょくたく ・ dining table</text:p>
            <text:p/>
            <text:p>卓球 ・ たっきゅう ・ table tennis, ping-pong</text:p>
            <text:p/>
            <text:p>卓説 ・ たくせつ ・ excellent opinion</text:p>
            <text:p/>
            <text:p>卓立する ・ たくりつする ・ be prominent, stand ou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866" calcext:value-type="float">
            <text:p>1866</text:p>
          </table:table-cell>
          <table:table-cell table:style-name="ce8" office:value-type="string" calcext:value-type="string">
            <text:p>悼</text:p>
          </table:table-cell>
          <table:table-cell table:style-name="ce12" office:value-type="string" calcext:value-type="string">
            <text:p>悼む ・ いたむ ・ [vt] mourn, grieve over, be grieved </text:p>
            <text:p/>
            <text:p>死を悼む ・ しをいたむ ・ mourn over the death of</text:p>
            <text:p/>
            <text:p>哀悼する ・ あいとうする ・ condole, mourn, grieve</text:p>
            <text:p/>
            <text:p>追悼 ・ ついとう ・ mourning</text:p>
            <text:p/>
            <text:p>悼辞 ・ とうじ ・ message of condolenc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67" calcext:value-type="float">
            <text:p>1867</text:p>
          </table:table-cell>
          <table:table-cell table:style-name="ce8" office:value-type="string" calcext:value-type="string">
            <text:p>貞</text:p>
          </table:table-cell>
          <table:table-cell table:style-name="ce12" office:value-type="string" calcext:value-type="string">
            <text:p>貞節 ・ ていせつ ・ chastity, virtue; constancy, principle</text:p>
            <text:p/>
            <text:p>貞潔な ・ ていけつな ・ chaste and pure</text:p>
            <text:p/>
            <text:p>童貞 ・ どうてい ・ male virgin, virginity</text:p>
            <text:p/>
            <text:p>貞操 ・ ていそう ・ chastity, virginity</text:p>
            <text:p/>
            <text:p>貞女 ・ ていじょ ・ chaste woman, faithful wife</text:p>
            <text:p/>
            <text:p>貞淑 ・ ていしゅく ・ chastity, female virtue</text:p>
            <text:p/>
            <text:p>不貞な ・ ふていな ・ unchast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68" calcext:value-type="float">
            <text:p>1868</text:p>
          </table:table-cell>
          <table:table-cell table:style-name="ce8" office:value-type="string" calcext:value-type="string">
            <text:p>偵</text:p>
          </table:table-cell>
          <table:table-cell table:style-name="ce12" office:value-type="string" calcext:value-type="string">
            <text:p>探偵 ・ たんてい ・ detective work; detective, sleuth</text:p>
            <text:p/>
            <text:p>内偵 ・ ないてい ・ secret inquiry</text:p>
            <text:p/>
            <text:p>偵察 ・ ていさつ ・ scouting, reconnaissance</text:p>
            <text:p/>
            <text:p>密偵 ・ みってい ・ spy, emissar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69" calcext:value-type="float">
            <text:p>1869</text:p>
          </table:table-cell>
          <table:table-cell table:style-name="ce8" office:value-type="string" calcext:value-type="string">
            <text:p>覇</text:p>
          </table:table-cell>
          <table:table-cell table:style-name="ce12" office:value-type="string" calcext:value-type="string">
            <text:p>覇権 ・ はけん ・ supremacy, hegemony</text:p>
            <text:p/>
            <text:p>連覇 ・ れんぱ ・ consecutive championships</text:p>
            <text:p/>
            <text:p>覇道 ・ はどう ・ military government [rule] </text:p>
            <text:p/>
            <text:p>制覇する ・ せいはする ・ conquer, dominate, gain supremacy; win the championship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70" calcext:value-type="float">
            <text:p>1870</text:p>
          </table:table-cell>
          <table:table-cell table:style-name="ce8" office:value-type="string" calcext:value-type="string">
            <text:p>覆</text:p>
          </table:table-cell>
          <table:table-cell table:style-name="ce12" office:value-type="string" calcext:value-type="string">
            <text:p>顔を覆う ・ かおをおおう ・ cover one's face</text:p>
            <text:p/>
            <text:p>船を覆す ・ ふねをくつがえす ・ capsize a ship</text:p>
            <text:p/>
            <text:p>覆る ・ くつがえる ・ [vi] fall, be overthrown; overturn, upset, topple over, capsize</text:p>
            <text:p/>
            <text:p>転覆する ・ てんぷくする ・ overturn, upset; overthrow</text:p>
            <text:p/>
            <text:p>覆面 ・ ふくめん ・ mask, veil</text:p>
            <text:p/>
            <text:p>覆没する ・ ふくぼつする ・ capsize and sink</text:p>
            <text:p/>
            <text:p>日覆い ・ ひおおい ・ sunscreen</text:p>
            <text:p/>
            <text:p>覆い ・ おおい ・ cover, mantl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71" calcext:value-type="float">
            <text:p>1871</text:p>
          </table:table-cell>
          <table:table-cell table:style-name="ce8" office:value-type="string" calcext:value-type="string">
            <text:p>履</text:p>
          </table:table-cell>
          <table:table-cell table:style-name="ce12" office:value-type="string" calcext:value-type="string">
            <text:p>履歴 ・ りれき ・ personal history, career</text:p>
            <text:p/>
            <text:p>履く ・ はく ・ [vt] put on footwear, wear shoes </text:p>
            <text:p/>
            <text:p>履物 ・ はきもの ・ footwear, footgear; clogs, sandals</text:p>
            <text:p/>
            <text:p>履き違える ・ はきちがえる ・ [vt] put on another’s shoes; be mistaken</text:p>
            <text:p/>
            <text:p>履歴書 ・ りれきしょ ・ curriculum vitae</text:p>
            <text:p/>
            <text:p>草履 ・ ぞうり ・ Japanese sandals</text:p>
            <text:p/>
            <text:p>履行する ・ りこうする ・ fulfill, perform, carry out</text:p>
            <text:p/>
            <text:p>履修 ・ りしゅう ・ completion of a course , taking a cours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72" calcext:value-type="float">
            <text:p>1872</text:p>
          </table:table-cell>
          <table:table-cell table:style-name="ce8" office:value-type="string" calcext:value-type="string">
            <text:p>属</text:p>
          </table:table-cell>
          <table:table-cell table:style-name="ce12" office:value-type="string" calcext:value-type="string">
            <text:p>金属 ・ きんぞく ・ metal</text:p>
            <text:p/>
            <text:p>付属する ・ ふぞくする ・ be attached to, belong to</text:p>
            <text:p/>
            <text:p>猫属 ・ ねこぞく ・ the cat genus</text:p>
            <text:p/>
            <text:p>従属 ・ じゅうぞく ・ subordination, dependency</text:p>
            <text:p/>
            <text:p>属する ・ ぞくする ・ belong to, be one of</text:p>
            <text:p/>
            <text:p>所属する ・ しょぞくする ・ belong to, be attached to</text:p>
            <text:p/>
            <text:p>尊属 ・ そんぞく ・ ascendant</text:p>
            <text:p/>
            <text:p>部属 ・ ぶぞく ・ section, divis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73" calcext:value-type="float">
            <text:p>1873</text:p>
          </table:table-cell>
          <table:table-cell table:style-name="ce8" office:value-type="string" calcext:value-type="string">
            <text:p>嘱</text:p>
          </table:table-cell>
          <table:table-cell table:style-name="ce12" office:value-type="string" calcext:value-type="string">
            <text:p>嘱託する ・ しょくたくする ・ entrust with</text:p>
            <text:p/>
            <text:p>委嘱する ・ いしょくする ・ charge, commission [entrust] with</text:p>
            <text:p/>
            <text:p>嘱望 ・ しょくぼう ・ pinning one's hopes on; having great expecta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74" calcext:value-type="float">
            <text:p>1874</text:p>
          </table:table-cell>
          <table:table-cell table:style-name="ce8" office:value-type="string" calcext:value-type="string">
            <text:p>偶</text:p>
          </table:table-cell>
          <table:table-cell table:style-name="ce12" office:value-type="string" calcext:value-type="string">
            <text:p>配偶者 ・ はいぐうしゃ ・ spouse, mate</text:p>
            <text:p/>
            <text:p>偶然に ・ ぐうぜんに ・ by chance, accidentally</text:p>
            <text:p/>
            <text:p>偶数 ・ ぐうすう ・ even number</text:p>
            <text:p/>
            <text:p>偶発的な ・ ぐうはつてきな ・ accidental, contingent</text:p>
            <text:p/>
            <text:p>偶詠 ・ ぐうえい ・ impromptu poem, poem written in a moment of inspiration</text:p>
            <text:p/>
            <text:p>偶力 ・ ぐうりょく ・ couple of forces </text:p>
            <text:p/>
            <text:p>偶像 ・ ぐうぞう ・ idol, imag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75" calcext:value-type="float">
            <text:p>1875</text:p>
          </table:table-cell>
          <table:table-cell table:style-name="ce8" office:value-type="string" calcext:value-type="string">
            <text:p>隅</text:p>
          </table:table-cell>
          <table:table-cell table:style-name="ce12" office:value-type="string" calcext:value-type="string">
            <text:p>一隅 ・ いちぐう ・ corner, nook</text:p>
            <text:p/>
            <text:p>隅 ・ すみ ・ nook</text:p>
            <text:p/>
            <text:p>隅々 ・ すみずみ ・ every nook and cranny</text:p>
            <text:p/>
            <text:p>片隅 ・ かたすみ ・ corner, nook</text:p>
            <text:p/>
            <text:p>隅から隅まで ・ すみからすみまで ・ every nook and crann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76" calcext:value-type="float">
            <text:p>1876</text:p>
          </table:table-cell>
          <table:table-cell table:style-name="ce8" office:value-type="string" calcext:value-type="string">
            <text:p>隙</text:p>
          </table:table-cell>
          <table:table-cell table:style-name="ce12" office:value-type="string" calcext:value-type="string">
            <text:p>隙 ・ すき ・ gap; unguarded moment; chance</text:p>
            <text:p/>
            <text:p>隙を見付ける ・ すきをみつける ・ seize an opportunity</text:p>
            <text:p/>
            <text:p>隙間 ・ すきま ・ gap, opening; crack, crevice</text:p>
            <text:p/>
            <text:p>手隙 ・ てすき ・ spare / free time</text:p>
            <text:p/>
            <text:p>寸隙 ・ すんげき ・ spare moment</text:p>
            <text:p/>
            <text:p>間隙 ・ かんげき ・ crevice, gap, opening</text:p>
            <text:p/>
            <text:p>空隙 ・ くうげき ・ opening, crevice, gap, void</text:p>
            <text:p/>
            <text:p>塡隙 ・ てんげき ・ caulking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77" calcext:value-type="float">
            <text:p>1877</text:p>
          </table:table-cell>
          <table:table-cell table:style-name="ce8" office:value-type="string" calcext:value-type="string">
            <text:p>遇</text:p>
          </table:table-cell>
          <table:table-cell table:style-name="ce12" office:value-type="string" calcext:value-type="string">
            <text:p>遇う ・ あう ・ [vi] encounter, come across</text:p>
            <text:p/>
            <text:p>待遇する ・ たいぐうする ・ treat, receive, entertain</text:p>
            <text:p/>
            <text:p>優遇する ・ ゆうぐうする ・ treat favorably, receive warmly</text:p>
            <text:p/>
            <text:p>境遇 ・ きょうぐう ・ one’s lot, circumstances, situation in life</text:p>
            <text:p/>
            <text:p>奇遇 ・ きぐう ・ unexpected meeting, chance encounter</text:p>
            <text:p/>
            <text:p>千載一遇の ・ せんざいいちぐうの ・ happen once in a 1000 years, very rare</text:p>
            <text:p/>
            <text:p>処遇する ・ しょぐうする ・ treat, deal with</text:p>
            <text:p/>
            <text:p>冷遇 ・ れいぐう ・ cold treatment, frigid receptio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78" calcext:value-type="float">
            <text:p>1878</text:p>
          </table:table-cell>
          <table:table-cell table:style-name="ce8" office:value-type="string" calcext:value-type="string">
            <text:p>愚</text:p>
          </table:table-cell>
          <table:table-cell table:style-name="ce12" office:value-type="string" calcext:value-type="string">
            <text:p>愚劣な ・ ぐれつな ・ stupid, silly, foolish</text:p>
            <text:p/>
            <text:p>愚か ・ おろか ・ foolish, stupid</text:p>
            <text:p/>
            <text:p>愚かしい ・ おろかしい ・ foolish, silly</text:p>
            <text:p/>
            <text:p>愚か者 ・ おろかもの ・ fool, dunce</text:p>
            <text:p/>
            <text:p>愚鈍な ・ ぐどんな ・ stupid, silly</text:p>
            <text:p/>
            <text:p>愚問 ・ ぐもん ・ silly question</text:p>
            <text:p/>
            <text:p>愚痴 ・ ぐち ・ idle complaint, grumble; querulousnes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79" calcext:value-type="float">
            <text:p>1879</text:p>
          </table:table-cell>
          <table:table-cell table:style-name="ce8" office:value-type="string" calcext:value-type="string">
            <text:p>曹</text:p>
          </table:table-cell>
          <table:table-cell table:style-name="ce12" office:value-type="string" calcext:value-type="string">
            <text:p>軍曹 ・ ぐんそう ・ sergeant</text:p>
            <text:p/>
            <text:p>曹長 ・ そうちょう ・ sergeant officer / major</text:p>
            <text:p/>
            <text:p>海曹 ・ かいそう ・ petty officer navy </text:p>
            <text:p/>
            <text:p>陸曹 ・ りくそう ・ noncommissioned office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880" calcext:value-type="float">
            <text:p>1880</text:p>
          </table:table-cell>
          <table:table-cell table:style-name="ce8" office:value-type="string" calcext:value-type="string">
            <text:p>遭</text:p>
          </table:table-cell>
          <table:table-cell table:style-name="ce12" office:value-type="string" calcext:value-type="string">
            <text:p>遭難する ・ そうなんする ・ meet with disaster</text:p>
            <text:p/>
            <text:p>遭う ・ あう ・ [vi] meet with maybe undesirable ; encounter, be confronted</text:p>
            <text:p/>
            <text:p>酷い目に遭う ・ ひどいめにあう ・ have a bad time</text:p>
            <text:p/>
            <text:p>遭わせる ・ あわせる ・ [vt] expose / subject to an unfavorable experience </text:p>
            <text:p/>
            <text:p>痛い目に遭わせる ・ いたいめにあわせる ・ make so. pay for sth. </text:p>
            <text:p/>
            <text:p>遭遇する ・ そうぐうする ・ encounter, come acros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81" calcext:value-type="float">
            <text:p>1881</text:p>
          </table:table-cell>
          <table:table-cell table:style-name="ce8" office:value-type="string" calcext:value-type="string">
            <text:p>槽</text:p>
          </table:table-cell>
          <table:table-cell table:style-name="ce12" office:value-type="string" calcext:value-type="string">
            <text:p>浴槽 ・ よくそう ・ bathtub</text:p>
            <text:p/>
            <text:p>油槽 ・ ゆそう ・ oil tank</text:p>
            <text:p/>
            <text:p>水槽 ・ すいそう ・ water tank</text:p>
            <text:p/>
            <text:p>貯水槽 ・ ちょすいそう ・ water tank</text:p>
            <text:p/>
            <text:p>浄化槽 ・ じょうかそう ・ tank for purifying wate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82" calcext:value-type="float">
            <text:p>1882</text:p>
          </table:table-cell>
          <table:table-cell table:style-name="ce8" office:value-type="string" calcext:value-type="string">
            <text:p>妨</text:p>
          </table:table-cell>
          <table:table-cell table:style-name="ce12" office:value-type="string" calcext:value-type="string">
            <text:p>妨害する ・ ぼうがいする ・ disturb, hinder, obstruct, impede</text:p>
            <text:p/>
            <text:p>妨げる ・ さまたげる ・ [vt] hinder, disturb, obstruct</text:p>
            <text:p/>
            <text:p>妨げ ・ さまたげ ・ hindrance, obstruction, disturbance</text:p>
            <text:p/>
            <text:p>睡眠を妨げる ・ すいみんをさまたげる ・ disturb one's sleep</text:p>
            <text:p/>
            <text:p>妨害放送 ・ ぼうがいほうそう ・ radio jamming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883" calcext:value-type="float">
            <text:p>1883</text:p>
          </table:table-cell>
          <table:table-cell table:style-name="ce8" office:value-type="string" calcext:value-type="string">
            <text:p>坊</text:p>
          </table:table-cell>
          <table:table-cell table:style-name="ce12" office:value-type="string" calcext:value-type="string">
            <text:p>坊ちゃん ・ ぼっちゃん ・ sonny, boy; greenhorn, baby</text:p>
            <text:p/>
            <text:p>赤ん坊 ・ あかんぼう ・ baby</text:p>
            <text:p/>
            <text:p>坊主 ・ ぼうず ・ Buddhist monk [priest] , bonze; shaven head</text:p>
            <text:p/>
            <text:p>坊や ・ ぼうや ・ sonny, boy</text:p>
            <text:p/>
            <text:p>風来坊 ・ ふうらいぼう ・ wanderer, vagabond, hobo</text:p>
            <text:p/>
            <text:p>食いしん坊 ・ くいしんぼう ・ glutton</text:p>
            <text:p/>
            <text:p>見栄坊 ・ みえぼう ・ fop, swell, dude, coxcomb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84" calcext:value-type="float">
            <text:p>1884</text:p>
          </table:table-cell>
          <table:table-cell table:style-name="ce8" office:value-type="string" calcext:value-type="string">
            <text:p>傍</text:p>
          </table:table-cell>
          <table:table-cell table:style-name="ce12" office:value-type="string" calcext:value-type="string">
            <text:p>傍観者 ・ ぼうかんしゃ ・ bystander, onlooker</text:p>
            <text:p/>
            <text:p>傍ら ・ かたわら ・ besides, while</text:p>
            <text:p/>
            <text:p>傍に ・ そばに ・ by the side of</text:p>
            <text:p/>
            <text:p>勉強の傍らに音楽を聞く ・ べんきょうのかたわらにおんがくをきく ・ listen to music while studying</text:p>
            <text:p/>
            <text:p>傍受 ・ ぼうじゅ ・ interception, tapping</text:p>
            <text:p/>
            <text:p>傍聴 ・ ぼうちょう ・ hearing; attendance</text:p>
            <text:p/>
            <text:p>傍若無人な ・ ぼうじゃくぶじんな ・ overbearing, arrogant, audacious</text:p>
            <text:p/>
            <text:p>近傍 ・ きんぼう ・ neighborhood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885" calcext:value-type="float">
            <text:p>1885</text:p>
          </table:table-cell>
          <table:table-cell table:style-name="ce8" office:value-type="string" calcext:value-type="string">
            <text:p>於</text:p>
          </table:table-cell>
          <table:table-cell table:style-name="ce12" office:value-type="string" calcext:value-type="string">
            <text:p>於ける ・ おける ・ in, at</text:p>
            <text:p/>
            <text:p>於て ・ おいて ・ at, in, on time / place ; as for, on one’s part</text:p>
            <text:p/>
            <text:p>その点に於いて ・ そのてんにおいて ・ on that point, in that regard</text:p>
            <text:p/>
            <text:p>東京に於て ・ とうきょうにおいて ・ in Tōkyō</text:p>
            <text:p/>
            <text:p>日本に於けるカナダ人 ・ にほんにおけるカナダじん ・ Canadians in Japa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886" calcext:value-type="float">
            <text:p>1886</text:p>
          </table:table-cell>
          <table:table-cell table:style-name="ce8" office:value-type="string" calcext:value-type="string">
            <text:p>房</text:p>
          </table:table-cell>
          <table:table-cell table:style-name="ce12" office:value-type="string" calcext:value-type="string">
            <text:p>冷房 ・ れいぼう ・ air conditioning</text:p>
            <text:p/>
            <text:p>暖房 ・ だんぼう ・ heating</text:p>
            <text:p/>
            <text:p>一房の髪 ・ ひとふさのかみ ・ a tuft of hair</text:p>
            <text:p/>
            <text:p>房 ・ ふさ ・ tuft, tassel, fringe; cluster, bunch</text:p>
            <text:p/>
            <text:p>房房した ・ ふさふさした ・ tufty, fringy</text:p>
            <text:p/>
            <text:p>文房具 ・ ぶんぼうぐ ・ stationery, writing materials</text:p>
            <text:p/>
            <text:p>官房 ・ かんぼう ・ secretariat</text:p>
            <text:p/>
            <text:p>房事 ・ ぼうじ ・ sex, lovemaking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887" calcext:value-type="float">
            <text:p>1887</text:p>
          </table:table-cell>
          <table:table-cell table:style-name="ce8" office:value-type="string" calcext:value-type="string">
            <text:p>扇</text:p>
          </table:table-cell>
          <table:table-cell table:style-name="ce12" office:value-type="string" calcext:value-type="string">
            <text:p>扇子 ・ せんす ・ folding fan</text:p>
            <text:p/>
            <text:p>扇風機 ・ せんぷうき ・ electric fan</text:p>
            <text:p/>
            <text:p>換気扇 ・ かんきせん ・ ventilation fan</text:p>
            <text:p/>
            <text:p>扇状地 ・ せんじょうち ・ alluvial fan</text:p>
            <text:p/>
            <text:p>白扇 ・ はくせん ・ white fan</text:p>
            <text:p/>
            <text:p>扇 ・ おうぎ ・ fan</text:p>
            <text:p/>
            <text:p>舞扇 ・ まいおうぎ ・ dancer’s fa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88" calcext:value-type="float">
            <text:p>1888</text:p>
          </table:table-cell>
          <table:table-cell table:style-name="ce8" office:value-type="string" calcext:value-type="string">
            <text:p>扉</text:p>
          </table:table-cell>
          <table:table-cell table:style-name="ce12" office:value-type="string" calcext:value-type="string">
            <text:p>扉 ・ とびら ・ door</text:p>
            <text:p/>
            <text:p>扉を開く ・ とびらをひらく ・ open a door</text:p>
            <text:p/>
            <text:p>門扉 ・ もんぴ ・ leaves [doors] of a gate</text:p>
            <text:p/>
            <text:p>開扉する ・ かいひする ・ open the door</text:p>
            <text:p/>
            <text:p>防水扉 ・ ぼうすいひ ・ watertight door</text:p>
            <text:p/>
            <text:p>防火扉 ・ ぼうかとびら ・ fire door</text:p>
            <text:p/>
            <text:p>扉を排する ・ とびらをはいする ・ push open the door</text:p>
            <text:p/>
            <text:p>自動扉 ・ じどうとびら ・ automatic doo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89" calcext:value-type="float">
            <text:p>1889</text:p>
          </table:table-cell>
          <table:table-cell table:style-name="ce8" office:value-type="string" calcext:value-type="string">
            <text:p>雇</text:p>
          </table:table-cell>
          <table:table-cell table:style-name="ce12" office:value-type="string" calcext:value-type="string">
            <text:p>雇う ・ やとう ・ [vt] employ, hire [rent] </text:p>
            <text:p/>
            <text:p>雇用する ・ こようする ・ employ, hire</text:p>
            <text:p/>
            <text:p>解雇 ・ かいこ ・ discharge, dismissal</text:p>
            <text:p/>
            <text:p>雇主 ・ こしゅ ・ employer</text:p>
            <text:p/>
            <text:p>雇い主 ・ やといぬし ・ employer</text:p>
            <text:p/>
            <text:p>雇い人 ・ やといにん ・ employee</text:p>
            <text:p/>
            <text:p>雇い口 ・ やといぐち ・ employment, job</text:p>
            <text:p/>
            <text:p>船を雇う ・ ふねをやとう ・ hire a boa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890" calcext:value-type="float">
            <text:p>1890</text:p>
          </table:table-cell>
          <table:table-cell table:style-name="ce8" office:value-type="string" calcext:value-type="string">
            <text:p>顧</text:p>
          </table:table-cell>
          <table:table-cell table:style-name="ce12" office:value-type="string" calcext:value-type="string">
            <text:p>顧みる ・ かえりみる ・ [vt] look back</text:p>
            <text:p/>
            <text:p>回顧する ・ かいこする ・ look back on, retrospect</text:p>
            <text:p/>
            <text:p>顧問 ・ こもん ・ adviser, consultant</text:p>
            <text:p/>
            <text:p>一顧もしない ・ いっこもしない ・ take no notice of, not give a damn</text:p>
            <text:p/>
            <text:p>後顧 ・ こうこ ・ looking back, worry</text:p>
            <text:p/>
            <text:p>顧客 ・ こきゃく ・ customer, patron, client</text:p>
            <text:p/>
            <text:p>恩顧 ・ おんこ ・ favors, patronage</text:p>
            <text:p/>
            <text:p>愛顧 ・ あいこ ・ patronage, favo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91" calcext:value-type="float">
            <text:p>1891</text:p>
          </table:table-cell>
          <table:table-cell table:style-name="ce8" office:value-type="string" calcext:value-type="string">
            <text:p>屑</text:p>
          </table:table-cell>
          <table:table-cell table:style-name="ce12" office:value-type="string" calcext:value-type="string">
            <text:p>屑入れ ・ くずいれ ・ wastebasket</text:p>
            <text:p/>
            <text:p>パン屑 ・ パンくず ・ breadcrumbs</text:p>
            <text:p/>
            <text:p>切り屑 ・ きりくず ・ scraps, chips</text:p>
            <text:p/>
            <text:p>糸屑 ・ いとくず ・ lint, waste thread</text:p>
            <text:p/>
            <text:p>星屑 ・ ほしくず ・ stardust</text:p>
            <text:p/>
            <text:p>削り屑 ・ けずりくず ・ shavings</text:p>
            <text:p/>
            <text:p>屑籠 ・ くずかご ・ wastebasket</text:p>
            <text:p/>
            <text:p>砕屑物 ・ さいせつぶつ ・ clastic materia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92" calcext:value-type="float">
            <text:p>1892</text:p>
          </table:table-cell>
          <table:table-cell table:style-name="ce8" office:value-type="string" calcext:value-type="string">
            <text:p>糞</text:p>
          </table:table-cell>
          <table:table-cell table:style-name="ce12" office:value-type="string" calcext:value-type="string">
            <text:p>糞便 ・ ふんべん ・ excrement</text:p>
            <text:p/>
            <text:p>鼻糞 ・ はなくそ ・ snot</text:p>
            <text:p/>
            <text:p>糞 ・ くそ ・ droppings, shit</text:p>
            <text:p/>
            <text:p>糞っ垂れ ・ くそったれ ・ You swine!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893" calcext:value-type="float">
            <text:p>1893</text:p>
          </table:table-cell>
          <table:table-cell table:style-name="ce8" office:value-type="string" calcext:value-type="string">
            <text:p>尿</text:p>
          </table:table-cell>
          <table:table-cell table:style-name="ce12" office:value-type="string" calcext:value-type="string">
            <text:p>糖尿病 ・ とうにょうびょう ・ diabetes</text:p>
            <text:p/>
            <text:p>尿素 ・ にょうそ ・ urea</text:p>
            <text:p/>
            <text:p>尿検査 ・ にょうけんさ ・ urinalysis, urine test</text:p>
            <text:p/>
            <text:p>尿の検査 ・ にょうのけんさ ・ urinalysis</text:p>
            <text:p/>
            <text:p>検尿 ・ けんにょう ・ urinalysis</text:p>
            <text:p/>
            <text:p>夜尿症 ・ やにょうしょう ・ bed wetting, nocturia</text:p>
            <text:p/>
            <text:p>排尿 ・ はいにょう ・ urination</text:p>
            <text:p/>
            <text:p>尿酸 ・ にょうさん ・ uric aci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94" calcext:value-type="float">
            <text:p>1894</text:p>
          </table:table-cell>
          <table:table-cell table:style-name="ce8" office:value-type="string" calcext:value-type="string">
            <text:p>泌</text:p>
          </table:table-cell>
          <table:table-cell table:style-name="ce12" office:value-type="string" calcext:value-type="string">
            <text:p>分泌 ・ ぶんぴ [ぶんぴつ] ・ secretion</text:p>
            <text:p/>
            <text:p>泌尿器 ・ ひにょうき ・ urinary organs</text:p>
            <text:p/>
            <text:p>内分泌腺 ・ ないぶんぴせん ・ endocrine glan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95" calcext:value-type="float">
            <text:p>1895</text:p>
          </table:table-cell>
          <table:table-cell table:style-name="ce8" office:value-type="string" calcext:value-type="string">
            <text:p>尻</text:p>
          </table:table-cell>
          <table:table-cell table:style-name="ce12" office:value-type="string" calcext:value-type="string">
            <text:p>お尻 ・ おしり ・ buttocks; backside</text:p>
            <text:p/>
            <text:p>尻上がり ・ しりあがり ・ rising intonation; head over heels; rising market</text:p>
            <text:p/>
            <text:p>尻拭い ・ しりぬぐい ・ bearing the consequences of so. else’s error </text:p>
            <text:p/>
            <text:p>どん尻 ・ どんじり ・ tail end; tailender</text:p>
            <text:p/>
            <text:p>台尻 ・ だいじり ・ butt end of a gun </text:p>
            <text:p/>
            <text:p>尻の軽い女 ・ しりのかるいおんな ・ wanton girl</text:p>
            <text:p/>
            <text:p>尻尾 ・ しっぽ ・ tail; one’s true color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896" calcext:value-type="float">
            <text:p>1896</text:p>
          </table:table-cell>
          <table:table-cell table:style-name="ce8" office:value-type="string" calcext:value-type="string">
            <text:p>炉</text:p>
          </table:table-cell>
          <table:table-cell table:style-name="ce12" office:value-type="string" calcext:value-type="string">
            <text:p>暖炉 ・ だんろ ・ fireplace, stove</text:p>
            <text:p/>
            <text:p>懐炉 ・ かいろ ・ pocket heater</text:p>
            <text:p/>
            <text:p>原子炉 ・ げんしろ ・ nuclear reactor</text:p>
            <text:p/>
            <text:p>高炉 ・ こうろ ・ blast furnace</text:p>
            <text:p/>
            <text:p>炉心 ・ ろしん ・ reactor core</text:p>
            <text:p/>
            <text:p>軽水炉 ・ けいすいろ ・ light-water reactor</text:p>
            <text:p/>
            <text:p>炉端 ・ ろばた ・ firesid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97" calcext:value-type="float">
            <text:p>1897</text:p>
          </table:table-cell>
          <table:table-cell table:style-name="ce8" office:value-type="string" calcext:value-type="string">
            <text:p>窯</text:p>
          </table:table-cell>
          <table:table-cell table:style-name="ce12" office:value-type="string" calcext:value-type="string">
            <text:p>窯 ・ かま ・ kiln</text:p>
            <text:p/>
            <text:p>窯元 ・ かまもと ・ pottery; source [maker] of pottery</text:p>
            <text:p/>
            <text:p>窯業 ・ ようぎょう ・ ceramics, ceramic industry</text:p>
            <text:p/>
            <text:p>窯印 ・ かまじるし ・ potter’s mark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898" calcext:value-type="float">
            <text:p>1898</text:p>
          </table:table-cell>
          <table:table-cell table:style-name="ce8" office:value-type="string" calcext:value-type="string">
            <text:p>釜</text:p>
          </table:table-cell>
          <table:table-cell table:style-name="ce12" office:value-type="string" calcext:value-type="string">
            <text:p>釜 ・ かま ・ iron pot</text:p>
            <text:p/>
            <text:p>釜敷き ・ かましき ・ pot rest</text:p>
            <text:p/>
            <text:p>後釜 ・ あとがま ・ successor, replacement</text:p>
            <text:p/>
            <text:p>電気釜 ・ でんきがま ・ electric rice-cooker</text:p>
            <text:p/>
            <text:p>鍋釜 ・ なべかま ・ pots and pans; kitchen utensils</text:p>
            <text:p/>
            <text:p>釜茹で ・ かまゆで ・ boiling in a cauldron</text:p>
            <text:p/>
            <text:p>風呂釜 ・ ふろがま ・ bath heater</text:p>
            <text:p/>
            <text:p>釜中 ・ ふちゅう ・ inside of a po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99" calcext:value-type="float">
            <text:p>1899</text:p>
          </table:table-cell>
          <table:table-cell table:style-name="ce8" office:value-type="string" calcext:value-type="string">
            <text:p>爺</text:p>
          </table:table-cell>
          <table:table-cell table:style-name="ce12" office:value-type="string" calcext:value-type="string">
            <text:p>お爺さん [お祖父さん] ・ おじいさん ・ grandfather, grandpa, old-timer</text:p>
            <text:p/>
            <text:p>老爺 ・ ろうや ・ one's old man [boss] </text:p>
            <text:p/>
            <text:p>糞爺 ・ くそじじい ・ geezer, old goat</text:p>
            <text:p/>
            <text:p>エロ爺 ・ エロじじい ・ erotic old man, pervert</text:p>
            <text:p/>
            <text:p>親爺 ・ おやじ ・ dad, [one's] old ma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00" calcext:value-type="float">
            <text:p>1900</text:p>
          </table:table-cell>
          <table:table-cell table:style-name="ce8" office:value-type="string" calcext:value-type="string">
            <text:p>窪</text:p>
          </table:table-cell>
          <table:table-cell table:style-name="ce12" office:value-type="string" calcext:value-type="string">
            <text:p>窪む ・ くぼむ ・ [vi] become hollow [depressed] , cave in of the ground </text:p>
            <text:p/>
            <text:p>道の窪 ・ みちのくぼ ・ sink in the road</text:p>
            <text:p/>
            <text:p>笑窪 ・ えくぼ ・ dimple</text:p>
            <text:p/>
            <text:p>窪み ・ くぼみ ・ hollow, cavity, depression</text:p>
            <text:p/>
            <text:p>窪地 ・ くぼち ・ depressed ground, hollow</text:p>
            <text:p/>
            <text:p>盆の窪 ・ ぼんのくぼ ・ hollow at the nape of the neck</text:p>
            <text:p/>
            <text:p>落ち窪む ・ おちくぼむ ・ sink [cave] i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01" calcext:value-type="float">
            <text:p>1901</text:p>
          </table:table-cell>
          <table:table-cell table:style-name="ce8" office:value-type="string" calcext:value-type="string">
            <text:p>佳</text:p>
          </table:table-cell>
          <table:table-cell table:style-name="ce12" office:value-type="string" calcext:value-type="string">
            <text:p>佳作 ・ かさく ・ fine work</text:p>
            <text:p/>
            <text:p>佳人 ・ かじん ・ beautiful woman</text:p>
            <text:p/>
            <text:p>佳境 ・ かきょう ・ most interesting part, climax</text:p>
            <text:p/>
            <text:p>佳麗 ・ かれい ・ beauty</text:p>
            <text:p/>
            <text:p>佳景 ・ かけい ・ fine [beautiful] view</text:p>
            <text:p/>
            <text:p>佳品 ・ かひん ・ choice [excellent] article</text:p>
            <text:p/>
            <text:p>佳味 ・ かみ ・ fine [good] taste; delicious food</text:p>
            <text:p/>
            <text:p>絶佳の ・ ぜっかの ・ superb landscap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902" calcext:value-type="float">
            <text:p>1902</text:p>
          </table:table-cell>
          <table:table-cell table:style-name="ce8" office:value-type="string" calcext:value-type="string">
            <text:p>涯</text:p>
          </table:table-cell>
          <table:table-cell table:style-name="ce12" office:value-type="string" calcext:value-type="string">
            <text:p>生涯 ・ しょうがい ・ life time , career; for life</text:p>
            <text:p/>
            <text:p>一生涯 ・ いっしょうがい ・ one's whole life</text:p>
            <text:p/>
            <text:p>天涯 ・ てんがい ・ far-off land remote as the horizon </text:p>
            <text:p/>
            <text:p>生涯教育 ・ しょうがいきょういく ・ lifelong education</text:p>
            <text:p/>
            <text:p>境涯 ・ きょうがい ・ circumstances; situation / lot in lif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03" calcext:value-type="float">
            <text:p>1903</text:p>
          </table:table-cell>
          <table:table-cell table:style-name="ce8" office:value-type="string" calcext:value-type="string">
            <text:p>暇</text:p>
          </table:table-cell>
          <table:table-cell table:style-name="ce12" office:value-type="string" calcext:value-type="string">
            <text:p>暇が無い ・ ひまがない ・ have no free time, be busy</text:p>
            <text:p/>
            <text:p>休暇 ・ きゅうか ・ holiday, vacation</text:p>
            <text:p/>
            <text:p>暇潰し ・ ひまつぶし ・ time killer; waste of time</text:p>
            <text:p/>
            <text:p>余暇 ・ よか ・ leisure, spare time</text:p>
            <text:p/>
            <text:p>手間暇 ・ てまひま ・ time and effort, trouble</text:p>
            <text:p/>
            <text:p>寸暇 ・ すんか ・ moment’s leisure</text:p>
            <text:p/>
            <text:p>賜暇 ・ しか ・ leave of absence, furlough</text:p>
            <text:p/>
            <text:p>請暇 ・ せいか ・ leave of absence request for …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904" calcext:value-type="float">
            <text:p>1904</text:p>
          </table:table-cell>
          <table:table-cell table:style-name="ce8" office:value-type="string" calcext:value-type="string">
            <text:p>霞</text:p>
          </table:table-cell>
          <table:table-cell table:style-name="ce12" office:value-type="string" calcext:value-type="string">
            <text:p>霞 ・ かすみ ・ mist, haze</text:p>
            <text:p/>
            <text:p>霞む ・ かすむ ・ [vi] haze, be hazy, mist; have dim sight</text:p>
            <text:p/>
            <text:p>遠くに霞む ・ とおくにかすむ ・ loom in the distance</text:p>
            <text:p/>
            <text:p>春霞 ・ はるがすみ ・ spring haze</text:p>
            <text:p/>
            <text:p>霞を食う ・ かすみをくう ・ live on air</text:p>
            <text:p/>
            <text:p>霞ヶ関 ・ かすみがせき ・ Japanese Foreign Ministry</text:p>
            <text:p/>
            <text:p>煙霞 ・ えんか ・ mist [haze] and smoke; beauties of nature</text:p>
            <text:p/>
            <text:p>雲霞の如く ・ うんかのごとく ・ in swarms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905" calcext:value-type="float">
            <text:p>1905</text:p>
          </table:table-cell>
          <table:table-cell table:style-name="ce8" office:value-type="string" calcext:value-type="string">
            <text:p>雰</text:p>
          </table:table-cell>
          <table:table-cell table:style-name="ce12" office:value-type="string" calcext:value-type="string">
            <text:p>雰囲気 ・ ふんいき ・ atmosphere, mood</text:p>
            <text:p/>
            <text:p>雰囲気を壊す ・ ふんいきをこわす ・ spoil the moo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06" calcext:value-type="float">
            <text:p>1906</text:p>
          </table:table-cell>
          <table:table-cell table:style-name="ce8" office:value-type="string" calcext:value-type="string">
            <text:p>霧</text:p>
          </table:table-cell>
          <table:table-cell table:style-name="ce12" office:value-type="string" calcext:value-type="string">
            <text:p>霧 ・ きり ・ fog</text:p>
            <text:p/>
            <text:p>霧雨 ・ きりさめ ・ drizzle</text:p>
            <text:p/>
            <text:p>濃霧注意報 ・ のうむちゅういほう ・ dense fog advisory</text:p>
            <text:p/>
            <text:p>霧吹き ・ きりふき ・ sprayer, atomizer</text:p>
            <text:p/>
            <text:p>夜霧 ・ よぎり ・ night fog [mist] </text:p>
            <text:p/>
            <text:p>霧笛 ・ むてき ・ foghorn</text:p>
            <text:p/>
            <text:p>濃霧 ・ のうむ ・ dense [thick] fog</text:p>
            <text:p/>
            <text:p>煙霧 ・ えんむ ・ smog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07" calcext:value-type="float">
            <text:p>1907</text:p>
          </table:table-cell>
          <table:table-cell table:style-name="ce8" office:value-type="string" calcext:value-type="string">
            <text:p>露</text:p>
          </table:table-cell>
          <table:table-cell table:style-name="ce12" office:value-type="string" calcext:value-type="string">
            <text:p>露天 ・ ろてん ・ open-air, outdoor</text:p>
            <text:p/>
            <text:p>日露 ・ にちろ ・ Japan &amp; Russia, Japanese-Russian</text:p>
            <text:p/>
            <text:p>露の滴 ・ つゆのしずく ・ dewdrop</text:p>
            <text:p/>
            <text:p>露出 ・ ろしゅつ ・ exposure, disclosure; photographic exposure</text:p>
            <text:p/>
            <text:p>暴露 ・ ばくろ ・ exposure, disclosure</text:p>
            <text:p/>
            <text:p>露 ・ つゆ ・ dew</text:p>
            <text:p/>
            <text:p>露払い ・ つゆはらい ・ herald; ushering</text:p>
            <text:p/>
            <text:p>夜露 ・ よつゆ ・ evening dew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08" calcext:value-type="float">
            <text:p>1908</text:p>
          </table:table-cell>
          <table:table-cell table:style-name="ce8" office:value-type="string" calcext:value-type="string">
            <text:p>霜</text:p>
          </table:table-cell>
          <table:table-cell table:style-name="ce12" office:value-type="string" calcext:value-type="string">
            <text:p>霜 ・ しも ・ frost</text:p>
            <text:p/>
            <text:p>霜焼け ・ しもやけ ・ frostbite, chilblains</text:p>
            <text:p/>
            <text:p>霜害 ・ そうがい ・ frost damage</text:p>
            <text:p/>
            <text:p>初霜 ・ はつしも ・ first frost of the year</text:p>
            <text:p/>
            <text:p>霜降り ・ しもふり ・ pepper-and-salt; marbled meat</text:p>
            <text:p/>
            <text:p>遅霜 ・ おそじも ・ late frosting</text:p>
            <text:p/>
            <text:p>霜柱 ・ しもばしら ・ frost columns</text:p>
            <text:p/>
            <text:p>降霜 ・ こうそう ・ fall of fros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09" calcext:value-type="float">
            <text:p>1909</text:p>
          </table:table-cell>
          <table:table-cell table:style-name="ce8" office:value-type="string" calcext:value-type="string">
            <text:p>箱</text:p>
          </table:table-cell>
          <table:table-cell table:style-name="ce12" office:value-type="string" calcext:value-type="string">
            <text:p>箱 ・ はこ ・ box</text:p>
            <text:p/>
            <text:p>箱入りの ・ はこいりの ・ cased, boxed</text:p>
            <text:p/>
            <text:p>箱入り娘 ・ はこいりむすめ ・ innocent [naive] girl of a good family </text:p>
            <text:p/>
            <text:p>小箱 ・ こばこ ・ small box; casket</text:p>
            <text:p/>
            <text:p>郵便箱 ・ ゆうびんばこ ・ mailbox</text:p>
            <text:p/>
            <text:p>巣箱 ・ すばこ ・ bird box / house</text:p>
            <text:p/>
            <text:p>本箱 ・ ほんばこ ・ bookcase</text:p>
            <text:p/>
            <text:p>救急箱 ・ きゅうきゅうばこ ・ first-aid ki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10" calcext:value-type="float">
            <text:p>1910</text:p>
          </table:table-cell>
          <table:table-cell table:style-name="ce8" office:value-type="string" calcext:value-type="string">
            <text:p>籍</text:p>
          </table:table-cell>
          <table:table-cell table:style-name="ce12" office:value-type="string" calcext:value-type="string">
            <text:p>国籍 ・ こくせき ・ nationality, citizenship</text:p>
            <text:p/>
            <text:p>戸籍 ・ こせき ・ family register</text:p>
            <text:p/>
            <text:p>書籍 ・ しょせき ・ books, publications</text:p>
            <text:p/>
            <text:p>軍籍 ・ ぐんせき ・ army register</text:p>
            <text:p/>
            <text:p>移籍 ・ いせき ・ transfer of one’s name in the register </text:p>
            <text:p/>
            <text:p>入籍 ・ にゅうせき ・ entry in the family register</text:p>
            <text:p/>
            <text:p>本籍 ・ ほんせき ・ one’s legal domicile, one’s permanent residence</text:p>
            <text:p/>
            <text:p>在籍する ・ ざいせきする ・ be on the register, be a member of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11" calcext:value-type="float">
            <text:p>1911</text:p>
          </table:table-cell>
          <table:table-cell table:style-name="ce8" office:value-type="string" calcext:value-type="string">
            <text:p>貫</text:p>
          </table:table-cell>
          <table:table-cell table:style-name="ce12" office:value-type="string" calcext:value-type="string">
            <text:p>貫く ・ つらぬく ・ [vt] penetrate, pierce</text:p>
            <text:p/>
            <text:p>壁を貫く ・ かべをつらぬく ・ penetrate the wall</text:p>
            <text:p/>
            <text:p>一貫して ・ いっかんして ・ consistently</text:p>
            <text:p/>
            <text:p>縦貫する ・ じゅうかんする ・ run through, traverse</text:p>
            <text:p/>
            <text:p>貫入 ・ かんにゅう ・ penetration</text:p>
            <text:p/>
            <text:p>貫流する ・ かんりゅうする ・ flow through</text:p>
            <text:p/>
            <text:p>突貫 ・ とっかん ・ bayonet charge, rush</text:p>
            <text:p/>
            <text:p>貫 ・ ぬき ・ brace; thin and narrow board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12" calcext:value-type="float">
            <text:p>1912</text:p>
          </table:table-cell>
          <table:table-cell table:style-name="ce8" office:value-type="string" calcext:value-type="string">
            <text:p>慣</text:p>
          </table:table-cell>
          <table:table-cell table:style-name="ce12" office:value-type="string" calcext:value-type="string">
            <text:p>慣れる ・ なれる ・ [vi] get used to, become experienced in</text:p>
            <text:p/>
            <text:p>慣らす ・ ならす ・ [vt] habituate, accustom, inure, make used to</text:p>
            <text:p/>
            <text:p>習慣 ・ しゅうかん ・ custom, habit</text:p>
            <text:p/>
            <text:p>慣例 ・ かんれい ・ custom, usage, precedent</text:p>
            <text:p/>
            <text:p>慣行 ・ かんこう ・ habitual [usual] practice</text:p>
            <text:p/>
            <text:p>慣用 ・ かんよう ・ common use, usage</text:p>
            <text:p/>
            <text:p>足慣らし ・ あしならし ・ walking exercise, warming up</text:p>
            <text:p/>
            <text:p>慣れた ・ なれた ・ practiced, experienced, familia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13" calcext:value-type="float">
            <text:p>1913</text:p>
          </table:table-cell>
          <table:table-cell table:style-name="ce8" office:value-type="string" calcext:value-type="string">
            <text:p>頂</text:p>
          </table:table-cell>
          <table:table-cell table:style-name="ce12" office:value-type="string" calcext:value-type="string">
            <text:p>頂く ・ いただく ・ [vt] receive humbly, be given; eat, drink</text:p>
            <text:p/>
            <text:p>頂 ・ いただき ・ summit, peak, top</text:p>
            <text:p/>
            <text:p>頂上 ・ ちょうじょう ・ summit, peak, top; climax</text:p>
            <text:p/>
            <text:p>頂点 ・ ちょうてん ・ apex, peak</text:p>
            <text:p/>
            <text:p>絶頂 ・ ぜっちょう ・ summit, peak</text:p>
            <text:p/>
            <text:p>有頂天 ・ うちょうてん ・ exaltation, ecstasy</text:p>
            <text:p/>
            <text:p>頂き ・ いただき ・ windfall, unexpected gain; unauthorized borrowing</text:p>
            <text:p/>
            <text:p>頂き物 ・ いただきもの ・ gift, presen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14" calcext:value-type="float">
            <text:p>1914</text:p>
          </table:table-cell>
          <table:table-cell table:style-name="ce8" office:value-type="string" calcext:value-type="string">
            <text:p>戴</text:p>
          </table:table-cell>
          <table:table-cell table:style-name="ce12" office:value-type="string" calcext:value-type="string">
            <text:p>頂戴する ・ ちょうだいする ・ [humble] receive, accept, take; eat, drink</text:p>
            <text:p/>
            <text:p>戴く ・ いただく ・ [humble] be given, favored with; receive humbly, accept with thanks; eat, drink; trouble so. to do sth. , have sth. done</text:p>
            <text:p/>
            <text:p>戴冠式 ・ たいかんしき ・ coronation ceremony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915" calcext:value-type="float">
            <text:p>1915</text:p>
          </table:table-cell>
          <table:table-cell table:style-name="ce8" office:value-type="string" calcext:value-type="string">
            <text:p>項</text:p>
          </table:table-cell>
          <table:table-cell table:style-name="ce12" office:value-type="string" calcext:value-type="string">
            <text:p>項目 ・ こうもく ・ clause, item, provision</text:p>
            <text:p/>
            <text:p>事項 ・ じこう ・ matters, facts; articles, items</text:p>
            <text:p/>
            <text:p>要項 ・ ようこう ・ important points; gist</text:p>
            <text:p/>
            <text:p>別項 ・ べっこう ・ separate paragraph, another clause</text:p>
            <text:p/>
            <text:p>条項 ・ じょうこう ・ articles and clauses , term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16" calcext:value-type="float">
            <text:p>1916</text:p>
          </table:table-cell>
          <table:table-cell table:style-name="ce8" office:value-type="string" calcext:value-type="string">
            <text:p>頃</text:p>
          </table:table-cell>
          <table:table-cell table:style-name="ce12" office:value-type="string" calcext:value-type="string">
            <text:p>若い頃は ・ わかいころは ・ when I was young</text:p>
            <text:p/>
            <text:p>この頃 ・ このごろ ・ now, these days; lately</text:p>
            <text:p/>
            <text:p>昼頃 ・ ひるごろ ・ about noon</text:p>
            <text:p/>
            <text:p>頃合いの ・ ころあいの ・ suitable, handy</text:p>
            <text:p/>
            <text:p>手頃な ・ てごろな ・ handy, convenient</text:p>
            <text:p/>
            <text:p>八時頃 ・ はちじごろ ・ about eight o’clock</text:p>
            <text:p/>
            <text:p>食べ頃 ・ たべごろ ・ right time for eating</text:p>
            <text:p/>
            <text:p>身頃 ・ みごろ ・ body of a garmen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917" calcext:value-type="float">
            <text:p>1917</text:p>
          </table:table-cell>
          <table:table-cell table:style-name="ce8" office:value-type="string" calcext:value-type="string">
            <text:p>傾</text:p>
          </table:table-cell>
          <table:table-cell table:style-name="ce12" office:value-type="string" calcext:value-type="string">
            <text:p>傾向 ・ けいこう ・ tendency, trend; disposition</text:p>
            <text:p/>
            <text:p>傾く ・ かたむく ・ [vi] incline, lean; tend to; decline, fall</text:p>
            <text:p/>
            <text:p>傾ける ・ かたむける ・ [vt] tilt, slant; concentrate on, devote to</text:p>
            <text:p/>
            <text:p>傾げる ・ かしげる ・ [vt] incline, lean, tilt</text:p>
            <text:p/>
            <text:p>傾聴する ・ けいちょうする ・ listen closely</text:p>
            <text:p/>
            <text:p>傾斜する ・ けいしゃする ・ incline, slant, tilt</text:p>
            <text:p/>
            <text:p>傾度 ・ けいど ・ inclination</text:p>
            <text:p/>
            <text:p>右傾する ・ うけいする ・ lean to the righ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918" calcext:value-type="float">
            <text:p>1918</text:p>
          </table:table-cell>
          <table:table-cell table:style-name="ce8" office:value-type="string" calcext:value-type="string">
            <text:p>頑</text:p>
          </table:table-cell>
          <table:table-cell table:style-name="ce12" office:value-type="string" calcext:value-type="string">
            <text:p>頑固な ・ がんこな ・ stubborn, obstinate, bigoted</text:p>
            <text:p/>
            <text:p>頑強な ・ がんきょうな ・ stubborn, unyielding</text:p>
            <text:p/>
            <text:p>頑丈な ・ がんじょうな ・ solid, firm; strong</text:p>
            <text:p/>
            <text:p>頑健 ・ がんけん ・ robust health</text:p>
            <text:p/>
            <text:p>頑張る ・ がんばる ・ [vi] persist, hold out, be tenaciou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919" calcext:value-type="float">
            <text:p>1919</text:p>
          </table:table-cell>
          <table:table-cell table:style-name="ce8" office:value-type="string" calcext:value-type="string">
            <text:p>頒</text:p>
          </table:table-cell>
          <table:table-cell table:style-name="ce12" office:value-type="string" calcext:value-type="string">
            <text:p>頒布 ・ はんぷ ・ distribution, circulation</text:p>
            <text:p/>
            <text:p>頒価 ・ はんか ・ distribution pric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20" calcext:value-type="float">
            <text:p>1920</text:p>
          </table:table-cell>
          <table:table-cell table:style-name="ce8" office:value-type="string" calcext:value-type="string">
            <text:p>頓</text:p>
          </table:table-cell>
          <table:table-cell table:style-name="ce12" office:value-type="string" calcext:value-type="string">
            <text:p>頓死 ・ とんし ・ sudden death</text:p>
            <text:p/>
            <text:p>頓に ・ とみに ・ suddenly, quickly</text:p>
            <text:p/>
            <text:p>整頓する ・ せいとんする ・ arrange neatly, tidy up</text:p>
            <text:p/>
            <text:p>頓智 ・ とんち ・ (quick or ready) wit</text:p>
            <text:p/>
            <text:p>素っ頓狂 ・ すっとんきょう ・ harum-scarum, hysteric</text:p>
            <text:p/>
            <text:p>頓挫する ・ とんざする ・ reach an impasse, fall through</text:p>
            <text:p/>
            <text:p>無頓着 ・ むとんちゃく(=むとんじゃく) ・ indifferent (to), careless (about)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921" calcext:value-type="float">
            <text:p>1921</text:p>
          </table:table-cell>
          <table:table-cell table:style-name="ce8" office:value-type="string" calcext:value-type="string">
            <text:p>顕</text:p>
          </table:table-cell>
          <table:table-cell table:style-name="ce12" office:value-type="string" calcext:value-type="string">
            <text:p>顕著な ・ けんちょな ・ notable, conspicuous; clear, obvious</text:p>
            <text:p/>
            <text:p>顕示する ・ けんじする ・ show, reveal</text:p>
            <text:p/>
            <text:p>顕在化する ・ けんざいかする ・ be actualized</text:p>
            <text:p/>
            <text:p>露顕 ・ ろけん ・ discovery, detection, exposure</text:p>
            <text:p/>
            <text:p>顕微鏡 ・ けんびきょう ・ microscop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22" calcext:value-type="float">
            <text:p>1922</text:p>
          </table:table-cell>
          <table:table-cell table:style-name="ce8" office:value-type="string" calcext:value-type="string">
            <text:p>領</text:p>
          </table:table-cell>
          <table:table-cell table:style-name="ce12" office:value-type="string" calcext:value-type="string">
            <text:p>領土 ・ りょうど ・ territory, domain</text:p>
            <text:p/>
            <text:p>領域 ・ りょういき ・ territory, domain, sphere, province</text:p>
            <text:p/>
            <text:p>大統領 ・ だいとうりょう ・ president</text:p>
            <text:p/>
            <text:p>本領 ・ ほんりょう ・ characteristic, specialty; one’s line</text:p>
            <text:p/>
            <text:p>領事 ・ りょうじ ・ consul ar representative </text:p>
            <text:p/>
            <text:p>領収書 ・ りょうしゅうしょ ・ receipt, voucher</text:p>
            <text:p/>
            <text:p>占領する ・ せんりょうする ・ capture, occupy, take possession of</text:p>
            <text:p/>
            <text:p>要領 ・ ようりょう ・ gist, essentials; outline; procedur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923" calcext:value-type="float">
            <text:p>1923</text:p>
          </table:table-cell>
          <table:table-cell table:style-name="ce8" office:value-type="string" calcext:value-type="string">
            <text:p>頻</text:p>
          </table:table-cell>
          <table:table-cell table:style-name="ce12" office:value-type="string" calcext:value-type="string">
            <text:p>頻りに ・ しきりに ・ repeatedly, frequently</text:p>
            <text:p/>
            <text:p>頻繁に ・ ひんぱんに ・ frequently, very often</text:p>
            <text:p/>
            <text:p>頻度 ・ ひんど ・ frequency</text:p>
            <text:p/>
            <text:p>頻出 ・ ひんしゅつ ・ frequent appearance</text:p>
            <text:p/>
            <text:p>頻発する ・ ひんぱつする ・ occur frequently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924" calcext:value-type="float">
            <text:p>1924</text:p>
          </table:table-cell>
          <table:table-cell table:style-name="ce8" office:value-type="string" calcext:value-type="string">
            <text:p>捗</text:p>
          </table:table-cell>
          <table:table-cell table:style-name="ce12" office:value-type="string" calcext:value-type="string">
            <text:p>進捗する ・ しんちょくする ・ make progress</text:p>
            <text:p/>
            <text:p>捗る ・ はかどる ・ [vi] make progres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25" calcext:value-type="float">
            <text:p>1925</text:p>
          </table:table-cell>
          <table:table-cell table:style-name="ce8" office:value-type="string" calcext:value-type="string">
            <text:p>順</text:p>
          </table:table-cell>
          <table:table-cell table:style-name="ce12" office:value-type="string" calcext:value-type="string">
            <text:p>順番 ・ じゅんばん ・ order, turn</text:p>
            <text:p/>
            <text:p>順序 ・ じゅんじょ ・ order, sequence; system, procedure</text:p>
            <text:p/>
            <text:p>順位 ・ じゅんい ・ order, rank, precedence</text:p>
            <text:p/>
            <text:p>順調 ・ じゅんちょう ・ favorable condition, smooth progress</text:p>
            <text:p/>
            <text:p>順当な ・ じゅんとうな ・ proper, right, reasonable</text:p>
            <text:p/>
            <text:p>順に ・ じゅんに ・ in order, by turns</text:p>
            <text:p/>
            <text:p>順順に ・ じゅんじゅんに ・ by turns, in order</text:p>
            <text:p/>
            <text:p>順路 ・ じゅんろ ・ suggested route for visitors , way round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26" calcext:value-type="float">
            <text:p>1926</text:p>
          </table:table-cell>
          <table:table-cell table:style-name="ce8" office:value-type="string" calcext:value-type="string">
            <text:p>馴</text:p>
          </table:table-cell>
          <table:table-cell table:style-name="ce12" office:value-type="string" calcext:value-type="string">
            <text:p>馴染む ・ なじむ ・ [vi] get clothing to fit; become familiar, grow accustomed</text:p>
            <text:p/>
            <text:p>馴化 ・ じゅんか ・ acclimation</text:p>
            <text:p/>
            <text:p>馴れる ・ なれる ・ [vi] become familiar, grow accustomed</text:p>
            <text:p/>
            <text:p>馴れ馴れしい ・ なれなれしい ・ overfamiliar, unceremonial</text:p>
            <text:p/>
            <text:p>馴らす ・ ならす ・ [vt] tame, domesticate</text:p>
            <text:p/>
            <text:p>馴れ初め ・ なれそめ ・ start of a romance, beginning of love</text:p>
            <text:p/>
            <text:p>馴れ合う ・ なれあう ・ collude, conspire; set up clandestine liaisons</text:p>
            <text:p/>
            <text:p>馴致する ・ じゅんちする ・ tame, habituate; lead to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27" calcext:value-type="float">
            <text:p>1927</text:p>
          </table:table-cell>
          <table:table-cell table:style-name="ce8" office:value-type="string" calcext:value-type="string">
            <text:p>訓</text:p>
          </table:table-cell>
          <table:table-cell table:style-name="ce12" office:value-type="string" calcext:value-type="string">
            <text:p>教訓 ・ きょうくん ・ lesson, precept, teachings</text:p>
            <text:p/>
            <text:p>訓読み ・ くんよみ ・ Japanese-derived kanji pronunciation, kun reading</text:p>
            <text:p/>
            <text:p>訓戒 ・ くんかい ・ admonition, warning</text:p>
            <text:p/>
            <text:p>訓令 ・ くんれい ・ instructions, official orders, directive</text:p>
            <text:p/>
            <text:p>訓導 ・ くんどう ・ instruction, guidance, tutelage</text:p>
            <text:p/>
            <text:p>訓示 ・ くんじ ・ instruction</text:p>
            <text:p/>
            <text:p>訓練 ・ くんれん ・ training, drill</text:p>
            <text:p/>
            <text:p>訓辞 ・ くんじ ・ admonitory speec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928" calcext:value-type="float">
            <text:p>1928</text:p>
          </table:table-cell>
          <table:table-cell table:style-name="ce8" office:value-type="string" calcext:value-type="string">
            <text:p>須</text:p>
          </table:table-cell>
          <table:table-cell table:style-name="ce12" office:value-type="string" calcext:value-type="string">
            <text:p>必須の ・ ひっすの ・ indispensable, essential</text:p>
            <text:p/>
            <text:p>必須条件 ・ ひっすじょうけん ・ essential condition</text:p>
            <text:p/>
            <text:p>須要な ・ しゅような ・ absolutely necessar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29" calcext:value-type="float">
            <text:p>1929</text:p>
          </table:table-cell>
          <table:table-cell table:style-name="ce8" office:value-type="string" calcext:value-type="string">
            <text:p>額</text:p>
          </table:table-cell>
          <table:table-cell table:style-name="ce12" office:value-type="string" calcext:value-type="string">
            <text:p>金額 ・ きんがく ・ amount of money, sum</text:p>
            <text:p/>
            <text:p>額縁 ・ がくぶち ・ picture frame</text:p>
            <text:p/>
            <text:p>広い額 ・ ひろいひたい ・ broad forehead, high brow</text:p>
            <text:p/>
            <text:p>額 ・ ひたい ・ forehead</text:p>
            <text:p/>
            <text:p>総額 ・ そうがく ・ total amount, sum total</text:p>
            <text:p/>
            <text:p>額にする ・ がくにする ・ set in a frame</text:p>
            <text:p/>
            <text:p>前額部 ・ ぜんがくぶ ・ forehead; frontlet</text:p>
            <text:p/>
            <text:p>額面 ・ がくめん ・ face value; denomina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930" calcext:value-type="float">
            <text:p>1930</text:p>
          </table:table-cell>
          <table:table-cell table:style-name="ce8" office:value-type="string" calcext:value-type="string">
            <text:p>頼</text:p>
          </table:table-cell>
          <table:table-cell table:style-name="ce12" office:value-type="string" calcext:value-type="string">
            <text:p>信頼する ・ しんらいする ・ rely on, have confidence in, trust</text:p>
            <text:p/>
            <text:p>頼る ・ たよる ・ [vi] rely on, trust</text:p>
            <text:p/>
            <text:p>頼む ・ たのむ ・ [vt] ask, request</text:p>
            <text:p/>
            <text:p>頼もしい ・ たのもしい ・ reliable, trustworthy</text:p>
            <text:p/>
            <text:p>頼み込む ・ たのみこむ ・ [vt] request earnestly</text:p>
            <text:p/>
            <text:p>頼り無い ・ たよりない ・ unreliable, undependable; vague; helpless, forlorn</text:p>
            <text:p/>
            <text:p>無頼漢 ・ ぶらいかん ・ villain, scoundrel</text:p>
            <text:p/>
            <text:p>依頼する ・ いらいする ・ request; commission; rely / depend 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31" calcext:value-type="float">
            <text:p>1931</text:p>
          </table:table-cell>
          <table:table-cell table:style-name="ce8" office:value-type="string" calcext:value-type="string">
            <text:p>瀬</text:p>
          </table:table-cell>
          <table:table-cell table:style-name="ce12" office:value-type="string" calcext:value-type="string">
            <text:p>瀬 ・ せ ・ shallows, rapids</text:p>
            <text:p/>
            <text:p>瀬戸 ・ せと ・ strait, channel</text:p>
            <text:p/>
            <text:p>瀬戸内海 ・ せとないかい ・ The Inland Sea</text:p>
            <text:p/>
            <text:p>瀬戸物 ・ せともの ・ pottery, china</text:p>
            <text:p/>
            <text:p>浅瀬 ・ あさせ ・ shoal, shallows</text:p>
            <text:p/>
            <text:p>早瀬 ・ はやせ ・ rapids, swift current</text:p>
            <text:p/>
            <text:p>瀬を下る ・ せをくだる ・ descend the rapid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32" calcext:value-type="float">
            <text:p>1932</text:p>
          </table:table-cell>
          <table:table-cell table:style-name="ce8" office:value-type="string" calcext:value-type="string">
            <text:p>峡</text:p>
          </table:table-cell>
          <table:table-cell table:style-name="ce12" office:value-type="string" calcext:value-type="string">
            <text:p>海峡 ・ かいきょう ・ straits, narrows, channel, sound</text:p>
            <text:p/>
            <text:p>峡谷 ・ きょうこく ・ gorge, ravine, canyon, valley</text:p>
            <text:p/>
            <text:p>峡湾 ・ きょうわん ・ fjord</text:p>
            <text:p/>
            <text:p>地峡 ・ ちきょう ・ isthmus</text:p>
            <text:p/>
            <text:p>峡間 ・ きょうかん ・ between the mountains; ravine</text:p>
            <text:p/>
            <text:p>山峡 ・ やまかい [さんきょう] ・ gorge, ravine, gle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33" calcext:value-type="float">
            <text:p>1933</text:p>
          </table:table-cell>
          <table:table-cell table:style-name="ce8" office:value-type="string" calcext:value-type="string">
            <text:p>狭</text:p>
          </table:table-cell>
          <table:table-cell table:style-name="ce12" office:value-type="string" calcext:value-type="string">
            <text:p>狭い部屋 ・ せまいへや ・ small room</text:p>
            <text:p/>
            <text:p>狭苦しい ・ せまくるしい ・ narrow and close, cramped</text:p>
            <text:p/>
            <text:p>狭量な ・ きょうりょうな ・ narrow-minded</text:p>
            <text:p/>
            <text:p>狭義 ・ きょうぎ ・ narrow meaning</text:p>
            <text:p/>
            <text:p>偏狭な ・ へんきょうな ・ narrow-minded, intolerant; parochia</text:p>
            <text:p/>
            <text:p>範囲を狭める ・ はんいをせばめる ・ narrow down the range</text:p>
            <text:p/>
            <text:p>狭まる ・ せばまる ・ [vi] become narrow, contract</text:p>
            <text:p/>
            <text:p>視野の狭い ・ しやのせまい ・ narrow-minded, shortsighte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34" calcext:value-type="float">
            <text:p>1934</text:p>
          </table:table-cell>
          <table:table-cell table:style-name="ce8" office:value-type="string" calcext:value-type="string">
            <text:p>挟</text:p>
          </table:table-cell>
          <table:table-cell table:style-name="ce12" office:value-type="string" calcext:value-type="string">
            <text:p>挟撃 ・ きょうげき ・ attack on both sides, pincer movement</text:p>
            <text:p/>
            <text:p>挟まる ・ はさまる ・ [vi] get / lie between, be caught in</text:p>
            <text:p/>
            <text:p>挟む ・ はさむ ・ [vt] hold between, pinch</text:p>
            <text:p/>
            <text:p>挟み込む ・ はさみこむ ・ [vt] insert</text:p>
            <text:p/>
            <text:p>雑誌に挟む ・ ざっしにはさむ ・ place in a magazine</text:p>
            <text:p/>
            <text:p>口を挟む ・ くちをはさむ ・ interject, cut into (a conversation)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35" calcext:value-type="float">
            <text:p>1935</text:p>
          </table:table-cell>
          <table:table-cell table:style-name="ce8" office:value-type="string" calcext:value-type="string">
            <text:p>頰</text:p>
          </table:table-cell>
          <table:table-cell table:style-name="ce12" office:value-type="string" calcext:value-type="string">
            <text:p>頰 [JIS version: 頬] ・ ほお ・ cheeks</text:p>
            <text:p/>
            <text:p>頰笑み [微笑み] ・ ほほえみ ・ smile</text:p>
            <text:p/>
            <text:p>頰骨 ・ ほおぼね ・ cheekbone</text:p>
            <text:p/>
            <text:p>頰張る ・ ほおばる ・ cram one’s mouth with food </text:p>
            <text:p/>
            <text:p>頰を染める ・ ほおをそめる ・ blush</text:p>
            <text:p/>
            <text:p>頰擦り ・ ほおずり ・ nestling one’s cheek to another’s </text:p>
            <text:p/>
            <text:p>頰紅 ・ ほおべに ・ blusher</text:p>
            <text:p/>
            <text:p>頰筋 ・ きょうきん ・ buccinator muscl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36" calcext:value-type="float">
            <text:p>1936</text:p>
          </table:table-cell>
          <table:table-cell table:style-name="ce8" office:value-type="string" calcext:value-type="string">
            <text:p>顎</text:p>
          </table:table-cell>
          <table:table-cell table:style-name="ce12" office:value-type="string" calcext:value-type="string">
            <text:p>顎 ・ あご ・ jaw, chin</text:p>
            <text:p/>
            <text:p>上顎 ・ うわあご ・ upper jaw; palate</text:p>
            <text:p/>
            <text:p>下顎 ・ したあご ・ lower jaw</text:p>
            <text:p/>
            <text:p>二重顎 ・ にじゅうあご ・ double chin</text:p>
            <text:p/>
            <text:p>顎で使う ・ あごでつかう ・ order so. about</text:p>
            <text:p/>
            <text:p>顎骨 ・ あごぼね ・ jawbone</text:p>
            <text:p/>
            <text:p>顎関節 ・ がくかんせつ ・ jaw joint</text:p>
            <text:p/>
            <text:p>顎骨 ・ がっこつ [がくこつ] ・ jawbon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37" calcext:value-type="float">
            <text:p>1937</text:p>
          </table:table-cell>
          <table:table-cell table:style-name="ce8" office:value-type="string" calcext:value-type="string">
            <text:p>煩</text:p>
          </table:table-cell>
          <table:table-cell table:style-name="ce12" office:value-type="string" calcext:value-type="string">
            <text:p>煩う ・ わずらう ・ [vi] worry about, be vexed</text:p>
            <text:p/>
            <text:p>煩い ・ わずらい ・ worry, agony, vexation</text:p>
            <text:p/>
            <text:p>煩わしい ・ わずらわしい ・ vexatious, troublesome, complicated</text:p>
            <text:p/>
            <text:p>人手を 煩わす ・ ひとでを わずらわす ・ trouble a person</text:p>
            <text:p/>
            <text:p>心を 煩わす ・ こころを わずらわす ・ worry oneself over</text:p>
            <text:p/>
            <text:p>思い煩う ・ おもいわずらう ・ [vi] worry about, be vexed</text:p>
            <text:p/>
            <text:p>煩悩 ・ ぼんのう ・ worldly [carnal] desires</text:p>
            <text:p/>
            <text:p>煩雑な ・ はんざつな ・ vexatious, troublesome, intricat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38" calcext:value-type="float">
            <text:p>1938</text:p>
          </table:table-cell>
          <table:table-cell table:style-name="ce8" office:value-type="string" calcext:value-type="string">
            <text:p>串</text:p>
          </table:table-cell>
          <table:table-cell table:style-name="ce12" office:value-type="string" calcext:value-type="string">
            <text:p>串 ・ くし ・ skewer</text:p>
            <text:p/>
            <text:p>串焼き ・ くしやき ・ grilled on a skewer</text:p>
            <text:p/>
            <text:p>串刺し ・ くしざし ・ skewered</text:p>
            <text:p/>
            <text:p>竹串 ・ たけぐし ・ bamboo skewer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939" calcext:value-type="float">
            <text:p>1939</text:p>
          </table:table-cell>
          <table:table-cell table:style-name="ce8" office:value-type="string" calcext:value-type="string">
            <text:p>患</text:p>
          </table:table-cell>
          <table:table-cell table:style-name="ce12" office:value-type="string" calcext:value-type="string">
            <text:p>患者 ・ かんじゃ ・ patient</text:p>
            <text:p/>
            <text:p>患う ・ わずらう ・ be afflicted with</text:p>
            <text:p/>
            <text:p>喉を患う ・ のどをわずらう ・ have trouble in one's throat</text:p>
            <text:p/>
            <text:p>患い ・ わずらい ・ illness, sickness</text:p>
            <text:p/>
            <text:p>長患い ・ ながわずらい ・ lingering illness</text:p>
            <text:p/>
            <text:p>患部 ・ かんぶ ・ diseased part, affected area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40" calcext:value-type="float">
            <text:p>1940</text:p>
          </table:table-cell>
          <table:table-cell table:style-name="ce8" office:value-type="string" calcext:value-type="string">
            <text:p>疾</text:p>
          </table:table-cell>
          <table:table-cell table:style-name="ce12" office:value-type="string" calcext:value-type="string">
            <text:p>疾患 ・ しっかん ・ sickness, disease</text:p>
            <text:p/>
            <text:p>疾走 ・ しっそう ・ sprint, dash</text:p>
            <text:p/>
            <text:p>疾風 ・ しっぷう ・ gale, strong wind</text:p>
            <text:p/>
            <text:p>疾病 ・ しっぺい ・ sickness, disease</text:p>
            <text:p/>
            <text:p>疾駆する ・ しっくする ・ drive a horse, ride fas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41" calcext:value-type="float">
            <text:p>1941</text:p>
          </table:table-cell>
          <table:table-cell table:style-name="ce8" office:value-type="string" calcext:value-type="string">
            <text:p>痴</text:p>
          </table:table-cell>
          <table:table-cell table:style-name="ce12" office:value-type="string" calcext:value-type="string">
            <text:p>痴漢 ・ ちかん ・ molester of women, masher</text:p>
            <text:p/>
            <text:p>愚痴 ・ ぐち ・ idle complaint, grumble; querulousness</text:p>
            <text:p/>
            <text:p>白痴 ・ はくち ・ idiocy, idiot</text:p>
            <text:p/>
            <text:p>情痴 ・ じょうち ・ love foolery</text:p>
            <text:p/>
            <text:p>痴情 ・ ちじょう ・ blind love, infatuation, amorous passion; jealousy</text:p>
            <text:p/>
            <text:p>痴話 ・ ちわ ・ lover’s talk, sweet nothings</text:p>
            <text:p/>
            <text:p>痴呆 ・ ちほう ・ imbecility, dementia</text:p>
            <text:p/>
            <text:p>痴人 ・ ちじん ・ fool, simpleton, idiot, dunc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42" calcext:value-type="float">
            <text:p>1942</text:p>
          </table:table-cell>
          <table:table-cell table:style-name="ce8" office:value-type="string" calcext:value-type="string">
            <text:p>疫</text:p>
          </table:table-cell>
          <table:table-cell table:style-name="ce12" office:value-type="string" calcext:value-type="string">
            <text:p>免疫 ・ めんえき ・ immunity from a disease </text:p>
            <text:p/>
            <text:p>疫病 ・ えきびょう ・ epidemic, plague</text:p>
            <text:p/>
            <text:p>検疫 ・ けんえき ・ quarantine, medical inspection</text:p>
            <text:p/>
            <text:p>疫学 ・ えきがく ・ epidemiology</text:p>
            <text:p/>
            <text:p>疫病神 ・ やくびょうがみ ・ God of the plagues; abominable person, pest</text:p>
            <text:p/>
            <text:p>防疫 ・ ぼうえき ・ prevention of epidemic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43" calcext:value-type="float">
            <text:p>1943</text:p>
          </table:table-cell>
          <table:table-cell table:style-name="ce8" office:value-type="string" calcext:value-type="string">
            <text:p>痢</text:p>
          </table:table-cell>
          <table:table-cell table:style-name="ce12" office:value-type="string" calcext:value-type="string">
            <text:p>下痢 ・ げり ・ diarrhea</text:p>
            <text:p/>
            <text:p>赤痢 ・ せきり ・ dysentery</text:p>
            <text:p/>
            <text:p>疫痢 ・ えきり ・ children’s dysenter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944" calcext:value-type="float">
            <text:p>1944</text:p>
          </table:table-cell>
          <table:table-cell table:style-name="ce8" office:value-type="string" calcext:value-type="string">
            <text:p>痘</text:p>
          </table:table-cell>
          <table:table-cell table:style-name="ce12" office:value-type="string" calcext:value-type="string">
            <text:p>痘苗 ・ とうびょう ・ vaccine</text:p>
            <text:p/>
            <text:p>痘瘡 ・ とうそう ・ smallpox</text:p>
            <text:p/>
            <text:p>天然痘 ・ てんねんとう ・ smallpox</text:p>
            <text:p/>
            <text:p>種痘 ・ しゅとう ・ vaccination against smallpox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945" calcext:value-type="float">
            <text:p>1945</text:p>
          </table:table-cell>
          <table:table-cell table:style-name="ce8" office:value-type="string" calcext:value-type="string">
            <text:p>瘍</text:p>
          </table:table-cell>
          <table:table-cell table:style-name="ce12" office:value-type="string" calcext:value-type="string">
            <text:p>潰瘍 ・ かいよう ・ ulcer</text:p>
            <text:p/>
            <text:p>腫瘍 ・ しゅよう ・ tumor, neoplasm, growth</text:p>
            <text:p/>
            <text:p>腫瘍学 ・ しゅようがく ・ oncology</text:p>
            <text:p/>
            <text:p>膿瘍 ・ のうよう ・ abscess, boil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46" calcext:value-type="float">
            <text:p>1946</text:p>
          </table:table-cell>
          <table:table-cell table:style-name="ce8" office:value-type="string" calcext:value-type="string">
            <text:p>癌</text:p>
          </table:table-cell>
          <table:table-cell table:style-name="ce12" office:value-type="string" calcext:value-type="string">
            <text:p>乳癌 ・ にゅうがん ・ breast cancer</text:p>
            <text:p/>
            <text:p>子宮癌 ・ しきゅうがん ・ uterine cancer</text:p>
            <text:p/>
            <text:p>喉頭癌 ・ こうとうがん ・ laryngeal cancer</text:p>
            <text:p/>
            <text:p>発癌性 ・ はつがんせい ・ carcinogenic</text:p>
            <text:p/>
            <text:p>抗癌剤 ・ こうがんざい ・ anti-cancer drug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47" calcext:value-type="float">
            <text:p>1947</text:p>
          </table:table-cell>
          <table:table-cell table:style-name="ce8" office:value-type="string" calcext:value-type="string">
            <text:p>痩</text:p>
          </table:table-cell>
          <table:table-cell table:style-name="ce12" office:value-type="string" calcext:value-type="string">
            <text:p>痩身 ・ そうしん ・ lean body; weight loss</text:p>
            <text:p/>
            <text:p>痩せる ・ やせる ・ [vi] become thin</text:p>
            <text:p/>
            <text:p>痩せた ・ やせた ・ thin, skinny; barren, infertile</text:p>
            <text:p/>
            <text:p>痩せ衰える ・ やせおとろえる ・ [vi] become emaciated, grow thin and worn out</text:p>
            <text:p/>
            <text:p>痩せ型 ・ やせがた ・ slender figure</text:p>
            <text:p/>
            <text:p>痩せ我慢 ・ やせがまん ・ fake stoicism, pretended endurance</text:p>
            <text:p/>
            <text:p>着痩せする ・ きやせする ・ look slender in clothing </text:p>
            <text:p/>
            <text:p>痩躯 ・ そうく ・ slim [lean] figur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48" calcext:value-type="float">
            <text:p>1948</text:p>
          </table:table-cell>
          <table:table-cell table:style-name="ce8" office:value-type="string" calcext:value-type="string">
            <text:p>疲</text:p>
          </table:table-cell>
          <table:table-cell table:style-name="ce12" office:value-type="string" calcext:value-type="string">
            <text:p>疲労 ・ ひろう ・ fatigue</text:p>
            <text:p/>
            <text:p>疲れる ・ つかれる ・ [vi] get tired</text:p>
            <text:p/>
            <text:p>疲れ ・ つかれ ・ fatigue, exhaustion</text:p>
            <text:p/>
            <text:p>疲れ果てる ・ つかれはてる ・ [vi] be exhausted</text:p>
            <text:p/>
            <text:p>気疲れ ・ きづかれ ・ nervous strain, worry</text:p>
            <text:p/>
            <text:p>旅行疲れ ・ りょこうづかれ ・ fatigue from traveling</text:p>
            <text:p/>
            <text:p>歩き疲れる ・ あるきつかれる ・ be tired from walking</text:p>
            <text:p/>
            <text:p>疲弊 ・ ひへい ・ exhaustion; impoverishmen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49" calcext:value-type="float">
            <text:p>1949</text:p>
          </table:table-cell>
          <table:table-cell table:style-name="ce8" office:value-type="string" calcext:value-type="string">
            <text:p>被</text:p>
          </table:table-cell>
          <table:table-cell table:style-name="ce12" office:value-type="string" calcext:value-type="string">
            <text:p>被る ・ こうむる ・ [vt] be subjected to, undergo, receive, sustain</text:p>
            <text:p/>
            <text:p>損害を被る ・ そんがいをこうむる ・ suffer a loss</text:p>
            <text:p/>
            <text:p>恩恵を被る ・ おんけいをこうむる ・ share in the benefit</text:p>
            <text:p/>
            <text:p>被告人 ・ ひこくにん ・ defendant</text:p>
            <text:p/>
            <text:p>被保険者 ・ ひほけんしゃ ・ insured person</text:p>
            <text:p/>
            <text:p>被弾 ・ ひだん ・ being bombed</text:p>
            <text:p/>
            <text:p>被災 ・ ひさい ・ suffering, affection</text:p>
            <text:p/>
            <text:p>被傭者 ・ ひようしゃ ・ employe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50" calcext:value-type="float">
            <text:p>1950</text:p>
          </table:table-cell>
          <table:table-cell table:style-name="ce8" office:value-type="string" calcext:value-type="string">
            <text:p>披</text:p>
          </table:table-cell>
          <table:table-cell table:style-name="ce12" office:value-type="string" calcext:value-type="string">
            <text:p>披露宴 ・ ひろうえん ・ reception</text:p>
            <text:p/>
            <text:p>披露する ・ ひろうする ・ announce, introduce</text:p>
            <text:p/>
            <text:p>披講 ・ ひこう ・ introduction of poems at a poetry party </text:p>
            <text:p/>
            <text:p>披露する ・ ひろうする ・ announce, introduce</text:p>
            <text:p/>
            <text:p>披瀝する ・ ひれきする ・ express one’s opinion , reveal one’s thoughts </text:p>
            <text:p/>
            <text:p>お披露目 ・ おひろめ ・ débu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51" calcext:value-type="float">
            <text:p>1951</text:p>
          </table:table-cell>
          <table:table-cell table:style-name="ce8" office:value-type="string" calcext:value-type="string">
            <text:p>抜</text:p>
          </table:table-cell>
          <table:table-cell table:style-name="ce12" office:value-type="string" calcext:value-type="string">
            <text:p>抜本的な ・ ばっぽんてきな ・ radical, drastic</text:p>
            <text:p/>
            <text:p>抜く ・ ぬく ・ [vt] pull out, extract</text:p>
            <text:p/>
            <text:p>抜ける ・ ぬける ・ [vi] come [fall] out [off] ; withdraw</text:p>
            <text:p/>
            <text:p>抜かす ・ ぬかす ・ [vt] leave out, omit, skip</text:p>
            <text:p/>
            <text:p>二頁抜かす ・ にぺーじぬかす ・ skip two pages</text:p>
            <text:p/>
            <text:p>抜かる ・ ぬかる ・ [vi] commit a blunder, make a slip</text:p>
            <text:p/>
            <text:p>抜群の ・ ばつぐんの ・ preeminent, outstanding</text:p>
            <text:p/>
            <text:p>卓抜する ・ たくばつする ・ excel, surpass, stand high, be distinguishe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52" calcext:value-type="float">
            <text:p>1952</text:p>
          </table:table-cell>
          <table:table-cell table:style-name="ce8" office:value-type="string" calcext:value-type="string">
            <text:p>控</text:p>
          </table:table-cell>
          <table:table-cell table:style-name="ce12" office:value-type="string" calcext:value-type="string">
            <text:p>控える ・ ひかえる ・ hold back, restrain oneself; wait for; deduct; note down</text:p>
            <text:p/>
            <text:p>控え ・ ひかえ ・ note, memo; counterfoil, stub; waiting; reserve, substitute, alternate</text:p>
            <text:p/>
            <text:p>控えめな ・ ひかえめな ・ modest, temperate, reserved</text:p>
            <text:p/>
            <text:p>控え室 ・ ひかえしつ ・ anteroom, waiting room</text:p>
            <text:p/>
            <text:p>控えの間 ・ ひかえのま ・ antechamber, anteroom</text:p>
            <text:p/>
            <text:p>別の間に控える ・ べつのまにひかえる ・ wait in another room</text:p>
            <text:p/>
            <text:p>控除 ・ こうじょ ・ tax deduction, subtraction</text:p>
            <text:p/>
            <text:p>控訴 ・ こうそ ・ intermediate appeal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53" calcext:value-type="float">
            <text:p>1953</text:p>
          </table:table-cell>
          <table:table-cell table:style-name="ce8" office:value-type="string" calcext:value-type="string">
            <text:p>扶</text:p>
          </table:table-cell>
          <table:table-cell table:style-name="ce12" office:value-type="string" calcext:value-type="string">
            <text:p>扶養する ・ ふようする ・ support, maintain</text:p>
            <text:p/>
            <text:p>扶助する ・ ふじょする ・ support, sustain</text:p>
            <text:p/>
            <text:p>扶育 ・ ふいく ・ bringing up childre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54" calcext:value-type="float">
            <text:p>1954</text:p>
          </table:table-cell>
          <table:table-cell table:style-name="ce8" office:value-type="string" calcext:value-type="string">
            <text:p>抹</text:p>
          </table:table-cell>
          <table:table-cell table:style-name="ce12" office:value-type="string" calcext:value-type="string">
            <text:p>抹殺する ・ まっさつする ・ erase, strike out; deny, ignore; do away with, liquidate</text:p>
            <text:p/>
            <text:p>抹茶 ・ まっちゃ ・ powdered green tea</text:p>
            <text:p/>
            <text:p>抹消する ・ まっしょうする ・ erase, strike ou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955" calcext:value-type="float">
            <text:p>1955</text:p>
          </table:table-cell>
          <table:table-cell table:style-name="ce8" office:value-type="string" calcext:value-type="string">
            <text:p>拓</text:p>
          </table:table-cell>
          <table:table-cell table:style-name="ce12" office:value-type="string" calcext:value-type="string">
            <text:p>開拓 ・ かいたく ・ reclamation, opening up, clearing; exploitation</text:p>
            <text:p/>
            <text:p>拓殖 ・ たくしょく ・ colonization, exploitation</text:p>
            <text:p/>
            <text:p>干拓 ・ かんたく ・ land reclamation by drainag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956" calcext:value-type="float">
            <text:p>1956</text:p>
          </table:table-cell>
          <table:table-cell table:style-name="ce8" office:value-type="string" calcext:value-type="string">
            <text:p>拷</text:p>
          </table:table-cell>
          <table:table-cell table:style-name="ce12" office:value-type="string" calcext:value-type="string">
            <text:p>拷問 ・ ごうもん ・ torture</text:p>
            <text:p/>
            <text:p>拷問台 ・ ごうもんだい ・ rack, instrument of tortur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57" calcext:value-type="float">
            <text:p>1957</text:p>
          </table:table-cell>
          <table:table-cell table:style-name="ce8" office:value-type="string" calcext:value-type="string">
            <text:p>楼</text:p>
          </table:table-cell>
          <table:table-cell table:style-name="ce12" office:value-type="string" calcext:value-type="string">
            <text:p>楼閣 ・ ろうかく ・ multistoried building</text:p>
            <text:p/>
            <text:p>望楼 ・ ぼうろう ・ watchtower, lookout, observation tower</text:p>
            <text:p/>
            <text:p>鐘楼 ・ しょうろう ・ bell tower, belfry</text:p>
            <text:p/>
            <text:p>摩天楼 ・ まてんろう ・ skyscraper</text:p>
            <text:p/>
            <text:p>五層楼 ・ ごそうろう ・ five-storied building [tower] </text:p>
            <text:p/>
            <text:p>高楼 ・ こうろう ・ lofty [high] building; skyscraper</text:p>
            <text:p/>
            <text:p>登楼する ・ とうろうする ・ go into a tall building; visit a brothel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958" calcext:value-type="float">
            <text:p>1958</text:p>
          </table:table-cell>
          <table:table-cell table:style-name="ce8" office:value-type="string" calcext:value-type="string">
            <text:p>壇</text:p>
          </table:table-cell>
          <table:table-cell table:style-name="ce12" office:value-type="string" calcext:value-type="string">
            <text:p>演壇 ・ えんだん ・ platform, rostrum</text:p>
            <text:p/>
            <text:p>教壇 ・ きょうだん ・ teacher's platform, rostrum</text:p>
            <text:p/>
            <text:p>土壇場 ・ どたんば ・ place of execution; eleventh hour</text:p>
            <text:p/>
            <text:p>壇場 ・ だんじょう ・ stage</text:p>
            <text:p/>
            <text:p>花壇 ・ かだん ・ flower bed</text:p>
            <text:p/>
            <text:p>壇上 ・ だんじょう ・ on the platform, on the stage</text:p>
            <text:p/>
            <text:p>詩壇 ・ しだん ・ poetical circles, world of poetry</text:p>
            <text:p/>
            <text:p>壇に登る ・ だんにのぼる ・ get on the platform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59" calcext:value-type="float">
            <text:p>1959</text:p>
          </table:table-cell>
          <table:table-cell table:style-name="ce8" office:value-type="string" calcext:value-type="string">
            <text:p>塔</text:p>
          </table:table-cell>
          <table:table-cell table:style-name="ce12" office:value-type="string" calcext:value-type="string">
            <text:p>五重の塔 ・ ごじゅうのとう ・ five-storied pagoda</text:p>
            <text:p/>
            <text:p>管制塔 ・ かんせいとう ・ control tower</text:p>
            <text:p/>
            <text:p>仏塔 ・ ぶっとう ・ pagoda Buddhist </text:p>
            <text:p/>
            <text:p>堂塔 ・ どうとう ・ temple buildings </text:p>
            <text:p/>
            <text:p>卒塔婆 ・ そとば [そとうば] ・ wooden grave tablet; stupa, dagoba</text:p>
            <text:p/>
            <text:p>鉄塔 ・ てっとう ・ steel tower; pylon</text:p>
            <text:p/>
            <text:p>エッフェルとう ・ エッフェルとう ・ Eiffel Tow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60" calcext:value-type="float">
            <text:p>1960</text:p>
          </table:table-cell>
          <table:table-cell table:style-name="ce8" office:value-type="string" calcext:value-type="string">
            <text:p>搭</text:p>
          </table:table-cell>
          <table:table-cell table:style-name="ce12" office:value-type="string" calcext:value-type="string">
            <text:p>搭載する ・ とうさいする ・ load, embark</text:p>
            <text:p/>
            <text:p>搭乗券 ・ とうじょうけん ・ boarding pass</text:p>
            <text:p/>
            <text:p>搭乗する ・ とうじょうする ・ board, get on a plane, embark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961" calcext:value-type="float">
            <text:p>1961</text:p>
          </table:table-cell>
          <table:table-cell table:style-name="ce8" office:value-type="string" calcext:value-type="string">
            <text:p>寡</text:p>
          </table:table-cell>
          <table:table-cell table:style-name="ce12" office:value-type="string" calcext:value-type="string">
            <text:p>寡占 ・ かせん ・ oligopoly</text:p>
            <text:p/>
            <text:p>寡婦 ・ かふ [やもめ] ・ widow</text:p>
            <text:p/>
            <text:p>寡少の ・ かしょうの ・ few, little, scanty</text:p>
            <text:p/>
            <text:p>寡黙な ・ かもくな ・ silent, taciturn, reticent</text:p>
            <text:p/>
            <text:p>寡聞 ・ かぶん ・ having little knowledge of , being ill-informed</text:p>
            <text:p/>
            <text:p>多寡 ・ たか ・ quantity, number, amoun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62" calcext:value-type="float">
            <text:p>1962</text:p>
          </table:table-cell>
          <table:table-cell table:style-name="ce8" office:value-type="string" calcext:value-type="string">
            <text:p>賓</text:p>
          </table:table-cell>
          <table:table-cell table:style-name="ce12" office:value-type="string" calcext:value-type="string">
            <text:p>賓客 ・ ひんきゃく [ひんかく] ・ guest of honor </text:p>
            <text:p/>
            <text:p>来賓 ・ らいひん ・ guest, visitor</text:p>
            <text:p/>
            <text:p>国賓 ・ こくひん ・ state guest</text:p>
            <text:p/>
            <text:p>迎賓館 ・ げいひんかん ・ guest house [palace]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63" calcext:value-type="float">
            <text:p>1963</text:p>
          </table:table-cell>
          <table:table-cell table:style-name="ce8" office:value-type="string" calcext:value-type="string">
            <text:p>飾</text:p>
          </table:table-cell>
          <table:table-cell table:style-name="ce12" office:value-type="string" calcext:value-type="string">
            <text:p>修飾する ・ しゅうしょくする ・ decorate, ornament; [grammar] modify</text:p>
            <text:p/>
            <text:p>飾る ・ かざる ・ [vt] decorate; affect; display</text:p>
            <text:p/>
            <text:p>飾り気の無い ・ かざりけのない ・ unaffected, plain</text:p>
            <text:p/>
            <text:p>首飾り ・ くびかざり ・ necklace</text:p>
            <text:p/>
            <text:p>装飾する ・ そうしょくする ・ ornament, adorn, decorate</text:p>
            <text:p/>
            <text:p>電飾 ・ でんしょく ・ decorative illumination</text:p>
            <text:p/>
            <text:p>満艦飾 ・ まんかんしょく ・ dressed up, decked out</text:p>
            <text:p/>
            <text:p>服飾 ・ ふくしょく ・ dress and its ornament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964" calcext:value-type="float">
            <text:p>1964</text:p>
          </table:table-cell>
          <table:table-cell table:style-name="ce8" office:value-type="string" calcext:value-type="string">
            <text:p>飽</text:p>
          </table:table-cell>
          <table:table-cell table:style-name="ce12" office:value-type="string" calcext:value-type="string">
            <text:p>飽満 ・ ほうまん ・ satiety, surfeit</text:p>
            <text:p/>
            <text:p>飽きる ・ あきる ・ [vi] be satiated, grow tired of</text:p>
            <text:p/>
            <text:p>飽かす ・ あかす ・ [vt] surfeit, spend (unsparingly ; satiate, tire, bore [a reader] </text:p>
            <text:p/>
            <text:p>飽食する ・ ほうしょくする ・ satiate oneself, eat one's fill</text:p>
            <text:p/>
            <text:p>飽きっぽい ・ あきっぽい ・ be fickle</text:p>
            <text:p/>
            <text:p>聞き飽きる ・ ききあきる ・ [vt] be fed up listening to</text:p>
            <text:p/>
            <text:p>飽食暖衣 ・ ほうしょくだんい ・ being well fed and clad</text:p>
            <text:p/>
            <text:p>飽和 ・ ほうわ ・ satur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65" calcext:value-type="float">
            <text:p>1965</text:p>
          </table:table-cell>
          <table:table-cell table:style-name="ce8" office:value-type="string" calcext:value-type="string">
            <text:p>餓</text:p>
          </table:table-cell>
          <table:table-cell table:style-name="ce12" office:value-type="string" calcext:value-type="string">
            <text:p>餓死 ・ がし ・ death from starvation</text:p>
            <text:p/>
            <text:p>餓鬼 ・ がき ・ hungry ghost; [slang] kid</text:p>
            <text:p/>
            <text:p>飢餓 ・ きが ・ starvation, hunger, famin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66" calcext:value-type="float">
            <text:p>1966</text:p>
          </table:table-cell>
          <table:table-cell table:style-name="ce8" office:value-type="string" calcext:value-type="string">
            <text:p>飢</text:p>
          </table:table-cell>
          <table:table-cell table:style-name="ce12" office:value-type="string" calcext:value-type="string">
            <text:p>飢餓 ・ きが ・ starvation, hunger, famine</text:p>
            <text:p/>
            <text:p>飢える ・ うえる ・ [vi] starve</text:p>
            <text:p/>
            <text:p>飢え ・ うえ ・ hunger, starvation</text:p>
            <text:p/>
            <text:p>飢え死に ・ うえじに ・ death by starvation</text:p>
            <text:p/>
            <text:p>愛に飢える ・ あいにうえる ・ hunger [starve] for love</text:p>
            <text:p/>
            <text:p>飢民 ・ きみん ・ starving people</text:p>
            <text:p/>
            <text:p>飢渇 ・ きかつ ・ hunger and thirst</text:p>
            <text:p/>
            <text:p>飢饉 ・ ききん ・ famine, crop failure; shortag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67" calcext:value-type="float">
            <text:p>1967</text:p>
          </table:table-cell>
          <table:table-cell table:style-name="ce8" office:value-type="string" calcext:value-type="string">
            <text:p>机</text:p>
          </table:table-cell>
          <table:table-cell table:style-name="ce12" office:value-type="string" calcext:value-type="string">
            <text:p>机上 ・ きじょう ・ top of the desk; academic, theoretical</text:p>
            <text:p/>
            <text:p>机 ・ つくえ ・ desk</text:p>
            <text:p/>
            <text:p>机上の空論 ・ きじょうのくうろん ・ armchair theorizing</text:p>
            <text:p/>
            <text:p>勉強机 ・ べんきょうづくえ ・ writing desk</text:p>
            <text:p/>
            <text:p>事務机 ・ じむづくえ ・ office desk</text:p>
            <text:p/>
            <text:p>机辺 ・ きへん ・ around the desk [table] </text:p>
            <text:p/>
            <text:p>机下 ・ きか ・ under the desk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68" calcext:value-type="float">
            <text:p>1968</text:p>
          </table:table-cell>
          <table:table-cell table:style-name="ce8" office:value-type="string" calcext:value-type="string">
            <text:p>冗</text:p>
          </table:table-cell>
          <table:table-cell table:style-name="ce12" office:value-type="string" calcext:value-type="string">
            <text:p>冗長な ・ じょうちょうな ・ verbose, redundant, prolix</text:p>
            <text:p/>
            <text:p>冗員 ・ じょういん ・ bloated personnel</text:p>
            <text:p/>
            <text:p>冗談 ・ じょうだん ・ jok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69" calcext:value-type="float">
            <text:p>1969</text:p>
          </table:table-cell>
          <table:table-cell table:style-name="ce8" office:value-type="string" calcext:value-type="string">
            <text:p>冠</text:p>
          </table:table-cell>
          <table:table-cell table:style-name="ce12" office:value-type="string" calcext:value-type="string">
            <text:p>王冠 ・ おうかん ・ crown, diadem, cap</text:p>
            <text:p/>
            <text:p>ワ冠 ・ ワかんむり ・ ワ-shaped grapheme [atop certain kanji like 冠] </text:p>
            <text:p/>
            <text:p>冠 ・ かんむり ・ crown</text:p>
            <text:p/>
            <text:p>戴冠式 ・ たいかんしき ・ coronation ceremony </text:p>
            <text:p/>
            <text:p>冠婚葬祭 ・ かんこんそうさい ・ ceremonial occasions [coming of age, marriage, funeral and ancestral worship] </text:p>
            <text:p/>
            <text:p>冠者 ・ かんじゃ ・ young man [come of age]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70" calcext:value-type="float">
            <text:p>1970</text:p>
          </table:table-cell>
          <table:table-cell table:style-name="ce8" office:value-type="string" calcext:value-type="string">
            <text:p>離</text:p>
          </table:table-cell>
          <table:table-cell table:style-name="ce12" office:value-type="string" calcext:value-type="string">
            <text:p>離婚 ・ りこん ・ divorce</text:p>
            <text:p/>
            <text:p>離れる ・ はなれる ・ [vi] separate; be separated</text:p>
            <text:p/>
            <text:p>離す ・ はなす ・ [vt] separate; keep a part, divide</text:p>
            <text:p/>
            <text:p>離陸 ・ りりく ・ takeoff</text:p>
            <text:p/>
            <text:p>隔離 ・ かくり ・ isolation, segregation</text:p>
            <text:p/>
            <text:p>離島 ・ りとう ・ outlying island</text:p>
            <text:p/>
            <text:p>遠く離れて ・ とおくはなれて ・ at a long distance</text:p>
            <text:p/>
            <text:p>現実離れ ・ げんじつばなれ ・ disconnected from realit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971" calcext:value-type="float">
            <text:p>1971</text:p>
          </table:table-cell>
          <table:table-cell table:style-name="ce8" office:value-type="string" calcext:value-type="string">
            <text:p>胸</text:p>
          </table:table-cell>
          <table:table-cell table:style-name="ce12" office:value-type="string" calcext:value-type="string">
            <text:p>胸部 ・ きょうぶ ・ breast, chest</text:p>
            <text:p/>
            <text:p>胸 ・ むね ・ chest</text:p>
            <text:p/>
            <text:p>度胸 ・ どきょう ・ courage, pluck, heart</text:p>
            <text:p/>
            <text:p>胸囲 ・ きょうい ・ chest measurement</text:p>
            <text:p/>
            <text:p>胸毛 ・ むなげ ・ chest hair</text:p>
            <text:p/>
            <text:p>胸郭 ・ きょうかく ・ thorax, ches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72" calcext:value-type="float">
            <text:p>1972</text:p>
          </table:table-cell>
          <table:table-cell table:style-name="ce8" office:value-type="string" calcext:value-type="string">
            <text:p>悩</text:p>
          </table:table-cell>
          <table:table-cell table:style-name="ce12" office:value-type="string" calcext:value-type="string">
            <text:p>苦悩 ・ くのう ・ suffering, anguish, dread</text:p>
            <text:p/>
            <text:p>悩ましい ・ なやましい ・ distressful; seductive, alluring</text:p>
            <text:p/>
            <text:p>悩む ・ なやむ ・ worry, be troubled</text:p>
            <text:p/>
            <text:p>悩ます ・ なやます ・ [vt] worry, trouble</text:p>
            <text:p/>
            <text:p>伸び悩む ・ のびなやむ ・ [vi] fail to grow, be held in check</text:p>
            <text:p/>
            <text:p>悩乱 ・ のうらん ・ worry, anguish</text:p>
            <text:p/>
            <text:p>懊悩 ・ おうのう ・ agony, anguish, trouble</text:p>
            <text:p/>
            <text:p>煩悩 ・ ぼんのう ・ worldly [carnal] desires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973" calcext:value-type="float">
            <text:p>1973</text:p>
          </table:table-cell>
          <table:table-cell table:style-name="ce8" office:value-type="string" calcext:value-type="string">
            <text:p>脳</text:p>
          </table:table-cell>
          <table:table-cell table:style-name="ce12" office:value-type="string" calcext:value-type="string">
            <text:p>首脳 ・ しゅのう ・ head, leader</text:p>
            <text:p/>
            <text:p>頭脳 ・ ずのう ・ brain; brains, head</text:p>
            <text:p/>
            <text:p>脳死 ・ のうし ・ brain death</text:p>
            <text:p/>
            <text:p>脳裏 ・ のうり ・ brain, mind, memory</text:p>
            <text:p/>
            <text:p>脳炎 ・ のうえん ・ encephalitis [brain inflammation] </text:p>
            <text:p/>
            <text:p>脳細胞 ・ のうさいぼう ・ brain cells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974" calcext:value-type="float">
            <text:p>1974</text:p>
          </table:table-cell>
          <table:table-cell table:style-name="ce8" office:value-type="string" calcext:value-type="string">
            <text:p>臓</text:p>
          </table:table-cell>
          <table:table-cell table:style-name="ce12" office:value-type="string" calcext:value-type="string">
            <text:p>臓器 ・ ぞうき ・ internal organs, viscera</text:p>
            <text:p/>
            <text:p>心臓 ・ しんぞう ・ heart</text:p>
            <text:p/>
            <text:p>臓物 ・ ぞうもつ ・ entrails, giblets</text:p>
            <text:p/>
            <text:p>内臓 ・ ないぞう ・ viscera, internal organs</text:p>
            <text:p/>
            <text:p>肝臓 ・ かんぞう ・ liver</text:p>
            <text:p/>
            <text:p>五臓 ・ ごぞう ・ the five viscera liver, lungs, heart, kidneys and splee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975" calcext:value-type="float">
            <text:p>1975</text:p>
          </table:table-cell>
          <table:table-cell table:style-name="ce8" office:value-type="string" calcext:value-type="string">
            <text:p>胃</text:p>
          </table:table-cell>
          <table:table-cell table:style-name="ce12" office:value-type="string" calcext:value-type="string">
            <text:p>胃袋 ・ いぶくろ ・ stomach</text:p>
            <text:p/>
            <text:p>胃潰瘍 ・ いかいよう ・ stomach ulcer</text:p>
            <text:p/>
            <text:p>胃癌 ・ いがん ・ gastric cancer</text:p>
            <text:p/>
            <text:p>胃炎 ・ いえん ・ gastritis</text:p>
            <text:p/>
            <text:p>胃弱 ・ いじゃく ・ dyspepsia, indigestion</text:p>
            <text:p/>
            <text:p>胃腸 ・ いちょう ・ stomach and intestines [bowels]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76" calcext:value-type="float">
            <text:p>1976</text:p>
          </table:table-cell>
          <table:table-cell table:style-name="ce8" office:value-type="string" calcext:value-type="string">
            <text:p>炎</text:p>
          </table:table-cell>
          <table:table-cell table:style-name="ce12" office:value-type="string" calcext:value-type="string">
            <text:p>ろうそくの炎 ・ ろうそくのほのお ・ candle flame</text:p>
            <text:p/>
            <text:p>炎症 ・ えんしょう ・ inflammation</text:p>
            <text:p/>
            <text:p>脳炎 ・ のうえん ・ encephalitis</text:p>
            <text:p/>
            <text:p>炎 ・ ほのお ・ flame</text:p>
            <text:p/>
            <text:p>火炎 ・ かえん ・ flames, blaze</text:p>
            <text:p/>
            <text:p>気炎を吐く ・ きえんをはく ・ talk big [a lot of hot air] </text:p>
            <text:p/>
            <text:p>情炎 ・ じょうえん ・ flaming desires, burning passion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977" calcext:value-type="float">
            <text:p>1977</text:p>
          </table:table-cell>
          <table:table-cell table:style-name="ce8" office:value-type="string" calcext:value-type="string">
            <text:p>談</text:p>
          </table:table-cell>
          <table:table-cell table:style-name="ce12" office:value-type="string" calcext:value-type="string">
            <text:p>相談する ・ そうだんする ・ consult, talk over, confer</text:p>
            <text:p/>
            <text:p>冗談 ・ じょうだん ・ joke</text:p>
            <text:p/>
            <text:p>座談会 ・ ざだんかい ・ round-table talk, symposium</text:p>
            <text:p/>
            <text:p>首脳会談 ・ しゅのうかいだん ・ summit meeting</text:p>
            <text:p/>
            <text:p>談話 ・ だんわ ・ talk, conversation</text:p>
            <text:p/>
            <text:p>怪談 ・ かいだん ・ ghost stor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78" calcext:value-type="float">
            <text:p>1978</text:p>
          </table:table-cell>
          <table:table-cell table:style-name="ce8" office:value-type="string" calcext:value-type="string">
            <text:p>淡</text:p>
          </table:table-cell>
          <table:table-cell table:style-name="ce12" office:value-type="string" calcext:value-type="string">
            <text:p>淡色 ・ たんしょく ・ light color</text:p>
            <text:p/>
            <text:p>淡紅色 ・ たんこうしょく ・ pink, rose pink</text:p>
            <text:p/>
            <text:p>濃淡 ・ のうたん ・ light and shade</text:p>
            <text:p/>
            <text:p>淡彩 ・ たんさい ・ light color</text:p>
            <text:p/>
            <text:p>冷淡な ・ れいたんな ・ cool, indifferent</text:p>
            <text:p/>
            <text:p>淡淡たる ・ たんたんたる ・ indifferent, unconcerned</text:p>
            <text:p/>
            <text:p>淡い ・ あわい ・ light color, flavor , faint</text:p>
            <text:p/>
            <text:p>淡雪 ・ あわゆき ・ light snow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79" calcext:value-type="float">
            <text:p>1979</text:p>
          </table:table-cell>
          <table:table-cell table:style-name="ce8" office:value-type="string" calcext:value-type="string">
            <text:p>災</text:p>
          </table:table-cell>
          <table:table-cell table:style-name="ce12" office:value-type="string" calcext:value-type="string">
            <text:p>災い ・ わざわい ・ calamity, disaster, accident</text:p>
            <text:p/>
            <text:p>災いする ・ わざわいする ・ be the ruin of so. </text:p>
            <text:p/>
            <text:p>人災 ・ じんさい ・ man-made calamity</text:p>
            <text:p/>
            <text:p>災害 ・ さいがい ・ calamity, disaster, misfortune</text:p>
            <text:p/>
            <text:p>震災 ・ しんさい ・ earthquake disaster</text:p>
            <text:p/>
            <text:p>天災 ・ てんさい ・ natural disaster</text:p>
            <text:p/>
            <text:p>戦災 ・ せんさい ・ war damage</text:p>
            <text:p/>
            <text:p>被災地 ・ ひさいち ・ disaster stricken area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80" calcext:value-type="float">
            <text:p>1980</text:p>
          </table:table-cell>
          <table:table-cell table:style-name="ce8" office:value-type="string" calcext:value-type="string">
            <text:p>肝</text:p>
          </table:table-cell>
          <table:table-cell table:style-name="ce12" office:value-type="string" calcext:value-type="string">
            <text:p>肝臓 ・ かんぞう ・ liver</text:p>
            <text:p/>
            <text:p>肝炎 ・ かんえん ・ hepatitis</text:p>
            <text:p/>
            <text:p>肝炎 ・ かんえん ・ hepatitis</text:p>
            <text:p/>
            <text:p>肝に銘じる ・ きもにめいじる ・ be deeply impressed</text:p>
            <text:p/>
            <text:p>肝要な ・ かんような ・ important, vital, essential</text:p>
            <text:p/>
            <text:p>肝っ玉 ・ きもったま ・ pluck, courage</text:p>
            <text:p/>
            <text:p>肝を冷やす ・ きもをひやす ・ be struck with terror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981" calcext:value-type="float">
            <text:p>1981</text:p>
          </table:table-cell>
          <table:table-cell table:style-name="ce8" office:value-type="string" calcext:value-type="string">
            <text:p>肺</text:p>
          </table:table-cell>
          <table:table-cell table:style-name="ce12" office:value-type="string" calcext:value-type="string">
            <text:p>肺臓 ・ はいぞう ・ lungs</text:p>
            <text:p/>
            <text:p>肺炎 ・ はいえん ・ pneumonia, inflammation of the lungs</text:p>
            <text:p/>
            <text:p>肺が弱い ・ はいがよわい ・ have a weak chest</text:p>
            <text:p/>
            <text:p>肺活量 ・ はいかつりょう ・ lung breathing capacity</text:p>
            <text:p/>
            <text:p>肺癌 ・ はいがん ・ lung canc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982" calcext:value-type="float">
            <text:p>1982</text:p>
          </table:table-cell>
          <table:table-cell table:style-name="ce8" office:value-type="string" calcext:value-type="string">
            <text:p>胆</text:p>
          </table:table-cell>
          <table:table-cell table:style-name="ce12" office:value-type="string" calcext:value-type="string">
            <text:p>大胆 ・ だいたん ・ boldness, daring</text:p>
            <text:p/>
            <text:p>胆力 ・ たんりょく ・ courage, nerve, mettle</text:p>
            <text:p/>
            <text:p>胆石 ・ たんせき ・ gallstone</text:p>
            <text:p/>
            <text:p>胆汁 ・ たんじゅう ・ bile, gall</text:p>
            <text:p/>
            <text:p>落胆 ・ らくたん ・ disappointment, discouragemen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83" calcext:value-type="float">
            <text:p>1983</text:p>
          </table:table-cell>
          <table:table-cell table:style-name="ce8" office:value-type="string" calcext:value-type="string">
            <text:p>腺</text:p>
          </table:table-cell>
          <table:table-cell table:style-name="ce12" office:value-type="string" calcext:value-type="string">
            <text:p>涙腺 ・ るいせん ・ lachrymal gland</text:p>
            <text:p/>
            <text:p>唾液腺 ・ だえきせん ・ salivary gland</text:p>
            <text:p/>
            <text:p>粘液腺 ・ ねんえきせん ・ mucous gland</text:p>
            <text:p/>
            <text:p>甲状腺 ・ こうじょうせん ・ thyroid gland</text:p>
            <text:p/>
            <text:p>乳腺 ・ にゅうせん ・ mammary gland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84" calcext:value-type="float">
            <text:p>1984</text:p>
          </table:table-cell>
          <table:table-cell table:style-name="ce8" office:value-type="string" calcext:value-type="string">
            <text:p>胞</text:p>
          </table:table-cell>
          <table:table-cell table:style-name="ce12" office:value-type="string" calcext:value-type="string">
            <text:p>細胞 ・ さいぼう ・ cell</text:p>
            <text:p/>
            <text:p>胞子 ・ ほうし ・ spore</text:p>
            <text:p/>
            <text:p>芽胞 ・ がほう ・ spore</text:p>
            <text:p/>
            <text:p>肺胞 ・ はいほう ・ alveolus</text:p>
            <text:p/>
            <text:p>細胞膜 ・ さいぼうまく ・ cellular membran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985" calcext:value-type="float">
            <text:p>1985</text:p>
          </table:table-cell>
          <table:table-cell table:style-name="ce8" office:value-type="string" calcext:value-type="string">
            <text:p>腸</text:p>
          </table:table-cell>
          <table:table-cell table:style-name="ce12" office:value-type="string" calcext:value-type="string">
            <text:p>胃腸 ・ いちょう ・ stomach and intestines [bowels] </text:p>
            <text:p/>
            <text:p>腸炎 ・ ちょうえん ・ enteritis</text:p>
            <text:p/>
            <text:p>小腸 ・ しょうちょう ・ small intestine</text:p>
            <text:p/>
            <text:p>盲腸 ・ もうちょう ・ cecum, appendix</text:p>
            <text:p/>
            <text:p>脱腸 ・ だっちょう ・ enterocele</text:p>
            <text:p/>
            <text:p>腸の病気 ・ ちょうのびょうき ・ bowel diseas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986" calcext:value-type="float">
            <text:p>1986</text:p>
          </table:table-cell>
          <table:table-cell table:style-name="ce8" office:value-type="string" calcext:value-type="string">
            <text:p>胎</text:p>
          </table:table-cell>
          <table:table-cell table:style-name="ce12" office:value-type="string" calcext:value-type="string">
            <text:p>胎児 ・ たいじ ・ embryo, fetus</text:p>
            <text:p/>
            <text:p>母胎 ・ ぼたい ・ mother's womb</text:p>
            <text:p/>
            <text:p>胎動 ・ たいどう ・ quickening, fetal movement; indication</text:p>
            <text:p/>
            <text:p>堕胎 ・ だたい ・ abortion</text:p>
            <text:p/>
            <text:p>胎内 ・ たいない ・ interior of the womb</text:p>
            <text:p/>
            <text:p>胎生 ・ たいせい ・ viviparity</text:p>
            <text:p/>
            <text:p>胎教 ・ たいきょう ・ prenatal car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87" calcext:value-type="float">
            <text:p>1987</text:p>
          </table:table-cell>
          <table:table-cell table:style-name="ce8" office:value-type="string" calcext:value-type="string">
            <text:p>腰</text:p>
          </table:table-cell>
          <table:table-cell table:style-name="ce12" office:value-type="string" calcext:value-type="string">
            <text:p>腰 ・ こし ・ waist, hips</text:p>
            <text:p/>
            <text:p>足腰 ・ あしこし ・ legs and loins</text:p>
            <text:p/>
            <text:p>腰巻き ・ こしまき ・ loincloth</text:p>
            <text:p/>
            <text:p>腰骨 ・ こしぼね ・ hipbone</text:p>
            <text:p/>
            <text:p>腰掛ける ・ こしかける ・ [vi] sit down</text:p>
            <text:p/>
            <text:p>腰部 ・ ようぶ ・ waist, hips</text:p>
            <text:p/>
            <text:p>腰間 ・ ようかん ・ hips</text:p>
            <text:p/>
            <text:p>腰囲 ・ ようい ・ hip measuremen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88" calcext:value-type="float">
            <text:p>1988</text:p>
          </table:table-cell>
          <table:table-cell table:style-name="ce8" office:value-type="string" calcext:value-type="string">
            <text:p>肘</text:p>
          </table:table-cell>
          <table:table-cell table:style-name="ce12" office:value-type="string" calcext:value-type="string">
            <text:p>肘 ・ ひじ ・ elbow</text:p>
            <text:p/>
            <text:p>肘掛け ・ ひじかけ ・ armrest</text:p>
            <text:p/>
            <text:p>肘打ち ・ ひじうち ・ elbow strike in martial arts </text:p>
            <text:p/>
            <text:p>肘当て ・ ひじあて ・ elbow pad [patch] </text:p>
            <text:p/>
            <text:p>テニス肘 ・ てにすひじ ・ tennis elbow</text:p>
            <text:p/>
            <text:p>肘内障 ・ ちゅうないしょう ・ pulled elbow [nursemaid’s] </text:p>
            <text:p/>
            <text:p>掣肘 ・ せいちゅう ・ restraint by so. els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89" calcext:value-type="float">
            <text:p>1989</text:p>
          </table:table-cell>
          <table:table-cell table:style-name="ce8" office:value-type="string" calcext:value-type="string">
            <text:p>膝</text:p>
          </table:table-cell>
          <table:table-cell table:style-name="ce12" office:value-type="string" calcext:value-type="string">
            <text:p>膝 ・ ひざ ・ knee</text:p>
            <text:p/>
            <text:p>膝掛け ・ ひざかけ ・ lap robe</text:p>
            <text:p/>
            <text:p>膝の皿 ・ ひざのさら ・ kneecap</text:p>
            <text:p/>
            <text:p>膝枕 ・ ひざまくら ・ lying with one’s head [in another’s lap] </text:p>
            <text:p/>
            <text:p>膝蓋骨 ・ しつがいこつ ・ kneecap, patella</text:p>
            <text:p/>
            <text:p>膝行 ・ しっこう ・ moving by sliding on one’s knees [in presence of high-ranking individuals] </text:p>
            <text:p/>
            <text:p>膝下 ・ しっか ・ near one’s knee; near a parent [guardian] </text:p>
            <text:p/>
            <text:p>膝関節 ・ しつかんせつ ・ knee join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90" calcext:value-type="float">
            <text:p>1990</text:p>
          </table:table-cell>
          <table:table-cell table:style-name="ce8" office:value-type="string" calcext:value-type="string">
            <text:p>股</text:p>
          </table:table-cell>
          <table:table-cell table:style-name="ce12" office:value-type="string" calcext:value-type="string">
            <text:p>股 ・ また ・ crotch</text:p>
            <text:p/>
            <text:p>股間 ・ こかん ・ crotch</text:p>
            <text:p/>
            <text:p>四股 ・ しこ ・ stamping on the sumo ring</text:p>
            <text:p/>
            <text:p>股旅 ・ またたび ・ wandering life of a gambler</text:p>
            <text:p/>
            <text:p>三股 ・ さんまた ・ forked stick</text:p>
            <text:p/>
            <text:p>二股 ・ ふたまた ・ bifurcation; [slang] two-timing</text:p>
            <text:p/>
            <text:p>股引 ・ ももひき ・ long underpants; working trousers</text:p>
            <text:p/>
            <text:p>太股 ・ ふともも ・ thigh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91" calcext:value-type="float">
            <text:p>1991</text:p>
          </table:table-cell>
          <table:table-cell table:style-name="ce8" office:value-type="string" calcext:value-type="string">
            <text:p>肢</text:p>
          </table:table-cell>
          <table:table-cell table:style-name="ce12" office:value-type="string" calcext:value-type="string">
            <text:p>四肢 ・ しし ・ limbs, legs &amp; arms</text:p>
            <text:p/>
            <text:p>前肢 ・ ぜんし ・ forelimb, front leg</text:p>
            <text:p/>
            <text:p>選択肢 ・ せんたくし ・ choices, alternatives</text:p>
            <text:p/>
            <text:p>肢体 ・ したい ・ limbs, members</text:p>
            <text:p/>
            <text:p>下肢 ・ かし ・ lower limbs, leg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92" calcext:value-type="float">
            <text:p>1992</text:p>
          </table:table-cell>
          <table:table-cell table:style-name="ce8" office:value-type="string" calcext:value-type="string">
            <text:p>胴</text:p>
          </table:table-cell>
          <table:table-cell table:style-name="ce12" office:value-type="string" calcext:value-type="string">
            <text:p>胴体 ・ どうたい ・ trunk, torso, hull</text:p>
            <text:p/>
            <text:p>胴巻き ・ どうまき ・ bellyband</text:p>
            <text:p/>
            <text:p>胴衣 ・ どうい ・ jacket, vest</text:p>
            <text:p/>
            <text:p>胴上げ ・ どうあげ ・ tossing so. in triumph </text:p>
            <text:p/>
            <text:p>胴が長い ・ どうがながい ・ have a long trunk [long-bodied]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93" calcext:value-type="float">
            <text:p>1993</text:p>
          </table:table-cell>
          <table:table-cell table:style-name="ce8" office:value-type="string" calcext:value-type="string">
            <text:p>脇</text:p>
          </table:table-cell>
          <table:table-cell table:style-name="ce12" office:value-type="string" calcext:value-type="string">
            <text:p>脇 ・ わき ・ armpit</text:p>
            <text:p/>
            <text:p>脇に置く ・ わきにおく ・ put aside, disregard for the moment </text:p>
            <text:p/>
            <text:p>脇毛 ・ わきげ ・ underarm hair</text:p>
            <text:p/>
            <text:p>小脇 ・ こわき ・ under one’s arm</text:p>
            <text:p/>
            <text:p>脇役 ・ わきやく ・ supporting actor [role] </text:p>
            <text:p/>
            <text:p>脇道 ・ わきみち ・ side road; digression</text:p>
            <text:p/>
            <text:p>脇侍 ・ きょうじ ・ flanking attendants to principal image of a temple's Buddha </text:p>
            <text:p/>
            <text:p>脇息 ・ きょうそく ・ portable armres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994" calcext:value-type="float">
            <text:p>1994</text:p>
          </table:table-cell>
          <table:table-cell table:style-name="ce8" office:value-type="string" calcext:value-type="string">
            <text:p>脂</text:p>
          </table:table-cell>
          <table:table-cell table:style-name="ce12" office:value-type="string" calcext:value-type="string">
            <text:p>脂 ・ あぶら ・ fat, grease, lard, blubber</text:p>
            <text:p/>
            <text:p>脂ぎった ・ あぶらぎった ・ greasy, oily</text:p>
            <text:p/>
            <text:p>脂性 ・ あぶらしょう ・ fatty constitution</text:p>
            <text:p/>
            <text:p>脂肪 ・ しぼう ・ fat, grease</text:p>
            <text:p/>
            <text:p>脂質 ・ ししつ ・ lipid, fats</text:p>
            <text:p/>
            <text:p>油脂 ・ ゆし ・ fats and oils</text:p>
            <text:p/>
            <text:p>脱脂粉乳 ・ だっしふんにゅう ・ skim milk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995" calcext:value-type="float">
            <text:p>1995</text:p>
          </table:table-cell>
          <table:table-cell table:style-name="ce8" office:value-type="string" calcext:value-type="string">
            <text:p>詣</text:p>
          </table:table-cell>
          <table:table-cell table:style-name="ce12" office:value-type="string" calcext:value-type="string">
            <text:p>初詣 ・ はつもうで ・ one's first visit to a temple [shrine] (in the new year </text:p>
            <text:p/>
            <text:p>詣でる ・ もうでる ・ visit a temple [shrine] , pay homage</text:p>
            <text:p/>
            <text:p>参詣 ・ さんけい ・ visit to a temple [shrine] , worship, pilgrimage</text:p>
            <text:p/>
            <text:p>造詣 ・ ぞうけい ・ attainments, scholarship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996" calcext:value-type="float">
            <text:p>1996</text:p>
          </table:table-cell>
          <table:table-cell table:style-name="ce8" office:value-type="string" calcext:value-type="string">
            <text:p>肪</text:p>
          </table:table-cell>
          <table:table-cell table:style-name="ce12" office:value-type="string" calcext:value-type="string">
            <text:p>脂肪 ・ しぼう ・ fat, greas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97" calcext:value-type="float">
            <text:p>1997</text:p>
          </table:table-cell>
          <table:table-cell table:style-name="ce8" office:value-type="string" calcext:value-type="string">
            <text:p>肌</text:p>
          </table:table-cell>
          <table:table-cell table:style-name="ce12" office:value-type="string" calcext:value-type="string">
            <text:p>肌 ・ はだ ・ skin</text:p>
            <text:p/>
            <text:p>肌着 ・ はだぎ ・ underwear</text:p>
            <text:p/>
            <text:p>肌身 ・ はだみ ・ body</text:p>
            <text:p/>
            <text:p>肌を許す ・ はだをゆるす ・ surrender one’s chastity to a man </text:p>
            <text:p/>
            <text:p>肌色 ・ はだいろ ・ flesh-color</text:p>
            <text:p/>
            <text:p>赤肌 ・ あかはだ ・ abraded skin</text:p>
            <text:p/>
            <text:p>山肌 ・ やまはだ ・ surface of a mountain</text:p>
            <text:p/>
            <text:p>学者肌 ・ がくしゃはだ ・ scholarly bent of mi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98" calcext:value-type="float">
            <text:p>1998</text:p>
          </table:table-cell>
          <table:table-cell table:style-name="ce8" office:value-type="string" calcext:value-type="string">
            <text:p>膚</text:p>
          </table:table-cell>
          <table:table-cell table:style-name="ce12" office:value-type="string" calcext:value-type="string">
            <text:p>皮膚 ・ ひふ ・ skin</text:p>
            <text:p/>
            <text:p>完膚無き迄 ・ かんぷなきまで ・ thoroughly, without exception; beyond recognition, scathingl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99" calcext:value-type="float">
            <text:p>1999</text:p>
          </table:table-cell>
          <table:table-cell table:style-name="ce8" office:value-type="string" calcext:value-type="string">
            <text:p>慮</text:p>
          </table:table-cell>
          <table:table-cell table:style-name="ce12" office:value-type="string" calcext:value-type="string">
            <text:p>遠慮する ・ えんりょする ・ be reserved; hesitate; refrain</text:p>
            <text:p/>
            <text:p>考慮する ・ こうりょする ・ consider, deliberate</text:p>
            <text:p/>
            <text:p>配慮 ・ はいりょ ・ consideration, care, concern</text:p>
            <text:p/>
            <text:p>浅慮 ・ せんりょ ・ indiscretion, imprudence, thoughtlessness</text:p>
            <text:p/>
            <text:p>思慮 ・ しりょ ・ consideration, thought, discretion</text:p>
            <text:p/>
            <text:p>深慮 ・ しんりょ ・ thoughtfulness, prudence</text:p>
            <text:p/>
            <text:p>顧慮 ・ こりょ ・ regard, considerati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000" calcext:value-type="float">
            <text:p>2000</text:p>
          </table:table-cell>
          <table:table-cell table:style-name="ce8" office:value-type="string" calcext:value-type="string">
            <text:p>虐</text:p>
          </table:table-cell>
          <table:table-cell table:style-name="ce12" office:value-type="string" calcext:value-type="string">
            <text:p>虐待 ・ ぎゃくたい ・ abuse, cruelty</text:p>
            <text:p/>
            <text:p>虐げる ・ しいたげる ・ [vt] tyrannize</text:p>
            <text:p/>
            <text:p>虐殺 ・ ぎゃくさつ ・ massacre, genocide</text:p>
            <text:p/>
            <text:p>残虐な ・ ざんぎゃくな ・ cruel, atrocious, brutal</text:p>
            <text:p/>
            <text:p>悪虐無道の ・ あくぎゃくむどうの ・ treacherous, heinous</text:p>
            <text:p/>
            <text:p>暴虐な ・ ぼうぎゃくな ・ tyrannical, cruel, atrocious</text:p>
            <text:p/>
            <text:p>虐政 ・ ぎゃくせい ・ oppressive [tyrannical] governmen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001" calcext:value-type="float">
            <text:p>2001</text:p>
          </table:table-cell>
          <table:table-cell table:style-name="ce8" office:value-type="string" calcext:value-type="string">
            <text:p>虞</text:p>
          </table:table-cell>
          <table:table-cell table:style-name="ce12" office:value-type="string" calcext:value-type="string">
            <text:p>失敗の虞 ・ しっぱいのおそれ ・ risk of failure</text:p>
            <text:p/>
            <text:p>虞 ・ おそれ ・ risk, fear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02" calcext:value-type="float">
            <text:p>2002</text:p>
          </table:table-cell>
          <table:table-cell table:style-name="ce8" office:value-type="string" calcext:value-type="string">
            <text:p>劇</text:p>
          </table:table-cell>
          <table:table-cell table:style-name="ce12" office:value-type="string" calcext:value-type="string">
            <text:p>劇場 ・ げきじょう ・ theater</text:p>
            <text:p/>
            <text:p>悲劇 ・ ひげき ・ tragedy, tragic drama</text:p>
            <text:p/>
            <text:p>喜劇 ・ きげき ・ comedy</text:p>
            <text:p/>
            <text:p>歌劇 ・ かげき ・ opera</text:p>
            <text:p/>
            <text:p>劇を演じる ・ げきをえんじる ・ perform a pla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03" calcext:value-type="float">
            <text:p>2003</text:p>
          </table:table-cell>
          <table:table-cell table:style-name="ce8" office:value-type="string" calcext:value-type="string">
            <text:p>虚</text:p>
          </table:table-cell>
          <table:table-cell table:style-name="ce12" office:value-type="string" calcext:value-type="string">
            <text:p>虚栄心 ・ きょえいしん ・ vanity</text:p>
            <text:p/>
            <text:p>虚偽 ・ きょぎ ・ falsehood, lie, fallacy</text:p>
            <text:p/>
            <text:p>虚無 ・ きょむ ・ nothingness; nihility</text:p>
            <text:p/>
            <text:p>虚空 ・ こくう ・ empty space, sky</text:p>
            <text:p/>
            <text:p>空虚な ・ くうきょな ・ empty, void; inane</text:p>
            <text:p/>
            <text:p>虚飾 ・ きょしょく ・ ostentation, affectation, show</text:p>
            <text:p/>
            <text:p>虚言 ・ きょげん ・ falsehood</text:p>
            <text:p/>
            <text:p>謙虚な ・ けんきょな ・ humble, modes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04" calcext:value-type="float">
            <text:p>2004</text:p>
          </table:table-cell>
          <table:table-cell table:style-name="ce8" office:value-type="string" calcext:value-type="string">
            <text:p>虜</text:p>
          </table:table-cell>
          <table:table-cell table:style-name="ce12" office:value-type="string" calcext:value-type="string">
            <text:p>捕虜 ・ ほりょ ・ prisoner of war, captive</text:p>
            <text:p/>
            <text:p>虜囚 ・ りょしゅう ・ captive, prisoner</text:p>
            <text:p/>
            <text:p>俘虜 ・ ふりょ ・ prisoner, POW, captive</text:p>
            <text:p/>
            <text:p>虜 ・ とりこ ・ captive, prisoner; victim of love, … , slave to lust, …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05" calcext:value-type="float">
            <text:p>2005</text:p>
          </table:table-cell>
          <table:table-cell table:style-name="ce8" office:value-type="string" calcext:value-type="string">
            <text:p>勇</text:p>
          </table:table-cell>
          <table:table-cell table:style-name="ce12" office:value-type="string" calcext:value-type="string">
            <text:p>胆勇 ・ たんゆう ・ courage</text:p>
            <text:p/>
            <text:p>勇気 ・ ゆうき ・ courage, valor, bravery, nerve</text:p>
            <text:p/>
            <text:p>勇む ・ いさむ ・ be encouraged, in high spirits</text:p>
            <text:p/>
            <text:p>勇ましい ・ いさましい ・ brave, courageous, bold, valiant</text:p>
            <text:p/>
            <text:p>勇猛 ・ ゆうもう ・ daring, bravery, valor</text:p>
            <text:p/>
            <text:p>勇退する ・ ゆうたいする ・ retire voluntarily</text:p>
            <text:p/>
            <text:p>勇将 ・ ゆうしょう ・ brave general</text:p>
            <text:p/>
            <text:p>蛮勇 ・ ばんゆう ・ brute courage, reckless valo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06" calcext:value-type="float">
            <text:p>2006</text:p>
          </table:table-cell>
          <table:table-cell table:style-name="ce8" office:value-type="string" calcext:value-type="string">
            <text:p>湧</text:p>
          </table:table-cell>
          <table:table-cell table:style-name="ce12" office:value-type="string" calcext:value-type="string">
            <text:p>湧出 ・ ゆうしゅつ ・ welling, gushing</text:p>
            <text:p/>
            <text:p>湧き上がる ・ わきあがる ・ [vi] boil up, arise</text:p>
            <text:p/>
            <text:p>湧き起こる ・ わきおこる ・ [vi] well up, arise</text:p>
            <text:p/>
            <text:p>湧く ・ わく ・ [vi] well up, gush out</text:p>
            <text:p/>
            <text:p>湧水 ・ ゆうすい ・ welling of water</text:p>
            <text:p/>
            <text:p>湧き水 ・ わきみず ・ spring water</text:p>
            <text:p/>
            <text:p>降って湧く ・ ふってわく ・ take place unexpectedly</text:p>
            <text:p/>
            <text:p>ぼうふらが湧いた ・ ぼうふらがわいた ・ Mosquito larvae have hatched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07" calcext:value-type="float">
            <text:p>2007</text:p>
          </table:table-cell>
          <table:table-cell table:style-name="ce8" office:value-type="string" calcext:value-type="string">
            <text:p>戯</text:p>
          </table:table-cell>
          <table:table-cell table:style-name="ce12" office:value-type="string" calcext:value-type="string">
            <text:p>遊戯 ・ ゆうぎ ・ game, pastime, amusement</text:p>
            <text:p/>
            <text:p>戯れる ・ たわむれる ・ [vi] sport, play; joke</text:p>
            <text:p/>
            <text:p>戯れ ・ たわむれ ・ play, sport, fun, caprice; joke, jest; flirtation</text:p>
            <text:p/>
            <text:p>戯曲 ・ ぎきょく ・ drama, play</text:p>
            <text:p/>
            <text:p>悪戯 ・ いたずら ・ mischief, prank, practical jok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08" calcext:value-type="float">
            <text:p>2008</text:p>
          </table:table-cell>
          <table:table-cell table:style-name="ce8" office:value-type="string" calcext:value-type="string">
            <text:p>繊</text:p>
          </table:table-cell>
          <table:table-cell table:style-name="ce12" office:value-type="string" calcext:value-type="string">
            <text:p>繊細な ・ せんさいな ・ delicate, fine, subtle</text:p>
            <text:p/>
            <text:p>繊切り ・ せんぎり ・ long thin strips of a vegetable </text:p>
            <text:p/>
            <text:p>化繊 ・ かせん ・ synthetic fiber</text:p>
            <text:p/>
            <text:p>繊維 ・ せんい ・ fiber, textile</text:p>
            <text:p/>
            <text:p>合繊 ・ ごうせん ・ synthetic fiber</text:p>
            <text:p/>
            <text:p>繊毛 ・ せんもう ・ cilia, fine hai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09" calcext:value-type="float">
            <text:p>2009</text:p>
          </table:table-cell>
          <table:table-cell table:style-name="ce8" office:value-type="string" calcext:value-type="string">
            <text:p>緻</text:p>
          </table:table-cell>
          <table:table-cell table:style-name="ce12" office:value-type="string" calcext:value-type="string">
            <text:p>緻密な ・ ちみつな ・ close, minute, precise</text:p>
            <text:p/>
            <text:p>精緻な ・ せいちな ・ minute, delicate, subtle, exquisite</text:p>
            <text:p/>
            <text:p>細緻な ・ さいちな ・ minute, delicate, meticulous</text:p>
            <text:p/>
            <text:p>巧緻な ・ こうちな ・ elaborate, detailed, exquisit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010" calcext:value-type="float">
            <text:p>2010</text:p>
          </table:table-cell>
          <table:table-cell table:style-name="ce8" office:value-type="string" calcext:value-type="string">
            <text:p>嘘</text:p>
          </table:table-cell>
          <table:table-cell table:style-name="ce12" office:value-type="string" calcext:value-type="string">
            <text:p>嘘 ・ うそ ・ lie, fib</text:p>
            <text:p/>
            <text:p>嘘をつく ・ うそをつく ・ tell a lie</text:p>
            <text:p/>
            <text:p>嘘つき ・ うそつき ・ liar</text:p>
            <text:p/>
            <text:p>嘘泣き ・ うそなき ・ crocodile tears</text:p>
            <text:p/>
            <text:p>嘘も方便 ・ うそもほうべん ・ the end justifies the means</text:p>
            <text:p/>
            <text:p>嘘っぱち ・ うそっぱち ・ downright li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011" calcext:value-type="float">
            <text:p>2011</text:p>
          </table:table-cell>
          <table:table-cell table:style-name="ce8" office:value-type="string" calcext:value-type="string">
            <text:p>噂</text:p>
          </table:table-cell>
          <table:table-cell table:style-name="ce12" office:value-type="string" calcext:value-type="string">
            <text:p>噂を流す ・ うわさをながす ・ spread rumors</text:p>
            <text:p/>
            <text:p>噂話 ・ うわさばなし ・ gossip</text:p>
            <text:p/>
            <text:p>噂 ・ うわさ ・ rumor, gossip</text:p>
            <text:p/>
            <text:p>噂通り ・ うわさどおり ・ as rumored</text:p>
            <text:p/>
            <text:p>噂をすれば影 ・ うわさをすればかげ ・ Speak of the devil</text:p>
            <text:p/>
            <text:p>根も葉も無い噂 ・ ねもはもないうわさ ・ baseless rumo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12" calcext:value-type="float">
            <text:p>2012</text:p>
          </table:table-cell>
          <table:table-cell table:style-name="ce8" office:value-type="string" calcext:value-type="string">
            <text:p>樽</text:p>
          </table:table-cell>
          <table:table-cell table:style-name="ce12" office:value-type="string" calcext:value-type="string">
            <text:p>ビールの樽 ・ ビールのたる ・ keg of beer</text:p>
            <text:p/>
            <text:p>酒樽 ・ さかだる ・ wine [sake] cask [barrel] </text:p>
            <text:p/>
            <text:p>角樽 ・ つのだる ・ two-handled keg</text:p>
            <text:p/>
            <text:p>樽俎 ・ そんそ ・ party with food and drink </text:p>
            <text:p/>
            <text:p>樽酒 ・ そんしゅ [たるざけ] ・ barreled sak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13" calcext:value-type="float">
            <text:p>2013</text:p>
          </table:table-cell>
          <table:table-cell table:style-name="ce8" office:value-type="string" calcext:value-type="string">
            <text:p>距</text:p>
          </table:table-cell>
          <table:table-cell table:style-name="ce12" office:value-type="string" calcext:value-type="string">
            <text:p>距離 ・ きょり ・ distance, range; interval</text:p>
            <text:p/>
            <text:p>長距離 ・ ちょうきょり ・ long distance</text:p>
            <text:p/>
            <text:p>短距離 ・ たんきょり ・ short distance</text:p>
            <text:p/>
            <text:p>測距儀 ・ そっきょぎ ・ range finder</text:p>
            <text:p/>
            <text:p>距爪 ・ きょそう ・ cockspur a wild mille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014" calcext:value-type="float">
            <text:p>2014</text:p>
          </table:table-cell>
          <table:table-cell table:style-name="ce8" office:value-type="string" calcext:value-type="string">
            <text:p>拒</text:p>
          </table:table-cell>
          <table:table-cell table:style-name="ce12" office:value-type="string" calcext:value-type="string">
            <text:p>拒否する ・ きょひする ・ deny, reject</text:p>
            <text:p/>
            <text:p>拒絶する ・ きょぜつする ・ refuse, reject, deny</text:p>
            <text:p/>
            <text:p>拒む ・ こばむ ・ [vt] refuse, reject</text:p>
            <text:p/>
            <text:p>支払いを拒む ・ しはらいをこばむ ・ refuse payment, decline to pay</text:p>
            <text:p/>
            <text:p>入場を拒む ・ にゅうじょうをこばむ ・ deny so. admissi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15" calcext:value-type="float">
            <text:p>2015</text:p>
          </table:table-cell>
          <table:table-cell table:style-name="ce8" office:value-type="string" calcext:value-type="string">
            <text:p>嬉</text:p>
          </table:table-cell>
          <table:table-cell table:style-name="ce12" office:value-type="string" calcext:value-type="string">
            <text:p>嬉しい ・ うれしい ・ glad, delighted</text:p>
            <text:p/>
            <text:p>嬉しさ ・ うれしさ ・ joy, delight, gladness</text:p>
            <text:p/>
            <text:p>嬉しそうな ・ うれしそうな ・ delightful, glad-looking</text:p>
            <text:p/>
            <text:p>嬉し泣き ・ うれしなき ・ weeping for joy, crying with happiness</text:p>
            <text:p/>
            <text:p>嬉嬉 ・ きき ・ merry, joyful, gleeful</text:p>
            <text:p/>
            <text:p>嬉戯 ・ きぎ ・ frisking, frolicing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016" calcext:value-type="float">
            <text:p>2016</text:p>
          </table:table-cell>
          <table:table-cell table:style-name="ce8" office:value-type="string" calcext:value-type="string">
            <text:p>鼓</text:p>
          </table:table-cell>
          <table:table-cell table:style-name="ce12" office:value-type="string" calcext:value-type="string">
            <text:p>鼓 ・ つづみ ・ drum</text:p>
            <text:p/>
            <text:p>鼓を打つ ・ つづみをうつ ・ beat a drum</text:p>
            <text:p/>
            <text:p>太鼓 ・ たいこ ・ big drum</text:p>
            <text:p/>
            <text:p>鼓吹する ・ こすいする ・ inspire, inculcate, advocate</text:p>
            <text:p/>
            <text:p>鼓膜 ・ こまく ・ eardrum</text:p>
            <text:p/>
            <text:p>鼓手 ・ こしゅ ・ drummer</text:p>
            <text:p/>
            <text:p>大鼓 ・ おおつづみ ・ large hand drum</text:p>
            <text:p/>
            <text:p>腹鼓を打つ ・ はらつづみをうつ ・ drum the belly; eat to one’s heart’s conten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017" calcext:value-type="float">
            <text:p>2017</text:p>
          </table:table-cell>
          <table:table-cell table:style-name="ce8" office:value-type="string" calcext:value-type="string">
            <text:p>樹</text:p>
          </table:table-cell>
          <table:table-cell table:style-name="ce12" office:value-type="string" calcext:value-type="string">
            <text:p>樹木 ・ じゅもく ・ tree; trees &amp; shrubs</text:p>
            <text:p/>
            <text:p>樹液 ・ じゅえき ・ sap</text:p>
            <text:p/>
            <text:p>街路樹 ・ がいろじゅ ・ roadside trees</text:p>
            <text:p/>
            <text:p>樹脂 ・ じゅし ・ resin</text:p>
            <text:p/>
            <text:p>樹氷 ・ じゅひょう ・ trees covered with ice</text:p>
            <text:p/>
            <text:p>植樹 ・ しょくじゅ ・ tree planting</text:p>
            <text:p/>
            <text:p>樹 ・ き ・ [standing] tre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18" calcext:value-type="float">
            <text:p>2018</text:p>
          </table:table-cell>
          <table:table-cell table:style-name="ce8" office:value-type="string" calcext:value-type="string">
            <text:p>膨</text:p>
          </table:table-cell>
          <table:table-cell table:style-name="ce12" office:value-type="string" calcext:value-type="string">
            <text:p>膨大 ・ ぼうだい ・ swelling, expansion</text:p>
            <text:p/>
            <text:p>膨れる ・ ふくれる ・ [vi] expand, swell</text:p>
            <text:p/>
            <text:p>着膨れる ・ きぶくれる ・ [vi] be thickly clad</text:p>
            <text:p/>
            <text:p>膨らむ ・ ふくらむ ・ [vi] expand, get big, swell out , become inflated</text:p>
            <text:p/>
            <text:p>膨らます ・ ふくらます ・ [vt] raise; cause to bulge, expand, dilate </text:p>
            <text:p/>
            <text:p>膨らし粉 ・ ふくらしこ ・ baking powder</text:p>
            <text:p/>
            <text:p>膨脹 ・ ぼうちょう ・ expansion, swelling; growth, increase</text:p>
            <text:p/>
            <text:p>膨満する ・ ぼうまんする ・ be inflated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019" calcext:value-type="float">
            <text:p>2019</text:p>
          </table:table-cell>
          <table:table-cell table:style-name="ce8" office:value-type="string" calcext:value-type="string">
            <text:p>脹</text:p>
          </table:table-cell>
          <table:table-cell table:style-name="ce12" office:value-type="string" calcext:value-type="string">
            <text:p>膨脹 ・ ぼうちょう ・ expansion, swelling; growth</text:p>
            <text:p/>
            <text:p>腫脹 ・ しゅちょう ・ swelling, puffiness</text:p>
            <text:p/>
            <text:p>脹らむ ・ ふくらむ ・ [vi] swell out , expand, get big [inflated] </text:p>
            <text:p/>
            <text:p>脹らみ ・ ふくらみ ・ swelling, bulge, puff</text:p>
            <text:p/>
            <text:p>脹れる ・ ふくれる ・ [vi] swell out , expand, get big [inflated] ; get sulky [peevish] , sulk, fret</text:p>
            <text:p/>
            <text:p>脹れ上がる ・ ふくれあがる ・ swell up</text:p>
            <text:p/>
            <text:p>下脹れの ・ しもぶくれの ・ full-cheeked, round-faced </text:p>
            <text:p/>
            <text:p>脹れっ面 ・ ふくれっつら ・ sulky look [face], sullen look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020" calcext:value-type="float">
            <text:p>2020</text:p>
          </table:table-cell>
          <table:table-cell table:style-name="ce8" office:value-type="string" calcext:value-type="string">
            <text:p>張</text:p>
          </table:table-cell>
          <table:table-cell table:style-name="ce12" office:value-type="string" calcext:value-type="string">
            <text:p>膨張 ・ ぼうちょう ・ expansion, swelling; growth, increase</text:p>
            <text:p/>
            <text:p>張る ・ はる ・ spread out , extend over ; stretch, strain</text:p>
            <text:p/>
            <text:p>出張する ・ しゅっちょうする ・ travel on official business</text:p>
            <text:p/>
            <text:p>頑張る ・ がんばる ・ [vi] be tenacious, hang in there</text:p>
            <text:p/>
            <text:p>伸張 ・ しんちょう ・ expansion, elongation</text:p>
            <text:p/>
            <text:p>主張する ・ しゅちょうする ・ insist on, assert, maintain</text:p>
            <text:p/>
            <text:p>強張る ・ こわばる ・ [vi] become stiff, stiffen</text:p>
            <text:p/>
            <text:p>張り込む ・ はりこむ ・ look out for, ambush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21" calcext:value-type="float">
            <text:p>2021</text:p>
          </table:table-cell>
          <table:table-cell table:style-name="ce8" office:value-type="string" calcext:value-type="string">
            <text:p>帳</text:p>
          </table:table-cell>
          <table:table-cell table:style-name="ce12" office:value-type="string" calcext:value-type="string">
            <text:p>手帳 ・ てちょう ・ pocketbook, datebook</text:p>
            <text:p/>
            <text:p>帳簿 ・ ちょうぼ ・ account book, ledger, register</text:p>
            <text:p/>
            <text:p>日記帳 ・ にっきちょう ・ diary</text:p>
            <text:p/>
            <text:p>貯金通帳 ・ ちょきんつうちょう ・ bankbook, passbook</text:p>
            <text:p/>
            <text:p>帳面 ・ ちょうめん ・ notebook, account book, register</text:p>
            <text:p/>
            <text:p>帳尻 ・ ちょうじり ・ balance of accounts</text:p>
            <text:p/>
            <text:p>緞帳 ・ どんちょう ・ thick [drop] curtai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22" calcext:value-type="float">
            <text:p>2022</text:p>
          </table:table-cell>
          <table:table-cell table:style-name="ce8" office:value-type="string" calcext:value-type="string">
            <text:p>腫</text:p>
          </table:table-cell>
          <table:table-cell table:style-name="ce12" office:value-type="string" calcext:value-type="string">
            <text:p>腫脹 ・ しゅちょう ・ swelling, puffiness</text:p>
            <text:p/>
            <text:p>腫れる ・ はれる ・ [vi] become swollen</text:p>
            <text:p/>
            <text:p>腫れ上がる ・ はれあがる ・ [vi] swell up</text:p>
            <text:p/>
            <text:p>癌腫 ・ がんしゅ ・ cancerous tumor, carcinoma</text:p>
            <text:p/>
            <text:p>腫瘍 ・ しゅよう ・ tumor</text:p>
            <text:p/>
            <text:p>浮腫 ・ ふしゅ [むくみ] ・ swelling, edema</text:p>
            <text:p/>
            <text:p>腫らす ・ はらす ・ [vt] cause to swell; tumefy, inflame</text:p>
            <text:p/>
            <text:p>泣き腫らす ・ なきはらす ・ [vt] cry one’s eyes ou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23" calcext:value-type="float">
            <text:p>2023</text:p>
          </table:table-cell>
          <table:table-cell table:style-name="ce8" office:value-type="string" calcext:value-type="string">
            <text:p>肥</text:p>
          </table:table-cell>
          <table:table-cell table:style-name="ce12" office:value-type="string" calcext:value-type="string">
            <text:p>肥満になる ・ ひまんになる ・ become obese</text:p>
            <text:p/>
            <text:p>牛を肥やす ・ うしをこやす ・ fatten a cow</text:p>
            <text:p/>
            <text:p>肥料 ・ ひりょう ・ fertilizer, manure</text:p>
            <text:p/>
            <text:p>肥大した ・ ひだいした ・ fat, enlarged</text:p>
            <text:p/>
            <text:p>施肥 ・ せひ ・ fertilization, manuring</text:p>
            <text:p/>
            <text:p>金肥 ・ きんぴ ・ chemical fertilizer</text:p>
            <text:p/>
            <text:p>肥え太る ・ こえふとる ・ grow fat</text:p>
            <text:p/>
            <text:p>肥 ・ こえ ・ manure, fertilizer; night soi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24" calcext:value-type="float">
            <text:p>2024</text:p>
          </table:table-cell>
          <table:table-cell table:style-name="ce8" office:value-type="string" calcext:value-type="string">
            <text:p>把</text:p>
          </table:table-cell>
          <table:table-cell table:style-name="ce12" office:value-type="string" calcext:value-type="string">
            <text:p>把握する ・ はあくする ・ grip, grasp; understand</text:p>
            <text:p/>
            <text:p>把持する ・ はじする ・ grasp, hold, grip</text:p>
            <text:p/>
            <text:p>薪二把 ・ たきぎにわ ・ two bundles of firewoo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25" calcext:value-type="float">
            <text:p>2025</text:p>
          </table:table-cell>
          <table:table-cell table:style-name="ce8" office:value-type="string" calcext:value-type="string">
            <text:p>誇</text:p>
          </table:table-cell>
          <table:table-cell table:style-name="ce12" office:value-type="string" calcext:value-type="string">
            <text:p>誇る ・ ほこる ・ [vi] boast, take pride in</text:p>
            <text:p/>
            <text:p>誇らしい ・ ほこらしい ・ proud</text:p>
            <text:p/>
            <text:p>誇張する ・ こちょうする ・ exaggerate, overstate, magnify</text:p>
            <text:p/>
            <text:p>誇大 ・ こだい ・ exaggeration, magnification</text:p>
            <text:p/>
            <text:p>誇色 ・ こしょく ・ proud countenance</text:p>
            <text:p/>
            <text:p>誇り顔 ・ ほこりがお ・ triumphant look</text:p>
            <text:p/>
            <text:p>勝ち誇る ・ かちほこる ・ [vi] be triumphant</text:p>
            <text:p/>
            <text:p>咲き誇る ・ さきほこる ・ [vi] be in all glor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26" calcext:value-type="float">
            <text:p>2026</text:p>
          </table:table-cell>
          <table:table-cell table:style-name="ce8" office:value-type="string" calcext:value-type="string">
            <text:p>覧</text:p>
          </table:table-cell>
          <table:table-cell table:style-name="ce12" office:value-type="string" calcext:value-type="string">
            <text:p>一覧 ・ いちらん ・ a glance, a reading; synopsis</text:p>
            <text:p/>
            <text:p>御覧下さい ・ ごらんください ・ Please look [try] </text:p>
            <text:p/>
            <text:p>展覧する ・ てんらんする ・ exhibit, show</text:p>
            <text:p/>
            <text:p>博覧会 ・ はくらんかい ・ exhibition, fair, exposition</text:p>
            <text:p/>
            <text:p>閲覧室 ・ えつらんしつ ・ reading room</text:p>
            <text:p/>
            <text:p>観覧車 ・ かんらんしゃ ・ Ferris wheel</text:p>
            <text:p/>
            <text:p>便覧 ・ べんらん [びんらん] ・ handbook, manual</text:p>
            <text:p/>
            <text:p>要覧 ・ ようらん ・ survey, outline, handbook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27" calcext:value-type="float">
            <text:p>2027</text:p>
          </table:table-cell>
          <table:table-cell table:style-name="ce8" office:value-type="string" calcext:value-type="string">
            <text:p>監</text:p>
          </table:table-cell>
          <table:table-cell table:style-name="ce12" office:value-type="string" calcext:value-type="string">
            <text:p>監視する ・ かんしする ・ watch, keep under observation</text:p>
            <text:p/>
            <text:p>監獄 ・ かんごく ・ prison</text:p>
            <text:p/>
            <text:p>監督する ・ かんとくする ・ supervise [-intend] ; direct a film </text:p>
            <text:p/>
            <text:p>監視する ・ かんしする ・ watch, exercise surveillance, keep under observation</text:p>
            <text:p/>
            <text:p>監査 ・ かんさ ・ inspection; inspector, supervisor</text:p>
            <text:p/>
            <text:p>監修 ・ かんしゅう ・ editorial supervision</text:p>
            <text:p/>
            <text:p>監禁 ・ かんきん ・ imprisonment, confinement</text:p>
            <text:p/>
            <text:p>監房 ・ かんぼう ・ cell, war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28" calcext:value-type="float">
            <text:p>2028</text:p>
          </table:table-cell>
          <table:table-cell table:style-name="ce8" office:value-type="string" calcext:value-type="string">
            <text:p>鑑</text:p>
          </table:table-cell>
          <table:table-cell table:style-name="ce12" office:value-type="string" calcext:value-type="string">
            <text:p>年鑑 ・ ねんかん ・ yearbook</text:p>
            <text:p/>
            <text:p>鑑定する ・ かんていする ・ appraise, estimate, identify</text:p>
            <text:p/>
            <text:p>鑑みる ・ かんがみる ・ [vt] take into account; heed</text:p>
            <text:p/>
            <text:p>…に鑑みて ・ …にかんがみて ・ in view of …</text:p>
            <text:p/>
            <text:p>鑑札 ・ かんさつ ・ license, certificate</text:p>
            <text:p/>
            <text:p>鑑賞 ・ かんしょう ・ appreciation, enjoyment</text:p>
            <text:p/>
            <text:p>宝鑑 ・ ほうかん ・ handbook, thesaurus</text:p>
            <text:p/>
            <text:p>鑑別 ・ かんべつ ・ discrimination, judgmen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29" calcext:value-type="float">
            <text:p>2029</text:p>
          </table:table-cell>
          <table:table-cell table:style-name="ce8" office:value-type="string" calcext:value-type="string">
            <text:p>艦</text:p>
          </table:table-cell>
          <table:table-cell table:style-name="ce12" office:value-type="string" calcext:value-type="string">
            <text:p>潜水艦 ・ せんすいかん ・ submarine</text:p>
            <text:p/>
            <text:p>戦艦 ・ せんかん ・ battleship</text:p>
            <text:p/>
            <text:p>軍艦 ・ ぐんかん ・ warship</text:p>
            <text:p/>
            <text:p>艦船 ・ かんせん ・ ships and warships</text:p>
            <text:p/>
            <text:p>航空母艦 ・ こうくうぼかん ・ aircraft carrier</text:p>
            <text:p/>
            <text:p>艦隊 ・ かんたい ・ squadron, fleet</text:p>
            <text:p/>
            <text:p>艦艇 ・ かんてい ・ war vessels</text:p>
            <text:p/>
            <text:p>艦長 ・ かんちょう ・ captain of a warship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030" calcext:value-type="float">
            <text:p>2030</text:p>
          </table:table-cell>
          <table:table-cell table:style-name="ce8" office:value-type="string" calcext:value-type="string">
            <text:p>濫</text:p>
          </table:table-cell>
          <table:table-cell table:style-name="ce12" office:value-type="string" calcext:value-type="string">
            <text:p>濫用する ・ らんようする ・ abuse, use to excess</text:p>
            <text:p/>
            <text:p>濫費 ・ らんぴ ・ extravagant spending</text:p>
            <text:p/>
            <text:p>濫造 ・ らんぞう ・ excessive production, careless manufacture</text:p>
            <text:p/>
            <text:p>濫伐 ・ らんばつ ・ overcutting of forests</text:p>
            <text:p/>
            <text:p>濫獲 ・ らんかく ・ excessive hunting [fishing] </text:p>
            <text:p/>
            <text:p>紙幣の濫発 ・ しへいのらんぱつ ・ excessive [reckless] issue of bank notes </text:p>
            <text:p/>
            <text:p>氾濫する ・ はんらんする ・ overflow, floo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31" calcext:value-type="float">
            <text:p>2031</text:p>
          </table:table-cell>
          <table:table-cell table:style-name="ce8" office:value-type="string" calcext:value-type="string">
            <text:p>藍</text:p>
          </table:table-cell>
          <table:table-cell table:style-name="ce12" office:value-type="string" calcext:value-type="string">
            <text:p>藍染め ・ あいぞめ ・ indigo dye</text:p>
            <text:p/>
            <text:p>藍に染める ・ あいにそめる ・ dye deep blue</text:p>
            <text:p/>
            <text:p>藍色 ・ あいいろ ・ indigo blue</text:p>
            <text:p/>
            <text:p>藍綬褒章 ・ らんじゅほうしょう ・ Blue Ribbon Medal</text:p>
            <text:p/>
            <text:p>藍晶石 ・ らんしょうせき ・ cyanite</text:p>
            <text:p/>
            <text:p>青藍 ・ せいらん ・ indigo blue</text:p>
            <text:p/>
            <text:p>出藍の誉れ ・ しゅつらんのほまれ ・ surpassing one’s mast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32" calcext:value-type="float">
            <text:p>2032</text:p>
          </table:table-cell>
          <table:table-cell table:style-name="ce8" office:value-type="string" calcext:value-type="string">
            <text:p>賢</text:p>
          </table:table-cell>
          <table:table-cell table:style-name="ce12" office:value-type="string" calcext:value-type="string">
            <text:p>賢明な ・ けんめいな ・ wise, intelligent; sensible</text:p>
            <text:p/>
            <text:p>賢い ・ かしこい ・ wise, intelligent</text:p>
            <text:p/>
            <text:p>賢哲 ・ けんてつ ・ sage, wise person</text:p>
            <text:p/>
            <text:p>悪賢い ・ わるがしこい ・ sly, cunning</text:p>
            <text:p/>
            <text:p>良妻賢母 ・ りょうさいけんぼ ・ good wife &amp; wise mother</text:p>
            <text:p/>
            <text:p>賢者 ・ けんじゃ ・ wise man</text:p>
            <text:p/>
            <text:p>狡賢い ・ ずるがしこい ・ sly, cunning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033" calcext:value-type="float">
            <text:p>2033</text:p>
          </table:table-cell>
          <table:table-cell table:style-name="ce8" office:value-type="string" calcext:value-type="string">
            <text:p>腎</text:p>
          </table:table-cell>
          <table:table-cell table:style-name="ce12" office:value-type="string" calcext:value-type="string">
            <text:p>肝腎な ・ かんじんな ・ vital, essential, main</text:p>
            <text:p/>
            <text:p>腎臓 ・ じんぞう ・ kidneys</text:p>
            <text:p/>
            <text:p>腎臓結石 ・ じんぞうけっせき ・ kidney stones</text:p>
            <text:p/>
            <text:p>腎炎 ・ じんえん ・ nephritis, kidney inflammation</text:p>
            <text:p/>
            <text:p>腎盂 ・ じんう ・ renal pelvis</text:p>
            <text:p/>
            <text:p>副腎 ・ ふくじん ・ adrenal gland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34" calcext:value-type="float">
            <text:p>2034</text:p>
          </table:table-cell>
          <table:table-cell table:style-name="ce8" office:value-type="string" calcext:value-type="string">
            <text:p>堅</text:p>
          </table:table-cell>
          <table:table-cell table:style-name="ce12" office:value-type="string" calcext:value-type="string">
            <text:p>堅実な ・ けんじつな ・ steady, sound, reliable</text:p>
            <text:p/>
            <text:p>堅い ・ かたい ・ firm, hard</text:p>
            <text:p/>
            <text:p>堅材 ・ けんざい ・ hard wood</text:p>
            <text:p/>
            <text:p>手堅い ・ てがたい ・ steady market ; safe; trustworthy</text:p>
            <text:p/>
            <text:p>堅苦しい ・ かたくるしい ・ formal, stiff-mannered</text:p>
            <text:p/>
            <text:p>堅物 ・ かたぶつ ・ straight-laced person</text:p>
            <text:p/>
            <text:p>中堅 ・ ちゅうけん ・ the mainstay, nucleus of a company </text:p>
            <text:p/>
            <text:p>堅調 ・ けんちょう ・ bullish, firm marke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035" calcext:value-type="float">
            <text:p>2035</text:p>
          </table:table-cell>
          <table:table-cell table:style-name="ce8" office:value-type="string" calcext:value-type="string">
            <text:p>緊</text:p>
          </table:table-cell>
          <table:table-cell table:style-name="ce12" office:value-type="string" calcext:value-type="string">
            <text:p>緊急な ・ きんきゅうな ・ urgent, pressing, emergent</text:p>
            <text:p/>
            <text:p>緊張 ・ きんちょう ・ tension, strain</text:p>
            <text:p/>
            <text:p>緊縮 ・ きんしゅく ・ contraction, shrinkage; strict economy</text:p>
            <text:p/>
            <text:p>緊迫した ・ きんぱくした ・ tense, strained</text:p>
            <text:p/>
            <text:p>緊縛する ・ きんばくする ・ bind tightly</text:p>
            <text:p/>
            <text:p>緊要な ・ きんような ・ important, momentous; exigent, urgent</text:p>
            <text:p/>
            <text:p>緊切な ・ きんせつな ・ urgent, pressin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36" calcext:value-type="float">
            <text:p>2036</text:p>
          </table:table-cell>
          <table:table-cell table:style-name="ce8" office:value-type="string" calcext:value-type="string">
            <text:p>勃</text:p>
          </table:table-cell>
          <table:table-cell table:style-name="ce12" office:value-type="string" calcext:value-type="string">
            <text:p>勃発する ・ ぼっぱつする ・ break out, suddenly arise</text:p>
            <text:p/>
            <text:p>勃起する ・ ぼっきする ・ well up; stiffen, have an erection</text:p>
            <text:p/>
            <text:p>勃然と ・ ぼつぜんと ・ suddenly</text:p>
            <text:p/>
            <text:p>勃興 ・ ぼっこう ・ sudden rise [… increase in power]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037" calcext:value-type="float">
            <text:p>2037</text:p>
          </table:table-cell>
          <table:table-cell table:style-name="ce8" office:value-type="string" calcext:value-type="string">
            <text:p>励</text:p>
          </table:table-cell>
          <table:table-cell table:style-name="ce12" office:value-type="string" calcext:value-type="string">
            <text:p>奨励 ・ しょうれい ・ encouragement, promotion</text:p>
            <text:p/>
            <text:p>勉強に 励む ・ べんきょうに はげむ ・ study hard</text:p>
            <text:p/>
            <text:p>病人を 励ます ・ びょうにんを はげます ・ cheer up an invalid</text:p>
            <text:p/>
            <text:p>精励 ・ せいれい ・ diligence, industry</text:p>
            <text:p/>
            <text:p>奮励 ・ ふんれい ・ strenuous efforts</text:p>
            <text:p/>
            <text:p>激励する ・ げきれいする ・ encourage, urge</text:p>
            <text:p/>
            <text:p>励行する ・ れいこうする ・ observe strictly, carry out</text:p>
            <text:p/>
            <text:p>督励 ・ とくれい ・ urging one’s subordinates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038" calcext:value-type="float">
            <text:p>2038</text:p>
          </table:table-cell>
          <table:table-cell table:style-name="ce8" office:value-type="string" calcext:value-type="string">
            <text:p>栃</text:p>
          </table:table-cell>
          <table:table-cell table:style-name="ce12" office:value-type="string" calcext:value-type="string">
            <text:p>栃木県 ・ とちぎけん ・ Tochigi prefecture </text:p>
            <text:p/>
            <text:p>栃の木 ・ とちのき ・ Japanese horse chestnu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39" calcext:value-type="float">
            <text:p>2039</text:p>
          </table:table-cell>
          <table:table-cell table:style-name="ce8" office:value-type="string" calcext:value-type="string">
            <text:p>茨</text:p>
          </table:table-cell>
          <table:table-cell table:style-name="ce12" office:value-type="string" calcext:value-type="string">
            <text:p>茨城県 ・ いばらきけん ・ Ibaraki prefecture </text:p>
            <text:p/>
            <text:p>茨姫 ・ いばらひめ ・ Sleeping Beauty, Briar Rose</text:p>
            <text:p/>
            <text:p>茨の道 ・ いばらのみち ・ thorny path</text:p>
            <text:p/>
            <text:p>茨の冠 ・ いばらのかんむり ・ crown of thorn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40" calcext:value-type="float">
            <text:p>2040</text:p>
          </table:table-cell>
          <table:table-cell table:style-name="ce8" office:value-type="string" calcext:value-type="string">
            <text:p>羨</text:p>
          </table:table-cell>
          <table:table-cell table:style-name="ce12" office:value-type="string" calcext:value-type="string">
            <text:p>羨ましい ・ うらやましい ・ envious, jealous; enviable</text:p>
            <text:p/>
            <text:p>羨む ・ うらやむ ・ [vt] envy</text:p>
            <text:p/>
            <text:p>羨望 ・ せんぼう ・ envy, jealous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41" calcext:value-type="float">
            <text:p>2041</text:p>
          </table:table-cell>
          <table:table-cell table:style-name="ce8" office:value-type="string" calcext:value-type="string">
            <text:p>歳</text:p>
          </table:table-cell>
          <table:table-cell table:style-name="ce12" office:value-type="string" calcext:value-type="string">
            <text:p>歳月 ・ さいげつ ・ time</text:p>
            <text:p/>
            <text:p>二十歳 ・ はたち ・ 20 years old</text:p>
            <text:p/>
            <text:p>万歳 ・ ばんざい ・ Banzai! [Hurrah / Long live…] </text:p>
            <text:p/>
            <text:p>歳費 ・ さいひ ・ annual expenditure</text:p>
            <text:p/>
            <text:p>歳入 ・ さいにゅう ・ revenue, annual income</text:p>
            <text:p/>
            <text:p>歳末 ・ さいまつ ・ year end</text:p>
            <text:p/>
            <text:p>歳暮 ・ せいぼ ・ end of the year; year-end present</text:p>
            <text:p/>
            <text:p>歳を取る ・ としをとる ・ age, grow old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42" calcext:value-type="float">
            <text:p>2042</text:p>
          </table:table-cell>
          <table:table-cell table:style-name="ce8" office:value-type="string" calcext:value-type="string">
            <text:p>戚</text:p>
          </table:table-cell>
          <table:table-cell table:style-name="ce12" office:value-type="string" calcext:value-type="string">
            <text:p>親戚 ・ しんせき ・ relative</text:p>
            <text:p/>
            <text:p>姻戚 ・ いんせき ・ relatives by marriage, in-laws</text:p>
            <text:p/>
            <text:p>遠戚 ・ えんせき ・ distant relative</text:p>
            <text:p/>
            <text:p>外戚 ・ がいせき ・ maternal relati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43" calcext:value-type="float">
            <text:p>2043</text:p>
          </table:table-cell>
          <table:table-cell table:style-name="ce8" office:value-type="string" calcext:value-type="string">
            <text:p>叔</text:p>
          </table:table-cell>
          <table:table-cell table:style-name="ce12" office:value-type="string" calcext:value-type="string">
            <text:p>叔父 ・ おじ ・ uncle younger than one's parent; cf. 伯 1184 </text:p>
            <text:p/>
            <text:p>叔母 ・ おば ・ aunt younger than one's parent; cf. 伯 1184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44" calcext:value-type="float">
            <text:p>2044</text:p>
          </table:table-cell>
          <table:table-cell table:style-name="ce8" office:value-type="string" calcext:value-type="string">
            <text:p>淑</text:p>
          </table:table-cell>
          <table:table-cell table:style-name="ce12" office:value-type="string" calcext:value-type="string">
            <text:p>貞淑 ・ ていしゅく ・ chastity, female virtue</text:p>
            <text:p/>
            <text:p>淑徳 ・ しゅくとく ・ feminine grace, womanly virtues</text:p>
            <text:p/>
            <text:p>淑女 ・ しゅくじょ ・ lady, gentlewoma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045" calcext:value-type="float">
            <text:p>2045</text:p>
          </table:table-cell>
          <table:table-cell table:style-name="ce8" office:value-type="string" calcext:value-type="string">
            <text:p>寂</text:p>
          </table:table-cell>
          <table:table-cell table:style-name="ce12" office:value-type="string" calcext:value-type="string">
            <text:p>寂 ・ さび ・ elegant simplicity; charm of the antique</text:p>
            <text:p/>
            <text:p>寂しい ・ さびしい ・ lonesome, desolate</text:p>
            <text:p/>
            <text:p>静寂 ・ せいじゃく ・ silence, quietness, stillness</text:p>
            <text:p/>
            <text:p>寂然たる ・ せきぜんたる [じゃくねんたる] ・ lonely, desolate</text:p>
            <text:p/>
            <text:p>閑寂 ・ かんじゃく ・ quietness, tranquility</text:p>
            <text:p/>
            <text:p>寂しがる ・ さびしがる ・ [vi] feel lonely, miss someone</text:p>
            <text:p/>
            <text:p>寂れる ・ さびれる ・ [vi] become desolate, decline in prosperity</text:p>
            <text:p/>
            <text:p>寂れた季節 ・ さびれたきせつ ・ dead seas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46" calcext:value-type="float">
            <text:p>2046</text:p>
          </table:table-cell>
          <table:table-cell table:style-name="ce8" office:value-type="string" calcext:value-type="string">
            <text:p>督</text:p>
          </table:table-cell>
          <table:table-cell table:style-name="ce12" office:value-type="string" calcext:value-type="string">
            <text:p>監督 ・ かんとく ・ supervision; manager, director</text:p>
            <text:p/>
            <text:p>督励する ・ とくれいする ・ urge on one's subordinates </text:p>
            <text:p/>
            <text:p>総督 ・ そうとく ・ governor-general, viceroy</text:p>
            <text:p/>
            <text:p>提督 ・ ていとく ・ admiral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047" calcext:value-type="float">
            <text:p>2047</text:p>
          </table:table-cell>
          <table:table-cell table:style-name="ce8" office:value-type="string" calcext:value-type="string">
            <text:p>奴</text:p>
          </table:table-cell>
          <table:table-cell table:style-name="ce12" office:value-type="string" calcext:value-type="string">
            <text:p>守銭奴 ・ しゅせんど ・ miser</text:p>
            <text:p/>
            <text:p>奴等 ・ やつら ・ those guys, they [slang] </text:p>
            <text:p/>
            <text:p>農奴 ・ のうど ・ serf</text:p>
            <text:p/>
            <text:p>奴 ・ やつ ・ guy [slang] </text:p>
            <text:p/>
            <text:p>ずるい奴 ・ ずるいやつ ・ sneaky guy, scammer [slang] </text:p>
            <text:p/>
            <text:p>奴隷 ・ どれい ・ slave, servan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48" calcext:value-type="float">
            <text:p>2048</text:p>
          </table:table-cell>
          <table:table-cell table:style-name="ce8" office:value-type="string" calcext:value-type="string">
            <text:p>努</text:p>
          </table:table-cell>
          <table:table-cell table:style-name="ce12" office:value-type="string" calcext:value-type="string">
            <text:p>努める ・ つとめる ・ [vt] endeavor, try hard</text:p>
            <text:p/>
            <text:p>努力 ・ どりょく ・ endeavor, effort, exertion</text:p>
            <text:p/>
            <text:p>努力家 ・ どりょくか ・ hard worker</text:p>
            <text:p/>
            <text:p>努力賞 ・ どりょくしょう ・ prize awarded for a person’s effort </text:p>
            <text:p/>
            <text:p>極力努める ・ きょくりょくつとめる ・ do one’s best</text:p>
            <text:p/>
            <text:p>努めて ・ つとめて ・ with effort, as much as possibl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49" calcext:value-type="float">
            <text:p>2049</text:p>
          </table:table-cell>
          <table:table-cell table:style-name="ce8" office:value-type="string" calcext:value-type="string">
            <text:p>怒</text:p>
          </table:table-cell>
          <table:table-cell table:style-name="ce12" office:value-type="string" calcext:value-type="string">
            <text:p>激怒 ・ げきど ・ wild rage, fury</text:p>
            <text:p/>
            <text:p>怒る¹ ・ いかる ・ get angry </text:p>
            <text:p/>
            <text:p>怒る² ・ おこる ・ get angry; scold</text:p>
            <text:p/>
            <text:p>憤怒 ・ ふんど ・ anger, rage, resentment</text:p>
            <text:p/>
            <text:p>喜怒哀楽 ・ きどあいらく ・ joy &amp; anger; emotion</text:p>
            <text:p/>
            <text:p>怒らす ・ いからす ・ [vt] offend, make angry</text:p>
            <text:p/>
            <text:p>怒り ・ いかり ・ anger, rage</text:p>
            <text:p/>
            <text:p>怒り狂う ・ いかりくるう ・ rage, be in a fit of ang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50" calcext:value-type="float">
            <text:p>2050</text:p>
          </table:table-cell>
          <table:table-cell table:style-name="ce8" office:value-type="string" calcext:value-type="string">
            <text:p>隷</text:p>
          </table:table-cell>
          <table:table-cell table:style-name="ce12" office:value-type="string" calcext:value-type="string">
            <text:p>奴隷 ・ どれい ・ slave, servant</text:p>
            <text:p/>
            <text:p>隷従 ・ れいじゅう ・ slavery, servitude; servile obedience</text:p>
            <text:p/>
            <text:p>隷属 ・ れいぞく ・ subordinatio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051" calcext:value-type="float">
            <text:p>2051</text:p>
          </table:table-cell>
          <table:table-cell table:style-name="ce8" office:value-type="string" calcext:value-type="string">
            <text:p>款</text:p>
          </table:table-cell>
          <table:table-cell table:style-name="ce12" office:value-type="string" calcext:value-type="string">
            <text:p>借款 ・ しゃっかん ・ loan</text:p>
            <text:p/>
            <text:p>条款 ・ じょうかん ・ article, stipulation, provision</text:p>
            <text:p/>
            <text:p>定款 ・ ていかん ・ articles of association, company contract</text:p>
            <text:p/>
            <text:p>約款 ・ やっかん ・ article, stipulation, provision, clause</text:p>
            <text:p/>
            <text:p>交款 ・ こうかん ・ exchange of cordialitie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052" calcext:value-type="float">
            <text:p>2052</text:p>
          </table:table-cell>
          <table:table-cell table:style-name="ce8" office:value-type="string" calcext:value-type="string">
            <text:p>殻</text:p>
          </table:table-cell>
          <table:table-cell table:style-name="ce12" office:value-type="string" calcext:value-type="string">
            <text:p>貝殻 ・ かいがら ・ shell</text:p>
            <text:p/>
            <text:p>地殻 ・ ちかく ・ crust of the earth </text:p>
            <text:p/>
            <text:p>吸い殻 ・ すいがら ・ cigarette butt</text:p>
            <text:p/>
            <text:p>卵の殻 ・ たまごのから ・ eggshell</text:p>
            <text:p/>
            <text:p>卵殻 ・ らんかく ・ eggshell</text:p>
            <text:p/>
            <text:p>抜け殻 ・ ぬけがら ・ castoff skin; mere shadow of one’s true self</text:p>
            <text:p/>
            <text:p>豆殻 ・ まめがら ・ bean husk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53" calcext:value-type="float">
            <text:p>2053</text:p>
          </table:table-cell>
          <table:table-cell table:style-name="ce8" office:value-type="string" calcext:value-type="string">
            <text:p>穀</text:p>
          </table:table-cell>
          <table:table-cell table:style-name="ce12" office:value-type="string" calcext:value-type="string">
            <text:p>穀物 ・ こくもつ ・ grain, cereals</text:p>
            <text:p/>
            <text:p>穀類 ・ こくるい ・ grains</text:p>
            <text:p/>
            <text:p>穀粒 ・ こくりゅう ・ grain</text:p>
            <text:p/>
            <text:p>穀倉 ・ こくそう ・ granary, grain elevator</text:p>
            <text:p/>
            <text:p>穀粉 ・ こくふん ・ grain [rice] flour</text:p>
            <text:p/>
            <text:p>穀食 ・ こくしょく ・ cereal diet, grain-eating</text:p>
            <text:p/>
            <text:p>五穀 ・ ごこく ・ the five cereals, staple grain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54" calcext:value-type="float">
            <text:p>2054</text:p>
          </table:table-cell>
          <table:table-cell table:style-name="ce8" office:value-type="string" calcext:value-type="string">
            <text:p>臼</text:p>
          </table:table-cell>
          <table:table-cell table:style-name="ce12" office:value-type="string" calcext:value-type="string">
            <text:p>石臼 ・ いしうす ・ stone mortar</text:p>
            <text:p/>
            <text:p>臼歯 ・ きゅうし ・ molar</text:p>
            <text:p/>
            <text:p>臼砲 ・ きゅうほう ・ trench mortar</text:p>
            <text:p/>
            <text:p>脱臼 ・ だっきゅう ・ dislocation luxation </text:p>
            <text:p/>
            <text:p>碾き臼 ・ ひきうす ・ hand mill, quern</text:p>
            <text:p/>
            <text:p>茶臼 ・ ちゃうす ・ tea-grinding mill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55" calcext:value-type="float">
            <text:p>2055</text:p>
          </table:table-cell>
          <table:table-cell table:style-name="ce8" office:value-type="string" calcext:value-type="string">
            <text:p>毀</text:p>
          </table:table-cell>
          <table:table-cell table:style-name="ce12" office:value-type="string" calcext:value-type="string">
            <text:p>毀損する ・ きそんする ・ damage, harm; defame</text:p>
            <text:p/>
            <text:p>毀棄する ・ ききする ・ destroy, demolish, damage</text:p>
            <text:p/>
            <text:p>毀傷 ・ きしょう ・ injury, damage</text:p>
            <text:p/>
            <text:p>名誉毀損 ・ めいよきそん ・ libel, defamation, slande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56" calcext:value-type="float">
            <text:p>2056</text:p>
          </table:table-cell>
          <table:table-cell table:style-name="ce8" office:value-type="string" calcext:value-type="string">
            <text:p>廉</text:p>
          </table:table-cell>
          <table:table-cell table:style-name="ce12" office:value-type="string" calcext:value-type="string">
            <text:p>破廉恥な ・ はれんちな ・ shameless, impudent, infamous</text:p>
            <text:p/>
            <text:p>廉価な ・ れんかな ・ cheap, low-priced</text:p>
            <text:p/>
            <text:p>廉直 ・ れんちょく ・ integrity, uprightness</text:p>
            <text:p/>
            <text:p>廉潔な ・ れんけつな ・ honest, incorruptible</text:p>
            <text:p/>
            <text:p>廉恥心 ・ れんちしん ・ sense of shame</text:p>
            <text:p/>
            <text:p>廉売 ・ れんばい ・ bargain sale</text:p>
            <text:p/>
            <text:p>低廉な ・ ていれんな ・ cheap, inexpensive</text:p>
            <text:p/>
            <text:p>清廉な ・ せいれんな ・ incorruptible, honest, uprigh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57" calcext:value-type="float">
            <text:p>2057</text:p>
          </table:table-cell>
          <table:table-cell table:style-name="ce8" office:value-type="string" calcext:value-type="string">
            <text:p>鎌</text:p>
          </table:table-cell>
          <table:table-cell table:style-name="ce12" office:value-type="string" calcext:value-type="string">
            <text:p>鎌倉 ・ かまくら ・ Kamakura city in Kanagawa prefecture; seat of national government, 1185-1333 </text:p>
            <text:p/>
            <text:p>鎌 ・ かま ・ sickle</text:p>
            <text:p/>
            <text:p>大鎌 ・ おおがま ・ scythe</text:p>
            <text:p/>
            <text:p>鎌倉彫り ・ かまくらぼり ・ carvings of the Kamakura styl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058" calcext:value-type="float">
            <text:p>2058</text:p>
          </table:table-cell>
          <table:table-cell table:style-name="ce8" office:value-type="string" calcext:value-type="string">
            <text:p>嫌</text:p>
          </table:table-cell>
          <table:table-cell table:style-name="ce12" office:value-type="string" calcext:value-type="string">
            <text:p>機嫌 ・ きげん ・ mood, temper, disposition; health</text:p>
            <text:p/>
            <text:p>嫌がる ・ いやがる ・ [vt] dislike, hate</text:p>
            <text:p/>
            <text:p>所嫌わず ・ ところきらわず ・ no matter where, indiscriminately</text:p>
            <text:p/>
            <text:p>嫌悪 ・ けんお ・ hatred, dislike, repugnance</text:p>
            <text:p/>
            <text:p>巨人が嫌い ・ きょじんがきらい ・ hate the Giants baseball team </text:p>
            <text:p/>
            <text:p>嫌な気持ち ・ いやなきもち ・ unpleasant feeling</text:p>
            <text:p/>
            <text:p>交際を嫌う ・ こうさいをきらう ・ shun society</text:p>
            <text:p/>
            <text:p>毛嫌い ・ けぎらい ・ prejudiced aversio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59" calcext:value-type="float">
            <text:p>2059</text:p>
          </table:table-cell>
          <table:table-cell table:style-name="ce8" office:value-type="string" calcext:value-type="string">
            <text:p>謙</text:p>
          </table:table-cell>
          <table:table-cell table:style-name="ce12" office:value-type="string" calcext:value-type="string">
            <text:p>謙譲 ・ けんじょう ・ modesty, humility</text:p>
            <text:p/>
            <text:p>謙譲語 ・ けんじょうご ・ humble language [speech forms] </text:p>
            <text:p/>
            <text:p>謙遜 ・ けんそん ・ humility, modesty</text:p>
            <text:p/>
            <text:p>謙虚な ・ けんきょな ・ humble, modes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060" calcext:value-type="float">
            <text:p>2060</text:p>
          </table:table-cell>
          <table:table-cell table:style-name="ce8" office:value-type="string" calcext:value-type="string">
            <text:p>遜</text:p>
          </table:table-cell>
          <table:table-cell table:style-name="ce12" office:value-type="string" calcext:value-type="string">
            <text:p>謙遜 ・ けんそん ・ humility, modesty</text:p>
            <text:p/>
            <text:p>不遜な ・ ふそんな ・ arrogant, insolen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061" calcext:value-type="float">
            <text:p>2061</text:p>
          </table:table-cell>
          <table:table-cell table:style-name="ce8" office:value-type="string" calcext:value-type="string">
            <text:p>亀</text:p>
          </table:table-cell>
          <table:table-cell table:style-name="ce12" office:value-type="string" calcext:value-type="string">
            <text:p>亀 ・ かめ ・ turtle</text:p>
            <text:p/>
            <text:p>亀裂 ・ きれつ ・ crack, fissure</text:p>
            <text:p/>
            <text:p>亀の甲羅 ・ かめのこうら ・ carapace of a turtle, tortoiseshell</text:p>
            <text:p/>
            <text:p>亀甲 ・ きっこう ・ turtle's carapace, tortoiseshell</text:p>
            <text:p/>
            <text:p>海亀 ・ うみがめ ・ sea turtle</text:p>
            <text:p/>
            <text:p>亀卜 ・ きぼく ・ divination by tortoiseshell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062" calcext:value-type="float">
            <text:p>2062</text:p>
          </table:table-cell>
          <table:table-cell table:style-name="ce8" office:value-type="string" calcext:value-type="string">
            <text:p>練</text:p>
          </table:table-cell>
          <table:table-cell table:style-name="ce12" office:value-type="string" calcext:value-type="string">
            <text:p>練る ・ ねる ・ train, drill, exercise</text:p>
            <text:p/>
            <text:p>練習 ・ れんしゅう ・ practice, training</text:p>
            <text:p/>
            <text:p>未練 ・ みれん ・ lingering affection, reluctance to give up</text:p>
            <text:p/>
            <text:p>試練 ・ しれん ・ trial, test, probation</text:p>
            <text:p/>
            <text:p>熟練 ・ じゅくれん ・ skill, dexterity</text:p>
            <text:p/>
            <text:p>訓練 ・ くんれん ・ training, drill</text:p>
            <text:p/>
            <text:p>練り上げる ・ ねりあげる ・ [vt] train up, discipline</text:p>
            <text:p/>
            <text:p>練り製品 ・ ねりせいひん ・ fish past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63" calcext:value-type="float">
            <text:p>2063</text:p>
          </table:table-cell>
          <table:table-cell table:style-name="ce8" office:value-type="string" calcext:value-type="string">
            <text:p>錬</text:p>
          </table:table-cell>
          <table:table-cell table:style-name="ce12" office:value-type="string" calcext:value-type="string">
            <text:p>錬成 ・ れんせい ・ training, drilling</text:p>
            <text:p/>
            <text:p>精錬 ・ せいれん ・ refining, smelting; tempering</text:p>
            <text:p/>
            <text:p>錬金術 ・ れんきんじゅつ ・ alchemy</text:p>
            <text:p/>
            <text:p>錬鉄 ・ れんてつ ・ wrought iron</text:p>
            <text:p/>
            <text:p>錬鋼 ・ れんこう ・ wrought steel</text:p>
            <text:p/>
            <text:p>製錬 ・ せいれん ・ smelting</text:p>
            <text:p/>
            <text:p>錬磨する ・ れんまする ・ train, practice, cultivate</text:p>
            <text:p/>
            <text:p>修錬する ・ しゅうれんする ・ train, disciplin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064" calcext:value-type="float">
            <text:p>2064</text:p>
          </table:table-cell>
          <table:table-cell table:style-name="ce8" office:value-type="string" calcext:value-type="string">
            <text:p>鍛</text:p>
          </table:table-cell>
          <table:table-cell table:style-name="ce12" office:value-type="string" calcext:value-type="string">
            <text:p>鍛える ・ きたえる ・ [vt] forge, temper; train, drill</text:p>
            <text:p/>
            <text:p>鍛錬する ・ たんれんする ・ temper, forge; train, discipline</text:p>
            <text:p/>
            <text:p>鍛冶 ・ かじ [たんや] ・ forging, metalwork</text:p>
            <text:p/>
            <text:p>鍛工 ・ たんこう ・ metal worker, smith</text:p>
            <text:p/>
            <text:p>鍛鋼 ・ たんこう ・ forged steel</text:p>
            <text:p/>
            <text:p>鍛え上げた腕 ・ きたえあげたうで ・ highly-trained skill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65" calcext:value-type="float">
            <text:p>2065</text:p>
          </table:table-cell>
          <table:table-cell table:style-name="ce8" office:value-type="string" calcext:value-type="string">
            <text:p>鉱</text:p>
          </table:table-cell>
          <table:table-cell table:style-name="ce12" office:value-type="string" calcext:value-type="string">
            <text:p>鉱石 ・ こうせき ・ ore, mineral</text:p>
            <text:p/>
            <text:p>鉱業 ・ こうぎょう ・ mining industry </text:p>
            <text:p/>
            <text:p>炭鉱 ・ たんこう ・ coal mine</text:p>
            <text:p/>
            <text:p>鉱床 ・ こうしょう ・ ore deposit</text:p>
            <text:p/>
            <text:p>鉱山 ・ こうざん ・ mine</text:p>
            <text:p/>
            <text:p>鉱坑 ・ こうこう ・ mine, shaft, pit</text:p>
            <text:p/>
            <text:p>金鉱 ・ きんこう ・ gold ore; gold mine</text:p>
            <text:p/>
            <text:p>鉄鉱 ・ てっこう ・ iron or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66" calcext:value-type="float">
            <text:p>2066</text:p>
          </table:table-cell>
          <table:table-cell table:style-name="ce8" office:value-type="string" calcext:value-type="string">
            <text:p>銅</text:p>
          </table:table-cell>
          <table:table-cell table:style-name="ce12" office:value-type="string" calcext:value-type="string">
            <text:p>銅メダル ・ どうメダル ・ bronze medal</text:p>
            <text:p/>
            <text:p>銅の ・ どうの ・ copper</text:p>
            <text:p/>
            <text:p>銅山 ・ どうざん ・ copper mine</text:p>
            <text:p/>
            <text:p>銅相場 ・ どうそうば ・ market price of copper</text:p>
            <text:p/>
            <text:p>銅像 ・ どうぞう ・ bronze statue [image] </text:p>
            <text:p/>
            <text:p>銅鉱 ・ どうこう ・ copper ore</text:p>
            <text:p/>
            <text:p>銅線 ・ どうせん ・ copper wire</text:p>
            <text:p/>
            <text:p>青銅 ・ せいどう ・ bronz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067" calcext:value-type="float">
            <text:p>2067</text:p>
          </table:table-cell>
          <table:table-cell table:style-name="ce8" office:value-type="string" calcext:value-type="string">
            <text:p>鉛</text:p>
          </table:table-cell>
          <table:table-cell table:style-name="ce12" office:value-type="string" calcext:value-type="string">
            <text:p>鉛色 ・ なまりいろ ・ lead color; livid</text:p>
            <text:p/>
            <text:p>鉛筆 ・ えんぴつ ・ pencil</text:p>
            <text:p/>
            <text:p>鉛 ・ なまり ・ lead</text:p>
            <text:p/>
            <text:p>鉛筆削り ・ えんぴつけずり ・ pencil sharpener</text:p>
            <text:p/>
            <text:p>鉛毒 ・ えんどく ・ lead poisoning</text:p>
            <text:p/>
            <text:p>鉛管 ・ えんかん ・ lead pipe</text:p>
            <text:p/>
            <text:p>亜鉛 ・ あえん ・ zinc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068" calcext:value-type="float">
            <text:p>2068</text:p>
          </table:table-cell>
          <table:table-cell table:style-name="ce8" office:value-type="string" calcext:value-type="string">
            <text:p>銑</text:p>
          </table:table-cell>
          <table:table-cell table:style-name="ce12" office:value-type="string" calcext:value-type="string">
            <text:p>銑鉄 ・ せんてつ ・ pig ir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069" calcext:value-type="float">
            <text:p>2069</text:p>
          </table:table-cell>
          <table:table-cell table:style-name="ce8" office:value-type="string" calcext:value-type="string">
            <text:p>鋼</text:p>
          </table:table-cell>
          <table:table-cell table:style-name="ce12" office:value-type="string" calcext:value-type="string">
            <text:p>鋼 ・ はがね ・ steel</text:p>
            <text:p/>
            <text:p>鋼色 ・ はがねいろ ・ steel blue</text:p>
            <text:p/>
            <text:p>製鋼 ・ せいこう ・ steel manufacture</text:p>
            <text:p/>
            <text:p>鋼材 ・ こうざい ・ steel materials, structural steel</text:p>
            <text:p/>
            <text:p>鋼板 ・ こうはん ・ steel plate</text:p>
            <text:p/>
            <text:p>鋼管 ・ こうかん ・ steel pipe [tubing] </text:p>
            <text:p/>
            <text:p>鉄鋼 ・ てっこう ・ iron and steel</text:p>
            <text:p/>
            <text:p>ステンレス鋼 ・ ステンレスこう ・ stainless steel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70" calcext:value-type="float">
            <text:p>2070</text:p>
          </table:table-cell>
          <table:table-cell table:style-name="ce8" office:value-type="string" calcext:value-type="string">
            <text:p>剛</text:p>
          </table:table-cell>
          <table:table-cell table:style-name="ce12" office:value-type="string" calcext:value-type="string">
            <text:p>剛健 ・ ごうけん ・ fortitude &amp; vigor, sturdiness; manliness</text:p>
            <text:p/>
            <text:p>金剛石 ・ こんごうせき ・ diamond</text:p>
            <text:p/>
            <text:p>剛直 ・ ごうちょく ・ moral courage, integrity</text:p>
            <text:p/>
            <text:p>剛勇 ・ ごうゆう ・ bravery, prowess</text:p>
            <text:p/>
            <text:p>剛毅な ・ ごうきな ・ hardy, sturdy</text:p>
            <text:p/>
            <text:p>剛力 ・ ごうりき ・ Herculean strength; mountain carrier [guide] </text:p>
            <text:p/>
            <text:p>剛球 ・ ごうきゅう ・ baseball fast ball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071" calcext:value-type="float">
            <text:p>2071</text:p>
          </table:table-cell>
          <table:table-cell table:style-name="ce8" office:value-type="string" calcext:value-type="string">
            <text:p>綱</text:p>
          </table:table-cell>
          <table:table-cell table:style-name="ce12" office:value-type="string" calcext:value-type="string">
            <text:p>綱領 ・ こうりょう ・ main points, outline; summary</text:p>
            <text:p/>
            <text:p>大綱 ・ たいこう ・ outline, general features</text:p>
            <text:p/>
            <text:p>横綱 ・ よこづな ・ grand champion sumo wrestler</text:p>
            <text:p/>
            <text:p>綱渡り ・ つなわたり ・ tightrope walking [walker] </text:p>
            <text:p/>
            <text:p>綱 ・ つな ・ rope</text:p>
            <text:p/>
            <text:p>手綱 ・ たづな ・ bridle, reins</text:p>
            <text:p/>
            <text:p>要綱 ・ ようこう ・ outline, gist; general plan</text:p>
            <text:p/>
            <text:p>綱要 ・ こうよう ・ elements, essentials; outlin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072" calcext:value-type="float">
            <text:p>2072</text:p>
          </table:table-cell>
          <table:table-cell table:style-name="ce8" office:value-type="string" calcext:value-type="string">
            <text:p>網</text:p>
          </table:table-cell>
          <table:table-cell table:style-name="ce12" office:value-type="string" calcext:value-type="string">
            <text:p>網 ・ あみ ・ net</text:p>
            <text:p/>
            <text:p>鉄道網 ・ てつどうもう ・ railway network</text:p>
            <text:p/>
            <text:p>通信網 ・ つうしんもう ・ communications network</text:p>
            <text:p/>
            <text:p>鉄条網 ・ てつじょうもう ・ barbed wire entanglements</text:p>
            <text:p/>
            <text:p>網膜 ・ もうまく ・ retina</text:p>
            <text:p/>
            <text:p>金網 ・ かなあみ ・ wire netting, screen</text:p>
            <text:p/>
            <text:p>引き網 ・ ひきあみ ・ seine, dragnet</text:p>
            <text:p/>
            <text:p>網目 ・ あみめ ・ meshes of a ne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073" calcext:value-type="float">
            <text:p>2073</text:p>
          </table:table-cell>
          <table:table-cell table:style-name="ce8" office:value-type="string" calcext:value-type="string">
            <text:p>縄</text:p>
          </table:table-cell>
          <table:table-cell table:style-name="ce12" office:value-type="string" calcext:value-type="string">
            <text:p>縄張り ・ なわばり ・ roping off; territory, turf</text:p>
            <text:p/>
            <text:p>縄文 ・ じょうもん ・ straw-rope pattern</text:p>
            <text:p/>
            <text:p>縄跳び ・ なわとび ・ rope jumping</text:p>
            <text:p/>
            <text:p>沖縄 ・ おきなわ ・ Okinawa prefecture </text:p>
            <text:p/>
            <text:p>縄文時代 ・ じょうもんじだい ・ Jōmon Period Jap. historical era, ~14000-400 BCE </text:p>
            <text:p/>
            <text:p>捕縄 ・ ほじょう ・ rope for binding criminals</text:p>
            <text:p/>
            <text:p>自縄自縛 [に陥る] ・ じじょうじばく [におちいる] ・ caught in one’s own trap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074" calcext:value-type="float">
            <text:p>2074</text:p>
          </table:table-cell>
          <table:table-cell table:style-name="ce8" office:value-type="string" calcext:value-type="string">
            <text:p>鉢</text:p>
          </table:table-cell>
          <table:table-cell table:style-name="ce12" office:value-type="string" calcext:value-type="string">
            <text:p>植木鉢 ・ うえきばち ・ flowerpot</text:p>
            <text:p/>
            <text:p>鉢植え ・ はちうえ ・ potted plant</text:p>
            <text:p/>
            <text:p>お鉢 ・ おはち ・ rice tub; one’s turn</text:p>
            <text:p/>
            <text:p>火鉢 ・ ひばち ・ brazier</text:p>
            <text:p/>
            <text:p>鉢巻き ・ はちまき ・ headband</text:p>
            <text:p/>
            <text:p>衣鉢 ・ いはつ [えはつ] ・ mysteries of Buddhism or an art </text:p>
            <text:p/>
            <text:p>鉢物 ・ はちもの ・ food served in bowls; bonsai</text:p>
            <text:p/>
            <text:p>鉢の花 ・ はちのはな ・ flower in a po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075" calcext:value-type="float">
            <text:p>2075</text:p>
          </table:table-cell>
          <table:table-cell table:style-name="ce8" office:value-type="string" calcext:value-type="string">
            <text:p>鎖</text:p>
          </table:table-cell>
          <table:table-cell table:style-name="ce12" office:value-type="string" calcext:value-type="string">
            <text:p>鎖 ・ くさり ・ chain</text:p>
            <text:p/>
            <text:p>閉鎖する ・ へいさする ・ lock, close, shut</text:p>
            <text:p/>
            <text:p>鎖状 ・ さじょう ・ chainlike</text:p>
            <text:p/>
            <text:p>連鎖 ・ れんさ ・ chain of reasoning, … , link, series</text:p>
            <text:p/>
            <text:p>封鎖 ・ ふうさ ・ blockade</text:p>
            <text:p/>
            <text:p>鎖国 ・ さこく ・ national isolation, exclusion of foreigners</text:p>
            <text:p/>
            <text:p>鎖伝動 ・ くさりでんどう ・ chain drive</text:p>
            <text:p/>
            <text:p>金鎖 ・ きんぐさり ・ gold chai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76" calcext:value-type="float">
            <text:p>2076</text:p>
          </table:table-cell>
          <table:table-cell table:style-name="ce8" office:value-type="string" calcext:value-type="string">
            <text:p>絆</text:p>
          </table:table-cell>
          <table:table-cell table:style-name="ce12" office:value-type="string" calcext:value-type="string">
            <text:p>絆 ・ きずな ・ bonds, ties interpersonal </text:p>
            <text:p/>
            <text:p>固い絆 ・ かたいきずな ・ strong bond, close ties</text:p>
            <text:p/>
            <text:p>脚絆 ・ きゃはん ・ gaiters, leggings</text:p>
            <text:p/>
            <text:p>羈絆 ・ きはん ・ fetters, shackles, bonds</text:p>
            <text:p/>
            <text:p>絆創膏 ・ ばんそうこう ・ adhesive plaster [tape]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077" calcext:value-type="float">
            <text:p>2077</text:p>
          </table:table-cell>
          <table:table-cell table:style-name="ce8" office:value-type="string" calcext:value-type="string">
            <text:p>鍵</text:p>
          </table:table-cell>
          <table:table-cell table:style-name="ce12" office:value-type="string" calcext:value-type="string">
            <text:p>鍵 ・ かぎ ・ key also metaph. </text:p>
            <text:p/>
            <text:p>鍵を掛ける ・ かぎをかける ・ to lock a door, … </text:p>
            <text:p/>
            <text:p>鍵 ・ けん ・ key of a piano or typewriter </text:p>
            <text:p/>
            <text:p>鍵盤 ・ けんばん ・ keyboard</text:p>
            <text:p/>
            <text:p>黒鍵 ・ こっけん ・ black key piano, … </text:p>
            <text:p/>
            <text:p>打鍵 ・ だけん ・ keystroke</text:p>
            <text:p/>
            <text:p>合鍵 ・ あいかぎ ・ duplicate key master, skeleton … </text:p>
            <text:p/>
            <text:p>鍵穴 ・ かぎあな ・ keyhol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078" calcext:value-type="float">
            <text:p>2078</text:p>
          </table:table-cell>
          <table:table-cell table:style-name="ce8" office:value-type="string" calcext:value-type="string">
            <text:p>釘</text:p>
          </table:table-cell>
          <table:table-cell table:style-name="ce12" office:value-type="string" calcext:value-type="string">
            <text:p>釘 ・ くぎ ・ nail</text:p>
            <text:p/>
            <text:p>釘を打つ ・ くぎをうつ ・ drive a nail</text:p>
            <text:p/>
            <text:p>釘頭 ・ ていとう ・ nailhead</text:p>
            <text:p/>
            <text:p>釘抜き ・ くぎぬき ・ pincers, nail puller</text:p>
            <text:p/>
            <text:p>釘付け ・ くぎづけ ・ nailing; pegging; being stationary</text:p>
            <text:p/>
            <text:p>釘を差す ・ くぎをさす ・ remind so. of, give a warning</text:p>
            <text:p/>
            <text:p>五寸釘 ・ ごすんくぎ ・ long nail, spike</text:p>
            <text:p/>
            <text:p>木釘 ・ きくぎ ・ wooden pe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79" calcext:value-type="float">
            <text:p>2079</text:p>
          </table:table-cell>
          <table:table-cell table:style-name="ce8" office:value-type="string" calcext:value-type="string">
            <text:p>錮</text:p>
          </table:table-cell>
          <table:table-cell table:style-name="ce12" office:value-type="string" calcext:value-type="string">
            <text:p>禁錮 ・ きんこ ・ imprisonment</text:p>
            <text:p/>
            <text:p>重禁錮 ・ じゅうきんこ ・ imprisonment with hard labor </text:p>
            <text:p/>
            <text:p>禁錮刑 ・ きんこけい ・ imprisonment penalty of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80" calcext:value-type="float">
            <text:p>2080</text:p>
          </table:table-cell>
          <table:table-cell table:style-name="ce8" office:value-type="string" calcext:value-type="string">
            <text:p>錠</text:p>
          </table:table-cell>
          <table:table-cell table:style-name="ce12" office:value-type="string" calcext:value-type="string">
            <text:p>錠剤 ・ じょうざい ・ pill, tablet</text:p>
            <text:p/>
            <text:p>錠前 ・ じょうまえ ・ lock</text:p>
            <text:p/>
            <text:p>手錠 ・ てじょう ・ handcuffs</text:p>
            <text:p/>
            <text:p>糖衣錠 ・ とういじょう ・ sugar-coated pill</text:p>
            <text:p/>
            <text:p>ビタミン錠 ・ ビタミンじょう ・ vitamin tablet [pill] </text:p>
            <text:p/>
            <text:p>錠を掛ける ・ じょうをかける ・ fasten a lock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81" calcext:value-type="float">
            <text:p>2081</text:p>
          </table:table-cell>
          <table:table-cell table:style-name="ce8" office:value-type="string" calcext:value-type="string">
            <text:p>綻</text:p>
          </table:table-cell>
          <table:table-cell table:style-name="ce12" office:value-type="string" calcext:value-type="string">
            <text:p>破綻 ・ はたん ・ bankruptcy, failure</text:p>
            <text:p/>
            <text:p>綻びる ・ ほころびる ・ [vi] come apart at the seams; unfold, bloom; break into a smile</text:p>
            <text:p/>
            <text:p>綻び ・ ほころび ・ tear, rent seam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82" calcext:value-type="float">
            <text:p>2082</text:p>
          </table:table-cell>
          <table:table-cell table:style-name="ce8" office:value-type="string" calcext:value-type="string">
            <text:p>鈴</text:p>
          </table:table-cell>
          <table:table-cell table:style-name="ce12" office:value-type="string" calcext:value-type="string">
            <text:p>鈴 ・ すず ・ bell</text:p>
            <text:p/>
            <text:p>呼び鈴 ・ よびりん ・ call bell, doorbell</text:p>
            <text:p/>
            <text:p>予鈴 ・ よれい ・ the first bell</text:p>
            <text:p/>
            <text:p>鈴木 ・ すずき ・ Suzuki surname </text:p>
            <text:p/>
            <text:p>電鈴 ・ でんれい ・ electric bell</text:p>
            <text:p/>
            <text:p>風鈴 ・ ふうりん ・ wind chime</text:p>
            <text:p/>
            <text:p>鈴蘭 ・ すずらん ・ lily-of-the-valley</text:p>
            <text:p/>
            <text:p>鈴虫 ・ すずむし ・ """bell ring"" insect a kind of cricket "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83" calcext:value-type="float">
            <text:p>2083</text:p>
          </table:table-cell>
          <table:table-cell table:style-name="ce8" office:value-type="string" calcext:value-type="string">
            <text:p>鐘</text:p>
          </table:table-cell>
          <table:table-cell table:style-name="ce12" office:value-type="string" calcext:value-type="string">
            <text:p>警鐘 ・ けいしょう ・ alarm bell, warning</text:p>
            <text:p/>
            <text:p>鐘の音 ・ かねのね ・ a bell's toll</text:p>
            <text:p/>
            <text:p>釣鐘 ・ つりがね ・ hanging [temple] bell</text:p>
            <text:p/>
            <text:p>鐘楼 ・ しょうろう ・ bell tower, belfry</text:p>
            <text:p/>
            <text:p>梵鐘 ・ ぼんしょう ・ temple bell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84" calcext:value-type="float">
            <text:p>2084</text:p>
          </table:table-cell>
          <table:table-cell table:style-name="ce8" office:value-type="string" calcext:value-type="string">
            <text:p>瞳</text:p>
          </table:table-cell>
          <table:table-cell table:style-name="ce12" office:value-type="string" calcext:value-type="string">
            <text:p>瞳 ・ ひとみ ・ pupil</text:p>
            <text:p/>
            <text:p>瞳の ・ ひとみの ・ pupilary</text:p>
            <text:p/>
            <text:p>瞳を凝らす ・ ひとみをこらす ・ strain one’s eyes</text:p>
            <text:p/>
            <text:p>瞳孔 ・ どうこう ・ pupil</text:p>
            <text:p/>
            <text:p>瞳子 ・ どうし ・ pupi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85" calcext:value-type="float">
            <text:p>2085</text:p>
          </table:table-cell>
          <table:table-cell table:style-name="ce8" office:value-type="string" calcext:value-type="string">
            <text:p>憧</text:p>
          </table:table-cell>
          <table:table-cell table:style-name="ce12" office:value-type="string" calcext:value-type="string">
            <text:p>憧れ ・ あこがれ ・ yearning, longing</text:p>
            <text:p/>
            <text:p>有名人に憧れる ・ ゆうめいじんにあこがれる ・ adore a celebrity</text:p>
            <text:p/>
            <text:p>憧憬する ・ しょうけいする [どうけい] ・ yearn afte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086" calcext:value-type="float">
            <text:p>2086</text:p>
          </table:table-cell>
          <table:table-cell table:style-name="ce8" office:value-type="string" calcext:value-type="string">
            <text:p>憬</text:p>
          </table:table-cell>
          <table:table-cell table:style-name="ce12" office:value-type="string" calcext:value-type="string">
            <text:p>憧憬する ・ しょうけいする [どうけい] ・ yearn afte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87" calcext:value-type="float">
            <text:p>2087</text:p>
          </table:table-cell>
          <table:table-cell table:style-name="ce8" office:value-type="string" calcext:value-type="string">
            <text:p>卑</text:p>
          </table:table-cell>
          <table:table-cell table:style-name="ce12" office:value-type="string" calcext:value-type="string">
            <text:p>卑しい ・ いやしい ・ mean, lowly; seedy</text:p>
            <text:p/>
            <text:p>卑しい生まれの ・ いやしいうまれの ・ lowborn</text:p>
            <text:p/>
            <text:p>野卑 ・ やひ ・ vulgarity, meanness</text:p>
            <text:p/>
            <text:p>卑屈な ・ ひくつな ・ mean; servile</text:p>
            <text:p/>
            <text:p>卑劣な ・ ひれつな ・ mean, base, cowardly</text:p>
            <text:p/>
            <text:p>卑しむ ・ いやしむ ・ despise, look down on</text:p>
            <text:p/>
            <text:p>卑しからぬ ・ いやしからぬ ・ decent, respectable</text:p>
            <text:p/>
            <text:p>尊卑 ・ そんぴ ・ upper and lower classes, high and low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88" calcext:value-type="float">
            <text:p>2088</text:p>
          </table:table-cell>
          <table:table-cell table:style-name="ce8" office:value-type="string" calcext:value-type="string">
            <text:p>碑</text:p>
          </table:table-cell>
          <table:table-cell table:style-name="ce12" office:value-type="string" calcext:value-type="string">
            <text:p>記念碑 ・ きねんひ ・ monument</text:p>
            <text:p/>
            <text:p>碑文 ・ ひぶん ・ epitaph, inscription</text:p>
            <text:p/>
            <text:p>石碑 ・ せきひ ・ stone monument, tombstone</text:p>
            <text:p/>
            <text:p>墓碑 ・ ぼひ ・ tombstone, gravestone</text:p>
            <text:p/>
            <text:p>墓碑 ・ ぼひ ・ tombstone, gravestone</text:p>
            <text:p/>
            <text:p>歌碑 ・ かひ ・ monument inscribed with a tanka poe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89" calcext:value-type="float">
            <text:p>2089</text:p>
          </table:table-cell>
          <table:table-cell table:style-name="ce8" office:value-type="string" calcext:value-type="string">
            <text:p>痺</text:p>
          </table:table-cell>
          <table:table-cell table:style-name="ce12" office:value-type="string" calcext:value-type="string">
            <text:p>痺れる ・ しびれる ・ [vi] go numb</text:p>
            <text:p/>
            <text:p>麻痺 ・ まひ ・ paralysis</text:p>
            <text:p/>
            <text:p>痺れ ・ しびれ ・ numbnes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90" calcext:value-type="float">
            <text:p>2090</text:p>
          </table:table-cell>
          <table:table-cell table:style-name="ce8" office:value-type="string" calcext:value-type="string">
            <text:p>鬼</text:p>
          </table:table-cell>
          <table:table-cell table:style-name="ce12" office:value-type="string" calcext:value-type="string">
            <text:p>鬼神 ・ きじん ・ departed spirit, ghost; terrible god</text:p>
            <text:p/>
            <text:p>仕事の鬼 ・ しごとのおに ・ demon for work, fierce worker</text:p>
            <text:p/>
            <text:p>鬼籍に入る ・ きせきにいる ・ pass away; join the majority</text:p>
            <text:p/>
            <text:p>鬼 ・ おに ・ demon, ghost</text:p>
            <text:p/>
            <text:p>鬼気迫る ・ ききせまる ・ ghastly, bloodcurdling</text:p>
            <text:p/>
            <text:p>鬼婆 ・ おにばば ・ hag, witch</text:p>
            <text:p/>
            <text:p>鬼ごっこ ・ おにごっこ ・ tag game</text:p>
            <text:p/>
            <text:p>鬼刑事 ・ おにけいじ ・ crack [daredevil] detectiv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91" calcext:value-type="float">
            <text:p>2091</text:p>
          </table:table-cell>
          <table:table-cell table:style-name="ce8" office:value-type="string" calcext:value-type="string">
            <text:p>塊</text:p>
          </table:table-cell>
          <table:table-cell table:style-name="ce12" office:value-type="string" calcext:value-type="string">
            <text:p>団塊 ・ だんかい ・ mass, lump</text:p>
            <text:p/>
            <text:p>塊 ・ かたまり ・ lump, mass, clod</text:p>
            <text:p/>
            <text:p>土塊 ・ どかい ・ dirt clod</text:p>
            <text:p/>
            <text:p>金塊 ・ きんかい ・ nugget, gold ingo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92" calcext:value-type="float">
            <text:p>2092</text:p>
          </table:table-cell>
          <table:table-cell table:style-name="ce8" office:value-type="string" calcext:value-type="string">
            <text:p>醜</text:p>
          </table:table-cell>
          <table:table-cell table:style-name="ce12" office:value-type="string" calcext:value-type="string">
            <text:p>醜悪な ・ しゅうあくな ・ ugly, repulsive</text:p>
            <text:p/>
            <text:p>醜い ・ みにくい ・ ugly</text:p>
            <text:p/>
            <text:p>醜聞 ・ しゅうぶん ・ scandal</text:p>
            <text:p/>
            <text:p>醜女 ・ しゅうじょ ・ ugly woman</text:p>
            <text:p/>
            <text:p>美醜 ・ びしゅう ・ beauty or uglines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93" calcext:value-type="float">
            <text:p>2093</text:p>
          </table:table-cell>
          <table:table-cell table:style-name="ce8" office:value-type="string" calcext:value-type="string">
            <text:p>魂</text:p>
          </table:table-cell>
          <table:table-cell table:style-name="ce12" office:value-type="string" calcext:value-type="string">
            <text:p>大和魂 ・ やまとだましい ・ soul of Japan; Japanese spirit</text:p>
            <text:p/>
            <text:p>闘魂 ・ とうこん ・ fighting spirit</text:p>
            <text:p/>
            <text:p>魂 ・ たましい ・ spirit, soul</text:p>
            <text:p/>
            <text:p>魂魄 ・ こんぱく ・ soul, spirit, ghost</text:p>
            <text:p/>
            <text:p>霊魂 ・ れいこん ・ spirit, soul</text:p>
            <text:p/>
            <text:p>魂胆 ・ こんたん ・ secret intention, ulterior motive</text:p>
            <text:p/>
            <text:p>商魂 ・ しょうこん ・ commercial enthusiasm, salesmanship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94" calcext:value-type="float">
            <text:p>2094</text:p>
          </table:table-cell>
          <table:table-cell table:style-name="ce8" office:value-type="string" calcext:value-type="string">
            <text:p>魅</text:p>
          </table:table-cell>
          <table:table-cell table:style-name="ce12" office:value-type="string" calcext:value-type="string">
            <text:p>魅力 ・ みりょく ・ charm, appeal</text:p>
            <text:p/>
            <text:p>魅惑 ・ みわく ・ fascination, enchantment, charm</text:p>
            <text:p/>
            <text:p>魅了する ・ みりょうする ・ charm, fascinate</text:p>
            <text:p/>
            <text:p>魅入る ・ みいる ・ [vi] possess, entrance, enthrall usu. in passiv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95" calcext:value-type="float">
            <text:p>2095</text:p>
          </table:table-cell>
          <table:table-cell table:style-name="ce8" office:value-type="string" calcext:value-type="string">
            <text:p>魔</text:p>
          </table:table-cell>
          <table:table-cell table:style-name="ce12" office:value-type="string" calcext:value-type="string">
            <text:p>魔法 ・ まほう ・ magic, sorcery, witchcraft</text:p>
            <text:p/>
            <text:p>魔法瓶 ・ まほうびん ・ thermos bottle</text:p>
            <text:p/>
            <text:p>魔神 ・ まじん ・ evil spirit, devil</text:p>
            <text:p/>
            <text:p>悪魔 ・ あくま ・ devil, demon, Satan</text:p>
            <text:p/>
            <text:p>邪魔 ・ じゃま ・ hindrance, obstruction</text:p>
            <text:p/>
            <text:p>魔物 ・ まもの ・ goblin, apparition</text:p>
            <text:p/>
            <text:p>魔女 ・ まじょ ・ witch, sorceress</text:p>
            <text:p/>
            <text:p>魔手 ・ ましゅ ・ evil powe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96" calcext:value-type="float">
            <text:p>2096</text:p>
          </table:table-cell>
          <table:table-cell table:style-name="ce8" office:value-type="string" calcext:value-type="string">
            <text:p>畏</text:p>
          </table:table-cell>
          <table:table-cell table:style-name="ce12" office:value-type="string" calcext:value-type="string">
            <text:p>畏縮する ・ いしゅくする ・ cower, shrink from</text:p>
            <text:p/>
            <text:p>畏れる ・ おそれる ・ [vt] fear, stand in awe cf. 恐 1633 </text:p>
            <text:p/>
            <text:p>畏れ多くも ・ おそれおおくも ・ graciously</text:p>
            <text:p/>
            <text:p>畏れ入る ・ おそれいる ・ [vi] be sorry, feel small; be grateful; be amazed [stunned] </text:p>
            <text:p/>
            <text:p>畏怖 ・ いふ ・ awe, fear, dread, fright</text:p>
            <text:p/>
            <text:p>畏友 ・ いゆう ・ one’s respected friend</text:p>
            <text:p/>
            <text:p>畏敬 ・ いけい ・ awe and respect, reverence</text:p>
            <text:p/>
            <text:p>神を畏れる ・ かみをおそれる ・ fear Go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97" calcext:value-type="float">
            <text:p>2097</text:p>
          </table:table-cell>
          <table:table-cell table:style-name="ce8" office:value-type="string" calcext:value-type="string">
            <text:p>刷</text:p>
          </table:table-cell>
          <table:table-cell table:style-name="ce12" office:value-type="string" calcext:value-type="string">
            <text:p>印刷 ・ いんさつ ・ printing</text:p>
            <text:p/>
            <text:p>刷る ・ する ・ [vt] print</text:p>
            <text:p/>
            <text:p>刷り上げる ・ すりあげる ・ [vt] finish printing, print off</text:p>
            <text:p/>
            <text:p>校正刷り ・ こうせいずり ・ galley proofs, proof sheet</text:p>
            <text:p/>
            <text:p>多色刷り ・ たしょくずり ・ polychrome printing</text:p>
            <text:p/>
            <text:p>縮刷する ・ しゅくさつする ・ print in reduced size</text:p>
            <text:p/>
            <text:p>増刷 ・ ぞうさつ ・ additional [re] printing</text:p>
            <text:p/>
            <text:p>第四版三刷 ・ だいよんはんさんさつ ・ 4th edition, 3rd print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98" calcext:value-type="float">
            <text:p>2098</text:p>
          </table:table-cell>
          <table:table-cell table:style-name="ce8" office:value-type="string" calcext:value-type="string">
            <text:p>擦</text:p>
          </table:table-cell>
          <table:table-cell table:style-name="ce12" office:value-type="string" calcext:value-type="string">
            <text:p>擦過傷 ・ さっかしょう ・ abrasion, scratch</text:p>
            <text:p/>
            <text:p>擦り傷 ・ すりきず ・ scratch, abrasion</text:p>
            <text:p/>
            <text:p>摩擦 ・ まさつ ・ friction; rubbing, chafing</text:p>
            <text:p/>
            <text:p>擦る ・ する ・ [vt] rub, file, chafe</text:p>
            <text:p/>
            <text:p>擦れ違う ・ すれちがう ・ [vi] pass by each other, brush past</text:p>
            <text:p/>
            <text:p>擦れる ・ すれる ・ [vi] wear out</text:p>
            <text:p/>
            <text:p>マッチを擦る ・ まっちをする ・ strike a match</text:p>
            <text:p/>
            <text:p>床擦れ ・ とこずれ ・ bedsore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99" calcext:value-type="float">
            <text:p>2099</text:p>
          </table:table-cell>
          <table:table-cell table:style-name="ce8" office:value-type="string" calcext:value-type="string">
            <text:p>摩</text:p>
          </table:table-cell>
          <table:table-cell table:style-name="ce12" office:value-type="string" calcext:value-type="string">
            <text:p>摩擦 ・ まさつ ・ friction; rubbing, chafing</text:p>
            <text:p/>
            <text:p>摩耗する ・ まもうする ・ wear away, wear out</text:p>
            <text:p/>
            <text:p>摩天楼 ・ まてんろう ・ skyscraper</text:p>
            <text:p/>
            <text:p>摩滅 ・ まめつ ・ wear, defacemen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100" calcext:value-type="float">
            <text:p>2100</text:p>
          </table:table-cell>
          <table:table-cell table:style-name="ce8" office:value-type="string" calcext:value-type="string">
            <text:p>磨</text:p>
          </table:table-cell>
          <table:table-cell table:style-name="ce12" office:value-type="string" calcext:value-type="string">
            <text:p>磨く ・ みがく ・ [vt] polish, grind</text:p>
            <text:p/>
            <text:p>研磨する ・ けんまする ・ grind, polish; study hard, brush up</text:p>
            <text:p/>
            <text:p>歯磨き ・ はみがき ・ toothpaste; brushing one's teeth</text:p>
            <text:p/>
            <text:p>磨滅 ・ まめつ ・ wear, defacement</text:p>
            <text:p/>
            <text:p>磨き ・ みがき ・ polish, burnishing</text:p>
            <text:p/>
            <text:p>磨き上げる ・ みがきあげる ・ [vt] polish up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101" calcext:value-type="float">
            <text:p>2101</text:p>
          </table:table-cell>
          <table:table-cell table:style-name="ce8" office:value-type="string" calcext:value-type="string">
            <text:p>凹</text:p>
          </table:table-cell>
          <table:table-cell table:style-name="ce12" office:value-type="string" calcext:value-type="string">
            <text:p>凹面 ・ おうめん ・ concave surface</text:p>
            <text:p/>
            <text:p>凹面鏡 ・ おうめんきょう ・ concave mirror</text:p>
            <text:p/>
            <text:p>凹地 ・ おうち ・ hollow, pit</text:p>
            <text:p/>
            <text:p>凹レンズ ・ おうレンズ ・ concave lens</text:p>
            <text:p/>
            <text:p>凹版印刷 ・ おうはんいんさつ ・ intaglio printing</text:p>
            <text:p/>
            <text:p>凸凹紙 ・ とつおうし ・ embossed paper</text:p>
            <text:p/>
            <text:p>凹む ・ へこむ ・ [vi] get dented, cave in; [colloq] get depressed, feel down</text:p>
            <text:p/>
            <text:p>凸凹 ・ でこぼこ ・ unevenness, roughness; imbalanc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02" calcext:value-type="float">
            <text:p>2102</text:p>
          </table:table-cell>
          <table:table-cell table:style-name="ce8" office:value-type="string" calcext:value-type="string">
            <text:p>凸</text:p>
          </table:table-cell>
          <table:table-cell table:style-name="ce12" office:value-type="string" calcext:value-type="string">
            <text:p>凸凹 ・ でこぼこ ・ unevenness, roughness; imbalance</text:p>
            <text:p/>
            <text:p>凹凸 ・ おうとつ ・ unevenness, irregularities</text:p>
            <text:p/>
            <text:p>凸面 ・ とつめん ・ convex surface</text:p>
            <text:p/>
            <text:p>お凸 ・ おでこ ・ brow, forehead</text:p>
            <text:p/>
            <text:p>凸版 ・ とっぱん ・ letterpress, relief printing</text:p>
            <text:p/>
            <text:p>凸レンズ ・ とつレンズ ・ convex lens</text:p>
            <text:p/>
            <text:p>凸角 ・ とっかく ・ convex angl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103" calcext:value-type="float">
            <text:p>2103</text:p>
          </table:table-cell>
          <table:table-cell table:style-name="ce8" office:value-type="string" calcext:value-type="string">
            <text:p>奉</text:p>
          </table:table-cell>
          <table:table-cell table:style-name="ce12" office:value-type="string" calcext:value-type="string">
            <text:p>奉る ・ たてまつる ・ [vt] dedicate, offer respectfully</text:p>
            <text:p/>
            <text:p>奉納する ・ ほうのうする ・ dedicate to a deity , offer</text:p>
            <text:p/>
            <text:p>奉献する ・ ほうけんする ・ offer to a shrine </text:p>
            <text:p/>
            <text:p>奉還 ・ ほうかん ・ restoration to the emperor</text:p>
            <text:p/>
            <text:p>奉賀 ・ ほうが ・ respectful congratulation</text:p>
            <text:p/>
            <text:p>奉仕する ・ ほうしする ・ attend, serve</text:p>
            <text:p/>
            <text:p>奉公 ・ ほうこう ・ public duty [service] ; domestic service, apprenticeship</text:p>
            <text:p/>
            <text:p>奉職する ・ ほうしょくする ・ be in the service of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104" calcext:value-type="float">
            <text:p>2104</text:p>
          </table:table-cell>
          <table:table-cell table:style-name="ce8" office:value-type="string" calcext:value-type="string">
            <text:p>奏</text:p>
          </table:table-cell>
          <table:table-cell table:style-name="ce12" office:value-type="string" calcext:value-type="string">
            <text:p>ピアノを奏でる ・ ピアノをかなでる ・ play the piano</text:p>
            <text:p/>
            <text:p>演奏する ・ えんそうする ・ perform, play</text:p>
            <text:p/>
            <text:p>独奏 ・ どくそう ・ solo recital</text:p>
            <text:p/>
            <text:p>合奏 ・ がっそう ・ ensemble, concert</text:p>
            <text:p/>
            <text:p>吹奏楽 ・ すいそうがく ・ wind instrument music, brass</text:p>
            <text:p/>
            <text:p>重奏 ・ じゅうそう ・ duet</text:p>
            <text:p/>
            <text:p>伴奏 ・ ばんそう ・ accompaniment</text:p>
            <text:p/>
            <text:p>協奏曲 ・ きょうそうきょく ・ concerto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105" calcext:value-type="float">
            <text:p>2105</text:p>
          </table:table-cell>
          <table:table-cell table:style-name="ce8" office:value-type="string" calcext:value-type="string">
            <text:p>泰</text:p>
          </table:table-cell>
          <table:table-cell table:style-name="ce12" office:value-type="string" calcext:value-type="string">
            <text:p>泰平 ・ たいへい ・ tranquility, perfect peace</text:p>
            <text:p/>
            <text:p>安泰 ・ あんたい ・ peace, security, tranquility</text:p>
            <text:p/>
            <text:p>泰然たる ・ たいぜんたる ・ calm, composed; firm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106" calcext:value-type="float">
            <text:p>2106</text:p>
          </table:table-cell>
          <table:table-cell table:style-name="ce8" office:value-type="string" calcext:value-type="string">
            <text:p>俸</text:p>
          </table:table-cell>
          <table:table-cell table:style-name="ce12" office:value-type="string" calcext:value-type="string">
            <text:p>俸給 ・ ほうきゅう ・ salary, pay</text:p>
            <text:p/>
            <text:p>年俸 ・ ねんぽう ・ annual salary</text:p>
            <text:p/>
            <text:p>俸禄 ・ ほうろく ・ retainer’s stipend, official pay [salary] </text:p>
            <text:p/>
            <text:p>減俸 ・ げんぽう ・ salary cu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107" calcext:value-type="float">
            <text:p>2107</text:p>
          </table:table-cell>
          <table:table-cell table:style-name="ce8" office:value-type="string" calcext:value-type="string">
            <text:p>棒</text:p>
          </table:table-cell>
          <table:table-cell table:style-name="ce12" office:value-type="string" calcext:value-type="string">
            <text:p>鉄棒 ・ てつぼう ・ iron rod; horizontal bars</text:p>
            <text:p/>
            <text:p>相棒 ・ あいぼう ・ pal, mate, companion</text:p>
            <text:p/>
            <text:p>棒で殴る ・ ぼうでなぐる ・ hit with a rod [club] </text:p>
            <text:p/>
            <text:p>泥棒 ・ どろぼう ・ thief, crook</text:p>
            <text:p/>
            <text:p>延べ棒 ・ のべぼう ・ ingot</text:p>
            <text:p/>
            <text:p>棒暗記 ・ ぼうあんき ・ memorization word by word</text:p>
            <text:p/>
            <text:p>心棒 ・ しんぼう ・ axle, shaft; arbor</text:p>
            <text:p/>
            <text:p>用心棒 ・ ようじんぼう ・ bodyguard, bouncer; bar, bol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08" calcext:value-type="float">
            <text:p>2108</text:p>
          </table:table-cell>
          <table:table-cell table:style-name="ce8" office:value-type="string" calcext:value-type="string">
            <text:p>捧</text:p>
          </table:table-cell>
          <table:table-cell table:style-name="ce12" office:value-type="string" calcext:value-type="string">
            <text:p>捧げる ・ ささげる ・ [vt] hold up; offer; dedicate</text:p>
            <text:p/>
            <text:p>捧げ物 ・ ささげもの ・ offering, sacrifice</text:p>
            <text:p/>
            <text:p>捧げ持つ ・ ささげもつ ・ hold sth. reverently [with both hands] </text:p>
            <text:p/>
            <text:p>命を捧ぐ ・ いのちをささぐ ・ [elegant] give one’s life, devote one’s life to a cause </text:p>
            <text:p/>
            <text:p>捧呈する ・ ほうていする ・ dedicate, present, offer to a high personage </text:p>
            <text:p/>
            <text:p>捧持する ・ ほうじする ・ hold up, bear</text:p>
            <text:p/>
            <text:p>捧腹絶倒する ・ ほうふくぜっとうする ・ double up with laughte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09" calcext:value-type="float">
            <text:p>2109</text:p>
          </table:table-cell>
          <table:table-cell table:style-name="ce8" office:value-type="string" calcext:value-type="string">
            <text:p>耐</text:p>
          </table:table-cell>
          <table:table-cell table:style-name="ce12" office:value-type="string" calcext:value-type="string">
            <text:p>忍耐 ・ にんたい ・ perseverance, endurance, patience</text:p>
            <text:p/>
            <text:p>火に耐える ・ ひにたえる ・ be fireproof</text:p>
            <text:p/>
            <text:p>耐久性 ・ たいきゅうせい ・ endurance; durability, life</text:p>
            <text:p/>
            <text:p>耐水 ・ たいすい ・ waterproof</text:p>
            <text:p/>
            <text:p>耐熱 ・ たいねつ ・ heat-resistant</text:p>
            <text:p/>
            <text:p>耐乏 ・ たいぼう ・ austerity, voluntary privation</text:p>
            <text:p/>
            <text:p>耐震 ・ たいしん ・ earthquake-proof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10" calcext:value-type="float">
            <text:p>2110</text:p>
          </table:table-cell>
          <table:table-cell table:style-name="ce8" office:value-type="string" calcext:value-type="string">
            <text:p>霊</text:p>
          </table:table-cell>
          <table:table-cell table:style-name="ce12" office:value-type="string" calcext:value-type="string">
            <text:p>霊送り ・ たまおくり ・ sending off the spirits of the dead</text:p>
            <text:p/>
            <text:p>霊園 ・ れいえん ・ cemetery park</text:p>
            <text:p/>
            <text:p>霊長類 ・ れいちょうるい ・ Primates</text:p>
            <text:p/>
            <text:p>霊魂 ・ れいこん ・ spirit, soul</text:p>
            <text:p/>
            <text:p>霊場 ・ れいじょう ・ holy ground, sacred place</text:p>
            <text:p/>
            <text:p>霊感 ・ れいかん ・ inspiration, extrasensory perception</text:p>
            <text:p/>
            <text:p>御霊屋 ・ みたまや ・ mausoleum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11" calcext:value-type="float">
            <text:p>2111</text:p>
          </table:table-cell>
          <table:table-cell table:style-name="ce8" office:value-type="string" calcext:value-type="string">
            <text:p>需</text:p>
          </table:table-cell>
          <table:table-cell table:style-name="ce12" office:value-type="string" calcext:value-type="string">
            <text:p>需給 ・ じゅきゅう ・ supply &amp; demand</text:p>
            <text:p/>
            <text:p>需要 ・ じゅよう ・ demand</text:p>
            <text:p/>
            <text:p>必需品 ・ ひつじゅひん ・ necessaries, necessities</text:p>
            <text:p/>
            <text:p>特需 ・ とくじゅ ・ emergency demand, special procurements</text:p>
            <text:p/>
            <text:p>軍需品 ・ ぐんじゅひん ・ war supplies</text:p>
            <text:p/>
            <text:p>実需 ・ じつじゅ ・ actual demand</text:p>
            <text:p/>
            <text:p>民需 ・ みんじゅ ・ private demands, civilian requirements</text:p>
            <text:p/>
            <text:p>外需 ・ がいじゅ ・ foreign demand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112" calcext:value-type="float">
            <text:p>2112</text:p>
          </table:table-cell>
          <table:table-cell table:style-name="ce8" office:value-type="string" calcext:value-type="string">
            <text:p>濡</text:p>
          </table:table-cell>
          <table:table-cell table:style-name="ce12" office:value-type="string" calcext:value-type="string">
            <text:p>濡れる ・ ぬれる ・ [vi] get wet; make love</text:p>
            <text:p/>
            <text:p>濡らす ・ ぬらす ・ [vt] wet, moisten</text:p>
            <text:p/>
            <text:p>濡れ縁 ・ ぬれえん ・ open veranda</text:p>
            <text:p/>
            <text:p>濡れ衣 ・ ぬれぎぬ ・ false charge, unfounded suspicion</text:p>
            <text:p/>
            <text:p>びしょ濡れ ・ びしょぬれ ・ dripping wet, wet through, drenched [soaked] to the skin</text:p>
            <text:p/>
            <text:p>露に濡れた ・ つゆにぬれた ・ dewy, wet with dew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13" calcext:value-type="float">
            <text:p>2113</text:p>
          </table:table-cell>
          <table:table-cell table:style-name="ce8" office:value-type="string" calcext:value-type="string">
            <text:p>儒</text:p>
          </table:table-cell>
          <table:table-cell table:style-name="ce12" office:value-type="string" calcext:value-type="string">
            <text:p>儒教 ・ じゅきょう ・ Confucianism</text:p>
            <text:p/>
            <text:p>儒仏 ・ じゅぶつ ・ Confucianism and Buddhism</text:p>
            <text:p/>
            <text:p>儒学 ・ じゅがく ・ Confucianism</text:p>
            <text:p/>
            <text:p>儒艮 ・ じゅごん ・ dugong [manatee-like mammal]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114" calcext:value-type="float">
            <text:p>2114</text:p>
          </table:table-cell>
          <table:table-cell table:style-name="ce8" office:value-type="string" calcext:value-type="string">
            <text:p>端</text:p>
          </table:table-cell>
          <table:table-cell table:style-name="ce12" office:value-type="string" calcext:value-type="string">
            <text:p>極端 ・ きょくたん ・ extreme, extremity, pole</text:p>
            <text:p/>
            <text:p>紐の端 ・ ひものはし ・ end of a string</text:p>
            <text:p/>
            <text:p>端的に ・ たんてきに ・ directly, frankly, straightforwardly</text:p>
            <text:p/>
            <text:p>先端 ・ せんたん ・ front end, tip; vanguard</text:p>
            <text:p/>
            <text:p>山の端 ・ やまのは ・ edge [brow] of mountain</text:p>
            <text:p/>
            <text:p>端数 ・ はすう ・ fraction, odd sum</text:p>
            <text:p/>
            <text:p>半端 ・ はんぱ ・ fragment, odd item; incompleteness</text:p>
            <text:p/>
            <text:p>道端 ・ みちばた ・ roadside, waysid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15" calcext:value-type="float">
            <text:p>2115</text:p>
          </table:table-cell>
          <table:table-cell table:style-name="ce8" office:value-type="string" calcext:value-type="string">
            <text:p>壱</text:p>
          </table:table-cell>
          <table:table-cell table:style-name="ce12" office:value-type="string" calcext:value-type="string">
            <text:p>金壱万円 ・ きんいちまんえん ・ 10,000 ¥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16" calcext:value-type="float">
            <text:p>2116</text:p>
          </table:table-cell>
          <table:table-cell table:style-name="ce8" office:value-type="string" calcext:value-type="string">
            <text:p>尼</text:p>
          </table:table-cell>
          <table:table-cell table:style-name="ce12" office:value-type="string" calcext:value-type="string">
            <text:p>尼寺 ・ あまでら ・ nunnery, convent</text:p>
            <text:p/>
            <text:p>尼僧 ・ にそう ・ nun, sister; Buddhist priestess</text:p>
            <text:p/>
            <text:p>尼 ・ あま ・ nun</text:p>
            <text:p/>
            <text:p>禅尼 ・ ぜんに ・ Zen nun</text:p>
            <text:p/>
            <text:p>修道尼 ・ しゅうどうに ・ nu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117" calcext:value-type="float">
            <text:p>2117</text:p>
          </table:table-cell>
          <table:table-cell table:style-name="ce8" office:value-type="string" calcext:value-type="string">
            <text:p>泥</text:p>
          </table:table-cell>
          <table:table-cell table:style-name="ce12" office:value-type="string" calcext:value-type="string">
            <text:p>泥土 ・ でいど ・ mud, mire</text:p>
            <text:p/>
            <text:p>泥沼 ・ どろぬま ・ bog; quagmire</text:p>
            <text:p/>
            <text:p>雲泥の差 ・ うんでいのさ ・ great difference as between clouds and mud </text:p>
            <text:p/>
            <text:p>泥棒 ・ どろぼう ・ thief, crook</text:p>
            <text:p/>
            <text:p>泥 ・ どろ ・ mud</text:p>
            <text:p/>
            <text:p>泥んこ ・ どろんこ ・ mud morasses of </text:p>
            <text:p/>
            <text:p>こそ泥 ・ こそどろ ・ sneak, pilferer</text:p>
            <text:p/>
            <text:p>自動車泥 ・ じどうしゃどろ ・ auto [car] thief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118" calcext:value-type="float">
            <text:p>2118</text:p>
          </table:table-cell>
          <table:table-cell table:style-name="ce8" office:value-type="string" calcext:value-type="string">
            <text:p>漏</text:p>
          </table:table-cell>
          <table:table-cell table:style-name="ce12" office:value-type="string" calcext:value-type="string">
            <text:p>漏洩 ・ ろうえい ・ leakage, disclosure</text:p>
            <text:p/>
            <text:p>ガスが漏れる ・ ガスがもれる ・ gas leaks</text:p>
            <text:p/>
            <text:p>秘密を漏らす ・ ひみつをもらす ・ betray [reveal] a secret</text:p>
            <text:p/>
            <text:p>漏電 ・ ろうでん ・ short circuit, leakage</text:p>
            <text:p/>
            <text:p>漏出 ・ ろうしゅつ ・ leak</text:p>
            <text:p/>
            <text:p>遺漏 ・ いろう ・ omission, oversight, neglect</text:p>
            <text:p/>
            <text:p>疎漏 ・ そろう ・ carelessness, oversight, inadvertence</text:p>
            <text:p/>
            <text:p>雨漏り ・ あまもり ・ leak in the roof, leaking of rai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19" calcext:value-type="float">
            <text:p>2119</text:p>
          </table:table-cell>
          <table:table-cell table:style-name="ce8" office:value-type="string" calcext:value-type="string">
            <text:p>氾</text:p>
          </table:table-cell>
          <table:table-cell table:style-name="ce12" office:value-type="string" calcext:value-type="string">
            <text:p>氾濫 ・ はんらん ・ flood, inundation, deluge; oversupply, plethora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20" calcext:value-type="float">
            <text:p>2120</text:p>
          </table:table-cell>
          <table:table-cell table:style-name="ce8" office:value-type="string" calcext:value-type="string">
            <text:p>彙</text:p>
          </table:table-cell>
          <table:table-cell table:style-name="ce12" office:value-type="string" calcext:value-type="string">
            <text:p>語彙 ・ ごい ・ vocabulary, glossary</text:p>
            <text:p/>
            <text:p>彙類 ・ いるい ・ same kind [class] ; classification</text:p>
            <text:p/>
            <text:p>彙報 ・ いほう ・ bulletin; collection of report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121" calcext:value-type="float">
            <text:p>2121</text:p>
          </table:table-cell>
          <table:table-cell table:style-name="ce8" office:value-type="string" calcext:value-type="string">
            <text:p>某</text:p>
          </table:table-cell>
          <table:table-cell table:style-name="ce12" office:value-type="string" calcext:value-type="string">
            <text:p>某所 ・ ぼうしょ ・ a certain place, somewhere</text:p>
            <text:p/>
            <text:p>某日 ・ ぼうじつ ・ a certain day</text:p>
            <text:p/>
            <text:p>某氏 ・ ぼうし ・ a certain person</text:p>
            <text:p/>
            <text:p>某女 ・ ぼうじょ ・ Ms. So-and-so</text:p>
            <text:p/>
            <text:p>某某 ・ ぼうぼう ・ so-and-so</text:p>
            <text:p/>
            <text:p>某国 ・ ぼうこく ・ a certain country</text:p>
            <text:p/>
            <text:p>某高校 ・ ぼうこうこう ・ a certain high school</text:p>
            <text:p/>
            <text:p>某博士 ・ ぼうはかせ ・ Dr. X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122" calcext:value-type="float">
            <text:p>2122</text:p>
          </table:table-cell>
          <table:table-cell table:style-name="ce8" office:value-type="string" calcext:value-type="string">
            <text:p>謀</text:p>
          </table:table-cell>
          <table:table-cell table:style-name="ce12" office:value-type="string" calcext:value-type="string">
            <text:p>謀略 ・ ぼうりゃく ・ stratagem, scheme, plot</text:p>
            <text:p/>
            <text:p>謀る ・ はかる ・ [vt] scheme, plot, contrive</text:p>
            <text:p/>
            <text:p>暗殺を謀る ・ あんさつをはかる ・ plot an assassination</text:p>
            <text:p/>
            <text:p>陰謀 ・ いんぼう ・ scheme, plot, conspiracy</text:p>
            <text:p/>
            <text:p>共謀 ・ きょうぼう ・ conspiracy, collusion</text:p>
            <text:p/>
            <text:p>謀殺 ・ ぼうさつ ・ premeditated murder</text:p>
            <text:p/>
            <text:p>無謀 ・ むぼう ・ recklessness, imprudence</text:p>
            <text:p/>
            <text:p>参謀 ・ さんぼう ・ staff officer, the staff; adviser, counselo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23" calcext:value-type="float">
            <text:p>2123</text:p>
          </table:table-cell>
          <table:table-cell table:style-name="ce8" office:value-type="string" calcext:value-type="string">
            <text:p>媒</text:p>
          </table:table-cell>
          <table:table-cell table:style-name="ce12" office:value-type="string" calcext:value-type="string">
            <text:p>媒体 ・ ばいたい ・ medium</text:p>
            <text:p/>
            <text:p>触媒 ・ しょくばい ・ catalyst</text:p>
            <text:p/>
            <text:p>媒介 ・ ばいかい ・ mediation, intervention</text:p>
            <text:p/>
            <text:p>媒質 ・ ばいしつ ・ medium</text:p>
            <text:p/>
            <text:p>霊媒 ・ れいばい ・ spiritualistic medium</text:p>
            <text:p/>
            <text:p>媒染剤 ・ ばいせんざい ・ mordan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24" calcext:value-type="float">
            <text:p>2124</text:p>
          </table:table-cell>
          <table:table-cell table:style-name="ce8" office:value-type="string" calcext:value-type="string">
            <text:p>尉</text:p>
          </table:table-cell>
          <table:table-cell table:style-name="ce12" office:value-type="string" calcext:value-type="string">
            <text:p>大尉 ・ たいい ・ captain</text:p>
            <text:p/>
            <text:p>空軍大尉 ・ くうぐんたいい ・ air force captain</text:p>
            <text:p/>
            <text:p>中尉 ・ ちゅうい ・ first lieutenant U.S. Army </text:p>
            <text:p/>
            <text:p>少尉 ・ しょうい ・ second lieutenan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125" calcext:value-type="float">
            <text:p>2125</text:p>
          </table:table-cell>
          <table:table-cell table:style-name="ce8" office:value-type="string" calcext:value-type="string">
            <text:p>慰</text:p>
          </table:table-cell>
          <table:table-cell table:style-name="ce12" office:value-type="string" calcext:value-type="string">
            <text:p>慰める ・ なぐさめる ・ [vt] console, cheer up</text:p>
            <text:p/>
            <text:p>慰め ・ なぐさめ ・ consolation, comfort</text:p>
            <text:p/>
            <text:p>慰む ・ なぐさむ ・ [vi] be diverted by </text:p>
            <text:p/>
            <text:p>慰霊 ・ いれい ・ comforting the spirits of the dead </text:p>
            <text:p/>
            <text:p>慰霊祭 ・ いれいさい ・ memorial service</text:p>
            <text:p/>
            <text:p>慰問 ・ いもん ・ inquiring after a person’s health ; consolation</text:p>
            <text:p/>
            <text:p>慰謝料 ・ いしゃりょう ・ consolation money</text:p>
            <text:p/>
            <text:p>慰労 ・ いろう ・ recognition of services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126" calcext:value-type="float">
            <text:p>2126</text:p>
          </table:table-cell>
          <table:table-cell table:style-name="ce8" office:value-type="string" calcext:value-type="string">
            <text:p>酪</text:p>
          </table:table-cell>
          <table:table-cell table:style-name="ce12" office:value-type="string" calcext:value-type="string">
            <text:p>酪製品 ・ らくせいひん ・ dairy products</text:p>
            <text:p/>
            <text:p>酪農 ・ らくのう ・ dairy farming</text:p>
            <text:p/>
            <text:p>酪農家 ・ らくのうか ・ dairy farmer, dairyman</text:p>
            <text:p/>
            <text:p>酪酸 ・ らくさん ・ butyric acid</text:p>
            <text:p/>
            <text:p>乳酪 ・ にゅうらく ・ dairy products</text:p>
            <text:p/>
            <text:p>牛酪 ・ ぎゅうらく ・ butt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27" calcext:value-type="float">
            <text:p>2127</text:p>
          </table:table-cell>
          <table:table-cell table:style-name="ce8" office:value-type="string" calcext:value-type="string">
            <text:p>酵</text:p>
          </table:table-cell>
          <table:table-cell table:style-name="ce12" office:value-type="string" calcext:value-type="string">
            <text:p>酵母 ・ こうぼ ・ yeast; ferment</text:p>
            <text:p/>
            <text:p>発酵 ・ はっこう ・ fermentation, zymosis</text:p>
            <text:p/>
            <text:p>酵素 ・ こうそ ・ ferment; enzyme</text:p>
            <text:p/>
            <text:p>酵母菌 ・ こうぼきん ・ yeast fungu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28" calcext:value-type="float">
            <text:p>2128</text:p>
          </table:table-cell>
          <table:table-cell table:style-name="ce8" office:value-type="string" calcext:value-type="string">
            <text:p>醤</text:p>
          </table:table-cell>
          <table:table-cell table:style-name="ce12" office:value-type="string" calcext:value-type="string">
            <text:p>醤油 ・ しょうゆ ・ soy sauc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129" calcext:value-type="float">
            <text:p>2129</text:p>
          </table:table-cell>
          <table:table-cell table:style-name="ce8" office:value-type="string" calcext:value-type="string">
            <text:p>酢</text:p>
          </table:table-cell>
          <table:table-cell table:style-name="ce12" office:value-type="string" calcext:value-type="string">
            <text:p>酢酸 ・ さくさん ・ acetic acid</text:p>
            <text:p/>
            <text:p>酢の物 ・ すのもの ・ pickled dish</text:p>
            <text:p/>
            <text:p>ポン酢 ・ ポンず ・ sauce made from soy sauce and citrus juice </text:p>
            <text:p/>
            <text:p>酢蛸 ・ すだこ ・ pickled octopus sliced and </text:p>
            <text:p/>
            <text:p>酢料理 ・ すりょうり ・ pickled dish</text:p>
            <text:p/>
            <text:p>醸造酢 ・ じょうぞうす ・ brewed vineg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0" calcext:value-type="float">
            <text:p>2130</text:p>
          </table:table-cell>
          <table:table-cell table:style-name="ce8" office:value-type="string" calcext:value-type="string">
            <text:p>酎</text:p>
          </table:table-cell>
          <table:table-cell table:style-name="ce12" office:value-type="string" calcext:value-type="string">
            <text:p>焼酎 ・ しょうちゅう ・ shōchū from sweet potatoes, rice, … </text:p>
            <text:p/>
            <text:p>酎ハイ ・ ちゅうハイ ・ "shochu with tonic water ""highball"" abbr. "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131" calcext:value-type="float">
            <text:p>2131</text:p>
          </table:table-cell>
          <table:table-cell table:style-name="ce8" office:value-type="string" calcext:value-type="string">
            <text:p>酌</text:p>
          </table:table-cell>
          <table:table-cell table:style-name="ce12" office:value-type="string" calcext:value-type="string">
            <text:p>酌む ・ くむ ・ [vt] (have a drink</text:p>
            <text:p/>
            <text:p>酒を酌み交わす ・ さけをくみかわす ・ drink together, help (each other) to sake</text:p>
            <text:p/>
            <text:p>媒酌 ・ ばいしゃく ・ matchmaking</text:p>
            <text:p/>
            <text:p>晩酌 ・ ばんしゃく ・ evening drink</text:p>
            <text:p/>
            <text:p>酌婦 ・ しゃくふ ・ barmaid, waitress</text:p>
            <text:p/>
            <text:p>手酌 ・ てじゃく ・ self-service in sake drink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32" calcext:value-type="float">
            <text:p>2132</text:p>
          </table:table-cell>
          <table:table-cell table:style-name="ce8" office:value-type="string" calcext:value-type="string">
            <text:p>釣</text:p>
          </table:table-cell>
          <table:table-cell table:style-name="ce12" office:value-type="string" calcext:value-type="string">
            <text:p>お釣り ・ おつり ・ change for money </text:p>
            <text:p/>
            <text:p>釣り銭 ・ つりせん ・ change</text:p>
            <text:p/>
            <text:p>釣り合う ・ つりあう ・ [vi] balance; match, be in harmony</text:p>
            <text:p/>
            <text:p>釣り橋 ・ つりばし ・ suspension bridge</text:p>
            <text:p/>
            <text:p>釣鐘 ・ つりがね ・ hanging bell</text:p>
            <text:p/>
            <text:p>釣り糸 ・ つりいと ・ fishing line</text:p>
            <text:p/>
            <text:p>釣り上げる ・ つりあげる ・ [vt] fish up, land</text:p>
            <text:p/>
            <text:p>釣り下げる ・ つりさげる ・ [vt] suspend from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33" calcext:value-type="float">
            <text:p>2133</text:p>
          </table:table-cell>
          <table:table-cell table:style-name="ce8" office:value-type="string" calcext:value-type="string">
            <text:p>畜</text:p>
          </table:table-cell>
          <table:table-cell table:style-name="ce12" office:value-type="string" calcext:value-type="string">
            <text:p>家畜 ・ かちく ・ domestic animals, livestock</text:p>
            <text:p/>
            <text:p>畜生 ・ ちくしょう ・ beast [Buddh.: person rebort as …] ; Damn it!</text:p>
            <text:p/>
            <text:p>畜産業 ・ ちくさんぎょう ・ stockraising</text:p>
            <text:p/>
            <text:p>畜産 ・ ちくさん ・ animal husbandry</text:p>
            <text:p/>
            <text:p>畜舎 ・ ちくしゃ ・ barns and poultry sheds</text:p>
            <text:p/>
            <text:p>畜類 ・ ちくるい ・ livestock, domestic animals</text:p>
            <text:p/>
            <text:p>有畜農業 ・ ゆうちくのうぎょう ・ agriculture with livestock raising as a major side line </text:p>
            <text:p/>
            <text:p>牧畜 ・ ぼくちく ・ livestock farming, cattle breeding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34" calcext:value-type="float">
            <text:p>2134</text:p>
          </table:table-cell>
          <table:table-cell table:style-name="ce8" office:value-type="string" calcext:value-type="string">
            <text:p>蓄</text:p>
          </table:table-cell>
          <table:table-cell table:style-name="ce12" office:value-type="string" calcext:value-type="string">
            <text:p>燃料を 蓄える ・ ねんりょうを たくわえる ・ store up fuel</text:p>
            <text:p/>
            <text:p>蓄積 ・ ちくせき ・ accumulation, stockpiling</text:p>
            <text:p/>
            <text:p>蓄電池 ・ ちくでんち ・ storage battery, accumulator</text:p>
            <text:p/>
            <text:p>蓄音機 ・ ちくおんき ・ phonograph, gramophone</text:p>
            <text:p/>
            <text:p>蓄財 ・ ちくざい ・ accumulation of wealth</text:p>
            <text:p/>
            <text:p>貯蓄する ・ ちょちくする ・ save money , lay aside</text:p>
            <text:p/>
            <text:p>備蓄 ・ びちく ・ saving for [against] emergency, storing</text:p>
            <text:p/>
            <text:p>含蓄 ・ がんちく ・ implication, significance, suggestivenes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35" calcext:value-type="float">
            <text:p>2135</text:p>
          </table:table-cell>
          <table:table-cell table:style-name="ce8" office:value-type="string" calcext:value-type="string">
            <text:p>玄</text:p>
          </table:table-cell>
          <table:table-cell table:style-name="ce12" office:value-type="string" calcext:value-type="string">
            <text:p>玄関 ・ げんかん ・ entrance, [front] door</text:p>
            <text:p/>
            <text:p>玄米 ・ げんまい ・ unpolished rice</text:p>
            <text:p/>
            <text:p>玄人 ・ くろうと ・ expert, master hand</text:p>
            <text:p/>
            <text:p>玄妙な ・ げんみょうな ・ abstruse, occult, mysterious</text:p>
            <text:p/>
            <text:p>幽玄な ・ ゆうげんな ・ subtle and profound, quiet and beautiful, occul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36" calcext:value-type="float">
            <text:p>2136</text:p>
          </table:table-cell>
          <table:table-cell table:style-name="ce8" office:value-type="string" calcext:value-type="string">
            <text:p>眩</text:p>
          </table:table-cell>
          <table:table-cell table:style-name="ce12" office:value-type="string" calcext:value-type="string">
            <text:p>眩い ・ まばゆい ・ dazzling, glaring</text:p>
            <text:p/>
            <text:p>眩しい ・ まぶしい ・ dazzling, glaring, bright</text:p>
            <text:p/>
            <text:p>眩く ・ くるめく ・ [vi] spin, revolve, twirl arch. ; be dizzy, feel faint; bustle about</text:p>
            <text:p/>
            <text:p>眩耀する ・ げんようする ・ shine dazzling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7" calcext:value-type="float">
            <text:p>2137</text:p>
          </table:table-cell>
          <table:table-cell table:style-name="ce8" office:value-type="string" calcext:value-type="string">
            <text:p>呟</text:p>
          </table:table-cell>
          <table:table-cell table:style-name="ce12" office:value-type="string" calcext:value-type="string">
            <text:p>呟く ・ つぶやく ・ mutter, mumble; murmur</text:p>
            <text:p/>
            <text:p>呟き ・ つぶやき ・ murmur; tweet [website]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38" calcext:value-type="float">
            <text:p>2138</text:p>
          </table:table-cell>
          <table:table-cell table:style-name="ce8" office:value-type="string" calcext:value-type="string">
            <text:p>囁</text:p>
          </table:table-cell>
          <table:table-cell table:style-name="ce12" office:value-type="string" calcext:value-type="string">
            <text:p>囁く ・ ささやく ・ [vi] whisper, murmu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139" calcext:value-type="float">
            <text:p>2139</text:p>
          </table:table-cell>
          <table:table-cell table:style-name="ce8" office:value-type="string" calcext:value-type="string">
            <text:p>喋</text:p>
          </table:table-cell>
          <table:table-cell table:style-name="ce12" office:value-type="string" calcext:value-type="string">
            <text:p>喋る ・ しゃべる ・ [vi] speak, talk, chatter</text:p>
            <text:p/>
            <text:p>喋りまくる ・ しゃべりまくる ・ chatter away</text:p>
            <text:p/>
            <text:p>お喋り ・ おしゃべり ・ talk, chat, chitcha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140" calcext:value-type="float">
            <text:p>2140</text:p>
          </table:table-cell>
          <table:table-cell table:style-name="ce8" office:value-type="string" calcext:value-type="string">
            <text:p>喩</text:p>
          </table:table-cell>
          <table:table-cell table:style-name="ce12" office:value-type="string" calcext:value-type="string">
            <text:p>比喩 ・ ひゆ ・ simile, metaphor</text:p>
            <text:p/>
            <text:p>引喩 ・ いんゆ ・ allusion</text:p>
            <text:p/>
            <text:p>暗喩 ・ あんゆ ・ metaphor</text:p>
            <text:p/>
            <text:p>隠喩 ・ いんゆ ・ metaphor</text:p>
            <text:p/>
            <text:p>直喩 ・ ちょくゆ ・ simile</text:p>
            <text:p/>
            <text:p>喩える ・ たとえる ・ [vt] compare to, liken, speak figuratively</text:p>
            <text:p/>
            <text:p>喩え ・ たとえ ・ metaphor, simile, allegor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141" calcext:value-type="float">
            <text:p>2141</text:p>
          </table:table-cell>
          <table:table-cell table:style-name="ce8" office:value-type="string" calcext:value-type="string">
            <text:p>鬱</text:p>
          </table:table-cell>
          <table:table-cell table:style-name="ce12" office:value-type="string" calcext:value-type="string">
            <text:p>鬱病 ・ うつびょう ・ depression</text:p>
            <text:p/>
            <text:p>鬱鬱 ・ うつうつ ・ gloomy, pessimistic</text:p>
            <text:p/>
            <text:p>憂鬱 ・ ゆううつ ・ depression, melancholy</text:p>
            <text:p/>
            <text:p>鬱血 ・ うっけつ ・ congestion of blood </text:p>
            <text:p/>
            <text:p>鬱積する ・ うっせきする ・ be pent up, accumulate as of negative emotions </text:p>
            <text:p/>
            <text:p>鬱陶しい ・ うっとうしい ・ gloomy, depressing; dull, cloudy</text:p>
            <text:p/>
            <text:p>鬱憤 ・ うっぷん ・ frustration, pent-up anger</text:p>
            <text:p/>
            <text:p>鬱を散じる ・ うつをさんじる ・ chase one’s gloom awa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42" calcext:value-type="float">
            <text:p>2142</text:p>
          </table:table-cell>
          <table:table-cell table:style-name="ce8" office:value-type="string" calcext:value-type="string">
            <text:p>弦</text:p>
          </table:table-cell>
          <table:table-cell table:style-name="ce12" office:value-type="string" calcext:value-type="string">
            <text:p>弓弦 ・ ゆみづる ・ bowstring</text:p>
            <text:p/>
            <text:p>調弦 ・ ちょうげん ・ tuning</text:p>
            <text:p/>
            <text:p>弦楽 ・ げんがく ・ string music</text:p>
            <text:p/>
            <text:p>弦歌 ・ げんか ・ singing and string music</text:p>
            <text:p/>
            <text:p>弦楽器 ・ げんがっき ・ stringed instruments</text:p>
            <text:p/>
            <text:p>管弦楽団 ・ かんげんがくだん ・ orchestra</text:p>
            <text:p/>
            <text:p>弦音 ・ つるおと ・ sound of a vibrating bowstring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143" calcext:value-type="float">
            <text:p>2143</text:p>
          </table:table-cell>
          <table:table-cell table:style-name="ce8" office:value-type="string" calcext:value-type="string">
            <text:p>舷</text:p>
          </table:table-cell>
          <table:table-cell table:style-name="ce12" office:value-type="string" calcext:value-type="string">
            <text:p>左舷 ・ さげん ・ port left side of a ship </text:p>
            <text:p/>
            <text:p>右舷 ・ うげん ・ starboard right side of a ship </text:p>
            <text:p/>
            <text:p>舷窓 ・ げんそう ・ porthole</text:p>
            <text:p/>
            <text:p>舷側 ・ げんそく ・ ship’s side, broadside</text:p>
            <text:p/>
            <text:p>舷梯 ・ げんてい ・ gangway [ladder] </text:p>
            <text:p/>
            <text:p>乾舷 ・ かんげん ・ freeboard of a ship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44" calcext:value-type="float">
            <text:p>2144</text:p>
          </table:table-cell>
          <table:table-cell table:style-name="ce8" office:value-type="string" calcext:value-type="string">
            <text:p>舵</text:p>
          </table:table-cell>
          <table:table-cell table:style-name="ce12" office:value-type="string" calcext:value-type="string">
            <text:p>舵 ・ かじ ・ rudder, helm</text:p>
            <text:p/>
            <text:p>舵を取る ・ かじをとる ・ take the helm</text:p>
            <text:p/>
            <text:p>舵手 ・ だしゅ ・ helmsman, coxswain</text:p>
            <text:p/>
            <text:p>舵取り ・ かじとり ・ guidance; leader</text:p>
            <text:p/>
            <text:p>方向舵 ・ ほうこうだ ・ rudder</text:p>
            <text:p/>
            <text:p>操舵 ・ そうだ ・ steering</text:p>
            <text:p/>
            <text:p>舵板 ・ かじいた ・ rudder blade</text:p>
            <text:p/>
            <text:p>面舵 ・ おもかじ ・ starboarding the helm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45" calcext:value-type="float">
            <text:p>2145</text:p>
          </table:table-cell>
          <table:table-cell table:style-name="ce8" office:value-type="string" calcext:value-type="string">
            <text:p>幻</text:p>
          </table:table-cell>
          <table:table-cell table:style-name="ce12" office:value-type="string" calcext:value-type="string">
            <text:p>幻 ・ まぼろし ・ phantom, illusion</text:p>
            <text:p/>
            <text:p>幻覚 ・ げんかく ・ illusion, hallucination</text:p>
            <text:p/>
            <text:p>幻滅 ・ げんめつ ・ disillusionment</text:p>
            <text:p/>
            <text:p>幻影 ・ げんえい ・ vision, phantom, illusion</text:p>
            <text:p/>
            <text:p>幻聴 ・ げんちょう ・ auditory hallucination</text:p>
            <text:p/>
            <text:p>幻想 ・ げんそう ・ fantasy, illusion</text:p>
            <text:p/>
            <text:p>変幻自在の ・ へんげんじざいの ・ ever-changing, phantasmagoric</text:p>
            <text:p/>
            <text:p>幻を追う ・ まぼろしをおう ・ pursue phantom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46" calcext:value-type="float">
            <text:p>2146</text:p>
          </table:table-cell>
          <table:table-cell table:style-name="ce8" office:value-type="string" calcext:value-type="string">
            <text:p>幽</text:p>
          </table:table-cell>
          <table:table-cell table:style-name="ce12" office:value-type="string" calcext:value-type="string">
            <text:p>幽霊 ・ ゆうれい ・ ghost, apparition</text:p>
            <text:p/>
            <text:p>幽玄な ・ ゆうげんな ・ profound; occult</text:p>
            <text:p/>
            <text:p>幽谷 ・ ゆうこく ・ deep ravine, secluded valley</text:p>
            <text:p/>
            <text:p>幽寂な ・ ゆうじゃくな ・ quiet, sequestered</text:p>
            <text:p/>
            <text:p>幽界 ・ ゆうかい ・ Hades, realm of the dead</text:p>
            <text:p/>
            <text:p>幽鬼 ・ ゆうき ・ departed soul, spirit of the dead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147" calcext:value-type="float">
            <text:p>2147</text:p>
          </table:table-cell>
          <table:table-cell table:style-name="ce8" office:value-type="string" calcext:value-type="string">
            <text:p>幼</text:p>
          </table:table-cell>
          <table:table-cell table:style-name="ce12" office:value-type="string" calcext:value-type="string">
            <text:p>幼い ・ おさない ・ very young, infantile</text:p>
            <text:p/>
            <text:p>幼馴染み ・ おさななじみ ・ childhood friend</text:p>
            <text:p/>
            <text:p>幼児 ・ ようじ ・ young child, infant</text:p>
            <text:p/>
            <text:p>幼時 ・ ようじ ・ childhood, infancy</text:p>
            <text:p/>
            <text:p>長幼 ・ ちょうよう ・ young and old</text:p>
            <text:p/>
            <text:p>老幼 ・ ろうよう ・ old people and children</text:p>
            <text:p/>
            <text:p>幼子 ・ おさなご ・ baby, infant, child</text:p>
            <text:p/>
            <text:p>幼心 ・ おさなごころ ・ child’s mind; innocent hear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48" calcext:value-type="float">
            <text:p>2148</text:p>
          </table:table-cell>
          <table:table-cell table:style-name="ce8" office:value-type="string" calcext:value-type="string">
            <text:p>稚</text:p>
          </table:table-cell>
          <table:table-cell table:style-name="ce12" office:value-type="string" calcext:value-type="string">
            <text:p>幼稚な ・ ようちな ・ childish, infantile, crude</text:p>
            <text:p/>
            <text:p>幼稚園 ・ ようちえん ・ kindergarten</text:p>
            <text:p/>
            <text:p>稚拙な ・ ちせつな ・ childish, unskillful</text:p>
            <text:p/>
            <text:p>稚気 ・ ちき ・ childishness</text:p>
            <text:p/>
            <text:p>稚児 ・ ちご ・ infant, chil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49" calcext:value-type="float">
            <text:p>2149</text:p>
          </table:table-cell>
          <table:table-cell table:style-name="ce8" office:value-type="string" calcext:value-type="string">
            <text:p>維</text:p>
          </table:table-cell>
          <table:table-cell table:style-name="ce12" office:value-type="string" calcext:value-type="string">
            <text:p>維持する ・ いじする ・ maintain, keep up , preserve</text:p>
            <text:p/>
            <text:p>繊維 ・ せんい ・ fiber, textile</text:p>
            <text:p/>
            <text:p>明治維新 ・ めいじいしん ・ Meiji Restoration [of 1868] </text:p>
            <text:p/>
            <text:p>維新 ・ いしん ・ renovation, restoration</text:p>
            <text:p/>
            <text:p>化学繊維 ・ かがくせんい ・ synthetic fibers</text:p>
            <text:p/>
            <text:p>合成繊維 ・ ごうせいせんい ・ synthetic fiber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150" calcext:value-type="float">
            <text:p>2150</text:p>
          </table:table-cell>
          <table:table-cell table:style-name="ce8" office:value-type="string" calcext:value-type="string">
            <text:p>推</text:p>
          </table:table-cell>
          <table:table-cell table:style-name="ce12" office:value-type="string" calcext:value-type="string">
            <text:p>推進する ・ すいしんする ・ propel, drive; promote</text:p>
            <text:p/>
            <text:p>推測 ・ すいそく ・ conjecture, supposition</text:p>
            <text:p/>
            <text:p>推定する ・ すいていする ・ presume, infer</text:p>
            <text:p/>
            <text:p>推挙する ・ すいきょする ・ recommend, nominate</text:p>
            <text:p/>
            <text:p>推察する ・ すいさつする ・ guess, imagine, conjecture, infer</text:p>
            <text:p/>
            <text:p>推す ・ おす ・ [vt] infer, deduce, surmise; recommend, propose</text:p>
            <text:p/>
            <text:p>推して ・ おして ・ by conjecture [deduction] </text:p>
            <text:p/>
            <text:p>推し量る ・ おしはかる ・ [vt] conjecture, surmise, gues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51" calcext:value-type="float">
            <text:p>2151</text:p>
          </table:table-cell>
          <table:table-cell table:style-name="ce8" office:value-type="string" calcext:value-type="string">
            <text:p>堆</text:p>
          </table:table-cell>
          <table:table-cell table:style-name="ce12" office:value-type="string" calcext:value-type="string">
            <text:p>堆積 ・ たいせき ・ accumulation, pile</text:p>
            <text:p/>
            <text:p>堆い ・ うずたかい ・ piled high</text:p>
            <text:p/>
            <text:p>堆石 ・ たいせき ・ pile of stones; moraine </text:p>
            <text:p/>
            <text:p>堆肥 ・ たいひ ・ barnyard manur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152" calcext:value-type="float">
            <text:p>2152</text:p>
          </table:table-cell>
          <table:table-cell table:style-name="ce8" office:value-type="string" calcext:value-type="string">
            <text:p>椎</text:p>
          </table:table-cell>
          <table:table-cell table:style-name="ce12" office:value-type="string" calcext:value-type="string">
            <text:p>椎骨 ・ ついこつ ・ vertebra</text:p>
            <text:p/>
            <text:p>脊椎 ・ せきつい ・ spine, backbone</text:p>
            <text:p/>
            <text:p>椎茸 ・ しいたけ ・ Lentinula edodes [a mushroom] </text:p>
            <text:p/>
            <text:p>椎の実 ・ しいのみ ・ sweet acor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53" calcext:value-type="float">
            <text:p>2153</text:p>
          </table:table-cell>
          <table:table-cell table:style-name="ce8" office:value-type="string" calcext:value-type="string">
            <text:p>脊</text:p>
          </table:table-cell>
          <table:table-cell table:style-name="ce12" office:value-type="string" calcext:value-type="string">
            <text:p>脊椎 ・ せきつい ・ spine, backbone</text:p>
            <text:p/>
            <text:p>脊椎動物 ・ せきついどうぶつ ・ vertebrate</text:p>
            <text:p/>
            <text:p>脊髄 ・ せきずい ・ spinal cord</text:p>
            <text:p/>
            <text:p>脊柱 ・ せきちゅう ・ spinal column</text:p>
            <text:p/>
            <text:p>脊梁 ・ せきりょう ・ backbone, spin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154" calcext:value-type="float">
            <text:p>2154</text:p>
          </table:table-cell>
          <table:table-cell table:style-name="ce8" office:value-type="string" calcext:value-type="string">
            <text:p>雛</text:p>
          </table:table-cell>
          <table:table-cell table:style-name="ce12" office:value-type="string" calcext:value-type="string">
            <text:p>雛人形 ・ ひなにんぎょう ・ dolls usu. displayed in tiers </text:p>
            <text:p/>
            <text:p>雛鳥 ・ ひなどり ・ fledgling esp. chicken </text:p>
            <text:p/>
            <text:p>雛祭り ・ ひなまつり ・ Doll Festival March 3 </text:p>
            <text:p/>
            <text:p>雛げし ・ ひなげし ・ red [corn] poppy, ponceau</text:p>
            <text:p/>
            <text:p>雛形 ・ ひながた ・ pattern, model, sample, prototyp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55" calcext:value-type="float">
            <text:p>2155</text:p>
          </table:table-cell>
          <table:table-cell table:style-name="ce8" office:value-type="string" calcext:value-type="string">
            <text:p>誰</text:p>
          </table:table-cell>
          <table:table-cell table:style-name="ce12" office:value-type="string" calcext:value-type="string">
            <text:p>誰 ・ だれ ・ Who</text:p>
            <text:p/>
            <text:p>誰の ・ だれの ・ whose</text:p>
            <text:p/>
            <text:p>誰でも ・ だれでも ・ anyone, anybody</text:p>
            <text:p/>
            <text:p>誰か ・ だれか ・ someone, somebody</text:p>
            <text:p/>
            <text:p>誰一人 ・ だれひとり ・ no one, nobody, non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56" calcext:value-type="float">
            <text:p>2156</text:p>
          </table:table-cell>
          <table:table-cell table:style-name="ce8" office:value-type="string" calcext:value-type="string">
            <text:p>唯</text:p>
          </table:table-cell>
          <table:table-cell table:style-name="ce12" office:value-type="string" calcext:value-type="string">
            <text:p>唯一の ・ ゆいいつの ・ the only, the sole</text:p>
            <text:p/>
            <text:p>唯一無二の ・ ゆいいつむにの ・ the one and only, unique</text:p>
            <text:p/>
            <text:p>唯心論 ・ ゆいしんろん ・ idealism, spiritualism</text:p>
            <text:p/>
            <text:p>唯美主義 ・ ゆいびしゅぎ ・ aestheticism</text:p>
            <text:p/>
            <text:p>唯物主義 ・ ゆいぶつしゅぎ ・ materialism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57" calcext:value-type="float">
            <text:p>2157</text:p>
          </table:table-cell>
          <table:table-cell table:style-name="ce8" office:value-type="string" calcext:value-type="string">
            <text:p>鳴</text:p>
          </table:table-cell>
          <table:table-cell table:style-name="ce12" office:value-type="string" calcext:value-type="string">
            <text:p>鳴動 ・ めいどう ・ rumbling</text:p>
            <text:p/>
            <text:p>鳴く ・ なく ・ [vi] sing, chirp, caw; bark, meow, croack […] </text:p>
            <text:p/>
            <text:p>鳴き声 ・ なきごえ ・ cry, song, chirping</text:p>
            <text:p/>
            <text:p>鳴らす ・ ならす ・ [vt] ring, sound, chime</text:p>
            <text:p/>
            <text:p>共鳴 ・ きょうめい ・ resonance</text:p>
            <text:p/>
            <text:p>鶏鳴 ・ けいめい ・ cockcrowing</text:p>
            <text:p/>
            <text:p>悲鳴 ・ ひめい ・ shriek, scream</text:p>
            <text:p/>
            <text:p>雷鳴 ・ らいめい ・ thunderclap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58" calcext:value-type="float">
            <text:p>2158</text:p>
          </table:table-cell>
          <table:table-cell table:style-name="ce8" office:value-type="string" calcext:value-type="string">
            <text:p>亥</text:p>
          </table:table-cell>
          <table:table-cell table:style-name="ce12" office:value-type="string" calcext:value-type="string">
            <text:p>亥年 ・ いどし ・ year of the boar</text:p>
            <text:p/>
            <text:p>亥の刻 ・ いのこく ・ 10 p.m.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159" calcext:value-type="float">
            <text:p>2159</text:p>
          </table:table-cell>
          <table:table-cell table:style-name="ce8" office:value-type="string" calcext:value-type="string">
            <text:p>刻</text:p>
          </table:table-cell>
          <table:table-cell table:style-name="ce12" office:value-type="string" calcext:value-type="string">
            <text:p>刻む ・ きざむ ・ [vt] cut fine; engrave, carve; of a clock tick away</text:p>
            <text:p/>
            <text:p>五分刻みで ・ ごふんきざみで ・ every five minutes</text:p>
            <text:p/>
            <text:p>彫刻する ・ ちょうこくする ・ sculpt, carve, engrave</text:p>
            <text:p/>
            <text:p>時刻 ・ じこく ・ time; hour</text:p>
            <text:p/>
            <text:p>遅刻 ・ ちこく ・ tardiness, lateness</text:p>
            <text:p/>
            <text:p>深刻な ・ しんこくな ・ serious, grave, keen</text:p>
            <text:p/>
            <text:p>刻限 ・ こくげん ・ [appointed] time</text:p>
            <text:p/>
            <text:p>小刻みに ・ こきざみに ・ little by little, pieceme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60" calcext:value-type="float">
            <text:p>2160</text:p>
          </table:table-cell>
          <table:table-cell table:style-name="ce8" office:value-type="string" calcext:value-type="string">
            <text:p>劾</text:p>
          </table:table-cell>
          <table:table-cell table:style-name="ce12" office:value-type="string" calcext:value-type="string">
            <text:p>弾劾する ・ だんがいする ・ impeach, denounce, accuse</text:p>
            <text:p/>
            <text:p>劾奏 ・ がいそう ・ report of an official's offense to the emperor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161" calcext:value-type="float">
            <text:p>2161</text:p>
          </table:table-cell>
          <table:table-cell table:style-name="ce8" office:value-type="string" calcext:value-type="string">
            <text:p>核</text:p>
          </table:table-cell>
          <table:table-cell table:style-name="ce12" office:value-type="string" calcext:value-type="string">
            <text:p>中核 ・ ちゅうかく ・ core, nucleus; kernel</text:p>
            <text:p/>
            <text:p>核兵器 ・ かくへいき ・ nuclear weapons</text:p>
            <text:p/>
            <text:p>細胞核 ・ さいぼうかく ・ cell nucleus</text:p>
            <text:p/>
            <text:p>核家族 ・ かくかぞく ・ nuclear family</text:p>
            <text:p/>
            <text:p>原子核 ・ げんしかく ・ atomic nucleus</text:p>
            <text:p/>
            <text:p>神経核 ・ しんけいかく ・ neuron</text:p>
            <text:p/>
            <text:p>結核 ・ けっかく ・ tuberculosi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62" calcext:value-type="float">
            <text:p>2162</text:p>
          </table:table-cell>
          <table:table-cell table:style-name="ce8" office:value-type="string" calcext:value-type="string">
            <text:p>骸</text:p>
          </table:table-cell>
          <table:table-cell table:style-name="ce12" office:value-type="string" calcext:value-type="string">
            <text:p>骸骨 ・ がいこつ ・ skeleton</text:p>
            <text:p/>
            <text:p>死骸 ・ しがい ・ corpse</text:p>
            <text:p/>
            <text:p>遺骸 ・ いがい ・ remains, corpse, body</text:p>
            <text:p/>
            <text:p>残骸 ・ ざんがい ・ ruins, wreckage</text:p>
            <text:p/>
            <text:p>形骸化する ・ けいがいかする ・ become a mere shell [… dead letter]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63" calcext:value-type="float">
            <text:p>2163</text:p>
          </table:table-cell>
          <table:table-cell table:style-name="ce8" office:value-type="string" calcext:value-type="string">
            <text:p>咳</text:p>
          </table:table-cell>
          <table:table-cell table:style-name="ce12" office:value-type="string" calcext:value-type="string">
            <text:p>咳をする ・ せきをする ・ [vi] cough</text:p>
            <text:p/>
            <text:p>咳止め ・ せきどめ ・ cough suppressant</text:p>
            <text:p/>
            <text:p>咳 ・ せき ・ cough</text:p>
            <text:p/>
            <text:p>咳く ・ せく ・ [vi] cough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164" calcext:value-type="float">
            <text:p>2164</text:p>
          </table:table-cell>
          <table:table-cell table:style-name="ce8" office:value-type="string" calcext:value-type="string">
            <text:p>該</text:p>
          </table:table-cell>
          <table:table-cell table:style-name="ce12" office:value-type="string" calcext:value-type="string">
            <text:p>該当する ・ がいとうする ・ come under, be applicable to</text:p>
            <text:p/>
            <text:p>該案 ・ がいあん ・ the said proposal</text:p>
            <text:p/>
            <text:p>当該 ・ とうがい ・ the said, the concerne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165" calcext:value-type="float">
            <text:p>2165</text:p>
          </table:table-cell>
          <table:table-cell table:style-name="ce8" office:value-type="string" calcext:value-type="string">
            <text:p>診</text:p>
          </table:table-cell>
          <table:table-cell table:style-name="ce12" office:value-type="string" calcext:value-type="string">
            <text:p>診察する ・ しんさつする ・ examine a patient </text:p>
            <text:p/>
            <text:p>患者を診る ・ かんじゃをみる ・ examine a patient</text:p>
            <text:p/>
            <text:p>検診 ・ けんしん ・ medical examination</text:p>
            <text:p/>
            <text:p>診断 ・ しんだん ・ diagnosis</text:p>
            <text:p/>
            <text:p>打診する ・ だしんする ・ examine by percussion; sound out</text:p>
            <text:p/>
            <text:p>診療 ・ しんりょう ・ diagnosis and treatment</text:p>
            <text:p/>
            <text:p>診療所 ・ しんりょうじょ ・ clinic</text:p>
            <text:p/>
            <text:p>本日休診 ・ ほんじつきゅうしん ・ Office Closed Today [sign at doctor’s office]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166" calcext:value-type="float">
            <text:p>2166</text:p>
          </table:table-cell>
          <table:table-cell table:style-name="ce8" office:value-type="string" calcext:value-type="string">
            <text:p>珍</text:p>
          </table:table-cell>
          <table:table-cell table:style-name="ce12" office:value-type="string" calcext:value-type="string">
            <text:p>珍味 ・ ちんみ ・ delicacy</text:p>
            <text:p/>
            <text:p>珍しい ・ めずらしい ・ rare, unusual; novel; precious</text:p>
            <text:p/>
            <text:p>珍しがる ・ めずらしがる ・ [vt] think it a curiosity</text:p>
            <text:p/>
            <text:p>珍品 ・ ちんぴん ・ rare article, curio</text:p>
            <text:p/>
            <text:p>物珍しげに ・ ものめずらしげに ・ curiously, with curious eyes</text:p>
            <text:p/>
            <text:p>珍妙な ・ ちんみょうな ・ queer, odd, fantastic</text:p>
            <text:p/>
            <text:p>珍奇な ・ ちんきな ・ novel, curious; rare; strange</text:p>
            <text:p/>
            <text:p>珍紛漢紛 ・ ちんぷんかんぷん ・ gibberish, unintelligible speech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67" calcext:value-type="float">
            <text:p>2167</text:p>
          </table:table-cell>
          <table:table-cell table:style-name="ce8" office:value-type="string" calcext:value-type="string">
            <text:p>瓦</text:p>
          </table:table-cell>
          <table:table-cell table:style-name="ce12" office:value-type="string" calcext:value-type="string">
            <text:p>瓦 ・ かわら ・ tile, brick</text:p>
            <text:p/>
            <text:p>鬼瓦 ・ おにがわら ・ gargoyle tile</text:p>
            <text:p/>
            <text:p>煉瓦 ・ れんが ・ brick</text:p>
            <text:p/>
            <text:p>瓦版 ・ かわらばん ・ tile block print [newspaper in Tokugawa period] </text:p>
            <text:p/>
            <text:p>瓦斯 ・ がす ・ gas [ateji] </text:p>
            <text:p/>
            <text:p>瓦煎餅 ・ かわらせんべい ・ tile-shaped rice cracker</text:p>
            <text:p/>
            <text:p>瓦屋根 ・ かわらやね ・ tiled roof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168" calcext:value-type="float">
            <text:p>2168</text:p>
          </table:table-cell>
          <table:table-cell table:style-name="ce8" office:value-type="string" calcext:value-type="string">
            <text:p>併</text:p>
          </table:table-cell>
          <table:table-cell table:style-name="ce12" office:value-type="string" calcext:value-type="string">
            <text:p>併せる ・ あわせる ・ [vt] join together, combine, merge</text:p>
            <text:p/>
            <text:p>合併する ・ がっぺいする ・ combine, unite, merge</text:p>
            <text:p/>
            <text:p>併用する ・ へいようする ・ use together [jointly] </text:p>
            <text:p/>
            <text:p>併せて ・ あわせて ・ collectively, all together; in addition, besides</text:p>
            <text:p/>
            <text:p>併せ持つ ・ あわせもつ ・ [vt] own sth. as well</text:p>
            <text:p/>
            <text:p>併発 ・ へいはつ ・ concurrence</text:p>
            <text:p/>
            <text:p>併記する ・ へいきする ・ line up together in writing </text:p>
            <text:p/>
            <text:p>併殺 ・ へいさつ ・ double play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169" calcext:value-type="float">
            <text:p>2169</text:p>
          </table:table-cell>
          <table:table-cell table:style-name="ce8" office:value-type="string" calcext:value-type="string">
            <text:p>瓶</text:p>
          </table:table-cell>
          <table:table-cell table:style-name="ce12" office:value-type="string" calcext:value-type="string">
            <text:p>瓶 ・ びん ・ bottle, flask, decanter</text:p>
            <text:p/>
            <text:p>花瓶 ・ かびん ・ flower vase</text:p>
            <text:p/>
            <text:p>瓶詰め ・ びんづめ ・ bottling</text:p>
            <text:p/>
            <text:p>魔法瓶 ・ まほうびん ・ thermos bottle</text:p>
            <text:p/>
            <text:p>広口瓶 ・ ひろくちびん ・ widemouthed bottle, jar</text:p>
            <text:p/>
            <text:p>徳用瓶 ・ とくようびん ・ economy bottl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170" calcext:value-type="float">
            <text:p>2170</text:p>
          </table:table-cell>
          <table:table-cell table:style-name="ce8" office:value-type="string" calcext:value-type="string">
            <text:p>屏</text:p>
          </table:table-cell>
          <table:table-cell table:style-name="ce12" office:value-type="string" calcext:value-type="string">
            <text:p>屏風 ・ びょうぶ ・ folding screen</text:p>
            <text:p/>
            <text:p>金屏風 ・ きんびょうぶ ・ folding screen covered with gold leaf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171" calcext:value-type="float">
            <text:p>2171</text:p>
          </table:table-cell>
          <table:table-cell table:style-name="ce8" office:value-type="string" calcext:value-type="string">
            <text:p>塀</text:p>
          </table:table-cell>
          <table:table-cell table:style-name="ce12" office:value-type="string" calcext:value-type="string">
            <text:p>板塀 ・ いたべい ・ board fence, wooden wall</text:p>
            <text:p/>
            <text:p>土塀 ・ どべい ・ mud wall, plaster wall</text:p>
            <text:p/>
            <text:p>煉瓦塀 ・ れんがべい ・ brick wall</text:p>
            <text:p/>
            <text:p>ブロック塀 ・ ぶろっくべい ・ concrete (block) wall</text:p>
            <text:p/>
            <text:p>塀を巡らす ・ へいをめぐらす ・ surround with a wall, fence i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72" calcext:value-type="float">
            <text:p>2172</text:p>
          </table:table-cell>
          <table:table-cell table:style-name="ce8" office:value-type="string" calcext:value-type="string">
            <text:p>餅</text:p>
          </table:table-cell>
          <table:table-cell table:style-name="ce12" office:value-type="string" calcext:value-type="string">
            <text:p>お餅 ・ おもち ・ rice cake</text:p>
            <text:p/>
            <text:p>焼き餅 ・ やきもち ・ roasted rice cake; jealousy</text:p>
            <text:p/>
            <text:p>煎餅 ・ せんべい ・ rice cracker</text:p>
            <text:p/>
            <text:p>画餅に帰す ・ がべいにきす ・ come to naught, fall through</text:p>
            <text:p/>
            <text:p>餅搗xき ・ もちつき ・ pounding mochi</text:p>
            <text:p/>
            <text:p>餅米 ・ もちごめ ・ glutinous rice</text:p>
            <text:p/>
            <text:p>餅肌 ・ もちはだ ・ soft [smooth] skin</text:p>
            <text:p/>
            <text:p>絵に描いた餅 ・ えにかいたもち ・ pie in the sky, castle in the air​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73" calcext:value-type="float">
            <text:p>2173</text:p>
          </table:table-cell>
          <table:table-cell table:style-name="ce8" office:value-type="string" calcext:value-type="string">
            <text:p>餌</text:p>
          </table:table-cell>
          <table:table-cell table:style-name="ce12" office:value-type="string" calcext:value-type="string">
            <text:p>餌 ・ えさ ・ animal feed; bait</text:p>
            <text:p/>
            <text:p>餌食 ・ えじき ・ prey, victim</text:p>
            <text:p/>
            <text:p>餌で誘う ・ えさでさそう ・ lure with bait</text:p>
            <text:p/>
            <text:p>好餌 ・ こうじ ・ bait, decoy, lure</text:p>
            <text:p/>
            <text:p>餌場 ・ えさば ・ feeding grounds</text:p>
            <text:p/>
            <text:p>餌箱 ・ えさばこ ・ feed tray [trough, box, bowl] ; bait box</text:p>
            <text:p/>
            <text:p>給餌 ・ きゅうじ ・ feeding animals </text:p>
            <text:p/>
            <text:p>擬餌 ・ ぎじ ・ artificial bai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174" calcext:value-type="float">
            <text:p>2174</text:p>
          </table:table-cell>
          <table:table-cell table:style-name="ce8" office:value-type="string" calcext:value-type="string">
            <text:p>呑</text:p>
          </table:table-cell>
          <table:table-cell table:style-name="ce12" office:value-type="string" calcext:value-type="string">
            <text:p>呑む [officially: 吞] ・ のむ ・ [vt] swallow, gulp; accept; hold back</text:p>
            <text:p/>
            <text:p>涙を呑む ・ なみだをのむ ・ choke back one's tears</text:p>
            <text:p/>
            <text:p>併呑 ・ へいどん ・ annexation, merger</text:p>
            <text:p/>
            <text:p>呑吐 ・ どんと ・ swallowing and vomiting</text:p>
            <text:p/>
            <text:p>丸呑み ・ まるのみ ・ swallowing whole</text:p>
            <text:p/>
            <text:p>呑み助 ・ のみすけ ・ guzzler, boozer</text:p>
            <text:p/>
            <text:p>呑み込み ・ のみこみ ・ understanding, comprehension</text:p>
            <text:p/>
            <text:p>呑気 ・ のんき ・ happy-go-lucky, easygoing, caref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75" calcext:value-type="float">
            <text:p>2175</text:p>
          </table:table-cell>
          <table:table-cell table:style-name="ce8" office:value-type="string" calcext:value-type="string">
            <text:p>沃</text:p>
          </table:table-cell>
          <table:table-cell table:style-name="ce12" office:value-type="string" calcext:value-type="string">
            <text:p>肥沃な ・ ひよくな ・ fertile</text:p>
            <text:p/>
            <text:p>沃土 ・ よくど ・ fertile land, rich soil</text:p>
            <text:p/>
            <text:p>沃野 ・ よくや ・ fertile fields [plains]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76" calcext:value-type="float">
            <text:p>2176</text:p>
          </table:table-cell>
          <table:table-cell table:style-name="ce8" office:value-type="string" calcext:value-type="string">
            <text:p>妖</text:p>
          </table:table-cell>
          <table:table-cell table:style-name="ce12" office:value-type="string" calcext:value-type="string">
            <text:p>妖術 ・ ようじゅつ ・ witchcraft, sorcery</text:p>
            <text:p/>
            <text:p>妖しい魅力 ・ あやしいみりょく ・ bewitching charm</text:p>
            <text:p/>
            <text:p>妖女 ・ ようじょ ・ enchantress, vamp</text:p>
            <text:p/>
            <text:p>妖艶な ・ ようえんな ・ fascinating, voluptuous</text:p>
            <text:p/>
            <text:p>妖怪 ・ ようかい ・ ghost, apparition, phantom, goblin</text:p>
            <text:p/>
            <text:p>妖精 ・ ようせい ・ fairy, elf, sprite</text:p>
            <text:p/>
            <text:p>妖婆 ・ ようば ・ witch, ha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77" calcext:value-type="float">
            <text:p>2177</text:p>
          </table:table-cell>
          <table:table-cell table:style-name="ce8" office:value-type="string" calcext:value-type="string">
            <text:p>呪</text:p>
          </table:table-cell>
          <table:table-cell table:style-name="ce12" office:value-type="string" calcext:value-type="string">
            <text:p>呪術 ・ じゅじゅつ ・ sorcery, magic</text:p>
            <text:p/>
            <text:p>呪う¹ ・ のろう ・ [vi] curse</text:p>
            <text:p/>
            <text:p>呪い ・ のろい ・ curse, spell</text:p>
            <text:p/>
            <text:p>呪う² ・ まじなう ・ pray against own ill fortune; curse another </text:p>
            <text:p/>
            <text:p>呪縛 ・ じゅばく ・ spell</text:p>
            <text:p/>
            <text:p>呪文 ・ じゅもん ・ spell, charm</text:p>
            <text:p/>
            <text:p>呪符 ・ じゅふ ・ amulet, charm</text:p>
            <text:p/>
            <text:p>呪詛 ・ じゅそ ・ curse, hex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178" calcext:value-type="float">
            <text:p>2178</text:p>
          </table:table-cell>
          <table:table-cell table:style-name="ce8" office:value-type="string" calcext:value-type="string">
            <text:p>艶</text:p>
          </table:table-cell>
          <table:table-cell table:style-name="ce12" office:value-type="string" calcext:value-type="string">
            <text:p>艶聞 ・ えんぶん ・ love affair, romance</text:p>
            <text:p/>
            <text:p>艶っぽい ・ つやっぽい ・ coquettish, sexy</text:p>
            <text:p/>
            <text:p>艶艶した ・ つやつやした ・ glossy, bright</text:p>
            <text:p/>
            <text:p>艶やかな ・ あでやかな ・ charming, fair</text:p>
            <text:p/>
            <text:p>艶かしい ・ なまめかしい ・ charming; voluptuous</text:p>
            <text:p/>
            <text:p>艶消し ・ つやけし ・ grinding, frosting; disillusionment </text:p>
            <text:p/>
            <text:p>艶の有る声 ・ つやのあるこえ ・ charming voice</text:p>
            <text:p/>
            <text:p>濃艶な ・ のうえんな ・ charming, bewitching, enchant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79" calcext:value-type="float">
            <text:p>2179</text:p>
          </table:table-cell>
          <table:table-cell table:style-name="ce8" office:value-type="string" calcext:value-type="string">
            <text:p>慈</text:p>
          </table:table-cell>
          <table:table-cell table:style-name="ce12" office:value-type="string" calcext:value-type="string">
            <text:p>慈悲 ・ じひ ・ mercy, compassion</text:p>
            <text:p/>
            <text:p>慈しむ ・ いつくしむ ・ [vt] be affectionate to, love, treat tenderly</text:p>
            <text:p/>
            <text:p>慈しみ ・ いつくしみ ・ affection, love</text:p>
            <text:p/>
            <text:p>親が子を 慈しむ ・ おやがこを いつくしむ ・ Parents care tenderly for their children</text:p>
            <text:p/>
            <text:p>慈善 ・ じぜん ・ charity</text:p>
            <text:p/>
            <text:p>慈愛 ・ じあい ・ affection, love, benevolence</text:p>
            <text:p/>
            <text:p>慈雨 ・ じう ・ beneficial [welcome] rain</text:p>
            <text:p/>
            <text:p>慈母 ・ じぼ ・ affectionate [loving] moth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80" calcext:value-type="float">
            <text:p>2180</text:p>
          </table:table-cell>
          <table:table-cell table:style-name="ce8" office:value-type="string" calcext:value-type="string">
            <text:p>滋</text:p>
          </table:table-cell>
          <table:table-cell table:style-name="ce12" office:value-type="string" calcext:value-type="string">
            <text:p>滋養 ・ じよう ・ nourishment, nutrition</text:p>
            <text:p/>
            <text:p>滋賀県 ・ しがけん ・ Shiga Prefecture</text:p>
            <text:p/>
            <text:p>滋雨 ・ じう ・ beneficial rain</text:p>
            <text:p/>
            <text:p>滋味に富む ・ じみにとむ ・ delicious, nutritious</text:p>
            <text:p/>
            <text:p>滋強飲料 ・ じきょういんりょう ・ tonic drink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81" calcext:value-type="float">
            <text:p>2181</text:p>
          </table:table-cell>
          <table:table-cell table:style-name="ce8" office:value-type="string" calcext:value-type="string">
            <text:p>磁</text:p>
          </table:table-cell>
          <table:table-cell table:style-name="ce12" office:value-type="string" calcext:value-type="string">
            <text:p>磁石 ・ じしゃく ・ magnet; compass</text:p>
            <text:p/>
            <text:p>磁気 ・ じき ・ magnetism</text:p>
            <text:p/>
            <text:p>磁力線 ・ じりょくせん ・ line of magnetic force</text:p>
            <text:p/>
            <text:p>磁場 ・ じば ・ magnetic field</text:p>
            <text:p/>
            <text:p>磁極 ・ じきょく ・ magnetic pole</text:p>
            <text:p/>
            <text:p>電磁波 ・ でんじは ・ electromagnetic waves</text:p>
            <text:p/>
            <text:p>磁方位 ・ じほうい ・ magnetic bearing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182" calcext:value-type="float">
            <text:p>2182</text:p>
          </table:table-cell>
          <table:table-cell table:style-name="ce8" office:value-type="string" calcext:value-type="string">
            <text:p>擁</text:p>
          </table:table-cell>
          <table:table-cell table:style-name="ce12" office:value-type="string" calcext:value-type="string">
            <text:p>擁護する ・ ようごする ・ protect, defend, support</text:p>
            <text:p/>
            <text:p>擁する ・ ようする ・ have, possess</text:p>
            <text:p/>
            <text:p>擁立する ・ ようりつする ・ give backing to, support, help to the throne </text:p>
            <text:p/>
            <text:p>抱擁する ・ ほうようする ・ embrace, hug, hold in one’s arms</text:p>
            <text:p/>
            <text:p>人権擁護 ・ じんけんようご ・ protection of human right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83" calcext:value-type="float">
            <text:p>2183</text:p>
          </table:table-cell>
          <table:table-cell table:style-name="ce8" office:value-type="string" calcext:value-type="string">
            <text:p>腐</text:p>
          </table:table-cell>
          <table:table-cell table:style-name="ce12" office:value-type="string" calcext:value-type="string">
            <text:p>豆腐 ・ とうふ ・ Japanese bean curd</text:p>
            <text:p/>
            <text:p>腐る ・ くさる ・ [vi] rot, decay</text:p>
            <text:p/>
            <text:p>陳腐な ・ ちんぷな ・ old-fashioned, trite, worn-out</text:p>
            <text:p/>
            <text:p>腐食 ・ ふしょく ・ corrosion; erosion</text:p>
            <text:p/>
            <text:p>腐敗する ・ ふはいする ・ rot, decay; become corrupt</text:p>
            <text:p/>
            <text:p>腐らす ・ くさらす ・ [vt] rot, decay</text:p>
            <text:p/>
            <text:p>不貞腐れ ・ ふてくされ ・ sulkiness</text:p>
            <text:p/>
            <text:p>腐れ縁 ・ くされえん ・ unhappy yet inseparable relation; fatal bond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84" calcext:value-type="float">
            <text:p>2184</text:p>
          </table:table-cell>
          <table:table-cell table:style-name="ce8" office:value-type="string" calcext:value-type="string">
            <text:p>芯</text:p>
          </table:table-cell>
          <table:table-cell table:style-name="ce12" office:value-type="string" calcext:value-type="string">
            <text:p>芯 ・ しん ・ core of fruit ; wick; lead of a pencil ; padding</text:p>
            <text:p/>
            <text:p>鉛筆の芯 ・ えんぴつのしん ・ pencil lead</text:p>
            <text:p/>
            <text:p>芯を切る ・ しんをきる ・ trim a wick</text:p>
            <text:p/>
            <text:p>芯まで 腐っている ・ しんまで くさっている ・ be rotten to the core</text:p>
            <text:p/>
            <text:p>芯地 ・ しんじ ・ padding, lining</text:p>
            <text:p/>
            <text:p>花芯 ・ かしん ・ center of a flower</text:p>
            <text:p/>
            <text:p>空芯菜 ・ くうしんさい ・ water morning glory</text:p>
            <text:p/>
            <text:p>替え芯 ・ かえしん ・ spare lead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185" calcext:value-type="float">
            <text:p>2185</text:p>
          </table:table-cell>
          <table:table-cell table:style-name="ce8" office:value-type="string" calcext:value-type="string">
            <text:p>蒔</text:p>
          </table:table-cell>
          <table:table-cell table:style-name="ce12" office:value-type="string" calcext:value-type="string">
            <text:p>蒔く ・ まく ・ [vt] sow seed , scatter</text:p>
            <text:p/>
            <text:p>種を蒔く ・ たねをまく ・ sow seed</text:p>
            <text:p/>
            <text:p>蒔絵 ・ まきえ ・ lacquer ing) [gold (silver)] </text:p>
            <text:p/>
            <text:p>散蒔く ・ ばらまく ・ [vt] scatter; spend recklessl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186" calcext:value-type="float">
            <text:p>2186</text:p>
          </table:table-cell>
          <table:table-cell table:style-name="ce8" office:value-type="string" calcext:value-type="string">
            <text:p>撒</text:p>
          </table:table-cell>
          <table:table-cell table:style-name="ce12" office:value-type="string" calcext:value-type="string">
            <text:p>撒き散らす ・ まきちらす ・ [vt] scatter about, strew; squander</text:p>
            <text:p/>
            <text:p>撒く ・ まく ・ [vt] scatter, sprinkle; cause to scatter, give someone the slip</text:p>
            <text:p/>
            <text:p>餌を撒く ・ えさをまく ・ scatter animal feed</text:p>
            <text:p/>
            <text:p>散撒き ・ ばらまき ・ scattering; spending recklessly</text:p>
            <text:p/>
            <text:p>水撒き ・ みずまき ・ watering, sprinkling</text:p>
            <text:p/>
            <text:p>撒水 ・ さんすい [さっすい] ・ water sprinkling</text:p>
            <text:p/>
            <text:p>撒布する ・ さんぷする [さっぷ] ・ scatter, sprinkle, spra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87" calcext:value-type="float">
            <text:p>2187</text:p>
          </table:table-cell>
          <table:table-cell table:style-name="ce8" office:value-type="string" calcext:value-type="string">
            <text:p>撤</text:p>
          </table:table-cell>
          <table:table-cell table:style-name="ce12" office:value-type="string" calcext:value-type="string">
            <text:p>撤退 ・ てったい ・ withdrawal, pullout, evacuation</text:p>
            <text:p/>
            <text:p>撤兵する ・ てっぺいする ・ withdraw troops</text:p>
            <text:p/>
            <text:p>撤廃 ・ てっぱい ・ abolition, removal</text:p>
            <text:p/>
            <text:p>撤去 ・ てっきょ ・ removal, dismantlement [building] ; evacuation [army] </text:p>
            <text:p/>
            <text:p>撤回 ・ てっかい ・ withdrawal, retraction</text:p>
            <text:p/>
            <text:p>撤収する ・ てっしゅうする ・ withdraw, pull ou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188" calcext:value-type="float">
            <text:p>2188</text:p>
          </table:table-cell>
          <table:table-cell table:style-name="ce8" office:value-type="string" calcext:value-type="string">
            <text:p>徹</text:p>
          </table:table-cell>
          <table:table-cell table:style-name="ce12" office:value-type="string" calcext:value-type="string">
            <text:p>徹底的 ・ てっていてき ・ thorough, exhaustive</text:p>
            <text:p/>
            <text:p>貫徹する ・ かんてつする ・ carry [go] through [with] , accomplish</text:p>
            <text:p/>
            <text:p>徹夜 ・ てつや ・ staying up all night</text:p>
            <text:p/>
            <text:p>一徹な ・ いってつな ・ obstinate, stubborn</text:p>
            <text:p/>
            <text:p>透徹した ・ とうてつした ・ lucid, clear, penetrating</text:p>
            <text:p/>
            <text:p>徹する ・ てっする ・ go [be] through with , devote oneself to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189" calcext:value-type="float">
            <text:p>2189</text:p>
          </table:table-cell>
          <table:table-cell table:style-name="ce8" office:value-type="string" calcext:value-type="string">
            <text:p>微</text:p>
          </table:table-cell>
          <table:table-cell table:style-name="ce12" office:value-type="string" calcext:value-type="string">
            <text:p>顕微鏡 ・ けんびきょう ・ microscope</text:p>
            <text:p/>
            <text:p>微妙な ・ びみょうな ・ subtle, delicate</text:p>
            <text:p/>
            <text:p>微笑 ・ びしょう ・ smile</text:p>
            <text:p/>
            <text:p>微生物 ・ びせいぶつ ・ microorganism</text:p>
            <text:p/>
            <text:p>微少 ・ びしょう ・ minute quantity</text:p>
            <text:p/>
            <text:p>微微たる ・ びびたる ・ slight, small, insignificant</text:p>
            <text:p/>
            <text:p>微粒子 ・ びりゅうし ・ minute particle, corpuscle</text:p>
            <text:p/>
            <text:p>微かな笑み ・ かすかなえみ ・ faint smil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90" calcext:value-type="float">
            <text:p>2190</text:p>
          </table:table-cell>
          <table:table-cell table:style-name="ce8" office:value-type="string" calcext:value-type="string">
            <text:p>徴</text:p>
          </table:table-cell>
          <table:table-cell table:style-name="ce12" office:value-type="string" calcext:value-type="string">
            <text:p>徴兵 ・ ちょうへい ・ conscription, draft, enlistment</text:p>
            <text:p/>
            <text:p>特徴 ・ とくちょう ・ distinctive feature, characteristic</text:p>
            <text:p/>
            <text:p>象徴 ・ しょうちょう ・ symbol</text:p>
            <text:p/>
            <text:p>徴収する ・ ちょうしゅうする ・ collect taxes [payment] </text:p>
            <text:p/>
            <text:p>徴税 ・ ちょうぜい ・ tax collection</text:p>
            <text:p/>
            <text:p>追徴する ・ ついちょうする ・ collect in addition</text:p>
            <text:p/>
            <text:p>課徴金 ・ かちょうきん ・ surcharge on import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191" calcext:value-type="float">
            <text:p>2191</text:p>
          </table:table-cell>
          <table:table-cell table:style-name="ce8" office:value-type="string" calcext:value-type="string">
            <text:p>懲</text:p>
          </table:table-cell>
          <table:table-cell table:style-name="ce12" office:value-type="string" calcext:value-type="string">
            <text:p>懲罰 ・ ちょうばつ ・ discipline, punishment</text:p>
            <text:p/>
            <text:p>懲りる ・ こりる ・ [vi] learn a lesson; have had enough of</text:p>
            <text:p/>
            <text:p>懲らす ・ こらす ・ [vt] chastise, punish</text:p>
            <text:p/>
            <text:p>懲らしめ ・ こらしめ ・ chastisement</text:p>
            <text:p/>
            <text:p>懲役 ・ ちょうえき ・ penal servitude</text:p>
            <text:p/>
            <text:p>性懲りも無く ・ しょうこりもなく ・ incorrigibly</text:p>
            <text:p/>
            <text:p>懲悪 ・ ちょうあく ・ chastisement, punishment</text:p>
            <text:p/>
            <text:p>懲罰 ・ ちょうばつ ・ discipline, punishmen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192" calcext:value-type="float">
            <text:p>2192</text:p>
          </table:table-cell>
          <table:table-cell table:style-name="ce8" office:value-type="string" calcext:value-type="string">
            <text:p>殆</text:p>
          </table:table-cell>
          <table:table-cell table:style-name="ce12" office:value-type="string" calcext:value-type="string">
            <text:p>殆ど ・ ほとん ・ mostly, nearly, just about, almost</text:p>
            <text:p/>
            <text:p>殆どの人 ・ ほとんどのひと ・ most people</text:p>
            <text:p/>
            <text:p>殆ど知らない ・ ほとんどしらない ・ hardly [barely] know, know next to nothing</text:p>
            <text:p/>
            <text:p>危殆 ・ きたい ・ danger, jeopardy, peril</text:p>
            <text:p/>
            <text:p>殆 ・ ほとほと ・ quite usu. negative connotation ; utterly, reall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93" calcext:value-type="float">
            <text:p>2193</text:p>
          </table:table-cell>
          <table:table-cell table:style-name="ce8" office:value-type="string" calcext:value-type="string">
            <text:p>后</text:p>
          </table:table-cell>
          <table:table-cell table:style-name="ce12" office:value-type="string" calcext:value-type="string">
            <text:p>皇后 ・ こうごう ・ empress, queen</text:p>
            <text:p/>
            <text:p>皇后陛下 ・ こうごうへいか ・ Her Majesty the Empress</text:p>
            <text:p/>
            <text:p>后妃 ・ こうひ ・ queen consort, empress, queen</text:p>
            <text:p/>
            <text:p>皇太后 ・ こうたいこう ・ empress dowager, queen mothe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94" calcext:value-type="float">
            <text:p>2194</text:p>
          </table:table-cell>
          <table:table-cell table:style-name="ce8" office:value-type="string" calcext:value-type="string">
            <text:p>垢</text:p>
          </table:table-cell>
          <table:table-cell table:style-name="ce12" office:value-type="string" calcext:value-type="string">
            <text:p>垢だらけ ・ あかだらけ ・ covered in dirt, filthy</text:p>
            <text:p/>
            <text:p>耳の垢 ・ みみのあか ・ earwax</text:p>
            <text:p/>
            <text:p>垢 ・ あか ・ dirt</text:p>
            <text:p/>
            <text:p>歯垢 ・ しこう ・ dental plaque</text:p>
            <text:p/>
            <text:p>無垢 ・ むく ・ purit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95" calcext:value-type="float">
            <text:p>2195</text:p>
          </table:table-cell>
          <table:table-cell table:style-name="ce8" office:value-type="string" calcext:value-type="string">
            <text:p>妃</text:p>
          </table:table-cell>
          <table:table-cell table:style-name="ce12" office:value-type="string" calcext:value-type="string">
            <text:p>妃殿下 ・ ひでんか ・ Her Imperial Highness</text:p>
            <text:p/>
            <text:p>王妃 ・ おうひ ・ queen, empress</text:p>
            <text:p/>
            <text:p>后妃 ・ こうひ ・ queen consort, empress, queen</text:p>
            <text:p/>
            <text:p>親王妃 ・ しんのうひ ・ Imperial princes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196" calcext:value-type="float">
            <text:p>2196</text:p>
          </table:table-cell>
          <table:table-cell table:style-name="ce8" office:value-type="string" calcext:value-type="string">
            <text:p>姫</text:p>
          </table:table-cell>
          <table:table-cell table:style-name="ce12" office:value-type="string" calcext:value-type="string">
            <text:p>姫様 ・ ひめさま ・ daughter of a nobleman</text:p>
            <text:p/>
            <text:p>シンデレラ姫 ・ シンデレラひめ ・ Cinderella</text:p>
            <text:p/>
            <text:p>姫君 ・ ひめぎみ ・ princess, highborn young lady</text:p>
            <text:p/>
            <text:p>姫宮 ・ ひめみや ・ princess</text:p>
            <text:p/>
            <text:p>千姫 ・ せんひめ ・ Princess Sen</text:p>
            <text:p/>
            <text:p>姫小松 ・ ひめこまつ ・ small pin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97" calcext:value-type="float">
            <text:p>2197</text:p>
          </table:table-cell>
          <table:table-cell table:style-name="ce8" office:value-type="string" calcext:value-type="string">
            <text:p>如</text:p>
          </table:table-cell>
          <table:table-cell table:style-name="ce12" office:value-type="string" calcext:value-type="string">
            <text:p>突如 ・ とつじょ ・ suddenly, unexpectedly</text:p>
            <text:p/>
            <text:p>如実に ・ にょじつに ・ truly, realistically</text:p>
            <text:p/>
            <text:p>欠如 ・ けつじょ ・ lack, shortage</text:p>
            <text:p/>
            <text:p>躍如たる ・ やくじょたる ・ vivid, graphic, lifelike</text:p>
            <text:p/>
            <text:p>如是 ・ にょぜ ・ thus, so, like this</text:p>
            <text:p/>
            <text:p>如来 ・ にょらい ・ Buddha</text:p>
            <text:p/>
            <text:p>不如意の ・ ふにょいの ・ contrary to one’s wishes, hard up, pressed for money</text:p>
            <text:p/>
            <text:p>…の如し ・ …のごとし ・ be like [as if] , seem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98" calcext:value-type="float">
            <text:p>2198</text:p>
          </table:table-cell>
          <table:table-cell table:style-name="ce8" office:value-type="string" calcext:value-type="string">
            <text:p>茹</text:p>
          </table:table-cell>
          <table:table-cell table:style-name="ce12" office:value-type="string" calcext:value-type="string">
            <text:p>茹でる ・ ゆでる ・ [vt] boil</text:p>
            <text:p/>
            <text:p>茹で卵 ・ ゆでたまご ・ boiled egg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199" calcext:value-type="float">
            <text:p>2199</text:p>
          </table:table-cell>
          <table:table-cell table:style-name="ce8" office:value-type="string" calcext:value-type="string">
            <text:p>婿</text:p>
          </table:table-cell>
          <table:table-cell table:style-name="ce12" office:value-type="string" calcext:value-type="string">
            <text:p>花婿 ・ はなむこ ・ bridegroom</text:p>
            <text:p/>
            <text:p>婿 ・ むこ ・ son-in-law</text:p>
            <text:p/>
            <text:p>女婿 ・ じょせい ・ son-in-law</text:p>
            <text:p/>
            <text:p>婿入する ・ むこいりする ・ marry into the family of one’s bride </text:p>
            <text:p/>
            <text:p>娘婿 ・ むすめむこ ・ son-in-law</text:p>
            <text:p/>
            <text:p>花嫁花婿 ・ はなよめはなむこ ・ bride and groom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200" calcext:value-type="float">
            <text:p>2200</text:p>
          </table:table-cell>
          <table:table-cell table:style-name="ce8" office:value-type="string" calcext:value-type="string">
            <text:p>娘</text:p>
          </table:table-cell>
          <table:table-cell table:style-name="ce12" office:value-type="string" calcext:value-type="string">
            <text:p>一人娘 ・ ひとりむすめ ・ only daughter</text:p>
            <text:p/>
            <text:p>娘心 ・ むすめごころ ・ girlish innocence</text:p>
            <text:p/>
            <text:p>小娘 ・ こむすめ ・ young girl, lass</text:p>
            <text:p/>
            <text:p>箱入り娘 ・ はこいりむすめ ・ innocent [naive] girl of a good family </text:p>
            <text:p/>
            <text:p>花売り娘 ・ はなうりむすめ ・ flower girl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201" calcext:value-type="float">
            <text:p>2201</text:p>
          </table:table-cell>
          <table:table-cell table:style-name="ce8" office:value-type="string" calcext:value-type="string">
            <text:p>嫁</text:p>
          </table:table-cell>
          <table:table-cell table:style-name="ce12" office:value-type="string" calcext:value-type="string">
            <text:p>嫁ぎ先 ・ とつぎさき ・ family married into by a woman </text:p>
            <text:p/>
            <text:p>嫁 ・ よめ ・ bride</text:p>
            <text:p/>
            <text:p>嫁入る ・ よめいる ・ [vt] marry a man, wed</text:p>
            <text:p/>
            <text:p>花嫁 ・ はなよめ ・ bride</text:p>
            <text:p/>
            <text:p>兄嫁 ・ あによめ ・ sister-in-law, older brother’s wife</text:p>
            <text:p/>
            <text:p>嫁いびり ・ よめいびり ・ bullying a young wife</text:p>
            <text:p/>
            <text:p>再嫁 ・ さいか ・ second marriage</text:p>
            <text:p/>
            <text:p>転嫁する ・ てんかする ・ impute, lay the blame on anothe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202" calcext:value-type="float">
            <text:p>2202</text:p>
          </table:table-cell>
          <table:table-cell table:style-name="ce8" office:value-type="string" calcext:value-type="string">
            <text:p>稼</text:p>
          </table:table-cell>
          <table:table-cell table:style-name="ce12" office:value-type="string" calcext:value-type="string">
            <text:p>時間を稼ぐ ・ じかんをかせぐ ・ gain time</text:p>
            <text:p/>
            <text:p>稼働 ・ かどう ・ work[ing]; operation of a machine </text:p>
            <text:p/>
            <text:p>稼業 ・ かぎょう ・ trade, business; work; occupation</text:p>
            <text:p/>
            <text:p>稼ぐ ・ かせぐ ・ [vi] earn, make; gain</text:p>
            <text:p/>
            <text:p>稼ぎ手 ・ かせぎて ・ breadwinner; good [hard] worker</text:p>
            <text:p/>
            <text:p>稼ぎ取る ・ かせぎとる ・ earn by working</text:p>
            <text:p/>
            <text:p>出稼ぎ ・ でかせぎ ・ working away from home </text:p>
            <text:p/>
            <text:p>点数を稼ぐ ・ てんすうをかせぐ ・ score points with a pers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03" calcext:value-type="float">
            <text:p>2203</text:p>
          </table:table-cell>
          <table:table-cell table:style-name="ce8" office:value-type="string" calcext:value-type="string">
            <text:p>塚</text:p>
          </table:table-cell>
          <table:table-cell table:style-name="ce12" office:value-type="string" calcext:value-type="string">
            <text:p>貝塚 ・ かいづか ・ shell mound; kitchen midden</text:p>
            <text:p/>
            <text:p>塚 ・ つか ・ mound</text:p>
            <text:p/>
            <text:p>塚を築く ・ つかをきずく ・ pile up a mound</text:p>
            <text:p/>
            <text:p>蟻塚 ・ ありづか ・ anthill</text:p>
            <text:p/>
            <text:p>一里塚 ・ いちりづか ・ milestone [-post]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204" calcext:value-type="float">
            <text:p>2204</text:p>
          </table:table-cell>
          <table:table-cell table:style-name="ce8" office:value-type="string" calcext:value-type="string">
            <text:p>豪</text:p>
          </table:table-cell>
          <table:table-cell table:style-name="ce12" office:value-type="string" calcext:value-type="string">
            <text:p>豪華な ・ ごうかな ・ gorgeous, splendid, magnificent</text:p>
            <text:p/>
            <text:p>豪傑 ・ ごうけつ ・ hero, great man</text:p>
            <text:p/>
            <text:p>豪壮な ・ ごうそうな ・ grand, magnificent, splendid</text:p>
            <text:p/>
            <text:p>強豪 ・ きょうごう ・ veteran, champion</text:p>
            <text:p/>
            <text:p>豪勢な ・ ごうせいな ・ great, grand, magnificent</text:p>
            <text:p/>
            <text:p>文豪 ・ ぶんごう ・ great man of letters, literary master</text:p>
            <text:p/>
            <text:p>豪雨 ・ ごうう ・ heavy rain, downpour</text:p>
            <text:p/>
            <text:p>豪雪 ・ ごうせつ ・ tremendous snowfall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205" calcext:value-type="float">
            <text:p>2205</text:p>
          </table:table-cell>
          <table:table-cell table:style-name="ce8" office:value-type="string" calcext:value-type="string">
            <text:p>蒙</text:p>
          </table:table-cell>
          <table:table-cell table:style-name="ce12" office:value-type="string" calcext:value-type="string">
            <text:p>啓蒙 ・ けいもう ・ enlightenment, instruction</text:p>
            <text:p/>
            <text:p>蒙古 ・ もうこ ・ Mongolia</text:p>
            <text:p/>
            <text:p>内蒙 ・ ないもう ・ Inner Mongolia</text:p>
            <text:p/>
            <text:p>蒙昧 ・ もうまい ・ ignora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06" calcext:value-type="float">
            <text:p>2206</text:p>
          </table:table-cell>
          <table:table-cell table:style-name="ce8" office:value-type="string" calcext:value-type="string">
            <text:p>墾</text:p>
          </table:table-cell>
          <table:table-cell table:style-name="ce12" office:value-type="string" calcext:value-type="string">
            <text:p>開墾 ・ かいこん ・ clearing, reclamation</text:p>
            <text:p/>
            <text:p>未墾の ・ みこんの ・ uncultivated, wild</text:p>
            <text:p/>
            <text:p>墾田 ・ こんでん ・ new rice field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207" calcext:value-type="float">
            <text:p>2207</text:p>
          </table:table-cell>
          <table:table-cell table:style-name="ce8" office:value-type="string" calcext:value-type="string">
            <text:p>懇</text:p>
          </table:table-cell>
          <table:table-cell table:style-name="ce12" office:value-type="string" calcext:value-type="string">
            <text:p>懇ろな ・ ねんごろな ・ cordial; courteous; intimate</text:p>
            <text:p/>
            <text:p>懇談 ・ こんだん ・ familiar talk [chat] </text:p>
            <text:p/>
            <text:p>懇親 ・ こんしん ・ friendship, intimacy</text:p>
            <text:p/>
            <text:p>懇願する ・ こんがんする ・ beg earnestly, entreat</text:p>
            <text:p/>
            <text:p>懇親会 ・ こんしんかい ・ party, social gathering</text:p>
            <text:p/>
            <text:p>懇望 ・ こんもう ・ entreaty, solicitation, earnest request</text:p>
            <text:p/>
            <text:p>懇請する ・ こんせいする ・ request earnestly, solicit, entreat</text:p>
            <text:p/>
            <text:p>懇懇と ・ こんこんと ・ earnestly, repeatedly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208" calcext:value-type="float">
            <text:p>2208</text:p>
          </table:table-cell>
          <table:table-cell table:style-name="ce8" office:value-type="string" calcext:value-type="string">
            <text:p>貌</text:p>
          </table:table-cell>
          <table:table-cell table:style-name="ce12" office:value-type="string" calcext:value-type="string">
            <text:p>変貌 ・ へんぼう ・ transformation, transfiguration</text:p>
            <text:p/>
            <text:p>容貌 ・ ようぼう ・ looks, personal appearance</text:p>
            <text:p/>
            <text:p>美貌 ・ びぼう ・ good looks, pretty features</text:p>
            <text:p/>
            <text:p>体貌 ・ たいぼう ・ appearance</text:p>
            <text:p/>
            <text:p>全貌 ・ ぜんぼう ・ full view, whole aspec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09" calcext:value-type="float">
            <text:p>2209</text:p>
          </table:table-cell>
          <table:table-cell table:style-name="ce8" office:value-type="string" calcext:value-type="string">
            <text:p>逐</text:p>
          </table:table-cell>
          <table:table-cell table:style-name="ce12" office:value-type="string" calcext:value-type="string">
            <text:p>駆逐する ・ くちくする ・ drive away [out] ; expulse</text:p>
            <text:p/>
            <text:p>逐一 ・ ちくいち ・ one by one, in detail</text:p>
            <text:p/>
            <text:p>逐次 ・ ちくじ ・ one by one, successively</text:p>
            <text:p/>
            <text:p>逐語訳 ・ ちくごやく ・ word-for-word translation</text:p>
            <text:p/>
            <text:p>放逐する ・ ほうちくする ・ expel, banish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210" calcext:value-type="float">
            <text:p>2210</text:p>
          </table:table-cell>
          <table:table-cell table:style-name="ce8" office:value-type="string" calcext:value-type="string">
            <text:p>遂</text:p>
          </table:table-cell>
          <table:table-cell table:style-name="ce12" office:value-type="string" calcext:value-type="string">
            <text:p>遂げる ・ とげる ・ [vt] accomplish, carry out</text:p>
            <text:p/>
            <text:p>遂に ・ ついに ・ at last length , finally</text:p>
            <text:p/>
            <text:p>自殺未遂 ・ じさつみすい ・ attempted suicide</text:p>
            <text:p/>
            <text:p>完遂する ・ かんすいする ・ execute successfully, bring to completion</text:p>
            <text:p/>
            <text:p>遂行する ・ すいこうする ・ accomplish, execute, perform, carry out</text:p>
            <text:p/>
            <text:p>未遂の ・ みすいの ・ attempted [suicide, …] </text:p>
            <text:p/>
            <text:p>成し遂げる ・ なしとげる ・ [vt] complete, carry out, accomplish</text:p>
            <text:p/>
            <text:p>遣り遂げる ・ やりとげる ・ [vt] carry out, complete; achiev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11" calcext:value-type="float">
            <text:p>2211</text:p>
          </table:table-cell>
          <table:table-cell table:style-name="ce8" office:value-type="string" calcext:value-type="string">
            <text:p>墜</text:p>
          </table:table-cell>
          <table:table-cell table:style-name="ce12" office:value-type="string" calcext:value-type="string">
            <text:p>墜落 ・ ついらく ・ fall, crash</text:p>
            <text:p/>
            <text:p>撃墜する ・ げきついする ・ shoot down</text:p>
            <text:p/>
            <text:p>墜死する ・ ついしする ・ fall to one's death</text:p>
            <text:p/>
            <text:p>墜落事故 ・ ついらくじこ ・ plane crash</text:p>
            <text:p/>
            <text:p>失墜 ・ しっつい ・ fall, forfeiture; sinking in people's estimatio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212" calcext:value-type="float">
            <text:p>2212</text:p>
          </table:table-cell>
          <table:table-cell table:style-name="ce8" office:value-type="string" calcext:value-type="string">
            <text:p>堕</text:p>
          </table:table-cell>
          <table:table-cell table:style-name="ce12" office:value-type="string" calcext:value-type="string">
            <text:p>堕落 ・ だらく ・ degeneration, corruption, decadence</text:p>
            <text:p/>
            <text:p>堕胎 ・ だたい ・ abor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13" calcext:value-type="float">
            <text:p>2213</text:p>
          </table:table-cell>
          <table:table-cell table:style-name="ce8" office:value-type="string" calcext:value-type="string">
            <text:p>随</text:p>
          </table:table-cell>
          <table:table-cell table:style-name="ce12" office:value-type="string" calcext:value-type="string">
            <text:p>付随 ・ ふずい ・ incident to, concomitant</text:p>
            <text:p/>
            <text:p>随分 ・ ずいぶん ・ extremely, considerably</text:p>
            <text:p/>
            <text:p>随意に ・ ずいいに ・ voluntarily, at will</text:p>
            <text:p/>
            <text:p>随想 ・ ずいそう ・ occasional thoughts</text:p>
            <text:p/>
            <text:p>随筆 ・ ずいひつ ・ essay; stray notes</text:p>
            <text:p/>
            <text:p>随行する ・ ずいこうする ・ attend on, follow, accompany</text:p>
            <text:p/>
            <text:p>随員 ・ ずいいん ・ attendants, retinue</text:p>
            <text:p/>
            <text:p>付随の ・ ふずいの ・ accompanying, incidental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214" calcext:value-type="float">
            <text:p>2214</text:p>
          </table:table-cell>
          <table:table-cell table:style-name="ce8" office:value-type="string" calcext:value-type="string">
            <text:p>附</text:p>
          </table:table-cell>
          <table:table-cell table:style-name="ce12" office:value-type="string" calcext:value-type="string">
            <text:p>附随 ・ ふずい ・ incident to, concomitant</text:p>
            <text:p/>
            <text:p>添附する ・ てんぷする ・ attach, append, annex</text:p>
            <text:p/>
            <text:p>附則 ・ ふそく ・ additional rules, bylaw</text:p>
            <text:p/>
            <text:p>附着する ・ ふちゃくする ・ adhere [cling] to, agglutinate; cohere</text:p>
            <text:p/>
            <text:p>交附する ・ こうふする ・ deliver, grant, hand a ticket to a person </text:p>
            <text:p/>
            <text:p>寄附する ・ きふする ・ contribute, donat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15" calcext:value-type="float">
            <text:p>2215</text:p>
          </table:table-cell>
          <table:table-cell table:style-name="ce8" office:value-type="string" calcext:value-type="string">
            <text:p>髄</text:p>
          </table:table-cell>
          <table:table-cell table:style-name="ce12" office:value-type="string" calcext:value-type="string">
            <text:p>骨髄 ・ こつずい ・ bone marrow</text:p>
            <text:p/>
            <text:p>脊髄 ・ せきずい ・ spinal cord</text:p>
            <text:p/>
            <text:p>精髄 ・ せいずい ・ essence, soul, spirit, pith</text:p>
            <text:p/>
            <text:p>髄液 ・ ずいえき ・ spinal fluid</text:p>
            <text:p/>
            <text:p>真髄 ・ しんずい ・ essence, soul, quintessenc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216" calcext:value-type="float">
            <text:p>2216</text:p>
          </table:table-cell>
          <table:table-cell table:style-name="ce8" office:value-type="string" calcext:value-type="string">
            <text:p>怠</text:p>
          </table:table-cell>
          <table:table-cell table:style-name="ce12" office:value-type="string" calcext:value-type="string">
            <text:p>怠ける ・ なまける ・ [vi] be lazy; [vt] neglect</text:p>
            <text:p/>
            <text:p>怠る ・ おこたる ・ [vt] be remiss, neglect</text:p>
            <text:p/>
            <text:p>怠り ・ おこたり ・ negligence, carelessness</text:p>
            <text:p/>
            <text:p>怠け者 ・ なまけもの ・ idle lazy fellow</text:p>
            <text:p/>
            <text:p>勉強を怠ける ・ べんきょうをなまける ・ neglect one’s studies</text:p>
            <text:p/>
            <text:p>怠惰な ・ たいだな ・ lazy, idle</text:p>
            <text:p/>
            <text:p>倦怠 ・ けんたい ・ fatigue, languor, weariness</text:p>
            <text:p/>
            <text:p>怠慢な ・ たいまんな ・ negligent, remiss, inattentiv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217" calcext:value-type="float">
            <text:p>2217</text:p>
          </table:table-cell>
          <table:table-cell table:style-name="ce8" office:value-type="string" calcext:value-type="string">
            <text:p>惰</text:p>
          </table:table-cell>
          <table:table-cell table:style-name="ce12" office:value-type="string" calcext:value-type="string">
            <text:p>怠惰 ・ たいだ ・ laziness, idleness</text:p>
            <text:p/>
            <text:p>惰気 ・ だき ・ indolence, inactivity, laziness</text:p>
            <text:p/>
            <text:p>惰眠 ・ だみん ・ indolence, idle slumber, inactivity</text:p>
            <text:p/>
            <text:p>惰性 ・ だせい ・ inertia, momentum; force of habit</text:p>
            <text:p/>
            <text:p>惰力 ・ だりょく ・ inertia, momentum; force of habi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218" calcext:value-type="float">
            <text:p>2218</text:p>
          </table:table-cell>
          <table:table-cell table:style-name="ce8" office:value-type="string" calcext:value-type="string">
            <text:p>佐</text:p>
          </table:table-cell>
          <table:table-cell table:style-name="ce12" office:value-type="string" calcext:value-type="string">
            <text:p>補佐する ・ ほさする ・ assist, help</text:p>
            <text:p/>
            <text:p>佐幕派 ・ さばくは ・ supporters of the shōgun</text:p>
            <text:p/>
            <text:p>佐官 ・ さかん ・ field officer</text:p>
            <text:p/>
            <text:p>大佐 ・ たいさ ・ army colonel, navy captain</text:p>
            <text:p/>
            <text:p>中佐 ・ ちゅうさ ・ army lieutenant colonel, navy commander</text:p>
            <text:p/>
            <text:p>少佐 ・ しょうさ ・ army major, navy lieutenant command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219" calcext:value-type="float">
            <text:p>2219</text:p>
          </table:table-cell>
          <table:table-cell table:style-name="ce8" office:value-type="string" calcext:value-type="string">
            <text:p>玩</text:p>
          </table:table-cell>
          <table:table-cell table:style-name="ce12" office:value-type="string" calcext:value-type="string">
            <text:p>玩ぶ ・ もてあそぶ ・ [vt] play with one's pen, food; feelings, … </text:p>
            <text:p/>
            <text:p>玩具 ・ おもちゃ がんぐ ・ toy, plaything</text:p>
            <text:p/>
            <text:p>玩味 ・ がんみ ・ relishing, appreciation</text:p>
            <text:p/>
            <text:p>愛玩動物 ・ あいがんどうぶつ ・ pet animal</text:p>
            <text:p/>
            <text:p>玩弄する ・ がんろうする ・ make sport of, toy [play] with</text:p>
            <text:p/>
            <text:p>食玩 [食品玩具] ・ しょくがん [しょくひんがんぐ] ・ small toy sold with food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220" calcext:value-type="float">
            <text:p>2220</text:p>
          </table:table-cell>
          <table:table-cell table:style-name="ce8" office:value-type="string" calcext:value-type="string">
            <text:p>弄</text:p>
          </table:table-cell>
          <table:table-cell table:style-name="ce12" office:value-type="string" calcext:value-type="string">
            <text:p>弄ぶ ・ もてあそぶ ・ [vt] play with so.'s feelings; hands, … </text:p>
            <text:p/>
            <text:p>玩弄する ・ がんろうする ・ toy with, make sport of</text:p>
            <text:p/>
            <text:p>翻弄する ・ ほんろうする ・ make fun of</text:p>
            <text:p/>
            <text:p>愚弄 ・ ぐろう ・ mockery, derision, ridicule</text:p>
            <text:p/>
            <text:p>嘲弄 ・ ちょうろう ・ taunting, mockery, ridicul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21" calcext:value-type="float">
            <text:p>2221</text:p>
          </table:table-cell>
          <table:table-cell table:style-name="ce8" office:value-type="string" calcext:value-type="string">
            <text:p>嘲</text:p>
          </table:table-cell>
          <table:table-cell table:style-name="ce12" office:value-type="string" calcext:value-type="string">
            <text:p>嘲る ・ あざける ・ [vt] ridicule, mock; disdain</text:p>
            <text:p/>
            <text:p>嘲り ・ あざけり ・ ridicule, scorn</text:p>
            <text:p/>
            <text:p>嘲弄する ・ ちょうろうする ・ ridicule, mock; disdain</text:p>
            <text:p/>
            <text:p>自嘲 ・ じちょう ・ self-derision</text:p>
            <text:p/>
            <text:p>嘲笑する ・ ちょうしょうする ・ laugh at, deride</text:p>
            <text:p/>
            <text:p>嘲罵する ・ ちょうばする ・ taunt, insult, abuse</text:p>
            <text:p/>
            <text:p>嘲笑う ・ あざわらう ・ [vt] laugh at, derid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222" calcext:value-type="float">
            <text:p>2222</text:p>
          </table:table-cell>
          <table:table-cell table:style-name="ce8" office:value-type="string" calcext:value-type="string">
            <text:p>奔</text:p>
          </table:table-cell>
          <table:table-cell table:style-name="ce12" office:value-type="string" calcext:value-type="string">
            <text:p>奔走する ・ ほんそうする ・ bustle about, exert oneself for, devote so. to</text:p>
            <text:p/>
            <text:p>奔流 ・ ほんりゅう ・ torrent, rapids</text:p>
            <text:p/>
            <text:p>奔騰 ・ ほんとう ・ price jump, boom</text:p>
            <text:p/>
            <text:p>奔馬 ・ ほんば ・ galloping horse</text:p>
            <text:p/>
            <text:p>狂奔する ・ きょうほんする ・ rush around, run wild [madly about] ; make frantic efforts, be very busy in </text:p>
            <text:p/>
            <text:p>東奔西走する ・ とうほんせいそうする ・ be on the run, bustle about, bestir oneself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223" calcext:value-type="float">
            <text:p>2223</text:p>
          </table:table-cell>
          <table:table-cell table:style-name="ce8" office:value-type="string" calcext:value-type="string">
            <text:p>弊</text:p>
          </table:table-cell>
          <table:table-cell table:style-name="ce12" office:value-type="string" calcext:value-type="string">
            <text:p>弊害 ・ へいがい ・ evil, abuse, vice</text:p>
            <text:p/>
            <text:p>弊社 ・ へいしゃ ・ [humble] our firm</text:p>
            <text:p/>
            <text:p>悪弊 ・ あくへい ・ evil, vice, abuse</text:p>
            <text:p/>
            <text:p>語弊 ・ ごへい ・ defects in expression, improper word</text:p>
            <text:p/>
            <text:p>党弊 ・ とうへい ・ party evils</text:p>
            <text:p/>
            <text:p>弊政 ・ へいせい ・ misgovernment, maladministratio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224" calcext:value-type="float">
            <text:p>2224</text:p>
          </table:table-cell>
          <table:table-cell table:style-name="ce8" office:value-type="string" calcext:value-type="string">
            <text:p>幣</text:p>
          </table:table-cell>
          <table:table-cell table:style-name="ce12" office:value-type="string" calcext:value-type="string">
            <text:p>御幣 ・ ごへい ・ pendant paper strips in Shintō shrines , sacred staff with cut paper</text:p>
            <text:p/>
            <text:p>紙幣 ・ しへい ・ paper currency, bank note, bill</text:p>
            <text:p/>
            <text:p>造幣 ・ ぞうへい ・ coinage, mintage</text:p>
            <text:p/>
            <text:p>幣制 ・ へいせい ・ currency [monetary] system</text:p>
            <text:p/>
            <text:p>貨幣 ・ かへい ・ money, currency, coinag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225" calcext:value-type="float">
            <text:p>2225</text:p>
          </table:table-cell>
          <table:table-cell table:style-name="ce8" office:value-type="string" calcext:value-type="string">
            <text:p>蔽</text:p>
          </table:table-cell>
          <table:table-cell table:style-name="ce12" office:value-type="string" calcext:value-type="string">
            <text:p>隠蔽する ・ いんぺいする ・ conceal, cover up</text:p>
            <text:p/>
            <text:p>遮蔽 ・ しゃへい ・ shield, cover, screen</text:p>
            <text:p/>
            <text:p>掩蔽 ・ えんぺい ・ cover, obscuration</text:p>
            <text:p/>
            <text:p>建蔽率 ・ けんぺいりつ ・ coverage [building … ratio]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26" calcext:value-type="float">
            <text:p>2226</text:p>
          </table:table-cell>
          <table:table-cell table:style-name="ce8" office:value-type="string" calcext:value-type="string">
            <text:p>朋</text:p>
          </table:table-cell>
          <table:table-cell table:style-name="ce12" office:value-type="string" calcext:value-type="string">
            <text:p>朋友 ・ ほうゆう ・ comrade, friend, associate</text:p>
            <text:p/>
            <text:p>朋輩 ・ ほうばい ・ comrade, friend, associate</text:p>
            <text:p/>
            <text:p>朋 ・ とも ・ friend, companion, pal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27" calcext:value-type="float">
            <text:p>2227</text:p>
          </table:table-cell>
          <table:table-cell table:style-name="ce8" office:value-type="string" calcext:value-type="string">
            <text:p>棚</text:p>
          </table:table-cell>
          <table:table-cell table:style-name="ce12" office:value-type="string" calcext:value-type="string">
            <text:p>本棚 ・ ほんだな ・ bookshelf</text:p>
            <text:p/>
            <text:p>網棚 ・ あみだな ・ luggage rack</text:p>
            <text:p/>
            <text:p>神棚 ・ かみだな ・ household Shintō altar</text:p>
            <text:p/>
            <text:p>岩棚 ・ いわだな ・ ledge</text:p>
            <text:p/>
            <text:p>棚牡丹 ・ たなぼた ・ windfall, godsend</text:p>
            <text:p/>
            <text:p>棚上げする ・ たなあげする ・ shelve up , pigeonhole</text:p>
            <text:p/>
            <text:p>棚引く ・ たなびく ・ trail, hang [lie] over</text:p>
            <text:p/>
            <text:p>書棚 ・ しょだな ・ bookshelf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28" calcext:value-type="float">
            <text:p>2228</text:p>
          </table:table-cell>
          <table:table-cell table:style-name="ce8" office:value-type="string" calcext:value-type="string">
            <text:p>柵</text:p>
          </table:table-cell>
          <table:table-cell table:style-name="ce12" office:value-type="string" calcext:value-type="string">
            <text:p>鉄柵 ・ てっさく ・ iron fence</text:p>
            <text:p/>
            <text:p>柵状組織 ・ さくじょうそしき ・ palisade layer</text:p>
            <text:p/>
            <text:p>柵 ・ さく ・ fence with spaced posts , railing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229" calcext:value-type="float">
            <text:p>2229</text:p>
          </table:table-cell>
          <table:table-cell table:style-name="ce8" office:value-type="string" calcext:value-type="string">
            <text:p>桁</text:p>
          </table:table-cell>
          <table:table-cell table:style-name="ce12" office:value-type="string" calcext:value-type="string">
            <text:p>二桁 ・ ふたけた ・ two digits, double-digit</text:p>
            <text:p/>
            <text:p>橋桁 ・ はしげた ・ bridge girder</text:p>
            <text:p/>
            <text:p>桁違いの ・ けたちがいの ・ way off, incommensurable</text:p>
            <text:p/>
            <text:p>井桁 ・ いげた ・ well crib; parallel crosses</text:p>
            <text:p/>
            <text:p>主桁 ・ しゅげた ・ main girder</text:p>
            <text:p/>
            <text:p>四桁の番号 ・ よんけたのばんごう ・ four-digit number</text:p>
            <text:p/>
            <text:p>桁外れ ・ けたはずれ ・ exceptional, incomparable, in a different league</text:p>
            <text:p/>
            <text:p>桁数 ・ けたすう ・ number of digits [places]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230" calcext:value-type="float">
            <text:p>2230</text:p>
          </table:table-cell>
          <table:table-cell table:style-name="ce8" office:value-type="string" calcext:value-type="string">
            <text:p>栓</text:p>
          </table:table-cell>
          <table:table-cell table:style-name="ce12" office:value-type="string" calcext:value-type="string">
            <text:p>栓抜き ・ せんぬき ・ bottle opener, corkscrew</text:p>
            <text:p/>
            <text:p>瓶の栓 ・ びんにせん ・ bottle stopper</text:p>
            <text:p/>
            <text:p>消火栓 ・ しょうかせん ・ fire plug [hydrant] </text:p>
            <text:p/>
            <text:p>水道の栓 ・ すいどうのせん ・ water spigot</text:p>
            <text:p/>
            <text:p>コルク栓 ・ コルクせん ・ cork</text:p>
            <text:p/>
            <text:p>脳血栓 ・ のうけっせん ・ cerebral thrombosis</text:p>
            <text:p/>
            <text:p>風呂に 栓をする ・ ふろに せんをする ・ plug the bath dr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31" calcext:value-type="float">
            <text:p>2231</text:p>
          </table:table-cell>
          <table:table-cell table:style-name="ce8" office:value-type="string" calcext:value-type="string">
            <text:p>詮</text:p>
          </table:table-cell>
          <table:table-cell table:style-name="ce12" office:value-type="string" calcext:value-type="string">
            <text:p>詮索 ・ せんさく ・ inquiry, scrutiny, prying</text:p>
            <text:p/>
            <text:p>詮索好き ・ せんさくずき ・ busybody</text:p>
            <text:p/>
            <text:p>所詮 ・ しょせん ・ after all, anywa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32" calcext:value-type="float">
            <text:p>2232</text:p>
          </table:table-cell>
          <table:table-cell table:style-name="ce8" office:value-type="string" calcext:value-type="string">
            <text:p>塞</text:p>
          </table:table-cell>
          <table:table-cell table:style-name="ce12" office:value-type="string" calcext:value-type="string">
            <text:p>閉塞 ・ へいそく ・ stoppage, blockage; blockade</text:p>
            <text:p/>
            <text:p>塞がる ・ ふさがる ・ [vi] be closed; be filled [occupied] </text:p>
            <text:p/>
            <text:p>塞ぐ ・ ふさぐ ・ [vt] stop up, fill in; obstruct, block, cover</text:p>
            <text:p/>
            <text:p>穴を塞ぐ ・ あなをふさぐ ・ fill a hole with earth</text:p>
            <text:p/>
            <text:p>塞ぎ込む ・ ふさぎこむ ・ [vi] mope, brood</text:p>
            <text:p/>
            <text:p>立ち塞がる ・ たちふさがる ・ [vi] stand in one’s way</text:p>
            <text:p/>
            <text:p>要塞 ・ ようさい ・ fortress, stronghold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233" calcext:value-type="float">
            <text:p>2233</text:p>
          </table:table-cell>
          <table:table-cell table:style-name="ce8" office:value-type="string" calcext:value-type="string">
            <text:p>梗</text:p>
          </table:table-cell>
          <table:table-cell table:style-name="ce12" office:value-type="string" calcext:value-type="string">
            <text:p>梗塞 ・ こうそく ・ blockage; tightness; infarction</text:p>
            <text:p/>
            <text:p>塞栓 ・ そくせん ・ embolism</text:p>
            <text:p/>
            <text:p>心筋梗塞 ・ しんきんこうそく ・ myocardial infarction, heart attack</text:p>
            <text:p/>
            <text:p>脳梗塞 ・ のうこうそく ・ cerebral infarction, stroke</text:p>
            <text:p/>
            <text:p>桔梗 ・ ききょう ・ Chinese bellflower, balloon flower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234" calcext:value-type="float">
            <text:p>2234</text:p>
          </table:table-cell>
          <table:table-cell table:style-name="ce8" office:value-type="string" calcext:value-type="string">
            <text:p>柿</text:p>
          </table:table-cell>
          <table:table-cell table:style-name="ce12" office:value-type="string" calcext:value-type="string">
            <text:p>柿 ・ かき ・ persimmon</text:p>
            <text:p/>
            <text:p>渋柿 ・ しぶがき ・ astringent persimmons</text:p>
            <text:p/>
            <text:p>柿渋 ・ かきしぶ ・ astringent persimmon juice</text:p>
            <text:p/>
            <text:p>柿色 ・ かきいろ ・ reddish-brown; yellowish-brown</text:p>
            <text:p/>
            <text:p>干し柿 ・ ほしがき ・ dried persimmons</text:p>
            <text:p/>
            <text:p>熟柿 ・ じゅくし ・ ripe persimmo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235" calcext:value-type="float">
            <text:p>2235</text:p>
          </table:table-cell>
          <table:table-cell table:style-name="ce8" office:value-type="string" calcext:value-type="string">
            <text:p>藤</text:p>
          </table:table-cell>
          <table:table-cell table:style-name="ce12" office:value-type="string" calcext:value-type="string">
            <text:p>藤棚 ・ ふじだな ・ wisteria trellis</text:p>
            <text:p/>
            <text:p>藤 ・ ふじ ・ wisteria</text:p>
            <text:p/>
            <text:p>佐藤 ・ さとう ・ (surname)</text:p>
            <text:p/>
            <text:p>藤色 ・ ふじいろ ・ light purple, lilac</text:p>
            <text:p/>
            <text:p>上り藤 ・ のぼりふじ ・ lupine</text:p>
            <text:p/>
            <text:p>葛藤 ・ かっとう ・ complication, troubles, discord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236" calcext:value-type="float">
            <text:p>2236</text:p>
          </table:table-cell>
          <table:table-cell table:style-name="ce8" office:value-type="string" calcext:value-type="string">
            <text:p>騰</text:p>
          </table:table-cell>
          <table:table-cell table:style-name="ce12" office:value-type="string" calcext:value-type="string">
            <text:p>騰貴 ・ とうき ・ rise in prices </text:p>
            <text:p/>
            <text:p>高騰 ・ こうとう ・ steep rise in prices , jump</text:p>
            <text:p/>
            <text:p>沸騰する ・ ふっとうする ・ boil, seethe, bubble</text:p>
            <text:p/>
            <text:p>暴騰 ・ ぼうとう ・ sudden price rise</text:p>
            <text:p/>
            <text:p>騰落 ・ とうらく ・ rise and fall, fluctuation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37" calcext:value-type="float">
            <text:p>2237</text:p>
          </table:table-cell>
          <table:table-cell table:style-name="ce8" office:value-type="string" calcext:value-type="string">
            <text:p>謄</text:p>
          </table:table-cell>
          <table:table-cell table:style-name="ce12" office:value-type="string" calcext:value-type="string">
            <text:p>謄写 ・ とうしゃ ・ copy, reproduction, mimeograph</text:p>
            <text:p/>
            <text:p>謄写版 ・ とうしゃばん ・ mimeograph</text:p>
            <text:p/>
            <text:p>謄本 ・ とうほん ・ certified copy, transcript; copy of the domiciliary registe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238" calcext:value-type="float">
            <text:p>2238</text:p>
          </table:table-cell>
          <table:table-cell table:style-name="ce8" office:value-type="string" calcext:value-type="string">
            <text:p>麺</text:p>
          </table:table-cell>
          <table:table-cell table:style-name="ce12" office:value-type="string" calcext:value-type="string">
            <text:p>麺類 ・ めんるい ・ noodles</text:p>
            <text:p/>
            <text:p>麺棒 ・ めんぼう ・ rolling pin</text:p>
            <text:p/>
            <text:p>乾燥麺 ・ かんそうめん ・ dried noodles</text:p>
            <text:p/>
            <text:p>乾麺 ・ かんめん ・ dried noodles</text:p>
            <text:p/>
            <text:p>製麺 ・ せいめん ・ noodle making</text:p>
            <text:p/>
            <text:p>拉麺 ・ らーめん ・ soup noodles [Chinese-style] </text:p>
            <text:p/>
            <text:p>素麺 ・ そうめん ・ thin wheat noodles</text:p>
            <text:p/>
            <text:p>カップ麺 ・ かっぷめん ・ cup-type instant noodle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39" calcext:value-type="float">
            <text:p>2239</text:p>
          </table:table-cell>
          <table:table-cell table:style-name="ce8" office:value-type="string" calcext:value-type="string">
            <text:p>拉</text:p>
          </table:table-cell>
          <table:table-cell table:style-name="ce12" office:value-type="string" calcext:value-type="string">
            <text:p>拉致する ・ らちする ・ abduct, kidnap</text:p>
            <text:p/>
            <text:p>拉麺 ・ ラーメン ・ hand-pulled noodle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40" calcext:value-type="float">
            <text:p>2240</text:p>
          </table:table-cell>
          <table:table-cell table:style-name="ce8" office:value-type="string" calcext:value-type="string">
            <text:p>晃</text:p>
          </table:table-cell>
          <table:table-cell table:style-name="ce12" office:value-type="string" calcext:value-type="string">
            <text:p>晃晃たる [煌煌] ・ こうこうたる ・ brilliant, bright, dazzling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241" calcext:value-type="float">
            <text:p>2241</text:p>
          </table:table-cell>
          <table:table-cell table:style-name="ce8" office:value-type="string" calcext:value-type="string">
            <text:p>幌</text:p>
          </table:table-cell>
          <table:table-cell table:style-name="ce12" office:value-type="string" calcext:value-type="string">
            <text:p>札幌 ・ さっぽろ ・ (city in Hokkaidō)</text:p>
            <text:p/>
            <text:p>幌馬車 ・ ほろばしゃ ・ covered wagon, prairie schooner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242" calcext:value-type="float">
            <text:p>2242</text:p>
          </table:table-cell>
          <table:table-cell table:style-name="ce8" office:value-type="string" calcext:value-type="string">
            <text:p>厘</text:p>
          </table:table-cell>
          <table:table-cell table:style-name="ce12" office:value-type="string" calcext:value-type="string">
            <text:p>九分九厘 ・ くぶくりん ・ ten to one, nine out of ten</text:p>
            <text:p/>
            <text:p>一厘 ・ いちりん ・ 1 ri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243" calcext:value-type="float">
            <text:p>2243</text:p>
          </table:table-cell>
          <table:table-cell table:style-name="ce8" office:value-type="string" calcext:value-type="string">
            <text:p>畝</text:p>
          </table:table-cell>
          <table:table-cell table:style-name="ce12" office:value-type="string" calcext:value-type="string">
            <text:p>畝¹ ・ せ ・ one se ~ 99.17 m² / one are) [30 坪/歩; esp. for fields/farms] </text:p>
            <text:p/>
            <text:p>畝² ・ うね ・ ridge in a field ; rib cloth, mountains, … </text:p>
            <text:p/>
            <text:p>畝る ・ うねる ・ [vi] wind of a road, … , meander, twist; undulate, surge, swell</text:p>
            <text:p/>
            <text:p>畝溝 ・ うねみぞ ・ furrow ridges</text:p>
            <text:p/>
            <text:p>十畝 ・ じっせ ・ ~ 10 are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44" calcext:value-type="float">
            <text:p>2244</text:p>
          </table:table-cell>
          <table:table-cell table:style-name="ce8" office:value-type="string" calcext:value-type="string">
            <text:p>匁</text:p>
          </table:table-cell>
          <table:table-cell table:style-name="ce12" office:value-type="string" calcext:value-type="string">
            <text:p>一匁 ・ いちもんめ ・ 1 momme [1000th of a kan (貫); today esp. for weighing pearls]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245" calcext:value-type="float">
            <text:p>2245</text:p>
          </table:table-cell>
          <table:table-cell table:style-name="ce8" office:value-type="string" calcext:value-type="string">
            <text:p>匂</text:p>
          </table:table-cell>
          <table:table-cell table:style-name="ce12" office:value-type="string" calcext:value-type="string">
            <text:p>匂う ・ におう ・ [vi] be fragrant, smell</text:p>
            <text:p/>
            <text:p>匂わせる ・ におわせる ・ smell of; suggest</text:p>
            <text:p/>
            <text:p>匂い袋 ・ においぶくろ ・ sachet</text:p>
            <text:p/>
            <text:p>匂い立つ ・ においたつ ・ [vi] enveloped in a smell ; be radiant, attractive</text:p>
            <text:p/>
            <text:p>文学的な匂い ・ ぶんがくてきなにおい ・ literary flavo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246" calcext:value-type="float">
            <text:p>2246</text:p>
          </table:table-cell>
          <table:table-cell table:style-name="ce8" office:value-type="string" calcext:value-type="string">
            <text:p>勾</text:p>
          </table:table-cell>
          <table:table-cell table:style-name="ce12" office:value-type="string" calcext:value-type="string">
            <text:p>勾配 ・ こうばい ・ slope, grade</text:p>
            <text:p/>
            <text:p>勾留する ・ こうりゅうする ・ arrest, detain</text:p>
            <text:p/>
            <text:p>勾引 ・ こういん ・ arrest, custod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47" calcext:value-type="float">
            <text:p>2247</text:p>
          </table:table-cell>
          <table:table-cell table:style-name="ce8" office:value-type="string" calcext:value-type="string">
            <text:p>挨</text:p>
          </table:table-cell>
          <table:table-cell table:style-name="ce12" office:value-type="string" calcext:value-type="string">
            <text:p>挨拶 ・ あいさつ ・ greeting, salutation; speech, address</text:p>
            <text:p/>
            <text:p>挨拶状 ・ あいさつじょう ・ greeting card</text:p>
            <text:p/>
            <text:p>挨拶は抜きで ・ あいさつはぬきで ・ without greetings [compliments]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48" calcext:value-type="float">
            <text:p>2248</text:p>
          </table:table-cell>
          <table:table-cell table:style-name="ce8" office:value-type="string" calcext:value-type="string">
            <text:p>拶</text:p>
          </table:table-cell>
          <table:table-cell table:style-name="ce12" office:value-type="string" calcext:value-type="string">
            <text:p>挨拶する ・ あいさつする ・ greet, salute, present one's compliments</text:p>
            <text:p/>
            <text:p>無挨拶 ・ ぶあいさつ ・ incivility</text:p>
            <text:p/>
            <text:p>挨拶は抜きで ・ あいさつはぬきで ・ without greetings [compliments]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49" calcext:value-type="float">
            <text:p>2249</text:p>
          </table:table-cell>
          <table:table-cell table:style-name="ce8" office:value-type="string" calcext:value-type="string">
            <text:p>曖</text:p>
          </table:table-cell>
          <table:table-cell table:style-name="ce12" office:value-type="string" calcext:value-type="string">
            <text:p>曖昧 ・ あいまい ・ vague, unclear, ambiguous, fuzz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0" calcext:value-type="float">
            <text:p>2250</text:p>
          </table:table-cell>
          <table:table-cell table:style-name="ce8" office:value-type="string" calcext:value-type="string">
            <text:p>昧</text:p>
          </table:table-cell>
          <table:table-cell table:style-name="ce12" office:value-type="string" calcext:value-type="string">
            <text:p>曖昧な ・ あいまいな ・ unclear, vague, equivocal</text:p>
            <text:p/>
            <text:p>昧爽 ・ まいそう ・ dawn, daybreak [literary]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51" calcext:value-type="float">
            <text:p>2251</text:p>
          </table:table-cell>
          <table:table-cell table:style-name="ce8" office:value-type="string" calcext:value-type="string">
            <text:p>瑠</text:p>
          </table:table-cell>
          <table:table-cell table:style-name="ce12" office:value-type="string" calcext:value-type="string">
            <text:p>瑠璃 ・ るり ・ lapis lazuli gem, blu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252" calcext:value-type="float">
            <text:p>2252</text:p>
          </table:table-cell>
          <table:table-cell table:style-name="ce8" office:value-type="string" calcext:value-type="string">
            <text:p>璃</text:p>
          </table:table-cell>
          <table:table-cell table:style-name="ce12" office:value-type="string" calcext:value-type="string">
            <text:p>瑠璃 ・ るり ・ lapis lazuli gem, blue </text:p>
            <text:p/>
            <text:p>玻璃 ・ はり ・ crystal; glass</text:p>
            <text:p/>
            <text:p>浄瑠璃 ・ じょうるり ・ ballad drama; clear lapis lazuli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253" calcext:value-type="float">
            <text:p>2253</text:p>
          </table:table-cell>
          <table:table-cell table:style-name="ce8" office:value-type="string" calcext:value-type="string">
            <text:p>嫉</text:p>
          </table:table-cell>
          <table:table-cell table:style-name="ce12" office:value-type="string" calcext:value-type="string">
            <text:p>嫉視する ・ しっしする ・ regard with jealousy</text:p>
            <text:p/>
            <text:p>嫉妬 ・ しっと ・ jealous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254" calcext:value-type="float">
            <text:p>2254</text:p>
          </table:table-cell>
          <table:table-cell table:style-name="ce8" office:value-type="string" calcext:value-type="string">
            <text:p>妬</text:p>
          </table:table-cell>
          <table:table-cell table:style-name="ce12" office:value-type="string" calcext:value-type="string">
            <text:p>嫉妬 ・ しっと ・ jealousy, envy</text:p>
            <text:p/>
            <text:p>妬む ・ ねたむ ・ [vt] envy, be jealous of</text:p>
            <text:p/>
            <text:p>妬み ・ ねたみ ・ jealousy, envy </text:p>
            <text:p/>
            <text:p>妬ましい ・ ねたましい ・ enviable; jealous, enviou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55" calcext:value-type="float">
            <text:p>2255</text:p>
          </table:table-cell>
          <table:table-cell table:style-name="ce8" office:value-type="string" calcext:value-type="string">
            <text:p>鹿</text:p>
          </table:table-cell>
          <table:table-cell table:style-name="ce12" office:value-type="string" calcext:value-type="string">
            <text:p>馬鹿 ・ ばか ・ fool, blockhead; nonsense</text:p>
            <text:p/>
            <text:p>鹿 ・ しか ・ deer</text:p>
            <text:p/>
            <text:p>鹿児島 ・ かごしま ・ Kagoshima city and prefecture </text:p>
            <text:p/>
            <text:p>鹿皮 ・ しかがわ ・ deerskin</text:p>
            <text:p/>
            <text:p>鹿の子 ・ かのこ ・ dapples, pattern [of white spots] ; faw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256" calcext:value-type="float">
            <text:p>2256</text:p>
          </table:table-cell>
          <table:table-cell table:style-name="ce8" office:value-type="string" calcext:value-type="string">
            <text:p>塵</text:p>
          </table:table-cell>
          <table:table-cell table:style-name="ce12" office:value-type="string" calcext:value-type="string">
            <text:p>塵取り ・ ちりとり ・ dustpan</text:p>
            <text:p/>
            <text:p>塵箱 ・ ごみばこ ・ trash can</text:p>
            <text:p/>
            <text:p>塵¹ ・ ごみ ・ rubbish, trash; garbage, refuse</text:p>
            <text:p/>
            <text:p>塵² ・ ちり ・ dust, dirt</text:p>
            <text:p/>
            <text:p>塵紙 ・ ちりがみ ・ tissue [toilet] paper</text:p>
            <text:p/>
            <text:p>塵芥 ・ ちりあくた [じんかい] ・ trash, garbage, rubbish; worthless th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7" calcext:value-type="float">
            <text:p>2257</text:p>
          </table:table-cell>
          <table:table-cell table:style-name="ce8" office:value-type="string" calcext:value-type="string">
            <text:p>麓</text:p>
          </table:table-cell>
          <table:table-cell table:style-name="ce12" office:value-type="string" calcext:value-type="string">
            <text:p>山麓 ・ さんろく ・ foot of a mountain</text:p>
            <text:p/>
            <text:p>岳麓 ・ がくろく ・ foot of Mt. Fuji</text:p>
            <text:p/>
            <text:p>麓 ・ ふもと ・ foot [base] of a mountai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258" calcext:value-type="float">
            <text:p>2258</text:p>
          </table:table-cell>
          <table:table-cell table:style-name="ce8" office:value-type="string" calcext:value-type="string">
            <text:p>麗</text:p>
          </table:table-cell>
          <table:table-cell table:style-name="ce12" office:value-type="string" calcext:value-type="string">
            <text:p>奇麗な ・ きれいな ・ beautiful, pretty; clean; fair</text:p>
            <text:p/>
            <text:p>美麗な ・ びれいな ・ beautiful, gorgeous</text:p>
            <text:p/>
            <text:p>麗人 ・ れいじん ・ beauty, belle</text:p>
            <text:p/>
            <text:p>豊麗な ・ ほうれいな ・ rich design , beautiful, splendid</text:p>
            <text:p/>
            <text:p>華麗な ・ かれいな ・ splendid, magnificent, resplendent, gorgeous</text:p>
            <text:p/>
            <text:p>端麗な ・ たんれいな ・ graceful, elegant, handsome</text:p>
            <text:p/>
            <text:p>美辞麗句 ・ びじれいく ・ flowery words</text:p>
            <text:p/>
            <text:p>麗しい ・ うるわしい ・ beautiful and graceful, lovely, prett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259" calcext:value-type="float">
            <text:p>2259</text:p>
          </table:table-cell>
          <table:table-cell table:style-name="ce8" office:value-type="string" calcext:value-type="string">
            <text:p>薦</text:p>
          </table:table-cell>
          <table:table-cell table:style-name="ce12" office:value-type="string" calcext:value-type="string">
            <text:p>推薦する ・ すいせんする ・ recommend, nominate</text:p>
            <text:p/>
            <text:p>薦める ・ すすめる ・ [vt] recommend</text:p>
            <text:p/>
            <text:p>推薦状 ・ すいせんじょう ・ recommendation letter</text:p>
            <text:p/>
            <text:p>薦挙 ・ せんきょ ・ recommendation</text:p>
            <text:p/>
            <text:p>自薦 ・ じせん ・ self-recommendation</text:p>
            <text:p/>
            <text:p>…に薦められて ・ …にすすめられて ・ on recommendation of…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260" calcext:value-type="float">
            <text:p>2260</text:p>
          </table:table-cell>
          <table:table-cell table:style-name="ce8" office:value-type="string" calcext:value-type="string">
            <text:p>慶</text:p>
          </table:table-cell>
          <table:table-cell table:style-name="ce12" office:value-type="string" calcext:value-type="string">
            <text:p>慶弔 ・ けいちょう ・ congratulations &amp; condolences</text:p>
            <text:p/>
            <text:p>慶祝 ・ けいしゅく ・ celebration, congratulation</text:p>
            <text:p/>
            <text:p>慶事 ・ けいじ ・ happy [auspicious] event</text:p>
            <text:p/>
            <text:p>同慶 ・ どうけい ・ mutual congratulations matter of </text:p>
            <text:p/>
            <text:p>国慶 ・ こっけい ・ National Day of China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261" calcext:value-type="float">
            <text:p>2261</text:p>
          </table:table-cell>
          <table:table-cell table:style-name="ce8" office:value-type="string" calcext:value-type="string">
            <text:p>兜</text:p>
          </table:table-cell>
          <table:table-cell table:style-name="ce12" office:value-type="string" calcext:value-type="string">
            <text:p>兜 ・ かぶと ・ helmet</text:p>
            <text:p/>
            <text:p>兜虫 ・ かぶとむし ・ rhinoceros beetle esp. Jap. rhinoceros beetle </text:p>
            <text:p/>
            <text:p>兜蟹 ・ かぶとがに ・ horseshoe crab</text:p>
            <text:p/>
            <text:p>鉄兜 ・ てつかぶと ・ steel helmet</text:p>
            <text:p/>
            <text:p>鳥兜 ・ とりかぶと ・ aconite, wolfsbane, monkshood; hat used in bugaku dance</text:p>
            <text:p/>
            <text:p>兜巾 ・ ときん ・ headgear worn by mountain ascetic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62" calcext:value-type="float">
            <text:p>2262</text:p>
          </table:table-cell>
          <table:table-cell table:style-name="ce8" office:value-type="string" calcext:value-type="string">
            <text:p>睨</text:p>
          </table:table-cell>
          <table:table-cell table:style-name="ce12" office:value-type="string" calcext:value-type="string">
            <text:p>睨む ・ にらむ ・ [vt] glare [stare hard] at; keep an eye on</text:p>
            <text:p/>
            <text:p>睨み ・ にらみ ・ glare, sharp look</text:p>
            <text:p/>
            <text:p>睨み付ける ・ にらみつける ・ [vt] glare [scowl] a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263" calcext:value-type="float">
            <text:p>2263</text:p>
          </table:table-cell>
          <table:table-cell table:style-name="ce8" office:value-type="string" calcext:value-type="string">
            <text:p>鼠</text:p>
          </table:table-cell>
          <table:table-cell table:style-name="ce12" office:value-type="string" calcext:value-type="string">
            <text:p>鼠色 ・ ねずみいろ ・ dark gray</text:p>
            <text:p/>
            <text:p>鼠捕り ・ ねずみとり ・ mousetrap; rat poison</text:p>
            <text:p/>
            <text:p>鼠 ・ ねずみ ・ rat, mouse</text:p>
            <text:p/>
            <text:p>鼠穴 ・ ねずみあな ・ mouse hole</text:p>
            <text:p/>
            <text:p>栗鼠 ・ りす ・ squirrel</text:p>
            <text:p/>
            <text:p>鼠を絶やす ・ ねずみをたやす ・ exterminate rat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264" calcext:value-type="float">
            <text:p>2264</text:p>
          </table:table-cell>
          <table:table-cell table:style-name="ce8" office:value-type="string" calcext:value-type="string">
            <text:p>溺</text:p>
          </table:table-cell>
          <table:table-cell table:style-name="ce12" office:value-type="string" calcext:value-type="string">
            <text:p>溺死する ・ できしする ・ drown</text:p>
            <text:p/>
            <text:p>溺れる ・ おぼれる ・ [vi] drown; become lost in</text:p>
            <text:p/>
            <text:p>惑溺する ・ わくできする ・ indulge in, give way to</text:p>
            <text:p/>
            <text:p>溺水 ・ できすい ・ drowning</text:p>
            <text:p/>
            <text:p>溺愛 ・ できあい ・ doting</text:p>
            <text:p/>
            <text:p>溺れ損なう ・ おぼれそこなう ・ almost drown</text:p>
            <text:p/>
            <text:p>酒に溺れる ・ さけにおぼれる ・ get addicted to drinking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265" calcext:value-type="float">
            <text:p>2265</text:p>
          </table:table-cell>
          <table:table-cell table:style-name="ce8" office:value-type="string" calcext:value-type="string">
            <text:p>潟</text:p>
          </table:table-cell>
          <table:table-cell table:style-name="ce12" office:value-type="string" calcext:value-type="string">
            <text:p>新潟 ・ にいがた ・ Niigata city and prefecture </text:p>
            <text:p/>
            <text:p>干潟 ・ ひがた ・ beach at ebb tid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66" calcext:value-type="float">
            <text:p>2266</text:p>
          </table:table-cell>
          <table:table-cell table:style-name="ce8" office:value-type="string" calcext:value-type="string">
            <text:p>濁</text:p>
          </table:table-cell>
          <table:table-cell table:style-name="ce12" office:value-type="string" calcext:value-type="string">
            <text:p>濁る ・ にごる ・ [vi] get turbid [impure] </text:p>
            <text:p/>
            <text:p>濁す ・ にごす ・ [vt] make turbid [impure] </text:p>
            <text:p/>
            <text:p>混濁した ・ こんだくした ・ turbid, thick, muddy, cloudy</text:p>
            <text:p/>
            <text:p>清濁併せ呑む ・ せいだくあわせのむ ・ accept the bad with the good; be accepting</text:p>
            <text:p/>
            <text:p>清濁 ・ せいだく ・ purity &amp; impurity; good &amp; evil</text:p>
            <text:p/>
            <text:p>濁流 ・ だくりゅう ・ muddy stream</text:p>
            <text:p/>
            <text:p>濁酒 ・ だくしゅ ・ unrefined sake</text:p>
            <text:p/>
            <text:p>濁り水 ・ にごりみず ・ muddy wate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267" calcext:value-type="float">
            <text:p>2267</text:p>
          </table:table-cell>
          <table:table-cell table:style-name="ce8" office:value-type="string" calcext:value-type="string">
            <text:p>渇</text:p>
          </table:table-cell>
          <table:table-cell table:style-name="ce12" office:value-type="string" calcext:value-type="string">
            <text:p>渇水 ・ かっすい ・ water shortage</text:p>
            <text:p/>
            <text:p>喉が渇く ・ のどがかわく ・ be thirsty</text:p>
            <text:p/>
            <text:p>渇き ・ かわき ・ thirst</text:p>
            <text:p/>
            <text:p>枯渇する ・ こかつする ・ run dry; run out</text:p>
            <text:p/>
            <text:p>飢渇 ・ きかつ ・ hunger and thirs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68" calcext:value-type="float">
            <text:p>2268</text:p>
          </table:table-cell>
          <table:table-cell table:style-name="ce8" office:value-type="string" calcext:value-type="string">
            <text:p>褐</text:p>
          </table:table-cell>
          <table:table-cell table:style-name="ce12" office:value-type="string" calcext:value-type="string">
            <text:p>褐色 ・ かっしょく ・ brown</text:p>
            <text:p/>
            <text:p>茶褐色 ・ ちゃかっしょく ・ [liver] brow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269" calcext:value-type="float">
            <text:p>2269</text:p>
          </table:table-cell>
          <table:table-cell table:style-name="ce8" office:value-type="string" calcext:value-type="string">
            <text:p>葛</text:p>
          </table:table-cell>
          <table:table-cell table:style-name="ce12" office:value-type="string" calcext:value-type="string">
            <text:p>葛藤 ・ かっとう ・ entanglements, conflict, trouble</text:p>
            <text:p/>
            <text:p>葛布 ・ くずふ ・ kudzu fiber cloth</text:p>
            <text:p/>
            <text:p>葛根湯 ・ かっこんとう ・ antifebrile infusion</text:p>
            <text:p/>
            <text:p>葛粉 ・ くずこ ・ arrowroot starch [flour] </text:p>
            <text:p/>
            <text:p>葛餅 ・ くずもち ・ kudzu starch cake</text:p>
            <text:p/>
            <text:p>葛籠 ・ つづら ・ wicker hampe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270" calcext:value-type="float">
            <text:p>2270</text:p>
          </table:table-cell>
          <table:table-cell table:style-name="ce8" office:value-type="string" calcext:value-type="string">
            <text:p>喝</text:p>
          </table:table-cell>
          <table:table-cell table:style-name="ce12" office:value-type="string" calcext:value-type="string">
            <text:p>大喝する ・ だいかつする ・ shout in a thunderous voice</text:p>
            <text:p/>
            <text:p>喝采 ・ かっさい ・ applause, cheers</text:p>
            <text:p/>
            <text:p>喝破する ・ かっぱする ・ declare; shout someone down</text:p>
            <text:p/>
            <text:p>一喝 ・ いっかつ ・ thundering cry, roar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271" calcext:value-type="float">
            <text:p>2271</text:p>
          </table:table-cell>
          <table:table-cell table:style-name="ce8" office:value-type="string" calcext:value-type="string">
            <text:p>謁</text:p>
          </table:table-cell>
          <table:table-cell table:style-name="ce12" office:value-type="string" calcext:value-type="string">
            <text:p>謁見 ・ えっけん ・ audience</text:p>
            <text:p/>
            <text:p>拝謁 ・ はいえつ ・ audience with the emperor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272" calcext:value-type="float">
            <text:p>2272</text:p>
          </table:table-cell>
          <table:table-cell table:style-name="ce8" office:value-type="string" calcext:value-type="string">
            <text:p>掲</text:p>
          </table:table-cell>
          <table:table-cell table:style-name="ce12" office:value-type="string" calcext:value-type="string">
            <text:p>掲げる ・ かかげる ・ [vt] put up, hoist; display in writing, publish</text:p>
            <text:p/>
            <text:p>掲示板 ・ けいじばん ・ bulletin board</text:p>
            <text:p/>
            <text:p>掲示する ・ けいじする ・ put up a notice [bulletin] </text:p>
            <text:p/>
            <text:p>国旗を掲げる ・ こっきをかかげる ・ hoist the national flag</text:p>
            <text:p/>
            <text:p>掲揚する ・ けいようする ・ hoist, put up, fly a flag </text:p>
            <text:p/>
            <text:p>掲載する ・ けいさいする ・ publish, print</text:p>
            <text:p/>
            <text:p>掲揚する ・ けいようする ・ hoist, put up, fly a flag </text:p>
            <text:p/>
            <text:p>前掲の ・ ぜんけいの ・ shown above, aforementioned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73" calcext:value-type="float">
            <text:p>2273</text:p>
          </table:table-cell>
          <table:table-cell table:style-name="ce8" office:value-type="string" calcext:value-type="string">
            <text:p>戌</text:p>
          </table:table-cell>
          <table:table-cell table:style-name="ce12" office:value-type="string" calcext:value-type="string">
            <text:p>戌年 ・ いぬどし ・ Year of the Dog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274" calcext:value-type="float">
            <text:p>2274</text:p>
          </table:table-cell>
          <table:table-cell table:style-name="ce8" office:value-type="string" calcext:value-type="string">
            <text:p>尤</text:p>
          </table:table-cell>
          <table:table-cell table:style-name="ce12" office:value-type="string" calcext:value-type="string">
            <text:p>尤もらしい ・ もっともらしい ・ plausible, believable; solemn, dignified, serious</text:p>
            <text:p/>
            <text:p>尤も ・ もっとも ・ but then, [al] though; reasonable, natural, just</text:p>
            <text:p/>
            <text:p>尤度 ・ ゆうど ・ likelihood</text:p>
            <text:p/>
            <text:p>御尤も ・ ごもっとも ・ You are quite righ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75" calcext:value-type="float">
            <text:p>2275</text:p>
          </table:table-cell>
          <table:table-cell table:style-name="ce8" office:value-type="string" calcext:value-type="string">
            <text:p>駄</text:p>
          </table:table-cell>
          <table:table-cell table:style-name="ce12" office:value-type="string" calcext:value-type="string">
            <text:p>下駄 ・ げた ・ geta, wooden clogs</text:p>
            <text:p/>
            <text:p>駄目 ・ だめ ・ no good, useless; No!</text:p>
            <text:p/>
            <text:p>無駄な ・ むだな ・ no good, fruitless, wasteful</text:p>
            <text:p/>
            <text:p>駄菓子 ・ だがし ・ cheap sweets</text:p>
            <text:p/>
            <text:p>駄洒落 ・ だじゃれ ・ poor joke pun </text:p>
            <text:p/>
            <text:p>駄作 ・ ださく ・ poor piece of writing</text:p>
            <text:p/>
            <text:p>足駄 ・ あしだ ・ high [rain] clogs</text:p>
            <text:p/>
            <text:p>雪駄 ・ せった ・ leather-soled sandal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276" calcext:value-type="float">
            <text:p>2276</text:p>
          </table:table-cell>
          <table:table-cell table:style-name="ce8" office:value-type="string" calcext:value-type="string">
            <text:p>駒</text:p>
          </table:table-cell>
          <table:table-cell table:style-name="ce12" office:value-type="string" calcext:value-type="string">
            <text:p>駒 ・ こま ・ horse, pony; shōgi piece</text:p>
            <text:p/>
            <text:p>将棋の駒 ・ しょうぎのこま ・ shōgi pieces, chessmen</text:p>
            <text:p/>
            <text:p>当歳駒 ・ とうさいごま ・ one year-old colt, yearling</text:p>
            <text:p/>
            <text:p>持ち駒 ・ もちごま ・ captured piece; means at one's disposal</text:p>
            <text:p/>
            <text:p>駒損 ・ こまそん [こまぞん] ・ loss of material in shōgi </text:p>
            <text:p/>
            <text:p>駒座 ・ こまざ ・ Equuleus</text:p>
            <text:p/>
            <text:p>駒鳥 ・ こまどり ・ robi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277" calcext:value-type="float">
            <text:p>2277</text:p>
          </table:table-cell>
          <table:table-cell table:style-name="ce8" office:value-type="string" calcext:value-type="string">
            <text:p>篤</text:p>
          </table:table-cell>
          <table:table-cell table:style-name="ce12" office:value-type="string" calcext:value-type="string">
            <text:p>危篤 ・ きとく ・ seriously ill</text:p>
            <text:p/>
            <text:p>篤学の士 ・ とくがくのし ・ devoted student</text:p>
            <text:p/>
            <text:p>懇篤な ・ こんとくな ・ kind, thoughtful</text:p>
            <text:p/>
            <text:p>篤志家 ・ とくしか ・ benevolent person; volunteer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278" calcext:value-type="float">
            <text:p>2278</text:p>
          </table:table-cell>
          <table:table-cell table:style-name="ce8" office:value-type="string" calcext:value-type="string">
            <text:p>罵</text:p>
          </table:table-cell>
          <table:table-cell table:style-name="ce12" office:value-type="string" calcext:value-type="string">
            <text:p>罵声 ・ ばせい ・ booing, jeering</text:p>
            <text:p/>
            <text:p>罵る ・ ののしる ・ [vt] speak ill of, abuse; denounce</text:p>
            <text:p/>
            <text:p>罵り ・ ののしり ・ abuse, curse, swearing, insult</text:p>
            <text:p/>
            <text:p>罵倒する ・ ばとうする ・ denounce</text:p>
            <text:p/>
            <text:p>罵詈雑言 ・ ばりぞうごん ・ vituperation, all manner of abus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279" calcext:value-type="float">
            <text:p>2279</text:p>
          </table:table-cell>
          <table:table-cell table:style-name="ce8" office:value-type="string" calcext:value-type="string">
            <text:p>蔑</text:p>
          </table:table-cell>
          <table:table-cell table:style-name="ce12" office:value-type="string" calcext:value-type="string">
            <text:p>軽蔑 ・ けいべつ ・ scorn, contempt</text:p>
            <text:p/>
            <text:p>蔑む ・ さげすむ ・ [vt] look down on</text:p>
            <text:p/>
            <text:p>蔑称 ・ べっしょう ・ pejorative term</text:p>
            <text:p/>
            <text:p>蔑視する ・ べっしする ・ regard with contempt, scorn, look down on</text:p>
            <text:p/>
            <text:p>侮蔑 ・ ぶべつ ・ contempt, scorn</text:p>
            <text:p/>
            <text:p>蔑ろにする ・ ないがしろにする ・ look down on, take ligh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80" calcext:value-type="float">
            <text:p>2280</text:p>
          </table:table-cell>
          <table:table-cell table:style-name="ce8" office:value-type="string" calcext:value-type="string">
            <text:p>罠</text:p>
          </table:table-cell>
          <table:table-cell table:style-name="ce12" office:value-type="string" calcext:value-type="string">
            <text:p>罠に落ちる ・ わなにおちる ・ fall into a snare [trap] </text:p>
            <text:p/>
            <text:p>罠に掛かる ・ わなにかかる ・ caught in a trap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281" calcext:value-type="float">
            <text:p>2281</text:p>
          </table:table-cell>
          <table:table-cell table:style-name="ce8" office:value-type="string" calcext:value-type="string">
            <text:p>烏</text:p>
          </table:table-cell>
          <table:table-cell table:style-name="ce12" office:value-type="string" calcext:value-type="string">
            <text:p>烏 ・ からす ・ crow</text:p>
            <text:p/>
            <text:p>烏竜茶 ・ ウーロンちゃ ・ oolong tea</text:p>
            <text:p/>
            <text:p>烏が鳴いている ・ からすがないている ・ the crows are cawing</text:p>
            <text:p/>
            <text:p>烏の行水 ・ からすのぎょうずい ・ quick bath</text:p>
            <text:p/>
            <text:p>烏合の衆 ・ うごうのしゅう ・ disorderly crowd, mob</text:p>
            <text:p/>
            <text:p>海烏 ・ うみがらす ・ common murre, common guillemot</text:p>
            <text:p/>
            <text:p>旅烏 ・ たびがらす ・ wanderer; stranger</text:p>
            <text:p/>
            <text:p>烏賊 ・ いか ・ cuttlefish, squi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282" calcext:value-type="float">
            <text:p>2282</text:p>
          </table:table-cell>
          <table:table-cell table:style-name="ce8" office:value-type="string" calcext:value-type="string">
            <text:p>鴨</text:p>
          </table:table-cell>
          <table:table-cell table:style-name="ce12" office:value-type="string" calcext:value-type="string">
            <text:p>鴨にする ・ かもにする ・ make a sucker out of</text:p>
            <text:p/>
            <text:p>鴨 ・ かも ・ duck</text:p>
            <text:p/>
            <text:p>小鴨 ・ こがも ・ duckling</text:p>
            <text:p/>
            <text:p>鴨嘴 ・ かものはし ・ platypus</text:p>
            <text:p/>
            <text:p>鴨茅 ・ かもがや ・ orchard grass</text:p>
            <text:p/>
            <text:p>合鴨 ・ あいがも ・ cross between a mallard and domestic duck </text:p>
            <text:p/>
            <text:p>家鴨 ・ あひる ・ domestic duck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283" calcext:value-type="float">
            <text:p>2283</text:p>
          </table:table-cell>
          <table:table-cell table:style-name="ce8" office:value-type="string" calcext:value-type="string">
            <text:p>鳩</text:p>
          </table:table-cell>
          <table:table-cell table:style-name="ce12" office:value-type="string" calcext:value-type="string">
            <text:p>鳩便 ・ はとびん ・ communication by carrier pigeon </text:p>
            <text:p/>
            <text:p>鳩派 ・ はとは ・ doves, soft-liners</text:p>
            <text:p/>
            <text:p>伝書鳩 ・ でんしょばと ・ carrier [homing] pigeon</text:p>
            <text:p/>
            <text:p>鳩 ・ はと ・ pigeon</text:p>
            <text:p/>
            <text:p>鳩舎 ・ きゅうしゃ ・ pigeon house</text:p>
            <text:p/>
            <text:p>鳩信 ・ きゅうしん ・ communication by carrier pige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284" calcext:value-type="float">
            <text:p>2284</text:p>
          </table:table-cell>
          <table:table-cell table:style-name="ce8" office:value-type="string" calcext:value-type="string">
            <text:p>鶏</text:p>
          </table:table-cell>
          <table:table-cell table:style-name="ce12" office:value-type="string" calcext:value-type="string">
            <text:p>鶏肉 ・ けいにく ・ chicken meat </text:p>
            <text:p/>
            <text:p>鶏の餌 ・ にわとりのえさ ・ chicken feed</text:p>
            <text:p/>
            <text:p>鶏 ・ にわとり ・ chicken</text:p>
            <text:p/>
            <text:p>養鶏 ・ ようけい ・ chicken raising</text:p>
            <text:p/>
            <text:p>鶏卵 ・ けいらん ・ hen's egg</text:p>
            <text:p/>
            <text:p>鶏舎 ・ けいしゃ ・ henhouse</text:p>
            <text:p/>
            <text:p>闘鶏 ・ とうけい ・ cockfight, fighting cock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85" calcext:value-type="float">
            <text:p>2285</text:p>
          </table:table-cell>
          <table:table-cell table:style-name="ce8" office:value-type="string" calcext:value-type="string">
            <text:p>渓</text:p>
          </table:table-cell>
          <table:table-cell table:style-name="ce12" office:value-type="string" calcext:value-type="string">
            <text:p>渓谷 ・ けいこく ・ ravine, valley, canyon</text:p>
            <text:p/>
            <text:p>渓間 ・ けいかん ・ ravine</text:p>
            <text:p/>
            <text:p>雪渓 ・ せっけい ・ snowy valley [ravine] </text:p>
            <text:p/>
            <text:p>耶馬渓 ・ やばけい ・ Yabakei Valle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86" calcext:value-type="float">
            <text:p>2286</text:p>
          </table:table-cell>
          <table:table-cell table:style-name="ce8" office:value-type="string" calcext:value-type="string">
            <text:p>鷹</text:p>
          </table:table-cell>
          <table:table-cell table:style-name="ce12" office:value-type="string" calcext:value-type="string">
            <text:p>鷹派 ・ たかは ・ hawkish faction</text:p>
            <text:p/>
            <text:p>鷹 ・ たか ・ hawk</text:p>
            <text:p/>
            <text:p>放鷹 ・ ほうよう ・ hawking, falconry</text:p>
            <text:p/>
            <text:p>鷹匠 ・ たかじょう ・ falconer, hawk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87" calcext:value-type="float">
            <text:p>2287</text:p>
          </table:table-cell>
          <table:table-cell table:style-name="ce8" office:value-type="string" calcext:value-type="string">
            <text:p>鷲</text:p>
          </table:table-cell>
          <table:table-cell table:style-name="ce12" office:value-type="string" calcext:value-type="string">
            <text:p>鷲掴み ・ わしづかみ ・ clutch</text:p>
            <text:p/>
            <text:p>鷲 ・ わし ・ eagle</text:p>
            <text:p/>
            <text:p>鷲鼻 ・ わしばな ・ hooked [aquiline] nose</text:p>
            <text:p/>
            <text:p>鷲摑みにする ・ わしづかみにする ・ grab</text:p>
            <text:p/>
            <text:p>大鷲 ・ おおわし ・ Steller’s sea eagle</text:p>
            <text:p/>
            <text:p>白頭鷲 ・ はくとうわし ・ bald eagl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88" calcext:value-type="float">
            <text:p>2288</text:p>
          </table:table-cell>
          <table:table-cell table:style-name="ce8" office:value-type="string" calcext:value-type="string">
            <text:p>璽</text:p>
          </table:table-cell>
          <table:table-cell table:style-name="ce12" office:value-type="string" calcext:value-type="string">
            <text:p>御璽 ・ ぎょじ ・ Imperial sea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89" calcext:value-type="float">
            <text:p>2289</text:p>
          </table:table-cell>
          <table:table-cell table:style-name="ce8" office:value-type="string" calcext:value-type="string">
            <text:p>爽</text:p>
          </table:table-cell>
          <table:table-cell table:style-name="ce12" office:value-type="string" calcext:value-type="string">
            <text:p>爽やかな風 ・ さわやかなかぜ ・ refreshing wind</text:p>
            <text:p/>
            <text:p>爽快な ・ そうかいな ・ refreshing, invigorating, exhilarating</text:p>
            <text:p/>
            <text:p>弁舌爽やか ・ べんぜつさわやか ・ fluent [eloquent] in speech</text:p>
            <text:p/>
            <text:p>昧爽 ・ まいそう ・ dawn, daybreak [literary]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290" calcext:value-type="float">
            <text:p>2290</text:p>
          </table:table-cell>
          <table:table-cell table:style-name="ce8" office:value-type="string" calcext:value-type="string">
            <text:p>綴</text:p>
          </table:table-cell>
          <table:table-cell table:style-name="ce12" office:value-type="string" calcext:value-type="string">
            <text:p>綴り ・ つづり ・ spelling as of a name ; binding as of a book </text:p>
            <text:p/>
            <text:p>綴じる ・ とじる ・ [vt] bind; file</text:p>
            <text:p/>
            <text:p>綴る ・ つづる ・ [vt] compose, write; spell put words together correctly </text:p>
            <text:p/>
            <text:p>原綴 ・ げんてつ ・ spelling in the original language</text:p>
            <text:p/>
            <text:p>補綴 ・ ほてい [ほてつ] ・ mending; composing poetry </text:p>
            <text:p/>
            <text:p>綴り方 ・ つづりかた ・ composition; spelling</text:p>
            <text:p/>
            <text:p>綴じ込み ・ とじこみ ・ a file</text:p>
            <text:p/>
            <text:p>袋綴じ ・ ふくろとじ ・ dual pag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91" calcext:value-type="float">
            <text:p>2291</text:p>
          </table:table-cell>
          <table:table-cell table:style-name="ce8" office:value-type="string" calcext:value-type="string">
            <text:p>桑</text:p>
          </table:table-cell>
          <table:table-cell table:style-name="ce12" office:value-type="string" calcext:value-type="string">
            <text:p>桑畑 ・ くわばたけ ・ mulberry field</text:p>
            <text:p/>
            <text:p>桑 ・ くわ ・ mulberry</text:p>
            <text:p/>
            <text:p>桑摘み ・ くわつみ ・ picking mulberry leaves</text:p>
            <text:p/>
            <text:p>桑原桑原 ・ くわばらくわばら ・ Heaven forbid that thunder strike us!</text:p>
            <text:p/>
            <text:p>桑田 ・ そうでん ・ mulberry planta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292" calcext:value-type="float">
            <text:p>2292</text:p>
          </table:table-cell>
          <table:table-cell table:style-name="ce8" office:value-type="string" calcext:value-type="string">
            <text:p>蚕</text:p>
          </table:table-cell>
          <table:table-cell table:style-name="ce12" office:value-type="string" calcext:value-type="string">
            <text:p>蚕業 ・ さんぎょう ・ sericulture</text:p>
            <text:p/>
            <text:p>蚕 ・ かいこ ・ silkworm</text:p>
            <text:p/>
            <text:p>三眠蚕 ・ さんみんかいこ ・ three-molt silkworm</text:p>
            <text:p/>
            <text:p>蚕糸 ・ さんし ・ silk raising and reeling, sericulture</text:p>
            <text:p/>
            <text:p>蚕食する ・ さんしょくする ・ encroach on, make an inroad into</text:p>
            <text:p/>
            <text:p>養蚕 ・ ようさん ・ sericulture, silkworm cultur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293" calcext:value-type="float">
            <text:p>2293</text:p>
          </table:table-cell>
          <table:table-cell table:style-name="ce8" office:value-type="string" calcext:value-type="string">
            <text:p>蛋</text:p>
          </table:table-cell>
          <table:table-cell table:style-name="ce12" office:value-type="string" calcext:value-type="string">
            <text:p>蛋白 ・ たんぱく ・ egg white; protein</text:p>
            <text:p/>
            <text:p>蛋白質 ・ たんぱくしつ ・ protein albuminous substan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94" calcext:value-type="float">
            <text:p>2294</text:p>
          </table:table-cell>
          <table:table-cell table:style-name="ce8" office:value-type="string" calcext:value-type="string">
            <text:p>蟹</text:p>
          </table:table-cell>
          <table:table-cell table:style-name="ce12" office:value-type="string" calcext:value-type="string">
            <text:p>蟹 ・ かに ・ crab</text:p>
            <text:p/>
            <text:p>蟹の挟み ・ かにのはさみ ・ pincers of a crab</text:p>
            <text:p/>
            <text:p>蟹味噌 ・ かにみそ ・ crab guts</text:p>
            <text:p/>
            <text:p>蟹座 ・ かにざ ・ Cancer, the Crab constellation </text:p>
            <text:p/>
            <text:p>蟹工船 ・ かにこうせん ・ crab-canning boat</text:p>
            <text:p/>
            <text:p>蟹缶 ・ かにかん ・ canned crab</text:p>
            <text:p/>
            <text:p>毛蟹 ・ けがに ・ [horse] hair crab</text:p>
            <text:p/>
            <text:p>蟹行する ・ かいこうする ・ walk sideway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95" calcext:value-type="float">
            <text:p>2295</text:p>
          </table:table-cell>
          <table:table-cell table:style-name="ce8" office:value-type="string" calcext:value-type="string">
            <text:p>蚊</text:p>
          </table:table-cell>
          <table:table-cell table:style-name="ce12" office:value-type="string" calcext:value-type="string">
            <text:p>蚊取り線香 ・ かとりせんこう ・ mosquito-repellent incense</text:p>
            <text:p/>
            <text:p>蚊 ・ か ・ mosquito</text:p>
            <text:p/>
            <text:p>蚊帳 ・ かや ・ mosquito net</text:p>
            <text:p/>
            <text:p>藪蚊 ・ やぶか ・ striped mosquito</text:p>
            <text:p/>
            <text:p>蚊の鳴く様な声 ・ かのなくようなこえ ・ very thin [faint] voic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296" calcext:value-type="float">
            <text:p>2296</text:p>
          </table:table-cell>
          <table:table-cell table:style-name="ce8" office:value-type="string" calcext:value-type="string">
            <text:p>巳</text:p>
          </table:table-cell>
          <table:table-cell table:style-name="ce12" office:value-type="string" calcext:value-type="string">
            <text:p>巳年 ・ みどし ・ Year of the Serpent</text:p>
            <text:p/>
            <text:p>初巳 ・ はつみ ・ first Serpent day of the year </text:p>
            <text:p/>
            <text:p>辰巳 ・ たつみ ・ southeas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297" calcext:value-type="float">
            <text:p>2297</text:p>
          </table:table-cell>
          <table:table-cell table:style-name="ce8" office:value-type="string" calcext:value-type="string">
            <text:p>蛇</text:p>
          </table:table-cell>
          <table:table-cell table:style-name="ce12" office:value-type="string" calcext:value-type="string">
            <text:p>蛇行する ・ だこうする ・ meander, zigzag</text:p>
            <text:p/>
            <text:p>蛇口 ・ じゃぐち ・ faucet</text:p>
            <text:p/>
            <text:p>毒蛇 ・ どくへび ・ poisonous snake</text:p>
            <text:p/>
            <text:p>蛇 ・ へび ・ snake</text:p>
            <text:p/>
            <text:p>蛇の様な ・ へびのような ・ snakelike, serpentine</text:p>
            <text:p/>
            <text:p>蛇座 ・ へびざ ・ the Serpent constellation </text:p>
            <text:p/>
            <text:p>蛇の目 ・ じゃのめ ・ umbrella with a snake’s eye pattern ; double circle pattern</text:p>
            <text:p/>
            <text:p>大蛇 ・ だいじゃ ・ big snake, serpen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298" calcext:value-type="float">
            <text:p>2298</text:p>
          </table:table-cell>
          <table:table-cell table:style-name="ce8" office:value-type="string" calcext:value-type="string">
            <text:p>繭</text:p>
          </table:table-cell>
          <table:table-cell table:style-name="ce12" office:value-type="string" calcext:value-type="string">
            <text:p>繭糸 ・ けんし ・ silk thread</text:p>
            <text:p/>
            <text:p>繭を掛ける ・ まゆをかける ・ spin a cocoon</text:p>
            <text:p/>
            <text:p>繭 ・ まゆ ・ cocoon</text:p>
            <text:p/>
            <text:p>繭玉 ・ まゆだま ・ festive cocoons</text:p>
            <text:p/>
            <text:p>繭価 ・ けんか ・ price of cocoon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99" calcext:value-type="float">
            <text:p>2299</text:p>
          </table:table-cell>
          <table:table-cell table:style-name="ce8" office:value-type="string" calcext:value-type="string">
            <text:p>蝶</text:p>
          </table:table-cell>
          <table:table-cell table:style-name="ce12" office:value-type="string" calcext:value-type="string">
            <text:p>蝶 ・ ちょう ・ butterfly</text:p>
            <text:p/>
            <text:p>蝶蝶 ・ ちょうちょう ・ butterfly</text:p>
            <text:p/>
            <text:p>胡蝶 ・ こちょう ・ butterfly</text:p>
            <text:p/>
            <text:p>高山蝶 ・ こうざんちょう ・ alpine butterfly</text:p>
            <text:p/>
            <text:p>紋白蝶 ・ もんしろちょう ・ cabbage butterfl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300" calcext:value-type="float">
            <text:p>2300</text:p>
          </table:table-cell>
          <table:table-cell table:style-name="ce8" office:value-type="string" calcext:value-type="string">
            <text:p>虹</text:p>
          </table:table-cell>
          <table:table-cell table:style-name="ce12" office:value-type="string" calcext:value-type="string">
            <text:p>虹色 ・ にじいろ ・ rainbow colors</text:p>
            <text:p/>
            <text:p>虹 ・ にじ ・ rainbow</text:p>
            <text:p/>
            <text:p>虹霓 ・ こうげい ・ rainbow [literary, arch.] </text:p>
            <text:p/>
            <text:p>虹彩 ・ こうさい ・ iris</text:p>
          </table:table-cell>
          <table:table-cell table:style-name="ce16"/>
          <table:table-cell table:number-columns-repeated="1020"/>
        </table:table-row>
        <table:table-row table:style-name="ro1" table:number-rows-repeated="10462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Kanji.$A$1" table:cell-range-address="$Kanji.$A$1:.$C$2301"/>
        </table:named-expressions>
      </table:table>
      <table:table table:name="Search" table:style-name="ta2">
        <table:table-column table:style-name="co6" table:default-cell-style-name="Default"/>
        <table:table-column table:style-name="co7" table:default-cell-style-name="Default"/>
        <table:table-column-group>
          <table:table-column table:style-name="co8" table:default-cell-style-name="Default"/>
          <table:table-column table:style-name="co9" table:default-cell-style-name="Default"/>
          <table:table-column table:style-name="co10" table:default-cell-style-name="Default"/>
          <table:table-column table:style-name="co11" table:default-cell-style-name="Default"/>
          <table:table-column table:style-name="co12" table:default-cell-style-name="Default"/>
          <table:table-column table:style-name="co4" table:default-cell-style-name="Default"/>
        </table:table-column-group>
        <table:table-column table:style-name="co2" table:number-columns-repeated="56" table:default-cell-style-name="Default"/>
        <table:table-row table:style-name="ro33">
          <table:table-cell table:style-name="ce61" office:value-type="string" calcext:value-type="string">
            <text:p>Entry #</text:p>
          </table:table-cell>
          <table:table-cell table:style-name="ce66"/>
          <table:table-cell/>
          <table:table-cell table:style-name="ce62" office:value-type="string" calcext:value-type="string">
            <text:p>Meaning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34">
          <table:table-cell table:style-name="ce61" office:value-type="string" calcext:value-type="string">
            <text:p>Min Entry</text:p>
          </table:table-cell>
          <table:table-cell table:style-name="ce66"/>
          <table:table-cell/>
          <table:table-cell table:style-name="ce61" office:value-type="string" calcext:value-type="string">
            <office:annotation draw:style-name="gr1" draw:text-style-name="P2" svg:width="10.1472in" svg:height="0.3748in" svg:x="3.8319in" svg:y="0.5154in" draw:caption-point-x="-0.1602in" draw:caption-point-y="-0.3193in">
              <dc:date>2022-05-25T00:00:00</dc:date>
              <text:p text:style-name="P1"><text:span text:style-name="T1">Type in katakana</text:span></text:p>
            </office:annotation>
            <text:p>On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34">
          <table:table-cell table:style-name="ce61" office:value-type="string" calcext:value-type="string">
            <text:p>Max Entry</text:p>
          </table:table-cell>
          <table:table-cell table:style-name="ce66"/>
          <table:table-cell/>
          <table:table-cell table:style-name="ce61" office:value-type="string" calcext:value-type="string">
            <office:annotation draw:style-name="gr2" draw:text-style-name="P2" svg:width="10.1472in" svg:height="0.3752in" svg:x="3.8319in" svg:y="0.7067in" draw:caption-point-x="-0.1602in" draw:caption-point-y="-0.3189in">
              <dc:date>2022-05-25T00:00:00</dc:date>
              <text:p text:style-name="P1"><text:span text:style-name="T1">Type in hiragana. Do not need to type the special characters ()-*. </text:span><text:span text:style-name="T1">た </text:span><text:span text:style-name="T1">matches </text:span><text:span text:style-name="T1">た </text:span><text:span text:style-name="T1">and </text:span><text:span text:style-name="T1">た</text:span><text:span text:style-name="T1">(</text:span><text:span text:style-name="T1">す</text:span><text:span text:style-name="T1">)</text:span></text:p>
            </office:annotation>
            <text:p>Kun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33">
          <table:table-cell table:style-name="ce62" office:value-type="string" calcext:value-type="string">
            <office:annotation draw:style-name="gr3" draw:text-style-name="P2" svg:width="4.698in" svg:height="0.3902in" svg:x="0.8504in" svg:y="0.8913in" draw:caption-point-x="-0.1602in" draw:caption-point-y="-0.3118in">
              <dc:date>2022-05-25T00:00:00</dc:date>
              <text:p text:style-name="P1"><text:span text:style-name="T1">If you input multiple characters, you will get the entry for each character in the results.</text:span></text:p>
            </office:annotation>
            <text:p>Character</text:p>
          </table:table-cell>
          <table:table-cell table:style-name="ce66"/>
          <table:table-cell table:style-name="ce96"/>
          <table:table-cell table:style-name="ce61" office:value-type="string" calcext:value-type="string">
            <text:p>Vocab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34">
          <table:table-cell table:number-columns-repeated="5"/>
          <table:table-cell table:style-name="ce61"/>
          <table:table-cell table:number-columns-repeated="58"/>
        </table:table-row>
        <table:table-row table:style-name="ro33">
          <table:table-cell table:style-name="ce63" table:formula="of:=IFERROR(__xludf.dummyfunction(&quot;ArrayFormula(if(and(B1:B4=&quot;&quot;&quot;&quot;,E1:E4=&quot;&quot;&quot;&quot;),Kanji!A1:H1,&#10;iferror(&#10;&#10;{Kanji!A1:H1;filter(Kanji!A:H,&#10;if(B1=&quot;&quot;&quot;&quot;,row(Entry),Entry=B1),Entry&gt;=B2,Entry&lt;=if(B3=&quot;&quot;&quot;&quot;,10000,B3),&#10;if(B4=&quot;&quot;&quot;&quot;,row(Character),countif(regexextract(B4,rept(&quot;&quot;(.)&quot;&quot;,len(B4))),Character)),&#10;i&quot;&amp;&quot;f(E1=&quot;&quot;&quot;&quot;,row(Meanings),regexmatch(Meanings,&quot;&quot;(?i)&quot;&quot;&amp;E1)),&#10;if(E2=&quot;&quot;&quot;&quot;,row(On),regexmatch(On,&quot;&quot;(^|\n)-?&quot;&quot;&amp;E2&amp;&quot;&quot;-?\*?(\n|$)&quot;&quot;)),&#10;if(E3=&quot;&quot;&quot;&quot;,row(Kun),regexmatch(Kun,&quot;&quot;(^|\n)\(?-?\)?&quot;&quot;&amp;join(&quot;&quot;\(?\)?&quot;&quot;,regexextract(E3,rept(&quot;&quot;(.)&quot;&quot;,len(E3))))&amp;&quot;&quot;\)?-?\*?(\(|\n|$&quot;&amp;&quot;)&quot;&quot;)),&#10;if(E4=&quot;&quot;&quot;&quot;,row(Vocab),regexmatch(Vocab,&quot;&quot;(?i)(^|[^A-Za-z])&quot;&quot;&amp;E4&amp;&quot;&quot;([^A-Za-z]|$)&quot;&quot;)))}&#10;&#10;,Kanji!A1:H1)))&quot;);&quot;Entry #&quot;)" office:value-type="string" office:string-value="Entry #" calcext:value-type="string">
            <text:p>Entry #</text:p>
          </table:table-cell>
          <table:table-cell table:style-name="ce69" table:formula="of:=IFERROR(__xludf.dummyfunction(&quot;&quot;&quot;COMPUTED_VALUE&quot;&quot;&quot;);&quot;Character&quot;)" office:value-type="string" office:string-value="Character" calcext:value-type="string">
            <text:p>Character</text:p>
          </table:table-cell>
          <table:table-cell table:style-name="ce97" table:formula="of:=IFERROR(__xludf.dummyfunction(&quot;&quot;&quot;COMPUTED_VALUE&quot;&quot;&quot;);&quot;Meanings&quot;)" office:value-type="string" office:string-value="Meanings" calcext:value-type="string">
            <text:p>Meanings</text:p>
          </table:table-cell>
          <table:table-cell table:style-name="ce97" table:formula="of:=IFERROR(__xludf.dummyfunction(&quot;&quot;&quot;COMPUTED_VALUE&quot;&quot;&quot;);&quot;On&quot;)" office:value-type="string" office:string-value="On" calcext:value-type="string">
            <text:p>On</text:p>
          </table:table-cell>
          <table:table-cell table:style-name="ce97" table:formula="of:=IFERROR(__xludf.dummyfunction(&quot;&quot;&quot;COMPUTED_VALUE&quot;&quot;&quot;);&quot;Kun&quot;)" office:value-type="string" office:string-value="Kun" calcext:value-type="string">
            <text:p>Kun</text:p>
          </table:table-cell>
          <table:table-cell table:style-name="ce63" table:formula="of:=IFERROR(__xludf.dummyfunction(&quot;&quot;&quot;COMPUTED_VALUE&quot;&quot;&quot;);&quot;Vocab&quot;)" office:value-type="string" office:string-value="Vocab" calcext:value-type="string">
            <text:p>Vocab</text:p>
          </table:table-cell>
          <table:table-cell table:style-name="ce97" table:formula="of:=IFERROR(__xludf.dummyfunction(&quot;&quot;&quot;COMPUTED_VALUE&quot;&quot;&quot;);&quot;Additional Senses&quot;)" office:value-type="string" office:string-value="Additional Senses" calcext:value-type="string">
            <text:p>Additional Senses</text:p>
          </table:table-cell>
          <table:table-cell table:style-name="ce97" table:formula="of:=IFERROR(__xludf.dummyfunction(&quot;&quot;&quot;COMPUTED_VALUE&quot;&quot;&quot;);&quot;Personal Mnemonics or Notes&quot;)" office:value-type="string" office:string-value="Personal Mnemonics or Notes" calcext:value-type="string">
            <text:p>Personal Mnemonics or Notes</text:p>
          </table:table-cell>
          <table:table-cell table:style-name="ce63" table:number-columns-repeated="36"/>
          <table:table-cell table:number-columns-repeated="20"/>
        </table:table-row>
        <table:table-row table:style-name="ro5" table:number-rows-repeated="1767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style-name="ce62" table:number-columns-repeated="2"/>
          <table:table-cell table:number-columns-repeated="56"/>
        </table:table-row>
        <table:table-row table:style-name="ro5">
          <table:table-cell table:style-name="ce65"/>
          <table:table-cell table:style-name="ce79"/>
          <table:table-cell table:style-name="ce99"/>
          <table:table-cell table:style-name="ce100"/>
          <table:table-cell table:style-name="ce99"/>
          <table:table-cell table:style-name="ce61"/>
          <table:table-cell table:style-name="ce101" table:number-columns-repeated="2"/>
          <table:table-cell table:number-columns-repeated="56"/>
        </table:table-row>
        <table:table-row table:style-name="ro5" table:number-rows-repeated="532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style-name="ce62" table:number-columns-repeated="2"/>
          <table:table-cell table:number-columns-repeated="56"/>
        </table:table-row>
        <table:table-row table:style-name="ro5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number-columns-repeated="58"/>
        </table:table-row>
        <table:table-row table:style-name="ro34" table:number-rows-repeated="499">
          <table:table-cell table:style-name="ce64"/>
          <table:table-cell table:number-columns-repeated="4"/>
          <table:table-cell table:style-name="ce61"/>
          <table:table-cell table:number-columns-repeated="58"/>
        </table:table-row>
        <table:table-row table:style-name="ro35" table:number-rows-repeated="1045769">
          <table:table-cell table:number-columns-repeated="64"/>
        </table:table-row>
        <table:table-row table:style-name="ro35">
          <table:table-cell table:number-columns-repeated="64"/>
        </table:table-row>
      </table:table>
      <table:named-expressions>
        <table:named-range table:name="Character" table:base-cell-address="$Kanji.$A$1" table:cell-range-address="$Kanji.$B$1:.$B$1048576"/>
        <table:named-range table:name="Entry" table:base-cell-address="$Kanji.$A$1" table:cell-range-address="$Kanji.$A$1:.$A$1048576"/>
        <table:named-range table:name="Kun" table:base-cell-address="$Kanji.$A$1" table:cell-range-address="#REF!"/>
        <table:named-range table:name="Meanings" table:base-cell-address="$Kanji.$A$1" table:cell-range-address="#REF!"/>
        <table:named-range table:name="Mnemonics" table:base-cell-address="$Kanji.$A$1" table:cell-range-address="#REF!"/>
        <table:named-range table:name="On" table:base-cell-address="$Kanji.$A$1" table:cell-range-address="#REF!"/>
        <table:named-range table:name="Senses" table:base-cell-address="$Kanji.$A$1" table:cell-range-address="#REF!"/>
        <table:named-range table:name="Vocab" table:base-cell-address="$Kanji.$A$1" table:cell-range-address="$Kanji.$C$1:.$C$1048576"/>
      </table:named-expressions>
      <table:database-ranges>
        <table:database-range table:name="__Anonymous_Sheet_DB__0" table:target-range-address="Kanji.A1:Kanji.C2301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Inconsolata" svg:font-family="Inconsolat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anji" style:display-name="PageStyle_Kanj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arch" style:display-name="PageStyle_Searc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dc:date>2022-06-09T00:43:19.596000000</dc:date>
    <meta:editing-duration>PT12H53M16S</meta:editing-duration>
    <meta:editing-cycles>12</meta:editing-cycles>
    <meta:document-statistic meta:table-count="2" meta:cell-count="6913" meta:object-count="0"/>
  </office:meta>
</office:document-meta>
</file>